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2.759cm"/>
    </style:style>
    <style:style style:name="co14" style:family="table-column">
      <style:table-column-properties fo:break-before="auto" style:column-width="2.868cm"/>
    </style:style>
    <style:style style:name="co15" style:family="table-column">
      <style:table-column-properties fo:break-before="auto" style:column-width="2.731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1.669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2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  <table:table-cell office:value-type="string" calcext:value-type="string">
            <text:p>TMAX_SOIL_7</text:p>
          </table:table-cell>
          <table:table-cell office:value-type="string" calcext:value-type="string">
            <text:p>TMIN_SOIL_7</text:p>
          </table:table-cell>
          <table:table-cell office:value-type="string" calcext:value-type="string">
            <text:p>TMAX_SOIL_8</text:p>
          </table:table-cell>
          <table:table-cell office:value-type="string" calcext:value-type="string">
            <text:p>TMIN_SOIL_8</text:p>
          </table:table-cell>
          <table:table-cell office:value-type="string" calcext:value-type="string">
            <text:p>TMAX_SOIL_9</text:p>
          </table:table-cell>
          <table:table-cell office:value-type="string" calcext:value-type="string">
            <text:p>TMIN_SOIL_9</text:p>
          </table:table-cell>
          <table:table-cell office:value-type="string" calcext:value-type="string">
            <text:p>TMAX_SOIL_10</text:p>
          </table:table-cell>
          <table:table-cell office:value-type="string" calcext:value-type="string">
            <text:p>TMIN_SOIL_10</text:p>
          </table:table-cell>
          <table:table-cell office:value-type="string" calcext:value-type="string">
            <text:p>TMAX_SOIL_11</text:p>
          </table:table-cell>
          <table:table-cell office:value-type="string" calcext:value-type="string">
            <text:p>TMIN_SOIL_11</text:p>
          </table:table-cell>
          <table:table-cell office:value-type="string" calcext:value-type="string">
            <text:p>TMAX_SOIL_12</text:p>
          </table:table-cell>
          <table:table-cell office:value-type="string" calcext:value-type="string">
            <text:p>TMIN_SOIL_12</text:p>
          </table:table-cell>
          <table:table-cell office:value-type="string" calcext:value-type="string">
            <text:p>TMAX_SOIL_13</text:p>
          </table:table-cell>
          <table:table-cell office:value-type="string" calcext:value-type="string">
            <text:p>TMIN_SOIL_13</text:p>
          </table:table-cell>
          <table:table-cell office:value-type="string" calcext:value-type="string">
            <text:p>TMAX_SOIL_14</text:p>
          </table:table-cell>
          <table:table-cell office:value-type="string" calcext:value-type="string">
            <text:p>TMIN_SOIL_14</text:p>
          </table:table-cell>
          <table:table-cell office:value-type="string" calcext:value-type="string">
            <text:p>TMAX_LITTER</text:p>
          </table:table-cell>
          <table:table-cell office:value-type="string" calcext:value-type="string">
            <text:p>TMIN_LITTER</text:p>
          </table:table-cell>
          <table:table-cell office:value-type="string" calcext:value-type="string">
            <text:p>ECND_1</text:p>
          </table:table-cell>
          <table:table-cell office:value-type="string" calcext:value-type="string">
            <text:p>ECND_2</text:p>
          </table:table-cell>
          <table:table-cell office:value-type="string" calcext:value-type="string">
            <text:p>ECND_3</text:p>
          </table:table-cell>
          <table:table-cell office:value-type="string" calcext:value-type="string">
            <text:p>ECND_4</text:p>
          </table:table-cell>
          <table:table-cell office:value-type="string" calcext:value-type="string">
            <text:p>ECND_5</text:p>
          </table:table-cell>
          <table:table-cell office:value-type="string" calcext:value-type="string">
            <text:p>ECND_6</text:p>
          </table:table-cell>
          <table:table-cell office:value-type="string" calcext:value-type="string">
            <text:p>ECND_7</text:p>
          </table:table-cell>
          <table:table-cell office:value-type="string" calcext:value-type="string">
            <text:p>ECND_8</text:p>
          </table:table-cell>
          <table:table-cell office:value-type="string" calcext:value-type="string">
            <text:p>ECND_9</text:p>
          </table:table-cell>
          <table:table-cell office:value-type="string" calcext:value-type="string">
            <text:p>ECND_10</text:p>
          </table:table-cell>
          <table:table-cell office:value-type="string" calcext:value-type="string">
            <text:p>ECND_11</text:p>
          </table:table-cell>
          <table:table-cell office:value-type="string" calcext:value-type="string">
            <text:p>ECND_12</text:p>
          </table:table-cell>
          <table:table-cell office:value-type="string" calcext:value-type="string">
            <text:p>TTL_SALT_DISCH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2" calcext:value-type="float">
            <text:p>1012002</text:p>
          </table:table-cell>
          <table:table-cell office:value-type="float" office:value="7.546011" calcext:value-type="float">
            <text:p>7.546011</text:p>
          </table:table-cell>
          <table:table-cell office:value-type="float" office:value="-8.05" calcext:value-type="float">
            <text:p>-8.05</text:p>
          </table:table-cell>
          <table:table-cell office:value-type="float" office:value="-17.57" calcext:value-type="float">
            <text:p>-17.57</text:p>
          </table:table-cell>
          <table:table-cell office:value-type="float" office:value="0.2970821" calcext:value-type="float">
            <text:p>0.2970821</text:p>
          </table:table-cell>
          <table:table-cell office:value-type="float" office:value="0.1398939" calcext:value-type="float">
            <text:p>0.1398939</text:p>
          </table:table-cell>
          <table:table-cell office:value-type="float" office:value="328.572" calcext:value-type="float">
            <text:p>328.572</text:p>
          </table:table-cell>
          <table:table-cell office:value-type="float" office:value="0" calcext:value-type="float">
            <text:p>0</text:p>
          </table:table-cell>
          <table:table-cell office:value-type="float" office:value="-0.6279297" calcext:value-type="float">
            <text:p>-0.6279297</text:p>
          </table:table-cell>
          <table:table-cell office:value-type="float" office:value="-7.694641" calcext:value-type="float">
            <text:p>-7.694641</text:p>
          </table:table-cell>
          <table:table-cell office:value-type="float" office:value="-1.662354" calcext:value-type="float">
            <text:p>-1.662354</text:p>
          </table:table-cell>
          <table:table-cell office:value-type="float" office:value="-3.417603" calcext:value-type="float">
            <text:p>-3.417603</text:p>
          </table:table-cell>
          <table:table-cell office:value-type="float" office:value="-0.7866516" calcext:value-type="float">
            <text:p>-0.7866516</text:p>
          </table:table-cell>
          <table:table-cell office:value-type="float" office:value="-1.3685" calcext:value-type="float">
            <text:p>-1.3685</text:p>
          </table:table-cell>
          <table:table-cell office:value-type="float" office:value="0.019104" calcext:value-type="float">
            <text:p>0.019104</text:p>
          </table:table-cell>
          <table:table-cell office:value-type="float" office:value="-0.1265564" calcext:value-type="float">
            <text:p>-0.1265564</text:p>
          </table:table-cell>
          <table:table-cell office:value-type="float" office:value="0.6772156" calcext:value-type="float">
            <text:p>0.6772156</text:p>
          </table:table-cell>
          <table:table-cell office:value-type="float" office:value="0.4741821" calcext:value-type="float">
            <text:p>0.4741821</text:p>
          </table:table-cell>
          <table:table-cell office:value-type="float" office:value="1.480194" calcext:value-type="float">
            <text:p>1.480194</text:p>
          </table:table-cell>
          <table:table-cell office:value-type="float" office:value="1.238586" calcext:value-type="float">
            <text:p>1.238586</text:p>
          </table:table-cell>
          <table:table-cell office:value-type="float" office:value="2.341949" calcext:value-type="float">
            <text:p>2.341949</text:p>
          </table:table-cell>
          <table:table-cell office:value-type="float" office:value="2.096924" calcext:value-type="float">
            <text:p>2.096924</text:p>
          </table:table-cell>
          <table:table-cell office:value-type="float" office:value="3.697632" calcext:value-type="float">
            <text:p>3.697632</text:p>
          </table:table-cell>
          <table:table-cell office:value-type="float" office:value="3.466492" calcext:value-type="float">
            <text:p>3.466492</text:p>
          </table:table-cell>
          <table:table-cell office:value-type="float" office:value="5.827789" calcext:value-type="float">
            <text:p>5.827789</text:p>
          </table:table-cell>
          <table:table-cell office:value-type="float" office:value="5.616791" calcext:value-type="float">
            <text:p>5.616791</text:p>
          </table:table-cell>
          <table:table-cell office:value-type="float" office:value="7.986633" calcext:value-type="float">
            <text:p>7.986633</text:p>
          </table:table-cell>
          <table:table-cell office:value-type="float" office:value="7.79834" calcext:value-type="float">
            <text:p>7.79834</text:p>
          </table:table-cell>
          <table:table-cell office:value-type="float" office:value="9.398865" calcext:value-type="float">
            <text:p>9.398865</text:p>
          </table:table-cell>
          <table:table-cell office:value-type="float" office:value="9.240326" calcext:value-type="float">
            <text:p>9.240326</text:p>
          </table:table-cell>
          <table:table-cell office:value-type="float" office:value="10.43045" calcext:value-type="float">
            <text:p>10.43045</text:p>
          </table:table-cell>
          <table:table-cell office:value-type="float" office:value="10.30054" calcext:value-type="float">
            <text:p>10.30054</text:p>
          </table:table-cell>
          <table:table-cell office:value-type="float" office:value="11.11154" calcext:value-type="float">
            <text:p>11.11154</text:p>
          </table:table-cell>
          <table:table-cell office:value-type="float" office:value="11.00534" calcext:value-type="float">
            <text:p>11.00534</text:p>
          </table:table-cell>
          <table:table-cell office:value-type="float" office:value="11.37219" calcext:value-type="float">
            <text:p>11.37219</text:p>
          </table:table-cell>
          <table:table-cell office:value-type="float" office:value="11.2803" calcext:value-type="float">
            <text:p>11.2803</text:p>
          </table:table-cell>
          <table:table-cell office:value-type="float" office:value="1.050598" calcext:value-type="float">
            <text:p>1.050598</text:p>
          </table:table-cell>
          <table:table-cell office:value-type="float" office:value="-16.67584" calcext:value-type="float">
            <text:p>-16.675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2" calcext:value-type="float">
            <text:p>2012002</text:p>
          </table:table-cell>
          <table:table-cell office:value-type="float" office:value="8.953863" calcext:value-type="float">
            <text:p>8.953863</text:p>
          </table:table-cell>
          <table:table-cell office:value-type="float" office:value="-7.22" calcext:value-type="float">
            <text:p>-7.22</text:p>
          </table:table-cell>
          <table:table-cell office:value-type="float" office:value="-16.88" calcext:value-type="float">
            <text:p>-16.88</text:p>
          </table:table-cell>
          <table:table-cell office:value-type="float" office:value="0.3164336" calcext:value-type="float">
            <text:p>0.3164336</text:p>
          </table:table-cell>
          <table:table-cell office:value-type="float" office:value="0.1480206" calcext:value-type="float">
            <text:p>0.1480206</text:p>
          </table:table-cell>
          <table:table-cell office:value-type="float" office:value="186.408" calcext:value-type="float">
            <text:p>186.408</text:p>
          </table:table-cell>
          <table:table-cell office:value-type="float" office:value="0" calcext:value-type="float">
            <text:p>0</text:p>
          </table:table-cell>
          <table:table-cell office:value-type="float" office:value="-0.487793" calcext:value-type="float">
            <text:p>-0.487793</text:p>
          </table:table-cell>
          <table:table-cell office:value-type="float" office:value="-8.062042" calcext:value-type="float">
            <text:p>-8.062042</text:p>
          </table:table-cell>
          <table:table-cell office:value-type="float" office:value="-1.79657" calcext:value-type="float">
            <text:p>-1.79657</text:p>
          </table:table-cell>
          <table:table-cell office:value-type="float" office:value="-3.935913" calcext:value-type="float">
            <text:p>-3.935913</text:p>
          </table:table-cell>
          <table:table-cell office:value-type="float" office:value="-1.328156" calcext:value-type="float">
            <text:p>-1.328156</text:p>
          </table:table-cell>
          <table:table-cell office:value-type="float" office:value="-1.925415" calcext:value-type="float">
            <text:p>-1.925415</text:p>
          </table:table-cell>
          <table:table-cell office:value-type="float" office:value="-0.128418" calcext:value-type="float">
            <text:p>-0.128418</text:p>
          </table:table-cell>
          <table:table-cell office:value-type="float" office:value="-0.21698" calcext:value-type="float">
            <text:p>-0.21698</text:p>
          </table:table-cell>
          <table:table-cell office:value-type="float" office:value="0.4723206" calcext:value-type="float">
            <text:p>0.4723206</text:p>
          </table:table-cell>
          <table:table-cell office:value-type="float" office:value="0.3742065" calcext:value-type="float">
            <text:p>0.3742065</text:p>
          </table:table-cell>
          <table:table-cell office:value-type="float" office:value="1.236908" calcext:value-type="float">
            <text:p>1.236908</text:p>
          </table:table-cell>
          <table:table-cell office:value-type="float" office:value="1.109406" calcext:value-type="float">
            <text:p>1.109406</text:p>
          </table:table-cell>
          <table:table-cell office:value-type="float" office:value="2.095062" calcext:value-type="float">
            <text:p>2.095062</text:p>
          </table:table-cell>
          <table:table-cell office:value-type="float" office:value="1.937347" calcext:value-type="float">
            <text:p>1.937347</text:p>
          </table:table-cell>
          <table:table-cell office:value-type="float" office:value="3.464233" calcext:value-type="float">
            <text:p>3.464233</text:p>
          </table:table-cell>
          <table:table-cell office:value-type="float" office:value="3.265747" calcext:value-type="float">
            <text:p>3.265747</text:p>
          </table:table-cell>
          <table:table-cell office:value-type="float" office:value="5.614594" calcext:value-type="float">
            <text:p>5.614594</text:p>
          </table:table-cell>
          <table:table-cell office:value-type="float" office:value="5.408081" calcext:value-type="float">
            <text:p>5.408081</text:p>
          </table:table-cell>
          <table:table-cell office:value-type="float" office:value="7.796417" calcext:value-type="float">
            <text:p>7.796417</text:p>
          </table:table-cell>
          <table:table-cell office:value-type="float" office:value="7.61026" calcext:value-type="float">
            <text:p>7.61026</text:p>
          </table:table-cell>
          <table:table-cell office:value-type="float" office:value="9.238647" calcext:value-type="float">
            <text:p>9.238647</text:p>
          </table:table-cell>
          <table:table-cell office:value-type="float" office:value="9.079742" calcext:value-type="float">
            <text:p>9.079742</text:p>
          </table:table-cell>
          <table:table-cell office:value-type="float" office:value="10.29913" calcext:value-type="float">
            <text:p>10.29913</text:p>
          </table:table-cell>
          <table:table-cell office:value-type="float" office:value="10.16693" calcext:value-type="float">
            <text:p>10.16693</text:p>
          </table:table-cell>
          <table:table-cell office:value-type="float" office:value="11.00418" calcext:value-type="float">
            <text:p>11.00418</text:p>
          </table:table-cell>
          <table:table-cell office:value-type="float" office:value="10.89563" calcext:value-type="float">
            <text:p>10.89563</text:p>
          </table:table-cell>
          <table:table-cell office:value-type="float" office:value="11.27933" calcext:value-type="float">
            <text:p>11.27933</text:p>
          </table:table-cell>
          <table:table-cell office:value-type="float" office:value="11.18506" calcext:value-type="float">
            <text:p>11.18506</text:p>
          </table:table-cell>
          <table:table-cell office:value-type="float" office:value="2.301117" calcext:value-type="float">
            <text:p>2.301117</text:p>
          </table:table-cell>
          <table:table-cell office:value-type="float" office:value="-16.74213" calcext:value-type="float">
            <text:p>-16.742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2" calcext:value-type="float">
            <text:p>3012002</text:p>
          </table:table-cell>
          <table:table-cell office:value-type="float" office:value="9.134872" calcext:value-type="float">
            <text:p>9.134872</text:p>
          </table:table-cell>
          <table:table-cell office:value-type="float" office:value="1.45" calcext:value-type="float">
            <text:p>1.45</text:p>
          </table:table-cell>
          <table:table-cell office:value-type="float" office:value="-16.67" calcext:value-type="float">
            <text:p>-16.67</text:p>
          </table:table-cell>
          <table:table-cell office:value-type="float" office:value="0.5979416" calcext:value-type="float">
            <text:p>0.5979416</text:p>
          </table:table-cell>
          <table:table-cell office:value-type="float" office:value="0.1505773" calcext:value-type="float">
            <text:p>0.1505773</text:p>
          </table:table-cell>
          <table:table-cell office:value-type="float" office:value="297.288" calcext:value-type="float">
            <text:p>297.288</text:p>
          </table:table-cell>
          <table:table-cell office:value-type="float" office:value="0" calcext:value-type="float">
            <text:p>0</text:p>
          </table:table-cell>
          <table:table-cell office:value-type="float" office:value="1.078857" calcext:value-type="float">
            <text:p>1.078857</text:p>
          </table:table-cell>
          <table:table-cell office:value-type="float" office:value="-8.24472" calcext:value-type="float">
            <text:p>-8.24472</text:p>
          </table:table-cell>
          <table:table-cell office:value-type="float" office:value="-1.40918" calcext:value-type="float">
            <text:p>-1.40918</text:p>
          </table:table-cell>
          <table:table-cell office:value-type="float" office:value="-4.175507" calcext:value-type="float">
            <text:p>-4.175507</text:p>
          </table:table-cell>
          <table:table-cell office:value-type="float" office:value="-1.087006" calcext:value-type="float">
            <text:p>-1.087006</text:p>
          </table:table-cell>
          <table:table-cell office:value-type="float" office:value="-2.143005" calcext:value-type="float">
            <text:p>-2.143005</text:p>
          </table:table-cell>
          <table:table-cell office:value-type="float" office:value="-0.1669312" calcext:value-type="float">
            <text:p>-0.1669312</text:p>
          </table:table-cell>
          <table:table-cell office:value-type="float" office:value="-0.2905884" calcext:value-type="float">
            <text:p>-0.2905884</text:p>
          </table:table-cell>
          <table:table-cell office:value-type="float" office:value="0.3721313" calcext:value-type="float">
            <text:p>0.3721313</text:p>
          </table:table-cell>
          <table:table-cell office:value-type="float" office:value="0.274353" calcext:value-type="float">
            <text:p>0.274353</text:p>
          </table:table-cell>
          <table:table-cell office:value-type="float" office:value="1.107971" calcext:value-type="float">
            <text:p>1.107971</text:p>
          </table:table-cell>
          <table:table-cell office:value-type="float" office:value="1.01358" calcext:value-type="float">
            <text:p>1.01358</text:p>
          </table:table-cell>
          <table:table-cell office:value-type="float" office:value="1.935944" calcext:value-type="float">
            <text:p>1.935944</text:p>
          </table:table-cell>
          <table:table-cell office:value-type="float" office:value="1.812469" calcext:value-type="float">
            <text:p>1.812469</text:p>
          </table:table-cell>
          <table:table-cell office:value-type="float" office:value="3.263947" calcext:value-type="float">
            <text:p>3.263947</text:p>
          </table:table-cell>
          <table:table-cell office:value-type="float" office:value="3.096893" calcext:value-type="float">
            <text:p>3.096893</text:p>
          </table:table-cell>
          <table:table-cell office:value-type="float" office:value="5.405975" calcext:value-type="float">
            <text:p>5.405975</text:p>
          </table:table-cell>
          <table:table-cell office:value-type="float" office:value="5.21344" calcext:value-type="float">
            <text:p>5.21344</text:p>
          </table:table-cell>
          <table:table-cell office:value-type="float" office:value="7.608307" calcext:value-type="float">
            <text:p>7.608307</text:p>
          </table:table-cell>
          <table:table-cell office:value-type="float" office:value="7.425415" calcext:value-type="float">
            <text:p>7.425415</text:p>
          </table:table-cell>
          <table:table-cell office:value-type="float" office:value="9.078064" calcext:value-type="float">
            <text:p>9.078064</text:p>
          </table:table-cell>
          <table:table-cell office:value-type="float" office:value="8.919403" calcext:value-type="float">
            <text:p>8.919403</text:p>
          </table:table-cell>
          <table:table-cell office:value-type="float" office:value="10.16553" calcext:value-type="float">
            <text:p>10.16553</text:p>
          </table:table-cell>
          <table:table-cell office:value-type="float" office:value="10.03165" calcext:value-type="float">
            <text:p>10.03165</text:p>
          </table:table-cell>
          <table:table-cell office:value-type="float" office:value="10.89447" calcext:value-type="float">
            <text:p>10.89447</text:p>
          </table:table-cell>
          <table:table-cell office:value-type="float" office:value="10.78394" calcext:value-type="float">
            <text:p>10.78394</text:p>
          </table:table-cell>
          <table:table-cell office:value-type="float" office:value="11.18408" calcext:value-type="float">
            <text:p>11.18408</text:p>
          </table:table-cell>
          <table:table-cell office:value-type="float" office:value="11.0881" calcext:value-type="float">
            <text:p>11.0881</text:p>
          </table:table-cell>
          <table:table-cell office:value-type="float" office:value="6.442322" calcext:value-type="float">
            <text:p>6.442322</text:p>
          </table:table-cell>
          <table:table-cell office:value-type="float" office:value="-16.79657" calcext:value-type="float">
            <text:p>-16.796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2" calcext:value-type="float">
            <text:p>4012002</text:p>
          </table:table-cell>
          <table:table-cell office:value-type="float" office:value="7.062283" calcext:value-type="float">
            <text:p>7.062283</text:p>
          </table:table-cell>
          <table:table-cell office:value-type="float" office:value="4.87" calcext:value-type="float">
            <text:p>4.87</text:p>
          </table:table-cell>
          <table:table-cell office:value-type="float" office:value="-7.27" calcext:value-type="float">
            <text:p>-7.27</text:p>
          </table:table-cell>
          <table:table-cell office:value-type="float" office:value="0.7323496" calcext:value-type="float">
            <text:p>0.7323496</text:p>
          </table:table-cell>
          <table:table-cell office:value-type="float" office:value="0.3152366" calcext:value-type="float">
            <text:p>0.3152366</text:p>
          </table:table-cell>
          <table:table-cell office:value-type="float" office:value="202.896" calcext:value-type="float">
            <text:p>202.896</text:p>
          </table:table-cell>
          <table:table-cell office:value-type="float" office:value="0" calcext:value-type="float">
            <text:p>0</text:p>
          </table:table-cell>
          <table:table-cell office:value-type="float" office:value="1.426392" calcext:value-type="float">
            <text:p>1.426392</text:p>
          </table:table-cell>
          <table:table-cell office:value-type="float" office:value="-4.90921" calcext:value-type="float">
            <text:p>-4.90921</text:p>
          </table:table-cell>
          <table:table-cell office:value-type="float" office:value="-0.8512878" calcext:value-type="float">
            <text:p>-0.8512878</text:p>
          </table:table-cell>
          <table:table-cell office:value-type="float" office:value="-2.402374" calcext:value-type="float">
            <text:p>-2.402374</text:p>
          </table:table-cell>
          <table:table-cell office:value-type="float" office:value="-0.690155" calcext:value-type="float">
            <text:p>-0.690155</text:p>
          </table:table-cell>
          <table:table-cell office:value-type="float" office:value="-1.220947" calcext:value-type="float">
            <text:p>-1.220947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-0.1954956" calcext:value-type="float">
            <text:p>-0.1954956</text:p>
          </table:table-cell>
          <table:table-cell office:value-type="float" office:value="0.3440552" calcext:value-type="float">
            <text:p>0.3440552</text:p>
          </table:table-cell>
          <table:table-cell office:value-type="float" office:value="0.3069763" calcext:value-type="float">
            <text:p>0.3069763</text:p>
          </table:table-cell>
          <table:table-cell office:value-type="float" office:value="1.020416" calcext:value-type="float">
            <text:p>1.020416</text:p>
          </table:table-cell>
          <table:table-cell office:value-type="float" office:value="0.9917603" calcext:value-type="float">
            <text:p>0.9917603</text:p>
          </table:table-cell>
          <table:table-cell office:value-type="float" office:value="1.811859" calcext:value-type="float">
            <text:p>1.811859</text:p>
          </table:table-cell>
          <table:table-cell office:value-type="float" office:value="1.74823" calcext:value-type="float">
            <text:p>1.74823</text:p>
          </table:table-cell>
          <table:table-cell office:value-type="float" office:value="3.095428" calcext:value-type="float">
            <text:p>3.095428</text:p>
          </table:table-cell>
          <table:table-cell office:value-type="float" office:value="2.97345" calcext:value-type="float">
            <text:p>2.97345</text:p>
          </table:table-cell>
          <table:table-cell office:value-type="float" office:value="5.211487" calcext:value-type="float">
            <text:p>5.211487</text:p>
          </table:table-cell>
          <table:table-cell office:value-type="float" office:value="5.038147" calcext:value-type="float">
            <text:p>5.038147</text:p>
          </table:table-cell>
          <table:table-cell office:value-type="float" office:value="7.423523" calcext:value-type="float">
            <text:p>7.423523</text:p>
          </table:table-cell>
          <table:table-cell office:value-type="float" office:value="7.246399" calcext:value-type="float">
            <text:p>7.246399</text:p>
          </table:table-cell>
          <table:table-cell office:value-type="float" office:value="8.917755" calcext:value-type="float">
            <text:p>8.917755</text:p>
          </table:table-cell>
          <table:table-cell office:value-type="float" office:value="8.760284" calcext:value-type="float">
            <text:p>8.760284</text:p>
          </table:table-cell>
          <table:table-cell office:value-type="float" office:value="10.03024" calcext:value-type="float">
            <text:p>10.03024</text:p>
          </table:table-cell>
          <table:table-cell office:value-type="float" office:value="9.895874" calcext:value-type="float">
            <text:p>9.895874</text:p>
          </table:table-cell>
          <table:table-cell office:value-type="float" office:value="10.78278" calcext:value-type="float">
            <text:p>10.78278</text:p>
          </table:table-cell>
          <table:table-cell office:value-type="float" office:value="10.67056" calcext:value-type="float">
            <text:p>10.67056</text:p>
          </table:table-cell>
          <table:table-cell office:value-type="float" office:value="11.0871" calcext:value-type="float">
            <text:p>11.0871</text:p>
          </table:table-cell>
          <table:table-cell office:value-type="float" office:value="10.98923" calcext:value-type="float">
            <text:p>10.98923</text:p>
          </table:table-cell>
          <table:table-cell office:value-type="float" office:value="6.389709" calcext:value-type="float">
            <text:p>6.389709</text:p>
          </table:table-cell>
          <table:table-cell office:value-type="float" office:value="-10.0842" calcext:value-type="float">
            <text:p>-10.08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2" calcext:value-type="float">
            <text:p>5012002</text:p>
          </table:table-cell>
          <table:table-cell office:value-type="float" office:value="7.407617" calcext:value-type="float">
            <text:p>7.407617</text:p>
          </table:table-cell>
          <table:table-cell office:value-type="float" office:value="8.52" calcext:value-type="float">
            <text:p>8.52</text:p>
          </table:table-cell>
          <table:table-cell office:value-type="float" office:value="0.74" calcext:value-type="float">
            <text:p>0.74</text:p>
          </table:table-cell>
          <table:table-cell office:value-type="float" office:value="0.8228686" calcext:value-type="float">
            <text:p>0.8228686</text:p>
          </table:table-cell>
          <table:table-cell office:value-type="float" office:value="0.5684384" calcext:value-type="float">
            <text:p>0.5684384</text:p>
          </table:table-cell>
          <table:table-cell office:value-type="float" office:value="281.34" calcext:value-type="float">
            <text:p>281.34</text:p>
          </table:table-cell>
          <table:table-cell office:value-type="float" office:value="0" calcext:value-type="float">
            <text:p>0</text:p>
          </table:table-cell>
          <table:table-cell office:value-type="float" office:value="2.651611" calcext:value-type="float">
            <text:p>2.651611</text:p>
          </table:table-cell>
          <table:table-cell office:value-type="float" office:value="-1.25177" calcext:value-type="float">
            <text:p>-1.25177</text:p>
          </table:table-cell>
          <table:table-cell office:value-type="float" office:value="-0.1442566" calcext:value-type="float">
            <text:p>-0.1442566</text:p>
          </table:table-cell>
          <table:table-cell office:value-type="float" office:value="-0.947876" calcext:value-type="float">
            <text:p>-0.947876</text:p>
          </table:table-cell>
          <table:table-cell office:value-type="float" office:value="-0.3623047" calcext:value-type="float">
            <text:p>-0.3623047</text:p>
          </table:table-cell>
          <table:table-cell office:value-type="float" office:value="-0.6868896" calcext:value-type="float">
            <text:p>-0.6868896</text:p>
          </table:table-cell>
          <table:table-cell office:value-type="float" office:value="-0.05218506" calcext:value-type="float">
            <text:p>-0.05218506</text:p>
          </table:table-cell>
          <table:table-cell office:value-type="float" office:value="-0.1234131" calcext:value-type="float">
            <text:p>-0.1234131</text:p>
          </table:table-cell>
          <table:table-cell office:value-type="float" office:value="0.3901367" calcext:value-type="float">
            <text:p>0.3901367</text:p>
          </table:table-cell>
          <table:table-cell office:value-type="float" office:value="0.3443604" calcext:value-type="float">
            <text:p>0.3443604</text:p>
          </table:table-cell>
          <table:table-cell office:value-type="float" office:value="1.004944" calcext:value-type="float">
            <text:p>1.004944</text:p>
          </table:table-cell>
          <table:table-cell office:value-type="float" office:value="0.9932861" calcext:value-type="float">
            <text:p>0.9932861</text:p>
          </table:table-cell>
          <table:table-cell office:value-type="float" office:value="1.747803" calcext:value-type="float">
            <text:p>1.747803</text:p>
          </table:table-cell>
          <table:table-cell office:value-type="float" office:value="1.719482" calcext:value-type="float">
            <text:p>1.719482</text:p>
          </table:table-cell>
          <table:table-cell office:value-type="float" office:value="2.972382" calcext:value-type="float">
            <text:p>2.972382</text:p>
          </table:table-cell>
          <table:table-cell office:value-type="float" office:value="2.884033" calcext:value-type="float">
            <text:p>2.884033</text:p>
          </table:table-cell>
          <table:table-cell office:value-type="float" office:value="5.036438" calcext:value-type="float">
            <text:p>5.036438</text:p>
          </table:table-cell>
          <table:table-cell office:value-type="float" office:value="4.885468" calcext:value-type="float">
            <text:p>4.885468</text:p>
          </table:table-cell>
          <table:table-cell office:value-type="float" office:value="7.244598" calcext:value-type="float">
            <text:p>7.244598</text:p>
          </table:table-cell>
          <table:table-cell office:value-type="float" office:value="7.075958" calcext:value-type="float">
            <text:p>7.075958</text:p>
          </table:table-cell>
          <table:table-cell office:value-type="float" office:value="8.758636" calcext:value-type="float">
            <text:p>8.758636</text:p>
          </table:table-cell>
          <table:table-cell office:value-type="float" office:value="8.603912" calcext:value-type="float">
            <text:p>8.603912</text:p>
          </table:table-cell>
          <table:table-cell office:value-type="float" office:value="9.89444" calcext:value-type="float">
            <text:p>9.89444</text:p>
          </table:table-cell>
          <table:table-cell office:value-type="float" office:value="9.759399" calcext:value-type="float">
            <text:p>9.759399</text:p>
          </table:table-cell>
          <table:table-cell office:value-type="float" office:value="10.66931" calcext:value-type="float">
            <text:p>10.66931</text:p>
          </table:table-cell>
          <table:table-cell office:value-type="float" office:value="10.55515" calcext:value-type="float">
            <text:p>10.55515</text:p>
          </table:table-cell>
          <table:table-cell office:value-type="float" office:value="10.98816" calcext:value-type="float">
            <text:p>10.98816</text:p>
          </table:table-cell>
          <table:table-cell office:value-type="float" office:value="10.88821" calcext:value-type="float">
            <text:p>10.88821</text:p>
          </table:table-cell>
          <table:table-cell office:value-type="float" office:value="9.424957" calcext:value-type="float">
            <text:p>9.424957</text:p>
          </table:table-cell>
          <table:table-cell office:value-type="float" office:value="-2.384369" calcext:value-type="float">
            <text:p>-2.3843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2" calcext:value-type="float">
            <text:p>6012002</text:p>
          </table:table-cell>
          <table:table-cell office:value-type="float" office:value="2.691705" calcext:value-type="float">
            <text:p>2.691705</text:p>
          </table:table-cell>
          <table:table-cell office:value-type="float" office:value="1.5" calcext:value-type="float">
            <text:p>1.5</text:p>
          </table:table-cell>
          <table:table-cell office:value-type="float" office:value="-11.19" calcext:value-type="float">
            <text:p>-11.19</text:p>
          </table:table-cell>
          <table:table-cell office:value-type="float" office:value="0.6000699" calcext:value-type="float">
            <text:p>0.6000699</text:p>
          </table:table-cell>
          <table:table-cell office:value-type="float" office:value="0.2331434" calcext:value-type="float">
            <text:p>0.2331434</text:p>
          </table:table-cell>
          <table:table-cell office:value-type="float" office:value="432.468" calcext:value-type="float">
            <text:p>432.468</text:p>
          </table:table-cell>
          <table:table-cell office:value-type="float" office:value="0" calcext:value-type="float">
            <text:p>0</text:p>
          </table:table-cell>
          <table:table-cell office:value-type="float" office:value="0.05187988" calcext:value-type="float">
            <text:p>0.05187988</text:p>
          </table:table-cell>
          <table:table-cell office:value-type="float" office:value="-2.667664" calcext:value-type="float">
            <text:p>-2.667664</text:p>
          </table:table-cell>
          <table:table-cell office:value-type="float" office:value="-0.2834167" calcext:value-type="float">
            <text:p>-0.2834167</text:p>
          </table:table-cell>
          <table:table-cell office:value-type="float" office:value="-0.6877136" calcext:value-type="float">
            <text:p>-0.6877136</text:p>
          </table:table-cell>
          <table:table-cell office:value-type="float" office:value="-0.2746887" calcext:value-type="float">
            <text:p>-0.2746887</text:p>
          </table:table-cell>
          <table:table-cell office:value-type="float" office:value="-0.3607788" calcext:value-type="float">
            <text:p>-0.3607788</text:p>
          </table:table-cell>
          <table:table-cell office:value-type="float" office:value="-0.01861572" calcext:value-type="float">
            <text:p>-0.01861572</text:p>
          </table:table-cell>
          <table:table-cell office:value-type="float" office:value="-0.05160522" calcext:value-type="float">
            <text:p>-0.05160522</text:p>
          </table:table-cell>
          <table:table-cell office:value-type="float" office:value="0.4136047" calcext:value-type="float">
            <text:p>0.4136047</text:p>
          </table:table-cell>
          <table:table-cell office:value-type="float" office:value="0.3905334" calcext:value-type="float">
            <text:p>0.3905334</text:p>
          </table:table-cell>
          <table:table-cell office:value-type="float" office:value="1.01059" calcext:value-type="float">
            <text:p>1.01059</text:p>
          </table:table-cell>
          <table:table-cell office:value-type="float" office:value="1.005066" calcext:value-type="float">
            <text:p>1.005066</text:p>
          </table:table-cell>
          <table:table-cell office:value-type="float" office:value="1.719269" calcext:value-type="float">
            <text:p>1.719269</text:p>
          </table:table-cell>
          <table:table-cell office:value-type="float" office:value="1.697144" calcext:value-type="float">
            <text:p>1.697144</text:p>
          </table:table-cell>
          <table:table-cell office:value-type="float" office:value="2.88327" calcext:value-type="float">
            <text:p>2.88327</text:p>
          </table:table-cell>
          <table:table-cell office:value-type="float" office:value="2.816101" calcext:value-type="float">
            <text:p>2.816101</text:p>
          </table:table-cell>
          <table:table-cell office:value-type="float" office:value="4.884033" calcext:value-type="float">
            <text:p>4.884033</text:p>
          </table:table-cell>
          <table:table-cell office:value-type="float" office:value="4.754211" calcext:value-type="float">
            <text:p>4.754211</text:p>
          </table:table-cell>
          <table:table-cell office:value-type="float" office:value="7.074188" calcext:value-type="float">
            <text:p>7.074188</text:p>
          </table:table-cell>
          <table:table-cell office:value-type="float" office:value="6.915771" calcext:value-type="float">
            <text:p>6.915771</text:p>
          </table:table-cell>
          <table:table-cell office:value-type="float" office:value="8.602295" calcext:value-type="float">
            <text:p>8.602295</text:p>
          </table:table-cell>
          <table:table-cell office:value-type="float" office:value="8.451294" calcext:value-type="float">
            <text:p>8.451294</text:p>
          </table:table-cell>
          <table:table-cell office:value-type="float" office:value="9.757935" calcext:value-type="float">
            <text:p>9.757935</text:p>
          </table:table-cell>
          <table:table-cell office:value-type="float" office:value="9.622864" calcext:value-type="float">
            <text:p>9.622864</text:p>
          </table:table-cell>
          <table:table-cell office:value-type="float" office:value="10.55396" calcext:value-type="float">
            <text:p>10.55396</text:p>
          </table:table-cell>
          <table:table-cell office:value-type="float" office:value="10.43848" calcext:value-type="float">
            <text:p>10.43848</text:p>
          </table:table-cell>
          <table:table-cell office:value-type="float" office:value="10.88718" calcext:value-type="float">
            <text:p>10.88718</text:p>
          </table:table-cell>
          <table:table-cell office:value-type="float" office:value="10.78549" calcext:value-type="float">
            <text:p>10.78549</text:p>
          </table:table-cell>
          <table:table-cell office:value-type="float" office:value="1.749023" calcext:value-type="float">
            <text:p>1.749023</text:p>
          </table:table-cell>
          <table:table-cell office:value-type="float" office:value="-10.89856" calcext:value-type="float">
            <text:p>-10.898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2" calcext:value-type="float">
            <text:p>7012002</text:p>
          </table:table-cell>
          <table:table-cell office:value-type="float" office:value="8.07033" calcext:value-type="float">
            <text:p>8.07033</text:p>
          </table:table-cell>
          <table:table-cell office:value-type="float" office:value="4.51" calcext:value-type="float">
            <text:p>4.51</text:p>
          </table:table-cell>
          <table:table-cell office:value-type="float" office:value="-13.88" calcext:value-type="float">
            <text:p>-13.88</text:p>
          </table:table-cell>
          <table:table-cell office:value-type="float" office:value="0.679684" calcext:value-type="float">
            <text:p>0.679684</text:p>
          </table:table-cell>
          <table:table-cell office:value-type="float" office:value="0.18855" calcext:value-type="float">
            <text:p>0.18855</text:p>
          </table:table-cell>
          <table:table-cell office:value-type="float" office:value="241.344" calcext:value-type="float">
            <text:p>241.344</text:p>
          </table:table-cell>
          <table:table-cell office:value-type="float" office:value="0" calcext:value-type="float">
            <text:p>0</text:p>
          </table:table-cell>
          <table:table-cell office:value-type="float" office:value="0.6617126" calcext:value-type="float">
            <text:p>0.6617126</text:p>
          </table:table-cell>
          <table:table-cell office:value-type="float" office:value="-5.120056" calcext:value-type="float">
            <text:p>-5.120056</text:p>
          </table:table-cell>
          <table:table-cell office:value-type="float" office:value="-0.611908" calcext:value-type="float">
            <text:p>-0.611908</text:p>
          </table:table-cell>
          <table:table-cell office:value-type="float" office:value="-1.572845" calcext:value-type="float">
            <text:p>-1.572845</text:p>
          </table:table-cell>
          <table:table-cell office:value-type="float" office:value="-0.311676" calcext:value-type="float">
            <text:p>-0.311676</text:p>
          </table:table-cell>
          <table:table-cell office:value-type="float" office:value="-0.4858093" calcext:value-type="float">
            <text:p>-0.4858093</text:p>
          </table:table-cell>
          <table:table-cell office:value-type="float" office:value="-0.02035522" calcext:value-type="float">
            <text:p>-0.02035522</text:p>
          </table:table-cell>
          <table:table-cell office:value-type="float" office:value="-0.04144287" calcext:value-type="float">
            <text:p>-0.04144287</text:p>
          </table:table-cell>
          <table:table-cell office:value-type="float" office:value="0.4125061" calcext:value-type="float">
            <text:p>0.4125061</text:p>
          </table:table-cell>
          <table:table-cell office:value-type="float" office:value="0.3949585" calcext:value-type="float">
            <text:p>0.3949585</text:p>
          </table:table-cell>
          <table:table-cell office:value-type="float" office:value="1.008911" calcext:value-type="float">
            <text:p>1.008911</text:p>
          </table:table-cell>
          <table:table-cell office:value-type="float" office:value="0.9857483" calcext:value-type="float">
            <text:p>0.9857483</text:p>
          </table:table-cell>
          <table:table-cell office:value-type="float" office:value="1.696838" calcext:value-type="float">
            <text:p>1.696838</text:p>
          </table:table-cell>
          <table:table-cell office:value-type="float" office:value="1.658173" calcext:value-type="float">
            <text:p>1.658173</text:p>
          </table:table-cell>
          <table:table-cell office:value-type="float" office:value="2.81543" calcext:value-type="float">
            <text:p>2.81543</text:p>
          </table:table-cell>
          <table:table-cell office:value-type="float" office:value="2.750671" calcext:value-type="float">
            <text:p>2.750671</text:p>
          </table:table-cell>
          <table:table-cell office:value-type="float" office:value="4.75296" calcext:value-type="float">
            <text:p>4.75296</text:p>
          </table:table-cell>
          <table:table-cell office:value-type="float" office:value="4.638214" calcext:value-type="float">
            <text:p>4.638214</text:p>
          </table:table-cell>
          <table:table-cell office:value-type="float" office:value="6.914215" calcext:value-type="float">
            <text:p>6.914215</text:p>
          </table:table-cell>
          <table:table-cell office:value-type="float" office:value="6.766266" calcext:value-type="float">
            <text:p>6.766266</text:p>
          </table:table-cell>
          <table:table-cell office:value-type="float" office:value="8.449738" calcext:value-type="float">
            <text:p>8.449738</text:p>
          </table:table-cell>
          <table:table-cell office:value-type="float" office:value="8.303284" calcext:value-type="float">
            <text:p>8.303284</text:p>
          </table:table-cell>
          <table:table-cell office:value-type="float" office:value="9.62146" calcext:value-type="float">
            <text:p>9.62146</text:p>
          </table:table-cell>
          <table:table-cell office:value-type="float" office:value="9.487366" calcext:value-type="float">
            <text:p>9.487366</text:p>
          </table:table-cell>
          <table:table-cell office:value-type="float" office:value="10.43732" calcext:value-type="float">
            <text:p>10.43732</text:p>
          </table:table-cell>
          <table:table-cell office:value-type="float" office:value="10.32077" calcext:value-type="float">
            <text:p>10.32077</text:p>
          </table:table-cell>
          <table:table-cell office:value-type="float" office:value="10.78442" calcext:value-type="float">
            <text:p>10.78442</text:p>
          </table:table-cell>
          <table:table-cell office:value-type="float" office:value="10.68115" calcext:value-type="float">
            <text:p>10.68115</text:p>
          </table:table-cell>
          <table:table-cell office:value-type="float" office:value="8.444366" calcext:value-type="float">
            <text:p>8.444366</text:p>
          </table:table-cell>
          <table:table-cell office:value-type="float" office:value="-14.56448" calcext:value-type="float">
            <text:p>-14.564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2" calcext:value-type="float">
            <text:p>8012002</text:p>
          </table:table-cell>
          <table:table-cell office:value-type="float" office:value="7.450336" calcext:value-type="float">
            <text:p>7.450336</text:p>
          </table:table-cell>
          <table:table-cell office:value-type="float" office:value="17.91" calcext:value-type="float">
            <text:p>17.91</text:p>
          </table:table-cell>
          <table:table-cell office:value-type="float" office:value="-3.56" calcext:value-type="float">
            <text:p>-3.56</text:p>
          </table:table-cell>
          <table:table-cell office:value-type="float" office:value="0.94036" calcext:value-type="float">
            <text:p>0.94036</text:p>
          </table:table-cell>
          <table:table-cell office:value-type="float" office:value="0.4160269" calcext:value-type="float">
            <text:p>0.4160269</text:p>
          </table:table-cell>
          <table:table-cell office:value-type="float" office:value="166.464" calcext:value-type="float">
            <text:p>166.464</text:p>
          </table:table-cell>
          <table:table-cell office:value-type="float" office:value="0" calcext:value-type="float">
            <text:p>0</text:p>
          </table:table-cell>
          <table:table-cell office:value-type="float" office:value="3.433228" calcext:value-type="float">
            <text:p>3.433228</text:p>
          </table:table-cell>
          <table:table-cell office:value-type="float" office:value="-2.075104" calcext:value-type="float">
            <text:p>-2.075104</text:p>
          </table:table-cell>
          <table:table-cell office:value-type="float" office:value="0.131897" calcext:value-type="float">
            <text:p>0.131897</text:p>
          </table:table-cell>
          <table:table-cell office:value-type="float" office:value="-0.8601685" calcext:value-type="float">
            <text:p>-0.8601685</text:p>
          </table:table-cell>
          <table:table-cell office:value-type="float" office:value="-0.2154236" calcext:value-type="float">
            <text:p>-0.2154236</text:p>
          </table:table-cell>
          <table:table-cell office:value-type="float" office:value="-0.3909912" calcext:value-type="float">
            <text:p>-0.3909912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02288818" calcext:value-type="float">
            <text:p>-0.02288818</text:p>
          </table:table-cell>
          <table:table-cell office:value-type="float" office:value="0.4147644" calcext:value-type="float">
            <text:p>0.4147644</text:p>
          </table:table-cell>
          <table:table-cell office:value-type="float" office:value="0.3991394" calcext:value-type="float">
            <text:p>0.3991394</text:p>
          </table:table-cell>
          <table:table-cell office:value-type="float" office:value="0.9855957" calcext:value-type="float">
            <text:p>0.9855957</text:p>
          </table:table-cell>
          <table:table-cell office:value-type="float" office:value="0.9769287" calcext:value-type="float">
            <text:p>0.9769287</text:p>
          </table:table-cell>
          <table:table-cell office:value-type="float" office:value="1.657806" calcext:value-type="float">
            <text:p>1.657806</text:p>
          </table:table-cell>
          <table:table-cell office:value-type="float" office:value="1.629883" calcext:value-type="float">
            <text:p>1.629883</text:p>
          </table:table-cell>
          <table:table-cell office:value-type="float" office:value="2.75" calcext:value-type="float">
            <text:p>2.75</text:p>
          </table:table-cell>
          <table:table-cell office:value-type="float" office:value="2.690094" calcext:value-type="float">
            <text:p>2.690094</text:p>
          </table:table-cell>
          <table:table-cell office:value-type="float" office:value="4.637054" calcext:value-type="float">
            <text:p>4.637054</text:p>
          </table:table-cell>
          <table:table-cell office:value-type="float" office:value="4.531952" calcext:value-type="float">
            <text:p>4.531952</text:p>
          </table:table-cell>
          <table:table-cell office:value-type="float" office:value="6.764771" calcext:value-type="float">
            <text:p>6.764771</text:p>
          </table:table-cell>
          <table:table-cell office:value-type="float" office:value="6.62619" calcext:value-type="float">
            <text:p>6.62619</text:p>
          </table:table-cell>
          <table:table-cell office:value-type="float" office:value="8.301788" calcext:value-type="float">
            <text:p>8.301788</text:p>
          </table:table-cell>
          <table:table-cell office:value-type="float" office:value="8.160248" calcext:value-type="float">
            <text:p>8.160248</text:p>
          </table:table-cell>
          <table:table-cell office:value-type="float" office:value="9.485962" calcext:value-type="float">
            <text:p>9.485962</text:p>
          </table:table-cell>
          <table:table-cell office:value-type="float" office:value="9.35318" calcext:value-type="float">
            <text:p>9.35318</text:p>
          </table:table-cell>
          <table:table-cell office:value-type="float" office:value="10.31958" calcext:value-type="float">
            <text:p>10.31958</text:p>
          </table:table-cell>
          <table:table-cell office:value-type="float" office:value="10.20215" calcext:value-type="float">
            <text:p>10.20215</text:p>
          </table:table-cell>
          <table:table-cell office:value-type="float" office:value="10.68011" calcext:value-type="float">
            <text:p>10.68011</text:p>
          </table:table-cell>
          <table:table-cell office:value-type="float" office:value="10.57547" calcext:value-type="float">
            <text:p>10.57547</text:p>
          </table:table-cell>
          <table:table-cell office:value-type="float" office:value="19.24664" calcext:value-type="float">
            <text:p>19.24664</text:p>
          </table:table-cell>
          <table:table-cell office:value-type="float" office:value="-6.064758" calcext:value-type="float">
            <text:p>-6.0647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2" calcext:value-type="float">
            <text:p>9012002</text:p>
          </table:table-cell>
          <table:table-cell office:value-type="float" office:value="4.085117" calcext:value-type="float">
            <text:p>4.085117</text:p>
          </table:table-cell>
          <table:table-cell office:value-type="float" office:value="12.09" calcext:value-type="float">
            <text:p>12.09</text:p>
          </table:table-cell>
          <table:table-cell office:value-type="float" office:value="-1.34" calcext:value-type="float">
            <text:p>-1.34</text:p>
          </table:table-cell>
          <table:table-cell office:value-type="float" office:value="0.9014512" calcext:value-type="float">
            <text:p>0.9014512</text:p>
          </table:table-cell>
          <table:table-cell office:value-type="float" office:value="0.4893785" calcext:value-type="float">
            <text:p>0.4893785</text:p>
          </table:table-cell>
          <table:table-cell office:value-type="float" office:value="214.056" calcext:value-type="float">
            <text:p>214.056</text:p>
          </table:table-cell>
          <table:table-cell office:value-type="float" office:value="0" calcext:value-type="float">
            <text:p>0</text:p>
          </table:table-cell>
          <table:table-cell office:value-type="float" office:value="2.539307" calcext:value-type="float">
            <text:p>2.539307</text:p>
          </table:table-cell>
          <table:table-cell office:value-type="float" office:value="-0.5231018" calcext:value-type="float">
            <text:p>-0.5231018</text:p>
          </table:table-cell>
          <table:table-cell office:value-type="float" office:value="0.1989746" calcext:value-type="float">
            <text:p>0.1989746</text:p>
          </table:table-cell>
          <table:table-cell office:value-type="float" office:value="-0.2895203" calcext:value-type="float">
            <text:p>-0.2895203</text:p>
          </table:table-cell>
          <table:table-cell office:value-type="float" office:value="-0.1178284" calcext:value-type="float">
            <text:p>-0.1178284</text:p>
          </table:table-cell>
          <table:table-cell office:value-type="float" office:value="-0.2254333" calcext:value-type="float">
            <text:p>-0.2254333</text:p>
          </table:table-cell>
          <table:table-cell office:value-type="float" office:value="0.02111816" calcext:value-type="float">
            <text:p>0.02111816</text:p>
          </table:table-cell>
          <table:table-cell office:value-type="float" office:value="0.003753662" calcext:value-type="float">
            <text:p>0.003753662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0.4148865" calcext:value-type="float">
            <text:p>0.4148865</text:p>
          </table:table-cell>
          <table:table-cell office:value-type="float" office:value="0.9780579" calcext:value-type="float">
            <text:p>0.9780579</text:p>
          </table:table-cell>
          <table:table-cell office:value-type="float" office:value="0.9728699" calcext:value-type="float">
            <text:p>0.9728699</text:p>
          </table:table-cell>
          <table:table-cell office:value-type="float" office:value="1.629669" calcext:value-type="float">
            <text:p>1.629669</text:p>
          </table:table-cell>
          <table:table-cell office:value-type="float" office:value="1.606537" calcext:value-type="float">
            <text:p>1.606537</text:p>
          </table:table-cell>
          <table:table-cell office:value-type="float" office:value="2.689545" calcext:value-type="float">
            <text:p>2.689545</text:p>
          </table:table-cell>
          <table:table-cell office:value-type="float" office:value="2.63739" calcext:value-type="float">
            <text:p>2.63739</text:p>
          </table:table-cell>
          <table:table-cell office:value-type="float" office:value="4.530884" calcext:value-type="float">
            <text:p>4.530884</text:p>
          </table:table-cell>
          <table:table-cell office:value-type="float" office:value="4.434509" calcext:value-type="float">
            <text:p>4.434509</text:p>
          </table:table-cell>
          <table:table-cell office:value-type="float" office:value="6.624786" calcext:value-type="float">
            <text:p>6.624786</text:p>
          </table:table-cell>
          <table:table-cell office:value-type="float" office:value="6.494843" calcext:value-type="float">
            <text:p>6.494843</text:p>
          </table:table-cell>
          <table:table-cell office:value-type="float" office:value="8.158783" calcext:value-type="float">
            <text:p>8.158783</text:p>
          </table:table-cell>
          <table:table-cell office:value-type="float" office:value="8.022766" calcext:value-type="float">
            <text:p>8.022766</text:p>
          </table:table-cell>
          <table:table-cell office:value-type="float" office:value="9.351776" calcext:value-type="float">
            <text:p>9.351776</text:p>
          </table:table-cell>
          <table:table-cell office:value-type="float" office:value="9.220947" calcext:value-type="float">
            <text:p>9.220947</text:p>
          </table:table-cell>
          <table:table-cell office:value-type="float" office:value="10.20087" calcext:value-type="float">
            <text:p>10.20087</text:p>
          </table:table-cell>
          <table:table-cell office:value-type="float" office:value="10.08322" calcext:value-type="float">
            <text:p>10.08322</text:p>
          </table:table-cell>
          <table:table-cell office:value-type="float" office:value="10.57437" calcext:value-type="float">
            <text:p>10.57437</text:p>
          </table:table-cell>
          <table:table-cell office:value-type="float" office:value="10.46844" calcext:value-type="float">
            <text:p>10.46844</text:p>
          </table:table-cell>
          <table:table-cell office:value-type="float" office:value="15.03287" calcext:value-type="float">
            <text:p>15.03287</text:p>
          </table:table-cell>
          <table:table-cell office:value-type="float" office:value="-3.088074" calcext:value-type="float">
            <text:p>-3.0880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2" calcext:value-type="float">
            <text:p>10012002</text:p>
          </table:table-cell>
          <table:table-cell office:value-type="float" office:value="8.994477" calcext:value-type="float">
            <text:p>8.994477</text:p>
          </table:table-cell>
          <table:table-cell office:value-type="float" office:value="8.33" calcext:value-type="float">
            <text:p>8.33</text:p>
          </table:table-cell>
          <table:table-cell office:value-type="float" office:value="-4.3" calcext:value-type="float">
            <text:p>-4.3</text:p>
          </table:table-cell>
          <table:table-cell office:value-type="float" office:value="0.8145937" calcext:value-type="float">
            <text:p>0.8145937</text:p>
          </table:table-cell>
          <table:table-cell office:value-type="float" office:value="0.3938722" calcext:value-type="float">
            <text:p>0.3938722</text:p>
          </table:table-cell>
          <table:table-cell office:value-type="float" office:value="301.428" calcext:value-type="float">
            <text:p>301.428</text:p>
          </table:table-cell>
          <table:table-cell office:value-type="float" office:value="0" calcext:value-type="float">
            <text:p>0</text:p>
          </table:table-cell>
          <table:table-cell office:value-type="float" office:value="4.210144" calcext:value-type="float">
            <text:p>4.210144</text:p>
          </table:table-cell>
          <table:table-cell office:value-type="float" office:value="-0.8500671" calcext:value-type="float">
            <text:p>-0.8500671</text:p>
          </table:table-cell>
          <table:table-cell office:value-type="float" office:value="0.5085449" calcext:value-type="float">
            <text:p>0.5085449</text:p>
          </table:table-cell>
          <table:table-cell office:value-type="float" office:value="-0.1889648" calcext:value-type="float">
            <text:p>-0.1889648</text:p>
          </table:table-cell>
          <table:table-cell office:value-type="float" office:value="-0.01574707" calcext:value-type="float">
            <text:p>-0.01574707</text:p>
          </table:table-cell>
          <table:table-cell office:value-type="float" office:value="-0.1336975" calcext:value-type="float">
            <text:p>-0.1336975</text:p>
          </table:table-cell>
          <table:table-cell office:value-type="float" office:value="0.03735352" calcext:value-type="float">
            <text:p>0.03735352</text:p>
          </table:table-cell>
          <table:table-cell office:value-type="float" office:value="0.02047729" calcext:value-type="float">
            <text:p>0.02047729</text:p>
          </table:table-cell>
          <table:table-cell office:value-type="float" office:value="0.4353638" calcext:value-type="float">
            <text:p>0.4353638</text:p>
          </table:table-cell>
          <table:table-cell office:value-type="float" office:value="0.4251099" calcext:value-type="float">
            <text:p>0.4251099</text:p>
          </table:table-cell>
          <table:table-cell office:value-type="float" office:value="0.9727478" calcext:value-type="float">
            <text:p>0.9727478</text:p>
          </table:table-cell>
          <table:table-cell office:value-type="float" office:value="0.9647522" calcext:value-type="float">
            <text:p>0.9647522</text:p>
          </table:table-cell>
          <table:table-cell office:value-type="float" office:value="1.606262" calcext:value-type="float">
            <text:p>1.606262</text:p>
          </table:table-cell>
          <table:table-cell office:value-type="float" office:value="1.583069" calcext:value-type="float">
            <text:p>1.583069</text:p>
          </table:table-cell>
          <table:table-cell office:value-type="float" office:value="2.636902" calcext:value-type="float">
            <text:p>2.636902</text:p>
          </table:table-cell>
          <table:table-cell office:value-type="float" office:value="2.588837" calcext:value-type="float">
            <text:p>2.588837</text:p>
          </table:table-cell>
          <table:table-cell office:value-type="float" office:value="4.433563" calcext:value-type="float">
            <text:p>4.433563</text:p>
          </table:table-cell>
          <table:table-cell office:value-type="float" office:value="4.344696" calcext:value-type="float">
            <text:p>4.344696</text:p>
          </table:table-cell>
          <table:table-cell office:value-type="float" office:value="6.49353" calcext:value-type="float">
            <text:p>6.49353</text:p>
          </table:table-cell>
          <table:table-cell office:value-type="float" office:value="6.371033" calcext:value-type="float">
            <text:p>6.371033</text:p>
          </table:table-cell>
          <table:table-cell office:value-type="float" office:value="8.021362" calcext:value-type="float">
            <text:p>8.021362</text:p>
          </table:table-cell>
          <table:table-cell office:value-type="float" office:value="7.890198" calcext:value-type="float">
            <text:p>7.890198</text:p>
          </table:table-cell>
          <table:table-cell office:value-type="float" office:value="9.219543" calcext:value-type="float">
            <text:p>9.219543</text:p>
          </table:table-cell>
          <table:table-cell office:value-type="float" office:value="9.091156" calcext:value-type="float">
            <text:p>9.091156</text:p>
          </table:table-cell>
          <table:table-cell office:value-type="float" office:value="10.082" calcext:value-type="float">
            <text:p>10.082</text:p>
          </table:table-cell>
          <table:table-cell office:value-type="float" office:value="9.9646" calcext:value-type="float">
            <text:p>9.9646</text:p>
          </table:table-cell>
          <table:table-cell office:value-type="float" office:value="10.46735" calcext:value-type="float">
            <text:p>10.46735</text:p>
          </table:table-cell>
          <table:table-cell office:value-type="float" office:value="10.36057" calcext:value-type="float">
            <text:p>10.36057</text:p>
          </table:table-cell>
          <table:table-cell office:value-type="float" office:value="19.5473" calcext:value-type="float">
            <text:p>19.5473</text:p>
          </table:table-cell>
          <table:table-cell office:value-type="float" office:value="-5.219452" calcext:value-type="float">
            <text:p>-5.2194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2" calcext:value-type="float">
            <text:p>11012002</text:p>
          </table:table-cell>
          <table:table-cell office:value-type="float" office:value="8.915489" calcext:value-type="float">
            <text:p>8.915489</text:p>
          </table:table-cell>
          <table:table-cell office:value-type="float" office:value="12" calcext:value-type="float">
            <text:p>12</text:p>
          </table:table-cell>
          <table:table-cell office:value-type="float" office:value="-7.68" calcext:value-type="float">
            <text:p>-7.68</text:p>
          </table:table-cell>
          <table:table-cell office:value-type="float" office:value="0.8204997" calcext:value-type="float">
            <text:p>0.8204997</text:p>
          </table:table-cell>
          <table:table-cell office:value-type="float" office:value="0.3055731" calcext:value-type="float">
            <text:p>0.3055731</text:p>
          </table:table-cell>
          <table:table-cell office:value-type="float" office:value="271.332" calcext:value-type="float">
            <text:p>271.332</text:p>
          </table:table-cell>
          <table:table-cell office:value-type="float" office:value="0" calcext:value-type="float">
            <text:p>0</text:p>
          </table:table-cell>
          <table:table-cell office:value-type="float" office:value="3.989471" calcext:value-type="float">
            <text:p>3.989471</text:p>
          </table:table-cell>
          <table:table-cell office:value-type="float" office:value="-2.341003" calcext:value-type="float">
            <text:p>-2.341003</text:p>
          </table:table-cell>
          <table:table-cell office:value-type="float" office:value="0.4336853" calcext:value-type="float">
            <text:p>0.4336853</text:p>
          </table:table-cell>
          <table:table-cell office:value-type="float" office:value="-0.4075623" calcext:value-type="float">
            <text:p>-0.4075623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1154175" calcext:value-type="float">
            <text:p>-0.1154175</text:p>
          </table:table-cell>
          <table:table-cell office:value-type="float" office:value="0.04067993" calcext:value-type="float">
            <text:p>0.04067993</text:p>
          </table:table-cell>
          <table:table-cell office:value-type="float" office:value="0.02490234" calcext:value-type="float">
            <text:p>0.02490234</text:p>
          </table:table-cell>
          <table:table-cell office:value-type="float" office:value="0.4362793" calcext:value-type="float">
            <text:p>0.4362793</text:p>
          </table:table-cell>
          <table:table-cell office:value-type="float" office:value="0.4267273" calcext:value-type="float">
            <text:p>0.4267273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9543457" calcext:value-type="float">
            <text:p>0.9543457</text:p>
          </table:table-cell>
          <table:table-cell office:value-type="float" office:value="1.582764" calcext:value-type="float">
            <text:p>1.582764</text:p>
          </table:table-cell>
          <table:table-cell office:value-type="float" office:value="1.558319" calcext:value-type="float">
            <text:p>1.558319</text:p>
          </table:table-cell>
          <table:table-cell office:value-type="float" office:value="2.588348" calcext:value-type="float">
            <text:p>2.588348</text:p>
          </table:table-cell>
          <table:table-cell office:value-type="float" office:value="2.541931" calcext:value-type="float">
            <text:p>2.541931</text:p>
          </table:table-cell>
          <table:table-cell office:value-type="float" office:value="4.343781" calcext:value-type="float">
            <text:p>4.343781</text:p>
          </table:table-cell>
          <table:table-cell office:value-type="float" office:value="4.261047" calcext:value-type="float">
            <text:p>4.261047</text:p>
          </table:table-cell>
          <table:table-cell office:value-type="float" office:value="6.369812" calcext:value-type="float">
            <text:p>6.369812</text:p>
          </table:table-cell>
          <table:table-cell office:value-type="float" office:value="6.254242" calcext:value-type="float">
            <text:p>6.254242</text:p>
          </table:table-cell>
          <table:table-cell office:value-type="float" office:value="7.888855" calcext:value-type="float">
            <text:p>7.888855</text:p>
          </table:table-cell>
          <table:table-cell office:value-type="float" office:value="7.762756" calcext:value-type="float">
            <text:p>7.762756</text:p>
          </table:table-cell>
          <table:table-cell office:value-type="float" office:value="9.089813" calcext:value-type="float">
            <text:p>9.089813</text:p>
          </table:table-cell>
          <table:table-cell office:value-type="float" office:value="8.96405" calcext:value-type="float">
            <text:p>8.96405</text:p>
          </table:table-cell>
          <table:table-cell office:value-type="float" office:value="9.963379" calcext:value-type="float">
            <text:p>9.963379</text:p>
          </table:table-cell>
          <table:table-cell office:value-type="float" office:value="9.846191" calcext:value-type="float">
            <text:p>9.846191</text:p>
          </table:table-cell>
          <table:table-cell office:value-type="float" office:value="10.35944" calcext:value-type="float">
            <text:p>10.35944</text:p>
          </table:table-cell>
          <table:table-cell office:value-type="float" office:value="10.25189" calcext:value-type="float">
            <text:p>10.25189</text:p>
          </table:table-cell>
          <table:table-cell office:value-type="float" office:value="19.47119" calcext:value-type="float">
            <text:p>19.47119</text:p>
          </table:table-cell>
          <table:table-cell office:value-type="float" office:value="-9.699127" calcext:value-type="float">
            <text:p>-9.6991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2" calcext:value-type="float">
            <text:p>12012002</text:p>
          </table:table-cell>
          <table:table-cell office:value-type="float" office:value="9.803665" calcext:value-type="float">
            <text:p>9.803665</text:p>
          </table:table-cell>
          <table:table-cell office:value-type="float" office:value="8.49" calcext:value-type="float">
            <text:p>8.49</text:p>
          </table:table-cell>
          <table:table-cell office:value-type="float" office:value="-2.1" calcext:value-type="float">
            <text:p>-2.1</text:p>
          </table:table-cell>
          <table:table-cell office:value-type="float" office:value="0.7261929" calcext:value-type="float">
            <text:p>0.7261929</text:p>
          </table:table-cell>
          <table:table-cell office:value-type="float" office:value="0.4630539" calcext:value-type="float">
            <text:p>0.4630539</text:p>
          </table:table-cell>
          <table:table-cell office:value-type="float" office:value="389.448" calcext:value-type="float">
            <text:p>389.448</text:p>
          </table:table-cell>
          <table:table-cell office:value-type="float" office:value="0" calcext:value-type="float">
            <text:p>0</text:p>
          </table:table-cell>
          <table:table-cell office:value-type="float" office:value="4.780273" calcext:value-type="float">
            <text:p>4.780273</text:p>
          </table:table-cell>
          <table:table-cell office:value-type="float" office:value="-0.6399536" calcext:value-type="float">
            <text:p>-0.6399536</text:p>
          </table:table-cell>
          <table:table-cell office:value-type="float" office:value="2.043945" calcext:value-type="float">
            <text:p>2.043945</text:p>
          </table:table-cell>
          <table:table-cell office:value-type="float" office:value="-0.1446228" calcext:value-type="float">
            <text:p>-0.1446228</text:p>
          </table:table-cell>
          <table:table-cell office:value-type="float" office:value="0.2347412" calcext:value-type="float">
            <text:p>0.2347412</text:p>
          </table:table-cell>
          <table:table-cell office:value-type="float" office:value="-0.05819702" calcext:value-type="float">
            <text:p>-0.05819702</text:p>
          </table:table-cell>
          <table:table-cell office:value-type="float" office:value="0.07077026" calcext:value-type="float">
            <text:p>0.07077026</text:p>
          </table:table-cell>
          <table:table-cell office:value-type="float" office:value="0.03256226" calcext:value-type="float">
            <text:p>0.03256226</text:p>
          </table:table-cell>
          <table:table-cell office:value-type="float" office:value="0.4556885" calcext:value-type="float">
            <text:p>0.4556885</text:p>
          </table:table-cell>
          <table:table-cell office:value-type="float" office:value="0.4313965" calcext:value-type="float">
            <text:p>0.4313965</text:p>
          </table:table-cell>
          <table:table-cell office:value-type="float" office:value="0.9569397" calcext:value-type="float">
            <text:p>0.9569397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1.558044" calcext:value-type="float">
            <text:p>1.558044</text:p>
          </table:table-cell>
          <table:table-cell office:value-type="float" office:value="1.538513" calcext:value-type="float">
            <text:p>1.538513</text:p>
          </table:table-cell>
          <table:table-cell office:value-type="float" office:value="2.541443" calcext:value-type="float">
            <text:p>2.541443</text:p>
          </table:table-cell>
          <table:table-cell office:value-type="float" office:value="2.498718" calcext:value-type="float">
            <text:p>2.498718</text:p>
          </table:table-cell>
          <table:table-cell office:value-type="float" office:value="4.260162" calcext:value-type="float">
            <text:p>4.260162</text:p>
          </table:table-cell>
          <table:table-cell office:value-type="float" office:value="4.18222" calcext:value-type="float">
            <text:p>4.18222</text:p>
          </table:table-cell>
          <table:table-cell office:value-type="float" office:value="6.252991" calcext:value-type="float">
            <text:p>6.252991</text:p>
          </table:table-cell>
          <table:table-cell office:value-type="float" office:value="6.143341" calcext:value-type="float">
            <text:p>6.143341</text:p>
          </table:table-cell>
          <table:table-cell office:value-type="float" office:value="7.761444" calcext:value-type="float">
            <text:p>7.761444</text:p>
          </table:table-cell>
          <table:table-cell office:value-type="float" office:value="7.640015" calcext:value-type="float">
            <text:p>7.640015</text:p>
          </table:table-cell>
          <table:table-cell office:value-type="float" office:value="8.962769" calcext:value-type="float">
            <text:p>8.962769</text:p>
          </table:table-cell>
          <table:table-cell office:value-type="float" office:value="8.839569" calcext:value-type="float">
            <text:p>8.839569</text:p>
          </table:table-cell>
          <table:table-cell office:value-type="float" office:value="9.844971" calcext:value-type="float">
            <text:p>9.844971</text:p>
          </table:table-cell>
          <table:table-cell office:value-type="float" office:value="9.728607" calcext:value-type="float">
            <text:p>9.728607</text:p>
          </table:table-cell>
          <table:table-cell office:value-type="float" office:value="10.25076" calcext:value-type="float">
            <text:p>10.25076</text:p>
          </table:table-cell>
          <table:table-cell office:value-type="float" office:value="10.14282" calcext:value-type="float">
            <text:p>10.14282</text:p>
          </table:table-cell>
          <table:table-cell office:value-type="float" office:value="19.0636" calcext:value-type="float">
            <text:p>19.0636</text:p>
          </table:table-cell>
          <table:table-cell office:value-type="float" office:value="-4.24231" calcext:value-type="float">
            <text:p>-4.242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2" calcext:value-type="float">
            <text:p>13012002</text:p>
          </table:table-cell>
          <table:table-cell office:value-type="float" office:value="6.534719" calcext:value-type="float">
            <text:p>6.534719</text:p>
          </table:table-cell>
          <table:table-cell office:value-type="float" office:value="12.2" calcext:value-type="float">
            <text:p>12.2</text:p>
          </table:table-cell>
          <table:table-cell office:value-type="float" office:value="0.62" calcext:value-type="float">
            <text:p>0.62</text:p>
          </table:table-cell>
          <table:table-cell office:value-type="float" office:value="0.9007457" calcext:value-type="float">
            <text:p>0.9007457</text:p>
          </table:table-cell>
          <table:table-cell office:value-type="float" office:value="0.5635828" calcext:value-type="float">
            <text:p>0.5635828</text:p>
          </table:table-cell>
          <table:table-cell office:value-type="float" office:value="535.86" calcext:value-type="float">
            <text:p>535.86</text:p>
          </table:table-cell>
          <table:table-cell office:value-type="float" office:value="0.7" calcext:value-type="float">
            <text:p>0.7</text:p>
          </table:table-cell>
          <table:table-cell office:value-type="float" office:value="5.626251" calcext:value-type="float">
            <text:p>5.626251</text:p>
          </table:table-cell>
          <table:table-cell office:value-type="float" office:value="-0.342926" calcext:value-type="float">
            <text:p>-0.342926</text:p>
          </table:table-cell>
          <table:table-cell office:value-type="float" office:value="2.553711" calcext:value-type="float">
            <text:p>2.553711</text:p>
          </table:table-cell>
          <table:table-cell office:value-type="float" office:value="-0.1081543" calcext:value-type="float">
            <text:p>-0.1081543</text:p>
          </table:table-cell>
          <table:table-cell office:value-type="float" office:value="0.3499451" calcext:value-type="float">
            <text:p>0.3499451</text:p>
          </table:table-cell>
          <table:table-cell office:value-type="float" office:value="-0.03765869" calcext:value-type="float">
            <text:p>-0.03765869</text:p>
          </table:table-cell>
          <table:table-cell office:value-type="float" office:value="0.5359802" calcext:value-type="float">
            <text:p>0.5359802</text:p>
          </table:table-cell>
          <table:table-cell office:value-type="float" office:value="0.03613281" calcext:value-type="float">
            <text:p>0.03613281</text:p>
          </table:table-cell>
          <table:table-cell office:value-type="float" office:value="0.7834778" calcext:value-type="float">
            <text:p>0.7834778</text:p>
          </table:table-cell>
          <table:table-cell office:value-type="float" office:value="0.4346619" calcext:value-type="float">
            <text:p>0.4346619</text:p>
          </table:table-cell>
          <table:table-cell office:value-type="float" office:value="1.170837" calcext:value-type="float">
            <text:p>1.170837</text:p>
          </table:table-cell>
          <table:table-cell office:value-type="float" office:value="0.9408569" calcext:value-type="float">
            <text:p>0.9408569</text:p>
          </table:table-cell>
          <table:table-cell office:value-type="float" office:value="1.664886" calcext:value-type="float">
            <text:p>1.664886</text:p>
          </table:table-cell>
          <table:table-cell office:value-type="float" office:value="1.525757" calcext:value-type="float">
            <text:p>1.525757</text:p>
          </table:table-cell>
          <table:table-cell office:value-type="float" office:value="2.498291" calcext:value-type="float">
            <text:p>2.498291</text:p>
          </table:table-cell>
          <table:table-cell office:value-type="float" office:value="2.474731" calcext:value-type="float">
            <text:p>2.474731</text:p>
          </table:table-cell>
          <table:table-cell office:value-type="float" office:value="4.181396" calcext:value-type="float">
            <text:p>4.181396</text:p>
          </table:table-cell>
          <table:table-cell office:value-type="float" office:value="4.110809" calcext:value-type="float">
            <text:p>4.110809</text:p>
          </table:table-cell>
          <table:table-cell office:value-type="float" office:value="6.142242" calcext:value-type="float">
            <text:p>6.142242</text:p>
          </table:table-cell>
          <table:table-cell office:value-type="float" office:value="6.038055" calcext:value-type="float">
            <text:p>6.038055</text:p>
          </table:table-cell>
          <table:table-cell office:value-type="float" office:value="7.638763" calcext:value-type="float">
            <text:p>7.638763</text:p>
          </table:table-cell>
          <table:table-cell office:value-type="float" office:value="7.521637" calcext:value-type="float">
            <text:p>7.521637</text:p>
          </table:table-cell>
          <table:table-cell office:value-type="float" office:value="8.838318" calcext:value-type="float">
            <text:p>8.838318</text:p>
          </table:table-cell>
          <table:table-cell office:value-type="float" office:value="8.717224" calcext:value-type="float">
            <text:p>8.717224</text:p>
          </table:table-cell>
          <table:table-cell office:value-type="float" office:value="9.727417" calcext:value-type="float">
            <text:p>9.727417</text:p>
          </table:table-cell>
          <table:table-cell office:value-type="float" office:value="9.611572" calcext:value-type="float">
            <text:p>9.611572</text:p>
          </table:table-cell>
          <table:table-cell office:value-type="float" office:value="10.14169" calcext:value-type="float">
            <text:p>10.14169</text:p>
          </table:table-cell>
          <table:table-cell office:value-type="float" office:value="10.03381" calcext:value-type="float">
            <text:p>10.03381</text:p>
          </table:table-cell>
          <table:table-cell office:value-type="float" office:value="19.16257" calcext:value-type="float">
            <text:p>19.16257</text:p>
          </table:table-cell>
          <table:table-cell office:value-type="float" office:value="-1.932465" calcext:value-type="float">
            <text:p>-1.9324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2" calcext:value-type="float">
            <text:p>14012002</text:p>
          </table:table-cell>
          <table:table-cell office:value-type="float" office:value="4.0788" calcext:value-type="float">
            <text:p>4.0788</text:p>
          </table:table-cell>
          <table:table-cell office:value-type="float" office:value="3.57" calcext:value-type="float">
            <text:p>3.57</text:p>
          </table:table-cell>
          <table:table-cell office:value-type="float" office:value="-3.79" calcext:value-type="float">
            <text:p>-3.79</text:p>
          </table:table-cell>
          <table:table-cell office:value-type="float" office:value="0.6890326" calcext:value-type="float">
            <text:p>0.6890326</text:p>
          </table:table-cell>
          <table:table-cell office:value-type="float" office:value="0.4090235" calcext:value-type="float">
            <text:p>0.4090235</text:p>
          </table:table-cell>
          <table:table-cell office:value-type="float" office:value="577.764" calcext:value-type="float">
            <text:p>577.764</text:p>
          </table:table-cell>
          <table:table-cell office:value-type="float" office:value="0.1" calcext:value-type="float">
            <text:p>0.1</text:p>
          </table:table-cell>
          <table:table-cell office:value-type="float" office:value="2.346405" calcext:value-type="float">
            <text:p>2.346405</text:p>
          </table:table-cell>
          <table:table-cell office:value-type="float" office:value="-0.6097717" calcext:value-type="float">
            <text:p>-0.6097717</text:p>
          </table:table-cell>
          <table:table-cell office:value-type="float" office:value="0.9849854" calcext:value-type="float">
            <text:p>0.9849854</text:p>
          </table:table-cell>
          <table:table-cell office:value-type="float" office:value="-0.125946" calcext:value-type="float">
            <text:p>-0.125946</text:p>
          </table:table-cell>
          <table:table-cell office:value-type="float" office:value="0.1535034" calcext:value-type="float">
            <text:p>0.1535034</text:p>
          </table:table-cell>
          <table:table-cell office:value-type="float" office:value="0.01318359" calcext:value-type="float">
            <text:p>0.01318359</text:p>
          </table:table-cell>
          <table:table-cell office:value-type="float" office:value="0.4877014" calcext:value-type="float">
            <text:p>0.4877014</text:p>
          </table:table-cell>
          <table:table-cell office:value-type="float" office:value="0.4083862" calcext:value-type="float">
            <text:p>0.4083862</text:p>
          </table:table-cell>
          <table:table-cell office:value-type="float" office:value="0.7997437" calcext:value-type="float">
            <text:p>0.7997437</text:p>
          </table:table-cell>
          <table:table-cell office:value-type="float" office:value="0.7453308" calcext:value-type="float">
            <text:p>0.7453308</text:p>
          </table:table-cell>
          <table:table-cell office:value-type="float" office:value="1.209381" calcext:value-type="float">
            <text:p>1.209381</text:p>
          </table:table-cell>
          <table:table-cell office:value-type="float" office:value="1.171021" calcext:value-type="float">
            <text:p>1.171021</text:p>
          </table:table-cell>
          <table:table-cell office:value-type="float" office:value="1.707367" calcext:value-type="float">
            <text:p>1.707367</text:p>
          </table:table-cell>
          <table:table-cell office:value-type="float" office:value="1.665771" calcext:value-type="float">
            <text:p>1.665771</text:p>
          </table:table-cell>
          <table:table-cell office:value-type="float" office:value="2.531555" calcext:value-type="float">
            <text:p>2.531555</text:p>
          </table:table-cell>
          <table:table-cell office:value-type="float" office:value="2.494415" calcext:value-type="float">
            <text:p>2.494415</text:p>
          </table:table-cell>
          <table:table-cell office:value-type="float" office:value="4.110229" calcext:value-type="float">
            <text:p>4.110229</text:p>
          </table:table-cell>
          <table:table-cell office:value-type="float" office:value="4.06543" calcext:value-type="float">
            <text:p>4.06543</text:p>
          </table:table-cell>
          <table:table-cell office:value-type="float" office:value="6.036987" calcext:value-type="float">
            <text:p>6.036987</text:p>
          </table:table-cell>
          <table:table-cell office:value-type="float" office:value="5.940521" calcext:value-type="float">
            <text:p>5.940521</text:p>
          </table:table-cell>
          <table:table-cell office:value-type="float" office:value="7.520416" calcext:value-type="float">
            <text:p>7.520416</text:p>
          </table:table-cell>
          <table:table-cell office:value-type="float" office:value="7.407715" calcext:value-type="float">
            <text:p>7.407715</text:p>
          </table:table-cell>
          <table:table-cell office:value-type="float" office:value="8.715973" calcext:value-type="float">
            <text:p>8.715973</text:p>
          </table:table-cell>
          <table:table-cell office:value-type="float" office:value="8.597839" calcext:value-type="float">
            <text:p>8.597839</text:p>
          </table:table-cell>
          <table:table-cell office:value-type="float" office:value="9.610382" calcext:value-type="float">
            <text:p>9.610382</text:p>
          </table:table-cell>
          <table:table-cell office:value-type="float" office:value="9.495514" calcext:value-type="float">
            <text:p>9.495514</text:p>
          </table:table-cell>
          <table:table-cell office:value-type="float" office:value="10.03265" calcext:value-type="float">
            <text:p>10.03265</text:p>
          </table:table-cell>
          <table:table-cell office:value-type="float" office:value="9.924744" calcext:value-type="float">
            <text:p>9.924744</text:p>
          </table:table-cell>
          <table:table-cell office:value-type="float" office:value="8.903748" calcext:value-type="float">
            <text:p>8.903748</text:p>
          </table:table-cell>
          <table:table-cell office:value-type="float" office:value="-4.235992" calcext:value-type="float">
            <text:p>-4.2359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2" calcext:value-type="float">
            <text:p>15012002</text:p>
          </table:table-cell>
          <table:table-cell office:value-type="float" office:value="7.00272" calcext:value-type="float">
            <text:p>7.00272</text:p>
          </table:table-cell>
          <table:table-cell office:value-type="float" office:value="-2.05" calcext:value-type="float">
            <text:p>-2.05</text:p>
          </table:table-cell>
          <table:table-cell office:value-type="float" office:value="-8.28" calcext:value-type="float">
            <text:p>-8.28</text:p>
          </table:table-cell>
          <table:table-cell office:value-type="float" office:value="0.4647468" calcext:value-type="float">
            <text:p>0.4647468</text:p>
          </table:table-cell>
          <table:table-cell office:value-type="float" office:value="0.2919115" calcext:value-type="float">
            <text:p>0.2919115</text:p>
          </table:table-cell>
          <table:table-cell office:value-type="float" office:value="227.556" calcext:value-type="float">
            <text:p>227.556</text:p>
          </table:table-cell>
          <table:table-cell office:value-type="float" office:value="0" calcext:value-type="float">
            <text:p>0</text:p>
          </table:table-cell>
          <table:table-cell office:value-type="float" office:value="0.5204468" calcext:value-type="float">
            <text:p>0.5204468</text:p>
          </table:table-cell>
          <table:table-cell office:value-type="float" office:value="-1.806702" calcext:value-type="float">
            <text:p>-1.806702</text:p>
          </table:table-cell>
          <table:table-cell office:value-type="float" office:value="0.01672363" calcext:value-type="float">
            <text:p>0.01672363</text:p>
          </table:table-cell>
          <table:table-cell office:value-type="float" office:value="-0.2894592" calcext:value-type="float">
            <text:p>-0.2894592</text:p>
          </table:table-cell>
          <table:table-cell office:value-type="float" office:value="0.02926636" calcext:value-type="float">
            <text:p>0.02926636</text:p>
          </table:table-cell>
          <table:table-cell office:value-type="float" office:value="-0.009979248" calcext:value-type="float">
            <text:p>-0.009979248</text:p>
          </table:table-cell>
          <table:table-cell office:value-type="float" office:value="0.4291077" calcext:value-type="float">
            <text:p>0.4291077</text:p>
          </table:table-cell>
          <table:table-cell office:value-type="float" office:value="0.4079895" calcext:value-type="float">
            <text:p>0.4079895</text:p>
          </table:table-cell>
          <table:table-cell office:value-type="float" office:value="0.7686462" calcext:value-type="float">
            <text:p>0.7686462</text:p>
          </table:table-cell>
          <table:table-cell office:value-type="float" office:value="0.756012" calcext:value-type="float">
            <text:p>0.756012</text:p>
          </table:table-cell>
          <table:table-cell office:value-type="float" office:value="1.20462" calcext:value-type="float">
            <text:p>1.20462</text:p>
          </table:table-cell>
          <table:table-cell office:value-type="float" office:value="1.19577" calcext:value-type="float">
            <text:p>1.19577</text:p>
          </table:table-cell>
          <table:table-cell office:value-type="float" office:value="1.707367" calcext:value-type="float">
            <text:p>1.707367</text:p>
          </table:table-cell>
          <table:table-cell office:value-type="float" office:value="1.703491" calcext:value-type="float">
            <text:p>1.703491</text:p>
          </table:table-cell>
          <table:table-cell office:value-type="float" office:value="2.5354" calcext:value-type="float">
            <text:p>2.5354</text:p>
          </table:table-cell>
          <table:table-cell office:value-type="float" office:value="2.531738" calcext:value-type="float">
            <text:p>2.531738</text:p>
          </table:table-cell>
          <table:table-cell office:value-type="float" office:value="4.065063" calcext:value-type="float">
            <text:p>4.065063</text:p>
          </table:table-cell>
          <table:table-cell office:value-type="float" office:value="4.02774" calcext:value-type="float">
            <text:p>4.02774</text:p>
          </table:table-cell>
          <table:table-cell office:value-type="float" office:value="5.939545" calcext:value-type="float">
            <text:p>5.939545</text:p>
          </table:table-cell>
          <table:table-cell office:value-type="float" office:value="5.852631" calcext:value-type="float">
            <text:p>5.852631</text:p>
          </table:table-cell>
          <table:table-cell office:value-type="float" office:value="7.406586" calcext:value-type="float">
            <text:p>7.406586</text:p>
          </table:table-cell>
          <table:table-cell office:value-type="float" office:value="7.299072" calcext:value-type="float">
            <text:p>7.299072</text:p>
          </table:table-cell>
          <table:table-cell office:value-type="float" office:value="8.596649" calcext:value-type="float">
            <text:p>8.596649</text:p>
          </table:table-cell>
          <table:table-cell office:value-type="float" office:value="8.481689" calcext:value-type="float">
            <text:p>8.481689</text:p>
          </table:table-cell>
          <table:table-cell office:value-type="float" office:value="9.494324" calcext:value-type="float">
            <text:p>9.494324</text:p>
          </table:table-cell>
          <table:table-cell office:value-type="float" office:value="9.380615" calcext:value-type="float">
            <text:p>9.380615</text:p>
          </table:table-cell>
          <table:table-cell office:value-type="float" office:value="9.923615" calcext:value-type="float">
            <text:p>9.923615</text:p>
          </table:table-cell>
          <table:table-cell office:value-type="float" office:value="9.816254" calcext:value-type="float">
            <text:p>9.816254</text:p>
          </table:table-cell>
          <table:table-cell office:value-type="float" office:value="4.973663" calcext:value-type="float">
            <text:p>4.973663</text:p>
          </table:table-cell>
          <table:table-cell office:value-type="float" office:value="-8.602783" calcext:value-type="float">
            <text:p>-8.6027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2" calcext:value-type="float">
            <text:p>16012002</text:p>
          </table:table-cell>
          <table:table-cell office:value-type="float" office:value="9.106791" calcext:value-type="float">
            <text:p>9.106791</text:p>
          </table:table-cell>
          <table:table-cell office:value-type="float" office:value="1.24" calcext:value-type="float">
            <text:p>1.24</text:p>
          </table:table-cell>
          <table:table-cell office:value-type="float" office:value="-8.1" calcext:value-type="float">
            <text:p>-8.1</text:p>
          </table:table-cell>
          <table:table-cell office:value-type="float" office:value="0.5890744" calcext:value-type="float">
            <text:p>0.5890744</text:p>
          </table:table-cell>
          <table:table-cell office:value-type="float" office:value="0.2959509" calcext:value-type="float">
            <text:p>0.2959509</text:p>
          </table:table-cell>
          <table:table-cell office:value-type="float" office:value="287.172" calcext:value-type="float">
            <text:p>287.172</text:p>
          </table:table-cell>
          <table:table-cell office:value-type="float" office:value="0" calcext:value-type="float">
            <text:p>0</text:p>
          </table:table-cell>
          <table:table-cell office:value-type="float" office:value="2.318481" calcext:value-type="float">
            <text:p>2.318481</text:p>
          </table:table-cell>
          <table:table-cell office:value-type="float" office:value="-2.539795" calcext:value-type="float">
            <text:p>-2.539795</text:p>
          </table:table-cell>
          <table:table-cell office:value-type="float" office:value="0.2212219" calcext:value-type="float">
            <text:p>0.2212219</text:p>
          </table:table-cell>
          <table:table-cell office:value-type="float" office:value="-0.4212341" calcext:value-type="float">
            <text:p>-0.4212341</text:p>
          </table:table-cell>
          <table:table-cell office:value-type="float" office:value="0.05477905" calcext:value-type="float">
            <text:p>0.05477905</text:p>
          </table:table-cell>
          <table:table-cell office:value-type="float" office:value="-0.03057861" calcext:value-type="float">
            <text:p>-0.03057861</text:p>
          </table:table-cell>
          <table:table-cell office:value-type="float" office:value="0.4415894" calcext:value-type="float">
            <text:p>0.4415894</text:p>
          </table:table-cell>
          <table:table-cell office:value-type="float" office:value="0.3948059" calcext:value-type="float">
            <text:p>0.3948059</text:p>
          </table:table-cell>
          <table:table-cell office:value-type="float" office:value="0.7732239" calcext:value-type="float">
            <text:p>0.7732239</text:p>
          </table:table-cell>
          <table:table-cell office:value-type="float" office:value="0.7454529" calcext:value-type="float">
            <text:p>0.7454529</text:p>
          </table:table-cell>
          <table:table-cell office:value-type="float" office:value="1.198151" calcext:value-type="float">
            <text:p>1.198151</text:p>
          </table:table-cell>
          <table:table-cell office:value-type="float" office:value="1.187408" calcext:value-type="float">
            <text:p>1.187408</text:p>
          </table:table-cell>
          <table:table-cell office:value-type="float" office:value="1.70401" calcext:value-type="float">
            <text:p>1.70401</text:p>
          </table:table-cell>
          <table:table-cell office:value-type="float" office:value="1.695099" calcext:value-type="float">
            <text:p>1.695099</text:p>
          </table:table-cell>
          <table:table-cell office:value-type="float" office:value="2.532318" calcext:value-type="float">
            <text:p>2.532318</text:p>
          </table:table-cell>
          <table:table-cell office:value-type="float" office:value="2.517395" calcext:value-type="float">
            <text:p>2.517395</text:p>
          </table:table-cell>
          <table:table-cell office:value-type="float" office:value="4.027374" calcext:value-type="float">
            <text:p>4.027374</text:p>
          </table:table-cell>
          <table:table-cell office:value-type="float" office:value="3.988159" calcext:value-type="float">
            <text:p>3.988159</text:p>
          </table:table-cell>
          <table:table-cell office:value-type="float" office:value="5.851776" calcext:value-type="float">
            <text:p>5.851776</text:p>
          </table:table-cell>
          <table:table-cell office:value-type="float" office:value="5.771393" calcext:value-type="float">
            <text:p>5.771393</text:p>
          </table:table-cell>
          <table:table-cell office:value-type="float" office:value="7.297974" calcext:value-type="float">
            <text:p>7.297974</text:p>
          </table:table-cell>
          <table:table-cell office:value-type="float" office:value="7.196106" calcext:value-type="float">
            <text:p>7.196106</text:p>
          </table:table-cell>
          <table:table-cell office:value-type="float" office:value="8.480499" calcext:value-type="float">
            <text:p>8.480499</text:p>
          </table:table-cell>
          <table:table-cell office:value-type="float" office:value="8.368286" calcext:value-type="float">
            <text:p>8.368286</text:p>
          </table:table-cell>
          <table:table-cell office:value-type="float" office:value="9.379425" calcext:value-type="float">
            <text:p>9.379425</text:p>
          </table:table-cell>
          <table:table-cell office:value-type="float" office:value="9.267517" calcext:value-type="float">
            <text:p>9.267517</text:p>
          </table:table-cell>
          <table:table-cell office:value-type="float" office:value="9.815125" calcext:value-type="float">
            <text:p>9.815125</text:p>
          </table:table-cell>
          <table:table-cell office:value-type="float" office:value="9.708221" calcext:value-type="float">
            <text:p>9.708221</text:p>
          </table:table-cell>
          <table:table-cell office:value-type="float" office:value="8.042999" calcext:value-type="float">
            <text:p>8.042999</text:p>
          </table:table-cell>
          <table:table-cell office:value-type="float" office:value="-8.606018" calcext:value-type="float">
            <text:p>-8.6060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2" calcext:value-type="float">
            <text:p>17012002</text:p>
          </table:table-cell>
          <table:table-cell office:value-type="float" office:value="7.092705" calcext:value-type="float">
            <text:p>7.092705</text:p>
          </table:table-cell>
          <table:table-cell office:value-type="float" office:value="5.36" calcext:value-type="float">
            <text:p>5.36</text:p>
          </table:table-cell>
          <table:table-cell office:value-type="float" office:value="-12" calcext:value-type="float">
            <text:p>-12</text:p>
          </table:table-cell>
          <table:table-cell office:value-type="float" office:value="0.680638" calcext:value-type="float">
            <text:p>0.680638</text:p>
          </table:table-cell>
          <table:table-cell office:value-type="float" office:value="0.2188071" calcext:value-type="float">
            <text:p>0.2188071</text:p>
          </table:table-cell>
          <table:table-cell office:value-type="float" office:value="218.736" calcext:value-type="float">
            <text:p>218.736</text:p>
          </table:table-cell>
          <table:table-cell office:value-type="float" office:value="0" calcext:value-type="float">
            <text:p>0</text:p>
          </table:table-cell>
          <table:table-cell office:value-type="float" office:value="1.050385" calcext:value-type="float">
            <text:p>1.050385</text:p>
          </table:table-cell>
          <table:table-cell office:value-type="float" office:value="-4.005127" calcext:value-type="float">
            <text:p>-4.005127</text:p>
          </table:table-cell>
          <table:table-cell office:value-type="float" office:value="-0.02996826" calcext:value-type="float">
            <text:p>-0.02996826</text:p>
          </table:table-cell>
          <table:table-cell office:value-type="float" office:value="-0.6700745" calcext:value-type="float">
            <text:p>-0.6700745</text:p>
          </table:table-cell>
          <table:table-cell office:value-type="float" office:value="0.0194397" calcext:value-type="float">
            <text:p>0.0194397</text:p>
          </table:table-cell>
          <table:table-cell office:value-type="float" office:value="-0.0668335" calcext:value-type="float">
            <text:p>-0.0668335</text:p>
          </table:table-cell>
          <table:table-cell office:value-type="float" office:value="0.419342" calcext:value-type="float">
            <text:p>0.419342</text:p>
          </table:table-cell>
          <table:table-cell office:value-type="float" office:value="0.3707886" calcext:value-type="float">
            <text:p>0.3707886</text:p>
          </table:table-cell>
          <table:table-cell office:value-type="float" office:value="0.7579041" calcext:value-type="float">
            <text:p>0.7579041</text:p>
          </table:table-cell>
          <table:table-cell office:value-type="float" office:value="0.7266541" calcext:value-type="float">
            <text:p>0.7266541</text:p>
          </table:table-cell>
          <table:table-cell office:value-type="float" office:value="1.194" calcext:value-type="float">
            <text:p>1.194</text:p>
          </table:table-cell>
          <table:table-cell office:value-type="float" office:value="1.172119" calcext:value-type="float">
            <text:p>1.172119</text:p>
          </table:table-cell>
          <table:table-cell office:value-type="float" office:value="1.69635" calcext:value-type="float">
            <text:p>1.69635</text:p>
          </table:table-cell>
          <table:table-cell office:value-type="float" office:value="1.678131" calcext:value-type="float">
            <text:p>1.678131</text:p>
          </table:table-cell>
          <table:table-cell office:value-type="float" office:value="2.517212" calcext:value-type="float">
            <text:p>2.517212</text:p>
          </table:table-cell>
          <table:table-cell office:value-type="float" office:value="2.49411" calcext:value-type="float">
            <text:p>2.49411</text:p>
          </table:table-cell>
          <table:table-cell office:value-type="float" office:value="3.987732" calcext:value-type="float">
            <text:p>3.987732</text:p>
          </table:table-cell>
          <table:table-cell office:value-type="float" office:value="3.945404" calcext:value-type="float">
            <text:p>3.945404</text:p>
          </table:table-cell>
          <table:table-cell office:value-type="float" office:value="5.770599" calcext:value-type="float">
            <text:p>5.770599</text:p>
          </table:table-cell>
          <table:table-cell office:value-type="float" office:value="5.69455" calcext:value-type="float">
            <text:p>5.69455</text:p>
          </table:table-cell>
          <table:table-cell office:value-type="float" office:value="7.195068" calcext:value-type="float">
            <text:p>7.195068</text:p>
          </table:table-cell>
          <table:table-cell office:value-type="float" office:value="7.097504" calcext:value-type="float">
            <text:p>7.097504</text:p>
          </table:table-cell>
          <table:table-cell office:value-type="float" office:value="8.367157" calcext:value-type="float">
            <text:p>8.367157</text:p>
          </table:table-cell>
          <table:table-cell office:value-type="float" office:value="8.258423" calcext:value-type="float">
            <text:p>8.258423</text:p>
          </table:table-cell>
          <table:table-cell office:value-type="float" office:value="9.266357" calcext:value-type="float">
            <text:p>9.266357</text:p>
          </table:table-cell>
          <table:table-cell office:value-type="float" office:value="9.155945" calcext:value-type="float">
            <text:p>9.155945</text:p>
          </table:table-cell>
          <table:table-cell office:value-type="float" office:value="9.707092" calcext:value-type="float">
            <text:p>9.707092</text:p>
          </table:table-cell>
          <table:table-cell office:value-type="float" office:value="9.601105" calcext:value-type="float">
            <text:p>9.601105</text:p>
          </table:table-cell>
          <table:table-cell office:value-type="float" office:value="8.455078" calcext:value-type="float">
            <text:p>8.455078</text:p>
          </table:table-cell>
          <table:table-cell office:value-type="float" office:value="-13.01929" calcext:value-type="float">
            <text:p>-13.019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2" calcext:value-type="float">
            <text:p>18012002</text:p>
          </table:table-cell>
          <table:table-cell office:value-type="float" office:value="6.394518" calcext:value-type="float">
            <text:p>6.394518</text:p>
          </table:table-cell>
          <table:table-cell office:value-type="float" office:value="-4.22" calcext:value-type="float">
            <text:p>-4.22</text:p>
          </table:table-cell>
          <table:table-cell office:value-type="float" office:value="-13.89" calcext:value-type="float">
            <text:p>-13.89</text:p>
          </table:table-cell>
          <table:table-cell office:value-type="float" office:value="0.3962144" calcext:value-type="float">
            <text:p>0.3962144</text:p>
          </table:table-cell>
          <table:table-cell office:value-type="float" office:value="0.1883997" calcext:value-type="float">
            <text:p>0.1883997</text:p>
          </table:table-cell>
          <table:table-cell office:value-type="float" office:value="157.032" calcext:value-type="float">
            <text:p>157.032</text:p>
          </table:table-cell>
          <table:table-cell office:value-type="float" office:value="0" calcext:value-type="float">
            <text:p>0</text:p>
          </table:table-cell>
          <table:table-cell office:value-type="float" office:value="-0.2917175" calcext:value-type="float">
            <text:p>-0.2917175</text:p>
          </table:table-cell>
          <table:table-cell office:value-type="float" office:value="-4.291595" calcext:value-type="float">
            <text:p>-4.291595</text:p>
          </table:table-cell>
          <table:table-cell office:value-type="float" office:value="-0.2994385" calcext:value-type="float">
            <text:p>-0.2994385</text:p>
          </table:table-cell>
          <table:table-cell office:value-type="float" office:value="-0.8403931" calcext:value-type="float">
            <text:p>-0.8403931</text:p>
          </table:table-cell>
          <table:table-cell office:value-type="float" office:value="-0.01397705" calcext:value-type="float">
            <text:p>-0.01397705</text:p>
          </table:table-cell>
          <table:table-cell office:value-type="float" office:value="-0.09561157" calcext:value-type="float">
            <text:p>-0.09561157</text:p>
          </table:table-cell>
          <table:table-cell office:value-type="float" office:value="0.4041748" calcext:value-type="float">
            <text:p>0.4041748</text:p>
          </table:table-cell>
          <table:table-cell office:value-type="float" office:value="0.3419495" calcext:value-type="float">
            <text:p>0.3419495</text:p>
          </table:table-cell>
          <table:table-cell office:value-type="float" office:value="0.7462463" calcext:value-type="float">
            <text:p>0.7462463</text:p>
          </table:table-cell>
          <table:table-cell office:value-type="float" office:value="0.6963806" calcext:value-type="float">
            <text:p>0.6963806</text:p>
          </table:table-cell>
          <table:table-cell office:value-type="float" office:value="1.17865" calcext:value-type="float">
            <text:p>1.17865</text:p>
          </table:table-cell>
          <table:table-cell office:value-type="float" office:value="1.140625" calcext:value-type="float">
            <text:p>1.140625</text:p>
          </table:table-cell>
          <table:table-cell office:value-type="float" office:value="1.677979" calcext:value-type="float">
            <text:p>1.677979</text:p>
          </table:table-cell>
          <table:table-cell office:value-type="float" office:value="1.645325" calcext:value-type="float">
            <text:p>1.645325</text:p>
          </table:table-cell>
          <table:table-cell office:value-type="float" office:value="2.493866" calcext:value-type="float">
            <text:p>2.493866</text:p>
          </table:table-cell>
          <table:table-cell office:value-type="float" office:value="2.46344" calcext:value-type="float">
            <text:p>2.46344</text:p>
          </table:table-cell>
          <table:table-cell office:value-type="float" office:value="3.944946" calcext:value-type="float">
            <text:p>3.944946</text:p>
          </table:table-cell>
          <table:table-cell office:value-type="float" office:value="3.899048" calcext:value-type="float">
            <text:p>3.899048</text:p>
          </table:table-cell>
          <table:table-cell office:value-type="float" office:value="5.693756" calcext:value-type="float">
            <text:p>5.693756</text:p>
          </table:table-cell>
          <table:table-cell office:value-type="float" office:value="5.619934" calcext:value-type="float">
            <text:p>5.619934</text:p>
          </table:table-cell>
          <table:table-cell office:value-type="float" office:value="7.096527" calcext:value-type="float">
            <text:p>7.096527</text:p>
          </table:table-cell>
          <table:table-cell office:value-type="float" office:value="7.003113" calcext:value-type="float">
            <text:p>7.003113</text:p>
          </table:table-cell>
          <table:table-cell office:value-type="float" office:value="8.257263" calcext:value-type="float">
            <text:p>8.257263</text:p>
          </table:table-cell>
          <table:table-cell office:value-type="float" office:value="8.15152" calcext:value-type="float">
            <text:p>8.15152</text:p>
          </table:table-cell>
          <table:table-cell office:value-type="float" office:value="9.154785" calcext:value-type="float">
            <text:p>9.154785</text:p>
          </table:table-cell>
          <table:table-cell office:value-type="float" office:value="9.046143" calcext:value-type="float">
            <text:p>9.046143</text:p>
          </table:table-cell>
          <table:table-cell office:value-type="float" office:value="9.600006" calcext:value-type="float">
            <text:p>9.600006</text:p>
          </table:table-cell>
          <table:table-cell office:value-type="float" office:value="9.494934" calcext:value-type="float">
            <text:p>9.494934</text:p>
          </table:table-cell>
          <table:table-cell office:value-type="float" office:value="3.200348" calcext:value-type="float">
            <text:p>3.200348</text:p>
          </table:table-cell>
          <table:table-cell office:value-type="float" office:value="-14.03278" calcext:value-type="float">
            <text:p>-14.032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2" calcext:value-type="float">
            <text:p>19012002</text:p>
          </table:table-cell>
          <table:table-cell office:value-type="float" office:value="10.46302" calcext:value-type="float">
            <text:p>10.46302</text:p>
          </table:table-cell>
          <table:table-cell office:value-type="float" office:value="2.78" calcext:value-type="float">
            <text:p>2.78</text:p>
          </table:table-cell>
          <table:table-cell office:value-type="float" office:value="-8.82" calcext:value-type="float">
            <text:p>-8.82</text:p>
          </table:table-cell>
          <table:table-cell office:value-type="float" office:value="0.6569294" calcext:value-type="float">
            <text:p>0.6569294</text:p>
          </table:table-cell>
          <table:table-cell office:value-type="float" office:value="0.2800895" calcext:value-type="float">
            <text:p>0.2800895</text:p>
          </table:table-cell>
          <table:table-cell office:value-type="float" office:value="226.368" calcext:value-type="float">
            <text:p>226.368</text:p>
          </table:table-cell>
          <table:table-cell office:value-type="float" office:value="1.2" calcext:value-type="float">
            <text:p>1.2</text:p>
          </table:table-cell>
          <table:table-cell office:value-type="float" office:value="2.176849" calcext:value-type="float">
            <text:p>2.176849</text:p>
          </table:table-cell>
          <table:table-cell office:value-type="float" office:value="-4.219238" calcext:value-type="float">
            <text:p>-4.219238</text:p>
          </table:table-cell>
          <table:table-cell office:value-type="float" office:value="-0.2128296" calcext:value-type="float">
            <text:p>-0.2128296</text:p>
          </table:table-cell>
          <table:table-cell office:value-type="float" office:value="-1.293274" calcext:value-type="float">
            <text:p>-1.293274</text:p>
          </table:table-cell>
          <table:table-cell office:value-type="float" office:value="-0.01824951" calcext:value-type="float">
            <text:p>-0.01824951</text:p>
          </table:table-cell>
          <table:table-cell office:value-type="float" office:value="-0.1686707" calcext:value-type="float">
            <text:p>-0.1686707</text:p>
          </table:table-cell>
          <table:table-cell office:value-type="float" office:value="0.3639221" calcext:value-type="float">
            <text:p>0.3639221</text:p>
          </table:table-cell>
          <table:table-cell office:value-type="float" office:value="0.2825623" calcext:value-type="float">
            <text:p>0.2825623</text:p>
          </table:table-cell>
          <table:table-cell office:value-type="float" office:value="0.6952515" calcext:value-type="float">
            <text:p>0.6952515</text:p>
          </table:table-cell>
          <table:table-cell office:value-type="float" office:value="0.6474915" calcext:value-type="float">
            <text:p>0.6474915</text:p>
          </table:table-cell>
          <table:table-cell office:value-type="float" office:value="1.139954" calcext:value-type="float">
            <text:p>1.139954</text:p>
          </table:table-cell>
          <table:table-cell office:value-type="float" office:value="1.100006" calcext:value-type="float">
            <text:p>1.100006</text:p>
          </table:table-cell>
          <table:table-cell office:value-type="float" office:value="1.644836" calcext:value-type="float">
            <text:p>1.644836</text:p>
          </table:table-cell>
          <table:table-cell office:value-type="float" office:value="1.609863" calcext:value-type="float">
            <text:p>1.609863</text:p>
          </table:table-cell>
          <table:table-cell office:value-type="float" office:value="2.463074" calcext:value-type="float">
            <text:p>2.463074</text:p>
          </table:table-cell>
          <table:table-cell office:value-type="float" office:value="2.422119" calcext:value-type="float">
            <text:p>2.422119</text:p>
          </table:table-cell>
          <table:table-cell office:value-type="float" office:value="3.898529" calcext:value-type="float">
            <text:p>3.898529</text:p>
          </table:table-cell>
          <table:table-cell office:value-type="float" office:value="3.848572" calcext:value-type="float">
            <text:p>3.848572</text:p>
          </table:table-cell>
          <table:table-cell office:value-type="float" office:value="5.619232" calcext:value-type="float">
            <text:p>5.619232</text:p>
          </table:table-cell>
          <table:table-cell office:value-type="float" office:value="5.547058" calcext:value-type="float">
            <text:p>5.547058</text:p>
          </table:table-cell>
          <table:table-cell office:value-type="float" office:value="7.002167" calcext:value-type="float">
            <text:p>7.002167</text:p>
          </table:table-cell>
          <table:table-cell office:value-type="float" office:value="6.911133" calcext:value-type="float">
            <text:p>6.911133</text:p>
          </table:table-cell>
          <table:table-cell office:value-type="float" office:value="8.150421" calcext:value-type="float">
            <text:p>8.150421</text:p>
          </table:table-cell>
          <table:table-cell office:value-type="float" office:value="8.047485" calcext:value-type="float">
            <text:p>8.047485</text:p>
          </table:table-cell>
          <table:table-cell office:value-type="float" office:value="9.044983" calcext:value-type="float">
            <text:p>9.044983</text:p>
          </table:table-cell>
          <table:table-cell office:value-type="float" office:value="8.938263" calcext:value-type="float">
            <text:p>8.938263</text:p>
          </table:table-cell>
          <table:table-cell office:value-type="float" office:value="9.493835" calcext:value-type="float">
            <text:p>9.493835</text:p>
          </table:table-cell>
          <table:table-cell office:value-type="float" office:value="9.39032" calcext:value-type="float">
            <text:p>9.39032</text:p>
          </table:table-cell>
          <table:table-cell office:value-type="float" office:value="7.353882" calcext:value-type="float">
            <text:p>7.353882</text:p>
          </table:table-cell>
          <table:table-cell office:value-type="float" office:value="-11.19803" calcext:value-type="float">
            <text:p>-11.198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2" calcext:value-type="float">
            <text:p>20012002</text:p>
          </table:table-cell>
          <table:table-cell office:value-type="float" office:value="9.393273" calcext:value-type="float">
            <text:p>9.393273</text:p>
          </table:table-cell>
          <table:table-cell office:value-type="float" office:value="5.61" calcext:value-type="float">
            <text:p>5.61</text:p>
          </table:table-cell>
          <table:table-cell office:value-type="float" office:value="-6.34" calcext:value-type="float">
            <text:p>-6.34</text:p>
          </table:table-cell>
          <table:table-cell office:value-type="float" office:value="0.7161649" calcext:value-type="float">
            <text:p>0.7161649</text:p>
          </table:table-cell>
          <table:table-cell office:value-type="float" office:value="0.3381845" calcext:value-type="float">
            <text:p>0.3381845</text:p>
          </table:table-cell>
          <table:table-cell office:value-type="float" office:value="218.952" calcext:value-type="float">
            <text:p>218.952</text:p>
          </table:table-cell>
          <table:table-cell office:value-type="float" office:value="0" calcext:value-type="float">
            <text:p>0</text:p>
          </table:table-cell>
          <table:table-cell office:value-type="float" office:value="2.908539" calcext:value-type="float">
            <text:p>2.908539</text:p>
          </table:table-cell>
          <table:table-cell office:value-type="float" office:value="-2.341034" calcext:value-type="float">
            <text:p>-2.341034</text:p>
          </table:table-cell>
          <table:table-cell office:value-type="float" office:value="0.09915161" calcext:value-type="float">
            <text:p>0.09915161</text:p>
          </table:table-cell>
          <table:table-cell office:value-type="float" office:value="-0.6967163" calcext:value-type="float">
            <text:p>-0.6967163</text:p>
          </table:table-cell>
          <table:table-cell office:value-type="float" office:value="0.02658081" calcext:value-type="float">
            <text:p>0.02658081</text:p>
          </table:table-cell>
          <table:table-cell office:value-type="float" office:value="-0.08447266" calcext:value-type="float">
            <text:p>-0.08447266</text:p>
          </table:table-cell>
          <table:table-cell office:value-type="float" office:value="0.3918152" calcext:value-type="float">
            <text:p>0.3918152</text:p>
          </table:table-cell>
          <table:table-cell office:value-type="float" office:value="0.3306274" calcext:value-type="float">
            <text:p>0.3306274</text:p>
          </table:table-cell>
          <table:table-cell office:value-type="float" office:value="0.7113342" calcext:value-type="float">
            <text:p>0.7113342</text:p>
          </table:table-cell>
          <table:table-cell office:value-type="float" office:value="0.6746826" calcext:value-type="float">
            <text:p>0.6746826</text:p>
          </table:table-cell>
          <table:table-cell office:value-type="float" office:value="1.12204" calcext:value-type="float">
            <text:p>1.12204</text:p>
          </table:table-cell>
          <table:table-cell office:value-type="float" office:value="1.106415" calcext:value-type="float">
            <text:p>1.106415</text:p>
          </table:table-cell>
          <table:table-cell office:value-type="float" office:value="1.611938" calcext:value-type="float">
            <text:p>1.611938</text:p>
          </table:table-cell>
          <table:table-cell office:value-type="float" office:value="1.600189" calcext:value-type="float">
            <text:p>1.600189</text:p>
          </table:table-cell>
          <table:table-cell office:value-type="float" office:value="2.421814" calcext:value-type="float">
            <text:p>2.421814</text:p>
          </table:table-cell>
          <table:table-cell office:value-type="float" office:value="2.393463" calcext:value-type="float">
            <text:p>2.393463</text:p>
          </table:table-cell>
          <table:table-cell office:value-type="float" office:value="3.848053" calcext:value-type="float">
            <text:p>3.848053</text:p>
          </table:table-cell>
          <table:table-cell office:value-type="float" office:value="3.798065" calcext:value-type="float">
            <text:p>3.798065</text:p>
          </table:table-cell>
          <table:table-cell office:value-type="float" office:value="5.546295" calcext:value-type="float">
            <text:p>5.546295</text:p>
          </table:table-cell>
          <table:table-cell office:value-type="float" office:value="5.475067" calcext:value-type="float">
            <text:p>5.475067</text:p>
          </table:table-cell>
          <table:table-cell office:value-type="float" office:value="6.910217" calcext:value-type="float">
            <text:p>6.910217</text:p>
          </table:table-cell>
          <table:table-cell office:value-type="float" office:value="6.822083" calcext:value-type="float">
            <text:p>6.822083</text:p>
          </table:table-cell>
          <table:table-cell office:value-type="float" office:value="8.046417" calcext:value-type="float">
            <text:p>8.046417</text:p>
          </table:table-cell>
          <table:table-cell office:value-type="float" office:value="7.945801" calcext:value-type="float">
            <text:p>7.945801</text:p>
          </table:table-cell>
          <table:table-cell office:value-type="float" office:value="8.937134" calcext:value-type="float">
            <text:p>8.937134</text:p>
          </table:table-cell>
          <table:table-cell office:value-type="float" office:value="8.832489" calcext:value-type="float">
            <text:p>8.832489</text:p>
          </table:table-cell>
          <table:table-cell office:value-type="float" office:value="9.389221" calcext:value-type="float">
            <text:p>9.389221</text:p>
          </table:table-cell>
          <table:table-cell office:value-type="float" office:value="9.287109" calcext:value-type="float">
            <text:p>9.287109</text:p>
          </table:table-cell>
          <table:table-cell office:value-type="float" office:value="9.391083" calcext:value-type="float">
            <text:p>9.391083</text:p>
          </table:table-cell>
          <table:table-cell office:value-type="float" office:value="-6.428253" calcext:value-type="float">
            <text:p>-6.4282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2" calcext:value-type="float">
            <text:p>21012002</text:p>
          </table:table-cell>
          <table:table-cell office:value-type="float" office:value="10.80462" calcext:value-type="float">
            <text:p>10.80462</text:p>
          </table:table-cell>
          <table:table-cell office:value-type="float" office:value="12.78" calcext:value-type="float">
            <text:p>12.78</text:p>
          </table:table-cell>
          <table:table-cell office:value-type="float" office:value="-8.33" calcext:value-type="float">
            <text:p>-8.33</text:p>
          </table:table-cell>
          <table:table-cell office:value-type="float" office:value="0.7352513" calcext:value-type="float">
            <text:p>0.7352513</text:p>
          </table:table-cell>
          <table:table-cell office:value-type="float" office:value="0.2907985" calcext:value-type="float">
            <text:p>0.2907985</text:p>
          </table:table-cell>
          <table:table-cell office:value-type="float" office:value="258.948" calcext:value-type="float">
            <text:p>258.948</text:p>
          </table:table-cell>
          <table:table-cell office:value-type="float" office:value="0" calcext:value-type="float">
            <text:p>0</text:p>
          </table:table-cell>
          <table:table-cell office:value-type="float" office:value="3.722931" calcext:value-type="float">
            <text:p>3.722931</text:p>
          </table:table-cell>
          <table:table-cell office:value-type="float" office:value="-2.015289" calcext:value-type="float">
            <text:p>-2.015289</text:p>
          </table:table-cell>
          <table:table-cell office:value-type="float" office:value="0.424469" calcext:value-type="float">
            <text:p>0.424469</text:p>
          </table:table-cell>
          <table:table-cell office:value-type="float" office:value="-0.4794617" calcext:value-type="float">
            <text:p>-0.4794617</text:p>
          </table:table-cell>
          <table:table-cell office:value-type="float" office:value="0.07614136" calcext:value-type="float">
            <text:p>0.07614136</text:p>
          </table:table-cell>
          <table:table-cell office:value-type="float" office:value="-0.0496521" calcext:value-type="float">
            <text:p>-0.0496521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0.355835" calcext:value-type="float">
            <text:p>0.355835</text:p>
          </table:table-cell>
          <table:table-cell office:value-type="float" office:value="0.7349243" calcext:value-type="float">
            <text:p>0.7349243</text:p>
          </table:table-cell>
          <table:table-cell office:value-type="float" office:value="0.690979" calcext:value-type="float">
            <text:p>0.690979</text:p>
          </table:table-cell>
          <table:table-cell office:value-type="float" office:value="1.131104" calcext:value-type="float">
            <text:p>1.131104</text:p>
          </table:table-cell>
          <table:table-cell office:value-type="float" office:value="1.112" calcext:value-type="float">
            <text:p>1.112</text:p>
          </table:table-cell>
          <table:table-cell office:value-type="float" office:value="1.60379" calcext:value-type="float">
            <text:p>1.60379</text:p>
          </table:table-cell>
          <table:table-cell office:value-type="float" office:value="1.594391" calcext:value-type="float">
            <text:p>1.594391</text:p>
          </table:table-cell>
          <table:table-cell office:value-type="float" office:value="2.393219" calcext:value-type="float">
            <text:p>2.393219</text:p>
          </table:table-cell>
          <table:table-cell office:value-type="float" office:value="2.371429" calcext:value-type="float">
            <text:p>2.371429</text:p>
          </table:table-cell>
          <table:table-cell office:value-type="float" office:value="3.797577" calcext:value-type="float">
            <text:p>3.797577</text:p>
          </table:table-cell>
          <table:table-cell office:value-type="float" office:value="3.750397" calcext:value-type="float">
            <text:p>3.750397</text:p>
          </table:table-cell>
          <table:table-cell office:value-type="float" office:value="5.474335" calcext:value-type="float">
            <text:p>5.474335</text:p>
          </table:table-cell>
          <table:table-cell office:value-type="float" office:value="5.404053" calcext:value-type="float">
            <text:p>5.404053</text:p>
          </table:table-cell>
          <table:table-cell office:value-type="float" office:value="6.821167" calcext:value-type="float">
            <text:p>6.821167</text:p>
          </table:table-cell>
          <table:table-cell office:value-type="float" office:value="6.734558" calcext:value-type="float">
            <text:p>6.734558</text:p>
          </table:table-cell>
          <table:table-cell office:value-type="float" office:value="7.944763" calcext:value-type="float">
            <text:p>7.944763</text:p>
          </table:table-cell>
          <table:table-cell office:value-type="float" office:value="7.846802" calcext:value-type="float">
            <text:p>7.846802</text:p>
          </table:table-cell>
          <table:table-cell office:value-type="float" office:value="8.83139" calcext:value-type="float">
            <text:p>8.83139</text:p>
          </table:table-cell>
          <table:table-cell office:value-type="float" office:value="8.728516" calcext:value-type="float">
            <text:p>8.728516</text:p>
          </table:table-cell>
          <table:table-cell office:value-type="float" office:value="9.286041" calcext:value-type="float">
            <text:p>9.286041</text:p>
          </table:table-cell>
          <table:table-cell office:value-type="float" office:value="9.185608" calcext:value-type="float">
            <text:p>9.185608</text:p>
          </table:table-cell>
          <table:table-cell office:value-type="float" office:value="18.19373" calcext:value-type="float">
            <text:p>18.19373</text:p>
          </table:table-cell>
          <table:table-cell office:value-type="float" office:value="-7.734497" calcext:value-type="float">
            <text:p>-7.7344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2" calcext:value-type="float">
            <text:p>22012002</text:p>
          </table:table-cell>
          <table:table-cell office:value-type="float" office:value="9.837302" calcext:value-type="float">
            <text:p>9.837302</text:p>
          </table:table-cell>
          <table:table-cell office:value-type="float" office:value="13.87" calcext:value-type="float">
            <text:p>13.87</text:p>
          </table:table-cell>
          <table:table-cell office:value-type="float" office:value="-2.27" calcext:value-type="float">
            <text:p>-2.27</text:p>
          </table:table-cell>
          <table:table-cell office:value-type="float" office:value="0.7773653" calcext:value-type="float">
            <text:p>0.7773653</text:p>
          </table:table-cell>
          <table:table-cell office:value-type="float" office:value="0.4573436" calcext:value-type="float">
            <text:p>0.4573436</text:p>
          </table:table-cell>
          <table:table-cell office:value-type="float" office:value="308.304" calcext:value-type="float">
            <text:p>308.304</text:p>
          </table:table-cell>
          <table:table-cell office:value-type="float" office:value="0" calcext:value-type="float">
            <text:p>0</text:p>
          </table:table-cell>
          <table:table-cell office:value-type="float" office:value="4.942688" calcext:value-type="float">
            <text:p>4.942688</text:p>
          </table:table-cell>
          <table:table-cell office:value-type="float" office:value="-0.5535583" calcext:value-type="float">
            <text:p>-0.5535583</text:p>
          </table:table-cell>
          <table:table-cell office:value-type="float" office:value="0.6626892" calcext:value-type="float">
            <text:p>0.6626892</text:p>
          </table:table-cell>
          <table:table-cell office:value-type="float" office:value="-0.1434937" calcext:value-type="float">
            <text:p>-0.1434937</text:p>
          </table:table-cell>
          <table:table-cell office:value-type="float" office:value="0.1105042" calcext:value-type="float">
            <text:p>0.1105042</text:p>
          </table:table-cell>
          <table:table-cell office:value-type="float" office:value="0.001678467" calcext:value-type="float">
            <text:p>0.001678467</text:p>
          </table:table-cell>
          <table:table-cell office:value-type="float" office:value="0.4558105" calcext:value-type="float">
            <text:p>0.4558105</text:p>
          </table:table-cell>
          <table:table-cell office:value-type="float" office:value="0.3927002" calcext:value-type="float">
            <text:p>0.3927002</text:p>
          </table:table-cell>
          <table:table-cell office:value-type="float" office:value="0.7556458" calcext:value-type="float">
            <text:p>0.7556458</text:p>
          </table:table-cell>
          <table:table-cell office:value-type="float" office:value="0.7157288" calcext:value-type="float">
            <text:p>0.7157288</text:p>
          </table:table-cell>
          <table:table-cell office:value-type="float" office:value="1.142303" calcext:value-type="float">
            <text:p>1.142303</text:p>
          </table:table-cell>
          <table:table-cell office:value-type="float" office:value="1.12326" calcext:value-type="float">
            <text:p>1.12326</text:p>
          </table:table-cell>
          <table:table-cell office:value-type="float" office:value="1.60144" calcext:value-type="float">
            <text:p>1.60144</text:p>
          </table:table-cell>
          <table:table-cell office:value-type="float" office:value="1.593567" calcext:value-type="float">
            <text:p>1.593567</text:p>
          </table:table-cell>
          <table:table-cell office:value-type="float" office:value="2.371277" calcext:value-type="float">
            <text:p>2.371277</text:p>
          </table:table-cell>
          <table:table-cell office:value-type="float" office:value="2.354126" calcext:value-type="float">
            <text:p>2.354126</text:p>
          </table:table-cell>
          <table:table-cell office:value-type="float" office:value="3.749939" calcext:value-type="float">
            <text:p>3.749939</text:p>
          </table:table-cell>
          <table:table-cell office:value-type="float" office:value="3.707001" calcext:value-type="float">
            <text:p>3.707001</text:p>
          </table:table-cell>
          <table:table-cell office:value-type="float" office:value="5.40329" calcext:value-type="float">
            <text:p>5.40329</text:p>
          </table:table-cell>
          <table:table-cell office:value-type="float" office:value="5.335114" calcext:value-type="float">
            <text:p>5.335114</text:p>
          </table:table-cell>
          <table:table-cell office:value-type="float" office:value="6.733673" calcext:value-type="float">
            <text:p>6.733673</text:p>
          </table:table-cell>
          <table:table-cell office:value-type="float" office:value="6.649658" calcext:value-type="float">
            <text:p>6.649658</text:p>
          </table:table-cell>
          <table:table-cell office:value-type="float" office:value="7.845764" calcext:value-type="float">
            <text:p>7.845764</text:p>
          </table:table-cell>
          <table:table-cell office:value-type="float" office:value="7.749878" calcext:value-type="float">
            <text:p>7.749878</text:p>
          </table:table-cell>
          <table:table-cell office:value-type="float" office:value="8.727417" calcext:value-type="float">
            <text:p>8.727417</text:p>
          </table:table-cell>
          <table:table-cell office:value-type="float" office:value="8.626495" calcext:value-type="float">
            <text:p>8.626495</text:p>
          </table:table-cell>
          <table:table-cell office:value-type="float" office:value="9.18454" calcext:value-type="float">
            <text:p>9.18454</text:p>
          </table:table-cell>
          <table:table-cell office:value-type="float" office:value="9.085327" calcext:value-type="float">
            <text:p>9.085327</text:p>
          </table:table-cell>
          <table:table-cell office:value-type="float" office:value="22.63004" calcext:value-type="float">
            <text:p>22.63004</text:p>
          </table:table-cell>
          <table:table-cell office:value-type="float" office:value="-3.40033" calcext:value-type="float">
            <text:p>-3.400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2" calcext:value-type="float">
            <text:p>23012002</text:p>
          </table:table-cell>
          <table:table-cell office:value-type="float" office:value="6.587583" calcext:value-type="float">
            <text:p>6.587583</text:p>
          </table:table-cell>
          <table:table-cell office:value-type="float" office:value="1.82" calcext:value-type="float">
            <text:p>1.82</text:p>
          </table:table-cell>
          <table:table-cell office:value-type="float" office:value="-10.55" calcext:value-type="float">
            <text:p>-10.55</text:p>
          </table:table-cell>
          <table:table-cell office:value-type="float" office:value="0.6138545" calcext:value-type="float">
            <text:p>0.6138545</text:p>
          </table:table-cell>
          <table:table-cell office:value-type="float" office:value="0.2450648" calcext:value-type="float">
            <text:p>0.2450648</text:p>
          </table:table-cell>
          <table:table-cell office:value-type="float" office:value="355.932" calcext:value-type="float">
            <text:p>355.932</text:p>
          </table:table-cell>
          <table:table-cell office:value-type="float" office:value="0" calcext:value-type="float">
            <text:p>0</text:p>
          </table:table-cell>
          <table:table-cell office:value-type="float" office:value="0.8847656" calcext:value-type="float">
            <text:p>0.8847656</text:p>
          </table:table-cell>
          <table:table-cell office:value-type="float" office:value="-1.385132" calcext:value-type="float">
            <text:p>-1.385132</text:p>
          </table:table-cell>
          <table:table-cell office:value-type="float" office:value="0.08840942" calcext:value-type="float">
            <text:p>0.08840942</text:p>
          </table:table-cell>
          <table:table-cell office:value-type="float" office:value="-0.2256775" calcext:value-type="float">
            <text:p>-0.2256775</text:p>
          </table:table-cell>
          <table:table-cell office:value-type="float" office:value="0.03405762" calcext:value-type="float">
            <text:p>0.03405762</text:p>
          </table:table-cell>
          <table:table-cell office:value-type="float" office:value="-0.006561279" calcext:value-type="float">
            <text:p>-0.006561279</text:p>
          </table:table-cell>
          <table:table-cell office:value-type="float" office:value="0.413269" calcext:value-type="float">
            <text:p>0.413269</text:p>
          </table:table-cell>
          <table:table-cell office:value-type="float" office:value="0.3929749" calcext:value-type="float">
            <text:p>0.3929749</text:p>
          </table:table-cell>
          <table:table-cell office:value-type="float" office:value="0.7290039" calcext:value-type="float">
            <text:p>0.7290039</text:p>
          </table:table-cell>
          <table:table-cell office:value-type="float" office:value="0.7127991" calcext:value-type="float">
            <text:p>0.7127991</text:p>
          </table:table-cell>
          <table:table-cell office:value-type="float" office:value="1.134033" calcext:value-type="float">
            <text:p>1.134033</text:p>
          </table:table-cell>
          <table:table-cell office:value-type="float" office:value="1.116028" calcext:value-type="float">
            <text:p>1.116028</text:p>
          </table:table-cell>
          <table:table-cell office:value-type="float" office:value="1.598297" calcext:value-type="float">
            <text:p>1.598297</text:p>
          </table:table-cell>
          <table:table-cell office:value-type="float" office:value="1.578705" calcext:value-type="float">
            <text:p>1.578705</text:p>
          </table:table-cell>
          <table:table-cell office:value-type="float" office:value="2.353973" calcext:value-type="float">
            <text:p>2.353973</text:p>
          </table:table-cell>
          <table:table-cell office:value-type="float" office:value="2.331482" calcext:value-type="float">
            <text:p>2.331482</text:p>
          </table:table-cell>
          <table:table-cell office:value-type="float" office:value="3.706543" calcext:value-type="float">
            <text:p>3.706543</text:p>
          </table:table-cell>
          <table:table-cell office:value-type="float" office:value="3.664124" calcext:value-type="float">
            <text:p>3.664124</text:p>
          </table:table-cell>
          <table:table-cell office:value-type="float" office:value="5.334442" calcext:value-type="float">
            <text:p>5.334442</text:p>
          </table:table-cell>
          <table:table-cell office:value-type="float" office:value="5.268524" calcext:value-type="float">
            <text:p>5.268524</text:p>
          </table:table-cell>
          <table:table-cell office:value-type="float" office:value="6.648773" calcext:value-type="float">
            <text:p>6.648773</text:p>
          </table:table-cell>
          <table:table-cell office:value-type="float" office:value="6.566559" calcext:value-type="float">
            <text:p>6.566559</text:p>
          </table:table-cell>
          <table:table-cell office:value-type="float" office:value="7.748932" calcext:value-type="float">
            <text:p>7.748932</text:p>
          </table:table-cell>
          <table:table-cell office:value-type="float" office:value="7.655426" calcext:value-type="float">
            <text:p>7.655426</text:p>
          </table:table-cell>
          <table:table-cell office:value-type="float" office:value="8.625427" calcext:value-type="float">
            <text:p>8.625427</text:p>
          </table:table-cell>
          <table:table-cell office:value-type="float" office:value="8.526642" calcext:value-type="float">
            <text:p>8.526642</text:p>
          </table:table-cell>
          <table:table-cell office:value-type="float" office:value="9.08429" calcext:value-type="float">
            <text:p>9.08429</text:p>
          </table:table-cell>
          <table:table-cell office:value-type="float" office:value="8.986542" calcext:value-type="float">
            <text:p>8.986542</text:p>
          </table:table-cell>
          <table:table-cell office:value-type="float" office:value="6.980286" calcext:value-type="float">
            <text:p>6.980286</text:p>
          </table:table-cell>
          <table:table-cell office:value-type="float" office:value="-8.199036" calcext:value-type="float">
            <text:p>-8.1990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2" calcext:value-type="float">
            <text:p>24012002</text:p>
          </table:table-cell>
          <table:table-cell office:value-type="float" office:value="11.27907" calcext:value-type="float">
            <text:p>11.27907</text:p>
          </table:table-cell>
          <table:table-cell office:value-type="float" office:value="8.39" calcext:value-type="float">
            <text:p>8.39</text:p>
          </table:table-cell>
          <table:table-cell office:value-type="float" office:value="-12.84" calcext:value-type="float">
            <text:p>-12.84</text:p>
          </table:table-cell>
          <table:table-cell office:value-type="float" office:value="0.6738491" calcext:value-type="float">
            <text:p>0.6738491</text:p>
          </table:table-cell>
          <table:table-cell office:value-type="float" office:value="0.2047847" calcext:value-type="float">
            <text:p>0.2047847</text:p>
          </table:table-cell>
          <table:table-cell office:value-type="float" office:value="204.516" calcext:value-type="float">
            <text:p>204.516</text:p>
          </table:table-cell>
          <table:table-cell office:value-type="float" office:value="0" calcext:value-type="float">
            <text:p>0</text:p>
          </table:table-cell>
          <table:table-cell office:value-type="float" office:value="2.997955" calcext:value-type="float">
            <text:p>2.997955</text:p>
          </table:table-cell>
          <table:table-cell office:value-type="float" office:value="-4.034302" calcext:value-type="float">
            <text:p>-4.034302</text:p>
          </table:table-cell>
          <table:table-cell office:value-type="float" office:value="0.3416443" calcext:value-type="float">
            <text:p>0.3416443</text:p>
          </table:table-cell>
          <table:table-cell office:value-type="float" office:value="-0.5941162" calcext:value-type="float">
            <text:p>-0.5941162</text:p>
          </table:table-cell>
          <table:table-cell office:value-type="float" office:value="0.06671143" calcext:value-type="float">
            <text:p>0.06671143</text:p>
          </table:table-cell>
          <table:table-cell office:value-type="float" office:value="-0.06036377" calcext:value-type="float">
            <text:p>-0.06036377</text:p>
          </table:table-cell>
          <table:table-cell office:value-type="float" office:value="0.4266968" calcext:value-type="float">
            <text:p>0.4266968</text:p>
          </table:table-cell>
          <table:table-cell office:value-type="float" office:value="0.3537292" calcext:value-type="float">
            <text:p>0.3537292</text:p>
          </table:table-cell>
          <table:table-cell office:value-type="float" office:value="0.7257385" calcext:value-type="float">
            <text:p>0.7257385</text:p>
          </table:table-cell>
          <table:table-cell office:value-type="float" office:value="0.6822815" calcext:value-type="float">
            <text:p>0.6822815</text:p>
          </table:table-cell>
          <table:table-cell office:value-type="float" office:value="1.115662" calcext:value-type="float">
            <text:p>1.115662</text:p>
          </table:table-cell>
          <table:table-cell office:value-type="float" office:value="1.093109" calcext:value-type="float">
            <text:p>1.093109</text:p>
          </table:table-cell>
          <table:table-cell office:value-type="float" office:value="1.578461" calcext:value-type="float">
            <text:p>1.578461</text:p>
          </table:table-cell>
          <table:table-cell office:value-type="float" office:value="1.558502" calcext:value-type="float">
            <text:p>1.558502</text:p>
          </table:table-cell>
          <table:table-cell office:value-type="float" office:value="2.331238" calcext:value-type="float">
            <text:p>2.331238</text:p>
          </table:table-cell>
          <table:table-cell office:value-type="float" office:value="2.303284" calcext:value-type="float">
            <text:p>2.303284</text:p>
          </table:table-cell>
          <table:table-cell office:value-type="float" office:value="3.663666" calcext:value-type="float">
            <text:p>3.663666</text:p>
          </table:table-cell>
          <table:table-cell office:value-type="float" office:value="3.620697" calcext:value-type="float">
            <text:p>3.620697</text:p>
          </table:table-cell>
          <table:table-cell office:value-type="float" office:value="5.267853" calcext:value-type="float">
            <text:p>5.267853</text:p>
          </table:table-cell>
          <table:table-cell office:value-type="float" office:value="5.203552" calcext:value-type="float">
            <text:p>5.203552</text:p>
          </table:table-cell>
          <table:table-cell office:value-type="float" office:value="6.565704" calcext:value-type="float">
            <text:p>6.565704</text:p>
          </table:table-cell>
          <table:table-cell office:value-type="float" office:value="6.485596" calcext:value-type="float">
            <text:p>6.485596</text:p>
          </table:table-cell>
          <table:table-cell office:value-type="float" office:value="7.654419" calcext:value-type="float">
            <text:p>7.654419</text:p>
          </table:table-cell>
          <table:table-cell office:value-type="float" office:value="7.563049" calcext:value-type="float">
            <text:p>7.563049</text:p>
          </table:table-cell>
          <table:table-cell office:value-type="float" office:value="8.525604" calcext:value-type="float">
            <text:p>8.525604</text:p>
          </table:table-cell>
          <table:table-cell office:value-type="float" office:value="8.428528" calcext:value-type="float">
            <text:p>8.428528</text:p>
          </table:table-cell>
          <table:table-cell office:value-type="float" office:value="8.985535" calcext:value-type="float">
            <text:p>8.985535</text:p>
          </table:table-cell>
          <table:table-cell office:value-type="float" office:value="8.889587" calcext:value-type="float">
            <text:p>8.889587</text:p>
          </table:table-cell>
          <table:table-cell office:value-type="float" office:value="14.0687" calcext:value-type="float">
            <text:p>14.0687</text:p>
          </table:table-cell>
          <table:table-cell office:value-type="float" office:value="-13.37445" calcext:value-type="float">
            <text:p>-13.374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2" calcext:value-type="float">
            <text:p>25012002</text:p>
          </table:table-cell>
          <table:table-cell office:value-type="float" office:value="10.84946" calcext:value-type="float">
            <text:p>10.84946</text:p>
          </table:table-cell>
          <table:table-cell office:value-type="float" office:value="15.74" calcext:value-type="float">
            <text:p>15.74</text:p>
          </table:table-cell>
          <table:table-cell office:value-type="float" office:value="-4.73" calcext:value-type="float">
            <text:p>-4.73</text:p>
          </table:table-cell>
          <table:table-cell office:value-type="float" office:value="0.6914728" calcext:value-type="float">
            <text:p>0.6914728</text:p>
          </table:table-cell>
          <table:table-cell office:value-type="float" office:value="0.381491" calcext:value-type="float">
            <text:p>0.381491</text:p>
          </table:table-cell>
          <table:table-cell office:value-type="float" office:value="409.068" calcext:value-type="float">
            <text:p>409.068</text:p>
          </table:table-cell>
          <table:table-cell office:value-type="float" office:value="0" calcext:value-type="float">
            <text:p>0</text:p>
          </table:table-cell>
          <table:table-cell office:value-type="float" office:value="5.094299" calcext:value-type="float">
            <text:p>5.094299</text:p>
          </table:table-cell>
          <table:table-cell office:value-type="float" office:value="-0.9924622" calcext:value-type="float">
            <text:p>-0.9924622</text:p>
          </table:table-cell>
          <table:table-cell office:value-type="float" office:value="0.9084473" calcext:value-type="float">
            <text:p>0.9084473</text:p>
          </table:table-cell>
          <table:table-cell office:value-type="float" office:value="-0.1927795" calcext:value-type="float">
            <text:p>-0.1927795</text:p>
          </table:table-cell>
          <table:table-cell office:value-type="float" office:value="0.9416809" calcext:value-type="float">
            <text:p>0.9416809</text:p>
          </table:table-cell>
          <table:table-cell office:value-type="float" office:value="-0.00491333" calcext:value-type="float">
            <text:p>-0.00491333</text:p>
          </table:table-cell>
          <table:table-cell office:value-type="float" office:value="1.037964" calcext:value-type="float">
            <text:p>1.037964</text:p>
          </table:table-cell>
          <table:table-cell office:value-type="float" office:value="0.3881836" calcext:value-type="float">
            <text:p>0.3881836</text:p>
          </table:table-cell>
          <table:table-cell office:value-type="float" office:value="1.165741" calcext:value-type="float">
            <text:p>1.165741</text:p>
          </table:table-cell>
          <table:table-cell office:value-type="float" office:value="0.7013855" calcext:value-type="float">
            <text:p>0.7013855</text:p>
          </table:table-cell>
          <table:table-cell office:value-type="float" office:value="1.360413" calcext:value-type="float">
            <text:p>1.360413</text:p>
          </table:table-cell>
          <table:table-cell office:value-type="float" office:value="1.096252" calcext:value-type="float">
            <text:p>1.096252</text:p>
          </table:table-cell>
          <table:table-cell office:value-type="float" office:value="1.68811" calcext:value-type="float">
            <text:p>1.68811</text:p>
          </table:table-cell>
          <table:table-cell office:value-type="float" office:value="1.550293" calcext:value-type="float">
            <text:p>1.550293</text:p>
          </table:table-cell>
          <table:table-cell office:value-type="float" office:value="2.304626" calcext:value-type="float">
            <text:p>2.304626</text:p>
          </table:table-cell>
          <table:table-cell office:value-type="float" office:value="2.287872" calcext:value-type="float">
            <text:p>2.287872</text:p>
          </table:table-cell>
          <table:table-cell office:value-type="float" office:value="3.62027" calcext:value-type="float">
            <text:p>3.62027</text:p>
          </table:table-cell>
          <table:table-cell office:value-type="float" office:value="3.580292" calcext:value-type="float">
            <text:p>3.580292</text:p>
          </table:table-cell>
          <table:table-cell office:value-type="float" office:value="5.202911" calcext:value-type="float">
            <text:p>5.202911</text:p>
          </table:table-cell>
          <table:table-cell office:value-type="float" office:value="5.139832" calcext:value-type="float">
            <text:p>5.139832</text:p>
          </table:table-cell>
          <table:table-cell office:value-type="float" office:value="6.484772" calcext:value-type="float">
            <text:p>6.484772</text:p>
          </table:table-cell>
          <table:table-cell office:value-type="float" office:value="6.405426" calcext:value-type="float">
            <text:p>6.405426</text:p>
          </table:table-cell>
          <table:table-cell office:value-type="float" office:value="7.562103" calcext:value-type="float">
            <text:p>7.562103</text:p>
          </table:table-cell>
          <table:table-cell office:value-type="float" office:value="7.472321" calcext:value-type="float">
            <text:p>7.472321</text:p>
          </table:table-cell>
          <table:table-cell office:value-type="float" office:value="8.42749" calcext:value-type="float">
            <text:p>8.42749</text:p>
          </table:table-cell>
          <table:table-cell office:value-type="float" office:value="8.332397" calcext:value-type="float">
            <text:p>8.332397</text:p>
          </table:table-cell>
          <table:table-cell office:value-type="float" office:value="8.888611" calcext:value-type="float">
            <text:p>8.888611</text:p>
          </table:table-cell>
          <table:table-cell office:value-type="float" office:value="8.794464" calcext:value-type="float">
            <text:p>8.794464</text:p>
          </table:table-cell>
          <table:table-cell office:value-type="float" office:value="23.5545" calcext:value-type="float">
            <text:p>23.5545</text:p>
          </table:table-cell>
          <table:table-cell office:value-type="float" office:value="-4.74057" calcext:value-type="float">
            <text:p>-4.740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2" calcext:value-type="float">
            <text:p>26012002</text:p>
          </table:table-cell>
          <table:table-cell office:value-type="float" office:value="10.62394" calcext:value-type="float">
            <text:p>10.62394</text:p>
          </table:table-cell>
          <table:table-cell office:value-type="float" office:value="20.18" calcext:value-type="float">
            <text:p>2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7453423" calcext:value-type="float">
            <text:p>0.7453423</text:p>
          </table:table-cell>
          <table:table-cell office:value-type="float" office:value="0.5488464" calcext:value-type="float">
            <text:p>0.5488464</text:p>
          </table:table-cell>
          <table:table-cell office:value-type="float" office:value="354.924" calcext:value-type="float">
            <text:p>354.924</text:p>
          </table:table-cell>
          <table:table-cell office:value-type="float" office:value="0" calcext:value-type="float">
            <text:p>0</text:p>
          </table:table-cell>
          <table:table-cell office:value-type="float" office:value="9.907135" calcext:value-type="float">
            <text:p>9.907135</text:p>
          </table:table-cell>
          <table:table-cell office:value-type="float" office:value="-0.1468506" calcext:value-type="float">
            <text:p>-0.1468506</text:p>
          </table:table-cell>
          <table:table-cell office:value-type="float" office:value="6.853729" calcext:value-type="float">
            <text:p>6.853729</text:p>
          </table:table-cell>
          <table:table-cell office:value-type="float" office:value="0.34198" calcext:value-type="float">
            <text:p>0.34198</text:p>
          </table:table-cell>
          <table:table-cell office:value-type="float" office:value="5.069733" calcext:value-type="float">
            <text:p>5.069733</text:p>
          </table:table-cell>
          <table:table-cell office:value-type="float" office:value="0.6913452" calcext:value-type="float">
            <text:p>0.6913452</text:p>
          </table:table-cell>
          <table:table-cell office:value-type="float" office:value="3.916565" calcext:value-type="float">
            <text:p>3.916565</text:p>
          </table:table-cell>
          <table:table-cell office:value-type="float" office:value="0.9981079" calcext:value-type="float">
            <text:p>0.9981079</text:p>
          </table:table-cell>
          <table:table-cell office:value-type="float" office:value="3.334991" calcext:value-type="float">
            <text:p>3.334991</text:p>
          </table:table-cell>
          <table:table-cell office:value-type="float" office:value="1.173645" calcext:value-type="float">
            <text:p>1.173645</text:p>
          </table:table-cell>
          <table:table-cell office:value-type="float" office:value="2.954742" calcext:value-type="float">
            <text:p>2.954742</text:p>
          </table:table-cell>
          <table:table-cell office:value-type="float" office:value="1.366241" calcext:value-type="float">
            <text:p>1.366241</text:p>
          </table:table-cell>
          <table:table-cell office:value-type="float" office:value="2.713135" calcext:value-type="float">
            <text:p>2.713135</text:p>
          </table:table-cell>
          <table:table-cell office:value-type="float" office:value="1.691864" calcext:value-type="float">
            <text:p>1.691864</text:p>
          </table:table-cell>
          <table:table-cell office:value-type="float" office:value="2.595551" calcext:value-type="float">
            <text:p>2.595551</text:p>
          </table:table-cell>
          <table:table-cell office:value-type="float" office:value="2.305634" calcext:value-type="float">
            <text:p>2.305634</text:p>
          </table:table-cell>
          <table:table-cell office:value-type="float" office:value="3.583618" calcext:value-type="float">
            <text:p>3.583618</text:p>
          </table:table-cell>
          <table:table-cell office:value-type="float" office:value="3.57074" calcext:value-type="float">
            <text:p>3.57074</text:p>
          </table:table-cell>
          <table:table-cell office:value-type="float" office:value="5.139191" calcext:value-type="float">
            <text:p>5.139191</text:p>
          </table:table-cell>
          <table:table-cell office:value-type="float" office:value="5.081207" calcext:value-type="float">
            <text:p>5.081207</text:p>
          </table:table-cell>
          <table:table-cell office:value-type="float" office:value="6.404602" calcext:value-type="float">
            <text:p>6.404602</text:p>
          </table:table-cell>
          <table:table-cell office:value-type="float" office:value="6.32843" calcext:value-type="float">
            <text:p>6.32843</text:p>
          </table:table-cell>
          <table:table-cell office:value-type="float" office:value="7.471375" calcext:value-type="float">
            <text:p>7.471375</text:p>
          </table:table-cell>
          <table:table-cell office:value-type="float" office:value="7.383514" calcext:value-type="float">
            <text:p>7.383514</text:p>
          </table:table-cell>
          <table:table-cell office:value-type="float" office:value="8.33139" calcext:value-type="float">
            <text:p>8.33139</text:p>
          </table:table-cell>
          <table:table-cell office:value-type="float" office:value="8.237366" calcext:value-type="float">
            <text:p>8.237366</text:p>
          </table:table-cell>
          <table:table-cell office:value-type="float" office:value="8.793488" calcext:value-type="float">
            <text:p>8.793488</text:p>
          </table:table-cell>
          <table:table-cell office:value-type="float" office:value="8.700684" calcext:value-type="float">
            <text:p>8.700684</text:p>
          </table:table-cell>
          <table:table-cell office:value-type="float" office:value="25.29468" calcext:value-type="float">
            <text:p>25.29468</text:p>
          </table:table-cell>
          <table:table-cell office:value-type="float" office:value="-2.254761" calcext:value-type="float">
            <text:p>-2.2547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2" calcext:value-type="float">
            <text:p>27012002</text:p>
          </table:table-cell>
          <table:table-cell office:value-type="float" office:value="7.950923" calcext:value-type="float">
            <text:p>7.950923</text:p>
          </table:table-cell>
          <table:table-cell office:value-type="float" office:value="14.12" calcext:value-type="float">
            <text:p>14.12</text:p>
          </table:table-cell>
          <table:table-cell office:value-type="float" office:value="-6.58" calcext:value-type="float">
            <text:p>-6.58</text:p>
          </table:table-cell>
          <table:table-cell office:value-type="float" office:value="0.8030839" calcext:value-type="float">
            <text:p>0.8030839</text:p>
          </table:table-cell>
          <table:table-cell office:value-type="float" office:value="0.3321228" calcext:value-type="float">
            <text:p>0.3321228</text:p>
          </table:table-cell>
          <table:table-cell office:value-type="float" office:value="359.208" calcext:value-type="float">
            <text:p>359.208</text:p>
          </table:table-cell>
          <table:table-cell office:value-type="float" office:value="0" calcext:value-type="float">
            <text:p>0</text:p>
          </table:table-cell>
          <table:table-cell office:value-type="float" office:value="9.294983" calcext:value-type="float">
            <text:p>9.294983</text:p>
          </table:table-cell>
          <table:table-cell office:value-type="float" office:value="-0.02801514" calcext:value-type="float">
            <text:p>-0.02801514</text:p>
          </table:table-cell>
          <table:table-cell office:value-type="float" office:value="6.950073" calcext:value-type="float">
            <text:p>6.950073</text:p>
          </table:table-cell>
          <table:table-cell office:value-type="float" office:value="1.770294" calcext:value-type="float">
            <text:p>1.770294</text:p>
          </table:table-cell>
          <table:table-cell office:value-type="float" office:value="5.674286" calcext:value-type="float">
            <text:p>5.674286</text:p>
          </table:table-cell>
          <table:table-cell office:value-type="float" office:value="2.854248" calcext:value-type="float">
            <text:p>2.854248</text:p>
          </table:table-cell>
          <table:table-cell office:value-type="float" office:value="4.732086" calcext:value-type="float">
            <text:p>4.732086</text:p>
          </table:table-cell>
          <table:table-cell office:value-type="float" office:value="2.998535" calcext:value-type="float">
            <text:p>2.998535</text:p>
          </table:table-cell>
          <table:table-cell office:value-type="float" office:value="4.197296" calcext:value-type="float">
            <text:p>4.197296</text:p>
          </table:table-cell>
          <table:table-cell office:value-type="float" office:value="3.014313" calcext:value-type="float">
            <text:p>3.014313</text:p>
          </table:table-cell>
          <table:table-cell office:value-type="float" office:value="3.722382" calcext:value-type="float">
            <text:p>3.722382</text:p>
          </table:table-cell>
          <table:table-cell office:value-type="float" office:value="2.96402" calcext:value-type="float">
            <text:p>2.96402</text:p>
          </table:table-cell>
          <table:table-cell office:value-type="float" office:value="3.48111" calcext:value-type="float">
            <text:p>3.48111</text:p>
          </table:table-cell>
          <table:table-cell office:value-type="float" office:value="2.726166" calcext:value-type="float">
            <text:p>2.726166</text:p>
          </table:table-cell>
          <table:table-cell office:value-type="float" office:value="3.215912" calcext:value-type="float">
            <text:p>3.215912</text:p>
          </table:table-cell>
          <table:table-cell office:value-type="float" office:value="2.603394" calcext:value-type="float">
            <text:p>2.603394</text:p>
          </table:table-cell>
          <table:table-cell office:value-type="float" office:value="3.745819" calcext:value-type="float">
            <text:p>3.745819</text:p>
          </table:table-cell>
          <table:table-cell office:value-type="float" office:value="3.584442" calcext:value-type="float">
            <text:p>3.584442</text:p>
          </table:table-cell>
          <table:table-cell office:value-type="float" office:value="5.080658" calcext:value-type="float">
            <text:p>5.080658</text:p>
          </table:table-cell>
          <table:table-cell office:value-type="float" office:value="5.050934" calcext:value-type="float">
            <text:p>5.050934</text:p>
          </table:table-cell>
          <table:table-cell office:value-type="float" office:value="6.327637" calcext:value-type="float">
            <text:p>6.327637</text:p>
          </table:table-cell>
          <table:table-cell office:value-type="float" office:value="6.257721" calcext:value-type="float">
            <text:p>6.257721</text:p>
          </table:table-cell>
          <table:table-cell office:value-type="float" office:value="7.382599" calcext:value-type="float">
            <text:p>7.382599</text:p>
          </table:table-cell>
          <table:table-cell office:value-type="float" office:value="7.296844" calcext:value-type="float">
            <text:p>7.296844</text:p>
          </table:table-cell>
          <table:table-cell office:value-type="float" office:value="8.236389" calcext:value-type="float">
            <text:p>8.236389</text:p>
          </table:table-cell>
          <table:table-cell office:value-type="float" office:value="8.145355" calcext:value-type="float">
            <text:p>8.145355</text:p>
          </table:table-cell>
          <table:table-cell office:value-type="float" office:value="8.699707" calcext:value-type="float">
            <text:p>8.699707</text:p>
          </table:table-cell>
          <table:table-cell office:value-type="float" office:value="8.609253" calcext:value-type="float">
            <text:p>8.609253</text:p>
          </table:table-cell>
          <table:table-cell office:value-type="float" office:value="20.17096" calcext:value-type="float">
            <text:p>20.17096</text:p>
          </table:table-cell>
          <table:table-cell office:value-type="float" office:value="-6.87851" calcext:value-type="float">
            <text:p>-6.878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2" calcext:value-type="float">
            <text:p>28012002</text:p>
          </table:table-cell>
          <table:table-cell office:value-type="float" office:value="3.61836" calcext:value-type="float">
            <text:p>3.61836</text:p>
          </table:table-cell>
          <table:table-cell office:value-type="float" office:value="-4.8" calcext:value-type="float">
            <text:p>-4.8</text:p>
          </table:table-cell>
          <table:table-cell office:value-type="float" office:value="-8.65" calcext:value-type="float">
            <text:p>-8.65</text:p>
          </table:table-cell>
          <table:table-cell office:value-type="float" office:value="0.3795094" calcext:value-type="float">
            <text:p>0.3795094</text:p>
          </table:table-cell>
          <table:table-cell office:value-type="float" office:value="0.283764" calcext:value-type="float">
            <text:p>0.283764</text:p>
          </table:table-cell>
          <table:table-cell office:value-type="float" office:value="383.112" calcext:value-type="float">
            <text:p>383.112</text:p>
          </table:table-cell>
          <table:table-cell office:value-type="float" office:value="0" calcext:value-type="float">
            <text:p>0</text:p>
          </table:table-cell>
          <table:table-cell office:value-type="float" office:value="-0.09100342" calcext:value-type="float">
            <text:p>-0.09100342</text:p>
          </table:table-cell>
          <table:table-cell office:value-type="float" office:value="-3.009949" calcext:value-type="float">
            <text:p>-3.009949</text:p>
          </table:table-cell>
          <table:table-cell office:value-type="float" office:value="1.671295" calcext:value-type="float">
            <text:p>1.671295</text:p>
          </table:table-cell>
          <table:table-cell office:value-type="float" office:value="-0.4145203" calcext:value-type="float">
            <text:p>-0.4145203</text:p>
          </table:table-cell>
          <table:table-cell office:value-type="float" office:value="2.767883" calcext:value-type="float">
            <text:p>2.767883</text:p>
          </table:table-cell>
          <table:table-cell office:value-type="float" office:value="0.2507019" calcext:value-type="float">
            <text:p>0.2507019</text:p>
          </table:table-cell>
          <table:table-cell office:value-type="float" office:value="3.408539" calcext:value-type="float">
            <text:p>3.408539</text:p>
          </table:table-cell>
          <table:table-cell office:value-type="float" office:value="0.9356079" calcext:value-type="float">
            <text:p>0.9356079</text:p>
          </table:table-cell>
          <table:table-cell office:value-type="float" office:value="3.586792" calcext:value-type="float">
            <text:p>3.586792</text:p>
          </table:table-cell>
          <table:table-cell office:value-type="float" office:value="1.431183" calcext:value-type="float">
            <text:p>1.431183</text:p>
          </table:table-cell>
          <table:table-cell office:value-type="float" office:value="3.647064" calcext:value-type="float">
            <text:p>3.647064</text:p>
          </table:table-cell>
          <table:table-cell office:value-type="float" office:value="2.018066" calcext:value-type="float">
            <text:p>2.018066</text:p>
          </table:table-cell>
          <table:table-cell office:value-type="float" office:value="3.482208" calcext:value-type="float">
            <text:p>3.482208</text:p>
          </table:table-cell>
          <table:table-cell office:value-type="float" office:value="2.536072" calcext:value-type="float">
            <text:p>2.536072</text:p>
          </table:table-cell>
          <table:table-cell office:value-type="float" office:value="3.360413" calcext:value-type="float">
            <text:p>3.360413</text:p>
          </table:table-cell>
          <table:table-cell office:value-type="float" office:value="3.222473" calcext:value-type="float">
            <text:p>3.222473</text:p>
          </table:table-cell>
          <table:table-cell office:value-type="float" office:value="3.927032" calcext:value-type="float">
            <text:p>3.927032</text:p>
          </table:table-cell>
          <table:table-cell office:value-type="float" office:value="3.748108" calcext:value-type="float">
            <text:p>3.748108</text:p>
          </table:table-cell>
          <table:table-cell office:value-type="float" office:value="5.062714" calcext:value-type="float">
            <text:p>5.062714</text:p>
          </table:table-cell>
          <table:table-cell office:value-type="float" office:value="5.050415" calcext:value-type="float">
            <text:p>5.050415</text:p>
          </table:table-cell>
          <table:table-cell office:value-type="float" office:value="6.257019" calcext:value-type="float">
            <text:p>6.257019</text:p>
          </table:table-cell>
          <table:table-cell office:value-type="float" office:value="6.202209" calcext:value-type="float">
            <text:p>6.202209</text:p>
          </table:table-cell>
          <table:table-cell office:value-type="float" office:value="7.295959" calcext:value-type="float">
            <text:p>7.295959</text:p>
          </table:table-cell>
          <table:table-cell office:value-type="float" office:value="7.215149" calcext:value-type="float">
            <text:p>7.215149</text:p>
          </table:table-cell>
          <table:table-cell office:value-type="float" office:value="8.144409" calcext:value-type="float">
            <text:p>8.144409</text:p>
          </table:table-cell>
          <table:table-cell office:value-type="float" office:value="8.055054" calcext:value-type="float">
            <text:p>8.055054</text:p>
          </table:table-cell>
          <table:table-cell office:value-type="float" office:value="8.608307" calcext:value-type="float">
            <text:p>8.608307</text:p>
          </table:table-cell>
          <table:table-cell office:value-type="float" office:value="8.519196" calcext:value-type="float">
            <text:p>8.519196</text:p>
          </table:table-cell>
          <table:table-cell office:value-type="float" office:value="-1.034119" calcext:value-type="float">
            <text:p>-1.034119</text:p>
          </table:table-cell>
          <table:table-cell office:value-type="float" office:value="-10.20471" calcext:value-type="float">
            <text:p>-10.204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2" calcext:value-type="float">
            <text:p>29012002</text:p>
          </table:table-cell>
          <table:table-cell office:value-type="float" office:value="3.99672" calcext:value-type="float">
            <text:p>3.99672</text:p>
          </table:table-cell>
          <table:table-cell office:value-type="float" office:value="-6.56" calcext:value-type="float">
            <text:p>-6.56</text:p>
          </table:table-cell>
          <table:table-cell office:value-type="float" office:value="-9.39" calcext:value-type="float">
            <text:p>-9.39</text:p>
          </table:table-cell>
          <table:table-cell office:value-type="float" office:value="0.3326243" calcext:value-type="float">
            <text:p>0.3326243</text:p>
          </table:table-cell>
          <table:table-cell office:value-type="float" office:value="0.2680807" calcext:value-type="float">
            <text:p>0.2680807</text:p>
          </table:table-cell>
          <table:table-cell office:value-type="float" office:value="375.984" calcext:value-type="float">
            <text:p>375.984</text:p>
          </table:table-cell>
          <table:table-cell office:value-type="float" office:value="0" calcext:value-type="float">
            <text:p>0</text:p>
          </table:table-cell>
          <table:table-cell office:value-type="float" office:value="0.0002441406" calcext:value-type="float">
            <text:p>0.0002441406</text:p>
          </table:table-cell>
          <table:table-cell office:value-type="float" office:value="-4.046875" calcext:value-type="float">
            <text:p>-4.046875</text:p>
          </table:table-cell>
          <table:table-cell office:value-type="float" office:value="-0.199707" calcext:value-type="float">
            <text:p>-0.199707</text:p>
          </table:table-cell>
          <table:table-cell office:value-type="float" office:value="-0.9665833" calcext:value-type="float">
            <text:p>-0.9665833</text:p>
          </table:table-cell>
          <table:table-cell office:value-type="float" office:value="0.2425232" calcext:value-type="float">
            <text:p>0.2425232</text:p>
          </table:table-cell>
          <table:table-cell office:value-type="float" office:value="-0.1035461" calcext:value-type="float">
            <text:p>-0.1035461</text:p>
          </table:table-cell>
          <table:table-cell office:value-type="float" office:value="0.9263306" calcext:value-type="float">
            <text:p>0.9263306</text:p>
          </table:table-cell>
          <table:table-cell office:value-type="float" office:value="0.4801025" calcext:value-type="float">
            <text:p>0.4801025</text:p>
          </table:table-cell>
          <table:table-cell office:value-type="float" office:value="1.421631" calcext:value-type="float">
            <text:p>1.421631</text:p>
          </table:table-cell>
          <table:table-cell office:value-type="float" office:value="0.9271851" calcext:value-type="float">
            <text:p>0.9271851</text:p>
          </table:table-cell>
          <table:table-cell office:value-type="float" office:value="2.008728" calcext:value-type="float">
            <text:p>2.008728</text:p>
          </table:table-cell>
          <table:table-cell office:value-type="float" office:value="1.476013" calcext:value-type="float">
            <text:p>1.476013</text:p>
          </table:table-cell>
          <table:table-cell office:value-type="float" office:value="2.528534" calcext:value-type="float">
            <text:p>2.528534</text:p>
          </table:table-cell>
          <table:table-cell office:value-type="float" office:value="2.038086" calcext:value-type="float">
            <text:p>2.038086</text:p>
          </table:table-cell>
          <table:table-cell office:value-type="float" office:value="3.222748" calcext:value-type="float">
            <text:p>3.222748</text:p>
          </table:table-cell>
          <table:table-cell office:value-type="float" office:value="2.876373" calcext:value-type="float">
            <text:p>2.876373</text:p>
          </table:table-cell>
          <table:table-cell office:value-type="float" office:value="3.943665" calcext:value-type="float">
            <text:p>3.943665</text:p>
          </table:table-cell>
          <table:table-cell office:value-type="float" office:value="3.920959" calcext:value-type="float">
            <text:p>3.920959</text:p>
          </table:table-cell>
          <table:table-cell office:value-type="float" office:value="5.075256" calcext:value-type="float">
            <text:p>5.075256</text:p>
          </table:table-cell>
          <table:table-cell office:value-type="float" office:value="5.062927" calcext:value-type="float">
            <text:p>5.062927</text:p>
          </table:table-cell>
          <table:table-cell office:value-type="float" office:value="6.201721" calcext:value-type="float">
            <text:p>6.201721</text:p>
          </table:table-cell>
          <table:table-cell office:value-type="float" office:value="6.160461" calcext:value-type="float">
            <text:p>6.160461</text:p>
          </table:table-cell>
          <table:table-cell office:value-type="float" office:value="7.214355" calcext:value-type="float">
            <text:p>7.214355</text:p>
          </table:table-cell>
          <table:table-cell office:value-type="float" office:value="7.139648" calcext:value-type="float">
            <text:p>7.139648</text:p>
          </table:table-cell>
          <table:table-cell office:value-type="float" office:value="8.054138" calcext:value-type="float">
            <text:p>8.054138</text:p>
          </table:table-cell>
          <table:table-cell office:value-type="float" office:value="7.967285" calcext:value-type="float">
            <text:p>7.967285</text:p>
          </table:table-cell>
          <table:table-cell office:value-type="float" office:value="8.51825" calcext:value-type="float">
            <text:p>8.51825</text:p>
          </table:table-cell>
          <table:table-cell office:value-type="float" office:value="8.43103" calcext:value-type="float">
            <text:p>8.43103</text:p>
          </table:table-cell>
          <table:table-cell office:value-type="float" office:value="-0.2532043" calcext:value-type="float">
            <text:p>-0.2532043</text:p>
          </table:table-cell>
          <table:table-cell office:value-type="float" office:value="-11.59787" calcext:value-type="float">
            <text:p>-11.597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2" calcext:value-type="float">
            <text:p>30012002</text:p>
          </table:table-cell>
          <table:table-cell office:value-type="float" office:value="2.60712" calcext:value-type="float">
            <text:p>2.60712</text:p>
          </table:table-cell>
          <table:table-cell office:value-type="float" office:value="-5.96" calcext:value-type="float">
            <text:p>-5.96</text:p>
          </table:table-cell>
          <table:table-cell office:value-type="float" office:value="-9.55" calcext:value-type="float">
            <text:p>-9.55</text:p>
          </table:table-cell>
          <table:table-cell office:value-type="float" office:value="0.3479862" calcext:value-type="float">
            <text:p>0.3479862</text:p>
          </table:table-cell>
          <table:table-cell office:value-type="float" office:value="0.2647949" calcext:value-type="float">
            <text:p>0.2647949</text:p>
          </table:table-cell>
          <table:table-cell office:value-type="float" office:value="367.416" calcext:value-type="float">
            <text:p>367.416</text:p>
          </table:table-cell>
          <table:table-cell office:value-type="float" office:value="0" calcext:value-type="float">
            <text:p>0</text:p>
          </table:table-cell>
          <table:table-cell office:value-type="float" office:value="-1.713287" calcext:value-type="float">
            <text:p>-1.713287</text:p>
          </table:table-cell>
          <table:table-cell office:value-type="float" office:value="-4.414825" calcext:value-type="float">
            <text:p>-4.414825</text:p>
          </table:table-cell>
          <table:table-cell office:value-type="float" office:value="-0.981842" calcext:value-type="float">
            <text:p>-0.981842</text:p>
          </table:table-cell>
          <table:table-cell office:value-type="float" office:value="-1.547638" calcext:value-type="float">
            <text:p>-1.547638</text:p>
          </table:table-cell>
          <table:table-cell office:value-type="float" office:value="-0.1061096" calcext:value-type="float">
            <text:p>-0.1061096</text:p>
          </table:table-cell>
          <table:table-cell office:value-type="float" office:value="-0.236084" calcext:value-type="float">
            <text:p>-0.236084</text:p>
          </table:table-cell>
          <table:table-cell office:value-type="float" office:value="0.4766541" calcext:value-type="float">
            <text:p>0.4766541</text:p>
          </table:table-cell>
          <table:table-cell office:value-type="float" office:value="0.2802734" calcext:value-type="float">
            <text:p>0.2802734</text:p>
          </table:table-cell>
          <table:table-cell office:value-type="float" office:value="0.9233093" calcext:value-type="float">
            <text:p>0.9233093</text:p>
          </table:table-cell>
          <table:table-cell office:value-type="float" office:value="0.690979" calcext:value-type="float">
            <text:p>0.690979</text:p>
          </table:table-cell>
          <table:table-cell office:value-type="float" office:value="1.471741" calcext:value-type="float">
            <text:p>1.471741</text:p>
          </table:table-cell>
          <table:table-cell office:value-type="float" office:value="1.200745" calcext:value-type="float">
            <text:p>1.200745</text:p>
          </table:table-cell>
          <table:table-cell office:value-type="float" office:value="2.034149" calcext:value-type="float">
            <text:p>2.034149</text:p>
          </table:table-cell>
          <table:table-cell office:value-type="float" office:value="1.753632" calcext:value-type="float">
            <text:p>1.753632</text:p>
          </table:table-cell>
          <table:table-cell office:value-type="float" office:value="2.87323" calcext:value-type="float">
            <text:p>2.87323</text:p>
          </table:table-cell>
          <table:table-cell office:value-type="float" office:value="2.611755" calcext:value-type="float">
            <text:p>2.611755</text:p>
          </table:table-cell>
          <table:table-cell office:value-type="float" office:value="3.920197" calcext:value-type="float">
            <text:p>3.920197</text:p>
          </table:table-cell>
          <table:table-cell office:value-type="float" office:value="3.822113" calcext:value-type="float">
            <text:p>3.822113</text:p>
          </table:table-cell>
          <table:table-cell office:value-type="float" office:value="5.075256" calcext:value-type="float">
            <text:p>5.075256</text:p>
          </table:table-cell>
          <table:table-cell office:value-type="float" office:value="5.058441" calcext:value-type="float">
            <text:p>5.058441</text:p>
          </table:table-cell>
          <table:table-cell office:value-type="float" office:value="6.160065" calcext:value-type="float">
            <text:p>6.160065</text:p>
          </table:table-cell>
          <table:table-cell office:value-type="float" office:value="6.120667" calcext:value-type="float">
            <text:p>6.120667</text:p>
          </table:table-cell>
          <table:table-cell office:value-type="float" office:value="7.138916" calcext:value-type="float">
            <text:p>7.138916</text:p>
          </table:table-cell>
          <table:table-cell office:value-type="float" office:value="7.070862" calcext:value-type="float">
            <text:p>7.070862</text:p>
          </table:table-cell>
          <table:table-cell office:value-type="float" office:value="7.96637" calcext:value-type="float">
            <text:p>7.96637</text:p>
          </table:table-cell>
          <table:table-cell office:value-type="float" office:value="7.882843" calcext:value-type="float">
            <text:p>7.882843</text:p>
          </table:table-cell>
          <table:table-cell office:value-type="float" office:value="8.430115" calcext:value-type="float">
            <text:p>8.430115</text:p>
          </table:table-cell>
          <table:table-cell office:value-type="float" office:value="8.34494" calcext:value-type="float">
            <text:p>8.34494</text:p>
          </table:table-cell>
          <table:table-cell office:value-type="float" office:value="-3.515167" calcext:value-type="float">
            <text:p>-3.515167</text:p>
          </table:table-cell>
          <table:table-cell office:value-type="float" office:value="-11.9668" calcext:value-type="float">
            <text:p>-11.96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2" calcext:value-type="float">
            <text:p>31012002</text:p>
          </table:table-cell>
          <table:table-cell office:value-type="float" office:value="4.89168" calcext:value-type="float">
            <text:p>4.89168</text:p>
          </table:table-cell>
          <table:table-cell office:value-type="float" office:value="-3.9" calcext:value-type="float">
            <text:p>-3.9</text:p>
          </table:table-cell>
          <table:table-cell office:value-type="float" office:value="-8.96" calcext:value-type="float">
            <text:p>-8.96</text:p>
          </table:table-cell>
          <table:table-cell office:value-type="float" office:value="0.4057124" calcext:value-type="float">
            <text:p>0.4057124</text:p>
          </table:table-cell>
          <table:table-cell office:value-type="float" office:value="0.2770964" calcext:value-type="float">
            <text:p>0.2770964</text:p>
          </table:table-cell>
          <table:table-cell office:value-type="float" office:value="522.936" calcext:value-type="float">
            <text:p>522.936</text:p>
          </table:table-cell>
          <table:table-cell office:value-type="float" office:value="0" calcext:value-type="float">
            <text:p>0</text:p>
          </table:table-cell>
          <table:table-cell office:value-type="float" office:value="-0.1061707" calcext:value-type="float">
            <text:p>-0.1061707</text:p>
          </table:table-cell>
          <table:table-cell office:value-type="float" office:value="-4.059875" calcext:value-type="float">
            <text:p>-4.059875</text:p>
          </table:table-cell>
          <table:table-cell office:value-type="float" office:value="-0.8262939" calcext:value-type="float">
            <text:p>-0.8262939</text:p>
          </table:table-cell>
          <table:table-cell office:value-type="float" office:value="-1.651306" calcext:value-type="float">
            <text:p>-1.651306</text:p>
          </table:table-cell>
          <table:table-cell office:value-type="float" office:value="-0.1715698" calcext:value-type="float">
            <text:p>-0.1715698</text:p>
          </table:table-cell>
          <table:table-cell office:value-type="float" office:value="-0.2770081" calcext:value-type="float">
            <text:p>-0.2770081</text:p>
          </table:table-cell>
          <table:table-cell office:value-type="float" office:value="0.2783508" calcext:value-type="float">
            <text:p>0.2783508</text:p>
          </table:table-cell>
          <table:table-cell office:value-type="float" office:value="0.2099609" calcext:value-type="float">
            <text:p>0.2099609</text:p>
          </table:table-cell>
          <table:table-cell office:value-type="float" office:value="0.6888733" calcext:value-type="float">
            <text:p>0.6888733</text:p>
          </table:table-cell>
          <table:table-cell office:value-type="float" office:value="0.5939026" calcext:value-type="float">
            <text:p>0.5939026</text:p>
          </table:table-cell>
          <table:table-cell office:value-type="float" office:value="1.198517" calcext:value-type="float">
            <text:p>1.198517</text:p>
          </table:table-cell>
          <table:table-cell office:value-type="float" office:value="1.069305" calcext:value-type="float">
            <text:p>1.069305</text:p>
          </table:table-cell>
          <table:table-cell office:value-type="float" office:value="1.751343" calcext:value-type="float">
            <text:p>1.751343</text:p>
          </table:table-cell>
          <table:table-cell office:value-type="float" office:value="1.594421" calcext:value-type="float">
            <text:p>1.594421</text:p>
          </table:table-cell>
          <table:table-cell office:value-type="float" office:value="2.609436" calcext:value-type="float">
            <text:p>2.609436</text:p>
          </table:table-cell>
          <table:table-cell office:value-type="float" office:value="2.424957" calcext:value-type="float">
            <text:p>2.424957</text:p>
          </table:table-cell>
          <table:table-cell office:value-type="float" office:value="3.820923" calcext:value-type="float">
            <text:p>3.820923</text:p>
          </table:table-cell>
          <table:table-cell office:value-type="float" office:value="3.70166" calcext:value-type="float">
            <text:p>3.70166</text:p>
          </table:table-cell>
          <table:table-cell office:value-type="float" office:value="5.058105" calcext:value-type="float">
            <text:p>5.058105</text:p>
          </table:table-cell>
          <table:table-cell office:value-type="float" office:value="5.014648" calcext:value-type="float">
            <text:p>5.014648</text:p>
          </table:table-cell>
          <table:table-cell office:value-type="float" office:value="6.120209" calcext:value-type="float">
            <text:p>6.120209</text:p>
          </table:table-cell>
          <table:table-cell office:value-type="float" office:value="6.075226" calcext:value-type="float">
            <text:p>6.075226</text:p>
          </table:table-cell>
          <table:table-cell office:value-type="float" office:value="7.07016" calcext:value-type="float">
            <text:p>7.07016</text:p>
          </table:table-cell>
          <table:table-cell office:value-type="float" office:value="7.004822" calcext:value-type="float">
            <text:p>7.004822</text:p>
          </table:table-cell>
          <table:table-cell office:value-type="float" office:value="7.881958" calcext:value-type="float">
            <text:p>7.881958</text:p>
          </table:table-cell>
          <table:table-cell office:value-type="float" office:value="7.801971" calcext:value-type="float">
            <text:p>7.801971</text:p>
          </table:table-cell>
          <table:table-cell office:value-type="float" office:value="8.344086" calcext:value-type="float">
            <text:p>8.344086</text:p>
          </table:table-cell>
          <table:table-cell office:value-type="float" office:value="8.26123" calcext:value-type="float">
            <text:p>8.26123</text:p>
          </table:table-cell>
          <table:table-cell office:value-type="float" office:value="1.093994" calcext:value-type="float">
            <text:p>1.093994</text:p>
          </table:table-cell>
          <table:table-cell office:value-type="float" office:value="-10.85742" calcext:value-type="float">
            <text:p>-10.857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2" calcext:value-type="float">
            <text:p>1022002</text:p>
          </table:table-cell>
          <table:table-cell office:value-type="float" office:value="12.48893" calcext:value-type="float">
            <text:p>12.48893</text:p>
          </table:table-cell>
          <table:table-cell office:value-type="float" office:value="-3.85" calcext:value-type="float">
            <text:p>-3.85</text:p>
          </table:table-cell>
          <table:table-cell office:value-type="float" office:value="-17.88" calcext:value-type="float">
            <text:p>-17.88</text:p>
          </table:table-cell>
          <table:table-cell office:value-type="float" office:value="0.4072144" calcext:value-type="float">
            <text:p>0.4072144</text:p>
          </table:table-cell>
          <table:table-cell office:value-type="float" office:value="0.1363764" calcext:value-type="float">
            <text:p>0.1363764</text:p>
          </table:table-cell>
          <table:table-cell office:value-type="float" office:value="152.964" calcext:value-type="float">
            <text:p>152.964</text:p>
          </table:table-cell>
          <table:table-cell office:value-type="float" office:value="3.1" calcext:value-type="float">
            <text:p>3.1</text:p>
          </table:table-cell>
          <table:table-cell office:value-type="float" office:value="0.2702026" calcext:value-type="float">
            <text:p>0.2702026</text:p>
          </table:table-cell>
          <table:table-cell office:value-type="float" office:value="-7.038666" calcext:value-type="float">
            <text:p>-7.038666</text:p>
          </table:table-cell>
          <table:table-cell office:value-type="float" office:value="-0.9142456" calcext:value-type="float">
            <text:p>-0.9142456</text:p>
          </table:table-cell>
          <table:table-cell office:value-type="float" office:value="-2.507141" calcext:value-type="float">
            <text:p>-2.507141</text:p>
          </table:table-cell>
          <table:table-cell office:value-type="float" office:value="-0.2748718" calcext:value-type="float">
            <text:p>-0.2748718</text:p>
          </table:table-cell>
          <table:table-cell office:value-type="float" office:value="-0.5194397" calcext:value-type="float">
            <text:p>-0.5194397</text:p>
          </table:table-cell>
          <table:table-cell office:value-type="float" office:value="0.2069702" calcext:value-type="float">
            <text:p>0.2069702</text:p>
          </table:table-cell>
          <table:table-cell office:value-type="float" office:value="0.02041626" calcext:value-type="float">
            <text:p>0.02041626</text:p>
          </table:table-cell>
          <table:table-cell office:value-type="float" office:value="0.5916748" calcext:value-type="float">
            <text:p>0.5916748</text:p>
          </table:table-cell>
          <table:table-cell office:value-type="float" office:value="0.4264832" calcext:value-type="float">
            <text:p>0.4264832</text:p>
          </table:table-cell>
          <table:table-cell office:value-type="float" office:value="1.06781" calcext:value-type="float">
            <text:p>1.06781</text:p>
          </table:table-cell>
          <table:table-cell office:value-type="float" office:value="0.9058533" calcext:value-type="float">
            <text:p>0.9058533</text:p>
          </table:table-cell>
          <table:table-cell office:value-type="float" office:value="1.592957" calcext:value-type="float">
            <text:p>1.592957</text:p>
          </table:table-cell>
          <table:table-cell office:value-type="float" office:value="1.434998" calcext:value-type="float">
            <text:p>1.434998</text:p>
          </table:table-cell>
          <table:table-cell office:value-type="float" office:value="2.423401" calcext:value-type="float">
            <text:p>2.423401</text:p>
          </table:table-cell>
          <table:table-cell office:value-type="float" office:value="2.273743" calcext:value-type="float">
            <text:p>2.273743</text:p>
          </table:table-cell>
          <table:table-cell office:value-type="float" office:value="3.700409" calcext:value-type="float">
            <text:p>3.700409</text:p>
          </table:table-cell>
          <table:table-cell office:value-type="float" office:value="3.584412" calcext:value-type="float">
            <text:p>3.584412</text:p>
          </table:table-cell>
          <table:table-cell office:value-type="float" office:value="5.014038" calcext:value-type="float">
            <text:p>5.014038</text:p>
          </table:table-cell>
          <table:table-cell office:value-type="float" office:value="4.952423" calcext:value-type="float">
            <text:p>4.952423</text:p>
          </table:table-cell>
          <table:table-cell office:value-type="float" office:value="6.074707" calcext:value-type="float">
            <text:p>6.074707</text:p>
          </table:table-cell>
          <table:table-cell office:value-type="float" office:value="6.020813" calcext:value-type="float">
            <text:p>6.020813</text:p>
          </table:table-cell>
          <table:table-cell office:value-type="float" office:value="7.00412" calcext:value-type="float">
            <text:p>7.00412</text:p>
          </table:table-cell>
          <table:table-cell office:value-type="float" office:value="6.939789" calcext:value-type="float">
            <text:p>6.939789</text:p>
          </table:table-cell>
          <table:table-cell office:value-type="float" office:value="7.801147" calcext:value-type="float">
            <text:p>7.801147</text:p>
          </table:table-cell>
          <table:table-cell office:value-type="float" office:value="7.723938" calcext:value-type="float">
            <text:p>7.723938</text:p>
          </table:table-cell>
          <table:table-cell office:value-type="float" office:value="8.260376" calcext:value-type="float">
            <text:p>8.260376</text:p>
          </table:table-cell>
          <table:table-cell office:value-type="float" office:value="8.180389" calcext:value-type="float">
            <text:p>8.180389</text:p>
          </table:table-cell>
          <table:table-cell office:value-type="float" office:value="3.652466" calcext:value-type="float">
            <text:p>3.652466</text:p>
          </table:table-cell>
          <table:table-cell office:value-type="float" office:value="-17.70592" calcext:value-type="float">
            <text:p>-17.705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2" calcext:value-type="float">
            <text:p>2022002</text:p>
          </table:table-cell>
          <table:table-cell office:value-type="float" office:value="12.28284" calcext:value-type="float">
            <text:p>12.28284</text:p>
          </table:table-cell>
          <table:table-cell office:value-type="float" office:value="0.9" calcext:value-type="float">
            <text:p>0.9</text:p>
          </table:table-cell>
          <table:table-cell office:value-type="float" office:value="-14.6" calcext:value-type="float">
            <text:p>-14.6</text:p>
          </table:table-cell>
          <table:table-cell office:value-type="float" office:value="0.5749701" calcext:value-type="float">
            <text:p>0.5749701</text:p>
          </table:table-cell>
          <table:table-cell office:value-type="float" office:value="0.1780017" calcext:value-type="float">
            <text:p>0.1780017</text:p>
          </table:table-cell>
          <table:table-cell office:value-type="float" office:value="196.308" calcext:value-type="float">
            <text:p>196.308</text:p>
          </table:table-cell>
          <table:table-cell office:value-type="float" office:value="0" calcext:value-type="float">
            <text:p>0</text:p>
          </table:table-cell>
          <table:table-cell office:value-type="float" office:value="0.8816833" calcext:value-type="float">
            <text:p>0.8816833</text:p>
          </table:table-cell>
          <table:table-cell office:value-type="float" office:value="-4.302734" calcext:value-type="float">
            <text:p>-4.302734</text:p>
          </table:table-cell>
          <table:table-cell office:value-type="float" office:value="-0.7098389" calcext:value-type="float">
            <text:p>-0.7098389</text:p>
          </table:table-cell>
          <table:table-cell office:value-type="float" office:value="-1.811798" calcext:value-type="float">
            <text:p>-1.811798</text:p>
          </table:table-cell>
          <table:table-cell office:value-type="float" office:value="-0.4424438" calcext:value-type="float">
            <text:p>-0.4424438</text:p>
          </table:table-cell>
          <table:table-cell office:value-type="float" office:value="-0.6003418" calcext:value-type="float">
            <text:p>-0.6003418</text:p>
          </table:table-cell>
          <table:table-cell office:value-type="float" office:value="0.03555298" calcext:value-type="float">
            <text:p>0.03555298</text:p>
          </table:table-cell>
          <table:table-cell office:value-type="float" office:value="-0.05206299" calcext:value-type="float">
            <text:p>-0.05206299</text:p>
          </table:table-cell>
          <table:table-cell office:value-type="float" office:value="0.4239807" calcext:value-type="float">
            <text:p>0.4239807</text:p>
          </table:table-cell>
          <table:table-cell office:value-type="float" office:value="0.3213501" calcext:value-type="float">
            <text:p>0.3213501</text:p>
          </table:table-cell>
          <table:table-cell office:value-type="float" office:value="0.9042664" calcext:value-type="float">
            <text:p>0.9042664</text:p>
          </table:table-cell>
          <table:table-cell office:value-type="float" office:value="0.7807312" calcext:value-type="float">
            <text:p>0.7807312</text:p>
          </table:table-cell>
          <table:table-cell office:value-type="float" office:value="1.433655" calcext:value-type="float">
            <text:p>1.433655</text:p>
          </table:table-cell>
          <table:table-cell office:value-type="float" office:value="1.302734" calcext:value-type="float">
            <text:p>1.302734</text:p>
          </table:table-cell>
          <table:table-cell office:value-type="float" office:value="2.272308" calcext:value-type="float">
            <text:p>2.272308</text:p>
          </table:table-cell>
          <table:table-cell office:value-type="float" office:value="2.138458" calcext:value-type="float">
            <text:p>2.138458</text:p>
          </table:table-cell>
          <table:table-cell office:value-type="float" office:value="3.583191" calcext:value-type="float">
            <text:p>3.583191</text:p>
          </table:table-cell>
          <table:table-cell office:value-type="float" office:value="3.470734" calcext:value-type="float">
            <text:p>3.470734</text:p>
          </table:table-cell>
          <table:table-cell office:value-type="float" office:value="4.951721" calcext:value-type="float">
            <text:p>4.951721</text:p>
          </table:table-cell>
          <table:table-cell office:value-type="float" office:value="4.879456" calcext:value-type="float">
            <text:p>4.879456</text:p>
          </table:table-cell>
          <table:table-cell office:value-type="float" office:value="6.020203" calcext:value-type="float">
            <text:p>6.020203</text:p>
          </table:table-cell>
          <table:table-cell office:value-type="float" office:value="5.958923" calcext:value-type="float">
            <text:p>5.958923</text:p>
          </table:table-cell>
          <table:table-cell office:value-type="float" office:value="6.939117" calcext:value-type="float">
            <text:p>6.939117</text:p>
          </table:table-cell>
          <table:table-cell office:value-type="float" office:value="6.873718" calcext:value-type="float">
            <text:p>6.873718</text:p>
          </table:table-cell>
          <table:table-cell office:value-type="float" office:value="7.723145" calcext:value-type="float">
            <text:p>7.723145</text:p>
          </table:table-cell>
          <table:table-cell office:value-type="float" office:value="7.648376" calcext:value-type="float">
            <text:p>7.648376</text:p>
          </table:table-cell>
          <table:table-cell office:value-type="float" office:value="8.179565" calcext:value-type="float">
            <text:p>8.179565</text:p>
          </table:table-cell>
          <table:table-cell office:value-type="float" office:value="8.102081" calcext:value-type="float">
            <text:p>8.102081</text:p>
          </table:table-cell>
          <table:table-cell office:value-type="float" office:value="4.795074" calcext:value-type="float">
            <text:p>4.795074</text:p>
          </table:table-cell>
          <table:table-cell office:value-type="float" office:value="-10.64777" calcext:value-type="float">
            <text:p>-10.647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2" calcext:value-type="float">
            <text:p>3022002</text:p>
          </table:table-cell>
          <table:table-cell office:value-type="float" office:value="12.90655" calcext:value-type="float">
            <text:p>12.90655</text:p>
          </table:table-cell>
          <table:table-cell office:value-type="float" office:value="1.25" calcext:value-type="float">
            <text:p>1.25</text:p>
          </table:table-cell>
          <table:table-cell office:value-type="float" office:value="-17.41" calcext:value-type="float">
            <text:p>-17.41</text:p>
          </table:table-cell>
          <table:table-cell office:value-type="float" office:value="0.5894942" calcext:value-type="float">
            <text:p>0.5894942</text:p>
          </table:table-cell>
          <table:table-cell office:value-type="float" office:value="0.1417416" calcext:value-type="float">
            <text:p>0.1417416</text:p>
          </table:table-cell>
          <table:table-cell office:value-type="float" office:value="183.564" calcext:value-type="float">
            <text:p>183.564</text:p>
          </table:table-cell>
          <table:table-cell office:value-type="float" office:value="0" calcext:value-type="float">
            <text:p>0</text:p>
          </table:table-cell>
          <table:table-cell office:value-type="float" office:value="1.174225" calcext:value-type="float">
            <text:p>1.174225</text:p>
          </table:table-cell>
          <table:table-cell office:value-type="float" office:value="-5.243347" calcext:value-type="float">
            <text:p>-5.243347</text:p>
          </table:table-cell>
          <table:table-cell office:value-type="float" office:value="-0.7303772" calcext:value-type="float">
            <text:p>-0.7303772</text:p>
          </table:table-cell>
          <table:table-cell office:value-type="float" office:value="-1.956085" calcext:value-type="float">
            <text:p>-1.956085</text:p>
          </table:table-cell>
          <table:table-cell office:value-type="float" office:value="-0.5114746" calcext:value-type="float">
            <text:p>-0.5114746</text:p>
          </table:table-cell>
          <table:table-cell office:value-type="float" office:value="-0.7289429" calcext:value-type="float">
            <text:p>-0.7289429</text:p>
          </table:table-cell>
          <table:table-cell office:value-type="float" office:value="-0.04421997" calcext:value-type="float">
            <text:p>-0.04421997</text:p>
          </table:table-cell>
          <table:table-cell office:value-type="float" office:value="-0.07601929" calcext:value-type="float">
            <text:p>-0.07601929</text:p>
          </table:table-cell>
          <table:table-cell office:value-type="float" office:value="0.3208618" calcext:value-type="float">
            <text:p>0.3208618</text:p>
          </table:table-cell>
          <table:table-cell office:value-type="float" office:value="0.2870178" calcext:value-type="float">
            <text:p>0.2870178</text:p>
          </table:table-cell>
          <table:table-cell office:value-type="float" office:value="0.7800903" calcext:value-type="float">
            <text:p>0.7800903</text:p>
          </table:table-cell>
          <table:table-cell office:value-type="float" office:value="0.724762" calcext:value-type="float">
            <text:p>0.724762</text:p>
          </table:table-cell>
          <table:table-cell office:value-type="float" office:value="1.301849" calcext:value-type="float">
            <text:p>1.301849</text:p>
          </table:table-cell>
          <table:table-cell office:value-type="float" office:value="1.225891" calcext:value-type="float">
            <text:p>1.225891</text:p>
          </table:table-cell>
          <table:table-cell office:value-type="float" office:value="2.137238" calcext:value-type="float">
            <text:p>2.137238</text:p>
          </table:table-cell>
          <table:table-cell office:value-type="float" office:value="2.033508" calcext:value-type="float">
            <text:p>2.033508</text:p>
          </table:table-cell>
          <table:table-cell office:value-type="float" office:value="3.469574" calcext:value-type="float">
            <text:p>3.469574</text:p>
          </table:table-cell>
          <table:table-cell office:value-type="float" office:value="3.364105" calcext:value-type="float">
            <text:p>3.364105</text:p>
          </table:table-cell>
          <table:table-cell office:value-type="float" office:value="4.878662" calcext:value-type="float">
            <text:p>4.878662</text:p>
          </table:table-cell>
          <table:table-cell office:value-type="float" office:value="4.799988" calcext:value-type="float">
            <text:p>4.799988</text:p>
          </table:table-cell>
          <table:table-cell office:value-type="float" office:value="5.958252" calcext:value-type="float">
            <text:p>5.958252</text:p>
          </table:table-cell>
          <table:table-cell office:value-type="float" office:value="5.891235" calcext:value-type="float">
            <text:p>5.891235</text:p>
          </table:table-cell>
          <table:table-cell office:value-type="float" office:value="6.872986" calcext:value-type="float">
            <text:p>6.872986</text:p>
          </table:table-cell>
          <table:table-cell office:value-type="float" office:value="6.805939" calcext:value-type="float">
            <text:p>6.805939</text:p>
          </table:table-cell>
          <table:table-cell office:value-type="float" office:value="7.647583" calcext:value-type="float">
            <text:p>7.647583</text:p>
          </table:table-cell>
          <table:table-cell office:value-type="float" office:value="7.574219" calcext:value-type="float">
            <text:p>7.574219</text:p>
          </table:table-cell>
          <table:table-cell office:value-type="float" office:value="8.101257" calcext:value-type="float">
            <text:p>8.101257</text:p>
          </table:table-cell>
          <table:table-cell office:value-type="float" office:value="8.025696" calcext:value-type="float">
            <text:p>8.025696</text:p>
          </table:table-cell>
          <table:table-cell office:value-type="float" office:value="5.65152" calcext:value-type="float">
            <text:p>5.65152</text:p>
          </table:table-cell>
          <table:table-cell office:value-type="float" office:value="-13.24316" calcext:value-type="float">
            <text:p>-13.243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2" calcext:value-type="float">
            <text:p>4022002</text:p>
          </table:table-cell>
          <table:table-cell office:value-type="float" office:value="13.10535" calcext:value-type="float">
            <text:p>13.10535</text:p>
          </table:table-cell>
          <table:table-cell office:value-type="float" office:value="-5.78" calcext:value-type="float">
            <text:p>-5.78</text:p>
          </table:table-cell>
          <table:table-cell office:value-type="float" office:value="-19.5" calcext:value-type="float">
            <text:p>-19.5</text:p>
          </table:table-cell>
          <table:table-cell office:value-type="float" office:value="0.3527178" calcext:value-type="float">
            <text:p>0.3527178</text:p>
          </table:table-cell>
          <table:table-cell office:value-type="float" office:value="0.119261" calcext:value-type="float">
            <text:p>0.119261</text:p>
          </table:table-cell>
          <table:table-cell office:value-type="float" office:value="241.632" calcext:value-type="float">
            <text:p>241.632</text:p>
          </table:table-cell>
          <table:table-cell office:value-type="float" office:value="0" calcext:value-type="float">
            <text:p>0</text:p>
          </table:table-cell>
          <table:table-cell office:value-type="float" office:value="0.2593689" calcext:value-type="float">
            <text:p>0.2593689</text:p>
          </table:table-cell>
          <table:table-cell office:value-type="float" office:value="-6.248535" calcext:value-type="float">
            <text:p>-6.248535</text:p>
          </table:table-cell>
          <table:table-cell office:value-type="float" office:value="-1.068329" calcext:value-type="float">
            <text:p>-1.068329</text:p>
          </table:table-cell>
          <table:table-cell office:value-type="float" office:value="-2.313171" calcext:value-type="float">
            <text:p>-2.313171</text:p>
          </table:table-cell>
          <table:table-cell office:value-type="float" office:value="-0.5710754" calcext:value-type="float">
            <text:p>-0.5710754</text:p>
          </table:table-cell>
          <table:table-cell office:value-type="float" office:value="-0.8691101" calcext:value-type="float">
            <text:p>-0.8691101</text:p>
          </table:table-cell>
          <table:table-cell office:value-type="float" office:value="-0.05886841" calcext:value-type="float">
            <text:p>-0.05886841</text:p>
          </table:table-cell>
          <table:table-cell office:value-type="float" office:value="-0.1022949" calcext:value-type="float">
            <text:p>-0.1022949</text:p>
          </table:table-cell>
          <table:table-cell office:value-type="float" office:value="0.2865906" calcext:value-type="float">
            <text:p>0.2865906</text:p>
          </table:table-cell>
          <table:table-cell office:value-type="float" office:value="0.2374878" calcext:value-type="float">
            <text:p>0.2374878</text:p>
          </table:table-cell>
          <table:table-cell office:value-type="float" office:value="0.7243958" calcext:value-type="float">
            <text:p>0.7243958</text:p>
          </table:table-cell>
          <table:table-cell office:value-type="float" office:value="0.6695251" calcext:value-type="float">
            <text:p>0.6695251</text:p>
          </table:table-cell>
          <table:table-cell office:value-type="float" office:value="1.22525" calcext:value-type="float">
            <text:p>1.22525</text:p>
          </table:table-cell>
          <table:table-cell office:value-type="float" office:value="1.160095" calcext:value-type="float">
            <text:p>1.160095</text:p>
          </table:table-cell>
          <table:table-cell office:value-type="float" office:value="2.032593" calcext:value-type="float">
            <text:p>2.032593</text:p>
          </table:table-cell>
          <table:table-cell office:value-type="float" office:value="1.950256" calcext:value-type="float">
            <text:p>1.950256</text:p>
          </table:table-cell>
          <table:table-cell office:value-type="float" office:value="3.363068" calcext:value-type="float">
            <text:p>3.363068</text:p>
          </table:table-cell>
          <table:table-cell office:value-type="float" office:value="3.268585" calcext:value-type="float">
            <text:p>3.268585</text:p>
          </table:table-cell>
          <table:table-cell office:value-type="float" office:value="4.799103" calcext:value-type="float">
            <text:p>4.799103</text:p>
          </table:table-cell>
          <table:table-cell office:value-type="float" office:value="4.718475" calcext:value-type="float">
            <text:p>4.718475</text:p>
          </table:table-cell>
          <table:table-cell office:value-type="float" office:value="5.890503" calcext:value-type="float">
            <text:p>5.890503</text:p>
          </table:table-cell>
          <table:table-cell office:value-type="float" office:value="5.819214" calcext:value-type="float">
            <text:p>5.819214</text:p>
          </table:table-cell>
          <table:table-cell office:value-type="float" office:value="6.805237" calcext:value-type="float">
            <text:p>6.805237</text:p>
          </table:table-cell>
          <table:table-cell office:value-type="float" office:value="6.73642" calcext:value-type="float">
            <text:p>6.73642</text:p>
          </table:table-cell>
          <table:table-cell office:value-type="float" office:value="7.573456" calcext:value-type="float">
            <text:p>7.573456</text:p>
          </table:table-cell>
          <table:table-cell office:value-type="float" office:value="7.500885" calcext:value-type="float">
            <text:p>7.500885</text:p>
          </table:table-cell>
          <table:table-cell office:value-type="float" office:value="8.024933" calcext:value-type="float">
            <text:p>8.024933</text:p>
          </table:table-cell>
          <table:table-cell office:value-type="float" office:value="7.951599" calcext:value-type="float">
            <text:p>7.951599</text:p>
          </table:table-cell>
          <table:table-cell office:value-type="float" office:value="3.728027" calcext:value-type="float">
            <text:p>3.728027</text:p>
          </table:table-cell>
          <table:table-cell office:value-type="float" office:value="-15.49576" calcext:value-type="float">
            <text:p>-15.495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2" calcext:value-type="float">
            <text:p>5022002</text:p>
          </table:table-cell>
          <table:table-cell office:value-type="float" office:value="12.31525" calcext:value-type="float">
            <text:p>12.31525</text:p>
          </table:table-cell>
          <table:table-cell office:value-type="float" office:value="0.71" calcext:value-type="float">
            <text:p>0.71</text:p>
          </table:table-cell>
          <table:table-cell office:value-type="float" office:value="-16.1" calcext:value-type="float">
            <text:p>-16.1</text:p>
          </table:table-cell>
          <table:table-cell office:value-type="float" office:value="0.5672209" calcext:value-type="float">
            <text:p>0.5672209</text:p>
          </table:table-cell>
          <table:table-cell office:value-type="float" office:value="0.1577196" calcext:value-type="float">
            <text:p>0.1577196</text:p>
          </table:table-cell>
          <table:table-cell office:value-type="float" office:value="120.42" calcext:value-type="float">
            <text:p>120.42</text:p>
          </table:table-cell>
          <table:table-cell office:value-type="float" office:value="0" calcext:value-type="float">
            <text:p>0</text:p>
          </table:table-cell>
          <table:table-cell office:value-type="float" office:value="0.8200378" calcext:value-type="float">
            <text:p>0.8200378</text:p>
          </table:table-cell>
          <table:table-cell office:value-type="float" office:value="-6.371613" calcext:value-type="float">
            <text:p>-6.371613</text:p>
          </table:table-cell>
          <table:table-cell office:value-type="float" office:value="-1.101166" calcext:value-type="float">
            <text:p>-1.101166</text:p>
          </table:table-cell>
          <table:table-cell office:value-type="float" office:value="-2.824738" calcext:value-type="float">
            <text:p>-2.824738</text:p>
          </table:table-cell>
          <table:table-cell office:value-type="float" office:value="-0.8291016" calcext:value-type="float">
            <text:p>-0.8291016</text:p>
          </table:table-cell>
          <table:table-cell office:value-type="float" office:value="-1.201721" calcext:value-type="float">
            <text:p>-1.201721</text:p>
          </table:table-cell>
          <table:table-cell office:value-type="float" office:value="-0.1029053" calcext:value-type="float">
            <text:p>-0.1029053</text:p>
          </table:table-cell>
          <table:table-cell office:value-type="float" office:value="-0.1629639" calcext:value-type="float">
            <text:p>-0.1629639</text:p>
          </table:table-cell>
          <table:table-cell office:value-type="float" office:value="0.2366028" calcext:value-type="float">
            <text:p>0.2366028</text:p>
          </table:table-cell>
          <table:table-cell office:value-type="float" office:value="0.1825256" calcext:value-type="float">
            <text:p>0.1825256</text:p>
          </table:table-cell>
          <table:table-cell office:value-type="float" office:value="0.6689148" calcext:value-type="float">
            <text:p>0.6689148</text:p>
          </table:table-cell>
          <table:table-cell office:value-type="float" office:value="0.613739" calcext:value-type="float">
            <text:p>0.613739</text:p>
          </table:table-cell>
          <table:table-cell office:value-type="float" office:value="1.159485" calcext:value-type="float">
            <text:p>1.159485</text:p>
          </table:table-cell>
          <table:table-cell office:value-type="float" office:value="1.094543" calcext:value-type="float">
            <text:p>1.094543</text:p>
          </table:table-cell>
          <table:table-cell office:value-type="float" office:value="1.949493" calcext:value-type="float">
            <text:p>1.949493</text:p>
          </table:table-cell>
          <table:table-cell office:value-type="float" office:value="1.873047" calcext:value-type="float">
            <text:p>1.873047</text:p>
          </table:table-cell>
          <table:table-cell office:value-type="float" office:value="3.26767" calcext:value-type="float">
            <text:p>3.26767</text:p>
          </table:table-cell>
          <table:table-cell office:value-type="float" office:value="3.181915" calcext:value-type="float">
            <text:p>3.181915</text:p>
          </table:table-cell>
          <table:table-cell office:value-type="float" office:value="4.717621" calcext:value-type="float">
            <text:p>4.717621</text:p>
          </table:table-cell>
          <table:table-cell office:value-type="float" office:value="4.638245" calcext:value-type="float">
            <text:p>4.638245</text:p>
          </table:table-cell>
          <table:table-cell office:value-type="float" office:value="5.818451" calcext:value-type="float">
            <text:p>5.818451</text:p>
          </table:table-cell>
          <table:table-cell office:value-type="float" office:value="5.745209" calcext:value-type="float">
            <text:p>5.745209</text:p>
          </table:table-cell>
          <table:table-cell office:value-type="float" office:value="6.735687" calcext:value-type="float">
            <text:p>6.735687</text:p>
          </table:table-cell>
          <table:table-cell office:value-type="float" office:value="6.665436" calcext:value-type="float">
            <text:p>6.665436</text:p>
          </table:table-cell>
          <table:table-cell office:value-type="float" office:value="7.500153" calcext:value-type="float">
            <text:p>7.500153</text:p>
          </table:table-cell>
          <table:table-cell office:value-type="float" office:value="7.428223" calcext:value-type="float">
            <text:p>7.428223</text:p>
          </table:table-cell>
          <table:table-cell office:value-type="float" office:value="7.950867" calcext:value-type="float">
            <text:p>7.950867</text:p>
          </table:table-cell>
          <table:table-cell office:value-type="float" office:value="7.879242" calcext:value-type="float">
            <text:p>7.879242</text:p>
          </table:table-cell>
          <table:table-cell office:value-type="float" office:value="5.088562" calcext:value-type="float">
            <text:p>5.088562</text:p>
          </table:table-cell>
          <table:table-cell office:value-type="float" office:value="-14.25455" calcext:value-type="float">
            <text:p>-14.254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2" calcext:value-type="float">
            <text:p>6022002</text:p>
          </table:table-cell>
          <table:table-cell office:value-type="float" office:value="11.32848" calcext:value-type="float">
            <text:p>11.32848</text:p>
          </table:table-cell>
          <table:table-cell office:value-type="float" office:value="2.73" calcext:value-type="float">
            <text:p>2.73</text:p>
          </table:table-cell>
          <table:table-cell office:value-type="float" office:value="-5.58" calcext:value-type="float">
            <text:p>-5.58</text:p>
          </table:table-cell>
          <table:table-cell office:value-type="float" office:value="0.6546216" calcext:value-type="float">
            <text:p>0.6546216</text:p>
          </table:table-cell>
          <table:table-cell office:value-type="float" office:value="0.3580429" calcext:value-type="float">
            <text:p>0.3580429</text:p>
          </table:table-cell>
          <table:table-cell office:value-type="float" office:value="311.976" calcext:value-type="float">
            <text:p>311.976</text:p>
          </table:table-cell>
          <table:table-cell office:value-type="float" office:value="0" calcext:value-type="float">
            <text:p>0</text:p>
          </table:table-cell>
          <table:table-cell office:value-type="float" office:value="2.343292" calcext:value-type="float">
            <text:p>2.343292</text:p>
          </table:table-cell>
          <table:table-cell office:value-type="float" office:value="-3.64682" calcext:value-type="float">
            <text:p>-3.64682</text:p>
          </table:table-cell>
          <table:table-cell office:value-type="float" office:value="-0.4929199" calcext:value-type="float">
            <text:p>-0.4929199</text:p>
          </table:table-cell>
          <table:table-cell office:value-type="float" office:value="-1.774323" calcext:value-type="float">
            <text:p>-1.774323</text:p>
          </table:table-cell>
          <table:table-cell office:value-type="float" office:value="-0.5497742" calcext:value-type="float">
            <text:p>-0.5497742</text:p>
          </table:table-cell>
          <table:table-cell office:value-type="float" office:value="-0.9138794" calcext:value-type="float">
            <text:p>-0.9138794</text:p>
          </table:table-cell>
          <table:table-cell office:value-type="float" office:value="-0.09503174" calcext:value-type="float">
            <text:p>-0.09503174</text:p>
          </table:table-cell>
          <table:table-cell office:value-type="float" office:value="-0.1414795" calcext:value-type="float">
            <text:p>-0.1414795</text:p>
          </table:table-cell>
          <table:table-cell office:value-type="float" office:value="0.203949" calcext:value-type="float">
            <text:p>0.203949</text:p>
          </table:table-cell>
          <table:table-cell office:value-type="float" office:value="0.1786499" calcext:value-type="float">
            <text:p>0.1786499</text:p>
          </table:table-cell>
          <table:table-cell office:value-type="float" office:value="0.6135254" calcext:value-type="float">
            <text:p>0.6135254</text:p>
          </table:table-cell>
          <table:table-cell office:value-type="float" office:value="0.5934143" calcext:value-type="float">
            <text:p>0.5934143</text:p>
          </table:table-cell>
          <table:table-cell office:value-type="float" office:value="1.094177" calcext:value-type="float">
            <text:p>1.094177</text:p>
          </table:table-cell>
          <table:table-cell office:value-type="float" office:value="1.060822" calcext:value-type="float">
            <text:p>1.060822</text:p>
          </table:table-cell>
          <table:table-cell office:value-type="float" office:value="1.872345" calcext:value-type="float">
            <text:p>1.872345</text:p>
          </table:table-cell>
          <table:table-cell office:value-type="float" office:value="1.811432" calcext:value-type="float">
            <text:p>1.811432</text:p>
          </table:table-cell>
          <table:table-cell office:value-type="float" office:value="3.181061" calcext:value-type="float">
            <text:p>3.181061</text:p>
          </table:table-cell>
          <table:table-cell office:value-type="float" office:value="3.102112" calcext:value-type="float">
            <text:p>3.102112</text:p>
          </table:table-cell>
          <table:table-cell office:value-type="float" office:value="4.63739" calcext:value-type="float">
            <text:p>4.63739</text:p>
          </table:table-cell>
          <table:table-cell office:value-type="float" office:value="4.558014" calcext:value-type="float">
            <text:p>4.558014</text:p>
          </table:table-cell>
          <table:table-cell office:value-type="float" office:value="5.744446" calcext:value-type="float">
            <text:p>5.744446</text:p>
          </table:table-cell>
          <table:table-cell office:value-type="float" office:value="5.670135" calcext:value-type="float">
            <text:p>5.670135</text:p>
          </table:table-cell>
          <table:table-cell office:value-type="float" office:value="6.664673" calcext:value-type="float">
            <text:p>6.664673</text:p>
          </table:table-cell>
          <table:table-cell office:value-type="float" office:value="6.593079" calcext:value-type="float">
            <text:p>6.593079</text:p>
          </table:table-cell>
          <table:table-cell office:value-type="float" office:value="7.42749" calcext:value-type="float">
            <text:p>7.42749</text:p>
          </table:table-cell>
          <table:table-cell office:value-type="float" office:value="7.356201" calcext:value-type="float">
            <text:p>7.356201</text:p>
          </table:table-cell>
          <table:table-cell office:value-type="float" office:value="7.87851" calcext:value-type="float">
            <text:p>7.87851</text:p>
          </table:table-cell>
          <table:table-cell office:value-type="float" office:value="7.808105" calcext:value-type="float">
            <text:p>7.808105</text:p>
          </table:table-cell>
          <table:table-cell office:value-type="float" office:value="8.000122" calcext:value-type="float">
            <text:p>8.000122</text:p>
          </table:table-cell>
          <table:table-cell office:value-type="float" office:value="-7.822968" calcext:value-type="float">
            <text:p>-7.8229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2" calcext:value-type="float">
            <text:p>7022002</text:p>
          </table:table-cell>
          <table:table-cell office:value-type="float" office:value="13.58332" calcext:value-type="float">
            <text:p>13.58332</text:p>
          </table:table-cell>
          <table:table-cell office:value-type="float" office:value="6.3" calcext:value-type="float">
            <text:p>6.3</text:p>
          </table:table-cell>
          <table:table-cell office:value-type="float" office:value="-8.31" calcext:value-type="float">
            <text:p>-8.31</text:p>
          </table:table-cell>
          <table:table-cell office:value-type="float" office:value="0.7641797" calcext:value-type="float">
            <text:p>0.7641797</text:p>
          </table:table-cell>
          <table:table-cell office:value-type="float" office:value="0.2912431" calcext:value-type="float">
            <text:p>0.2912431</text:p>
          </table:table-cell>
          <table:table-cell office:value-type="float" office:value="210.6" calcext:value-type="float">
            <text:p>210.6</text:p>
          </table:table-cell>
          <table:table-cell office:value-type="float" office:value="0" calcext:value-type="float">
            <text:p>0</text:p>
          </table:table-cell>
          <table:table-cell office:value-type="float" office:value="3.417542" calcext:value-type="float">
            <text:p>3.417542</text:p>
          </table:table-cell>
          <table:table-cell office:value-type="float" office:value="-2.081116" calcext:value-type="float">
            <text:p>-2.081116</text:p>
          </table:table-cell>
          <table:table-cell office:value-type="float" office:value="0.1296082" calcext:value-type="float">
            <text:p>0.1296082</text:p>
          </table:table-cell>
          <table:table-cell office:value-type="float" office:value="-0.90979" calcext:value-type="float">
            <text:p>-0.90979</text:p>
          </table:table-cell>
          <table:table-cell office:value-type="float" office:value="-0.3120117" calcext:value-type="float">
            <text:p>-0.3120117</text:p>
          </table:table-cell>
          <table:table-cell office:value-type="float" office:value="-0.5479431" calcext:value-type="float">
            <text:p>-0.5479431</text:p>
          </table:table-cell>
          <table:table-cell office:value-type="float" office:value="-0.05596924" calcext:value-type="float">
            <text:p>-0.05596924</text:p>
          </table:table-cell>
          <table:table-cell office:value-type="float" office:value="-0.0947876" calcext:value-type="float">
            <text:p>-0.0947876</text:p>
          </table:table-cell>
          <table:table-cell office:value-type="float" office:value="0.2298889" calcext:value-type="float">
            <text:p>0.2298889</text:p>
          </table:table-cell>
          <table:table-cell office:value-type="float" office:value="0.2041016" calcext:value-type="float">
            <text:p>0.2041016</text:p>
          </table:table-cell>
          <table:table-cell office:value-type="float" office:value="0.6101074" calcext:value-type="float">
            <text:p>0.6101074</text:p>
          </table:table-cell>
          <table:table-cell office:value-type="float" office:value="0.6002197" calcext:value-type="float">
            <text:p>0.6002197</text:p>
          </table:table-cell>
          <table:table-cell office:value-type="float" office:value="1.060699" calcext:value-type="float">
            <text:p>1.060699</text:p>
          </table:table-cell>
          <table:table-cell office:value-type="float" office:value="1.051331" calcext:value-type="float">
            <text:p>1.051331</text:p>
          </table:table-cell>
          <table:table-cell office:value-type="float" office:value="1.810913" calcext:value-type="float">
            <text:p>1.810913</text:p>
          </table:table-cell>
          <table:table-cell office:value-type="float" office:value="1.77121" calcext:value-type="float">
            <text:p>1.77121</text:p>
          </table:table-cell>
          <table:table-cell office:value-type="float" office:value="3.101349" calcext:value-type="float">
            <text:p>3.101349</text:p>
          </table:table-cell>
          <table:table-cell office:value-type="float" office:value="3.032013" calcext:value-type="float">
            <text:p>3.032013</text:p>
          </table:table-cell>
          <table:table-cell office:value-type="float" office:value="4.55719" calcext:value-type="float">
            <text:p>4.55719</text:p>
          </table:table-cell>
          <table:table-cell office:value-type="float" office:value="4.479736" calcext:value-type="float">
            <text:p>4.479736</text:p>
          </table:table-cell>
          <table:table-cell office:value-type="float" office:value="5.669342" calcext:value-type="float">
            <text:p>5.669342</text:p>
          </table:table-cell>
          <table:table-cell office:value-type="float" office:value="5.594879" calcext:value-type="float">
            <text:p>5.594879</text:p>
          </table:table-cell>
          <table:table-cell office:value-type="float" office:value="6.592316" calcext:value-type="float">
            <text:p>6.592316</text:p>
          </table:table-cell>
          <table:table-cell office:value-type="float" office:value="6.520752" calcext:value-type="float">
            <text:p>6.520752</text:p>
          </table:table-cell>
          <table:table-cell office:value-type="float" office:value="7.355469" calcext:value-type="float">
            <text:p>7.355469</text:p>
          </table:table-cell>
          <table:table-cell office:value-type="float" office:value="7.284363" calcext:value-type="float">
            <text:p>7.284363</text:p>
          </table:table-cell>
          <table:table-cell office:value-type="float" office:value="7.807373" calcext:value-type="float">
            <text:p>7.807373</text:p>
          </table:table-cell>
          <table:table-cell office:value-type="float" office:value="7.738129" calcext:value-type="float">
            <text:p>7.738129</text:p>
          </table:table-cell>
          <table:table-cell office:value-type="float" office:value="15.13245" calcext:value-type="float">
            <text:p>15.13245</text:p>
          </table:table-cell>
          <table:table-cell office:value-type="float" office:value="-6.627838" calcext:value-type="float">
            <text:p>-6.6278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2" calcext:value-type="float">
            <text:p>8022002</text:p>
          </table:table-cell>
          <table:table-cell office:value-type="float" office:value="12.05532" calcext:value-type="float">
            <text:p>12.05532</text:p>
          </table:table-cell>
          <table:table-cell office:value-type="float" office:value="7.08" calcext:value-type="float">
            <text:p>7.08</text:p>
          </table:table-cell>
          <table:table-cell office:value-type="float" office:value="-2.69" calcext:value-type="float">
            <text:p>-2.69</text:p>
          </table:table-cell>
          <table:table-cell office:value-type="float" office:value="0.8449842" calcext:value-type="float">
            <text:p>0.8449842</text:p>
          </table:table-cell>
          <table:table-cell office:value-type="float" office:value="0.4435031" calcext:value-type="float">
            <text:p>0.4435031</text:p>
          </table:table-cell>
          <table:table-cell office:value-type="float" office:value="276.012" calcext:value-type="float">
            <text:p>276.012</text:p>
          </table:table-cell>
          <table:table-cell office:value-type="float" office:value="0" calcext:value-type="float">
            <text:p>0</text:p>
          </table:table-cell>
          <table:table-cell office:value-type="float" office:value="4.431213" calcext:value-type="float">
            <text:p>4.431213</text:p>
          </table:table-cell>
          <table:table-cell office:value-type="float" office:value="-0.6766052" calcext:value-type="float">
            <text:p>-0.6766052</text:p>
          </table:table-cell>
          <table:table-cell office:value-type="float" office:value="0.4966431" calcext:value-type="float">
            <text:p>0.4966431</text:p>
          </table:table-cell>
          <table:table-cell office:value-type="float" office:value="-0.3653259" calcext:value-type="float">
            <text:p>-0.3653259</text:p>
          </table:table-cell>
          <table:table-cell office:value-type="float" office:value="-0.1304016" calcext:value-type="float">
            <text:p>-0.1304016</text:p>
          </table:table-cell>
          <table:table-cell office:value-type="float" office:value="-0.3150024" calcext:value-type="float">
            <text:p>-0.3150024</text:p>
          </table:table-cell>
          <table:table-cell office:value-type="float" office:value="-0.02490234" calcext:value-type="float">
            <text:p>-0.02490234</text:p>
          </table:table-cell>
          <table:table-cell office:value-type="float" office:value="-0.05566406" calcext:value-type="float">
            <text:p>-0.05566406</text:p>
          </table:table-cell>
          <table:table-cell office:value-type="float" office:value="0.2514648" calcext:value-type="float">
            <text:p>0.2514648</text:p>
          </table:table-cell>
          <table:table-cell office:value-type="float" office:value="0.230011" calcext:value-type="float">
            <text:p>0.230011</text:p>
          </table:table-cell>
          <table:table-cell office:value-type="float" office:value="0.6199036" calcext:value-type="float">
            <text:p>0.6199036</text:p>
          </table:table-cell>
          <table:table-cell office:value-type="float" office:value="0.6101685" calcext:value-type="float">
            <text:p>0.6101685</text:p>
          </table:table-cell>
          <table:table-cell office:value-type="float" office:value="1.05127" calcext:value-type="float">
            <text:p>1.05127</text:p>
          </table:table-cell>
          <table:table-cell office:value-type="float" office:value="1.046967" calcext:value-type="float">
            <text:p>1.046967</text:p>
          </table:table-cell>
          <table:table-cell office:value-type="float" office:value="1.770844" calcext:value-type="float">
            <text:p>1.770844</text:p>
          </table:table-cell>
          <table:table-cell office:value-type="float" office:value="1.742981" calcext:value-type="float">
            <text:p>1.742981</text:p>
          </table:table-cell>
          <table:table-cell office:value-type="float" office:value="3.031372" calcext:value-type="float">
            <text:p>3.031372</text:p>
          </table:table-cell>
          <table:table-cell office:value-type="float" office:value="2.972198" calcext:value-type="float">
            <text:p>2.972198</text:p>
          </table:table-cell>
          <table:table-cell office:value-type="float" office:value="4.478943" calcext:value-type="float">
            <text:p>4.478943</text:p>
          </table:table-cell>
          <table:table-cell office:value-type="float" office:value="4.405273" calcext:value-type="float">
            <text:p>4.405273</text:p>
          </table:table-cell>
          <table:table-cell office:value-type="float" office:value="5.594116" calcext:value-type="float">
            <text:p>5.594116</text:p>
          </table:table-cell>
          <table:table-cell office:value-type="float" office:value="5.519958" calcext:value-type="float">
            <text:p>5.519958</text:p>
          </table:table-cell>
          <table:table-cell office:value-type="float" office:value="6.519989" calcext:value-type="float">
            <text:p>6.519989</text:p>
          </table:table-cell>
          <table:table-cell office:value-type="float" office:value="6.447052" calcext:value-type="float">
            <text:p>6.447052</text:p>
          </table:table-cell>
          <table:table-cell office:value-type="float" office:value="7.28363" calcext:value-type="float">
            <text:p>7.28363</text:p>
          </table:table-cell>
          <table:table-cell office:value-type="float" office:value="7.212891" calcext:value-type="float">
            <text:p>7.212891</text:p>
          </table:table-cell>
          <table:table-cell office:value-type="float" office:value="7.737427" calcext:value-type="float">
            <text:p>7.737427</text:p>
          </table:table-cell>
          <table:table-cell office:value-type="float" office:value="7.668823" calcext:value-type="float">
            <text:p>7.668823</text:p>
          </table:table-cell>
          <table:table-cell office:value-type="float" office:value="21.25638" calcext:value-type="float">
            <text:p>21.25638</text:p>
          </table:table-cell>
          <table:table-cell office:value-type="float" office:value="-3.43399" calcext:value-type="float">
            <text:p>-3.433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2" calcext:value-type="float">
            <text:p>9022002</text:p>
          </table:table-cell>
          <table:table-cell office:value-type="float" office:value="1.3302" calcext:value-type="float">
            <text:p>1.3302</text:p>
          </table:table-cell>
          <table:table-cell office:value-type="float" office:value="2.77" calcext:value-type="float">
            <text:p>2.77</text:p>
          </table:table-cell>
          <table:table-cell office:value-type="float" office:value="-1.44" calcext:value-type="float">
            <text:p>-1.44</text:p>
          </table:table-cell>
          <table:table-cell office:value-type="float" office:value="0.6564664" calcext:value-type="float">
            <text:p>0.6564664</text:p>
          </table:table-cell>
          <table:table-cell office:value-type="float" office:value="0.4858393" calcext:value-type="float">
            <text:p>0.4858393</text:p>
          </table:table-cell>
          <table:table-cell office:value-type="float" office:value="451.44" calcext:value-type="float">
            <text:p>451.44</text:p>
          </table:table-cell>
          <table:table-cell office:value-type="float" office:value="9.9" calcext:value-type="float">
            <text:p>9.9</text:p>
          </table:table-cell>
          <table:table-cell office:value-type="float" office:value="0.05722046" calcext:value-type="float">
            <text:p>0.05722046</text:p>
          </table:table-cell>
          <table:table-cell office:value-type="float" office:value="-0.3884277" calcext:value-type="float">
            <text:p>-0.3884277</text:p>
          </table:table-cell>
          <table:table-cell office:value-type="float" office:value="-0.104187" calcext:value-type="float">
            <text:p>-0.104187</text:p>
          </table:table-cell>
          <table:table-cell office:value-type="float" office:value="-0.1616211" calcext:value-type="float">
            <text:p>-0.1616211</text:p>
          </table:table-cell>
          <table:table-cell office:value-type="float" office:value="-0.1265259" calcext:value-type="float">
            <text:p>-0.1265259</text:p>
          </table:table-cell>
          <table:table-cell office:value-type="float" office:value="-0.1756592" calcext:value-type="float">
            <text:p>-0.1756592</text:p>
          </table:table-cell>
          <table:table-cell office:value-type="float" office:value="-0.00491333" calcext:value-type="float">
            <text:p>-0.00491333</text:p>
          </table:table-cell>
          <table:table-cell office:value-type="float" office:value="-0.02667236" calcext:value-type="float">
            <text:p>-0.02667236</text:p>
          </table:table-cell>
          <table:table-cell office:value-type="float" office:value="0.2575989" calcext:value-type="float">
            <text:p>0.2575989</text:p>
          </table:table-cell>
          <table:table-cell office:value-type="float" office:value="0.2410583" calcext:value-type="float">
            <text:p>0.2410583</text:p>
          </table:table-cell>
          <table:table-cell office:value-type="float" office:value="0.6211243" calcext:value-type="float">
            <text:p>0.6211243</text:p>
          </table:table-cell>
          <table:table-cell office:value-type="float" office:value="0.5911255" calcext:value-type="float">
            <text:p>0.5911255</text:p>
          </table:table-cell>
          <table:table-cell office:value-type="float" office:value="1.046875" calcext:value-type="float">
            <text:p>1.046875</text:p>
          </table:table-cell>
          <table:table-cell office:value-type="float" office:value="1.004272" calcext:value-type="float">
            <text:p>1.004272</text:p>
          </table:table-cell>
          <table:table-cell office:value-type="float" office:value="1.742737" calcext:value-type="float">
            <text:p>1.742737</text:p>
          </table:table-cell>
          <table:table-cell office:value-type="float" office:value="1.707367" calcext:value-type="float">
            <text:p>1.707367</text:p>
          </table:table-cell>
          <table:table-cell office:value-type="float" office:value="2.971619" calcext:value-type="float">
            <text:p>2.971619</text:p>
          </table:table-cell>
          <table:table-cell office:value-type="float" office:value="2.919495" calcext:value-type="float">
            <text:p>2.919495</text:p>
          </table:table-cell>
          <table:table-cell office:value-type="float" office:value="4.40451" calcext:value-type="float">
            <text:p>4.40451</text:p>
          </table:table-cell>
          <table:table-cell office:value-type="float" office:value="4.335175" calcext:value-type="float">
            <text:p>4.335175</text:p>
          </table:table-cell>
          <table:table-cell office:value-type="float" office:value="5.519165" calcext:value-type="float">
            <text:p>5.519165</text:p>
          </table:table-cell>
          <table:table-cell office:value-type="float" office:value="5.445923" calcext:value-type="float">
            <text:p>5.445923</text:p>
          </table:table-cell>
          <table:table-cell office:value-type="float" office:value="6.44632" calcext:value-type="float">
            <text:p>6.44632</text:p>
          </table:table-cell>
          <table:table-cell office:value-type="float" office:value="6.374084" calcext:value-type="float">
            <text:p>6.374084</text:p>
          </table:table-cell>
          <table:table-cell office:value-type="float" office:value="7.212128" calcext:value-type="float">
            <text:p>7.212128</text:p>
          </table:table-cell>
          <table:table-cell office:value-type="float" office:value="7.141357" calcext:value-type="float">
            <text:p>7.141357</text:p>
          </table:table-cell>
          <table:table-cell office:value-type="float" office:value="7.668091" calcext:value-type="float">
            <text:p>7.668091</text:p>
          </table:table-cell>
          <table:table-cell office:value-type="float" office:value="7.600281" calcext:value-type="float">
            <text:p>7.600281</text:p>
          </table:table-cell>
          <table:table-cell office:value-type="float" office:value="1.324585" calcext:value-type="float">
            <text:p>1.324585</text:p>
          </table:table-cell>
          <table:table-cell office:value-type="float" office:value="-2.322327" calcext:value-type="float">
            <text:p>-2.3223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2" calcext:value-type="float">
            <text:p>10022002</text:p>
          </table:table-cell>
          <table:table-cell office:value-type="float" office:value="14.39676" calcext:value-type="float">
            <text:p>14.39676</text:p>
          </table:table-cell>
          <table:table-cell office:value-type="float" office:value="-1.35" calcext:value-type="float">
            <text:p>-1.35</text:p>
          </table:table-cell>
          <table:table-cell office:value-type="float" office:value="-7.99" calcext:value-type="float">
            <text:p>-7.99</text:p>
          </table:table-cell>
          <table:table-cell office:value-type="float" office:value="0.4890232" calcext:value-type="float">
            <text:p>0.4890232</text:p>
          </table:table-cell>
          <table:table-cell office:value-type="float" office:value="0.2984444" calcext:value-type="float">
            <text:p>0.2984444</text:p>
          </table:table-cell>
          <table:table-cell office:value-type="float" office:value="494.892" calcext:value-type="float">
            <text:p>494.892</text:p>
          </table:table-cell>
          <table:table-cell office:value-type="float" office:value="0.2" calcext:value-type="float">
            <text:p>0.2</text:p>
          </table:table-cell>
          <table:table-cell office:value-type="float" office:value="1.50119" calcext:value-type="float">
            <text:p>1.50119</text:p>
          </table:table-cell>
          <table:table-cell office:value-type="float" office:value="-1.0513" calcext:value-type="float">
            <text:p>-1.0513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0.2547913" calcext:value-type="float">
            <text:p>-0.2547913</text:p>
          </table:table-cell>
          <table:table-cell office:value-type="float" office:value="-0.06863403" calcext:value-type="float">
            <text:p>-0.06863403</text:p>
          </table:table-cell>
          <table:table-cell office:value-type="float" office:value="-0.1299744" calcext:value-type="float">
            <text:p>-0.1299744</text:p>
          </table:table-cell>
          <table:table-cell office:value-type="float" office:value="0.003692627" calcext:value-type="float">
            <text:p>0.003692627</text:p>
          </table:table-cell>
          <table:table-cell office:value-type="float" office:value="-0.00479126" calcext:value-type="float">
            <text:p>-0.00479126</text:p>
          </table:table-cell>
          <table:table-cell office:value-type="float" office:value="0.2719421" calcext:value-type="float">
            <text:p>0.2719421</text:p>
          </table:table-cell>
          <table:table-cell office:value-type="float" office:value="0.2556763" calcext:value-type="float">
            <text:p>0.2556763</text:p>
          </table:table-cell>
          <table:table-cell office:value-type="float" office:value="0.6233215" calcext:value-type="float">
            <text:p>0.6233215</text:p>
          </table:table-cell>
          <table:table-cell office:value-type="float" office:value="0.6026001" calcext:value-type="float">
            <text:p>0.6026001</text:p>
          </table:table-cell>
          <table:table-cell office:value-type="float" office:value="1.025909" calcext:value-type="float">
            <text:p>1.025909</text:p>
          </table:table-cell>
          <table:table-cell office:value-type="float" office:value="1.012848" calcext:value-type="float">
            <text:p>1.012848</text:p>
          </table:table-cell>
          <table:table-cell office:value-type="float" office:value="1.706848" calcext:value-type="float">
            <text:p>1.706848</text:p>
          </table:table-cell>
          <table:table-cell office:value-type="float" office:value="1.680969" calcext:value-type="float">
            <text:p>1.680969</text:p>
          </table:table-cell>
          <table:table-cell office:value-type="float" office:value="2.918945" calcext:value-type="float">
            <text:p>2.918945</text:p>
          </table:table-cell>
          <table:table-cell office:value-type="float" office:value="2.866425" calcext:value-type="float">
            <text:p>2.866425</text:p>
          </table:table-cell>
          <table:table-cell office:value-type="float" office:value="4.334442" calcext:value-type="float">
            <text:p>4.334442</text:p>
          </table:table-cell>
          <table:table-cell office:value-type="float" office:value="4.268036" calcext:value-type="float">
            <text:p>4.268036</text:p>
          </table:table-cell>
          <table:table-cell office:value-type="float" office:value="5.44516" calcext:value-type="float">
            <text:p>5.44516</text:p>
          </table:table-cell>
          <table:table-cell office:value-type="float" office:value="5.37442" calcext:value-type="float">
            <text:p>5.37442</text:p>
          </table:table-cell>
          <table:table-cell office:value-type="float" office:value="6.373352" calcext:value-type="float">
            <text:p>6.373352</text:p>
          </table:table-cell>
          <table:table-cell office:value-type="float" office:value="6.301788" calcext:value-type="float">
            <text:p>6.301788</text:p>
          </table:table-cell>
          <table:table-cell office:value-type="float" office:value="7.140656" calcext:value-type="float">
            <text:p>7.140656</text:p>
          </table:table-cell>
          <table:table-cell office:value-type="float" office:value="7.070496" calcext:value-type="float">
            <text:p>7.070496</text:p>
          </table:table-cell>
          <table:table-cell office:value-type="float" office:value="7.599518" calcext:value-type="float">
            <text:p>7.599518</text:p>
          </table:table-cell>
          <table:table-cell office:value-type="float" office:value="7.532135" calcext:value-type="float">
            <text:p>7.532135</text:p>
          </table:table-cell>
          <table:table-cell office:value-type="float" office:value="9.694031" calcext:value-type="float">
            <text:p>9.694031</text:p>
          </table:table-cell>
          <table:table-cell office:value-type="float" office:value="-5.691376" calcext:value-type="float">
            <text:p>-5.6913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2" calcext:value-type="float">
            <text:p>11022002</text:p>
          </table:table-cell>
          <table:table-cell office:value-type="float" office:value="12.34621" calcext:value-type="float">
            <text:p>12.34621</text:p>
          </table:table-cell>
          <table:table-cell office:value-type="float" office:value="4.93" calcext:value-type="float">
            <text:p>4.93</text:p>
          </table:table-cell>
          <table:table-cell office:value-type="float" office:value="-7.47" calcext:value-type="float">
            <text:p>-7.47</text:p>
          </table:table-cell>
          <table:table-cell office:value-type="float" office:value="0.748467" calcext:value-type="float">
            <text:p>0.748467</text:p>
          </table:table-cell>
          <table:table-cell office:value-type="float" office:value="0.3104885" calcext:value-type="float">
            <text:p>0.3104885</text:p>
          </table:table-cell>
          <table:table-cell office:value-type="float" office:value="379.872" calcext:value-type="float">
            <text:p>379.872</text:p>
          </table:table-cell>
          <table:table-cell office:value-type="float" office:value="0.6" calcext:value-type="float">
            <text:p>0.6</text:p>
          </table:table-cell>
          <table:table-cell office:value-type="float" office:value="3.317535" calcext:value-type="float">
            <text:p>3.317535</text:p>
          </table:table-cell>
          <table:table-cell office:value-type="float" office:value="-1.542572" calcext:value-type="float">
            <text:p>-1.542572</text:p>
          </table:table-cell>
          <table:table-cell office:value-type="float" office:value="0.4374695" calcext:value-type="float">
            <text:p>0.4374695</text:p>
          </table:table-cell>
          <table:table-cell office:value-type="float" office:value="-0.3218689" calcext:value-type="float">
            <text:p>-0.3218689</text:p>
          </table:table-cell>
          <table:table-cell office:value-type="float" office:value="-0.003540039" calcext:value-type="float">
            <text:p>-0.003540039</text:p>
          </table:table-cell>
          <table:table-cell office:value-type="float" office:value="-0.1124573" calcext:value-type="float">
            <text:p>-0.1124573</text:p>
          </table:table-cell>
          <table:table-cell office:value-type="float" office:value="0.01382446" calcext:value-type="float">
            <text:p>0.01382446</text:p>
          </table:table-cell>
          <table:table-cell office:value-type="float" office:value="-0.0007324219" calcext:value-type="float">
            <text:p>-0.0007324219</text:p>
          </table:table-cell>
          <table:table-cell office:value-type="float" office:value="0.2781982" calcext:value-type="float">
            <text:p>0.2781982</text:p>
          </table:table-cell>
          <table:table-cell office:value-type="float" office:value="0.2694702" calcext:value-type="float">
            <text:p>0.2694702</text:p>
          </table:table-cell>
          <table:table-cell office:value-type="float" office:value="0.6217957" calcext:value-type="float">
            <text:p>0.6217957</text:p>
          </table:table-cell>
          <table:table-cell office:value-type="float" office:value="0.6187134" calcext:value-type="float">
            <text:p>0.6187134</text:p>
          </table:table-cell>
          <table:table-cell office:value-type="float" office:value="1.024078" calcext:value-type="float">
            <text:p>1.024078</text:p>
          </table:table-cell>
          <table:table-cell office:value-type="float" office:value="1.015717" calcext:value-type="float">
            <text:p>1.015717</text:p>
          </table:table-cell>
          <table:table-cell office:value-type="float" office:value="1.680756" calcext:value-type="float">
            <text:p>1.680756</text:p>
          </table:table-cell>
          <table:table-cell office:value-type="float" office:value="1.662659" calcext:value-type="float">
            <text:p>1.662659</text:p>
          </table:table-cell>
          <table:table-cell office:value-type="float" office:value="2.865906" calcext:value-type="float">
            <text:p>2.865906</text:p>
          </table:table-cell>
          <table:table-cell office:value-type="float" office:value="2.820282" calcext:value-type="float">
            <text:p>2.820282</text:p>
          </table:table-cell>
          <table:table-cell office:value-type="float" office:value="4.267303" calcext:value-type="float">
            <text:p>4.267303</text:p>
          </table:table-cell>
          <table:table-cell office:value-type="float" office:value="4.203552" calcext:value-type="float">
            <text:p>4.203552</text:p>
          </table:table-cell>
          <table:table-cell office:value-type="float" office:value="5.373657" calcext:value-type="float">
            <text:p>5.373657</text:p>
          </table:table-cell>
          <table:table-cell office:value-type="float" office:value="5.304047" calcext:value-type="float">
            <text:p>5.304047</text:p>
          </table:table-cell>
          <table:table-cell office:value-type="float" office:value="6.301056" calcext:value-type="float">
            <text:p>6.301056</text:p>
          </table:table-cell>
          <table:table-cell office:value-type="float" office:value="6.229858" calcext:value-type="float">
            <text:p>6.229858</text:p>
          </table:table-cell>
          <table:table-cell office:value-type="float" office:value="7.069733" calcext:value-type="float">
            <text:p>7.069733</text:p>
          </table:table-cell>
          <table:table-cell office:value-type="float" office:value="6.999756" calcext:value-type="float">
            <text:p>6.999756</text:p>
          </table:table-cell>
          <table:table-cell office:value-type="float" office:value="7.531433" calcext:value-type="float">
            <text:p>7.531433</text:p>
          </table:table-cell>
          <table:table-cell office:value-type="float" office:value="7.464844" calcext:value-type="float">
            <text:p>7.464844</text:p>
          </table:table-cell>
          <table:table-cell office:value-type="float" office:value="14.60345" calcext:value-type="float">
            <text:p>14.60345</text:p>
          </table:table-cell>
          <table:table-cell office:value-type="float" office:value="-5.718353" calcext:value-type="float">
            <text:p>-5.7183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2" calcext:value-type="float">
            <text:p>12022002</text:p>
          </table:table-cell>
          <table:table-cell office:value-type="float" office:value="14.51094" calcext:value-type="float">
            <text:p>14.51094</text:p>
          </table:table-cell>
          <table:table-cell office:value-type="float" office:value="4.77" calcext:value-type="float">
            <text:p>4.77</text:p>
          </table:table-cell>
          <table:table-cell office:value-type="float" office:value="-4.55" calcext:value-type="float">
            <text:p>-4.55</text:p>
          </table:table-cell>
          <table:table-cell office:value-type="float" office:value="0.7153226" calcext:value-type="float">
            <text:p>0.7153226</text:p>
          </table:table-cell>
          <table:table-cell office:value-type="float" office:value="0.3866308" calcext:value-type="float">
            <text:p>0.3866308</text:p>
          </table:table-cell>
          <table:table-cell office:value-type="float" office:value="275.04" calcext:value-type="float">
            <text:p>275.04</text:p>
          </table:table-cell>
          <table:table-cell office:value-type="float" office:value="0" calcext:value-type="float">
            <text:p>0</text:p>
          </table:table-cell>
          <table:table-cell office:value-type="float" office:value="6.822601" calcext:value-type="float">
            <text:p>6.822601</text:p>
          </table:table-cell>
          <table:table-cell office:value-type="float" office:value="-0.6807861" calcext:value-type="float">
            <text:p>-0.6807861</text:p>
          </table:table-cell>
          <table:table-cell office:value-type="float" office:value="3.355377" calcext:value-type="float">
            <text:p>3.355377</text:p>
          </table:table-cell>
          <table:table-cell office:value-type="float" office:value="-0.1433105" calcext:value-type="float">
            <text:p>-0.1433105</text:p>
          </table:table-cell>
          <table:table-cell office:value-type="float" office:value="0.4024963" calcext:value-type="float">
            <text:p>0.4024963</text:p>
          </table:table-cell>
          <table:table-cell office:value-type="float" office:value="-0.06375122" calcext:value-type="float">
            <text:p>-0.06375122</text:p>
          </table:table-cell>
          <table:table-cell office:value-type="float" office:value="0.06741333" calcext:value-type="float">
            <text:p>0.06741333</text:p>
          </table:table-cell>
          <table:table-cell office:value-type="float" office:value="0.007141113" calcext:value-type="float">
            <text:p>0.007141113</text:p>
          </table:table-cell>
          <table:table-cell office:value-type="float" office:value="0.3135376" calcext:value-type="float">
            <text:p>0.3135376</text:p>
          </table:table-cell>
          <table:table-cell office:value-type="float" office:value="0.2747498" calcext:value-type="float">
            <text:p>0.2747498</text:p>
          </table:table-cell>
          <table:table-cell office:value-type="float" office:value="0.6350098" calcext:value-type="float">
            <text:p>0.6350098</text:p>
          </table:table-cell>
          <table:table-cell office:value-type="float" office:value="0.6170044" calcext:value-type="float">
            <text:p>0.6170044</text:p>
          </table:table-cell>
          <table:table-cell office:value-type="float" office:value="1.018402" calcext:value-type="float">
            <text:p>1.018402</text:p>
          </table:table-cell>
          <table:table-cell office:value-type="float" office:value="1.010712" calcext:value-type="float">
            <text:p>1.010712</text:p>
          </table:table-cell>
          <table:table-cell office:value-type="float" office:value="1.662445" calcext:value-type="float">
            <text:p>1.662445</text:p>
          </table:table-cell>
          <table:table-cell office:value-type="float" office:value="1.646332" calcext:value-type="float">
            <text:p>1.646332</text:p>
          </table:table-cell>
          <table:table-cell office:value-type="float" office:value="2.819824" calcext:value-type="float">
            <text:p>2.819824</text:p>
          </table:table-cell>
          <table:table-cell office:value-type="float" office:value="2.779327" calcext:value-type="float">
            <text:p>2.779327</text:p>
          </table:table-cell>
          <table:table-cell office:value-type="float" office:value="4.202942" calcext:value-type="float">
            <text:p>4.202942</text:p>
          </table:table-cell>
          <table:table-cell office:value-type="float" office:value="4.14267" calcext:value-type="float">
            <text:p>4.14267</text:p>
          </table:table-cell>
          <table:table-cell office:value-type="float" office:value="5.303314" calcext:value-type="float">
            <text:p>5.303314</text:p>
          </table:table-cell>
          <table:table-cell office:value-type="float" office:value="5.235901" calcext:value-type="float">
            <text:p>5.235901</text:p>
          </table:table-cell>
          <table:table-cell office:value-type="float" office:value="6.229126" calcext:value-type="float">
            <text:p>6.229126</text:p>
          </table:table-cell>
          <table:table-cell office:value-type="float" office:value="6.159363" calcext:value-type="float">
            <text:p>6.159363</text:p>
          </table:table-cell>
          <table:table-cell office:value-type="float" office:value="6.999054" calcext:value-type="float">
            <text:p>6.999054</text:p>
          </table:table-cell>
          <table:table-cell office:value-type="float" office:value="6.930145" calcext:value-type="float">
            <text:p>6.930145</text:p>
          </table:table-cell>
          <table:table-cell office:value-type="float" office:value="7.464111" calcext:value-type="float">
            <text:p>7.464111</text:p>
          </table:table-cell>
          <table:table-cell office:value-type="float" office:value="7.397766" calcext:value-type="float">
            <text:p>7.397766</text:p>
          </table:table-cell>
          <table:table-cell office:value-type="float" office:value="21.87299" calcext:value-type="float">
            <text:p>21.87299</text:p>
          </table:table-cell>
          <table:table-cell office:value-type="float" office:value="-4.58316" calcext:value-type="float">
            <text:p>-4.583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2" calcext:value-type="float">
            <text:p>13022002</text:p>
          </table:table-cell>
          <table:table-cell office:value-type="float" office:value="14.41509" calcext:value-type="float">
            <text:p>14.41509</text:p>
          </table:table-cell>
          <table:table-cell office:value-type="float" office:value="7.74" calcext:value-type="float">
            <text:p>7.74</text:p>
          </table:table-cell>
          <table:table-cell office:value-type="float" office:value="-6.49" calcext:value-type="float">
            <text:p>-6.49</text:p>
          </table:table-cell>
          <table:table-cell office:value-type="float" office:value="0.7722353" calcext:value-type="float">
            <text:p>0.7722353</text:p>
          </table:table-cell>
          <table:table-cell office:value-type="float" office:value="0.3343844" calcext:value-type="float">
            <text:p>0.3343844</text:p>
          </table:table-cell>
          <table:table-cell office:value-type="float" office:value="241.2" calcext:value-type="float">
            <text:p>241.2</text:p>
          </table:table-cell>
          <table:table-cell office:value-type="float" office:value="0" calcext:value-type="float">
            <text:p>0</text:p>
          </table:table-cell>
          <table:table-cell office:value-type="float" office:value="5.917938" calcext:value-type="float">
            <text:p>5.917938</text:p>
          </table:table-cell>
          <table:table-cell office:value-type="float" office:value="-1.602753" calcext:value-type="float">
            <text:p>-1.602753</text:p>
          </table:table-cell>
          <table:table-cell office:value-type="float" office:value="2.778229" calcext:value-type="float">
            <text:p>2.778229</text:p>
          </table:table-cell>
          <table:table-cell office:value-type="float" office:value="-0.2678223" calcext:value-type="float">
            <text:p>-0.2678223</text:p>
          </table:table-cell>
          <table:table-cell office:value-type="float" office:value="0.3692627" calcext:value-type="float">
            <text:p>0.3692627</text:p>
          </table:table-cell>
          <table:table-cell office:value-type="float" office:value="-0.05041504" calcext:value-type="float">
            <text:p>-0.05041504</text:p>
          </table:table-cell>
          <table:table-cell office:value-type="float" office:value="0.4584656" calcext:value-type="float">
            <text:p>0.4584656</text:p>
          </table:table-cell>
          <table:table-cell office:value-type="float" office:value="0.01315308" calcext:value-type="float">
            <text:p>0.01315308</text:p>
          </table:table-cell>
          <table:table-cell office:value-type="float" office:value="0.5950012" calcext:value-type="float">
            <text:p>0.5950012</text:p>
          </table:table-cell>
          <table:table-cell office:value-type="float" office:value="0.281311" calcext:value-type="float">
            <text:p>0.281311</text:p>
          </table:table-cell>
          <table:table-cell office:value-type="float" office:value="0.8110657" calcext:value-type="float">
            <text:p>0.8110657</text:p>
          </table:table-cell>
          <table:table-cell office:value-type="float" office:value="0.6200256" calcext:value-type="float">
            <text:p>0.6200256</text:p>
          </table:table-cell>
          <table:table-cell office:value-type="float" office:value="1.128448" calcext:value-type="float">
            <text:p>1.128448</text:p>
          </table:table-cell>
          <table:table-cell office:value-type="float" office:value="1.00885" calcext:value-type="float">
            <text:p>1.00885</text:p>
          </table:table-cell>
          <table:table-cell office:value-type="float" office:value="1.664093" calcext:value-type="float">
            <text:p>1.664093</text:p>
          </table:table-cell>
          <table:table-cell office:value-type="float" office:value="1.639648" calcext:value-type="float">
            <text:p>1.639648</text:p>
          </table:table-cell>
          <table:table-cell office:value-type="float" office:value="2.7789" calcext:value-type="float">
            <text:p>2.7789</text:p>
          </table:table-cell>
          <table:table-cell office:value-type="float" office:value="2.7453" calcext:value-type="float">
            <text:p>2.7453</text:p>
          </table:table-cell>
          <table:table-cell office:value-type="float" office:value="4.14209" calcext:value-type="float">
            <text:p>4.14209</text:p>
          </table:table-cell>
          <table:table-cell office:value-type="float" office:value="4.085052" calcext:value-type="float">
            <text:p>4.085052</text:p>
          </table:table-cell>
          <table:table-cell office:value-type="float" office:value="5.235199" calcext:value-type="float">
            <text:p>5.235199</text:p>
          </table:table-cell>
          <table:table-cell office:value-type="float" office:value="5.16983" calcext:value-type="float">
            <text:p>5.16983</text:p>
          </table:table-cell>
          <table:table-cell office:value-type="float" office:value="6.158661" calcext:value-type="float">
            <text:p>6.158661</text:p>
          </table:table-cell>
          <table:table-cell office:value-type="float" office:value="6.090027" calcext:value-type="float">
            <text:p>6.090027</text:p>
          </table:table-cell>
          <table:table-cell office:value-type="float" office:value="6.929413" calcext:value-type="float">
            <text:p>6.929413</text:p>
          </table:table-cell>
          <table:table-cell office:value-type="float" office:value="6.861023" calcext:value-type="float">
            <text:p>6.861023</text:p>
          </table:table-cell>
          <table:table-cell office:value-type="float" office:value="7.397095" calcext:value-type="float">
            <text:p>7.397095</text:p>
          </table:table-cell>
          <table:table-cell office:value-type="float" office:value="7.331268" calcext:value-type="float">
            <text:p>7.331268</text:p>
          </table:table-cell>
          <table:table-cell office:value-type="float" office:value="22.23734" calcext:value-type="float">
            <text:p>22.23734</text:p>
          </table:table-cell>
          <table:table-cell office:value-type="float" office:value="-7.41452" calcext:value-type="float">
            <text:p>-7.414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2" calcext:value-type="float">
            <text:p>14022002</text:p>
          </table:table-cell>
          <table:table-cell office:value-type="float" office:value="7.0308" calcext:value-type="float">
            <text:p>7.0308</text:p>
          </table:table-cell>
          <table:table-cell office:value-type="float" office:value="7.24" calcext:value-type="float">
            <text:p>7.24</text:p>
          </table:table-cell>
          <table:table-cell office:value-type="float" office:value="1.49" calcext:value-type="float">
            <text:p>1.49</text:p>
          </table:table-cell>
          <table:table-cell office:value-type="float" office:value="0.7965932" calcext:value-type="float">
            <text:p>0.7965932</text:p>
          </table:table-cell>
          <table:table-cell office:value-type="float" office:value="0.5996432" calcext:value-type="float">
            <text:p>0.5996432</text:p>
          </table:table-cell>
          <table:table-cell office:value-type="float" office:value="444.06" calcext:value-type="float">
            <text:p>444.06</text:p>
          </table:table-cell>
          <table:table-cell office:value-type="float" office:value="0" calcext:value-type="float">
            <text:p>0</text:p>
          </table:table-cell>
          <table:table-cell office:value-type="float" office:value="4.62146" calcext:value-type="float">
            <text:p>4.62146</text:p>
          </table:table-cell>
          <table:table-cell office:value-type="float" office:value="-0.2885132" calcext:value-type="float">
            <text:p>-0.2885132</text:p>
          </table:table-cell>
          <table:table-cell office:value-type="float" office:value="2.250397" calcext:value-type="float">
            <text:p>2.250397</text:p>
          </table:table-cell>
          <table:table-cell office:value-type="float" office:value="-0.08563232" calcext:value-type="float">
            <text:p>-0.08563232</text:p>
          </table:table-cell>
          <table:table-cell office:value-type="float" office:value="0.3074036" calcext:value-type="float">
            <text:p>0.3074036</text:p>
          </table:table-cell>
          <table:table-cell office:value-type="float" office:value="0.0008239746" calcext:value-type="float">
            <text:p>0.0008239746</text:p>
          </table:table-cell>
          <table:table-cell office:value-type="float" office:value="0.4701843" calcext:value-type="float">
            <text:p>0.4701843</text:p>
          </table:table-cell>
          <table:table-cell office:value-type="float" office:value="0.2798462" calcext:value-type="float">
            <text:p>0.2798462</text:p>
          </table:table-cell>
          <table:table-cell office:value-type="float" office:value="0.6358032" calcext:value-type="float">
            <text:p>0.6358032</text:p>
          </table:table-cell>
          <table:table-cell office:value-type="float" office:value="0.5081482" calcext:value-type="float">
            <text:p>0.5081482</text:p>
          </table:table-cell>
          <table:table-cell office:value-type="float" office:value="0.8690186" calcext:value-type="float">
            <text:p>0.8690186</text:p>
          </table:table-cell>
          <table:table-cell office:value-type="float" office:value="0.7966003" calcext:value-type="float">
            <text:p>0.7966003</text:p>
          </table:table-cell>
          <table:table-cell office:value-type="float" office:value="1.178833" calcext:value-type="float">
            <text:p>1.178833</text:p>
          </table:table-cell>
          <table:table-cell office:value-type="float" office:value="1.128693" calcext:value-type="float">
            <text:p>1.128693</text:p>
          </table:table-cell>
          <table:table-cell office:value-type="float" office:value="1.705109" calcext:value-type="float">
            <text:p>1.705109</text:p>
          </table:table-cell>
          <table:table-cell office:value-type="float" office:value="1.664795" calcext:value-type="float">
            <text:p>1.664795</text:p>
          </table:table-cell>
          <table:table-cell office:value-type="float" office:value="2.745056" calcext:value-type="float">
            <text:p>2.745056</text:p>
          </table:table-cell>
          <table:table-cell office:value-type="float" office:value="2.730286" calcext:value-type="float">
            <text:p>2.730286</text:p>
          </table:table-cell>
          <table:table-cell office:value-type="float" office:value="4.084473" calcext:value-type="float">
            <text:p>4.084473</text:p>
          </table:table-cell>
          <table:table-cell office:value-type="float" office:value="4.033722" calcext:value-type="float">
            <text:p>4.033722</text:p>
          </table:table-cell>
          <table:table-cell office:value-type="float" office:value="5.169159" calcext:value-type="float">
            <text:p>5.169159</text:p>
          </table:table-cell>
          <table:table-cell office:value-type="float" office:value="5.10614" calcext:value-type="float">
            <text:p>5.10614</text:p>
          </table:table-cell>
          <table:table-cell office:value-type="float" office:value="6.089355" calcext:value-type="float">
            <text:p>6.089355</text:p>
          </table:table-cell>
          <table:table-cell office:value-type="float" office:value="6.021729" calcext:value-type="float">
            <text:p>6.021729</text:p>
          </table:table-cell>
          <table:table-cell office:value-type="float" office:value="6.860291" calcext:value-type="float">
            <text:p>6.860291</text:p>
          </table:table-cell>
          <table:table-cell office:value-type="float" office:value="6.792572" calcext:value-type="float">
            <text:p>6.792572</text:p>
          </table:table-cell>
          <table:table-cell office:value-type="float" office:value="7.330627" calcext:value-type="float">
            <text:p>7.330627</text:p>
          </table:table-cell>
          <table:table-cell office:value-type="float" office:value="7.265442" calcext:value-type="float">
            <text:p>7.265442</text:p>
          </table:table-cell>
          <table:table-cell office:value-type="float" office:value="14.73428" calcext:value-type="float">
            <text:p>14.73428</text:p>
          </table:table-cell>
          <table:table-cell office:value-type="float" office:value="-1.636749" calcext:value-type="float">
            <text:p>-1.6367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2" calcext:value-type="float">
            <text:p>15022002</text:p>
          </table:table-cell>
          <table:table-cell office:value-type="float" office:value="14.7001" calcext:value-type="float">
            <text:p>14.7001</text:p>
          </table:table-cell>
          <table:table-cell office:value-type="float" office:value="9.33" calcext:value-type="float">
            <text:p>9.33</text:p>
          </table:table-cell>
          <table:table-cell office:value-type="float" office:value="-0.55" calcext:value-type="float">
            <text:p>-0.55</text:p>
          </table:table-cell>
          <table:table-cell office:value-type="float" office:value="0.791977" calcext:value-type="float">
            <text:p>0.791977</text:p>
          </table:table-cell>
          <table:table-cell office:value-type="float" office:value="0.5181603" calcext:value-type="float">
            <text:p>0.5181603</text:p>
          </table:table-cell>
          <table:table-cell office:value-type="float" office:value="324.252" calcext:value-type="float">
            <text:p>324.252</text:p>
          </table:table-cell>
          <table:table-cell office:value-type="float" office:value="0" calcext:value-type="float">
            <text:p>0</text:p>
          </table:table-cell>
          <table:table-cell office:value-type="float" office:value="9.055786" calcext:value-type="float">
            <text:p>9.055786</text:p>
          </table:table-cell>
          <table:table-cell office:value-type="float" office:value="-0.436615" calcext:value-type="float">
            <text:p>-0.436615</text:p>
          </table:table-cell>
          <table:table-cell office:value-type="float" office:value="6.074921" calcext:value-type="float">
            <text:p>6.074921</text:p>
          </table:table-cell>
          <table:table-cell office:value-type="float" office:value="-0.08239746" calcext:value-type="float">
            <text:p>-0.08239746</text:p>
          </table:table-cell>
          <table:table-cell office:value-type="float" office:value="4.338196" calcext:value-type="float">
            <text:p>4.338196</text:p>
          </table:table-cell>
          <table:table-cell office:value-type="float" office:value="0.006195068" calcext:value-type="float">
            <text:p>0.006195068</text:p>
          </table:table-cell>
          <table:table-cell office:value-type="float" office:value="3.164581" calcext:value-type="float">
            <text:p>3.164581</text:p>
          </table:table-cell>
          <table:table-cell office:value-type="float" office:value="0.3041077" calcext:value-type="float">
            <text:p>0.3041077</text:p>
          </table:table-cell>
          <table:table-cell office:value-type="float" office:value="2.57077" calcext:value-type="float">
            <text:p>2.57077</text:p>
          </table:table-cell>
          <table:table-cell office:value-type="float" office:value="0.5395203" calcext:value-type="float">
            <text:p>0.5395203</text:p>
          </table:table-cell>
          <table:table-cell office:value-type="float" office:value="2.171356" calcext:value-type="float">
            <text:p>2.171356</text:p>
          </table:table-cell>
          <table:table-cell office:value-type="float" office:value="0.8342896" calcext:value-type="float">
            <text:p>0.8342896</text:p>
          </table:table-cell>
          <table:table-cell office:value-type="float" office:value="1.978241" calcext:value-type="float">
            <text:p>1.978241</text:p>
          </table:table-cell>
          <table:table-cell office:value-type="float" office:value="1.167786" calcext:value-type="float">
            <text:p>1.167786</text:p>
          </table:table-cell>
          <table:table-cell office:value-type="float" office:value="1.883026" calcext:value-type="float">
            <text:p>1.883026</text:p>
          </table:table-cell>
          <table:table-cell office:value-type="float" office:value="1.705505" calcext:value-type="float">
            <text:p>1.705505</text:p>
          </table:table-cell>
          <table:table-cell office:value-type="float" office:value="2.731537" calcext:value-type="float">
            <text:p>2.731537</text:p>
          </table:table-cell>
          <table:table-cell office:value-type="float" office:value="2.724365" calcext:value-type="float">
            <text:p>2.724365</text:p>
          </table:table-cell>
          <table:table-cell office:value-type="float" office:value="4.033203" calcext:value-type="float">
            <text:p>4.033203</text:p>
          </table:table-cell>
          <table:table-cell office:value-type="float" office:value="3.989044" calcext:value-type="float">
            <text:p>3.989044</text:p>
          </table:table-cell>
          <table:table-cell office:value-type="float" office:value="5.105499" calcext:value-type="float">
            <text:p>5.105499</text:p>
          </table:table-cell>
          <table:table-cell office:value-type="float" office:value="5.046387" calcext:value-type="float">
            <text:p>5.046387</text:p>
          </table:table-cell>
          <table:table-cell office:value-type="float" office:value="6.021027" calcext:value-type="float">
            <text:p>6.021027</text:p>
          </table:table-cell>
          <table:table-cell office:value-type="float" office:value="5.955444" calcext:value-type="float">
            <text:p>5.955444</text:p>
          </table:table-cell>
          <table:table-cell office:value-type="float" office:value="6.79184" calcext:value-type="float">
            <text:p>6.79184</text:p>
          </table:table-cell>
          <table:table-cell office:value-type="float" office:value="6.725342" calcext:value-type="float">
            <text:p>6.725342</text:p>
          </table:table-cell>
          <table:table-cell office:value-type="float" office:value="7.264771" calcext:value-type="float">
            <text:p>7.264771</text:p>
          </table:table-cell>
          <table:table-cell office:value-type="float" office:value="7.200836" calcext:value-type="float">
            <text:p>7.200836</text:p>
          </table:table-cell>
          <table:table-cell office:value-type="float" office:value="23.53287" calcext:value-type="float">
            <text:p>23.53287</text:p>
          </table:table-cell>
          <table:table-cell office:value-type="float" office:value="-2.734772" calcext:value-type="float">
            <text:p>-2.7347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2" calcext:value-type="float">
            <text:p>16022002</text:p>
          </table:table-cell>
          <table:table-cell office:value-type="float" office:value="14.60472" calcext:value-type="float">
            <text:p>14.60472</text:p>
          </table:table-cell>
          <table:table-cell office:value-type="float" office:value="10.18" calcext:value-type="float">
            <text:p>10.18</text:p>
          </table:table-cell>
          <table:table-cell office:value-type="float" office:value="-1.27" calcext:value-type="float">
            <text:p>-1.27</text:p>
          </table:table-cell>
          <table:table-cell office:value-type="float" office:value="0.8072992" calcext:value-type="float">
            <text:p>0.8072992</text:p>
          </table:table-cell>
          <table:table-cell office:value-type="float" office:value="0.4918699" calcext:value-type="float">
            <text:p>0.4918699</text:p>
          </table:table-cell>
          <table:table-cell office:value-type="float" office:value="242.496" calcext:value-type="float">
            <text:p>242.496</text:p>
          </table:table-cell>
          <table:table-cell office:value-type="float" office:value="0" calcext:value-type="float">
            <text:p>0</text:p>
          </table:table-cell>
          <table:table-cell office:value-type="float" office:value="10.31049" calcext:value-type="float">
            <text:p>10.31049</text:p>
          </table:table-cell>
          <table:table-cell office:value-type="float" office:value="0.2574463" calcext:value-type="float">
            <text:p>0.2574463</text:p>
          </table:table-cell>
          <table:table-cell office:value-type="float" office:value="7.3638" calcext:value-type="float">
            <text:p>7.3638</text:p>
          </table:table-cell>
          <table:table-cell office:value-type="float" office:value="0.8821411" calcext:value-type="float">
            <text:p>0.8821411</text:p>
          </table:table-cell>
          <table:table-cell office:value-type="float" office:value="5.626465" calcext:value-type="float">
            <text:p>5.626465</text:p>
          </table:table-cell>
          <table:table-cell office:value-type="float" office:value="1.320007" calcext:value-type="float">
            <text:p>1.320007</text:p>
          </table:table-cell>
          <table:table-cell office:value-type="float" office:value="4.376892" calcext:value-type="float">
            <text:p>4.376892</text:p>
          </table:table-cell>
          <table:table-cell office:value-type="float" office:value="1.629791" calcext:value-type="float">
            <text:p>1.629791</text:p>
          </table:table-cell>
          <table:table-cell office:value-type="float" office:value="3.680603" calcext:value-type="float">
            <text:p>3.680603</text:p>
          </table:table-cell>
          <table:table-cell office:value-type="float" office:value="1.790283" calcext:value-type="float">
            <text:p>1.790283</text:p>
          </table:table-cell>
          <table:table-cell office:value-type="float" office:value="3.106506" calcext:value-type="float">
            <text:p>3.106506</text:p>
          </table:table-cell>
          <table:table-cell office:value-type="float" office:value="1.938385" calcext:value-type="float">
            <text:p>1.938385</text:p>
          </table:table-cell>
          <table:table-cell office:value-type="float" office:value="2.765045" calcext:value-type="float">
            <text:p>2.765045</text:p>
          </table:table-cell>
          <table:table-cell office:value-type="float" office:value="1.988403" calcext:value-type="float">
            <text:p>1.988403</text:p>
          </table:table-cell>
          <table:table-cell office:value-type="float" office:value="2.380432" calcext:value-type="float">
            <text:p>2.380432</text:p>
          </table:table-cell>
          <table:table-cell office:value-type="float" office:value="1.889648" calcext:value-type="float">
            <text:p>1.889648</text:p>
          </table:table-cell>
          <table:table-cell office:value-type="float" office:value="2.851227" calcext:value-type="float">
            <text:p>2.851227</text:p>
          </table:table-cell>
          <table:table-cell office:value-type="float" office:value="2.732117" calcext:value-type="float">
            <text:p>2.732117</text:p>
          </table:table-cell>
          <table:table-cell office:value-type="float" office:value="3.988617" calcext:value-type="float">
            <text:p>3.988617</text:p>
          </table:table-cell>
          <table:table-cell office:value-type="float" office:value="3.964722" calcext:value-type="float">
            <text:p>3.964722</text:p>
          </table:table-cell>
          <table:table-cell office:value-type="float" office:value="5.045776" calcext:value-type="float">
            <text:p>5.045776</text:p>
          </table:table-cell>
          <table:table-cell office:value-type="float" office:value="4.992096" calcext:value-type="float">
            <text:p>4.992096</text:p>
          </table:table-cell>
          <table:table-cell office:value-type="float" office:value="5.954742" calcext:value-type="float">
            <text:p>5.954742</text:p>
          </table:table-cell>
          <table:table-cell office:value-type="float" office:value="5.891327" calcext:value-type="float">
            <text:p>5.891327</text:p>
          </table:table-cell>
          <table:table-cell office:value-type="float" office:value="6.72467" calcext:value-type="float">
            <text:p>6.72467</text:p>
          </table:table-cell>
          <table:table-cell office:value-type="float" office:value="6.659241" calcext:value-type="float">
            <text:p>6.659241</text:p>
          </table:table-cell>
          <table:table-cell office:value-type="float" office:value="7.200165" calcext:value-type="float">
            <text:p>7.200165</text:p>
          </table:table-cell>
          <table:table-cell office:value-type="float" office:value="7.136719" calcext:value-type="float">
            <text:p>7.136719</text:p>
          </table:table-cell>
          <table:table-cell office:value-type="float" office:value="23.7374" calcext:value-type="float">
            <text:p>23.7374</text:p>
          </table:table-cell>
          <table:table-cell office:value-type="float" office:value="-3.544098" calcext:value-type="float">
            <text:p>-3.5440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2" calcext:value-type="float">
            <text:p>17022002</text:p>
          </table:table-cell>
          <table:table-cell office:value-type="float" office:value="12.30145" calcext:value-type="float">
            <text:p>12.30145</text:p>
          </table:table-cell>
          <table:table-cell office:value-type="float" office:value="13.1" calcext:value-type="float">
            <text:p>13.1</text:p>
          </table:table-cell>
          <table:table-cell office:value-type="float" office:value="-3.18" calcext:value-type="float">
            <text:p>-3.18</text:p>
          </table:table-cell>
          <table:table-cell office:value-type="float" office:value="0.851261" calcext:value-type="float">
            <text:p>0.851261</text:p>
          </table:table-cell>
          <table:table-cell office:value-type="float" office:value="0.4278342" calcext:value-type="float">
            <text:p>0.4278342</text:p>
          </table:table-cell>
          <table:table-cell office:value-type="float" office:value="351.864" calcext:value-type="float">
            <text:p>351.864</text:p>
          </table:table-cell>
          <table:table-cell office:value-type="float" office:value="0" calcext:value-type="float">
            <text:p>0</text:p>
          </table:table-cell>
          <table:table-cell office:value-type="float" office:value="9.386475" calcext:value-type="float">
            <text:p>9.386475</text:p>
          </table:table-cell>
          <table:table-cell office:value-type="float" office:value="-0.4777222" calcext:value-type="float">
            <text:p>-0.4777222</text:p>
          </table:table-cell>
          <table:table-cell office:value-type="float" office:value="6.994659" calcext:value-type="float">
            <text:p>6.994659</text:p>
          </table:table-cell>
          <table:table-cell office:value-type="float" office:value="0.7633362" calcext:value-type="float">
            <text:p>0.7633362</text:p>
          </table:table-cell>
          <table:table-cell office:value-type="float" office:value="5.552032" calcext:value-type="float">
            <text:p>5.552032</text:p>
          </table:table-cell>
          <table:table-cell office:value-type="float" office:value="1.523346" calcext:value-type="float">
            <text:p>1.523346</text:p>
          </table:table-cell>
          <table:table-cell office:value-type="float" office:value="4.502655" calcext:value-type="float">
            <text:p>4.502655</text:p>
          </table:table-cell>
          <table:table-cell office:value-type="float" office:value="2.047729" calcext:value-type="float">
            <text:p>2.047729</text:p>
          </table:table-cell>
          <table:table-cell office:value-type="float" office:value="3.929474" calcext:value-type="float">
            <text:p>3.929474</text:p>
          </table:table-cell>
          <table:table-cell office:value-type="float" office:value="2.310852" calcext:value-type="float">
            <text:p>2.310852</text:p>
          </table:table-cell>
          <table:table-cell office:value-type="float" office:value="3.47287" calcext:value-type="float">
            <text:p>3.47287</text:p>
          </table:table-cell>
          <table:table-cell office:value-type="float" office:value="2.528076" calcext:value-type="float">
            <text:p>2.528076</text:p>
          </table:table-cell>
          <table:table-cell office:value-type="float" office:value="3.150146" calcext:value-type="float">
            <text:p>3.150146</text:p>
          </table:table-cell>
          <table:table-cell office:value-type="float" office:value="2.588074" calcext:value-type="float">
            <text:p>2.588074</text:p>
          </table:table-cell>
          <table:table-cell office:value-type="float" office:value="2.795532" calcext:value-type="float">
            <text:p>2.795532</text:p>
          </table:table-cell>
          <table:table-cell office:value-type="float" office:value="2.388031" calcext:value-type="float">
            <text:p>2.388031</text:p>
          </table:table-cell>
          <table:table-cell office:value-type="float" office:value="3.053253" calcext:value-type="float">
            <text:p>3.053253</text:p>
          </table:table-cell>
          <table:table-cell office:value-type="float" office:value="2.853088" calcext:value-type="float">
            <text:p>2.853088</text:p>
          </table:table-cell>
          <table:table-cell office:value-type="float" office:value="3.977997" calcext:value-type="float">
            <text:p>3.977997</text:p>
          </table:table-cell>
          <table:table-cell office:value-type="float" office:value="3.964172" calcext:value-type="float">
            <text:p>3.964172</text:p>
          </table:table-cell>
          <table:table-cell office:value-type="float" office:value="4.991577" calcext:value-type="float">
            <text:p>4.991577</text:p>
          </table:table-cell>
          <table:table-cell office:value-type="float" office:value="4.950012" calcext:value-type="float">
            <text:p>4.950012</text:p>
          </table:table-cell>
          <table:table-cell office:value-type="float" office:value="5.890656" calcext:value-type="float">
            <text:p>5.890656</text:p>
          </table:table-cell>
          <table:table-cell office:value-type="float" office:value="5.830414" calcext:value-type="float">
            <text:p>5.830414</text:p>
          </table:table-cell>
          <table:table-cell office:value-type="float" office:value="6.658569" calcext:value-type="float">
            <text:p>6.658569</text:p>
          </table:table-cell>
          <table:table-cell office:value-type="float" office:value="6.594025" calcext:value-type="float">
            <text:p>6.594025</text:p>
          </table:table-cell>
          <table:table-cell office:value-type="float" office:value="7.136047" calcext:value-type="float">
            <text:p>7.136047</text:p>
          </table:table-cell>
          <table:table-cell office:value-type="float" office:value="7.072571" calcext:value-type="float">
            <text:p>7.072571</text:p>
          </table:table-cell>
          <table:table-cell office:value-type="float" office:value="23.11737" calcext:value-type="float">
            <text:p>23.11737</text:p>
          </table:table-cell>
          <table:table-cell office:value-type="float" office:value="-4.980743" calcext:value-type="float">
            <text:p>-4.9807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2" calcext:value-type="float">
            <text:p>18022002</text:p>
          </table:table-cell>
          <table:table-cell office:value-type="float" office:value="6.40404" calcext:value-type="float">
            <text:p>6.40404</text:p>
          </table:table-cell>
          <table:table-cell office:value-type="float" office:value="13.86" calcext:value-type="float">
            <text:p>13.86</text:p>
          </table:table-cell>
          <table:table-cell office:value-type="float" office:value="4.25" calcext:value-type="float">
            <text:p>4.25</text:p>
          </table:table-cell>
          <table:table-cell office:value-type="float" office:value="1.000643" calcext:value-type="float">
            <text:p>1.000643</text:p>
          </table:table-cell>
          <table:table-cell office:value-type="float" office:value="0.7281561" calcext:value-type="float">
            <text:p>0.7281561</text:p>
          </table:table-cell>
          <table:table-cell office:value-type="float" office:value="372.672" calcext:value-type="float">
            <text:p>372.672</text:p>
          </table:table-cell>
          <table:table-cell office:value-type="float" office:value="0" calcext:value-type="float">
            <text:p>0</text:p>
          </table:table-cell>
          <table:table-cell office:value-type="float" office:value="9.037598" calcext:value-type="float">
            <text:p>9.037598</text:p>
          </table:table-cell>
          <table:table-cell office:value-type="float" office:value="2.109131" calcext:value-type="float">
            <text:p>2.109131</text:p>
          </table:table-cell>
          <table:table-cell office:value-type="float" office:value="6.535339" calcext:value-type="float">
            <text:p>6.535339</text:p>
          </table:table-cell>
          <table:table-cell office:value-type="float" office:value="2.706421" calcext:value-type="float">
            <text:p>2.706421</text:p>
          </table:table-cell>
          <table:table-cell office:value-type="float" office:value="5.511566" calcext:value-type="float">
            <text:p>5.511566</text:p>
          </table:table-cell>
          <table:table-cell office:value-type="float" office:value="3.03656" calcext:value-type="float">
            <text:p>3.03656</text:p>
          </table:table-cell>
          <table:table-cell office:value-type="float" office:value="4.768921" calcext:value-type="float">
            <text:p>4.768921</text:p>
          </table:table-cell>
          <table:table-cell office:value-type="float" office:value="3.210205" calcext:value-type="float">
            <text:p>3.210205</text:p>
          </table:table-cell>
          <table:table-cell office:value-type="float" office:value="4.318726" calcext:value-type="float">
            <text:p>4.318726</text:p>
          </table:table-cell>
          <table:table-cell office:value-type="float" office:value="3.254883" calcext:value-type="float">
            <text:p>3.254883</text:p>
          </table:table-cell>
          <table:table-cell office:value-type="float" office:value="3.923126" calcext:value-type="float">
            <text:p>3.923126</text:p>
          </table:table-cell>
          <table:table-cell office:value-type="float" office:value="3.256592" calcext:value-type="float">
            <text:p>3.256592</text:p>
          </table:table-cell>
          <table:table-cell office:value-type="float" office:value="3.603821" calcext:value-type="float">
            <text:p>3.603821</text:p>
          </table:table-cell>
          <table:table-cell office:value-type="float" office:value="3.158173" calcext:value-type="float">
            <text:p>3.158173</text:p>
          </table:table-cell>
          <table:table-cell office:value-type="float" office:value="3.205536" calcext:value-type="float">
            <text:p>3.205536</text:p>
          </table:table-cell>
          <table:table-cell office:value-type="float" office:value="2.801392" calcext:value-type="float">
            <text:p>2.801392</text:p>
          </table:table-cell>
          <table:table-cell office:value-type="float" office:value="3.277679" calcext:value-type="float">
            <text:p>3.277679</text:p>
          </table:table-cell>
          <table:table-cell office:value-type="float" office:value="3.055481" calcext:value-type="float">
            <text:p>3.055481</text:p>
          </table:table-cell>
          <table:table-cell office:value-type="float" office:value="4.024384" calcext:value-type="float">
            <text:p>4.024384</text:p>
          </table:table-cell>
          <table:table-cell office:value-type="float" office:value="3.978271" calcext:value-type="float">
            <text:p>3.978271</text:p>
          </table:table-cell>
          <table:table-cell office:value-type="float" office:value="4.949677" calcext:value-type="float">
            <text:p>4.949677</text:p>
          </table:table-cell>
          <table:table-cell office:value-type="float" office:value="4.925018" calcext:value-type="float">
            <text:p>4.925018</text:p>
          </table:table-cell>
          <table:table-cell office:value-type="float" office:value="5.829803" calcext:value-type="float">
            <text:p>5.829803</text:p>
          </table:table-cell>
          <table:table-cell office:value-type="float" office:value="5.774994" calcext:value-type="float">
            <text:p>5.774994</text:p>
          </table:table-cell>
          <table:table-cell office:value-type="float" office:value="6.593353" calcext:value-type="float">
            <text:p>6.593353</text:p>
          </table:table-cell>
          <table:table-cell office:value-type="float" office:value="6.531006" calcext:value-type="float">
            <text:p>6.531006</text:p>
          </table:table-cell>
          <table:table-cell office:value-type="float" office:value="7.071899" calcext:value-type="float">
            <text:p>7.071899</text:p>
          </table:table-cell>
          <table:table-cell office:value-type="float" office:value="7.010925" calcext:value-type="float">
            <text:p>7.010925</text:p>
          </table:table-cell>
          <table:table-cell office:value-type="float" office:value="22.56921" calcext:value-type="float">
            <text:p>22.56921</text:p>
          </table:table-cell>
          <table:table-cell office:value-type="float" office:value="-0.4300842" calcext:value-type="float">
            <text:p>-0.43008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2" calcext:value-type="float">
            <text:p>19022002</text:p>
          </table:table-cell>
          <table:table-cell office:value-type="float" office:value="3.14568" calcext:value-type="float">
            <text:p>3.14568</text:p>
          </table:table-cell>
          <table:table-cell office:value-type="float" office:value="9.75" calcext:value-type="float">
            <text:p>9.75</text:p>
          </table:table-cell>
          <table:table-cell office:value-type="float" office:value="2.12" calcext:value-type="float">
            <text:p>2.12</text:p>
          </table:table-cell>
          <table:table-cell office:value-type="float" office:value="1.060153" calcext:value-type="float">
            <text:p>1.060153</text:p>
          </table:table-cell>
          <table:table-cell office:value-type="float" office:value="0.6270349" calcext:value-type="float">
            <text:p>0.6270349</text:p>
          </table:table-cell>
          <table:table-cell office:value-type="float" office:value="410.004" calcext:value-type="float">
            <text:p>410.004</text:p>
          </table:table-cell>
          <table:table-cell office:value-type="float" office:value="0" calcext:value-type="float">
            <text:p>0</text:p>
          </table:table-cell>
          <table:table-cell office:value-type="float" office:value="5.246155" calcext:value-type="float">
            <text:p>5.246155</text:p>
          </table:table-cell>
          <table:table-cell office:value-type="float" office:value="2.207642" calcext:value-type="float">
            <text:p>2.207642</text:p>
          </table:table-cell>
          <table:table-cell office:value-type="float" office:value="4.734436" calcext:value-type="float">
            <text:p>4.734436</text:p>
          </table:table-cell>
          <table:table-cell office:value-type="float" office:value="3.013519" calcext:value-type="float">
            <text:p>3.013519</text:p>
          </table:table-cell>
          <table:table-cell office:value-type="float" office:value="4.598969" calcext:value-type="float">
            <text:p>4.598969</text:p>
          </table:table-cell>
          <table:table-cell office:value-type="float" office:value="3.479919" calcext:value-type="float">
            <text:p>3.479919</text:p>
          </table:table-cell>
          <table:table-cell office:value-type="float" office:value="4.43103" calcext:value-type="float">
            <text:p>4.43103</text:p>
          </table:table-cell>
          <table:table-cell office:value-type="float" office:value="3.729187" calcext:value-type="float">
            <text:p>3.729187</text:p>
          </table:table-cell>
          <table:table-cell office:value-type="float" office:value="4.220551" calcext:value-type="float">
            <text:p>4.220551</text:p>
          </table:table-cell>
          <table:table-cell office:value-type="float" office:value="3.792877" calcext:value-type="float">
            <text:p>3.792877</text:p>
          </table:table-cell>
          <table:table-cell office:value-type="float" office:value="3.929047" calcext:value-type="float">
            <text:p>3.929047</text:p>
          </table:table-cell>
          <table:table-cell office:value-type="float" office:value="3.803406" calcext:value-type="float">
            <text:p>3.803406</text:p>
          </table:table-cell>
          <table:table-cell office:value-type="float" office:value="3.716095" calcext:value-type="float">
            <text:p>3.716095</text:p>
          </table:table-cell>
          <table:table-cell office:value-type="float" office:value="3.60965" calcext:value-type="float">
            <text:p>3.60965</text:p>
          </table:table-cell>
          <table:table-cell office:value-type="float" office:value="3.528046" calcext:value-type="float">
            <text:p>3.528046</text:p>
          </table:table-cell>
          <table:table-cell office:value-type="float" office:value="3.210693" calcext:value-type="float">
            <text:p>3.210693</text:p>
          </table:table-cell>
          <table:table-cell office:value-type="float" office:value="3.512207" calcext:value-type="float">
            <text:p>3.512207</text:p>
          </table:table-cell>
          <table:table-cell office:value-type="float" office:value="3.28009" calcext:value-type="float">
            <text:p>3.28009</text:p>
          </table:table-cell>
          <table:table-cell office:value-type="float" office:value="4.097107" calcext:value-type="float">
            <text:p>4.097107</text:p>
          </table:table-cell>
          <table:table-cell office:value-type="float" office:value="4.024994" calcext:value-type="float">
            <text:p>4.024994</text:p>
          </table:table-cell>
          <table:table-cell office:value-type="float" office:value="4.924866" calcext:value-type="float">
            <text:p>4.924866</text:p>
          </table:table-cell>
          <table:table-cell office:value-type="float" office:value="4.917419" calcext:value-type="float">
            <text:p>4.917419</text:p>
          </table:table-cell>
          <table:table-cell office:value-type="float" office:value="5.774445" calcext:value-type="float">
            <text:p>5.774445</text:p>
          </table:table-cell>
          <table:table-cell office:value-type="float" office:value="5.726929" calcext:value-type="float">
            <text:p>5.726929</text:p>
          </table:table-cell>
          <table:table-cell office:value-type="float" office:value="6.530396" calcext:value-type="float">
            <text:p>6.530396</text:p>
          </table:table-cell>
          <table:table-cell office:value-type="float" office:value="6.470856" calcext:value-type="float">
            <text:p>6.470856</text:p>
          </table:table-cell>
          <table:table-cell office:value-type="float" office:value="7.010284" calcext:value-type="float">
            <text:p>7.010284</text:p>
          </table:table-cell>
          <table:table-cell office:value-type="float" office:value="6.949646" calcext:value-type="float">
            <text:p>6.949646</text:p>
          </table:table-cell>
          <table:table-cell office:value-type="float" office:value="7.495697" calcext:value-type="float">
            <text:p>7.495697</text:p>
          </table:table-cell>
          <table:table-cell office:value-type="float" office:value="-1.316193" calcext:value-type="float">
            <text:p>-1.3161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2" calcext:value-type="float">
            <text:p>20022002</text:p>
          </table:table-cell>
          <table:table-cell office:value-type="float" office:value="7.8678" calcext:value-type="float">
            <text:p>7.8678</text:p>
          </table:table-cell>
          <table:table-cell office:value-type="float" office:value="7.14" calcext:value-type="float">
            <text:p>7.14</text:p>
          </table:table-cell>
          <table:table-cell office:value-type="float" office:value="0.26" calcext:value-type="float">
            <text:p>0.26</text:p>
          </table:table-cell>
          <table:table-cell office:value-type="float" office:value="0.8244073" calcext:value-type="float">
            <text:p>0.8244073</text:p>
          </table:table-cell>
          <table:table-cell office:value-type="float" office:value="0.5492404" calcext:value-type="float">
            <text:p>0.5492404</text:p>
          </table:table-cell>
          <table:table-cell office:value-type="float" office:value="457.452" calcext:value-type="float">
            <text:p>457.452</text:p>
          </table:table-cell>
          <table:table-cell office:value-type="float" office:value="0" calcext:value-type="float">
            <text:p>0</text:p>
          </table:table-cell>
          <table:table-cell office:value-type="float" office:value="8.690186" calcext:value-type="float">
            <text:p>8.690186</text:p>
          </table:table-cell>
          <table:table-cell office:value-type="float" office:value="1.209351" calcext:value-type="float">
            <text:p>1.209351</text:p>
          </table:table-cell>
          <table:table-cell office:value-type="float" office:value="6.079895" calcext:value-type="float">
            <text:p>6.079895</text:p>
          </table:table-cell>
          <table:table-cell office:value-type="float" office:value="1.977875" calcext:value-type="float">
            <text:p>1.977875</text:p>
          </table:table-cell>
          <table:table-cell office:value-type="float" office:value="5.0401" calcext:value-type="float">
            <text:p>5.0401</text:p>
          </table:table-cell>
          <table:table-cell office:value-type="float" office:value="2.510864" calcext:value-type="float">
            <text:p>2.510864</text:p>
          </table:table-cell>
          <table:table-cell office:value-type="float" office:value="4.409119" calcext:value-type="float">
            <text:p>4.409119</text:p>
          </table:table-cell>
          <table:table-cell office:value-type="float" office:value="2.910889" calcext:value-type="float">
            <text:p>2.910889</text:p>
          </table:table-cell>
          <table:table-cell office:value-type="float" office:value="4.082092" calcext:value-type="float">
            <text:p>4.082092</text:p>
          </table:table-cell>
          <table:table-cell office:value-type="float" office:value="3.133057" calcext:value-type="float">
            <text:p>3.133057</text:p>
          </table:table-cell>
          <table:table-cell office:value-type="float" office:value="3.81488" calcext:value-type="float">
            <text:p>3.81488</text:p>
          </table:table-cell>
          <table:table-cell office:value-type="float" office:value="3.334167" calcext:value-type="float">
            <text:p>3.334167</text:p>
          </table:table-cell>
          <table:table-cell office:value-type="float" office:value="3.710876" calcext:value-type="float">
            <text:p>3.710876</text:p>
          </table:table-cell>
          <table:table-cell office:value-type="float" office:value="3.436523" calcext:value-type="float">
            <text:p>3.436523</text:p>
          </table:table-cell>
          <table:table-cell office:value-type="float" office:value="3.582306" calcext:value-type="float">
            <text:p>3.582306</text:p>
          </table:table-cell>
          <table:table-cell office:value-type="float" office:value="3.53009" calcext:value-type="float">
            <text:p>3.53009</text:p>
          </table:table-cell>
          <table:table-cell office:value-type="float" office:value="3.680237" calcext:value-type="float">
            <text:p>3.680237</text:p>
          </table:table-cell>
          <table:table-cell office:value-type="float" office:value="3.514435" calcext:value-type="float">
            <text:p>3.514435</text:p>
          </table:table-cell>
          <table:table-cell office:value-type="float" office:value="4.18219" calcext:value-type="float">
            <text:p>4.18219</text:p>
          </table:table-cell>
          <table:table-cell office:value-type="float" office:value="4.097931" calcext:value-type="float">
            <text:p>4.097931</text:p>
          </table:table-cell>
          <table:table-cell office:value-type="float" office:value="4.925262" calcext:value-type="float">
            <text:p>4.925262</text:p>
          </table:table-cell>
          <table:table-cell office:value-type="float" office:value="4.917572" calcext:value-type="float">
            <text:p>4.917572</text:p>
          </table:table-cell>
          <table:table-cell office:value-type="float" office:value="5.726471" calcext:value-type="float">
            <text:p>5.726471</text:p>
          </table:table-cell>
          <table:table-cell office:value-type="float" office:value="5.688232" calcext:value-type="float">
            <text:p>5.688232</text:p>
          </table:table-cell>
          <table:table-cell office:value-type="float" office:value="6.470215" calcext:value-type="float">
            <text:p>6.470215</text:p>
          </table:table-cell>
          <table:table-cell office:value-type="float" office:value="6.414276" calcext:value-type="float">
            <text:p>6.414276</text:p>
          </table:table-cell>
          <table:table-cell office:value-type="float" office:value="6.949036" calcext:value-type="float">
            <text:p>6.949036</text:p>
          </table:table-cell>
          <table:table-cell office:value-type="float" office:value="6.889984" calcext:value-type="float">
            <text:p>6.889984</text:p>
          </table:table-cell>
          <table:table-cell office:value-type="float" office:value="19.66791" calcext:value-type="float">
            <text:p>19.66791</text:p>
          </table:table-cell>
          <table:table-cell office:value-type="float" office:value="-2.648651" calcext:value-type="float">
            <text:p>-2.6486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2" calcext:value-type="float">
            <text:p>21022002</text:p>
          </table:table-cell>
          <table:table-cell office:value-type="float" office:value="15.69201" calcext:value-type="float">
            <text:p>15.69201</text:p>
          </table:table-cell>
          <table:table-cell office:value-type="float" office:value="8.34" calcext:value-type="float">
            <text:p>8.34</text:p>
          </table:table-cell>
          <table:table-cell office:value-type="float" office:value="-1.93" calcext:value-type="float">
            <text:p>-1.93</text:p>
          </table:table-cell>
          <table:table-cell office:value-type="float" office:value="0.7946108" calcext:value-type="float">
            <text:p>0.7946108</text:p>
          </table:table-cell>
          <table:table-cell office:value-type="float" office:value="0.4688298" calcext:value-type="float">
            <text:p>0.4688298</text:p>
          </table:table-cell>
          <table:table-cell office:value-type="float" office:value="396.432" calcext:value-type="float">
            <text:p>396.432</text:p>
          </table:table-cell>
          <table:table-cell office:value-type="float" office:value="0" calcext:value-type="float">
            <text:p>0</text:p>
          </table:table-cell>
          <table:table-cell office:value-type="float" office:value="10.99496" calcext:value-type="float">
            <text:p>10.99496</text:p>
          </table:table-cell>
          <table:table-cell office:value-type="float" office:value="0.04421997" calcext:value-type="float">
            <text:p>0.04421997</text:p>
          </table:table-cell>
          <table:table-cell office:value-type="float" office:value="7.966858" calcext:value-type="float">
            <text:p>7.966858</text:p>
          </table:table-cell>
          <table:table-cell office:value-type="float" office:value="1.231903" calcext:value-type="float">
            <text:p>1.231903</text:p>
          </table:table-cell>
          <table:table-cell office:value-type="float" office:value="6.366272" calcext:value-type="float">
            <text:p>6.366272</text:p>
          </table:table-cell>
          <table:table-cell office:value-type="float" office:value="2.005341" calcext:value-type="float">
            <text:p>2.005341</text:p>
          </table:table-cell>
          <table:table-cell office:value-type="float" office:value="5.263641" calcext:value-type="float">
            <text:p>5.263641</text:p>
          </table:table-cell>
          <table:table-cell office:value-type="float" office:value="2.587769" calcext:value-type="float">
            <text:p>2.587769</text:p>
          </table:table-cell>
          <table:table-cell office:value-type="float" office:value="4.672089" calcext:value-type="float">
            <text:p>4.672089</text:p>
          </table:table-cell>
          <table:table-cell office:value-type="float" office:value="2.920074" calcext:value-type="float">
            <text:p>2.920074</text:p>
          </table:table-cell>
          <table:table-cell office:value-type="float" office:value="4.191132" calcext:value-type="float">
            <text:p>4.191132</text:p>
          </table:table-cell>
          <table:table-cell office:value-type="float" office:value="3.23288" calcext:value-type="float">
            <text:p>3.23288</text:p>
          </table:table-cell>
          <table:table-cell office:value-type="float" office:value="3.951385" calcext:value-type="float">
            <text:p>3.951385</text:p>
          </table:table-cell>
          <table:table-cell office:value-type="float" office:value="3.402649" calcext:value-type="float">
            <text:p>3.402649</text:p>
          </table:table-cell>
          <table:table-cell office:value-type="float" office:value="3.672516" calcext:value-type="float">
            <text:p>3.672516</text:p>
          </table:table-cell>
          <table:table-cell office:value-type="float" office:value="3.584351" calcext:value-type="float">
            <text:p>3.584351</text:p>
          </table:table-cell>
          <table:table-cell office:value-type="float" office:value="3.791962" calcext:value-type="float">
            <text:p>3.791962</text:p>
          </table:table-cell>
          <table:table-cell office:value-type="float" office:value="3.68161" calcext:value-type="float">
            <text:p>3.68161</text:p>
          </table:table-cell>
          <table:table-cell office:value-type="float" office:value="4.260986" calcext:value-type="float">
            <text:p>4.260986</text:p>
          </table:table-cell>
          <table:table-cell office:value-type="float" office:value="4.183075" calcext:value-type="float">
            <text:p>4.183075</text:p>
          </table:table-cell>
          <table:table-cell office:value-type="float" office:value="4.942383" calcext:value-type="float">
            <text:p>4.942383</text:p>
          </table:table-cell>
          <table:table-cell office:value-type="float" office:value="4.925415" calcext:value-type="float">
            <text:p>4.925415</text:p>
          </table:table-cell>
          <table:table-cell office:value-type="float" office:value="5.687866" calcext:value-type="float">
            <text:p>5.687866</text:p>
          </table:table-cell>
          <table:table-cell office:value-type="float" office:value="5.658386" calcext:value-type="float">
            <text:p>5.658386</text:p>
          </table:table-cell>
          <table:table-cell office:value-type="float" office:value="6.413666" calcext:value-type="float">
            <text:p>6.413666</text:p>
          </table:table-cell>
          <table:table-cell office:value-type="float" office:value="6.361816" calcext:value-type="float">
            <text:p>6.361816</text:p>
          </table:table-cell>
          <table:table-cell office:value-type="float" office:value="6.889404" calcext:value-type="float">
            <text:p>6.889404</text:p>
          </table:table-cell>
          <table:table-cell office:value-type="float" office:value="6.833038" calcext:value-type="float">
            <text:p>6.833038</text:p>
          </table:table-cell>
          <table:table-cell office:value-type="float" office:value="24.06192" calcext:value-type="float">
            <text:p>24.06192</text:p>
          </table:table-cell>
          <table:table-cell office:value-type="float" office:value="-5.329407" calcext:value-type="float">
            <text:p>-5.3294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2" calcext:value-type="float">
            <text:p>22022002</text:p>
          </table:table-cell>
          <table:table-cell office:value-type="float" office:value="11.394" calcext:value-type="float">
            <text:p>11.394</text:p>
          </table:table-cell>
          <table:table-cell office:value-type="float" office:value="10.55" calcext:value-type="float">
            <text:p>10.55</text:p>
          </table:table-cell>
          <table:table-cell office:value-type="float" office:value="-6.17" calcext:value-type="float">
            <text:p>-6.17</text:p>
          </table:table-cell>
          <table:table-cell office:value-type="float" office:value="0.8264996" calcext:value-type="float">
            <text:p>0.8264996</text:p>
          </table:table-cell>
          <table:table-cell office:value-type="float" office:value="0.3425379" calcext:value-type="float">
            <text:p>0.3425379</text:p>
          </table:table-cell>
          <table:table-cell office:value-type="float" office:value="291.024" calcext:value-type="float">
            <text:p>291.024</text:p>
          </table:table-cell>
          <table:table-cell office:value-type="float" office:value="0" calcext:value-type="float">
            <text:p>0</text:p>
          </table:table-cell>
          <table:table-cell office:value-type="float" office:value="9.464325" calcext:value-type="float">
            <text:p>9.464325</text:p>
          </table:table-cell>
          <table:table-cell office:value-type="float" office:value="-1.22998" calcext:value-type="float">
            <text:p>-1.22998</text:p>
          </table:table-cell>
          <table:table-cell office:value-type="float" office:value="6.577911" calcext:value-type="float">
            <text:p>6.577911</text:p>
          </table:table-cell>
          <table:table-cell office:value-type="float" office:value="0.6098633" calcext:value-type="float">
            <text:p>0.6098633</text:p>
          </table:table-cell>
          <table:table-cell office:value-type="float" office:value="5.461182" calcext:value-type="float">
            <text:p>5.461182</text:p>
          </table:table-cell>
          <table:table-cell office:value-type="float" office:value="1.706024" calcext:value-type="float">
            <text:p>1.706024</text:p>
          </table:table-cell>
          <table:table-cell office:value-type="float" office:value="4.70224" calcext:value-type="float">
            <text:p>4.70224</text:p>
          </table:table-cell>
          <table:table-cell office:value-type="float" office:value="2.509888" calcext:value-type="float">
            <text:p>2.509888</text:p>
          </table:table-cell>
          <table:table-cell office:value-type="float" office:value="4.322418" calcext:value-type="float">
            <text:p>4.322418</text:p>
          </table:table-cell>
          <table:table-cell office:value-type="float" office:value="2.949432" calcext:value-type="float">
            <text:p>2.949432</text:p>
          </table:table-cell>
          <table:table-cell office:value-type="float" office:value="4.167419" calcext:value-type="float">
            <text:p>4.167419</text:p>
          </table:table-cell>
          <table:table-cell office:value-type="float" office:value="3.33371" calcext:value-type="float">
            <text:p>3.33371</text:p>
          </table:table-cell>
          <table:table-cell office:value-type="float" office:value="3.962402" calcext:value-type="float">
            <text:p>3.962402</text:p>
          </table:table-cell>
          <table:table-cell office:value-type="float" office:value="3.523315" calcext:value-type="float">
            <text:p>3.523315</text:p>
          </table:table-cell>
          <table:table-cell office:value-type="float" office:value="3.760681" calcext:value-type="float">
            <text:p>3.760681</text:p>
          </table:table-cell>
          <table:table-cell office:value-type="float" office:value="3.676575" calcext:value-type="float">
            <text:p>3.676575</text:p>
          </table:table-cell>
          <table:table-cell office:value-type="float" office:value="3.898499" calcext:value-type="float">
            <text:p>3.898499</text:p>
          </table:table-cell>
          <table:table-cell office:value-type="float" office:value="3.793152" calcext:value-type="float">
            <text:p>3.793152</text:p>
          </table:table-cell>
          <table:table-cell office:value-type="float" office:value="4.332489" calcext:value-type="float">
            <text:p>4.332489</text:p>
          </table:table-cell>
          <table:table-cell office:value-type="float" office:value="4.26178" calcext:value-type="float">
            <text:p>4.26178</text:p>
          </table:table-cell>
          <table:table-cell office:value-type="float" office:value="4.963531" calcext:value-type="float">
            <text:p>4.963531</text:p>
          </table:table-cell>
          <table:table-cell office:value-type="float" office:value="4.942627" calcext:value-type="float">
            <text:p>4.942627</text:p>
          </table:table-cell>
          <table:table-cell office:value-type="float" office:value="5.658112" calcext:value-type="float">
            <text:p>5.658112</text:p>
          </table:table-cell>
          <table:table-cell office:value-type="float" office:value="5.636292" calcext:value-type="float">
            <text:p>5.636292</text:p>
          </table:table-cell>
          <table:table-cell office:value-type="float" office:value="6.361298" calcext:value-type="float">
            <text:p>6.361298</text:p>
          </table:table-cell>
          <table:table-cell office:value-type="float" office:value="6.314178" calcext:value-type="float">
            <text:p>6.314178</text:p>
          </table:table-cell>
          <table:table-cell office:value-type="float" office:value="6.832489" calcext:value-type="float">
            <text:p>6.832489</text:p>
          </table:table-cell>
          <table:table-cell office:value-type="float" office:value="6.778961" calcext:value-type="float">
            <text:p>6.778961</text:p>
          </table:table-cell>
          <table:table-cell office:value-type="float" office:value="21.25302" calcext:value-type="float">
            <text:p>21.25302</text:p>
          </table:table-cell>
          <table:table-cell office:value-type="float" office:value="-9.058746" calcext:value-type="float">
            <text:p>-9.0587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2" calcext:value-type="float">
            <text:p>23022002</text:p>
          </table:table-cell>
          <table:table-cell office:value-type="float" office:value="14.4666" calcext:value-type="float">
            <text:p>14.4666</text:p>
          </table:table-cell>
          <table:table-cell office:value-type="float" office:value="20.23" calcext:value-type="float">
            <text:p>20.23</text:p>
          </table:table-cell>
          <table:table-cell office:value-type="float" office:value="0.62" calcext:value-type="float">
            <text:p>0.62</text:p>
          </table:table-cell>
          <table:table-cell office:value-type="float" office:value="0.9243882" calcext:value-type="float">
            <text:p>0.9243882</text:p>
          </table:table-cell>
          <table:table-cell office:value-type="float" office:value="0.5635828" calcext:value-type="float">
            <text:p>0.5635828</text:p>
          </table:table-cell>
          <table:table-cell office:value-type="float" office:value="226.584" calcext:value-type="float">
            <text:p>226.584</text:p>
          </table:table-cell>
          <table:table-cell office:value-type="float" office:value="0" calcext:value-type="float">
            <text:p>0</text:p>
          </table:table-cell>
          <table:table-cell office:value-type="float" office:value="14.46957" calcext:value-type="float">
            <text:p>14.46957</text:p>
          </table:table-cell>
          <table:table-cell office:value-type="float" office:value="1.060364" calcext:value-type="float">
            <text:p>1.060364</text:p>
          </table:table-cell>
          <table:table-cell office:value-type="float" office:value="10.29797" calcext:value-type="float">
            <text:p>10.29797</text:p>
          </table:table-cell>
          <table:table-cell office:value-type="float" office:value="2.172058" calcext:value-type="float">
            <text:p>2.172058</text:p>
          </table:table-cell>
          <table:table-cell office:value-type="float" office:value="8.201538" calcext:value-type="float">
            <text:p>8.201538</text:p>
          </table:table-cell>
          <table:table-cell office:value-type="float" office:value="2.830353" calcext:value-type="float">
            <text:p>2.830353</text:p>
          </table:table-cell>
          <table:table-cell office:value-type="float" office:value="6.684387" calcext:value-type="float">
            <text:p>6.684387</text:p>
          </table:table-cell>
          <table:table-cell office:value-type="float" office:value="3.277771" calcext:value-type="float">
            <text:p>3.277771</text:p>
          </table:table-cell>
          <table:table-cell office:value-type="float" office:value="5.853577" calcext:value-type="float">
            <text:p>5.853577</text:p>
          </table:table-cell>
          <table:table-cell office:value-type="float" office:value="3.505585" calcext:value-type="float">
            <text:p>3.505585</text:p>
          </table:table-cell>
          <table:table-cell office:value-type="float" office:value="5.159576" calcext:value-type="float">
            <text:p>5.159576</text:p>
          </table:table-cell>
          <table:table-cell office:value-type="float" office:value="3.7052" calcext:value-type="float">
            <text:p>3.7052</text:p>
          </table:table-cell>
          <table:table-cell office:value-type="float" office:value="4.610413" calcext:value-type="float">
            <text:p>4.610413</text:p>
          </table:table-cell>
          <table:table-cell office:value-type="float" office:value="3.77655" calcext:value-type="float">
            <text:p>3.77655</text:p>
          </table:table-cell>
          <table:table-cell office:value-type="float" office:value="3.998779" calcext:value-type="float">
            <text:p>3.998779</text:p>
          </table:table-cell>
          <table:table-cell office:value-type="float" office:value="3.760284" calcext:value-type="float">
            <text:p>3.760284</text:p>
          </table:table-cell>
          <table:table-cell office:value-type="float" office:value="4.000183" calcext:value-type="float">
            <text:p>4.000183</text:p>
          </table:table-cell>
          <table:table-cell office:value-type="float" office:value="3.899445" calcext:value-type="float">
            <text:p>3.899445</text:p>
          </table:table-cell>
          <table:table-cell office:value-type="float" office:value="4.398621" calcext:value-type="float">
            <text:p>4.398621</text:p>
          </table:table-cell>
          <table:table-cell office:value-type="float" office:value="4.333221" calcext:value-type="float">
            <text:p>4.333221</text:p>
          </table:table-cell>
          <table:table-cell office:value-type="float" office:value="4.986694" calcext:value-type="float">
            <text:p>4.986694</text:p>
          </table:table-cell>
          <table:table-cell office:value-type="float" office:value="4.963745" calcext:value-type="float">
            <text:p>4.963745</text:p>
          </table:table-cell>
          <table:table-cell office:value-type="float" office:value="5.636078" calcext:value-type="float">
            <text:p>5.636078</text:p>
          </table:table-cell>
          <table:table-cell office:value-type="float" office:value="5.61969" calcext:value-type="float">
            <text:p>5.61969</text:p>
          </table:table-cell>
          <table:table-cell office:value-type="float" office:value="6.31369" calcext:value-type="float">
            <text:p>6.31369</text:p>
          </table:table-cell>
          <table:table-cell office:value-type="float" office:value="6.271301" calcext:value-type="float">
            <text:p>6.271301</text:p>
          </table:table-cell>
          <table:table-cell office:value-type="float" office:value="6.778412" calcext:value-type="float">
            <text:p>6.778412</text:p>
          </table:table-cell>
          <table:table-cell office:value-type="float" office:value="6.727844" calcext:value-type="float">
            <text:p>6.727844</text:p>
          </table:table-cell>
          <table:table-cell office:value-type="float" office:value="38.0079" calcext:value-type="float">
            <text:p>38.0079</text:p>
          </table:table-cell>
          <table:table-cell office:value-type="float" office:value="-3.908783" calcext:value-type="float">
            <text:p>-3.9087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2" calcext:value-type="float">
            <text:p>24022002</text:p>
          </table:table-cell>
          <table:table-cell office:value-type="float" office:value="3.506043" calcext:value-type="float">
            <text:p>3.506043</text:p>
          </table:table-cell>
          <table:table-cell office:value-type="float" office:value="8.72" calcext:value-type="float">
            <text:p>8.72</text:p>
          </table:table-cell>
          <table:table-cell office:value-type="float" office:value="-4.3" calcext:value-type="float">
            <text:p>-4.3</text:p>
          </table:table-cell>
          <table:table-cell office:value-type="float" office:value="0.8870552" calcext:value-type="float">
            <text:p>0.8870552</text:p>
          </table:table-cell>
          <table:table-cell office:value-type="float" office:value="0.3938722" calcext:value-type="float">
            <text:p>0.3938722</text:p>
          </table:table-cell>
          <table:table-cell office:value-type="float" office:value="547.596" calcext:value-type="float">
            <text:p>547.596</text:p>
          </table:table-cell>
          <table:table-cell office:value-type="float" office:value="0" calcext:value-type="float">
            <text:p>0</text:p>
          </table:table-cell>
          <table:table-cell office:value-type="float" office:value="7.157471" calcext:value-type="float">
            <text:p>7.157471</text:p>
          </table:table-cell>
          <table:table-cell office:value-type="float" office:value="0.3773499" calcext:value-type="float">
            <text:p>0.3773499</text:p>
          </table:table-cell>
          <table:table-cell office:value-type="float" office:value="6.341095" calcext:value-type="float">
            <text:p>6.341095</text:p>
          </table:table-cell>
          <table:table-cell office:value-type="float" office:value="2.126434" calcext:value-type="float">
            <text:p>2.126434</text:p>
          </table:table-cell>
          <table:table-cell office:value-type="float" office:value="6.414642" calcext:value-type="float">
            <text:p>6.414642</text:p>
          </table:table-cell>
          <table:table-cell office:value-type="float" office:value="3.191772" calcext:value-type="float">
            <text:p>3.191772</text:p>
          </table:table-cell>
          <table:table-cell office:value-type="float" office:value="6.134247" calcext:value-type="float">
            <text:p>6.134247</text:p>
          </table:table-cell>
          <table:table-cell office:value-type="float" office:value="3.955353" calcext:value-type="float">
            <text:p>3.955353</text:p>
          </table:table-cell>
          <table:table-cell office:value-type="float" office:value="5.733276" calcext:value-type="float">
            <text:p>5.733276</text:p>
          </table:table-cell>
          <table:table-cell office:value-type="float" office:value="4.313232" calcext:value-type="float">
            <text:p>4.313232</text:p>
          </table:table-cell>
          <table:table-cell office:value-type="float" office:value="5.190216" calcext:value-type="float">
            <text:p>5.190216</text:p>
          </table:table-cell>
          <table:table-cell office:value-type="float" office:value="4.622131" calcext:value-type="float">
            <text:p>4.622131</text:p>
          </table:table-cell>
          <table:table-cell office:value-type="float" office:value="4.762421" calcext:value-type="float">
            <text:p>4.762421</text:p>
          </table:table-cell>
          <table:table-cell office:value-type="float" office:value="4.623688" calcext:value-type="float">
            <text:p>4.623688</text:p>
          </table:table-cell>
          <table:table-cell office:value-type="float" office:value="4.422089" calcext:value-type="float">
            <text:p>4.422089</text:p>
          </table:table-cell>
          <table:table-cell office:value-type="float" office:value="4.006073" calcext:value-type="float">
            <text:p>4.006073</text:p>
          </table:table-cell>
          <table:table-cell office:value-type="float" office:value="4.198639" calcext:value-type="float">
            <text:p>4.198639</text:p>
          </table:table-cell>
          <table:table-cell office:value-type="float" office:value="4.001678" calcext:value-type="float">
            <text:p>4.001678</text:p>
          </table:table-cell>
          <table:table-cell office:value-type="float" office:value="4.473694" calcext:value-type="float">
            <text:p>4.473694</text:p>
          </table:table-cell>
          <table:table-cell office:value-type="float" office:value="4.399323" calcext:value-type="float">
            <text:p>4.399323</text:p>
          </table:table-cell>
          <table:table-cell office:value-type="float" office:value="5.011658" calcext:value-type="float">
            <text:p>5.011658</text:p>
          </table:table-cell>
          <table:table-cell office:value-type="float" office:value="4.986938" calcext:value-type="float">
            <text:p>4.986938</text:p>
          </table:table-cell>
          <table:table-cell office:value-type="float" office:value="5.619507" calcext:value-type="float">
            <text:p>5.619507</text:p>
          </table:table-cell>
          <table:table-cell office:value-type="float" office:value="5.607452" calcext:value-type="float">
            <text:p>5.607452</text:p>
          </table:table-cell>
          <table:table-cell office:value-type="float" office:value="6.270905" calcext:value-type="float">
            <text:p>6.270905</text:p>
          </table:table-cell>
          <table:table-cell office:value-type="float" office:value="6.233459" calcext:value-type="float">
            <text:p>6.233459</text:p>
          </table:table-cell>
          <table:table-cell office:value-type="float" office:value="6.727325" calcext:value-type="float">
            <text:p>6.727325</text:p>
          </table:table-cell>
          <table:table-cell office:value-type="float" office:value="6.680511" calcext:value-type="float">
            <text:p>6.680511</text:p>
          </table:table-cell>
          <table:table-cell office:value-type="float" office:value="10.73825" calcext:value-type="float">
            <text:p>10.73825</text:p>
          </table:table-cell>
          <table:table-cell office:value-type="float" office:value="-6.991913" calcext:value-type="float">
            <text:p>-6.9919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2" calcext:value-type="float">
            <text:p>25022002</text:p>
          </table:table-cell>
          <table:table-cell office:value-type="float" office:value="9.813603" calcext:value-type="float">
            <text:p>9.813603</text:p>
          </table:table-cell>
          <table:table-cell office:value-type="float" office:value="-4.38" calcext:value-type="float">
            <text:p>-4.38</text:p>
          </table:table-cell>
          <table:table-cell office:value-type="float" office:value="-11.3" calcext:value-type="float">
            <text:p>-11.3</text:p>
          </table:table-cell>
          <table:table-cell office:value-type="float" office:value="0.3915413" calcext:value-type="float">
            <text:p>0.3915413</text:p>
          </table:table-cell>
          <table:table-cell office:value-type="float" office:value="0.2311484" calcext:value-type="float">
            <text:p>0.2311484</text:p>
          </table:table-cell>
          <table:table-cell office:value-type="float" office:value="737.1" calcext:value-type="float">
            <text:p>737.1</text:p>
          </table:table-cell>
          <table:table-cell office:value-type="float" office:value="0.4" calcext:value-type="float">
            <text:p>0.4</text:p>
          </table:table-cell>
          <table:table-cell office:value-type="float" office:value="4.949738" calcext:value-type="float">
            <text:p>4.949738</text:p>
          </table:table-cell>
          <table:table-cell office:value-type="float" office:value="-2.713287" calcext:value-type="float">
            <text:p>-2.713287</text:p>
          </table:table-cell>
          <table:table-cell office:value-type="float" office:value="3.564056" calcext:value-type="float">
            <text:p>3.564056</text:p>
          </table:table-cell>
          <table:table-cell office:value-type="float" office:value="-0.2849731" calcext:value-type="float">
            <text:p>-0.2849731</text:p>
          </table:table-cell>
          <table:table-cell office:value-type="float" office:value="3.292938" calcext:value-type="float">
            <text:p>3.292938</text:p>
          </table:table-cell>
          <table:table-cell office:value-type="float" office:value="0.9247742" calcext:value-type="float">
            <text:p>0.9247742</text:p>
          </table:table-cell>
          <table:table-cell office:value-type="float" office:value="3.908661" calcext:value-type="float">
            <text:p>3.908661</text:p>
          </table:table-cell>
          <table:table-cell office:value-type="float" office:value="2.012939" calcext:value-type="float">
            <text:p>2.012939</text:p>
          </table:table-cell>
          <table:table-cell office:value-type="float" office:value="4.278473" calcext:value-type="float">
            <text:p>4.278473</text:p>
          </table:table-cell>
          <table:table-cell office:value-type="float" office:value="2.650299" calcext:value-type="float">
            <text:p>2.650299</text:p>
          </table:table-cell>
          <table:table-cell office:value-type="float" office:value="4.601593" calcext:value-type="float">
            <text:p>4.601593</text:p>
          </table:table-cell>
          <table:table-cell office:value-type="float" office:value="3.310608" calcext:value-type="float">
            <text:p>3.310608</text:p>
          </table:table-cell>
          <table:table-cell office:value-type="float" office:value="4.6138" calcext:value-type="float">
            <text:p>4.6138</text:p>
          </table:table-cell>
          <table:table-cell office:value-type="float" office:value="3.705719" calcext:value-type="float">
            <text:p>3.705719</text:p>
          </table:table-cell>
          <table:table-cell office:value-type="float" office:value="4.425659" calcext:value-type="float">
            <text:p>4.425659</text:p>
          </table:table-cell>
          <table:table-cell office:value-type="float" office:value="4.121735" calcext:value-type="float">
            <text:p>4.121735</text:p>
          </table:table-cell>
          <table:table-cell office:value-type="float" office:value="4.303436" calcext:value-type="float">
            <text:p>4.303436</text:p>
          </table:table-cell>
          <table:table-cell office:value-type="float" office:value="4.200714" calcext:value-type="float">
            <text:p>4.200714</text:p>
          </table:table-cell>
          <table:table-cell office:value-type="float" office:value="4.558594" calcext:value-type="float">
            <text:p>4.558594</text:p>
          </table:table-cell>
          <table:table-cell office:value-type="float" office:value="4.474579" calcext:value-type="float">
            <text:p>4.474579</text:p>
          </table:table-cell>
          <table:table-cell office:value-type="float" office:value="5.043762" calcext:value-type="float">
            <text:p>5.043762</text:p>
          </table:table-cell>
          <table:table-cell office:value-type="float" office:value="5.011963" calcext:value-type="float">
            <text:p>5.011963</text:p>
          </table:table-cell>
          <table:table-cell office:value-type="float" office:value="5.60733" calcext:value-type="float">
            <text:p>5.60733</text:p>
          </table:table-cell>
          <table:table-cell office:value-type="float" office:value="5.599976" calcext:value-type="float">
            <text:p>5.599976</text:p>
          </table:table-cell>
          <table:table-cell office:value-type="float" office:value="6.233093" calcext:value-type="float">
            <text:p>6.233093</text:p>
          </table:table-cell>
          <table:table-cell office:value-type="float" office:value="6.198975" calcext:value-type="float">
            <text:p>6.198975</text:p>
          </table:table-cell>
          <table:table-cell office:value-type="float" office:value="6.680023" calcext:value-type="float">
            <text:p>6.680023</text:p>
          </table:table-cell>
          <table:table-cell office:value-type="float" office:value="6.636383" calcext:value-type="float">
            <text:p>6.636383</text:p>
          </table:table-cell>
          <table:table-cell office:value-type="float" office:value="11.83154" calcext:value-type="float">
            <text:p>11.83154</text:p>
          </table:table-cell>
          <table:table-cell office:value-type="float" office:value="-12.72388" calcext:value-type="float">
            <text:p>-12.723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2" calcext:value-type="float">
            <text:p>26022002</text:p>
          </table:table-cell>
          <table:table-cell office:value-type="float" office:value="11.26296" calcext:value-type="float">
            <text:p>11.26296</text:p>
          </table:table-cell>
          <table:table-cell office:value-type="float" office:value="-7.16" calcext:value-type="float">
            <text:p>-7.16</text:p>
          </table:table-cell>
          <table:table-cell office:value-type="float" office:value="-13.82" calcext:value-type="float">
            <text:p>-13.82</text:p>
          </table:table-cell>
          <table:table-cell office:value-type="float" office:value="0.3178755" calcext:value-type="float">
            <text:p>0.3178755</text:p>
          </table:table-cell>
          <table:table-cell office:value-type="float" office:value="0.1894541" calcext:value-type="float">
            <text:p>0.1894541</text:p>
          </table:table-cell>
          <table:table-cell office:value-type="float" office:value="653.4" calcext:value-type="float">
            <text:p>653.4</text:p>
          </table:table-cell>
          <table:table-cell office:value-type="float" office:value="3" calcext:value-type="float">
            <text:p>3</text:p>
          </table:table-cell>
          <table:table-cell office:value-type="float" office:value="0.8419189" calcext:value-type="float">
            <text:p>0.8419189</text:p>
          </table:table-cell>
          <table:table-cell office:value-type="float" office:value="-3.038666" calcext:value-type="float">
            <text:p>-3.038666</text:p>
          </table:table-cell>
          <table:table-cell office:value-type="float" office:value="0.04147339" calcext:value-type="float">
            <text:p>0.04147339</text:p>
          </table:table-cell>
          <table:table-cell office:value-type="float" office:value="-0.4590759" calcext:value-type="float">
            <text:p>-0.4590759</text:p>
          </table:table-cell>
          <table:table-cell office:value-type="float" office:value="0.8897095" calcext:value-type="float">
            <text:p>0.8897095</text:p>
          </table:table-cell>
          <table:table-cell office:value-type="float" office:value="0.3342285" calcext:value-type="float">
            <text:p>0.3342285</text:p>
          </table:table-cell>
          <table:table-cell office:value-type="float" office:value="1.97113" calcext:value-type="float">
            <text:p>1.97113</text:p>
          </table:table-cell>
          <table:table-cell office:value-type="float" office:value="1.015717" calcext:value-type="float">
            <text:p>1.015717</text:p>
          </table:table-cell>
          <table:table-cell office:value-type="float" office:value="2.61557" calcext:value-type="float">
            <text:p>2.61557</text:p>
          </table:table-cell>
          <table:table-cell office:value-type="float" office:value="1.52243" calcext:value-type="float">
            <text:p>1.52243</text:p>
          </table:table-cell>
          <table:table-cell office:value-type="float" office:value="3.289215" calcext:value-type="float">
            <text:p>3.289215</text:p>
          </table:table-cell>
          <table:table-cell office:value-type="float" office:value="2.134583" calcext:value-type="float">
            <text:p>2.134583</text:p>
          </table:table-cell>
          <table:table-cell office:value-type="float" office:value="3.694489" calcext:value-type="float">
            <text:p>3.694489</text:p>
          </table:table-cell>
          <table:table-cell office:value-type="float" office:value="2.727966" calcext:value-type="float">
            <text:p>2.727966</text:p>
          </table:table-cell>
          <table:table-cell office:value-type="float" office:value="4.11795" calcext:value-type="float">
            <text:p>4.11795</text:p>
          </table:table-cell>
          <table:table-cell office:value-type="float" office:value="3.565765" calcext:value-type="float">
            <text:p>3.565765</text:p>
          </table:table-cell>
          <table:table-cell office:value-type="float" office:value="4.303619" calcext:value-type="float">
            <text:p>4.303619</text:p>
          </table:table-cell>
          <table:table-cell office:value-type="float" office:value="4.220947" calcext:value-type="float">
            <text:p>4.220947</text:p>
          </table:table-cell>
          <table:table-cell office:value-type="float" office:value="4.612793" calcext:value-type="float">
            <text:p>4.612793</text:p>
          </table:table-cell>
          <table:table-cell office:value-type="float" office:value="4.559357" calcext:value-type="float">
            <text:p>4.559357</text:p>
          </table:table-cell>
          <table:table-cell office:value-type="float" office:value="5.075592" calcext:value-type="float">
            <text:p>5.075592</text:p>
          </table:table-cell>
          <table:table-cell office:value-type="float" office:value="5.044098" calcext:value-type="float">
            <text:p>5.044098</text:p>
          </table:table-cell>
          <table:table-cell office:value-type="float" office:value="5.599915" calcext:value-type="float">
            <text:p>5.599915</text:p>
          </table:table-cell>
          <table:table-cell office:value-type="float" office:value="5.596008" calcext:value-type="float">
            <text:p>5.596008</text:p>
          </table:table-cell>
          <table:table-cell office:value-type="float" office:value="6.198639" calcext:value-type="float">
            <text:p>6.198639</text:p>
          </table:table-cell>
          <table:table-cell office:value-type="float" office:value="6.168793" calcext:value-type="float">
            <text:p>6.168793</text:p>
          </table:table-cell>
          <table:table-cell office:value-type="float" office:value="6.635986" calcext:value-type="float">
            <text:p>6.635986</text:p>
          </table:table-cell>
          <table:table-cell office:value-type="float" office:value="6.596222" calcext:value-type="float">
            <text:p>6.596222</text:p>
          </table:table-cell>
          <table:table-cell office:value-type="float" office:value="3.597229" calcext:value-type="float">
            <text:p>3.597229</text:p>
          </table:table-cell>
          <table:table-cell office:value-type="float" office:value="-14.06256" calcext:value-type="float">
            <text:p>-14.062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2" calcext:value-type="float">
            <text:p>27022002</text:p>
          </table:table-cell>
          <table:table-cell office:value-type="float" office:value="16.29587" calcext:value-type="float">
            <text:p>16.29587</text:p>
          </table:table-cell>
          <table:table-cell office:value-type="float" office:value="0.97" calcext:value-type="float">
            <text:p>0.97</text:p>
          </table:table-cell>
          <table:table-cell office:value-type="float" office:value="-16.09" calcext:value-type="float">
            <text:p>-16.09</text:p>
          </table:table-cell>
          <table:table-cell office:value-type="float" office:value="0.5778497" calcext:value-type="float">
            <text:p>0.5778497</text:p>
          </table:table-cell>
          <table:table-cell office:value-type="float" office:value="0.1578477" calcext:value-type="float">
            <text:p>0.1578477</text:p>
          </table:table-cell>
          <table:table-cell office:value-type="float" office:value="277.812" calcext:value-type="float">
            <text:p>277.812</text:p>
          </table:table-cell>
          <table:table-cell office:value-type="float" office:value="0" calcext:value-type="float">
            <text:p>0</text:p>
          </table:table-cell>
          <table:table-cell office:value-type="float" office:value="1.689575" calcext:value-type="float">
            <text:p>1.689575</text:p>
          </table:table-cell>
          <table:table-cell office:value-type="float" office:value="-2.499725" calcext:value-type="float">
            <text:p>-2.499725</text:p>
          </table:table-cell>
          <table:table-cell office:value-type="float" office:value="0.1415405" calcext:value-type="float">
            <text:p>0.1415405</text:p>
          </table:table-cell>
          <table:table-cell office:value-type="float" office:value="-0.4851685" calcext:value-type="float">
            <text:p>-0.4851685</text:p>
          </table:table-cell>
          <table:table-cell office:value-type="float" office:value="0.5073242" calcext:value-type="float">
            <text:p>0.5073242</text:p>
          </table:table-cell>
          <table:table-cell office:value-type="float" office:value="0.1545715" calcext:value-type="float">
            <text:p>0.1545715</text:p>
          </table:table-cell>
          <table:table-cell office:value-type="float" office:value="1.009003" calcext:value-type="float">
            <text:p>1.009003</text:p>
          </table:table-cell>
          <table:table-cell office:value-type="float" office:value="0.8091736" calcext:value-type="float">
            <text:p>0.8091736</text:p>
          </table:table-cell>
          <table:table-cell office:value-type="float" office:value="1.515747" calcext:value-type="float">
            <text:p>1.515747</text:p>
          </table:table-cell>
          <table:table-cell office:value-type="float" office:value="1.260956" calcext:value-type="float">
            <text:p>1.260956</text:p>
          </table:table-cell>
          <table:table-cell office:value-type="float" office:value="2.127899" calcext:value-type="float">
            <text:p>2.127899</text:p>
          </table:table-cell>
          <table:table-cell office:value-type="float" office:value="1.7659" calcext:value-type="float">
            <text:p>1.7659</text:p>
          </table:table-cell>
          <table:table-cell office:value-type="float" office:value="2.721527" calcext:value-type="float">
            <text:p>2.721527</text:p>
          </table:table-cell>
          <table:table-cell office:value-type="float" office:value="2.298798" calcext:value-type="float">
            <text:p>2.298798</text:p>
          </table:table-cell>
          <table:table-cell office:value-type="float" office:value="3.56012" calcext:value-type="float">
            <text:p>3.56012</text:p>
          </table:table-cell>
          <table:table-cell office:value-type="float" office:value="3.10672" calcext:value-type="float">
            <text:p>3.10672</text:p>
          </table:table-cell>
          <table:table-cell office:value-type="float" office:value="4.219238" calcext:value-type="float">
            <text:p>4.219238</text:p>
          </table:table-cell>
          <table:table-cell office:value-type="float" office:value="4.023895" calcext:value-type="float">
            <text:p>4.023895</text:p>
          </table:table-cell>
          <table:table-cell office:value-type="float" office:value="4.62027" calcext:value-type="float">
            <text:p>4.62027</text:p>
          </table:table-cell>
          <table:table-cell office:value-type="float" office:value="4.613098" calcext:value-type="float">
            <text:p>4.613098</text:p>
          </table:table-cell>
          <table:table-cell office:value-type="float" office:value="5.095215" calcext:value-type="float">
            <text:p>5.095215</text:p>
          </table:table-cell>
          <table:table-cell office:value-type="float" office:value="5.075867" calcext:value-type="float">
            <text:p>5.075867</text:p>
          </table:table-cell>
          <table:table-cell office:value-type="float" office:value="5.595947" calcext:value-type="float">
            <text:p>5.595947</text:p>
          </table:table-cell>
          <table:table-cell office:value-type="float" office:value="5.594055" calcext:value-type="float">
            <text:p>5.594055</text:p>
          </table:table-cell>
          <table:table-cell office:value-type="float" office:value="6.168457" calcext:value-type="float">
            <text:p>6.168457</text:p>
          </table:table-cell>
          <table:table-cell office:value-type="float" office:value="6.142517" calcext:value-type="float">
            <text:p>6.142517</text:p>
          </table:table-cell>
          <table:table-cell office:value-type="float" office:value="6.595886" calcext:value-type="float">
            <text:p>6.595886</text:p>
          </table:table-cell>
          <table:table-cell office:value-type="float" office:value="6.55957" calcext:value-type="float">
            <text:p>6.55957</text:p>
          </table:table-cell>
          <table:table-cell office:value-type="float" office:value="9.697296" calcext:value-type="float">
            <text:p>9.697296</text:p>
          </table:table-cell>
          <table:table-cell office:value-type="float" office:value="-11.64478" calcext:value-type="float">
            <text:p>-11.644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2" calcext:value-type="float">
            <text:p>28022002</text:p>
          </table:table-cell>
          <table:table-cell office:value-type="float" office:value="14.8855" calcext:value-type="float">
            <text:p>14.8855</text:p>
          </table:table-cell>
          <table:table-cell office:value-type="float" office:value="5.41" calcext:value-type="float">
            <text:p>5.41</text:p>
          </table:table-cell>
          <table:table-cell office:value-type="float" office:value="-7.9" calcext:value-type="float">
            <text:p>-7.9</text:p>
          </table:table-cell>
          <table:table-cell office:value-type="float" office:value="0.6721878" calcext:value-type="float">
            <text:p>0.6721878</text:p>
          </table:table-cell>
          <table:table-cell office:value-type="float" office:value="0.3004984" calcext:value-type="float">
            <text:p>0.3004984</text:p>
          </table:table-cell>
          <table:table-cell office:value-type="float" office:value="256.608" calcext:value-type="float">
            <text:p>256.608</text:p>
          </table:table-cell>
          <table:table-cell office:value-type="float" office:value="0" calcext:value-type="float">
            <text:p>0</text:p>
          </table:table-cell>
          <table:table-cell office:value-type="float" office:value="5.700348" calcext:value-type="float">
            <text:p>5.700348</text:p>
          </table:table-cell>
          <table:table-cell office:value-type="float" office:value="-1.600739" calcext:value-type="float">
            <text:p>-1.600739</text:p>
          </table:table-cell>
          <table:table-cell office:value-type="float" office:value="3.682007" calcext:value-type="float">
            <text:p>3.682007</text:p>
          </table:table-cell>
          <table:table-cell office:value-type="float" office:value="-0.3146362" calcext:value-type="float">
            <text:p>-0.3146362</text:p>
          </table:table-cell>
          <table:table-cell office:value-type="float" office:value="2.808044" calcext:value-type="float">
            <text:p>2.808044</text:p>
          </table:table-cell>
          <table:table-cell office:value-type="float" office:value="0.2068481" calcext:value-type="float">
            <text:p>0.2068481</text:p>
          </table:table-cell>
          <table:table-cell office:value-type="float" office:value="2.373505" calcext:value-type="float">
            <text:p>2.373505</text:p>
          </table:table-cell>
          <table:table-cell office:value-type="float" office:value="0.7409668" calcext:value-type="float">
            <text:p>0.7409668</text:p>
          </table:table-cell>
          <table:table-cell office:value-type="float" office:value="2.24881" calcext:value-type="float">
            <text:p>2.24881</text:p>
          </table:table-cell>
          <table:table-cell office:value-type="float" office:value="1.145905" calcext:value-type="float">
            <text:p>1.145905</text:p>
          </table:table-cell>
          <table:table-cell office:value-type="float" office:value="2.286835" calcext:value-type="float">
            <text:p>2.286835</text:p>
          </table:table-cell>
          <table:table-cell office:value-type="float" office:value="1.630951" calcext:value-type="float">
            <text:p>1.630951</text:p>
          </table:table-cell>
          <table:table-cell office:value-type="float" office:value="2.475159" calcext:value-type="float">
            <text:p>2.475159</text:p>
          </table:table-cell>
          <table:table-cell office:value-type="float" office:value="2.138458" calcext:value-type="float">
            <text:p>2.138458</text:p>
          </table:table-cell>
          <table:table-cell office:value-type="float" office:value="3.103088" calcext:value-type="float">
            <text:p>3.103088</text:p>
          </table:table-cell>
          <table:table-cell office:value-type="float" office:value="2.879639" calcext:value-type="float">
            <text:p>2.879639</text:p>
          </table:table-cell>
          <table:table-cell office:value-type="float" office:value="4.021698" calcext:value-type="float">
            <text:p>4.021698</text:p>
          </table:table-cell>
          <table:table-cell office:value-type="float" office:value="3.822815" calcext:value-type="float">
            <text:p>3.822815</text:p>
          </table:table-cell>
          <table:table-cell office:value-type="float" office:value="4.614166" calcext:value-type="float">
            <text:p>4.614166</text:p>
          </table:table-cell>
          <table:table-cell office:value-type="float" office:value="4.572388" calcext:value-type="float">
            <text:p>4.572388</text:p>
          </table:table-cell>
          <table:table-cell office:value-type="float" office:value="5.097748" calcext:value-type="float">
            <text:p>5.097748</text:p>
          </table:table-cell>
          <table:table-cell office:value-type="float" office:value="5.095062" calcext:value-type="float">
            <text:p>5.095062</text:p>
          </table:table-cell>
          <table:table-cell office:value-type="float" office:value="5.594055" calcext:value-type="float">
            <text:p>5.594055</text:p>
          </table:table-cell>
          <table:table-cell office:value-type="float" office:value="5.590057" calcext:value-type="float">
            <text:p>5.590057</text:p>
          </table:table-cell>
          <table:table-cell office:value-type="float" office:value="6.142273" calcext:value-type="float">
            <text:p>6.142273</text:p>
          </table:table-cell>
          <table:table-cell office:value-type="float" office:value="6.119354" calcext:value-type="float">
            <text:p>6.119354</text:p>
          </table:table-cell>
          <table:table-cell office:value-type="float" office:value="6.559204" calcext:value-type="float">
            <text:p>6.559204</text:p>
          </table:table-cell>
          <table:table-cell office:value-type="float" office:value="6.526489" calcext:value-type="float">
            <text:p>6.526489</text:p>
          </table:table-cell>
          <table:table-cell office:value-type="float" office:value="15.50772" calcext:value-type="float">
            <text:p>15.50772</text:p>
          </table:table-cell>
          <table:table-cell office:value-type="float" office:value="-7.117584" calcext:value-type="float">
            <text:p>-7.1175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2" calcext:value-type="float">
            <text:p>1032002</text:p>
          </table:table-cell>
          <table:table-cell office:value-type="float" office:value="5.2344" calcext:value-type="float">
            <text:p>5.2344</text:p>
          </table:table-cell>
          <table:table-cell office:value-type="float" office:value="-3.16" calcext:value-type="float">
            <text:p>-3.16</text:p>
          </table:table-cell>
          <table:table-cell office:value-type="float" office:value="-12.31" calcext:value-type="float">
            <text:p>-12.31</text:p>
          </table:table-cell>
          <table:table-cell office:value-type="float" office:value="0.4284637" calcext:value-type="float">
            <text:p>0.4284637</text:p>
          </table:table-cell>
          <table:table-cell office:value-type="float" office:value="0.2135343" calcext:value-type="float">
            <text:p>0.2135343</text:p>
          </table:table-cell>
          <table:table-cell office:value-type="float" office:value="611.1" calcext:value-type="float">
            <text:p>611.1</text:p>
          </table:table-cell>
          <table:table-cell office:value-type="float" office:value="0" calcext:value-type="float">
            <text:p>0</text:p>
          </table:table-cell>
          <table:table-cell office:value-type="float" office:value="0.2947083" calcext:value-type="float">
            <text:p>0.2947083</text:p>
          </table:table-cell>
          <table:table-cell office:value-type="float" office:value="-4.347107" calcext:value-type="float">
            <text:p>-4.347107</text:p>
          </table:table-cell>
          <table:table-cell office:value-type="float" office:value="1.113281" calcext:value-type="float">
            <text:p>1.113281</text:p>
          </table:table-cell>
          <table:table-cell office:value-type="float" office:value="-0.840332" calcext:value-type="float">
            <text:p>-0.840332</text:p>
          </table:table-cell>
          <table:table-cell office:value-type="float" office:value="1.645752" calcext:value-type="float">
            <text:p>1.645752</text:p>
          </table:table-cell>
          <table:table-cell office:value-type="float" office:value="-0.0824585" calcext:value-type="float">
            <text:p>-0.0824585</text:p>
          </table:table-cell>
          <table:table-cell office:value-type="float" office:value="1.98584" calcext:value-type="float">
            <text:p>1.98584</text:p>
          </table:table-cell>
          <table:table-cell office:value-type="float" office:value="0.5494995" calcext:value-type="float">
            <text:p>0.5494995</text:p>
          </table:table-cell>
          <table:table-cell office:value-type="float" office:value="2.139648" calcext:value-type="float">
            <text:p>2.139648</text:p>
          </table:table-cell>
          <table:table-cell office:value-type="float" office:value="1.016418" calcext:value-type="float">
            <text:p>1.016418</text:p>
          </table:table-cell>
          <table:table-cell office:value-type="float" office:value="2.289337" calcext:value-type="float">
            <text:p>2.289337</text:p>
          </table:table-cell>
          <table:table-cell office:value-type="float" office:value="1.573944" calcext:value-type="float">
            <text:p>1.573944</text:p>
          </table:table-cell>
          <table:table-cell office:value-type="float" office:value="2.506897" calcext:value-type="float">
            <text:p>2.506897</text:p>
          </table:table-cell>
          <table:table-cell office:value-type="float" office:value="2.088776" calcext:value-type="float">
            <text:p>2.088776</text:p>
          </table:table-cell>
          <table:table-cell office:value-type="float" office:value="2.918213" calcext:value-type="float">
            <text:p>2.918213</text:p>
          </table:table-cell>
          <table:table-cell office:value-type="float" office:value="2.811798" calcext:value-type="float">
            <text:p>2.811798</text:p>
          </table:table-cell>
          <table:table-cell office:value-type="float" office:value="3.821136" calcext:value-type="float">
            <text:p>3.821136</text:p>
          </table:table-cell>
          <table:table-cell office:value-type="float" office:value="3.701294" calcext:value-type="float">
            <text:p>3.701294</text:p>
          </table:table-cell>
          <table:table-cell office:value-type="float" office:value="4.571808" calcext:value-type="float">
            <text:p>4.571808</text:p>
          </table:table-cell>
          <table:table-cell office:value-type="float" office:value="4.512634" calcext:value-type="float">
            <text:p>4.512634</text:p>
          </table:table-cell>
          <table:table-cell office:value-type="float" office:value="5.094971" calcext:value-type="float">
            <text:p>5.094971</text:p>
          </table:table-cell>
          <table:table-cell office:value-type="float" office:value="5.077209" calcext:value-type="float">
            <text:p>5.077209</text:p>
          </table:table-cell>
          <table:table-cell office:value-type="float" office:value="5.589966" calcext:value-type="float">
            <text:p>5.589966</text:p>
          </table:table-cell>
          <table:table-cell office:value-type="float" office:value="5.580933" calcext:value-type="float">
            <text:p>5.580933</text:p>
          </table:table-cell>
          <table:table-cell office:value-type="float" office:value="6.119141" calcext:value-type="float">
            <text:p>6.119141</text:p>
          </table:table-cell>
          <table:table-cell office:value-type="float" office:value="6.097748" calcext:value-type="float">
            <text:p>6.097748</text:p>
          </table:table-cell>
          <table:table-cell office:value-type="float" office:value="6.526154" calcext:value-type="float">
            <text:p>6.526154</text:p>
          </table:table-cell>
          <table:table-cell office:value-type="float" office:value="6.496552" calcext:value-type="float">
            <text:p>6.496552</text:p>
          </table:table-cell>
          <table:table-cell office:value-type="float" office:value="-1.929321" calcext:value-type="float">
            <text:p>-1.929321</text:p>
          </table:table-cell>
          <table:table-cell office:value-type="float" office:value="-12.23044" calcext:value-type="float">
            <text:p>-12.230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2" calcext:value-type="float">
            <text:p>2032002</text:p>
          </table:table-cell>
          <table:table-cell office:value-type="float" office:value="18.47203" calcext:value-type="float">
            <text:p>18.47203</text:p>
          </table:table-cell>
          <table:table-cell office:value-type="float" office:value="-9.81" calcext:value-type="float">
            <text:p>-9.81</text:p>
          </table:table-cell>
          <table:table-cell office:value-type="float" office:value="-16.59" calcext:value-type="float">
            <text:p>-16.59</text:p>
          </table:table-cell>
          <table:table-cell office:value-type="float" office:value="0.2595315" calcext:value-type="float">
            <text:p>0.2595315</text:p>
          </table:table-cell>
          <table:table-cell office:value-type="float" office:value="0.151562" calcext:value-type="float">
            <text:p>0.151562</text:p>
          </table:table-cell>
          <table:table-cell office:value-type="float" office:value="568.296" calcext:value-type="float">
            <text:p>568.296</text:p>
          </table:table-cell>
          <table:table-cell office:value-type="float" office:value="0" calcext:value-type="float">
            <text:p>0</text:p>
          </table:table-cell>
          <table:table-cell office:value-type="float" office:value="2.674774" calcext:value-type="float">
            <text:p>2.674774</text:p>
          </table:table-cell>
          <table:table-cell office:value-type="float" office:value="-5.216034" calcext:value-type="float">
            <text:p>-5.216034</text:p>
          </table:table-cell>
          <table:table-cell office:value-type="float" office:value="-0.1286926" calcext:value-type="float">
            <text:p>-0.1286926</text:p>
          </table:table-cell>
          <table:table-cell office:value-type="float" office:value="-1.393738" calcext:value-type="float">
            <text:p>-1.393738</text:p>
          </table:table-cell>
          <table:table-cell office:value-type="float" office:value="-0.01153564" calcext:value-type="float">
            <text:p>-0.01153564</text:p>
          </table:table-cell>
          <table:table-cell office:value-type="float" office:value="-0.1792297" calcext:value-type="float">
            <text:p>-0.1792297</text:p>
          </table:table-cell>
          <table:table-cell office:value-type="float" office:value="0.5428162" calcext:value-type="float">
            <text:p>0.5428162</text:p>
          </table:table-cell>
          <table:table-cell office:value-type="float" office:value="0.3661194" calcext:value-type="float">
            <text:p>0.3661194</text:p>
          </table:table-cell>
          <table:table-cell office:value-type="float" office:value="1.00882" calcext:value-type="float">
            <text:p>1.00882</text:p>
          </table:table-cell>
          <table:table-cell office:value-type="float" office:value="0.7529602" calcext:value-type="float">
            <text:p>0.7529602</text:p>
          </table:table-cell>
          <table:table-cell office:value-type="float" office:value="1.566437" calcext:value-type="float">
            <text:p>1.566437</text:p>
          </table:table-cell>
          <table:table-cell office:value-type="float" office:value="1.228149" calcext:value-type="float">
            <text:p>1.228149</text:p>
          </table:table-cell>
          <table:table-cell office:value-type="float" office:value="2.083069" calcext:value-type="float">
            <text:p>2.083069</text:p>
          </table:table-cell>
          <table:table-cell office:value-type="float" office:value="1.737732" calcext:value-type="float">
            <text:p>1.737732</text:p>
          </table:table-cell>
          <table:table-cell office:value-type="float" office:value="2.80899" calcext:value-type="float">
            <text:p>2.80899</text:p>
          </table:table-cell>
          <table:table-cell office:value-type="float" office:value="2.522675" calcext:value-type="float">
            <text:p>2.522675</text:p>
          </table:table-cell>
          <table:table-cell office:value-type="float" office:value="3.700043" calcext:value-type="float">
            <text:p>3.700043</text:p>
          </table:table-cell>
          <table:table-cell office:value-type="float" office:value="3.557068" calcext:value-type="float">
            <text:p>3.557068</text:p>
          </table:table-cell>
          <table:table-cell office:value-type="float" office:value="4.511993" calcext:value-type="float">
            <text:p>4.511993</text:p>
          </table:table-cell>
          <table:table-cell office:value-type="float" office:value="4.446381" calcext:value-type="float">
            <text:p>4.446381</text:p>
          </table:table-cell>
          <table:table-cell office:value-type="float" office:value="5.076965" calcext:value-type="float">
            <text:p>5.076965</text:p>
          </table:table-cell>
          <table:table-cell office:value-type="float" office:value="5.047791" calcext:value-type="float">
            <text:p>5.047791</text:p>
          </table:table-cell>
          <table:table-cell office:value-type="float" office:value="5.580841" calcext:value-type="float">
            <text:p>5.580841</text:p>
          </table:table-cell>
          <table:table-cell office:value-type="float" office:value="5.565643" calcext:value-type="float">
            <text:p>5.565643</text:p>
          </table:table-cell>
          <table:table-cell office:value-type="float" office:value="6.097504" calcext:value-type="float">
            <text:p>6.097504</text:p>
          </table:table-cell>
          <table:table-cell office:value-type="float" office:value="6.076385" calcext:value-type="float">
            <text:p>6.076385</text:p>
          </table:table-cell>
          <table:table-cell office:value-type="float" office:value="6.496277" calcext:value-type="float">
            <text:p>6.496277</text:p>
          </table:table-cell>
          <table:table-cell office:value-type="float" office:value="6.469421" calcext:value-type="float">
            <text:p>6.469421</text:p>
          </table:table-cell>
          <table:table-cell office:value-type="float" office:value="7.842682" calcext:value-type="float">
            <text:p>7.842682</text:p>
          </table:table-cell>
          <table:table-cell office:value-type="float" office:value="-14.6571" calcext:value-type="float">
            <text:p>-14.65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2" calcext:value-type="float">
            <text:p>3032002</text:p>
          </table:table-cell>
          <table:table-cell office:value-type="float" office:value="17.80319" calcext:value-type="float">
            <text:p>17.80319</text:p>
          </table:table-cell>
          <table:table-cell office:value-type="float" office:value="-12.45" calcext:value-type="float">
            <text:p>-12.45</text:p>
          </table:table-cell>
          <table:table-cell office:value-type="float" office:value="-19.5" calcext:value-type="float">
            <text:p>-19.5</text:p>
          </table:table-cell>
          <table:table-cell office:value-type="float" office:value="0.2111907" calcext:value-type="float">
            <text:p>0.2111907</text:p>
          </table:table-cell>
          <table:table-cell office:value-type="float" office:value="0.119261" calcext:value-type="float">
            <text:p>0.119261</text:p>
          </table:table-cell>
          <table:table-cell office:value-type="float" office:value="357.912" calcext:value-type="float">
            <text:p>357.912</text:p>
          </table:table-cell>
          <table:table-cell office:value-type="float" office:value="0" calcext:value-type="float">
            <text:p>0</text:p>
          </table:table-cell>
          <table:table-cell office:value-type="float" office:value="1.854401" calcext:value-type="float">
            <text:p>1.854401</text:p>
          </table:table-cell>
          <table:table-cell office:value-type="float" office:value="-6.867493" calcext:value-type="float">
            <text:p>-6.867493</text:p>
          </table:table-cell>
          <table:table-cell office:value-type="float" office:value="-0.5105896" calcext:value-type="float">
            <text:p>-0.5105896</text:p>
          </table:table-cell>
          <table:table-cell office:value-type="float" office:value="-2.209045" calcext:value-type="float">
            <text:p>-2.209045</text:p>
          </table:table-cell>
          <table:table-cell office:value-type="float" office:value="-0.1079407" calcext:value-type="float">
            <text:p>-0.1079407</text:p>
          </table:table-cell>
          <table:table-cell office:value-type="float" office:value="-0.3301392" calcext:value-type="float">
            <text:p>-0.3301392</text:p>
          </table:table-cell>
          <table:table-cell office:value-type="float" office:value="0.3620911" calcext:value-type="float">
            <text:p>0.3620911</text:p>
          </table:table-cell>
          <table:table-cell office:value-type="float" office:value="0.202301" calcext:value-type="float">
            <text:p>0.202301</text:p>
          </table:table-cell>
          <table:table-cell office:value-type="float" office:value="0.7497559" calcext:value-type="float">
            <text:p>0.7497559</text:p>
          </table:table-cell>
          <table:table-cell office:value-type="float" office:value="0.5801392" calcext:value-type="float">
            <text:p>0.5801392</text:p>
          </table:table-cell>
          <table:table-cell office:value-type="float" office:value="1.225739" calcext:value-type="float">
            <text:p>1.225739</text:p>
          </table:table-cell>
          <table:table-cell office:value-type="float" office:value="1.039581" calcext:value-type="float">
            <text:p>1.039581</text:p>
          </table:table-cell>
          <table:table-cell office:value-type="float" office:value="1.735413" calcext:value-type="float">
            <text:p>1.735413</text:p>
          </table:table-cell>
          <table:table-cell office:value-type="float" office:value="1.531311" calcext:value-type="float">
            <text:p>1.531311</text:p>
          </table:table-cell>
          <table:table-cell office:value-type="float" office:value="2.520111" calcext:value-type="float">
            <text:p>2.520111</text:p>
          </table:table-cell>
          <table:table-cell office:value-type="float" office:value="2.297607" calcext:value-type="float">
            <text:p>2.297607</text:p>
          </table:table-cell>
          <table:table-cell office:value-type="float" office:value="3.555359" calcext:value-type="float">
            <text:p>3.555359</text:p>
          </table:table-cell>
          <table:table-cell office:value-type="float" office:value="3.395569" calcext:value-type="float">
            <text:p>3.395569</text:p>
          </table:table-cell>
          <table:table-cell office:value-type="float" office:value="4.445618" calcext:value-type="float">
            <text:p>4.445618</text:p>
          </table:table-cell>
          <table:table-cell office:value-type="float" office:value="4.367554" calcext:value-type="float">
            <text:p>4.367554</text:p>
          </table:table-cell>
          <table:table-cell office:value-type="float" office:value="5.047455" calcext:value-type="float">
            <text:p>5.047455</text:p>
          </table:table-cell>
          <table:table-cell office:value-type="float" office:value="5.008789" calcext:value-type="float">
            <text:p>5.008789</text:p>
          </table:table-cell>
          <table:table-cell office:value-type="float" office:value="5.56543" calcext:value-type="float">
            <text:p>5.56543</text:p>
          </table:table-cell>
          <table:table-cell office:value-type="float" office:value="5.544373" calcext:value-type="float">
            <text:p>5.544373</text:p>
          </table:table-cell>
          <table:table-cell office:value-type="float" office:value="6.076172" calcext:value-type="float">
            <text:p>6.076172</text:p>
          </table:table-cell>
          <table:table-cell office:value-type="float" office:value="6.054535" calcext:value-type="float">
            <text:p>6.054535</text:p>
          </table:table-cell>
          <table:table-cell office:value-type="float" office:value="6.469147" calcext:value-type="float">
            <text:p>6.469147</text:p>
          </table:table-cell>
          <table:table-cell office:value-type="float" office:value="6.444092" calcext:value-type="float">
            <text:p>6.444092</text:p>
          </table:table-cell>
          <table:table-cell office:value-type="float" office:value="7.412537" calcext:value-type="float">
            <text:p>7.412537</text:p>
          </table:table-cell>
          <table:table-cell office:value-type="float" office:value="-17.43941" calcext:value-type="float">
            <text:p>-17.439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2" calcext:value-type="float">
            <text:p>4032002</text:p>
          </table:table-cell>
          <table:table-cell office:value-type="float" office:value="14.31779" calcext:value-type="float">
            <text:p>14.31779</text:p>
          </table:table-cell>
          <table:table-cell office:value-type="float" office:value="7.02" calcext:value-type="float">
            <text:p>7.02</text:p>
          </table:table-cell>
          <table:table-cell office:value-type="float" office:value="-16.91" calcext:value-type="float">
            <text:p>-16.91</text:p>
          </table:table-cell>
          <table:table-cell office:value-type="float" office:value="0.771512" calcext:value-type="float">
            <text:p>0.771512</text:p>
          </table:table-cell>
          <table:table-cell office:value-type="float" office:value="0.1476586" calcext:value-type="float">
            <text:p>0.1476586</text:p>
          </table:table-cell>
          <table:table-cell office:value-type="float" office:value="358.524" calcext:value-type="float">
            <text:p>358.524</text:p>
          </table:table-cell>
          <table:table-cell office:value-type="float" office:value="0" calcext:value-type="float">
            <text:p>0</text:p>
          </table:table-cell>
          <table:table-cell office:value-type="float" office:value="4.735046" calcext:value-type="float">
            <text:p>4.735046</text:p>
          </table:table-cell>
          <table:table-cell office:value-type="float" office:value="-6.297699" calcext:value-type="float">
            <text:p>-6.297699</text:p>
          </table:table-cell>
          <table:table-cell office:value-type="float" office:value="0.1867981" calcext:value-type="float">
            <text:p>0.1867981</text:p>
          </table:table-cell>
          <table:table-cell office:value-type="float" office:value="-2.389801" calcext:value-type="float">
            <text:p>-2.389801</text:p>
          </table:table-cell>
          <table:table-cell office:value-type="float" office:value="-0.1007385" calcext:value-type="float">
            <text:p>-0.1007385</text:p>
          </table:table-cell>
          <table:table-cell office:value-type="float" office:value="-0.4575806" calcext:value-type="float">
            <text:p>-0.4575806</text:p>
          </table:table-cell>
          <table:table-cell office:value-type="float" office:value="0.2391357" calcext:value-type="float">
            <text:p>0.2391357</text:p>
          </table:table-cell>
          <table:table-cell office:value-type="float" office:value="0.04504395" calcext:value-type="float">
            <text:p>0.04504395</text:p>
          </table:table-cell>
          <table:table-cell office:value-type="float" office:value="0.5761108" calcext:value-type="float">
            <text:p>0.5761108</text:p>
          </table:table-cell>
          <table:table-cell office:value-type="float" office:value="0.4374084" calcext:value-type="float">
            <text:p>0.4374084</text:p>
          </table:table-cell>
          <table:table-cell office:value-type="float" office:value="1.037201" calcext:value-type="float">
            <text:p>1.037201</text:p>
          </table:table-cell>
          <table:table-cell office:value-type="float" office:value="0.9053955" calcext:value-type="float">
            <text:p>0.9053955</text:p>
          </table:table-cell>
          <table:table-cell office:value-type="float" office:value="1.529449" calcext:value-type="float">
            <text:p>1.529449</text:p>
          </table:table-cell>
          <table:table-cell office:value-type="float" office:value="1.385742" calcext:value-type="float">
            <text:p>1.385742</text:p>
          </table:table-cell>
          <table:table-cell office:value-type="float" office:value="2.295685" calcext:value-type="float">
            <text:p>2.295685</text:p>
          </table:table-cell>
          <table:table-cell office:value-type="float" office:value="2.118195" calcext:value-type="float">
            <text:p>2.118195</text:p>
          </table:table-cell>
          <table:table-cell office:value-type="float" office:value="3.393921" calcext:value-type="float">
            <text:p>3.393921</text:p>
          </table:table-cell>
          <table:table-cell office:value-type="float" office:value="3.240723" calcext:value-type="float">
            <text:p>3.240723</text:p>
          </table:table-cell>
          <table:table-cell office:value-type="float" office:value="4.366669" calcext:value-type="float">
            <text:p>4.366669</text:p>
          </table:table-cell>
          <table:table-cell office:value-type="float" office:value="4.279327" calcext:value-type="float">
            <text:p>4.279327</text:p>
          </table:table-cell>
          <table:table-cell office:value-type="float" office:value="5.008301" calcext:value-type="float">
            <text:p>5.008301</text:p>
          </table:table-cell>
          <table:table-cell office:value-type="float" office:value="4.960815" calcext:value-type="float">
            <text:p>4.960815</text:p>
          </table:table-cell>
          <table:table-cell office:value-type="float" office:value="5.544128" calcext:value-type="float">
            <text:p>5.544128</text:p>
          </table:table-cell>
          <table:table-cell office:value-type="float" office:value="5.517426" calcext:value-type="float">
            <text:p>5.517426</text:p>
          </table:table-cell>
          <table:table-cell office:value-type="float" office:value="6.054291" calcext:value-type="float">
            <text:p>6.054291</text:p>
          </table:table-cell>
          <table:table-cell office:value-type="float" office:value="6.031311" calcext:value-type="float">
            <text:p>6.031311</text:p>
          </table:table-cell>
          <table:table-cell office:value-type="float" office:value="6.443878" calcext:value-type="float">
            <text:p>6.443878</text:p>
          </table:table-cell>
          <table:table-cell office:value-type="float" office:value="6.419891" calcext:value-type="float">
            <text:p>6.419891</text:p>
          </table:table-cell>
          <table:table-cell office:value-type="float" office:value="19.11749" calcext:value-type="float">
            <text:p>19.11749</text:p>
          </table:table-cell>
          <table:table-cell office:value-type="float" office:value="-16.96927" calcext:value-type="float">
            <text:p>-16.969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2" calcext:value-type="float">
            <text:p>5032002</text:p>
          </table:table-cell>
          <table:table-cell office:value-type="float" office:value="16.10899" calcext:value-type="float">
            <text:p>16.10899</text:p>
          </table:table-cell>
          <table:table-cell office:value-type="float" office:value="17.4" calcext:value-type="float">
            <text:p>17.4</text:p>
          </table:table-cell>
          <table:table-cell office:value-type="float" office:value="-2.26" calcext:value-type="float">
            <text:p>-2.26</text:p>
          </table:table-cell>
          <table:table-cell office:value-type="float" office:value="0.8505844" calcext:value-type="float">
            <text:p>0.8505844</text:p>
          </table:table-cell>
          <table:table-cell office:value-type="float" office:value="0.4576771" calcext:value-type="float">
            <text:p>0.4576771</text:p>
          </table:table-cell>
          <table:table-cell office:value-type="float" office:value="206.964" calcext:value-type="float">
            <text:p>206.964</text:p>
          </table:table-cell>
          <table:table-cell office:value-type="float" office:value="0" calcext:value-type="float">
            <text:p>0</text:p>
          </table:table-cell>
          <table:table-cell office:value-type="float" office:value="6.787018" calcext:value-type="float">
            <text:p>6.787018</text:p>
          </table:table-cell>
          <table:table-cell office:value-type="float" office:value="-0.9240723" calcext:value-type="float">
            <text:p>-0.9240723</text:p>
          </table:table-cell>
          <table:table-cell office:value-type="float" office:value="3.077637" calcext:value-type="float">
            <text:p>3.077637</text:p>
          </table:table-cell>
          <table:table-cell office:value-type="float" office:value="-0.4411621" calcext:value-type="float">
            <text:p>-0.4411621</text:p>
          </table:table-cell>
          <table:table-cell office:value-type="float" office:value="0.3891602" calcext:value-type="float">
            <text:p>0.3891602</text:p>
          </table:table-cell>
          <table:table-cell office:value-type="float" office:value="-0.1645813" calcext:value-type="float">
            <text:p>-0.1645813</text:p>
          </table:table-cell>
          <table:table-cell office:value-type="float" office:value="0.5578613" calcext:value-type="float">
            <text:p>0.5578613</text:p>
          </table:table-cell>
          <table:table-cell office:value-type="float" office:value="0.2151489" calcext:value-type="float">
            <text:p>0.2151489</text:p>
          </table:table-cell>
          <table:table-cell office:value-type="float" office:value="0.7503967" calcext:value-type="float">
            <text:p>0.7503967</text:p>
          </table:table-cell>
          <table:table-cell office:value-type="float" office:value="0.5266418" calcext:value-type="float">
            <text:p>0.5266418</text:p>
          </table:table-cell>
          <table:table-cell office:value-type="float" office:value="1.029602" calcext:value-type="float">
            <text:p>1.029602</text:p>
          </table:table-cell>
          <table:table-cell office:value-type="float" office:value="0.9160461" calcext:value-type="float">
            <text:p>0.9160461</text:p>
          </table:table-cell>
          <table:table-cell office:value-type="float" office:value="1.404388" calcext:value-type="float">
            <text:p>1.404388</text:p>
          </table:table-cell>
          <table:table-cell office:value-type="float" office:value="1.354187" calcext:value-type="float">
            <text:p>1.354187</text:p>
          </table:table-cell>
          <table:table-cell office:value-type="float" office:value="2.116821" calcext:value-type="float">
            <text:p>2.116821</text:p>
          </table:table-cell>
          <table:table-cell office:value-type="float" office:value="2.026337" calcext:value-type="float">
            <text:p>2.026337</text:p>
          </table:table-cell>
          <table:table-cell office:value-type="float" office:value="3.239166" calcext:value-type="float">
            <text:p>3.239166</text:p>
          </table:table-cell>
          <table:table-cell office:value-type="float" office:value="3.108215" calcext:value-type="float">
            <text:p>3.108215</text:p>
          </table:table-cell>
          <table:table-cell office:value-type="float" office:value="4.278351" calcext:value-type="float">
            <text:p>4.278351</text:p>
          </table:table-cell>
          <table:table-cell office:value-type="float" office:value="4.186859" calcext:value-type="float">
            <text:p>4.186859</text:p>
          </table:table-cell>
          <table:table-cell office:value-type="float" office:value="4.960266" calcext:value-type="float">
            <text:p>4.960266</text:p>
          </table:table-cell>
          <table:table-cell office:value-type="float" office:value="4.905487" calcext:value-type="float">
            <text:p>4.905487</text:p>
          </table:table-cell>
          <table:table-cell office:value-type="float" office:value="5.51709" calcext:value-type="float">
            <text:p>5.51709</text:p>
          </table:table-cell>
          <table:table-cell office:value-type="float" office:value="5.485596" calcext:value-type="float">
            <text:p>5.485596</text:p>
          </table:table-cell>
          <table:table-cell office:value-type="float" office:value="6.031067" calcext:value-type="float">
            <text:p>6.031067</text:p>
          </table:table-cell>
          <table:table-cell office:value-type="float" office:value="6.006989" calcext:value-type="float">
            <text:p>6.006989</text:p>
          </table:table-cell>
          <table:table-cell office:value-type="float" office:value="6.419647" calcext:value-type="float">
            <text:p>6.419647</text:p>
          </table:table-cell>
          <table:table-cell office:value-type="float" office:value="6.396332" calcext:value-type="float">
            <text:p>6.396332</text:p>
          </table:table-cell>
          <table:table-cell office:value-type="float" office:value="25.26196" calcext:value-type="float">
            <text:p>25.26196</text:p>
          </table:table-cell>
          <table:table-cell office:value-type="float" office:value="-3.746796" calcext:value-type="float">
            <text:p>-3.7467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2" calcext:value-type="float">
            <text:p>6032002</text:p>
          </table:table-cell>
          <table:table-cell office:value-type="float" office:value="4.205107" calcext:value-type="float">
            <text:p>4.205107</text:p>
          </table:table-cell>
          <table:table-cell office:value-type="float" office:value="1.29" calcext:value-type="float">
            <text:p>1.29</text:p>
          </table:table-cell>
          <table:table-cell office:value-type="float" office:value="-3.4" calcext:value-type="float">
            <text:p>-3.4</text:p>
          </table:table-cell>
          <table:table-cell office:value-type="float" office:value="0.5911755" calcext:value-type="float">
            <text:p>0.5911755</text:p>
          </table:table-cell>
          <table:table-cell office:value-type="float" office:value="0.4209624" calcext:value-type="float">
            <text:p>0.4209624</text:p>
          </table:table-cell>
          <table:table-cell office:value-type="float" office:value="403.812" calcext:value-type="float">
            <text:p>403.812</text:p>
          </table:table-cell>
          <table:table-cell office:value-type="float" office:value="0" calcext:value-type="float">
            <text:p>0</text:p>
          </table:table-cell>
          <table:table-cell office:value-type="float" office:value="0.8730774" calcext:value-type="float">
            <text:p>0.8730774</text:p>
          </table:table-cell>
          <table:table-cell office:value-type="float" office:value="-1.51123" calcext:value-type="float">
            <text:p>-1.51123</text:p>
          </table:table-cell>
          <table:table-cell office:value-type="float" office:value="-0.02874756" calcext:value-type="float">
            <text:p>-0.02874756</text:p>
          </table:table-cell>
          <table:table-cell office:value-type="float" office:value="-0.3690491" calcext:value-type="float">
            <text:p>-0.3690491</text:p>
          </table:table-cell>
          <table:table-cell office:value-type="float" office:value="-0.0112915" calcext:value-type="float">
            <text:p>-0.0112915</text:p>
          </table:table-cell>
          <table:table-cell office:value-type="float" office:value="-0.05508423" calcext:value-type="float">
            <text:p>-0.05508423</text:p>
          </table:table-cell>
          <table:table-cell office:value-type="float" office:value="0.3571777" calcext:value-type="float">
            <text:p>0.3571777</text:p>
          </table:table-cell>
          <table:table-cell office:value-type="float" office:value="0.2974243" calcext:value-type="float">
            <text:p>0.2974243</text:p>
          </table:table-cell>
          <table:table-cell office:value-type="float" office:value="0.6530762" calcext:value-type="float">
            <text:p>0.6530762</text:p>
          </table:table-cell>
          <table:table-cell office:value-type="float" office:value="0.5789795" calcext:value-type="float">
            <text:p>0.5789795</text:p>
          </table:table-cell>
          <table:table-cell office:value-type="float" office:value="1.014038" calcext:value-type="float">
            <text:p>1.014038</text:p>
          </table:table-cell>
          <table:table-cell office:value-type="float" office:value="0.9313354" calcext:value-type="float">
            <text:p>0.9313354</text:p>
          </table:table-cell>
          <table:table-cell office:value-type="float" office:value="1.402649" calcext:value-type="float">
            <text:p>1.402649</text:p>
          </table:table-cell>
          <table:table-cell office:value-type="float" office:value="1.32843" calcext:value-type="float">
            <text:p>1.32843</text:p>
          </table:table-cell>
          <table:table-cell office:value-type="float" office:value="2.02597" calcext:value-type="float">
            <text:p>2.02597</text:p>
          </table:table-cell>
          <table:table-cell office:value-type="float" office:value="1.963776" calcext:value-type="float">
            <text:p>1.963776</text:p>
          </table:table-cell>
          <table:table-cell office:value-type="float" office:value="3.107025" calcext:value-type="float">
            <text:p>3.107025</text:p>
          </table:table-cell>
          <table:table-cell office:value-type="float" office:value="3.007568" calcext:value-type="float">
            <text:p>3.007568</text:p>
          </table:table-cell>
          <table:table-cell office:value-type="float" office:value="4.185883" calcext:value-type="float">
            <text:p>4.185883</text:p>
          </table:table-cell>
          <table:table-cell office:value-type="float" office:value="4.098145" calcext:value-type="float">
            <text:p>4.098145</text:p>
          </table:table-cell>
          <table:table-cell office:value-type="float" office:value="4.904907" calcext:value-type="float">
            <text:p>4.904907</text:p>
          </table:table-cell>
          <table:table-cell office:value-type="float" office:value="4.846283" calcext:value-type="float">
            <text:p>4.846283</text:p>
          </table:table-cell>
          <table:table-cell office:value-type="float" office:value="5.485229" calcext:value-type="float">
            <text:p>5.485229</text:p>
          </table:table-cell>
          <table:table-cell office:value-type="float" office:value="5.448761" calcext:value-type="float">
            <text:p>5.448761</text:p>
          </table:table-cell>
          <table:table-cell office:value-type="float" office:value="6.006744" calcext:value-type="float">
            <text:p>6.006744</text:p>
          </table:table-cell>
          <table:table-cell office:value-type="float" office:value="5.980621" calcext:value-type="float">
            <text:p>5.980621</text:p>
          </table:table-cell>
          <table:table-cell office:value-type="float" office:value="6.396088" calcext:value-type="float">
            <text:p>6.396088</text:p>
          </table:table-cell>
          <table:table-cell office:value-type="float" office:value="6.372742" calcext:value-type="float">
            <text:p>6.372742</text:p>
          </table:table-cell>
          <table:table-cell office:value-type="float" office:value="3.590027" calcext:value-type="float">
            <text:p>3.590027</text:p>
          </table:table-cell>
          <table:table-cell office:value-type="float" office:value="-6.277954" calcext:value-type="float">
            <text:p>-6.2779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2" calcext:value-type="float">
            <text:p>7032002</text:p>
          </table:table-cell>
          <table:table-cell office:value-type="float" office:value="2.24244" calcext:value-type="float">
            <text:p>2.24244</text:p>
          </table:table-cell>
          <table:table-cell office:value-type="float" office:value="1.24" calcext:value-type="float">
            <text:p>1.24</text:p>
          </table:table-cell>
          <table:table-cell office:value-type="float" office:value="-4.17" calcext:value-type="float">
            <text:p>-4.17</text:p>
          </table:table-cell>
          <table:table-cell office:value-type="float" office:value="0.5890744" calcext:value-type="float">
            <text:p>0.5890744</text:p>
          </table:table-cell>
          <table:table-cell office:value-type="float" office:value="0.3976847" calcext:value-type="float">
            <text:p>0.3976847</text:p>
          </table:table-cell>
          <table:table-cell office:value-type="float" office:value="328.356" calcext:value-type="float">
            <text:p>328.356</text:p>
          </table:table-cell>
          <table:table-cell office:value-type="float" office:value="1.1" calcext:value-type="float">
            <text:p>1.1</text:p>
          </table:table-cell>
          <table:table-cell office:value-type="float" office:value="-0.1271667" calcext:value-type="float">
            <text:p>-0.1271667</text:p>
          </table:table-cell>
          <table:table-cell office:value-type="float" office:value="-2.091431" calcext:value-type="float">
            <text:p>-2.091431</text:p>
          </table:table-cell>
          <table:table-cell office:value-type="float" office:value="-0.2779541" calcext:value-type="float">
            <text:p>-0.2779541</text:p>
          </table:table-cell>
          <table:table-cell office:value-type="float" office:value="-0.5148621" calcext:value-type="float">
            <text:p>-0.5148621</text:p>
          </table:table-cell>
          <table:table-cell office:value-type="float" office:value="-0.04708862" calcext:value-type="float">
            <text:p>-0.04708862</text:p>
          </table:table-cell>
          <table:table-cell office:value-type="float" office:value="-0.07769775" calcext:value-type="float">
            <text:p>-0.07769775</text:p>
          </table:table-cell>
          <table:table-cell office:value-type="float" office:value="0.2966919" calcext:value-type="float">
            <text:p>0.2966919</text:p>
          </table:table-cell>
          <table:table-cell office:value-type="float" office:value="0.2745667" calcext:value-type="float">
            <text:p>0.2745667</text:p>
          </table:table-cell>
          <table:table-cell office:value-type="float" office:value="0.5783691" calcext:value-type="float">
            <text:p>0.5783691</text:p>
          </table:table-cell>
          <table:table-cell office:value-type="float" office:value="0.5449524" calcext:value-type="float">
            <text:p>0.5449524</text:p>
          </table:table-cell>
          <table:table-cell office:value-type="float" office:value="0.9306946" calcext:value-type="float">
            <text:p>0.9306946</text:p>
          </table:table-cell>
          <table:table-cell office:value-type="float" office:value="0.8846436" calcext:value-type="float">
            <text:p>0.8846436</text:p>
          </table:table-cell>
          <table:table-cell office:value-type="float" office:value="1.327789" calcext:value-type="float">
            <text:p>1.327789</text:p>
          </table:table-cell>
          <table:table-cell office:value-type="float" office:value="1.271118" calcext:value-type="float">
            <text:p>1.271118</text:p>
          </table:table-cell>
          <table:table-cell office:value-type="float" office:value="1.963043" calcext:value-type="float">
            <text:p>1.963043</text:p>
          </table:table-cell>
          <table:table-cell office:value-type="float" office:value="1.892426" calcext:value-type="float">
            <text:p>1.892426</text:p>
          </table:table-cell>
          <table:table-cell office:value-type="float" office:value="3.006622" calcext:value-type="float">
            <text:p>3.006622</text:p>
          </table:table-cell>
          <table:table-cell office:value-type="float" office:value="2.920258" calcext:value-type="float">
            <text:p>2.920258</text:p>
          </table:table-cell>
          <table:table-cell office:value-type="float" office:value="4.097229" calcext:value-type="float">
            <text:p>4.097229</text:p>
          </table:table-cell>
          <table:table-cell office:value-type="float" office:value="4.015015" calcext:value-type="float">
            <text:p>4.015015</text:p>
          </table:table-cell>
          <table:table-cell office:value-type="float" office:value="4.845642" calcext:value-type="float">
            <text:p>4.845642</text:p>
          </table:table-cell>
          <table:table-cell office:value-type="float" office:value="4.7854" calcext:value-type="float">
            <text:p>4.7854</text:p>
          </table:table-cell>
          <table:table-cell office:value-type="float" office:value="5.448334" calcext:value-type="float">
            <text:p>5.448334</text:p>
          </table:table-cell>
          <table:table-cell office:value-type="float" office:value="5.408722" calcext:value-type="float">
            <text:p>5.408722</text:p>
          </table:table-cell>
          <table:table-cell office:value-type="float" office:value="5.980316" calcext:value-type="float">
            <text:p>5.980316</text:p>
          </table:table-cell>
          <table:table-cell office:value-type="float" office:value="5.952118" calcext:value-type="float">
            <text:p>5.952118</text:p>
          </table:table-cell>
          <table:table-cell office:value-type="float" office:value="6.372467" calcext:value-type="float">
            <text:p>6.372467</text:p>
          </table:table-cell>
          <table:table-cell office:value-type="float" office:value="6.348267" calcext:value-type="float">
            <text:p>6.348267</text:p>
          </table:table-cell>
          <table:table-cell office:value-type="float" office:value="0.2216187" calcext:value-type="float">
            <text:p>0.2216187</text:p>
          </table:table-cell>
          <table:table-cell office:value-type="float" office:value="-7.442505" calcext:value-type="float">
            <text:p>-7.4425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2" calcext:value-type="float">
            <text:p>8032002</text:p>
          </table:table-cell>
          <table:table-cell office:value-type="float" office:value="1.95264" calcext:value-type="float">
            <text:p>1.95264</text:p>
          </table:table-cell>
          <table:table-cell office:value-type="float" office:value="-0.27" calcext:value-type="float">
            <text:p>-0.27</text:p>
          </table:table-cell>
          <table:table-cell office:value-type="float" office:value="-8.84" calcext:value-type="float">
            <text:p>-8.84</text:p>
          </table:table-cell>
          <table:table-cell office:value-type="float" office:value="0.5287209" calcext:value-type="float">
            <text:p>0.5287209</text:p>
          </table:table-cell>
          <table:table-cell office:value-type="float" office:value="0.2796602" calcext:value-type="float">
            <text:p>0.2796602</text:p>
          </table:table-cell>
          <table:table-cell office:value-type="float" office:value="475.704" calcext:value-type="float">
            <text:p>475.704</text:p>
          </table:table-cell>
          <table:table-cell office:value-type="float" office:value="0.1" calcext:value-type="float">
            <text:p>0.1</text:p>
          </table:table-cell>
          <table:table-cell office:value-type="float" office:value="-0.789032" calcext:value-type="float">
            <text:p>-0.789032</text:p>
          </table:table-cell>
          <table:table-cell office:value-type="float" office:value="-3.087494" calcext:value-type="float">
            <text:p>-3.087494</text:p>
          </table:table-cell>
          <table:table-cell office:value-type="float" office:value="-0.3880615" calcext:value-type="float">
            <text:p>-0.3880615</text:p>
          </table:table-cell>
          <table:table-cell office:value-type="float" office:value="-0.7917175" calcext:value-type="float">
            <text:p>-0.7917175</text:p>
          </table:table-cell>
          <table:table-cell office:value-type="float" office:value="-0.06176758" calcext:value-type="float">
            <text:p>-0.06176758</text:p>
          </table:table-cell>
          <table:table-cell office:value-type="float" office:value="-0.1222534" calcext:value-type="float">
            <text:p>-0.1222534</text:p>
          </table:table-cell>
          <table:table-cell office:value-type="float" office:value="0.2742615" calcext:value-type="float">
            <text:p>0.2742615</text:p>
          </table:table-cell>
          <table:table-cell office:value-type="float" office:value="0.2274475" calcext:value-type="float">
            <text:p>0.2274475</text:p>
          </table:table-cell>
          <table:table-cell office:value-type="float" office:value="0.5446167" calcext:value-type="float">
            <text:p>0.5446167</text:p>
          </table:table-cell>
          <table:table-cell office:value-type="float" office:value="0.500946" calcext:value-type="float">
            <text:p>0.500946</text:p>
          </table:table-cell>
          <table:table-cell office:value-type="float" office:value="0.8842163" calcext:value-type="float">
            <text:p>0.8842163</text:p>
          </table:table-cell>
          <table:table-cell office:value-type="float" office:value="0.84021" calcext:value-type="float">
            <text:p>0.84021</text:p>
          </table:table-cell>
          <table:table-cell office:value-type="float" office:value="1.270599" calcext:value-type="float">
            <text:p>1.270599</text:p>
          </table:table-cell>
          <table:table-cell office:value-type="float" office:value="1.220337" calcext:value-type="float">
            <text:p>1.220337</text:p>
          </table:table-cell>
          <table:table-cell office:value-type="float" office:value="1.891754" calcext:value-type="float">
            <text:p>1.891754</text:p>
          </table:table-cell>
          <table:table-cell office:value-type="float" office:value="1.829041" calcext:value-type="float">
            <text:p>1.829041</text:p>
          </table:table-cell>
          <table:table-cell office:value-type="float" office:value="2.919373" calcext:value-type="float">
            <text:p>2.919373</text:p>
          </table:table-cell>
          <table:table-cell office:value-type="float" office:value="2.841064" calcext:value-type="float">
            <text:p>2.841064</text:p>
          </table:table-cell>
          <table:table-cell office:value-type="float" office:value="4.014191" calcext:value-type="float">
            <text:p>4.014191</text:p>
          </table:table-cell>
          <table:table-cell office:value-type="float" office:value="3.937256" calcext:value-type="float">
            <text:p>3.937256</text:p>
          </table:table-cell>
          <table:table-cell office:value-type="float" office:value="4.78476" calcext:value-type="float">
            <text:p>4.78476</text:p>
          </table:table-cell>
          <table:table-cell office:value-type="float" office:value="4.724792" calcext:value-type="float">
            <text:p>4.724792</text:p>
          </table:table-cell>
          <table:table-cell office:value-type="float" office:value="5.408264" calcext:value-type="float">
            <text:p>5.408264</text:p>
          </table:table-cell>
          <table:table-cell office:value-type="float" office:value="5.36615" calcext:value-type="float">
            <text:p>5.36615</text:p>
          </table:table-cell>
          <table:table-cell office:value-type="float" office:value="5.951813" calcext:value-type="float">
            <text:p>5.951813</text:p>
          </table:table-cell>
          <table:table-cell office:value-type="float" office:value="5.921844" calcext:value-type="float">
            <text:p>5.921844</text:p>
          </table:table-cell>
          <table:table-cell office:value-type="float" office:value="6.347992" calcext:value-type="float">
            <text:p>6.347992</text:p>
          </table:table-cell>
          <table:table-cell office:value-type="float" office:value="6.323395" calcext:value-type="float">
            <text:p>6.323395</text:p>
          </table:table-cell>
          <table:table-cell office:value-type="float" office:value="-0.6801147" calcext:value-type="float">
            <text:p>-0.6801147</text:p>
          </table:table-cell>
          <table:table-cell office:value-type="float" office:value="-9.791382" calcext:value-type="float">
            <text:p>-9.7913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2" calcext:value-type="float">
            <text:p>9032002</text:p>
          </table:table-cell>
          <table:table-cell office:value-type="float" office:value="19.72211" calcext:value-type="float">
            <text:p>19.72211</text:p>
          </table:table-cell>
          <table:table-cell office:value-type="float" office:value="-3.2" calcext:value-type="float">
            <text:p>-3.2</text:p>
          </table:table-cell>
          <table:table-cell office:value-type="float" office:value="-11.31" calcext:value-type="float">
            <text:p>-11.31</text:p>
          </table:table-cell>
          <table:table-cell office:value-type="float" office:value="0.4272047" calcext:value-type="float">
            <text:p>0.4272047</text:p>
          </table:table-cell>
          <table:table-cell office:value-type="float" office:value="0.2309676" calcext:value-type="float">
            <text:p>0.2309676</text:p>
          </table:table-cell>
          <table:table-cell office:value-type="float" office:value="587.376" calcext:value-type="float">
            <text:p>587.376</text:p>
          </table:table-cell>
          <table:table-cell office:value-type="float" office:value="1.1" calcext:value-type="float">
            <text:p>1.1</text:p>
          </table:table-cell>
          <table:table-cell office:value-type="float" office:value="2.506012" calcext:value-type="float">
            <text:p>2.506012</text:p>
          </table:table-cell>
          <table:table-cell office:value-type="float" office:value="-4.607971" calcext:value-type="float">
            <text:p>-4.607971</text:p>
          </table:table-cell>
          <table:table-cell office:value-type="float" office:value="-0.1392822" calcext:value-type="float">
            <text:p>-0.1392822</text:p>
          </table:table-cell>
          <table:table-cell office:value-type="float" office:value="-1.384247" calcext:value-type="float">
            <text:p>-1.384247</text:p>
          </table:table-cell>
          <table:table-cell office:value-type="float" office:value="-0.05181885" calcext:value-type="float">
            <text:p>-0.05181885</text:p>
          </table:table-cell>
          <table:table-cell office:value-type="float" office:value="-0.2213135" calcext:value-type="float">
            <text:p>-0.2213135</text:p>
          </table:table-cell>
          <table:table-cell office:value-type="float" office:value="0.2393188" calcext:value-type="float">
            <text:p>0.2393188</text:p>
          </table:table-cell>
          <table:table-cell office:value-type="float" office:value="0.1481628" calcext:value-type="float">
            <text:p>0.1481628</text:p>
          </table:table-cell>
          <table:table-cell office:value-type="float" office:value="0.4995728" calcext:value-type="float">
            <text:p>0.4995728</text:p>
          </table:table-cell>
          <table:table-cell office:value-type="float" office:value="0.435791" calcext:value-type="float">
            <text:p>0.435791</text:p>
          </table:table-cell>
          <table:table-cell office:value-type="float" office:value="0.8394165" calcext:value-type="float">
            <text:p>0.8394165</text:p>
          </table:table-cell>
          <table:table-cell office:value-type="float" office:value="0.7866821" calcext:value-type="float">
            <text:p>0.7866821</text:p>
          </table:table-cell>
          <table:table-cell office:value-type="float" office:value="1.219727" calcext:value-type="float">
            <text:p>1.219727</text:p>
          </table:table-cell>
          <table:table-cell office:value-type="float" office:value="1.166809" calcext:value-type="float">
            <text:p>1.166809</text:p>
          </table:table-cell>
          <table:table-cell office:value-type="float" office:value="1.828369" calcext:value-type="float">
            <text:p>1.828369</text:p>
          </table:table-cell>
          <table:table-cell office:value-type="float" office:value="1.763855" calcext:value-type="float">
            <text:p>1.763855</text:p>
          </table:table-cell>
          <table:table-cell office:value-type="float" office:value="2.840271" calcext:value-type="float">
            <text:p>2.840271</text:p>
          </table:table-cell>
          <table:table-cell office:value-type="float" office:value="2.767395" calcext:value-type="float">
            <text:p>2.767395</text:p>
          </table:table-cell>
          <table:table-cell office:value-type="float" office:value="3.936462" calcext:value-type="float">
            <text:p>3.936462</text:p>
          </table:table-cell>
          <table:table-cell office:value-type="float" office:value="3.864044" calcext:value-type="float">
            <text:p>3.864044</text:p>
          </table:table-cell>
          <table:table-cell office:value-type="float" office:value="4.724152" calcext:value-type="float">
            <text:p>4.724152</text:p>
          </table:table-cell>
          <table:table-cell office:value-type="float" office:value="4.664978" calcext:value-type="float">
            <text:p>4.664978</text:p>
          </table:table-cell>
          <table:table-cell office:value-type="float" office:value="5.365692" calcext:value-type="float">
            <text:p>5.365692</text:p>
          </table:table-cell>
          <table:table-cell office:value-type="float" office:value="5.321625" calcext:value-type="float">
            <text:p>5.321625</text:p>
          </table:table-cell>
          <table:table-cell office:value-type="float" office:value="5.921539" calcext:value-type="float">
            <text:p>5.921539</text:p>
          </table:table-cell>
          <table:table-cell office:value-type="float" office:value="5.890198" calcext:value-type="float">
            <text:p>5.890198</text:p>
          </table:table-cell>
          <table:table-cell office:value-type="float" office:value="6.32312" calcext:value-type="float">
            <text:p>6.32312</text:p>
          </table:table-cell>
          <table:table-cell office:value-type="float" office:value="6.297485" calcext:value-type="float">
            <text:p>6.297485</text:p>
          </table:table-cell>
          <table:table-cell office:value-type="float" office:value="8.617432" calcext:value-type="float">
            <text:p>8.617432</text:p>
          </table:table-cell>
          <table:table-cell office:value-type="float" office:value="-12.43738" calcext:value-type="float">
            <text:p>-12.437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2" calcext:value-type="float">
            <text:p>10032002</text:p>
          </table:table-cell>
          <table:table-cell office:value-type="float" office:value="17.88041" calcext:value-type="float">
            <text:p>17.88041</text:p>
          </table:table-cell>
          <table:table-cell office:value-type="float" office:value="3.93" calcext:value-type="float">
            <text:p>3.93</text:p>
          </table:table-cell>
          <table:table-cell office:value-type="float" office:value="-11.5" calcext:value-type="float">
            <text:p>-11.5</text:p>
          </table:table-cell>
          <table:table-cell office:value-type="float" office:value="0.7071276" calcext:value-type="float">
            <text:p>0.7071276</text:p>
          </table:table-cell>
          <table:table-cell office:value-type="float" office:value="0.2275595" calcext:value-type="float">
            <text:p>0.2275595</text:p>
          </table:table-cell>
          <table:table-cell office:value-type="float" office:value="375.444" calcext:value-type="float">
            <text:p>375.444</text:p>
          </table:table-cell>
          <table:table-cell office:value-type="float" office:value="0.6" calcext:value-type="float">
            <text:p>0.6</text:p>
          </table:table-cell>
          <table:table-cell office:value-type="float" office:value="3.381409" calcext:value-type="float">
            <text:p>3.381409</text:p>
          </table:table-cell>
          <table:table-cell office:value-type="float" office:value="-3.473267" calcext:value-type="float">
            <text:p>-3.473267</text:p>
          </table:table-cell>
          <table:table-cell office:value-type="float" office:value="0.2007141" calcext:value-type="float">
            <text:p>0.2007141</text:p>
          </table:table-cell>
          <table:table-cell office:value-type="float" office:value="-0.9338074" calcext:value-type="float">
            <text:p>-0.9338074</text:p>
          </table:table-cell>
          <table:table-cell office:value-type="float" office:value="-0.004364014" calcext:value-type="float">
            <text:p>-0.004364014</text:p>
          </table:table-cell>
          <table:table-cell office:value-type="float" office:value="-0.1643982" calcext:value-type="float">
            <text:p>-0.1643982</text:p>
          </table:table-cell>
          <table:table-cell office:value-type="float" office:value="0.2633362" calcext:value-type="float">
            <text:p>0.2633362</text:p>
          </table:table-cell>
          <table:table-cell office:value-type="float" office:value="0.1737671" calcext:value-type="float">
            <text:p>0.1737671</text:p>
          </table:table-cell>
          <table:table-cell office:value-type="float" office:value="0.4939575" calcext:value-type="float">
            <text:p>0.4939575</text:p>
          </table:table-cell>
          <table:table-cell office:value-type="float" office:value="0.4412842" calcext:value-type="float">
            <text:p>0.4412842</text:p>
          </table:table-cell>
          <table:table-cell office:value-type="float" office:value="0.7967834" calcext:value-type="float">
            <text:p>0.7967834</text:p>
          </table:table-cell>
          <table:table-cell office:value-type="float" office:value="0.770752" calcext:value-type="float">
            <text:p>0.770752</text:p>
          </table:table-cell>
          <table:table-cell office:value-type="float" office:value="1.166443" calcext:value-type="float">
            <text:p>1.166443</text:p>
          </table:table-cell>
          <table:table-cell office:value-type="float" office:value="1.139008" calcext:value-type="float">
            <text:p>1.139008</text:p>
          </table:table-cell>
          <table:table-cell office:value-type="float" office:value="1.763306" calcext:value-type="float">
            <text:p>1.763306</text:p>
          </table:table-cell>
          <table:table-cell office:value-type="float" office:value="1.714905" calcext:value-type="float">
            <text:p>1.714905</text:p>
          </table:table-cell>
          <table:table-cell office:value-type="float" office:value="2.766663" calcext:value-type="float">
            <text:p>2.766663</text:p>
          </table:table-cell>
          <table:table-cell office:value-type="float" office:value="2.700134" calcext:value-type="float">
            <text:p>2.700134</text:p>
          </table:table-cell>
          <table:table-cell office:value-type="float" office:value="3.863281" calcext:value-type="float">
            <text:p>3.863281</text:p>
          </table:table-cell>
          <table:table-cell office:value-type="float" office:value="3.794556" calcext:value-type="float">
            <text:p>3.794556</text:p>
          </table:table-cell>
          <table:table-cell office:value-type="float" office:value="4.664398" calcext:value-type="float">
            <text:p>4.664398</text:p>
          </table:table-cell>
          <table:table-cell office:value-type="float" office:value="4.606323" calcext:value-type="float">
            <text:p>4.606323</text:p>
          </table:table-cell>
          <table:table-cell office:value-type="float" office:value="5.321136" calcext:value-type="float">
            <text:p>5.321136</text:p>
          </table:table-cell>
          <table:table-cell office:value-type="float" office:value="5.276306" calcext:value-type="float">
            <text:p>5.276306</text:p>
          </table:table-cell>
          <table:table-cell office:value-type="float" office:value="5.889832" calcext:value-type="float">
            <text:p>5.889832</text:p>
          </table:table-cell>
          <table:table-cell office:value-type="float" office:value="5.856781" calcext:value-type="float">
            <text:p>5.856781</text:p>
          </table:table-cell>
          <table:table-cell office:value-type="float" office:value="6.297211" calcext:value-type="float">
            <text:p>6.297211</text:p>
          </table:table-cell>
          <table:table-cell office:value-type="float" office:value="6.270386" calcext:value-type="float">
            <text:p>6.270386</text:p>
          </table:table-cell>
          <table:table-cell office:value-type="float" office:value="14.39227" calcext:value-type="float">
            <text:p>14.39227</text:p>
          </table:table-cell>
          <table:table-cell office:value-type="float" office:value="-10.97955" calcext:value-type="float">
            <text:p>-10.979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2" calcext:value-type="float">
            <text:p>11032002</text:p>
          </table:table-cell>
          <table:table-cell office:value-type="float" office:value="15.31846" calcext:value-type="float">
            <text:p>15.31846</text:p>
          </table:table-cell>
          <table:table-cell office:value-type="float" office:value="5.02" calcext:value-type="float">
            <text:p>5.02</text:p>
          </table:table-cell>
          <table:table-cell office:value-type="float" office:value="-3.89" calcext:value-type="float">
            <text:p>-3.89</text:p>
          </table:table-cell>
          <table:table-cell office:value-type="float" office:value="0.7350821" calcext:value-type="float">
            <text:p>0.7350821</text:p>
          </table:table-cell>
          <table:table-cell office:value-type="float" office:value="0.4060118" calcext:value-type="float">
            <text:p>0.4060118</text:p>
          </table:table-cell>
          <table:table-cell office:value-type="float" office:value="222.012" calcext:value-type="float">
            <text:p>222.012</text:p>
          </table:table-cell>
          <table:table-cell office:value-type="float" office:value="0" calcext:value-type="float">
            <text:p>0</text:p>
          </table:table-cell>
          <table:table-cell office:value-type="float" office:value="7.671082" calcext:value-type="float">
            <text:p>7.671082</text:p>
          </table:table-cell>
          <table:table-cell office:value-type="float" office:value="-0.7654724" calcext:value-type="float">
            <text:p>-0.7654724</text:p>
          </table:table-cell>
          <table:table-cell office:value-type="float" office:value="3.763519" calcext:value-type="float">
            <text:p>3.763519</text:p>
          </table:table-cell>
          <table:table-cell office:value-type="float" office:value="-0.2354126" calcext:value-type="float">
            <text:p>-0.2354126</text:p>
          </table:table-cell>
          <table:table-cell office:value-type="float" office:value="0.5013733" calcext:value-type="float">
            <text:p>0.5013733</text:p>
          </table:table-cell>
          <table:table-cell office:value-type="float" office:value="-0.05700684" calcext:value-type="float">
            <text:p>-0.05700684</text:p>
          </table:table-cell>
          <table:table-cell office:value-type="float" office:value="0.5848694" calcext:value-type="float">
            <text:p>0.5848694</text:p>
          </table:table-cell>
          <table:table-cell office:value-type="float" office:value="0.2385254" calcext:value-type="float">
            <text:p>0.2385254</text:p>
          </table:table-cell>
          <table:table-cell office:value-type="float" office:value="0.7251587" calcext:value-type="float">
            <text:p>0.7251587</text:p>
          </table:table-cell>
          <table:table-cell office:value-type="float" office:value="0.4806213" calcext:value-type="float">
            <text:p>0.4806213</text:p>
          </table:table-cell>
          <table:table-cell office:value-type="float" office:value="0.9404297" calcext:value-type="float">
            <text:p>0.9404297</text:p>
          </table:table-cell>
          <table:table-cell office:value-type="float" office:value="0.7845764" calcext:value-type="float">
            <text:p>0.7845764</text:p>
          </table:table-cell>
          <table:table-cell office:value-type="float" office:value="1.222229" calcext:value-type="float">
            <text:p>1.222229</text:p>
          </table:table-cell>
          <table:table-cell office:value-type="float" office:value="1.132935" calcext:value-type="float">
            <text:p>1.132935</text:p>
          </table:table-cell>
          <table:table-cell office:value-type="float" office:value="1.714539" calcext:value-type="float">
            <text:p>1.714539</text:p>
          </table:table-cell>
          <table:table-cell office:value-type="float" office:value="1.692657" calcext:value-type="float">
            <text:p>1.692657</text:p>
          </table:table-cell>
          <table:table-cell office:value-type="float" office:value="2.699493" calcext:value-type="float">
            <text:p>2.699493</text:p>
          </table:table-cell>
          <table:table-cell office:value-type="float" office:value="2.642792" calcext:value-type="float">
            <text:p>2.642792</text:p>
          </table:table-cell>
          <table:table-cell office:value-type="float" office:value="3.793915" calcext:value-type="float">
            <text:p>3.793915</text:p>
          </table:table-cell>
          <table:table-cell office:value-type="float" office:value="3.729584" calcext:value-type="float">
            <text:p>3.729584</text:p>
          </table:table-cell>
          <table:table-cell office:value-type="float" office:value="4.605713" calcext:value-type="float">
            <text:p>4.605713</text:p>
          </table:table-cell>
          <table:table-cell office:value-type="float" office:value="4.549469" calcext:value-type="float">
            <text:p>4.549469</text:p>
          </table:table-cell>
          <table:table-cell office:value-type="float" office:value="5.275818" calcext:value-type="float">
            <text:p>5.275818</text:p>
          </table:table-cell>
          <table:table-cell office:value-type="float" office:value="5.230164" calcext:value-type="float">
            <text:p>5.230164</text:p>
          </table:table-cell>
          <table:table-cell office:value-type="float" office:value="5.856445" calcext:value-type="float">
            <text:p>5.856445</text:p>
          </table:table-cell>
          <table:table-cell office:value-type="float" office:value="5.82196" calcext:value-type="float">
            <text:p>5.82196</text:p>
          </table:table-cell>
          <table:table-cell office:value-type="float" office:value="6.270111" calcext:value-type="float">
            <text:p>6.270111</text:p>
          </table:table-cell>
          <table:table-cell office:value-type="float" office:value="6.242065" calcext:value-type="float">
            <text:p>6.242065</text:p>
          </table:table-cell>
          <table:table-cell office:value-type="float" office:value="21.93967" calcext:value-type="float">
            <text:p>21.93967</text:p>
          </table:table-cell>
          <table:table-cell office:value-type="float" office:value="-4.708313" calcext:value-type="float">
            <text:p>-4.7083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2" calcext:value-type="float">
            <text:p>12032002</text:p>
          </table:table-cell>
          <table:table-cell office:value-type="float" office:value="16.61183" calcext:value-type="float">
            <text:p>16.61183</text:p>
          </table:table-cell>
          <table:table-cell office:value-type="float" office:value="16.31" calcext:value-type="float">
            <text:p>16.31</text:p>
          </table:table-cell>
          <table:table-cell office:value-type="float" office:value="-4.35" calcext:value-type="float">
            <text:p>-4.35</text:p>
          </table:table-cell>
          <table:table-cell office:value-type="float" office:value="0.90741" calcext:value-type="float">
            <text:p>0.90741</text:p>
          </table:table-cell>
          <table:table-cell office:value-type="float" office:value="0.3924135" calcext:value-type="float">
            <text:p>0.3924135</text:p>
          </table:table-cell>
          <table:table-cell office:value-type="float" office:value="323.136" calcext:value-type="float">
            <text:p>323.136</text:p>
          </table:table-cell>
          <table:table-cell office:value-type="float" office:value="0" calcext:value-type="float">
            <text:p>0</text:p>
          </table:table-cell>
          <table:table-cell office:value-type="float" office:value="10.43561" calcext:value-type="float">
            <text:p>10.43561</text:p>
          </table:table-cell>
          <table:table-cell office:value-type="float" office:value="-1.387878" calcext:value-type="float">
            <text:p>-1.387878</text:p>
          </table:table-cell>
          <table:table-cell office:value-type="float" office:value="6.684265" calcext:value-type="float">
            <text:p>6.684265</text:p>
          </table:table-cell>
          <table:table-cell office:value-type="float" office:value="-0.2886658" calcext:value-type="float">
            <text:p>-0.2886658</text:p>
          </table:table-cell>
          <table:table-cell office:value-type="float" office:value="4.793091" calcext:value-type="float">
            <text:p>4.793091</text:p>
          </table:table-cell>
          <table:table-cell office:value-type="float" office:value="0.02587891" calcext:value-type="float">
            <text:p>0.02587891</text:p>
          </table:table-cell>
          <table:table-cell office:value-type="float" office:value="3.516815" calcext:value-type="float">
            <text:p>3.516815</text:p>
          </table:table-cell>
          <table:table-cell office:value-type="float" office:value="0.3479309" calcext:value-type="float">
            <text:p>0.3479309</text:p>
          </table:table-cell>
          <table:table-cell office:value-type="float" office:value="2.859436" calcext:value-type="float">
            <text:p>2.859436</text:p>
          </table:table-cell>
          <table:table-cell office:value-type="float" office:value="0.5896301" calcext:value-type="float">
            <text:p>0.5896301</text:p>
          </table:table-cell>
          <table:table-cell office:value-type="float" office:value="2.367706" calcext:value-type="float">
            <text:p>2.367706</text:p>
          </table:table-cell>
          <table:table-cell office:value-type="float" office:value="0.8822632" calcext:value-type="float">
            <text:p>0.8822632</text:p>
          </table:table-cell>
          <table:table-cell office:value-type="float" office:value="2.052002" calcext:value-type="float">
            <text:p>2.052002</text:p>
          </table:table-cell>
          <table:table-cell office:value-type="float" office:value="1.199585" calcext:value-type="float">
            <text:p>1.199585</text:p>
          </table:table-cell>
          <table:table-cell office:value-type="float" office:value="1.860687" calcext:value-type="float">
            <text:p>1.860687</text:p>
          </table:table-cell>
          <table:table-cell office:value-type="float" office:value="1.701843" calcext:value-type="float">
            <text:p>1.701843</text:p>
          </table:table-cell>
          <table:table-cell office:value-type="float" office:value="2.642303" calcext:value-type="float">
            <text:p>2.642303</text:p>
          </table:table-cell>
          <table:table-cell office:value-type="float" office:value="2.612244" calcext:value-type="float">
            <text:p>2.612244</text:p>
          </table:table-cell>
          <table:table-cell office:value-type="float" office:value="3.728882" calcext:value-type="float">
            <text:p>3.728882</text:p>
          </table:table-cell>
          <table:table-cell office:value-type="float" office:value="3.671082" calcext:value-type="float">
            <text:p>3.671082</text:p>
          </table:table-cell>
          <table:table-cell office:value-type="float" office:value="4.548889" calcext:value-type="float">
            <text:p>4.548889</text:p>
          </table:table-cell>
          <table:table-cell office:value-type="float" office:value="4.494568" calcext:value-type="float">
            <text:p>4.494568</text:p>
          </table:table-cell>
          <table:table-cell office:value-type="float" office:value="5.229706" calcext:value-type="float">
            <text:p>5.229706</text:p>
          </table:table-cell>
          <table:table-cell office:value-type="float" office:value="5.184082" calcext:value-type="float">
            <text:p>5.184082</text:p>
          </table:table-cell>
          <table:table-cell office:value-type="float" office:value="5.821594" calcext:value-type="float">
            <text:p>5.821594</text:p>
          </table:table-cell>
          <table:table-cell office:value-type="float" office:value="5.786346" calcext:value-type="float">
            <text:p>5.786346</text:p>
          </table:table-cell>
          <table:table-cell office:value-type="float" office:value="6.241791" calcext:value-type="float">
            <text:p>6.241791</text:p>
          </table:table-cell>
          <table:table-cell office:value-type="float" office:value="6.212646" calcext:value-type="float">
            <text:p>6.212646</text:p>
          </table:table-cell>
          <table:table-cell office:value-type="float" office:value="28.09497" calcext:value-type="float">
            <text:p>28.09497</text:p>
          </table:table-cell>
          <table:table-cell office:value-type="float" office:value="-5.991638" calcext:value-type="float">
            <text:p>-5.9916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2" calcext:value-type="float">
            <text:p>13032002</text:p>
          </table:table-cell>
          <table:table-cell office:value-type="float" office:value="12.70152" calcext:value-type="float">
            <text:p>12.70152</text:p>
          </table:table-cell>
          <table:table-cell office:value-type="float" office:value="10.68" calcext:value-type="float">
            <text:p>10.68</text:p>
          </table:table-cell>
          <table:table-cell office:value-type="float" office:value="-0.5" calcext:value-type="float">
            <text:p>-0.5</text:p>
          </table:table-cell>
          <table:table-cell office:value-type="float" office:value="0.9511727" calcext:value-type="float">
            <text:p>0.9511727</text:p>
          </table:table-cell>
          <table:table-cell office:value-type="float" office:value="0.5200318" calcext:value-type="float">
            <text:p>0.5200318</text:p>
          </table:table-cell>
          <table:table-cell office:value-type="float" office:value="405.432" calcext:value-type="float">
            <text:p>405.432</text:p>
          </table:table-cell>
          <table:table-cell office:value-type="float" office:value="0" calcext:value-type="float">
            <text:p>0</text:p>
          </table:table-cell>
          <table:table-cell office:value-type="float" office:value="11.06613" calcext:value-type="float">
            <text:p>11.06613</text:p>
          </table:table-cell>
          <table:table-cell office:value-type="float" office:value="1.415619" calcext:value-type="float">
            <text:p>1.415619</text:p>
          </table:table-cell>
          <table:table-cell office:value-type="float" office:value="7.914551" calcext:value-type="float">
            <text:p>7.914551</text:p>
          </table:table-cell>
          <table:table-cell office:value-type="float" office:value="1.997711" calcext:value-type="float">
            <text:p>1.997711</text:p>
          </table:table-cell>
          <table:table-cell office:value-type="float" office:value="6.183014" calcext:value-type="float">
            <text:p>6.183014</text:p>
          </table:table-cell>
          <table:table-cell office:value-type="float" office:value="2.291016" calcext:value-type="float">
            <text:p>2.291016</text:p>
          </table:table-cell>
          <table:table-cell office:value-type="float" office:value="4.883911" calcext:value-type="float">
            <text:p>4.883911</text:p>
          </table:table-cell>
          <table:table-cell office:value-type="float" office:value="2.404083" calcext:value-type="float">
            <text:p>2.404083</text:p>
          </table:table-cell>
          <table:table-cell office:value-type="float" office:value="4.129578" calcext:value-type="float">
            <text:p>4.129578</text:p>
          </table:table-cell>
          <table:table-cell office:value-type="float" office:value="2.406281" calcext:value-type="float">
            <text:p>2.406281</text:p>
          </table:table-cell>
          <table:table-cell office:value-type="float" office:value="3.457733" calcext:value-type="float">
            <text:p>3.457733</text:p>
          </table:table-cell>
          <table:table-cell office:value-type="float" office:value="2.373718" calcext:value-type="float">
            <text:p>2.373718</text:p>
          </table:table-cell>
          <table:table-cell office:value-type="float" office:value="3.020477" calcext:value-type="float">
            <text:p>3.020477</text:p>
          </table:table-cell>
          <table:table-cell office:value-type="float" office:value="2.067261" calcext:value-type="float">
            <text:p>2.067261</text:p>
          </table:table-cell>
          <table:table-cell office:value-type="float" office:value="2.474457" calcext:value-type="float">
            <text:p>2.474457</text:p>
          </table:table-cell>
          <table:table-cell office:value-type="float" office:value="1.867889" calcext:value-type="float">
            <text:p>1.867889</text:p>
          </table:table-cell>
          <table:table-cell office:value-type="float" office:value="2.73645" calcext:value-type="float">
            <text:p>2.73645</text:p>
          </table:table-cell>
          <table:table-cell office:value-type="float" office:value="2.614319" calcext:value-type="float">
            <text:p>2.614319</text:p>
          </table:table-cell>
          <table:table-cell office:value-type="float" office:value="3.670563" calcext:value-type="float">
            <text:p>3.670563</text:p>
          </table:table-cell>
          <table:table-cell office:value-type="float" office:value="3.636627" calcext:value-type="float">
            <text:p>3.636627</text:p>
          </table:table-cell>
          <table:table-cell office:value-type="float" office:value="4.494019" calcext:value-type="float">
            <text:p>4.494019</text:p>
          </table:table-cell>
          <table:table-cell office:value-type="float" office:value="4.444214" calcext:value-type="float">
            <text:p>4.444214</text:p>
          </table:table-cell>
          <table:table-cell office:value-type="float" office:value="5.183624" calcext:value-type="float">
            <text:p>5.183624</text:p>
          </table:table-cell>
          <table:table-cell office:value-type="float" office:value="5.138733" calcext:value-type="float">
            <text:p>5.138733</text:p>
          </table:table-cell>
          <table:table-cell office:value-type="float" office:value="5.78598" calcext:value-type="float">
            <text:p>5.78598</text:p>
          </table:table-cell>
          <table:table-cell office:value-type="float" office:value="5.750549" calcext:value-type="float">
            <text:p>5.750549</text:p>
          </table:table-cell>
          <table:table-cell office:value-type="float" office:value="6.212341" calcext:value-type="float">
            <text:p>6.212341</text:p>
          </table:table-cell>
          <table:table-cell office:value-type="float" office:value="6.182404" calcext:value-type="float">
            <text:p>6.182404</text:p>
          </table:table-cell>
          <table:table-cell office:value-type="float" office:value="24.11807" calcext:value-type="float">
            <text:p>24.11807</text:p>
          </table:table-cell>
          <table:table-cell office:value-type="float" office:value="-4.02887" calcext:value-type="float">
            <text:p>-4.028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2" calcext:value-type="float">
            <text:p>14032002</text:p>
          </table:table-cell>
          <table:table-cell office:value-type="float" office:value="7.3314" calcext:value-type="float">
            <text:p>7.3314</text:p>
          </table:table-cell>
          <table:table-cell office:value-type="float" office:value="7.07" calcext:value-type="float">
            <text:p>7.07</text:p>
          </table:table-cell>
          <table:table-cell office:value-type="float" office:value="-1.69" calcext:value-type="float">
            <text:p>-1.69</text:p>
          </table:table-cell>
          <table:table-cell office:value-type="float" office:value="0.8844498" calcext:value-type="float">
            <text:p>0.8844498</text:p>
          </table:table-cell>
          <table:table-cell office:value-type="float" office:value="0.4770929" calcext:value-type="float">
            <text:p>0.4770929</text:p>
          </table:table-cell>
          <table:table-cell office:value-type="float" office:value="538.596" calcext:value-type="float">
            <text:p>538.596</text:p>
          </table:table-cell>
          <table:table-cell office:value-type="float" office:value="0.1" calcext:value-type="float">
            <text:p>0.1</text:p>
          </table:table-cell>
          <table:table-cell office:value-type="float" office:value="7.985382" calcext:value-type="float">
            <text:p>7.985382</text:p>
          </table:table-cell>
          <table:table-cell office:value-type="float" office:value="0.338562" calcext:value-type="float">
            <text:p>0.338562</text:p>
          </table:table-cell>
          <table:table-cell office:value-type="float" office:value="5.393005" calcext:value-type="float">
            <text:p>5.393005</text:p>
          </table:table-cell>
          <table:table-cell office:value-type="float" office:value="1.692017" calcext:value-type="float">
            <text:p>1.692017</text:p>
          </table:table-cell>
          <table:table-cell office:value-type="float" office:value="4.456329" calcext:value-type="float">
            <text:p>4.456329</text:p>
          </table:table-cell>
          <table:table-cell office:value-type="float" office:value="2.238434" calcext:value-type="float">
            <text:p>2.238434</text:p>
          </table:table-cell>
          <table:table-cell office:value-type="float" office:value="3.866608" calcext:value-type="float">
            <text:p>3.866608</text:p>
          </table:table-cell>
          <table:table-cell office:value-type="float" office:value="2.605927" calcext:value-type="float">
            <text:p>2.605927</text:p>
          </table:table-cell>
          <table:table-cell office:value-type="float" office:value="3.72049" calcext:value-type="float">
            <text:p>3.72049</text:p>
          </table:table-cell>
          <table:table-cell office:value-type="float" office:value="2.771759" calcext:value-type="float">
            <text:p>2.771759</text:p>
          </table:table-cell>
          <table:table-cell office:value-type="float" office:value="3.445099" calcext:value-type="float">
            <text:p>3.445099</text:p>
          </table:table-cell>
          <table:table-cell office:value-type="float" office:value="2.876495" calcext:value-type="float">
            <text:p>2.876495</text:p>
          </table:table-cell>
          <table:table-cell office:value-type="float" office:value="3.072937" calcext:value-type="float">
            <text:p>3.072937</text:p>
          </table:table-cell>
          <table:table-cell office:value-type="float" office:value="2.838684" calcext:value-type="float">
            <text:p>2.838684</text:p>
          </table:table-cell>
          <table:table-cell office:value-type="float" office:value="2.862579" calcext:value-type="float">
            <text:p>2.862579</text:p>
          </table:table-cell>
          <table:table-cell office:value-type="float" office:value="2.482605" calcext:value-type="float">
            <text:p>2.482605</text:p>
          </table:table-cell>
          <table:table-cell office:value-type="float" office:value="2.954865" calcext:value-type="float">
            <text:p>2.954865</text:p>
          </table:table-cell>
          <table:table-cell office:value-type="float" office:value="2.738556" calcext:value-type="float">
            <text:p>2.738556</text:p>
          </table:table-cell>
          <table:table-cell office:value-type="float" office:value="3.649109" calcext:value-type="float">
            <text:p>3.649109</text:p>
          </table:table-cell>
          <table:table-cell office:value-type="float" office:value="3.635071" calcext:value-type="float">
            <text:p>3.635071</text:p>
          </table:table-cell>
          <table:table-cell office:value-type="float" office:value="4.443756" calcext:value-type="float">
            <text:p>4.443756</text:p>
          </table:table-cell>
          <table:table-cell office:value-type="float" office:value="4.407715" calcext:value-type="float">
            <text:p>4.407715</text:p>
          </table:table-cell>
          <table:table-cell office:value-type="float" office:value="5.138275" calcext:value-type="float">
            <text:p>5.138275</text:p>
          </table:table-cell>
          <table:table-cell office:value-type="float" office:value="5.095764" calcext:value-type="float">
            <text:p>5.095764</text:p>
          </table:table-cell>
          <table:table-cell office:value-type="float" office:value="5.750183" calcext:value-type="float">
            <text:p>5.750183</text:p>
          </table:table-cell>
          <table:table-cell office:value-type="float" office:value="5.713837" calcext:value-type="float">
            <text:p>5.713837</text:p>
          </table:table-cell>
          <table:table-cell office:value-type="float" office:value="6.182068" calcext:value-type="float">
            <text:p>6.182068</text:p>
          </table:table-cell>
          <table:table-cell office:value-type="float" office:value="6.150146" calcext:value-type="float">
            <text:p>6.150146</text:p>
          </table:table-cell>
          <table:table-cell office:value-type="float" office:value="19.81403" calcext:value-type="float">
            <text:p>19.81403</text:p>
          </table:table-cell>
          <table:table-cell office:value-type="float" office:value="-4.9729" calcext:value-type="float">
            <text:p>-4.97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2" calcext:value-type="float">
            <text:p>15032002</text:p>
          </table:table-cell>
          <table:table-cell office:value-type="float" office:value="14.1012" calcext:value-type="float">
            <text:p>14.1012</text:p>
          </table:table-cell>
          <table:table-cell office:value-type="float" office:value="3.29" calcext:value-type="float">
            <text:p>3.29</text:p>
          </table:table-cell>
          <table:table-cell office:value-type="float" office:value="-3.47" calcext:value-type="float">
            <text:p>-3.47</text:p>
          </table:table-cell>
          <table:table-cell office:value-type="float" office:value="0.6808994" calcext:value-type="float">
            <text:p>0.6808994</text:p>
          </table:table-cell>
          <table:table-cell office:value-type="float" office:value="0.4187967" calcext:value-type="float">
            <text:p>0.4187967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9.257233" calcext:value-type="float">
            <text:p>9.257233</text:p>
          </table:table-cell>
          <table:table-cell office:value-type="float" office:value="-1.202393" calcext:value-type="float">
            <text:p>-1.202393</text:p>
          </table:table-cell>
          <table:table-cell office:value-type="float" office:value="6.141968" calcext:value-type="float">
            <text:p>6.141968</text:p>
          </table:table-cell>
          <table:table-cell office:value-type="float" office:value="0.2201538" calcext:value-type="float">
            <text:p>0.2201538</text:p>
          </table:table-cell>
          <table:table-cell office:value-type="float" office:value="4.896149" calcext:value-type="float">
            <text:p>4.896149</text:p>
          </table:table-cell>
          <table:table-cell office:value-type="float" office:value="1.054749" calcext:value-type="float">
            <text:p>1.054749</text:p>
          </table:table-cell>
          <table:table-cell office:value-type="float" office:value="4.032318" calcext:value-type="float">
            <text:p>4.032318</text:p>
          </table:table-cell>
          <table:table-cell office:value-type="float" office:value="1.719238" calcext:value-type="float">
            <text:p>1.719238</text:p>
          </table:table-cell>
          <table:table-cell office:value-type="float" office:value="3.57666" calcext:value-type="float">
            <text:p>3.57666</text:p>
          </table:table-cell>
          <table:table-cell office:value-type="float" office:value="2.097626" calcext:value-type="float">
            <text:p>2.097626</text:p>
          </table:table-cell>
          <table:table-cell office:value-type="float" office:value="3.205627" calcext:value-type="float">
            <text:p>3.205627</text:p>
          </table:table-cell>
          <table:table-cell office:value-type="float" office:value="2.448761" calcext:value-type="float">
            <text:p>2.448761</text:p>
          </table:table-cell>
          <table:table-cell office:value-type="float" office:value="3.066681" calcext:value-type="float">
            <text:p>3.066681</text:p>
          </table:table-cell>
          <table:table-cell office:value-type="float" office:value="2.646118" calcext:value-type="float">
            <text:p>2.646118</text:p>
          </table:table-cell>
          <table:table-cell office:value-type="float" office:value="2.921234" calcext:value-type="float">
            <text:p>2.921234</text:p>
          </table:table-cell>
          <table:table-cell office:value-type="float" office:value="2.865601" calcext:value-type="float">
            <text:p>2.865601</text:p>
          </table:table-cell>
          <table:table-cell office:value-type="float" office:value="3.109894" calcext:value-type="float">
            <text:p>3.109894</text:p>
          </table:table-cell>
          <table:table-cell office:value-type="float" office:value="2.957001" calcext:value-type="float">
            <text:p>2.957001</text:p>
          </table:table-cell>
          <table:table-cell office:value-type="float" office:value="3.692291" calcext:value-type="float">
            <text:p>3.692291</text:p>
          </table:table-cell>
          <table:table-cell office:value-type="float" office:value="3.649475" calcext:value-type="float">
            <text:p>3.649475</text:p>
          </table:table-cell>
          <table:table-cell office:value-type="float" office:value="4.40744" calcext:value-type="float">
            <text:p>4.40744</text:p>
          </table:table-cell>
          <table:table-cell office:value-type="float" office:value="4.390594" calcext:value-type="float">
            <text:p>4.390594</text:p>
          </table:table-cell>
          <table:table-cell office:value-type="float" office:value="5.095337" calcext:value-type="float">
            <text:p>5.095337</text:p>
          </table:table-cell>
          <table:table-cell office:value-type="float" office:value="5.058472" calcext:value-type="float">
            <text:p>5.058472</text:p>
          </table:table-cell>
          <table:table-cell office:value-type="float" office:value="5.71347" calcext:value-type="float">
            <text:p>5.71347</text:p>
          </table:table-cell>
          <table:table-cell office:value-type="float" office:value="5.677765" calcext:value-type="float">
            <text:p>5.677765</text:p>
          </table:table-cell>
          <table:table-cell office:value-type="float" office:value="6.149811" calcext:value-type="float">
            <text:p>6.149811</text:p>
          </table:table-cell>
          <table:table-cell office:value-type="float" office:value="6.117981" calcext:value-type="float">
            <text:p>6.117981</text:p>
          </table:table-cell>
          <table:table-cell office:value-type="float" office:value="20.32361" calcext:value-type="float">
            <text:p>20.32361</text:p>
          </table:table-cell>
          <table:table-cell office:value-type="float" office:value="-7.822632" calcext:value-type="float">
            <text:p>-7.8226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2" calcext:value-type="float">
            <text:p>16032002</text:p>
          </table:table-cell>
          <table:table-cell office:value-type="float" office:value="15.08184" calcext:value-type="float">
            <text:p>15.08184</text:p>
          </table:table-cell>
          <table:table-cell office:value-type="float" office:value="8.3" calcext:value-type="float">
            <text:p>8.3</text:p>
          </table:table-cell>
          <table:table-cell office:value-type="float" office:value="-2.38" calcext:value-type="float">
            <text:p>-2.38</text:p>
          </table:table-cell>
          <table:table-cell office:value-type="float" office:value="0.7579401" calcext:value-type="float">
            <text:p>0.7579401</text:p>
          </table:table-cell>
          <table:table-cell office:value-type="float" office:value="0.453681" calcext:value-type="float">
            <text:p>0.453681</text:p>
          </table:table-cell>
          <table:table-cell office:value-type="float" office:value="227.304" calcext:value-type="float">
            <text:p>227.304</text:p>
          </table:table-cell>
          <table:table-cell office:value-type="float" office:value="0" calcext:value-type="float">
            <text:p>0</text:p>
          </table:table-cell>
          <table:table-cell office:value-type="float" office:value="10.90366" calcext:value-type="float">
            <text:p>10.90366</text:p>
          </table:table-cell>
          <table:table-cell office:value-type="float" office:value="-1.232239" calcext:value-type="float">
            <text:p>-1.232239</text:p>
          </table:table-cell>
          <table:table-cell office:value-type="float" office:value="7.240723" calcext:value-type="float">
            <text:p>7.240723</text:p>
          </table:table-cell>
          <table:table-cell office:value-type="float" office:value="0.17099" calcext:value-type="float">
            <text:p>0.17099</text:p>
          </table:table-cell>
          <table:table-cell office:value-type="float" office:value="5.580811" calcext:value-type="float">
            <text:p>5.580811</text:p>
          </table:table-cell>
          <table:table-cell office:value-type="float" office:value="0.9972534" calcext:value-type="float">
            <text:p>0.9972534</text:p>
          </table:table-cell>
          <table:table-cell office:value-type="float" office:value="4.470764" calcext:value-type="float">
            <text:p>4.470764</text:p>
          </table:table-cell>
          <table:table-cell office:value-type="float" office:value="1.667877" calcext:value-type="float">
            <text:p>1.667877</text:p>
          </table:table-cell>
          <table:table-cell office:value-type="float" office:value="3.892975" calcext:value-type="float">
            <text:p>3.892975</text:p>
          </table:table-cell>
          <table:table-cell office:value-type="float" office:value="2.055389" calcext:value-type="float">
            <text:p>2.055389</text:p>
          </table:table-cell>
          <table:table-cell office:value-type="float" office:value="3.461487" calcext:value-type="float">
            <text:p>3.461487</text:p>
          </table:table-cell>
          <table:table-cell office:value-type="float" office:value="2.412933" calcext:value-type="float">
            <text:p>2.412933</text:p>
          </table:table-cell>
          <table:table-cell office:value-type="float" office:value="3.210205" calcext:value-type="float">
            <text:p>3.210205</text:p>
          </table:table-cell>
          <table:table-cell office:value-type="float" office:value="2.643402" calcext:value-type="float">
            <text:p>2.643402</text:p>
          </table:table-cell>
          <table:table-cell office:value-type="float" office:value="2.984192" calcext:value-type="float">
            <text:p>2.984192</text:p>
          </table:table-cell>
          <table:table-cell office:value-type="float" office:value="2.918365" calcext:value-type="float">
            <text:p>2.918365</text:p>
          </table:table-cell>
          <table:table-cell office:value-type="float" office:value="3.206848" calcext:value-type="float">
            <text:p>3.206848</text:p>
          </table:table-cell>
          <table:table-cell office:value-type="float" office:value="3.111176" calcext:value-type="float">
            <text:p>3.111176</text:p>
          </table:table-cell>
          <table:table-cell office:value-type="float" office:value="3.73938" calcext:value-type="float">
            <text:p>3.73938</text:p>
          </table:table-cell>
          <table:table-cell office:value-type="float" office:value="3.69278" calcext:value-type="float">
            <text:p>3.69278</text:p>
          </table:table-cell>
          <table:table-cell office:value-type="float" office:value="4.390503" calcext:value-type="float">
            <text:p>4.390503</text:p>
          </table:table-cell>
          <table:table-cell office:value-type="float" office:value="4.387085" calcext:value-type="float">
            <text:p>4.387085</text:p>
          </table:table-cell>
          <table:table-cell office:value-type="float" office:value="5.058105" calcext:value-type="float">
            <text:p>5.058105</text:p>
          </table:table-cell>
          <table:table-cell office:value-type="float" office:value="5.027618" calcext:value-type="float">
            <text:p>5.027618</text:p>
          </table:table-cell>
          <table:table-cell office:value-type="float" office:value="5.677399" calcext:value-type="float">
            <text:p>5.677399</text:p>
          </table:table-cell>
          <table:table-cell office:value-type="float" office:value="5.64209" calcext:value-type="float">
            <text:p>5.64209</text:p>
          </table:table-cell>
          <table:table-cell office:value-type="float" office:value="6.117645" calcext:value-type="float">
            <text:p>6.117645</text:p>
          </table:table-cell>
          <table:table-cell office:value-type="float" office:value="6.085754" calcext:value-type="float">
            <text:p>6.085754</text:p>
          </table:table-cell>
          <table:table-cell office:value-type="float" office:value="28.90317" calcext:value-type="float">
            <text:p>28.90317</text:p>
          </table:table-cell>
          <table:table-cell office:value-type="float" office:value="-6.916504" calcext:value-type="float">
            <text:p>-6.9165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2" calcext:value-type="float">
            <text:p>17032002</text:p>
          </table:table-cell>
          <table:table-cell office:value-type="float" office:value="17.54137" calcext:value-type="float">
            <text:p>17.54137</text:p>
          </table:table-cell>
          <table:table-cell office:value-type="float" office:value="11.07" calcext:value-type="float">
            <text:p>11.07</text:p>
          </table:table-cell>
          <table:table-cell office:value-type="float" office:value="-1.06" calcext:value-type="float">
            <text:p>-1.06</text:p>
          </table:table-cell>
          <table:table-cell office:value-type="float" office:value="0.8544127" calcext:value-type="float">
            <text:p>0.8544127</text:p>
          </table:table-cell>
          <table:table-cell office:value-type="float" office:value="0.4994111" calcext:value-type="float">
            <text:p>0.4994111</text:p>
          </table:table-cell>
          <table:table-cell office:value-type="float" office:value="177.876" calcext:value-type="float">
            <text:p>177.876</text:p>
          </table:table-cell>
          <table:table-cell office:value-type="float" office:value="0" calcext:value-type="float">
            <text:p>0</text:p>
          </table:table-cell>
          <table:table-cell office:value-type="float" office:value="13.10815" calcext:value-type="float">
            <text:p>13.10815</text:p>
          </table:table-cell>
          <table:table-cell office:value-type="float" office:value="0.2359314" calcext:value-type="float">
            <text:p>0.2359314</text:p>
          </table:table-cell>
          <table:table-cell office:value-type="float" office:value="9.349396" calcext:value-type="float">
            <text:p>9.349396</text:p>
          </table:table-cell>
          <table:table-cell office:value-type="float" office:value="1.563873" calcext:value-type="float">
            <text:p>1.563873</text:p>
          </table:table-cell>
          <table:table-cell office:value-type="float" office:value="7.355469" calcext:value-type="float">
            <text:p>7.355469</text:p>
          </table:table-cell>
          <table:table-cell office:value-type="float" office:value="2.224884" calcext:value-type="float">
            <text:p>2.224884</text:p>
          </table:table-cell>
          <table:table-cell office:value-type="float" office:value="5.918976" calcext:value-type="float">
            <text:p>5.918976</text:p>
          </table:table-cell>
          <table:table-cell office:value-type="float" office:value="2.683929" calcext:value-type="float">
            <text:p>2.683929</text:p>
          </table:table-cell>
          <table:table-cell office:value-type="float" office:value="5.093994" calcext:value-type="float">
            <text:p>5.093994</text:p>
          </table:table-cell>
          <table:table-cell office:value-type="float" office:value="2.904816" calcext:value-type="float">
            <text:p>2.904816</text:p>
          </table:table-cell>
          <table:table-cell office:value-type="float" office:value="4.372711" calcext:value-type="float">
            <text:p>4.372711</text:p>
          </table:table-cell>
          <table:table-cell office:value-type="float" office:value="3.085785" calcext:value-type="float">
            <text:p>3.085785</text:p>
          </table:table-cell>
          <table:table-cell office:value-type="float" office:value="3.903992" calcext:value-type="float">
            <text:p>3.903992</text:p>
          </table:table-cell>
          <table:table-cell office:value-type="float" office:value="3.121674" calcext:value-type="float">
            <text:p>3.121674</text:p>
          </table:table-cell>
          <table:table-cell office:value-type="float" office:value="3.315369" calcext:value-type="float">
            <text:p>3.315369</text:p>
          </table:table-cell>
          <table:table-cell office:value-type="float" office:value="2.988312" calcext:value-type="float">
            <text:p>2.988312</text:p>
          </table:table-cell>
          <table:table-cell office:value-type="float" office:value="3.324158" calcext:value-type="float">
            <text:p>3.324158</text:p>
          </table:table-cell>
          <table:table-cell office:value-type="float" office:value="3.207764" calcext:value-type="float">
            <text:p>3.207764</text:p>
          </table:table-cell>
          <table:table-cell office:value-type="float" office:value="3.786957" calcext:value-type="float">
            <text:p>3.786957</text:p>
          </table:table-cell>
          <table:table-cell office:value-type="float" office:value="3.739807" calcext:value-type="float">
            <text:p>3.739807</text:p>
          </table:table-cell>
          <table:table-cell office:value-type="float" office:value="4.390869" calcext:value-type="float">
            <text:p>4.390869</text:p>
          </table:table-cell>
          <table:table-cell office:value-type="float" office:value="4.387085" calcext:value-type="float">
            <text:p>4.387085</text:p>
          </table:table-cell>
          <table:table-cell office:value-type="float" office:value="5.027344" calcext:value-type="float">
            <text:p>5.027344</text:p>
          </table:table-cell>
          <table:table-cell office:value-type="float" office:value="5.003601" calcext:value-type="float">
            <text:p>5.003601</text:p>
          </table:table-cell>
          <table:table-cell office:value-type="float" office:value="5.641724" calcext:value-type="float">
            <text:p>5.641724</text:p>
          </table:table-cell>
          <table:table-cell office:value-type="float" office:value="5.609589" calcext:value-type="float">
            <text:p>5.609589</text:p>
          </table:table-cell>
          <table:table-cell office:value-type="float" office:value="6.085419" calcext:value-type="float">
            <text:p>6.085419</text:p>
          </table:table-cell>
          <table:table-cell office:value-type="float" office:value="6.053589" calcext:value-type="float">
            <text:p>6.053589</text:p>
          </table:table-cell>
          <table:table-cell office:value-type="float" office:value="33.43839" calcext:value-type="float">
            <text:p>33.43839</text:p>
          </table:table-cell>
          <table:table-cell office:value-type="float" office:value="-5.288818" calcext:value-type="float">
            <text:p>-5.2888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2" calcext:value-type="float">
            <text:p>18032002</text:p>
          </table:table-cell>
          <table:table-cell office:value-type="float" office:value="16.83842" calcext:value-type="float">
            <text:p>16.83842</text:p>
          </table:table-cell>
          <table:table-cell office:value-type="float" office:value="14.43" calcext:value-type="float">
            <text:p>14.43</text:p>
          </table:table-cell>
          <table:table-cell office:value-type="float" office:value="-2.33" calcext:value-type="float">
            <text:p>-2.33</text:p>
          </table:table-cell>
          <table:table-cell office:value-type="float" office:value="0.9183167" calcext:value-type="float">
            <text:p>0.9183167</text:p>
          </table:table-cell>
          <table:table-cell office:value-type="float" office:value="0.4553429" calcext:value-type="float">
            <text:p>0.4553429</text:p>
          </table:table-cell>
          <table:table-cell office:value-type="float" office:value="360.684" calcext:value-type="float">
            <text:p>360.684</text:p>
          </table:table-cell>
          <table:table-cell office:value-type="float" office:value="1.7" calcext:value-type="float">
            <text:p>1.7</text:p>
          </table:table-cell>
          <table:table-cell office:value-type="float" office:value="15.45605" calcext:value-type="float">
            <text:p>15.45605</text:p>
          </table:table-cell>
          <table:table-cell office:value-type="float" office:value="0.1135559" calcext:value-type="float">
            <text:p>0.1135559</text:p>
          </table:table-cell>
          <table:table-cell office:value-type="float" office:value="10.76328" calcext:value-type="float">
            <text:p>10.76328</text:p>
          </table:table-cell>
          <table:table-cell office:value-type="float" office:value="1.728912" calcext:value-type="float">
            <text:p>1.728912</text:p>
          </table:table-cell>
          <table:table-cell office:value-type="float" office:value="8.400116" calcext:value-type="float">
            <text:p>8.400116</text:p>
          </table:table-cell>
          <table:table-cell office:value-type="float" office:value="2.570404" calcext:value-type="float">
            <text:p>2.570404</text:p>
          </table:table-cell>
          <table:table-cell office:value-type="float" office:value="6.776306" calcext:value-type="float">
            <text:p>6.776306</text:p>
          </table:table-cell>
          <table:table-cell office:value-type="float" office:value="3.162842" calcext:value-type="float">
            <text:p>3.162842</text:p>
          </table:table-cell>
          <table:table-cell office:value-type="float" office:value="5.865723" calcext:value-type="float">
            <text:p>5.865723</text:p>
          </table:table-cell>
          <table:table-cell office:value-type="float" office:value="3.440796" calcext:value-type="float">
            <text:p>3.440796</text:p>
          </table:table-cell>
          <table:table-cell office:value-type="float" office:value="5.086182" calcext:value-type="float">
            <text:p>5.086182</text:p>
          </table:table-cell>
          <table:table-cell office:value-type="float" office:value="3.640564" calcext:value-type="float">
            <text:p>3.640564</text:p>
          </table:table-cell>
          <table:table-cell office:value-type="float" office:value="4.466797" calcext:value-type="float">
            <text:p>4.466797</text:p>
          </table:table-cell>
          <table:table-cell office:value-type="float" office:value="3.623383" calcext:value-type="float">
            <text:p>3.623383</text:p>
          </table:table-cell>
          <table:table-cell office:value-type="float" office:value="3.707092" calcext:value-type="float">
            <text:p>3.707092</text:p>
          </table:table-cell>
          <table:table-cell office:value-type="float" office:value="3.322388" calcext:value-type="float">
            <text:p>3.322388</text:p>
          </table:table-cell>
          <table:table-cell office:value-type="float" office:value="3.509613" calcext:value-type="float">
            <text:p>3.509613</text:p>
          </table:table-cell>
          <table:table-cell office:value-type="float" office:value="3.325836" calcext:value-type="float">
            <text:p>3.325836</text:p>
          </table:table-cell>
          <table:table-cell office:value-type="float" office:value="3.849152" calcext:value-type="float">
            <text:p>3.849152</text:p>
          </table:table-cell>
          <table:table-cell office:value-type="float" office:value="3.787476" calcext:value-type="float">
            <text:p>3.787476</text:p>
          </table:table-cell>
          <table:table-cell office:value-type="float" office:value="4.402283" calcext:value-type="float">
            <text:p>4.402283</text:p>
          </table:table-cell>
          <table:table-cell office:value-type="float" office:value="4.390961" calcext:value-type="float">
            <text:p>4.390961</text:p>
          </table:table-cell>
          <table:table-cell office:value-type="float" office:value="5.003418" calcext:value-type="float">
            <text:p>5.003418</text:p>
          </table:table-cell>
          <table:table-cell office:value-type="float" office:value="4.985352" calcext:value-type="float">
            <text:p>4.985352</text:p>
          </table:table-cell>
          <table:table-cell office:value-type="float" office:value="5.609283" calcext:value-type="float">
            <text:p>5.609283</text:p>
          </table:table-cell>
          <table:table-cell office:value-type="float" office:value="5.579193" calcext:value-type="float">
            <text:p>5.579193</text:p>
          </table:table-cell>
          <table:table-cell office:value-type="float" office:value="6.053253" calcext:value-type="float">
            <text:p>6.053253</text:p>
          </table:table-cell>
          <table:table-cell office:value-type="float" office:value="6.022186" calcext:value-type="float">
            <text:p>6.022186</text:p>
          </table:table-cell>
          <table:table-cell office:value-type="float" office:value="39.40228" calcext:value-type="float">
            <text:p>39.40228</text:p>
          </table:table-cell>
          <table:table-cell office:value-type="float" office:value="-6.61203" calcext:value-type="float">
            <text:p>-6.612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2" calcext:value-type="float">
            <text:p>19032002</text:p>
          </table:table-cell>
          <table:table-cell office:value-type="float" office:value="4.80888" calcext:value-type="float">
            <text:p>4.80888</text:p>
          </table:table-cell>
          <table:table-cell office:value-type="float" office:value="5.25" calcext:value-type="float">
            <text:p>5.25</text:p>
          </table:table-cell>
          <table:table-cell office:value-type="float" office:value="-1.02" calcext:value-type="float">
            <text:p>-1.02</text:p>
          </table:table-cell>
          <table:table-cell office:value-type="float" office:value="0.7804887" calcext:value-type="float">
            <text:p>0.7804887</text:p>
          </table:table-cell>
          <table:table-cell office:value-type="float" office:value="0.5008597" calcext:value-type="float">
            <text:p>0.5008597</text:p>
          </table:table-cell>
          <table:table-cell office:value-type="float" office:value="380.52" calcext:value-type="float">
            <text:p>380.52</text:p>
          </table:table-cell>
          <table:table-cell office:value-type="float" office:value="0.5" calcext:value-type="float">
            <text:p>0.5</text:p>
          </table:table-cell>
          <table:table-cell office:value-type="float" office:value="6.854156" calcext:value-type="float">
            <text:p>6.854156</text:p>
          </table:table-cell>
          <table:table-cell office:value-type="float" office:value="1.470215" calcext:value-type="float">
            <text:p>1.470215</text:p>
          </table:table-cell>
          <table:table-cell office:value-type="float" office:value="5.891418" calcext:value-type="float">
            <text:p>5.891418</text:p>
          </table:table-cell>
          <table:table-cell office:value-type="float" office:value="2.715149" calcext:value-type="float">
            <text:p>2.715149</text:p>
          </table:table-cell>
          <table:table-cell office:value-type="float" office:value="6.201874" calcext:value-type="float">
            <text:p>6.201874</text:p>
          </table:table-cell>
          <table:table-cell office:value-type="float" office:value="3.537292" calcext:value-type="float">
            <text:p>3.537292</text:p>
          </table:table-cell>
          <table:table-cell office:value-type="float" office:value="6.033173" calcext:value-type="float">
            <text:p>6.033173</text:p>
          </table:table-cell>
          <table:table-cell office:value-type="float" office:value="4.067688" calcext:value-type="float">
            <text:p>4.067688</text:p>
          </table:table-cell>
          <table:table-cell office:value-type="float" office:value="5.656555" calcext:value-type="float">
            <text:p>5.656555</text:p>
          </table:table-cell>
          <table:table-cell office:value-type="float" office:value="4.268555" calcext:value-type="float">
            <text:p>4.268555</text:p>
          </table:table-cell>
          <table:table-cell office:value-type="float" office:value="5.092651" calcext:value-type="float">
            <text:p>5.092651</text:p>
          </table:table-cell>
          <table:table-cell office:value-type="float" office:value="4.402954" calcext:value-type="float">
            <text:p>4.402954</text:p>
          </table:table-cell>
          <table:table-cell office:value-type="float" office:value="4.562469" calcext:value-type="float">
            <text:p>4.562469</text:p>
          </table:table-cell>
          <table:table-cell office:value-type="float" office:value="4.313782" calcext:value-type="float">
            <text:p>4.313782</text:p>
          </table:table-cell>
          <table:table-cell office:value-type="float" office:value="4.0578" calcext:value-type="float">
            <text:p>4.0578</text:p>
          </table:table-cell>
          <table:table-cell office:value-type="float" office:value="3.714844" calcext:value-type="float">
            <text:p>3.714844</text:p>
          </table:table-cell>
          <table:table-cell office:value-type="float" office:value="3.747772" calcext:value-type="float">
            <text:p>3.747772</text:p>
          </table:table-cell>
          <table:table-cell office:value-type="float" office:value="3.511841" calcext:value-type="float">
            <text:p>3.511841</text:p>
          </table:table-cell>
          <table:table-cell office:value-type="float" office:value="3.935181" calcext:value-type="float">
            <text:p>3.935181</text:p>
          </table:table-cell>
          <table:table-cell office:value-type="float" office:value="3.849884" calcext:value-type="float">
            <text:p>3.849884</text:p>
          </table:table-cell>
          <table:table-cell office:value-type="float" office:value="4.424591" calcext:value-type="float">
            <text:p>4.424591</text:p>
          </table:table-cell>
          <table:table-cell office:value-type="float" office:value="4.402466" calcext:value-type="float">
            <text:p>4.402466</text:p>
          </table:table-cell>
          <table:table-cell office:value-type="float" office:value="4.985199" calcext:value-type="float">
            <text:p>4.985199</text:p>
          </table:table-cell>
          <table:table-cell office:value-type="float" office:value="4.973724" calcext:value-type="float">
            <text:p>4.973724</text:p>
          </table:table-cell>
          <table:table-cell office:value-type="float" office:value="5.578857" calcext:value-type="float">
            <text:p>5.578857</text:p>
          </table:table-cell>
          <table:table-cell office:value-type="float" office:value="5.552429" calcext:value-type="float">
            <text:p>5.552429</text:p>
          </table:table-cell>
          <table:table-cell office:value-type="float" office:value="6.021881" calcext:value-type="float">
            <text:p>6.021881</text:p>
          </table:table-cell>
          <table:table-cell office:value-type="float" office:value="5.992737" calcext:value-type="float">
            <text:p>5.992737</text:p>
          </table:table-cell>
          <table:table-cell office:value-type="float" office:value="10.63116" calcext:value-type="float">
            <text:p>10.63116</text:p>
          </table:table-cell>
          <table:table-cell office:value-type="float" office:value="-3.112885" calcext:value-type="float">
            <text:p>-3.1128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2" calcext:value-type="float">
            <text:p>20032002</text:p>
          </table:table-cell>
          <table:table-cell office:value-type="float" office:value="16.07328" calcext:value-type="float">
            <text:p>16.07328</text:p>
          </table:table-cell>
          <table:table-cell office:value-type="float" office:value="13.76" calcext:value-type="float">
            <text:p>13.76</text:p>
          </table:table-cell>
          <table:table-cell office:value-type="float" office:value="-6" calcext:value-type="float">
            <text:p>-6</text:p>
          </table:table-cell>
          <table:table-cell office:value-type="float" office:value="0.8829207" calcext:value-type="float">
            <text:p>0.8829207</text:p>
          </table:table-cell>
          <table:table-cell office:value-type="float" office:value="0.3469425" calcext:value-type="float">
            <text:p>0.3469425</text:p>
          </table:table-cell>
          <table:table-cell office:value-type="float" office:value="438.264" calcext:value-type="float">
            <text:p>438.264</text:p>
          </table:table-cell>
          <table:table-cell office:value-type="float" office:value="0" calcext:value-type="float">
            <text:p>0</text:p>
          </table:table-cell>
          <table:table-cell office:value-type="float" office:value="12.3407" calcext:value-type="float">
            <text:p>12.3407</text:p>
          </table:table-cell>
          <table:table-cell office:value-type="float" office:value="0.01550293" calcext:value-type="float">
            <text:p>0.01550293</text:p>
          </table:table-cell>
          <table:table-cell office:value-type="float" office:value="8.919922" calcext:value-type="float">
            <text:p>8.919922</text:p>
          </table:table-cell>
          <table:table-cell office:value-type="float" office:value="1.366394" calcext:value-type="float">
            <text:p>1.366394</text:p>
          </table:table-cell>
          <table:table-cell office:value-type="float" office:value="7.067444" calcext:value-type="float">
            <text:p>7.067444</text:p>
          </table:table-cell>
          <table:table-cell office:value-type="float" office:value="2.195984" calcext:value-type="float">
            <text:p>2.195984</text:p>
          </table:table-cell>
          <table:table-cell office:value-type="float" office:value="5.807739" calcext:value-type="float">
            <text:p>5.807739</text:p>
          </table:table-cell>
          <table:table-cell office:value-type="float" office:value="2.830688" calcext:value-type="float">
            <text:p>2.830688</text:p>
          </table:table-cell>
          <table:table-cell office:value-type="float" office:value="5.135681" calcext:value-type="float">
            <text:p>5.135681</text:p>
          </table:table-cell>
          <table:table-cell office:value-type="float" office:value="3.206635" calcext:value-type="float">
            <text:p>3.206635</text:p>
          </table:table-cell>
          <table:table-cell office:value-type="float" office:value="4.577423" calcext:value-type="float">
            <text:p>4.577423</text:p>
          </table:table-cell>
          <table:table-cell office:value-type="float" office:value="3.56485" calcext:value-type="float">
            <text:p>3.56485</text:p>
          </table:table-cell>
          <table:table-cell office:value-type="float" office:value="4.30835" calcext:value-type="float">
            <text:p>4.30835</text:p>
          </table:table-cell>
          <table:table-cell office:value-type="float" office:value="3.761383" calcext:value-type="float">
            <text:p>3.761383</text:p>
          </table:table-cell>
          <table:table-cell office:value-type="float" office:value="4.064423" calcext:value-type="float">
            <text:p>4.064423</text:p>
          </table:table-cell>
          <table:table-cell office:value-type="float" office:value="3.936493" calcext:value-type="float">
            <text:p>3.936493</text:p>
          </table:table-cell>
          <table:table-cell office:value-type="float" office:value="3.884216" calcext:value-type="float">
            <text:p>3.884216</text:p>
          </table:table-cell>
          <table:table-cell office:value-type="float" office:value="3.749939" calcext:value-type="float">
            <text:p>3.749939</text:p>
          </table:table-cell>
          <table:table-cell office:value-type="float" office:value="4.030853" calcext:value-type="float">
            <text:p>4.030853</text:p>
          </table:table-cell>
          <table:table-cell office:value-type="float" office:value="3.936188" calcext:value-type="float">
            <text:p>3.936188</text:p>
          </table:table-cell>
          <table:table-cell office:value-type="float" office:value="4.459045" calcext:value-type="float">
            <text:p>4.459045</text:p>
          </table:table-cell>
          <table:table-cell office:value-type="float" office:value="4.424927" calcext:value-type="float">
            <text:p>4.424927</text:p>
          </table:table-cell>
          <table:table-cell office:value-type="float" office:value="4.973633" calcext:value-type="float">
            <text:p>4.973633</text:p>
          </table:table-cell>
          <table:table-cell office:value-type="float" office:value="4.968262" calcext:value-type="float">
            <text:p>4.968262</text:p>
          </table:table-cell>
          <table:table-cell office:value-type="float" office:value="5.552124" calcext:value-type="float">
            <text:p>5.552124</text:p>
          </table:table-cell>
          <table:table-cell office:value-type="float" office:value="5.528564" calcext:value-type="float">
            <text:p>5.528564</text:p>
          </table:table-cell>
          <table:table-cell office:value-type="float" office:value="5.992432" calcext:value-type="float">
            <text:p>5.992432</text:p>
          </table:table-cell>
          <table:table-cell office:value-type="float" office:value="5.964752" calcext:value-type="float">
            <text:p>5.964752</text:p>
          </table:table-cell>
          <table:table-cell office:value-type="float" office:value="26.4079" calcext:value-type="float">
            <text:p>26.4079</text:p>
          </table:table-cell>
          <table:table-cell office:value-type="float" office:value="-8.012024" calcext:value-type="float">
            <text:p>-8.0120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2" calcext:value-type="float">
            <text:p>21032002</text:p>
          </table:table-cell>
          <table:table-cell office:value-type="float" office:value="21.47589" calcext:value-type="float">
            <text:p>21.47589</text:p>
          </table:table-cell>
          <table:table-cell office:value-type="float" office:value="-5.11" calcext:value-type="float">
            <text:p>-5.11</text:p>
          </table:table-cell>
          <table:table-cell office:value-type="float" office:value="-12.65" calcext:value-type="float">
            <text:p>-12.65</text:p>
          </table:table-cell>
          <table:table-cell office:value-type="float" office:value="0.3708432" calcext:value-type="float">
            <text:p>0.3708432</text:p>
          </table:table-cell>
          <table:table-cell office:value-type="float" office:value="0.2078836" calcext:value-type="float">
            <text:p>0.2078836</text:p>
          </table:table-cell>
          <table:table-cell office:value-type="float" office:value="608.364" calcext:value-type="float">
            <text:p>608.364</text:p>
          </table:table-cell>
          <table:table-cell office:value-type="float" office:value="0.1" calcext:value-type="float">
            <text:p>0.1</text:p>
          </table:table-cell>
          <table:table-cell office:value-type="float" office:value="10.51968" calcext:value-type="float">
            <text:p>10.51968</text:p>
          </table:table-cell>
          <table:table-cell office:value-type="float" office:value="-2.647644" calcext:value-type="float">
            <text:p>-2.647644</text:p>
          </table:table-cell>
          <table:table-cell office:value-type="float" office:value="7.440277" calcext:value-type="float">
            <text:p>7.440277</text:p>
          </table:table-cell>
          <table:table-cell office:value-type="float" office:value="-0.1306152" calcext:value-type="float">
            <text:p>-0.1306152</text:p>
          </table:table-cell>
          <table:table-cell office:value-type="float" office:value="5.961182" calcext:value-type="float">
            <text:p>5.961182</text:p>
          </table:table-cell>
          <table:table-cell office:value-type="float" office:value="1.245209" calcext:value-type="float">
            <text:p>1.245209</text:p>
          </table:table-cell>
          <table:table-cell office:value-type="float" office:value="5.012238" calcext:value-type="float">
            <text:p>5.012238</text:p>
          </table:table-cell>
          <table:table-cell office:value-type="float" office:value="2.296234" calcext:value-type="float">
            <text:p>2.296234</text:p>
          </table:table-cell>
          <table:table-cell office:value-type="float" office:value="4.578644" calcext:value-type="float">
            <text:p>4.578644</text:p>
          </table:table-cell>
          <table:table-cell office:value-type="float" office:value="2.89328" calcext:value-type="float">
            <text:p>2.89328</text:p>
          </table:table-cell>
          <table:table-cell office:value-type="float" office:value="4.539673" calcext:value-type="float">
            <text:p>4.539673</text:p>
          </table:table-cell>
          <table:table-cell office:value-type="float" office:value="3.423523" calcext:value-type="float">
            <text:p>3.423523</text:p>
          </table:table-cell>
          <table:table-cell office:value-type="float" office:value="4.311371" calcext:value-type="float">
            <text:p>4.311371</text:p>
          </table:table-cell>
          <table:table-cell office:value-type="float" office:value="3.681976" calcext:value-type="float">
            <text:p>3.681976</text:p>
          </table:table-cell>
          <table:table-cell office:value-type="float" office:value="4.035706" calcext:value-type="float">
            <text:p>4.035706</text:p>
          </table:table-cell>
          <table:table-cell office:value-type="float" office:value="3.923706" calcext:value-type="float">
            <text:p>3.923706</text:p>
          </table:table-cell>
          <table:table-cell office:value-type="float" office:value="3.959473" calcext:value-type="float">
            <text:p>3.959473</text:p>
          </table:table-cell>
          <table:table-cell office:value-type="float" office:value="3.885223" calcext:value-type="float">
            <text:p>3.885223</text:p>
          </table:table-cell>
          <table:table-cell office:value-type="float" office:value="4.113464" calcext:value-type="float">
            <text:p>4.113464</text:p>
          </table:table-cell>
          <table:table-cell office:value-type="float" office:value="4.031738" calcext:value-type="float">
            <text:p>4.031738</text:p>
          </table:table-cell>
          <table:table-cell office:value-type="float" office:value="4.49826" calcext:value-type="float">
            <text:p>4.49826</text:p>
          </table:table-cell>
          <table:table-cell office:value-type="float" office:value="4.459442" calcext:value-type="float">
            <text:p>4.459442</text:p>
          </table:table-cell>
          <table:table-cell office:value-type="float" office:value="4.969055" calcext:value-type="float">
            <text:p>4.969055</text:p>
          </table:table-cell>
          <table:table-cell office:value-type="float" office:value="4.967773" calcext:value-type="float">
            <text:p>4.967773</text:p>
          </table:table-cell>
          <table:table-cell office:value-type="float" office:value="5.52832" calcext:value-type="float">
            <text:p>5.52832</text:p>
          </table:table-cell>
          <table:table-cell office:value-type="float" office:value="5.508759" calcext:value-type="float">
            <text:p>5.508759</text:p>
          </table:table-cell>
          <table:table-cell office:value-type="float" office:value="5.964478" calcext:value-type="float">
            <text:p>5.964478</text:p>
          </table:table-cell>
          <table:table-cell office:value-type="float" office:value="5.938782" calcext:value-type="float">
            <text:p>5.938782</text:p>
          </table:table-cell>
          <table:table-cell office:value-type="float" office:value="21.38348" calcext:value-type="float">
            <text:p>21.38348</text:p>
          </table:table-cell>
          <table:table-cell office:value-type="float" office:value="-15.31921" calcext:value-type="float">
            <text:p>-15.319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2" calcext:value-type="float">
            <text:p>22032002</text:p>
          </table:table-cell>
          <table:table-cell office:value-type="float" office:value="21.68733" calcext:value-type="float">
            <text:p>21.68733</text:p>
          </table:table-cell>
          <table:table-cell office:value-type="float" office:value="6.2" calcext:value-type="float">
            <text:p>6.2</text:p>
          </table:table-cell>
          <table:table-cell office:value-type="float" office:value="-14.7" calcext:value-type="float">
            <text:p>-14.7</text:p>
          </table:table-cell>
          <table:table-cell office:value-type="float" office:value="0.652195" calcext:value-type="float">
            <text:p>0.652195</text:p>
          </table:table-cell>
          <table:table-cell office:value-type="float" office:value="0.1765795" calcext:value-type="float">
            <text:p>0.1765795</text:p>
          </table:table-cell>
          <table:table-cell office:value-type="float" office:value="246.924" calcext:value-type="float">
            <text:p>246.924</text:p>
          </table:table-cell>
          <table:table-cell office:value-type="float" office:value="0" calcext:value-type="float">
            <text:p>0</text:p>
          </table:table-cell>
          <table:table-cell office:value-type="float" office:value="12.0564" calcext:value-type="float">
            <text:p>12.0564</text:p>
          </table:table-cell>
          <table:table-cell office:value-type="float" office:value="-4.029266" calcext:value-type="float">
            <text:p>-4.029266</text:p>
          </table:table-cell>
          <table:table-cell office:value-type="float" office:value="8.031921" calcext:value-type="float">
            <text:p>8.031921</text:p>
          </table:table-cell>
          <table:table-cell office:value-type="float" office:value="-0.7338257" calcext:value-type="float">
            <text:p>-0.7338257</text:p>
          </table:table-cell>
          <table:table-cell office:value-type="float" office:value="6.184692" calcext:value-type="float">
            <text:p>6.184692</text:p>
          </table:table-cell>
          <table:table-cell office:value-type="float" office:value="0.4468689" calcext:value-type="float">
            <text:p>0.4468689</text:p>
          </table:table-cell>
          <table:table-cell office:value-type="float" office:value="4.994629" calcext:value-type="float">
            <text:p>4.994629</text:p>
          </table:table-cell>
          <table:table-cell office:value-type="float" office:value="1.475037" calcext:value-type="float">
            <text:p>1.475037</text:p>
          </table:table-cell>
          <table:table-cell office:value-type="float" office:value="4.396698" calcext:value-type="float">
            <text:p>4.396698</text:p>
          </table:table-cell>
          <table:table-cell office:value-type="float" office:value="2.106018" calcext:value-type="float">
            <text:p>2.106018</text:p>
          </table:table-cell>
          <table:table-cell office:value-type="float" office:value="3.991302" calcext:value-type="float">
            <text:p>3.991302</text:p>
          </table:table-cell>
          <table:table-cell office:value-type="float" office:value="2.748901" calcext:value-type="float">
            <text:p>2.748901</text:p>
          </table:table-cell>
          <table:table-cell office:value-type="float" office:value="4.018219" calcext:value-type="float">
            <text:p>4.018219</text:p>
          </table:table-cell>
          <table:table-cell office:value-type="float" office:value="3.198303" calcext:value-type="float">
            <text:p>3.198303</text:p>
          </table:table-cell>
          <table:table-cell office:value-type="float" office:value="3.947327" calcext:value-type="float">
            <text:p>3.947327</text:p>
          </table:table-cell>
          <table:table-cell office:value-type="float" office:value="3.702698" calcext:value-type="float">
            <text:p>3.702698</text:p>
          </table:table-cell>
          <table:table-cell office:value-type="float" office:value="3.97525" calcext:value-type="float">
            <text:p>3.97525</text:p>
          </table:table-cell>
          <table:table-cell office:value-type="float" office:value="3.95639" calcext:value-type="float">
            <text:p>3.95639</text:p>
          </table:table-cell>
          <table:table-cell office:value-type="float" office:value="4.176392" calcext:value-type="float">
            <text:p>4.176392</text:p>
          </table:table-cell>
          <table:table-cell office:value-type="float" office:value="4.114227" calcext:value-type="float">
            <text:p>4.114227</text:p>
          </table:table-cell>
          <table:table-cell office:value-type="float" office:value="4.53714" calcext:value-type="float">
            <text:p>4.53714</text:p>
          </table:table-cell>
          <table:table-cell office:value-type="float" office:value="4.498657" calcext:value-type="float">
            <text:p>4.498657</text:p>
          </table:table-cell>
          <table:table-cell office:value-type="float" office:value="4.975586" calcext:value-type="float">
            <text:p>4.975586</text:p>
          </table:table-cell>
          <table:table-cell office:value-type="float" office:value="4.969116" calcext:value-type="float">
            <text:p>4.969116</text:p>
          </table:table-cell>
          <table:table-cell office:value-type="float" office:value="5.508575" calcext:value-type="float">
            <text:p>5.508575</text:p>
          </table:table-cell>
          <table:table-cell office:value-type="float" office:value="5.492737" calcext:value-type="float">
            <text:p>5.492737</text:p>
          </table:table-cell>
          <table:table-cell office:value-type="float" office:value="5.938538" calcext:value-type="float">
            <text:p>5.938538</text:p>
          </table:table-cell>
          <table:table-cell office:value-type="float" office:value="5.915161" calcext:value-type="float">
            <text:p>5.915161</text:p>
          </table:table-cell>
          <table:table-cell office:value-type="float" office:value="31.71518" calcext:value-type="float">
            <text:p>31.71518</text:p>
          </table:table-cell>
          <table:table-cell office:value-type="float" office:value="-16.80432" calcext:value-type="float">
            <text:p>-16.804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2" calcext:value-type="float">
            <text:p>23032002</text:p>
          </table:table-cell>
          <table:table-cell office:value-type="float" office:value="16.60268" calcext:value-type="float">
            <text:p>16.60268</text:p>
          </table:table-cell>
          <table:table-cell office:value-type="float" office:value="11.31" calcext:value-type="float">
            <text:p>11.31</text:p>
          </table:table-cell>
          <table:table-cell office:value-type="float" office:value="-4.05" calcext:value-type="float">
            <text:p>-4.05</text:p>
          </table:table-cell>
          <table:table-cell office:value-type="float" office:value="0.7410482" calcext:value-type="float">
            <text:p>0.7410482</text:p>
          </table:table-cell>
          <table:table-cell office:value-type="float" office:value="0.4012352" calcext:value-type="float">
            <text:p>0.4012352</text:p>
          </table:table-cell>
          <table:table-cell office:value-type="float" office:value="267.624" calcext:value-type="float">
            <text:p>267.624</text:p>
          </table:table-cell>
          <table:table-cell office:value-type="float" office:value="0" calcext:value-type="float">
            <text:p>0</text:p>
          </table:table-cell>
          <table:table-cell office:value-type="float" office:value="12.65222" calcext:value-type="float">
            <text:p>12.65222</text:p>
          </table:table-cell>
          <table:table-cell office:value-type="float" office:value="-1.086304" calcext:value-type="float">
            <text:p>-1.086304</text:p>
          </table:table-cell>
          <table:table-cell office:value-type="float" office:value="8.8013" calcext:value-type="float">
            <text:p>8.8013</text:p>
          </table:table-cell>
          <table:table-cell office:value-type="float" office:value="0.7293091" calcext:value-type="float">
            <text:p>0.7293091</text:p>
          </table:table-cell>
          <table:table-cell office:value-type="float" office:value="6.987183" calcext:value-type="float">
            <text:p>6.987183</text:p>
          </table:table-cell>
          <table:table-cell office:value-type="float" office:value="1.729126" calcext:value-type="float">
            <text:p>1.729126</text:p>
          </table:table-cell>
          <table:table-cell office:value-type="float" office:value="5.786072" calcext:value-type="float">
            <text:p>5.786072</text:p>
          </table:table-cell>
          <table:table-cell office:value-type="float" office:value="2.478546" calcext:value-type="float">
            <text:p>2.478546</text:p>
          </table:table-cell>
          <table:table-cell office:value-type="float" office:value="5.119232" calcext:value-type="float">
            <text:p>5.119232</text:p>
          </table:table-cell>
          <table:table-cell office:value-type="float" office:value="2.901947" calcext:value-type="float">
            <text:p>2.901947</text:p>
          </table:table-cell>
          <table:table-cell office:value-type="float" office:value="4.580292" calcext:value-type="float">
            <text:p>4.580292</text:p>
          </table:table-cell>
          <table:table-cell office:value-type="float" office:value="3.294006" calcext:value-type="float">
            <text:p>3.294006</text:p>
          </table:table-cell>
          <table:table-cell office:value-type="float" office:value="4.236298" calcext:value-type="float">
            <text:p>4.236298</text:p>
          </table:table-cell>
          <table:table-cell office:value-type="float" office:value="3.506561" calcext:value-type="float">
            <text:p>3.506561</text:p>
          </table:table-cell>
          <table:table-cell office:value-type="float" office:value="3.850281" calcext:value-type="float">
            <text:p>3.850281</text:p>
          </table:table-cell>
          <table:table-cell office:value-type="float" office:value="3.732574" calcext:value-type="float">
            <text:p>3.732574</text:p>
          </table:table-cell>
          <table:table-cell office:value-type="float" office:value="3.957397" calcext:value-type="float">
            <text:p>3.957397</text:p>
          </table:table-cell>
          <table:table-cell office:value-type="float" office:value="3.952698" calcext:value-type="float">
            <text:p>3.952698</text:p>
          </table:table-cell>
          <table:table-cell office:value-type="float" office:value="4.216095" calcext:value-type="float">
            <text:p>4.216095</text:p>
          </table:table-cell>
          <table:table-cell office:value-type="float" office:value="4.17691" calcext:value-type="float">
            <text:p>4.17691</text:p>
          </table:table-cell>
          <table:table-cell office:value-type="float" office:value="4.569489" calcext:value-type="float">
            <text:p>4.569489</text:p>
          </table:table-cell>
          <table:table-cell office:value-type="float" office:value="4.537506" calcext:value-type="float">
            <text:p>4.537506</text:p>
          </table:table-cell>
          <table:table-cell office:value-type="float" office:value="4.983887" calcext:value-type="float">
            <text:p>4.983887</text:p>
          </table:table-cell>
          <table:table-cell office:value-type="float" office:value="4.975677" calcext:value-type="float">
            <text:p>4.975677</text:p>
          </table:table-cell>
          <table:table-cell office:value-type="float" office:value="5.492615" calcext:value-type="float">
            <text:p>5.492615</text:p>
          </table:table-cell>
          <table:table-cell office:value-type="float" office:value="5.47995" calcext:value-type="float">
            <text:p>5.47995</text:p>
          </table:table-cell>
          <table:table-cell office:value-type="float" office:value="5.914917" calcext:value-type="float">
            <text:p>5.914917</text:p>
          </table:table-cell>
          <table:table-cell office:value-type="float" office:value="5.893951" calcext:value-type="float">
            <text:p>5.893951</text:p>
          </table:table-cell>
          <table:table-cell office:value-type="float" office:value="30.91019" calcext:value-type="float">
            <text:p>30.91019</text:p>
          </table:table-cell>
          <table:table-cell office:value-type="float" office:value="-8.420685" calcext:value-type="float">
            <text:p>-8.4206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2" calcext:value-type="float">
            <text:p>24032002</text:p>
          </table:table-cell>
          <table:table-cell office:value-type="float" office:value="3.15576" calcext:value-type="float">
            <text:p>3.15576</text:p>
          </table:table-cell>
          <table:table-cell office:value-type="float" office:value="2.16" calcext:value-type="float">
            <text:p>2.16</text:p>
          </table:table-cell>
          <table:table-cell office:value-type="float" office:value="-3.41" calcext:value-type="float">
            <text:p>-3.41</text:p>
          </table:table-cell>
          <table:table-cell office:value-type="float" office:value="0.6288114" calcext:value-type="float">
            <text:p>0.6288114</text:p>
          </table:table-cell>
          <table:table-cell office:value-type="float" office:value="0.420652" calcext:value-type="float">
            <text:p>0.420652</text:p>
          </table:table-cell>
          <table:table-cell office:value-type="float" office:value="621.108" calcext:value-type="float">
            <text:p>621.108</text:p>
          </table:table-cell>
          <table:table-cell office:value-type="float" office:value="0" calcext:value-type="float">
            <text:p>0</text:p>
          </table:table-cell>
          <table:table-cell office:value-type="float" office:value="4.224274" calcext:value-type="float">
            <text:p>4.224274</text:p>
          </table:table-cell>
          <table:table-cell office:value-type="float" office:value="-0.3675537" calcext:value-type="float">
            <text:p>-0.3675537</text:p>
          </table:table-cell>
          <table:table-cell office:value-type="float" office:value="4.294586" calcext:value-type="float">
            <text:p>4.294586</text:p>
          </table:table-cell>
          <table:table-cell office:value-type="float" office:value="1.236328" calcext:value-type="float">
            <text:p>1.236328</text:p>
          </table:table-cell>
          <table:table-cell office:value-type="float" office:value="4.854126" calcext:value-type="float">
            <text:p>4.854126</text:p>
          </table:table-cell>
          <table:table-cell office:value-type="float" office:value="2.227173" calcext:value-type="float">
            <text:p>2.227173</text:p>
          </table:table-cell>
          <table:table-cell office:value-type="float" office:value="4.989136" calcext:value-type="float">
            <text:p>4.989136</text:p>
          </table:table-cell>
          <table:table-cell office:value-type="float" office:value="2.96582" calcext:value-type="float">
            <text:p>2.96582</text:p>
          </table:table-cell>
          <table:table-cell office:value-type="float" office:value="4.852753" calcext:value-type="float">
            <text:p>4.852753</text:p>
          </table:table-cell>
          <table:table-cell office:value-type="float" office:value="3.346741" calcext:value-type="float">
            <text:p>3.346741</text:p>
          </table:table-cell>
          <table:table-cell office:value-type="float" office:value="4.579803" calcext:value-type="float">
            <text:p>4.579803</text:p>
          </table:table-cell>
          <table:table-cell office:value-type="float" office:value="3.711914" calcext:value-type="float">
            <text:p>3.711914</text:p>
          </table:table-cell>
          <table:table-cell office:value-type="float" office:value="4.284515" calcext:value-type="float">
            <text:p>4.284515</text:p>
          </table:table-cell>
          <table:table-cell office:value-type="float" office:value="3.872681" calcext:value-type="float">
            <text:p>3.872681</text:p>
          </table:table-cell>
          <table:table-cell office:value-type="float" office:value="4.010162" calcext:value-type="float">
            <text:p>4.010162</text:p>
          </table:table-cell>
          <table:table-cell office:value-type="float" office:value="3.855591" calcext:value-type="float">
            <text:p>3.855591</text:p>
          </table:table-cell>
          <table:table-cell office:value-type="float" office:value="4.033936" calcext:value-type="float">
            <text:p>4.033936</text:p>
          </table:table-cell>
          <table:table-cell office:value-type="float" office:value="3.957855" calcext:value-type="float">
            <text:p>3.957855</text:p>
          </table:table-cell>
          <table:table-cell office:value-type="float" office:value="4.254486" calcext:value-type="float">
            <text:p>4.254486</text:p>
          </table:table-cell>
          <table:table-cell office:value-type="float" office:value="4.216461" calcext:value-type="float">
            <text:p>4.216461</text:p>
          </table:table-cell>
          <table:table-cell office:value-type="float" office:value="4.596283" calcext:value-type="float">
            <text:p>4.596283</text:p>
          </table:table-cell>
          <table:table-cell office:value-type="float" office:value="4.569763" calcext:value-type="float">
            <text:p>4.569763</text:p>
          </table:table-cell>
          <table:table-cell office:value-type="float" office:value="4.992676" calcext:value-type="float">
            <text:p>4.992676</text:p>
          </table:table-cell>
          <table:table-cell office:value-type="float" office:value="4.983978" calcext:value-type="float">
            <text:p>4.983978</text:p>
          </table:table-cell>
          <table:table-cell office:value-type="float" office:value="5.479858" calcext:value-type="float">
            <text:p>5.479858</text:p>
          </table:table-cell>
          <table:table-cell office:value-type="float" office:value="5.470459" calcext:value-type="float">
            <text:p>5.470459</text:p>
          </table:table-cell>
          <table:table-cell office:value-type="float" office:value="5.893738" calcext:value-type="float">
            <text:p>5.893738</text:p>
          </table:table-cell>
          <table:table-cell office:value-type="float" office:value="5.875122" calcext:value-type="float">
            <text:p>5.875122</text:p>
          </table:table-cell>
          <table:table-cell office:value-type="float" office:value="5.767303" calcext:value-type="float">
            <text:p>5.767303</text:p>
          </table:table-cell>
          <table:table-cell office:value-type="float" office:value="-6.611664" calcext:value-type="float">
            <text:p>-6.6116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2" calcext:value-type="float">
            <text:p>25032002</text:p>
          </table:table-cell>
          <table:table-cell office:value-type="float" office:value="19.65565" calcext:value-type="float">
            <text:p>19.65565</text:p>
          </table:table-cell>
          <table:table-cell office:value-type="float" office:value="2.19" calcext:value-type="float">
            <text:p>2.19</text:p>
          </table:table-cell>
          <table:table-cell office:value-type="float" office:value="-5.72" calcext:value-type="float">
            <text:p>-5.72</text:p>
          </table:table-cell>
          <table:table-cell office:value-type="float" office:value="0.6212215" calcext:value-type="float">
            <text:p>0.6212215</text:p>
          </table:table-cell>
          <table:table-cell office:value-type="float" office:value="0.3543074" calcext:value-type="float">
            <text:p>0.3543074</text:p>
          </table:table-cell>
          <table:table-cell office:value-type="float" office:value="316.476" calcext:value-type="float">
            <text:p>316.476</text:p>
          </table:table-cell>
          <table:table-cell office:value-type="float" office:value="1.2" calcext:value-type="float">
            <text:p>1.2</text:p>
          </table:table-cell>
          <table:table-cell office:value-type="float" office:value="9.638916" calcext:value-type="float">
            <text:p>9.638916</text:p>
          </table:table-cell>
          <table:table-cell office:value-type="float" office:value="-1.941315" calcext:value-type="float">
            <text:p>-1.941315</text:p>
          </table:table-cell>
          <table:table-cell office:value-type="float" office:value="6.792053" calcext:value-type="float">
            <text:p>6.792053</text:p>
          </table:table-cell>
          <table:table-cell office:value-type="float" office:value="-0.1626892" calcext:value-type="float">
            <text:p>-0.1626892</text:p>
          </table:table-cell>
          <table:table-cell office:value-type="float" office:value="5.340118" calcext:value-type="float">
            <text:p>5.340118</text:p>
          </table:table-cell>
          <table:table-cell office:value-type="float" office:value="0.9094543" calcext:value-type="float">
            <text:p>0.9094543</text:p>
          </table:table-cell>
          <table:table-cell office:value-type="float" office:value="4.494934" calcext:value-type="float">
            <text:p>4.494934</text:p>
          </table:table-cell>
          <table:table-cell office:value-type="float" office:value="1.802277" calcext:value-type="float">
            <text:p>1.802277</text:p>
          </table:table-cell>
          <table:table-cell office:value-type="float" office:value="4.084351" calcext:value-type="float">
            <text:p>4.084351</text:p>
          </table:table-cell>
          <table:table-cell office:value-type="float" office:value="2.356506" calcext:value-type="float">
            <text:p>2.356506</text:p>
          </table:table-cell>
          <table:table-cell office:value-type="float" office:value="3.79126" calcext:value-type="float">
            <text:p>3.79126</text:p>
          </table:table-cell>
          <table:table-cell office:value-type="float" office:value="2.911469" calcext:value-type="float">
            <text:p>2.911469</text:p>
          </table:table-cell>
          <table:table-cell office:value-type="float" office:value="3.865479" calcext:value-type="float">
            <text:p>3.865479</text:p>
          </table:table-cell>
          <table:table-cell office:value-type="float" office:value="3.300568" calcext:value-type="float">
            <text:p>3.300568</text:p>
          </table:table-cell>
          <table:table-cell office:value-type="float" office:value="3.986938" calcext:value-type="float">
            <text:p>3.986938</text:p>
          </table:table-cell>
          <table:table-cell office:value-type="float" office:value="3.750244" calcext:value-type="float">
            <text:p>3.750244</text:p>
          </table:table-cell>
          <table:table-cell office:value-type="float" office:value="4.047913" calcext:value-type="float">
            <text:p>4.047913</text:p>
          </table:table-cell>
          <table:table-cell office:value-type="float" office:value="4.029541" calcext:value-type="float">
            <text:p>4.029541</text:p>
          </table:table-cell>
          <table:table-cell office:value-type="float" office:value="4.290314" calcext:value-type="float">
            <text:p>4.290314</text:p>
          </table:table-cell>
          <table:table-cell office:value-type="float" office:value="4.254913" calcext:value-type="float">
            <text:p>4.254913</text:p>
          </table:table-cell>
          <table:table-cell office:value-type="float" office:value="4.621368" calcext:value-type="float">
            <text:p>4.621368</text:p>
          </table:table-cell>
          <table:table-cell office:value-type="float" office:value="4.596558" calcext:value-type="float">
            <text:p>4.596558</text:p>
          </table:table-cell>
          <table:table-cell office:value-type="float" office:value="5.001282" calcext:value-type="float">
            <text:p>5.001282</text:p>
          </table:table-cell>
          <table:table-cell office:value-type="float" office:value="4.992737" calcext:value-type="float">
            <text:p>4.992737</text:p>
          </table:table-cell>
          <table:table-cell office:value-type="float" office:value="5.470367" calcext:value-type="float">
            <text:p>5.470367</text:p>
          </table:table-cell>
          <table:table-cell office:value-type="float" office:value="5.462646" calcext:value-type="float">
            <text:p>5.462646</text:p>
          </table:table-cell>
          <table:table-cell office:value-type="float" office:value="5.874939" calcext:value-type="float">
            <text:p>5.874939</text:p>
          </table:table-cell>
          <table:table-cell office:value-type="float" office:value="5.859467" calcext:value-type="float">
            <text:p>5.859467</text:p>
          </table:table-cell>
          <table:table-cell office:value-type="float" office:value="20.65588" calcext:value-type="float">
            <text:p>20.65588</text:p>
          </table:table-cell>
          <table:table-cell office:value-type="float" office:value="-8.69339" calcext:value-type="float">
            <text:p>-8.693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2" calcext:value-type="float">
            <text:p>26032002</text:p>
          </table:table-cell>
          <table:table-cell office:value-type="float" office:value="21.93023" calcext:value-type="float">
            <text:p>21.93023</text:p>
          </table:table-cell>
          <table:table-cell office:value-type="float" office:value="3.14" calcext:value-type="float">
            <text:p>3.14</text:p>
          </table:table-cell>
          <table:table-cell office:value-type="float" office:value="-9.6" calcext:value-type="float">
            <text:p>-9.6</text:p>
          </table:table-cell>
          <table:table-cell office:value-type="float" office:value="0.6554345" calcext:value-type="float">
            <text:p>0.6554345</text:p>
          </table:table-cell>
          <table:table-cell office:value-type="float" office:value="0.2637747" calcext:value-type="float">
            <text:p>0.2637747</text:p>
          </table:table-cell>
          <table:table-cell office:value-type="float" office:value="170.892" calcext:value-type="float">
            <text:p>170.892</text:p>
          </table:table-cell>
          <table:table-cell office:value-type="float" office:value="0" calcext:value-type="float">
            <text:p>0</text:p>
          </table:table-cell>
          <table:table-cell office:value-type="float" office:value="11.03891" calcext:value-type="float">
            <text:p>11.03891</text:p>
          </table:table-cell>
          <table:table-cell office:value-type="float" office:value="-3.369385" calcext:value-type="float">
            <text:p>-3.369385</text:p>
          </table:table-cell>
          <table:table-cell office:value-type="float" office:value="7.810059" calcext:value-type="float">
            <text:p>7.810059</text:p>
          </table:table-cell>
          <table:table-cell office:value-type="float" office:value="-0.7289734" calcext:value-type="float">
            <text:p>-0.7289734</text:p>
          </table:table-cell>
          <table:table-cell office:value-type="float" office:value="6.149017" calcext:value-type="float">
            <text:p>6.149017</text:p>
          </table:table-cell>
          <table:table-cell office:value-type="float" office:value="0.5454712" calcext:value-type="float">
            <text:p>0.5454712</text:p>
          </table:table-cell>
          <table:table-cell office:value-type="float" office:value="5.0224" calcext:value-type="float">
            <text:p>5.0224</text:p>
          </table:table-cell>
          <table:table-cell office:value-type="float" office:value="1.565613" calcext:value-type="float">
            <text:p>1.565613</text:p>
          </table:table-cell>
          <table:table-cell office:value-type="float" office:value="4.435974" calcext:value-type="float">
            <text:p>4.435974</text:p>
          </table:table-cell>
          <table:table-cell office:value-type="float" office:value="2.194702" calcext:value-type="float">
            <text:p>2.194702</text:p>
          </table:table-cell>
          <table:table-cell office:value-type="float" office:value="3.992096" calcext:value-type="float">
            <text:p>3.992096</text:p>
          </table:table-cell>
          <table:table-cell office:value-type="float" office:value="2.809387" calcext:value-type="float">
            <text:p>2.809387</text:p>
          </table:table-cell>
          <table:table-cell office:value-type="float" office:value="3.834717" calcext:value-type="float">
            <text:p>3.834717</text:p>
          </table:table-cell>
          <table:table-cell office:value-type="float" office:value="3.198883" calcext:value-type="float">
            <text:p>3.198883</text:p>
          </table:table-cell>
          <table:table-cell office:value-type="float" office:value="3.783783" calcext:value-type="float">
            <text:p>3.783783</text:p>
          </table:table-cell>
          <table:table-cell office:value-type="float" office:value="3.65274" calcext:value-type="float">
            <text:p>3.65274</text:p>
          </table:table-cell>
          <table:table-cell office:value-type="float" office:value="4.029297" calcext:value-type="float">
            <text:p>4.029297</text:p>
          </table:table-cell>
          <table:table-cell office:value-type="float" office:value="3.995331" calcext:value-type="float">
            <text:p>3.995331</text:p>
          </table:table-cell>
          <table:table-cell office:value-type="float" office:value="4.309174" calcext:value-type="float">
            <text:p>4.309174</text:p>
          </table:table-cell>
          <table:table-cell office:value-type="float" office:value="4.290588" calcext:value-type="float">
            <text:p>4.290588</text:p>
          </table:table-cell>
          <table:table-cell office:value-type="float" office:value="4.641907" calcext:value-type="float">
            <text:p>4.641907</text:p>
          </table:table-cell>
          <table:table-cell office:value-type="float" office:value="4.621613" calcext:value-type="float">
            <text:p>4.621613</text:p>
          </table:table-cell>
          <table:table-cell office:value-type="float" office:value="5.010101" calcext:value-type="float">
            <text:p>5.010101</text:p>
          </table:table-cell>
          <table:table-cell office:value-type="float" office:value="5.001373" calcext:value-type="float">
            <text:p>5.001373</text:p>
          </table:table-cell>
          <table:table-cell office:value-type="float" office:value="5.462555" calcext:value-type="float">
            <text:p>5.462555</text:p>
          </table:table-cell>
          <table:table-cell office:value-type="float" office:value="5.457733" calcext:value-type="float">
            <text:p>5.457733</text:p>
          </table:table-cell>
          <table:table-cell office:value-type="float" office:value="5.859314" calcext:value-type="float">
            <text:p>5.859314</text:p>
          </table:table-cell>
          <table:table-cell office:value-type="float" office:value="5.846466" calcext:value-type="float">
            <text:p>5.846466</text:p>
          </table:table-cell>
          <table:table-cell office:value-type="float" office:value="24.33987" calcext:value-type="float">
            <text:p>24.33987</text:p>
          </table:table-cell>
          <table:table-cell office:value-type="float" office:value="-12.5365" calcext:value-type="float">
            <text:p>-12.53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2" calcext:value-type="float">
            <text:p>27032002</text:p>
          </table:table-cell>
          <table:table-cell office:value-type="float" office:value="16.91577" calcext:value-type="float">
            <text:p>16.91577</text:p>
          </table:table-cell>
          <table:table-cell office:value-type="float" office:value="17.76" calcext:value-type="float">
            <text:p>17.76</text:p>
          </table:table-cell>
          <table:table-cell office:value-type="float" office:value="-3.09" calcext:value-type="float">
            <text:p>-3.09</text:p>
          </table:table-cell>
          <table:table-cell office:value-type="float" office:value="1.018622" calcext:value-type="float">
            <text:p>1.018622</text:p>
          </table:table-cell>
          <table:table-cell office:value-type="float" office:value="0.4306745" calcext:value-type="float">
            <text:p>0.4306745</text:p>
          </table:table-cell>
          <table:table-cell office:value-type="float" office:value="335.268" calcext:value-type="float">
            <text:p>335.268</text:p>
          </table:table-cell>
          <table:table-cell office:value-type="float" office:value="0" calcext:value-type="float">
            <text:p>0</text:p>
          </table:table-cell>
          <table:table-cell office:value-type="float" office:value="15.10266" calcext:value-type="float">
            <text:p>15.10266</text:p>
          </table:table-cell>
          <table:table-cell office:value-type="float" office:value="-0.9896851" calcext:value-type="float">
            <text:p>-0.9896851</text:p>
          </table:table-cell>
          <table:table-cell office:value-type="float" office:value="10.42392" calcext:value-type="float">
            <text:p>10.42392</text:p>
          </table:table-cell>
          <table:table-cell office:value-type="float" office:value="0.7027588" calcext:value-type="float">
            <text:p>0.7027588</text:p>
          </table:table-cell>
          <table:table-cell office:value-type="float" office:value="8.14917" calcext:value-type="float">
            <text:p>8.14917</text:p>
          </table:table-cell>
          <table:table-cell office:value-type="float" office:value="1.702423" calcext:value-type="float">
            <text:p>1.702423</text:p>
          </table:table-cell>
          <table:table-cell office:value-type="float" office:value="6.544159" calcext:value-type="float">
            <text:p>6.544159</text:p>
          </table:table-cell>
          <table:table-cell office:value-type="float" office:value="2.446747" calcext:value-type="float">
            <text:p>2.446747</text:p>
          </table:table-cell>
          <table:table-cell office:value-type="float" office:value="5.674927" calcext:value-type="float">
            <text:p>5.674927</text:p>
          </table:table-cell>
          <table:table-cell office:value-type="float" office:value="2.872864" calcext:value-type="float">
            <text:p>2.872864</text:p>
          </table:table-cell>
          <table:table-cell office:value-type="float" office:value="4.960968" calcext:value-type="float">
            <text:p>4.960968</text:p>
          </table:table-cell>
          <table:table-cell office:value-type="float" office:value="3.268524" calcext:value-type="float">
            <text:p>3.268524</text:p>
          </table:table-cell>
          <table:table-cell office:value-type="float" office:value="4.416687" calcext:value-type="float">
            <text:p>4.416687</text:p>
          </table:table-cell>
          <table:table-cell office:value-type="float" office:value="3.486603" calcext:value-type="float">
            <text:p>3.486603</text:p>
          </table:table-cell>
          <table:table-cell office:value-type="float" office:value="3.873688" calcext:value-type="float">
            <text:p>3.873688</text:p>
          </table:table-cell>
          <table:table-cell office:value-type="float" office:value="3.709381" calcext:value-type="float">
            <text:p>3.709381</text:p>
          </table:table-cell>
          <table:table-cell office:value-type="float" office:value="4.002014" calcext:value-type="float">
            <text:p>4.002014</text:p>
          </table:table-cell>
          <table:table-cell office:value-type="float" office:value="3.993958" calcext:value-type="float">
            <text:p>3.993958</text:p>
          </table:table-cell>
          <table:table-cell office:value-type="float" office:value="4.320251" calcext:value-type="float">
            <text:p>4.320251</text:p>
          </table:table-cell>
          <table:table-cell office:value-type="float" office:value="4.309296" calcext:value-type="float">
            <text:p>4.309296</text:p>
          </table:table-cell>
          <table:table-cell office:value-type="float" office:value="4.656219" calcext:value-type="float">
            <text:p>4.656219</text:p>
          </table:table-cell>
          <table:table-cell office:value-type="float" office:value="4.64209" calcext:value-type="float">
            <text:p>4.64209</text:p>
          </table:table-cell>
          <table:table-cell office:value-type="float" office:value="5.018127" calcext:value-type="float">
            <text:p>5.018127</text:p>
          </table:table-cell>
          <table:table-cell office:value-type="float" office:value="5.010223" calcext:value-type="float">
            <text:p>5.010223</text:p>
          </table:table-cell>
          <table:table-cell office:value-type="float" office:value="5.457672" calcext:value-type="float">
            <text:p>5.457672</text:p>
          </table:table-cell>
          <table:table-cell office:value-type="float" office:value="5.452972" calcext:value-type="float">
            <text:p>5.452972</text:p>
          </table:table-cell>
          <table:table-cell office:value-type="float" office:value="5.846344" calcext:value-type="float">
            <text:p>5.846344</text:p>
          </table:table-cell>
          <table:table-cell office:value-type="float" office:value="5.835663" calcext:value-type="float">
            <text:p>5.835663</text:p>
          </table:table-cell>
          <table:table-cell office:value-type="float" office:value="39.92822" calcext:value-type="float">
            <text:p>39.92822</text:p>
          </table:table-cell>
          <table:table-cell office:value-type="float" office:value="-7.634338" calcext:value-type="float">
            <text:p>-7.6343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2" calcext:value-type="float">
            <text:p>28032002</text:p>
          </table:table-cell>
          <table:table-cell office:value-type="float" office:value="20.80908" calcext:value-type="float">
            <text:p>20.80908</text:p>
          </table:table-cell>
          <table:table-cell office:value-type="float" office:value="16.49" calcext:value-type="float">
            <text:p>16.49</text:p>
          </table:table-cell>
          <table:table-cell office:value-type="float" office:value="0.82" calcext:value-type="float">
            <text:p>0.82</text:p>
          </table:table-cell>
          <table:table-cell office:value-type="float" office:value="0.9448376" calcext:value-type="float">
            <text:p>0.9448376</text:p>
          </table:table-cell>
          <table:table-cell office:value-type="float" office:value="0.5716967" calcext:value-type="float">
            <text:p>0.5716967</text:p>
          </table:table-cell>
          <table:table-cell office:value-type="float" office:value="176.616" calcext:value-type="float">
            <text:p>176.616</text:p>
          </table:table-cell>
          <table:table-cell office:value-type="float" office:value="0" calcext:value-type="float">
            <text:p>0</text:p>
          </table:table-cell>
          <table:table-cell office:value-type="float" office:value="17.67169" calcext:value-type="float">
            <text:p>17.67169</text:p>
          </table:table-cell>
          <table:table-cell office:value-type="float" office:value="2.844879" calcext:value-type="float">
            <text:p>2.844879</text:p>
          </table:table-cell>
          <table:table-cell office:value-type="float" office:value="13.01834" calcext:value-type="float">
            <text:p>13.01834</text:p>
          </table:table-cell>
          <table:table-cell office:value-type="float" office:value="4.266541" calcext:value-type="float">
            <text:p>4.266541</text:p>
          </table:table-cell>
          <table:table-cell office:value-type="float" office:value="10.4758" calcext:value-type="float">
            <text:p>10.4758</text:p>
          </table:table-cell>
          <table:table-cell office:value-type="float" office:value="4.766113" calcext:value-type="float">
            <text:p>4.766113</text:p>
          </table:table-cell>
          <table:table-cell office:value-type="float" office:value="8.584656" calcext:value-type="float">
            <text:p>8.584656</text:p>
          </table:table-cell>
          <table:table-cell office:value-type="float" office:value="4.928406" calcext:value-type="float">
            <text:p>4.928406</text:p>
          </table:table-cell>
          <table:table-cell office:value-type="float" office:value="7.455017" calcext:value-type="float">
            <text:p>7.455017</text:p>
          </table:table-cell>
          <table:table-cell office:value-type="float" office:value="4.909393" calcext:value-type="float">
            <text:p>4.909393</text:p>
          </table:table-cell>
          <table:table-cell office:value-type="float" office:value="6.427673" calcext:value-type="float">
            <text:p>6.427673</text:p>
          </table:table-cell>
          <table:table-cell office:value-type="float" office:value="4.811432" calcext:value-type="float">
            <text:p>4.811432</text:p>
          </table:table-cell>
          <table:table-cell office:value-type="float" office:value="5.613739" calcext:value-type="float">
            <text:p>5.613739</text:p>
          </table:table-cell>
          <table:table-cell office:value-type="float" office:value="4.433014" calcext:value-type="float">
            <text:p>4.433014</text:p>
          </table:table-cell>
          <table:table-cell office:value-type="float" office:value="4.528595" calcext:value-type="float">
            <text:p>4.528595</text:p>
          </table:table-cell>
          <table:table-cell office:value-type="float" office:value="3.880981" calcext:value-type="float">
            <text:p>3.880981</text:p>
          </table:table-cell>
          <table:table-cell office:value-type="float" office:value="4.150543" calcext:value-type="float">
            <text:p>4.150543</text:p>
          </table:table-cell>
          <table:table-cell office:value-type="float" office:value="4.002625" calcext:value-type="float">
            <text:p>4.002625</text:p>
          </table:table-cell>
          <table:table-cell office:value-type="float" office:value="4.344849" calcext:value-type="float">
            <text:p>4.344849</text:p>
          </table:table-cell>
          <table:table-cell office:value-type="float" office:value="4.320374" calcext:value-type="float">
            <text:p>4.320374</text:p>
          </table:table-cell>
          <table:table-cell office:value-type="float" office:value="4.66922" calcext:value-type="float">
            <text:p>4.66922</text:p>
          </table:table-cell>
          <table:table-cell office:value-type="float" office:value="4.656342" calcext:value-type="float">
            <text:p>4.656342</text:p>
          </table:table-cell>
          <table:table-cell office:value-type="float" office:value="5.025055" calcext:value-type="float">
            <text:p>5.025055</text:p>
          </table:table-cell>
          <table:table-cell office:value-type="float" office:value="5.018188" calcext:value-type="float">
            <text:p>5.018188</text:p>
          </table:table-cell>
          <table:table-cell office:value-type="float" office:value="5.452942" calcext:value-type="float">
            <text:p>5.452942</text:p>
          </table:table-cell>
          <table:table-cell office:value-type="float" office:value="5.449982" calcext:value-type="float">
            <text:p>5.449982</text:p>
          </table:table-cell>
          <table:table-cell office:value-type="float" office:value="5.835571" calcext:value-type="float">
            <text:p>5.835571</text:p>
          </table:table-cell>
          <table:table-cell office:value-type="float" office:value="5.826874" calcext:value-type="float">
            <text:p>5.826874</text:p>
          </table:table-cell>
          <table:table-cell office:value-type="float" office:value="39.73535" calcext:value-type="float">
            <text:p>39.73535</text:p>
          </table:table-cell>
          <table:table-cell office:value-type="float" office:value="-3.320221" calcext:value-type="float">
            <text:p>-3.3202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2" calcext:value-type="float">
            <text:p>29032002</text:p>
          </table:table-cell>
          <table:table-cell office:value-type="float" office:value="21.09695" calcext:value-type="float">
            <text:p>21.09695</text:p>
          </table:table-cell>
          <table:table-cell office:value-type="float" office:value="15.43" calcext:value-type="float">
            <text:p>15.43</text:p>
          </table:table-cell>
          <table:table-cell office:value-type="float" office:value="3.3" calcext:value-type="float">
            <text:p>3.3</text:p>
          </table:table-cell>
          <table:table-cell office:value-type="float" office:value="0.9099037" calcext:value-type="float">
            <text:p>0.9099037</text:p>
          </table:table-cell>
          <table:table-cell office:value-type="float" office:value="0.6813763" calcext:value-type="float">
            <text:p>0.6813763</text:p>
          </table:table-cell>
          <table:table-cell office:value-type="float" office:value="348.12" calcext:value-type="float">
            <text:p>348.12</text:p>
          </table:table-cell>
          <table:table-cell office:value-type="float" office:value="0" calcext:value-type="float">
            <text:p>0</text:p>
          </table:table-cell>
          <table:table-cell office:value-type="float" office:value="18.87631" calcext:value-type="float">
            <text:p>18.87631</text:p>
          </table:table-cell>
          <table:table-cell office:value-type="float" office:value="4.907959" calcext:value-type="float">
            <text:p>4.907959</text:p>
          </table:table-cell>
          <table:table-cell office:value-type="float" office:value="14.49762" calcext:value-type="float">
            <text:p>14.49762</text:p>
          </table:table-cell>
          <table:table-cell office:value-type="float" office:value="5.941101" calcext:value-type="float">
            <text:p>5.941101</text:p>
          </table:table-cell>
          <table:table-cell office:value-type="float" office:value="12.02921" calcext:value-type="float">
            <text:p>12.02921</text:p>
          </table:table-cell>
          <table:table-cell office:value-type="float" office:value="6.305084" calcext:value-type="float">
            <text:p>6.305084</text:p>
          </table:table-cell>
          <table:table-cell office:value-type="float" office:value="10.03186" calcext:value-type="float">
            <text:p>10.03186</text:p>
          </table:table-cell>
          <table:table-cell office:value-type="float" office:value="6.358093" calcext:value-type="float">
            <text:p>6.358093</text:p>
          </table:table-cell>
          <table:table-cell office:value-type="float" office:value="8.783234" calcext:value-type="float">
            <text:p>8.783234</text:p>
          </table:table-cell>
          <table:table-cell office:value-type="float" office:value="6.251312" calcext:value-type="float">
            <text:p>6.251312</text:p>
          </table:table-cell>
          <table:table-cell office:value-type="float" office:value="7.569061" calcext:value-type="float">
            <text:p>7.569061</text:p>
          </table:table-cell>
          <table:table-cell office:value-type="float" office:value="6.023346" calcext:value-type="float">
            <text:p>6.023346</text:p>
          </table:table-cell>
          <table:table-cell office:value-type="float" office:value="6.62085" calcext:value-type="float">
            <text:p>6.62085</text:p>
          </table:table-cell>
          <table:table-cell office:value-type="float" office:value="5.601166" calcext:value-type="float">
            <text:p>5.601166</text:p>
          </table:table-cell>
          <table:table-cell office:value-type="float" office:value="5.275574" calcext:value-type="float">
            <text:p>5.275574</text:p>
          </table:table-cell>
          <table:table-cell office:value-type="float" office:value="4.539001" calcext:value-type="float">
            <text:p>4.539001</text:p>
          </table:table-cell>
          <table:table-cell office:value-type="float" office:value="4.455627" calcext:value-type="float">
            <text:p>4.455627</text:p>
          </table:table-cell>
          <table:table-cell office:value-type="float" office:value="4.153107" calcext:value-type="float">
            <text:p>4.153107</text:p>
          </table:table-cell>
          <table:table-cell office:value-type="float" office:value="4.414917" calcext:value-type="float">
            <text:p>4.414917</text:p>
          </table:table-cell>
          <table:table-cell office:value-type="float" office:value="4.345306" calcext:value-type="float">
            <text:p>4.345306</text:p>
          </table:table-cell>
          <table:table-cell office:value-type="float" office:value="4.690887" calcext:value-type="float">
            <text:p>4.690887</text:p>
          </table:table-cell>
          <table:table-cell office:value-type="float" office:value="4.669373" calcext:value-type="float">
            <text:p>4.669373</text:p>
          </table:table-cell>
          <table:table-cell office:value-type="float" office:value="5.032227" calcext:value-type="float">
            <text:p>5.032227</text:p>
          </table:table-cell>
          <table:table-cell office:value-type="float" office:value="5.025116" calcext:value-type="float">
            <text:p>5.025116</text:p>
          </table:table-cell>
          <table:table-cell office:value-type="float" office:value="5.449982" calcext:value-type="float">
            <text:p>5.449982</text:p>
          </table:table-cell>
          <table:table-cell office:value-type="float" office:value="5.448334" calcext:value-type="float">
            <text:p>5.448334</text:p>
          </table:table-cell>
          <table:table-cell office:value-type="float" office:value="5.826782" calcext:value-type="float">
            <text:p>5.826782</text:p>
          </table:table-cell>
          <table:table-cell office:value-type="float" office:value="5.820129" calcext:value-type="float">
            <text:p>5.820129</text:p>
          </table:table-cell>
          <table:table-cell office:value-type="float" office:value="42.28345" calcext:value-type="float">
            <text:p>42.28345</text:p>
          </table:table-cell>
          <table:table-cell office:value-type="float" office:value="-0.03863525" calcext:value-type="float">
            <text:p>-0.038635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2" calcext:value-type="float">
            <text:p>30032002</text:p>
          </table:table-cell>
          <table:table-cell office:value-type="float" office:value="11.7198" calcext:value-type="float">
            <text:p>11.7198</text:p>
          </table:table-cell>
          <table:table-cell office:value-type="float" office:value="10.96" calcext:value-type="float">
            <text:p>10.96</text:p>
          </table:table-cell>
          <table:table-cell office:value-type="float" office:value="1.79" calcext:value-type="float">
            <text:p>1.79</text:p>
          </table:table-cell>
          <table:table-cell office:value-type="float" office:value="0.7737854" calcext:value-type="float">
            <text:p>0.7737854</text:p>
          </table:table-cell>
          <table:table-cell office:value-type="float" office:value="0.6125506" calcext:value-type="float">
            <text:p>0.6125506</text:p>
          </table:table-cell>
          <table:table-cell office:value-type="float" office:value="186.624" calcext:value-type="float">
            <text:p>186.624</text:p>
          </table:table-cell>
          <table:table-cell office:value-type="float" office:value="0" calcext:value-type="float">
            <text:p>0</text:p>
          </table:table-cell>
          <table:table-cell office:value-type="float" office:value="13.95938" calcext:value-type="float">
            <text:p>13.95938</text:p>
          </table:table-cell>
          <table:table-cell office:value-type="float" office:value="4.673431" calcext:value-type="float">
            <text:p>4.673431</text:p>
          </table:table-cell>
          <table:table-cell office:value-type="float" office:value="10.91885" calcext:value-type="float">
            <text:p>10.91885</text:p>
          </table:table-cell>
          <table:table-cell office:value-type="float" office:value="6.124908" calcext:value-type="float">
            <text:p>6.124908</text:p>
          </table:table-cell>
          <table:table-cell office:value-type="float" office:value="9.543976" calcext:value-type="float">
            <text:p>9.543976</text:p>
          </table:table-cell>
          <table:table-cell office:value-type="float" office:value="6.676819" calcext:value-type="float">
            <text:p>6.676819</text:p>
          </table:table-cell>
          <table:table-cell office:value-type="float" office:value="8.551544" calcext:value-type="float">
            <text:p>8.551544</text:p>
          </table:table-cell>
          <table:table-cell office:value-type="float" office:value="6.899567" calcext:value-type="float">
            <text:p>6.899567</text:p>
          </table:table-cell>
          <table:table-cell office:value-type="float" office:value="8.187836" calcext:value-type="float">
            <text:p>8.187836</text:p>
          </table:table-cell>
          <table:table-cell office:value-type="float" office:value="6.891083" calcext:value-type="float">
            <text:p>6.891083</text:p>
          </table:table-cell>
          <table:table-cell office:value-type="float" office:value="7.542267" calcext:value-type="float">
            <text:p>7.542267</text:p>
          </table:table-cell>
          <table:table-cell office:value-type="float" office:value="6.724457" calcext:value-type="float">
            <text:p>6.724457</text:p>
          </table:table-cell>
          <table:table-cell office:value-type="float" office:value="6.653534" calcext:value-type="float">
            <text:p>6.653534</text:p>
          </table:table-cell>
          <table:table-cell office:value-type="float" office:value="6.319672" calcext:value-type="float">
            <text:p>6.319672</text:p>
          </table:table-cell>
          <table:table-cell office:value-type="float" office:value="5.753754" calcext:value-type="float">
            <text:p>5.753754</text:p>
          </table:table-cell>
          <table:table-cell office:value-type="float" office:value="5.286163" calcext:value-type="float">
            <text:p>5.286163</text:p>
          </table:table-cell>
          <table:table-cell office:value-type="float" office:value="4.820953" calcext:value-type="float">
            <text:p>4.820953</text:p>
          </table:table-cell>
          <table:table-cell office:value-type="float" office:value="4.459442" calcext:value-type="float">
            <text:p>4.459442</text:p>
          </table:table-cell>
          <table:table-cell office:value-type="float" office:value="4.537262" calcext:value-type="float">
            <text:p>4.537262</text:p>
          </table:table-cell>
          <table:table-cell office:value-type="float" office:value="4.415924" calcext:value-type="float">
            <text:p>4.415924</text:p>
          </table:table-cell>
          <table:table-cell office:value-type="float" office:value="4.732025" calcext:value-type="float">
            <text:p>4.732025</text:p>
          </table:table-cell>
          <table:table-cell office:value-type="float" office:value="4.691223" calcext:value-type="float">
            <text:p>4.691223</text:p>
          </table:table-cell>
          <table:table-cell office:value-type="float" office:value="5.043457" calcext:value-type="float">
            <text:p>5.043457</text:p>
          </table:table-cell>
          <table:table-cell office:value-type="float" office:value="5.032318" calcext:value-type="float">
            <text:p>5.032318</text:p>
          </table:table-cell>
          <table:table-cell office:value-type="float" office:value="5.448303" calcext:value-type="float">
            <text:p>5.448303</text:p>
          </table:table-cell>
          <table:table-cell office:value-type="float" office:value="5.446564" calcext:value-type="float">
            <text:p>5.446564</text:p>
          </table:table-cell>
          <table:table-cell office:value-type="float" office:value="5.820068" calcext:value-type="float">
            <text:p>5.820068</text:p>
          </table:table-cell>
          <table:table-cell office:value-type="float" office:value="5.814575" calcext:value-type="float">
            <text:p>5.814575</text:p>
          </table:table-cell>
          <table:table-cell office:value-type="float" office:value="26.09406" calcext:value-type="float">
            <text:p>26.09406</text:p>
          </table:table-cell>
          <table:table-cell office:value-type="float" office:value="-1.861145" calcext:value-type="float">
            <text:p>-1.8611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2" calcext:value-type="float">
            <text:p>31032002</text:p>
          </table:table-cell>
          <table:table-cell office:value-type="float" office:value="21.75336" calcext:value-type="float">
            <text:p>21.75336</text:p>
          </table:table-cell>
          <table:table-cell office:value-type="float" office:value="11.51" calcext:value-type="float">
            <text:p>11.51</text:p>
          </table:table-cell>
          <table:table-cell office:value-type="float" office:value="1.96" calcext:value-type="float">
            <text:p>1.96</text:p>
          </table:table-cell>
          <table:table-cell office:value-type="float" office:value="0.7480643" calcext:value-type="float">
            <text:p>0.7480643</text:p>
          </table:table-cell>
          <table:table-cell office:value-type="float" office:value="0.6199736" calcext:value-type="float">
            <text:p>0.6199736</text:p>
          </table:table-cell>
          <table:table-cell office:value-type="float" office:value="304.092" calcext:value-type="float">
            <text:p>304.092</text:p>
          </table:table-cell>
          <table:table-cell office:value-type="float" office:value="0.6" calcext:value-type="float">
            <text:p>0.6</text:p>
          </table:table-cell>
          <table:table-cell office:value-type="float" office:value="18.43066" calcext:value-type="float">
            <text:p>18.43066</text:p>
          </table:table-cell>
          <table:table-cell office:value-type="float" office:value="3.734894" calcext:value-type="float">
            <text:p>3.734894</text:p>
          </table:table-cell>
          <table:table-cell office:value-type="float" office:value="13.93668" calcext:value-type="float">
            <text:p>13.93668</text:p>
          </table:table-cell>
          <table:table-cell office:value-type="float" office:value="4.993439" calcext:value-type="float">
            <text:p>4.993439</text:p>
          </table:table-cell>
          <table:table-cell office:value-type="float" office:value="11.45731" calcext:value-type="float">
            <text:p>11.45731</text:p>
          </table:table-cell>
          <table:table-cell office:value-type="float" office:value="5.655884" calcext:value-type="float">
            <text:p>5.655884</text:p>
          </table:table-cell>
          <table:table-cell office:value-type="float" office:value="9.668457" calcext:value-type="float">
            <text:p>9.668457</text:p>
          </table:table-cell>
          <table:table-cell office:value-type="float" office:value="6.068665" calcext:value-type="float">
            <text:p>6.068665</text:p>
          </table:table-cell>
          <table:table-cell office:value-type="float" office:value="8.625" calcext:value-type="float">
            <text:p>8.625</text:p>
          </table:table-cell>
          <table:table-cell office:value-type="float" office:value="6.240143" calcext:value-type="float">
            <text:p>6.240143</text:p>
          </table:table-cell>
          <table:table-cell office:value-type="float" office:value="7.650543" calcext:value-type="float">
            <text:p>7.650543</text:p>
          </table:table-cell>
          <table:table-cell office:value-type="float" office:value="6.320526" calcext:value-type="float">
            <text:p>6.320526</text:p>
          </table:table-cell>
          <table:table-cell office:value-type="float" office:value="6.946655" calcext:value-type="float">
            <text:p>6.946655</text:p>
          </table:table-cell>
          <table:table-cell office:value-type="float" office:value="6.164978" calcext:value-type="float">
            <text:p>6.164978</text:p>
          </table:table-cell>
          <table:table-cell office:value-type="float" office:value="5.948669" calcext:value-type="float">
            <text:p>5.948669</text:p>
          </table:table-cell>
          <table:table-cell office:value-type="float" office:value="5.757812" calcext:value-type="float">
            <text:p>5.757812</text:p>
          </table:table-cell>
          <table:table-cell office:value-type="float" office:value="5.091064" calcext:value-type="float">
            <text:p>5.091064</text:p>
          </table:table-cell>
          <table:table-cell office:value-type="float" office:value="4.824371" calcext:value-type="float">
            <text:p>4.824371</text:p>
          </table:table-cell>
          <table:table-cell office:value-type="float" office:value="4.685883" calcext:value-type="float">
            <text:p>4.685883</text:p>
          </table:table-cell>
          <table:table-cell office:value-type="float" office:value="4.538757" calcext:value-type="float">
            <text:p>4.538757</text:p>
          </table:table-cell>
          <table:table-cell office:value-type="float" office:value="4.794342" calcext:value-type="float">
            <text:p>4.794342</text:p>
          </table:table-cell>
          <table:table-cell office:value-type="float" office:value="4.732544" calcext:value-type="float">
            <text:p>4.732544</text:p>
          </table:table-cell>
          <table:table-cell office:value-type="float" office:value="5.062469" calcext:value-type="float">
            <text:p>5.062469</text:p>
          </table:table-cell>
          <table:table-cell office:value-type="float" office:value="5.04361" calcext:value-type="float">
            <text:p>5.04361</text:p>
          </table:table-cell>
          <table:table-cell office:value-type="float" office:value="5.448334" calcext:value-type="float">
            <text:p>5.448334</text:p>
          </table:table-cell>
          <table:table-cell office:value-type="float" office:value="5.446564" calcext:value-type="float">
            <text:p>5.446564</text:p>
          </table:table-cell>
          <table:table-cell office:value-type="float" office:value="5.814514" calcext:value-type="float">
            <text:p>5.814514</text:p>
          </table:table-cell>
          <table:table-cell office:value-type="float" office:value="5.810394" calcext:value-type="float">
            <text:p>5.810394</text:p>
          </table:table-cell>
          <table:table-cell office:value-type="float" office:value="39.36484" calcext:value-type="float">
            <text:p>39.36484</text:p>
          </table:table-cell>
          <table:table-cell office:value-type="float" office:value="-1.713715" calcext:value-type="float">
            <text:p>-1.7137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2" calcext:value-type="float">
            <text:p>1042002</text:p>
          </table:table-cell>
          <table:table-cell office:value-type="float" office:value="21.86892" calcext:value-type="float">
            <text:p>21.86892</text:p>
          </table:table-cell>
          <table:table-cell office:value-type="float" office:value="23.15" calcext:value-type="float">
            <text:p>23.15</text:p>
          </table:table-cell>
          <table:table-cell office:value-type="float" office:value="2.47" calcext:value-type="float">
            <text:p>2.47</text:p>
          </table:table-cell>
          <table:table-cell office:value-type="float" office:value="0.9558265" calcext:value-type="float">
            <text:p>0.9558265</text:p>
          </table:table-cell>
          <table:table-cell office:value-type="float" office:value="0.6427323" calcext:value-type="float">
            <text:p>0.6427323</text:p>
          </table:table-cell>
          <table:table-cell office:value-type="float" office:value="364.104" calcext:value-type="float">
            <text:p>364.104</text:p>
          </table:table-cell>
          <table:table-cell office:value-type="float" office:value="0" calcext:value-type="float">
            <text:p>0</text:p>
          </table:table-cell>
          <table:table-cell office:value-type="float" office:value="21.42889" calcext:value-type="float">
            <text:p>21.42889</text:p>
          </table:table-cell>
          <table:table-cell office:value-type="float" office:value="4.803406" calcext:value-type="float">
            <text:p>4.803406</text:p>
          </table:table-cell>
          <table:table-cell office:value-type="float" office:value="16.13336" calcext:value-type="float">
            <text:p>16.13336</text:p>
          </table:table-cell>
          <table:table-cell office:value-type="float" office:value="5.827911" calcext:value-type="float">
            <text:p>5.827911</text:p>
          </table:table-cell>
          <table:table-cell office:value-type="float" office:value="13.36758" calcext:value-type="float">
            <text:p>13.36758</text:p>
          </table:table-cell>
          <table:table-cell office:value-type="float" office:value="6.381195" calcext:value-type="float">
            <text:p>6.381195</text:p>
          </table:table-cell>
          <table:table-cell office:value-type="float" office:value="11.21631" calcext:value-type="float">
            <text:p>11.21631</text:p>
          </table:table-cell>
          <table:table-cell office:value-type="float" office:value="6.714813" calcext:value-type="float">
            <text:p>6.714813</text:p>
          </table:table-cell>
          <table:table-cell office:value-type="float" office:value="9.903259" calcext:value-type="float">
            <text:p>9.903259</text:p>
          </table:table-cell>
          <table:table-cell office:value-type="float" office:value="6.829468" calcext:value-type="float">
            <text:p>6.829468</text:p>
          </table:table-cell>
          <table:table-cell office:value-type="float" office:value="8.687378" calcext:value-type="float">
            <text:p>8.687378</text:p>
          </table:table-cell>
          <table:table-cell office:value-type="float" office:value="6.832123" calcext:value-type="float">
            <text:p>6.832123</text:p>
          </table:table-cell>
          <table:table-cell office:value-type="float" office:value="7.692017" calcext:value-type="float">
            <text:p>7.692017</text:p>
          </table:table-cell>
          <table:table-cell office:value-type="float" office:value="6.588043" calcext:value-type="float">
            <text:p>6.588043</text:p>
          </table:table-cell>
          <table:table-cell office:value-type="float" office:value="6.337982" calcext:value-type="float">
            <text:p>6.337982</text:p>
          </table:table-cell>
          <table:table-cell office:value-type="float" office:value="5.954895" calcext:value-type="float">
            <text:p>5.954895</text:p>
          </table:table-cell>
          <table:table-cell office:value-type="float" office:value="5.341034" calcext:value-type="float">
            <text:p>5.341034</text:p>
          </table:table-cell>
          <table:table-cell office:value-type="float" office:value="5.093689" calcext:value-type="float">
            <text:p>5.093689</text:p>
          </table:table-cell>
          <table:table-cell office:value-type="float" office:value="4.839233" calcext:value-type="float">
            <text:p>4.839233</text:p>
          </table:table-cell>
          <table:table-cell office:value-type="float" office:value="4.687439" calcext:value-type="float">
            <text:p>4.687439</text:p>
          </table:table-cell>
          <table:table-cell office:value-type="float" office:value="4.871521" calcext:value-type="float">
            <text:p>4.871521</text:p>
          </table:table-cell>
          <table:table-cell office:value-type="float" office:value="4.795044" calcext:value-type="float">
            <text:p>4.795044</text:p>
          </table:table-cell>
          <table:table-cell office:value-type="float" office:value="5.090088" calcext:value-type="float">
            <text:p>5.090088</text:p>
          </table:table-cell>
          <table:table-cell office:value-type="float" office:value="5.062683" calcext:value-type="float">
            <text:p>5.062683</text:p>
          </table:table-cell>
          <table:table-cell office:value-type="float" office:value="5.453339" calcext:value-type="float">
            <text:p>5.453339</text:p>
          </table:table-cell>
          <table:table-cell office:value-type="float" office:value="5.448364" calcext:value-type="float">
            <text:p>5.448364</text:p>
          </table:table-cell>
          <table:table-cell office:value-type="float" office:value="5.810364" calcext:value-type="float">
            <text:p>5.810364</text:p>
          </table:table-cell>
          <table:table-cell office:value-type="float" office:value="5.809967" calcext:value-type="float">
            <text:p>5.809967</text:p>
          </table:table-cell>
          <table:table-cell office:value-type="float" office:value="46.9371" calcext:value-type="float">
            <text:p>46.9371</text:p>
          </table:table-cell>
          <table:table-cell office:value-type="float" office:value="-1.539276" calcext:value-type="float">
            <text:p>-1.5392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2" calcext:value-type="float">
            <text:p>2042002</text:p>
          </table:table-cell>
          <table:table-cell office:value-type="float" office:value="10.9782" calcext:value-type="float">
            <text:p>10.9782</text:p>
          </table:table-cell>
          <table:table-cell office:value-type="float" office:value="5.79" calcext:value-type="float">
            <text:p>5.79</text:p>
          </table:table-cell>
          <table:table-cell office:value-type="float" office:value="-3.87" calcext:value-type="float">
            <text:p>-3.87</text:p>
          </table:table-cell>
          <table:table-cell office:value-type="float" office:value="0.810128" calcext:value-type="float">
            <text:p>0.810128</text:p>
          </table:table-cell>
          <table:table-cell office:value-type="float" office:value="0.4066132" calcext:value-type="float">
            <text:p>0.4066132</text:p>
          </table:table-cell>
          <table:table-cell office:value-type="float" office:value="707.256" calcext:value-type="float">
            <text:p>707.256</text:p>
          </table:table-cell>
          <table:table-cell office:value-type="float" office:value="0" calcext:value-type="float">
            <text:p>0</text:p>
          </table:table-cell>
          <table:table-cell office:value-type="float" office:value="14.09369" calcext:value-type="float">
            <text:p>14.09369</text:p>
          </table:table-cell>
          <table:table-cell office:value-type="float" office:value="2.533203" calcext:value-type="float">
            <text:p>2.533203</text:p>
          </table:table-cell>
          <table:table-cell office:value-type="float" office:value="10.9819" calcext:value-type="float">
            <text:p>10.9819</text:p>
          </table:table-cell>
          <table:table-cell office:value-type="float" office:value="4.934052" calcext:value-type="float">
            <text:p>4.934052</text:p>
          </table:table-cell>
          <table:table-cell office:value-type="float" office:value="10.38416" calcext:value-type="float">
            <text:p>10.38416</text:p>
          </table:table-cell>
          <table:table-cell office:value-type="float" office:value="6.290222" calcext:value-type="float">
            <text:p>6.290222</text:p>
          </table:table-cell>
          <table:table-cell office:value-type="float" office:value="10.08334" calcext:value-type="float">
            <text:p>10.08334</text:p>
          </table:table-cell>
          <table:table-cell office:value-type="float" office:value="7.156403" calcext:value-type="float">
            <text:p>7.156403</text:p>
          </table:table-cell>
          <table:table-cell office:value-type="float" office:value="9.525055" calcext:value-type="float">
            <text:p>9.525055</text:p>
          </table:table-cell>
          <table:table-cell office:value-type="float" office:value="7.471832" calcext:value-type="float">
            <text:p>7.471832</text:p>
          </table:table-cell>
          <table:table-cell office:value-type="float" office:value="8.6875" calcext:value-type="float">
            <text:p>8.6875</text:p>
          </table:table-cell>
          <table:table-cell office:value-type="float" office:value="7.660919" calcext:value-type="float">
            <text:p>7.660919</text:p>
          </table:table-cell>
          <table:table-cell office:value-type="float" office:value="7.778198" calcext:value-type="float">
            <text:p>7.778198</text:p>
          </table:table-cell>
          <table:table-cell office:value-type="float" office:value="7.40564" calcext:value-type="float">
            <text:p>7.40564</text:p>
          </table:table-cell>
          <table:table-cell office:value-type="float" office:value="6.743591" calcext:value-type="float">
            <text:p>6.743591</text:p>
          </table:table-cell>
          <table:table-cell office:value-type="float" office:value="6.347534" calcext:value-type="float">
            <text:p>6.347534</text:p>
          </table:table-cell>
          <table:table-cell office:value-type="float" office:value="5.650482" calcext:value-type="float">
            <text:p>5.650482</text:p>
          </table:table-cell>
          <table:table-cell office:value-type="float" office:value="5.343964" calcext:value-type="float">
            <text:p>5.343964</text:p>
          </table:table-cell>
          <table:table-cell office:value-type="float" office:value="5.0047" calcext:value-type="float">
            <text:p>5.0047</text:p>
          </table:table-cell>
          <table:table-cell office:value-type="float" office:value="4.840851" calcext:value-type="float">
            <text:p>4.840851</text:p>
          </table:table-cell>
          <table:table-cell office:value-type="float" office:value="4.95932" calcext:value-type="float">
            <text:p>4.95932</text:p>
          </table:table-cell>
          <table:table-cell office:value-type="float" office:value="4.872406" calcext:value-type="float">
            <text:p>4.872406</text:p>
          </table:table-cell>
          <table:table-cell office:value-type="float" office:value="5.126129" calcext:value-type="float">
            <text:p>5.126129</text:p>
          </table:table-cell>
          <table:table-cell office:value-type="float" office:value="5.090393" calcext:value-type="float">
            <text:p>5.090393</text:p>
          </table:table-cell>
          <table:table-cell office:value-type="float" office:value="5.462311" calcext:value-type="float">
            <text:p>5.462311</text:p>
          </table:table-cell>
          <table:table-cell office:value-type="float" office:value="5.4534" calcext:value-type="float">
            <text:p>5.4534</text:p>
          </table:table-cell>
          <table:table-cell office:value-type="float" office:value="5.810028" calcext:value-type="float">
            <text:p>5.810028</text:p>
          </table:table-cell>
          <table:table-cell office:value-type="float" office:value="5.809998" calcext:value-type="float">
            <text:p>5.809998</text:p>
          </table:table-cell>
          <table:table-cell office:value-type="float" office:value="25.50201" calcext:value-type="float">
            <text:p>25.50201</text:p>
          </table:table-cell>
          <table:table-cell office:value-type="float" office:value="-6.822693" calcext:value-type="float">
            <text:p>-6.8226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2" calcext:value-type="float">
            <text:p>3042002</text:p>
          </table:table-cell>
          <table:table-cell office:value-type="float" office:value="21.48675" calcext:value-type="float">
            <text:p>21.48675</text:p>
          </table:table-cell>
          <table:table-cell office:value-type="float" office:value="3.77" calcext:value-type="float">
            <text:p>3.77</text:p>
          </table:table-cell>
          <table:table-cell office:value-type="float" office:value="-7.76" calcext:value-type="float">
            <text:p>-7.76</text:p>
          </table:table-cell>
          <table:table-cell office:value-type="float" office:value="0.6348807" calcext:value-type="float">
            <text:p>0.6348807</text:p>
          </table:table-cell>
          <table:table-cell office:value-type="float" office:value="0.3037185" calcext:value-type="float">
            <text:p>0.3037185</text:p>
          </table:table-cell>
          <table:table-cell office:value-type="float" office:value="261.864" calcext:value-type="float">
            <text:p>261.864</text:p>
          </table:table-cell>
          <table:table-cell office:value-type="float" office:value="0" calcext:value-type="float">
            <text:p>0</text:p>
          </table:table-cell>
          <table:table-cell office:value-type="float" office:value="15.06433" calcext:value-type="float">
            <text:p>15.06433</text:p>
          </table:table-cell>
          <table:table-cell office:value-type="float" office:value="-0.4276733" calcext:value-type="float">
            <text:p>-0.4276733</text:p>
          </table:table-cell>
          <table:table-cell office:value-type="float" office:value="11.15283" calcext:value-type="float">
            <text:p>11.15283</text:p>
          </table:table-cell>
          <table:table-cell office:value-type="float" office:value="2.371033" calcext:value-type="float">
            <text:p>2.371033</text:p>
          </table:table-cell>
          <table:table-cell office:value-type="float" office:value="9.381866" calcext:value-type="float">
            <text:p>9.381866</text:p>
          </table:table-cell>
          <table:table-cell office:value-type="float" office:value="3.928406" calcext:value-type="float">
            <text:p>3.928406</text:p>
          </table:table-cell>
          <table:table-cell office:value-type="float" office:value="8.235321" calcext:value-type="float">
            <text:p>8.235321</text:p>
          </table:table-cell>
          <table:table-cell office:value-type="float" office:value="5.037964" calcext:value-type="float">
            <text:p>5.037964</text:p>
          </table:table-cell>
          <table:table-cell office:value-type="float" office:value="7.619659" calcext:value-type="float">
            <text:p>7.619659</text:p>
          </table:table-cell>
          <table:table-cell office:value-type="float" office:value="5.654022" calcext:value-type="float">
            <text:p>5.654022</text:p>
          </table:table-cell>
          <table:table-cell office:value-type="float" office:value="7.633118" calcext:value-type="float">
            <text:p>7.633118</text:p>
          </table:table-cell>
          <table:table-cell office:value-type="float" office:value="6.174652" calcext:value-type="float">
            <text:p>6.174652</text:p>
          </table:table-cell>
          <table:table-cell office:value-type="float" office:value="7.393585" calcext:value-type="float">
            <text:p>7.393585</text:p>
          </table:table-cell>
          <table:table-cell office:value-type="float" office:value="6.375824" calcext:value-type="float">
            <text:p>6.375824</text:p>
          </table:table-cell>
          <table:table-cell office:value-type="float" office:value="6.745483" calcext:value-type="float">
            <text:p>6.745483</text:p>
          </table:table-cell>
          <table:table-cell office:value-type="float" office:value="6.421906" calcext:value-type="float">
            <text:p>6.421906</text:p>
          </table:table-cell>
          <table:table-cell office:value-type="float" office:value="5.80069" calcext:value-type="float">
            <text:p>5.80069</text:p>
          </table:table-cell>
          <table:table-cell office:value-type="float" office:value="5.65332" calcext:value-type="float">
            <text:p>5.65332</text:p>
          </table:table-cell>
          <table:table-cell office:value-type="float" office:value="5.170166" calcext:value-type="float">
            <text:p>5.170166</text:p>
          </table:table-cell>
          <table:table-cell office:value-type="float" office:value="5.00647" calcext:value-type="float">
            <text:p>5.00647</text:p>
          </table:table-cell>
          <table:table-cell office:value-type="float" office:value="5.056824" calcext:value-type="float">
            <text:p>5.056824</text:p>
          </table:table-cell>
          <table:table-cell office:value-type="float" office:value="4.960327" calcext:value-type="float">
            <text:p>4.960327</text:p>
          </table:table-cell>
          <table:table-cell office:value-type="float" office:value="5.169861" calcext:value-type="float">
            <text:p>5.169861</text:p>
          </table:table-cell>
          <table:table-cell office:value-type="float" office:value="5.126556" calcext:value-type="float">
            <text:p>5.126556</text:p>
          </table:table-cell>
          <table:table-cell office:value-type="float" office:value="5.476196" calcext:value-type="float">
            <text:p>5.476196</text:p>
          </table:table-cell>
          <table:table-cell office:value-type="float" office:value="5.462433" calcext:value-type="float">
            <text:p>5.462433</text:p>
          </table:table-cell>
          <table:table-cell office:value-type="float" office:value="5.811096" calcext:value-type="float">
            <text:p>5.811096</text:p>
          </table:table-cell>
          <table:table-cell office:value-type="float" office:value="5.809998" calcext:value-type="float">
            <text:p>5.809998</text:p>
          </table:table-cell>
          <table:table-cell office:value-type="float" office:value="31.62759" calcext:value-type="float">
            <text:p>31.62759</text:p>
          </table:table-cell>
          <table:table-cell office:value-type="float" office:value="-11.35873" calcext:value-type="float">
            <text:p>-11.358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2" calcext:value-type="float">
            <text:p>4042002</text:p>
          </table:table-cell>
          <table:table-cell office:value-type="float" office:value="23.32075" calcext:value-type="float">
            <text:p>23.32075</text:p>
          </table:table-cell>
          <table:table-cell office:value-type="float" office:value="10.99" calcext:value-type="float">
            <text:p>10.99</text:p>
          </table:table-cell>
          <table:table-cell office:value-type="float" office:value="-7.14" calcext:value-type="float">
            <text:p>-7.14</text:p>
          </table:table-cell>
          <table:table-cell office:value-type="float" office:value="0.7006457" calcext:value-type="float">
            <text:p>0.7006457</text:p>
          </table:table-cell>
          <table:table-cell office:value-type="float" office:value="0.3183571" calcext:value-type="float">
            <text:p>0.3183571</text:p>
          </table:table-cell>
          <table:table-cell office:value-type="float" office:value="237.06" calcext:value-type="float">
            <text:p>237.06</text:p>
          </table:table-cell>
          <table:table-cell office:value-type="float" office:value="0" calcext:value-type="float">
            <text:p>0</text:p>
          </table:table-cell>
          <table:table-cell office:value-type="float" office:value="16.81659" calcext:value-type="float">
            <text:p>16.81659</text:p>
          </table:table-cell>
          <table:table-cell office:value-type="float" office:value="-0.5016174" calcext:value-type="float">
            <text:p>-0.5016174</text:p>
          </table:table-cell>
          <table:table-cell office:value-type="float" office:value="12.42816" calcext:value-type="float">
            <text:p>12.42816</text:p>
          </table:table-cell>
          <table:table-cell office:value-type="float" office:value="2.014709" calcext:value-type="float">
            <text:p>2.014709</text:p>
          </table:table-cell>
          <table:table-cell office:value-type="float" office:value="10.31418" calcext:value-type="float">
            <text:p>10.31418</text:p>
          </table:table-cell>
          <table:table-cell office:value-type="float" office:value="3.506805" calcext:value-type="float">
            <text:p>3.506805</text:p>
          </table:table-cell>
          <table:table-cell office:value-type="float" office:value="8.809052" calcext:value-type="float">
            <text:p>8.809052</text:p>
          </table:table-cell>
          <table:table-cell office:value-type="float" office:value="4.616638" calcext:value-type="float">
            <text:p>4.616638</text:p>
          </table:table-cell>
          <table:table-cell office:value-type="float" office:value="7.965515" calcext:value-type="float">
            <text:p>7.965515</text:p>
          </table:table-cell>
          <table:table-cell office:value-type="float" office:value="5.245422" calcext:value-type="float">
            <text:p>5.245422</text:p>
          </table:table-cell>
          <table:table-cell office:value-type="float" office:value="7.249481" calcext:value-type="float">
            <text:p>7.249481</text:p>
          </table:table-cell>
          <table:table-cell office:value-type="float" office:value="5.801971" calcext:value-type="float">
            <text:p>5.801971</text:p>
          </table:table-cell>
          <table:table-cell office:value-type="float" office:value="6.811035" calcext:value-type="float">
            <text:p>6.811035</text:p>
          </table:table-cell>
          <table:table-cell office:value-type="float" office:value="6.045715" calcext:value-type="float">
            <text:p>6.045715</text:p>
          </table:table-cell>
          <table:table-cell office:value-type="float" office:value="6.425293" calcext:value-type="float">
            <text:p>6.425293</text:p>
          </table:table-cell>
          <table:table-cell office:value-type="float" office:value="6.199158" calcext:value-type="float">
            <text:p>6.199158</text:p>
          </table:table-cell>
          <table:table-cell office:value-type="float" office:value="5.824646" calcext:value-type="float">
            <text:p>5.824646</text:p>
          </table:table-cell>
          <table:table-cell office:value-type="float" office:value="5.801361" calcext:value-type="float">
            <text:p>5.801361</text:p>
          </table:table-cell>
          <table:table-cell office:value-type="float" office:value="5.298187" calcext:value-type="float">
            <text:p>5.298187</text:p>
          </table:table-cell>
          <table:table-cell office:value-type="float" office:value="5.171692" calcext:value-type="float">
            <text:p>5.171692</text:p>
          </table:table-cell>
          <table:table-cell office:value-type="float" office:value="5.153748" calcext:value-type="float">
            <text:p>5.153748</text:p>
          </table:table-cell>
          <table:table-cell office:value-type="float" office:value="5.057831" calcext:value-type="float">
            <text:p>5.057831</text:p>
          </table:table-cell>
          <table:table-cell office:value-type="float" office:value="5.220459" calcext:value-type="float">
            <text:p>5.220459</text:p>
          </table:table-cell>
          <table:table-cell office:value-type="float" office:value="5.170349" calcext:value-type="float">
            <text:p>5.170349</text:p>
          </table:table-cell>
          <table:table-cell office:value-type="float" office:value="5.494568" calcext:value-type="float">
            <text:p>5.494568</text:p>
          </table:table-cell>
          <table:table-cell office:value-type="float" office:value="5.476349" calcext:value-type="float">
            <text:p>5.476349</text:p>
          </table:table-cell>
          <table:table-cell office:value-type="float" office:value="5.816681" calcext:value-type="float">
            <text:p>5.816681</text:p>
          </table:table-cell>
          <table:table-cell office:value-type="float" office:value="5.811127" calcext:value-type="float">
            <text:p>5.811127</text:p>
          </table:table-cell>
          <table:table-cell office:value-type="float" office:value="35.74405" calcext:value-type="float">
            <text:p>35.74405</text:p>
          </table:table-cell>
          <table:table-cell office:value-type="float" office:value="-10.88412" calcext:value-type="float">
            <text:p>-10.884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2" calcext:value-type="float">
            <text:p>5042002</text:p>
          </table:table-cell>
          <table:table-cell office:value-type="float" office:value="22.89644" calcext:value-type="float">
            <text:p>22.89644</text:p>
          </table:table-cell>
          <table:table-cell office:value-type="float" office:value="15.52" calcext:value-type="float">
            <text:p>15.52</text:p>
          </table:table-cell>
          <table:table-cell office:value-type="float" office:value="-3.84" calcext:value-type="float">
            <text:p>-3.84</text:p>
          </table:table-cell>
          <table:table-cell office:value-type="float" office:value="0.7403041" calcext:value-type="float">
            <text:p>0.7403041</text:p>
          </table:table-cell>
          <table:table-cell office:value-type="float" office:value="0.4075154" calcext:value-type="float">
            <text:p>0.4075154</text:p>
          </table:table-cell>
          <table:table-cell office:value-type="float" office:value="206.244" calcext:value-type="float">
            <text:p>206.244</text:p>
          </table:table-cell>
          <table:table-cell office:value-type="float" office:value="0" calcext:value-type="float">
            <text:p>0</text:p>
          </table:table-cell>
          <table:table-cell office:value-type="float" office:value="18.63629" calcext:value-type="float">
            <text:p>18.63629</text:p>
          </table:table-cell>
          <table:table-cell office:value-type="float" office:value="1.60202" calcext:value-type="float">
            <text:p>1.60202</text:p>
          </table:table-cell>
          <table:table-cell office:value-type="float" office:value="14.05121" calcext:value-type="float">
            <text:p>14.05121</text:p>
          </table:table-cell>
          <table:table-cell office:value-type="float" office:value="3.916687" calcext:value-type="float">
            <text:p>3.916687</text:p>
          </table:table-cell>
          <table:table-cell office:value-type="float" office:value="11.73773" calcext:value-type="float">
            <text:p>11.73773</text:p>
          </table:table-cell>
          <table:table-cell office:value-type="float" office:value="5.076599" calcext:value-type="float">
            <text:p>5.076599</text:p>
          </table:table-cell>
          <table:table-cell office:value-type="float" office:value="9.995972" calcext:value-type="float">
            <text:p>9.995972</text:p>
          </table:table-cell>
          <table:table-cell office:value-type="float" office:value="5.815765" calcext:value-type="float">
            <text:p>5.815765</text:p>
          </table:table-cell>
          <table:table-cell office:value-type="float" office:value="8.959747" calcext:value-type="float">
            <text:p>8.959747</text:p>
          </table:table-cell>
          <table:table-cell office:value-type="float" office:value="6.169708" calcext:value-type="float">
            <text:p>6.169708</text:p>
          </table:table-cell>
          <table:table-cell office:value-type="float" office:value="8.022064" calcext:value-type="float">
            <text:p>8.022064</text:p>
          </table:table-cell>
          <table:table-cell office:value-type="float" office:value="6.437836" calcext:value-type="float">
            <text:p>6.437836</text:p>
          </table:table-cell>
          <table:table-cell office:value-type="float" office:value="7.35321" calcext:value-type="float">
            <text:p>7.35321</text:p>
          </table:table-cell>
          <table:table-cell office:value-type="float" office:value="6.436951" calcext:value-type="float">
            <text:p>6.436951</text:p>
          </table:table-cell>
          <table:table-cell office:value-type="float" office:value="6.452423" calcext:value-type="float">
            <text:p>6.452423</text:p>
          </table:table-cell>
          <table:table-cell office:value-type="float" office:value="6.256378" calcext:value-type="float">
            <text:p>6.256378</text:p>
          </table:table-cell>
          <table:table-cell office:value-type="float" office:value="5.867798" calcext:value-type="float">
            <text:p>5.867798</text:p>
          </table:table-cell>
          <table:table-cell office:value-type="float" office:value="5.819397" calcext:value-type="float">
            <text:p>5.819397</text:p>
          </table:table-cell>
          <table:table-cell office:value-type="float" office:value="5.394745" calcext:value-type="float">
            <text:p>5.394745</text:p>
          </table:table-cell>
          <table:table-cell office:value-type="float" office:value="5.299286" calcext:value-type="float">
            <text:p>5.299286</text:p>
          </table:table-cell>
          <table:table-cell office:value-type="float" office:value="5.240631" calcext:value-type="float">
            <text:p>5.240631</text:p>
          </table:table-cell>
          <table:table-cell office:value-type="float" office:value="5.154724" calcext:value-type="float">
            <text:p>5.154724</text:p>
          </table:table-cell>
          <table:table-cell office:value-type="float" office:value="5.274719" calcext:value-type="float">
            <text:p>5.274719</text:p>
          </table:table-cell>
          <table:table-cell office:value-type="float" office:value="5.221008" calcext:value-type="float">
            <text:p>5.221008</text:p>
          </table:table-cell>
          <table:table-cell office:value-type="float" office:value="5.516937" calcext:value-type="float">
            <text:p>5.516937</text:p>
          </table:table-cell>
          <table:table-cell office:value-type="float" office:value="5.494781" calcext:value-type="float">
            <text:p>5.494781</text:p>
          </table:table-cell>
          <table:table-cell office:value-type="float" office:value="5.825775" calcext:value-type="float">
            <text:p>5.825775</text:p>
          </table:table-cell>
          <table:table-cell office:value-type="float" office:value="5.816742" calcext:value-type="float">
            <text:p>5.816742</text:p>
          </table:table-cell>
          <table:table-cell office:value-type="float" office:value="38.89627" calcext:value-type="float">
            <text:p>38.89627</text:p>
          </table:table-cell>
          <table:table-cell office:value-type="float" office:value="-7.69812" calcext:value-type="float">
            <text:p>-7.69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2" calcext:value-type="float">
            <text:p>6042002</text:p>
          </table:table-cell>
          <table:table-cell office:value-type="float" office:value="15.8597" calcext:value-type="float">
            <text:p>15.8597</text:p>
          </table:table-cell>
          <table:table-cell office:value-type="float" office:value="17.82" calcext:value-type="float">
            <text:p>17.82</text:p>
          </table:table-cell>
          <table:table-cell office:value-type="float" office:value="0.38" calcext:value-type="float">
            <text:p>0.38</text:p>
          </table:table-cell>
          <table:table-cell office:value-type="float" office:value="0.980683" calcext:value-type="float">
            <text:p>0.980683</text:p>
          </table:table-cell>
          <table:table-cell office:value-type="float" office:value="0.5539848" calcext:value-type="float">
            <text:p>0.5539848</text:p>
          </table:table-cell>
          <table:table-cell office:value-type="float" office:value="627.3" calcext:value-type="float">
            <text:p>627.3</text:p>
          </table:table-cell>
          <table:table-cell office:value-type="float" office:value="0" calcext:value-type="float">
            <text:p>0</text:p>
          </table:table-cell>
          <table:table-cell office:value-type="float" office:value="18.48608" calcext:value-type="float">
            <text:p>18.48608</text:p>
          </table:table-cell>
          <table:table-cell office:value-type="float" office:value="3.917725" calcext:value-type="float">
            <text:p>3.917725</text:p>
          </table:table-cell>
          <table:table-cell office:value-type="float" office:value="13.86438" calcext:value-type="float">
            <text:p>13.86438</text:p>
          </table:table-cell>
          <table:table-cell office:value-type="float" office:value="5.661438" calcext:value-type="float">
            <text:p>5.661438</text:p>
          </table:table-cell>
          <table:table-cell office:value-type="float" office:value="11.63483" calcext:value-type="float">
            <text:p>11.63483</text:p>
          </table:table-cell>
          <table:table-cell office:value-type="float" office:value="6.546783" calcext:value-type="float">
            <text:p>6.546783</text:p>
          </table:table-cell>
          <table:table-cell office:value-type="float" office:value="10.16565" calcext:value-type="float">
            <text:p>10.16565</text:p>
          </table:table-cell>
          <table:table-cell office:value-type="float" office:value="7.036469" calcext:value-type="float">
            <text:p>7.036469</text:p>
          </table:table-cell>
          <table:table-cell office:value-type="float" office:value="9.297729" calcext:value-type="float">
            <text:p>9.297729</text:p>
          </table:table-cell>
          <table:table-cell office:value-type="float" office:value="7.21286" calcext:value-type="float">
            <text:p>7.21286</text:p>
          </table:table-cell>
          <table:table-cell office:value-type="float" office:value="8.478943" calcext:value-type="float">
            <text:p>8.478943</text:p>
          </table:table-cell>
          <table:table-cell office:value-type="float" office:value="7.274567" calcext:value-type="float">
            <text:p>7.274567</text:p>
          </table:table-cell>
          <table:table-cell office:value-type="float" office:value="7.798859" calcext:value-type="float">
            <text:p>7.798859</text:p>
          </table:table-cell>
          <table:table-cell office:value-type="float" office:value="7.07016" calcext:value-type="float">
            <text:p>7.07016</text:p>
          </table:table-cell>
          <table:table-cell office:value-type="float" office:value="6.823822" calcext:value-type="float">
            <text:p>6.823822</text:p>
          </table:table-cell>
          <table:table-cell office:value-type="float" office:value="6.45929" calcext:value-type="float">
            <text:p>6.45929</text:p>
          </table:table-cell>
          <table:table-cell office:value-type="float" office:value="6.014587" calcext:value-type="float">
            <text:p>6.014587</text:p>
          </table:table-cell>
          <table:table-cell office:value-type="float" office:value="5.868835" calcext:value-type="float">
            <text:p>5.868835</text:p>
          </table:table-cell>
          <table:table-cell office:value-type="float" office:value="5.48938" calcext:value-type="float">
            <text:p>5.48938</text:p>
          </table:table-cell>
          <table:table-cell office:value-type="float" office:value="5.39566" calcext:value-type="float">
            <text:p>5.39566</text:p>
          </table:table-cell>
          <table:table-cell office:value-type="float" office:value="5.32077" calcext:value-type="float">
            <text:p>5.32077</text:p>
          </table:table-cell>
          <table:table-cell office:value-type="float" office:value="5.241455" calcext:value-type="float">
            <text:p>5.241455</text:p>
          </table:table-cell>
          <table:table-cell office:value-type="float" office:value="5.328949" calcext:value-type="float">
            <text:p>5.328949</text:p>
          </table:table-cell>
          <table:table-cell office:value-type="float" office:value="5.275299" calcext:value-type="float">
            <text:p>5.275299</text:p>
          </table:table-cell>
          <table:table-cell office:value-type="float" office:value="5.54361" calcext:value-type="float">
            <text:p>5.54361</text:p>
          </table:table-cell>
          <table:table-cell office:value-type="float" office:value="5.517181" calcext:value-type="float">
            <text:p>5.517181</text:p>
          </table:table-cell>
          <table:table-cell office:value-type="float" office:value="5.83844" calcext:value-type="float">
            <text:p>5.83844</text:p>
          </table:table-cell>
          <table:table-cell office:value-type="float" office:value="5.825897" calcext:value-type="float">
            <text:p>5.825897</text:p>
          </table:table-cell>
          <table:table-cell office:value-type="float" office:value="44.83582" calcext:value-type="float">
            <text:p>44.83582</text:p>
          </table:table-cell>
          <table:table-cell office:value-type="float" office:value="-2.949127" calcext:value-type="float">
            <text:p>-2.9491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2" calcext:value-type="float">
            <text:p>7042002</text:p>
          </table:table-cell>
          <table:table-cell office:value-type="float" office:value="4.61448" calcext:value-type="float">
            <text:p>4.61448</text:p>
          </table:table-cell>
          <table:table-cell office:value-type="float" office:value="13.61" calcext:value-type="float">
            <text:p>13.61</text:p>
          </table:table-cell>
          <table:table-cell office:value-type="float" office:value="8.77" calcext:value-type="float">
            <text:p>8.77</text:p>
          </table:table-cell>
          <table:table-cell office:value-type="float" office:value="1.208603" calcext:value-type="float">
            <text:p>1.208603</text:p>
          </table:table-cell>
          <table:table-cell office:value-type="float" office:value="0.9925796" calcext:value-type="float">
            <text:p>0.9925796</text:p>
          </table:table-cell>
          <table:table-cell office:value-type="float" office:value="345.852" calcext:value-type="float">
            <text:p>345.852</text:p>
          </table:table-cell>
          <table:table-cell office:value-type="float" office:value="0.4" calcext:value-type="float">
            <text:p>0.4</text:p>
          </table:table-cell>
          <table:table-cell office:value-type="float" office:value="12.52783" calcext:value-type="float">
            <text:p>12.52783</text:p>
          </table:table-cell>
          <table:table-cell office:value-type="float" office:value="7.731323" calcext:value-type="float">
            <text:p>7.731323</text:p>
          </table:table-cell>
          <table:table-cell office:value-type="float" office:value="10.93439" calcext:value-type="float">
            <text:p>10.93439</text:p>
          </table:table-cell>
          <table:table-cell office:value-type="float" office:value="8.355835" calcext:value-type="float">
            <text:p>8.355835</text:p>
          </table:table-cell>
          <table:table-cell office:value-type="float" office:value="10.04749" calcext:value-type="float">
            <text:p>10.04749</text:p>
          </table:table-cell>
          <table:table-cell office:value-type="float" office:value="8.557983" calcext:value-type="float">
            <text:p>8.557983</text:p>
          </table:table-cell>
          <table:table-cell office:value-type="float" office:value="9.394623" calcext:value-type="float">
            <text:p>9.394623</text:p>
          </table:table-cell>
          <table:table-cell office:value-type="float" office:value="8.504333" calcext:value-type="float">
            <text:p>8.504333</text:p>
          </table:table-cell>
          <table:table-cell office:value-type="float" office:value="9.023315" calcext:value-type="float">
            <text:p>9.023315</text:p>
          </table:table-cell>
          <table:table-cell office:value-type="float" office:value="8.36438" calcext:value-type="float">
            <text:p>8.36438</text:p>
          </table:table-cell>
          <table:table-cell office:value-type="float" office:value="8.476074" calcext:value-type="float">
            <text:p>8.476074</text:p>
          </table:table-cell>
          <table:table-cell office:value-type="float" office:value="8.113525" calcext:value-type="float">
            <text:p>8.113525</text:p>
          </table:table-cell>
          <table:table-cell office:value-type="float" office:value="7.880676" calcext:value-type="float">
            <text:p>7.880676</text:p>
          </table:table-cell>
          <table:table-cell office:value-type="float" office:value="7.714844" calcext:value-type="float">
            <text:p>7.714844</text:p>
          </table:table-cell>
          <table:table-cell office:value-type="float" office:value="7.150909" calcext:value-type="float">
            <text:p>7.150909</text:p>
          </table:table-cell>
          <table:table-cell office:value-type="float" office:value="6.830139" calcext:value-type="float">
            <text:p>6.830139</text:p>
          </table:table-cell>
          <table:table-cell office:value-type="float" office:value="6.22345" calcext:value-type="float">
            <text:p>6.22345</text:p>
          </table:table-cell>
          <table:table-cell office:value-type="float" office:value="6.01651" calcext:value-type="float">
            <text:p>6.01651</text:p>
          </table:table-cell>
          <table:table-cell office:value-type="float" office:value="5.59967" calcext:value-type="float">
            <text:p>5.59967</text:p>
          </table:table-cell>
          <table:table-cell office:value-type="float" office:value="5.490417" calcext:value-type="float">
            <text:p>5.490417</text:p>
          </table:table-cell>
          <table:table-cell office:value-type="float" office:value="5.399658" calcext:value-type="float">
            <text:p>5.399658</text:p>
          </table:table-cell>
          <table:table-cell office:value-type="float" office:value="5.321594" calcext:value-type="float">
            <text:p>5.321594</text:p>
          </table:table-cell>
          <table:table-cell office:value-type="float" office:value="5.383087" calcext:value-type="float">
            <text:p>5.383087</text:p>
          </table:table-cell>
          <table:table-cell office:value-type="float" office:value="5.329498" calcext:value-type="float">
            <text:p>5.329498</text:p>
          </table:table-cell>
          <table:table-cell office:value-type="float" office:value="5.572937" calcext:value-type="float">
            <text:p>5.572937</text:p>
          </table:table-cell>
          <table:table-cell office:value-type="float" office:value="5.543915" calcext:value-type="float">
            <text:p>5.543915</text:p>
          </table:table-cell>
          <table:table-cell office:value-type="float" office:value="5.855042" calcext:value-type="float">
            <text:p>5.855042</text:p>
          </table:table-cell>
          <table:table-cell office:value-type="float" office:value="5.838593" calcext:value-type="float">
            <text:p>5.838593</text:p>
          </table:table-cell>
          <table:table-cell office:value-type="float" office:value="18.64517" calcext:value-type="float">
            <text:p>18.64517</text:p>
          </table:table-cell>
          <table:table-cell office:value-type="float" office:value="5.521515" calcext:value-type="float">
            <text:p>5.5215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2" calcext:value-type="float">
            <text:p>8042002</text:p>
          </table:table-cell>
          <table:table-cell office:value-type="float" office:value="9.255239" calcext:value-type="float">
            <text:p>9.255239</text:p>
          </table:table-cell>
          <table:table-cell office:value-type="float" office:value="15.39" calcext:value-type="float">
            <text:p>15.39</text:p>
          </table:table-cell>
          <table:table-cell office:value-type="float" office:value="4.02" calcext:value-type="float">
            <text:p>4.02</text:p>
          </table:table-cell>
          <table:table-cell office:value-type="float" office:value="1.102205" calcext:value-type="float">
            <text:p>1.102205</text:p>
          </table:table-cell>
          <table:table-cell office:value-type="float" office:value="0.7165732" calcext:value-type="float">
            <text:p>0.7165732</text:p>
          </table:table-cell>
          <table:table-cell office:value-type="float" office:value="346.104" calcext:value-type="float">
            <text:p>346.104</text:p>
          </table:table-cell>
          <table:table-cell office:value-type="float" office:value="1.7" calcext:value-type="float">
            <text:p>1.7</text:p>
          </table:table-cell>
          <table:table-cell office:value-type="float" office:value="14.59399" calcext:value-type="float">
            <text:p>14.59399</text:p>
          </table:table-cell>
          <table:table-cell office:value-type="float" office:value="6.372253" calcext:value-type="float">
            <text:p>6.372253</text:p>
          </table:table-cell>
          <table:table-cell office:value-type="float" office:value="12.13507" calcext:value-type="float">
            <text:p>12.13507</text:p>
          </table:table-cell>
          <table:table-cell office:value-type="float" office:value="7.515381" calcext:value-type="float">
            <text:p>7.515381</text:p>
          </table:table-cell>
          <table:table-cell office:value-type="float" office:value="10.76221" calcext:value-type="float">
            <text:p>10.76221</text:p>
          </table:table-cell>
          <table:table-cell office:value-type="float" office:value="7.802216" calcext:value-type="float">
            <text:p>7.802216</text:p>
          </table:table-cell>
          <table:table-cell office:value-type="float" office:value="9.703827" calcext:value-type="float">
            <text:p>9.703827</text:p>
          </table:table-cell>
          <table:table-cell office:value-type="float" office:value="7.911133" calcext:value-type="float">
            <text:p>7.911133</text:p>
          </table:table-cell>
          <table:table-cell office:value-type="float" office:value="9.065002" calcext:value-type="float">
            <text:p>9.065002</text:p>
          </table:table-cell>
          <table:table-cell office:value-type="float" office:value="7.899323" calcext:value-type="float">
            <text:p>7.899323</text:p>
          </table:table-cell>
          <table:table-cell office:value-type="float" office:value="8.431061" calcext:value-type="float">
            <text:p>8.431061</text:p>
          </table:table-cell>
          <table:table-cell office:value-type="float" office:value="7.816345" calcext:value-type="float">
            <text:p>7.816345</text:p>
          </table:table-cell>
          <table:table-cell office:value-type="float" office:value="7.943848" calcext:value-type="float">
            <text:p>7.943848</text:p>
          </table:table-cell>
          <table:table-cell office:value-type="float" office:value="7.596832" calcext:value-type="float">
            <text:p>7.596832</text:p>
          </table:table-cell>
          <table:table-cell office:value-type="float" office:value="7.237091" calcext:value-type="float">
            <text:p>7.237091</text:p>
          </table:table-cell>
          <table:table-cell office:value-type="float" office:value="7.153473" calcext:value-type="float">
            <text:p>7.153473</text:p>
          </table:table-cell>
          <table:table-cell office:value-type="float" office:value="6.394104" calcext:value-type="float">
            <text:p>6.394104</text:p>
          </table:table-cell>
          <table:table-cell office:value-type="float" office:value="6.225586" calcext:value-type="float">
            <text:p>6.225586</text:p>
          </table:table-cell>
          <table:table-cell office:value-type="float" office:value="5.72168" calcext:value-type="float">
            <text:p>5.72168</text:p>
          </table:table-cell>
          <table:table-cell office:value-type="float" office:value="5.600922" calcext:value-type="float">
            <text:p>5.600922</text:p>
          </table:table-cell>
          <table:table-cell office:value-type="float" office:value="5.482605" calcext:value-type="float">
            <text:p>5.482605</text:p>
          </table:table-cell>
          <table:table-cell office:value-type="float" office:value="5.400513" calcext:value-type="float">
            <text:p>5.400513</text:p>
          </table:table-cell>
          <table:table-cell office:value-type="float" office:value="5.43924" calcext:value-type="float">
            <text:p>5.43924</text:p>
          </table:table-cell>
          <table:table-cell office:value-type="float" office:value="5.383636" calcext:value-type="float">
            <text:p>5.383636</text:p>
          </table:table-cell>
          <table:table-cell office:value-type="float" office:value="5.604675" calcext:value-type="float">
            <text:p>5.604675</text:p>
          </table:table-cell>
          <table:table-cell office:value-type="float" office:value="5.573242" calcext:value-type="float">
            <text:p>5.573242</text:p>
          </table:table-cell>
          <table:table-cell office:value-type="float" office:value="5.874695" calcext:value-type="float">
            <text:p>5.874695</text:p>
          </table:table-cell>
          <table:table-cell office:value-type="float" office:value="5.855255" calcext:value-type="float">
            <text:p>5.855255</text:p>
          </table:table-cell>
          <table:table-cell office:value-type="float" office:value="24.22733" calcext:value-type="float">
            <text:p>24.22733</text:p>
          </table:table-cell>
          <table:table-cell office:value-type="float" office:value="0.3529968" calcext:value-type="float">
            <text:p>0.35299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2" calcext:value-type="float">
            <text:p>9042002</text:p>
          </table:table-cell>
          <table:table-cell office:value-type="float" office:value="23.5182" calcext:value-type="float">
            <text:p>23.5182</text:p>
          </table:table-cell>
          <table:table-cell office:value-type="float" office:value="18.32" calcext:value-type="float">
            <text:p>18.32</text:p>
          </table:table-cell>
          <table:table-cell office:value-type="float" office:value="-0.66" calcext:value-type="float">
            <text:p>-0.66</text:p>
          </table:table-cell>
          <table:table-cell office:value-type="float" office:value="1.022891" calcext:value-type="float">
            <text:p>1.022891</text:p>
          </table:table-cell>
          <table:table-cell office:value-type="float" office:value="0.5140632" calcext:value-type="float">
            <text:p>0.5140632</text:p>
          </table:table-cell>
          <table:table-cell office:value-type="float" office:value="270.216" calcext:value-type="float">
            <text:p>270.216</text:p>
          </table:table-cell>
          <table:table-cell office:value-type="float" office:value="0" calcext:value-type="float">
            <text:p>0</text:p>
          </table:table-cell>
          <table:table-cell office:value-type="float" office:value="20.54767" calcext:value-type="float">
            <text:p>20.54767</text:p>
          </table:table-cell>
          <table:table-cell office:value-type="float" office:value="3.424072" calcext:value-type="float">
            <text:p>3.424072</text:p>
          </table:table-cell>
          <table:table-cell office:value-type="float" office:value="15.7569" calcext:value-type="float">
            <text:p>15.7569</text:p>
          </table:table-cell>
          <table:table-cell office:value-type="float" office:value="5.301483" calcext:value-type="float">
            <text:p>5.301483</text:p>
          </table:table-cell>
          <table:table-cell office:value-type="float" office:value="13.26682" calcext:value-type="float">
            <text:p>13.26682</text:p>
          </table:table-cell>
          <table:table-cell office:value-type="float" office:value="6.365051" calcext:value-type="float">
            <text:p>6.365051</text:p>
          </table:table-cell>
          <table:table-cell office:value-type="float" office:value="11.37979" calcext:value-type="float">
            <text:p>11.37979</text:p>
          </table:table-cell>
          <table:table-cell office:value-type="float" office:value="7.03894" calcext:value-type="float">
            <text:p>7.03894</text:p>
          </table:table-cell>
          <table:table-cell office:value-type="float" office:value="10.26001" calcext:value-type="float">
            <text:p>10.26001</text:p>
          </table:table-cell>
          <table:table-cell office:value-type="float" office:value="7.351105" calcext:value-type="float">
            <text:p>7.351105</text:p>
          </table:table-cell>
          <table:table-cell office:value-type="float" office:value="9.24704" calcext:value-type="float">
            <text:p>9.24704</text:p>
          </table:table-cell>
          <table:table-cell office:value-type="float" office:value="7.561676" calcext:value-type="float">
            <text:p>7.561676</text:p>
          </table:table-cell>
          <table:table-cell office:value-type="float" office:value="8.439789" calcext:value-type="float">
            <text:p>8.439789</text:p>
          </table:table-cell>
          <table:table-cell office:value-type="float" office:value="7.491425" calcext:value-type="float">
            <text:p>7.491425</text:p>
          </table:table-cell>
          <table:table-cell office:value-type="float" office:value="7.372742" calcext:value-type="float">
            <text:p>7.372742</text:p>
          </table:table-cell>
          <table:table-cell office:value-type="float" office:value="7.233429" calcext:value-type="float">
            <text:p>7.233429</text:p>
          </table:table-cell>
          <table:table-cell office:value-type="float" office:value="6.523621" calcext:value-type="float">
            <text:p>6.523621</text:p>
          </table:table-cell>
          <table:table-cell office:value-type="float" office:value="6.39566" calcext:value-type="float">
            <text:p>6.39566</text:p>
          </table:table-cell>
          <table:table-cell office:value-type="float" office:value="5.839874" calcext:value-type="float">
            <text:p>5.839874</text:p>
          </table:table-cell>
          <table:table-cell office:value-type="float" office:value="5.722931" calcext:value-type="float">
            <text:p>5.722931</text:p>
          </table:table-cell>
          <table:table-cell office:value-type="float" office:value="5.569305" calcext:value-type="float">
            <text:p>5.569305</text:p>
          </table:table-cell>
          <table:table-cell office:value-type="float" office:value="5.48349" calcext:value-type="float">
            <text:p>5.48349</text:p>
          </table:table-cell>
          <table:table-cell office:value-type="float" office:value="5.497772" calcext:value-type="float">
            <text:p>5.497772</text:p>
          </table:table-cell>
          <table:table-cell office:value-type="float" office:value="5.43985" calcext:value-type="float">
            <text:p>5.43985</text:p>
          </table:table-cell>
          <table:table-cell office:value-type="float" office:value="5.63974" calcext:value-type="float">
            <text:p>5.63974</text:p>
          </table:table-cell>
          <table:table-cell office:value-type="float" office:value="5.605011" calcext:value-type="float">
            <text:p>5.605011</text:p>
          </table:table-cell>
          <table:table-cell office:value-type="float" office:value="5.896606" calcext:value-type="float">
            <text:p>5.896606</text:p>
          </table:table-cell>
          <table:table-cell office:value-type="float" office:value="5.874908" calcext:value-type="float">
            <text:p>5.874908</text:p>
          </table:table-cell>
          <table:table-cell office:value-type="float" office:value="43.66916" calcext:value-type="float">
            <text:p>43.66916</text:p>
          </table:table-cell>
          <table:table-cell office:value-type="float" office:value="-3.806946" calcext:value-type="float">
            <text:p>-3.8069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2" calcext:value-type="float">
            <text:p>10042002</text:p>
          </table:table-cell>
          <table:table-cell office:value-type="float" office:value="19.09542" calcext:value-type="float">
            <text:p>19.09542</text:p>
          </table:table-cell>
          <table:table-cell office:value-type="float" office:value="25.16" calcext:value-type="float">
            <text:p>25.16</text:p>
          </table:table-cell>
          <table:table-cell office:value-type="float" office:value="6.77" calcext:value-type="float">
            <text:p>6.77</text:p>
          </table:table-cell>
          <table:table-cell office:value-type="float" office:value="1.290781" calcext:value-type="float">
            <text:p>1.290781</text:p>
          </table:table-cell>
          <table:table-cell office:value-type="float" office:value="0.8665018" calcext:value-type="float">
            <text:p>0.8665018</text:p>
          </table:table-cell>
          <table:table-cell office:value-type="float" office:value="582.192" calcext:value-type="float">
            <text:p>582.192</text:p>
          </table:table-cell>
          <table:table-cell office:value-type="float" office:value="0" calcext:value-type="float">
            <text:p>0</text:p>
          </table:table-cell>
          <table:table-cell office:value-type="float" office:value="23.01227" calcext:value-type="float">
            <text:p>23.01227</text:p>
          </table:table-cell>
          <table:table-cell office:value-type="float" office:value="7.541016" calcext:value-type="float">
            <text:p>7.541016</text:p>
          </table:table-cell>
          <table:table-cell office:value-type="float" office:value="18.24417" calcext:value-type="float">
            <text:p>18.24417</text:p>
          </table:table-cell>
          <table:table-cell office:value-type="float" office:value="8.501099" calcext:value-type="float">
            <text:p>8.501099</text:p>
          </table:table-cell>
          <table:table-cell office:value-type="float" office:value="15.34576" calcext:value-type="float">
            <text:p>15.34576</text:p>
          </table:table-cell>
          <table:table-cell office:value-type="float" office:value="8.971527" calcext:value-type="float">
            <text:p>8.971527</text:p>
          </table:table-cell>
          <table:table-cell office:value-type="float" office:value="13.20947" calcext:value-type="float">
            <text:p>13.20947</text:p>
          </table:table-cell>
          <table:table-cell office:value-type="float" office:value="9.092133" calcext:value-type="float">
            <text:p>9.092133</text:p>
          </table:table-cell>
          <table:table-cell office:value-type="float" office:value="11.90381" calcext:value-type="float">
            <text:p>11.90381</text:p>
          </table:table-cell>
          <table:table-cell office:value-type="float" office:value="9.014587" calcext:value-type="float">
            <text:p>9.014587</text:p>
          </table:table-cell>
          <table:table-cell office:value-type="float" office:value="10.65442" calcext:value-type="float">
            <text:p>10.65442</text:p>
          </table:table-cell>
          <table:table-cell office:value-type="float" office:value="8.807892" calcext:value-type="float">
            <text:p>8.807892</text:p>
          </table:table-cell>
          <table:table-cell office:value-type="float" office:value="9.520264" calcext:value-type="float">
            <text:p>9.520264</text:p>
          </table:table-cell>
          <table:table-cell office:value-type="float" office:value="8.373505" calcext:value-type="float">
            <text:p>8.373505</text:p>
          </table:table-cell>
          <table:table-cell office:value-type="float" office:value="7.953278" calcext:value-type="float">
            <text:p>7.953278</text:p>
          </table:table-cell>
          <table:table-cell office:value-type="float" office:value="7.379913" calcext:value-type="float">
            <text:p>7.379913</text:p>
          </table:table-cell>
          <table:table-cell office:value-type="float" office:value="6.732635" calcext:value-type="float">
            <text:p>6.732635</text:p>
          </table:table-cell>
          <table:table-cell office:value-type="float" office:value="6.525177" calcext:value-type="float">
            <text:p>6.525177</text:p>
          </table:table-cell>
          <table:table-cell office:value-type="float" office:value="5.960114" calcext:value-type="float">
            <text:p>5.960114</text:p>
          </table:table-cell>
          <table:table-cell office:value-type="float" office:value="5.841034" calcext:value-type="float">
            <text:p>5.841034</text:p>
          </table:table-cell>
          <table:table-cell office:value-type="float" office:value="5.656799" calcext:value-type="float">
            <text:p>5.656799</text:p>
          </table:table-cell>
          <table:table-cell office:value-type="float" office:value="5.57019" calcext:value-type="float">
            <text:p>5.57019</text:p>
          </table:table-cell>
          <table:table-cell office:value-type="float" office:value="5.558441" calcext:value-type="float">
            <text:p>5.558441</text:p>
          </table:table-cell>
          <table:table-cell office:value-type="float" office:value="5.498413" calcext:value-type="float">
            <text:p>5.498413</text:p>
          </table:table-cell>
          <table:table-cell office:value-type="float" office:value="5.676697" calcext:value-type="float">
            <text:p>5.676697</text:p>
          </table:table-cell>
          <table:table-cell office:value-type="float" office:value="5.640106" calcext:value-type="float">
            <text:p>5.640106</text:p>
          </table:table-cell>
          <table:table-cell office:value-type="float" office:value="5.921509" calcext:value-type="float">
            <text:p>5.921509</text:p>
          </table:table-cell>
          <table:table-cell office:value-type="float" office:value="5.896851" calcext:value-type="float">
            <text:p>5.896851</text:p>
          </table:table-cell>
          <table:table-cell office:value-type="float" office:value="48.3934" calcext:value-type="float">
            <text:p>48.3934</text:p>
          </table:table-cell>
          <table:table-cell office:value-type="float" office:value="3.155029" calcext:value-type="float">
            <text:p>3.1550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2" calcext:value-type="float">
            <text:p>11042002</text:p>
          </table:table-cell>
          <table:table-cell office:value-type="float" office:value="4.07304" calcext:value-type="float">
            <text:p>4.07304</text:p>
          </table:table-cell>
          <table:table-cell office:value-type="float" office:value="18" calcext:value-type="float">
            <text:p>18</text:p>
          </table:table-cell>
          <table:table-cell office:value-type="float" office:value="7.97" calcext:value-type="float">
            <text:p>7.97</text:p>
          </table:table-cell>
          <table:table-cell office:value-type="float" office:value="1.633493" calcext:value-type="float">
            <text:p>1.633493</text:p>
          </table:table-cell>
          <table:table-cell office:value-type="float" office:value="0.9403034" calcext:value-type="float">
            <text:p>0.9403034</text:p>
          </table:table-cell>
          <table:table-cell office:value-type="float" office:value="449.028" calcext:value-type="float">
            <text:p>449.028</text:p>
          </table:table-cell>
          <table:table-cell office:value-type="float" office:value="6.3" calcext:value-type="float">
            <text:p>6.3</text:p>
          </table:table-cell>
          <table:table-cell office:value-type="float" office:value="15.612" calcext:value-type="float">
            <text:p>15.612</text:p>
          </table:table-cell>
          <table:table-cell office:value-type="float" office:value="8.608856" calcext:value-type="float">
            <text:p>8.608856</text:p>
          </table:table-cell>
          <table:table-cell office:value-type="float" office:value="13.52737" calcext:value-type="float">
            <text:p>13.52737</text:p>
          </table:table-cell>
          <table:table-cell office:value-type="float" office:value="9.571228" calcext:value-type="float">
            <text:p>9.571228</text:p>
          </table:table-cell>
          <table:table-cell office:value-type="float" office:value="13.07578" calcext:value-type="float">
            <text:p>13.07578</text:p>
          </table:table-cell>
          <table:table-cell office:value-type="float" office:value="10.26147" calcext:value-type="float">
            <text:p>10.26147</text:p>
          </table:table-cell>
          <table:table-cell office:value-type="float" office:value="12.41769" calcext:value-type="float">
            <text:p>12.41769</text:p>
          </table:table-cell>
          <table:table-cell office:value-type="float" office:value="10.53387" calcext:value-type="float">
            <text:p>10.53387</text:p>
          </table:table-cell>
          <table:table-cell office:value-type="float" office:value="11.67761" calcext:value-type="float">
            <text:p>11.67761</text:p>
          </table:table-cell>
          <table:table-cell office:value-type="float" office:value="10.46973" calcext:value-type="float">
            <text:p>10.46973</text:p>
          </table:table-cell>
          <table:table-cell office:value-type="float" office:value="10.66415" calcext:value-type="float">
            <text:p>10.66415</text:p>
          </table:table-cell>
          <table:table-cell office:value-type="float" office:value="10.23953" calcext:value-type="float">
            <text:p>10.23953</text:p>
          </table:table-cell>
          <table:table-cell office:value-type="float" office:value="9.704742" calcext:value-type="float">
            <text:p>9.704742</text:p>
          </table:table-cell>
          <table:table-cell office:value-type="float" office:value="9.533875" calcext:value-type="float">
            <text:p>9.533875</text:p>
          </table:table-cell>
          <table:table-cell office:value-type="float" office:value="8.579681" calcext:value-type="float">
            <text:p>8.579681</text:p>
          </table:table-cell>
          <table:table-cell office:value-type="float" office:value="7.963898" calcext:value-type="float">
            <text:p>7.963898</text:p>
          </table:table-cell>
          <table:table-cell office:value-type="float" office:value="7.080109" calcext:value-type="float">
            <text:p>7.080109</text:p>
          </table:table-cell>
          <table:table-cell office:value-type="float" office:value="6.735626" calcext:value-type="float">
            <text:p>6.735626</text:p>
          </table:table-cell>
          <table:table-cell office:value-type="float" office:value="6.110565" calcext:value-type="float">
            <text:p>6.110565</text:p>
          </table:table-cell>
          <table:table-cell office:value-type="float" office:value="5.961487" calcext:value-type="float">
            <text:p>5.961487</text:p>
          </table:table-cell>
          <table:table-cell office:value-type="float" office:value="5.750397" calcext:value-type="float">
            <text:p>5.750397</text:p>
          </table:table-cell>
          <table:table-cell office:value-type="float" office:value="5.657715" calcext:value-type="float">
            <text:p>5.657715</text:p>
          </table:table-cell>
          <table:table-cell office:value-type="float" office:value="5.620667" calcext:value-type="float">
            <text:p>5.620667</text:p>
          </table:table-cell>
          <table:table-cell office:value-type="float" office:value="5.559052" calcext:value-type="float">
            <text:p>5.559052</text:p>
          </table:table-cell>
          <table:table-cell office:value-type="float" office:value="5.716583" calcext:value-type="float">
            <text:p>5.716583</text:p>
          </table:table-cell>
          <table:table-cell office:value-type="float" office:value="5.677124" calcext:value-type="float">
            <text:p>5.677124</text:p>
          </table:table-cell>
          <table:table-cell office:value-type="float" office:value="5.949158" calcext:value-type="float">
            <text:p>5.949158</text:p>
          </table:table-cell>
          <table:table-cell office:value-type="float" office:value="5.921783" calcext:value-type="float">
            <text:p>5.921783</text:p>
          </table:table-cell>
          <table:table-cell office:value-type="float" office:value="23.28995" calcext:value-type="float">
            <text:p>23.28995</text:p>
          </table:table-cell>
          <table:table-cell office:value-type="float" office:value="4.612549" calcext:value-type="float">
            <text:p>4.6125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2" calcext:value-type="float">
            <text:p>12042002</text:p>
          </table:table-cell>
          <table:table-cell office:value-type="float" office:value="21.53268" calcext:value-type="float">
            <text:p>21.53268</text:p>
          </table:table-cell>
          <table:table-cell office:value-type="float" office:value="20.27" calcext:value-type="float">
            <text:p>20.27</text:p>
          </table:table-cell>
          <table:table-cell office:value-type="float" office:value="6.98" calcext:value-type="float">
            <text:p>6.98</text:p>
          </table:table-cell>
          <table:table-cell office:value-type="float" office:value="1.186565" calcext:value-type="float">
            <text:p>1.186565</text:p>
          </table:table-cell>
          <table:table-cell office:value-type="float" office:value="0.8790316" calcext:value-type="float">
            <text:p>0.8790316</text:p>
          </table:table-cell>
          <table:table-cell office:value-type="float" office:value="184.68" calcext:value-type="float">
            <text:p>184.68</text:p>
          </table:table-cell>
          <table:table-cell office:value-type="float" office:value="0" calcext:value-type="float">
            <text:p>0</text:p>
          </table:table-cell>
          <table:table-cell office:value-type="float" office:value="20.31781" calcext:value-type="float">
            <text:p>20.31781</text:p>
          </table:table-cell>
          <table:table-cell office:value-type="float" office:value="7.069855" calcext:value-type="float">
            <text:p>7.069855</text:p>
          </table:table-cell>
          <table:table-cell office:value-type="float" office:value="16.90695" calcext:value-type="float">
            <text:p>16.90695</text:p>
          </table:table-cell>
          <table:table-cell office:value-type="float" office:value="8.011597" calcext:value-type="float">
            <text:p>8.011597</text:p>
          </table:table-cell>
          <table:table-cell office:value-type="float" office:value="14.58615" calcext:value-type="float">
            <text:p>14.58615</text:p>
          </table:table-cell>
          <table:table-cell office:value-type="float" office:value="8.723602" calcext:value-type="float">
            <text:p>8.723602</text:p>
          </table:table-cell>
          <table:table-cell office:value-type="float" office:value="12.81299" calcext:value-type="float">
            <text:p>12.81299</text:p>
          </table:table-cell>
          <table:table-cell office:value-type="float" office:value="9.147705" calcext:value-type="float">
            <text:p>9.147705</text:p>
          </table:table-cell>
          <table:table-cell office:value-type="float" office:value="11.72424" calcext:value-type="float">
            <text:p>11.72424</text:p>
          </table:table-cell>
          <table:table-cell office:value-type="float" office:value="9.301086" calcext:value-type="float">
            <text:p>9.301086</text:p>
          </table:table-cell>
          <table:table-cell office:value-type="float" office:value="10.67621" calcext:value-type="float">
            <text:p>10.67621</text:p>
          </table:table-cell>
          <table:table-cell office:value-type="float" office:value="9.326477" calcext:value-type="float">
            <text:p>9.326477</text:p>
          </table:table-cell>
          <table:table-cell office:value-type="float" office:value="9.84903" calcext:value-type="float">
            <text:p>9.84903</text:p>
          </table:table-cell>
          <table:table-cell office:value-type="float" office:value="9.082336" calcext:value-type="float">
            <text:p>9.082336</text:p>
          </table:table-cell>
          <table:table-cell office:value-type="float" office:value="8.655151" calcext:value-type="float">
            <text:p>8.655151</text:p>
          </table:table-cell>
          <table:table-cell office:value-type="float" office:value="8.545074" calcext:value-type="float">
            <text:p>8.545074</text:p>
          </table:table-cell>
          <table:table-cell office:value-type="float" office:value="7.34317" calcext:value-type="float">
            <text:p>7.34317</text:p>
          </table:table-cell>
          <table:table-cell office:value-type="float" office:value="7.08371" calcext:value-type="float">
            <text:p>7.08371</text:p>
          </table:table-cell>
          <table:table-cell office:value-type="float" office:value="6.286163" calcext:value-type="float">
            <text:p>6.286163</text:p>
          </table:table-cell>
          <table:table-cell office:value-type="float" office:value="6.112335" calcext:value-type="float">
            <text:p>6.112335</text:p>
          </table:table-cell>
          <table:table-cell office:value-type="float" office:value="5.857513" calcext:value-type="float">
            <text:p>5.857513</text:p>
          </table:table-cell>
          <table:table-cell office:value-type="float" office:value="5.751465" calcext:value-type="float">
            <text:p>5.751465</text:p>
          </table:table-cell>
          <table:table-cell office:value-type="float" office:value="5.687195" calcext:value-type="float">
            <text:p>5.687195</text:p>
          </table:table-cell>
          <table:table-cell office:value-type="float" office:value="5.621307" calcext:value-type="float">
            <text:p>5.621307</text:p>
          </table:table-cell>
          <table:table-cell office:value-type="float" office:value="5.758545" calcext:value-type="float">
            <text:p>5.758545</text:p>
          </table:table-cell>
          <table:table-cell office:value-type="float" office:value="5.71701" calcext:value-type="float">
            <text:p>5.71701</text:p>
          </table:table-cell>
          <table:table-cell office:value-type="float" office:value="5.979706" calcext:value-type="float">
            <text:p>5.979706</text:p>
          </table:table-cell>
          <table:table-cell office:value-type="float" office:value="5.949463" calcext:value-type="float">
            <text:p>5.949463</text:p>
          </table:table-cell>
          <table:table-cell office:value-type="float" office:value="31.22797" calcext:value-type="float">
            <text:p>31.22797</text:p>
          </table:table-cell>
          <table:table-cell office:value-type="float" office:value="3.310638" calcext:value-type="float">
            <text:p>3.3106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2" calcext:value-type="float">
            <text:p>13042002</text:p>
          </table:table-cell>
          <table:table-cell office:value-type="float" office:value="16.344" calcext:value-type="float">
            <text:p>16.344</text:p>
          </table:table-cell>
          <table:table-cell office:value-type="float" office:value="23.31" calcext:value-type="float">
            <text:p>23.31</text:p>
          </table:table-cell>
          <table:table-cell office:value-type="float" office:value="7.62" calcext:value-type="float">
            <text:p>7.62</text:p>
          </table:table-cell>
          <table:table-cell office:value-type="float" office:value="1.241099" calcext:value-type="float">
            <text:p>1.241099</text:p>
          </table:table-cell>
          <table:table-cell office:value-type="float" office:value="0.893078" calcext:value-type="float">
            <text:p>0.893078</text:p>
          </table:table-cell>
          <table:table-cell office:value-type="float" office:value="327.6" calcext:value-type="float">
            <text:p>327.6</text:p>
          </table:table-cell>
          <table:table-cell office:value-type="float" office:value="0" calcext:value-type="float">
            <text:p>0</text:p>
          </table:table-cell>
          <table:table-cell office:value-type="float" office:value="21.04047" calcext:value-type="float">
            <text:p>21.04047</text:p>
          </table:table-cell>
          <table:table-cell office:value-type="float" office:value="8.202911" calcext:value-type="float">
            <text:p>8.202911</text:p>
          </table:table-cell>
          <table:table-cell office:value-type="float" office:value="17.01852" calcext:value-type="float">
            <text:p>17.01852</text:p>
          </table:table-cell>
          <table:table-cell office:value-type="float" office:value="9.203735" calcext:value-type="float">
            <text:p>9.203735</text:p>
          </table:table-cell>
          <table:table-cell office:value-type="float" office:value="14.83301" calcext:value-type="float">
            <text:p>14.83301</text:p>
          </table:table-cell>
          <table:table-cell office:value-type="float" office:value="9.792603" calcext:value-type="float">
            <text:p>9.792603</text:p>
          </table:table-cell>
          <table:table-cell office:value-type="float" office:value="13.14697" calcext:value-type="float">
            <text:p>13.14697</text:p>
          </table:table-cell>
          <table:table-cell office:value-type="float" office:value="10.05191" calcext:value-type="float">
            <text:p>10.05191</text:p>
          </table:table-cell>
          <table:table-cell office:value-type="float" office:value="12.10294" calcext:value-type="float">
            <text:p>12.10294</text:p>
          </table:table-cell>
          <table:table-cell office:value-type="float" office:value="10.0668" calcext:value-type="float">
            <text:p>10.0668</text:p>
          </table:table-cell>
          <table:table-cell office:value-type="float" office:value="11.0704" calcext:value-type="float">
            <text:p>11.0704</text:p>
          </table:table-cell>
          <table:table-cell office:value-type="float" office:value="9.938782" calcext:value-type="float">
            <text:p>9.938782</text:p>
          </table:table-cell>
          <table:table-cell office:value-type="float" office:value="10.19193" calcext:value-type="float">
            <text:p>10.19193</text:p>
          </table:table-cell>
          <table:table-cell office:value-type="float" office:value="9.53717" calcext:value-type="float">
            <text:p>9.53717</text:p>
          </table:table-cell>
          <table:table-cell office:value-type="float" office:value="8.93631" calcext:value-type="float">
            <text:p>8.93631</text:p>
          </table:table-cell>
          <table:table-cell office:value-type="float" office:value="8.660797" calcext:value-type="float">
            <text:p>8.660797</text:p>
          </table:table-cell>
          <table:table-cell office:value-type="float" office:value="7.571655" calcext:value-type="float">
            <text:p>7.571655</text:p>
          </table:table-cell>
          <table:table-cell office:value-type="float" office:value="7.345581" calcext:value-type="float">
            <text:p>7.345581</text:p>
          </table:table-cell>
          <table:table-cell office:value-type="float" office:value="6.460266" calcext:value-type="float">
            <text:p>6.460266</text:p>
          </table:table-cell>
          <table:table-cell office:value-type="float" office:value="6.287994" calcext:value-type="float">
            <text:p>6.287994</text:p>
          </table:table-cell>
          <table:table-cell office:value-type="float" office:value="5.973785" calcext:value-type="float">
            <text:p>5.973785</text:p>
          </table:table-cell>
          <table:table-cell office:value-type="float" office:value="5.858704" calcext:value-type="float">
            <text:p>5.858704</text:p>
          </table:table-cell>
          <table:table-cell office:value-type="float" office:value="5.760559" calcext:value-type="float">
            <text:p>5.760559</text:p>
          </table:table-cell>
          <table:table-cell office:value-type="float" office:value="5.687958" calcext:value-type="float">
            <text:p>5.687958</text:p>
          </table:table-cell>
          <table:table-cell office:value-type="float" office:value="5.80423" calcext:value-type="float">
            <text:p>5.80423</text:p>
          </table:table-cell>
          <table:table-cell office:value-type="float" office:value="5.759003" calcext:value-type="float">
            <text:p>5.759003</text:p>
          </table:table-cell>
          <table:table-cell office:value-type="float" office:value="6.012543" calcext:value-type="float">
            <text:p>6.012543</text:p>
          </table:table-cell>
          <table:table-cell office:value-type="float" office:value="5.980042" calcext:value-type="float">
            <text:p>5.980042</text:p>
          </table:table-cell>
          <table:table-cell office:value-type="float" office:value="42.55069" calcext:value-type="float">
            <text:p>42.55069</text:p>
          </table:table-cell>
          <table:table-cell office:value-type="float" office:value="3.980469" calcext:value-type="float">
            <text:p>3.9804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2" calcext:value-type="float">
            <text:p>14042002</text:p>
          </table:table-cell>
          <table:table-cell office:value-type="float" office:value="22.62779" calcext:value-type="float">
            <text:p>22.62779</text:p>
          </table:table-cell>
          <table:table-cell office:value-type="float" office:value="29.78" calcext:value-type="float">
            <text:p>29.78</text:p>
          </table:table-cell>
          <table:table-cell office:value-type="float" office:value="11.97" calcext:value-type="float">
            <text:p>11.97</text:p>
          </table:table-cell>
          <table:table-cell office:value-type="float" office:value="1.665316" calcext:value-type="float">
            <text:p>1.665316</text:p>
          </table:table-cell>
          <table:table-cell office:value-type="float" office:value="0.8561981" calcext:value-type="float">
            <text:p>0.8561981</text:p>
          </table:table-cell>
          <table:table-cell office:value-type="float" office:value="292.32" calcext:value-type="float">
            <text:p>292.32</text:p>
          </table:table-cell>
          <table:table-cell office:value-type="float" office:value="0" calcext:value-type="float">
            <text:p>0</text:p>
          </table:table-cell>
          <table:table-cell office:value-type="float" office:value="26.3194" calcext:value-type="float">
            <text:p>26.3194</text:p>
          </table:table-cell>
          <table:table-cell office:value-type="float" office:value="10.80786" calcext:value-type="float">
            <text:p>10.80786</text:p>
          </table:table-cell>
          <table:table-cell office:value-type="float" office:value="20.9512" calcext:value-type="float">
            <text:p>20.9512</text:p>
          </table:table-cell>
          <table:table-cell office:value-type="float" office:value="11.1445" calcext:value-type="float">
            <text:p>11.1445</text:p>
          </table:table-cell>
          <table:table-cell office:value-type="float" office:value="17.96375" calcext:value-type="float">
            <text:p>17.96375</text:p>
          </table:table-cell>
          <table:table-cell office:value-type="float" office:value="11.276" calcext:value-type="float">
            <text:p>11.276</text:p>
          </table:table-cell>
          <table:table-cell office:value-type="float" office:value="15.5752" calcext:value-type="float">
            <text:p>15.5752</text:p>
          </table:table-cell>
          <table:table-cell office:value-type="float" office:value="11.18729" calcext:value-type="float">
            <text:p>11.18729</text:p>
          </table:table-cell>
          <table:table-cell office:value-type="float" office:value="14.06235" calcext:value-type="float">
            <text:p>14.06235</text:p>
          </table:table-cell>
          <table:table-cell office:value-type="float" office:value="10.98654" calcext:value-type="float">
            <text:p>10.98654</text:p>
          </table:table-cell>
          <table:table-cell office:value-type="float" office:value="12.59427" calcext:value-type="float">
            <text:p>12.59427</text:p>
          </table:table-cell>
          <table:table-cell office:value-type="float" office:value="10.64401" calcext:value-type="float">
            <text:p>10.64401</text:p>
          </table:table-cell>
          <table:table-cell office:value-type="float" office:value="11.29041" calcext:value-type="float">
            <text:p>11.29041</text:p>
          </table:table-cell>
          <table:table-cell office:value-type="float" office:value="10.0856" calcext:value-type="float">
            <text:p>10.0856</text:p>
          </table:table-cell>
          <table:table-cell office:value-type="float" office:value="9.461823" calcext:value-type="float">
            <text:p>9.461823</text:p>
          </table:table-cell>
          <table:table-cell office:value-type="float" office:value="8.942322" calcext:value-type="float">
            <text:p>8.942322</text:p>
          </table:table-cell>
          <table:table-cell office:value-type="float" office:value="7.832764" calcext:value-type="float">
            <text:p>7.832764</text:p>
          </table:table-cell>
          <table:table-cell office:value-type="float" office:value="7.574097" calcext:value-type="float">
            <text:p>7.574097</text:p>
          </table:table-cell>
          <table:table-cell office:value-type="float" office:value="6.635864" calcext:value-type="float">
            <text:p>6.635864</text:p>
          </table:table-cell>
          <table:table-cell office:value-type="float" office:value="6.462067" calcext:value-type="float">
            <text:p>6.462067</text:p>
          </table:table-cell>
          <table:table-cell office:value-type="float" office:value="6.094696" calcext:value-type="float">
            <text:p>6.094696</text:p>
          </table:table-cell>
          <table:table-cell office:value-type="float" office:value="5.975006" calcext:value-type="float">
            <text:p>5.975006</text:p>
          </table:table-cell>
          <table:table-cell office:value-type="float" office:value="5.838928" calcext:value-type="float">
            <text:p>5.838928</text:p>
          </table:table-cell>
          <table:table-cell office:value-type="float" office:value="5.761353" calcext:value-type="float">
            <text:p>5.761353</text:p>
          </table:table-cell>
          <table:table-cell office:value-type="float" office:value="5.853302" calcext:value-type="float">
            <text:p>5.853302</text:p>
          </table:table-cell>
          <table:table-cell office:value-type="float" office:value="5.804718" calcext:value-type="float">
            <text:p>5.804718</text:p>
          </table:table-cell>
          <table:table-cell office:value-type="float" office:value="6.048431" calcext:value-type="float">
            <text:p>6.048431</text:p>
          </table:table-cell>
          <table:table-cell office:value-type="float" office:value="6.012878" calcext:value-type="float">
            <text:p>6.012878</text:p>
          </table:table-cell>
          <table:table-cell office:value-type="float" office:value="51.96396" calcext:value-type="float">
            <text:p>51.96396</text:p>
          </table:table-cell>
          <table:table-cell office:value-type="float" office:value="8.32608" calcext:value-type="float">
            <text:p>8.326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2" calcext:value-type="float">
            <text:p>15042002</text:p>
          </table:table-cell>
          <table:table-cell office:value-type="float" office:value="23.71837" calcext:value-type="float">
            <text:p>23.71837</text:p>
          </table:table-cell>
          <table:table-cell office:value-type="float" office:value="34.72" calcext:value-type="float">
            <text:p>34.72</text:p>
          </table:table-cell>
          <table:table-cell office:value-type="float" office:value="17.14" calcext:value-type="float">
            <text:p>17.14</text:p>
          </table:table-cell>
          <table:table-cell office:value-type="float" office:value="1.839047" calcext:value-type="float">
            <text:p>1.839047</text:p>
          </table:table-cell>
          <table:table-cell office:value-type="float" office:value="0.937986" calcext:value-type="float">
            <text:p>0.937986</text:p>
          </table:table-cell>
          <table:table-cell office:value-type="float" office:value="643.392" calcext:value-type="float">
            <text:p>643.392</text:p>
          </table:table-cell>
          <table:table-cell office:value-type="float" office:value="0" calcext:value-type="float">
            <text:p>0</text:p>
          </table:table-cell>
          <table:table-cell office:value-type="float" office:value="30.80295" calcext:value-type="float">
            <text:p>30.80295</text:p>
          </table:table-cell>
          <table:table-cell office:value-type="float" office:value="14.56714" calcext:value-type="float">
            <text:p>14.56714</text:p>
          </table:table-cell>
          <table:table-cell office:value-type="float" office:value="24.55887" calcext:value-type="float">
            <text:p>24.55887</text:p>
          </table:table-cell>
          <table:table-cell office:value-type="float" office:value="14.44031" calcext:value-type="float">
            <text:p>14.44031</text:p>
          </table:table-cell>
          <table:table-cell office:value-type="float" office:value="21.10229" calcext:value-type="float">
            <text:p>21.10229</text:p>
          </table:table-cell>
          <table:table-cell office:value-type="float" office:value="14.18246" calcext:value-type="float">
            <text:p>14.18246</text:p>
          </table:table-cell>
          <table:table-cell office:value-type="float" office:value="18.25244" calcext:value-type="float">
            <text:p>18.25244</text:p>
          </table:table-cell>
          <table:table-cell office:value-type="float" office:value="13.64935" calcext:value-type="float">
            <text:p>13.64935</text:p>
          </table:table-cell>
          <table:table-cell office:value-type="float" office:value="16.39999" calcext:value-type="float">
            <text:p>16.39999</text:p>
          </table:table-cell>
          <table:table-cell office:value-type="float" office:value="13.10614" calcext:value-type="float">
            <text:p>13.10614</text:p>
          </table:table-cell>
          <table:table-cell office:value-type="float" office:value="14.56473" calcext:value-type="float">
            <text:p>14.56473</text:p>
          </table:table-cell>
          <table:table-cell office:value-type="float" office:value="12.36237" calcext:value-type="float">
            <text:p>12.36237</text:p>
          </table:table-cell>
          <table:table-cell office:value-type="float" office:value="12.85031" calcext:value-type="float">
            <text:p>12.85031</text:p>
          </table:table-cell>
          <table:table-cell office:value-type="float" office:value="11.30472" calcext:value-type="float">
            <text:p>11.30472</text:p>
          </table:table-cell>
          <table:table-cell office:value-type="float" office:value="10.40872" calcext:value-type="float">
            <text:p>10.40872</text:p>
          </table:table-cell>
          <table:table-cell office:value-type="float" office:value="9.472961" calcext:value-type="float">
            <text:p>9.472961</text:p>
          </table:table-cell>
          <table:table-cell office:value-type="float" office:value="8.237274" calcext:value-type="float">
            <text:p>8.237274</text:p>
          </table:table-cell>
          <table:table-cell office:value-type="float" office:value="7.836121" calcext:value-type="float">
            <text:p>7.836121</text:p>
          </table:table-cell>
          <table:table-cell office:value-type="float" office:value="6.833954" calcext:value-type="float">
            <text:p>6.833954</text:p>
          </table:table-cell>
          <table:table-cell office:value-type="float" office:value="6.637756" calcext:value-type="float">
            <text:p>6.637756</text:p>
          </table:table-cell>
          <table:table-cell office:value-type="float" office:value="6.223083" calcext:value-type="float">
            <text:p>6.223083</text:p>
          </table:table-cell>
          <table:table-cell office:value-type="float" office:value="6.095978" calcext:value-type="float">
            <text:p>6.095978</text:p>
          </table:table-cell>
          <table:table-cell office:value-type="float" office:value="5.922577" calcext:value-type="float">
            <text:p>5.922577</text:p>
          </table:table-cell>
          <table:table-cell office:value-type="float" office:value="5.839752" calcext:value-type="float">
            <text:p>5.839752</text:p>
          </table:table-cell>
          <table:table-cell office:value-type="float" office:value="5.905945" calcext:value-type="float">
            <text:p>5.905945</text:p>
          </table:table-cell>
          <table:table-cell office:value-type="float" office:value="5.853851" calcext:value-type="float">
            <text:p>5.853851</text:p>
          </table:table-cell>
          <table:table-cell office:value-type="float" office:value="6.08728" calcext:value-type="float">
            <text:p>6.08728</text:p>
          </table:table-cell>
          <table:table-cell office:value-type="float" office:value="6.048828" calcext:value-type="float">
            <text:p>6.048828</text:p>
          </table:table-cell>
          <table:table-cell office:value-type="float" office:value="62.85898" calcext:value-type="float">
            <text:p>62.85898</text:p>
          </table:table-cell>
          <table:table-cell office:value-type="float" office:value="14.50528" calcext:value-type="float">
            <text:p>14.505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2" calcext:value-type="float">
            <text:p>16042002</text:p>
          </table:table-cell>
          <table:table-cell office:value-type="float" office:value="14.29366" calcext:value-type="float">
            <text:p>14.29366</text:p>
          </table:table-cell>
          <table:table-cell office:value-type="float" office:value="28.54" calcext:value-type="float">
            <text:p>28.54</text:p>
          </table:table-cell>
          <table:table-cell office:value-type="float" office:value="10.86" calcext:value-type="float">
            <text:p>10.86</text:p>
          </table:table-cell>
          <table:table-cell office:value-type="float" office:value="1.90393" calcext:value-type="float">
            <text:p>1.90393</text:p>
          </table:table-cell>
          <table:table-cell office:value-type="float" office:value="1.141636" calcext:value-type="float">
            <text:p>1.141636</text:p>
          </table:table-cell>
          <table:table-cell office:value-type="float" office:value="652.2841" calcext:value-type="float">
            <text:p>652.2841</text:p>
          </table:table-cell>
          <table:table-cell office:value-type="float" office:value="12.3" calcext:value-type="float">
            <text:p>12.3</text:p>
          </table:table-cell>
          <table:table-cell office:value-type="float" office:value="27.25204" calcext:value-type="float">
            <text:p>27.25204</text:p>
          </table:table-cell>
          <table:table-cell office:value-type="float" office:value="12.2038" calcext:value-type="float">
            <text:p>12.2038</text:p>
          </table:table-cell>
          <table:table-cell office:value-type="float" office:value="22.68228" calcext:value-type="float">
            <text:p>22.68228</text:p>
          </table:table-cell>
          <table:table-cell office:value-type="float" office:value="14.30072" calcext:value-type="float">
            <text:p>14.30072</text:p>
          </table:table-cell>
          <table:table-cell office:value-type="float" office:value="20.40018" calcext:value-type="float">
            <text:p>20.40018</text:p>
          </table:table-cell>
          <table:table-cell office:value-type="float" office:value="15.82101" calcext:value-type="float">
            <text:p>15.82101</text:p>
          </table:table-cell>
          <table:table-cell office:value-type="float" office:value="18.28394" calcext:value-type="float">
            <text:p>18.28394</text:p>
          </table:table-cell>
          <table:table-cell office:value-type="float" office:value="15.92938" calcext:value-type="float">
            <text:p>15.92938</text:p>
          </table:table-cell>
          <table:table-cell office:value-type="float" office:value="16.82721" calcext:value-type="float">
            <text:p>16.82721</text:p>
          </table:table-cell>
          <table:table-cell office:value-type="float" office:value="15.21902" calcext:value-type="float">
            <text:p>15.21902</text:p>
          </table:table-cell>
          <table:table-cell office:value-type="float" office:value="15.23825" calcext:value-type="float">
            <text:p>15.23825</text:p>
          </table:table-cell>
          <table:table-cell office:value-type="float" office:value="14.24243" calcext:value-type="float">
            <text:p>14.24243</text:p>
          </table:table-cell>
          <table:table-cell office:value-type="float" office:value="13.71774" calcext:value-type="float">
            <text:p>13.71774</text:p>
          </table:table-cell>
          <table:table-cell office:value-type="float" office:value="12.86755" calcext:value-type="float">
            <text:p>12.86755</text:p>
          </table:table-cell>
          <table:table-cell office:value-type="float" office:value="11.42944" calcext:value-type="float">
            <text:p>11.42944</text:p>
          </table:table-cell>
          <table:table-cell office:value-type="float" office:value="10.42358" calcext:value-type="float">
            <text:p>10.42358</text:p>
          </table:table-cell>
          <table:table-cell office:value-type="float" office:value="8.805145" calcext:value-type="float">
            <text:p>8.805145</text:p>
          </table:table-cell>
          <table:table-cell office:value-type="float" office:value="8.242554" calcext:value-type="float">
            <text:p>8.242554</text:p>
          </table:table-cell>
          <table:table-cell office:value-type="float" office:value="7.083374" calcext:value-type="float">
            <text:p>7.083374</text:p>
          </table:table-cell>
          <table:table-cell office:value-type="float" office:value="6.836182" calcext:value-type="float">
            <text:p>6.836182</text:p>
          </table:table-cell>
          <table:table-cell office:value-type="float" office:value="6.367188" calcext:value-type="float">
            <text:p>6.367188</text:p>
          </table:table-cell>
          <table:table-cell office:value-type="float" office:value="6.224457" calcext:value-type="float">
            <text:p>6.224457</text:p>
          </table:table-cell>
          <table:table-cell office:value-type="float" office:value="6.011963" calcext:value-type="float">
            <text:p>6.011963</text:p>
          </table:table-cell>
          <table:table-cell office:value-type="float" office:value="5.923492" calcext:value-type="float">
            <text:p>5.923492</text:p>
          </table:table-cell>
          <table:table-cell office:value-type="float" office:value="5.962646" calcext:value-type="float">
            <text:p>5.962646</text:p>
          </table:table-cell>
          <table:table-cell office:value-type="float" office:value="5.906525" calcext:value-type="float">
            <text:p>5.906525</text:p>
          </table:table-cell>
          <table:table-cell office:value-type="float" office:value="6.129211" calcext:value-type="float">
            <text:p>6.129211</text:p>
          </table:table-cell>
          <table:table-cell office:value-type="float" office:value="6.087708" calcext:value-type="float">
            <text:p>6.087708</text:p>
          </table:table-cell>
          <table:table-cell office:value-type="float" office:value="49.93793" calcext:value-type="float">
            <text:p>49.93793</text:p>
          </table:table-cell>
          <table:table-cell office:value-type="float" office:value="10.97415" calcext:value-type="float">
            <text:p>10.974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2" calcext:value-type="float">
            <text:p>17042002</text:p>
          </table:table-cell>
          <table:table-cell office:value-type="float" office:value="24.19426" calcext:value-type="float">
            <text:p>24.19426</text:p>
          </table:table-cell>
          <table:table-cell office:value-type="float" office:value="27.21" calcext:value-type="float">
            <text:p>27.21</text:p>
          </table:table-cell>
          <table:table-cell office:value-type="float" office:value="7.62" calcext:value-type="float">
            <text:p>7.62</text:p>
          </table:table-cell>
          <table:table-cell office:value-type="float" office:value="1.875832" calcext:value-type="float">
            <text:p>1.875832</text:p>
          </table:table-cell>
          <table:table-cell office:value-type="float" office:value="0.9182181" calcext:value-type="float">
            <text:p>0.9182181</text:p>
          </table:table-cell>
          <table:table-cell office:value-type="float" office:value="360.648" calcext:value-type="float">
            <text:p>360.648</text:p>
          </table:table-cell>
          <table:table-cell office:value-type="float" office:value="0.1" calcext:value-type="float">
            <text:p>0.1</text:p>
          </table:table-cell>
          <table:table-cell office:value-type="float" office:value="24.40524" calcext:value-type="float">
            <text:p>24.40524</text:p>
          </table:table-cell>
          <table:table-cell office:value-type="float" office:value="10.11777" calcext:value-type="float">
            <text:p>10.11777</text:p>
          </table:table-cell>
          <table:table-cell office:value-type="float" office:value="21.04169" calcext:value-type="float">
            <text:p>21.04169</text:p>
          </table:table-cell>
          <table:table-cell office:value-type="float" office:value="11.43701" calcext:value-type="float">
            <text:p>11.43701</text:p>
          </table:table-cell>
          <table:table-cell office:value-type="float" office:value="18.74194" calcext:value-type="float">
            <text:p>18.74194</text:p>
          </table:table-cell>
          <table:table-cell office:value-type="float" office:value="12.55164" calcext:value-type="float">
            <text:p>12.55164</text:p>
          </table:table-cell>
          <table:table-cell office:value-type="float" office:value="16.8775" calcext:value-type="float">
            <text:p>16.8775</text:p>
          </table:table-cell>
          <table:table-cell office:value-type="float" office:value="13.20718" calcext:value-type="float">
            <text:p>13.20718</text:p>
          </table:table-cell>
          <table:table-cell office:value-type="float" office:value="15.80283" calcext:value-type="float">
            <text:p>15.80283</text:p>
          </table:table-cell>
          <table:table-cell office:value-type="float" office:value="13.39264" calcext:value-type="float">
            <text:p>13.39264</text:p>
          </table:table-cell>
          <table:table-cell office:value-type="float" office:value="15.06897" calcext:value-type="float">
            <text:p>15.06897</text:p>
          </table:table-cell>
          <table:table-cell office:value-type="float" office:value="13.30161" calcext:value-type="float">
            <text:p>13.30161</text:p>
          </table:table-cell>
          <table:table-cell office:value-type="float" office:value="13.71552" calcext:value-type="float">
            <text:p>13.71552</text:p>
          </table:table-cell>
          <table:table-cell office:value-type="float" office:value="12.71313" calcext:value-type="float">
            <text:p>12.71313</text:p>
          </table:table-cell>
          <table:table-cell office:value-type="float" office:value="11.64462" calcext:value-type="float">
            <text:p>11.64462</text:p>
          </table:table-cell>
          <table:table-cell office:value-type="float" office:value="11.43954" calcext:value-type="float">
            <text:p>11.43954</text:p>
          </table:table-cell>
          <table:table-cell office:value-type="float" office:value="9.301208" calcext:value-type="float">
            <text:p>9.301208</text:p>
          </table:table-cell>
          <table:table-cell office:value-type="float" office:value="8.811371" calcext:value-type="float">
            <text:p>8.811371</text:p>
          </table:table-cell>
          <table:table-cell office:value-type="float" office:value="7.378662" calcext:value-type="float">
            <text:p>7.378662</text:p>
          </table:table-cell>
          <table:table-cell office:value-type="float" office:value="7.086304" calcext:value-type="float">
            <text:p>7.086304</text:p>
          </table:table-cell>
          <table:table-cell office:value-type="float" office:value="6.536499" calcext:value-type="float">
            <text:p>6.536499</text:p>
          </table:table-cell>
          <table:table-cell office:value-type="float" office:value="6.368805" calcext:value-type="float">
            <text:p>6.368805</text:p>
          </table:table-cell>
          <table:table-cell office:value-type="float" office:value="6.111359" calcext:value-type="float">
            <text:p>6.111359</text:p>
          </table:table-cell>
          <table:table-cell office:value-type="float" office:value="6.012939" calcext:value-type="float">
            <text:p>6.012939</text:p>
          </table:table-cell>
          <table:table-cell office:value-type="float" office:value="6.023895" calcext:value-type="float">
            <text:p>6.023895</text:p>
          </table:table-cell>
          <table:table-cell office:value-type="float" office:value="5.963287" calcext:value-type="float">
            <text:p>5.963287</text:p>
          </table:table-cell>
          <table:table-cell office:value-type="float" office:value="6.174011" calcext:value-type="float">
            <text:p>6.174011</text:p>
          </table:table-cell>
          <table:table-cell office:value-type="float" office:value="6.129669" calcext:value-type="float">
            <text:p>6.129669</text:p>
          </table:table-cell>
          <table:table-cell office:value-type="float" office:value="35.27081" calcext:value-type="float">
            <text:p>35.27081</text:p>
          </table:table-cell>
          <table:table-cell office:value-type="float" office:value="5.306854" calcext:value-type="float">
            <text:p>5.3068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2" calcext:value-type="float">
            <text:p>18042002</text:p>
          </table:table-cell>
          <table:table-cell office:value-type="float" office:value="22.79116" calcext:value-type="float">
            <text:p>22.79116</text:p>
          </table:table-cell>
          <table:table-cell office:value-type="float" office:value="30.37" calcext:value-type="float">
            <text:p>30.37</text:p>
          </table:table-cell>
          <table:table-cell office:value-type="float" office:value="10.37" calcext:value-type="float">
            <text:p>10.37</text:p>
          </table:table-cell>
          <table:table-cell office:value-type="float" office:value="1.935247" calcext:value-type="float">
            <text:p>1.935247</text:p>
          </table:table-cell>
          <table:table-cell office:value-type="float" office:value="0.8132235" calcext:value-type="float">
            <text:p>0.8132235</text:p>
          </table:table-cell>
          <table:table-cell office:value-type="float" office:value="546.1201" calcext:value-type="float">
            <text:p>546.1201</text:p>
          </table:table-cell>
          <table:table-cell office:value-type="float" office:value="0" calcext:value-type="float">
            <text:p>0</text:p>
          </table:table-cell>
          <table:table-cell office:value-type="float" office:value="29.32391" calcext:value-type="float">
            <text:p>29.32391</text:p>
          </table:table-cell>
          <table:table-cell office:value-type="float" office:value="16.03085" calcext:value-type="float">
            <text:p>16.03085</text:p>
          </table:table-cell>
          <table:table-cell office:value-type="float" office:value="24.43564" calcext:value-type="float">
            <text:p>24.43564</text:p>
          </table:table-cell>
          <table:table-cell office:value-type="float" office:value="16.01678" calcext:value-type="float">
            <text:p>16.01678</text:p>
          </table:table-cell>
          <table:table-cell office:value-type="float" office:value="21.51517" calcext:value-type="float">
            <text:p>21.51517</text:p>
          </table:table-cell>
          <table:table-cell office:value-type="float" office:value="15.79337" calcext:value-type="float">
            <text:p>15.79337</text:p>
          </table:table-cell>
          <table:table-cell office:value-type="float" office:value="19.05966" calcext:value-type="float">
            <text:p>19.05966</text:p>
          </table:table-cell>
          <table:table-cell office:value-type="float" office:value="15.34464" calcext:value-type="float">
            <text:p>15.34464</text:p>
          </table:table-cell>
          <table:table-cell office:value-type="float" office:value="17.45291" calcext:value-type="float">
            <text:p>17.45291</text:p>
          </table:table-cell>
          <table:table-cell office:value-type="float" office:value="14.87381" calcext:value-type="float">
            <text:p>14.87381</text:p>
          </table:table-cell>
          <table:table-cell office:value-type="float" office:value="15.79126" calcext:value-type="float">
            <text:p>15.79126</text:p>
          </table:table-cell>
          <table:table-cell office:value-type="float" office:value="14.20688" calcext:value-type="float">
            <text:p>14.20688</text:p>
          </table:table-cell>
          <table:table-cell office:value-type="float" office:value="14.32642" calcext:value-type="float">
            <text:p>14.32642</text:p>
          </table:table-cell>
          <table:table-cell office:value-type="float" office:value="13.31393" calcext:value-type="float">
            <text:p>13.31393</text:p>
          </table:table-cell>
          <table:table-cell office:value-type="float" office:value="12.14304" calcext:value-type="float">
            <text:p>12.14304</text:p>
          </table:table-cell>
          <table:table-cell office:value-type="float" office:value="11.6496" calcext:value-type="float">
            <text:p>11.6496</text:p>
          </table:table-cell>
          <table:table-cell office:value-type="float" office:value="9.68631" calcext:value-type="float">
            <text:p>9.68631</text:p>
          </table:table-cell>
          <table:table-cell office:value-type="float" office:value="9.305328" calcext:value-type="float">
            <text:p>9.305328</text:p>
          </table:table-cell>
          <table:table-cell office:value-type="float" office:value="7.673218" calcext:value-type="float">
            <text:p>7.673218</text:p>
          </table:table-cell>
          <table:table-cell office:value-type="float" office:value="7.381744" calcext:value-type="float">
            <text:p>7.381744</text:p>
          </table:table-cell>
          <table:table-cell office:value-type="float" office:value="6.72403" calcext:value-type="float">
            <text:p>6.72403</text:p>
          </table:table-cell>
          <table:table-cell office:value-type="float" office:value="6.538391" calcext:value-type="float">
            <text:p>6.538391</text:p>
          </table:table-cell>
          <table:table-cell office:value-type="float" office:value="6.221771" calcext:value-type="float">
            <text:p>6.221771</text:p>
          </table:table-cell>
          <table:table-cell office:value-type="float" office:value="6.112457" calcext:value-type="float">
            <text:p>6.112457</text:p>
          </table:table-cell>
          <table:table-cell office:value-type="float" office:value="6.090759" calcext:value-type="float">
            <text:p>6.090759</text:p>
          </table:table-cell>
          <table:table-cell office:value-type="float" office:value="6.024567" calcext:value-type="float">
            <text:p>6.024567</text:p>
          </table:table-cell>
          <table:table-cell office:value-type="float" office:value="6.222504" calcext:value-type="float">
            <text:p>6.222504</text:p>
          </table:table-cell>
          <table:table-cell office:value-type="float" office:value="6.1745" calcext:value-type="float">
            <text:p>6.1745</text:p>
          </table:table-cell>
          <table:table-cell office:value-type="float" office:value="57.54395" calcext:value-type="float">
            <text:p>57.54395</text:p>
          </table:table-cell>
          <table:table-cell office:value-type="float" office:value="8.373291" calcext:value-type="float">
            <text:p>8.3732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2" calcext:value-type="float">
            <text:p>19042002</text:p>
          </table:table-cell>
          <table:table-cell office:value-type="float" office:value="10.82331" calcext:value-type="float">
            <text:p>10.82331</text:p>
          </table:table-cell>
          <table:table-cell office:value-type="float" office:value="11.17" calcext:value-type="float">
            <text:p>11.17</text:p>
          </table:table-cell>
          <table:table-cell office:value-type="float" office:value="5.07" calcext:value-type="float">
            <text:p>5.07</text:p>
          </table:table-cell>
          <table:table-cell office:value-type="float" office:value="0.9404778" calcext:value-type="float">
            <text:p>0.9404778</text:p>
          </table:table-cell>
          <table:table-cell office:value-type="float" office:value="0.7708272" calcext:value-type="float">
            <text:p>0.7708272</text:p>
          </table:table-cell>
          <table:table-cell office:value-type="float" office:value="543.384" calcext:value-type="float">
            <text:p>543.384</text:p>
          </table:table-cell>
          <table:table-cell office:value-type="float" office:value="0" calcext:value-type="float">
            <text:p>0</text:p>
          </table:table-cell>
          <table:table-cell office:value-type="float" office:value="17.65808" calcext:value-type="float">
            <text:p>17.65808</text:p>
          </table:table-cell>
          <table:table-cell office:value-type="float" office:value="11.10175" calcext:value-type="float">
            <text:p>11.10175</text:p>
          </table:table-cell>
          <table:table-cell office:value-type="float" office:value="17.45123" calcext:value-type="float">
            <text:p>17.45123</text:p>
          </table:table-cell>
          <table:table-cell office:value-type="float" office:value="12.63113" calcext:value-type="float">
            <text:p>12.63113</text:p>
          </table:table-cell>
          <table:table-cell office:value-type="float" office:value="17.9678" calcext:value-type="float">
            <text:p>17.9678</text:p>
          </table:table-cell>
          <table:table-cell office:value-type="float" office:value="13.44208" calcext:value-type="float">
            <text:p>13.44208</text:p>
          </table:table-cell>
          <table:table-cell office:value-type="float" office:value="17.6138" calcext:value-type="float">
            <text:p>17.6138</text:p>
          </table:table-cell>
          <table:table-cell office:value-type="float" office:value="13.87329" calcext:value-type="float">
            <text:p>13.87329</text:p>
          </table:table-cell>
          <table:table-cell office:value-type="float" office:value="16.88565" calcext:value-type="float">
            <text:p>16.88565</text:p>
          </table:table-cell>
          <table:table-cell office:value-type="float" office:value="13.92856" calcext:value-type="float">
            <text:p>13.92856</text:p>
          </table:table-cell>
          <table:table-cell office:value-type="float" office:value="15.77182" calcext:value-type="float">
            <text:p>15.77182</text:p>
          </table:table-cell>
          <table:table-cell office:value-type="float" office:value="13.83707" calcext:value-type="float">
            <text:p>13.83707</text:p>
          </table:table-cell>
          <table:table-cell office:value-type="float" office:value="14.36435" calcext:value-type="float">
            <text:p>14.36435</text:p>
          </table:table-cell>
          <table:table-cell office:value-type="float" office:value="13.35291" calcext:value-type="float">
            <text:p>13.35291</text:p>
          </table:table-cell>
          <table:table-cell office:value-type="float" office:value="12.41052" calcext:value-type="float">
            <text:p>12.41052</text:p>
          </table:table-cell>
          <table:table-cell office:value-type="float" office:value="12.15298" calcext:value-type="float">
            <text:p>12.15298</text:p>
          </table:table-cell>
          <table:table-cell office:value-type="float" office:value="10.07822" calcext:value-type="float">
            <text:p>10.07822</text:p>
          </table:table-cell>
          <table:table-cell office:value-type="float" office:value="9.690643" calcext:value-type="float">
            <text:p>9.690643</text:p>
          </table:table-cell>
          <table:table-cell office:value-type="float" office:value="7.967865" calcext:value-type="float">
            <text:p>7.967865</text:p>
          </table:table-cell>
          <table:table-cell office:value-type="float" office:value="7.676239" calcext:value-type="float">
            <text:p>7.676239</text:p>
          </table:table-cell>
          <table:table-cell office:value-type="float" office:value="6.921906" calcext:value-type="float">
            <text:p>6.921906</text:p>
          </table:table-cell>
          <table:table-cell office:value-type="float" office:value="6.726044" calcext:value-type="float">
            <text:p>6.726044</text:p>
          </table:table-cell>
          <table:table-cell office:value-type="float" office:value="6.342896" calcext:value-type="float">
            <text:p>6.342896</text:p>
          </table:table-cell>
          <table:table-cell office:value-type="float" office:value="6.222961" calcext:value-type="float">
            <text:p>6.222961</text:p>
          </table:table-cell>
          <table:table-cell office:value-type="float" office:value="6.164032" calcext:value-type="float">
            <text:p>6.164032</text:p>
          </table:table-cell>
          <table:table-cell office:value-type="float" office:value="6.091492" calcext:value-type="float">
            <text:p>6.091492</text:p>
          </table:table-cell>
          <table:table-cell office:value-type="float" office:value="6.27533" calcext:value-type="float">
            <text:p>6.27533</text:p>
          </table:table-cell>
          <table:table-cell office:value-type="float" office:value="6.223022" calcext:value-type="float">
            <text:p>6.223022</text:p>
          </table:table-cell>
          <table:table-cell office:value-type="float" office:value="22.05157" calcext:value-type="float">
            <text:p>22.05157</text:p>
          </table:table-cell>
          <table:table-cell office:value-type="float" office:value="2.885803" calcext:value-type="float">
            <text:p>2.8858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2" calcext:value-type="float">
            <text:p>20042002</text:p>
          </table:table-cell>
          <table:table-cell office:value-type="float" office:value="4.029953" calcext:value-type="float">
            <text:p>4.029953</text:p>
          </table:table-cell>
          <table:table-cell office:value-type="float" office:value="8.48" calcext:value-type="float">
            <text:p>8.48</text:p>
          </table:table-cell>
          <table:table-cell office:value-type="float" office:value="4.78" calcext:value-type="float">
            <text:p>4.78</text:p>
          </table:table-cell>
          <table:table-cell office:value-type="float" office:value="0.9454172" calcext:value-type="float">
            <text:p>0.9454172</text:p>
          </table:table-cell>
          <table:table-cell office:value-type="float" office:value="0.7370584" calcext:value-type="float">
            <text:p>0.7370584</text:p>
          </table:table-cell>
          <table:table-cell office:value-type="float" office:value="451.728" calcext:value-type="float">
            <text:p>451.728</text:p>
          </table:table-cell>
          <table:table-cell office:value-type="float" office:value="10.8" calcext:value-type="float">
            <text:p>10.8</text:p>
          </table:table-cell>
          <table:table-cell office:value-type="float" office:value="11.80762" calcext:value-type="float">
            <text:p>11.80762</text:p>
          </table:table-cell>
          <table:table-cell office:value-type="float" office:value="4.991486" calcext:value-type="float">
            <text:p>4.991486</text:p>
          </table:table-cell>
          <table:table-cell office:value-type="float" office:value="12.55026" calcext:value-type="float">
            <text:p>12.55026</text:p>
          </table:table-cell>
          <table:table-cell office:value-type="float" office:value="6.903168" calcext:value-type="float">
            <text:p>6.903168</text:p>
          </table:table-cell>
          <table:table-cell office:value-type="float" office:value="13.37155" calcext:value-type="float">
            <text:p>13.37155</text:p>
          </table:table-cell>
          <table:table-cell office:value-type="float" office:value="8.903656" calcext:value-type="float">
            <text:p>8.903656</text:p>
          </table:table-cell>
          <table:table-cell office:value-type="float" office:value="13.81897" calcext:value-type="float">
            <text:p>13.81897</text:p>
          </table:table-cell>
          <table:table-cell office:value-type="float" office:value="10.4097" calcext:value-type="float">
            <text:p>10.4097</text:p>
          </table:table-cell>
          <table:table-cell office:value-type="float" office:value="13.88879" calcext:value-type="float">
            <text:p>13.88879</text:p>
          </table:table-cell>
          <table:table-cell office:value-type="float" office:value="11.13687" calcext:value-type="float">
            <text:p>11.13687</text:p>
          </table:table-cell>
          <table:table-cell office:value-type="float" office:value="13.81488" calcext:value-type="float">
            <text:p>13.81488</text:p>
          </table:table-cell>
          <table:table-cell office:value-type="float" office:value="11.79016" calcext:value-type="float">
            <text:p>11.79016</text:p>
          </table:table-cell>
          <table:table-cell office:value-type="float" office:value="13.34155" calcext:value-type="float">
            <text:p>13.34155</text:p>
          </table:table-cell>
          <table:table-cell office:value-type="float" office:value="11.92587" calcext:value-type="float">
            <text:p>11.92587</text:p>
          </table:table-cell>
          <table:table-cell office:value-type="float" office:value="12.32599" calcext:value-type="float">
            <text:p>12.32599</text:p>
          </table:table-cell>
          <table:table-cell office:value-type="float" office:value="11.74121" calcext:value-type="float">
            <text:p>11.74121</text:p>
          </table:table-cell>
          <table:table-cell office:value-type="float" office:value="10.21756" calcext:value-type="float">
            <text:p>10.21756</text:p>
          </table:table-cell>
          <table:table-cell office:value-type="float" office:value="10.08118" calcext:value-type="float">
            <text:p>10.08118</text:p>
          </table:table-cell>
          <table:table-cell office:value-type="float" office:value="8.234009" calcext:value-type="float">
            <text:p>8.234009</text:p>
          </table:table-cell>
          <table:table-cell office:value-type="float" office:value="7.970917" calcext:value-type="float">
            <text:p>7.970917</text:p>
          </table:table-cell>
          <table:table-cell office:value-type="float" office:value="7.123138" calcext:value-type="float">
            <text:p>7.123138</text:p>
          </table:table-cell>
          <table:table-cell office:value-type="float" office:value="6.924042" calcext:value-type="float">
            <text:p>6.924042</text:p>
          </table:table-cell>
          <table:table-cell office:value-type="float" office:value="6.473328" calcext:value-type="float">
            <text:p>6.473328</text:p>
          </table:table-cell>
          <table:table-cell office:value-type="float" office:value="6.344208" calcext:value-type="float">
            <text:p>6.344208</text:p>
          </table:table-cell>
          <table:table-cell office:value-type="float" office:value="6.24411" calcext:value-type="float">
            <text:p>6.24411</text:p>
          </table:table-cell>
          <table:table-cell office:value-type="float" office:value="6.164856" calcext:value-type="float">
            <text:p>6.164856</text:p>
          </table:table-cell>
          <table:table-cell office:value-type="float" office:value="6.332733" calcext:value-type="float">
            <text:p>6.332733</text:p>
          </table:table-cell>
          <table:table-cell office:value-type="float" office:value="6.275879" calcext:value-type="float">
            <text:p>6.275879</text:p>
          </table:table-cell>
          <table:table-cell office:value-type="float" office:value="11.20731" calcext:value-type="float">
            <text:p>11.20731</text:p>
          </table:table-cell>
          <table:table-cell office:value-type="float" office:value="2.076965" calcext:value-type="float">
            <text:p>2.0769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2" calcext:value-type="float">
            <text:p>21042002</text:p>
          </table:table-cell>
          <table:table-cell office:value-type="float" office:value="7.496639" calcext:value-type="float">
            <text:p>7.496639</text:p>
          </table:table-cell>
          <table:table-cell office:value-type="float" office:value="6.99" calcext:value-type="float">
            <text:p>6.99</text:p>
          </table:table-cell>
          <table:table-cell office:value-type="float" office:value="0.41" calcext:value-type="float">
            <text:p>0.41</text:p>
          </table:table-cell>
          <table:table-cell office:value-type="float" office:value="0.8796307" calcext:value-type="float">
            <text:p>0.8796307</text:p>
          </table:table-cell>
          <table:table-cell office:value-type="float" office:value="0.5551766" calcext:value-type="float">
            <text:p>0.5551766</text:p>
          </table:table-cell>
          <table:table-cell office:value-type="float" office:value="292.824" calcext:value-type="float">
            <text:p>292.824</text:p>
          </table:table-cell>
          <table:table-cell office:value-type="float" office:value="0.7" calcext:value-type="float">
            <text:p>0.7</text:p>
          </table:table-cell>
          <table:table-cell office:value-type="float" office:value="11.65924" calcext:value-type="float">
            <text:p>11.65924</text:p>
          </table:table-cell>
          <table:table-cell office:value-type="float" office:value="4.68457" calcext:value-type="float">
            <text:p>4.68457</text:p>
          </table:table-cell>
          <table:table-cell office:value-type="float" office:value="10.8873" calcext:value-type="float">
            <text:p>10.8873</text:p>
          </table:table-cell>
          <table:table-cell office:value-type="float" office:value="6.279053" calcext:value-type="float">
            <text:p>6.279053</text:p>
          </table:table-cell>
          <table:table-cell office:value-type="float" office:value="10.46509" calcext:value-type="float">
            <text:p>10.46509</text:p>
          </table:table-cell>
          <table:table-cell office:value-type="float" office:value="7.835571" calcext:value-type="float">
            <text:p>7.835571</text:p>
          </table:table-cell>
          <table:table-cell office:value-type="float" office:value="10.36563" calcext:value-type="float">
            <text:p>10.36563</text:p>
          </table:table-cell>
          <table:table-cell office:value-type="float" office:value="8.943878" calcext:value-type="float">
            <text:p>8.943878</text:p>
          </table:table-cell>
          <table:table-cell office:value-type="float" office:value="11.07108" calcext:value-type="float">
            <text:p>11.07108</text:p>
          </table:table-cell>
          <table:table-cell office:value-type="float" office:value="9.621307" calcext:value-type="float">
            <text:p>9.621307</text:p>
          </table:table-cell>
          <table:table-cell office:value-type="float" office:value="11.75363" calcext:value-type="float">
            <text:p>11.75363</text:p>
          </table:table-cell>
          <table:table-cell office:value-type="float" office:value="10.22891" calcext:value-type="float">
            <text:p>10.22891</text:p>
          </table:table-cell>
          <table:table-cell office:value-type="float" office:value="11.90594" calcext:value-type="float">
            <text:p>11.90594</text:p>
          </table:table-cell>
          <table:table-cell office:value-type="float" office:value="10.56094" calcext:value-type="float">
            <text:p>10.56094</text:p>
          </table:table-cell>
          <table:table-cell office:value-type="float" office:value="11.73346" calcext:value-type="float">
            <text:p>11.73346</text:p>
          </table:table-cell>
          <table:table-cell office:value-type="float" office:value="10.76138" calcext:value-type="float">
            <text:p>10.76138</text:p>
          </table:table-cell>
          <table:table-cell office:value-type="float" office:value="10.21741" calcext:value-type="float">
            <text:p>10.21741</text:p>
          </table:table-cell>
          <table:table-cell office:value-type="float" office:value="10.05997" calcext:value-type="float">
            <text:p>10.05997</text:p>
          </table:table-cell>
          <table:table-cell office:value-type="float" office:value="8.420013" calcext:value-type="float">
            <text:p>8.420013</text:p>
          </table:table-cell>
          <table:table-cell office:value-type="float" office:value="8.236481" calcext:value-type="float">
            <text:p>8.236481</text:p>
          </table:table-cell>
          <table:table-cell office:value-type="float" office:value="7.310974" calcext:value-type="float">
            <text:p>7.310974</text:p>
          </table:table-cell>
          <table:table-cell office:value-type="float" office:value="7.125214" calcext:value-type="float">
            <text:p>7.125214</text:p>
          </table:table-cell>
          <table:table-cell office:value-type="float" office:value="6.60965" calcext:value-type="float">
            <text:p>6.60965</text:p>
          </table:table-cell>
          <table:table-cell office:value-type="float" office:value="6.474731" calcext:value-type="float">
            <text:p>6.474731</text:p>
          </table:table-cell>
          <table:table-cell office:value-type="float" office:value="6.330811" calcext:value-type="float">
            <text:p>6.330811</text:p>
          </table:table-cell>
          <table:table-cell office:value-type="float" office:value="6.244965" calcext:value-type="float">
            <text:p>6.244965</text:p>
          </table:table-cell>
          <table:table-cell office:value-type="float" office:value="6.39505" calcext:value-type="float">
            <text:p>6.39505</text:p>
          </table:table-cell>
          <table:table-cell office:value-type="float" office:value="6.333374" calcext:value-type="float">
            <text:p>6.333374</text:p>
          </table:table-cell>
          <table:table-cell office:value-type="float" office:value="18.3703" calcext:value-type="float">
            <text:p>18.3703</text:p>
          </table:table-cell>
          <table:table-cell office:value-type="float" office:value="-1.019531" calcext:value-type="float">
            <text:p>-1.0195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2" calcext:value-type="float">
            <text:p>22042002</text:p>
          </table:table-cell>
          <table:table-cell office:value-type="float" office:value="25.77583" calcext:value-type="float">
            <text:p>25.77583</text:p>
          </table:table-cell>
          <table:table-cell office:value-type="float" office:value="19.76" calcext:value-type="float">
            <text:p>19.76</text:p>
          </table:table-cell>
          <table:table-cell office:value-type="float" office:value="-1.74" calcext:value-type="float">
            <text:p>-1.74</text:p>
          </table:table-cell>
          <table:table-cell office:value-type="float" office:value="1.221253" calcext:value-type="float">
            <text:p>1.221253</text:p>
          </table:table-cell>
          <table:table-cell office:value-type="float" office:value="0.4753611" calcext:value-type="float">
            <text:p>0.4753611</text:p>
          </table:table-cell>
          <table:table-cell office:value-type="float" office:value="305.532" calcext:value-type="float">
            <text:p>305.532</text:p>
          </table:table-cell>
          <table:table-cell office:value-type="float" office:value="2.2" calcext:value-type="float">
            <text:p>2.2</text:p>
          </table:table-cell>
          <table:table-cell office:value-type="float" office:value="20.42911" calcext:value-type="float">
            <text:p>20.42911</text:p>
          </table:table-cell>
          <table:table-cell office:value-type="float" office:value="3.863281" calcext:value-type="float">
            <text:p>3.863281</text:p>
          </table:table-cell>
          <table:table-cell office:value-type="float" office:value="16.79358" calcext:value-type="float">
            <text:p>16.79358</text:p>
          </table:table-cell>
          <table:table-cell office:value-type="float" office:value="5.494537" calcext:value-type="float">
            <text:p>5.494537</text:p>
          </table:table-cell>
          <table:table-cell office:value-type="float" office:value="14.58939" calcext:value-type="float">
            <text:p>14.58939</text:p>
          </table:table-cell>
          <table:table-cell office:value-type="float" office:value="6.861725" calcext:value-type="float">
            <text:p>6.861725</text:p>
          </table:table-cell>
          <table:table-cell office:value-type="float" office:value="12.95523" calcext:value-type="float">
            <text:p>12.95523</text:p>
          </table:table-cell>
          <table:table-cell office:value-type="float" office:value="7.989166" calcext:value-type="float">
            <text:p>7.989166</text:p>
          </table:table-cell>
          <table:table-cell office:value-type="float" office:value="12.06079" calcext:value-type="float">
            <text:p>12.06079</text:p>
          </table:table-cell>
          <table:table-cell office:value-type="float" office:value="8.690643" calcext:value-type="float">
            <text:p>8.690643</text:p>
          </table:table-cell>
          <table:table-cell office:value-type="float" office:value="11.33194" calcext:value-type="float">
            <text:p>11.33194</text:p>
          </table:table-cell>
          <table:table-cell office:value-type="float" office:value="9.391754" calcext:value-type="float">
            <text:p>9.391754</text:p>
          </table:table-cell>
          <table:table-cell office:value-type="float" office:value="10.81979" calcext:value-type="float">
            <text:p>10.81979</text:p>
          </table:table-cell>
          <table:table-cell office:value-type="float" office:value="9.831177" calcext:value-type="float">
            <text:p>9.831177</text:p>
          </table:table-cell>
          <table:table-cell office:value-type="float" office:value="10.75446" calcext:value-type="float">
            <text:p>10.75446</text:p>
          </table:table-cell>
          <table:table-cell office:value-type="float" office:value="10.20819" calcext:value-type="float">
            <text:p>10.20819</text:p>
          </table:table-cell>
          <table:table-cell office:value-type="float" office:value="10.05722" calcext:value-type="float">
            <text:p>10.05722</text:p>
          </table:table-cell>
          <table:table-cell office:value-type="float" office:value="9.771423" calcext:value-type="float">
            <text:p>9.771423</text:p>
          </table:table-cell>
          <table:table-cell office:value-type="float" office:value="8.506592" calcext:value-type="float">
            <text:p>8.506592</text:p>
          </table:table-cell>
          <table:table-cell office:value-type="float" office:value="8.421417" calcext:value-type="float">
            <text:p>8.421417</text:p>
          </table:table-cell>
          <table:table-cell office:value-type="float" office:value="7.466309" calcext:value-type="float">
            <text:p>7.466309</text:p>
          </table:table-cell>
          <table:table-cell office:value-type="float" office:value="7.312775" calcext:value-type="float">
            <text:p>7.312775</text:p>
          </table:table-cell>
          <table:table-cell office:value-type="float" office:value="6.744568" calcext:value-type="float">
            <text:p>6.744568</text:p>
          </table:table-cell>
          <table:table-cell office:value-type="float" office:value="6.611115" calcext:value-type="float">
            <text:p>6.611115</text:p>
          </table:table-cell>
          <table:table-cell office:value-type="float" office:value="6.423157" calcext:value-type="float">
            <text:p>6.423157</text:p>
          </table:table-cell>
          <table:table-cell office:value-type="float" office:value="6.331757" calcext:value-type="float">
            <text:p>6.331757</text:p>
          </table:table-cell>
          <table:table-cell office:value-type="float" office:value="6.462646" calcext:value-type="float">
            <text:p>6.462646</text:p>
          </table:table-cell>
          <table:table-cell office:value-type="float" office:value="6.395721" calcext:value-type="float">
            <text:p>6.395721</text:p>
          </table:table-cell>
          <table:table-cell office:value-type="float" office:value="33.00903" calcext:value-type="float">
            <text:p>33.00903</text:p>
          </table:table-cell>
          <table:table-cell office:value-type="float" office:value="-1.902679" calcext:value-type="float">
            <text:p>-1.9026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2" calcext:value-type="float">
            <text:p>23042002</text:p>
          </table:table-cell>
          <table:table-cell office:value-type="float" office:value="26.00672" calcext:value-type="float">
            <text:p>26.00672</text:p>
          </table:table-cell>
          <table:table-cell office:value-type="float" office:value="28.1" calcext:value-type="float">
            <text:p>28.1</text:p>
          </table:table-cell>
          <table:table-cell office:value-type="float" office:value="7.8" calcext:value-type="float">
            <text:p>7.8</text:p>
          </table:table-cell>
          <table:table-cell office:value-type="float" office:value="1.763021" calcext:value-type="float">
            <text:p>1.763021</text:p>
          </table:table-cell>
          <table:table-cell office:value-type="float" office:value="0.929517" calcext:value-type="float">
            <text:p>0.929517</text:p>
          </table:table-cell>
          <table:table-cell office:value-type="float" office:value="386.784" calcext:value-type="float">
            <text:p>386.784</text:p>
          </table:table-cell>
          <table:table-cell office:value-type="float" office:value="0" calcext:value-type="float">
            <text:p>0</text:p>
          </table:table-cell>
          <table:table-cell office:value-type="float" office:value="23.87796" calcext:value-type="float">
            <text:p>23.87796</text:p>
          </table:table-cell>
          <table:table-cell office:value-type="float" office:value="8.675415" calcext:value-type="float">
            <text:p>8.675415</text:p>
          </table:table-cell>
          <table:table-cell office:value-type="float" office:value="19.80386" calcext:value-type="float">
            <text:p>19.80386</text:p>
          </table:table-cell>
          <table:table-cell office:value-type="float" office:value="9.661133" calcext:value-type="float">
            <text:p>9.661133</text:p>
          </table:table-cell>
          <table:table-cell office:value-type="float" office:value="17.27695" calcext:value-type="float">
            <text:p>17.27695</text:p>
          </table:table-cell>
          <table:table-cell office:value-type="float" office:value="10.35446" calcext:value-type="float">
            <text:p>10.35446</text:p>
          </table:table-cell>
          <table:table-cell office:value-type="float" office:value="15.30499" calcext:value-type="float">
            <text:p>15.30499</text:p>
          </table:table-cell>
          <table:table-cell office:value-type="float" office:value="10.73828" calcext:value-type="float">
            <text:p>10.73828</text:p>
          </table:table-cell>
          <table:table-cell office:value-type="float" office:value="14.10693" calcext:value-type="float">
            <text:p>14.10693</text:p>
          </table:table-cell>
          <table:table-cell office:value-type="float" office:value="10.86136" calcext:value-type="float">
            <text:p>10.86136</text:p>
          </table:table-cell>
          <table:table-cell office:value-type="float" office:value="12.96771" calcext:value-type="float">
            <text:p>12.96771</text:p>
          </table:table-cell>
          <table:table-cell office:value-type="float" office:value="10.89856" calcext:value-type="float">
            <text:p>10.89856</text:p>
          </table:table-cell>
          <table:table-cell office:value-type="float" office:value="11.93378" calcext:value-type="float">
            <text:p>11.93378</text:p>
          </table:table-cell>
          <table:table-cell office:value-type="float" office:value="10.72244" calcext:value-type="float">
            <text:p>10.72244</text:p>
          </table:table-cell>
          <table:table-cell office:value-type="float" office:value="10.60248" calcext:value-type="float">
            <text:p>10.60248</text:p>
          </table:table-cell>
          <table:table-cell office:value-type="float" office:value="10.25165" calcext:value-type="float">
            <text:p>10.25165</text:p>
          </table:table-cell>
          <table:table-cell office:value-type="float" office:value="9.769012" calcext:value-type="float">
            <text:p>9.769012</text:p>
          </table:table-cell>
          <table:table-cell office:value-type="float" office:value="9.662598" calcext:value-type="float">
            <text:p>9.662598</text:p>
          </table:table-cell>
          <table:table-cell office:value-type="float" office:value="8.540009" calcext:value-type="float">
            <text:p>8.540009</text:p>
          </table:table-cell>
          <table:table-cell office:value-type="float" office:value="8.50705" calcext:value-type="float">
            <text:p>8.50705</text:p>
          </table:table-cell>
          <table:table-cell office:value-type="float" office:value="7.583649" calcext:value-type="float">
            <text:p>7.583649</text:p>
          </table:table-cell>
          <table:table-cell office:value-type="float" office:value="7.467712" calcext:value-type="float">
            <text:p>7.467712</text:p>
          </table:table-cell>
          <table:table-cell office:value-type="float" office:value="6.871216" calcext:value-type="float">
            <text:p>6.871216</text:p>
          </table:table-cell>
          <table:table-cell office:value-type="float" office:value="6.745911" calcext:value-type="float">
            <text:p>6.745911</text:p>
          </table:table-cell>
          <table:table-cell office:value-type="float" office:value="6.518799" calcext:value-type="float">
            <text:p>6.518799</text:p>
          </table:table-cell>
          <table:table-cell office:value-type="float" office:value="6.424133" calcext:value-type="float">
            <text:p>6.424133</text:p>
          </table:table-cell>
          <table:table-cell office:value-type="float" office:value="6.534851" calcext:value-type="float">
            <text:p>6.534851</text:p>
          </table:table-cell>
          <table:table-cell office:value-type="float" office:value="6.463379" calcext:value-type="float">
            <text:p>6.463379</text:p>
          </table:table-cell>
          <table:table-cell office:value-type="float" office:value="36.78625" calcext:value-type="float">
            <text:p>36.78625</text:p>
          </table:table-cell>
          <table:table-cell office:value-type="float" office:value="4.559692" calcext:value-type="float">
            <text:p>4.5596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2" calcext:value-type="float">
            <text:p>24042002</text:p>
          </table:table-cell>
          <table:table-cell office:value-type="float" office:value="25.71984" calcext:value-type="float">
            <text:p>25.71984</text:p>
          </table:table-cell>
          <table:table-cell office:value-type="float" office:value="16.39" calcext:value-type="float">
            <text:p>16.39</text:p>
          </table:table-cell>
          <table:table-cell office:value-type="float" office:value="0.57" calcext:value-type="float">
            <text:p>0.57</text:p>
          </table:table-cell>
          <table:table-cell office:value-type="float" office:value="1.637079" calcext:value-type="float">
            <text:p>1.637079</text:p>
          </table:table-cell>
          <table:table-cell office:value-type="float" office:value="0.5615714" calcext:value-type="float">
            <text:p>0.5615714</text:p>
          </table:table-cell>
          <table:table-cell office:value-type="float" office:value="597.312" calcext:value-type="float">
            <text:p>597.312</text:p>
          </table:table-cell>
          <table:table-cell office:value-type="float" office:value="2.4" calcext:value-type="float">
            <text:p>2.4</text:p>
          </table:table-cell>
          <table:table-cell office:value-type="float" office:value="23.80695" calcext:value-type="float">
            <text:p>23.80695</text:p>
          </table:table-cell>
          <table:table-cell office:value-type="float" office:value="9.893585" calcext:value-type="float">
            <text:p>9.893585</text:p>
          </table:table-cell>
          <table:table-cell office:value-type="float" office:value="20.27487" calcext:value-type="float">
            <text:p>20.27487</text:p>
          </table:table-cell>
          <table:table-cell office:value-type="float" office:value="12.71414" calcext:value-type="float">
            <text:p>12.71414</text:p>
          </table:table-cell>
          <table:table-cell office:value-type="float" office:value="18.07806" calcext:value-type="float">
            <text:p>18.07806</text:p>
          </table:table-cell>
          <table:table-cell office:value-type="float" office:value="13.38715" calcext:value-type="float">
            <text:p>13.38715</text:p>
          </table:table-cell>
          <table:table-cell office:value-type="float" office:value="16.23065" calcext:value-type="float">
            <text:p>16.23065</text:p>
          </table:table-cell>
          <table:table-cell office:value-type="float" office:value="13.32605" calcext:value-type="float">
            <text:p>13.32605</text:p>
          </table:table-cell>
          <table:table-cell office:value-type="float" office:value="15.04474" calcext:value-type="float">
            <text:p>15.04474</text:p>
          </table:table-cell>
          <table:table-cell office:value-type="float" office:value="13.09039" calcext:value-type="float">
            <text:p>13.09039</text:p>
          </table:table-cell>
          <table:table-cell office:value-type="float" office:value="13.81079" calcext:value-type="float">
            <text:p>13.81079</text:p>
          </table:table-cell>
          <table:table-cell office:value-type="float" office:value="12.68909" calcext:value-type="float">
            <text:p>12.68909</text:p>
          </table:table-cell>
          <table:table-cell office:value-type="float" office:value="12.79129" calcext:value-type="float">
            <text:p>12.79129</text:p>
          </table:table-cell>
          <table:table-cell office:value-type="float" office:value="11.95093" calcext:value-type="float">
            <text:p>11.95093</text:p>
          </table:table-cell>
          <table:table-cell office:value-type="float" office:value="11.29312" calcext:value-type="float">
            <text:p>11.29312</text:p>
          </table:table-cell>
          <table:table-cell office:value-type="float" office:value="10.61221" calcext:value-type="float">
            <text:p>10.61221</text:p>
          </table:table-cell>
          <table:table-cell office:value-type="float" office:value="9.818451" calcext:value-type="float">
            <text:p>9.818451</text:p>
          </table:table-cell>
          <table:table-cell office:value-type="float" office:value="9.664154" calcext:value-type="float">
            <text:p>9.664154</text:p>
          </table:table-cell>
          <table:table-cell office:value-type="float" office:value="8.591187" calcext:value-type="float">
            <text:p>8.591187</text:p>
          </table:table-cell>
          <table:table-cell office:value-type="float" office:value="8.540375" calcext:value-type="float">
            <text:p>8.540375</text:p>
          </table:table-cell>
          <table:table-cell office:value-type="float" office:value="7.678864" calcext:value-type="float">
            <text:p>7.678864</text:p>
          </table:table-cell>
          <table:table-cell office:value-type="float" office:value="7.584717" calcext:value-type="float">
            <text:p>7.584717</text:p>
          </table:table-cell>
          <table:table-cell office:value-type="float" office:value="6.986084" calcext:value-type="float">
            <text:p>6.986084</text:p>
          </table:table-cell>
          <table:table-cell office:value-type="float" office:value="6.872498" calcext:value-type="float">
            <text:p>6.872498</text:p>
          </table:table-cell>
          <table:table-cell office:value-type="float" office:value="6.614258" calcext:value-type="float">
            <text:p>6.614258</text:p>
          </table:table-cell>
          <table:table-cell office:value-type="float" office:value="6.519806" calcext:value-type="float">
            <text:p>6.519806</text:p>
          </table:table-cell>
          <table:table-cell office:value-type="float" office:value="6.611206" calcext:value-type="float">
            <text:p>6.611206</text:p>
          </table:table-cell>
          <table:table-cell office:value-type="float" office:value="6.535645" calcext:value-type="float">
            <text:p>6.535645</text:p>
          </table:table-cell>
          <table:table-cell office:value-type="float" office:value="38.76993" calcext:value-type="float">
            <text:p>38.76993</text:p>
          </table:table-cell>
          <table:table-cell office:value-type="float" office:value="-1.61853" calcext:value-type="float">
            <text:p>-1.618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2" calcext:value-type="float">
            <text:p>25042002</text:p>
          </table:table-cell>
          <table:table-cell office:value-type="float" office:value="21.48971" calcext:value-type="float">
            <text:p>21.48971</text:p>
          </table:table-cell>
          <table:table-cell office:value-type="float" office:value="13.85" calcext:value-type="float">
            <text:p>13.85</text:p>
          </table:table-cell>
          <table:table-cell office:value-type="float" office:value="-0.16" calcext:value-type="float">
            <text:p>-0.16</text:p>
          </table:table-cell>
          <table:table-cell office:value-type="float" office:value="0.7720156" calcext:value-type="float">
            <text:p>0.7720156</text:p>
          </table:table-cell>
          <table:table-cell office:value-type="float" office:value="0.5329214" calcext:value-type="float">
            <text:p>0.5329214</text:p>
          </table:table-cell>
          <table:table-cell office:value-type="float" office:value="297.432" calcext:value-type="float">
            <text:p>297.432</text:p>
          </table:table-cell>
          <table:table-cell office:value-type="float" office:value="0" calcext:value-type="float">
            <text:p>0</text:p>
          </table:table-cell>
          <table:table-cell office:value-type="float" office:value="22.15079" calcext:value-type="float">
            <text:p>22.15079</text:p>
          </table:table-cell>
          <table:table-cell office:value-type="float" office:value="7.419861" calcext:value-type="float">
            <text:p>7.419861</text:p>
          </table:table-cell>
          <table:table-cell office:value-type="float" office:value="18.03333" calcext:value-type="float">
            <text:p>18.03333</text:p>
          </table:table-cell>
          <table:table-cell office:value-type="float" office:value="9.653961" calcext:value-type="float">
            <text:p>9.653961</text:p>
          </table:table-cell>
          <table:table-cell office:value-type="float" office:value="16.18881" calcext:value-type="float">
            <text:p>16.18881</text:p>
          </table:table-cell>
          <table:table-cell office:value-type="float" office:value="10.98892" calcext:value-type="float">
            <text:p>10.98892</text:p>
          </table:table-cell>
          <table:table-cell office:value-type="float" office:value="14.84543" calcext:value-type="float">
            <text:p>14.84543</text:p>
          </table:table-cell>
          <table:table-cell office:value-type="float" office:value="11.82202" calcext:value-type="float">
            <text:p>11.82202</text:p>
          </table:table-cell>
          <table:table-cell office:value-type="float" office:value="14.21335" calcext:value-type="float">
            <text:p>14.21335</text:p>
          </table:table-cell>
          <table:table-cell office:value-type="float" office:value="12.1553" calcext:value-type="float">
            <text:p>12.1553</text:p>
          </table:table-cell>
          <table:table-cell office:value-type="float" office:value="13.71603" calcext:value-type="float">
            <text:p>13.71603</text:p>
          </table:table-cell>
          <table:table-cell office:value-type="float" office:value="12.28726" calcext:value-type="float">
            <text:p>12.28726</text:p>
          </table:table-cell>
          <table:table-cell office:value-type="float" office:value="12.79352" calcext:value-type="float">
            <text:p>12.79352</text:p>
          </table:table-cell>
          <table:table-cell office:value-type="float" office:value="12.01572" calcext:value-type="float">
            <text:p>12.01572</text:p>
          </table:table-cell>
          <table:table-cell office:value-type="float" office:value="11.45322" calcext:value-type="float">
            <text:p>11.45322</text:p>
          </table:table-cell>
          <table:table-cell office:value-type="float" office:value="11.30127" calcext:value-type="float">
            <text:p>11.30127</text:p>
          </table:table-cell>
          <table:table-cell office:value-type="float" office:value="10.03519" calcext:value-type="float">
            <text:p>10.03519</text:p>
          </table:table-cell>
          <table:table-cell office:value-type="float" office:value="9.820984" calcext:value-type="float">
            <text:p>9.820984</text:p>
          </table:table-cell>
          <table:table-cell office:value-type="float" office:value="8.687927" calcext:value-type="float">
            <text:p>8.687927</text:p>
          </table:table-cell>
          <table:table-cell office:value-type="float" office:value="8.59198" calcext:value-type="float">
            <text:p>8.59198</text:p>
          </table:table-cell>
          <table:table-cell office:value-type="float" office:value="7.773468" calcext:value-type="float">
            <text:p>7.773468</text:p>
          </table:table-cell>
          <table:table-cell office:value-type="float" office:value="7.67984" calcext:value-type="float">
            <text:p>7.67984</text:p>
          </table:table-cell>
          <table:table-cell office:value-type="float" office:value="7.092163" calcext:value-type="float">
            <text:p>7.092163</text:p>
          </table:table-cell>
          <table:table-cell office:value-type="float" office:value="6.987244" calcext:value-type="float">
            <text:p>6.987244</text:p>
          </table:table-cell>
          <table:table-cell office:value-type="float" office:value="6.709198" calcext:value-type="float">
            <text:p>6.709198</text:p>
          </table:table-cell>
          <table:table-cell office:value-type="float" office:value="6.615265" calcext:value-type="float">
            <text:p>6.615265</text:p>
          </table:table-cell>
          <table:table-cell office:value-type="float" office:value="6.690369" calcext:value-type="float">
            <text:p>6.690369</text:p>
          </table:table-cell>
          <table:table-cell office:value-type="float" office:value="6.612" calcext:value-type="float">
            <text:p>6.612</text:p>
          </table:table-cell>
          <table:table-cell office:value-type="float" office:value="44.40067" calcext:value-type="float">
            <text:p>44.40067</text:p>
          </table:table-cell>
          <table:table-cell office:value-type="float" office:value="-2.765015" calcext:value-type="float">
            <text:p>-2.7650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2" calcext:value-type="float">
            <text:p>26042002</text:p>
          </table:table-cell>
          <table:table-cell office:value-type="float" office:value="8.579852" calcext:value-type="float">
            <text:p>8.579852</text:p>
          </table:table-cell>
          <table:table-cell office:value-type="float" office:value="11.57" calcext:value-type="float">
            <text:p>11.57</text:p>
          </table:table-cell>
          <table:table-cell office:value-type="float" office:value="5.46" calcext:value-type="float">
            <text:p>5.46</text:p>
          </table:table-cell>
          <table:table-cell office:value-type="float" office:value="1.045395" calcext:value-type="float">
            <text:p>1.045395</text:p>
          </table:table-cell>
          <table:table-cell office:value-type="float" office:value="0.7076035" calcext:value-type="float">
            <text:p>0.7076035</text:p>
          </table:table-cell>
          <table:table-cell office:value-type="float" office:value="450.144" calcext:value-type="float">
            <text:p>450.144</text:p>
          </table:table-cell>
          <table:table-cell office:value-type="float" office:value="0.3" calcext:value-type="float">
            <text:p>0.3</text:p>
          </table:table-cell>
          <table:table-cell office:value-type="float" office:value="15.55765" calcext:value-type="float">
            <text:p>15.55765</text:p>
          </table:table-cell>
          <table:table-cell office:value-type="float" office:value="8.596466" calcext:value-type="float">
            <text:p>8.596466</text:p>
          </table:table-cell>
          <table:table-cell office:value-type="float" office:value="13.72787" calcext:value-type="float">
            <text:p>13.72787</text:p>
          </table:table-cell>
          <table:table-cell office:value-type="float" office:value="10.24667" calcext:value-type="float">
            <text:p>10.24667</text:p>
          </table:table-cell>
          <table:table-cell office:value-type="float" office:value="13.12448" calcext:value-type="float">
            <text:p>13.12448</text:p>
          </table:table-cell>
          <table:table-cell office:value-type="float" office:value="11.18887" calcext:value-type="float">
            <text:p>11.18887</text:p>
          </table:table-cell>
          <table:table-cell office:value-type="float" office:value="13.43762" calcext:value-type="float">
            <text:p>13.43762</text:p>
          </table:table-cell>
          <table:table-cell office:value-type="float" office:value="11.76083" calcext:value-type="float">
            <text:p>11.76083</text:p>
          </table:table-cell>
          <table:table-cell office:value-type="float" office:value="13.3634" calcext:value-type="float">
            <text:p>13.3634</text:p>
          </table:table-cell>
          <table:table-cell office:value-type="float" office:value="11.98856" calcext:value-type="float">
            <text:p>11.98856</text:p>
          </table:table-cell>
          <table:table-cell office:value-type="float" office:value="13.08072" calcext:value-type="float">
            <text:p>13.08072</text:p>
          </table:table-cell>
          <table:table-cell office:value-type="float" office:value="12.02747" calcext:value-type="float">
            <text:p>12.02747</text:p>
          </table:table-cell>
          <table:table-cell office:value-type="float" office:value="12.47638" calcext:value-type="float">
            <text:p>12.47638</text:p>
          </table:table-cell>
          <table:table-cell office:value-type="float" office:value="11.80957" calcext:value-type="float">
            <text:p>11.80957</text:p>
          </table:table-cell>
          <table:table-cell office:value-type="float" office:value="11.49249" calcext:value-type="float">
            <text:p>11.49249</text:p>
          </table:table-cell>
          <table:table-cell office:value-type="float" office:value="11.32791" calcext:value-type="float">
            <text:p>11.32791</text:p>
          </table:table-cell>
          <table:table-cell office:value-type="float" office:value="10.1572" calcext:value-type="float">
            <text:p>10.1572</text:p>
          </table:table-cell>
          <table:table-cell office:value-type="float" office:value="10.03699" calcext:value-type="float">
            <text:p>10.03699</text:p>
          </table:table-cell>
          <table:table-cell office:value-type="float" office:value="8.800079" calcext:value-type="float">
            <text:p>8.800079</text:p>
          </table:table-cell>
          <table:table-cell office:value-type="float" office:value="8.689056" calcext:value-type="float">
            <text:p>8.689056</text:p>
          </table:table-cell>
          <table:table-cell office:value-type="float" office:value="7.874817" calcext:value-type="float">
            <text:p>7.874817</text:p>
          </table:table-cell>
          <table:table-cell office:value-type="float" office:value="7.774506" calcext:value-type="float">
            <text:p>7.774506</text:p>
          </table:table-cell>
          <table:table-cell office:value-type="float" office:value="7.194214" calcext:value-type="float">
            <text:p>7.194214</text:p>
          </table:table-cell>
          <table:table-cell office:value-type="float" office:value="7.093262" calcext:value-type="float">
            <text:p>7.093262</text:p>
          </table:table-cell>
          <table:table-cell office:value-type="float" office:value="6.803131" calcext:value-type="float">
            <text:p>6.803131</text:p>
          </table:table-cell>
          <table:table-cell office:value-type="float" office:value="6.710205" calcext:value-type="float">
            <text:p>6.710205</text:p>
          </table:table-cell>
          <table:table-cell office:value-type="float" office:value="6.771332" calcext:value-type="float">
            <text:p>6.771332</text:p>
          </table:table-cell>
          <table:table-cell office:value-type="float" office:value="6.691193" calcext:value-type="float">
            <text:p>6.691193</text:p>
          </table:table-cell>
          <table:table-cell office:value-type="float" office:value="22.72644" calcext:value-type="float">
            <text:p>22.72644</text:p>
          </table:table-cell>
          <table:table-cell office:value-type="float" office:value="1.656036" calcext:value-type="float">
            <text:p>1.6560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2.50308" calcext:value-type="float">
            <text:p>2.50308</text:p>
          </table:table-cell>
          <table:table-cell office:value-type="float" office:value="14.37" calcext:value-type="float">
            <text:p>14.37</text:p>
          </table:table-cell>
          <table:table-cell office:value-type="float" office:value="3.98" calcext:value-type="float">
            <text:p>3.98</text:p>
          </table:table-cell>
          <table:table-cell office:value-type="float" office:value="1.43743" calcext:value-type="float">
            <text:p>1.43743</text:p>
          </table:table-cell>
          <table:table-cell office:value-type="float" office:value="0.7145773" calcext:value-type="float">
            <text:p>0.7145773</text:p>
          </table:table-cell>
          <table:table-cell office:value-type="float" office:value="571.032" calcext:value-type="float">
            <text:p>571.032</text:p>
          </table:table-cell>
          <table:table-cell office:value-type="float" office:value="40.8" calcext:value-type="float">
            <text:p>40.8</text:p>
          </table:table-cell>
          <table:table-cell office:value-type="float" office:value="13.86569" calcext:value-type="float">
            <text:p>13.86569</text:p>
          </table:table-cell>
          <table:table-cell office:value-type="float" office:value="6.682617" calcext:value-type="float">
            <text:p>6.682617</text:p>
          </table:table-cell>
          <table:table-cell office:value-type="float" office:value="11.9877" calcext:value-type="float">
            <text:p>11.9877</text:p>
          </table:table-cell>
          <table:table-cell office:value-type="float" office:value="7.980042" calcext:value-type="float">
            <text:p>7.980042</text:p>
          </table:table-cell>
          <table:table-cell office:value-type="float" office:value="11.60007" calcext:value-type="float">
            <text:p>11.60007</text:p>
          </table:table-cell>
          <table:table-cell office:value-type="float" office:value="8.878662" calcext:value-type="float">
            <text:p>8.878662</text:p>
          </table:table-cell>
          <table:table-cell office:value-type="float" office:value="11.92224" calcext:value-type="float">
            <text:p>11.92224</text:p>
          </table:table-cell>
          <table:table-cell office:value-type="float" office:value="9.753418" calcext:value-type="float">
            <text:p>9.753418</text:p>
          </table:table-cell>
          <table:table-cell office:value-type="float" office:value="12.00577" calcext:value-type="float">
            <text:p>12.00577</text:p>
          </table:table-cell>
          <table:table-cell office:value-type="float" office:value="10.28027" calcext:value-type="float">
            <text:p>10.28027</text:p>
          </table:table-cell>
          <table:table-cell office:value-type="float" office:value="12.01492" calcext:value-type="float">
            <text:p>12.01492</text:p>
          </table:table-cell>
          <table:table-cell office:value-type="float" office:value="10.65048" calcext:value-type="float">
            <text:p>10.65048</text:p>
          </table:table-cell>
          <table:table-cell office:value-type="float" office:value="11.80347" calcext:value-type="float">
            <text:p>11.80347</text:p>
          </table:table-cell>
          <table:table-cell office:value-type="float" office:value="10.81836" calcext:value-type="float">
            <text:p>10.81836</text:p>
          </table:table-cell>
          <table:table-cell office:value-type="float" office:value="11.32602" calcext:value-type="float">
            <text:p>11.32602</text:p>
          </table:table-cell>
          <table:table-cell office:value-type="float" office:value="10.82721" calcext:value-type="float">
            <text:p>10.82721</text:p>
          </table:table-cell>
          <table:table-cell office:value-type="float" office:value="10.1701" calcext:value-type="float">
            <text:p>10.1701</text:p>
          </table:table-cell>
          <table:table-cell office:value-type="float" office:value="10.12823" calcext:value-type="float">
            <text:p>10.12823</text:p>
          </table:table-cell>
          <table:table-cell office:value-type="float" office:value="8.894989" calcext:value-type="float">
            <text:p>8.894989</text:p>
          </table:table-cell>
          <table:table-cell office:value-type="float" office:value="8.801208" calcext:value-type="float">
            <text:p>8.801208</text:p>
          </table:table-cell>
          <table:table-cell office:value-type="float" office:value="7.976959" calcext:value-type="float">
            <text:p>7.976959</text:p>
          </table:table-cell>
          <table:table-cell office:value-type="float" office:value="7.875885" calcext:value-type="float">
            <text:p>7.875885</text:p>
          </table:table-cell>
          <table:table-cell office:value-type="float" office:value="7.294312" calcext:value-type="float">
            <text:p>7.294312</text:p>
          </table:table-cell>
          <table:table-cell office:value-type="float" office:value="7.195282" calcext:value-type="float">
            <text:p>7.195282</text:p>
          </table:table-cell>
          <table:table-cell office:value-type="float" office:value="6.895477" calcext:value-type="float">
            <text:p>6.895477</text:p>
          </table:table-cell>
          <table:table-cell office:value-type="float" office:value="6.804108" calcext:value-type="float">
            <text:p>6.804108</text:p>
          </table:table-cell>
          <table:table-cell office:value-type="float" office:value="6.853241" calcext:value-type="float">
            <text:p>6.853241</text:p>
          </table:table-cell>
          <table:table-cell office:value-type="float" office:value="6.772186" calcext:value-type="float">
            <text:p>6.772186</text:p>
          </table:table-cell>
          <table:table-cell office:value-type="float" office:value="15.26282" calcext:value-type="float">
            <text:p>15.26282</text:p>
          </table:table-cell>
          <table:table-cell office:value-type="float" office:value="1.994812" calcext:value-type="float">
            <text:p>1.994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2" calcext:value-type="float">
            <text:p>28042002</text:p>
          </table:table-cell>
          <table:table-cell office:value-type="float" office:value="11.8494" calcext:value-type="float">
            <text:p>11.8494</text:p>
          </table:table-cell>
          <table:table-cell office:value-type="float" office:value="9.33" calcext:value-type="float">
            <text:p>9.33</text:p>
          </table:table-cell>
          <table:table-cell office:value-type="float" office:value="2.5" calcext:value-type="float">
            <text:p>2.5</text:p>
          </table:table-cell>
          <table:table-cell office:value-type="float" office:value="0.93255" calcext:value-type="float">
            <text:p>0.93255</text:p>
          </table:table-cell>
          <table:table-cell office:value-type="float" office:value="0.6440941" calcext:value-type="float">
            <text:p>0.6440941</text:p>
          </table:table-cell>
          <table:table-cell office:value-type="float" office:value="343.008" calcext:value-type="float">
            <text:p>343.008</text:p>
          </table:table-cell>
          <table:table-cell office:value-type="float" office:value="0" calcext:value-type="float">
            <text:p>0</text:p>
          </table:table-cell>
          <table:table-cell office:value-type="float" office:value="13.95456" calcext:value-type="float">
            <text:p>13.95456</text:p>
          </table:table-cell>
          <table:table-cell office:value-type="float" office:value="5.871857" calcext:value-type="float">
            <text:p>5.871857</text:p>
          </table:table-cell>
          <table:table-cell office:value-type="float" office:value="12.26151" calcext:value-type="float">
            <text:p>12.26151</text:p>
          </table:table-cell>
          <table:table-cell office:value-type="float" office:value="7.288818" calcext:value-type="float">
            <text:p>7.288818</text:p>
          </table:table-cell>
          <table:table-cell office:value-type="float" office:value="11.30222" calcext:value-type="float">
            <text:p>11.30222</text:p>
          </table:table-cell>
          <table:table-cell office:value-type="float" office:value="8.279633" calcext:value-type="float">
            <text:p>8.279633</text:p>
          </table:table-cell>
          <table:table-cell office:value-type="float" office:value="10.80191" calcext:value-type="float">
            <text:p>10.80191</text:p>
          </table:table-cell>
          <table:table-cell office:value-type="float" office:value="9.015045" calcext:value-type="float">
            <text:p>9.015045</text:p>
          </table:table-cell>
          <table:table-cell office:value-type="float" office:value="10.61804" calcext:value-type="float">
            <text:p>10.61804</text:p>
          </table:table-cell>
          <table:table-cell office:value-type="float" office:value="9.413483" calcext:value-type="float">
            <text:p>9.413483</text:p>
          </table:table-cell>
          <table:table-cell office:value-type="float" office:value="10.80411" calcext:value-type="float">
            <text:p>10.80411</text:p>
          </table:table-cell>
          <table:table-cell office:value-type="float" office:value="9.855713" calcext:value-type="float">
            <text:p>9.855713</text:p>
          </table:table-cell>
          <table:table-cell office:value-type="float" office:value="10.84061" calcext:value-type="float">
            <text:p>10.84061</text:p>
          </table:table-cell>
          <table:table-cell office:value-type="float" office:value="10.1362" calcext:value-type="float">
            <text:p>10.1362</text:p>
          </table:table-cell>
          <table:table-cell office:value-type="float" office:value="10.82291" calcext:value-type="float">
            <text:p>10.82291</text:p>
          </table:table-cell>
          <table:table-cell office:value-type="float" office:value="10.31958" calcext:value-type="float">
            <text:p>10.31958</text:p>
          </table:table-cell>
          <table:table-cell office:value-type="float" office:value="10.12698" calcext:value-type="float">
            <text:p>10.12698</text:p>
          </table:table-cell>
          <table:table-cell office:value-type="float" office:value="9.958893" calcext:value-type="float">
            <text:p>9.958893</text:p>
          </table:table-cell>
          <table:table-cell office:value-type="float" office:value="8.944946" calcext:value-type="float">
            <text:p>8.944946</text:p>
          </table:table-cell>
          <table:table-cell office:value-type="float" office:value="8.895782" calcext:value-type="float">
            <text:p>8.895782</text:p>
          </table:table-cell>
          <table:table-cell office:value-type="float" office:value="8.069092" calcext:value-type="float">
            <text:p>8.069092</text:p>
          </table:table-cell>
          <table:table-cell office:value-type="float" office:value="7.977997" calcext:value-type="float">
            <text:p>7.977997</text:p>
          </table:table-cell>
          <table:table-cell office:value-type="float" office:value="7.392273" calcext:value-type="float">
            <text:p>7.392273</text:p>
          </table:table-cell>
          <table:table-cell office:value-type="float" office:value="7.295349" calcext:value-type="float">
            <text:p>7.295349</text:p>
          </table:table-cell>
          <table:table-cell office:value-type="float" office:value="6.987122" calcext:value-type="float">
            <text:p>6.987122</text:p>
          </table:table-cell>
          <table:table-cell office:value-type="float" office:value="6.896423" calcext:value-type="float">
            <text:p>6.896423</text:p>
          </table:table-cell>
          <table:table-cell office:value-type="float" office:value="6.935242" calcext:value-type="float">
            <text:p>6.935242</text:p>
          </table:table-cell>
          <table:table-cell office:value-type="float" office:value="6.854095" calcext:value-type="float">
            <text:p>6.854095</text:p>
          </table:table-cell>
          <table:table-cell office:value-type="float" office:value="20.54175" calcext:value-type="float">
            <text:p>20.54175</text:p>
          </table:table-cell>
          <table:table-cell office:value-type="float" office:value="0.3735962" calcext:value-type="float">
            <text:p>0.37359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2" calcext:value-type="float">
            <text:p>29042002</text:p>
          </table:table-cell>
          <table:table-cell office:value-type="float" office:value="25.89732" calcext:value-type="float">
            <text:p>25.89732</text:p>
          </table:table-cell>
          <table:table-cell office:value-type="float" office:value="22.27" calcext:value-type="float">
            <text:p>22.27</text:p>
          </table:table-cell>
          <table:table-cell office:value-type="float" office:value="4.58" calcext:value-type="float">
            <text:p>4.58</text:p>
          </table:table-cell>
          <table:table-cell office:value-type="float" office:value="1.225844" calcext:value-type="float">
            <text:p>1.225844</text:p>
          </table:table-cell>
          <table:table-cell office:value-type="float" office:value="0.7450663" calcext:value-type="float">
            <text:p>0.7450663</text:p>
          </table:table-cell>
          <table:table-cell office:value-type="float" office:value="135.036" calcext:value-type="float">
            <text:p>135.036</text:p>
          </table:table-cell>
          <table:table-cell office:value-type="float" office:value="0" calcext:value-type="float">
            <text:p>0</text:p>
          </table:table-cell>
          <table:table-cell office:value-type="float" office:value="21.05469" calcext:value-type="float">
            <text:p>21.05469</text:p>
          </table:table-cell>
          <table:table-cell office:value-type="float" office:value="6.347961" calcext:value-type="float">
            <text:p>6.347961</text:p>
          </table:table-cell>
          <table:table-cell office:value-type="float" office:value="17.39664" calcext:value-type="float">
            <text:p>17.39664</text:p>
          </table:table-cell>
          <table:table-cell office:value-type="float" office:value="7.470978" calcext:value-type="float">
            <text:p>7.470978</text:p>
          </table:table-cell>
          <table:table-cell office:value-type="float" office:value="15.21472" calcext:value-type="float">
            <text:p>15.21472</text:p>
          </table:table-cell>
          <table:table-cell office:value-type="float" office:value="8.294739" calcext:value-type="float">
            <text:p>8.294739</text:p>
          </table:table-cell>
          <table:table-cell office:value-type="float" office:value="13.6308" calcext:value-type="float">
            <text:p>13.6308</text:p>
          </table:table-cell>
          <table:table-cell office:value-type="float" office:value="8.946472" calcext:value-type="float">
            <text:p>8.946472</text:p>
          </table:table-cell>
          <table:table-cell office:value-type="float" office:value="12.72623" calcext:value-type="float">
            <text:p>12.72623</text:p>
          </table:table-cell>
          <table:table-cell office:value-type="float" office:value="9.306732" calcext:value-type="float">
            <text:p>9.306732</text:p>
          </table:table-cell>
          <table:table-cell office:value-type="float" office:value="11.84192" calcext:value-type="float">
            <text:p>11.84192</text:p>
          </table:table-cell>
          <table:table-cell office:value-type="float" office:value="9.70578" calcext:value-type="float">
            <text:p>9.70578</text:p>
          </table:table-cell>
          <table:table-cell office:value-type="float" office:value="11.11099" calcext:value-type="float">
            <text:p>11.11099</text:p>
          </table:table-cell>
          <table:table-cell office:value-type="float" office:value="9.929596" calcext:value-type="float">
            <text:p>9.929596</text:p>
          </table:table-cell>
          <table:table-cell office:value-type="float" office:value="10.3176" calcext:value-type="float">
            <text:p>10.3176</text:p>
          </table:table-cell>
          <table:table-cell office:value-type="float" office:value="10.10727" calcext:value-type="float">
            <text:p>10.10727</text:p>
          </table:table-cell>
          <table:table-cell office:value-type="float" office:value="9.956879" calcext:value-type="float">
            <text:p>9.956879</text:p>
          </table:table-cell>
          <table:table-cell office:value-type="float" office:value="9.784515" calcext:value-type="float">
            <text:p>9.784515</text:p>
          </table:table-cell>
          <table:table-cell office:value-type="float" office:value="8.952484" calcext:value-type="float">
            <text:p>8.952484</text:p>
          </table:table-cell>
          <table:table-cell office:value-type="float" office:value="8.94519" calcext:value-type="float">
            <text:p>8.94519</text:p>
          </table:table-cell>
          <table:table-cell office:value-type="float" office:value="8.142181" calcext:value-type="float">
            <text:p>8.142181</text:p>
          </table:table-cell>
          <table:table-cell office:value-type="float" office:value="8.069946" calcext:value-type="float">
            <text:p>8.069946</text:p>
          </table:table-cell>
          <table:table-cell office:value-type="float" office:value="7.485352" calcext:value-type="float">
            <text:p>7.485352</text:p>
          </table:table-cell>
          <table:table-cell office:value-type="float" office:value="7.39328" calcext:value-type="float">
            <text:p>7.39328</text:p>
          </table:table-cell>
          <table:table-cell office:value-type="float" office:value="7.077759" calcext:value-type="float">
            <text:p>7.077759</text:p>
          </table:table-cell>
          <table:table-cell office:value-type="float" office:value="6.988068" calcext:value-type="float">
            <text:p>6.988068</text:p>
          </table:table-cell>
          <table:table-cell office:value-type="float" office:value="7.017822" calcext:value-type="float">
            <text:p>7.017822</text:p>
          </table:table-cell>
          <table:table-cell office:value-type="float" office:value="6.936096" calcext:value-type="float">
            <text:p>6.936096</text:p>
          </table:table-cell>
          <table:table-cell office:value-type="float" office:value="32.68817" calcext:value-type="float">
            <text:p>32.68817</text:p>
          </table:table-cell>
          <table:table-cell office:value-type="float" office:value="1.610352" calcext:value-type="float">
            <text:p>1.6103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2" calcext:value-type="float">
            <text:p>30042002</text:p>
          </table:table-cell>
          <table:table-cell office:value-type="float" office:value="19.0998" calcext:value-type="float">
            <text:p>19.0998</text:p>
          </table:table-cell>
          <table:table-cell office:value-type="float" office:value="19.75" calcext:value-type="float">
            <text:p>19.75</text:p>
          </table:table-cell>
          <table:table-cell office:value-type="float" office:value="9.27" calcext:value-type="float">
            <text:p>9.27</text:p>
          </table:table-cell>
          <table:table-cell office:value-type="float" office:value="1.273268" calcext:value-type="float">
            <text:p>1.273268</text:p>
          </table:table-cell>
          <table:table-cell office:value-type="float" office:value="1.026557" calcext:value-type="float">
            <text:p>1.026557</text:p>
          </table:table-cell>
          <table:table-cell office:value-type="float" office:value="325.908" calcext:value-type="float">
            <text:p>325.908</text:p>
          </table:table-cell>
          <table:table-cell office:value-type="float" office:value="0.4" calcext:value-type="float">
            <text:p>0.4</text:p>
          </table:table-cell>
          <table:table-cell office:value-type="float" office:value="22.25842" calcext:value-type="float">
            <text:p>22.25842</text:p>
          </table:table-cell>
          <table:table-cell office:value-type="float" office:value="10.54373" calcext:value-type="float">
            <text:p>10.54373</text:p>
          </table:table-cell>
          <table:table-cell office:value-type="float" office:value="18.69919" calcext:value-type="float">
            <text:p>18.69919</text:p>
          </table:table-cell>
          <table:table-cell office:value-type="float" office:value="11.21606" calcext:value-type="float">
            <text:p>11.21606</text:p>
          </table:table-cell>
          <table:table-cell office:value-type="float" office:value="16.47006" calcext:value-type="float">
            <text:p>16.47006</text:p>
          </table:table-cell>
          <table:table-cell office:value-type="float" office:value="11.64511" calcext:value-type="float">
            <text:p>11.64511</text:p>
          </table:table-cell>
          <table:table-cell office:value-type="float" office:value="14.73788" calcext:value-type="float">
            <text:p>14.73788</text:p>
          </table:table-cell>
          <table:table-cell office:value-type="float" office:value="11.763" calcext:value-type="float">
            <text:p>11.763</text:p>
          </table:table-cell>
          <table:table-cell office:value-type="float" office:value="13.72662" calcext:value-type="float">
            <text:p>13.72662</text:p>
          </table:table-cell>
          <table:table-cell office:value-type="float" office:value="11.69571" calcext:value-type="float">
            <text:p>11.69571</text:p>
          </table:table-cell>
          <table:table-cell office:value-type="float" office:value="12.75217" calcext:value-type="float">
            <text:p>12.75217</text:p>
          </table:table-cell>
          <table:table-cell office:value-type="float" office:value="11.51474" calcext:value-type="float">
            <text:p>11.51474</text:p>
          </table:table-cell>
          <table:table-cell office:value-type="float" office:value="11.93643" calcext:value-type="float">
            <text:p>11.93643</text:p>
          </table:table-cell>
          <table:table-cell office:value-type="float" office:value="11.12738" calcext:value-type="float">
            <text:p>11.12738</text:p>
          </table:table-cell>
          <table:table-cell office:value-type="float" office:value="10.76953" calcext:value-type="float">
            <text:p>10.76953</text:p>
          </table:table-cell>
          <table:table-cell office:value-type="float" office:value="10.24689" calcext:value-type="float">
            <text:p>10.24689</text:p>
          </table:table-cell>
          <table:table-cell office:value-type="float" office:value="9.819336" calcext:value-type="float">
            <text:p>9.819336</text:p>
          </table:table-cell>
          <table:table-cell office:value-type="float" office:value="9.77417" calcext:value-type="float">
            <text:p>9.77417</text:p>
          </table:table-cell>
          <table:table-cell office:value-type="float" office:value="8.953491" calcext:value-type="float">
            <text:p>8.953491</text:p>
          </table:table-cell>
          <table:table-cell office:value-type="float" office:value="8.948822" calcext:value-type="float">
            <text:p>8.948822</text:p>
          </table:table-cell>
          <table:table-cell office:value-type="float" office:value="8.198242" calcext:value-type="float">
            <text:p>8.198242</text:p>
          </table:table-cell>
          <table:table-cell office:value-type="float" office:value="8.142853" calcext:value-type="float">
            <text:p>8.142853</text:p>
          </table:table-cell>
          <table:table-cell office:value-type="float" office:value="7.569824" calcext:value-type="float">
            <text:p>7.569824</text:p>
          </table:table-cell>
          <table:table-cell office:value-type="float" office:value="7.486267" calcext:value-type="float">
            <text:p>7.486267</text:p>
          </table:table-cell>
          <table:table-cell office:value-type="float" office:value="7.165985" calcext:value-type="float">
            <text:p>7.165985</text:p>
          </table:table-cell>
          <table:table-cell office:value-type="float" office:value="7.078705" calcext:value-type="float">
            <text:p>7.078705</text:p>
          </table:table-cell>
          <table:table-cell office:value-type="float" office:value="7.100311" calcext:value-type="float">
            <text:p>7.100311</text:p>
          </table:table-cell>
          <table:table-cell office:value-type="float" office:value="7.018707" calcext:value-type="float">
            <text:p>7.018707</text:p>
          </table:table-cell>
          <table:table-cell office:value-type="float" office:value="33.39978" calcext:value-type="float">
            <text:p>33.39978</text:p>
          </table:table-cell>
          <table:table-cell office:value-type="float" office:value="7.518524" calcext:value-type="float">
            <text:p>7.5185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2" calcext:value-type="float">
            <text:p>1052002</text:p>
          </table:table-cell>
          <table:table-cell office:value-type="float" office:value="8.574889" calcext:value-type="float">
            <text:p>8.574889</text:p>
          </table:table-cell>
          <table:table-cell office:value-type="float" office:value="13.4" calcext:value-type="float">
            <text:p>13.4</text:p>
          </table:table-cell>
          <table:table-cell office:value-type="float" office:value="3.41" calcext:value-type="float">
            <text:p>3.41</text:p>
          </table:table-cell>
          <table:table-cell office:value-type="float" office:value="1.199025" calcext:value-type="float">
            <text:p>1.199025</text:p>
          </table:table-cell>
          <table:table-cell office:value-type="float" office:value="0.6866517" calcext:value-type="float">
            <text:p>0.6866517</text:p>
          </table:table-cell>
          <table:table-cell office:value-type="float" office:value="479.196" calcext:value-type="float">
            <text:p>479.196</text:p>
          </table:table-cell>
          <table:table-cell office:value-type="float" office:value="3" calcext:value-type="float">
            <text:p>3</text:p>
          </table:table-cell>
          <table:table-cell office:value-type="float" office:value="18.2395" calcext:value-type="float">
            <text:p>18.2395</text:p>
          </table:table-cell>
          <table:table-cell office:value-type="float" office:value="7.322845" calcext:value-type="float">
            <text:p>7.322845</text:p>
          </table:table-cell>
          <table:table-cell office:value-type="float" office:value="15.79599" calcext:value-type="float">
            <text:p>15.79599</text:p>
          </table:table-cell>
          <table:table-cell office:value-type="float" office:value="8.874359" calcext:value-type="float">
            <text:p>8.874359</text:p>
          </table:table-cell>
          <table:table-cell office:value-type="float" office:value="14.27478" calcext:value-type="float">
            <text:p>14.27478</text:p>
          </table:table-cell>
          <table:table-cell office:value-type="float" office:value="10.22809" calcext:value-type="float">
            <text:p>10.22809</text:p>
          </table:table-cell>
          <table:table-cell office:value-type="float" office:value="13.81357" calcext:value-type="float">
            <text:p>13.81357</text:p>
          </table:table-cell>
          <table:table-cell office:value-type="float" office:value="11.18546" calcext:value-type="float">
            <text:p>11.18546</text:p>
          </table:table-cell>
          <table:table-cell office:value-type="float" office:value="13.40677" calcext:value-type="float">
            <text:p>13.40677</text:p>
          </table:table-cell>
          <table:table-cell office:value-type="float" office:value="11.58371" calcext:value-type="float">
            <text:p>11.58371</text:p>
          </table:table-cell>
          <table:table-cell office:value-type="float" office:value="12.75107" calcext:value-type="float">
            <text:p>12.75107</text:p>
          </table:table-cell>
          <table:table-cell office:value-type="float" office:value="11.87906" calcext:value-type="float">
            <text:p>11.87906</text:p>
          </table:table-cell>
          <table:table-cell office:value-type="float" office:value="11.9949" calcext:value-type="float">
            <text:p>11.9949</text:p>
          </table:table-cell>
          <table:table-cell office:value-type="float" office:value="11.70346" calcext:value-type="float">
            <text:p>11.70346</text:p>
          </table:table-cell>
          <table:table-cell office:value-type="float" office:value="11.10538" calcext:value-type="float">
            <text:p>11.10538</text:p>
          </table:table-cell>
          <table:table-cell office:value-type="float" office:value="10.77737" calcext:value-type="float">
            <text:p>10.77737</text:p>
          </table:table-cell>
          <table:table-cell office:value-type="float" office:value="9.992096" calcext:value-type="float">
            <text:p>9.992096</text:p>
          </table:table-cell>
          <table:table-cell office:value-type="float" office:value="9.820709" calcext:value-type="float">
            <text:p>9.820709</text:p>
          </table:table-cell>
          <table:table-cell office:value-type="float" office:value="8.994751" calcext:value-type="float">
            <text:p>8.994751</text:p>
          </table:table-cell>
          <table:table-cell office:value-type="float" office:value="8.953705" calcext:value-type="float">
            <text:p>8.953705</text:p>
          </table:table-cell>
          <table:table-cell office:value-type="float" office:value="8.25235" calcext:value-type="float">
            <text:p>8.25235</text:p>
          </table:table-cell>
          <table:table-cell office:value-type="float" office:value="8.198792" calcext:value-type="float">
            <text:p>8.198792</text:p>
          </table:table-cell>
          <table:table-cell office:value-type="float" office:value="7.648071" calcext:value-type="float">
            <text:p>7.648071</text:p>
          </table:table-cell>
          <table:table-cell office:value-type="float" office:value="7.570679" calcext:value-type="float">
            <text:p>7.570679</text:p>
          </table:table-cell>
          <table:table-cell office:value-type="float" office:value="7.251953" calcext:value-type="float">
            <text:p>7.251953</text:p>
          </table:table-cell>
          <table:table-cell office:value-type="float" office:value="7.166931" calcext:value-type="float">
            <text:p>7.166931</text:p>
          </table:table-cell>
          <table:table-cell office:value-type="float" office:value="7.182465" calcext:value-type="float">
            <text:p>7.182465</text:p>
          </table:table-cell>
          <table:table-cell office:value-type="float" office:value="7.101166" calcext:value-type="float">
            <text:p>7.101166</text:p>
          </table:table-cell>
          <table:table-cell office:value-type="float" office:value="24.67648" calcext:value-type="float">
            <text:p>24.67648</text:p>
          </table:table-cell>
          <table:table-cell office:value-type="float" office:value="1.119598" calcext:value-type="float">
            <text:p>1.1195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2" calcext:value-type="float">
            <text:p>2052002</text:p>
          </table:table-cell>
          <table:table-cell office:value-type="float" office:value="28.18014" calcext:value-type="float">
            <text:p>28.18014</text:p>
          </table:table-cell>
          <table:table-cell office:value-type="float" office:value="16.18" calcext:value-type="float">
            <text:p>16.18</text:p>
          </table:table-cell>
          <table:table-cell office:value-type="float" office:value="1.77" calcext:value-type="float">
            <text:p>1.77</text:p>
          </table:table-cell>
          <table:table-cell office:value-type="float" office:value="0.8711896" calcext:value-type="float">
            <text:p>0.8711896</text:p>
          </table:table-cell>
          <table:table-cell office:value-type="float" office:value="0.6116812" calcext:value-type="float">
            <text:p>0.6116812</text:p>
          </table:table-cell>
          <table:table-cell office:value-type="float" office:value="248.472" calcext:value-type="float">
            <text:p>248.472</text:p>
          </table:table-cell>
          <table:table-cell office:value-type="float" office:value="0" calcext:value-type="float">
            <text:p>0</text:p>
          </table:table-cell>
          <table:table-cell office:value-type="float" office:value="22.28912" calcext:value-type="float">
            <text:p>22.28912</text:p>
          </table:table-cell>
          <table:table-cell office:value-type="float" office:value="5.855347" calcext:value-type="float">
            <text:p>5.855347</text:p>
          </table:table-cell>
          <table:table-cell office:value-type="float" office:value="18.58142" calcext:value-type="float">
            <text:p>18.58142</text:p>
          </table:table-cell>
          <table:table-cell office:value-type="float" office:value="7.363556" calcext:value-type="float">
            <text:p>7.363556</text:p>
          </table:table-cell>
          <table:table-cell office:value-type="float" office:value="16.07672" calcext:value-type="float">
            <text:p>16.07672</text:p>
          </table:table-cell>
          <table:table-cell office:value-type="float" office:value="8.674835" calcext:value-type="float">
            <text:p>8.674835</text:p>
          </table:table-cell>
          <table:table-cell office:value-type="float" office:value="14.2804" calcext:value-type="float">
            <text:p>14.2804</text:p>
          </table:table-cell>
          <table:table-cell office:value-type="float" office:value="9.685242" calcext:value-type="float">
            <text:p>9.685242</text:p>
          </table:table-cell>
          <table:table-cell office:value-type="float" office:value="13.26971" calcext:value-type="float">
            <text:p>13.26971</text:p>
          </table:table-cell>
          <table:table-cell office:value-type="float" office:value="10.23074" calcext:value-type="float">
            <text:p>10.23074</text:p>
          </table:table-cell>
          <table:table-cell office:value-type="float" office:value="12.3587" calcext:value-type="float">
            <text:p>12.3587</text:p>
          </table:table-cell>
          <table:table-cell office:value-type="float" office:value="10.70416" calcext:value-type="float">
            <text:p>10.70416</text:p>
          </table:table-cell>
          <table:table-cell office:value-type="float" office:value="11.72433" calcext:value-type="float">
            <text:p>11.72433</text:p>
          </table:table-cell>
          <table:table-cell office:value-type="float" office:value="10.8493" calcext:value-type="float">
            <text:p>10.8493</text:p>
          </table:table-cell>
          <table:table-cell office:value-type="float" office:value="11.10526" calcext:value-type="float">
            <text:p>11.10526</text:p>
          </table:table-cell>
          <table:table-cell office:value-type="float" office:value="10.82291" calcext:value-type="float">
            <text:p>10.82291</text:p>
          </table:table-cell>
          <table:table-cell office:value-type="float" office:value="10.05429" calcext:value-type="float">
            <text:p>10.05429</text:p>
          </table:table-cell>
          <table:table-cell office:value-type="float" office:value="9.993774" calcext:value-type="float">
            <text:p>9.993774</text:p>
          </table:table-cell>
          <table:table-cell office:value-type="float" office:value="9.058929" calcext:value-type="float">
            <text:p>9.058929</text:p>
          </table:table-cell>
          <table:table-cell office:value-type="float" office:value="8.995422" calcext:value-type="float">
            <text:p>8.995422</text:p>
          </table:table-cell>
          <table:table-cell office:value-type="float" office:value="8.314087" calcext:value-type="float">
            <text:p>8.314087</text:p>
          </table:table-cell>
          <table:table-cell office:value-type="float" office:value="8.25296" calcext:value-type="float">
            <text:p>8.25296</text:p>
          </table:table-cell>
          <table:table-cell office:value-type="float" office:value="7.722778" calcext:value-type="float">
            <text:p>7.722778</text:p>
          </table:table-cell>
          <table:table-cell office:value-type="float" office:value="7.648865" calcext:value-type="float">
            <text:p>7.648865</text:p>
          </table:table-cell>
          <table:table-cell office:value-type="float" office:value="7.334717" calcext:value-type="float">
            <text:p>7.334717</text:p>
          </table:table-cell>
          <table:table-cell office:value-type="float" office:value="7.252869" calcext:value-type="float">
            <text:p>7.252869</text:p>
          </table:table-cell>
          <table:table-cell office:value-type="float" office:value="7.264313" calcext:value-type="float">
            <text:p>7.264313</text:p>
          </table:table-cell>
          <table:table-cell office:value-type="float" office:value="7.183319" calcext:value-type="float">
            <text:p>7.183319</text:p>
          </table:table-cell>
          <table:table-cell office:value-type="float" office:value="32.26886" calcext:value-type="float">
            <text:p>32.26886</text:p>
          </table:table-cell>
          <table:table-cell office:value-type="float" office:value="-0.4358521" calcext:value-type="float">
            <text:p>-0.43585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2" calcext:value-type="float">
            <text:p>3052002</text:p>
          </table:table-cell>
          <table:table-cell office:value-type="float" office:value="27.81482" calcext:value-type="float">
            <text:p>27.81482</text:p>
          </table:table-cell>
          <table:table-cell office:value-type="float" office:value="21.36" calcext:value-type="float">
            <text:p>21.36</text:p>
          </table:table-cell>
          <table:table-cell office:value-type="float" office:value="2.97" calcext:value-type="float">
            <text:p>2.97</text:p>
          </table:table-cell>
          <table:table-cell office:value-type="float" office:value="0.9485977" calcext:value-type="float">
            <text:p>0.9485977</text:p>
          </table:table-cell>
          <table:table-cell office:value-type="float" office:value="0.6657696" calcext:value-type="float">
            <text:p>0.6657696</text:p>
          </table:table-cell>
          <table:table-cell office:value-type="float" office:value="334.008" calcext:value-type="float">
            <text:p>334.008</text:p>
          </table:table-cell>
          <table:table-cell office:value-type="float" office:value="0" calcext:value-type="float">
            <text:p>0</text:p>
          </table:table-cell>
          <table:table-cell office:value-type="float" office:value="24.56564" calcext:value-type="float">
            <text:p>24.56564</text:p>
          </table:table-cell>
          <table:table-cell office:value-type="float" office:value="7.263916" calcext:value-type="float">
            <text:p>7.263916</text:p>
          </table:table-cell>
          <table:table-cell office:value-type="float" office:value="20.4212" calcext:value-type="float">
            <text:p>20.4212</text:p>
          </table:table-cell>
          <table:table-cell office:value-type="float" office:value="8.998779" calcext:value-type="float">
            <text:p>8.998779</text:p>
          </table:table-cell>
          <table:table-cell office:value-type="float" office:value="17.68152" calcext:value-type="float">
            <text:p>17.68152</text:p>
          </table:table-cell>
          <table:table-cell office:value-type="float" office:value="10.19556" calcext:value-type="float">
            <text:p>10.19556</text:p>
          </table:table-cell>
          <table:table-cell office:value-type="float" office:value="15.61401" calcext:value-type="float">
            <text:p>15.61401</text:p>
          </table:table-cell>
          <table:table-cell office:value-type="float" office:value="10.97879" calcext:value-type="float">
            <text:p>10.97879</text:p>
          </table:table-cell>
          <table:table-cell office:value-type="float" office:value="14.39105" calcext:value-type="float">
            <text:p>14.39105</text:p>
          </table:table-cell>
          <table:table-cell office:value-type="float" office:value="11.30066" calcext:value-type="float">
            <text:p>11.30066</text:p>
          </table:table-cell>
          <table:table-cell office:value-type="float" office:value="13.24191" calcext:value-type="float">
            <text:p>13.24191</text:p>
          </table:table-cell>
          <table:table-cell office:value-type="float" office:value="11.49744" calcext:value-type="float">
            <text:p>11.49744</text:p>
          </table:table-cell>
          <table:table-cell office:value-type="float" office:value="12.36563" calcext:value-type="float">
            <text:p>12.36563</text:p>
          </table:table-cell>
          <table:table-cell office:value-type="float" office:value="11.35596" calcext:value-type="float">
            <text:p>11.35596</text:p>
          </table:table-cell>
          <table:table-cell office:value-type="float" office:value="11.14917" calcext:value-type="float">
            <text:p>11.14917</text:p>
          </table:table-cell>
          <table:table-cell office:value-type="float" office:value="10.89151" calcext:value-type="float">
            <text:p>10.89151</text:p>
          </table:table-cell>
          <table:table-cell office:value-type="float" office:value="10.12173" calcext:value-type="float">
            <text:p>10.12173</text:p>
          </table:table-cell>
          <table:table-cell office:value-type="float" office:value="10.05466" calcext:value-type="float">
            <text:p>10.05466</text:p>
          </table:table-cell>
          <table:table-cell office:value-type="float" office:value="9.119507" calcext:value-type="float">
            <text:p>9.119507</text:p>
          </table:table-cell>
          <table:table-cell office:value-type="float" office:value="9.05957" calcext:value-type="float">
            <text:p>9.05957</text:p>
          </table:table-cell>
          <table:table-cell office:value-type="float" office:value="8.379303" calcext:value-type="float">
            <text:p>8.379303</text:p>
          </table:table-cell>
          <table:table-cell office:value-type="float" office:value="8.314758" calcext:value-type="float">
            <text:p>8.314758</text:p>
          </table:table-cell>
          <table:table-cell office:value-type="float" office:value="7.796448" calcext:value-type="float">
            <text:p>7.796448</text:p>
          </table:table-cell>
          <table:table-cell office:value-type="float" office:value="7.723511" calcext:value-type="float">
            <text:p>7.723511</text:p>
          </table:table-cell>
          <table:table-cell office:value-type="float" office:value="7.414764" calcext:value-type="float">
            <text:p>7.414764</text:p>
          </table:table-cell>
          <table:table-cell office:value-type="float" office:value="7.335541" calcext:value-type="float">
            <text:p>7.335541</text:p>
          </table:table-cell>
          <table:table-cell office:value-type="float" office:value="7.344879" calcext:value-type="float">
            <text:p>7.344879</text:p>
          </table:table-cell>
          <table:table-cell office:value-type="float" office:value="7.265167" calcext:value-type="float">
            <text:p>7.265167</text:p>
          </table:table-cell>
          <table:table-cell office:value-type="float" office:value="35.34283" calcext:value-type="float">
            <text:p>35.34283</text:p>
          </table:table-cell>
          <table:table-cell office:value-type="float" office:value="0.5140381" calcext:value-type="float">
            <text:p>0.51403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2" calcext:value-type="float">
            <text:p>4052002</text:p>
          </table:table-cell>
          <table:table-cell office:value-type="float" office:value="21.80747" calcext:value-type="float">
            <text:p>21.80747</text:p>
          </table:table-cell>
          <table:table-cell office:value-type="float" office:value="18.79" calcext:value-type="float">
            <text:p>18.79</text:p>
          </table:table-cell>
          <table:table-cell office:value-type="float" office:value="7.36" calcext:value-type="float">
            <text:p>7.36</text:p>
          </table:table-cell>
          <table:table-cell office:value-type="float" office:value="1.075695" calcext:value-type="float">
            <text:p>1.075695</text:p>
          </table:table-cell>
          <table:table-cell office:value-type="float" office:value="0.8690986" calcext:value-type="float">
            <text:p>0.8690986</text:p>
          </table:table-cell>
          <table:table-cell office:value-type="float" office:value="227.124" calcext:value-type="float">
            <text:p>227.124</text:p>
          </table:table-cell>
          <table:table-cell office:value-type="float" office:value="0" calcext:value-type="float">
            <text:p>0</text:p>
          </table:table-cell>
          <table:table-cell office:value-type="float" office:value="23.31274" calcext:value-type="float">
            <text:p>23.31274</text:p>
          </table:table-cell>
          <table:table-cell office:value-type="float" office:value="9.90506" calcext:value-type="float">
            <text:p>9.90506</text:p>
          </table:table-cell>
          <table:table-cell office:value-type="float" office:value="19.29547" calcext:value-type="float">
            <text:p>19.29547</text:p>
          </table:table-cell>
          <table:table-cell office:value-type="float" office:value="11.26855" calcext:value-type="float">
            <text:p>11.26855</text:p>
          </table:table-cell>
          <table:table-cell office:value-type="float" office:value="17.24741" calcext:value-type="float">
            <text:p>17.24741</text:p>
          </table:table-cell>
          <table:table-cell office:value-type="float" office:value="12.03711" calcext:value-type="float">
            <text:p>12.03711</text:p>
          </table:table-cell>
          <table:table-cell office:value-type="float" office:value="15.62015" calcext:value-type="float">
            <text:p>15.62015</text:p>
          </table:table-cell>
          <table:table-cell office:value-type="float" office:value="12.45905" calcext:value-type="float">
            <text:p>12.45905</text:p>
          </table:table-cell>
          <table:table-cell office:value-type="float" office:value="14.60995" calcext:value-type="float">
            <text:p>14.60995</text:p>
          </table:table-cell>
          <table:table-cell office:value-type="float" office:value="12.53705" calcext:value-type="float">
            <text:p>12.53705</text:p>
          </table:table-cell>
          <table:table-cell office:value-type="float" office:value="13.5946" calcext:value-type="float">
            <text:p>13.5946</text:p>
          </table:table-cell>
          <table:table-cell office:value-type="float" office:value="12.45239" calcext:value-type="float">
            <text:p>12.45239</text:p>
          </table:table-cell>
          <table:table-cell office:value-type="float" office:value="12.76624" calcext:value-type="float">
            <text:p>12.76624</text:p>
          </table:table-cell>
          <table:table-cell office:value-type="float" office:value="12.08044" calcext:value-type="float">
            <text:p>12.08044</text:p>
          </table:table-cell>
          <table:table-cell office:value-type="float" office:value="11.54971" calcext:value-type="float">
            <text:p>11.54971</text:p>
          </table:table-cell>
          <table:table-cell office:value-type="float" office:value="11.15701" calcext:value-type="float">
            <text:p>11.15701</text:p>
          </table:table-cell>
          <table:table-cell office:value-type="float" office:value="10.28864" calcext:value-type="float">
            <text:p>10.28864</text:p>
          </table:table-cell>
          <table:table-cell office:value-type="float" office:value="10.12302" calcext:value-type="float">
            <text:p>10.12302</text:p>
          </table:table-cell>
          <table:table-cell office:value-type="float" office:value="9.195282" calcext:value-type="float">
            <text:p>9.195282</text:p>
          </table:table-cell>
          <table:table-cell office:value-type="float" office:value="9.120178" calcext:value-type="float">
            <text:p>9.120178</text:p>
          </table:table-cell>
          <table:table-cell office:value-type="float" office:value="8.447601" calcext:value-type="float">
            <text:p>8.447601</text:p>
          </table:table-cell>
          <table:table-cell office:value-type="float" office:value="8.379974" calcext:value-type="float">
            <text:p>8.379974</text:p>
          </table:table-cell>
          <table:table-cell office:value-type="float" office:value="7.869934" calcext:value-type="float">
            <text:p>7.869934</text:p>
          </table:table-cell>
          <table:table-cell office:value-type="float" office:value="7.797241" calcext:value-type="float">
            <text:p>7.797241</text:p>
          </table:table-cell>
          <table:table-cell office:value-type="float" office:value="7.493805" calcext:value-type="float">
            <text:p>7.493805</text:p>
          </table:table-cell>
          <table:table-cell office:value-type="float" office:value="7.415588" calcext:value-type="float">
            <text:p>7.415588</text:p>
          </table:table-cell>
          <table:table-cell office:value-type="float" office:value="7.422852" calcext:value-type="float">
            <text:p>7.422852</text:p>
          </table:table-cell>
          <table:table-cell office:value-type="float" office:value="7.345734" calcext:value-type="float">
            <text:p>7.345734</text:p>
          </table:table-cell>
          <table:table-cell office:value-type="float" office:value="32.97409" calcext:value-type="float">
            <text:p>32.97409</text:p>
          </table:table-cell>
          <table:table-cell office:value-type="float" office:value="4.459625" calcext:value-type="float">
            <text:p>4.4596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2" calcext:value-type="float">
            <text:p>5052002</text:p>
          </table:table-cell>
          <table:table-cell office:value-type="float" office:value="22.98772" calcext:value-type="float">
            <text:p>22.98772</text:p>
          </table:table-cell>
          <table:table-cell office:value-type="float" office:value="30.11" calcext:value-type="float">
            <text:p>30.11</text:p>
          </table:table-cell>
          <table:table-cell office:value-type="float" office:value="7.96" calcext:value-type="float">
            <text:p>7.96</text:p>
          </table:table-cell>
          <table:table-cell office:value-type="float" office:value="1.695977" calcext:value-type="float">
            <text:p>1.695977</text:p>
          </table:table-cell>
          <table:table-cell office:value-type="float" office:value="0.9396653" calcext:value-type="float">
            <text:p>0.9396653</text:p>
          </table:table-cell>
          <table:table-cell office:value-type="float" office:value="435.744" calcext:value-type="float">
            <text:p>435.744</text:p>
          </table:table-cell>
          <table:table-cell office:value-type="float" office:value="0" calcext:value-type="float">
            <text:p>0</text:p>
          </table:table-cell>
          <table:table-cell office:value-type="float" office:value="28.40356" calcext:value-type="float">
            <text:p>28.40356</text:p>
          </table:table-cell>
          <table:table-cell office:value-type="float" office:value="10.28848" calcext:value-type="float">
            <text:p>10.28848</text:p>
          </table:table-cell>
          <table:table-cell office:value-type="float" office:value="22.56784" calcext:value-type="float">
            <text:p>22.56784</text:p>
          </table:table-cell>
          <table:table-cell office:value-type="float" office:value="11.75345" calcext:value-type="float">
            <text:p>11.75345</text:p>
          </table:table-cell>
          <table:table-cell office:value-type="float" office:value="19.71164" calcext:value-type="float">
            <text:p>19.71164</text:p>
          </table:table-cell>
          <table:table-cell office:value-type="float" office:value="12.45798" calcext:value-type="float">
            <text:p>12.45798</text:p>
          </table:table-cell>
          <table:table-cell office:value-type="float" office:value="17.39633" calcext:value-type="float">
            <text:p>17.39633</text:p>
          </table:table-cell>
          <table:table-cell office:value-type="float" office:value="12.83908" calcext:value-type="float">
            <text:p>12.83908</text:p>
          </table:table-cell>
          <table:table-cell office:value-type="float" office:value="16.01062" calcext:value-type="float">
            <text:p>16.01062</text:p>
          </table:table-cell>
          <table:table-cell office:value-type="float" office:value="12.9093" calcext:value-type="float">
            <text:p>12.9093</text:p>
          </table:table-cell>
          <table:table-cell office:value-type="float" office:value="14.69836" calcext:value-type="float">
            <text:p>14.69836</text:p>
          </table:table-cell>
          <table:table-cell office:value-type="float" office:value="12.82593" calcext:value-type="float">
            <text:p>12.82593</text:p>
          </table:table-cell>
          <table:table-cell office:value-type="float" office:value="13.54413" calcext:value-type="float">
            <text:p>13.54413</text:p>
          </table:table-cell>
          <table:table-cell office:value-type="float" office:value="12.4433" calcext:value-type="float">
            <text:p>12.4433</text:p>
          </table:table-cell>
          <table:table-cell office:value-type="float" office:value="11.95013" calcext:value-type="float">
            <text:p>11.95013</text:p>
          </table:table-cell>
          <table:table-cell office:value-type="float" office:value="11.556" calcext:value-type="float">
            <text:p>11.556</text:p>
          </table:table-cell>
          <table:table-cell office:value-type="float" office:value="10.49673" calcext:value-type="float">
            <text:p>10.49673</text:p>
          </table:table-cell>
          <table:table-cell office:value-type="float" office:value="10.29068" calcext:value-type="float">
            <text:p>10.29068</text:p>
          </table:table-cell>
          <table:table-cell office:value-type="float" office:value="9.295746" calcext:value-type="float">
            <text:p>9.295746</text:p>
          </table:table-cell>
          <table:table-cell office:value-type="float" office:value="9.196198" calcext:value-type="float">
            <text:p>9.196198</text:p>
          </table:table-cell>
          <table:table-cell office:value-type="float" office:value="8.524139" calcext:value-type="float">
            <text:p>8.524139</text:p>
          </table:table-cell>
          <table:table-cell office:value-type="float" office:value="8.448334" calcext:value-type="float">
            <text:p>8.448334</text:p>
          </table:table-cell>
          <table:table-cell office:value-type="float" office:value="7.944092" calcext:value-type="float">
            <text:p>7.944092</text:p>
          </table:table-cell>
          <table:table-cell office:value-type="float" office:value="7.870758" calcext:value-type="float">
            <text:p>7.870758</text:p>
          </table:table-cell>
          <table:table-cell office:value-type="float" office:value="7.570862" calcext:value-type="float">
            <text:p>7.570862</text:p>
          </table:table-cell>
          <table:table-cell office:value-type="float" office:value="7.494598" calcext:value-type="float">
            <text:p>7.494598</text:p>
          </table:table-cell>
          <table:table-cell office:value-type="float" office:value="7.499878" calcext:value-type="float">
            <text:p>7.499878</text:p>
          </table:table-cell>
          <table:table-cell office:value-type="float" office:value="7.423645" calcext:value-type="float">
            <text:p>7.423645</text:p>
          </table:table-cell>
          <table:table-cell office:value-type="float" office:value="57.71689" calcext:value-type="float">
            <text:p>57.71689</text:p>
          </table:table-cell>
          <table:table-cell office:value-type="float" office:value="4.967987" calcext:value-type="float">
            <text:p>4.9679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2" calcext:value-type="float">
            <text:p>6052002</text:p>
          </table:table-cell>
          <table:table-cell office:value-type="float" office:value="20.55153" calcext:value-type="float">
            <text:p>20.55153</text:p>
          </table:table-cell>
          <table:table-cell office:value-type="float" office:value="27.51" calcext:value-type="float">
            <text:p>27.51</text:p>
          </table:table-cell>
          <table:table-cell office:value-type="float" office:value="13.74" calcext:value-type="float">
            <text:p>13.74</text:p>
          </table:table-cell>
          <table:table-cell office:value-type="float" office:value="1.831878" calcext:value-type="float">
            <text:p>1.831878</text:p>
          </table:table-cell>
          <table:table-cell office:value-type="float" office:value="1.198488" calcext:value-type="float">
            <text:p>1.198488</text:p>
          </table:table-cell>
          <table:table-cell office:value-type="float" office:value="332.532" calcext:value-type="float">
            <text:p>332.532</text:p>
          </table:table-cell>
          <table:table-cell office:value-type="float" office:value="3.8" calcext:value-type="float">
            <text:p>3.8</text:p>
          </table:table-cell>
          <table:table-cell office:value-type="float" office:value="27.59885" calcext:value-type="float">
            <text:p>27.59885</text:p>
          </table:table-cell>
          <table:table-cell office:value-type="float" office:value="14.16934" calcext:value-type="float">
            <text:p>14.16934</text:p>
          </table:table-cell>
          <table:table-cell office:value-type="float" office:value="23.50735" calcext:value-type="float">
            <text:p>23.50735</text:p>
          </table:table-cell>
          <table:table-cell office:value-type="float" office:value="14.96588" calcext:value-type="float">
            <text:p>14.96588</text:p>
          </table:table-cell>
          <table:table-cell office:value-type="float" office:value="20.80862" calcext:value-type="float">
            <text:p>20.80862</text:p>
          </table:table-cell>
          <table:table-cell office:value-type="float" office:value="15.22455" calcext:value-type="float">
            <text:p>15.22455</text:p>
          </table:table-cell>
          <table:table-cell office:value-type="float" office:value="18.61847" calcext:value-type="float">
            <text:p>18.61847</text:p>
          </table:table-cell>
          <table:table-cell office:value-type="float" office:value="15.09912" calcext:value-type="float">
            <text:p>15.09912</text:p>
          </table:table-cell>
          <table:table-cell office:value-type="float" office:value="17.2149" calcext:value-type="float">
            <text:p>17.2149</text:p>
          </table:table-cell>
          <table:table-cell office:value-type="float" office:value="14.80234" calcext:value-type="float">
            <text:p>14.80234</text:p>
          </table:table-cell>
          <table:table-cell office:value-type="float" office:value="15.76404" calcext:value-type="float">
            <text:p>15.76404</text:p>
          </table:table-cell>
          <table:table-cell office:value-type="float" office:value="14.31232" calcext:value-type="float">
            <text:p>14.31232</text:p>
          </table:table-cell>
          <table:table-cell office:value-type="float" office:value="14.49078" calcext:value-type="float">
            <text:p>14.49078</text:p>
          </table:table-cell>
          <table:table-cell office:value-type="float" office:value="13.55829" calcext:value-type="float">
            <text:p>13.55829</text:p>
          </table:table-cell>
          <table:table-cell office:value-type="float" office:value="12.64035" calcext:value-type="float">
            <text:p>12.64035</text:p>
          </table:table-cell>
          <table:table-cell office:value-type="float" office:value="11.95963" calcext:value-type="float">
            <text:p>11.95963</text:p>
          </table:table-cell>
          <table:table-cell office:value-type="float" office:value="10.80478" calcext:value-type="float">
            <text:p>10.80478</text:p>
          </table:table-cell>
          <table:table-cell office:value-type="float" office:value="10.4993" calcext:value-type="float">
            <text:p>10.4993</text:p>
          </table:table-cell>
          <table:table-cell office:value-type="float" office:value="9.426392" calcext:value-type="float">
            <text:p>9.426392</text:p>
          </table:table-cell>
          <table:table-cell office:value-type="float" office:value="9.296936" calcext:value-type="float">
            <text:p>9.296936</text:p>
          </table:table-cell>
          <table:table-cell office:value-type="float" office:value="8.611969" calcext:value-type="float">
            <text:p>8.611969</text:p>
          </table:table-cell>
          <table:table-cell office:value-type="float" office:value="8.524994" calcext:value-type="float">
            <text:p>8.524994</text:p>
          </table:table-cell>
          <table:table-cell office:value-type="float" office:value="8.020538" calcext:value-type="float">
            <text:p>8.020538</text:p>
          </table:table-cell>
          <table:table-cell office:value-type="float" office:value="7.944824" calcext:value-type="float">
            <text:p>7.944824</text:p>
          </table:table-cell>
          <table:table-cell office:value-type="float" office:value="7.647491" calcext:value-type="float">
            <text:p>7.647491</text:p>
          </table:table-cell>
          <table:table-cell office:value-type="float" office:value="7.571655" calcext:value-type="float">
            <text:p>7.571655</text:p>
          </table:table-cell>
          <table:table-cell office:value-type="float" office:value="7.5755" calcext:value-type="float">
            <text:p>7.5755</text:p>
          </table:table-cell>
          <table:table-cell office:value-type="float" office:value="7.500671" calcext:value-type="float">
            <text:p>7.500671</text:p>
          </table:table-cell>
          <table:table-cell office:value-type="float" office:value="36.61044" calcext:value-type="float">
            <text:p>36.61044</text:p>
          </table:table-cell>
          <table:table-cell office:value-type="float" office:value="10.78625" calcext:value-type="float">
            <text:p>10.786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2" calcext:value-type="float">
            <text:p>7052002</text:p>
          </table:table-cell>
          <table:table-cell office:value-type="float" office:value="15.6888" calcext:value-type="float">
            <text:p>15.6888</text:p>
          </table:table-cell>
          <table:table-cell office:value-type="float" office:value="23.22" calcext:value-type="float">
            <text:p>23.22</text:p>
          </table:table-cell>
          <table:table-cell office:value-type="float" office:value="11.81" calcext:value-type="float">
            <text:p>11.81</text:p>
          </table:table-cell>
          <table:table-cell office:value-type="float" office:value="1.95598" calcext:value-type="float">
            <text:p>1.95598</text:p>
          </table:table-cell>
          <table:table-cell office:value-type="float" office:value="1.189523" calcext:value-type="float">
            <text:p>1.189523</text:p>
          </table:table-cell>
          <table:table-cell office:value-type="float" office:value="445.068" calcext:value-type="float">
            <text:p>445.068</text:p>
          </table:table-cell>
          <table:table-cell office:value-type="float" office:value="0.7" calcext:value-type="float">
            <text:p>0.7</text:p>
          </table:table-cell>
          <table:table-cell office:value-type="float" office:value="25.38736" calcext:value-type="float">
            <text:p>25.38736</text:p>
          </table:table-cell>
          <table:table-cell office:value-type="float" office:value="13.60287" calcext:value-type="float">
            <text:p>13.60287</text:p>
          </table:table-cell>
          <table:table-cell office:value-type="float" office:value="21.57425" calcext:value-type="float">
            <text:p>21.57425</text:p>
          </table:table-cell>
          <table:table-cell office:value-type="float" office:value="14.87454" calcext:value-type="float">
            <text:p>14.87454</text:p>
          </table:table-cell>
          <table:table-cell office:value-type="float" office:value="19.38257" calcext:value-type="float">
            <text:p>19.38257</text:p>
          </table:table-cell>
          <table:table-cell office:value-type="float" office:value="15.31262" calcext:value-type="float">
            <text:p>15.31262</text:p>
          </table:table-cell>
          <table:table-cell office:value-type="float" office:value="17.77399" calcext:value-type="float">
            <text:p>17.77399</text:p>
          </table:table-cell>
          <table:table-cell office:value-type="float" office:value="15.37997" calcext:value-type="float">
            <text:p>15.37997</text:p>
          </table:table-cell>
          <table:table-cell office:value-type="float" office:value="16.76382" calcext:value-type="float">
            <text:p>16.76382</text:p>
          </table:table-cell>
          <table:table-cell office:value-type="float" office:value="15.22949" calcext:value-type="float">
            <text:p>15.22949</text:p>
          </table:table-cell>
          <table:table-cell office:value-type="float" office:value="15.75745" calcext:value-type="float">
            <text:p>15.75745</text:p>
          </table:table-cell>
          <table:table-cell office:value-type="float" office:value="14.8772" calcext:value-type="float">
            <text:p>14.8772</text:p>
          </table:table-cell>
          <table:table-cell office:value-type="float" office:value="14.68039" calcext:value-type="float">
            <text:p>14.68039</text:p>
          </table:table-cell>
          <table:table-cell office:value-type="float" office:value="14.18845" calcext:value-type="float">
            <text:p>14.18845</text:p>
          </table:table-cell>
          <table:table-cell office:value-type="float" office:value="13.13745" calcext:value-type="float">
            <text:p>13.13745</text:p>
          </table:table-cell>
          <table:table-cell office:value-type="float" office:value="12.65039" calcext:value-type="float">
            <text:p>12.65039</text:p>
          </table:table-cell>
          <table:table-cell office:value-type="float" office:value="11.17401" calcext:value-type="float">
            <text:p>11.17401</text:p>
          </table:table-cell>
          <table:table-cell office:value-type="float" office:value="10.80856" calcext:value-type="float">
            <text:p>10.80856</text:p>
          </table:table-cell>
          <table:table-cell office:value-type="float" office:value="9.597992" calcext:value-type="float">
            <text:p>9.597992</text:p>
          </table:table-cell>
          <table:table-cell office:value-type="float" office:value="9.427979" calcext:value-type="float">
            <text:p>9.427979</text:p>
          </table:table-cell>
          <table:table-cell office:value-type="float" office:value="8.716492" calcext:value-type="float">
            <text:p>8.716492</text:p>
          </table:table-cell>
          <table:table-cell office:value-type="float" office:value="8.612946" calcext:value-type="float">
            <text:p>8.612946</text:p>
          </table:table-cell>
          <table:table-cell office:value-type="float" office:value="8.101776" calcext:value-type="float">
            <text:p>8.101776</text:p>
          </table:table-cell>
          <table:table-cell office:value-type="float" office:value="8.021332" calcext:value-type="float">
            <text:p>8.021332</text:p>
          </table:table-cell>
          <table:table-cell office:value-type="float" office:value="7.724762" calcext:value-type="float">
            <text:p>7.724762</text:p>
          </table:table-cell>
          <table:table-cell office:value-type="float" office:value="7.648285" calcext:value-type="float">
            <text:p>7.648285</text:p>
          </table:table-cell>
          <table:table-cell office:value-type="float" office:value="7.649719" calcext:value-type="float">
            <text:p>7.649719</text:p>
          </table:table-cell>
          <table:table-cell office:value-type="float" office:value="7.576294" calcext:value-type="float">
            <text:p>7.576294</text:p>
          </table:table-cell>
          <table:table-cell office:value-type="float" office:value="39.68515" calcext:value-type="float">
            <text:p>39.68515</text:p>
          </table:table-cell>
          <table:table-cell office:value-type="float" office:value="9.286865" calcext:value-type="float">
            <text:p>9.2868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2" calcext:value-type="float">
            <text:p>8052002</text:p>
          </table:table-cell>
          <table:table-cell office:value-type="float" office:value="17.40586" calcext:value-type="float">
            <text:p>17.40586</text:p>
          </table:table-cell>
          <table:table-cell office:value-type="float" office:value="24.77" calcext:value-type="float">
            <text:p>24.77</text:p>
          </table:table-cell>
          <table:table-cell office:value-type="float" office:value="8.21" calcext:value-type="float">
            <text:p>8.21</text:p>
          </table:table-cell>
          <table:table-cell office:value-type="float" office:value="1.713088" calcext:value-type="float">
            <text:p>1.713088</text:p>
          </table:table-cell>
          <table:table-cell office:value-type="float" office:value="0.8009539" calcext:value-type="float">
            <text:p>0.8009539</text:p>
          </table:table-cell>
          <table:table-cell office:value-type="float" office:value="609.7321" calcext:value-type="float">
            <text:p>609.7321</text:p>
          </table:table-cell>
          <table:table-cell office:value-type="float" office:value="0.1" calcext:value-type="float">
            <text:p>0.1</text:p>
          </table:table-cell>
          <table:table-cell office:value-type="float" office:value="26.9491" calcext:value-type="float">
            <text:p>26.9491</text:p>
          </table:table-cell>
          <table:table-cell office:value-type="float" office:value="12.93588" calcext:value-type="float">
            <text:p>12.93588</text:p>
          </table:table-cell>
          <table:table-cell office:value-type="float" office:value="22.75226" calcext:value-type="float">
            <text:p>22.75226</text:p>
          </table:table-cell>
          <table:table-cell office:value-type="float" office:value="15.20474" calcext:value-type="float">
            <text:p>15.20474</text:p>
          </table:table-cell>
          <table:table-cell office:value-type="float" office:value="20.41971" calcext:value-type="float">
            <text:p>20.41971</text:p>
          </table:table-cell>
          <table:table-cell office:value-type="float" office:value="15.68457" calcext:value-type="float">
            <text:p>15.68457</text:p>
          </table:table-cell>
          <table:table-cell office:value-type="float" office:value="18.49414" calcext:value-type="float">
            <text:p>18.49414</text:p>
          </table:table-cell>
          <table:table-cell office:value-type="float" office:value="15.65607" calcext:value-type="float">
            <text:p>15.65607</text:p>
          </table:table-cell>
          <table:table-cell office:value-type="float" office:value="17.30795" calcext:value-type="float">
            <text:p>17.30795</text:p>
          </table:table-cell>
          <table:table-cell office:value-type="float" office:value="15.46521" calcext:value-type="float">
            <text:p>15.46521</text:p>
          </table:table-cell>
          <table:table-cell office:value-type="float" office:value="16.08755" calcext:value-type="float">
            <text:p>16.08755</text:p>
          </table:table-cell>
          <table:table-cell office:value-type="float" office:value="15.08829" calcext:value-type="float">
            <text:p>15.08829</text:p>
          </table:table-cell>
          <table:table-cell office:value-type="float" office:value="15.04526" calcext:value-type="float">
            <text:p>15.04526</text:p>
          </table:table-cell>
          <table:table-cell office:value-type="float" office:value="14.43811" calcext:value-type="float">
            <text:p>14.43811</text:p>
          </table:table-cell>
          <table:table-cell office:value-type="float" office:value="13.48245" calcext:value-type="float">
            <text:p>13.48245</text:p>
          </table:table-cell>
          <table:table-cell office:value-type="float" office:value="13.14301" calcext:value-type="float">
            <text:p>13.14301</text:p>
          </table:table-cell>
          <table:table-cell office:value-type="float" office:value="11.49652" calcext:value-type="float">
            <text:p>11.49652</text:p>
          </table:table-cell>
          <table:table-cell office:value-type="float" office:value="11.17764" calcext:value-type="float">
            <text:p>11.17764</text:p>
          </table:table-cell>
          <table:table-cell office:value-type="float" office:value="9.794434" calcext:value-type="float">
            <text:p>9.794434</text:p>
          </table:table-cell>
          <table:table-cell office:value-type="float" office:value="9.599945" calcext:value-type="float">
            <text:p>9.599945</text:p>
          </table:table-cell>
          <table:table-cell office:value-type="float" office:value="8.8396" calcext:value-type="float">
            <text:p>8.8396</text:p>
          </table:table-cell>
          <table:table-cell office:value-type="float" office:value="8.717651" calcext:value-type="float">
            <text:p>8.717651</text:p>
          </table:table-cell>
          <table:table-cell office:value-type="float" office:value="8.190308" calcext:value-type="float">
            <text:p>8.190308</text:p>
          </table:table-cell>
          <table:table-cell office:value-type="float" office:value="8.102661" calcext:value-type="float">
            <text:p>8.102661</text:p>
          </table:table-cell>
          <table:table-cell office:value-type="float" office:value="7.802887" calcext:value-type="float">
            <text:p>7.802887</text:p>
          </table:table-cell>
          <table:table-cell office:value-type="float" office:value="7.725586" calcext:value-type="float">
            <text:p>7.725586</text:p>
          </table:table-cell>
          <table:table-cell office:value-type="float" office:value="7.723083" calcext:value-type="float">
            <text:p>7.723083</text:p>
          </table:table-cell>
          <table:table-cell office:value-type="float" office:value="7.650482" calcext:value-type="float">
            <text:p>7.650482</text:p>
          </table:table-cell>
          <table:table-cell office:value-type="float" office:value="53.36838" calcext:value-type="float">
            <text:p>53.36838</text:p>
          </table:table-cell>
          <table:table-cell office:value-type="float" office:value="5.143188" calcext:value-type="float">
            <text:p>5.1431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2" calcext:value-type="float">
            <text:p>9052002</text:p>
          </table:table-cell>
          <table:table-cell office:value-type="float" office:value="29.23551" calcext:value-type="float">
            <text:p>29.23551</text:p>
          </table:table-cell>
          <table:table-cell office:value-type="float" office:value="16.011" calcext:value-type="float">
            <text:p>16.011</text:p>
          </table:table-cell>
          <table:table-cell office:value-type="float" office:value="4.08" calcext:value-type="float">
            <text:p>4.08</text:p>
          </table:table-cell>
          <table:table-cell office:value-type="float" office:value="0.8121203" calcext:value-type="float">
            <text:p>0.8121203</text:p>
          </table:table-cell>
          <table:table-cell office:value-type="float" office:value="0.704551" calcext:value-type="float">
            <text:p>0.704551</text:p>
          </table:table-cell>
          <table:table-cell office:value-type="float" office:value="465.156" calcext:value-type="float">
            <text:p>465.156</text:p>
          </table:table-cell>
          <table:table-cell office:value-type="float" office:value="0" calcext:value-type="float">
            <text:p>0</text:p>
          </table:table-cell>
          <table:table-cell office:value-type="float" office:value="28.21298" calcext:value-type="float">
            <text:p>28.21298</text:p>
          </table:table-cell>
          <table:table-cell office:value-type="float" office:value="10.48868" calcext:value-type="float">
            <text:p>10.48868</text:p>
          </table:table-cell>
          <table:table-cell office:value-type="float" office:value="23.32358" calcext:value-type="float">
            <text:p>23.32358</text:p>
          </table:table-cell>
          <table:table-cell office:value-type="float" office:value="12.69266" calcext:value-type="float">
            <text:p>12.69266</text:p>
          </table:table-cell>
          <table:table-cell office:value-type="float" office:value="20.66928" calcext:value-type="float">
            <text:p>20.66928</text:p>
          </table:table-cell>
          <table:table-cell office:value-type="float" office:value="13.81384" calcext:value-type="float">
            <text:p>13.81384</text:p>
          </table:table-cell>
          <table:table-cell office:value-type="float" office:value="18.61578" calcext:value-type="float">
            <text:p>18.61578</text:p>
          </table:table-cell>
          <table:table-cell office:value-type="float" office:value="14.46582" calcext:value-type="float">
            <text:p>14.46582</text:p>
          </table:table-cell>
          <table:table-cell office:value-type="float" office:value="17.35895" calcext:value-type="float">
            <text:p>17.35895</text:p>
          </table:table-cell>
          <table:table-cell office:value-type="float" office:value="14.68472" calcext:value-type="float">
            <text:p>14.68472</text:p>
          </table:table-cell>
          <table:table-cell office:value-type="float" office:value="16.10428" calcext:value-type="float">
            <text:p>16.10428</text:p>
          </table:table-cell>
          <table:table-cell office:value-type="float" office:value="14.70718" calcext:value-type="float">
            <text:p>14.70718</text:p>
          </table:table-cell>
          <table:table-cell office:value-type="float" office:value="15.09891" calcext:value-type="float">
            <text:p>15.09891</text:p>
          </table:table-cell>
          <table:table-cell office:value-type="float" office:value="14.32388" calcext:value-type="float">
            <text:p>14.32388</text:p>
          </table:table-cell>
          <table:table-cell office:value-type="float" office:value="13.61484" calcext:value-type="float">
            <text:p>13.61484</text:p>
          </table:table-cell>
          <table:table-cell office:value-type="float" office:value="13.48807" calcext:value-type="float">
            <text:p>13.48807</text:p>
          </table:table-cell>
          <table:table-cell office:value-type="float" office:value="11.75867" calcext:value-type="float">
            <text:p>11.75867</text:p>
          </table:table-cell>
          <table:table-cell office:value-type="float" office:value="11.49979" calcext:value-type="float">
            <text:p>11.49979</text:p>
          </table:table-cell>
          <table:table-cell office:value-type="float" office:value="9.997375" calcext:value-type="float">
            <text:p>9.997375</text:p>
          </table:table-cell>
          <table:table-cell office:value-type="float" office:value="9.79657" calcext:value-type="float">
            <text:p>9.79657</text:p>
          </table:table-cell>
          <table:table-cell office:value-type="float" office:value="8.97641" calcext:value-type="float">
            <text:p>8.97641</text:p>
          </table:table-cell>
          <table:table-cell office:value-type="float" office:value="8.840942" calcext:value-type="float">
            <text:p>8.840942</text:p>
          </table:table-cell>
          <table:table-cell office:value-type="float" office:value="8.28653" calcext:value-type="float">
            <text:p>8.28653</text:p>
          </table:table-cell>
          <table:table-cell office:value-type="float" office:value="8.191284" calcext:value-type="float">
            <text:p>8.191284</text:p>
          </table:table-cell>
          <table:table-cell office:value-type="float" office:value="7.883057" calcext:value-type="float">
            <text:p>7.883057</text:p>
          </table:table-cell>
          <table:table-cell office:value-type="float" office:value="7.803711" calcext:value-type="float">
            <text:p>7.803711</text:p>
          </table:table-cell>
          <table:table-cell office:value-type="float" office:value="7.796295" calcext:value-type="float">
            <text:p>7.796295</text:p>
          </table:table-cell>
          <table:table-cell office:value-type="float" office:value="7.723846" calcext:value-type="float">
            <text:p>7.723846</text:p>
          </table:table-cell>
          <table:table-cell office:value-type="float" office:value="49.83887" calcext:value-type="float">
            <text:p>49.83887</text:p>
          </table:table-cell>
          <table:table-cell office:value-type="float" office:value="1.870178" calcext:value-type="float">
            <text:p>1.8701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2" calcext:value-type="float">
            <text:p>10052002</text:p>
          </table:table-cell>
          <table:table-cell office:value-type="float" office:value="14.571" calcext:value-type="float">
            <text:p>14.571</text:p>
          </table:table-cell>
          <table:table-cell office:value-type="float" office:value="20.27" calcext:value-type="float">
            <text:p>20.27</text:p>
          </table:table-cell>
          <table:table-cell office:value-type="float" office:value="4.31" calcext:value-type="float">
            <text:p>4.31</text:p>
          </table:table-cell>
          <table:table-cell office:value-type="float" office:value="1.074229" calcext:value-type="float">
            <text:p>1.074229</text:p>
          </table:table-cell>
          <table:table-cell office:value-type="float" office:value="0.7215847" calcext:value-type="float">
            <text:p>0.7215847</text:p>
          </table:table-cell>
          <table:table-cell office:value-type="float" office:value="390.024" calcext:value-type="float">
            <text:p>390.024</text:p>
          </table:table-cell>
          <table:table-cell office:value-type="float" office:value="1.4" calcext:value-type="float">
            <text:p>1.4</text:p>
          </table:table-cell>
          <table:table-cell office:value-type="float" office:value="24.65274" calcext:value-type="float">
            <text:p>24.65274</text:p>
          </table:table-cell>
          <table:table-cell office:value-type="float" office:value="10.64481" calcext:value-type="float">
            <text:p>10.64481</text:p>
          </table:table-cell>
          <table:table-cell office:value-type="float" office:value="20.12408" calcext:value-type="float">
            <text:p>20.12408</text:p>
          </table:table-cell>
          <table:table-cell office:value-type="float" office:value="12.87759" calcext:value-type="float">
            <text:p>12.87759</text:p>
          </table:table-cell>
          <table:table-cell office:value-type="float" office:value="18.16782" calcext:value-type="float">
            <text:p>18.16782</text:p>
          </table:table-cell>
          <table:table-cell office:value-type="float" office:value="13.92041" calcext:value-type="float">
            <text:p>13.92041</text:p>
          </table:table-cell>
          <table:table-cell office:value-type="float" office:value="16.89172" calcext:value-type="float">
            <text:p>16.89172</text:p>
          </table:table-cell>
          <table:table-cell office:value-type="float" office:value="14.43542" calcext:value-type="float">
            <text:p>14.43542</text:p>
          </table:table-cell>
          <table:table-cell office:value-type="float" office:value="16.63846" calcext:value-type="float">
            <text:p>16.63846</text:p>
          </table:table-cell>
          <table:table-cell office:value-type="float" office:value="14.59879" calcext:value-type="float">
            <text:p>14.59879</text:p>
          </table:table-cell>
          <table:table-cell office:value-type="float" office:value="16.05331" calcext:value-type="float">
            <text:p>16.05331</text:p>
          </table:table-cell>
          <table:table-cell office:value-type="float" office:value="14.61865" calcext:value-type="float">
            <text:p>14.61865</text:p>
          </table:table-cell>
          <table:table-cell office:value-type="float" office:value="15.10934" calcext:value-type="float">
            <text:p>15.10934</text:p>
          </table:table-cell>
          <table:table-cell office:value-type="float" office:value="14.30875" calcext:value-type="float">
            <text:p>14.30875</text:p>
          </table:table-cell>
          <table:table-cell office:value-type="float" office:value="13.71954" calcext:value-type="float">
            <text:p>13.71954</text:p>
          </table:table-cell>
          <table:table-cell office:value-type="float" office:value="13.60788" calcext:value-type="float">
            <text:p>13.60788</text:p>
          </table:table-cell>
          <table:table-cell office:value-type="float" office:value="11.95676" calcext:value-type="float">
            <text:p>11.95676</text:p>
          </table:table-cell>
          <table:table-cell office:value-type="float" office:value="11.76111" calcext:value-type="float">
            <text:p>11.76111</text:p>
          </table:table-cell>
          <table:table-cell office:value-type="float" office:value="10.19165" calcext:value-type="float">
            <text:p>10.19165</text:p>
          </table:table-cell>
          <table:table-cell office:value-type="float" office:value="9.999451" calcext:value-type="float">
            <text:p>9.999451</text:p>
          </table:table-cell>
          <table:table-cell office:value-type="float" office:value="9.120819" calcext:value-type="float">
            <text:p>9.120819</text:p>
          </table:table-cell>
          <table:table-cell office:value-type="float" office:value="8.977905" calcext:value-type="float">
            <text:p>8.977905</text:p>
          </table:table-cell>
          <table:table-cell office:value-type="float" office:value="8.390381" calcext:value-type="float">
            <text:p>8.390381</text:p>
          </table:table-cell>
          <table:table-cell office:value-type="float" office:value="8.287567" calcext:value-type="float">
            <text:p>8.287567</text:p>
          </table:table-cell>
          <table:table-cell office:value-type="float" office:value="7.965912" calcext:value-type="float">
            <text:p>7.965912</text:p>
          </table:table-cell>
          <table:table-cell office:value-type="float" office:value="7.883911" calcext:value-type="float">
            <text:p>7.883911</text:p>
          </table:table-cell>
          <table:table-cell office:value-type="float" office:value="7.871124" calcext:value-type="float">
            <text:p>7.871124</text:p>
          </table:table-cell>
          <table:table-cell office:value-type="float" office:value="7.797058" calcext:value-type="float">
            <text:p>7.797058</text:p>
          </table:table-cell>
          <table:table-cell office:value-type="float" office:value="47.7962" calcext:value-type="float">
            <text:p>47.7962</text:p>
          </table:table-cell>
          <table:table-cell office:value-type="float" office:value="1.827148" calcext:value-type="float">
            <text:p>1.8271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2" calcext:value-type="float">
            <text:p>11052002</text:p>
          </table:table-cell>
          <table:table-cell office:value-type="float" office:value="3.87072" calcext:value-type="float">
            <text:p>3.87072</text:p>
          </table:table-cell>
          <table:table-cell office:value-type="float" office:value="14.33" calcext:value-type="float">
            <text:p>14.33</text:p>
          </table:table-cell>
          <table:table-cell office:value-type="float" office:value="9.71" calcext:value-type="float">
            <text:p>9.71</text:p>
          </table:table-cell>
          <table:table-cell office:value-type="float" office:value="1.433705" calcext:value-type="float">
            <text:p>1.433705</text:p>
          </table:table-cell>
          <table:table-cell office:value-type="float" office:value="1.057317" calcext:value-type="float">
            <text:p>1.057317</text:p>
          </table:table-cell>
          <table:table-cell office:value-type="float" office:value="465.048" calcext:value-type="float">
            <text:p>465.048</text:p>
          </table:table-cell>
          <table:table-cell office:value-type="float" office:value="28.3" calcext:value-type="float">
            <text:p>28.3</text:p>
          </table:table-cell>
          <table:table-cell office:value-type="float" office:value="15.23187" calcext:value-type="float">
            <text:p>15.23187</text:p>
          </table:table-cell>
          <table:table-cell office:value-type="float" office:value="10.18515" calcext:value-type="float">
            <text:p>10.18515</text:p>
          </table:table-cell>
          <table:table-cell office:value-type="float" office:value="14.80133" calcext:value-type="float">
            <text:p>14.80133</text:p>
          </table:table-cell>
          <table:table-cell office:value-type="float" office:value="11.35959" calcext:value-type="float">
            <text:p>11.35959</text:p>
          </table:table-cell>
          <table:table-cell office:value-type="float" office:value="15.60303" calcext:value-type="float">
            <text:p>15.60303</text:p>
          </table:table-cell>
          <table:table-cell office:value-type="float" office:value="12.29013" calcext:value-type="float">
            <text:p>12.29013</text:p>
          </table:table-cell>
          <table:table-cell office:value-type="float" office:value="15.80994" calcext:value-type="float">
            <text:p>15.80994</text:p>
          </table:table-cell>
          <table:table-cell office:value-type="float" office:value="13.00815" calcext:value-type="float">
            <text:p>13.00815</text:p>
          </table:table-cell>
          <table:table-cell office:value-type="float" office:value="15.62839" calcext:value-type="float">
            <text:p>15.62839</text:p>
          </table:table-cell>
          <table:table-cell office:value-type="float" office:value="13.41275" calcext:value-type="float">
            <text:p>13.41275</text:p>
          </table:table-cell>
          <table:table-cell office:value-type="float" office:value="15.24127" calcext:value-type="float">
            <text:p>15.24127</text:p>
          </table:table-cell>
          <table:table-cell office:value-type="float" office:value="13.60413" calcext:value-type="float">
            <text:p>13.60413</text:p>
          </table:table-cell>
          <table:table-cell office:value-type="float" office:value="14.62277" calcext:value-type="float">
            <text:p>14.62277</text:p>
          </table:table-cell>
          <table:table-cell office:value-type="float" office:value="13.51291" calcext:value-type="float">
            <text:p>13.51291</text:p>
          </table:table-cell>
          <table:table-cell office:value-type="float" office:value="13.63309" calcext:value-type="float">
            <text:p>13.63309</text:p>
          </table:table-cell>
          <table:table-cell office:value-type="float" office:value="13.26193" calcext:value-type="float">
            <text:p>13.26193</text:p>
          </table:table-cell>
          <table:table-cell office:value-type="float" office:value="12.03613" calcext:value-type="float">
            <text:p>12.03613</text:p>
          </table:table-cell>
          <table:table-cell office:value-type="float" office:value="11.95825" calcext:value-type="float">
            <text:p>11.95825</text:p>
          </table:table-cell>
          <table:table-cell office:value-type="float" office:value="10.36191" calcext:value-type="float">
            <text:p>10.36191</text:p>
          </table:table-cell>
          <table:table-cell office:value-type="float" office:value="10.1936" calcext:value-type="float">
            <text:p>10.1936</text:p>
          </table:table-cell>
          <table:table-cell office:value-type="float" office:value="9.264771" calcext:value-type="float">
            <text:p>9.264771</text:p>
          </table:table-cell>
          <table:table-cell office:value-type="float" office:value="9.122345" calcext:value-type="float">
            <text:p>9.122345</text:p>
          </table:table-cell>
          <table:table-cell office:value-type="float" office:value="8.499908" calcext:value-type="float">
            <text:p>8.499908</text:p>
          </table:table-cell>
          <table:table-cell office:value-type="float" office:value="8.391541" calcext:value-type="float">
            <text:p>8.391541</text:p>
          </table:table-cell>
          <table:table-cell office:value-type="float" office:value="8.052185" calcext:value-type="float">
            <text:p>8.052185</text:p>
          </table:table-cell>
          <table:table-cell office:value-type="float" office:value="7.966797" calcext:value-type="float">
            <text:p>7.966797</text:p>
          </table:table-cell>
          <table:table-cell office:value-type="float" office:value="7.946838" calcext:value-type="float">
            <text:p>7.946838</text:p>
          </table:table-cell>
          <table:table-cell office:value-type="float" office:value="7.871887" calcext:value-type="float">
            <text:p>7.871887</text:p>
          </table:table-cell>
          <table:table-cell office:value-type="float" office:value="17.84576" calcext:value-type="float">
            <text:p>17.84576</text:p>
          </table:table-cell>
          <table:table-cell office:value-type="float" office:value="7.897308" calcext:value-type="float">
            <text:p>7.8973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2" calcext:value-type="float">
            <text:p>12052002</text:p>
          </table:table-cell>
          <table:table-cell office:value-type="float" office:value="10.25892" calcext:value-type="float">
            <text:p>10.25892</text:p>
          </table:table-cell>
          <table:table-cell office:value-type="float" office:value="10.68" calcext:value-type="float">
            <text:p>10.68</text:p>
          </table:table-cell>
          <table:table-cell office:value-type="float" office:value="5.12" calcext:value-type="float">
            <text:p>5.12</text:p>
          </table:table-cell>
          <table:table-cell office:value-type="float" office:value="1.128054" calcext:value-type="float">
            <text:p>1.128054</text:p>
          </table:table-cell>
          <table:table-cell office:value-type="float" office:value="0.7734994" calcext:value-type="float">
            <text:p>0.7734994</text:p>
          </table:table-cell>
          <table:table-cell office:value-type="float" office:value="422.82" calcext:value-type="float">
            <text:p>422.82</text:p>
          </table:table-cell>
          <table:table-cell office:value-type="float" office:value="0" calcext:value-type="float">
            <text:p>0</text:p>
          </table:table-cell>
          <table:table-cell office:value-type="float" office:value="17.35672" calcext:value-type="float">
            <text:p>17.35672</text:p>
          </table:table-cell>
          <table:table-cell office:value-type="float" office:value="9.277496" calcext:value-type="float">
            <text:p>9.277496</text:p>
          </table:table-cell>
          <table:table-cell office:value-type="float" office:value="15.68616" calcext:value-type="float">
            <text:p>15.68616</text:p>
          </table:table-cell>
          <table:table-cell office:value-type="float" office:value="11.05905" calcext:value-type="float">
            <text:p>11.05905</text:p>
          </table:table-cell>
          <table:table-cell office:value-type="float" office:value="14.66202" calcext:value-type="float">
            <text:p>14.66202</text:p>
          </table:table-cell>
          <table:table-cell office:value-type="float" office:value="11.9501" calcext:value-type="float">
            <text:p>11.9501</text:p>
          </table:table-cell>
          <table:table-cell office:value-type="float" office:value="14.043" calcext:value-type="float">
            <text:p>14.043</text:p>
          </table:table-cell>
          <table:table-cell office:value-type="float" office:value="12.45114" calcext:value-type="float">
            <text:p>12.45114</text:p>
          </table:table-cell>
          <table:table-cell office:value-type="float" office:value="13.69662" calcext:value-type="float">
            <text:p>13.69662</text:p>
          </table:table-cell>
          <table:table-cell office:value-type="float" office:value="12.72104" calcext:value-type="float">
            <text:p>12.72104</text:p>
          </table:table-cell>
          <table:table-cell office:value-type="float" office:value="13.59573" calcext:value-type="float">
            <text:p>13.59573</text:p>
          </table:table-cell>
          <table:table-cell office:value-type="float" office:value="12.94772" calcext:value-type="float">
            <text:p>12.94772</text:p>
          </table:table-cell>
          <table:table-cell office:value-type="float" office:value="13.50833" calcext:value-type="float">
            <text:p>13.50833</text:p>
          </table:table-cell>
          <table:table-cell office:value-type="float" office:value="12.99136" calcext:value-type="float">
            <text:p>12.99136</text:p>
          </table:table-cell>
          <table:table-cell office:value-type="float" office:value="13.25699" calcext:value-type="float">
            <text:p>13.25699</text:p>
          </table:table-cell>
          <table:table-cell office:value-type="float" office:value="12.82178" calcext:value-type="float">
            <text:p>12.82178</text:p>
          </table:table-cell>
          <table:table-cell office:value-type="float" office:value="12.03381" calcext:value-type="float">
            <text:p>12.03381</text:p>
          </table:table-cell>
          <table:table-cell office:value-type="float" office:value="11.9473" calcext:value-type="float">
            <text:p>11.9473</text:p>
          </table:table-cell>
          <table:table-cell office:value-type="float" office:value="10.48315" calcext:value-type="float">
            <text:p>10.48315</text:p>
          </table:table-cell>
          <table:table-cell office:value-type="float" office:value="10.36346" calcext:value-type="float">
            <text:p>10.36346</text:p>
          </table:table-cell>
          <table:table-cell office:value-type="float" office:value="9.399445" calcext:value-type="float">
            <text:p>9.399445</text:p>
          </table:table-cell>
          <table:table-cell office:value-type="float" office:value="9.266266" calcext:value-type="float">
            <text:p>9.266266</text:p>
          </table:table-cell>
          <table:table-cell office:value-type="float" office:value="8.611511" calcext:value-type="float">
            <text:p>8.611511</text:p>
          </table:table-cell>
          <table:table-cell office:value-type="float" office:value="8.501068" calcext:value-type="float">
            <text:p>8.501068</text:p>
          </table:table-cell>
          <table:table-cell office:value-type="float" office:value="8.141205" calcext:value-type="float">
            <text:p>8.141205</text:p>
          </table:table-cell>
          <table:table-cell office:value-type="float" office:value="8.053101" calcext:value-type="float">
            <text:p>8.053101</text:p>
          </table:table-cell>
          <table:table-cell office:value-type="float" office:value="8.02359" calcext:value-type="float">
            <text:p>8.02359</text:p>
          </table:table-cell>
          <table:table-cell office:value-type="float" office:value="7.947632" calcext:value-type="float">
            <text:p>7.947632</text:p>
          </table:table-cell>
          <table:table-cell office:value-type="float" office:value="21.06964" calcext:value-type="float">
            <text:p>21.06964</text:p>
          </table:table-cell>
          <table:table-cell office:value-type="float" office:value="3.157227" calcext:value-type="float">
            <text:p>3.1572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2" calcext:value-type="float">
            <text:p>13052002</text:p>
          </table:table-cell>
          <table:table-cell office:value-type="float" office:value="29.33426" calcext:value-type="float">
            <text:p>29.33426</text:p>
          </table:table-cell>
          <table:table-cell office:value-type="float" office:value="22.54" calcext:value-type="float">
            <text:p>22.54</text:p>
          </table:table-cell>
          <table:table-cell office:value-type="float" office:value="3.22" calcext:value-type="float">
            <text:p>3.22</text:p>
          </table:table-cell>
          <table:table-cell office:value-type="float" office:value="1.121149" calcext:value-type="float">
            <text:p>1.121149</text:p>
          </table:table-cell>
          <table:table-cell office:value-type="float" office:value="0.677563" calcext:value-type="float">
            <text:p>0.677563</text:p>
          </table:table-cell>
          <table:table-cell office:value-type="float" office:value="306.324" calcext:value-type="float">
            <text:p>306.324</text:p>
          </table:table-cell>
          <table:table-cell office:value-type="float" office:value="0" calcext:value-type="float">
            <text:p>0</text:p>
          </table:table-cell>
          <table:table-cell office:value-type="float" office:value="26.71823" calcext:value-type="float">
            <text:p>26.71823</text:p>
          </table:table-cell>
          <table:table-cell office:value-type="float" office:value="7.036255" calcext:value-type="float">
            <text:p>7.036255</text:p>
          </table:table-cell>
          <table:table-cell office:value-type="float" office:value="22.27539" calcext:value-type="float">
            <text:p>22.27539</text:p>
          </table:table-cell>
          <table:table-cell office:value-type="float" office:value="8.863251" calcext:value-type="float">
            <text:p>8.863251</text:p>
          </table:table-cell>
          <table:table-cell office:value-type="float" office:value="19.22653" calcext:value-type="float">
            <text:p>19.22653</text:p>
          </table:table-cell>
          <table:table-cell office:value-type="float" office:value="10.28214" calcext:value-type="float">
            <text:p>10.28214</text:p>
          </table:table-cell>
          <table:table-cell office:value-type="float" office:value="16.9986" calcext:value-type="float">
            <text:p>16.9986</text:p>
          </table:table-cell>
          <table:table-cell office:value-type="float" office:value="11.3374" calcext:value-type="float">
            <text:p>11.3374</text:p>
          </table:table-cell>
          <table:table-cell office:value-type="float" office:value="15.72766" calcext:value-type="float">
            <text:p>15.72766</text:p>
          </table:table-cell>
          <table:table-cell office:value-type="float" office:value="11.89276" calcext:value-type="float">
            <text:p>11.89276</text:p>
          </table:table-cell>
          <table:table-cell office:value-type="float" office:value="14.58563" calcext:value-type="float">
            <text:p>14.58563</text:p>
          </table:table-cell>
          <table:table-cell office:value-type="float" office:value="12.38498" calcext:value-type="float">
            <text:p>12.38498</text:p>
          </table:table-cell>
          <table:table-cell office:value-type="float" office:value="13.75491" calcext:value-type="float">
            <text:p>13.75491</text:p>
          </table:table-cell>
          <table:table-cell office:value-type="float" office:value="12.55014" calcext:value-type="float">
            <text:p>12.55014</text:p>
          </table:table-cell>
          <table:table-cell office:value-type="float" office:value="12.82001" calcext:value-type="float">
            <text:p>12.82001</text:p>
          </table:table-cell>
          <table:table-cell office:value-type="float" office:value="12.56363" calcext:value-type="float">
            <text:p>12.56363</text:p>
          </table:table-cell>
          <table:table-cell office:value-type="float" office:value="11.94611" calcext:value-type="float">
            <text:p>11.94611</text:p>
          </table:table-cell>
          <table:table-cell office:value-type="float" office:value="11.82825" calcext:value-type="float">
            <text:p>11.82825</text:p>
          </table:table-cell>
          <table:table-cell office:value-type="float" office:value="10.55383" calcext:value-type="float">
            <text:p>10.55383</text:p>
          </table:table-cell>
          <table:table-cell office:value-type="float" office:value="10.48413" calcext:value-type="float">
            <text:p>10.48413</text:p>
          </table:table-cell>
          <table:table-cell office:value-type="float" office:value="9.514618" calcext:value-type="float">
            <text:p>9.514618</text:p>
          </table:table-cell>
          <table:table-cell office:value-type="float" office:value="9.400757" calcext:value-type="float">
            <text:p>9.400757</text:p>
          </table:table-cell>
          <table:table-cell office:value-type="float" office:value="8.721802" calcext:value-type="float">
            <text:p>8.721802</text:p>
          </table:table-cell>
          <table:table-cell office:value-type="float" office:value="8.612671" calcext:value-type="float">
            <text:p>8.612671</text:p>
          </table:table-cell>
          <table:table-cell office:value-type="float" office:value="8.232086" calcext:value-type="float">
            <text:p>8.232086</text:p>
          </table:table-cell>
          <table:table-cell office:value-type="float" office:value="8.142181" calcext:value-type="float">
            <text:p>8.142181</text:p>
          </table:table-cell>
          <table:table-cell office:value-type="float" office:value="8.101776" calcext:value-type="float">
            <text:p>8.101776</text:p>
          </table:table-cell>
          <table:table-cell office:value-type="float" office:value="8.024414" calcext:value-type="float">
            <text:p>8.024414</text:p>
          </table:table-cell>
          <table:table-cell office:value-type="float" office:value="35.93753" calcext:value-type="float">
            <text:p>35.93753</text:p>
          </table:table-cell>
          <table:table-cell office:value-type="float" office:value="0.8926086" calcext:value-type="float">
            <text:p>0.89260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2" calcext:value-type="float">
            <text:p>14052002</text:p>
          </table:table-cell>
          <table:table-cell office:value-type="float" office:value="27.60628" calcext:value-type="float">
            <text:p>27.60628</text:p>
          </table:table-cell>
          <table:table-cell office:value-type="float" office:value="25.29" calcext:value-type="float">
            <text:p>25.29</text:p>
          </table:table-cell>
          <table:table-cell office:value-type="float" office:value="4.37" calcext:value-type="float">
            <text:p>4.37</text:p>
          </table:table-cell>
          <table:table-cell office:value-type="float" office:value="1.198868" calcext:value-type="float">
            <text:p>1.198868</text:p>
          </table:table-cell>
          <table:table-cell office:value-type="float" office:value="0.7342646" calcext:value-type="float">
            <text:p>0.7342646</text:p>
          </table:table-cell>
          <table:table-cell office:value-type="float" office:value="346.428" calcext:value-type="float">
            <text:p>346.428</text:p>
          </table:table-cell>
          <table:table-cell office:value-type="float" office:value="0" calcext:value-type="float">
            <text:p>0</text:p>
          </table:table-cell>
          <table:table-cell office:value-type="float" office:value="28.03571" calcext:value-type="float">
            <text:p>28.03571</text:p>
          </table:table-cell>
          <table:table-cell office:value-type="float" office:value="9.208191" calcext:value-type="float">
            <text:p>9.208191</text:p>
          </table:table-cell>
          <table:table-cell office:value-type="float" office:value="23.59506" calcext:value-type="float">
            <text:p>23.59506</text:p>
          </table:table-cell>
          <table:table-cell office:value-type="float" office:value="11.27347" calcext:value-type="float">
            <text:p>11.27347</text:p>
          </table:table-cell>
          <table:table-cell office:value-type="float" office:value="20.51529" calcext:value-type="float">
            <text:p>20.51529</text:p>
          </table:table-cell>
          <table:table-cell office:value-type="float" office:value="12.57559" calcext:value-type="float">
            <text:p>12.57559</text:p>
          </table:table-cell>
          <table:table-cell office:value-type="float" office:value="18.20184" calcext:value-type="float">
            <text:p>18.20184</text:p>
          </table:table-cell>
          <table:table-cell office:value-type="float" office:value="13.34076" calcext:value-type="float">
            <text:p>13.34076</text:p>
          </table:table-cell>
          <table:table-cell office:value-type="float" office:value="16.84271" calcext:value-type="float">
            <text:p>16.84271</text:p>
          </table:table-cell>
          <table:table-cell office:value-type="float" office:value="13.60907" calcext:value-type="float">
            <text:p>13.60907</text:p>
          </table:table-cell>
          <table:table-cell office:value-type="float" office:value="15.56531" calcext:value-type="float">
            <text:p>15.56531</text:p>
          </table:table-cell>
          <table:table-cell office:value-type="float" office:value="13.71597" calcext:value-type="float">
            <text:p>13.71597</text:p>
          </table:table-cell>
          <table:table-cell office:value-type="float" office:value="14.54175" calcext:value-type="float">
            <text:p>14.54175</text:p>
          </table:table-cell>
          <table:table-cell office:value-type="float" office:value="13.45197" calcext:value-type="float">
            <text:p>13.45197</text:p>
          </table:table-cell>
          <table:table-cell office:value-type="float" office:value="13.10867" calcext:value-type="float">
            <text:p>13.10867</text:p>
          </table:table-cell>
          <table:table-cell office:value-type="float" office:value="12.69312" calcext:value-type="float">
            <text:p>12.69312</text:p>
          </table:table-cell>
          <table:table-cell office:value-type="float" office:value="11.8678" calcext:value-type="float">
            <text:p>11.8678</text:p>
          </table:table-cell>
          <table:table-cell office:value-type="float" office:value="11.8241" calcext:value-type="float">
            <text:p>11.8241</text:p>
          </table:table-cell>
          <table:table-cell office:value-type="float" office:value="10.6077" calcext:value-type="float">
            <text:p>10.6077</text:p>
          </table:table-cell>
          <table:table-cell office:value-type="float" office:value="10.55435" calcext:value-type="float">
            <text:p>10.55435</text:p>
          </table:table-cell>
          <table:table-cell office:value-type="float" office:value="9.610596" calcext:value-type="float">
            <text:p>9.610596</text:p>
          </table:table-cell>
          <table:table-cell office:value-type="float" office:value="9.515717" calcext:value-type="float">
            <text:p>9.515717</text:p>
          </table:table-cell>
          <table:table-cell office:value-type="float" office:value="8.827179" calcext:value-type="float">
            <text:p>8.827179</text:p>
          </table:table-cell>
          <table:table-cell office:value-type="float" office:value="8.722961" calcext:value-type="float">
            <text:p>8.722961</text:p>
          </table:table-cell>
          <table:table-cell office:value-type="float" office:value="8.324188" calcext:value-type="float">
            <text:p>8.324188</text:p>
          </table:table-cell>
          <table:table-cell office:value-type="float" office:value="8.233032" calcext:value-type="float">
            <text:p>8.233032</text:p>
          </table:table-cell>
          <table:table-cell office:value-type="float" office:value="8.182281" calcext:value-type="float">
            <text:p>8.182281</text:p>
          </table:table-cell>
          <table:table-cell office:value-type="float" office:value="8.102631" calcext:value-type="float">
            <text:p>8.102631</text:p>
          </table:table-cell>
          <table:table-cell office:value-type="float" office:value="36.37421" calcext:value-type="float">
            <text:p>36.37421</text:p>
          </table:table-cell>
          <table:table-cell office:value-type="float" office:value="2.399506" calcext:value-type="float">
            <text:p>2.3995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2" calcext:value-type="float">
            <text:p>15052002</text:p>
          </table:table-cell>
          <table:table-cell office:value-type="float" office:value="18.58248" calcext:value-type="float">
            <text:p>18.58248</text:p>
          </table:table-cell>
          <table:table-cell office:value-type="float" office:value="25.92" calcext:value-type="float">
            <text:p>25.92</text:p>
          </table:table-cell>
          <table:table-cell office:value-type="float" office:value="15.48" calcext:value-type="float">
            <text:p>15.48</text:p>
          </table:table-cell>
          <table:table-cell office:value-type="float" office:value="1.672105" calcext:value-type="float">
            <text:p>1.672105</text:p>
          </table:table-cell>
          <table:table-cell office:value-type="float" office:value="1.198108" calcext:value-type="float">
            <text:p>1.198108</text:p>
          </table:table-cell>
          <table:table-cell office:value-type="float" office:value="467.208" calcext:value-type="float">
            <text:p>467.208</text:p>
          </table:table-cell>
          <table:table-cell office:value-type="float" office:value="0" calcext:value-type="float">
            <text:p>0</text:p>
          </table:table-cell>
          <table:table-cell office:value-type="float" office:value="28.29712" calcext:value-type="float">
            <text:p>28.29712</text:p>
          </table:table-cell>
          <table:table-cell office:value-type="float" office:value="14.21902" calcext:value-type="float">
            <text:p>14.21902</text:p>
          </table:table-cell>
          <table:table-cell office:value-type="float" office:value="22.97775" calcext:value-type="float">
            <text:p>22.97775</text:p>
          </table:table-cell>
          <table:table-cell office:value-type="float" office:value="15.12814" calcext:value-type="float">
            <text:p>15.12814</text:p>
          </table:table-cell>
          <table:table-cell office:value-type="float" office:value="20.69199" calcext:value-type="float">
            <text:p>20.69199</text:p>
          </table:table-cell>
          <table:table-cell office:value-type="float" office:value="15.48584" calcext:value-type="float">
            <text:p>15.48584</text:p>
          </table:table-cell>
          <table:table-cell office:value-type="float" office:value="18.81476" calcext:value-type="float">
            <text:p>18.81476</text:p>
          </table:table-cell>
          <table:table-cell office:value-type="float" office:value="15.52145" calcext:value-type="float">
            <text:p>15.52145</text:p>
          </table:table-cell>
          <table:table-cell office:value-type="float" office:value="17.60928" calcext:value-type="float">
            <text:p>17.60928</text:p>
          </table:table-cell>
          <table:table-cell office:value-type="float" office:value="15.35791" calcext:value-type="float">
            <text:p>15.35791</text:p>
          </table:table-cell>
          <table:table-cell office:value-type="float" office:value="16.379" calcext:value-type="float">
            <text:p>16.379</text:p>
          </table:table-cell>
          <table:table-cell office:value-type="float" office:value="15.01852" calcext:value-type="float">
            <text:p>15.01852</text:p>
          </table:table-cell>
          <table:table-cell office:value-type="float" office:value="15.25995" calcext:value-type="float">
            <text:p>15.25995</text:p>
          </table:table-cell>
          <table:table-cell office:value-type="float" office:value="14.42679" calcext:value-type="float">
            <text:p>14.42679</text:p>
          </table:table-cell>
          <table:table-cell office:value-type="float" office:value="13.66824" calcext:value-type="float">
            <text:p>13.66824</text:p>
          </table:table-cell>
          <table:table-cell office:value-type="float" office:value="13.11765" calcext:value-type="float">
            <text:p>13.11765</text:p>
          </table:table-cell>
          <table:table-cell office:value-type="float" office:value="12.06656" calcext:value-type="float">
            <text:p>12.06656</text:p>
          </table:table-cell>
          <table:table-cell office:value-type="float" office:value="11.86917" calcext:value-type="float">
            <text:p>11.86917</text:p>
          </table:table-cell>
          <table:table-cell office:value-type="float" office:value="10.68723" calcext:value-type="float">
            <text:p>10.68723</text:p>
          </table:table-cell>
          <table:table-cell office:value-type="float" office:value="10.60834" calcext:value-type="float">
            <text:p>10.60834</text:p>
          </table:table-cell>
          <table:table-cell office:value-type="float" office:value="9.699768" calcext:value-type="float">
            <text:p>9.699768</text:p>
          </table:table-cell>
          <table:table-cell office:value-type="float" office:value="9.611542" calcext:value-type="float">
            <text:p>9.611542</text:p>
          </table:table-cell>
          <table:table-cell office:value-type="float" office:value="8.926117" calcext:value-type="float">
            <text:p>8.926117</text:p>
          </table:table-cell>
          <table:table-cell office:value-type="float" office:value="8.828247" calcext:value-type="float">
            <text:p>8.828247</text:p>
          </table:table-cell>
          <table:table-cell office:value-type="float" office:value="8.415497" calcext:value-type="float">
            <text:p>8.415497</text:p>
          </table:table-cell>
          <table:table-cell office:value-type="float" office:value="8.325165" calcext:value-type="float">
            <text:p>8.325165</text:p>
          </table:table-cell>
          <table:table-cell office:value-type="float" office:value="8.263611" calcext:value-type="float">
            <text:p>8.263611</text:p>
          </table:table-cell>
          <table:table-cell office:value-type="float" office:value="8.183136" calcext:value-type="float">
            <text:p>8.183136</text:p>
          </table:table-cell>
          <table:table-cell office:value-type="float" office:value="52.33704" calcext:value-type="float">
            <text:p>52.33704</text:p>
          </table:table-cell>
          <table:table-cell office:value-type="float" office:value="11.42093" calcext:value-type="float">
            <text:p>11.420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2" calcext:value-type="float">
            <text:p>16052002</text:p>
          </table:table-cell>
          <table:table-cell office:value-type="float" office:value="18.37836" calcext:value-type="float">
            <text:p>18.37836</text:p>
          </table:table-cell>
          <table:table-cell office:value-type="float" office:value="18.3" calcext:value-type="float">
            <text:p>18.3</text:p>
          </table:table-cell>
          <table:table-cell office:value-type="float" office:value="9.42" calcext:value-type="float">
            <text:p>9.42</text:p>
          </table:table-cell>
          <table:table-cell office:value-type="float" office:value="1.695864" calcext:value-type="float">
            <text:p>1.695864</text:p>
          </table:table-cell>
          <table:table-cell office:value-type="float" office:value="1.017727" calcext:value-type="float">
            <text:p>1.017727</text:p>
          </table:table-cell>
          <table:table-cell office:value-type="float" office:value="431.352" calcext:value-type="float">
            <text:p>431.352</text:p>
          </table:table-cell>
          <table:table-cell office:value-type="float" office:value="1.3" calcext:value-type="float">
            <text:p>1.3</text:p>
          </table:table-cell>
          <table:table-cell office:value-type="float" office:value="27.82635" calcext:value-type="float">
            <text:p>27.82635</text:p>
          </table:table-cell>
          <table:table-cell office:value-type="float" office:value="13.96381" calcext:value-type="float">
            <text:p>13.96381</text:p>
          </table:table-cell>
          <table:table-cell office:value-type="float" office:value="23.09052" calcext:value-type="float">
            <text:p>23.09052</text:p>
          </table:table-cell>
          <table:table-cell office:value-type="float" office:value="16.42844" calcext:value-type="float">
            <text:p>16.42844</text:p>
          </table:table-cell>
          <table:table-cell office:value-type="float" office:value="20.86505" calcext:value-type="float">
            <text:p>20.86505</text:p>
          </table:table-cell>
          <table:table-cell office:value-type="float" office:value="16.90045" calcext:value-type="float">
            <text:p>16.90045</text:p>
          </table:table-cell>
          <table:table-cell office:value-type="float" office:value="19.08676" calcext:value-type="float">
            <text:p>19.08676</text:p>
          </table:table-cell>
          <table:table-cell office:value-type="float" office:value="16.70276" calcext:value-type="float">
            <text:p>16.70276</text:p>
          </table:table-cell>
          <table:table-cell office:value-type="float" office:value="17.97183" calcext:value-type="float">
            <text:p>17.97183</text:p>
          </table:table-cell>
          <table:table-cell office:value-type="float" office:value="16.40533" calcext:value-type="float">
            <text:p>16.40533</text:p>
          </table:table-cell>
          <table:table-cell office:value-type="float" office:value="16.78897" calcext:value-type="float">
            <text:p>16.78897</text:p>
          </table:table-cell>
          <table:table-cell office:value-type="float" office:value="15.92569" calcext:value-type="float">
            <text:p>15.92569</text:p>
          </table:table-cell>
          <table:table-cell office:value-type="float" office:value="15.7623" calcext:value-type="float">
            <text:p>15.7623</text:p>
          </table:table-cell>
          <table:table-cell office:value-type="float" office:value="15.20407" calcext:value-type="float">
            <text:p>15.20407</text:p>
          </table:table-cell>
          <table:table-cell office:value-type="float" office:value="14.20715" calcext:value-type="float">
            <text:p>14.20715</text:p>
          </table:table-cell>
          <table:table-cell office:value-type="float" office:value="13.67676" calcext:value-type="float">
            <text:p>13.67676</text:p>
          </table:table-cell>
          <table:table-cell office:value-type="float" office:value="12.35574" calcext:value-type="float">
            <text:p>12.35574</text:p>
          </table:table-cell>
          <table:table-cell office:value-type="float" office:value="12.06921" calcext:value-type="float">
            <text:p>12.06921</text:p>
          </table:table-cell>
          <table:table-cell office:value-type="float" office:value="10.80798" calcext:value-type="float">
            <text:p>10.80798</text:p>
          </table:table-cell>
          <table:table-cell office:value-type="float" office:value="10.68826" calcext:value-type="float">
            <text:p>10.68826</text:p>
          </table:table-cell>
          <table:table-cell office:value-type="float" office:value="9.795288" calcext:value-type="float">
            <text:p>9.795288</text:p>
          </table:table-cell>
          <table:table-cell office:value-type="float" office:value="9.700745" calcext:value-type="float">
            <text:p>9.700745</text:p>
          </table:table-cell>
          <table:table-cell office:value-type="float" office:value="9.022186" calcext:value-type="float">
            <text:p>9.022186</text:p>
          </table:table-cell>
          <table:table-cell office:value-type="float" office:value="8.927124" calcext:value-type="float">
            <text:p>8.927124</text:p>
          </table:table-cell>
          <table:table-cell office:value-type="float" office:value="8.506104" calcext:value-type="float">
            <text:p>8.506104</text:p>
          </table:table-cell>
          <table:table-cell office:value-type="float" office:value="8.416443" calcext:value-type="float">
            <text:p>8.416443</text:p>
          </table:table-cell>
          <table:table-cell office:value-type="float" office:value="8.345612" calcext:value-type="float">
            <text:p>8.345612</text:p>
          </table:table-cell>
          <table:table-cell office:value-type="float" office:value="8.264465" calcext:value-type="float">
            <text:p>8.264465</text:p>
          </table:table-cell>
          <table:table-cell office:value-type="float" office:value="46.65848" calcext:value-type="float">
            <text:p>46.65848</text:p>
          </table:table-cell>
          <table:table-cell office:value-type="float" office:value="7.647888" calcext:value-type="float">
            <text:p>7.6478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2" calcext:value-type="float">
            <text:p>17052002</text:p>
          </table:table-cell>
          <table:table-cell office:value-type="float" office:value="29.66026" calcext:value-type="float">
            <text:p>29.66026</text:p>
          </table:table-cell>
          <table:table-cell office:value-type="float" office:value="17.94" calcext:value-type="float">
            <text:p>17.94</text:p>
          </table:table-cell>
          <table:table-cell office:value-type="float" office:value="6.13" calcext:value-type="float">
            <text:p>6.13</text:p>
          </table:table-cell>
          <table:table-cell office:value-type="float" office:value="0.9966024" calcext:value-type="float">
            <text:p>0.9966024</text:p>
          </table:table-cell>
          <table:table-cell office:value-type="float" office:value="0.7725064" calcext:value-type="float">
            <text:p>0.7725064</text:p>
          </table:table-cell>
          <table:table-cell office:value-type="float" office:value="349.092" calcext:value-type="float">
            <text:p>349.092</text:p>
          </table:table-cell>
          <table:table-cell office:value-type="float" office:value="0.2" calcext:value-type="float">
            <text:p>0.2</text:p>
          </table:table-cell>
          <table:table-cell office:value-type="float" office:value="29.483" calcext:value-type="float">
            <text:p>29.483</text:p>
          </table:table-cell>
          <table:table-cell office:value-type="float" office:value="11.06241" calcext:value-type="float">
            <text:p>11.06241</text:p>
          </table:table-cell>
          <table:table-cell office:value-type="float" office:value="24.54852" calcext:value-type="float">
            <text:p>24.54852</text:p>
          </table:table-cell>
          <table:table-cell office:value-type="float" office:value="13.53894" calcext:value-type="float">
            <text:p>13.53894</text:p>
          </table:table-cell>
          <table:table-cell office:value-type="float" office:value="21.77975" calcext:value-type="float">
            <text:p>21.77975</text:p>
          </table:table-cell>
          <table:table-cell office:value-type="float" office:value="14.69107" calcext:value-type="float">
            <text:p>14.69107</text:p>
          </table:table-cell>
          <table:table-cell office:value-type="float" office:value="19.64716" calcext:value-type="float">
            <text:p>19.64716</text:p>
          </table:table-cell>
          <table:table-cell office:value-type="float" office:value="15.36279" calcext:value-type="float">
            <text:p>15.36279</text:p>
          </table:table-cell>
          <table:table-cell office:value-type="float" office:value="18.34125" calcext:value-type="float">
            <text:p>18.34125</text:p>
          </table:table-cell>
          <table:table-cell office:value-type="float" office:value="15.56815" calcext:value-type="float">
            <text:p>15.56815</text:p>
          </table:table-cell>
          <table:table-cell office:value-type="float" office:value="17.03186" calcext:value-type="float">
            <text:p>17.03186</text:p>
          </table:table-cell>
          <table:table-cell office:value-type="float" office:value="15.56906" calcext:value-type="float">
            <text:p>15.56906</text:p>
          </table:table-cell>
          <table:table-cell office:value-type="float" office:value="15.98196" calcext:value-type="float">
            <text:p>15.98196</text:p>
          </table:table-cell>
          <table:table-cell office:value-type="float" office:value="15.15283" calcext:value-type="float">
            <text:p>15.15283</text:p>
          </table:table-cell>
          <table:table-cell office:value-type="float" office:value="14.4397" calcext:value-type="float">
            <text:p>14.4397</text:p>
          </table:table-cell>
          <table:table-cell office:value-type="float" office:value="14.21359" calcext:value-type="float">
            <text:p>14.21359</text:p>
          </table:table-cell>
          <table:table-cell office:value-type="float" office:value="12.625" calcext:value-type="float">
            <text:p>12.625</text:p>
          </table:table-cell>
          <table:table-cell office:value-type="float" office:value="12.35898" calcext:value-type="float">
            <text:p>12.35898</text:p>
          </table:table-cell>
          <table:table-cell office:value-type="float" office:value="10.96143" calcext:value-type="float">
            <text:p>10.96143</text:p>
          </table:table-cell>
          <table:table-cell office:value-type="float" office:value="10.80945" calcext:value-type="float">
            <text:p>10.80945</text:p>
          </table:table-cell>
          <table:table-cell office:value-type="float" office:value="9.904205" calcext:value-type="float">
            <text:p>9.904205</text:p>
          </table:table-cell>
          <table:table-cell office:value-type="float" office:value="9.796387" calcext:value-type="float">
            <text:p>9.796387</text:p>
          </table:table-cell>
          <table:table-cell office:value-type="float" office:value="9.118439" calcext:value-type="float">
            <text:p>9.118439</text:p>
          </table:table-cell>
          <table:table-cell office:value-type="float" office:value="9.023163" calcext:value-type="float">
            <text:p>9.023163</text:p>
          </table:table-cell>
          <table:table-cell office:value-type="float" office:value="8.595703" calcext:value-type="float">
            <text:p>8.595703</text:p>
          </table:table-cell>
          <table:table-cell office:value-type="float" office:value="8.50708" calcext:value-type="float">
            <text:p>8.50708</text:p>
          </table:table-cell>
          <table:table-cell office:value-type="float" office:value="8.427673" calcext:value-type="float">
            <text:p>8.427673</text:p>
          </table:table-cell>
          <table:table-cell office:value-type="float" office:value="8.346466" calcext:value-type="float">
            <text:p>8.346466</text:p>
          </table:table-cell>
          <table:table-cell office:value-type="float" office:value="50.57581" calcext:value-type="float">
            <text:p>50.57581</text:p>
          </table:table-cell>
          <table:table-cell office:value-type="float" office:value="3.726318" calcext:value-type="float">
            <text:p>3.7263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2" calcext:value-type="float">
            <text:p>18052002</text:p>
          </table:table-cell>
          <table:table-cell office:value-type="float" office:value="29.65099" calcext:value-type="float">
            <text:p>29.65099</text:p>
          </table:table-cell>
          <table:table-cell office:value-type="float" office:value="18.3" calcext:value-type="float">
            <text:p>18.3</text:p>
          </table:table-cell>
          <table:table-cell office:value-type="float" office:value="3" calcext:value-type="float">
            <text:p>3</text:p>
          </table:table-cell>
          <table:table-cell office:value-type="float" office:value="0.8347012" calcext:value-type="float">
            <text:p>0.8347012</text:p>
          </table:table-cell>
          <table:table-cell office:value-type="float" office:value="0.6671752" calcext:value-type="float">
            <text:p>0.6671752</text:p>
          </table:table-cell>
          <table:table-cell office:value-type="float" office:value="193.104" calcext:value-type="float">
            <text:p>193.104</text:p>
          </table:table-cell>
          <table:table-cell office:value-type="float" office:value="0" calcext:value-type="float">
            <text:p>0</text:p>
          </table:table-cell>
          <table:table-cell office:value-type="float" office:value="28.96692" calcext:value-type="float">
            <text:p>28.96692</text:p>
          </table:table-cell>
          <table:table-cell office:value-type="float" office:value="10.47043" calcext:value-type="float">
            <text:p>10.47043</text:p>
          </table:table-cell>
          <table:table-cell office:value-type="float" office:value="23.9856" calcext:value-type="float">
            <text:p>23.9856</text:p>
          </table:table-cell>
          <table:table-cell office:value-type="float" office:value="13.33813" calcext:value-type="float">
            <text:p>13.33813</text:p>
          </table:table-cell>
          <table:table-cell office:value-type="float" office:value="21.44495" calcext:value-type="float">
            <text:p>21.44495</text:p>
          </table:table-cell>
          <table:table-cell office:value-type="float" office:value="14.65347" calcext:value-type="float">
            <text:p>14.65347</text:p>
          </table:table-cell>
          <table:table-cell office:value-type="float" office:value="19.47403" calcext:value-type="float">
            <text:p>19.47403</text:p>
          </table:table-cell>
          <table:table-cell office:value-type="float" office:value="15.42569" calcext:value-type="float">
            <text:p>15.42569</text:p>
          </table:table-cell>
          <table:table-cell office:value-type="float" office:value="18.26764" calcext:value-type="float">
            <text:p>18.26764</text:p>
          </table:table-cell>
          <table:table-cell office:value-type="float" office:value="15.68295" calcext:value-type="float">
            <text:p>15.68295</text:p>
          </table:table-cell>
          <table:table-cell office:value-type="float" office:value="17.05695" calcext:value-type="float">
            <text:p>17.05695</text:p>
          </table:table-cell>
          <table:table-cell office:value-type="float" office:value="15.7265" calcext:value-type="float">
            <text:p>15.7265</text:p>
          </table:table-cell>
          <table:table-cell office:value-type="float" office:value="16.07977" calcext:value-type="float">
            <text:p>16.07977</text:p>
          </table:table-cell>
          <table:table-cell office:value-type="float" office:value="15.34192" calcext:value-type="float">
            <text:p>15.34192</text:p>
          </table:table-cell>
          <table:table-cell office:value-type="float" office:value="14.63797" calcext:value-type="float">
            <text:p>14.63797</text:p>
          </table:table-cell>
          <table:table-cell office:value-type="float" office:value="14.44626" calcext:value-type="float">
            <text:p>14.44626</text:p>
          </table:table-cell>
          <table:table-cell office:value-type="float" office:value="12.85364" calcext:value-type="float">
            <text:p>12.85364</text:p>
          </table:table-cell>
          <table:table-cell office:value-type="float" office:value="12.62759" calcext:value-type="float">
            <text:p>12.62759</text:p>
          </table:table-cell>
          <table:table-cell office:value-type="float" office:value="11.12622" calcext:value-type="float">
            <text:p>11.12622</text:p>
          </table:table-cell>
          <table:table-cell office:value-type="float" office:value="10.9631" calcext:value-type="float">
            <text:p>10.9631</text:p>
          </table:table-cell>
          <table:table-cell office:value-type="float" office:value="10.02527" calcext:value-type="float">
            <text:p>10.02527</text:p>
          </table:table-cell>
          <table:table-cell office:value-type="float" office:value="9.905426" calcext:value-type="float">
            <text:p>9.905426</text:p>
          </table:table-cell>
          <table:table-cell office:value-type="float" office:value="9.218079" calcext:value-type="float">
            <text:p>9.218079</text:p>
          </table:table-cell>
          <table:table-cell office:value-type="float" office:value="9.119476" calcext:value-type="float">
            <text:p>9.119476</text:p>
          </table:table-cell>
          <table:table-cell office:value-type="float" office:value="8.685486" calcext:value-type="float">
            <text:p>8.685486</text:p>
          </table:table-cell>
          <table:table-cell office:value-type="float" office:value="8.596649" calcext:value-type="float">
            <text:p>8.596649</text:p>
          </table:table-cell>
          <table:table-cell office:value-type="float" office:value="8.509735" calcext:value-type="float">
            <text:p>8.509735</text:p>
          </table:table-cell>
          <table:table-cell office:value-type="float" office:value="8.428528" calcext:value-type="float">
            <text:p>8.428528</text:p>
          </table:table-cell>
          <table:table-cell office:value-type="float" office:value="46.84644" calcext:value-type="float">
            <text:p>46.84644</text:p>
          </table:table-cell>
          <table:table-cell office:value-type="float" office:value="0.7568665" calcext:value-type="float">
            <text:p>0.75686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2" calcext:value-type="float">
            <text:p>19052002</text:p>
          </table:table-cell>
          <table:table-cell office:value-type="float" office:value="28.99165" calcext:value-type="float">
            <text:p>28.99165</text:p>
          </table:table-cell>
          <table:table-cell office:value-type="float" office:value="19.84" calcext:value-type="float">
            <text:p>19.84</text:p>
          </table:table-cell>
          <table:table-cell office:value-type="float" office:value="4.92" calcext:value-type="float">
            <text:p>4.92</text:p>
          </table:table-cell>
          <table:table-cell office:value-type="float" office:value="0.8276916" calcext:value-type="float">
            <text:p>0.8276916</text:p>
          </table:table-cell>
          <table:table-cell office:value-type="float" office:value="0.730844" calcext:value-type="float">
            <text:p>0.730844</text:p>
          </table:table-cell>
          <table:table-cell office:value-type="float" office:value="193.968" calcext:value-type="float">
            <text:p>193.968</text:p>
          </table:table-cell>
          <table:table-cell office:value-type="float" office:value="0" calcext:value-type="float">
            <text:p>0</text:p>
          </table:table-cell>
          <table:table-cell office:value-type="float" office:value="29.26385" calcext:value-type="float">
            <text:p>29.26385</text:p>
          </table:table-cell>
          <table:table-cell office:value-type="float" office:value="11.54602" calcext:value-type="float">
            <text:p>11.54602</text:p>
          </table:table-cell>
          <table:table-cell office:value-type="float" office:value="24.25977" calcext:value-type="float">
            <text:p>24.25977</text:p>
          </table:table-cell>
          <table:table-cell office:value-type="float" office:value="14.02893" calcext:value-type="float">
            <text:p>14.02893</text:p>
          </table:table-cell>
          <table:table-cell office:value-type="float" office:value="21.73849" calcext:value-type="float">
            <text:p>21.73849</text:p>
          </table:table-cell>
          <table:table-cell office:value-type="float" office:value="15.14679" calcext:value-type="float">
            <text:p>15.14679</text:p>
          </table:table-cell>
          <table:table-cell office:value-type="float" office:value="19.76828" calcext:value-type="float">
            <text:p>19.76828</text:p>
          </table:table-cell>
          <table:table-cell office:value-type="float" office:value="15.77441" calcext:value-type="float">
            <text:p>15.77441</text:p>
          </table:table-cell>
          <table:table-cell office:value-type="float" office:value="18.54965" calcext:value-type="float">
            <text:p>18.54965</text:p>
          </table:table-cell>
          <table:table-cell office:value-type="float" office:value="15.95819" calcext:value-type="float">
            <text:p>15.95819</text:p>
          </table:table-cell>
          <table:table-cell office:value-type="float" office:value="17.32025" calcext:value-type="float">
            <text:p>17.32025</text:p>
          </table:table-cell>
          <table:table-cell office:value-type="float" office:value="15.94684" calcext:value-type="float">
            <text:p>15.94684</text:p>
          </table:table-cell>
          <table:table-cell office:value-type="float" office:value="16.31705" calcext:value-type="float">
            <text:p>16.31705</text:p>
          </table:table-cell>
          <table:table-cell office:value-type="float" office:value="15.54297" calcext:value-type="float">
            <text:p>15.54297</text:p>
          </table:table-cell>
          <table:table-cell office:value-type="float" office:value="14.83936" calcext:value-type="float">
            <text:p>14.83936</text:p>
          </table:table-cell>
          <table:table-cell office:value-type="float" office:value="14.64346" calcext:value-type="float">
            <text:p>14.64346</text:p>
          </table:table-cell>
          <table:table-cell office:value-type="float" office:value="13.0538" calcext:value-type="float">
            <text:p>13.0538</text:p>
          </table:table-cell>
          <table:table-cell office:value-type="float" office:value="12.85587" calcext:value-type="float">
            <text:p>12.85587</text:p>
          </table:table-cell>
          <table:table-cell office:value-type="float" office:value="11.29224" calcext:value-type="float">
            <text:p>11.29224</text:p>
          </table:table-cell>
          <table:table-cell office:value-type="float" office:value="11.12793" calcext:value-type="float">
            <text:p>11.12793</text:p>
          </table:table-cell>
          <table:table-cell office:value-type="float" office:value="10.15381" calcext:value-type="float">
            <text:p>10.15381</text:p>
          </table:table-cell>
          <table:table-cell office:value-type="float" office:value="10.02661" calcext:value-type="float">
            <text:p>10.02661</text:p>
          </table:table-cell>
          <table:table-cell office:value-type="float" office:value="9.321594" calcext:value-type="float">
            <text:p>9.321594</text:p>
          </table:table-cell>
          <table:table-cell office:value-type="float" office:value="9.219116" calcext:value-type="float">
            <text:p>9.219116</text:p>
          </table:table-cell>
          <table:table-cell office:value-type="float" office:value="8.77597" calcext:value-type="float">
            <text:p>8.77597</text:p>
          </table:table-cell>
          <table:table-cell office:value-type="float" office:value="8.686432" calcext:value-type="float">
            <text:p>8.686432</text:p>
          </table:table-cell>
          <table:table-cell office:value-type="float" office:value="8.591797" calcext:value-type="float">
            <text:p>8.591797</text:p>
          </table:table-cell>
          <table:table-cell office:value-type="float" office:value="8.51059" calcext:value-type="float">
            <text:p>8.51059</text:p>
          </table:table-cell>
          <table:table-cell office:value-type="float" office:value="46.68878" calcext:value-type="float">
            <text:p>46.68878</text:p>
          </table:table-cell>
          <table:table-cell office:value-type="float" office:value="2.378632" calcext:value-type="float">
            <text:p>2.3786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2" calcext:value-type="float">
            <text:p>20052002</text:p>
          </table:table-cell>
          <table:table-cell office:value-type="float" office:value="30.19707" calcext:value-type="float">
            <text:p>30.19707</text:p>
          </table:table-cell>
          <table:table-cell office:value-type="float" office:value="19.15" calcext:value-type="float">
            <text:p>19.15</text:p>
          </table:table-cell>
          <table:table-cell office:value-type="float" office:value="5.28" calcext:value-type="float">
            <text:p>5.28</text:p>
          </table:table-cell>
          <table:table-cell office:value-type="float" office:value="0.8416339" calcext:value-type="float">
            <text:p>0.8416339</text:p>
          </table:table-cell>
          <table:table-cell office:value-type="float" office:value="0.7321805" calcext:value-type="float">
            <text:p>0.7321805</text:p>
          </table:table-cell>
          <table:table-cell office:value-type="float" office:value="249.66" calcext:value-type="float">
            <text:p>249.66</text:p>
          </table:table-cell>
          <table:table-cell office:value-type="float" office:value="0" calcext:value-type="float">
            <text:p>0</text:p>
          </table:table-cell>
          <table:table-cell office:value-type="float" office:value="30.82443" calcext:value-type="float">
            <text:p>30.82443</text:p>
          </table:table-cell>
          <table:table-cell office:value-type="float" office:value="12.00369" calcext:value-type="float">
            <text:p>12.00369</text:p>
          </table:table-cell>
          <table:table-cell office:value-type="float" office:value="25.23309" calcext:value-type="float">
            <text:p>25.23309</text:p>
          </table:table-cell>
          <table:table-cell office:value-type="float" office:value="14.54755" calcext:value-type="float">
            <text:p>14.54755</text:p>
          </table:table-cell>
          <table:table-cell office:value-type="float" office:value="22.52719" calcext:value-type="float">
            <text:p>22.52719</text:p>
          </table:table-cell>
          <table:table-cell office:value-type="float" office:value="15.59421" calcext:value-type="float">
            <text:p>15.59421</text:p>
          </table:table-cell>
          <table:table-cell office:value-type="float" office:value="20.41513" calcext:value-type="float">
            <text:p>20.41513</text:p>
          </table:table-cell>
          <table:table-cell office:value-type="float" office:value="16.16013" calcext:value-type="float">
            <text:p>16.16013</text:p>
          </table:table-cell>
          <table:table-cell office:value-type="float" office:value="19.10187" calcext:value-type="float">
            <text:p>19.10187</text:p>
          </table:table-cell>
          <table:table-cell office:value-type="float" office:value="16.30768" calcext:value-type="float">
            <text:p>16.30768</text:p>
          </table:table-cell>
          <table:table-cell office:value-type="float" office:value="17.78064" calcext:value-type="float">
            <text:p>17.78064</text:p>
          </table:table-cell>
          <table:table-cell office:value-type="float" office:value="16.26068" calcext:value-type="float">
            <text:p>16.26068</text:p>
          </table:table-cell>
          <table:table-cell office:value-type="float" office:value="16.69437" calcext:value-type="float">
            <text:p>16.69437</text:p>
          </table:table-cell>
          <table:table-cell office:value-type="float" office:value="15.82138" calcext:value-type="float">
            <text:p>15.82138</text:p>
          </table:table-cell>
          <table:table-cell office:value-type="float" office:value="15.0993" calcext:value-type="float">
            <text:p>15.0993</text:p>
          </table:table-cell>
          <table:table-cell office:value-type="float" office:value="14.84531" calcext:value-type="float">
            <text:p>14.84531</text:p>
          </table:table-cell>
          <table:table-cell office:value-type="float" office:value="13.25391" calcext:value-type="float">
            <text:p>13.25391</text:p>
          </table:table-cell>
          <table:table-cell office:value-type="float" office:value="13.05588" calcext:value-type="float">
            <text:p>13.05588</text:p>
          </table:table-cell>
          <table:table-cell office:value-type="float" office:value="11.45688" calcext:value-type="float">
            <text:p>11.45688</text:p>
          </table:table-cell>
          <table:table-cell office:value-type="float" office:value="11.29391" calcext:value-type="float">
            <text:p>11.29391</text:p>
          </table:table-cell>
          <table:table-cell office:value-type="float" office:value="10.28647" calcext:value-type="float">
            <text:p>10.28647</text:p>
          </table:table-cell>
          <table:table-cell office:value-type="float" office:value="10.15518" calcext:value-type="float">
            <text:p>10.15518</text:p>
          </table:table-cell>
          <table:table-cell office:value-type="float" office:value="9.429016" calcext:value-type="float">
            <text:p>9.429016</text:p>
          </table:table-cell>
          <table:table-cell office:value-type="float" office:value="9.322693" calcext:value-type="float">
            <text:p>9.322693</text:p>
          </table:table-cell>
          <table:table-cell office:value-type="float" office:value="8.867737" calcext:value-type="float">
            <text:p>8.867737</text:p>
          </table:table-cell>
          <table:table-cell office:value-type="float" office:value="8.776917" calcext:value-type="float">
            <text:p>8.776917</text:p>
          </table:table-cell>
          <table:table-cell office:value-type="float" office:value="8.675262" calcext:value-type="float">
            <text:p>8.675262</text:p>
          </table:table-cell>
          <table:table-cell office:value-type="float" office:value="8.592651" calcext:value-type="float">
            <text:p>8.592651</text:p>
          </table:table-cell>
          <table:table-cell office:value-type="float" office:value="50.15479" calcext:value-type="float">
            <text:p>50.15479</text:p>
          </table:table-cell>
          <table:table-cell office:value-type="float" office:value="2.536224" calcext:value-type="float">
            <text:p>2.5362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2" calcext:value-type="float">
            <text:p>21052002</text:p>
          </table:table-cell>
          <table:table-cell office:value-type="float" office:value="29.03453" calcext:value-type="float">
            <text:p>29.03453</text:p>
          </table:table-cell>
          <table:table-cell office:value-type="float" office:value="22.25" calcext:value-type="float">
            <text:p>22.25</text:p>
          </table:table-cell>
          <table:table-cell office:value-type="float" office:value="6.58" calcext:value-type="float">
            <text:p>6.58</text:p>
          </table:table-cell>
          <table:table-cell office:value-type="float" office:value="1.119643" calcext:value-type="float">
            <text:p>1.119643</text:p>
          </table:table-cell>
          <table:table-cell office:value-type="float" office:value="0.834981" calcext:value-type="float">
            <text:p>0.834981</text:p>
          </table:table-cell>
          <table:table-cell office:value-type="float" office:value="592.236" calcext:value-type="float">
            <text:p>592.236</text:p>
          </table:table-cell>
          <table:table-cell office:value-type="float" office:value="0.6" calcext:value-type="float">
            <text:p>0.6</text:p>
          </table:table-cell>
          <table:table-cell office:value-type="float" office:value="32.05484" calcext:value-type="float">
            <text:p>32.05484</text:p>
          </table:table-cell>
          <table:table-cell office:value-type="float" office:value="13.10461" calcext:value-type="float">
            <text:p>13.10461</text:p>
          </table:table-cell>
          <table:table-cell office:value-type="float" office:value="26.2236" calcext:value-type="float">
            <text:p>26.2236</text:p>
          </table:table-cell>
          <table:table-cell office:value-type="float" office:value="15.44769" calcext:value-type="float">
            <text:p>15.44769</text:p>
          </table:table-cell>
          <table:table-cell office:value-type="float" office:value="23.43774" calcext:value-type="float">
            <text:p>23.43774</text:p>
          </table:table-cell>
          <table:table-cell office:value-type="float" office:value="16.37271" calcext:value-type="float">
            <text:p>16.37271</text:p>
          </table:table-cell>
          <table:table-cell office:value-type="float" office:value="21.19409" calcext:value-type="float">
            <text:p>21.19409</text:p>
          </table:table-cell>
          <table:table-cell office:value-type="float" office:value="16.8295" calcext:value-type="float">
            <text:p>16.8295</text:p>
          </table:table-cell>
          <table:table-cell office:value-type="float" office:value="19.79459" calcext:value-type="float">
            <text:p>19.79459</text:p>
          </table:table-cell>
          <table:table-cell office:value-type="float" office:value="16.90005" calcext:value-type="float">
            <text:p>16.90005</text:p>
          </table:table-cell>
          <table:table-cell office:value-type="float" office:value="18.3909" calcext:value-type="float">
            <text:p>18.3909</text:p>
          </table:table-cell>
          <table:table-cell office:value-type="float" office:value="16.76727" calcext:value-type="float">
            <text:p>16.76727</text:p>
          </table:table-cell>
          <table:table-cell office:value-type="float" office:value="17.19095" calcext:value-type="float">
            <text:p>17.19095</text:p>
          </table:table-cell>
          <table:table-cell office:value-type="float" office:value="16.24811" calcext:value-type="float">
            <text:p>16.24811</text:p>
          </table:table-cell>
          <table:table-cell office:value-type="float" office:value="15.44373" calcext:value-type="float">
            <text:p>15.44373</text:p>
          </table:table-cell>
          <table:table-cell office:value-type="float" office:value="15.10626" calcext:value-type="float">
            <text:p>15.10626</text:p>
          </table:table-cell>
          <table:table-cell office:value-type="float" office:value="13.47952" calcext:value-type="float">
            <text:p>13.47952</text:p>
          </table:table-cell>
          <table:table-cell office:value-type="float" office:value="13.25616" calcext:value-type="float">
            <text:p>13.25616</text:p>
          </table:table-cell>
          <table:table-cell office:value-type="float" office:value="11.62466" calcext:value-type="float">
            <text:p>11.62466</text:p>
          </table:table-cell>
          <table:table-cell office:value-type="float" office:value="11.45862" calcext:value-type="float">
            <text:p>11.45862</text:p>
          </table:table-cell>
          <table:table-cell office:value-type="float" office:value="10.42188" calcext:value-type="float">
            <text:p>10.42188</text:p>
          </table:table-cell>
          <table:table-cell office:value-type="float" office:value="10.28787" calcext:value-type="float">
            <text:p>10.28787</text:p>
          </table:table-cell>
          <table:table-cell office:value-type="float" office:value="9.539429" calcext:value-type="float">
            <text:p>9.539429</text:p>
          </table:table-cell>
          <table:table-cell office:value-type="float" office:value="9.430176" calcext:value-type="float">
            <text:p>9.430176</text:p>
          </table:table-cell>
          <table:table-cell office:value-type="float" office:value="8.96167" calcext:value-type="float">
            <text:p>8.96167</text:p>
          </table:table-cell>
          <table:table-cell office:value-type="float" office:value="8.868683" calcext:value-type="float">
            <text:p>8.868683</text:p>
          </table:table-cell>
          <table:table-cell office:value-type="float" office:value="8.759979" calcext:value-type="float">
            <text:p>8.759979</text:p>
          </table:table-cell>
          <table:table-cell office:value-type="float" office:value="8.676147" calcext:value-type="float">
            <text:p>8.676147</text:p>
          </table:table-cell>
          <table:table-cell office:value-type="float" office:value="54.71829" calcext:value-type="float">
            <text:p>54.71829</text:p>
          </table:table-cell>
          <table:table-cell office:value-type="float" office:value="4.363373" calcext:value-type="float">
            <text:p>4.3633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2" calcext:value-type="float">
            <text:p>22052002</text:p>
          </table:table-cell>
          <table:table-cell office:value-type="float" office:value="9.54648" calcext:value-type="float">
            <text:p>9.54648</text:p>
          </table:table-cell>
          <table:table-cell office:value-type="float" office:value="24.81" calcext:value-type="float">
            <text:p>24.81</text:p>
          </table:table-cell>
          <table:table-cell office:value-type="float" office:value="13.78" calcext:value-type="float">
            <text:p>13.78</text:p>
          </table:table-cell>
          <table:table-cell office:value-type="float" office:value="1.754782" calcext:value-type="float">
            <text:p>1.754782</text:p>
          </table:table-cell>
          <table:table-cell office:value-type="float" office:value="1.104017" calcext:value-type="float">
            <text:p>1.104017</text:p>
          </table:table-cell>
          <table:table-cell office:value-type="float" office:value="723.2401" calcext:value-type="float">
            <text:p>723.2401</text:p>
          </table:table-cell>
          <table:table-cell office:value-type="float" office:value="3.9" calcext:value-type="float">
            <text:p>3.9</text:p>
          </table:table-cell>
          <table:table-cell office:value-type="float" office:value="27.01569" calcext:value-type="float">
            <text:p>27.01569</text:p>
          </table:table-cell>
          <table:table-cell office:value-type="float" office:value="16.38995" calcext:value-type="float">
            <text:p>16.38995</text:p>
          </table:table-cell>
          <table:table-cell office:value-type="float" office:value="22.5553" calcext:value-type="float">
            <text:p>22.5553</text:p>
          </table:table-cell>
          <table:table-cell office:value-type="float" office:value="17.74557" calcext:value-type="float">
            <text:p>17.74557</text:p>
          </table:table-cell>
          <table:table-cell office:value-type="float" office:value="20.72519" calcext:value-type="float">
            <text:p>20.72519</text:p>
          </table:table-cell>
          <table:table-cell office:value-type="float" office:value="18.11639" calcext:value-type="float">
            <text:p>18.11639</text:p>
          </table:table-cell>
          <table:table-cell office:value-type="float" office:value="19.90356" calcext:value-type="float">
            <text:p>19.90356</text:p>
          </table:table-cell>
          <table:table-cell office:value-type="float" office:value="18.16867" calcext:value-type="float">
            <text:p>18.16867</text:p>
          </table:table-cell>
          <table:table-cell office:value-type="float" office:value="19.3186" calcext:value-type="float">
            <text:p>19.3186</text:p>
          </table:table-cell>
          <table:table-cell office:value-type="float" office:value="18.0004" calcext:value-type="float">
            <text:p>18.0004</text:p>
          </table:table-cell>
          <table:table-cell office:value-type="float" office:value="18.38379" calcext:value-type="float">
            <text:p>18.38379</text:p>
          </table:table-cell>
          <table:table-cell office:value-type="float" office:value="17.58466" calcext:value-type="float">
            <text:p>17.58466</text:p>
          </table:table-cell>
          <table:table-cell office:value-type="float" office:value="17.2428" calcext:value-type="float">
            <text:p>17.2428</text:p>
          </table:table-cell>
          <table:table-cell office:value-type="float" office:value="16.88153" calcext:value-type="float">
            <text:p>16.88153</text:p>
          </table:table-cell>
          <table:table-cell office:value-type="float" office:value="15.75058" calcext:value-type="float">
            <text:p>15.75058</text:p>
          </table:table-cell>
          <table:table-cell office:value-type="float" office:value="15.45175" calcext:value-type="float">
            <text:p>15.45175</text:p>
          </table:table-cell>
          <table:table-cell office:value-type="float" office:value="13.7439" calcext:value-type="float">
            <text:p>13.7439</text:p>
          </table:table-cell>
          <table:table-cell office:value-type="float" office:value="13.48212" calcext:value-type="float">
            <text:p>13.48212</text:p>
          </table:table-cell>
          <table:table-cell office:value-type="float" office:value="11.80374" calcext:value-type="float">
            <text:p>11.80374</text:p>
          </table:table-cell>
          <table:table-cell office:value-type="float" office:value="11.62646" calcext:value-type="float">
            <text:p>11.62646</text:p>
          </table:table-cell>
          <table:table-cell office:value-type="float" office:value="10.56119" calcext:value-type="float">
            <text:p>10.56119</text:p>
          </table:table-cell>
          <table:table-cell office:value-type="float" office:value="10.42331" calcext:value-type="float">
            <text:p>10.42331</text:p>
          </table:table-cell>
          <table:table-cell office:value-type="float" office:value="9.65329" calcext:value-type="float">
            <text:p>9.65329</text:p>
          </table:table-cell>
          <table:table-cell office:value-type="float" office:value="9.540588" calcext:value-type="float">
            <text:p>9.540588</text:p>
          </table:table-cell>
          <table:table-cell office:value-type="float" office:value="9.057159" calcext:value-type="float">
            <text:p>9.057159</text:p>
          </table:table-cell>
          <table:table-cell office:value-type="float" office:value="8.962646" calcext:value-type="float">
            <text:p>8.962646</text:p>
          </table:table-cell>
          <table:table-cell office:value-type="float" office:value="8.844696" calcext:value-type="float">
            <text:p>8.844696</text:p>
          </table:table-cell>
          <table:table-cell office:value-type="float" office:value="8.760864" calcext:value-type="float">
            <text:p>8.760864</text:p>
          </table:table-cell>
          <table:table-cell office:value-type="float" office:value="46.65823" calcext:value-type="float">
            <text:p>46.65823</text:p>
          </table:table-cell>
          <table:table-cell office:value-type="float" office:value="11.63419" calcext:value-type="float">
            <text:p>11.634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2" calcext:value-type="float">
            <text:p>23052002</text:p>
          </table:table-cell>
          <table:table-cell office:value-type="float" office:value="20.44548" calcext:value-type="float">
            <text:p>20.44548</text:p>
          </table:table-cell>
          <table:table-cell office:value-type="float" office:value="20.5" calcext:value-type="float">
            <text:p>20.5</text:p>
          </table:table-cell>
          <table:table-cell office:value-type="float" office:value="8.45" calcext:value-type="float">
            <text:p>8.45</text:p>
          </table:table-cell>
          <table:table-cell office:value-type="float" office:value="1.697722" calcext:value-type="float">
            <text:p>1.697722</text:p>
          </table:table-cell>
          <table:table-cell office:value-type="float" office:value="0.9106028" calcext:value-type="float">
            <text:p>0.9106028</text:p>
          </table:table-cell>
          <table:table-cell office:value-type="float" office:value="453.78" calcext:value-type="float">
            <text:p>453.78</text:p>
          </table:table-cell>
          <table:table-cell office:value-type="float" office:value="1.2" calcext:value-type="float">
            <text:p>1.2</text:p>
          </table:table-cell>
          <table:table-cell office:value-type="float" office:value="27.99112" calcext:value-type="float">
            <text:p>27.99112</text:p>
          </table:table-cell>
          <table:table-cell office:value-type="float" office:value="13.79135" calcext:value-type="float">
            <text:p>13.79135</text:p>
          </table:table-cell>
          <table:table-cell office:value-type="float" office:value="23.99603" calcext:value-type="float">
            <text:p>23.99603</text:p>
          </table:table-cell>
          <table:table-cell office:value-type="float" office:value="15.95645" calcext:value-type="float">
            <text:p>15.95645</text:p>
          </table:table-cell>
          <table:table-cell office:value-type="float" office:value="21.6709" calcext:value-type="float">
            <text:p>21.6709</text:p>
          </table:table-cell>
          <table:table-cell office:value-type="float" office:value="16.56369" calcext:value-type="float">
            <text:p>16.56369</text:p>
          </table:table-cell>
          <table:table-cell office:value-type="float" office:value="19.9173" calcext:value-type="float">
            <text:p>19.9173</text:p>
          </table:table-cell>
          <table:table-cell office:value-type="float" office:value="16.88971" calcext:value-type="float">
            <text:p>16.88971</text:p>
          </table:table-cell>
          <table:table-cell office:value-type="float" office:value="18.87817" calcext:value-type="float">
            <text:p>18.87817</text:p>
          </table:table-cell>
          <table:table-cell office:value-type="float" office:value="16.95956" calcext:value-type="float">
            <text:p>16.95956</text:p>
          </table:table-cell>
          <table:table-cell office:value-type="float" office:value="17.82336" calcext:value-type="float">
            <text:p>17.82336</text:p>
          </table:table-cell>
          <table:table-cell office:value-type="float" office:value="16.883" calcext:value-type="float">
            <text:p>16.883</text:p>
          </table:table-cell>
          <table:table-cell office:value-type="float" office:value="17.03949" calcext:value-type="float">
            <text:p>17.03949</text:p>
          </table:table-cell>
          <table:table-cell office:value-type="float" office:value="16.49805" calcext:value-type="float">
            <text:p>16.49805</text:p>
          </table:table-cell>
          <table:table-cell office:value-type="float" office:value="15.78598" calcext:value-type="float">
            <text:p>15.78598</text:p>
          </table:table-cell>
          <table:table-cell office:value-type="float" office:value="15.69971" calcext:value-type="float">
            <text:p>15.69971</text:p>
          </table:table-cell>
          <table:table-cell office:value-type="float" office:value="13.92786" calcext:value-type="float">
            <text:p>13.92786</text:p>
          </table:table-cell>
          <table:table-cell office:value-type="float" office:value="13.74637" calcext:value-type="float">
            <text:p>13.74637</text:p>
          </table:table-cell>
          <table:table-cell office:value-type="float" office:value="11.98468" calcext:value-type="float">
            <text:p>11.98468</text:p>
          </table:table-cell>
          <table:table-cell office:value-type="float" office:value="11.80569" calcext:value-type="float">
            <text:p>11.80569</text:p>
          </table:table-cell>
          <table:table-cell office:value-type="float" office:value="10.70615" calcext:value-type="float">
            <text:p>10.70615</text:p>
          </table:table-cell>
          <table:table-cell office:value-type="float" office:value="10.56268" calcext:value-type="float">
            <text:p>10.56268</text:p>
          </table:table-cell>
          <table:table-cell office:value-type="float" office:value="9.770172" calcext:value-type="float">
            <text:p>9.770172</text:p>
          </table:table-cell>
          <table:table-cell office:value-type="float" office:value="9.65448" calcext:value-type="float">
            <text:p>9.65448</text:p>
          </table:table-cell>
          <table:table-cell office:value-type="float" office:value="9.154633" calcext:value-type="float">
            <text:p>9.154633</text:p>
          </table:table-cell>
          <table:table-cell office:value-type="float" office:value="9.058167" calcext:value-type="float">
            <text:p>9.058167</text:p>
          </table:table-cell>
          <table:table-cell office:value-type="float" office:value="8.931488" calcext:value-type="float">
            <text:p>8.931488</text:p>
          </table:table-cell>
          <table:table-cell office:value-type="float" office:value="8.845581" calcext:value-type="float">
            <text:p>8.845581</text:p>
          </table:table-cell>
          <table:table-cell office:value-type="float" office:value="35.00391" calcext:value-type="float">
            <text:p>35.00391</text:p>
          </table:table-cell>
          <table:table-cell office:value-type="float" office:value="6.637939" calcext:value-type="float">
            <text:p>6.6379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2" calcext:value-type="float">
            <text:p>24052002</text:p>
          </table:table-cell>
          <table:table-cell office:value-type="float" office:value="7.630559" calcext:value-type="float">
            <text:p>7.630559</text:p>
          </table:table-cell>
          <table:table-cell office:value-type="float" office:value="10.5" calcext:value-type="float">
            <text:p>10.5</text:p>
          </table:table-cell>
          <table:table-cell office:value-type="float" office:value="5.44" calcext:value-type="float">
            <text:p>5.44</text:p>
          </table:table-cell>
          <table:table-cell office:value-type="float" office:value="0.979683" calcext:value-type="float">
            <text:p>0.979683</text:p>
          </table:table-cell>
          <table:table-cell office:value-type="float" office:value="0.790804" calcext:value-type="float">
            <text:p>0.790804</text:p>
          </table:table-cell>
          <table:table-cell office:value-type="float" office:value="285.516" calcext:value-type="float">
            <text:p>285.516</text:p>
          </table:table-cell>
          <table:table-cell office:value-type="float" office:value="16.5" calcext:value-type="float">
            <text:p>16.5</text:p>
          </table:table-cell>
          <table:table-cell office:value-type="float" office:value="17.54227" calcext:value-type="float">
            <text:p>17.54227</text:p>
          </table:table-cell>
          <table:table-cell office:value-type="float" office:value="7.678009" calcext:value-type="float">
            <text:p>7.678009</text:p>
          </table:table-cell>
          <table:table-cell office:value-type="float" office:value="16.51526" calcext:value-type="float">
            <text:p>16.51526</text:p>
          </table:table-cell>
          <table:table-cell office:value-type="float" office:value="9.69635" calcext:value-type="float">
            <text:p>9.69635</text:p>
          </table:table-cell>
          <table:table-cell office:value-type="float" office:value="17.51883" calcext:value-type="float">
            <text:p>17.51883</text:p>
          </table:table-cell>
          <table:table-cell office:value-type="float" office:value="11.33383" calcext:value-type="float">
            <text:p>11.33383</text:p>
          </table:table-cell>
          <table:table-cell office:value-type="float" office:value="18.1539" calcext:value-type="float">
            <text:p>18.1539</text:p>
          </table:table-cell>
          <table:table-cell office:value-type="float" office:value="13.12354" calcext:value-type="float">
            <text:p>13.12354</text:p>
          </table:table-cell>
          <table:table-cell office:value-type="float" office:value="18.09235" calcext:value-type="float">
            <text:p>18.09235</text:p>
          </table:table-cell>
          <table:table-cell office:value-type="float" office:value="14.19073" calcext:value-type="float">
            <text:p>14.19073</text:p>
          </table:table-cell>
          <table:table-cell office:value-type="float" office:value="17.73984" calcext:value-type="float">
            <text:p>17.73984</text:p>
          </table:table-cell>
          <table:table-cell office:value-type="float" office:value="15.22351" calcext:value-type="float">
            <text:p>15.22351</text:p>
          </table:table-cell>
          <table:table-cell office:value-type="float" office:value="16.98932" calcext:value-type="float">
            <text:p>16.98932</text:p>
          </table:table-cell>
          <table:table-cell office:value-type="float" office:value="15.52365" calcext:value-type="float">
            <text:p>15.52365</text:p>
          </table:table-cell>
          <table:table-cell office:value-type="float" office:value="15.7822" calcext:value-type="float">
            <text:p>15.7822</text:p>
          </table:table-cell>
          <table:table-cell office:value-type="float" office:value="15.41241" calcext:value-type="float">
            <text:p>15.41241</text:p>
          </table:table-cell>
          <table:table-cell office:value-type="float" office:value="14.01816" calcext:value-type="float">
            <text:p>14.01816</text:p>
          </table:table-cell>
          <table:table-cell office:value-type="float" office:value="13.92941" calcext:value-type="float">
            <text:p>13.92941</text:p>
          </table:table-cell>
          <table:table-cell office:value-type="float" office:value="12.14792" calcext:value-type="float">
            <text:p>12.14792</text:p>
          </table:table-cell>
          <table:table-cell office:value-type="float" office:value="11.98648" calcext:value-type="float">
            <text:p>11.98648</text:p>
          </table:table-cell>
          <table:table-cell office:value-type="float" office:value="10.85104" calcext:value-type="float">
            <text:p>10.85104</text:p>
          </table:table-cell>
          <table:table-cell office:value-type="float" office:value="10.70764" calcext:value-type="float">
            <text:p>10.70764</text:p>
          </table:table-cell>
          <table:table-cell office:value-type="float" office:value="9.889893" calcext:value-type="float">
            <text:p>9.889893</text:p>
          </table:table-cell>
          <table:table-cell office:value-type="float" office:value="9.771423" calcext:value-type="float">
            <text:p>9.771423</text:p>
          </table:table-cell>
          <table:table-cell office:value-type="float" office:value="9.254395" calcext:value-type="float">
            <text:p>9.254395</text:p>
          </table:table-cell>
          <table:table-cell office:value-type="float" office:value="9.15567" calcext:value-type="float">
            <text:p>9.15567</text:p>
          </table:table-cell>
          <table:table-cell office:value-type="float" office:value="9.018707" calcext:value-type="float">
            <text:p>9.018707</text:p>
          </table:table-cell>
          <table:table-cell office:value-type="float" office:value="8.932404" calcext:value-type="float">
            <text:p>8.932404</text:p>
          </table:table-cell>
          <table:table-cell office:value-type="float" office:value="19.84891" calcext:value-type="float">
            <text:p>19.84891</text:p>
          </table:table-cell>
          <table:table-cell office:value-type="float" office:value="3.770264" calcext:value-type="float">
            <text:p>3.7702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2" calcext:value-type="float">
            <text:p>25052002</text:p>
          </table:table-cell>
          <table:table-cell office:value-type="float" office:value="29.64573" calcext:value-type="float">
            <text:p>29.64573</text:p>
          </table:table-cell>
          <table:table-cell office:value-type="float" office:value="21.19" calcext:value-type="float">
            <text:p>21.19</text:p>
          </table:table-cell>
          <table:table-cell office:value-type="float" office:value="5.39" calcext:value-type="float">
            <text:p>5.39</text:p>
          </table:table-cell>
          <table:table-cell office:value-type="float" office:value="1.356315" calcext:value-type="float">
            <text:p>1.356315</text:p>
          </table:table-cell>
          <table:table-cell office:value-type="float" office:value="0.788079" calcext:value-type="float">
            <text:p>0.788079</text:p>
          </table:table-cell>
          <table:table-cell office:value-type="float" office:value="289.548" calcext:value-type="float">
            <text:p>289.548</text:p>
          </table:table-cell>
          <table:table-cell office:value-type="float" office:value="0.1" calcext:value-type="float">
            <text:p>0.1</text:p>
          </table:table-cell>
          <table:table-cell office:value-type="float" office:value="27.20242" calcext:value-type="float">
            <text:p>27.20242</text:p>
          </table:table-cell>
          <table:table-cell office:value-type="float" office:value="7.668549" calcext:value-type="float">
            <text:p>7.668549</text:p>
          </table:table-cell>
          <table:table-cell office:value-type="float" office:value="22.93411" calcext:value-type="float">
            <text:p>22.93411</text:p>
          </table:table-cell>
          <table:table-cell office:value-type="float" office:value="9.268402" calcext:value-type="float">
            <text:p>9.268402</text:p>
          </table:table-cell>
          <table:table-cell office:value-type="float" office:value="20.125" calcext:value-type="float">
            <text:p>20.125</text:p>
          </table:table-cell>
          <table:table-cell office:value-type="float" office:value="10.66455" calcext:value-type="float">
            <text:p>10.66455</text:p>
          </table:table-cell>
          <table:table-cell office:value-type="float" office:value="18.10657" calcext:value-type="float">
            <text:p>18.10657</text:p>
          </table:table-cell>
          <table:table-cell office:value-type="float" office:value="11.97931" calcext:value-type="float">
            <text:p>11.97931</text:p>
          </table:table-cell>
          <table:table-cell office:value-type="float" office:value="17.00446" calcext:value-type="float">
            <text:p>17.00446</text:p>
          </table:table-cell>
          <table:table-cell office:value-type="float" office:value="12.85715" calcext:value-type="float">
            <text:p>12.85715</text:p>
          </table:table-cell>
          <table:table-cell office:value-type="float" office:value="16.06821" calcext:value-type="float">
            <text:p>16.06821</text:p>
          </table:table-cell>
          <table:table-cell office:value-type="float" office:value="13.73581" calcext:value-type="float">
            <text:p>13.73581</text:p>
          </table:table-cell>
          <table:table-cell office:value-type="float" office:value="15.49573" calcext:value-type="float">
            <text:p>15.49573</text:p>
          </table:table-cell>
          <table:table-cell office:value-type="float" office:value="14.25412" calcext:value-type="float">
            <text:p>14.25412</text:p>
          </table:table-cell>
          <table:table-cell office:value-type="float" office:value="15.4046" calcext:value-type="float">
            <text:p>15.4046</text:p>
          </table:table-cell>
          <table:table-cell office:value-type="float" office:value="14.62302" calcext:value-type="float">
            <text:p>14.62302</text:p>
          </table:table-cell>
          <table:table-cell office:value-type="float" office:value="14.01712" calcext:value-type="float">
            <text:p>14.01712</text:p>
          </table:table-cell>
          <table:table-cell office:value-type="float" office:value="13.84705" calcext:value-type="float">
            <text:p>13.84705</text:p>
          </table:table-cell>
          <table:table-cell office:value-type="float" office:value="12.25897" calcext:value-type="float">
            <text:p>12.25897</text:p>
          </table:table-cell>
          <table:table-cell office:value-type="float" office:value="12.14941" calcext:value-type="float">
            <text:p>12.14941</text:p>
          </table:table-cell>
          <table:table-cell office:value-type="float" office:value="10.98669" calcext:value-type="float">
            <text:p>10.98669</text:p>
          </table:table-cell>
          <table:table-cell office:value-type="float" office:value="10.85251" calcext:value-type="float">
            <text:p>10.85251</text:p>
          </table:table-cell>
          <table:table-cell office:value-type="float" office:value="10.01096" calcext:value-type="float">
            <text:p>10.01096</text:p>
          </table:table-cell>
          <table:table-cell office:value-type="float" office:value="9.891144" calcext:value-type="float">
            <text:p>9.891144</text:p>
          </table:table-cell>
          <table:table-cell office:value-type="float" office:value="9.355927" calcext:value-type="float">
            <text:p>9.355927</text:p>
          </table:table-cell>
          <table:table-cell office:value-type="float" office:value="9.255432" calcext:value-type="float">
            <text:p>9.255432</text:p>
          </table:table-cell>
          <table:table-cell office:value-type="float" office:value="9.108154" calcext:value-type="float">
            <text:p>9.108154</text:p>
          </table:table-cell>
          <table:table-cell office:value-type="float" office:value="9.019623" calcext:value-type="float">
            <text:p>9.019623</text:p>
          </table:table-cell>
          <table:table-cell office:value-type="float" office:value="34.83932" calcext:value-type="float">
            <text:p>34.83932</text:p>
          </table:table-cell>
          <table:table-cell office:value-type="float" office:value="2.977264" calcext:value-type="float">
            <text:p>2.9772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2" calcext:value-type="float">
            <text:p>26052002</text:p>
          </table:table-cell>
          <table:table-cell office:value-type="float" office:value="27.19517" calcext:value-type="float">
            <text:p>27.19517</text:p>
          </table:table-cell>
          <table:table-cell office:value-type="float" office:value="27.43" calcext:value-type="float">
            <text:p>27.43</text:p>
          </table:table-cell>
          <table:table-cell office:value-type="float" office:value="11.38" calcext:value-type="float">
            <text:p>11.38</text:p>
          </table:table-cell>
          <table:table-cell office:value-type="float" office:value="1.715099" calcext:value-type="float">
            <text:p>1.715099</text:p>
          </table:table-cell>
          <table:table-cell office:value-type="float" office:value="1.019176" calcext:value-type="float">
            <text:p>1.019176</text:p>
          </table:table-cell>
          <table:table-cell office:value-type="float" office:value="461.124" calcext:value-type="float">
            <text:p>461.124</text:p>
          </table:table-cell>
          <table:table-cell office:value-type="float" office:value="9.3" calcext:value-type="float">
            <text:p>9.3</text:p>
          </table:table-cell>
          <table:table-cell office:value-type="float" office:value="31.06821" calcext:value-type="float">
            <text:p>31.06821</text:p>
          </table:table-cell>
          <table:table-cell office:value-type="float" office:value="13.13718" calcext:value-type="float">
            <text:p>13.13718</text:p>
          </table:table-cell>
          <table:table-cell office:value-type="float" office:value="26.19797" calcext:value-type="float">
            <text:p>26.19797</text:p>
          </table:table-cell>
          <table:table-cell office:value-type="float" office:value="14.28601" calcext:value-type="float">
            <text:p>14.28601</text:p>
          </table:table-cell>
          <table:table-cell office:value-type="float" office:value="22.7695" calcext:value-type="float">
            <text:p>22.7695</text:p>
          </table:table-cell>
          <table:table-cell office:value-type="float" office:value="15.08771" calcext:value-type="float">
            <text:p>15.08771</text:p>
          </table:table-cell>
          <table:table-cell office:value-type="float" office:value="20.33386" calcext:value-type="float">
            <text:p>20.33386</text:p>
          </table:table-cell>
          <table:table-cell office:value-type="float" office:value="15.49692" calcext:value-type="float">
            <text:p>15.49692</text:p>
          </table:table-cell>
          <table:table-cell office:value-type="float" office:value="18.91678" calcext:value-type="float">
            <text:p>18.91678</text:p>
          </table:table-cell>
          <table:table-cell office:value-type="float" office:value="15.59955" calcext:value-type="float">
            <text:p>15.59955</text:p>
          </table:table-cell>
          <table:table-cell office:value-type="float" office:value="17.60712" calcext:value-type="float">
            <text:p>17.60712</text:p>
          </table:table-cell>
          <table:table-cell office:value-type="float" office:value="15.5871" calcext:value-type="float">
            <text:p>15.5871</text:p>
          </table:table-cell>
          <table:table-cell office:value-type="float" office:value="16.55438" calcext:value-type="float">
            <text:p>16.55438</text:p>
          </table:table-cell>
          <table:table-cell office:value-type="float" office:value="15.31464" calcext:value-type="float">
            <text:p>15.31464</text:p>
          </table:table-cell>
          <table:table-cell office:value-type="float" office:value="15.04413" calcext:value-type="float">
            <text:p>15.04413</text:p>
          </table:table-cell>
          <table:table-cell office:value-type="float" office:value="14.66055" calcext:value-type="float">
            <text:p>14.66055</text:p>
          </table:table-cell>
          <table:table-cell office:value-type="float" office:value="13.84509" calcext:value-type="float">
            <text:p>13.84509</text:p>
          </table:table-cell>
          <table:table-cell office:value-type="float" office:value="13.77063" calcext:value-type="float">
            <text:p>13.77063</text:p>
          </table:table-cell>
          <table:table-cell office:value-type="float" office:value="12.31528" calcext:value-type="float">
            <text:p>12.31528</text:p>
          </table:table-cell>
          <table:table-cell office:value-type="float" office:value="12.25974" calcext:value-type="float">
            <text:p>12.25974</text:p>
          </table:table-cell>
          <table:table-cell office:value-type="float" office:value="11.09967" calcext:value-type="float">
            <text:p>11.09967</text:p>
          </table:table-cell>
          <table:table-cell office:value-type="float" office:value="10.98801" calcext:value-type="float">
            <text:p>10.98801</text:p>
          </table:table-cell>
          <table:table-cell office:value-type="float" office:value="10.12805" calcext:value-type="float">
            <text:p>10.12805</text:p>
          </table:table-cell>
          <table:table-cell office:value-type="float" office:value="10.01221" calcext:value-type="float">
            <text:p>10.01221</text:p>
          </table:table-cell>
          <table:table-cell office:value-type="float" office:value="9.458313" calcext:value-type="float">
            <text:p>9.458313</text:p>
          </table:table-cell>
          <table:table-cell office:value-type="float" office:value="9.357025" calcext:value-type="float">
            <text:p>9.357025</text:p>
          </table:table-cell>
          <table:table-cell office:value-type="float" office:value="9.198212" calcext:value-type="float">
            <text:p>9.198212</text:p>
          </table:table-cell>
          <table:table-cell office:value-type="float" office:value="9.1091" calcext:value-type="float">
            <text:p>9.1091</text:p>
          </table:table-cell>
          <table:table-cell office:value-type="float" office:value="37.67432" calcext:value-type="float">
            <text:p>37.67432</text:p>
          </table:table-cell>
          <table:table-cell office:value-type="float" office:value="9.424011" calcext:value-type="float">
            <text:p>9.4240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2" calcext:value-type="float">
            <text:p>27052002</text:p>
          </table:table-cell>
          <table:table-cell office:value-type="float" office:value="28.47462" calcext:value-type="float">
            <text:p>28.47462</text:p>
          </table:table-cell>
          <table:table-cell office:value-type="float" office:value="27.32" calcext:value-type="float">
            <text:p>27.32</text:p>
          </table:table-cell>
          <table:table-cell office:value-type="float" office:value="12.63" calcext:value-type="float">
            <text:p>12.63</text:p>
          </table:table-cell>
          <table:table-cell office:value-type="float" office:value="1.875455" calcext:value-type="float">
            <text:p>1.875455</text:p>
          </table:table-cell>
          <table:table-cell office:value-type="float" office:value="1.283194" calcext:value-type="float">
            <text:p>1.283194</text:p>
          </table:table-cell>
          <table:table-cell office:value-type="float" office:value="154.08" calcext:value-type="float">
            <text:p>154.08</text:p>
          </table:table-cell>
          <table:table-cell office:value-type="float" office:value="0" calcext:value-type="float">
            <text:p>0</text:p>
          </table:table-cell>
          <table:table-cell office:value-type="float" office:value="30.74402" calcext:value-type="float">
            <text:p>30.74402</text:p>
          </table:table-cell>
          <table:table-cell office:value-type="float" office:value="14.64404" calcext:value-type="float">
            <text:p>14.64404</text:p>
          </table:table-cell>
          <table:table-cell office:value-type="float" office:value="26.68231" calcext:value-type="float">
            <text:p>26.68231</text:p>
          </table:table-cell>
          <table:table-cell office:value-type="float" office:value="15.95639" calcext:value-type="float">
            <text:p>15.95639</text:p>
          </table:table-cell>
          <table:table-cell office:value-type="float" office:value="23.79575" calcext:value-type="float">
            <text:p>23.79575</text:p>
          </table:table-cell>
          <table:table-cell office:value-type="float" office:value="16.73352" calcext:value-type="float">
            <text:p>16.73352</text:p>
          </table:table-cell>
          <table:table-cell office:value-type="float" office:value="21.48737" calcext:value-type="float">
            <text:p>21.48737</text:p>
          </table:table-cell>
          <table:table-cell office:value-type="float" office:value="17.04916" calcext:value-type="float">
            <text:p>17.04916</text:p>
          </table:table-cell>
          <table:table-cell office:value-type="float" office:value="20.04947" calcext:value-type="float">
            <text:p>20.04947</text:p>
          </table:table-cell>
          <table:table-cell office:value-type="float" office:value="17.03326" calcext:value-type="float">
            <text:p>17.03326</text:p>
          </table:table-cell>
          <table:table-cell office:value-type="float" office:value="18.60983" calcext:value-type="float">
            <text:p>18.60983</text:p>
          </table:table-cell>
          <table:table-cell office:value-type="float" office:value="16.83267" calcext:value-type="float">
            <text:p>16.83267</text:p>
          </table:table-cell>
          <table:table-cell office:value-type="float" office:value="17.38367" calcext:value-type="float">
            <text:p>17.38367</text:p>
          </table:table-cell>
          <table:table-cell office:value-type="float" office:value="16.29929" calcext:value-type="float">
            <text:p>16.29929</text:p>
          </table:table-cell>
          <table:table-cell office:value-type="float" office:value="15.62051" calcext:value-type="float">
            <text:p>15.62051</text:p>
          </table:table-cell>
          <table:table-cell office:value-type="float" office:value="15.05383" calcext:value-type="float">
            <text:p>15.05383</text:p>
          </table:table-cell>
          <table:table-cell office:value-type="float" office:value="13.92984" calcext:value-type="float">
            <text:p>13.92984</text:p>
          </table:table-cell>
          <table:table-cell office:value-type="float" office:value="13.77686" calcext:value-type="float">
            <text:p>13.77686</text:p>
          </table:table-cell>
          <table:table-cell office:value-type="float" office:value="12.38354" calcext:value-type="float">
            <text:p>12.38354</text:p>
          </table:table-cell>
          <table:table-cell office:value-type="float" office:value="12.31583" calcext:value-type="float">
            <text:p>12.31583</text:p>
          </table:table-cell>
          <table:table-cell office:value-type="float" office:value="11.19727" calcext:value-type="float">
            <text:p>11.19727</text:p>
          </table:table-cell>
          <table:table-cell office:value-type="float" office:value="11.10074" calcext:value-type="float">
            <text:p>11.10074</text:p>
          </table:table-cell>
          <table:table-cell office:value-type="float" office:value="10.23926" calcext:value-type="float">
            <text:p>10.23926</text:p>
          </table:table-cell>
          <table:table-cell office:value-type="float" office:value="10.12924" calcext:value-type="float">
            <text:p>10.12924</text:p>
          </table:table-cell>
          <table:table-cell office:value-type="float" office:value="9.561035" calcext:value-type="float">
            <text:p>9.561035</text:p>
          </table:table-cell>
          <table:table-cell office:value-type="float" office:value="9.459351" calcext:value-type="float">
            <text:p>9.459351</text:p>
          </table:table-cell>
          <table:table-cell office:value-type="float" office:value="9.289062" calcext:value-type="float">
            <text:p>9.289062</text:p>
          </table:table-cell>
          <table:table-cell office:value-type="float" office:value="9.199158" calcext:value-type="float">
            <text:p>9.199158</text:p>
          </table:table-cell>
          <table:table-cell office:value-type="float" office:value="35.49213" calcext:value-type="float">
            <text:p>35.49213</text:p>
          </table:table-cell>
          <table:table-cell office:value-type="float" office:value="10.78244" calcext:value-type="float">
            <text:p>10.782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2" calcext:value-type="float">
            <text:p>28052002</text:p>
          </table:table-cell>
          <table:table-cell office:value-type="float" office:value="21.7638" calcext:value-type="float">
            <text:p>21.7638</text:p>
          </table:table-cell>
          <table:table-cell office:value-type="float" office:value="27.36" calcext:value-type="float">
            <text:p>27.36</text:p>
          </table:table-cell>
          <table:table-cell office:value-type="float" office:value="15.1" calcext:value-type="float">
            <text:p>15.1</text:p>
          </table:table-cell>
          <table:table-cell office:value-type="float" office:value="2.069669" calcext:value-type="float">
            <text:p>2.069669</text:p>
          </table:table-cell>
          <table:table-cell office:value-type="float" office:value="1.506921" calcext:value-type="float">
            <text:p>1.506921</text:p>
          </table:table-cell>
          <table:table-cell office:value-type="float" office:value="284.364" calcext:value-type="float">
            <text:p>284.364</text:p>
          </table:table-cell>
          <table:table-cell office:value-type="float" office:value="8.1" calcext:value-type="float">
            <text:p>8.1</text:p>
          </table:table-cell>
          <table:table-cell office:value-type="float" office:value="30.39673" calcext:value-type="float">
            <text:p>30.39673</text:p>
          </table:table-cell>
          <table:table-cell office:value-type="float" office:value="15.90805" calcext:value-type="float">
            <text:p>15.90805</text:p>
          </table:table-cell>
          <table:table-cell office:value-type="float" office:value="26.77606" calcext:value-type="float">
            <text:p>26.77606</text:p>
          </table:table-cell>
          <table:table-cell office:value-type="float" office:value="17.10721" calcext:value-type="float">
            <text:p>17.10721</text:p>
          </table:table-cell>
          <table:table-cell office:value-type="float" office:value="24.08115" calcext:value-type="float">
            <text:p>24.08115</text:p>
          </table:table-cell>
          <table:table-cell office:value-type="float" office:value="17.84125" calcext:value-type="float">
            <text:p>17.84125</text:p>
          </table:table-cell>
          <table:table-cell office:value-type="float" office:value="21.92389" calcext:value-type="float">
            <text:p>21.92389</text:p>
          </table:table-cell>
          <table:table-cell office:value-type="float" office:value="18.11777" calcext:value-type="float">
            <text:p>18.11777</text:p>
          </table:table-cell>
          <table:table-cell office:value-type="float" office:value="20.57574" calcext:value-type="float">
            <text:p>20.57574</text:p>
          </table:table-cell>
          <table:table-cell office:value-type="float" office:value="18.05368" calcext:value-type="float">
            <text:p>18.05368</text:p>
          </table:table-cell>
          <table:table-cell office:value-type="float" office:value="19.1879" calcext:value-type="float">
            <text:p>19.1879</text:p>
          </table:table-cell>
          <table:table-cell office:value-type="float" office:value="17.75552" calcext:value-type="float">
            <text:p>17.75552</text:p>
          </table:table-cell>
          <table:table-cell office:value-type="float" office:value="17.96283" calcext:value-type="float">
            <text:p>17.96283</text:p>
          </table:table-cell>
          <table:table-cell office:value-type="float" office:value="17.10617" calcext:value-type="float">
            <text:p>17.10617</text:p>
          </table:table-cell>
          <table:table-cell office:value-type="float" office:value="16.17218" calcext:value-type="float">
            <text:p>16.17218</text:p>
          </table:table-cell>
          <table:table-cell office:value-type="float" office:value="15.63049" calcext:value-type="float">
            <text:p>15.63049</text:p>
          </table:table-cell>
          <table:table-cell office:value-type="float" office:value="14.20535" calcext:value-type="float">
            <text:p>14.20535</text:p>
          </table:table-cell>
          <table:table-cell office:value-type="float" office:value="13.93228" calcext:value-type="float">
            <text:p>13.93228</text:p>
          </table:table-cell>
          <table:table-cell office:value-type="float" office:value="12.49362" calcext:value-type="float">
            <text:p>12.49362</text:p>
          </table:table-cell>
          <table:table-cell office:value-type="float" office:value="12.38446" calcext:value-type="float">
            <text:p>12.38446</text:p>
          </table:table-cell>
          <table:table-cell office:value-type="float" office:value="11.29654" calcext:value-type="float">
            <text:p>11.29654</text:p>
          </table:table-cell>
          <table:table-cell office:value-type="float" office:value="11.19824" calcext:value-type="float">
            <text:p>11.19824</text:p>
          </table:table-cell>
          <table:table-cell office:value-type="float" office:value="10.34494" calcext:value-type="float">
            <text:p>10.34494</text:p>
          </table:table-cell>
          <table:table-cell office:value-type="float" office:value="10.24036" calcext:value-type="float">
            <text:p>10.24036</text:p>
          </table:table-cell>
          <table:table-cell office:value-type="float" office:value="9.661713" calcext:value-type="float">
            <text:p>9.661713</text:p>
          </table:table-cell>
          <table:table-cell office:value-type="float" office:value="9.562103" calcext:value-type="float">
            <text:p>9.562103</text:p>
          </table:table-cell>
          <table:table-cell office:value-type="float" office:value="9.381104" calcext:value-type="float">
            <text:p>9.381104</text:p>
          </table:table-cell>
          <table:table-cell office:value-type="float" office:value="9.290009" calcext:value-type="float">
            <text:p>9.290009</text:p>
          </table:table-cell>
          <table:table-cell office:value-type="float" office:value="35.33862" calcext:value-type="float">
            <text:p>35.33862</text:p>
          </table:table-cell>
          <table:table-cell office:value-type="float" office:value="13.25858" calcext:value-type="float">
            <text:p>13.258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2" calcext:value-type="float">
            <text:p>29052002</text:p>
          </table:table-cell>
          <table:table-cell office:value-type="float" office:value="26.51508" calcext:value-type="float">
            <text:p>26.51508</text:p>
          </table:table-cell>
          <table:table-cell office:value-type="float" office:value="31.6" calcext:value-type="float">
            <text:p>31.6</text:p>
          </table:table-cell>
          <table:table-cell office:value-type="float" office:value="18.76" calcext:value-type="float">
            <text:p>18.76</text:p>
          </table:table-cell>
          <table:table-cell office:value-type="float" office:value="2.115884" calcext:value-type="float">
            <text:p>2.115884</text:p>
          </table:table-cell>
          <table:table-cell office:value-type="float" office:value="1.101879" calcext:value-type="float">
            <text:p>1.101879</text:p>
          </table:table-cell>
          <table:table-cell office:value-type="float" office:value="256.068" calcext:value-type="float">
            <text:p>256.068</text:p>
          </table:table-cell>
          <table:table-cell office:value-type="float" office:value="1.1" calcext:value-type="float">
            <text:p>1.1</text:p>
          </table:table-cell>
          <table:table-cell office:value-type="float" office:value="33.63852" calcext:value-type="float">
            <text:p>33.63852</text:p>
          </table:table-cell>
          <table:table-cell office:value-type="float" office:value="18.6611" calcext:value-type="float">
            <text:p>18.6611</text:p>
          </table:table-cell>
          <table:table-cell office:value-type="float" office:value="28.76913" calcext:value-type="float">
            <text:p>28.76913</text:p>
          </table:table-cell>
          <table:table-cell office:value-type="float" office:value="19.23602" calcext:value-type="float">
            <text:p>19.23602</text:p>
          </table:table-cell>
          <table:table-cell office:value-type="float" office:value="25.91565" calcext:value-type="float">
            <text:p>25.91565</text:p>
          </table:table-cell>
          <table:table-cell office:value-type="float" office:value="19.47766" calcext:value-type="float">
            <text:p>19.47766</text:p>
          </table:table-cell>
          <table:table-cell office:value-type="float" office:value="23.50226" calcext:value-type="float">
            <text:p>23.50226</text:p>
          </table:table-cell>
          <table:table-cell office:value-type="float" office:value="19.37018" calcext:value-type="float">
            <text:p>19.37018</text:p>
          </table:table-cell>
          <table:table-cell office:value-type="float" office:value="21.94125" calcext:value-type="float">
            <text:p>21.94125</text:p>
          </table:table-cell>
          <table:table-cell office:value-type="float" office:value="19.09711" calcext:value-type="float">
            <text:p>19.09711</text:p>
          </table:table-cell>
          <table:table-cell office:value-type="float" office:value="20.33472" calcext:value-type="float">
            <text:p>20.33472</text:p>
          </table:table-cell>
          <table:table-cell office:value-type="float" office:value="18.616" calcext:value-type="float">
            <text:p>18.616</text:p>
          </table:table-cell>
          <table:table-cell office:value-type="float" office:value="18.91476" calcext:value-type="float">
            <text:p>18.91476</text:p>
          </table:table-cell>
          <table:table-cell office:value-type="float" office:value="17.82449" calcext:value-type="float">
            <text:p>17.82449</text:p>
          </table:table-cell>
          <table:table-cell office:value-type="float" office:value="16.79663" calcext:value-type="float">
            <text:p>16.79663</text:p>
          </table:table-cell>
          <table:table-cell office:value-type="float" office:value="16.18076" calcext:value-type="float">
            <text:p>16.18076</text:p>
          </table:table-cell>
          <table:table-cell office:value-type="float" office:value="14.53476" calcext:value-type="float">
            <text:p>14.53476</text:p>
          </table:table-cell>
          <table:table-cell office:value-type="float" office:value="14.20853" calcext:value-type="float">
            <text:p>14.20853</text:p>
          </table:table-cell>
          <table:table-cell office:value-type="float" office:value="12.64496" calcext:value-type="float">
            <text:p>12.64496</text:p>
          </table:table-cell>
          <table:table-cell office:value-type="float" office:value="12.495" calcext:value-type="float">
            <text:p>12.495</text:p>
          </table:table-cell>
          <table:table-cell office:value-type="float" office:value="11.40729" calcext:value-type="float">
            <text:p>11.40729</text:p>
          </table:table-cell>
          <table:table-cell office:value-type="float" office:value="11.29761" calcext:value-type="float">
            <text:p>11.29761</text:p>
          </table:table-cell>
          <table:table-cell office:value-type="float" office:value="10.45093" calcext:value-type="float">
            <text:p>10.45093</text:p>
          </table:table-cell>
          <table:table-cell office:value-type="float" office:value="10.34607" calcext:value-type="float">
            <text:p>10.34607</text:p>
          </table:table-cell>
          <table:table-cell office:value-type="float" office:value="9.762024" calcext:value-type="float">
            <text:p>9.762024</text:p>
          </table:table-cell>
          <table:table-cell office:value-type="float" office:value="9.66275" calcext:value-type="float">
            <text:p>9.66275</text:p>
          </table:table-cell>
          <table:table-cell office:value-type="float" office:value="9.474274" calcext:value-type="float">
            <text:p>9.474274</text:p>
          </table:table-cell>
          <table:table-cell office:value-type="float" office:value="9.38208" calcext:value-type="float">
            <text:p>9.38208</text:p>
          </table:table-cell>
          <table:table-cell office:value-type="float" office:value="38.86829" calcext:value-type="float">
            <text:p>38.86829</text:p>
          </table:table-cell>
          <table:table-cell office:value-type="float" office:value="17.06979" calcext:value-type="float">
            <text:p>17.069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2" calcext:value-type="float">
            <text:p>30052002</text:p>
          </table:table-cell>
          <table:table-cell office:value-type="float" office:value="28.70856" calcext:value-type="float">
            <text:p>28.70856</text:p>
          </table:table-cell>
          <table:table-cell office:value-type="float" office:value="34.06" calcext:value-type="float">
            <text:p>34.06</text:p>
          </table:table-cell>
          <table:table-cell office:value-type="float" office:value="17.71" calcext:value-type="float">
            <text:p>17.71</text:p>
          </table:table-cell>
          <table:table-cell office:value-type="float" office:value="2.06532" calcext:value-type="float">
            <text:p>2.06532</text:p>
          </table:table-cell>
          <table:table-cell office:value-type="float" office:value="1.194256" calcext:value-type="float">
            <text:p>1.194256</text:p>
          </table:table-cell>
          <table:table-cell office:value-type="float" office:value="226.764" calcext:value-type="float">
            <text:p>226.764</text:p>
          </table:table-cell>
          <table:table-cell office:value-type="float" office:value="0" calcext:value-type="float">
            <text:p>0</text:p>
          </table:table-cell>
          <table:table-cell office:value-type="float" office:value="35.53448" calcext:value-type="float">
            <text:p>35.53448</text:p>
          </table:table-cell>
          <table:table-cell office:value-type="float" office:value="19.09219" calcext:value-type="float">
            <text:p>19.09219</text:p>
          </table:table-cell>
          <table:table-cell office:value-type="float" office:value="30.09979" calcext:value-type="float">
            <text:p>30.09979</text:p>
          </table:table-cell>
          <table:table-cell office:value-type="float" office:value="20.19562" calcext:value-type="float">
            <text:p>20.19562</text:p>
          </table:table-cell>
          <table:table-cell office:value-type="float" office:value="27.14145" calcext:value-type="float">
            <text:p>27.14145</text:p>
          </table:table-cell>
          <table:table-cell office:value-type="float" office:value="20.58057" calcext:value-type="float">
            <text:p>20.58057</text:p>
          </table:table-cell>
          <table:table-cell office:value-type="float" office:value="24.64206" calcext:value-type="float">
            <text:p>24.64206</text:p>
          </table:table-cell>
          <table:table-cell office:value-type="float" office:value="20.50473" calcext:value-type="float">
            <text:p>20.50473</text:p>
          </table:table-cell>
          <table:table-cell office:value-type="float" office:value="23.01682" calcext:value-type="float">
            <text:p>23.01682</text:p>
          </table:table-cell>
          <table:table-cell office:value-type="float" office:value="20.19659" calcext:value-type="float">
            <text:p>20.19659</text:p>
          </table:table-cell>
          <table:table-cell office:value-type="float" office:value="21.32416" calcext:value-type="float">
            <text:p>21.32416</text:p>
          </table:table-cell>
          <table:table-cell office:value-type="float" office:value="19.63724" calcext:value-type="float">
            <text:p>19.63724</text:p>
          </table:table-cell>
          <table:table-cell office:value-type="float" office:value="19.76852" calcext:value-type="float">
            <text:p>19.76852</text:p>
          </table:table-cell>
          <table:table-cell office:value-type="float" office:value="18.72037" calcext:value-type="float">
            <text:p>18.72037</text:p>
          </table:table-cell>
          <table:table-cell office:value-type="float" office:value="17.47534" calcext:value-type="float">
            <text:p>17.47534</text:p>
          </table:table-cell>
          <table:table-cell office:value-type="float" office:value="16.80713" calcext:value-type="float">
            <text:p>16.80713</text:p>
          </table:table-cell>
          <table:table-cell office:value-type="float" office:value="14.93491" calcext:value-type="float">
            <text:p>14.93491</text:p>
          </table:table-cell>
          <table:table-cell office:value-type="float" office:value="14.53873" calcext:value-type="float">
            <text:p>14.53873</text:p>
          </table:table-cell>
          <table:table-cell office:value-type="float" office:value="12.83746" calcext:value-type="float">
            <text:p>12.83746</text:p>
          </table:table-cell>
          <table:table-cell office:value-type="float" office:value="12.64676" calcext:value-type="float">
            <text:p>12.64676</text:p>
          </table:table-cell>
          <table:table-cell office:value-type="float" office:value="11.53531" calcext:value-type="float">
            <text:p>11.53531</text:p>
          </table:table-cell>
          <table:table-cell office:value-type="float" office:value="11.40851" calcext:value-type="float">
            <text:p>11.40851</text:p>
          </table:table-cell>
          <table:table-cell office:value-type="float" office:value="10.55811" calcext:value-type="float">
            <text:p>10.55811</text:p>
          </table:table-cell>
          <table:table-cell office:value-type="float" office:value="10.45206" calcext:value-type="float">
            <text:p>10.45206</text:p>
          </table:table-cell>
          <table:table-cell office:value-type="float" office:value="9.861786" calcext:value-type="float">
            <text:p>9.861786</text:p>
          </table:table-cell>
          <table:table-cell office:value-type="float" office:value="9.763062" calcext:value-type="float">
            <text:p>9.763062</text:p>
          </table:table-cell>
          <table:table-cell office:value-type="float" office:value="9.566986" calcext:value-type="float">
            <text:p>9.566986</text:p>
          </table:table-cell>
          <table:table-cell office:value-type="float" office:value="9.47525" calcext:value-type="float">
            <text:p>9.47525</text:p>
          </table:table-cell>
          <table:table-cell office:value-type="float" office:value="57.57635" calcext:value-type="float">
            <text:p>57.57635</text:p>
          </table:table-cell>
          <table:table-cell office:value-type="float" office:value="15.94641" calcext:value-type="float">
            <text:p>15.946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2" calcext:value-type="float">
            <text:p>31052002</text:p>
          </table:table-cell>
          <table:table-cell office:value-type="float" office:value="28.00404" calcext:value-type="float">
            <text:p>28.00404</text:p>
          </table:table-cell>
          <table:table-cell office:value-type="float" office:value="35.19" calcext:value-type="float">
            <text:p>35.19</text:p>
          </table:table-cell>
          <table:table-cell office:value-type="float" office:value="18.2" calcext:value-type="float">
            <text:p>18.2</text:p>
          </table:table-cell>
          <table:table-cell office:value-type="float" office:value="2.08088" calcext:value-type="float">
            <text:p>2.08088</text:p>
          </table:table-cell>
          <table:table-cell office:value-type="float" office:value="1.132795" calcext:value-type="float">
            <text:p>1.132795</text:p>
          </table:table-cell>
          <table:table-cell office:value-type="float" office:value="214.704" calcext:value-type="float">
            <text:p>214.704</text:p>
          </table:table-cell>
          <table:table-cell office:value-type="float" office:value="0" calcext:value-type="float">
            <text:p>0</text:p>
          </table:table-cell>
          <table:table-cell office:value-type="float" office:value="36.82889" calcext:value-type="float">
            <text:p>36.82889</text:p>
          </table:table-cell>
          <table:table-cell office:value-type="float" office:value="20.62286" calcext:value-type="float">
            <text:p>20.62286</text:p>
          </table:table-cell>
          <table:table-cell office:value-type="float" office:value="31.08093" calcext:value-type="float">
            <text:p>31.08093</text:p>
          </table:table-cell>
          <table:table-cell office:value-type="float" office:value="21.79492" calcext:value-type="float">
            <text:p>21.79492</text:p>
          </table:table-cell>
          <table:table-cell office:value-type="float" office:value="28.12454" calcext:value-type="float">
            <text:p>28.12454</text:p>
          </table:table-cell>
          <table:table-cell office:value-type="float" office:value="22.04108" calcext:value-type="float">
            <text:p>22.04108</text:p>
          </table:table-cell>
          <table:table-cell office:value-type="float" office:value="25.61957" calcext:value-type="float">
            <text:p>25.61957</text:p>
          </table:table-cell>
          <table:table-cell office:value-type="float" office:value="21.80594" calcext:value-type="float">
            <text:p>21.80594</text:p>
          </table:table-cell>
          <table:table-cell office:value-type="float" office:value="23.98218" calcext:value-type="float">
            <text:p>23.98218</text:p>
          </table:table-cell>
          <table:table-cell office:value-type="float" office:value="21.38416" calcext:value-type="float">
            <text:p>21.38416</text:p>
          </table:table-cell>
          <table:table-cell office:value-type="float" office:value="22.25067" calcext:value-type="float">
            <text:p>22.25067</text:p>
          </table:table-cell>
          <table:table-cell office:value-type="float" office:value="20.69318" calcext:value-type="float">
            <text:p>20.69318</text:p>
          </table:table-cell>
          <table:table-cell office:value-type="float" office:value="20.62491" calcext:value-type="float">
            <text:p>20.62491</text:p>
          </table:table-cell>
          <table:table-cell office:value-type="float" office:value="19.64053" calcext:value-type="float">
            <text:p>19.64053</text:p>
          </table:table-cell>
          <table:table-cell office:value-type="float" office:value="18.1955" calcext:value-type="float">
            <text:p>18.1955</text:p>
          </table:table-cell>
          <table:table-cell office:value-type="float" office:value="17.48605" calcext:value-type="float">
            <text:p>17.48605</text:p>
          </table:table-cell>
          <table:table-cell office:value-type="float" office:value="15.38635" calcext:value-type="float">
            <text:p>15.38635</text:p>
          </table:table-cell>
          <table:table-cell office:value-type="float" office:value="14.93939" calcext:value-type="float">
            <text:p>14.93939</text:p>
          </table:table-cell>
          <table:table-cell office:value-type="float" office:value="13.06934" calcext:value-type="float">
            <text:p>13.06934</text:p>
          </table:table-cell>
          <table:table-cell office:value-type="float" office:value="12.83972" calcext:value-type="float">
            <text:p>12.83972</text:p>
          </table:table-cell>
          <table:table-cell office:value-type="float" office:value="11.68344" calcext:value-type="float">
            <text:p>11.68344</text:p>
          </table:table-cell>
          <table:table-cell office:value-type="float" office:value="11.53674" calcext:value-type="float">
            <text:p>11.53674</text:p>
          </table:table-cell>
          <table:table-cell office:value-type="float" office:value="10.67108" calcext:value-type="float">
            <text:p>10.67108</text:p>
          </table:table-cell>
          <table:table-cell office:value-type="float" office:value="10.55923" calcext:value-type="float">
            <text:p>10.55923</text:p>
          </table:table-cell>
          <table:table-cell office:value-type="float" office:value="9.96225" calcext:value-type="float">
            <text:p>9.96225</text:p>
          </table:table-cell>
          <table:table-cell office:value-type="float" office:value="9.862823" calcext:value-type="float">
            <text:p>9.862823</text:p>
          </table:table-cell>
          <table:table-cell office:value-type="float" office:value="9.659973" calcext:value-type="float">
            <text:p>9.659973</text:p>
          </table:table-cell>
          <table:table-cell office:value-type="float" office:value="9.567932" calcext:value-type="float">
            <text:p>9.567932</text:p>
          </table:table-cell>
          <table:table-cell office:value-type="float" office:value="58.36505" calcext:value-type="float">
            <text:p>58.36505</text:p>
          </table:table-cell>
          <table:table-cell office:value-type="float" office:value="16.84369" calcext:value-type="float">
            <text:p>16.843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2" calcext:value-type="float">
            <text:p>1062002</text:p>
          </table:table-cell>
          <table:table-cell office:value-type="float" office:value="26.80128" calcext:value-type="float">
            <text:p>26.80128</text:p>
          </table:table-cell>
          <table:table-cell office:value-type="float" office:value="33.79" calcext:value-type="float">
            <text:p>33.79</text:p>
          </table:table-cell>
          <table:table-cell office:value-type="float" office:value="21.78" calcext:value-type="float">
            <text:p>21.78</text:p>
          </table:table-cell>
          <table:table-cell office:value-type="float" office:value="2.212704" calcext:value-type="float">
            <text:p>2.212704</text:p>
          </table:table-cell>
          <table:table-cell office:value-type="float" office:value="1.53022" calcext:value-type="float">
            <text:p>1.53022</text:p>
          </table:table-cell>
          <table:table-cell office:value-type="float" office:value="247.608" calcext:value-type="float">
            <text:p>247.608</text:p>
          </table:table-cell>
          <table:table-cell office:value-type="float" office:value="0" calcext:value-type="float">
            <text:p>0</text:p>
          </table:table-cell>
          <table:table-cell office:value-type="float" office:value="39.70193" calcext:value-type="float">
            <text:p>39.70193</text:p>
          </table:table-cell>
          <table:table-cell office:value-type="float" office:value="23.00388" calcext:value-type="float">
            <text:p>23.00388</text:p>
          </table:table-cell>
          <table:table-cell office:value-type="float" office:value="33.07626" calcext:value-type="float">
            <text:p>33.07626</text:p>
          </table:table-cell>
          <table:table-cell office:value-type="float" office:value="23.61719" calcext:value-type="float">
            <text:p>23.61719</text:p>
          </table:table-cell>
          <table:table-cell office:value-type="float" office:value="29.79602" calcext:value-type="float">
            <text:p>29.79602</text:p>
          </table:table-cell>
          <table:table-cell office:value-type="float" office:value="23.54294" calcext:value-type="float">
            <text:p>23.54294</text:p>
          </table:table-cell>
          <table:table-cell office:value-type="float" office:value="27.06277" calcext:value-type="float">
            <text:p>27.06277</text:p>
          </table:table-cell>
          <table:table-cell office:value-type="float" office:value="23.08337" calcext:value-type="float">
            <text:p>23.08337</text:p>
          </table:table-cell>
          <table:table-cell office:value-type="float" office:value="25.27325" calcext:value-type="float">
            <text:p>25.27325</text:p>
          </table:table-cell>
          <table:table-cell office:value-type="float" office:value="22.53214" calcext:value-type="float">
            <text:p>22.53214</text:p>
          </table:table-cell>
          <table:table-cell office:value-type="float" office:value="23.39352" calcext:value-type="float">
            <text:p>23.39352</text:p>
          </table:table-cell>
          <table:table-cell office:value-type="float" office:value="21.70255" calcext:value-type="float">
            <text:p>21.70255</text:p>
          </table:table-cell>
          <table:table-cell office:value-type="float" office:value="21.60303" calcext:value-type="float">
            <text:p>21.60303</text:p>
          </table:table-cell>
          <table:table-cell office:value-type="float" office:value="20.53137" calcext:value-type="float">
            <text:p>20.53137</text:p>
          </table:table-cell>
          <table:table-cell office:value-type="float" office:value="18.94653" calcext:value-type="float">
            <text:p>18.94653</text:p>
          </table:table-cell>
          <table:table-cell office:value-type="float" office:value="18.20609" calcext:value-type="float">
            <text:p>18.20609</text:p>
          </table:table-cell>
          <table:table-cell office:value-type="float" office:value="15.87567" calcext:value-type="float">
            <text:p>15.87567</text:p>
          </table:table-cell>
          <table:table-cell office:value-type="float" office:value="15.3913" calcext:value-type="float">
            <text:p>15.3913</text:p>
          </table:table-cell>
          <table:table-cell office:value-type="float" office:value="13.33704" calcext:value-type="float">
            <text:p>13.33704</text:p>
          </table:table-cell>
          <table:table-cell office:value-type="float" office:value="13.07193" calcext:value-type="float">
            <text:p>13.07193</text:p>
          </table:table-cell>
          <table:table-cell office:value-type="float" office:value="11.85287" calcext:value-type="float">
            <text:p>11.85287</text:p>
          </table:table-cell>
          <table:table-cell office:value-type="float" office:value="11.68509" calcext:value-type="float">
            <text:p>11.68509</text:p>
          </table:table-cell>
          <table:table-cell office:value-type="float" office:value="10.79239" calcext:value-type="float">
            <text:p>10.79239</text:p>
          </table:table-cell>
          <table:table-cell office:value-type="float" office:value="10.6723" calcext:value-type="float">
            <text:p>10.6723</text:p>
          </table:table-cell>
          <table:table-cell office:value-type="float" office:value="10.06467" calcext:value-type="float">
            <text:p>10.06467</text:p>
          </table:table-cell>
          <table:table-cell office:value-type="float" office:value="9.963318" calcext:value-type="float">
            <text:p>9.963318</text:p>
          </table:table-cell>
          <table:table-cell office:value-type="float" office:value="9.753723" calcext:value-type="float">
            <text:p>9.753723</text:p>
          </table:table-cell>
          <table:table-cell office:value-type="float" office:value="9.66095" calcext:value-type="float">
            <text:p>9.66095</text:p>
          </table:table-cell>
          <table:table-cell office:value-type="float" office:value="59.01089" calcext:value-type="float">
            <text:p>59.01089</text:p>
          </table:table-cell>
          <table:table-cell office:value-type="float" office:value="20.86185" calcext:value-type="float">
            <text:p>20.861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2" calcext:value-type="float">
            <text:p>2062002</text:p>
          </table:table-cell>
          <table:table-cell office:value-type="float" office:value="24.25356" calcext:value-type="float">
            <text:p>24.25356</text:p>
          </table:table-cell>
          <table:table-cell office:value-type="float" office:value="35.17" calcext:value-type="float">
            <text:p>35.17</text:p>
          </table:table-cell>
          <table:table-cell office:value-type="float" office:value="23.93" calcext:value-type="float">
            <text:p>23.93</text:p>
          </table:table-cell>
          <table:table-cell office:value-type="float" office:value="2.147866" calcext:value-type="float">
            <text:p>2.147866</text:p>
          </table:table-cell>
          <table:table-cell office:value-type="float" office:value="1.321563" calcext:value-type="float">
            <text:p>1.321563</text:p>
          </table:table-cell>
          <table:table-cell office:value-type="float" office:value="542.916" calcext:value-type="float">
            <text:p>542.916</text:p>
          </table:table-cell>
          <table:table-cell office:value-type="float" office:value="0" calcext:value-type="float">
            <text:p>0</text:p>
          </table:table-cell>
          <table:table-cell office:value-type="float" office:value="41.26184" calcext:value-type="float">
            <text:p>41.26184</text:p>
          </table:table-cell>
          <table:table-cell office:value-type="float" office:value="24.87811" calcext:value-type="float">
            <text:p>24.87811</text:p>
          </table:table-cell>
          <table:table-cell office:value-type="float" office:value="34.03522" calcext:value-type="float">
            <text:p>34.03522</text:p>
          </table:table-cell>
          <table:table-cell office:value-type="float" office:value="25.4122" calcext:value-type="float">
            <text:p>25.4122</text:p>
          </table:table-cell>
          <table:table-cell office:value-type="float" office:value="30.85376" calcext:value-type="float">
            <text:p>30.85376</text:p>
          </table:table-cell>
          <table:table-cell office:value-type="float" office:value="25.21393" calcext:value-type="float">
            <text:p>25.21393</text:p>
          </table:table-cell>
          <table:table-cell office:value-type="float" office:value="28.09778" calcext:value-type="float">
            <text:p>28.09778</text:p>
          </table:table-cell>
          <table:table-cell office:value-type="float" office:value="24.56506" calcext:value-type="float">
            <text:p>24.56506</text:p>
          </table:table-cell>
          <table:table-cell office:value-type="float" office:value="26.29694" calcext:value-type="float">
            <text:p>26.29694</text:p>
          </table:table-cell>
          <table:table-cell office:value-type="float" office:value="23.87946" calcext:value-type="float">
            <text:p>23.87946</text:p>
          </table:table-cell>
          <table:table-cell office:value-type="float" office:value="24.37305" calcext:value-type="float">
            <text:p>24.37305</text:p>
          </table:table-cell>
          <table:table-cell office:value-type="float" office:value="22.89563" calcext:value-type="float">
            <text:p>22.89563</text:p>
          </table:table-cell>
          <table:table-cell office:value-type="float" office:value="22.54077" calcext:value-type="float">
            <text:p>22.54077</text:p>
          </table:table-cell>
          <table:table-cell office:value-type="float" office:value="21.57568" calcext:value-type="float">
            <text:p>21.57568</text:p>
          </table:table-cell>
          <table:table-cell office:value-type="float" office:value="19.76273" calcext:value-type="float">
            <text:p>19.76273</text:p>
          </table:table-cell>
          <table:table-cell office:value-type="float" office:value="18.95813" calcext:value-type="float">
            <text:p>18.95813</text:p>
          </table:table-cell>
          <table:table-cell office:value-type="float" office:value="16.41342" calcext:value-type="float">
            <text:p>16.41342</text:p>
          </table:table-cell>
          <table:table-cell office:value-type="float" office:value="15.88107" calcext:value-type="float">
            <text:p>15.88107</text:p>
          </table:table-cell>
          <table:table-cell office:value-type="float" office:value="13.63904" calcext:value-type="float">
            <text:p>13.63904</text:p>
          </table:table-cell>
          <table:table-cell office:value-type="float" office:value="13.34" calcext:value-type="float">
            <text:p>13.34</text:p>
          </table:table-cell>
          <table:table-cell office:value-type="float" office:value="12.04407" calcext:value-type="float">
            <text:p>12.04407</text:p>
          </table:table-cell>
          <table:table-cell office:value-type="float" office:value="11.85477" calcext:value-type="float">
            <text:p>11.85477</text:p>
          </table:table-cell>
          <table:table-cell office:value-type="float" office:value="10.92426" calcext:value-type="float">
            <text:p>10.92426</text:p>
          </table:table-cell>
          <table:table-cell office:value-type="float" office:value="10.79367" calcext:value-type="float">
            <text:p>10.79367</text:p>
          </table:table-cell>
          <table:table-cell office:value-type="float" office:value="10.17023" calcext:value-type="float">
            <text:p>10.17023</text:p>
          </table:table-cell>
          <table:table-cell office:value-type="float" office:value="10.06573" calcext:value-type="float">
            <text:p>10.06573</text:p>
          </table:table-cell>
          <table:table-cell office:value-type="float" office:value="9.847443" calcext:value-type="float">
            <text:p>9.847443</text:p>
          </table:table-cell>
          <table:table-cell office:value-type="float" office:value="9.7547" calcext:value-type="float">
            <text:p>9.7547</text:p>
          </table:table-cell>
          <table:table-cell office:value-type="float" office:value="61.37302" calcext:value-type="float">
            <text:p>61.37302</text:p>
          </table:table-cell>
          <table:table-cell office:value-type="float" office:value="22.48798" calcext:value-type="float">
            <text:p>22.487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2" calcext:value-type="float">
            <text:p>3062002</text:p>
          </table:table-cell>
          <table:table-cell office:value-type="float" office:value="17.74656" calcext:value-type="float">
            <text:p>17.74656</text:p>
          </table:table-cell>
          <table:table-cell office:value-type="float" office:value="26.7" calcext:value-type="float">
            <text:p>26.7</text:p>
          </table:table-cell>
          <table:table-cell office:value-type="float" office:value="15.88" calcext:value-type="float">
            <text:p>15.88</text:p>
          </table:table-cell>
          <table:table-cell office:value-type="float" office:value="1.921817" calcext:value-type="float">
            <text:p>1.921817</text:p>
          </table:table-cell>
          <table:table-cell office:value-type="float" office:value="1.584471" calcext:value-type="float">
            <text:p>1.584471</text:p>
          </table:table-cell>
          <table:table-cell office:value-type="float" office:value="422.46" calcext:value-type="float">
            <text:p>422.46</text:p>
          </table:table-cell>
          <table:table-cell office:value-type="float" office:value="0.3" calcext:value-type="float">
            <text:p>0.3</text:p>
          </table:table-cell>
          <table:table-cell office:value-type="float" office:value="36.61465" calcext:value-type="float">
            <text:p>36.61465</text:p>
          </table:table-cell>
          <table:table-cell office:value-type="float" office:value="22.284" calcext:value-type="float">
            <text:p>22.284</text:p>
          </table:table-cell>
          <table:table-cell office:value-type="float" office:value="30.95532" calcext:value-type="float">
            <text:p>30.95532</text:p>
          </table:table-cell>
          <table:table-cell office:value-type="float" office:value="24.58133" calcext:value-type="float">
            <text:p>24.58133</text:p>
          </table:table-cell>
          <table:table-cell office:value-type="float" office:value="28.67349" calcext:value-type="float">
            <text:p>28.67349</text:p>
          </table:table-cell>
          <table:table-cell office:value-type="float" office:value="25.38116" calcext:value-type="float">
            <text:p>25.38116</text:p>
          </table:table-cell>
          <table:table-cell office:value-type="float" office:value="26.93051" calcext:value-type="float">
            <text:p>26.93051</text:p>
          </table:table-cell>
          <table:table-cell office:value-type="float" office:value="25.08005" calcext:value-type="float">
            <text:p>25.08005</text:p>
          </table:table-cell>
          <table:table-cell office:value-type="float" office:value="25.87445" calcext:value-type="float">
            <text:p>25.87445</text:p>
          </table:table-cell>
          <table:table-cell office:value-type="float" office:value="24.49991" calcext:value-type="float">
            <text:p>24.49991</text:p>
          </table:table-cell>
          <table:table-cell office:value-type="float" office:value="24.36926" calcext:value-type="float">
            <text:p>24.36926</text:p>
          </table:table-cell>
          <table:table-cell office:value-type="float" office:value="23.61414" calcext:value-type="float">
            <text:p>23.61414</text:p>
          </table:table-cell>
          <table:table-cell office:value-type="float" office:value="22.65796" calcext:value-type="float">
            <text:p>22.65796</text:p>
          </table:table-cell>
          <table:table-cell office:value-type="float" office:value="22.3385" calcext:value-type="float">
            <text:p>22.3385</text:p>
          </table:table-cell>
          <table:table-cell office:value-type="float" office:value="20.3623" calcext:value-type="float">
            <text:p>20.3623</text:p>
          </table:table-cell>
          <table:table-cell office:value-type="float" office:value="19.77386" calcext:value-type="float">
            <text:p>19.77386</text:p>
          </table:table-cell>
          <table:table-cell office:value-type="float" office:value="16.96228" calcext:value-type="float">
            <text:p>16.96228</text:p>
          </table:table-cell>
          <table:table-cell office:value-type="float" office:value="16.41925" calcext:value-type="float">
            <text:p>16.41925</text:p>
          </table:table-cell>
          <table:table-cell office:value-type="float" office:value="13.97223" calcext:value-type="float">
            <text:p>13.97223</text:p>
          </table:table-cell>
          <table:table-cell office:value-type="float" office:value="13.64236" calcext:value-type="float">
            <text:p>13.64236</text:p>
          </table:table-cell>
          <table:table-cell office:value-type="float" office:value="12.25711" calcext:value-type="float">
            <text:p>12.25711</text:p>
          </table:table-cell>
          <table:table-cell office:value-type="float" office:value="12.04617" calcext:value-type="float">
            <text:p>12.04617</text:p>
          </table:table-cell>
          <table:table-cell office:value-type="float" office:value="11.06757" calcext:value-type="float">
            <text:p>11.06757</text:p>
          </table:table-cell>
          <table:table-cell office:value-type="float" office:value="10.92569" calcext:value-type="float">
            <text:p>10.92569</text:p>
          </table:table-cell>
          <table:table-cell office:value-type="float" office:value="10.28" calcext:value-type="float">
            <text:p>10.28</text:p>
          </table:table-cell>
          <table:table-cell office:value-type="float" office:value="10.17133" calcext:value-type="float">
            <text:p>10.17133</text:p>
          </table:table-cell>
          <table:table-cell office:value-type="float" office:value="9.942841" calcext:value-type="float">
            <text:p>9.942841</text:p>
          </table:table-cell>
          <table:table-cell office:value-type="float" office:value="9.848419" calcext:value-type="float">
            <text:p>9.848419</text:p>
          </table:table-cell>
          <table:table-cell office:value-type="float" office:value="49.41226" calcext:value-type="float">
            <text:p>49.41226</text:p>
          </table:table-cell>
          <table:table-cell office:value-type="float" office:value="14.91028" calcext:value-type="float">
            <text:p>14.910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15.88176" calcext:value-type="float">
            <text:p>15.88176</text:p>
          </table:table-cell>
          <table:table-cell office:value-type="float" office:value="22.73" calcext:value-type="float">
            <text:p>22.73</text:p>
          </table:table-cell>
          <table:table-cell office:value-type="float" office:value="14.04" calcext:value-type="float">
            <text:p>14.04</text:p>
          </table:table-cell>
          <table:table-cell office:value-type="float" office:value="1.582438" calcext:value-type="float">
            <text:p>1.582438</text:p>
          </table:table-cell>
          <table:table-cell office:value-type="float" office:value="1.274727" calcext:value-type="float">
            <text:p>1.274727</text:p>
          </table:table-cell>
          <table:table-cell office:value-type="float" office:value="345.816" calcext:value-type="float">
            <text:p>345.816</text:p>
          </table:table-cell>
          <table:table-cell office:value-type="float" office:value="0.1" calcext:value-type="float">
            <text:p>0.1</text:p>
          </table:table-cell>
          <table:table-cell office:value-type="float" office:value="32.08444" calcext:value-type="float">
            <text:p>32.08444</text:p>
          </table:table-cell>
          <table:table-cell office:value-type="float" office:value="19.73181" calcext:value-type="float">
            <text:p>19.73181</text:p>
          </table:table-cell>
          <table:table-cell office:value-type="float" office:value="27.5336" calcext:value-type="float">
            <text:p>27.5336</text:p>
          </table:table-cell>
          <table:table-cell office:value-type="float" office:value="21.96848" calcext:value-type="float">
            <text:p>21.96848</text:p>
          </table:table-cell>
          <table:table-cell office:value-type="float" office:value="25.76022" calcext:value-type="float">
            <text:p>25.76022</text:p>
          </table:table-cell>
          <table:table-cell office:value-type="float" office:value="22.72183" calcext:value-type="float">
            <text:p>22.72183</text:p>
          </table:table-cell>
          <table:table-cell office:value-type="float" office:value="25.27917" calcext:value-type="float">
            <text:p>25.27917</text:p>
          </table:table-cell>
          <table:table-cell office:value-type="float" office:value="22.93103" calcext:value-type="float">
            <text:p>22.93103</text:p>
          </table:table-cell>
          <table:table-cell office:value-type="float" office:value="24.8157" calcext:value-type="float">
            <text:p>24.8157</text:p>
          </table:table-cell>
          <table:table-cell office:value-type="float" office:value="22.83597" calcext:value-type="float">
            <text:p>22.83597</text:p>
          </table:table-cell>
          <table:table-cell office:value-type="float" office:value="23.98703" calcext:value-type="float">
            <text:p>23.98703</text:p>
          </table:table-cell>
          <table:table-cell office:value-type="float" office:value="22.47302" calcext:value-type="float">
            <text:p>22.47302</text:p>
          </table:table-cell>
          <table:table-cell office:value-type="float" office:value="22.65137" calcext:value-type="float">
            <text:p>22.65137</text:p>
          </table:table-cell>
          <table:table-cell office:value-type="float" office:value="21.71933" calcext:value-type="float">
            <text:p>21.71933</text:p>
          </table:table-cell>
          <table:table-cell office:value-type="float" office:value="20.44476" calcext:value-type="float">
            <text:p>20.44476</text:p>
          </table:table-cell>
          <table:table-cell office:value-type="float" office:value="20.27954" calcext:value-type="float">
            <text:p>20.27954</text:p>
          </table:table-cell>
          <table:table-cell office:value-type="float" office:value="17.35507" calcext:value-type="float">
            <text:p>17.35507</text:p>
          </table:table-cell>
          <table:table-cell office:value-type="float" office:value="16.96753" calcext:value-type="float">
            <text:p>16.96753</text:p>
          </table:table-cell>
          <table:table-cell office:value-type="float" office:value="14.31223" calcext:value-type="float">
            <text:p>14.31223</text:p>
          </table:table-cell>
          <table:table-cell office:value-type="float" office:value="13.97577" calcext:value-type="float">
            <text:p>13.97577</text:p>
          </table:table-cell>
          <table:table-cell office:value-type="float" office:value="12.48834" calcext:value-type="float">
            <text:p>12.48834</text:p>
          </table:table-cell>
          <table:table-cell office:value-type="float" office:value="12.25943" calcext:value-type="float">
            <text:p>12.25943</text:p>
          </table:table-cell>
          <table:table-cell office:value-type="float" office:value="11.22266" calcext:value-type="float">
            <text:p>11.22266</text:p>
          </table:table-cell>
          <table:table-cell office:value-type="float" office:value="11.06915" calcext:value-type="float">
            <text:p>11.06915</text:p>
          </table:table-cell>
          <table:table-cell office:value-type="float" office:value="10.39493" calcext:value-type="float">
            <text:p>10.39493</text:p>
          </table:table-cell>
          <table:table-cell office:value-type="float" office:value="10.28116" calcext:value-type="float">
            <text:p>10.28116</text:p>
          </table:table-cell>
          <table:table-cell office:value-type="float" office:value="10.04034" calcext:value-type="float">
            <text:p>10.04034</text:p>
          </table:table-cell>
          <table:table-cell office:value-type="float" office:value="9.943848" calcext:value-type="float">
            <text:p>9.943848</text:p>
          </table:table-cell>
          <table:table-cell office:value-type="float" office:value="44.50891" calcext:value-type="float">
            <text:p>44.50891</text:p>
          </table:table-cell>
          <table:table-cell office:value-type="float" office:value="12.86252" calcext:value-type="float">
            <text:p>12.862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2" calcext:value-type="float">
            <text:p>5062002</text:p>
          </table:table-cell>
          <table:table-cell office:value-type="float" office:value="27.49248" calcext:value-type="float">
            <text:p>27.49248</text:p>
          </table:table-cell>
          <table:table-cell office:value-type="float" office:value="26.66" calcext:value-type="float">
            <text:p>26.66</text:p>
          </table:table-cell>
          <table:table-cell office:value-type="float" office:value="12.19" calcext:value-type="float">
            <text:p>12.19</text:p>
          </table:table-cell>
          <table:table-cell office:value-type="float" office:value="1.410626" calcext:value-type="float">
            <text:p>1.410626</text:p>
          </table:table-cell>
          <table:table-cell office:value-type="float" office:value="0.9234444" calcext:value-type="float">
            <text:p>0.9234444</text:p>
          </table:table-cell>
          <table:table-cell office:value-type="float" office:value="218.124" calcext:value-type="float">
            <text:p>218.124</text:p>
          </table:table-cell>
          <table:table-cell office:value-type="float" office:value="0" calcext:value-type="float">
            <text:p>0</text:p>
          </table:table-cell>
          <table:table-cell office:value-type="float" office:value="35.2388" calcext:value-type="float">
            <text:p>35.2388</text:p>
          </table:table-cell>
          <table:table-cell office:value-type="float" office:value="18.27823" calcext:value-type="float">
            <text:p>18.27823</text:p>
          </table:table-cell>
          <table:table-cell office:value-type="float" office:value="29.66971" calcext:value-type="float">
            <text:p>29.66971</text:p>
          </table:table-cell>
          <table:table-cell office:value-type="float" office:value="20.39786" calcext:value-type="float">
            <text:p>20.39786</text:p>
          </table:table-cell>
          <table:table-cell office:value-type="float" office:value="27.20569" calcext:value-type="float">
            <text:p>27.20569</text:p>
          </table:table-cell>
          <table:table-cell office:value-type="float" office:value="21.20679" calcext:value-type="float">
            <text:p>21.20679</text:p>
          </table:table-cell>
          <table:table-cell office:value-type="float" office:value="25.28494" calcext:value-type="float">
            <text:p>25.28494</text:p>
          </table:table-cell>
          <table:table-cell office:value-type="float" office:value="21.61798" calcext:value-type="float">
            <text:p>21.61798</text:p>
          </table:table-cell>
          <table:table-cell office:value-type="float" office:value="24.07492" calcext:value-type="float">
            <text:p>24.07492</text:p>
          </table:table-cell>
          <table:table-cell office:value-type="float" office:value="21.70273" calcext:value-type="float">
            <text:p>21.70273</text:p>
          </table:table-cell>
          <table:table-cell office:value-type="float" office:value="22.82263" calcext:value-type="float">
            <text:p>22.82263</text:p>
          </table:table-cell>
          <table:table-cell office:value-type="float" office:value="21.59659" calcext:value-type="float">
            <text:p>21.59659</text:p>
          </table:table-cell>
          <table:table-cell office:value-type="float" office:value="21.78448" calcext:value-type="float">
            <text:p>21.78448</text:p>
          </table:table-cell>
          <table:table-cell office:value-type="float" office:value="21.09088" calcext:value-type="float">
            <text:p>21.09088</text:p>
          </table:table-cell>
          <table:table-cell office:value-type="float" office:value="20.2785" calcext:value-type="float">
            <text:p>20.2785</text:p>
          </table:table-cell>
          <table:table-cell office:value-type="float" office:value="20.02716" calcext:value-type="float">
            <text:p>20.02716</text:p>
          </table:table-cell>
          <table:table-cell office:value-type="float" office:value="17.52872" calcext:value-type="float">
            <text:p>17.52872</text:p>
          </table:table-cell>
          <table:table-cell office:value-type="float" office:value="17.35785" calcext:value-type="float">
            <text:p>17.35785</text:p>
          </table:table-cell>
          <table:table-cell office:value-type="float" office:value="14.61102" calcext:value-type="float">
            <text:p>14.61102</text:p>
          </table:table-cell>
          <table:table-cell office:value-type="float" office:value="14.31555" calcext:value-type="float">
            <text:p>14.31555</text:p>
          </table:table-cell>
          <table:table-cell office:value-type="float" office:value="12.72467" calcext:value-type="float">
            <text:p>12.72467</text:p>
          </table:table-cell>
          <table:table-cell office:value-type="float" office:value="12.49081" calcext:value-type="float">
            <text:p>12.49081</text:p>
          </table:table-cell>
          <table:table-cell office:value-type="float" office:value="11.38889" calcext:value-type="float">
            <text:p>11.38889</text:p>
          </table:table-cell>
          <table:table-cell office:value-type="float" office:value="11.22437" calcext:value-type="float">
            <text:p>11.22437</text:p>
          </table:table-cell>
          <table:table-cell office:value-type="float" office:value="10.51627" calcext:value-type="float">
            <text:p>10.51627</text:p>
          </table:table-cell>
          <table:table-cell office:value-type="float" office:value="10.39615" calcext:value-type="float">
            <text:p>10.39615</text:p>
          </table:table-cell>
          <table:table-cell office:value-type="float" office:value="10.14136" calcext:value-type="float">
            <text:p>10.14136</text:p>
          </table:table-cell>
          <table:table-cell office:value-type="float" office:value="10.04135" calcext:value-type="float">
            <text:p>10.04135</text:p>
          </table:table-cell>
          <table:table-cell office:value-type="float" office:value="48.24475" calcext:value-type="float">
            <text:p>48.24475</text:p>
          </table:table-cell>
          <table:table-cell office:value-type="float" office:value="11.20599" calcext:value-type="float">
            <text:p>11.205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2" calcext:value-type="float">
            <text:p>6062002</text:p>
          </table:table-cell>
          <table:table-cell office:value-type="float" office:value="28.89197" calcext:value-type="float">
            <text:p>28.89197</text:p>
          </table:table-cell>
          <table:table-cell office:value-type="float" office:value="30.95" calcext:value-type="float">
            <text:p>30.95</text:p>
          </table:table-cell>
          <table:table-cell office:value-type="float" office:value="13.02" calcext:value-type="float">
            <text:p>13.02</text:p>
          </table:table-cell>
          <table:table-cell office:value-type="float" office:value="1.439166" calcext:value-type="float">
            <text:p>1.439166</text:p>
          </table:table-cell>
          <table:table-cell office:value-type="float" office:value="1.024254" calcext:value-type="float">
            <text:p>1.024254</text:p>
          </table:table-cell>
          <table:table-cell office:value-type="float" office:value="411.84" calcext:value-type="float">
            <text:p>411.84</text:p>
          </table:table-cell>
          <table:table-cell office:value-type="float" office:value="0" calcext:value-type="float">
            <text:p>0</text:p>
          </table:table-cell>
          <table:table-cell office:value-type="float" office:value="38.23956" calcext:value-type="float">
            <text:p>38.23956</text:p>
          </table:table-cell>
          <table:table-cell office:value-type="float" office:value="19.42908" calcext:value-type="float">
            <text:p>19.42908</text:p>
          </table:table-cell>
          <table:table-cell office:value-type="float" office:value="31.93536" calcext:value-type="float">
            <text:p>31.93536</text:p>
          </table:table-cell>
          <table:table-cell office:value-type="float" office:value="21.32935" calcext:value-type="float">
            <text:p>21.32935</text:p>
          </table:table-cell>
          <table:table-cell office:value-type="float" office:value="28.97485" calcext:value-type="float">
            <text:p>28.97485</text:p>
          </table:table-cell>
          <table:table-cell office:value-type="float" office:value="22.01379" calcext:value-type="float">
            <text:p>22.01379</text:p>
          </table:table-cell>
          <table:table-cell office:value-type="float" office:value="26.57321" calcext:value-type="float">
            <text:p>26.57321</text:p>
          </table:table-cell>
          <table:table-cell office:value-type="float" office:value="22.26215" calcext:value-type="float">
            <text:p>22.26215</text:p>
          </table:table-cell>
          <table:table-cell office:value-type="float" office:value="25.07159" calcext:value-type="float">
            <text:p>25.07159</text:p>
          </table:table-cell>
          <table:table-cell office:value-type="float" office:value="22.2067" calcext:value-type="float">
            <text:p>22.2067</text:p>
          </table:table-cell>
          <table:table-cell office:value-type="float" office:value="23.56223" calcext:value-type="float">
            <text:p>23.56223</text:p>
          </table:table-cell>
          <table:table-cell office:value-type="float" office:value="21.93973" calcext:value-type="float">
            <text:p>21.93973</text:p>
          </table:table-cell>
          <table:table-cell office:value-type="float" office:value="22.22064" calcext:value-type="float">
            <text:p>22.22064</text:p>
          </table:table-cell>
          <table:table-cell office:value-type="float" office:value="21.29535" calcext:value-type="float">
            <text:p>21.29535</text:p>
          </table:table-cell>
          <table:table-cell office:value-type="float" office:value="20.22913" calcext:value-type="float">
            <text:p>20.22913</text:p>
          </table:table-cell>
          <table:table-cell office:value-type="float" office:value="20.0708" calcext:value-type="float">
            <text:p>20.0708</text:p>
          </table:table-cell>
          <table:table-cell office:value-type="float" office:value="17.67151" calcext:value-type="float">
            <text:p>17.67151</text:p>
          </table:table-cell>
          <table:table-cell office:value-type="float" office:value="17.53012" calcext:value-type="float">
            <text:p>17.53012</text:p>
          </table:table-cell>
          <table:table-cell office:value-type="float" office:value="14.85974" calcext:value-type="float">
            <text:p>14.85974</text:p>
          </table:table-cell>
          <table:table-cell office:value-type="float" office:value="14.61383" calcext:value-type="float">
            <text:p>14.61383</text:p>
          </table:table-cell>
          <table:table-cell office:value-type="float" office:value="12.95096" calcext:value-type="float">
            <text:p>12.95096</text:p>
          </table:table-cell>
          <table:table-cell office:value-type="float" office:value="12.72708" calcext:value-type="float">
            <text:p>12.72708</text:p>
          </table:table-cell>
          <table:table-cell office:value-type="float" office:value="11.56274" calcext:value-type="float">
            <text:p>11.56274</text:p>
          </table:table-cell>
          <table:table-cell office:value-type="float" office:value="11.39066" calcext:value-type="float">
            <text:p>11.39066</text:p>
          </table:table-cell>
          <table:table-cell office:value-type="float" office:value="10.64365" calcext:value-type="float">
            <text:p>10.64365</text:p>
          </table:table-cell>
          <table:table-cell office:value-type="float" office:value="10.51758" calcext:value-type="float">
            <text:p>10.51758</text:p>
          </table:table-cell>
          <table:table-cell office:value-type="float" office:value="10.246" calcext:value-type="float">
            <text:p>10.246</text:p>
          </table:table-cell>
          <table:table-cell office:value-type="float" office:value="10.14243" calcext:value-type="float">
            <text:p>10.14243</text:p>
          </table:table-cell>
          <table:table-cell office:value-type="float" office:value="55.67944" calcext:value-type="float">
            <text:p>55.67944</text:p>
          </table:table-cell>
          <table:table-cell office:value-type="float" office:value="12.30844" calcext:value-type="float">
            <text:p>12.308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2" calcext:value-type="float">
            <text:p>7062002</text:p>
          </table:table-cell>
          <table:table-cell office:value-type="float" office:value="29.00504" calcext:value-type="float">
            <text:p>29.00504</text:p>
          </table:table-cell>
          <table:table-cell office:value-type="float" office:value="32.72" calcext:value-type="float">
            <text:p>32.72</text:p>
          </table:table-cell>
          <table:table-cell office:value-type="float" office:value="17.15" calcext:value-type="float">
            <text:p>17.15</text:p>
          </table:table-cell>
          <table:table-cell office:value-type="float" office:value="1.783998" calcext:value-type="float">
            <text:p>1.783998</text:p>
          </table:table-cell>
          <table:table-cell office:value-type="float" office:value="1.08254" calcext:value-type="float">
            <text:p>1.08254</text:p>
          </table:table-cell>
          <table:table-cell office:value-type="float" office:value="535.0681" calcext:value-type="float">
            <text:p>535.0681</text:p>
          </table:table-cell>
          <table:table-cell office:value-type="float" office:value="0" calcext:value-type="float">
            <text:p>0</text:p>
          </table:table-cell>
          <table:table-cell office:value-type="float" office:value="39.68579" calcext:value-type="float">
            <text:p>39.68579</text:p>
          </table:table-cell>
          <table:table-cell office:value-type="float" office:value="22.05249" calcext:value-type="float">
            <text:p>22.05249</text:p>
          </table:table-cell>
          <table:table-cell office:value-type="float" office:value="33.3811" calcext:value-type="float">
            <text:p>33.3811</text:p>
          </table:table-cell>
          <table:table-cell office:value-type="float" office:value="23.47949" calcext:value-type="float">
            <text:p>23.47949</text:p>
          </table:table-cell>
          <table:table-cell office:value-type="float" office:value="30.32941" calcext:value-type="float">
            <text:p>30.32941</text:p>
          </table:table-cell>
          <table:table-cell office:value-type="float" office:value="23.81305" calcext:value-type="float">
            <text:p>23.81305</text:p>
          </table:table-cell>
          <table:table-cell office:value-type="float" office:value="27.77536" calcext:value-type="float">
            <text:p>27.77536</text:p>
          </table:table-cell>
          <table:table-cell office:value-type="float" office:value="23.72452" calcext:value-type="float">
            <text:p>23.72452</text:p>
          </table:table-cell>
          <table:table-cell office:value-type="float" office:value="26.14667" calcext:value-type="float">
            <text:p>26.14667</text:p>
          </table:table-cell>
          <table:table-cell office:value-type="float" office:value="23.42599" calcext:value-type="float">
            <text:p>23.42599</text:p>
          </table:table-cell>
          <table:table-cell office:value-type="float" office:value="24.47479" calcext:value-type="float">
            <text:p>24.47479</text:p>
          </table:table-cell>
          <table:table-cell office:value-type="float" office:value="22.88858" calcext:value-type="float">
            <text:p>22.88858</text:p>
          </table:table-cell>
          <table:table-cell office:value-type="float" office:value="22.96323" calcext:value-type="float">
            <text:p>22.96323</text:p>
          </table:table-cell>
          <table:table-cell office:value-type="float" office:value="21.99634" calcext:value-type="float">
            <text:p>21.99634</text:p>
          </table:table-cell>
          <table:table-cell office:value-type="float" office:value="20.68921" calcext:value-type="float">
            <text:p>20.68921</text:p>
          </table:table-cell>
          <table:table-cell office:value-type="float" office:value="20.23611" calcext:value-type="float">
            <text:p>20.23611</text:p>
          </table:table-cell>
          <table:table-cell office:value-type="float" office:value="17.89978" calcext:value-type="float">
            <text:p>17.89978</text:p>
          </table:table-cell>
          <table:table-cell office:value-type="float" office:value="17.67337" calcext:value-type="float">
            <text:p>17.67337</text:p>
          </table:table-cell>
          <table:table-cell office:value-type="float" office:value="15.08728" calcext:value-type="float">
            <text:p>15.08728</text:p>
          </table:table-cell>
          <table:table-cell office:value-type="float" office:value="14.86212" calcext:value-type="float">
            <text:p>14.86212</text:p>
          </table:table-cell>
          <table:table-cell office:value-type="float" office:value="13.16415" calcext:value-type="float">
            <text:p>13.16415</text:p>
          </table:table-cell>
          <table:table-cell office:value-type="float" office:value="12.95325" calcext:value-type="float">
            <text:p>12.95325</text:p>
          </table:table-cell>
          <table:table-cell office:value-type="float" office:value="11.73795" calcext:value-type="float">
            <text:p>11.73795</text:p>
          </table:table-cell>
          <table:table-cell office:value-type="float" office:value="11.56458" calcext:value-type="float">
            <text:p>11.56458</text:p>
          </table:table-cell>
          <table:table-cell office:value-type="float" office:value="10.77637" calcext:value-type="float">
            <text:p>10.77637</text:p>
          </table:table-cell>
          <table:table-cell office:value-type="float" office:value="10.64499" calcext:value-type="float">
            <text:p>10.64499</text:p>
          </table:table-cell>
          <table:table-cell office:value-type="float" office:value="10.35504" calcext:value-type="float">
            <text:p>10.35504</text:p>
          </table:table-cell>
          <table:table-cell office:value-type="float" office:value="10.24713" calcext:value-type="float">
            <text:p>10.24713</text:p>
          </table:table-cell>
          <table:table-cell office:value-type="float" office:value="57.30984" calcext:value-type="float">
            <text:p>57.30984</text:p>
          </table:table-cell>
          <table:table-cell office:value-type="float" office:value="16.42389" calcext:value-type="float">
            <text:p>16.423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2" calcext:value-type="float">
            <text:p>8062002</text:p>
          </table:table-cell>
          <table:table-cell office:value-type="float" office:value="26.85312" calcext:value-type="float">
            <text:p>26.85312</text:p>
          </table:table-cell>
          <table:table-cell office:value-type="float" office:value="32.54" calcext:value-type="float">
            <text:p>32.54</text:p>
          </table:table-cell>
          <table:table-cell office:value-type="float" office:value="19.5" calcext:value-type="float">
            <text:p>19.5</text:p>
          </table:table-cell>
          <table:table-cell office:value-type="float" office:value="2.125807" calcext:value-type="float">
            <text:p>2.125807</text:p>
          </table:table-cell>
          <table:table-cell office:value-type="float" office:value="1.446495" calcext:value-type="float">
            <text:p>1.446495</text:p>
          </table:table-cell>
          <table:table-cell office:value-type="float" office:value="534.2401" calcext:value-type="float">
            <text:p>534.2401</text:p>
          </table:table-cell>
          <table:table-cell office:value-type="float" office:value="0" calcext:value-type="float">
            <text:p>0</text:p>
          </table:table-cell>
          <table:table-cell office:value-type="float" office:value="39.03751" calcext:value-type="float">
            <text:p>39.03751</text:p>
          </table:table-cell>
          <table:table-cell office:value-type="float" office:value="23.8584" calcext:value-type="float">
            <text:p>23.8584</text:p>
          </table:table-cell>
          <table:table-cell office:value-type="float" office:value="33.41266" calcext:value-type="float">
            <text:p>33.41266</text:p>
          </table:table-cell>
          <table:table-cell office:value-type="float" office:value="24.97693" calcext:value-type="float">
            <text:p>24.97693</text:p>
          </table:table-cell>
          <table:table-cell office:value-type="float" office:value="30.68756" calcext:value-type="float">
            <text:p>30.68756</text:p>
          </table:table-cell>
          <table:table-cell office:value-type="float" office:value="25.12357" calcext:value-type="float">
            <text:p>25.12357</text:p>
          </table:table-cell>
          <table:table-cell office:value-type="float" office:value="28.34619" calcext:value-type="float">
            <text:p>28.34619</text:p>
          </table:table-cell>
          <table:table-cell office:value-type="float" office:value="24.86237" calcext:value-type="float">
            <text:p>24.86237</text:p>
          </table:table-cell>
          <table:table-cell office:value-type="float" office:value="26.79282" calcext:value-type="float">
            <text:p>26.79282</text:p>
          </table:table-cell>
          <table:table-cell office:value-type="float" office:value="24.45312" calcext:value-type="float">
            <text:p>24.45312</text:p>
          </table:table-cell>
          <table:table-cell office:value-type="float" office:value="25.13556" calcext:value-type="float">
            <text:p>25.13556</text:p>
          </table:table-cell>
          <table:table-cell office:value-type="float" office:value="23.7807" calcext:value-type="float">
            <text:p>23.7807</text:p>
          </table:table-cell>
          <table:table-cell office:value-type="float" office:value="23.58099" calcext:value-type="float">
            <text:p>23.58099</text:p>
          </table:table-cell>
          <table:table-cell office:value-type="float" office:value="22.7453" calcext:value-type="float">
            <text:p>22.7453</text:p>
          </table:table-cell>
          <table:table-cell office:value-type="float" office:value="21.22333" calcext:value-type="float">
            <text:p>21.22333</text:p>
          </table:table-cell>
          <table:table-cell office:value-type="float" office:value="20.69803" calcext:value-type="float">
            <text:p>20.69803</text:p>
          </table:table-cell>
          <table:table-cell office:value-type="float" office:value="18.22021" calcext:value-type="float">
            <text:p>18.22021</text:p>
          </table:table-cell>
          <table:table-cell office:value-type="float" office:value="17.90274" calcext:value-type="float">
            <text:p>17.90274</text:p>
          </table:table-cell>
          <table:table-cell office:value-type="float" office:value="15.32202" calcext:value-type="float">
            <text:p>15.32202</text:p>
          </table:table-cell>
          <table:table-cell office:value-type="float" office:value="15.08963" calcext:value-type="float">
            <text:p>15.08963</text:p>
          </table:table-cell>
          <table:table-cell office:value-type="float" office:value="13.37064" calcext:value-type="float">
            <text:p>13.37064</text:p>
          </table:table-cell>
          <table:table-cell office:value-type="float" office:value="13.16632" calcext:value-type="float">
            <text:p>13.16632</text:p>
          </table:table-cell>
          <table:table-cell office:value-type="float" office:value="11.91177" calcext:value-type="float">
            <text:p>11.91177</text:p>
          </table:table-cell>
          <table:table-cell office:value-type="float" office:value="11.73978" calcext:value-type="float">
            <text:p>11.73978</text:p>
          </table:table-cell>
          <table:table-cell office:value-type="float" office:value="10.9133" calcext:value-type="float">
            <text:p>10.9133</text:p>
          </table:table-cell>
          <table:table-cell office:value-type="float" office:value="10.77777" calcext:value-type="float">
            <text:p>10.77777</text:p>
          </table:table-cell>
          <table:table-cell office:value-type="float" office:value="10.46863" calcext:value-type="float">
            <text:p>10.46863</text:p>
          </table:table-cell>
          <table:table-cell office:value-type="float" office:value="10.3562" calcext:value-type="float">
            <text:p>10.3562</text:p>
          </table:table-cell>
          <table:table-cell office:value-type="float" office:value="53.82468" calcext:value-type="float">
            <text:p>53.82468</text:p>
          </table:table-cell>
          <table:table-cell office:value-type="float" office:value="19.18002" calcext:value-type="float">
            <text:p>19.180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2" calcext:value-type="float">
            <text:p>9062002</text:p>
          </table:table-cell>
          <table:table-cell office:value-type="float" office:value="18.91548" calcext:value-type="float">
            <text:p>18.91548</text:p>
          </table:table-cell>
          <table:table-cell office:value-type="float" office:value="32.01" calcext:value-type="float">
            <text:p>32.01</text:p>
          </table:table-cell>
          <table:table-cell office:value-type="float" office:value="22.43" calcext:value-type="float">
            <text:p>22.43</text:p>
          </table:table-cell>
          <table:table-cell office:value-type="float" office:value="2.242386" calcext:value-type="float">
            <text:p>2.242386</text:p>
          </table:table-cell>
          <table:table-cell office:value-type="float" office:value="1.732863" calcext:value-type="float">
            <text:p>1.732863</text:p>
          </table:table-cell>
          <table:table-cell office:value-type="float" office:value="639.3961" calcext:value-type="float">
            <text:p>639.3961</text:p>
          </table:table-cell>
          <table:table-cell office:value-type="float" office:value="0" calcext:value-type="float">
            <text:p>0</text:p>
          </table:table-cell>
          <table:table-cell office:value-type="float" office:value="36.80701" calcext:value-type="float">
            <text:p>36.80701</text:p>
          </table:table-cell>
          <table:table-cell office:value-type="float" office:value="25.30927" calcext:value-type="float">
            <text:p>25.30927</text:p>
          </table:table-cell>
          <table:table-cell office:value-type="float" office:value="32.19009" calcext:value-type="float">
            <text:p>32.19009</text:p>
          </table:table-cell>
          <table:table-cell office:value-type="float" office:value="26.13934" calcext:value-type="float">
            <text:p>26.13934</text:p>
          </table:table-cell>
          <table:table-cell office:value-type="float" office:value="29.91696" calcext:value-type="float">
            <text:p>29.91696</text:p>
          </table:table-cell>
          <table:table-cell office:value-type="float" office:value="26.1246" calcext:value-type="float">
            <text:p>26.1246</text:p>
          </table:table-cell>
          <table:table-cell office:value-type="float" office:value="27.95612" calcext:value-type="float">
            <text:p>27.95612</text:p>
          </table:table-cell>
          <table:table-cell office:value-type="float" office:value="25.63901" calcext:value-type="float">
            <text:p>25.63901</text:p>
          </table:table-cell>
          <table:table-cell office:value-type="float" office:value="26.63913" calcext:value-type="float">
            <text:p>26.63913</text:p>
          </table:table-cell>
          <table:table-cell office:value-type="float" office:value="25.13354" calcext:value-type="float">
            <text:p>25.13354</text:p>
          </table:table-cell>
          <table:table-cell office:value-type="float" office:value="25.18701" calcext:value-type="float">
            <text:p>25.18701</text:p>
          </table:table-cell>
          <table:table-cell office:value-type="float" office:value="24.38556" calcext:value-type="float">
            <text:p>24.38556</text:p>
          </table:table-cell>
          <table:table-cell office:value-type="float" office:value="23.80133" calcext:value-type="float">
            <text:p>23.80133</text:p>
          </table:table-cell>
          <table:table-cell office:value-type="float" office:value="23.32135" calcext:value-type="float">
            <text:p>23.32135</text:p>
          </table:table-cell>
          <table:table-cell office:value-type="float" office:value="21.65192" calcext:value-type="float">
            <text:p>21.65192</text:p>
          </table:table-cell>
          <table:table-cell office:value-type="float" office:value="21.23178" calcext:value-type="float">
            <text:p>21.23178</text:p>
          </table:table-cell>
          <table:table-cell office:value-type="float" office:value="18.57886" calcext:value-type="float">
            <text:p>18.57886</text:p>
          </table:table-cell>
          <table:table-cell office:value-type="float" office:value="18.22385" calcext:value-type="float">
            <text:p>18.22385</text:p>
          </table:table-cell>
          <table:table-cell office:value-type="float" office:value="15.57455" calcext:value-type="float">
            <text:p>15.57455</text:p>
          </table:table-cell>
          <table:table-cell office:value-type="float" office:value="15.32458" calcext:value-type="float">
            <text:p>15.32458</text:p>
          </table:table-cell>
          <table:table-cell office:value-type="float" office:value="13.57809" calcext:value-type="float">
            <text:p>13.57809</text:p>
          </table:table-cell>
          <table:table-cell office:value-type="float" office:value="13.37277" calcext:value-type="float">
            <text:p>13.37277</text:p>
          </table:table-cell>
          <table:table-cell office:value-type="float" office:value="12.08554" calcext:value-type="float">
            <text:p>12.08554</text:p>
          </table:table-cell>
          <table:table-cell office:value-type="float" office:value="11.91357" calcext:value-type="float">
            <text:p>11.91357</text:p>
          </table:table-cell>
          <table:table-cell office:value-type="float" office:value="11.05283" calcext:value-type="float">
            <text:p>11.05283</text:p>
          </table:table-cell>
          <table:table-cell office:value-type="float" office:value="10.91476" calcext:value-type="float">
            <text:p>10.91476</text:p>
          </table:table-cell>
          <table:table-cell office:value-type="float" office:value="10.58521" calcext:value-type="float">
            <text:p>10.58521</text:p>
          </table:table-cell>
          <table:table-cell office:value-type="float" office:value="10.46982" calcext:value-type="float">
            <text:p>10.46982</text:p>
          </table:table-cell>
          <table:table-cell office:value-type="float" office:value="52.28857" calcext:value-type="float">
            <text:p>52.28857</text:p>
          </table:table-cell>
          <table:table-cell office:value-type="float" office:value="21.71338" calcext:value-type="float">
            <text:p>21.713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2" calcext:value-type="float">
            <text:p>10062002</text:p>
          </table:table-cell>
          <table:table-cell office:value-type="float" office:value="12.06792" calcext:value-type="float">
            <text:p>12.06792</text:p>
          </table:table-cell>
          <table:table-cell office:value-type="float" office:value="31.03" calcext:value-type="float">
            <text:p>31.03</text:p>
          </table:table-cell>
          <table:table-cell office:value-type="float" office:value="20.32" calcext:value-type="float">
            <text:p>20.32</text:p>
          </table:table-cell>
          <table:table-cell office:value-type="float" office:value="2.44607" calcext:value-type="float">
            <text:p>2.44607</text:p>
          </table:table-cell>
          <table:table-cell office:value-type="float" office:value="1.972012" calcext:value-type="float">
            <text:p>1.972012</text:p>
          </table:table-cell>
          <table:table-cell office:value-type="float" office:value="516.672" calcext:value-type="float">
            <text:p>516.672</text:p>
          </table:table-cell>
          <table:table-cell office:value-type="float" office:value="7.8" calcext:value-type="float">
            <text:p>7.8</text:p>
          </table:table-cell>
          <table:table-cell office:value-type="float" office:value="34.42523" calcext:value-type="float">
            <text:p>34.42523</text:p>
          </table:table-cell>
          <table:table-cell office:value-type="float" office:value="21.99005" calcext:value-type="float">
            <text:p>21.99005</text:p>
          </table:table-cell>
          <table:table-cell office:value-type="float" office:value="29.961" calcext:value-type="float">
            <text:p>29.961</text:p>
          </table:table-cell>
          <table:table-cell office:value-type="float" office:value="23.57175" calcext:value-type="float">
            <text:p>23.57175</text:p>
          </table:table-cell>
          <table:table-cell office:value-type="float" office:value="28.23288" calcext:value-type="float">
            <text:p>28.23288</text:p>
          </table:table-cell>
          <table:table-cell office:value-type="float" office:value="24.88992" calcext:value-type="float">
            <text:p>24.88992</text:p>
          </table:table-cell>
          <table:table-cell office:value-type="float" office:value="26.89413" calcext:value-type="float">
            <text:p>26.89413</text:p>
          </table:table-cell>
          <table:table-cell office:value-type="float" office:value="25.45987" calcext:value-type="float">
            <text:p>25.45987</text:p>
          </table:table-cell>
          <table:table-cell office:value-type="float" office:value="26.19791" calcext:value-type="float">
            <text:p>26.19791</text:p>
          </table:table-cell>
          <table:table-cell office:value-type="float" office:value="25.07831" calcext:value-type="float">
            <text:p>25.07831</text:p>
          </table:table-cell>
          <table:table-cell office:value-type="float" office:value="25.16171" calcext:value-type="float">
            <text:p>25.16171</text:p>
          </table:table-cell>
          <table:table-cell office:value-type="float" office:value="24.40396" calcext:value-type="float">
            <text:p>24.40396</text:p>
          </table:table-cell>
          <table:table-cell office:value-type="float" office:value="23.81531" calcext:value-type="float">
            <text:p>23.81531</text:p>
          </table:table-cell>
          <table:table-cell office:value-type="float" office:value="23.44168" calcext:value-type="float">
            <text:p>23.44168</text:p>
          </table:table-cell>
          <table:table-cell office:value-type="float" office:value="21.84711" calcext:value-type="float">
            <text:p>21.84711</text:p>
          </table:table-cell>
          <table:table-cell office:value-type="float" office:value="21.65741" calcext:value-type="float">
            <text:p>21.65741</text:p>
          </table:table-cell>
          <table:table-cell office:value-type="float" office:value="18.89365" calcext:value-type="float">
            <text:p>18.89365</text:p>
          </table:table-cell>
          <table:table-cell office:value-type="float" office:value="18.58249" calcext:value-type="float">
            <text:p>18.58249</text:p>
          </table:table-cell>
          <table:table-cell office:value-type="float" office:value="15.83569" calcext:value-type="float">
            <text:p>15.83569</text:p>
          </table:table-cell>
          <table:table-cell office:value-type="float" office:value="15.57727" calcext:value-type="float">
            <text:p>15.57727</text:p>
          </table:table-cell>
          <table:table-cell office:value-type="float" office:value="13.79102" calcext:value-type="float">
            <text:p>13.79102</text:p>
          </table:table-cell>
          <table:table-cell office:value-type="float" office:value="13.58029" calcext:value-type="float">
            <text:p>13.58029</text:p>
          </table:table-cell>
          <table:table-cell office:value-type="float" office:value="12.26135" calcext:value-type="float">
            <text:p>12.26135</text:p>
          </table:table-cell>
          <table:table-cell office:value-type="float" office:value="12.08737" calcext:value-type="float">
            <text:p>12.08737</text:p>
          </table:table-cell>
          <table:table-cell office:value-type="float" office:value="11.1947" calcext:value-type="float">
            <text:p>11.1947</text:p>
          </table:table-cell>
          <table:table-cell office:value-type="float" office:value="11.05429" calcext:value-type="float">
            <text:p>11.05429</text:p>
          </table:table-cell>
          <table:table-cell office:value-type="float" office:value="10.70587" calcext:value-type="float">
            <text:p>10.70587</text:p>
          </table:table-cell>
          <table:table-cell office:value-type="float" office:value="10.58646" calcext:value-type="float">
            <text:p>10.58646</text:p>
          </table:table-cell>
          <table:table-cell office:value-type="float" office:value="46.88824" calcext:value-type="float">
            <text:p>46.88824</text:p>
          </table:table-cell>
          <table:table-cell office:value-type="float" office:value="19.24707" calcext:value-type="float">
            <text:p>19.247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2" calcext:value-type="float">
            <text:p>11062002</text:p>
          </table:table-cell>
          <table:table-cell office:value-type="float" office:value="17.03592" calcext:value-type="float">
            <text:p>17.03592</text:p>
          </table:table-cell>
          <table:table-cell office:value-type="float" office:value="31.03" calcext:value-type="float">
            <text:p>31.03</text:p>
          </table:table-cell>
          <table:table-cell office:value-type="float" office:value="20.2543" calcext:value-type="float">
            <text:p>20.2543</text:p>
          </table:table-cell>
          <table:table-cell office:value-type="float" office:value="2.903812" calcext:value-type="float">
            <text:p>2.903812</text:p>
          </table:table-cell>
          <table:table-cell office:value-type="float" office:value="1.942398" calcext:value-type="float">
            <text:p>1.942398</text:p>
          </table:table-cell>
          <table:table-cell office:value-type="float" office:value="500.328" calcext:value-type="float">
            <text:p>500.328</text:p>
          </table:table-cell>
          <table:table-cell office:value-type="float" office:value="1.5" calcext:value-type="float">
            <text:p>1.5</text:p>
          </table:table-cell>
          <table:table-cell office:value-type="float" office:value="31.86261" calcext:value-type="float">
            <text:p>31.86261</text:p>
          </table:table-cell>
          <table:table-cell office:value-type="float" office:value="22.12006" calcext:value-type="float">
            <text:p>22.12006</text:p>
          </table:table-cell>
          <table:table-cell office:value-type="float" office:value="29.17532" calcext:value-type="float">
            <text:p>29.17532</text:p>
          </table:table-cell>
          <table:table-cell office:value-type="float" office:value="23.06119" calcext:value-type="float">
            <text:p>23.06119</text:p>
          </table:table-cell>
          <table:table-cell office:value-type="float" office:value="27.35852" calcext:value-type="float">
            <text:p>27.35852</text:p>
          </table:table-cell>
          <table:table-cell office:value-type="float" office:value="23.54248" calcext:value-type="float">
            <text:p>23.54248</text:p>
          </table:table-cell>
          <table:table-cell office:value-type="float" office:value="26.00812" calcext:value-type="float">
            <text:p>26.00812</text:p>
          </table:table-cell>
          <table:table-cell office:value-type="float" office:value="23.75998" calcext:value-type="float">
            <text:p>23.75998</text:p>
          </table:table-cell>
          <table:table-cell office:value-type="float" office:value="25.19638" calcext:value-type="float">
            <text:p>25.19638</text:p>
          </table:table-cell>
          <table:table-cell office:value-type="float" office:value="23.74265" calcext:value-type="float">
            <text:p>23.74265</text:p>
          </table:table-cell>
          <table:table-cell office:value-type="float" office:value="24.68988" calcext:value-type="float">
            <text:p>24.68988</text:p>
          </table:table-cell>
          <table:table-cell office:value-type="float" office:value="23.51138" calcext:value-type="float">
            <text:p>23.51138</text:p>
          </table:table-cell>
          <table:table-cell office:value-type="float" office:value="23.65228" calcext:value-type="float">
            <text:p>23.65228</text:p>
          </table:table-cell>
          <table:table-cell office:value-type="float" office:value="22.89615" calcext:value-type="float">
            <text:p>22.89615</text:p>
          </table:table-cell>
          <table:table-cell office:value-type="float" office:value="21.86725" calcext:value-type="float">
            <text:p>21.86725</text:p>
          </table:table-cell>
          <table:table-cell office:value-type="float" office:value="21.69003" calcext:value-type="float">
            <text:p>21.69003</text:p>
          </table:table-cell>
          <table:table-cell office:value-type="float" office:value="19.0874" calcext:value-type="float">
            <text:p>19.0874</text:p>
          </table:table-cell>
          <table:table-cell office:value-type="float" office:value="18.89645" calcext:value-type="float">
            <text:p>18.89645</text:p>
          </table:table-cell>
          <table:table-cell office:value-type="float" office:value="16.08414" calcext:value-type="float">
            <text:p>16.08414</text:p>
          </table:table-cell>
          <table:table-cell office:value-type="float" office:value="15.83838" calcext:value-type="float">
            <text:p>15.83838</text:p>
          </table:table-cell>
          <table:table-cell office:value-type="float" office:value="14.0058" calcext:value-type="float">
            <text:p>14.0058</text:p>
          </table:table-cell>
          <table:table-cell office:value-type="float" office:value="13.79327" calcext:value-type="float">
            <text:p>13.79327</text:p>
          </table:table-cell>
          <table:table-cell office:value-type="float" office:value="12.43896" calcext:value-type="float">
            <text:p>12.43896</text:p>
          </table:table-cell>
          <table:table-cell office:value-type="float" office:value="12.26321" calcext:value-type="float">
            <text:p>12.26321</text:p>
          </table:table-cell>
          <table:table-cell office:value-type="float" office:value="11.34003" calcext:value-type="float">
            <text:p>11.34003</text:p>
          </table:table-cell>
          <table:table-cell office:value-type="float" office:value="11.19623" calcext:value-type="float">
            <text:p>11.19623</text:p>
          </table:table-cell>
          <table:table-cell office:value-type="float" office:value="10.83026" calcext:value-type="float">
            <text:p>10.83026</text:p>
          </table:table-cell>
          <table:table-cell office:value-type="float" office:value="10.70715" calcext:value-type="float">
            <text:p>10.70715</text:p>
          </table:table-cell>
          <table:table-cell office:value-type="float" office:value="34.29706" calcext:value-type="float">
            <text:p>34.29706</text:p>
          </table:table-cell>
          <table:table-cell office:value-type="float" office:value="19.2153" calcext:value-type="float">
            <text:p>19.21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2" calcext:value-type="float">
            <text:p>12062002</text:p>
          </table:table-cell>
          <table:table-cell office:value-type="float" office:value="12.771" calcext:value-type="float">
            <text:p>12.771</text:p>
          </table:table-cell>
          <table:table-cell office:value-type="float" office:value="27.74" calcext:value-type="float">
            <text:p>27.74</text:p>
          </table:table-cell>
          <table:table-cell office:value-type="float" office:value="16.6" calcext:value-type="float">
            <text:p>16.6</text:p>
          </table:table-cell>
          <table:table-cell office:value-type="float" office:value="2.494388" calcext:value-type="float">
            <text:p>2.494388</text:p>
          </table:table-cell>
          <table:table-cell office:value-type="float" office:value="1.538509" calcext:value-type="float">
            <text:p>1.538509</text:p>
          </table:table-cell>
          <table:table-cell office:value-type="float" office:value="267.66" calcext:value-type="float">
            <text:p>267.66</text:p>
          </table:table-cell>
          <table:table-cell office:value-type="float" office:value="4" calcext:value-type="float">
            <text:p>4</text:p>
          </table:table-cell>
          <table:table-cell office:value-type="float" office:value="30.78738" calcext:value-type="float">
            <text:p>30.78738</text:p>
          </table:table-cell>
          <table:table-cell office:value-type="float" office:value="19.67102" calcext:value-type="float">
            <text:p>19.67102</text:p>
          </table:table-cell>
          <table:table-cell office:value-type="float" office:value="27.71179" calcext:value-type="float">
            <text:p>27.71179</text:p>
          </table:table-cell>
          <table:table-cell office:value-type="float" office:value="21.38913" calcext:value-type="float">
            <text:p>21.38913</text:p>
          </table:table-cell>
          <table:table-cell office:value-type="float" office:value="25.97726" calcext:value-type="float">
            <text:p>25.97726</text:p>
          </table:table-cell>
          <table:table-cell office:value-type="float" office:value="22.56583" calcext:value-type="float">
            <text:p>22.56583</text:p>
          </table:table-cell>
          <table:table-cell office:value-type="float" office:value="24.95419" calcext:value-type="float">
            <text:p>24.95419</text:p>
          </table:table-cell>
          <table:table-cell office:value-type="float" office:value="23.15607" calcext:value-type="float">
            <text:p>23.15607</text:p>
          </table:table-cell>
          <table:table-cell office:value-type="float" office:value="24.65369" calcext:value-type="float">
            <text:p>24.65369</text:p>
          </table:table-cell>
          <table:table-cell office:value-type="float" office:value="23.23581" calcext:value-type="float">
            <text:p>23.23581</text:p>
          </table:table-cell>
          <table:table-cell office:value-type="float" office:value="24.08603" calcext:value-type="float">
            <text:p>24.08603</text:p>
          </table:table-cell>
          <table:table-cell office:value-type="float" office:value="23.13278" calcext:value-type="float">
            <text:p>23.13278</text:p>
          </table:table-cell>
          <table:table-cell office:value-type="float" office:value="23.1922" calcext:value-type="float">
            <text:p>23.1922</text:p>
          </table:table-cell>
          <table:table-cell office:value-type="float" office:value="22.59979" calcext:value-type="float">
            <text:p>22.59979</text:p>
          </table:table-cell>
          <table:table-cell office:value-type="float" office:value="21.7034" calcext:value-type="float">
            <text:p>21.7034</text:p>
          </table:table-cell>
          <table:table-cell office:value-type="float" office:value="21.50485" calcext:value-type="float">
            <text:p>21.50485</text:p>
          </table:table-cell>
          <table:table-cell office:value-type="float" office:value="19.17923" calcext:value-type="float">
            <text:p>19.17923</text:p>
          </table:table-cell>
          <table:table-cell office:value-type="float" office:value="19.08881" calcext:value-type="float">
            <text:p>19.08881</text:p>
          </table:table-cell>
          <table:table-cell office:value-type="float" office:value="16.29855" calcext:value-type="float">
            <text:p>16.29855</text:p>
          </table:table-cell>
          <table:table-cell office:value-type="float" office:value="16.08655" calcext:value-type="float">
            <text:p>16.08655</text:p>
          </table:table-cell>
          <table:table-cell office:value-type="float" office:value="14.21378" calcext:value-type="float">
            <text:p>14.21378</text:p>
          </table:table-cell>
          <table:table-cell office:value-type="float" office:value="14.008" calcext:value-type="float">
            <text:p>14.008</text:p>
          </table:table-cell>
          <table:table-cell office:value-type="float" office:value="12.61789" calcext:value-type="float">
            <text:p>12.61789</text:p>
          </table:table-cell>
          <table:table-cell office:value-type="float" office:value="12.44083" calcext:value-type="float">
            <text:p>12.44083</text:p>
          </table:table-cell>
          <table:table-cell office:value-type="float" office:value="11.48822" calcext:value-type="float">
            <text:p>11.48822</text:p>
          </table:table-cell>
          <table:table-cell office:value-type="float" office:value="11.34155" calcext:value-type="float">
            <text:p>11.34155</text:p>
          </table:table-cell>
          <table:table-cell office:value-type="float" office:value="10.95761" calcext:value-type="float">
            <text:p>10.95761</text:p>
          </table:table-cell>
          <table:table-cell office:value-type="float" office:value="10.83157" calcext:value-type="float">
            <text:p>10.83157</text:p>
          </table:table-cell>
          <table:table-cell office:value-type="float" office:value="33.65085" calcext:value-type="float">
            <text:p>33.65085</text:p>
          </table:table-cell>
          <table:table-cell office:value-type="float" office:value="15.53775" calcext:value-type="float">
            <text:p>15.537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2" calcext:value-type="float">
            <text:p>13062002</text:p>
          </table:table-cell>
          <table:table-cell office:value-type="float" office:value="20.82555" calcext:value-type="float">
            <text:p>20.82555</text:p>
          </table:table-cell>
          <table:table-cell office:value-type="float" office:value="23.22" calcext:value-type="float">
            <text:p>23.22</text:p>
          </table:table-cell>
          <table:table-cell office:value-type="float" office:value="11.64" calcext:value-type="float">
            <text:p>11.64</text:p>
          </table:table-cell>
          <table:table-cell office:value-type="float" office:value="1.56671" calcext:value-type="float">
            <text:p>1.56671</text:p>
          </table:table-cell>
          <table:table-cell office:value-type="float" office:value="1.01937" calcext:value-type="float">
            <text:p>1.01937</text:p>
          </table:table-cell>
          <table:table-cell office:value-type="float" office:value="341.028" calcext:value-type="float">
            <text:p>341.028</text:p>
          </table:table-cell>
          <table:table-cell office:value-type="float" office:value="0" calcext:value-type="float">
            <text:p>0</text:p>
          </table:table-cell>
          <table:table-cell office:value-type="float" office:value="26.24133" calcext:value-type="float">
            <text:p>26.24133</text:p>
          </table:table-cell>
          <table:table-cell office:value-type="float" office:value="17.09006" calcext:value-type="float">
            <text:p>17.09006</text:p>
          </table:table-cell>
          <table:table-cell office:value-type="float" office:value="24.70673" calcext:value-type="float">
            <text:p>24.70673</text:p>
          </table:table-cell>
          <table:table-cell office:value-type="float" office:value="19.2836" calcext:value-type="float">
            <text:p>19.2836</text:p>
          </table:table-cell>
          <table:table-cell office:value-type="float" office:value="23.64511" calcext:value-type="float">
            <text:p>23.64511</text:p>
          </table:table-cell>
          <table:table-cell office:value-type="float" office:value="20.46204" calcext:value-type="float">
            <text:p>20.46204</text:p>
          </table:table-cell>
          <table:table-cell office:value-type="float" office:value="23.08514" calcext:value-type="float">
            <text:p>23.08514</text:p>
          </table:table-cell>
          <table:table-cell office:value-type="float" office:value="21.25473" calcext:value-type="float">
            <text:p>21.25473</text:p>
          </table:table-cell>
          <table:table-cell office:value-type="float" office:value="23.18735" calcext:value-type="float">
            <text:p>23.18735</text:p>
          </table:table-cell>
          <table:table-cell office:value-type="float" office:value="21.61469" calcext:value-type="float">
            <text:p>21.61469</text:p>
          </table:table-cell>
          <table:table-cell office:value-type="float" office:value="23.10919" calcext:value-type="float">
            <text:p>23.10919</text:p>
          </table:table-cell>
          <table:table-cell office:value-type="float" office:value="21.74646" calcext:value-type="float">
            <text:p>21.74646</text:p>
          </table:table-cell>
          <table:table-cell office:value-type="float" office:value="22.58926" calcext:value-type="float">
            <text:p>22.58926</text:p>
          </table:table-cell>
          <table:table-cell office:value-type="float" office:value="21.56235" calcext:value-type="float">
            <text:p>21.56235</text:p>
          </table:table-cell>
          <table:table-cell office:value-type="float" office:value="21.50266" calcext:value-type="float">
            <text:p>21.50266</text:p>
          </table:table-cell>
          <table:table-cell office:value-type="float" office:value="20.94968" calcext:value-type="float">
            <text:p>20.94968</text:p>
          </table:table-cell>
          <table:table-cell office:value-type="float" office:value="19.18851" calcext:value-type="float">
            <text:p>19.18851</text:p>
          </table:table-cell>
          <table:table-cell office:value-type="float" office:value="19.13904" calcext:value-type="float">
            <text:p>19.13904</text:p>
          </table:table-cell>
          <table:table-cell office:value-type="float" office:value="16.4686" calcext:value-type="float">
            <text:p>16.4686</text:p>
          </table:table-cell>
          <table:table-cell office:value-type="float" office:value="16.30057" calcext:value-type="float">
            <text:p>16.30057</text:p>
          </table:table-cell>
          <table:table-cell office:value-type="float" office:value="14.40781" calcext:value-type="float">
            <text:p>14.40781</text:p>
          </table:table-cell>
          <table:table-cell office:value-type="float" office:value="14.21588" calcext:value-type="float">
            <text:p>14.21588</text:p>
          </table:table-cell>
          <table:table-cell office:value-type="float" office:value="12.7962" calcext:value-type="float">
            <text:p>12.7962</text:p>
          </table:table-cell>
          <table:table-cell office:value-type="float" office:value="12.61975" calcext:value-type="float">
            <text:p>12.61975</text:p>
          </table:table-cell>
          <table:table-cell office:value-type="float" office:value="11.63837" calcext:value-type="float">
            <text:p>11.63837</text:p>
          </table:table-cell>
          <table:table-cell office:value-type="float" office:value="11.48975" calcext:value-type="float">
            <text:p>11.48975</text:p>
          </table:table-cell>
          <table:table-cell office:value-type="float" office:value="11.08862" calcext:value-type="float">
            <text:p>11.08862</text:p>
          </table:table-cell>
          <table:table-cell office:value-type="float" office:value="10.95895" calcext:value-type="float">
            <text:p>10.95895</text:p>
          </table:table-cell>
          <table:table-cell office:value-type="float" office:value="27.09341" calcext:value-type="float">
            <text:p>27.09341</text:p>
          </table:table-cell>
          <table:table-cell office:value-type="float" office:value="11.01978" calcext:value-type="float">
            <text:p>11.019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2" calcext:value-type="float">
            <text:p>14062002</text:p>
          </table:table-cell>
          <table:table-cell office:value-type="float" office:value="27.55853" calcext:value-type="float">
            <text:p>27.55853</text:p>
          </table:table-cell>
          <table:table-cell office:value-type="float" office:value="26.65" calcext:value-type="float">
            <text:p>26.65</text:p>
          </table:table-cell>
          <table:table-cell office:value-type="float" office:value="12.6" calcext:value-type="float">
            <text:p>12.6</text:p>
          </table:table-cell>
          <table:table-cell office:value-type="float" office:value="1.369714" calcext:value-type="float">
            <text:p>1.369714</text:p>
          </table:table-cell>
          <table:table-cell office:value-type="float" office:value="0.9786854" calcext:value-type="float">
            <text:p>0.9786854</text:p>
          </table:table-cell>
          <table:table-cell office:value-type="float" office:value="370.296" calcext:value-type="float">
            <text:p>370.296</text:p>
          </table:table-cell>
          <table:table-cell office:value-type="float" office:value="0" calcext:value-type="float">
            <text:p>0</text:p>
          </table:table-cell>
          <table:table-cell office:value-type="float" office:value="29.65149" calcext:value-type="float">
            <text:p>29.65149</text:p>
          </table:table-cell>
          <table:table-cell office:value-type="float" office:value="16.08551" calcext:value-type="float">
            <text:p>16.08551</text:p>
          </table:table-cell>
          <table:table-cell office:value-type="float" office:value="26.25415" calcext:value-type="float">
            <text:p>26.25415</text:p>
          </table:table-cell>
          <table:table-cell office:value-type="float" office:value="17.87222" calcext:value-type="float">
            <text:p>17.87222</text:p>
          </table:table-cell>
          <table:table-cell office:value-type="float" office:value="24.46878" calcext:value-type="float">
            <text:p>24.46878</text:p>
          </table:table-cell>
          <table:table-cell office:value-type="float" office:value="19.03503" calcext:value-type="float">
            <text:p>19.03503</text:p>
          </table:table-cell>
          <table:table-cell office:value-type="float" office:value="23.17792" calcext:value-type="float">
            <text:p>23.17792</text:p>
          </table:table-cell>
          <table:table-cell office:value-type="float" office:value="19.91489" calcext:value-type="float">
            <text:p>19.91489</text:p>
          </table:table-cell>
          <table:table-cell office:value-type="float" office:value="22.4303" calcext:value-type="float">
            <text:p>22.4303</text:p>
          </table:table-cell>
          <table:table-cell office:value-type="float" office:value="20.37668" calcext:value-type="float">
            <text:p>20.37668</text:p>
          </table:table-cell>
          <table:table-cell office:value-type="float" office:value="21.86322" calcext:value-type="float">
            <text:p>21.86322</text:p>
          </table:table-cell>
          <table:table-cell office:value-type="float" office:value="20.71857" calcext:value-type="float">
            <text:p>20.71857</text:p>
          </table:table-cell>
          <table:table-cell office:value-type="float" office:value="21.58212" calcext:value-type="float">
            <text:p>21.58212</text:p>
          </table:table-cell>
          <table:table-cell office:value-type="float" office:value="20.73059" calcext:value-type="float">
            <text:p>20.73059</text:p>
          </table:table-cell>
          <table:table-cell office:value-type="float" office:value="20.9455" calcext:value-type="float">
            <text:p>20.9455</text:p>
          </table:table-cell>
          <table:table-cell office:value-type="float" office:value="20.42267" calcext:value-type="float">
            <text:p>20.42267</text:p>
          </table:table-cell>
          <table:table-cell office:value-type="float" office:value="19.13779" calcext:value-type="float">
            <text:p>19.13779</text:p>
          </table:table-cell>
          <table:table-cell office:value-type="float" office:value="18.96921" calcext:value-type="float">
            <text:p>18.96921</text:p>
          </table:table-cell>
          <table:table-cell office:value-type="float" office:value="16.57828" calcext:value-type="float">
            <text:p>16.57828</text:p>
          </table:table-cell>
          <table:table-cell office:value-type="float" office:value="16.47003" calcext:value-type="float">
            <text:p>16.47003</text:p>
          </table:table-cell>
          <table:table-cell office:value-type="float" office:value="14.57889" calcext:value-type="float">
            <text:p>14.57889</text:p>
          </table:table-cell>
          <table:table-cell office:value-type="float" office:value="14.40973" calcext:value-type="float">
            <text:p>14.40973</text:p>
          </table:table-cell>
          <table:table-cell office:value-type="float" office:value="12.96951" calcext:value-type="float">
            <text:p>12.96951</text:p>
          </table:table-cell>
          <table:table-cell office:value-type="float" office:value="12.79807" calcext:value-type="float">
            <text:p>12.79807</text:p>
          </table:table-cell>
          <table:table-cell office:value-type="float" office:value="11.79031" calcext:value-type="float">
            <text:p>11.79031</text:p>
          </table:table-cell>
          <table:table-cell office:value-type="float" office:value="11.63995" calcext:value-type="float">
            <text:p>11.63995</text:p>
          </table:table-cell>
          <table:table-cell office:value-type="float" office:value="11.22229" calcext:value-type="float">
            <text:p>11.22229</text:p>
          </table:table-cell>
          <table:table-cell office:value-type="float" office:value="11.09003" calcext:value-type="float">
            <text:p>11.09003</text:p>
          </table:table-cell>
          <table:table-cell office:value-type="float" office:value="44.29901" calcext:value-type="float">
            <text:p>44.29901</text:p>
          </table:table-cell>
          <table:table-cell office:value-type="float" office:value="11.07297" calcext:value-type="float">
            <text:p>11.072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2" calcext:value-type="float">
            <text:p>15062002</text:p>
          </table:table-cell>
          <table:table-cell office:value-type="float" office:value="20.99304" calcext:value-type="float">
            <text:p>20.99304</text:p>
          </table:table-cell>
          <table:table-cell office:value-type="float" office:value="28.55" calcext:value-type="float">
            <text:p>28.55</text:p>
          </table:table-cell>
          <table:table-cell office:value-type="float" office:value="11.3" calcext:value-type="float">
            <text:p>11.3</text:p>
          </table:table-cell>
          <table:table-cell office:value-type="float" office:value="1.910773" calcext:value-type="float">
            <text:p>1.910773</text:p>
          </table:table-cell>
          <table:table-cell office:value-type="float" office:value="0.9957743" calcext:value-type="float">
            <text:p>0.9957743</text:p>
          </table:table-cell>
          <table:table-cell office:value-type="float" office:value="184.572" calcext:value-type="float">
            <text:p>184.572</text:p>
          </table:table-cell>
          <table:table-cell office:value-type="float" office:value="6.4" calcext:value-type="float">
            <text:p>6.4</text:p>
          </table:table-cell>
          <table:table-cell office:value-type="float" office:value="28.349" calcext:value-type="float">
            <text:p>28.349</text:p>
          </table:table-cell>
          <table:table-cell office:value-type="float" office:value="16.78629" calcext:value-type="float">
            <text:p>16.78629</text:p>
          </table:table-cell>
          <table:table-cell office:value-type="float" office:value="25.23123" calcext:value-type="float">
            <text:p>25.23123</text:p>
          </table:table-cell>
          <table:table-cell office:value-type="float" office:value="18.69763" calcext:value-type="float">
            <text:p>18.69763</text:p>
          </table:table-cell>
          <table:table-cell office:value-type="float" office:value="23.67245" calcext:value-type="float">
            <text:p>23.67245</text:p>
          </table:table-cell>
          <table:table-cell office:value-type="float" office:value="19.72745" calcext:value-type="float">
            <text:p>19.72745</text:p>
          </table:table-cell>
          <table:table-cell office:value-type="float" office:value="22.56516" calcext:value-type="float">
            <text:p>22.56516</text:p>
          </table:table-cell>
          <table:table-cell office:value-type="float" office:value="20.38519" calcext:value-type="float">
            <text:p>20.38519</text:p>
          </table:table-cell>
          <table:table-cell office:value-type="float" office:value="22.00842" calcext:value-type="float">
            <text:p>22.00842</text:p>
          </table:table-cell>
          <table:table-cell office:value-type="float" office:value="20.66989" calcext:value-type="float">
            <text:p>20.66989</text:p>
          </table:table-cell>
          <table:table-cell office:value-type="float" office:value="21.69745" calcext:value-type="float">
            <text:p>21.69745</text:p>
          </table:table-cell>
          <table:table-cell office:value-type="float" office:value="20.8324" calcext:value-type="float">
            <text:p>20.8324</text:p>
          </table:table-cell>
          <table:table-cell office:value-type="float" office:value="21.20029" calcext:value-type="float">
            <text:p>21.20029</text:p>
          </table:table-cell>
          <table:table-cell office:value-type="float" office:value="20.68387" calcext:value-type="float">
            <text:p>20.68387</text:p>
          </table:table-cell>
          <table:table-cell office:value-type="float" office:value="20.42236" calcext:value-type="float">
            <text:p>20.42236</text:p>
          </table:table-cell>
          <table:table-cell office:value-type="float" office:value="20.21545" calcext:value-type="float">
            <text:p>20.21545</text:p>
          </table:table-cell>
          <table:table-cell office:value-type="float" office:value="18.96735" calcext:value-type="float">
            <text:p>18.96735</text:p>
          </table:table-cell>
          <table:table-cell office:value-type="float" office:value="18.81439" calcext:value-type="float">
            <text:p>18.81439</text:p>
          </table:table-cell>
          <table:table-cell office:value-type="float" office:value="16.63739" calcext:value-type="float">
            <text:p>16.63739</text:p>
          </table:table-cell>
          <table:table-cell office:value-type="float" office:value="16.57913" calcext:value-type="float">
            <text:p>16.57913</text:p>
          </table:table-cell>
          <table:table-cell office:value-type="float" office:value="14.72226" calcext:value-type="float">
            <text:p>14.72226</text:p>
          </table:table-cell>
          <table:table-cell office:value-type="float" office:value="14.58054" calcext:value-type="float">
            <text:p>14.58054</text:p>
          </table:table-cell>
          <table:table-cell office:value-type="float" office:value="13.13412" calcext:value-type="float">
            <text:p>13.13412</text:p>
          </table:table-cell>
          <table:table-cell office:value-type="float" office:value="12.97128" calcext:value-type="float">
            <text:p>12.97128</text:p>
          </table:table-cell>
          <table:table-cell office:value-type="float" office:value="11.94113" calcext:value-type="float">
            <text:p>11.94113</text:p>
          </table:table-cell>
          <table:table-cell office:value-type="float" office:value="11.79184" calcext:value-type="float">
            <text:p>11.79184</text:p>
          </table:table-cell>
          <table:table-cell office:value-type="float" office:value="11.35709" calcext:value-type="float">
            <text:p>11.35709</text:p>
          </table:table-cell>
          <table:table-cell office:value-type="float" office:value="11.22369" calcext:value-type="float">
            <text:p>11.22369</text:p>
          </table:table-cell>
          <table:table-cell office:value-type="float" office:value="42.03391" calcext:value-type="float">
            <text:p>42.03391</text:p>
          </table:table-cell>
          <table:table-cell office:value-type="float" office:value="10.74762" calcext:value-type="float">
            <text:p>10.747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2" calcext:value-type="float">
            <text:p>16062002</text:p>
          </table:table-cell>
          <table:table-cell office:value-type="float" office:value="28.46437" calcext:value-type="float">
            <text:p>28.46437</text:p>
          </table:table-cell>
          <table:table-cell office:value-type="float" office:value="27.29" calcext:value-type="float">
            <text:p>27.29</text:p>
          </table:table-cell>
          <table:table-cell office:value-type="float" office:value="12.56" calcext:value-type="float">
            <text:p>12.56</text:p>
          </table:table-cell>
          <table:table-cell office:value-type="float" office:value="1.541989" calcext:value-type="float">
            <text:p>1.541989</text:p>
          </table:table-cell>
          <table:table-cell office:value-type="float" office:value="1.001077" calcext:value-type="float">
            <text:p>1.001077</text:p>
          </table:table-cell>
          <table:table-cell office:value-type="float" office:value="150.912" calcext:value-type="float">
            <text:p>150.912</text:p>
          </table:table-cell>
          <table:table-cell office:value-type="float" office:value="0" calcext:value-type="float">
            <text:p>0</text:p>
          </table:table-cell>
          <table:table-cell office:value-type="float" office:value="28.33655" calcext:value-type="float">
            <text:p>28.33655</text:p>
          </table:table-cell>
          <table:table-cell office:value-type="float" office:value="16.06427" calcext:value-type="float">
            <text:p>16.06427</text:p>
          </table:table-cell>
          <table:table-cell office:value-type="float" office:value="25.70233" calcext:value-type="float">
            <text:p>25.70233</text:p>
          </table:table-cell>
          <table:table-cell office:value-type="float" office:value="17.62381" calcext:value-type="float">
            <text:p>17.62381</text:p>
          </table:table-cell>
          <table:table-cell office:value-type="float" office:value="23.99597" calcext:value-type="float">
            <text:p>23.99597</text:p>
          </table:table-cell>
          <table:table-cell office:value-type="float" office:value="18.86594" calcext:value-type="float">
            <text:p>18.86594</text:p>
          </table:table-cell>
          <table:table-cell office:value-type="float" office:value="22.75775" calcext:value-type="float">
            <text:p>22.75775</text:p>
          </table:table-cell>
          <table:table-cell office:value-type="float" office:value="19.70053" calcext:value-type="float">
            <text:p>19.70053</text:p>
          </table:table-cell>
          <table:table-cell office:value-type="float" office:value="22.02402" calcext:value-type="float">
            <text:p>22.02402</text:p>
          </table:table-cell>
          <table:table-cell office:value-type="float" office:value="20.09625" calcext:value-type="float">
            <text:p>20.09625</text:p>
          </table:table-cell>
          <table:table-cell office:value-type="float" office:value="21.36826" calcext:value-type="float">
            <text:p>21.36826</text:p>
          </table:table-cell>
          <table:table-cell office:value-type="float" office:value="20.36633" calcext:value-type="float">
            <text:p>20.36633</text:p>
          </table:table-cell>
          <table:table-cell office:value-type="float" office:value="20.96042" calcext:value-type="float">
            <text:p>20.96042</text:p>
          </table:table-cell>
          <table:table-cell office:value-type="float" office:value="20.30664" calcext:value-type="float">
            <text:p>20.30664</text:p>
          </table:table-cell>
          <table:table-cell office:value-type="float" office:value="20.21521" calcext:value-type="float">
            <text:p>20.21521</text:p>
          </table:table-cell>
          <table:table-cell office:value-type="float" office:value="19.96658" calcext:value-type="float">
            <text:p>19.96658</text:p>
          </table:table-cell>
          <table:table-cell office:value-type="float" office:value="18.81305" calcext:value-type="float">
            <text:p>18.81305</text:p>
          </table:table-cell>
          <table:table-cell office:value-type="float" office:value="18.68146" calcext:value-type="float">
            <text:p>18.68146</text:p>
          </table:table-cell>
          <table:table-cell office:value-type="float" office:value="16.66968" calcext:value-type="float">
            <text:p>16.66968</text:p>
          </table:table-cell>
          <table:table-cell office:value-type="float" office:value="16.63782" calcext:value-type="float">
            <text:p>16.63782</text:p>
          </table:table-cell>
          <table:table-cell office:value-type="float" office:value="14.84055" calcext:value-type="float">
            <text:p>14.84055</text:p>
          </table:table-cell>
          <table:table-cell office:value-type="float" office:value="14.7236" calcext:value-type="float">
            <text:p>14.7236</text:p>
          </table:table-cell>
          <table:table-cell office:value-type="float" office:value="13.28735" calcext:value-type="float">
            <text:p>13.28735</text:p>
          </table:table-cell>
          <table:table-cell office:value-type="float" office:value="13.13577" calcext:value-type="float">
            <text:p>13.13577</text:p>
          </table:table-cell>
          <table:table-cell office:value-type="float" office:value="12.09024" calcext:value-type="float">
            <text:p>12.09024</text:p>
          </table:table-cell>
          <table:table-cell office:value-type="float" office:value="11.94269" calcext:value-type="float">
            <text:p>11.94269</text:p>
          </table:table-cell>
          <table:table-cell office:value-type="float" office:value="11.4939" calcext:value-type="float">
            <text:p>11.4939</text:p>
          </table:table-cell>
          <table:table-cell office:value-type="float" office:value="11.35852" calcext:value-type="float">
            <text:p>11.35852</text:p>
          </table:table-cell>
          <table:table-cell office:value-type="float" office:value="29.43277" calcext:value-type="float">
            <text:p>29.43277</text:p>
          </table:table-cell>
          <table:table-cell office:value-type="float" office:value="12.21521" calcext:value-type="float">
            <text:p>12.215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2" calcext:value-type="float">
            <text:p>17062002</text:p>
          </table:table-cell>
          <table:table-cell office:value-type="float" office:value="24.80436" calcext:value-type="float">
            <text:p>24.80436</text:p>
          </table:table-cell>
          <table:table-cell office:value-type="float" office:value="31.38" calcext:value-type="float">
            <text:p>31.38</text:p>
          </table:table-cell>
          <table:table-cell office:value-type="float" office:value="16.14" calcext:value-type="float">
            <text:p>16.14</text:p>
          </table:table-cell>
          <table:table-cell office:value-type="float" office:value="1.766122" calcext:value-type="float">
            <text:p>1.766122</text:p>
          </table:table-cell>
          <table:table-cell office:value-type="float" office:value="1.064994" calcext:value-type="float">
            <text:p>1.064994</text:p>
          </table:table-cell>
          <table:table-cell office:value-type="float" office:value="350.82" calcext:value-type="float">
            <text:p>350.82</text:p>
          </table:table-cell>
          <table:table-cell office:value-type="float" office:value="0.1" calcext:value-type="float">
            <text:p>0.1</text:p>
          </table:table-cell>
          <table:table-cell office:value-type="float" office:value="31.37616" calcext:value-type="float">
            <text:p>31.37616</text:p>
          </table:table-cell>
          <table:table-cell office:value-type="float" office:value="18.45941" calcext:value-type="float">
            <text:p>18.45941</text:p>
          </table:table-cell>
          <table:table-cell office:value-type="float" office:value="27.31079" calcext:value-type="float">
            <text:p>27.31079</text:p>
          </table:table-cell>
          <table:table-cell office:value-type="float" office:value="19.49237" calcext:value-type="float">
            <text:p>19.49237</text:p>
          </table:table-cell>
          <table:table-cell office:value-type="float" office:value="25.22977" calcext:value-type="float">
            <text:p>25.22977</text:p>
          </table:table-cell>
          <table:table-cell office:value-type="float" office:value="20.08972" calcext:value-type="float">
            <text:p>20.08972</text:p>
          </table:table-cell>
          <table:table-cell office:value-type="float" office:value="23.60965" calcext:value-type="float">
            <text:p>23.60965</text:p>
          </table:table-cell>
          <table:table-cell office:value-type="float" office:value="20.44229" calcext:value-type="float">
            <text:p>20.44229</text:p>
          </table:table-cell>
          <table:table-cell office:value-type="float" office:value="22.66846" calcext:value-type="float">
            <text:p>22.66846</text:p>
          </table:table-cell>
          <table:table-cell office:value-type="float" office:value="20.57349" calcext:value-type="float">
            <text:p>20.57349</text:p>
          </table:table-cell>
          <table:table-cell office:value-type="float" office:value="21.77509" calcext:value-type="float">
            <text:p>21.77509</text:p>
          </table:table-cell>
          <table:table-cell office:value-type="float" office:value="20.59415" calcext:value-type="float">
            <text:p>20.59415</text:p>
          </table:table-cell>
          <table:table-cell office:value-type="float" office:value="21.0321" calcext:value-type="float">
            <text:p>21.0321</text:p>
          </table:table-cell>
          <table:table-cell office:value-type="float" office:value="20.37842" calcext:value-type="float">
            <text:p>20.37842</text:p>
          </table:table-cell>
          <table:table-cell office:value-type="float" office:value="19.98825" calcext:value-type="float">
            <text:p>19.98825</text:p>
          </table:table-cell>
          <table:table-cell office:value-type="float" office:value="19.88727" calcext:value-type="float">
            <text:p>19.88727</text:p>
          </table:table-cell>
          <table:table-cell office:value-type="float" office:value="18.68021" calcext:value-type="float">
            <text:p>18.68021</text:p>
          </table:table-cell>
          <table:table-cell office:value-type="float" office:value="18.58823" calcext:value-type="float">
            <text:p>18.58823</text:p>
          </table:table-cell>
          <table:table-cell office:value-type="float" office:value="16.68625" calcext:value-type="float">
            <text:p>16.68625</text:p>
          </table:table-cell>
          <table:table-cell office:value-type="float" office:value="16.66992" calcext:value-type="float">
            <text:p>16.66992</text:p>
          </table:table-cell>
          <table:table-cell office:value-type="float" office:value="14.93912" calcext:value-type="float">
            <text:p>14.93912</text:p>
          </table:table-cell>
          <table:table-cell office:value-type="float" office:value="14.84167" calcext:value-type="float">
            <text:p>14.84167</text:p>
          </table:table-cell>
          <table:table-cell office:value-type="float" office:value="13.42807" calcext:value-type="float">
            <text:p>13.42807</text:p>
          </table:table-cell>
          <table:table-cell office:value-type="float" office:value="13.28888" calcext:value-type="float">
            <text:p>13.28888</text:p>
          </table:table-cell>
          <table:table-cell office:value-type="float" office:value="12.23608" calcext:value-type="float">
            <text:p>12.23608</text:p>
          </table:table-cell>
          <table:table-cell office:value-type="float" office:value="12.0918" calcext:value-type="float">
            <text:p>12.0918</text:p>
          </table:table-cell>
          <table:table-cell office:value-type="float" office:value="11.63062" calcext:value-type="float">
            <text:p>11.63062</text:p>
          </table:table-cell>
          <table:table-cell office:value-type="float" office:value="11.4953" calcext:value-type="float">
            <text:p>11.4953</text:p>
          </table:table-cell>
          <table:table-cell office:value-type="float" office:value="48.24561" calcext:value-type="float">
            <text:p>48.24561</text:p>
          </table:table-cell>
          <table:table-cell office:value-type="float" office:value="15.01007" calcext:value-type="float">
            <text:p>15.010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2" calcext:value-type="float">
            <text:p>18062002</text:p>
          </table:table-cell>
          <table:table-cell office:value-type="float" office:value="24.19236" calcext:value-type="float">
            <text:p>24.19236</text:p>
          </table:table-cell>
          <table:table-cell office:value-type="float" office:value="32.81" calcext:value-type="float">
            <text:p>32.81</text:p>
          </table:table-cell>
          <table:table-cell office:value-type="float" office:value="20.86" calcext:value-type="float">
            <text:p>20.86</text:p>
          </table:table-cell>
          <table:table-cell office:value-type="float" office:value="1.992415" calcext:value-type="float">
            <text:p>1.992415</text:p>
          </table:table-cell>
          <table:table-cell office:value-type="float" office:value="1.282066" calcext:value-type="float">
            <text:p>1.282066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33.00769" calcext:value-type="float">
            <text:p>33.00769</text:p>
          </table:table-cell>
          <table:table-cell office:value-type="float" office:value="21.02835" calcext:value-type="float">
            <text:p>21.02835</text:p>
          </table:table-cell>
          <table:table-cell office:value-type="float" office:value="28.80804" calcext:value-type="float">
            <text:p>28.80804</text:p>
          </table:table-cell>
          <table:table-cell office:value-type="float" office:value="21.63528" calcext:value-type="float">
            <text:p>21.63528</text:p>
          </table:table-cell>
          <table:table-cell office:value-type="float" office:value="26.69287" calcext:value-type="float">
            <text:p>26.69287</text:p>
          </table:table-cell>
          <table:table-cell office:value-type="float" office:value="21.8324" calcext:value-type="float">
            <text:p>21.8324</text:p>
          </table:table-cell>
          <table:table-cell office:value-type="float" office:value="24.92963" calcext:value-type="float">
            <text:p>24.92963</text:p>
          </table:table-cell>
          <table:table-cell office:value-type="float" office:value="21.78751" calcext:value-type="float">
            <text:p>21.78751</text:p>
          </table:table-cell>
          <table:table-cell office:value-type="float" office:value="23.80026" calcext:value-type="float">
            <text:p>23.80026</text:p>
          </table:table-cell>
          <table:table-cell office:value-type="float" office:value="21.63397" calcext:value-type="float">
            <text:p>21.63397</text:p>
          </table:table-cell>
          <table:table-cell office:value-type="float" office:value="22.67014" calcext:value-type="float">
            <text:p>22.67014</text:p>
          </table:table-cell>
          <table:table-cell office:value-type="float" office:value="21.35431" calcext:value-type="float">
            <text:p>21.35431</text:p>
          </table:table-cell>
          <table:table-cell office:value-type="float" office:value="21.67529" calcext:value-type="float">
            <text:p>21.67529</text:p>
          </table:table-cell>
          <table:table-cell office:value-type="float" office:value="20.88336" calcext:value-type="float">
            <text:p>20.88336</text:p>
          </table:table-cell>
          <table:table-cell office:value-type="float" office:value="20.22781" calcext:value-type="float">
            <text:p>20.22781</text:p>
          </table:table-cell>
          <table:table-cell office:value-type="float" office:value="19.95889" calcext:value-type="float">
            <text:p>19.95889</text:p>
          </table:table-cell>
          <table:table-cell office:value-type="float" office:value="18.59717" calcext:value-type="float">
            <text:p>18.59717</text:p>
          </table:table-cell>
          <table:table-cell office:value-type="float" office:value="18.58182" calcext:value-type="float">
            <text:p>18.58182</text:p>
          </table:table-cell>
          <table:table-cell office:value-type="float" office:value="16.70743" calcext:value-type="float">
            <text:p>16.70743</text:p>
          </table:table-cell>
          <table:table-cell office:value-type="float" office:value="16.68637" calcext:value-type="float">
            <text:p>16.68637</text:p>
          </table:table-cell>
          <table:table-cell office:value-type="float" office:value="15.0242" calcext:value-type="float">
            <text:p>15.0242</text:p>
          </table:table-cell>
          <table:table-cell office:value-type="float" office:value="14.94006" calcext:value-type="float">
            <text:p>14.94006</text:p>
          </table:table-cell>
          <table:table-cell office:value-type="float" office:value="13.55743" calcext:value-type="float">
            <text:p>13.55743</text:p>
          </table:table-cell>
          <table:table-cell office:value-type="float" office:value="13.42944" calcext:value-type="float">
            <text:p>13.42944</text:p>
          </table:table-cell>
          <table:table-cell office:value-type="float" office:value="12.37741" calcext:value-type="float">
            <text:p>12.37741</text:p>
          </table:table-cell>
          <table:table-cell office:value-type="float" office:value="12.23755" calcext:value-type="float">
            <text:p>12.23755</text:p>
          </table:table-cell>
          <table:table-cell office:value-type="float" office:value="11.7663" calcext:value-type="float">
            <text:p>11.7663</text:p>
          </table:table-cell>
          <table:table-cell office:value-type="float" office:value="11.63205" calcext:value-type="float">
            <text:p>11.63205</text:p>
          </table:table-cell>
          <table:table-cell office:value-type="float" office:value="47.68112" calcext:value-type="float">
            <text:p>47.68112</text:p>
          </table:table-cell>
          <table:table-cell office:value-type="float" office:value="19.66577" calcext:value-type="float">
            <text:p>19.665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2" calcext:value-type="float">
            <text:p>19062002</text:p>
          </table:table-cell>
          <table:table-cell office:value-type="float" office:value="28.04184" calcext:value-type="float">
            <text:p>28.04184</text:p>
          </table:table-cell>
          <table:table-cell office:value-type="float" office:value="35.46" calcext:value-type="float">
            <text:p>35.46</text:p>
          </table:table-cell>
          <table:table-cell office:value-type="float" office:value="21.89" calcext:value-type="float">
            <text:p>21.89</text:p>
          </table:table-cell>
          <table:table-cell office:value-type="float" office:value="1.961765" calcext:value-type="float">
            <text:p>1.961765</text:p>
          </table:table-cell>
          <table:table-cell office:value-type="float" office:value="1.194622" calcext:value-type="float">
            <text:p>1.194622</text:p>
          </table:table-cell>
          <table:table-cell office:value-type="float" office:value="661.392" calcext:value-type="float">
            <text:p>661.392</text:p>
          </table:table-cell>
          <table:table-cell office:value-type="float" office:value="0" calcext:value-type="float">
            <text:p>0</text:p>
          </table:table-cell>
          <table:table-cell office:value-type="float" office:value="36.31769" calcext:value-type="float">
            <text:p>36.31769</text:p>
          </table:table-cell>
          <table:table-cell office:value-type="float" office:value="22.66995" calcext:value-type="float">
            <text:p>22.66995</text:p>
          </table:table-cell>
          <table:table-cell office:value-type="float" office:value="31.31775" calcext:value-type="float">
            <text:p>31.31775</text:p>
          </table:table-cell>
          <table:table-cell office:value-type="float" office:value="23.16641" calcext:value-type="float">
            <text:p>23.16641</text:p>
          </table:table-cell>
          <table:table-cell office:value-type="float" office:value="28.71149" calcext:value-type="float">
            <text:p>28.71149</text:p>
          </table:table-cell>
          <table:table-cell office:value-type="float" office:value="23.20947" calcext:value-type="float">
            <text:p>23.20947</text:p>
          </table:table-cell>
          <table:table-cell office:value-type="float" office:value="26.55652" calcext:value-type="float">
            <text:p>26.55652</text:p>
          </table:table-cell>
          <table:table-cell office:value-type="float" office:value="23.00412" calcext:value-type="float">
            <text:p>23.00412</text:p>
          </table:table-cell>
          <table:table-cell office:value-type="float" office:value="25.16962" calcext:value-type="float">
            <text:p>25.16962</text:p>
          </table:table-cell>
          <table:table-cell office:value-type="float" office:value="22.7146" calcext:value-type="float">
            <text:p>22.7146</text:p>
          </table:table-cell>
          <table:table-cell office:value-type="float" office:value="23.78812" calcext:value-type="float">
            <text:p>23.78812</text:p>
          </table:table-cell>
          <table:table-cell office:value-type="float" office:value="22.26245" calcext:value-type="float">
            <text:p>22.26245</text:p>
          </table:table-cell>
          <table:table-cell office:value-type="float" office:value="22.53922" calcext:value-type="float">
            <text:p>22.53922</text:p>
          </table:table-cell>
          <table:table-cell office:value-type="float" office:value="21.58447" calcext:value-type="float">
            <text:p>21.58447</text:p>
          </table:table-cell>
          <table:table-cell office:value-type="float" office:value="20.71133" calcext:value-type="float">
            <text:p>20.71133</text:p>
          </table:table-cell>
          <table:table-cell office:value-type="float" office:value="20.23438" calcext:value-type="float">
            <text:p>20.23438</text:p>
          </table:table-cell>
          <table:table-cell office:value-type="float" office:value="18.73334" calcext:value-type="float">
            <text:p>18.73334</text:p>
          </table:table-cell>
          <table:table-cell office:value-type="float" office:value="18.59802" calcext:value-type="float">
            <text:p>18.59802</text:p>
          </table:table-cell>
          <table:table-cell office:value-type="float" office:value="16.75546" calcext:value-type="float">
            <text:p>16.75546</text:p>
          </table:table-cell>
          <table:table-cell office:value-type="float" office:value="16.70773" calcext:value-type="float">
            <text:p>16.70773</text:p>
          </table:table-cell>
          <table:table-cell office:value-type="float" office:value="15.10629" calcext:value-type="float">
            <text:p>15.10629</text:p>
          </table:table-cell>
          <table:table-cell office:value-type="float" office:value="15.02502" calcext:value-type="float">
            <text:p>15.02502</text:p>
          </table:table-cell>
          <table:table-cell office:value-type="float" office:value="13.67755" calcext:value-type="float">
            <text:p>13.67755</text:p>
          </table:table-cell>
          <table:table-cell office:value-type="float" office:value="13.55872" calcext:value-type="float">
            <text:p>13.55872</text:p>
          </table:table-cell>
          <table:table-cell office:value-type="float" office:value="12.51364" calcext:value-type="float">
            <text:p>12.51364</text:p>
          </table:table-cell>
          <table:table-cell office:value-type="float" office:value="12.37885" calcext:value-type="float">
            <text:p>12.37885</text:p>
          </table:table-cell>
          <table:table-cell office:value-type="float" office:value="11.90048" calcext:value-type="float">
            <text:p>11.90048</text:p>
          </table:table-cell>
          <table:table-cell office:value-type="float" office:value="11.7677" calcext:value-type="float">
            <text:p>11.7677</text:p>
          </table:table-cell>
          <table:table-cell office:value-type="float" office:value="52.07059" calcext:value-type="float">
            <text:p>52.07059</text:p>
          </table:table-cell>
          <table:table-cell office:value-type="float" office:value="20.85834" calcext:value-type="float">
            <text:p>20.858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2" calcext:value-type="float">
            <text:p>20062002</text:p>
          </table:table-cell>
          <table:table-cell office:value-type="float" office:value="20.1456" calcext:value-type="float">
            <text:p>20.1456</text:p>
          </table:table-cell>
          <table:table-cell office:value-type="float" office:value="32" calcext:value-type="float">
            <text:p>32</text:p>
          </table:table-cell>
          <table:table-cell office:value-type="float" office:value="19.99" calcext:value-type="float">
            <text:p>19.99</text:p>
          </table:table-cell>
          <table:table-cell office:value-type="float" office:value="2.110526" calcext:value-type="float">
            <text:p>2.110526</text:p>
          </table:table-cell>
          <table:table-cell office:value-type="float" office:value="1.613455" calcext:value-type="float">
            <text:p>1.613455</text:p>
          </table:table-cell>
          <table:table-cell office:value-type="float" office:value="260.928" calcext:value-type="float">
            <text:p>260.928</text:p>
          </table:table-cell>
          <table:table-cell office:value-type="float" office:value="0" calcext:value-type="float">
            <text:p>0</text:p>
          </table:table-cell>
          <table:table-cell office:value-type="float" office:value="34.58627" calcext:value-type="float">
            <text:p>34.58627</text:p>
          </table:table-cell>
          <table:table-cell office:value-type="float" office:value="23.23398" calcext:value-type="float">
            <text:p>23.23398</text:p>
          </table:table-cell>
          <table:table-cell office:value-type="float" office:value="30.08566" calcext:value-type="float">
            <text:p>30.08566</text:p>
          </table:table-cell>
          <table:table-cell office:value-type="float" office:value="24.12219" calcext:value-type="float">
            <text:p>24.12219</text:p>
          </table:table-cell>
          <table:table-cell office:value-type="float" office:value="28.09128" calcext:value-type="float">
            <text:p>28.09128</text:p>
          </table:table-cell>
          <table:table-cell office:value-type="float" office:value="24.29108" calcext:value-type="float">
            <text:p>24.29108</text:p>
          </table:table-cell>
          <table:table-cell office:value-type="float" office:value="26.37787" calcext:value-type="float">
            <text:p>26.37787</text:p>
          </table:table-cell>
          <table:table-cell office:value-type="float" office:value="24.07675" calcext:value-type="float">
            <text:p>24.07675</text:p>
          </table:table-cell>
          <table:table-cell office:value-type="float" office:value="25.24405" calcext:value-type="float">
            <text:p>25.24405</text:p>
          </table:table-cell>
          <table:table-cell office:value-type="float" office:value="23.74445" calcext:value-type="float">
            <text:p>23.74445</text:p>
          </table:table-cell>
          <table:table-cell office:value-type="float" office:value="24.04175" calcext:value-type="float">
            <text:p>24.04175</text:p>
          </table:table-cell>
          <table:table-cell office:value-type="float" office:value="23.20572" calcext:value-type="float">
            <text:p>23.20572</text:p>
          </table:table-cell>
          <table:table-cell office:value-type="float" office:value="22.92154" calcext:value-type="float">
            <text:p>22.92154</text:p>
          </table:table-cell>
          <table:table-cell office:value-type="float" office:value="22.38788" calcext:value-type="float">
            <text:p>22.38788</text:p>
          </table:table-cell>
          <table:table-cell office:value-type="float" office:value="21.20361" calcext:value-type="float">
            <text:p>21.20361</text:p>
          </table:table-cell>
          <table:table-cell office:value-type="float" office:value="20.72012" calcext:value-type="float">
            <text:p>20.72012</text:p>
          </table:table-cell>
          <table:table-cell office:value-type="float" office:value="18.9791" calcext:value-type="float">
            <text:p>18.9791</text:p>
          </table:table-cell>
          <table:table-cell office:value-type="float" office:value="18.73547" calcext:value-type="float">
            <text:p>18.73547</text:p>
          </table:table-cell>
          <table:table-cell office:value-type="float" office:value="16.8454" calcext:value-type="float">
            <text:p>16.8454</text:p>
          </table:table-cell>
          <table:table-cell office:value-type="float" office:value="16.75616" calcext:value-type="float">
            <text:p>16.75616</text:p>
          </table:table-cell>
          <table:table-cell office:value-type="float" office:value="15.19507" calcext:value-type="float">
            <text:p>15.19507</text:p>
          </table:table-cell>
          <table:table-cell office:value-type="float" office:value="15.10721" calcext:value-type="float">
            <text:p>15.10721</text:p>
          </table:table-cell>
          <table:table-cell office:value-type="float" office:value="13.79221" calcext:value-type="float">
            <text:p>13.79221</text:p>
          </table:table-cell>
          <table:table-cell office:value-type="float" office:value="13.67874" calcext:value-type="float">
            <text:p>13.67874</text:p>
          </table:table-cell>
          <table:table-cell office:value-type="float" office:value="12.64496" calcext:value-type="float">
            <text:p>12.64496</text:p>
          </table:table-cell>
          <table:table-cell office:value-type="float" office:value="12.51501" calcext:value-type="float">
            <text:p>12.51501</text:p>
          </table:table-cell>
          <table:table-cell office:value-type="float" office:value="12.0325" calcext:value-type="float">
            <text:p>12.0325</text:p>
          </table:table-cell>
          <table:table-cell office:value-type="float" office:value="11.90186" calcext:value-type="float">
            <text:p>11.90186</text:p>
          </table:table-cell>
          <table:table-cell office:value-type="float" office:value="46.39203" calcext:value-type="float">
            <text:p>46.39203</text:p>
          </table:table-cell>
          <table:table-cell office:value-type="float" office:value="19.54617" calcext:value-type="float">
            <text:p>19.546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2" calcext:value-type="float">
            <text:p>21062002</text:p>
          </table:table-cell>
          <table:table-cell office:value-type="float" office:value="26.37432" calcext:value-type="float">
            <text:p>26.37432</text:p>
          </table:table-cell>
          <table:table-cell office:value-type="float" office:value="33.99" calcext:value-type="float">
            <text:p>33.99</text:p>
          </table:table-cell>
          <table:table-cell office:value-type="float" office:value="22.47" calcext:value-type="float">
            <text:p>22.47</text:p>
          </table:table-cell>
          <table:table-cell office:value-type="float" office:value="2.263308" calcext:value-type="float">
            <text:p>2.263308</text:p>
          </table:table-cell>
          <table:table-cell office:value-type="float" office:value="1.422915" calcext:value-type="float">
            <text:p>1.422915</text:p>
          </table:table-cell>
          <table:table-cell office:value-type="float" office:value="461.556" calcext:value-type="float">
            <text:p>461.556</text:p>
          </table:table-cell>
          <table:table-cell office:value-type="float" office:value="0" calcext:value-type="float">
            <text:p>0</text:p>
          </table:table-cell>
          <table:table-cell office:value-type="float" office:value="36.04684" calcext:value-type="float">
            <text:p>36.04684</text:p>
          </table:table-cell>
          <table:table-cell office:value-type="float" office:value="24.15253" calcext:value-type="float">
            <text:p>24.15253</text:p>
          </table:table-cell>
          <table:table-cell office:value-type="float" office:value="31.62338" calcext:value-type="float">
            <text:p>31.62338</text:p>
          </table:table-cell>
          <table:table-cell office:value-type="float" office:value="24.59335" calcext:value-type="float">
            <text:p>24.59335</text:p>
          </table:table-cell>
          <table:table-cell office:value-type="float" office:value="29.39691" calcext:value-type="float">
            <text:p>29.39691</text:p>
          </table:table-cell>
          <table:table-cell office:value-type="float" office:value="24.59384" calcext:value-type="float">
            <text:p>24.59384</text:p>
          </table:table-cell>
          <table:table-cell office:value-type="float" office:value="27.42383" calcext:value-type="float">
            <text:p>27.42383</text:p>
          </table:table-cell>
          <table:table-cell office:value-type="float" office:value="24.33768" calcext:value-type="float">
            <text:p>24.33768</text:p>
          </table:table-cell>
          <table:table-cell office:value-type="float" office:value="26.10837" calcext:value-type="float">
            <text:p>26.10837</text:p>
          </table:table-cell>
          <table:table-cell office:value-type="float" office:value="24.00522" calcext:value-type="float">
            <text:p>24.00522</text:p>
          </table:table-cell>
          <table:table-cell office:value-type="float" office:value="24.73364" calcext:value-type="float">
            <text:p>24.73364</text:p>
          </table:table-cell>
          <table:table-cell office:value-type="float" office:value="23.48621" calcext:value-type="float">
            <text:p>23.48621</text:p>
          </table:table-cell>
          <table:table-cell office:value-type="float" office:value="23.4791" calcext:value-type="float">
            <text:p>23.4791</text:p>
          </table:table-cell>
          <table:table-cell office:value-type="float" office:value="22.70422" calcext:value-type="float">
            <text:p>22.70422</text:p>
          </table:table-cell>
          <table:table-cell office:value-type="float" office:value="21.5845" calcext:value-type="float">
            <text:p>21.5845</text:p>
          </table:table-cell>
          <table:table-cell office:value-type="float" office:value="21.20947" calcext:value-type="float">
            <text:p>21.20947</text:p>
          </table:table-cell>
          <table:table-cell office:value-type="float" office:value="19.23682" calcext:value-type="float">
            <text:p>19.23682</text:p>
          </table:table-cell>
          <table:table-cell office:value-type="float" office:value="18.98187" calcext:value-type="float">
            <text:p>18.98187</text:p>
          </table:table-cell>
          <table:table-cell office:value-type="float" office:value="16.97302" calcext:value-type="float">
            <text:p>16.97302</text:p>
          </table:table-cell>
          <table:table-cell office:value-type="float" office:value="16.84653" calcext:value-type="float">
            <text:p>16.84653</text:p>
          </table:table-cell>
          <table:table-cell office:value-type="float" office:value="15.2981" calcext:value-type="float">
            <text:p>15.2981</text:p>
          </table:table-cell>
          <table:table-cell office:value-type="float" office:value="15.19608" calcext:value-type="float">
            <text:p>15.19608</text:p>
          </table:table-cell>
          <table:table-cell office:value-type="float" office:value="13.90616" calcext:value-type="float">
            <text:p>13.90616</text:p>
          </table:table-cell>
          <table:table-cell office:value-type="float" office:value="13.7934" calcext:value-type="float">
            <text:p>13.7934</text:p>
          </table:table-cell>
          <table:table-cell office:value-type="float" office:value="12.77264" calcext:value-type="float">
            <text:p>12.77264</text:p>
          </table:table-cell>
          <table:table-cell office:value-type="float" office:value="12.6463" calcext:value-type="float">
            <text:p>12.6463</text:p>
          </table:table-cell>
          <table:table-cell office:value-type="float" office:value="12.16113" calcext:value-type="float">
            <text:p>12.16113</text:p>
          </table:table-cell>
          <table:table-cell office:value-type="float" office:value="12.03387" calcext:value-type="float">
            <text:p>12.03387</text:p>
          </table:table-cell>
          <table:table-cell office:value-type="float" office:value="49.54266" calcext:value-type="float">
            <text:p>49.54266</text:p>
          </table:table-cell>
          <table:table-cell office:value-type="float" office:value="22.21448" calcext:value-type="float">
            <text:p>22.214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2" calcext:value-type="float">
            <text:p>22062002</text:p>
          </table:table-cell>
          <table:table-cell office:value-type="float" office:value="28.2708" calcext:value-type="float">
            <text:p>28.2708</text:p>
          </table:table-cell>
          <table:table-cell office:value-type="float" office:value="34.19" calcext:value-type="float">
            <text:p>34.19</text:p>
          </table:table-cell>
          <table:table-cell office:value-type="float" office:value="21.66" calcext:value-type="float">
            <text:p>21.66</text:p>
          </table:table-cell>
          <table:table-cell office:value-type="float" office:value="2.189878" calcext:value-type="float">
            <text:p>2.189878</text:p>
          </table:table-cell>
          <table:table-cell office:value-type="float" office:value="1.409345" calcext:value-type="float">
            <text:p>1.409345</text:p>
          </table:table-cell>
          <table:table-cell office:value-type="float" office:value="510.732" calcext:value-type="float">
            <text:p>510.732</text:p>
          </table:table-cell>
          <table:table-cell office:value-type="float" office:value="0" calcext:value-type="float">
            <text:p>0</text:p>
          </table:table-cell>
          <table:table-cell office:value-type="float" office:value="37.1492" calcext:value-type="float">
            <text:p>37.1492</text:p>
          </table:table-cell>
          <table:table-cell office:value-type="float" office:value="24.49854" calcext:value-type="float">
            <text:p>24.49854</text:p>
          </table:table-cell>
          <table:table-cell office:value-type="float" office:value="32.69055" calcext:value-type="float">
            <text:p>32.69055</text:p>
          </table:table-cell>
          <table:table-cell office:value-type="float" office:value="25.16241" calcext:value-type="float">
            <text:p>25.16241</text:p>
          </table:table-cell>
          <table:table-cell office:value-type="float" office:value="30.25159" calcext:value-type="float">
            <text:p>30.25159</text:p>
          </table:table-cell>
          <table:table-cell office:value-type="float" office:value="25.23285" calcext:value-type="float">
            <text:p>25.23285</text:p>
          </table:table-cell>
          <table:table-cell office:value-type="float" office:value="28.15659" calcext:value-type="float">
            <text:p>28.15659</text:p>
          </table:table-cell>
          <table:table-cell office:value-type="float" office:value="25.00046" calcext:value-type="float">
            <text:p>25.00046</text:p>
          </table:table-cell>
          <table:table-cell office:value-type="float" office:value="26.77377" calcext:value-type="float">
            <text:p>26.77377</text:p>
          </table:table-cell>
          <table:table-cell office:value-type="float" office:value="24.65662" calcext:value-type="float">
            <text:p>24.65662</text:p>
          </table:table-cell>
          <table:table-cell office:value-type="float" office:value="25.32993" calcext:value-type="float">
            <text:p>25.32993</text:p>
          </table:table-cell>
          <table:table-cell office:value-type="float" office:value="24.10336" calcext:value-type="float">
            <text:p>24.10336</text:p>
          </table:table-cell>
          <table:table-cell office:value-type="float" office:value="24.01627" calcext:value-type="float">
            <text:p>24.01627</text:p>
          </table:table-cell>
          <table:table-cell office:value-type="float" office:value="23.25186" calcext:value-type="float">
            <text:p>23.25186</text:p>
          </table:table-cell>
          <table:table-cell office:value-type="float" office:value="22.0231" calcext:value-type="float">
            <text:p>22.0231</text:p>
          </table:table-cell>
          <table:table-cell office:value-type="float" office:value="21.59164" calcext:value-type="float">
            <text:p>21.59164</text:p>
          </table:table-cell>
          <table:table-cell office:value-type="float" office:value="19.51895" calcext:value-type="float">
            <text:p>19.51895</text:p>
          </table:table-cell>
          <table:table-cell office:value-type="float" office:value="19.23965" calcext:value-type="float">
            <text:p>19.23965</text:p>
          </table:table-cell>
          <table:table-cell office:value-type="float" office:value="17.12793" calcext:value-type="float">
            <text:p>17.12793</text:p>
          </table:table-cell>
          <table:table-cell office:value-type="float" office:value="16.97452" calcext:value-type="float">
            <text:p>16.97452</text:p>
          </table:table-cell>
          <table:table-cell office:value-type="float" office:value="15.41635" calcext:value-type="float">
            <text:p>15.41635</text:p>
          </table:table-cell>
          <table:table-cell office:value-type="float" office:value="15.29926" calcext:value-type="float">
            <text:p>15.29926</text:p>
          </table:table-cell>
          <table:table-cell office:value-type="float" office:value="14.02158" calcext:value-type="float">
            <text:p>14.02158</text:p>
          </table:table-cell>
          <table:table-cell office:value-type="float" office:value="13.90735" calcext:value-type="float">
            <text:p>13.90735</text:p>
          </table:table-cell>
          <table:table-cell office:value-type="float" office:value="12.89713" calcext:value-type="float">
            <text:p>12.89713</text:p>
          </table:table-cell>
          <table:table-cell office:value-type="float" office:value="12.77396" calcext:value-type="float">
            <text:p>12.77396</text:p>
          </table:table-cell>
          <table:table-cell office:value-type="float" office:value="12.28687" calcext:value-type="float">
            <text:p>12.28687</text:p>
          </table:table-cell>
          <table:table-cell office:value-type="float" office:value="12.16245" calcext:value-type="float">
            <text:p>12.16245</text:p>
          </table:table-cell>
          <table:table-cell office:value-type="float" office:value="50.69922" calcext:value-type="float">
            <text:p>50.69922</text:p>
          </table:table-cell>
          <table:table-cell office:value-type="float" office:value="21.52145" calcext:value-type="float">
            <text:p>21.521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2" calcext:value-type="float">
            <text:p>23062002</text:p>
          </table:table-cell>
          <table:table-cell office:value-type="float" office:value="29.0322" calcext:value-type="float">
            <text:p>29.0322</text:p>
          </table:table-cell>
          <table:table-cell office:value-type="float" office:value="35.04" calcext:value-type="float">
            <text:p>35.04</text:p>
          </table:table-cell>
          <table:table-cell office:value-type="float" office:value="23.11" calcext:value-type="float">
            <text:p>23.11</text:p>
          </table:table-cell>
          <table:table-cell office:value-type="float" office:value="1.717356" calcext:value-type="float">
            <text:p>1.717356</text:p>
          </table:table-cell>
          <table:table-cell office:value-type="float" office:value="1.225357" calcext:value-type="float">
            <text:p>1.225357</text:p>
          </table:table-cell>
          <table:table-cell office:value-type="float" office:value="495.936" calcext:value-type="float">
            <text:p>495.936</text:p>
          </table:table-cell>
          <table:table-cell office:value-type="float" office:value="0" calcext:value-type="float">
            <text:p>0</text:p>
          </table:table-cell>
          <table:table-cell office:value-type="float" office:value="38.01144" calcext:value-type="float">
            <text:p>38.01144</text:p>
          </table:table-cell>
          <table:table-cell office:value-type="float" office:value="24.97656" calcext:value-type="float">
            <text:p>24.97656</text:p>
          </table:table-cell>
          <table:table-cell office:value-type="float" office:value="33.353" calcext:value-type="float">
            <text:p>33.353</text:p>
          </table:table-cell>
          <table:table-cell office:value-type="float" office:value="25.70108" calcext:value-type="float">
            <text:p>25.70108</text:p>
          </table:table-cell>
          <table:table-cell office:value-type="float" office:value="30.88318" calcext:value-type="float">
            <text:p>30.88318</text:p>
          </table:table-cell>
          <table:table-cell office:value-type="float" office:value="25.76416" calcext:value-type="float">
            <text:p>25.76416</text:p>
          </table:table-cell>
          <table:table-cell office:value-type="float" office:value="28.73849" calcext:value-type="float">
            <text:p>28.73849</text:p>
          </table:table-cell>
          <table:table-cell office:value-type="float" office:value="25.53015" calcext:value-type="float">
            <text:p>25.53015</text:p>
          </table:table-cell>
          <table:table-cell office:value-type="float" office:value="27.3139" calcext:value-type="float">
            <text:p>27.3139</text:p>
          </table:table-cell>
          <table:table-cell office:value-type="float" office:value="25.18372" calcext:value-type="float">
            <text:p>25.18372</text:p>
          </table:table-cell>
          <table:table-cell office:value-type="float" office:value="25.82211" calcext:value-type="float">
            <text:p>25.82211</text:p>
          </table:table-cell>
          <table:table-cell office:value-type="float" office:value="24.61752" calcext:value-type="float">
            <text:p>24.61752</text:p>
          </table:table-cell>
          <table:table-cell office:value-type="float" office:value="24.48132" calcext:value-type="float">
            <text:p>24.48132</text:p>
          </table:table-cell>
          <table:table-cell office:value-type="float" office:value="23.73828" calcext:value-type="float">
            <text:p>23.73828</text:p>
          </table:table-cell>
          <table:table-cell office:value-type="float" office:value="22.44385" calcext:value-type="float">
            <text:p>22.44385</text:p>
          </table:table-cell>
          <table:table-cell office:value-type="float" office:value="22.03036" calcext:value-type="float">
            <text:p>22.03036</text:p>
          </table:table-cell>
          <table:table-cell office:value-type="float" office:value="19.82025" calcext:value-type="float">
            <text:p>19.82025</text:p>
          </table:table-cell>
          <table:table-cell office:value-type="float" office:value="19.52203" calcext:value-type="float">
            <text:p>19.52203</text:p>
          </table:table-cell>
          <table:table-cell office:value-type="float" office:value="17.30658" calcext:value-type="float">
            <text:p>17.30658</text:p>
          </table:table-cell>
          <table:table-cell office:value-type="float" office:value="17.12964" calcext:value-type="float">
            <text:p>17.12964</text:p>
          </table:table-cell>
          <table:table-cell office:value-type="float" office:value="15.54901" calcext:value-type="float">
            <text:p>15.54901</text:p>
          </table:table-cell>
          <table:table-cell office:value-type="float" office:value="15.41763" calcext:value-type="float">
            <text:p>15.41763</text:p>
          </table:table-cell>
          <table:table-cell office:value-type="float" office:value="14.14136" calcext:value-type="float">
            <text:p>14.14136</text:p>
          </table:table-cell>
          <table:table-cell office:value-type="float" office:value="14.0228" calcext:value-type="float">
            <text:p>14.0228</text:p>
          </table:table-cell>
          <table:table-cell office:value-type="float" office:value="13.02017" calcext:value-type="float">
            <text:p>13.02017</text:p>
          </table:table-cell>
          <table:table-cell office:value-type="float" office:value="12.89841" calcext:value-type="float">
            <text:p>12.89841</text:p>
          </table:table-cell>
          <table:table-cell office:value-type="float" office:value="12.40948" calcext:value-type="float">
            <text:p>12.40948</text:p>
          </table:table-cell>
          <table:table-cell office:value-type="float" office:value="12.28815" calcext:value-type="float">
            <text:p>12.28815</text:p>
          </table:table-cell>
          <table:table-cell office:value-type="float" office:value="51.11194" calcext:value-type="float">
            <text:p>51.11194</text:p>
          </table:table-cell>
          <table:table-cell office:value-type="float" office:value="21.98227" calcext:value-type="float">
            <text:p>21.982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2" calcext:value-type="float">
            <text:p>24062002</text:p>
          </table:table-cell>
          <table:table-cell office:value-type="float" office:value="28.60128" calcext:value-type="float">
            <text:p>28.60128</text:p>
          </table:table-cell>
          <table:table-cell office:value-type="float" office:value="34.14" calcext:value-type="float">
            <text:p>34.14</text:p>
          </table:table-cell>
          <table:table-cell office:value-type="float" office:value="19.35" calcext:value-type="float">
            <text:p>19.35</text:p>
          </table:table-cell>
          <table:table-cell office:value-type="float" office:value="1.836353" calcext:value-type="float">
            <text:p>1.836353</text:p>
          </table:table-cell>
          <table:table-cell office:value-type="float" office:value="1.062994" calcext:value-type="float">
            <text:p>1.062994</text:p>
          </table:table-cell>
          <table:table-cell office:value-type="float" office:value="324.18" calcext:value-type="float">
            <text:p>324.18</text:p>
          </table:table-cell>
          <table:table-cell office:value-type="float" office:value="0" calcext:value-type="float">
            <text:p>0</text:p>
          </table:table-cell>
          <table:table-cell office:value-type="float" office:value="37.60385" calcext:value-type="float">
            <text:p>37.60385</text:p>
          </table:table-cell>
          <table:table-cell office:value-type="float" office:value="23.93585" calcext:value-type="float">
            <text:p>23.93585</text:p>
          </table:table-cell>
          <table:table-cell office:value-type="float" office:value="33.12506" calcext:value-type="float">
            <text:p>33.12506</text:p>
          </table:table-cell>
          <table:table-cell office:value-type="float" office:value="25.16553" calcext:value-type="float">
            <text:p>25.16553</text:p>
          </table:table-cell>
          <table:table-cell office:value-type="float" office:value="30.77063" calcext:value-type="float">
            <text:p>30.77063</text:p>
          </table:table-cell>
          <table:table-cell office:value-type="float" office:value="25.51385" calcext:value-type="float">
            <text:p>25.51385</text:p>
          </table:table-cell>
          <table:table-cell office:value-type="float" office:value="28.7323" calcext:value-type="float">
            <text:p>28.7323</text:p>
          </table:table-cell>
          <table:table-cell office:value-type="float" office:value="25.50333" calcext:value-type="float">
            <text:p>25.50333</text:p>
          </table:table-cell>
          <table:table-cell office:value-type="float" office:value="27.37485" calcext:value-type="float">
            <text:p>27.37485</text:p>
          </table:table-cell>
          <table:table-cell office:value-type="float" office:value="25.28967" calcext:value-type="float">
            <text:p>25.28967</text:p>
          </table:table-cell>
          <table:table-cell office:value-type="float" office:value="25.95135" calcext:value-type="float">
            <text:p>25.95135</text:p>
          </table:table-cell>
          <table:table-cell office:value-type="float" office:value="24.84372" calcext:value-type="float">
            <text:p>24.84372</text:p>
          </table:table-cell>
          <table:table-cell office:value-type="float" office:value="24.68259" calcext:value-type="float">
            <text:p>24.68259</text:p>
          </table:table-cell>
          <table:table-cell office:value-type="float" office:value="24.03329" calcext:value-type="float">
            <text:p>24.03329</text:p>
          </table:table-cell>
          <table:table-cell office:value-type="float" office:value="22.75464" calcext:value-type="float">
            <text:p>22.75464</text:p>
          </table:table-cell>
          <table:table-cell office:value-type="float" office:value="22.4509" calcext:value-type="float">
            <text:p>22.4509</text:p>
          </table:table-cell>
          <table:table-cell office:value-type="float" office:value="20.11496" calcext:value-type="float">
            <text:p>20.11496</text:p>
          </table:table-cell>
          <table:table-cell office:value-type="float" office:value="19.82349" calcext:value-type="float">
            <text:p>19.82349</text:p>
          </table:table-cell>
          <table:table-cell office:value-type="float" office:value="17.50281" calcext:value-type="float">
            <text:p>17.50281</text:p>
          </table:table-cell>
          <table:table-cell office:value-type="float" office:value="17.30853" calcext:value-type="float">
            <text:p>17.30853</text:p>
          </table:table-cell>
          <table:table-cell office:value-type="float" office:value="15.69473" calcext:value-type="float">
            <text:p>15.69473</text:p>
          </table:table-cell>
          <table:table-cell office:value-type="float" office:value="15.55048" calcext:value-type="float">
            <text:p>15.55048</text:p>
          </table:table-cell>
          <table:table-cell office:value-type="float" office:value="14.2659" calcext:value-type="float">
            <text:p>14.2659</text:p>
          </table:table-cell>
          <table:table-cell office:value-type="float" office:value="14.14261" calcext:value-type="float">
            <text:p>14.14261</text:p>
          </table:table-cell>
          <table:table-cell office:value-type="float" office:value="13.14273" calcext:value-type="float">
            <text:p>13.14273</text:p>
          </table:table-cell>
          <table:table-cell office:value-type="float" office:value="13.02145" calcext:value-type="float">
            <text:p>13.02145</text:p>
          </table:table-cell>
          <table:table-cell office:value-type="float" office:value="12.53018" calcext:value-type="float">
            <text:p>12.53018</text:p>
          </table:table-cell>
          <table:table-cell office:value-type="float" office:value="12.41074" calcext:value-type="float">
            <text:p>12.41074</text:p>
          </table:table-cell>
          <table:table-cell office:value-type="float" office:value="50.11404" calcext:value-type="float">
            <text:p>50.11404</text:p>
          </table:table-cell>
          <table:table-cell office:value-type="float" office:value="18.90524" calcext:value-type="float">
            <text:p>18.905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2" calcext:value-type="float">
            <text:p>25062002</text:p>
          </table:table-cell>
          <table:table-cell office:value-type="float" office:value="26.9874" calcext:value-type="float">
            <text:p>26.9874</text:p>
          </table:table-cell>
          <table:table-cell office:value-type="float" office:value="34.5" calcext:value-type="float">
            <text:p>34.5</text:p>
          </table:table-cell>
          <table:table-cell office:value-type="float" office:value="19.5" calcext:value-type="float">
            <text:p>19.5</text:p>
          </table:table-cell>
          <table:table-cell office:value-type="float" office:value="2.068369" calcext:value-type="float">
            <text:p>2.068369</text:p>
          </table:table-cell>
          <table:table-cell office:value-type="float" office:value="1.261506" calcext:value-type="float">
            <text:p>1.261506</text:p>
          </table:table-cell>
          <table:table-cell office:value-type="float" office:value="260.388" calcext:value-type="float">
            <text:p>260.388</text:p>
          </table:table-cell>
          <table:table-cell office:value-type="float" office:value="0" calcext:value-type="float">
            <text:p>0</text:p>
          </table:table-cell>
          <table:table-cell office:value-type="float" office:value="36.76874" calcext:value-type="float">
            <text:p>36.76874</text:p>
          </table:table-cell>
          <table:table-cell office:value-type="float" office:value="24.00214" calcext:value-type="float">
            <text:p>24.00214</text:p>
          </table:table-cell>
          <table:table-cell office:value-type="float" office:value="32.76099" calcext:value-type="float">
            <text:p>32.76099</text:p>
          </table:table-cell>
          <table:table-cell office:value-type="float" office:value="25.1499" calcext:value-type="float">
            <text:p>25.1499</text:p>
          </table:table-cell>
          <table:table-cell office:value-type="float" office:value="30.57022" calcext:value-type="float">
            <text:p>30.57022</text:p>
          </table:table-cell>
          <table:table-cell office:value-type="float" office:value="25.49384" calcext:value-type="float">
            <text:p>25.49384</text:p>
          </table:table-cell>
          <table:table-cell office:value-type="float" office:value="28.65817" calcext:value-type="float">
            <text:p>28.65817</text:p>
          </table:table-cell>
          <table:table-cell office:value-type="float" office:value="25.51141" calcext:value-type="float">
            <text:p>25.51141</text:p>
          </table:table-cell>
          <table:table-cell office:value-type="float" office:value="27.37497" calcext:value-type="float">
            <text:p>27.37497</text:p>
          </table:table-cell>
          <table:table-cell office:value-type="float" office:value="25.33411" calcext:value-type="float">
            <text:p>25.33411</text:p>
          </table:table-cell>
          <table:table-cell office:value-type="float" office:value="26.0318" calcext:value-type="float">
            <text:p>26.0318</text:p>
          </table:table-cell>
          <table:table-cell office:value-type="float" office:value="24.93842" calcext:value-type="float">
            <text:p>24.93842</text:p>
          </table:table-cell>
          <table:table-cell office:value-type="float" office:value="24.81668" calcext:value-type="float">
            <text:p>24.81668</text:p>
          </table:table-cell>
          <table:table-cell office:value-type="float" office:value="24.18671" calcext:value-type="float">
            <text:p>24.18671</text:p>
          </table:table-cell>
          <table:table-cell office:value-type="float" office:value="22.96286" calcext:value-type="float">
            <text:p>22.96286</text:p>
          </table:table-cell>
          <table:table-cell office:value-type="float" office:value="22.76022" calcext:value-type="float">
            <text:p>22.76022</text:p>
          </table:table-cell>
          <table:table-cell office:value-type="float" office:value="20.37088" calcext:value-type="float">
            <text:p>20.37088</text:p>
          </table:table-cell>
          <table:table-cell office:value-type="float" office:value="20.11789" calcext:value-type="float">
            <text:p>20.11789</text:p>
          </table:table-cell>
          <table:table-cell office:value-type="float" office:value="17.70593" calcext:value-type="float">
            <text:p>17.70593</text:p>
          </table:table-cell>
          <table:table-cell office:value-type="float" office:value="17.50491" calcext:value-type="float">
            <text:p>17.50491</text:p>
          </table:table-cell>
          <table:table-cell office:value-type="float" office:value="15.85114" calcext:value-type="float">
            <text:p>15.85114</text:p>
          </table:table-cell>
          <table:table-cell office:value-type="float" office:value="15.69629" calcext:value-type="float">
            <text:p>15.69629</text:p>
          </table:table-cell>
          <table:table-cell office:value-type="float" office:value="14.39627" calcext:value-type="float">
            <text:p>14.39627</text:p>
          </table:table-cell>
          <table:table-cell office:value-type="float" office:value="14.26718" calcext:value-type="float">
            <text:p>14.26718</text:p>
          </table:table-cell>
          <table:table-cell office:value-type="float" office:value="13.26541" calcext:value-type="float">
            <text:p>13.26541</text:p>
          </table:table-cell>
          <table:table-cell office:value-type="float" office:value="13.14401" calcext:value-type="float">
            <text:p>13.14401</text:p>
          </table:table-cell>
          <table:table-cell office:value-type="float" office:value="12.64871" calcext:value-type="float">
            <text:p>12.64871</text:p>
          </table:table-cell>
          <table:table-cell office:value-type="float" office:value="12.5314" calcext:value-type="float">
            <text:p>12.5314</text:p>
          </table:table-cell>
          <table:table-cell office:value-type="float" office:value="48.50549" calcext:value-type="float">
            <text:p>48.50549</text:p>
          </table:table-cell>
          <table:table-cell office:value-type="float" office:value="19.36597" calcext:value-type="float">
            <text:p>19.365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2" calcext:value-type="float">
            <text:p>26062002</text:p>
          </table:table-cell>
          <table:table-cell office:value-type="float" office:value="28.14696" calcext:value-type="float">
            <text:p>28.14696</text:p>
          </table:table-cell>
          <table:table-cell office:value-type="float" office:value="35.2" calcext:value-type="float">
            <text:p>35.2</text:p>
          </table:table-cell>
          <table:table-cell office:value-type="float" office:value="20" calcext:value-type="float">
            <text:p>20</text:p>
          </table:table-cell>
          <table:table-cell office:value-type="float" office:value="2.022356" calcext:value-type="float">
            <text:p>2.022356</text:p>
          </table:table-cell>
          <table:table-cell office:value-type="float" office:value="1.139647" calcext:value-type="float">
            <text:p>1.139647</text:p>
          </table:table-cell>
          <table:table-cell office:value-type="float" office:value="246.384" calcext:value-type="float">
            <text:p>246.384</text:p>
          </table:table-cell>
          <table:table-cell office:value-type="float" office:value="0" calcext:value-type="float">
            <text:p>0</text:p>
          </table:table-cell>
          <table:table-cell office:value-type="float" office:value="37.89838" calcext:value-type="float">
            <text:p>37.89838</text:p>
          </table:table-cell>
          <table:table-cell office:value-type="float" office:value="25.38641" calcext:value-type="float">
            <text:p>25.38641</text:p>
          </table:table-cell>
          <table:table-cell office:value-type="float" office:value="33.51385" calcext:value-type="float">
            <text:p>33.51385</text:p>
          </table:table-cell>
          <table:table-cell office:value-type="float" office:value="26.12015" calcext:value-type="float">
            <text:p>26.12015</text:p>
          </table:table-cell>
          <table:table-cell office:value-type="float" office:value="31.21536" calcext:value-type="float">
            <text:p>31.21536</text:p>
          </table:table-cell>
          <table:table-cell office:value-type="float" office:value="26.2298" calcext:value-type="float">
            <text:p>26.2298</text:p>
          </table:table-cell>
          <table:table-cell office:value-type="float" office:value="29.20016" calcext:value-type="float">
            <text:p>29.20016</text:p>
          </table:table-cell>
          <table:table-cell office:value-type="float" office:value="26.05692" calcext:value-type="float">
            <text:p>26.05692</text:p>
          </table:table-cell>
          <table:table-cell office:value-type="float" office:value="27.8425" calcext:value-type="float">
            <text:p>27.8425</text:p>
          </table:table-cell>
          <table:table-cell office:value-type="float" office:value="25.76654" calcext:value-type="float">
            <text:p>25.76654</text:p>
          </table:table-cell>
          <table:table-cell office:value-type="float" office:value="26.42383" calcext:value-type="float">
            <text:p>26.42383</text:p>
          </table:table-cell>
          <table:table-cell office:value-type="float" office:value="25.27237" calcext:value-type="float">
            <text:p>25.27237</text:p>
          </table:table-cell>
          <table:table-cell office:value-type="float" office:value="25.15366" calcext:value-type="float">
            <text:p>25.15366</text:p>
          </table:table-cell>
          <table:table-cell office:value-type="float" office:value="24.46799" calcext:value-type="float">
            <text:p>24.46799</text:p>
          </table:table-cell>
          <table:table-cell office:value-type="float" office:value="23.22369" calcext:value-type="float">
            <text:p>23.22369</text:p>
          </table:table-cell>
          <table:table-cell office:value-type="float" office:value="22.96793" calcext:value-type="float">
            <text:p>22.96793</text:p>
          </table:table-cell>
          <table:table-cell office:value-type="float" office:value="20.60452" calcext:value-type="float">
            <text:p>20.60452</text:p>
          </table:table-cell>
          <table:table-cell office:value-type="float" office:value="20.37341" calcext:value-type="float">
            <text:p>20.37341</text:p>
          </table:table-cell>
          <table:table-cell office:value-type="float" office:value="17.90686" calcext:value-type="float">
            <text:p>17.90686</text:p>
          </table:table-cell>
          <table:table-cell office:value-type="float" office:value="17.7081" calcext:value-type="float">
            <text:p>17.7081</text:p>
          </table:table-cell>
          <table:table-cell office:value-type="float" office:value="16.01395" calcext:value-type="float">
            <text:p>16.01395</text:p>
          </table:table-cell>
          <table:table-cell office:value-type="float" office:value="15.85281" calcext:value-type="float">
            <text:p>15.85281</text:p>
          </table:table-cell>
          <table:table-cell office:value-type="float" office:value="14.53302" calcext:value-type="float">
            <text:p>14.53302</text:p>
          </table:table-cell>
          <table:table-cell office:value-type="float" office:value="14.39764" calcext:value-type="float">
            <text:p>14.39764</text:p>
          </table:table-cell>
          <table:table-cell office:value-type="float" office:value="13.38953" calcext:value-type="float">
            <text:p>13.38953</text:p>
          </table:table-cell>
          <table:table-cell office:value-type="float" office:value="13.26666" calcext:value-type="float">
            <text:p>13.26666</text:p>
          </table:table-cell>
          <table:table-cell office:value-type="float" office:value="12.76712" calcext:value-type="float">
            <text:p>12.76712</text:p>
          </table:table-cell>
          <table:table-cell office:value-type="float" office:value="12.64993" calcext:value-type="float">
            <text:p>12.64993</text:p>
          </table:table-cell>
          <table:table-cell office:value-type="float" office:value="50.53778" calcext:value-type="float">
            <text:p>50.53778</text:p>
          </table:table-cell>
          <table:table-cell office:value-type="float" office:value="20.71506" calcext:value-type="float">
            <text:p>20.715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2" calcext:value-type="float">
            <text:p>27062002</text:p>
          </table:table-cell>
          <table:table-cell office:value-type="float" office:value="29.62512" calcext:value-type="float">
            <text:p>29.62512</text:p>
          </table:table-cell>
          <table:table-cell office:value-type="float" office:value="31.7" calcext:value-type="float">
            <text:p>31.7</text:p>
          </table:table-cell>
          <table:table-cell office:value-type="float" office:value="18.96" calcext:value-type="float">
            <text:p>18.96</text:p>
          </table:table-cell>
          <table:table-cell office:value-type="float" office:value="1.865326" calcext:value-type="float">
            <text:p>1.865326</text:p>
          </table:table-cell>
          <table:table-cell office:value-type="float" office:value="1.141717" calcext:value-type="float">
            <text:p>1.141717</text:p>
          </table:table-cell>
          <table:table-cell office:value-type="float" office:value="181.692" calcext:value-type="float">
            <text:p>181.692</text:p>
          </table:table-cell>
          <table:table-cell office:value-type="float" office:value="38.1" calcext:value-type="float">
            <text:p>38.1</text:p>
          </table:table-cell>
          <table:table-cell office:value-type="float" office:value="34.43396" calcext:value-type="float">
            <text:p>34.43396</text:p>
          </table:table-cell>
          <table:table-cell office:value-type="float" office:value="21.0325" calcext:value-type="float">
            <text:p>21.0325</text:p>
          </table:table-cell>
          <table:table-cell office:value-type="float" office:value="31.44302" calcext:value-type="float">
            <text:p>31.44302</text:p>
          </table:table-cell>
          <table:table-cell office:value-type="float" office:value="23.10355" calcext:value-type="float">
            <text:p>23.10355</text:p>
          </table:table-cell>
          <table:table-cell office:value-type="float" office:value="29.94464" calcext:value-type="float">
            <text:p>29.94464</text:p>
          </table:table-cell>
          <table:table-cell office:value-type="float" office:value="24.53439" calcext:value-type="float">
            <text:p>24.53439</text:p>
          </table:table-cell>
          <table:table-cell office:value-type="float" office:value="28.4267" calcext:value-type="float">
            <text:p>28.4267</text:p>
          </table:table-cell>
          <table:table-cell office:value-type="float" office:value="25.55157" calcext:value-type="float">
            <text:p>25.55157</text:p>
          </table:table-cell>
          <table:table-cell office:value-type="float" office:value="27.30948" calcext:value-type="float">
            <text:p>27.30948</text:p>
          </table:table-cell>
          <table:table-cell office:value-type="float" office:value="25.68106" calcext:value-type="float">
            <text:p>25.68106</text:p>
          </table:table-cell>
          <table:table-cell office:value-type="float" office:value="26.35742" calcext:value-type="float">
            <text:p>26.35742</text:p>
          </table:table-cell>
          <table:table-cell office:value-type="float" office:value="25.32635" calcext:value-type="float">
            <text:p>25.32635</text:p>
          </table:table-cell>
          <table:table-cell office:value-type="float" office:value="25.15677" calcext:value-type="float">
            <text:p>25.15677</text:p>
          </table:table-cell>
          <table:table-cell office:value-type="float" office:value="24.61606" calcext:value-type="float">
            <text:p>24.61606</text:p>
          </table:table-cell>
          <table:table-cell office:value-type="float" office:value="23.39597" calcext:value-type="float">
            <text:p>23.39597</text:p>
          </table:table-cell>
          <table:table-cell office:value-type="float" office:value="23.22943" calcext:value-type="float">
            <text:p>23.22943</text:p>
          </table:table-cell>
          <table:table-cell office:value-type="float" office:value="20.83109" calcext:value-type="float">
            <text:p>20.83109</text:p>
          </table:table-cell>
          <table:table-cell office:value-type="float" office:value="20.60703" calcext:value-type="float">
            <text:p>20.60703</text:p>
          </table:table-cell>
          <table:table-cell office:value-type="float" office:value="18.10608" calcext:value-type="float">
            <text:p>18.10608</text:p>
          </table:table-cell>
          <table:table-cell office:value-type="float" office:value="17.90897" calcext:value-type="float">
            <text:p>17.90897</text:p>
          </table:table-cell>
          <table:table-cell office:value-type="float" office:value="16.18005" calcext:value-type="float">
            <text:p>16.18005</text:p>
          </table:table-cell>
          <table:table-cell office:value-type="float" office:value="16.01566" calcext:value-type="float">
            <text:p>16.01566</text:p>
          </table:table-cell>
          <table:table-cell office:value-type="float" office:value="14.67361" calcext:value-type="float">
            <text:p>14.67361</text:p>
          </table:table-cell>
          <table:table-cell office:value-type="float" office:value="14.53448" calcext:value-type="float">
            <text:p>14.53448</text:p>
          </table:table-cell>
          <table:table-cell office:value-type="float" office:value="13.51523" calcext:value-type="float">
            <text:p>13.51523</text:p>
          </table:table-cell>
          <table:table-cell office:value-type="float" office:value="13.39087" calcext:value-type="float">
            <text:p>13.39087</text:p>
          </table:table-cell>
          <table:table-cell office:value-type="float" office:value="12.88437" calcext:value-type="float">
            <text:p>12.88437</text:p>
          </table:table-cell>
          <table:table-cell office:value-type="float" office:value="12.76834" calcext:value-type="float">
            <text:p>12.76834</text:p>
          </table:table-cell>
          <table:table-cell office:value-type="float" office:value="44.26697" calcext:value-type="float">
            <text:p>44.26697</text:p>
          </table:table-cell>
          <table:table-cell office:value-type="float" office:value="18.66055" calcext:value-type="float">
            <text:p>18.660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2" calcext:value-type="float">
            <text:p>28062002</text:p>
          </table:table-cell>
          <table:table-cell office:value-type="float" office:value="29.70684" calcext:value-type="float">
            <text:p>29.70684</text:p>
          </table:table-cell>
          <table:table-cell office:value-type="float" office:value="33.59" calcext:value-type="float">
            <text:p>33.59</text:p>
          </table:table-cell>
          <table:table-cell office:value-type="float" office:value="18.01" calcext:value-type="float">
            <text:p>18.01</text:p>
          </table:table-cell>
          <table:table-cell office:value-type="float" office:value="1.906229" calcext:value-type="float">
            <text:p>1.906229</text:p>
          </table:table-cell>
          <table:table-cell office:value-type="float" office:value="1.247474" calcext:value-type="float">
            <text:p>1.247474</text:p>
          </table:table-cell>
          <table:table-cell office:value-type="float" office:value="298.08" calcext:value-type="float">
            <text:p>298.08</text:p>
          </table:table-cell>
          <table:table-cell office:value-type="float" office:value="0" calcext:value-type="float">
            <text:p>0</text:p>
          </table:table-cell>
          <table:table-cell office:value-type="float" office:value="30.54568" calcext:value-type="float">
            <text:p>30.54568</text:p>
          </table:table-cell>
          <table:table-cell office:value-type="float" office:value="18.8335" calcext:value-type="float">
            <text:p>18.8335</text:p>
          </table:table-cell>
          <table:table-cell office:value-type="float" office:value="28.6662" calcext:value-type="float">
            <text:p>28.6662</text:p>
          </table:table-cell>
          <table:table-cell office:value-type="float" office:value="20.41864" calcext:value-type="float">
            <text:p>20.41864</text:p>
          </table:table-cell>
          <table:table-cell office:value-type="float" office:value="27.23041" calcext:value-type="float">
            <text:p>27.23041</text:p>
          </table:table-cell>
          <table:table-cell office:value-type="float" office:value="21.65976" calcext:value-type="float">
            <text:p>21.65976</text:p>
          </table:table-cell>
          <table:table-cell office:value-type="float" office:value="26.02292" calcext:value-type="float">
            <text:p>26.02292</text:p>
          </table:table-cell>
          <table:table-cell office:value-type="float" office:value="22.79843" calcext:value-type="float">
            <text:p>22.79843</text:p>
          </table:table-cell>
          <table:table-cell office:value-type="float" office:value="25.67194" calcext:value-type="float">
            <text:p>25.67194</text:p>
          </table:table-cell>
          <table:table-cell office:value-type="float" office:value="23.3761" calcext:value-type="float">
            <text:p>23.3761</text:p>
          </table:table-cell>
          <table:table-cell office:value-type="float" office:value="25.66348" calcext:value-type="float">
            <text:p>25.66348</text:p>
          </table:table-cell>
          <table:table-cell office:value-type="float" office:value="23.72833" calcext:value-type="float">
            <text:p>23.72833</text:p>
          </table:table-cell>
          <table:table-cell office:value-type="float" office:value="24.93326" calcext:value-type="float">
            <text:p>24.93326</text:p>
          </table:table-cell>
          <table:table-cell office:value-type="float" office:value="23.58362" calcext:value-type="float">
            <text:p>23.58362</text:p>
          </table:table-cell>
          <table:table-cell office:value-type="float" office:value="23.40466" calcext:value-type="float">
            <text:p>23.40466</text:p>
          </table:table-cell>
          <table:table-cell office:value-type="float" office:value="22.93387" calcext:value-type="float">
            <text:p>22.93387</text:p>
          </table:table-cell>
          <table:table-cell office:value-type="float" office:value="20.92206" calcext:value-type="float">
            <text:p>20.92206</text:p>
          </table:table-cell>
          <table:table-cell office:value-type="float" office:value="20.83328" calcext:value-type="float">
            <text:p>20.83328</text:p>
          </table:table-cell>
          <table:table-cell office:value-type="float" office:value="18.29141" calcext:value-type="float">
            <text:p>18.29141</text:p>
          </table:table-cell>
          <table:table-cell office:value-type="float" office:value="18.10812" calcext:value-type="float">
            <text:p>18.10812</text:p>
          </table:table-cell>
          <table:table-cell office:value-type="float" office:value="16.34732" calcext:value-type="float">
            <text:p>16.34732</text:p>
          </table:table-cell>
          <table:table-cell office:value-type="float" office:value="16.18179" calcext:value-type="float">
            <text:p>16.18179</text:p>
          </table:table-cell>
          <table:table-cell office:value-type="float" office:value="14.81711" calcext:value-type="float">
            <text:p>14.81711</text:p>
          </table:table-cell>
          <table:table-cell office:value-type="float" office:value="14.67508" calcext:value-type="float">
            <text:p>14.67508</text:p>
          </table:table-cell>
          <table:table-cell office:value-type="float" office:value="13.64249" calcext:value-type="float">
            <text:p>13.64249</text:p>
          </table:table-cell>
          <table:table-cell office:value-type="float" office:value="13.51654" calcext:value-type="float">
            <text:p>13.51654</text:p>
          </table:table-cell>
          <table:table-cell office:value-type="float" office:value="13.00244" calcext:value-type="float">
            <text:p>13.00244</text:p>
          </table:table-cell>
          <table:table-cell office:value-type="float" office:value="12.88559" calcext:value-type="float">
            <text:p>12.88559</text:p>
          </table:table-cell>
          <table:table-cell office:value-type="float" office:value="32.82068" calcext:value-type="float">
            <text:p>32.82068</text:p>
          </table:table-cell>
          <table:table-cell office:value-type="float" office:value="17.54498" calcext:value-type="float">
            <text:p>17.544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2" calcext:value-type="float">
            <text:p>29062002</text:p>
          </table:table-cell>
          <table:table-cell office:value-type="float" office:value="27.81828" calcext:value-type="float">
            <text:p>27.81828</text:p>
          </table:table-cell>
          <table:table-cell office:value-type="float" office:value="35.56" calcext:value-type="float">
            <text:p>35.56</text:p>
          </table:table-cell>
          <table:table-cell office:value-type="float" office:value="23.29" calcext:value-type="float">
            <text:p>23.29</text:p>
          </table:table-cell>
          <table:table-cell office:value-type="float" office:value="2.299073" calcext:value-type="float">
            <text:p>2.299073</text:p>
          </table:table-cell>
          <table:table-cell office:value-type="float" office:value="1.264922" calcext:value-type="float">
            <text:p>1.264922</text:p>
          </table:table-cell>
          <table:table-cell office:value-type="float" office:value="392.976" calcext:value-type="float">
            <text:p>392.976</text:p>
          </table:table-cell>
          <table:table-cell office:value-type="float" office:value="0" calcext:value-type="float">
            <text:p>0</text:p>
          </table:table-cell>
          <table:table-cell office:value-type="float" office:value="31.16306" calcext:value-type="float">
            <text:p>31.16306</text:p>
          </table:table-cell>
          <table:table-cell office:value-type="float" office:value="22.48679" calcext:value-type="float">
            <text:p>22.48679</text:p>
          </table:table-cell>
          <table:table-cell office:value-type="float" office:value="28.89258" calcext:value-type="float">
            <text:p>28.89258</text:p>
          </table:table-cell>
          <table:table-cell office:value-type="float" office:value="23.0686" calcext:value-type="float">
            <text:p>23.0686</text:p>
          </table:table-cell>
          <table:table-cell office:value-type="float" office:value="27.4826" calcext:value-type="float">
            <text:p>27.4826</text:p>
          </table:table-cell>
          <table:table-cell office:value-type="float" office:value="23.47284" calcext:value-type="float">
            <text:p>23.47284</text:p>
          </table:table-cell>
          <table:table-cell office:value-type="float" office:value="26.22046" calcext:value-type="float">
            <text:p>26.22046</text:p>
          </table:table-cell>
          <table:table-cell office:value-type="float" office:value="23.70901" calcext:value-type="float">
            <text:p>23.70901</text:p>
          </table:table-cell>
          <table:table-cell office:value-type="float" office:value="25.388" calcext:value-type="float">
            <text:p>25.388</text:p>
          </table:table-cell>
          <table:table-cell office:value-type="float" office:value="23.76868" calcext:value-type="float">
            <text:p>23.76868</text:p>
          </table:table-cell>
          <table:table-cell office:value-type="float" office:value="24.54196" calcext:value-type="float">
            <text:p>24.54196</text:p>
          </table:table-cell>
          <table:table-cell office:value-type="float" office:value="23.70856" calcext:value-type="float">
            <text:p>23.70856</text:p>
          </table:table-cell>
          <table:table-cell office:value-type="float" office:value="23.8819" calcext:value-type="float">
            <text:p>23.8819</text:p>
          </table:table-cell>
          <table:table-cell office:value-type="float" office:value="23.39703" calcext:value-type="float">
            <text:p>23.39703</text:p>
          </table:table-cell>
          <table:table-cell office:value-type="float" office:value="22.9321" calcext:value-type="float">
            <text:p>22.9321</text:p>
          </table:table-cell>
          <table:table-cell office:value-type="float" office:value="22.69916" calcext:value-type="float">
            <text:p>22.69916</text:p>
          </table:table-cell>
          <table:table-cell office:value-type="float" office:value="20.92053" calcext:value-type="float">
            <text:p>20.92053</text:p>
          </table:table-cell>
          <table:table-cell office:value-type="float" office:value="20.88293" calcext:value-type="float">
            <text:p>20.88293</text:p>
          </table:table-cell>
          <table:table-cell office:value-type="float" office:value="18.43143" calcext:value-type="float">
            <text:p>18.43143</text:p>
          </table:table-cell>
          <table:table-cell office:value-type="float" office:value="18.29315" calcext:value-type="float">
            <text:p>18.29315</text:p>
          </table:table-cell>
          <table:table-cell office:value-type="float" office:value="16.50549" calcext:value-type="float">
            <text:p>16.50549</text:p>
          </table:table-cell>
          <table:table-cell office:value-type="float" office:value="16.34903" calcext:value-type="float">
            <text:p>16.34903</text:p>
          </table:table-cell>
          <table:table-cell office:value-type="float" office:value="14.96152" calcext:value-type="float">
            <text:p>14.96152</text:p>
          </table:table-cell>
          <table:table-cell office:value-type="float" office:value="14.81863" calcext:value-type="float">
            <text:p>14.81863</text:p>
          </table:table-cell>
          <table:table-cell office:value-type="float" office:value="13.77136" calcext:value-type="float">
            <text:p>13.77136</text:p>
          </table:table-cell>
          <table:table-cell office:value-type="float" office:value="13.64383" calcext:value-type="float">
            <text:p>13.64383</text:p>
          </table:table-cell>
          <table:table-cell office:value-type="float" office:value="13.12094" calcext:value-type="float">
            <text:p>13.12094</text:p>
          </table:table-cell>
          <table:table-cell office:value-type="float" office:value="13.00366" calcext:value-type="float">
            <text:p>13.00366</text:p>
          </table:table-cell>
          <table:table-cell office:value-type="float" office:value="33.16501" calcext:value-type="float">
            <text:p>33.16501</text:p>
          </table:table-cell>
          <table:table-cell office:value-type="float" office:value="21.1496" calcext:value-type="float">
            <text:p>21.14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2" calcext:value-type="float">
            <text:p>30062002</text:p>
          </table:table-cell>
          <table:table-cell office:value-type="float" office:value="29.15784" calcext:value-type="float">
            <text:p>29.15784</text:p>
          </table:table-cell>
          <table:table-cell office:value-type="float" office:value="35.47" calcext:value-type="float">
            <text:p>35.47</text:p>
          </table:table-cell>
          <table:table-cell office:value-type="float" office:value="22.96" calcext:value-type="float">
            <text:p>22.96</text:p>
          </table:table-cell>
          <table:table-cell office:value-type="float" office:value="2.290213" calcext:value-type="float">
            <text:p>2.290213</text:p>
          </table:table-cell>
          <table:table-cell office:value-type="float" office:value="1.429051" calcext:value-type="float">
            <text:p>1.429051</text:p>
          </table:table-cell>
          <table:table-cell office:value-type="float" office:value="414.684" calcext:value-type="float">
            <text:p>414.684</text:p>
          </table:table-cell>
          <table:table-cell office:value-type="float" office:value="0" calcext:value-type="float">
            <text:p>0</text:p>
          </table:table-cell>
          <table:table-cell office:value-type="float" office:value="33.49429" calcext:value-type="float">
            <text:p>33.49429</text:p>
          </table:table-cell>
          <table:table-cell office:value-type="float" office:value="22.99689" calcext:value-type="float">
            <text:p>22.99689</text:p>
          </table:table-cell>
          <table:table-cell office:value-type="float" office:value="30.24786" calcext:value-type="float">
            <text:p>30.24786</text:p>
          </table:table-cell>
          <table:table-cell office:value-type="float" office:value="23.63034" calcext:value-type="float">
            <text:p>23.63034</text:p>
          </table:table-cell>
          <table:table-cell office:value-type="float" office:value="28.43851" calcext:value-type="float">
            <text:p>28.43851</text:p>
          </table:table-cell>
          <table:table-cell office:value-type="float" office:value="23.91705" calcext:value-type="float">
            <text:p>23.91705</text:p>
          </table:table-cell>
          <table:table-cell office:value-type="float" office:value="26.90652" calcext:value-type="float">
            <text:p>26.90652</text:p>
          </table:table-cell>
          <table:table-cell office:value-type="float" office:value="24.01825" calcext:value-type="float">
            <text:p>24.01825</text:p>
          </table:table-cell>
          <table:table-cell office:value-type="float" office:value="25.89722" calcext:value-type="float">
            <text:p>25.89722</text:p>
          </table:table-cell>
          <table:table-cell office:value-type="float" office:value="23.97809" calcext:value-type="float">
            <text:p>23.97809</text:p>
          </table:table-cell>
          <table:table-cell office:value-type="float" office:value="24.88409" calcext:value-type="float">
            <text:p>24.88409</text:p>
          </table:table-cell>
          <table:table-cell office:value-type="float" office:value="23.81296" calcext:value-type="float">
            <text:p>23.81296</text:p>
          </table:table-cell>
          <table:table-cell office:value-type="float" office:value="24.0145" calcext:value-type="float">
            <text:p>24.0145</text:p>
          </table:table-cell>
          <table:table-cell office:value-type="float" office:value="23.41342" calcext:value-type="float">
            <text:p>23.41342</text:p>
          </table:table-cell>
          <table:table-cell office:value-type="float" office:value="22.72552" calcext:value-type="float">
            <text:p>22.72552</text:p>
          </table:table-cell>
          <table:table-cell office:value-type="float" office:value="22.63351" calcext:value-type="float">
            <text:p>22.63351</text:p>
          </table:table-cell>
          <table:table-cell office:value-type="float" office:value="20.88263" calcext:value-type="float">
            <text:p>20.88263</text:p>
          </table:table-cell>
          <table:table-cell office:value-type="float" office:value="20.86368" calcext:value-type="float">
            <text:p>20.86368</text:p>
          </table:table-cell>
          <table:table-cell office:value-type="float" office:value="18.53601" calcext:value-type="float">
            <text:p>18.53601</text:p>
          </table:table-cell>
          <table:table-cell office:value-type="float" office:value="18.43265" calcext:value-type="float">
            <text:p>18.43265</text:p>
          </table:table-cell>
          <table:table-cell office:value-type="float" office:value="16.64752" calcext:value-type="float">
            <text:p>16.64752</text:p>
          </table:table-cell>
          <table:table-cell office:value-type="float" office:value="16.50705" calcext:value-type="float">
            <text:p>16.50705</text:p>
          </table:table-cell>
          <table:table-cell office:value-type="float" office:value="15.10367" calcext:value-type="float">
            <text:p>15.10367</text:p>
          </table:table-cell>
          <table:table-cell office:value-type="float" office:value="14.96301" calcext:value-type="float">
            <text:p>14.96301</text:p>
          </table:table-cell>
          <table:table-cell office:value-type="float" office:value="13.90088" calcext:value-type="float">
            <text:p>13.90088</text:p>
          </table:table-cell>
          <table:table-cell office:value-type="float" office:value="13.77267" calcext:value-type="float">
            <text:p>13.77267</text:p>
          </table:table-cell>
          <table:table-cell office:value-type="float" office:value="13.23938" calcext:value-type="float">
            <text:p>13.23938</text:p>
          </table:table-cell>
          <table:table-cell office:value-type="float" office:value="13.12216" calcext:value-type="float">
            <text:p>13.12216</text:p>
          </table:table-cell>
          <table:table-cell office:value-type="float" office:value="48.40549" calcext:value-type="float">
            <text:p>48.40549</text:p>
          </table:table-cell>
          <table:table-cell office:value-type="float" office:value="21.15796" calcext:value-type="float">
            <text:p>21.157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2" calcext:value-type="float">
            <text:p>1072002</text:p>
          </table:table-cell>
          <table:table-cell office:value-type="float" office:value="29.0106" calcext:value-type="float">
            <text:p>29.0106</text:p>
          </table:table-cell>
          <table:table-cell office:value-type="float" office:value="32.04" calcext:value-type="float">
            <text:p>32.04</text:p>
          </table:table-cell>
          <table:table-cell office:value-type="float" office:value="23.02" calcext:value-type="float">
            <text:p>23.02</text:p>
          </table:table-cell>
          <table:table-cell office:value-type="float" office:value="1.981711" calcext:value-type="float">
            <text:p>1.981711</text:p>
          </table:table-cell>
          <table:table-cell office:value-type="float" office:value="1.503093" calcext:value-type="float">
            <text:p>1.503093</text:p>
          </table:table-cell>
          <table:table-cell office:value-type="float" office:value="546.66" calcext:value-type="float">
            <text:p>546.66</text:p>
          </table:table-cell>
          <table:table-cell office:value-type="float" office:value="0" calcext:value-type="float">
            <text:p>0</text:p>
          </table:table-cell>
          <table:table-cell office:value-type="float" office:value="34.40704" calcext:value-type="float">
            <text:p>34.40704</text:p>
          </table:table-cell>
          <table:table-cell office:value-type="float" office:value="23.74487" calcext:value-type="float">
            <text:p>23.74487</text:p>
          </table:table-cell>
          <table:table-cell office:value-type="float" office:value="30.84119" calcext:value-type="float">
            <text:p>30.84119</text:p>
          </table:table-cell>
          <table:table-cell office:value-type="float" office:value="24.50455" calcext:value-type="float">
            <text:p>24.50455</text:p>
          </table:table-cell>
          <table:table-cell office:value-type="float" office:value="28.98569" calcext:value-type="float">
            <text:p>28.98569</text:p>
          </table:table-cell>
          <table:table-cell office:value-type="float" office:value="24.70477" calcext:value-type="float">
            <text:p>24.70477</text:p>
          </table:table-cell>
          <table:table-cell office:value-type="float" office:value="27.39047" calcext:value-type="float">
            <text:p>27.39047</text:p>
          </table:table-cell>
          <table:table-cell office:value-type="float" office:value="24.68079" calcext:value-type="float">
            <text:p>24.68079</text:p>
          </table:table-cell>
          <table:table-cell office:value-type="float" office:value="26.31799" calcext:value-type="float">
            <text:p>26.31799</text:p>
          </table:table-cell>
          <table:table-cell office:value-type="float" office:value="24.53827" calcext:value-type="float">
            <text:p>24.53827</text:p>
          </table:table-cell>
          <table:table-cell office:value-type="float" office:value="25.23026" calcext:value-type="float">
            <text:p>25.23026</text:p>
          </table:table-cell>
          <table:table-cell office:value-type="float" office:value="24.24927" calcext:value-type="float">
            <text:p>24.24927</text:p>
          </table:table-cell>
          <table:table-cell office:value-type="float" office:value="24.2887" calcext:value-type="float">
            <text:p>24.2887</text:p>
          </table:table-cell>
          <table:table-cell office:value-type="float" office:value="23.7153" calcext:value-type="float">
            <text:p>23.7153</text:p>
          </table:table-cell>
          <table:table-cell office:value-type="float" office:value="22.86133" calcext:value-type="float">
            <text:p>22.86133</text:p>
          </table:table-cell>
          <table:table-cell office:value-type="float" office:value="22.7084" calcext:value-type="float">
            <text:p>22.7084</text:p>
          </table:table-cell>
          <table:table-cell office:value-type="float" office:value="20.91092" calcext:value-type="float">
            <text:p>20.91092</text:p>
          </table:table-cell>
          <table:table-cell office:value-type="float" office:value="20.86462" calcext:value-type="float">
            <text:p>20.86462</text:p>
          </table:table-cell>
          <table:table-cell office:value-type="float" office:value="18.62799" calcext:value-type="float">
            <text:p>18.62799</text:p>
          </table:table-cell>
          <table:table-cell office:value-type="float" office:value="18.53696" calcext:value-type="float">
            <text:p>18.53696</text:p>
          </table:table-cell>
          <table:table-cell office:value-type="float" office:value="16.77533" calcext:value-type="float">
            <text:p>16.77533</text:p>
          </table:table-cell>
          <table:table-cell office:value-type="float" office:value="16.64893" calcext:value-type="float">
            <text:p>16.64893</text:p>
          </table:table-cell>
          <table:table-cell office:value-type="float" office:value="15.24106" calcext:value-type="float">
            <text:p>15.24106</text:p>
          </table:table-cell>
          <table:table-cell office:value-type="float" office:value="15.10516" calcext:value-type="float">
            <text:p>15.10516</text:p>
          </table:table-cell>
          <table:table-cell office:value-type="float" office:value="14.03" calcext:value-type="float">
            <text:p>14.03</text:p>
          </table:table-cell>
          <table:table-cell office:value-type="float" office:value="13.90225" calcext:value-type="float">
            <text:p>13.90225</text:p>
          </table:table-cell>
          <table:table-cell office:value-type="float" office:value="13.358" calcext:value-type="float">
            <text:p>13.358</text:p>
          </table:table-cell>
          <table:table-cell office:value-type="float" office:value="13.24063" calcext:value-type="float">
            <text:p>13.24063</text:p>
          </table:table-cell>
          <table:table-cell office:value-type="float" office:value="46.06143" calcext:value-type="float">
            <text:p>46.06143</text:p>
          </table:table-cell>
          <table:table-cell office:value-type="float" office:value="21.7626" calcext:value-type="float">
            <text:p>21.76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2" calcext:value-type="float">
            <text:p>2072002</text:p>
          </table:table-cell>
          <table:table-cell office:value-type="float" office:value="23.16132" calcext:value-type="float">
            <text:p>23.16132</text:p>
          </table:table-cell>
          <table:table-cell office:value-type="float" office:value="31.5" calcext:value-type="float">
            <text:p>31.5</text:p>
          </table:table-cell>
          <table:table-cell office:value-type="float" office:value="20.1" calcext:value-type="float">
            <text:p>20.1</text:p>
          </table:table-cell>
          <table:table-cell office:value-type="float" office:value="2.134301" calcext:value-type="float">
            <text:p>2.134301</text:p>
          </table:table-cell>
          <table:table-cell office:value-type="float" office:value="1.570366" calcext:value-type="float">
            <text:p>1.570366</text:p>
          </table:table-cell>
          <table:table-cell office:value-type="float" office:value="404.784" calcext:value-type="float">
            <text:p>404.784</text:p>
          </table:table-cell>
          <table:table-cell office:value-type="float" office:value="0" calcext:value-type="float">
            <text:p>0</text:p>
          </table:table-cell>
          <table:table-cell office:value-type="float" office:value="33.15344" calcext:value-type="float">
            <text:p>33.15344</text:p>
          </table:table-cell>
          <table:table-cell office:value-type="float" office:value="23.90225" calcext:value-type="float">
            <text:p>23.90225</text:p>
          </table:table-cell>
          <table:table-cell office:value-type="float" office:value="30.05432" calcext:value-type="float">
            <text:p>30.05432</text:p>
          </table:table-cell>
          <table:table-cell office:value-type="float" office:value="24.75015" calcext:value-type="float">
            <text:p>24.75015</text:p>
          </table:table-cell>
          <table:table-cell office:value-type="float" office:value="28.51807" calcext:value-type="float">
            <text:p>28.51807</text:p>
          </table:table-cell>
          <table:table-cell office:value-type="float" office:value="24.98578" calcext:value-type="float">
            <text:p>24.98578</text:p>
          </table:table-cell>
          <table:table-cell office:value-type="float" office:value="27.18204" calcext:value-type="float">
            <text:p>27.18204</text:p>
          </table:table-cell>
          <table:table-cell office:value-type="float" office:value="24.96729" calcext:value-type="float">
            <text:p>24.96729</text:p>
          </table:table-cell>
          <table:table-cell office:value-type="float" office:value="26.24802" calcext:value-type="float">
            <text:p>26.24802</text:p>
          </table:table-cell>
          <table:table-cell office:value-type="float" office:value="24.81451" calcext:value-type="float">
            <text:p>24.81451</text:p>
          </table:table-cell>
          <table:table-cell office:value-type="float" office:value="25.26428" calcext:value-type="float">
            <text:p>25.26428</text:p>
          </table:table-cell>
          <table:table-cell office:value-type="float" office:value="24.49915" calcext:value-type="float">
            <text:p>24.49915</text:p>
          </table:table-cell>
          <table:table-cell office:value-type="float" office:value="24.3707" calcext:value-type="float">
            <text:p>24.3707</text:p>
          </table:table-cell>
          <table:table-cell office:value-type="float" office:value="23.93445" calcext:value-type="float">
            <text:p>23.93445</text:p>
          </table:table-cell>
          <table:table-cell office:value-type="float" office:value="23.00092" calcext:value-type="float">
            <text:p>23.00092</text:p>
          </table:table-cell>
          <table:table-cell office:value-type="float" office:value="22.86554" calcext:value-type="float">
            <text:p>22.86554</text:p>
          </table:table-cell>
          <table:table-cell office:value-type="float" office:value="21.00476" calcext:value-type="float">
            <text:p>21.00476</text:p>
          </table:table-cell>
          <table:table-cell office:value-type="float" office:value="20.91177" calcext:value-type="float">
            <text:p>20.91177</text:p>
          </table:table-cell>
          <table:table-cell office:value-type="float" office:value="18.7236" calcext:value-type="float">
            <text:p>18.7236</text:p>
          </table:table-cell>
          <table:table-cell office:value-type="float" office:value="18.629" calcext:value-type="float">
            <text:p>18.629</text:p>
          </table:table-cell>
          <table:table-cell office:value-type="float" office:value="16.89526" calcext:value-type="float">
            <text:p>16.89526</text:p>
          </table:table-cell>
          <table:table-cell office:value-type="float" office:value="16.77658" calcext:value-type="float">
            <text:p>16.77658</text:p>
          </table:table-cell>
          <table:table-cell office:value-type="float" office:value="15.37341" calcext:value-type="float">
            <text:p>15.37341</text:p>
          </table:table-cell>
          <table:table-cell office:value-type="float" office:value="15.24246" calcext:value-type="float">
            <text:p>15.24246</text:p>
          </table:table-cell>
          <table:table-cell office:value-type="float" office:value="14.15775" calcext:value-type="float">
            <text:p>14.15775</text:p>
          </table:table-cell>
          <table:table-cell office:value-type="float" office:value="14.03134" calcext:value-type="float">
            <text:p>14.03134</text:p>
          </table:table-cell>
          <table:table-cell office:value-type="float" office:value="13.4765" calcext:value-type="float">
            <text:p>13.4765</text:p>
          </table:table-cell>
          <table:table-cell office:value-type="float" office:value="13.35922" calcext:value-type="float">
            <text:p>13.35922</text:p>
          </table:table-cell>
          <table:table-cell office:value-type="float" office:value="43.45581" calcext:value-type="float">
            <text:p>43.45581</text:p>
          </table:table-cell>
          <table:table-cell office:value-type="float" office:value="20.40137" calcext:value-type="float">
            <text:p>20.401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2" calcext:value-type="float">
            <text:p>3072002</text:p>
          </table:table-cell>
          <table:table-cell office:value-type="float" office:value="15.34248" calcext:value-type="float">
            <text:p>15.34248</text:p>
          </table:table-cell>
          <table:table-cell office:value-type="float" office:value="30.49" calcext:value-type="float">
            <text:p>30.49</text:p>
          </table:table-cell>
          <table:table-cell office:value-type="float" office:value="20.5" calcext:value-type="float">
            <text:p>20.5</text:p>
          </table:table-cell>
          <table:table-cell office:value-type="float" office:value="2.391673" calcext:value-type="float">
            <text:p>2.391673</text:p>
          </table:table-cell>
          <table:table-cell office:value-type="float" office:value="1.873748" calcext:value-type="float">
            <text:p>1.873748</text:p>
          </table:table-cell>
          <table:table-cell office:value-type="float" office:value="215.172" calcext:value-type="float">
            <text:p>215.172</text:p>
          </table:table-cell>
          <table:table-cell office:value-type="float" office:value="0.5" calcext:value-type="float">
            <text:p>0.5</text:p>
          </table:table-cell>
          <table:table-cell office:value-type="float" office:value="30.47809" calcext:value-type="float">
            <text:p>30.47809</text:p>
          </table:table-cell>
          <table:table-cell office:value-type="float" office:value="23.90588" calcext:value-type="float">
            <text:p>23.90588</text:p>
          </table:table-cell>
          <table:table-cell office:value-type="float" office:value="28.33032" calcext:value-type="float">
            <text:p>28.33032</text:p>
          </table:table-cell>
          <table:table-cell office:value-type="float" office:value="24.77158" calcext:value-type="float">
            <text:p>24.77158</text:p>
          </table:table-cell>
          <table:table-cell office:value-type="float" office:value="27.30875" calcext:value-type="float">
            <text:p>27.30875</text:p>
          </table:table-cell>
          <table:table-cell office:value-type="float" office:value="25.02277" calcext:value-type="float">
            <text:p>25.02277</text:p>
          </table:table-cell>
          <table:table-cell office:value-type="float" office:value="26.37418" calcext:value-type="float">
            <text:p>26.37418</text:p>
          </table:table-cell>
          <table:table-cell office:value-type="float" office:value="25.00818" calcext:value-type="float">
            <text:p>25.00818</text:p>
          </table:table-cell>
          <table:table-cell office:value-type="float" office:value="25.83646" calcext:value-type="float">
            <text:p>25.83646</text:p>
          </table:table-cell>
          <table:table-cell office:value-type="float" office:value="24.85825" calcext:value-type="float">
            <text:p>24.85825</text:p>
          </table:table-cell>
          <table:table-cell office:value-type="float" office:value="25.22354" calcext:value-type="float">
            <text:p>25.22354</text:p>
          </table:table-cell>
          <table:table-cell office:value-type="float" office:value="24.53885" calcext:value-type="float">
            <text:p>24.53885</text:p>
          </table:table-cell>
          <table:table-cell office:value-type="float" office:value="24.37253" calcext:value-type="float">
            <text:p>24.37253</text:p>
          </table:table-cell>
          <table:table-cell office:value-type="float" office:value="23.99319" calcext:value-type="float">
            <text:p>23.99319</text:p>
          </table:table-cell>
          <table:table-cell office:value-type="float" office:value="23.05859" calcext:value-type="float">
            <text:p>23.05859</text:p>
          </table:table-cell>
          <table:table-cell office:value-type="float" office:value="23.00409" calcext:value-type="float">
            <text:p>23.00409</text:p>
          </table:table-cell>
          <table:table-cell office:value-type="float" office:value="21.09924" calcext:value-type="float">
            <text:p>21.09924</text:p>
          </table:table-cell>
          <table:table-cell office:value-type="float" office:value="21.00583" calcext:value-type="float">
            <text:p>21.00583</text:p>
          </table:table-cell>
          <table:table-cell office:value-type="float" office:value="18.82446" calcext:value-type="float">
            <text:p>18.82446</text:p>
          </table:table-cell>
          <table:table-cell office:value-type="float" office:value="18.72464" calcext:value-type="float">
            <text:p>18.72464</text:p>
          </table:table-cell>
          <table:table-cell office:value-type="float" office:value="17.01212" calcext:value-type="float">
            <text:p>17.01212</text:p>
          </table:table-cell>
          <table:table-cell office:value-type="float" office:value="16.89651" calcext:value-type="float">
            <text:p>16.89651</text:p>
          </table:table-cell>
          <table:table-cell office:value-type="float" office:value="15.50073" calcext:value-type="float">
            <text:p>15.50073</text:p>
          </table:table-cell>
          <table:table-cell office:value-type="float" office:value="15.37476" calcext:value-type="float">
            <text:p>15.37476</text:p>
          </table:table-cell>
          <table:table-cell office:value-type="float" office:value="14.28336" calcext:value-type="float">
            <text:p>14.28336</text:p>
          </table:table-cell>
          <table:table-cell office:value-type="float" office:value="14.15906" calcext:value-type="float">
            <text:p>14.15906</text:p>
          </table:table-cell>
          <table:table-cell office:value-type="float" office:value="13.595" calcext:value-type="float">
            <text:p>13.595</text:p>
          </table:table-cell>
          <table:table-cell office:value-type="float" office:value="13.47775" calcext:value-type="float">
            <text:p>13.47775</text:p>
          </table:table-cell>
          <table:table-cell office:value-type="float" office:value="37.78488" calcext:value-type="float">
            <text:p>37.78488</text:p>
          </table:table-cell>
          <table:table-cell office:value-type="float" office:value="20.57458" calcext:value-type="float">
            <text:p>20.574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2" calcext:value-type="float">
            <text:p>4072002</text:p>
          </table:table-cell>
          <table:table-cell office:value-type="float" office:value="22.66992" calcext:value-type="float">
            <text:p>22.66992</text:p>
          </table:table-cell>
          <table:table-cell office:value-type="float" office:value="32.87" calcext:value-type="float">
            <text:p>32.87</text:p>
          </table:table-cell>
          <table:table-cell office:value-type="float" office:value="20.52" calcext:value-type="float">
            <text:p>20.52</text:p>
          </table:table-cell>
          <table:table-cell office:value-type="float" office:value="2.235676" calcext:value-type="float">
            <text:p>2.235676</text:p>
          </table:table-cell>
          <table:table-cell office:value-type="float" office:value="1.514244" calcext:value-type="float">
            <text:p>1.514244</text:p>
          </table:table-cell>
          <table:table-cell office:value-type="float" office:value="233.604" calcext:value-type="float">
            <text:p>233.604</text:p>
          </table:table-cell>
          <table:table-cell office:value-type="float" office:value="0" calcext:value-type="float">
            <text:p>0</text:p>
          </table:table-cell>
          <table:table-cell office:value-type="float" office:value="33.65219" calcext:value-type="float">
            <text:p>33.65219</text:p>
          </table:table-cell>
          <table:table-cell office:value-type="float" office:value="23.24274" calcext:value-type="float">
            <text:p>23.24274</text:p>
          </table:table-cell>
          <table:table-cell office:value-type="float" office:value="29.81927" calcext:value-type="float">
            <text:p>29.81927</text:p>
          </table:table-cell>
          <table:table-cell office:value-type="float" office:value="24.1387" calcext:value-type="float">
            <text:p>24.1387</text:p>
          </table:table-cell>
          <table:table-cell office:value-type="float" office:value="28.13306" calcext:value-type="float">
            <text:p>28.13306</text:p>
          </table:table-cell>
          <table:table-cell office:value-type="float" office:value="24.47192" calcext:value-type="float">
            <text:p>24.47192</text:p>
          </table:table-cell>
          <table:table-cell office:value-type="float" office:value="26.80682" calcext:value-type="float">
            <text:p>26.80682</text:p>
          </table:table-cell>
          <table:table-cell office:value-type="float" office:value="24.5419" calcext:value-type="float">
            <text:p>24.5419</text:p>
          </table:table-cell>
          <table:table-cell office:value-type="float" office:value="25.9523" calcext:value-type="float">
            <text:p>25.9523</text:p>
          </table:table-cell>
          <table:table-cell office:value-type="float" office:value="24.46887" calcext:value-type="float">
            <text:p>24.46887</text:p>
          </table:table-cell>
          <table:table-cell office:value-type="float" office:value="25.05737" calcext:value-type="float">
            <text:p>25.05737</text:p>
          </table:table-cell>
          <table:table-cell office:value-type="float" office:value="24.25851" calcext:value-type="float">
            <text:p>24.25851</text:p>
          </table:table-cell>
          <table:table-cell office:value-type="float" office:value="24.24921" calcext:value-type="float">
            <text:p>24.24921</text:p>
          </table:table-cell>
          <table:table-cell office:value-type="float" office:value="23.81052" calcext:value-type="float">
            <text:p>23.81052</text:p>
          </table:table-cell>
          <table:table-cell office:value-type="float" office:value="23.04626" calcext:value-type="float">
            <text:p>23.04626</text:p>
          </table:table-cell>
          <table:table-cell office:value-type="float" office:value="22.96613" calcext:value-type="float">
            <text:p>22.96613</text:p>
          </table:table-cell>
          <table:table-cell office:value-type="float" office:value="21.15509" calcext:value-type="float">
            <text:p>21.15509</text:p>
          </table:table-cell>
          <table:table-cell office:value-type="float" office:value="21.10007" calcext:value-type="float">
            <text:p>21.10007</text:p>
          </table:table-cell>
          <table:table-cell office:value-type="float" office:value="18.92212" calcext:value-type="float">
            <text:p>18.92212</text:p>
          </table:table-cell>
          <table:table-cell office:value-type="float" office:value="18.8255" calcext:value-type="float">
            <text:p>18.8255</text:p>
          </table:table-cell>
          <table:table-cell office:value-type="float" office:value="17.12646" calcext:value-type="float">
            <text:p>17.12646</text:p>
          </table:table-cell>
          <table:table-cell office:value-type="float" office:value="17.01331" calcext:value-type="float">
            <text:p>17.01331</text:p>
          </table:table-cell>
          <table:table-cell office:value-type="float" office:value="15.62497" calcext:value-type="float">
            <text:p>15.62497</text:p>
          </table:table-cell>
          <table:table-cell office:value-type="float" office:value="15.50201" calcext:value-type="float">
            <text:p>15.50201</text:p>
          </table:table-cell>
          <table:table-cell office:value-type="float" office:value="14.40756" calcext:value-type="float">
            <text:p>14.40756</text:p>
          </table:table-cell>
          <table:table-cell office:value-type="float" office:value="14.2847" calcext:value-type="float">
            <text:p>14.2847</text:p>
          </table:table-cell>
          <table:table-cell office:value-type="float" office:value="13.71344" calcext:value-type="float">
            <text:p>13.71344</text:p>
          </table:table-cell>
          <table:table-cell office:value-type="float" office:value="13.59622" calcext:value-type="float">
            <text:p>13.59622</text:p>
          </table:table-cell>
          <table:table-cell office:value-type="float" office:value="46.39963" calcext:value-type="float">
            <text:p>46.39963</text:p>
          </table:table-cell>
          <table:table-cell office:value-type="float" office:value="20.45633" calcext:value-type="float">
            <text:p>20.456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2" calcext:value-type="float">
            <text:p>5072002</text:p>
          </table:table-cell>
          <table:table-cell office:value-type="float" office:value="23.74092" calcext:value-type="float">
            <text:p>23.74092</text:p>
          </table:table-cell>
          <table:table-cell office:value-type="float" office:value="32.87" calcext:value-type="float">
            <text:p>32.87</text:p>
          </table:table-cell>
          <table:table-cell office:value-type="float" office:value="20.27" calcext:value-type="float">
            <text:p>20.27</text:p>
          </table:table-cell>
          <table:table-cell office:value-type="float" office:value="2.414817" calcext:value-type="float">
            <text:p>2.414817</text:p>
          </table:table-cell>
          <table:table-cell office:value-type="float" office:value="1.478642" calcext:value-type="float">
            <text:p>1.478642</text:p>
          </table:table-cell>
          <table:table-cell office:value-type="float" office:value="238.032" calcext:value-type="float">
            <text:p>238.032</text:p>
          </table:table-cell>
          <table:table-cell office:value-type="float" office:value="0" calcext:value-type="float">
            <text:p>0</text:p>
          </table:table-cell>
          <table:table-cell office:value-type="float" office:value="33.16501" calcext:value-type="float">
            <text:p>33.16501</text:p>
          </table:table-cell>
          <table:table-cell office:value-type="float" office:value="23.21835" calcext:value-type="float">
            <text:p>23.21835</text:p>
          </table:table-cell>
          <table:table-cell office:value-type="float" office:value="29.79855" calcext:value-type="float">
            <text:p>29.79855</text:p>
          </table:table-cell>
          <table:table-cell office:value-type="float" office:value="24.11435" calcext:value-type="float">
            <text:p>24.11435</text:p>
          </table:table-cell>
          <table:table-cell office:value-type="float" office:value="28.37411" calcext:value-type="float">
            <text:p>28.37411</text:p>
          </table:table-cell>
          <table:table-cell office:value-type="float" office:value="24.46826" calcext:value-type="float">
            <text:p>24.46826</text:p>
          </table:table-cell>
          <table:table-cell office:value-type="float" office:value="27.0647" calcext:value-type="float">
            <text:p>27.0647</text:p>
          </table:table-cell>
          <table:table-cell office:value-type="float" office:value="24.57422" calcext:value-type="float">
            <text:p>24.57422</text:p>
          </table:table-cell>
          <table:table-cell office:value-type="float" office:value="26.15787" calcext:value-type="float">
            <text:p>26.15787</text:p>
          </table:table-cell>
          <table:table-cell office:value-type="float" office:value="24.51718" calcext:value-type="float">
            <text:p>24.51718</text:p>
          </table:table-cell>
          <table:table-cell office:value-type="float" office:value="25.21234" calcext:value-type="float">
            <text:p>25.21234</text:p>
          </table:table-cell>
          <table:table-cell office:value-type="float" office:value="24.31482" calcext:value-type="float">
            <text:p>24.31482</text:p>
          </table:table-cell>
          <table:table-cell office:value-type="float" office:value="24.36032" calcext:value-type="float">
            <text:p>24.36032</text:p>
          </table:table-cell>
          <table:table-cell office:value-type="float" office:value="23.85449" calcext:value-type="float">
            <text:p>23.85449</text:p>
          </table:table-cell>
          <table:table-cell office:value-type="float" office:value="23.06189" calcext:value-type="float">
            <text:p>23.06189</text:p>
          </table:table-cell>
          <table:table-cell office:value-type="float" office:value="22.9953" calcext:value-type="float">
            <text:p>22.9953</text:p>
          </table:table-cell>
          <table:table-cell office:value-type="float" office:value="21.20898" calcext:value-type="float">
            <text:p>21.20898</text:p>
          </table:table-cell>
          <table:table-cell office:value-type="float" office:value="21.15564" calcext:value-type="float">
            <text:p>21.15564</text:p>
          </table:table-cell>
          <table:table-cell office:value-type="float" office:value="19.01321" calcext:value-type="float">
            <text:p>19.01321</text:p>
          </table:table-cell>
          <table:table-cell office:value-type="float" office:value="18.92303" calcext:value-type="float">
            <text:p>18.92303</text:p>
          </table:table-cell>
          <table:table-cell office:value-type="float" office:value="17.23706" calcext:value-type="float">
            <text:p>17.23706</text:p>
          </table:table-cell>
          <table:table-cell office:value-type="float" office:value="17.12762" calcext:value-type="float">
            <text:p>17.12762</text:p>
          </table:table-cell>
          <table:table-cell office:value-type="float" office:value="15.74582" calcext:value-type="float">
            <text:p>15.74582</text:p>
          </table:table-cell>
          <table:table-cell office:value-type="float" office:value="15.62622" calcext:value-type="float">
            <text:p>15.62622</text:p>
          </table:table-cell>
          <table:table-cell office:value-type="float" office:value="14.52982" calcext:value-type="float">
            <text:p>14.52982</text:p>
          </table:table-cell>
          <table:table-cell office:value-type="float" office:value="14.40884" calcext:value-type="float">
            <text:p>14.40884</text:p>
          </table:table-cell>
          <table:table-cell office:value-type="float" office:value="13.83026" calcext:value-type="float">
            <text:p>13.83026</text:p>
          </table:table-cell>
          <table:table-cell office:value-type="float" office:value="13.71466" calcext:value-type="float">
            <text:p>13.71466</text:p>
          </table:table-cell>
          <table:table-cell office:value-type="float" office:value="44.00415" calcext:value-type="float">
            <text:p>44.00415</text:p>
          </table:table-cell>
          <table:table-cell office:value-type="float" office:value="20.03699" calcext:value-type="float">
            <text:p>20.036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2" calcext:value-type="float">
            <text:p>6072002</text:p>
          </table:table-cell>
          <table:table-cell office:value-type="float" office:value="23.0148" calcext:value-type="float">
            <text:p>23.0148</text:p>
          </table:table-cell>
          <table:table-cell office:value-type="float" office:value="35.21" calcext:value-type="float">
            <text:p>35.21</text:p>
          </table:table-cell>
          <table:table-cell office:value-type="float" office:value="20.63" calcext:value-type="float">
            <text:p>20.63</text:p>
          </table:table-cell>
          <table:table-cell office:value-type="float" office:value="2.426189" calcext:value-type="float">
            <text:p>2.426189</text:p>
          </table:table-cell>
          <table:table-cell office:value-type="float" office:value="1.404315" calcext:value-type="float">
            <text:p>1.404315</text:p>
          </table:table-cell>
          <table:table-cell office:value-type="float" office:value="222.228" calcext:value-type="float">
            <text:p>222.228</text:p>
          </table:table-cell>
          <table:table-cell office:value-type="float" office:value="4.2" calcext:value-type="float">
            <text:p>4.2</text:p>
          </table:table-cell>
          <table:table-cell office:value-type="float" office:value="33.79388" calcext:value-type="float">
            <text:p>33.79388</text:p>
          </table:table-cell>
          <table:table-cell office:value-type="float" office:value="22.74371" calcext:value-type="float">
            <text:p>22.74371</text:p>
          </table:table-cell>
          <table:table-cell office:value-type="float" office:value="30.79623" calcext:value-type="float">
            <text:p>30.79623</text:p>
          </table:table-cell>
          <table:table-cell office:value-type="float" office:value="24.32849" calcext:value-type="float">
            <text:p>24.32849</text:p>
          </table:table-cell>
          <table:table-cell office:value-type="float" office:value="29.08383" calcext:value-type="float">
            <text:p>29.08383</text:p>
          </table:table-cell>
          <table:table-cell office:value-type="float" office:value="25.22223" calcext:value-type="float">
            <text:p>25.22223</text:p>
          </table:table-cell>
          <table:table-cell office:value-type="float" office:value="27.58392" calcext:value-type="float">
            <text:p>27.58392</text:p>
          </table:table-cell>
          <table:table-cell office:value-type="float" office:value="25.15109" calcext:value-type="float">
            <text:p>25.15109</text:p>
          </table:table-cell>
          <table:table-cell office:value-type="float" office:value="26.57544" calcext:value-type="float">
            <text:p>26.57544</text:p>
          </table:table-cell>
          <table:table-cell office:value-type="float" office:value="24.97504" calcext:value-type="float">
            <text:p>24.97504</text:p>
          </table:table-cell>
          <table:table-cell office:value-type="float" office:value="25.52213" calcext:value-type="float">
            <text:p>25.52213</text:p>
          </table:table-cell>
          <table:table-cell office:value-type="float" office:value="24.65228" calcext:value-type="float">
            <text:p>24.65228</text:p>
          </table:table-cell>
          <table:table-cell office:value-type="float" office:value="24.59204" calcext:value-type="float">
            <text:p>24.59204</text:p>
          </table:table-cell>
          <table:table-cell office:value-type="float" office:value="24.0961" calcext:value-type="float">
            <text:p>24.0961</text:p>
          </table:table-cell>
          <table:table-cell office:value-type="float" office:value="23.21872" calcext:value-type="float">
            <text:p>23.21872</text:p>
          </table:table-cell>
          <table:table-cell office:value-type="float" office:value="23.06519" calcext:value-type="float">
            <text:p>23.06519</text:p>
          </table:table-cell>
          <table:table-cell office:value-type="float" office:value="21.28925" calcext:value-type="float">
            <text:p>21.28925</text:p>
          </table:table-cell>
          <table:table-cell office:value-type="float" office:value="21.20972" calcext:value-type="float">
            <text:p>21.20972</text:p>
          </table:table-cell>
          <table:table-cell office:value-type="float" office:value="19.10269" calcext:value-type="float">
            <text:p>19.10269</text:p>
          </table:table-cell>
          <table:table-cell office:value-type="float" office:value="19.0141" calcext:value-type="float">
            <text:p>19.0141</text:p>
          </table:table-cell>
          <table:table-cell office:value-type="float" office:value="17.34418" calcext:value-type="float">
            <text:p>17.34418</text:p>
          </table:table-cell>
          <table:table-cell office:value-type="float" office:value="17.23822" calcext:value-type="float">
            <text:p>17.23822</text:p>
          </table:table-cell>
          <table:table-cell office:value-type="float" office:value="15.86371" calcext:value-type="float">
            <text:p>15.86371</text:p>
          </table:table-cell>
          <table:table-cell office:value-type="float" office:value="15.7471" calcext:value-type="float">
            <text:p>15.7471</text:p>
          </table:table-cell>
          <table:table-cell office:value-type="float" office:value="14.64957" calcext:value-type="float">
            <text:p>14.64957</text:p>
          </table:table-cell>
          <table:table-cell office:value-type="float" office:value="14.53104" calcext:value-type="float">
            <text:p>14.53104</text:p>
          </table:table-cell>
          <table:table-cell office:value-type="float" office:value="13.94507" calcext:value-type="float">
            <text:p>13.94507</text:p>
          </table:table-cell>
          <table:table-cell office:value-type="float" office:value="13.83148" calcext:value-type="float">
            <text:p>13.83148</text:p>
          </table:table-cell>
          <table:table-cell office:value-type="float" office:value="46.57828" calcext:value-type="float">
            <text:p>46.57828</text:p>
          </table:table-cell>
          <table:table-cell office:value-type="float" office:value="20.00519" calcext:value-type="float">
            <text:p>20.00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2" calcext:value-type="float">
            <text:p>7072002</text:p>
          </table:table-cell>
          <table:table-cell office:value-type="float" office:value="25.0938" calcext:value-type="float">
            <text:p>25.0938</text:p>
          </table:table-cell>
          <table:table-cell office:value-type="float" office:value="33.86" calcext:value-type="float">
            <text:p>33.86</text:p>
          </table:table-cell>
          <table:table-cell office:value-type="float" office:value="20.67" calcext:value-type="float">
            <text:p>20.67</text:p>
          </table:table-cell>
          <table:table-cell office:value-type="float" office:value="2.676185" calcext:value-type="float">
            <text:p>2.676185</text:p>
          </table:table-cell>
          <table:table-cell office:value-type="float" office:value="1.575883" calcext:value-type="float">
            <text:p>1.575883</text:p>
          </table:table-cell>
          <table:table-cell office:value-type="float" office:value="216.324" calcext:value-type="float">
            <text:p>216.324</text:p>
          </table:table-cell>
          <table:table-cell office:value-type="float" office:value="9.700001" calcext:value-type="float">
            <text:p>9.700001</text:p>
          </table:table-cell>
          <table:table-cell office:value-type="float" office:value="30.57739" calcext:value-type="float">
            <text:p>30.57739</text:p>
          </table:table-cell>
          <table:table-cell office:value-type="float" office:value="21.54504" calcext:value-type="float">
            <text:p>21.54504</text:p>
          </table:table-cell>
          <table:table-cell office:value-type="float" office:value="28.7695" calcext:value-type="float">
            <text:p>28.7695</text:p>
          </table:table-cell>
          <table:table-cell office:value-type="float" office:value="22.37289" calcext:value-type="float">
            <text:p>22.37289</text:p>
          </table:table-cell>
          <table:table-cell office:value-type="float" office:value="27.42764" calcext:value-type="float">
            <text:p>27.42764</text:p>
          </table:table-cell>
          <table:table-cell office:value-type="float" office:value="23.20532" calcext:value-type="float">
            <text:p>23.20532</text:p>
          </table:table-cell>
          <table:table-cell office:value-type="float" office:value="26.29355" calcext:value-type="float">
            <text:p>26.29355</text:p>
          </table:table-cell>
          <table:table-cell office:value-type="float" office:value="23.75653" calcext:value-type="float">
            <text:p>23.75653</text:p>
          </table:table-cell>
          <table:table-cell office:value-type="float" office:value="25.60208" calcext:value-type="float">
            <text:p>25.60208</text:p>
          </table:table-cell>
          <table:table-cell office:value-type="float" office:value="23.9884" calcext:value-type="float">
            <text:p>23.9884</text:p>
          </table:table-cell>
          <table:table-cell office:value-type="float" office:value="25.3331" calcext:value-type="float">
            <text:p>25.3331</text:p>
          </table:table-cell>
          <table:table-cell office:value-type="float" office:value="24.05307" calcext:value-type="float">
            <text:p>24.05307</text:p>
          </table:table-cell>
          <table:table-cell office:value-type="float" office:value="24.57736" calcext:value-type="float">
            <text:p>24.57736</text:p>
          </table:table-cell>
          <table:table-cell office:value-type="float" office:value="23.76578" calcext:value-type="float">
            <text:p>23.76578</text:p>
          </table:table-cell>
          <table:table-cell office:value-type="float" office:value="23.25473" calcext:value-type="float">
            <text:p>23.25473</text:p>
          </table:table-cell>
          <table:table-cell office:value-type="float" office:value="23.08231" calcext:value-type="float">
            <text:p>23.08231</text:p>
          </table:table-cell>
          <table:table-cell office:value-type="float" office:value="21.3515" calcext:value-type="float">
            <text:p>21.3515</text:p>
          </table:table-cell>
          <table:table-cell office:value-type="float" office:value="21.29034" calcext:value-type="float">
            <text:p>21.29034</text:p>
          </table:table-cell>
          <table:table-cell office:value-type="float" office:value="19.19385" calcext:value-type="float">
            <text:p>19.19385</text:p>
          </table:table-cell>
          <table:table-cell office:value-type="float" office:value="19.10364" calcext:value-type="float">
            <text:p>19.10364</text:p>
          </table:table-cell>
          <table:table-cell office:value-type="float" office:value="17.44931" calcext:value-type="float">
            <text:p>17.44931</text:p>
          </table:table-cell>
          <table:table-cell office:value-type="float" office:value="17.34528" calcext:value-type="float">
            <text:p>17.34528</text:p>
          </table:table-cell>
          <table:table-cell office:value-type="float" office:value="15.97897" calcext:value-type="float">
            <text:p>15.97897</text:p>
          </table:table-cell>
          <table:table-cell office:value-type="float" office:value="15.86496" calcext:value-type="float">
            <text:p>15.86496</text:p>
          </table:table-cell>
          <table:table-cell office:value-type="float" office:value="14.76776" calcext:value-type="float">
            <text:p>14.76776</text:p>
          </table:table-cell>
          <table:table-cell office:value-type="float" office:value="14.65082" calcext:value-type="float">
            <text:p>14.65082</text:p>
          </table:table-cell>
          <table:table-cell office:value-type="float" office:value="14.05972" calcext:value-type="float">
            <text:p>14.05972</text:p>
          </table:table-cell>
          <table:table-cell office:value-type="float" office:value="13.94626" calcext:value-type="float">
            <text:p>13.94626</text:p>
          </table:table-cell>
          <table:table-cell office:value-type="float" office:value="32.23251" calcext:value-type="float">
            <text:p>32.23251</text:p>
          </table:table-cell>
          <table:table-cell office:value-type="float" office:value="19.91614" calcext:value-type="float">
            <text:p>19.916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2" calcext:value-type="float">
            <text:p>8072002</text:p>
          </table:table-cell>
          <table:table-cell office:value-type="float" office:value="27.61992" calcext:value-type="float">
            <text:p>27.61992</text:p>
          </table:table-cell>
          <table:table-cell office:value-type="float" office:value="36.53" calcext:value-type="float">
            <text:p>36.53</text:p>
          </table:table-cell>
          <table:table-cell office:value-type="float" office:value="23.66" calcext:value-type="float">
            <text:p>23.66</text:p>
          </table:table-cell>
          <table:table-cell office:value-type="float" office:value="2.463403" calcext:value-type="float">
            <text:p>2.463403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258.48" calcext:value-type="float">
            <text:p>258.48</text:p>
          </table:table-cell>
          <table:table-cell office:value-type="float" office:value="0" calcext:value-type="float">
            <text:p>0</text:p>
          </table:table-cell>
          <table:table-cell office:value-type="float" office:value="31.34592" calcext:value-type="float">
            <text:p>31.34592</text:p>
          </table:table-cell>
          <table:table-cell office:value-type="float" office:value="22.6813" calcext:value-type="float">
            <text:p>22.6813</text:p>
          </table:table-cell>
          <table:table-cell office:value-type="float" office:value="28.96014" calcext:value-type="float">
            <text:p>28.96014</text:p>
          </table:table-cell>
          <table:table-cell office:value-type="float" office:value="23.38205" calcext:value-type="float">
            <text:p>23.38205</text:p>
          </table:table-cell>
          <table:table-cell office:value-type="float" office:value="27.57504" calcext:value-type="float">
            <text:p>27.57504</text:p>
          </table:table-cell>
          <table:table-cell office:value-type="float" office:value="23.77869" calcext:value-type="float">
            <text:p>23.77869</text:p>
          </table:table-cell>
          <table:table-cell office:value-type="float" office:value="26.39603" calcext:value-type="float">
            <text:p>26.39603</text:p>
          </table:table-cell>
          <table:table-cell office:value-type="float" office:value="23.99075" calcext:value-type="float">
            <text:p>23.99075</text:p>
          </table:table-cell>
          <table:table-cell office:value-type="float" office:value="25.61127" calcext:value-type="float">
            <text:p>25.61127</text:p>
          </table:table-cell>
          <table:table-cell office:value-type="float" office:value="24.03326" calcext:value-type="float">
            <text:p>24.03326</text:p>
          </table:table-cell>
          <table:table-cell office:value-type="float" office:value="24.80447" calcext:value-type="float">
            <text:p>24.80447</text:p>
          </table:table-cell>
          <table:table-cell office:value-type="float" office:value="23.95377" calcext:value-type="float">
            <text:p>23.95377</text:p>
          </table:table-cell>
          <table:table-cell office:value-type="float" office:value="24.11133" calcext:value-type="float">
            <text:p>24.11133</text:p>
          </table:table-cell>
          <table:table-cell office:value-type="float" office:value="23.63367" calcext:value-type="float">
            <text:p>23.63367</text:p>
          </table:table-cell>
          <table:table-cell office:value-type="float" office:value="23.09619" calcext:value-type="float">
            <text:p>23.09619</text:p>
          </table:table-cell>
          <table:table-cell office:value-type="float" office:value="22.96371" calcext:value-type="float">
            <text:p>22.96371</text:p>
          </table:table-cell>
          <table:table-cell office:value-type="float" office:value="21.36172" calcext:value-type="float">
            <text:p>21.36172</text:p>
          </table:table-cell>
          <table:table-cell office:value-type="float" office:value="21.35178" calcext:value-type="float">
            <text:p>21.35178</text:p>
          </table:table-cell>
          <table:table-cell office:value-type="float" office:value="19.27359" calcext:value-type="float">
            <text:p>19.27359</text:p>
          </table:table-cell>
          <table:table-cell office:value-type="float" office:value="19.19473" calcext:value-type="float">
            <text:p>19.19473</text:p>
          </table:table-cell>
          <table:table-cell office:value-type="float" office:value="17.55112" calcext:value-type="float">
            <text:p>17.55112</text:p>
          </table:table-cell>
          <table:table-cell office:value-type="float" office:value="17.45038" calcext:value-type="float">
            <text:p>17.45038</text:p>
          </table:table-cell>
          <table:table-cell office:value-type="float" office:value="16.0921" calcext:value-type="float">
            <text:p>16.0921</text:p>
          </table:table-cell>
          <table:table-cell office:value-type="float" office:value="15.98016" calcext:value-type="float">
            <text:p>15.98016</text:p>
          </table:table-cell>
          <table:table-cell office:value-type="float" office:value="14.88434" calcext:value-type="float">
            <text:p>14.88434</text:p>
          </table:table-cell>
          <table:table-cell office:value-type="float" office:value="14.76901" calcext:value-type="float">
            <text:p>14.76901</text:p>
          </table:table-cell>
          <table:table-cell office:value-type="float" office:value="14.17398" calcext:value-type="float">
            <text:p>14.17398</text:p>
          </table:table-cell>
          <table:table-cell office:value-type="float" office:value="14.06091" calcext:value-type="float">
            <text:p>14.06091</text:p>
          </table:table-cell>
          <table:table-cell office:value-type="float" office:value="43.91345" calcext:value-type="float">
            <text:p>43.91345</text:p>
          </table:table-cell>
          <table:table-cell office:value-type="float" office:value="21.02951" calcext:value-type="float">
            <text:p>21.029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2" calcext:value-type="float">
            <text:p>9072002</text:p>
          </table:table-cell>
          <table:table-cell office:value-type="float" office:value="26.83656" calcext:value-type="float">
            <text:p>26.83656</text:p>
          </table:table-cell>
          <table:table-cell office:value-type="float" office:value="37.75" calcext:value-type="float">
            <text:p>37.75</text:p>
          </table:table-cell>
          <table:table-cell office:value-type="float" office:value="21.98" calcext:value-type="float">
            <text:p>21.98</text:p>
          </table:table-cell>
          <table:table-cell office:value-type="float" office:value="2.676834" calcext:value-type="float">
            <text:p>2.676834</text:p>
          </table:table-cell>
          <table:table-cell office:value-type="float" office:value="1.59987" calcext:value-type="float">
            <text:p>1.59987</text:p>
          </table:table-cell>
          <table:table-cell office:value-type="float" office:value="214.668" calcext:value-type="float">
            <text:p>214.668</text:p>
          </table:table-cell>
          <table:table-cell office:value-type="float" office:value="0" calcext:value-type="float">
            <text:p>0</text:p>
          </table:table-cell>
          <table:table-cell office:value-type="float" office:value="32.68381" calcext:value-type="float">
            <text:p>32.68381</text:p>
          </table:table-cell>
          <table:table-cell office:value-type="float" office:value="23.43765" calcext:value-type="float">
            <text:p>23.43765</text:p>
          </table:table-cell>
          <table:table-cell office:value-type="float" office:value="29.83386" calcext:value-type="float">
            <text:p>29.83386</text:p>
          </table:table-cell>
          <table:table-cell office:value-type="float" office:value="24.21902" calcext:value-type="float">
            <text:p>24.21902</text:p>
          </table:table-cell>
          <table:table-cell office:value-type="float" office:value="28.37198" calcext:value-type="float">
            <text:p>28.37198</text:p>
          </table:table-cell>
          <table:table-cell office:value-type="float" office:value="24.50247" calcext:value-type="float">
            <text:p>24.50247</text:p>
          </table:table-cell>
          <table:table-cell office:value-type="float" office:value="27.06018" calcext:value-type="float">
            <text:p>27.06018</text:p>
          </table:table-cell>
          <table:table-cell office:value-type="float" office:value="24.5455" calcext:value-type="float">
            <text:p>24.5455</text:p>
          </table:table-cell>
          <table:table-cell office:value-type="float" office:value="26.15564" calcext:value-type="float">
            <text:p>26.15564</text:p>
          </table:table-cell>
          <table:table-cell office:value-type="float" office:value="24.45773" calcext:value-type="float">
            <text:p>24.45773</text:p>
          </table:table-cell>
          <table:table-cell office:value-type="float" office:value="25.2189" calcext:value-type="float">
            <text:p>25.2189</text:p>
          </table:table-cell>
          <table:table-cell office:value-type="float" office:value="24.24133" calcext:value-type="float">
            <text:p>24.24133</text:p>
          </table:table-cell>
          <table:table-cell office:value-type="float" office:value="24.36523" calcext:value-type="float">
            <text:p>24.36523</text:p>
          </table:table-cell>
          <table:table-cell office:value-type="float" office:value="23.80453" calcext:value-type="float">
            <text:p>23.80453</text:p>
          </table:table-cell>
          <table:table-cell office:value-type="float" office:value="23.0864" calcext:value-type="float">
            <text:p>23.0864</text:p>
          </table:table-cell>
          <table:table-cell office:value-type="float" office:value="22.99927" calcext:value-type="float">
            <text:p>22.99927</text:p>
          </table:table-cell>
          <table:table-cell office:value-type="float" office:value="21.37967" calcext:value-type="float">
            <text:p>21.37967</text:p>
          </table:table-cell>
          <table:table-cell office:value-type="float" office:value="21.3569" calcext:value-type="float">
            <text:p>21.3569</text:p>
          </table:table-cell>
          <table:table-cell office:value-type="float" office:value="19.34204" calcext:value-type="float">
            <text:p>19.34204</text:p>
          </table:table-cell>
          <table:table-cell office:value-type="float" office:value="19.27429" calcext:value-type="float">
            <text:p>19.27429</text:p>
          </table:table-cell>
          <table:table-cell office:value-type="float" office:value="17.64728" calcext:value-type="float">
            <text:p>17.64728</text:p>
          </table:table-cell>
          <table:table-cell office:value-type="float" office:value="17.55215" calcext:value-type="float">
            <text:p>17.55215</text:p>
          </table:table-cell>
          <table:table-cell office:value-type="float" office:value="16.20255" calcext:value-type="float">
            <text:p>16.20255</text:p>
          </table:table-cell>
          <table:table-cell office:value-type="float" office:value="16.09323" calcext:value-type="float">
            <text:p>16.09323</text:p>
          </table:table-cell>
          <table:table-cell office:value-type="float" office:value="14.99863" calcext:value-type="float">
            <text:p>14.99863</text:p>
          </table:table-cell>
          <table:table-cell office:value-type="float" office:value="14.88553" calcext:value-type="float">
            <text:p>14.88553</text:p>
          </table:table-cell>
          <table:table-cell office:value-type="float" office:value="14.2876" calcext:value-type="float">
            <text:p>14.2876</text:p>
          </table:table-cell>
          <table:table-cell office:value-type="float" office:value="14.17517" calcext:value-type="float">
            <text:p>14.17517</text:p>
          </table:table-cell>
          <table:table-cell office:value-type="float" office:value="44.93365" calcext:value-type="float">
            <text:p>44.93365</text:p>
          </table:table-cell>
          <table:table-cell office:value-type="float" office:value="21.34772" calcext:value-type="float">
            <text:p>21.347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2" calcext:value-type="float">
            <text:p>10072002</text:p>
          </table:table-cell>
          <table:table-cell office:value-type="float" office:value="24.10488" calcext:value-type="float">
            <text:p>24.10488</text:p>
          </table:table-cell>
          <table:table-cell office:value-type="float" office:value="31.91" calcext:value-type="float">
            <text:p>31.91</text:p>
          </table:table-cell>
          <table:table-cell office:value-type="float" office:value="21.26" calcext:value-type="float">
            <text:p>21.26</text:p>
          </table:table-cell>
          <table:table-cell office:value-type="float" office:value="2.658945" calcext:value-type="float">
            <text:p>2.658945</text:p>
          </table:table-cell>
          <table:table-cell office:value-type="float" office:value="1.426709" calcext:value-type="float">
            <text:p>1.426709</text:p>
          </table:table-cell>
          <table:table-cell office:value-type="float" office:value="201.744" calcext:value-type="float">
            <text:p>201.744</text:p>
          </table:table-cell>
          <table:table-cell office:value-type="float" office:value="3.1" calcext:value-type="float">
            <text:p>3.1</text:p>
          </table:table-cell>
          <table:table-cell office:value-type="float" office:value="30.20377" calcext:value-type="float">
            <text:p>30.20377</text:p>
          </table:table-cell>
          <table:table-cell office:value-type="float" office:value="23.6124" calcext:value-type="float">
            <text:p>23.6124</text:p>
          </table:table-cell>
          <table:table-cell office:value-type="float" office:value="28.41391" calcext:value-type="float">
            <text:p>28.41391</text:p>
          </table:table-cell>
          <table:table-cell office:value-type="float" office:value="24.71982" calcext:value-type="float">
            <text:p>24.71982</text:p>
          </table:table-cell>
          <table:table-cell office:value-type="float" office:value="27.31671" calcext:value-type="float">
            <text:p>27.31671</text:p>
          </table:table-cell>
          <table:table-cell office:value-type="float" office:value="25.21979" calcext:value-type="float">
            <text:p>25.21979</text:p>
          </table:table-cell>
          <table:table-cell office:value-type="float" office:value="26.41144" calcext:value-type="float">
            <text:p>26.41144</text:p>
          </table:table-cell>
          <table:table-cell office:value-type="float" office:value="25.20404" calcext:value-type="float">
            <text:p>25.20404</text:p>
          </table:table-cell>
          <table:table-cell office:value-type="float" office:value="25.90793" calcext:value-type="float">
            <text:p>25.90793</text:p>
          </table:table-cell>
          <table:table-cell office:value-type="float" office:value="25.00247" calcext:value-type="float">
            <text:p>25.00247</text:p>
          </table:table-cell>
          <table:table-cell office:value-type="float" office:value="25.21399" calcext:value-type="float">
            <text:p>25.21399</text:p>
          </table:table-cell>
          <table:table-cell office:value-type="float" office:value="24.66629" calcext:value-type="float">
            <text:p>24.66629</text:p>
          </table:table-cell>
          <table:table-cell office:value-type="float" office:value="24.38876" calcext:value-type="float">
            <text:p>24.38876</text:p>
          </table:table-cell>
          <table:table-cell office:value-type="float" office:value="24.12531" calcext:value-type="float">
            <text:p>24.12531</text:p>
          </table:table-cell>
          <table:table-cell office:value-type="float" office:value="23.21362" calcext:value-type="float">
            <text:p>23.21362</text:p>
          </table:table-cell>
          <table:table-cell office:value-type="float" office:value="23.09048" calcext:value-type="float">
            <text:p>23.09048</text:p>
          </table:table-cell>
          <table:table-cell office:value-type="float" office:value="21.45505" calcext:value-type="float">
            <text:p>21.45505</text:p>
          </table:table-cell>
          <table:table-cell office:value-type="float" office:value="21.38028" calcext:value-type="float">
            <text:p>21.38028</text:p>
          </table:table-cell>
          <table:table-cell office:value-type="float" office:value="19.41306" calcext:value-type="float">
            <text:p>19.41306</text:p>
          </table:table-cell>
          <table:table-cell office:value-type="float" office:value="19.34277" calcext:value-type="float">
            <text:p>19.34277</text:p>
          </table:table-cell>
          <table:table-cell office:value-type="float" office:value="17.73914" calcext:value-type="float">
            <text:p>17.73914</text:p>
          </table:table-cell>
          <table:table-cell office:value-type="float" office:value="17.64825" calcext:value-type="float">
            <text:p>17.64825</text:p>
          </table:table-cell>
          <table:table-cell office:value-type="float" office:value="16.30945" calcext:value-type="float">
            <text:p>16.30945</text:p>
          </table:table-cell>
          <table:table-cell office:value-type="float" office:value="16.20367" calcext:value-type="float">
            <text:p>16.20367</text:p>
          </table:table-cell>
          <table:table-cell office:value-type="float" office:value="15.11139" calcext:value-type="float">
            <text:p>15.11139</text:p>
          </table:table-cell>
          <table:table-cell office:value-type="float" office:value="14.99979" calcext:value-type="float">
            <text:p>14.99979</text:p>
          </table:table-cell>
          <table:table-cell office:value-type="float" office:value="14.39795" calcext:value-type="float">
            <text:p>14.39795</text:p>
          </table:table-cell>
          <table:table-cell office:value-type="float" office:value="14.28879" calcext:value-type="float">
            <text:p>14.28879</text:p>
          </table:table-cell>
          <table:table-cell office:value-type="float" office:value="30.75119" calcext:value-type="float">
            <text:p>30.75119</text:p>
          </table:table-cell>
          <table:table-cell office:value-type="float" office:value="20.62189" calcext:value-type="float">
            <text:p>20.621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2" calcext:value-type="float">
            <text:p>11072002</text:p>
          </table:table-cell>
          <table:table-cell office:value-type="float" office:value="12.0078" calcext:value-type="float">
            <text:p>12.0078</text:p>
          </table:table-cell>
          <table:table-cell office:value-type="float" office:value="24.08" calcext:value-type="float">
            <text:p>24.08</text:p>
          </table:table-cell>
          <table:table-cell office:value-type="float" office:value="16.95" calcext:value-type="float">
            <text:p>16.95</text:p>
          </table:table-cell>
          <table:table-cell office:value-type="float" office:value="2.089345" calcext:value-type="float">
            <text:p>2.089345</text:p>
          </table:table-cell>
          <table:table-cell office:value-type="float" office:value="1.676473" calcext:value-type="float">
            <text:p>1.676473</text:p>
          </table:table-cell>
          <table:table-cell office:value-type="float" office:value="267.084" calcext:value-type="float">
            <text:p>267.084</text:p>
          </table:table-cell>
          <table:table-cell office:value-type="float" office:value="39.1" calcext:value-type="float">
            <text:p>39.1</text:p>
          </table:table-cell>
          <table:table-cell office:value-type="float" office:value="24.10965" calcext:value-type="float">
            <text:p>24.10965</text:p>
          </table:table-cell>
          <table:table-cell office:value-type="float" office:value="18.75378" calcext:value-type="float">
            <text:p>18.75378</text:p>
          </table:table-cell>
          <table:table-cell office:value-type="float" office:value="24.61868" calcext:value-type="float">
            <text:p>24.61868</text:p>
          </table:table-cell>
          <table:table-cell office:value-type="float" office:value="19.99939" calcext:value-type="float">
            <text:p>19.99939</text:p>
          </table:table-cell>
          <table:table-cell office:value-type="float" office:value="25.13992" calcext:value-type="float">
            <text:p>25.13992</text:p>
          </table:table-cell>
          <table:table-cell office:value-type="float" office:value="21.08206" calcext:value-type="float">
            <text:p>21.08206</text:p>
          </table:table-cell>
          <table:table-cell office:value-type="float" office:value="25.27768" calcext:value-type="float">
            <text:p>25.27768</text:p>
          </table:table-cell>
          <table:table-cell office:value-type="float" office:value="22.08163" calcext:value-type="float">
            <text:p>22.08163</text:p>
          </table:table-cell>
          <table:table-cell office:value-type="float" office:value="25.14175" calcext:value-type="float">
            <text:p>25.14175</text:p>
          </table:table-cell>
          <table:table-cell office:value-type="float" office:value="22.58813" calcext:value-type="float">
            <text:p>22.58813</text:p>
          </table:table-cell>
          <table:table-cell office:value-type="float" office:value="24.85226" calcext:value-type="float">
            <text:p>24.85226</text:p>
          </table:table-cell>
          <table:table-cell office:value-type="float" office:value="23.05746" calcext:value-type="float">
            <text:p>23.05746</text:p>
          </table:table-cell>
          <table:table-cell office:value-type="float" office:value="24.26666" calcext:value-type="float">
            <text:p>24.26666</text:p>
          </table:table-cell>
          <table:table-cell office:value-type="float" office:value="23.12357" calcext:value-type="float">
            <text:p>23.12357</text:p>
          </table:table-cell>
          <table:table-cell office:value-type="float" office:value="23.21967" calcext:value-type="float">
            <text:p>23.21967</text:p>
          </table:table-cell>
          <table:table-cell office:value-type="float" office:value="22.86383" calcext:value-type="float">
            <text:p>22.86383</text:p>
          </table:table-cell>
          <table:table-cell office:value-type="float" office:value="21.48553" calcext:value-type="float">
            <text:p>21.48553</text:p>
          </table:table-cell>
          <table:table-cell office:value-type="float" office:value="21.45581" calcext:value-type="float">
            <text:p>21.45581</text:p>
          </table:table-cell>
          <table:table-cell office:value-type="float" office:value="19.48569" calcext:value-type="float">
            <text:p>19.48569</text:p>
          </table:table-cell>
          <table:table-cell office:value-type="float" office:value="19.41382" calcext:value-type="float">
            <text:p>19.41382</text:p>
          </table:table-cell>
          <table:table-cell office:value-type="float" office:value="17.82968" calcext:value-type="float">
            <text:p>17.82968</text:p>
          </table:table-cell>
          <table:table-cell office:value-type="float" office:value="17.74011" calcext:value-type="float">
            <text:p>17.74011</text:p>
          </table:table-cell>
          <table:table-cell office:value-type="float" office:value="16.41376" calcext:value-type="float">
            <text:p>16.41376</text:p>
          </table:table-cell>
          <table:table-cell office:value-type="float" office:value="16.31055" calcext:value-type="float">
            <text:p>16.31055</text:p>
          </table:table-cell>
          <table:table-cell office:value-type="float" office:value="15.22186" calcext:value-type="float">
            <text:p>15.22186</text:p>
          </table:table-cell>
          <table:table-cell office:value-type="float" office:value="15.11255" calcext:value-type="float">
            <text:p>15.11255</text:p>
          </table:table-cell>
          <table:table-cell office:value-type="float" office:value="14.50632" calcext:value-type="float">
            <text:p>14.50632</text:p>
          </table:table-cell>
          <table:table-cell office:value-type="float" office:value="14.39908" calcext:value-type="float">
            <text:p>14.39908</text:p>
          </table:table-cell>
          <table:table-cell office:value-type="float" office:value="24.81451" calcext:value-type="float">
            <text:p>24.81451</text:p>
          </table:table-cell>
          <table:table-cell office:value-type="float" office:value="16.85498" calcext:value-type="float">
            <text:p>16.854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2" calcext:value-type="float">
            <text:p>12072002</text:p>
          </table:table-cell>
          <table:table-cell office:value-type="float" office:value="19.57896" calcext:value-type="float">
            <text:p>19.57896</text:p>
          </table:table-cell>
          <table:table-cell office:value-type="float" office:value="26.25" calcext:value-type="float">
            <text:p>26.25</text:p>
          </table:table-cell>
          <table:table-cell office:value-type="float" office:value="16.91" calcext:value-type="float">
            <text:p>16.91</text:p>
          </table:table-cell>
          <table:table-cell office:value-type="float" office:value="1.834291" calcext:value-type="float">
            <text:p>1.834291</text:p>
          </table:table-cell>
          <table:table-cell office:value-type="float" office:value="1.597664" calcext:value-type="float">
            <text:p>1.597664</text:p>
          </table:table-cell>
          <table:table-cell office:value-type="float" office:value="269.82" calcext:value-type="float">
            <text:p>269.82</text:p>
          </table:table-cell>
          <table:table-cell office:value-type="float" office:value="0.2" calcext:value-type="float">
            <text:p>0.2</text:p>
          </table:table-cell>
          <table:table-cell office:value-type="float" office:value="25.07693" calcext:value-type="float">
            <text:p>25.07693</text:p>
          </table:table-cell>
          <table:table-cell office:value-type="float" office:value="17.56384" calcext:value-type="float">
            <text:p>17.56384</text:p>
          </table:table-cell>
          <table:table-cell office:value-type="float" office:value="23.87207" calcext:value-type="float">
            <text:p>23.87207</text:p>
          </table:table-cell>
          <table:table-cell office:value-type="float" office:value="18.6366" calcext:value-type="float">
            <text:p>18.6366</text:p>
          </table:table-cell>
          <table:table-cell office:value-type="float" office:value="23.19846" calcext:value-type="float">
            <text:p>23.19846</text:p>
          </table:table-cell>
          <table:table-cell office:value-type="float" office:value="19.60046" calcext:value-type="float">
            <text:p>19.60046</text:p>
          </table:table-cell>
          <table:table-cell office:value-type="float" office:value="22.70303" calcext:value-type="float">
            <text:p>22.70303</text:p>
          </table:table-cell>
          <table:table-cell office:value-type="float" office:value="20.56567" calcext:value-type="float">
            <text:p>20.56567</text:p>
          </table:table-cell>
          <table:table-cell office:value-type="float" office:value="22.53976" calcext:value-type="float">
            <text:p>22.53976</text:p>
          </table:table-cell>
          <table:table-cell office:value-type="float" office:value="21.17514" calcext:value-type="float">
            <text:p>21.17514</text:p>
          </table:table-cell>
          <table:table-cell office:value-type="float" office:value="23.02765" calcext:value-type="float">
            <text:p>23.02765</text:p>
          </table:table-cell>
          <table:table-cell office:value-type="float" office:value="21.72253" calcext:value-type="float">
            <text:p>21.72253</text:p>
          </table:table-cell>
          <table:table-cell office:value-type="float" office:value="23.10651" calcext:value-type="float">
            <text:p>23.10651</text:p>
          </table:table-cell>
          <table:table-cell office:value-type="float" office:value="22.01376" calcext:value-type="float">
            <text:p>22.01376</text:p>
          </table:table-cell>
          <table:table-cell office:value-type="float" office:value="22.85764" calcext:value-type="float">
            <text:p>22.85764</text:p>
          </table:table-cell>
          <table:table-cell office:value-type="float" office:value="22.07736" calcext:value-type="float">
            <text:p>22.07736</text:p>
          </table:table-cell>
          <table:table-cell office:value-type="float" office:value="21.46979" calcext:value-type="float">
            <text:p>21.46979</text:p>
          </table:table-cell>
          <table:table-cell office:value-type="float" office:value="21.27774" calcext:value-type="float">
            <text:p>21.27774</text:p>
          </table:table-cell>
          <table:table-cell office:value-type="float" office:value="19.52466" calcext:value-type="float">
            <text:p>19.52466</text:p>
          </table:table-cell>
          <table:table-cell office:value-type="float" office:value="19.48636" calcext:value-type="float">
            <text:p>19.48636</text:p>
          </table:table-cell>
          <table:table-cell office:value-type="float" office:value="17.91422" calcext:value-type="float">
            <text:p>17.91422</text:p>
          </table:table-cell>
          <table:table-cell office:value-type="float" office:value="17.83063" calcext:value-type="float">
            <text:p>17.83063</text:p>
          </table:table-cell>
          <table:table-cell office:value-type="float" office:value="16.51541" calcext:value-type="float">
            <text:p>16.51541</text:p>
          </table:table-cell>
          <table:table-cell office:value-type="float" office:value="16.41486" calcext:value-type="float">
            <text:p>16.41486</text:p>
          </table:table-cell>
          <table:table-cell office:value-type="float" office:value="15.32977" calcext:value-type="float">
            <text:p>15.32977</text:p>
          </table:table-cell>
          <table:table-cell office:value-type="float" office:value="15.22299" calcext:value-type="float">
            <text:p>15.22299</text:p>
          </table:table-cell>
          <table:table-cell office:value-type="float" office:value="14.61295" calcext:value-type="float">
            <text:p>14.61295</text:p>
          </table:table-cell>
          <table:table-cell office:value-type="float" office:value="14.50745" calcext:value-type="float">
            <text:p>14.50745</text:p>
          </table:table-cell>
          <table:table-cell office:value-type="float" office:value="26.23697" calcext:value-type="float">
            <text:p>26.23697</text:p>
          </table:table-cell>
          <table:table-cell office:value-type="float" office:value="16.84387" calcext:value-type="float">
            <text:p>16.843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2" calcext:value-type="float">
            <text:p>13072002</text:p>
          </table:table-cell>
          <table:table-cell office:value-type="float" office:value="21.09061" calcext:value-type="float">
            <text:p>21.09061</text:p>
          </table:table-cell>
          <table:table-cell office:value-type="float" office:value="27.97" calcext:value-type="float">
            <text:p>27.97</text:p>
          </table:table-cell>
          <table:table-cell office:value-type="float" office:value="15.67" calcext:value-type="float">
            <text:p>15.67</text:p>
          </table:table-cell>
          <table:table-cell office:value-type="float" office:value="2.049057" calcext:value-type="float">
            <text:p>2.049057</text:p>
          </table:table-cell>
          <table:table-cell office:value-type="float" office:value="1.473372" calcext:value-type="float">
            <text:p>1.473372</text:p>
          </table:table-cell>
          <table:table-cell office:value-type="float" office:value="138.132" calcext:value-type="float">
            <text:p>138.132</text:p>
          </table:table-cell>
          <table:table-cell office:value-type="float" office:value="0" calcext:value-type="float">
            <text:p>0</text:p>
          </table:table-cell>
          <table:table-cell office:value-type="float" office:value="25.02835" calcext:value-type="float">
            <text:p>25.02835</text:p>
          </table:table-cell>
          <table:table-cell office:value-type="float" office:value="18.10715" calcext:value-type="float">
            <text:p>18.10715</text:p>
          </table:table-cell>
          <table:table-cell office:value-type="float" office:value="24.16971" calcext:value-type="float">
            <text:p>24.16971</text:p>
          </table:table-cell>
          <table:table-cell office:value-type="float" office:value="19.16595" calcext:value-type="float">
            <text:p>19.16595</text:p>
          </table:table-cell>
          <table:table-cell office:value-type="float" office:value="23.46609" calcext:value-type="float">
            <text:p>23.46609</text:p>
          </table:table-cell>
          <table:table-cell office:value-type="float" office:value="20.00882" calcext:value-type="float">
            <text:p>20.00882</text:p>
          </table:table-cell>
          <table:table-cell office:value-type="float" office:value="22.8902" calcext:value-type="float">
            <text:p>22.8902</text:p>
          </table:table-cell>
          <table:table-cell office:value-type="float" office:value="20.73227" calcext:value-type="float">
            <text:p>20.73227</text:p>
          </table:table-cell>
          <table:table-cell office:value-type="float" office:value="22.53708" calcext:value-type="float">
            <text:p>22.53708</text:p>
          </table:table-cell>
          <table:table-cell office:value-type="float" office:value="21.15082" calcext:value-type="float">
            <text:p>21.15082</text:p>
          </table:table-cell>
          <table:table-cell office:value-type="float" office:value="22.21295" calcext:value-type="float">
            <text:p>22.21295</text:p>
          </table:table-cell>
          <table:table-cell office:value-type="float" office:value="21.52628" calcext:value-type="float">
            <text:p>21.52628</text:p>
          </table:table-cell>
          <table:table-cell office:value-type="float" office:value="22.18109" calcext:value-type="float">
            <text:p>22.18109</text:p>
          </table:table-cell>
          <table:table-cell office:value-type="float" office:value="21.6889" calcext:value-type="float">
            <text:p>21.6889</text:p>
          </table:table-cell>
          <table:table-cell office:value-type="float" office:value="22.07333" calcext:value-type="float">
            <text:p>22.07333</text:p>
          </table:table-cell>
          <table:table-cell office:value-type="float" office:value="21.68011" calcext:value-type="float">
            <text:p>21.68011</text:p>
          </table:table-cell>
          <table:table-cell office:value-type="float" office:value="21.27502" calcext:value-type="float">
            <text:p>21.27502</text:p>
          </table:table-cell>
          <table:table-cell office:value-type="float" office:value="21.01477" calcext:value-type="float">
            <text:p>21.01477</text:p>
          </table:table-cell>
          <table:table-cell office:value-type="float" office:value="19.5257" calcext:value-type="float">
            <text:p>19.5257</text:p>
          </table:table-cell>
          <table:table-cell office:value-type="float" office:value="19.50958" calcext:value-type="float">
            <text:p>19.50958</text:p>
          </table:table-cell>
          <table:table-cell office:value-type="float" office:value="17.9808" calcext:value-type="float">
            <text:p>17.9808</text:p>
          </table:table-cell>
          <table:table-cell office:value-type="float" office:value="17.91501" calcext:value-type="float">
            <text:p>17.91501</text:p>
          </table:table-cell>
          <table:table-cell office:value-type="float" office:value="16.61191" calcext:value-type="float">
            <text:p>16.61191</text:p>
          </table:table-cell>
          <table:table-cell office:value-type="float" office:value="16.51642" calcext:value-type="float">
            <text:p>16.51642</text:p>
          </table:table-cell>
          <table:table-cell office:value-type="float" office:value="15.43515" calcext:value-type="float">
            <text:p>15.43515</text:p>
          </table:table-cell>
          <table:table-cell office:value-type="float" office:value="15.3309" calcext:value-type="float">
            <text:p>15.3309</text:p>
          </table:table-cell>
          <table:table-cell office:value-type="float" office:value="14.71759" calcext:value-type="float">
            <text:p>14.71759</text:p>
          </table:table-cell>
          <table:table-cell office:value-type="float" office:value="14.61404" calcext:value-type="float">
            <text:p>14.61404</text:p>
          </table:table-cell>
          <table:table-cell office:value-type="float" office:value="26.3342" calcext:value-type="float">
            <text:p>26.3342</text:p>
          </table:table-cell>
          <table:table-cell office:value-type="float" office:value="15.49722" calcext:value-type="float">
            <text:p>15.497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2" calcext:value-type="float">
            <text:p>14072002</text:p>
          </table:table-cell>
          <table:table-cell office:value-type="float" office:value="26.39592" calcext:value-type="float">
            <text:p>26.39592</text:p>
          </table:table-cell>
          <table:table-cell office:value-type="float" office:value="33.46" calcext:value-type="float">
            <text:p>33.46</text:p>
          </table:table-cell>
          <table:table-cell office:value-type="float" office:value="14.3" calcext:value-type="float">
            <text:p>14.3</text:p>
          </table:table-cell>
          <table:table-cell office:value-type="float" office:value="1.945187" calcext:value-type="float">
            <text:p>1.945187</text:p>
          </table:table-cell>
          <table:table-cell office:value-type="float" office:value="1.135613" calcext:value-type="float">
            <text:p>1.135613</text:p>
          </table:table-cell>
          <table:table-cell office:value-type="float" office:value="129.924" calcext:value-type="float">
            <text:p>129.924</text:p>
          </table:table-cell>
          <table:table-cell office:value-type="float" office:value="0" calcext:value-type="float">
            <text:p>0</text:p>
          </table:table-cell>
          <table:table-cell office:value-type="float" office:value="27.96332" calcext:value-type="float">
            <text:p>27.96332</text:p>
          </table:table-cell>
          <table:table-cell office:value-type="float" office:value="17.24234" calcext:value-type="float">
            <text:p>17.24234</text:p>
          </table:table-cell>
          <table:table-cell office:value-type="float" office:value="25.89188" calcext:value-type="float">
            <text:p>25.89188</text:p>
          </table:table-cell>
          <table:table-cell office:value-type="float" office:value="18.59286" calcext:value-type="float">
            <text:p>18.59286</text:p>
          </table:table-cell>
          <table:table-cell office:value-type="float" office:value="24.61197" calcext:value-type="float">
            <text:p>24.61197</text:p>
          </table:table-cell>
          <table:table-cell office:value-type="float" office:value="19.64413" calcext:value-type="float">
            <text:p>19.64413</text:p>
          </table:table-cell>
          <table:table-cell office:value-type="float" office:value="23.57928" calcext:value-type="float">
            <text:p>23.57928</text:p>
          </table:table-cell>
          <table:table-cell office:value-type="float" office:value="20.45422" calcext:value-type="float">
            <text:p>20.45422</text:p>
          </table:table-cell>
          <table:table-cell office:value-type="float" office:value="22.95438" calcext:value-type="float">
            <text:p>22.95438</text:p>
          </table:table-cell>
          <table:table-cell office:value-type="float" office:value="20.90536" calcext:value-type="float">
            <text:p>20.90536</text:p>
          </table:table-cell>
          <table:table-cell office:value-type="float" office:value="22.38028" calcext:value-type="float">
            <text:p>22.38028</text:p>
          </table:table-cell>
          <table:table-cell office:value-type="float" office:value="21.29013" calcext:value-type="float">
            <text:p>21.29013</text:p>
          </table:table-cell>
          <table:table-cell office:value-type="float" office:value="21.99374" calcext:value-type="float">
            <text:p>21.99374</text:p>
          </table:table-cell>
          <table:table-cell office:value-type="float" office:value="21.43231" calcext:value-type="float">
            <text:p>21.43231</text:p>
          </table:table-cell>
          <table:table-cell office:value-type="float" office:value="21.67935" calcext:value-type="float">
            <text:p>21.67935</text:p>
          </table:table-cell>
          <table:table-cell office:value-type="float" office:value="21.44183" calcext:value-type="float">
            <text:p>21.44183</text:p>
          </table:table-cell>
          <table:table-cell office:value-type="float" office:value="21.0123" calcext:value-type="float">
            <text:p>21.0123</text:p>
          </table:table-cell>
          <table:table-cell office:value-type="float" office:value="20.79922" calcext:value-type="float">
            <text:p>20.79922</text:p>
          </table:table-cell>
          <table:table-cell office:value-type="float" office:value="19.50919" calcext:value-type="float">
            <text:p>19.50919</text:p>
          </table:table-cell>
          <table:table-cell office:value-type="float" office:value="19.46164" calcext:value-type="float">
            <text:p>19.46164</text:p>
          </table:table-cell>
          <table:table-cell office:value-type="float" office:value="18.02518" calcext:value-type="float">
            <text:p>18.02518</text:p>
          </table:table-cell>
          <table:table-cell office:value-type="float" office:value="17.98138" calcext:value-type="float">
            <text:p>17.98138</text:p>
          </table:table-cell>
          <table:table-cell office:value-type="float" office:value="16.70013" calcext:value-type="float">
            <text:p>16.70013</text:p>
          </table:table-cell>
          <table:table-cell office:value-type="float" office:value="16.61285" calcext:value-type="float">
            <text:p>16.61285</text:p>
          </table:table-cell>
          <table:table-cell office:value-type="float" office:value="15.53763" calcext:value-type="float">
            <text:p>15.53763</text:p>
          </table:table-cell>
          <table:table-cell office:value-type="float" office:value="15.43622" calcext:value-type="float">
            <text:p>15.43622</text:p>
          </table:table-cell>
          <table:table-cell office:value-type="float" office:value="14.81992" calcext:value-type="float">
            <text:p>14.81992</text:p>
          </table:table-cell>
          <table:table-cell office:value-type="float" office:value="14.71866" calcext:value-type="float">
            <text:p>14.71866</text:p>
          </table:table-cell>
          <table:table-cell office:value-type="float" office:value="30.92914" calcext:value-type="float">
            <text:p>30.92914</text:p>
          </table:table-cell>
          <table:table-cell office:value-type="float" office:value="14.31339" calcext:value-type="float">
            <text:p>14.313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2" calcext:value-type="float">
            <text:p>15072002</text:p>
          </table:table-cell>
          <table:table-cell office:value-type="float" office:value="28.31976" calcext:value-type="float">
            <text:p>28.31976</text:p>
          </table:table-cell>
          <table:table-cell office:value-type="float" office:value="33.08" calcext:value-type="float">
            <text:p>33.08</text:p>
          </table:table-cell>
          <table:table-cell office:value-type="float" office:value="16.75" calcext:value-type="float">
            <text:p>16.75</text:p>
          </table:table-cell>
          <table:table-cell office:value-type="float" office:value="1.90129" calcext:value-type="float">
            <text:p>1.90129</text:p>
          </table:table-cell>
          <table:table-cell office:value-type="float" office:value="1.312185" calcext:value-type="float">
            <text:p>1.312185</text:p>
          </table:table-cell>
          <table:table-cell office:value-type="float" office:value="204.732" calcext:value-type="float">
            <text:p>204.732</text:p>
          </table:table-cell>
          <table:table-cell office:value-type="float" office:value="0" calcext:value-type="float">
            <text:p>0</text:p>
          </table:table-cell>
          <table:table-cell office:value-type="float" office:value="27.59125" calcext:value-type="float">
            <text:p>27.59125</text:p>
          </table:table-cell>
          <table:table-cell office:value-type="float" office:value="18.56116" calcext:value-type="float">
            <text:p>18.56116</text:p>
          </table:table-cell>
          <table:table-cell office:value-type="float" office:value="25.59088" calcext:value-type="float">
            <text:p>25.59088</text:p>
          </table:table-cell>
          <table:table-cell office:value-type="float" office:value="19.7471" calcext:value-type="float">
            <text:p>19.7471</text:p>
          </table:table-cell>
          <table:table-cell office:value-type="float" office:value="24.42389" calcext:value-type="float">
            <text:p>24.42389</text:p>
          </table:table-cell>
          <table:table-cell office:value-type="float" office:value="20.55045" calcext:value-type="float">
            <text:p>20.55045</text:p>
          </table:table-cell>
          <table:table-cell office:value-type="float" office:value="23.52188" calcext:value-type="float">
            <text:p>23.52188</text:p>
          </table:table-cell>
          <table:table-cell office:value-type="float" office:value="21.10989" calcext:value-type="float">
            <text:p>21.10989</text:p>
          </table:table-cell>
          <table:table-cell office:value-type="float" office:value="22.96393" calcext:value-type="float">
            <text:p>22.96393</text:p>
          </table:table-cell>
          <table:table-cell office:value-type="float" office:value="21.38931" calcext:value-type="float">
            <text:p>21.38931</text:p>
          </table:table-cell>
          <table:table-cell office:value-type="float" office:value="22.42731" calcext:value-type="float">
            <text:p>22.42731</text:p>
          </table:table-cell>
          <table:table-cell office:value-type="float" office:value="21.58563" calcext:value-type="float">
            <text:p>21.58563</text:p>
          </table:table-cell>
          <table:table-cell office:value-type="float" office:value="22.01785" calcext:value-type="float">
            <text:p>22.01785</text:p>
          </table:table-cell>
          <table:table-cell office:value-type="float" office:value="21.56839" calcext:value-type="float">
            <text:p>21.56839</text:p>
          </table:table-cell>
          <table:table-cell office:value-type="float" office:value="21.49069" calcext:value-type="float">
            <text:p>21.49069</text:p>
          </table:table-cell>
          <table:table-cell office:value-type="float" office:value="21.39325" calcext:value-type="float">
            <text:p>21.39325</text:p>
          </table:table-cell>
          <table:table-cell office:value-type="float" office:value="20.79742" calcext:value-type="float">
            <text:p>20.79742</text:p>
          </table:table-cell>
          <table:table-cell office:value-type="float" office:value="20.66226" calcext:value-type="float">
            <text:p>20.66226</text:p>
          </table:table-cell>
          <table:table-cell office:value-type="float" office:value="19.46103" calcext:value-type="float">
            <text:p>19.46103</text:p>
          </table:table-cell>
          <table:table-cell office:value-type="float" office:value="19.40576" calcext:value-type="float">
            <text:p>19.40576</text:p>
          </table:table-cell>
          <table:table-cell office:value-type="float" office:value="18.0528" calcext:value-type="float">
            <text:p>18.0528</text:p>
          </table:table-cell>
          <table:table-cell office:value-type="float" office:value="18.02554" calcext:value-type="float">
            <text:p>18.02554</text:p>
          </table:table-cell>
          <table:table-cell office:value-type="float" office:value="16.77832" calcext:value-type="float">
            <text:p>16.77832</text:p>
          </table:table-cell>
          <table:table-cell office:value-type="float" office:value="16.70102" calcext:value-type="float">
            <text:p>16.70102</text:p>
          </table:table-cell>
          <table:table-cell office:value-type="float" office:value="15.63525" calcext:value-type="float">
            <text:p>15.63525</text:p>
          </table:table-cell>
          <table:table-cell office:value-type="float" office:value="15.53864" calcext:value-type="float">
            <text:p>15.53864</text:p>
          </table:table-cell>
          <table:table-cell office:value-type="float" office:value="14.91977" calcext:value-type="float">
            <text:p>14.91977</text:p>
          </table:table-cell>
          <table:table-cell office:value-type="float" office:value="14.82095" calcext:value-type="float">
            <text:p>14.82095</text:p>
          </table:table-cell>
          <table:table-cell office:value-type="float" office:value="29.95154" calcext:value-type="float">
            <text:p>29.95154</text:p>
          </table:table-cell>
          <table:table-cell office:value-type="float" office:value="16.08951" calcext:value-type="float">
            <text:p>16.089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2" calcext:value-type="float">
            <text:p>16072002</text:p>
          </table:table-cell>
          <table:table-cell office:value-type="float" office:value="28.03644" calcext:value-type="float">
            <text:p>28.03644</text:p>
          </table:table-cell>
          <table:table-cell office:value-type="float" office:value="32.84" calcext:value-type="float">
            <text:p>32.84</text:p>
          </table:table-cell>
          <table:table-cell office:value-type="float" office:value="17.12" calcext:value-type="float">
            <text:p>17.12</text:p>
          </table:table-cell>
          <table:table-cell office:value-type="float" office:value="1.892898" calcext:value-type="float">
            <text:p>1.892898</text:p>
          </table:table-cell>
          <table:table-cell office:value-type="float" office:value="1.112441" calcext:value-type="float">
            <text:p>1.112441</text:p>
          </table:table-cell>
          <table:table-cell office:value-type="float" office:value="231.552" calcext:value-type="float">
            <text:p>231.552</text:p>
          </table:table-cell>
          <table:table-cell office:value-type="float" office:value="0" calcext:value-type="float">
            <text:p>0</text:p>
          </table:table-cell>
          <table:table-cell office:value-type="float" office:value="28.71417" calcext:value-type="float">
            <text:p>28.71417</text:p>
          </table:table-cell>
          <table:table-cell office:value-type="float" office:value="19.43628" calcext:value-type="float">
            <text:p>19.43628</text:p>
          </table:table-cell>
          <table:table-cell office:value-type="float" office:value="26.22617" calcext:value-type="float">
            <text:p>26.22617</text:p>
          </table:table-cell>
          <table:table-cell office:value-type="float" office:value="20.55154" calcext:value-type="float">
            <text:p>20.55154</text:p>
          </table:table-cell>
          <table:table-cell office:value-type="float" office:value="24.97278" calcext:value-type="float">
            <text:p>24.97278</text:p>
          </table:table-cell>
          <table:table-cell office:value-type="float" office:value="21.12991" calcext:value-type="float">
            <text:p>21.12991</text:p>
          </table:table-cell>
          <table:table-cell office:value-type="float" office:value="23.97427" calcext:value-type="float">
            <text:p>23.97427</text:p>
          </table:table-cell>
          <table:table-cell office:value-type="float" office:value="21.50015" calcext:value-type="float">
            <text:p>21.50015</text:p>
          </table:table-cell>
          <table:table-cell office:value-type="float" office:value="23.33313" calcext:value-type="float">
            <text:p>23.33313</text:p>
          </table:table-cell>
          <table:table-cell office:value-type="float" office:value="21.66663" calcext:value-type="float">
            <text:p>21.66663</text:p>
          </table:table-cell>
          <table:table-cell office:value-type="float" office:value="22.70193" calcext:value-type="float">
            <text:p>22.70193</text:p>
          </table:table-cell>
          <table:table-cell office:value-type="float" office:value="21.75671" calcext:value-type="float">
            <text:p>21.75671</text:p>
          </table:table-cell>
          <table:table-cell office:value-type="float" office:value="22.18912" calcext:value-type="float">
            <text:p>22.18912</text:p>
          </table:table-cell>
          <table:table-cell office:value-type="float" office:value="21.6608" calcext:value-type="float">
            <text:p>21.6608</text:p>
          </table:table-cell>
          <table:table-cell office:value-type="float" office:value="21.4549" calcext:value-type="float">
            <text:p>21.4549</text:p>
          </table:table-cell>
          <table:table-cell office:value-type="float" office:value="21.38931" calcext:value-type="float">
            <text:p>21.38931</text:p>
          </table:table-cell>
          <table:table-cell office:value-type="float" office:value="20.66122" calcext:value-type="float">
            <text:p>20.66122</text:p>
          </table:table-cell>
          <table:table-cell office:value-type="float" office:value="20.58527" calcext:value-type="float">
            <text:p>20.58527</text:p>
          </table:table-cell>
          <table:table-cell office:value-type="float" office:value="19.40524" calcext:value-type="float">
            <text:p>19.40524</text:p>
          </table:table-cell>
          <table:table-cell office:value-type="float" office:value="19.35721" calcext:value-type="float">
            <text:p>19.35721</text:p>
          </table:table-cell>
          <table:table-cell office:value-type="float" office:value="18.0704" calcext:value-type="float">
            <text:p>18.0704</text:p>
          </table:table-cell>
          <table:table-cell office:value-type="float" office:value="18.05301" calcext:value-type="float">
            <text:p>18.05301</text:p>
          </table:table-cell>
          <table:table-cell office:value-type="float" office:value="16.84695" calcext:value-type="float">
            <text:p>16.84695</text:p>
          </table:table-cell>
          <table:table-cell office:value-type="float" office:value="16.77911" calcext:value-type="float">
            <text:p>16.77911</text:p>
          </table:table-cell>
          <table:table-cell office:value-type="float" office:value="15.72784" calcext:value-type="float">
            <text:p>15.72784</text:p>
          </table:table-cell>
          <table:table-cell office:value-type="float" office:value="15.63623" calcext:value-type="float">
            <text:p>15.63623</text:p>
          </table:table-cell>
          <table:table-cell office:value-type="float" office:value="15.01651" calcext:value-type="float">
            <text:p>15.01651</text:p>
          </table:table-cell>
          <table:table-cell office:value-type="float" office:value="14.92081" calcext:value-type="float">
            <text:p>14.92081</text:p>
          </table:table-cell>
          <table:table-cell office:value-type="float" office:value="39.91339" calcext:value-type="float">
            <text:p>39.91339</text:p>
          </table:table-cell>
          <table:table-cell office:value-type="float" office:value="16.55258" calcext:value-type="float">
            <text:p>16.552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2" calcext:value-type="float">
            <text:p>17072002</text:p>
          </table:table-cell>
          <table:table-cell office:value-type="float" office:value="27.12204" calcext:value-type="float">
            <text:p>27.12204</text:p>
          </table:table-cell>
          <table:table-cell office:value-type="float" office:value="34.74" calcext:value-type="float">
            <text:p>34.74</text:p>
          </table:table-cell>
          <table:table-cell office:value-type="float" office:value="19.59" calcext:value-type="float">
            <text:p>19.59</text:p>
          </table:table-cell>
          <table:table-cell office:value-type="float" office:value="2.137698" calcext:value-type="float">
            <text:p>2.137698</text:p>
          </table:table-cell>
          <table:table-cell office:value-type="float" office:value="1.318565" calcext:value-type="float">
            <text:p>1.318565</text:p>
          </table:table-cell>
          <table:table-cell office:value-type="float" office:value="217.584" calcext:value-type="float">
            <text:p>217.584</text:p>
          </table:table-cell>
          <table:table-cell office:value-type="float" office:value="38.1" calcext:value-type="float">
            <text:p>38.1</text:p>
          </table:table-cell>
          <table:table-cell office:value-type="float" office:value="29.88733" calcext:value-type="float">
            <text:p>29.88733</text:p>
          </table:table-cell>
          <table:table-cell office:value-type="float" office:value="21.34686" calcext:value-type="float">
            <text:p>21.34686</text:p>
          </table:table-cell>
          <table:table-cell office:value-type="float" office:value="28.68906" calcext:value-type="float">
            <text:p>28.68906</text:p>
          </table:table-cell>
          <table:table-cell office:value-type="float" office:value="22.02692" calcext:value-type="float">
            <text:p>22.02692</text:p>
          </table:table-cell>
          <table:table-cell office:value-type="float" office:value="27.16888" calcext:value-type="float">
            <text:p>27.16888</text:p>
          </table:table-cell>
          <table:table-cell office:value-type="float" office:value="22.30475" calcext:value-type="float">
            <text:p>22.30475</text:p>
          </table:table-cell>
          <table:table-cell office:value-type="float" office:value="25.61157" calcext:value-type="float">
            <text:p>25.61157</text:p>
          </table:table-cell>
          <table:table-cell office:value-type="float" office:value="22.40277" calcext:value-type="float">
            <text:p>22.40277</text:p>
          </table:table-cell>
          <table:table-cell office:value-type="float" office:value="24.60303" calcext:value-type="float">
            <text:p>24.60303</text:p>
          </table:table-cell>
          <table:table-cell office:value-type="float" office:value="22.3812" calcext:value-type="float">
            <text:p>22.3812</text:p>
          </table:table-cell>
          <table:table-cell office:value-type="float" office:value="23.60806" calcext:value-type="float">
            <text:p>23.60806</text:p>
          </table:table-cell>
          <table:table-cell office:value-type="float" office:value="22.27237" calcext:value-type="float">
            <text:p>22.27237</text:p>
          </table:table-cell>
          <table:table-cell office:value-type="float" office:value="22.82584" calcext:value-type="float">
            <text:p>22.82584</text:p>
          </table:table-cell>
          <table:table-cell office:value-type="float" office:value="22.00653" calcext:value-type="float">
            <text:p>22.00653</text:p>
          </table:table-cell>
          <table:table-cell office:value-type="float" office:value="21.7041" calcext:value-type="float">
            <text:p>21.7041</text:p>
          </table:table-cell>
          <table:table-cell office:value-type="float" office:value="21.45291" calcext:value-type="float">
            <text:p>21.45291</text:p>
          </table:table-cell>
          <table:table-cell office:value-type="float" office:value="20.58484" calcext:value-type="float">
            <text:p>20.58484</text:p>
          </table:table-cell>
          <table:table-cell office:value-type="float" office:value="20.57349" calcext:value-type="float">
            <text:p>20.57349</text:p>
          </table:table-cell>
          <table:table-cell office:value-type="float" office:value="19.35675" calcext:value-type="float">
            <text:p>19.35675</text:p>
          </table:table-cell>
          <table:table-cell office:value-type="float" office:value="19.32538" calcext:value-type="float">
            <text:p>19.32538</text:p>
          </table:table-cell>
          <table:table-cell office:value-type="float" office:value="18.08536" calcext:value-type="float">
            <text:p>18.08536</text:p>
          </table:table-cell>
          <table:table-cell office:value-type="float" office:value="18.07056" calcext:value-type="float">
            <text:p>18.07056</text:p>
          </table:table-cell>
          <table:table-cell office:value-type="float" office:value="16.90771" calcext:value-type="float">
            <text:p>16.90771</text:p>
          </table:table-cell>
          <table:table-cell office:value-type="float" office:value="16.84763" calcext:value-type="float">
            <text:p>16.84763</text:p>
          </table:table-cell>
          <table:table-cell office:value-type="float" office:value="15.81519" calcext:value-type="float">
            <text:p>15.81519</text:p>
          </table:table-cell>
          <table:table-cell office:value-type="float" office:value="15.72876" calcext:value-type="float">
            <text:p>15.72876</text:p>
          </table:table-cell>
          <table:table-cell office:value-type="float" office:value="15.10977" calcext:value-type="float">
            <text:p>15.10977</text:p>
          </table:table-cell>
          <table:table-cell office:value-type="float" office:value="15.01752" calcext:value-type="float">
            <text:p>15.01752</text:p>
          </table:table-cell>
          <table:table-cell office:value-type="float" office:value="40.66354" calcext:value-type="float">
            <text:p>40.66354</text:p>
          </table:table-cell>
          <table:table-cell office:value-type="float" office:value="19.53833" calcext:value-type="float">
            <text:p>19.538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2" calcext:value-type="float">
            <text:p>18072002</text:p>
          </table:table-cell>
          <table:table-cell office:value-type="float" office:value="27.73152" calcext:value-type="float">
            <text:p>27.73152</text:p>
          </table:table-cell>
          <table:table-cell office:value-type="float" office:value="35.55" calcext:value-type="float">
            <text:p>35.55</text:p>
          </table:table-cell>
          <table:table-cell office:value-type="float" office:value="21.61" calcext:value-type="float">
            <text:p>21.61</text:p>
          </table:table-cell>
          <table:table-cell office:value-type="float" office:value="2.314951" calcext:value-type="float">
            <text:p>2.314951</text:p>
          </table:table-cell>
          <table:table-cell office:value-type="float" office:value="1.07695" calcext:value-type="float">
            <text:p>1.07695</text:p>
          </table:table-cell>
          <table:table-cell office:value-type="float" office:value="185.76" calcext:value-type="float">
            <text:p>185.76</text:p>
          </table:table-cell>
          <table:table-cell office:value-type="float" office:value="0" calcext:value-type="float">
            <text:p>0</text:p>
          </table:table-cell>
          <table:table-cell office:value-type="float" office:value="28.69073" calcext:value-type="float">
            <text:p>28.69073</text:p>
          </table:table-cell>
          <table:table-cell office:value-type="float" office:value="21.09918" calcext:value-type="float">
            <text:p>21.09918</text:p>
          </table:table-cell>
          <table:table-cell office:value-type="float" office:value="27.29663" calcext:value-type="float">
            <text:p>27.29663</text:p>
          </table:table-cell>
          <table:table-cell office:value-type="float" office:value="21.66974" calcext:value-type="float">
            <text:p>21.66974</text:p>
          </table:table-cell>
          <table:table-cell office:value-type="float" office:value="26.09052" calcext:value-type="float">
            <text:p>26.09052</text:p>
          </table:table-cell>
          <table:table-cell office:value-type="float" office:value="22.15009" calcext:value-type="float">
            <text:p>22.15009</text:p>
          </table:table-cell>
          <table:table-cell office:value-type="float" office:value="24.95944" calcext:value-type="float">
            <text:p>24.95944</text:p>
          </table:table-cell>
          <table:table-cell office:value-type="float" office:value="22.50089" calcext:value-type="float">
            <text:p>22.50089</text:p>
          </table:table-cell>
          <table:table-cell office:value-type="float" office:value="24.2139" calcext:value-type="float">
            <text:p>24.2139</text:p>
          </table:table-cell>
          <table:table-cell office:value-type="float" office:value="22.61603" calcext:value-type="float">
            <text:p>22.61603</text:p>
          </table:table-cell>
          <table:table-cell office:value-type="float" office:value="23.51935" calcext:value-type="float">
            <text:p>23.51935</text:p>
          </table:table-cell>
          <table:table-cell office:value-type="float" office:value="22.60037" calcext:value-type="float">
            <text:p>22.60037</text:p>
          </table:table-cell>
          <table:table-cell office:value-type="float" office:value="22.82742" calcext:value-type="float">
            <text:p>22.82742</text:p>
          </table:table-cell>
          <table:table-cell office:value-type="float" office:value="22.3389" calcext:value-type="float">
            <text:p>22.3389</text:p>
          </table:table-cell>
          <table:table-cell office:value-type="float" office:value="21.8728" calcext:value-type="float">
            <text:p>21.8728</text:p>
          </table:table-cell>
          <table:table-cell office:value-type="float" office:value="21.71033" calcext:value-type="float">
            <text:p>21.71033</text:p>
          </table:table-cell>
          <table:table-cell office:value-type="float" office:value="20.65863" calcext:value-type="float">
            <text:p>20.65863</text:p>
          </table:table-cell>
          <table:table-cell office:value-type="float" office:value="20.58319" calcext:value-type="float">
            <text:p>20.58319</text:p>
          </table:table-cell>
          <table:table-cell office:value-type="float" office:value="19.32516" calcext:value-type="float">
            <text:p>19.32516</text:p>
          </table:table-cell>
          <table:table-cell office:value-type="float" office:value="19.32019" calcext:value-type="float">
            <text:p>19.32019</text:p>
          </table:table-cell>
          <table:table-cell office:value-type="float" office:value="18.10434" calcext:value-type="float">
            <text:p>18.10434</text:p>
          </table:table-cell>
          <table:table-cell office:value-type="float" office:value="18.08554" calcext:value-type="float">
            <text:p>18.08554</text:p>
          </table:table-cell>
          <table:table-cell office:value-type="float" office:value="16.9631" calcext:value-type="float">
            <text:p>16.9631</text:p>
          </table:table-cell>
          <table:table-cell office:value-type="float" office:value="16.90829" calcext:value-type="float">
            <text:p>16.90829</text:p>
          </table:table-cell>
          <table:table-cell office:value-type="float" office:value="15.89694" calcext:value-type="float">
            <text:p>15.89694</text:p>
          </table:table-cell>
          <table:table-cell office:value-type="float" office:value="15.81604" calcext:value-type="float">
            <text:p>15.81604</text:p>
          </table:table-cell>
          <table:table-cell office:value-type="float" office:value="15.19934" calcext:value-type="float">
            <text:p>15.19934</text:p>
          </table:table-cell>
          <table:table-cell office:value-type="float" office:value="15.11072" calcext:value-type="float">
            <text:p>15.11072</text:p>
          </table:table-cell>
          <table:table-cell office:value-type="float" office:value="30.96716" calcext:value-type="float">
            <text:p>30.96716</text:p>
          </table:table-cell>
          <table:table-cell office:value-type="float" office:value="20.35944" calcext:value-type="float">
            <text:p>20.359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2" calcext:value-type="float">
            <text:p>19072002</text:p>
          </table:table-cell>
          <table:table-cell office:value-type="float" office:value="26.45388" calcext:value-type="float">
            <text:p>26.45388</text:p>
          </table:table-cell>
          <table:table-cell office:value-type="float" office:value="36.64" calcext:value-type="float">
            <text:p>36.64</text:p>
          </table:table-cell>
          <table:table-cell office:value-type="float" office:value="22.28" calcext:value-type="float">
            <text:p>22.28</text:p>
          </table:table-cell>
          <table:table-cell office:value-type="float" office:value="2.457548" calcext:value-type="float">
            <text:p>2.457548</text:p>
          </table:table-cell>
          <table:table-cell office:value-type="float" office:value="1.679819" calcext:value-type="float">
            <text:p>1.679819</text:p>
          </table:table-cell>
          <table:table-cell office:value-type="float" office:value="232.272" calcext:value-type="float">
            <text:p>232.272</text:p>
          </table:table-cell>
          <table:table-cell office:value-type="float" office:value="0" calcext:value-type="float">
            <text:p>0</text:p>
          </table:table-cell>
          <table:table-cell office:value-type="float" office:value="29.1095" calcext:value-type="float">
            <text:p>29.1095</text:p>
          </table:table-cell>
          <table:table-cell office:value-type="float" office:value="22.01517" calcext:value-type="float">
            <text:p>22.01517</text:p>
          </table:table-cell>
          <table:table-cell office:value-type="float" office:value="27.44449" calcext:value-type="float">
            <text:p>27.44449</text:p>
          </table:table-cell>
          <table:table-cell office:value-type="float" office:value="22.46649" calcext:value-type="float">
            <text:p>22.46649</text:p>
          </table:table-cell>
          <table:table-cell office:value-type="float" office:value="26.17404" calcext:value-type="float">
            <text:p>26.17404</text:p>
          </table:table-cell>
          <table:table-cell office:value-type="float" office:value="22.76151" calcext:value-type="float">
            <text:p>22.76151</text:p>
          </table:table-cell>
          <table:table-cell office:value-type="float" office:value="25.07581" calcext:value-type="float">
            <text:p>25.07581</text:p>
          </table:table-cell>
          <table:table-cell office:value-type="float" office:value="22.89474" calcext:value-type="float">
            <text:p>22.89474</text:p>
          </table:table-cell>
          <table:table-cell office:value-type="float" office:value="24.35767" calcext:value-type="float">
            <text:p>24.35767</text:p>
          </table:table-cell>
          <table:table-cell office:value-type="float" office:value="22.88748" calcext:value-type="float">
            <text:p>22.88748</text:p>
          </table:table-cell>
          <table:table-cell office:value-type="float" office:value="23.60953" calcext:value-type="float">
            <text:p>23.60953</text:p>
          </table:table-cell>
          <table:table-cell office:value-type="float" office:value="22.77643" calcext:value-type="float">
            <text:p>22.77643</text:p>
          </table:table-cell>
          <table:table-cell office:value-type="float" office:value="22.95782" calcext:value-type="float">
            <text:p>22.95782</text:p>
          </table:table-cell>
          <table:table-cell office:value-type="float" office:value="22.47845" calcext:value-type="float">
            <text:p>22.47845</text:p>
          </table:table-cell>
          <table:table-cell office:value-type="float" office:value="21.9866" calcext:value-type="float">
            <text:p>21.9866</text:p>
          </table:table-cell>
          <table:table-cell office:value-type="float" office:value="21.8761" calcext:value-type="float">
            <text:p>21.8761</text:p>
          </table:table-cell>
          <table:table-cell office:value-type="float" office:value="20.73175" calcext:value-type="float">
            <text:p>20.73175</text:p>
          </table:table-cell>
          <table:table-cell office:value-type="float" office:value="20.65942" calcext:value-type="float">
            <text:p>20.65942</text:p>
          </table:table-cell>
          <table:table-cell office:value-type="float" office:value="19.34283" calcext:value-type="float">
            <text:p>19.34283</text:p>
          </table:table-cell>
          <table:table-cell office:value-type="float" office:value="19.32251" calcext:value-type="float">
            <text:p>19.32251</text:p>
          </table:table-cell>
          <table:table-cell office:value-type="float" office:value="18.13144" calcext:value-type="float">
            <text:p>18.13144</text:p>
          </table:table-cell>
          <table:table-cell office:value-type="float" office:value="18.10458" calcext:value-type="float">
            <text:p>18.10458</text:p>
          </table:table-cell>
          <table:table-cell office:value-type="float" office:value="17.01614" calcext:value-type="float">
            <text:p>17.01614</text:p>
          </table:table-cell>
          <table:table-cell office:value-type="float" office:value="16.96365" calcext:value-type="float">
            <text:p>16.96365</text:p>
          </table:table-cell>
          <table:table-cell office:value-type="float" office:value="15.97427" calcext:value-type="float">
            <text:p>15.97427</text:p>
          </table:table-cell>
          <table:table-cell office:value-type="float" office:value="15.89777" calcext:value-type="float">
            <text:p>15.89777</text:p>
          </table:table-cell>
          <table:table-cell office:value-type="float" office:value="15.28488" calcext:value-type="float">
            <text:p>15.28488</text:p>
          </table:table-cell>
          <table:table-cell office:value-type="float" office:value="15.20026" calcext:value-type="float">
            <text:p>15.20026</text:p>
          </table:table-cell>
          <table:table-cell office:value-type="float" office:value="31.40717" calcext:value-type="float">
            <text:p>31.40717</text:p>
          </table:table-cell>
          <table:table-cell office:value-type="float" office:value="21.10452" calcext:value-type="float">
            <text:p>21.104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2" calcext:value-type="float">
            <text:p>20072002</text:p>
          </table:table-cell>
          <table:table-cell office:value-type="float" office:value="27.45" calcext:value-type="float">
            <text:p>27.45</text:p>
          </table:table-cell>
          <table:table-cell office:value-type="float" office:value="37.67" calcext:value-type="float">
            <text:p>37.67</text:p>
          </table:table-cell>
          <table:table-cell office:value-type="float" office:value="23.69" calcext:value-type="float">
            <text:p>23.69</text:p>
          </table:table-cell>
          <table:table-cell office:value-type="float" office:value="2.362338" calcext:value-type="float">
            <text:p>2.362338</text:p>
          </table:table-cell>
          <table:table-cell office:value-type="float" office:value="1.356226" calcext:value-type="float">
            <text:p>1.356226</text:p>
          </table:table-cell>
          <table:table-cell office:value-type="float" office:value="279.72" calcext:value-type="float">
            <text:p>279.72</text:p>
          </table:table-cell>
          <table:table-cell office:value-type="float" office:value="0" calcext:value-type="float">
            <text:p>0</text:p>
          </table:table-cell>
          <table:table-cell office:value-type="float" office:value="29.14291" calcext:value-type="float">
            <text:p>29.14291</text:p>
          </table:table-cell>
          <table:table-cell office:value-type="float" office:value="22.45001" calcext:value-type="float">
            <text:p>22.45001</text:p>
          </table:table-cell>
          <table:table-cell office:value-type="float" office:value="27.3497" calcext:value-type="float">
            <text:p>27.3497</text:p>
          </table:table-cell>
          <table:table-cell office:value-type="float" office:value="22.90146" calcext:value-type="float">
            <text:p>22.90146</text:p>
          </table:table-cell>
          <table:table-cell office:value-type="float" office:value="26.1778" calcext:value-type="float">
            <text:p>26.1778</text:p>
          </table:table-cell>
          <table:table-cell office:value-type="float" office:value="23.14847" calcext:value-type="float">
            <text:p>23.14847</text:p>
          </table:table-cell>
          <table:table-cell office:value-type="float" office:value="25.17221" calcext:value-type="float">
            <text:p>25.17221</text:p>
          </table:table-cell>
          <table:table-cell office:value-type="float" office:value="23.21924" calcext:value-type="float">
            <text:p>23.21924</text:p>
          </table:table-cell>
          <table:table-cell office:value-type="float" office:value="24.49033" calcext:value-type="float">
            <text:p>24.49033</text:p>
          </table:table-cell>
          <table:table-cell office:value-type="float" office:value="23.16751" calcext:value-type="float">
            <text:p>23.16751</text:p>
          </table:table-cell>
          <table:table-cell office:value-type="float" office:value="23.76471" calcext:value-type="float">
            <text:p>23.76471</text:p>
          </table:table-cell>
          <table:table-cell office:value-type="float" office:value="23.00742" calcext:value-type="float">
            <text:p>23.00742</text:p>
          </table:table-cell>
          <table:table-cell office:value-type="float" office:value="23.10843" calcext:value-type="float">
            <text:p>23.10843</text:p>
          </table:table-cell>
          <table:table-cell office:value-type="float" office:value="22.66626" calcext:value-type="float">
            <text:p>22.66626</text:p>
          </table:table-cell>
          <table:table-cell office:value-type="float" office:value="22.11691" calcext:value-type="float">
            <text:p>22.11691</text:p>
          </table:table-cell>
          <table:table-cell office:value-type="float" office:value="21.99005" calcext:value-type="float">
            <text:p>21.99005</text:p>
          </table:table-cell>
          <table:table-cell office:value-type="float" office:value="20.8111" calcext:value-type="float">
            <text:p>20.8111</text:p>
          </table:table-cell>
          <table:table-cell office:value-type="float" office:value="20.7326" calcext:value-type="float">
            <text:p>20.7326</text:p>
          </table:table-cell>
          <table:table-cell office:value-type="float" office:value="19.37796" calcext:value-type="float">
            <text:p>19.37796</text:p>
          </table:table-cell>
          <table:table-cell office:value-type="float" office:value="19.34314" calcext:value-type="float">
            <text:p>19.34314</text:p>
          </table:table-cell>
          <table:table-cell office:value-type="float" office:value="18.16696" calcext:value-type="float">
            <text:p>18.16696</text:p>
          </table:table-cell>
          <table:table-cell office:value-type="float" office:value="18.13174" calcext:value-type="float">
            <text:p>18.13174</text:p>
          </table:table-cell>
          <table:table-cell office:value-type="float" office:value="17.06906" calcext:value-type="float">
            <text:p>17.06906</text:p>
          </table:table-cell>
          <table:table-cell office:value-type="float" office:value="17.01666" calcext:value-type="float">
            <text:p>17.01666</text:p>
          </table:table-cell>
          <table:table-cell office:value-type="float" office:value="16.04764" calcext:value-type="float">
            <text:p>16.04764</text:p>
          </table:table-cell>
          <table:table-cell office:value-type="float" office:value="15.97507" calcext:value-type="float">
            <text:p>15.97507</text:p>
          </table:table-cell>
          <table:table-cell office:value-type="float" office:value="15.36615" calcext:value-type="float">
            <text:p>15.36615</text:p>
          </table:table-cell>
          <table:table-cell office:value-type="float" office:value="15.28574" calcext:value-type="float">
            <text:p>15.28574</text:p>
          </table:table-cell>
          <table:table-cell office:value-type="float" office:value="34.112" calcext:value-type="float">
            <text:p>34.112</text:p>
          </table:table-cell>
          <table:table-cell office:value-type="float" office:value="21.31833" calcext:value-type="float">
            <text:p>21.318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2" calcext:value-type="float">
            <text:p>21072002</text:p>
          </table:table-cell>
          <table:table-cell office:value-type="float" office:value="27.11844" calcext:value-type="float">
            <text:p>27.11844</text:p>
          </table:table-cell>
          <table:table-cell office:value-type="float" office:value="38.05" calcext:value-type="float">
            <text:p>38.05</text:p>
          </table:table-cell>
          <table:table-cell office:value-type="float" office:value="21.86" calcext:value-type="float">
            <text:p>21.86</text:p>
          </table:table-cell>
          <table:table-cell office:value-type="float" office:value="2.537416" calcext:value-type="float">
            <text:p>2.537416</text:p>
          </table:table-cell>
          <table:table-cell office:value-type="float" office:value="1.320248" calcext:value-type="float">
            <text:p>1.320248</text:p>
          </table:table-cell>
          <table:table-cell office:value-type="float" office:value="348.336" calcext:value-type="float">
            <text:p>348.336</text:p>
          </table:table-cell>
          <table:table-cell office:value-type="float" office:value="9.4" calcext:value-type="float">
            <text:p>9.4</text:p>
          </table:table-cell>
          <table:table-cell office:value-type="float" office:value="31.40918" calcext:value-type="float">
            <text:p>31.40918</text:p>
          </table:table-cell>
          <table:table-cell office:value-type="float" office:value="23.14224" calcext:value-type="float">
            <text:p>23.14224</text:p>
          </table:table-cell>
          <table:table-cell office:value-type="float" office:value="28.70639" calcext:value-type="float">
            <text:p>28.70639</text:p>
          </table:table-cell>
          <table:table-cell office:value-type="float" office:value="23.77322" calcext:value-type="float">
            <text:p>23.77322</text:p>
          </table:table-cell>
          <table:table-cell office:value-type="float" office:value="27.30313" calcext:value-type="float">
            <text:p>27.30313</text:p>
          </table:table-cell>
          <table:table-cell office:value-type="float" office:value="23.84412" calcext:value-type="float">
            <text:p>23.84412</text:p>
          </table:table-cell>
          <table:table-cell office:value-type="float" office:value="26.04031" calcext:value-type="float">
            <text:p>26.04031</text:p>
          </table:table-cell>
          <table:table-cell office:value-type="float" office:value="23.75302" calcext:value-type="float">
            <text:p>23.75302</text:p>
          </table:table-cell>
          <table:table-cell office:value-type="float" office:value="25.18753" calcext:value-type="float">
            <text:p>25.18753</text:p>
          </table:table-cell>
          <table:table-cell office:value-type="float" office:value="23.59991" calcext:value-type="float">
            <text:p>23.59991</text:p>
          </table:table-cell>
          <table:table-cell office:value-type="float" office:value="24.29303" calcext:value-type="float">
            <text:p>24.29303</text:p>
          </table:table-cell>
          <table:table-cell office:value-type="float" office:value="23.33853" calcext:value-type="float">
            <text:p>23.33853</text:p>
          </table:table-cell>
          <table:table-cell office:value-type="float" office:value="23.50339" calcext:value-type="float">
            <text:p>23.50339</text:p>
          </table:table-cell>
          <table:table-cell office:value-type="float" office:value="22.92108" calcext:value-type="float">
            <text:p>22.92108</text:p>
          </table:table-cell>
          <table:table-cell office:value-type="float" office:value="22.31912" calcext:value-type="float">
            <text:p>22.31912</text:p>
          </table:table-cell>
          <table:table-cell office:value-type="float" office:value="22.12024" calcext:value-type="float">
            <text:p>22.12024</text:p>
          </table:table-cell>
          <table:table-cell office:value-type="float" office:value="20.90622" calcext:value-type="float">
            <text:p>20.90622</text:p>
          </table:table-cell>
          <table:table-cell office:value-type="float" office:value="20.81201" calcext:value-type="float">
            <text:p>20.81201</text:p>
          </table:table-cell>
          <table:table-cell office:value-type="float" office:value="19.42496" calcext:value-type="float">
            <text:p>19.42496</text:p>
          </table:table-cell>
          <table:table-cell office:value-type="float" office:value="19.37839" calcext:value-type="float">
            <text:p>19.37839</text:p>
          </table:table-cell>
          <table:table-cell office:value-type="float" office:value="18.21005" calcext:value-type="float">
            <text:p>18.21005</text:p>
          </table:table-cell>
          <table:table-cell office:value-type="float" office:value="18.16736" calcext:value-type="float">
            <text:p>18.16736</text:p>
          </table:table-cell>
          <table:table-cell office:value-type="float" office:value="17.1225" calcext:value-type="float">
            <text:p>17.1225</text:p>
          </table:table-cell>
          <table:table-cell office:value-type="float" office:value="17.06961" calcext:value-type="float">
            <text:p>17.06961</text:p>
          </table:table-cell>
          <table:table-cell office:value-type="float" office:value="16.11777" calcext:value-type="float">
            <text:p>16.11777</text:p>
          </table:table-cell>
          <table:table-cell office:value-type="float" office:value="16.04837" calcext:value-type="float">
            <text:p>16.04837</text:p>
          </table:table-cell>
          <table:table-cell office:value-type="float" office:value="15.44324" calcext:value-type="float">
            <text:p>15.44324</text:p>
          </table:table-cell>
          <table:table-cell office:value-type="float" office:value="15.367" calcext:value-type="float">
            <text:p>15.367</text:p>
          </table:table-cell>
          <table:table-cell office:value-type="float" office:value="43.20819" calcext:value-type="float">
            <text:p>43.20819</text:p>
          </table:table-cell>
          <table:table-cell office:value-type="float" office:value="21.65665" calcext:value-type="float">
            <text:p>21.656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2" calcext:value-type="float">
            <text:p>22072002</text:p>
          </table:table-cell>
          <table:table-cell office:value-type="float" office:value="25.57332" calcext:value-type="float">
            <text:p>25.57332</text:p>
          </table:table-cell>
          <table:table-cell office:value-type="float" office:value="29.31" calcext:value-type="float">
            <text:p>29.31</text:p>
          </table:table-cell>
          <table:table-cell office:value-type="float" office:value="18.65" calcext:value-type="float">
            <text:p>18.65</text:p>
          </table:table-cell>
          <table:table-cell office:value-type="float" office:value="2.283449" calcext:value-type="float">
            <text:p>2.283449</text:p>
          </table:table-cell>
          <table:table-cell office:value-type="float" office:value="1.37771" calcext:value-type="float">
            <text:p>1.37771</text:p>
          </table:table-cell>
          <table:table-cell office:value-type="float" office:value="246.636" calcext:value-type="float">
            <text:p>246.636</text:p>
          </table:table-cell>
          <table:table-cell office:value-type="float" office:value="40.3" calcext:value-type="float">
            <text:p>40.3</text:p>
          </table:table-cell>
          <table:table-cell office:value-type="float" office:value="27.3912" calcext:value-type="float">
            <text:p>27.3912</text:p>
          </table:table-cell>
          <table:table-cell office:value-type="float" office:value="20.94586" calcext:value-type="float">
            <text:p>20.94586</text:p>
          </table:table-cell>
          <table:table-cell office:value-type="float" office:value="26.61752" calcext:value-type="float">
            <text:p>26.61752</text:p>
          </table:table-cell>
          <table:table-cell office:value-type="float" office:value="22.18204" calcext:value-type="float">
            <text:p>22.18204</text:p>
          </table:table-cell>
          <table:table-cell office:value-type="float" office:value="25.88193" calcext:value-type="float">
            <text:p>25.88193</text:p>
          </table:table-cell>
          <table:table-cell office:value-type="float" office:value="22.68112" calcext:value-type="float">
            <text:p>22.68112</text:p>
          </table:table-cell>
          <table:table-cell office:value-type="float" office:value="25.15823" calcext:value-type="float">
            <text:p>25.15823</text:p>
          </table:table-cell>
          <table:table-cell office:value-type="float" office:value="23.00577" calcext:value-type="float">
            <text:p>23.00577</text:p>
          </table:table-cell>
          <table:table-cell office:value-type="float" office:value="24.8364" calcext:value-type="float">
            <text:p>24.8364</text:p>
          </table:table-cell>
          <table:table-cell office:value-type="float" office:value="23.13577" calcext:value-type="float">
            <text:p>23.13577</text:p>
          </table:table-cell>
          <table:table-cell office:value-type="float" office:value="24.27658" calcext:value-type="float">
            <text:p>24.27658</text:p>
          </table:table-cell>
          <table:table-cell office:value-type="float" office:value="23.14325" calcext:value-type="float">
            <text:p>23.14325</text:p>
          </table:table-cell>
          <table:table-cell office:value-type="float" office:value="23.51566" calcext:value-type="float">
            <text:p>23.51566</text:p>
          </table:table-cell>
          <table:table-cell office:value-type="float" office:value="22.90399" calcext:value-type="float">
            <text:p>22.90399</text:p>
          </table:table-cell>
          <table:table-cell office:value-type="float" office:value="22.40958" calcext:value-type="float">
            <text:p>22.40958</text:p>
          </table:table-cell>
          <table:table-cell office:value-type="float" office:value="22.32407" calcext:value-type="float">
            <text:p>22.32407</text:p>
          </table:table-cell>
          <table:table-cell office:value-type="float" office:value="21.00919" calcext:value-type="float">
            <text:p>21.00919</text:p>
          </table:table-cell>
          <table:table-cell office:value-type="float" office:value="20.90747" calcext:value-type="float">
            <text:p>20.90747</text:p>
          </table:table-cell>
          <table:table-cell office:value-type="float" office:value="19.48492" calcext:value-type="float">
            <text:p>19.48492</text:p>
          </table:table-cell>
          <table:table-cell office:value-type="float" office:value="19.42554" calcext:value-type="float">
            <text:p>19.42554</text:p>
          </table:table-cell>
          <table:table-cell office:value-type="float" office:value="18.25998" calcext:value-type="float">
            <text:p>18.25998</text:p>
          </table:table-cell>
          <table:table-cell office:value-type="float" office:value="18.21057" calcext:value-type="float">
            <text:p>18.21057</text:p>
          </table:table-cell>
          <table:table-cell office:value-type="float" office:value="17.17807" calcext:value-type="float">
            <text:p>17.17807</text:p>
          </table:table-cell>
          <table:table-cell office:value-type="float" office:value="17.12305" calcext:value-type="float">
            <text:p>17.12305</text:p>
          </table:table-cell>
          <table:table-cell office:value-type="float" office:value="16.1861" calcext:value-type="float">
            <text:p>16.1861</text:p>
          </table:table-cell>
          <table:table-cell office:value-type="float" office:value="16.1185" calcext:value-type="float">
            <text:p>16.1185</text:p>
          </table:table-cell>
          <table:table-cell office:value-type="float" office:value="15.51736" calcext:value-type="float">
            <text:p>15.51736</text:p>
          </table:table-cell>
          <table:table-cell office:value-type="float" office:value="15.44403" calcext:value-type="float">
            <text:p>15.44403</text:p>
          </table:table-cell>
          <table:table-cell office:value-type="float" office:value="27.28934" calcext:value-type="float">
            <text:p>27.28934</text:p>
          </table:table-cell>
          <table:table-cell office:value-type="float" office:value="18.25232" calcext:value-type="float">
            <text:p>18.252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2" calcext:value-type="float">
            <text:p>23072002</text:p>
          </table:table-cell>
          <table:table-cell office:value-type="float" office:value="27.80497" calcext:value-type="float">
            <text:p>27.80497</text:p>
          </table:table-cell>
          <table:table-cell office:value-type="float" office:value="27.81" calcext:value-type="float">
            <text:p>27.81</text:p>
          </table:table-cell>
          <table:table-cell office:value-type="float" office:value="15.61" calcext:value-type="float">
            <text:p>15.61</text:p>
          </table:table-cell>
          <table:table-cell office:value-type="float" office:value="1.76141" calcext:value-type="float">
            <text:p>1.76141</text:p>
          </table:table-cell>
          <table:table-cell office:value-type="float" office:value="1.26466" calcext:value-type="float">
            <text:p>1.26466</text:p>
          </table:table-cell>
          <table:table-cell office:value-type="float" office:value="172.188" calcext:value-type="float">
            <text:p>172.188</text:p>
          </table:table-cell>
          <table:table-cell office:value-type="float" office:value="0" calcext:value-type="float">
            <text:p>0</text:p>
          </table:table-cell>
          <table:table-cell office:value-type="float" office:value="25.43875" calcext:value-type="float">
            <text:p>25.43875</text:p>
          </table:table-cell>
          <table:table-cell office:value-type="float" office:value="18.79483" calcext:value-type="float">
            <text:p>18.79483</text:p>
          </table:table-cell>
          <table:table-cell office:value-type="float" office:value="24.36691" calcext:value-type="float">
            <text:p>24.36691</text:p>
          </table:table-cell>
          <table:table-cell office:value-type="float" office:value="20.21909" calcext:value-type="float">
            <text:p>20.21909</text:p>
          </table:table-cell>
          <table:table-cell office:value-type="float" office:value="23.66763" calcext:value-type="float">
            <text:p>23.66763</text:p>
          </table:table-cell>
          <table:table-cell office:value-type="float" office:value="21.06815" calcext:value-type="float">
            <text:p>21.06815</text:p>
          </table:table-cell>
          <table:table-cell office:value-type="float" office:value="23.57739" calcext:value-type="float">
            <text:p>23.57739</text:p>
          </table:table-cell>
          <table:table-cell office:value-type="float" office:value="21.67249" calcext:value-type="float">
            <text:p>21.67249</text:p>
          </table:table-cell>
          <table:table-cell office:value-type="float" office:value="23.62759" calcext:value-type="float">
            <text:p>23.62759</text:p>
          </table:table-cell>
          <table:table-cell office:value-type="float" office:value="22.03702" calcext:value-type="float">
            <text:p>22.03702</text:p>
          </table:table-cell>
          <table:table-cell office:value-type="float" office:value="23.52969" calcext:value-type="float">
            <text:p>23.52969</text:p>
          </table:table-cell>
          <table:table-cell office:value-type="float" office:value="22.29083" calcext:value-type="float">
            <text:p>22.29083</text:p>
          </table:table-cell>
          <table:table-cell office:value-type="float" office:value="23.12476" calcext:value-type="float">
            <text:p>23.12476</text:p>
          </table:table-cell>
          <table:table-cell office:value-type="float" office:value="22.2868" calcext:value-type="float">
            <text:p>22.2868</text:p>
          </table:table-cell>
          <table:table-cell office:value-type="float" office:value="22.34946" calcext:value-type="float">
            <text:p>22.34946</text:p>
          </table:table-cell>
          <table:table-cell office:value-type="float" office:value="22.01453" calcext:value-type="float">
            <text:p>22.01453</text:p>
          </table:table-cell>
          <table:table-cell office:value-type="float" office:value="21.03299" calcext:value-type="float">
            <text:p>21.03299</text:p>
          </table:table-cell>
          <table:table-cell office:value-type="float" office:value="21.00989" calcext:value-type="float">
            <text:p>21.00989</text:p>
          </table:table-cell>
          <table:table-cell office:value-type="float" office:value="19.54214" calcext:value-type="float">
            <text:p>19.54214</text:p>
          </table:table-cell>
          <table:table-cell office:value-type="float" office:value="19.48553" calcext:value-type="float">
            <text:p>19.48553</text:p>
          </table:table-cell>
          <table:table-cell office:value-type="float" office:value="18.31525" calcext:value-type="float">
            <text:p>18.31525</text:p>
          </table:table-cell>
          <table:table-cell office:value-type="float" office:value="18.26053" calcext:value-type="float">
            <text:p>18.26053</text:p>
          </table:table-cell>
          <table:table-cell office:value-type="float" office:value="17.23529" calcext:value-type="float">
            <text:p>17.23529</text:p>
          </table:table-cell>
          <table:table-cell office:value-type="float" office:value="17.17865" calcext:value-type="float">
            <text:p>17.17865</text:p>
          </table:table-cell>
          <table:table-cell office:value-type="float" office:value="16.25269" calcext:value-type="float">
            <text:p>16.25269</text:p>
          </table:table-cell>
          <table:table-cell office:value-type="float" office:value="16.18683" calcext:value-type="float">
            <text:p>16.18683</text:p>
          </table:table-cell>
          <table:table-cell office:value-type="float" office:value="15.58771" calcext:value-type="float">
            <text:p>15.58771</text:p>
          </table:table-cell>
          <table:table-cell office:value-type="float" office:value="15.5181" calcext:value-type="float">
            <text:p>15.5181</text:p>
          </table:table-cell>
          <table:table-cell office:value-type="float" office:value="26.58594" calcext:value-type="float">
            <text:p>26.58594</text:p>
          </table:table-cell>
          <table:table-cell office:value-type="float" office:value="15.94012" calcext:value-type="float">
            <text:p>15.940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2" calcext:value-type="float">
            <text:p>24072002</text:p>
          </table:table-cell>
          <table:table-cell office:value-type="float" office:value="25.41924" calcext:value-type="float">
            <text:p>25.41924</text:p>
          </table:table-cell>
          <table:table-cell office:value-type="float" office:value="33.59" calcext:value-type="float">
            <text:p>33.59</text:p>
          </table:table-cell>
          <table:table-cell office:value-type="float" office:value="16.66" calcext:value-type="float">
            <text:p>16.66</text:p>
          </table:table-cell>
          <table:table-cell office:value-type="float" office:value="1.893619" calcext:value-type="float">
            <text:p>1.893619</text:p>
          </table:table-cell>
          <table:table-cell office:value-type="float" office:value="1.254767" calcext:value-type="float">
            <text:p>1.254767</text:p>
          </table:table-cell>
          <table:table-cell office:value-type="float" office:value="297.072" calcext:value-type="float">
            <text:p>297.072</text:p>
          </table:table-cell>
          <table:table-cell office:value-type="float" office:value="2.8" calcext:value-type="float">
            <text:p>2.8</text:p>
          </table:table-cell>
          <table:table-cell office:value-type="float" office:value="26.13446" calcext:value-type="float">
            <text:p>26.13446</text:p>
          </table:table-cell>
          <table:table-cell office:value-type="float" office:value="18.38599" calcext:value-type="float">
            <text:p>18.38599</text:p>
          </table:table-cell>
          <table:table-cell office:value-type="float" office:value="24.76059" calcext:value-type="float">
            <text:p>24.76059</text:p>
          </table:table-cell>
          <table:table-cell office:value-type="float" office:value="19.48291" calcext:value-type="float">
            <text:p>19.48291</text:p>
          </table:table-cell>
          <table:table-cell office:value-type="float" office:value="23.78278" calcext:value-type="float">
            <text:p>23.78278</text:p>
          </table:table-cell>
          <table:table-cell office:value-type="float" office:value="20.32404" calcext:value-type="float">
            <text:p>20.32404</text:p>
          </table:table-cell>
          <table:table-cell office:value-type="float" office:value="23.07962" calcext:value-type="float">
            <text:p>23.07962</text:p>
          </table:table-cell>
          <table:table-cell office:value-type="float" office:value="20.93875" calcext:value-type="float">
            <text:p>20.93875</text:p>
          </table:table-cell>
          <table:table-cell office:value-type="float" office:value="22.66821" calcext:value-type="float">
            <text:p>22.66821</text:p>
          </table:table-cell>
          <table:table-cell office:value-type="float" office:value="21.31186" calcext:value-type="float">
            <text:p>21.31186</text:p>
          </table:table-cell>
          <table:table-cell office:value-type="float" office:value="22.49445" calcext:value-type="float">
            <text:p>22.49445</text:p>
          </table:table-cell>
          <table:table-cell office:value-type="float" office:value="21.62881" calcext:value-type="float">
            <text:p>21.62881</text:p>
          </table:table-cell>
          <table:table-cell office:value-type="float" office:value="22.35547" calcext:value-type="float">
            <text:p>22.35547</text:p>
          </table:table-cell>
          <table:table-cell office:value-type="float" office:value="21.73309" calcext:value-type="float">
            <text:p>21.73309</text:p>
          </table:table-cell>
          <table:table-cell office:value-type="float" office:value="22.01208" calcext:value-type="float">
            <text:p>22.01208</text:p>
          </table:table-cell>
          <table:table-cell office:value-type="float" office:value="21.65372" calcext:value-type="float">
            <text:p>21.65372</text:p>
          </table:table-cell>
          <table:table-cell office:value-type="float" office:value="21.01028" calcext:value-type="float">
            <text:p>21.01028</text:p>
          </table:table-cell>
          <table:table-cell office:value-type="float" office:value="20.89755" calcext:value-type="float">
            <text:p>20.89755</text:p>
          </table:table-cell>
          <table:table-cell office:value-type="float" office:value="19.57199" calcext:value-type="float">
            <text:p>19.57199</text:p>
          </table:table-cell>
          <table:table-cell office:value-type="float" office:value="19.54263" calcext:value-type="float">
            <text:p>19.54263</text:p>
          </table:table-cell>
          <table:table-cell office:value-type="float" office:value="18.36823" calcext:value-type="float">
            <text:p>18.36823</text:p>
          </table:table-cell>
          <table:table-cell office:value-type="float" office:value="18.31583" calcext:value-type="float">
            <text:p>18.31583</text:p>
          </table:table-cell>
          <table:table-cell office:value-type="float" office:value="17.29425" calcext:value-type="float">
            <text:p>17.29425</text:p>
          </table:table-cell>
          <table:table-cell office:value-type="float" office:value="17.2359" calcext:value-type="float">
            <text:p>17.2359</text:p>
          </table:table-cell>
          <table:table-cell office:value-type="float" office:value="16.31796" calcext:value-type="float">
            <text:p>16.31796</text:p>
          </table:table-cell>
          <table:table-cell office:value-type="float" office:value="16.25336" calcext:value-type="float">
            <text:p>16.25336</text:p>
          </table:table-cell>
          <table:table-cell office:value-type="float" office:value="15.65582" calcext:value-type="float">
            <text:p>15.65582</text:p>
          </table:table-cell>
          <table:table-cell office:value-type="float" office:value="15.58841" calcext:value-type="float">
            <text:p>15.58841</text:p>
          </table:table-cell>
          <table:table-cell office:value-type="float" office:value="27.7388" calcext:value-type="float">
            <text:p>27.7388</text:p>
          </table:table-cell>
          <table:table-cell office:value-type="float" office:value="16.31265" calcext:value-type="float">
            <text:p>16.312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2" calcext:value-type="float">
            <text:p>25072002</text:p>
          </table:table-cell>
          <table:table-cell office:value-type="float" office:value="26.85888" calcext:value-type="float">
            <text:p>26.85888</text:p>
          </table:table-cell>
          <table:table-cell office:value-type="float" office:value="33.65" calcext:value-type="float">
            <text:p>33.65</text:p>
          </table:table-cell>
          <table:table-cell office:value-type="float" office:value="19.61" calcext:value-type="float">
            <text:p>19.61</text:p>
          </table:table-cell>
          <table:table-cell office:value-type="float" office:value="2.672835" calcext:value-type="float">
            <text:p>2.672835</text:p>
          </table:table-cell>
          <table:table-cell office:value-type="float" office:value="1.508369" calcext:value-type="float">
            <text:p>1.508369</text:p>
          </table:table-cell>
          <table:table-cell office:value-type="float" office:value="283.572" calcext:value-type="float">
            <text:p>283.572</text:p>
          </table:table-cell>
          <table:table-cell office:value-type="float" office:value="4.2" calcext:value-type="float">
            <text:p>4.2</text:p>
          </table:table-cell>
          <table:table-cell office:value-type="float" office:value="27.46158" calcext:value-type="float">
            <text:p>27.46158</text:p>
          </table:table-cell>
          <table:table-cell office:value-type="float" office:value="20.05029" calcext:value-type="float">
            <text:p>20.05029</text:p>
          </table:table-cell>
          <table:table-cell office:value-type="float" office:value="25.74103" calcext:value-type="float">
            <text:p>25.74103</text:p>
          </table:table-cell>
          <table:table-cell office:value-type="float" office:value="20.62344" calcext:value-type="float">
            <text:p>20.62344</text:p>
          </table:table-cell>
          <table:table-cell office:value-type="float" office:value="24.55966" calcext:value-type="float">
            <text:p>24.55966</text:p>
          </table:table-cell>
          <table:table-cell office:value-type="float" office:value="21.07748" calcext:value-type="float">
            <text:p>21.07748</text:p>
          </table:table-cell>
          <table:table-cell office:value-type="float" office:value="23.7027" calcext:value-type="float">
            <text:p>23.7027</text:p>
          </table:table-cell>
          <table:table-cell office:value-type="float" office:value="21.40594" calcext:value-type="float">
            <text:p>21.40594</text:p>
          </table:table-cell>
          <table:table-cell office:value-type="float" office:value="23.1496" calcext:value-type="float">
            <text:p>23.1496</text:p>
          </table:table-cell>
          <table:table-cell office:value-type="float" office:value="21.58441" calcext:value-type="float">
            <text:p>21.58441</text:p>
          </table:table-cell>
          <table:table-cell office:value-type="float" office:value="22.61981" calcext:value-type="float">
            <text:p>22.61981</text:p>
          </table:table-cell>
          <table:table-cell office:value-type="float" office:value="21.71036" calcext:value-type="float">
            <text:p>21.71036</text:p>
          </table:table-cell>
          <table:table-cell office:value-type="float" office:value="22.16229" calcext:value-type="float">
            <text:p>22.16229</text:p>
          </table:table-cell>
          <table:table-cell office:value-type="float" office:value="21.6864" calcext:value-type="float">
            <text:p>21.6864</text:p>
          </table:table-cell>
          <table:table-cell office:value-type="float" office:value="21.65329" calcext:value-type="float">
            <text:p>21.65329</text:p>
          </table:table-cell>
          <table:table-cell office:value-type="float" office:value="21.51306" calcext:value-type="float">
            <text:p>21.51306</text:p>
          </table:table-cell>
          <table:table-cell office:value-type="float" office:value="20.89621" calcext:value-type="float">
            <text:p>20.89621</text:p>
          </table:table-cell>
          <table:table-cell office:value-type="float" office:value="20.78152" calcext:value-type="float">
            <text:p>20.78152</text:p>
          </table:table-cell>
          <table:table-cell office:value-type="float" office:value="19.57458" calcext:value-type="float">
            <text:p>19.57458</text:p>
          </table:table-cell>
          <table:table-cell office:value-type="float" office:value="19.57169" calcext:value-type="float">
            <text:p>19.57169</text:p>
          </table:table-cell>
          <table:table-cell office:value-type="float" office:value="18.41037" calcext:value-type="float">
            <text:p>18.41037</text:p>
          </table:table-cell>
          <table:table-cell office:value-type="float" office:value="18.36874" calcext:value-type="float">
            <text:p>18.36874</text:p>
          </table:table-cell>
          <table:table-cell office:value-type="float" office:value="17.35159" calcext:value-type="float">
            <text:p>17.35159</text:p>
          </table:table-cell>
          <table:table-cell office:value-type="float" office:value="17.29486" calcext:value-type="float">
            <text:p>17.29486</text:p>
          </table:table-cell>
          <table:table-cell office:value-type="float" office:value="16.38214" calcext:value-type="float">
            <text:p>16.38214</text:p>
          </table:table-cell>
          <table:table-cell office:value-type="float" office:value="16.3187" calcext:value-type="float">
            <text:p>16.3187</text:p>
          </table:table-cell>
          <table:table-cell office:value-type="float" office:value="15.72195" calcext:value-type="float">
            <text:p>15.72195</text:p>
          </table:table-cell>
          <table:table-cell office:value-type="float" office:value="15.65652" calcext:value-type="float">
            <text:p>15.65652</text:p>
          </table:table-cell>
          <table:table-cell office:value-type="float" office:value="29.82822" calcext:value-type="float">
            <text:p>29.82822</text:p>
          </table:table-cell>
          <table:table-cell office:value-type="float" office:value="18.91071" calcext:value-type="float">
            <text:p>18.910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2" calcext:value-type="float">
            <text:p>26072002</text:p>
          </table:table-cell>
          <table:table-cell office:value-type="float" office:value="5.28768" calcext:value-type="float">
            <text:p>5.28768</text:p>
          </table:table-cell>
          <table:table-cell office:value-type="float" office:value="24.84" calcext:value-type="float">
            <text:p>24.84</text:p>
          </table:table-cell>
          <table:table-cell office:value-type="float" office:value="20.68" calcext:value-type="float">
            <text:p>20.68</text:p>
          </table:table-cell>
          <table:table-cell office:value-type="float" office:value="2.612324" calcext:value-type="float">
            <text:p>2.612324</text:p>
          </table:table-cell>
          <table:table-cell office:value-type="float" office:value="2.145123" calcext:value-type="float">
            <text:p>2.145123</text:p>
          </table:table-cell>
          <table:table-cell office:value-type="float" office:value="213.3" calcext:value-type="float">
            <text:p>213.3</text:p>
          </table:table-cell>
          <table:table-cell office:value-type="float" office:value="5.9" calcext:value-type="float">
            <text:p>5.9</text:p>
          </table:table-cell>
          <table:table-cell office:value-type="float" office:value="24.02585" calcext:value-type="float">
            <text:p>24.02585</text:p>
          </table:table-cell>
          <table:table-cell office:value-type="float" office:value="21.25629" calcext:value-type="float">
            <text:p>21.25629</text:p>
          </table:table-cell>
          <table:table-cell office:value-type="float" office:value="23.44891" calcext:value-type="float">
            <text:p>23.44891</text:p>
          </table:table-cell>
          <table:table-cell office:value-type="float" office:value="21.88358" calcext:value-type="float">
            <text:p>21.88358</text:p>
          </table:table-cell>
          <table:table-cell office:value-type="float" office:value="23.50928" calcext:value-type="float">
            <text:p>23.50928</text:p>
          </table:table-cell>
          <table:table-cell office:value-type="float" office:value="22.14099" calcext:value-type="float">
            <text:p>22.14099</text:p>
          </table:table-cell>
          <table:table-cell office:value-type="float" office:value="23.30942" calcext:value-type="float">
            <text:p>23.30942</text:p>
          </table:table-cell>
          <table:table-cell office:value-type="float" office:value="22.22516" calcext:value-type="float">
            <text:p>22.22516</text:p>
          </table:table-cell>
          <table:table-cell office:value-type="float" office:value="23.02484" calcext:value-type="float">
            <text:p>23.02484</text:p>
          </table:table-cell>
          <table:table-cell office:value-type="float" office:value="22.2222" calcext:value-type="float">
            <text:p>22.2222</text:p>
          </table:table-cell>
          <table:table-cell office:value-type="float" office:value="22.62094" calcext:value-type="float">
            <text:p>22.62094</text:p>
          </table:table-cell>
          <table:table-cell office:value-type="float" office:value="22.12616" calcext:value-type="float">
            <text:p>22.12616</text:p>
          </table:table-cell>
          <table:table-cell office:value-type="float" office:value="22.20093" calcext:value-type="float">
            <text:p>22.20093</text:p>
          </table:table-cell>
          <table:table-cell office:value-type="float" office:value="21.92902" calcext:value-type="float">
            <text:p>21.92902</text:p>
          </table:table-cell>
          <table:table-cell office:value-type="float" office:value="21.60992" calcext:value-type="float">
            <text:p>21.60992</text:p>
          </table:table-cell>
          <table:table-cell office:value-type="float" office:value="21.54831" calcext:value-type="float">
            <text:p>21.54831</text:p>
          </table:table-cell>
          <table:table-cell office:value-type="float" office:value="20.78064" calcext:value-type="float">
            <text:p>20.78064</text:p>
          </table:table-cell>
          <table:table-cell office:value-type="float" office:value="20.73483" calcext:value-type="float">
            <text:p>20.73483</text:p>
          </table:table-cell>
          <table:table-cell office:value-type="float" office:value="19.57156" calcext:value-type="float">
            <text:p>19.57156</text:p>
          </table:table-cell>
          <table:table-cell office:value-type="float" office:value="19.56418" calcext:value-type="float">
            <text:p>19.56418</text:p>
          </table:table-cell>
          <table:table-cell office:value-type="float" office:value="18.44275" calcext:value-type="float">
            <text:p>18.44275</text:p>
          </table:table-cell>
          <table:table-cell office:value-type="float" office:value="18.41074" calcext:value-type="float">
            <text:p>18.41074</text:p>
          </table:table-cell>
          <table:table-cell office:value-type="float" office:value="17.40567" calcext:value-type="float">
            <text:p>17.40567</text:p>
          </table:table-cell>
          <table:table-cell office:value-type="float" office:value="17.35217" calcext:value-type="float">
            <text:p>17.35217</text:p>
          </table:table-cell>
          <table:table-cell office:value-type="float" office:value="16.44489" calcext:value-type="float">
            <text:p>16.44489</text:p>
          </table:table-cell>
          <table:table-cell office:value-type="float" office:value="16.38281" calcext:value-type="float">
            <text:p>16.38281</text:p>
          </table:table-cell>
          <table:table-cell office:value-type="float" office:value="15.78616" calcext:value-type="float">
            <text:p>15.78616</text:p>
          </table:table-cell>
          <table:table-cell office:value-type="float" office:value="15.72263" calcext:value-type="float">
            <text:p>15.72263</text:p>
          </table:table-cell>
          <table:table-cell office:value-type="float" office:value="25.08594" calcext:value-type="float">
            <text:p>25.08594</text:p>
          </table:table-cell>
          <table:table-cell office:value-type="float" office:value="19.92004" calcext:value-type="float">
            <text:p>19.920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2" calcext:value-type="float">
            <text:p>27072002</text:p>
          </table:table-cell>
          <table:table-cell office:value-type="float" office:value="22.33692" calcext:value-type="float">
            <text:p>22.33692</text:p>
          </table:table-cell>
          <table:table-cell office:value-type="float" office:value="32.61" calcext:value-type="float">
            <text:p>32.61</text:p>
          </table:table-cell>
          <table:table-cell office:value-type="float" office:value="20.98" calcext:value-type="float">
            <text:p>20.98</text:p>
          </table:table-cell>
          <table:table-cell office:value-type="float" office:value="2.745044" calcext:value-type="float">
            <text:p>2.745044</text:p>
          </table:table-cell>
          <table:table-cell office:value-type="float" office:value="2.067688" calcext:value-type="float">
            <text:p>2.067688</text:p>
          </table:table-cell>
          <table:table-cell office:value-type="float" office:value="195.336" calcext:value-type="float">
            <text:p>195.336</text:p>
          </table:table-cell>
          <table:table-cell office:value-type="float" office:value="0" calcext:value-type="float">
            <text:p>0</text:p>
          </table:table-cell>
          <table:table-cell office:value-type="float" office:value="28.10336" calcext:value-type="float">
            <text:p>28.10336</text:p>
          </table:table-cell>
          <table:table-cell office:value-type="float" office:value="21.06277" calcext:value-type="float">
            <text:p>21.06277</text:p>
          </table:table-cell>
          <table:table-cell office:value-type="float" office:value="26.18182" calcext:value-type="float">
            <text:p>26.18182</text:p>
          </table:table-cell>
          <table:table-cell office:value-type="float" office:value="21.53613" calcext:value-type="float">
            <text:p>21.53613</text:p>
          </table:table-cell>
          <table:table-cell office:value-type="float" office:value="25.06128" calcext:value-type="float">
            <text:p>25.06128</text:p>
          </table:table-cell>
          <table:table-cell office:value-type="float" office:value="21.78189" calcext:value-type="float">
            <text:p>21.78189</text:p>
          </table:table-cell>
          <table:table-cell office:value-type="float" office:value="24.125" calcext:value-type="float">
            <text:p>24.125</text:p>
          </table:table-cell>
          <table:table-cell office:value-type="float" office:value="21.88889" calcext:value-type="float">
            <text:p>21.88889</text:p>
          </table:table-cell>
          <table:table-cell office:value-type="float" office:value="23.49271" calcext:value-type="float">
            <text:p>23.49271</text:p>
          </table:table-cell>
          <table:table-cell office:value-type="float" office:value="21.9104" calcext:value-type="float">
            <text:p>21.9104</text:p>
          </table:table-cell>
          <table:table-cell office:value-type="float" office:value="22.85632" calcext:value-type="float">
            <text:p>22.85632</text:p>
          </table:table-cell>
          <table:table-cell office:value-type="float" office:value="21.88721" calcext:value-type="float">
            <text:p>21.88721</text:p>
          </table:table-cell>
          <table:table-cell office:value-type="float" office:value="22.30948" calcext:value-type="float">
            <text:p>22.30948</text:p>
          </table:table-cell>
          <table:table-cell office:value-type="float" office:value="21.75797" calcext:value-type="float">
            <text:p>21.75797</text:p>
          </table:table-cell>
          <table:table-cell office:value-type="float" office:value="21.55368" calcext:value-type="float">
            <text:p>21.55368</text:p>
          </table:table-cell>
          <table:table-cell office:value-type="float" office:value="21.4679" calcext:value-type="float">
            <text:p>21.4679</text:p>
          </table:table-cell>
          <table:table-cell office:value-type="float" office:value="20.73431" calcext:value-type="float">
            <text:p>20.73431</text:p>
          </table:table-cell>
          <table:table-cell office:value-type="float" office:value="20.68729" calcext:value-type="float">
            <text:p>20.68729</text:p>
          </table:table-cell>
          <table:table-cell office:value-type="float" office:value="19.56412" calcext:value-type="float">
            <text:p>19.56412</text:p>
          </table:table-cell>
          <table:table-cell office:value-type="float" office:value="19.55591" calcext:value-type="float">
            <text:p>19.55591</text:p>
          </table:table-cell>
          <table:table-cell office:value-type="float" office:value="18.46893" calcext:value-type="float">
            <text:p>18.46893</text:p>
          </table:table-cell>
          <table:table-cell office:value-type="float" office:value="18.44305" calcext:value-type="float">
            <text:p>18.44305</text:p>
          </table:table-cell>
          <table:table-cell office:value-type="float" office:value="17.45538" calcext:value-type="float">
            <text:p>17.45538</text:p>
          </table:table-cell>
          <table:table-cell office:value-type="float" office:value="17.40622" calcext:value-type="float">
            <text:p>17.40622</text:p>
          </table:table-cell>
          <table:table-cell office:value-type="float" office:value="16.50525" calcext:value-type="float">
            <text:p>16.50525</text:p>
          </table:table-cell>
          <table:table-cell office:value-type="float" office:value="16.4455" calcext:value-type="float">
            <text:p>16.4455</text:p>
          </table:table-cell>
          <table:table-cell office:value-type="float" office:value="15.84778" calcext:value-type="float">
            <text:p>15.84778</text:p>
          </table:table-cell>
          <table:table-cell office:value-type="float" office:value="15.78683" calcext:value-type="float">
            <text:p>15.78683</text:p>
          </table:table-cell>
          <table:table-cell office:value-type="float" office:value="30.30966" calcext:value-type="float">
            <text:p>30.30966</text:p>
          </table:table-cell>
          <table:table-cell office:value-type="float" office:value="20.13538" calcext:value-type="float">
            <text:p>20.135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2" calcext:value-type="float">
            <text:p>28072002</text:p>
          </table:table-cell>
          <table:table-cell office:value-type="float" office:value="19.92744" calcext:value-type="float">
            <text:p>19.92744</text:p>
          </table:table-cell>
          <table:table-cell office:value-type="float" office:value="32.91" calcext:value-type="float">
            <text:p>32.91</text:p>
          </table:table-cell>
          <table:table-cell office:value-type="float" office:value="20.32" calcext:value-type="float">
            <text:p>20.32</text:p>
          </table:table-cell>
          <table:table-cell office:value-type="float" office:value="2.443121" calcext:value-type="float">
            <text:p>2.443121</text:p>
          </table:table-cell>
          <table:table-cell office:value-type="float" office:value="1.94249" calcext:value-type="float">
            <text:p>1.94249</text:p>
          </table:table-cell>
          <table:table-cell office:value-type="float" office:value="287.496" calcext:value-type="float">
            <text:p>287.496</text:p>
          </table:table-cell>
          <table:table-cell office:value-type="float" office:value="0.1" calcext:value-type="float">
            <text:p>0.1</text:p>
          </table:table-cell>
          <table:table-cell office:value-type="float" office:value="27.79556" calcext:value-type="float">
            <text:p>27.79556</text:p>
          </table:table-cell>
          <table:table-cell office:value-type="float" office:value="21.26059" calcext:value-type="float">
            <text:p>21.26059</text:p>
          </table:table-cell>
          <table:table-cell office:value-type="float" office:value="25.95404" calcext:value-type="float">
            <text:p>25.95404</text:p>
          </table:table-cell>
          <table:table-cell office:value-type="float" office:value="22.28116" calcext:value-type="float">
            <text:p>22.28116</text:p>
          </table:table-cell>
          <table:table-cell office:value-type="float" office:value="24.8772" calcext:value-type="float">
            <text:p>24.8772</text:p>
          </table:table-cell>
          <table:table-cell office:value-type="float" office:value="22.80344" calcext:value-type="float">
            <text:p>22.80344</text:p>
          </table:table-cell>
          <table:table-cell office:value-type="float" office:value="24.04025" calcext:value-type="float">
            <text:p>24.04025</text:p>
          </table:table-cell>
          <table:table-cell office:value-type="float" office:value="22.77576" calcext:value-type="float">
            <text:p>22.77576</text:p>
          </table:table-cell>
          <table:table-cell office:value-type="float" office:value="23.49664" calcext:value-type="float">
            <text:p>23.49664</text:p>
          </table:table-cell>
          <table:table-cell office:value-type="float" office:value="22.67807" calcext:value-type="float">
            <text:p>22.67807</text:p>
          </table:table-cell>
          <table:table-cell office:value-type="float" office:value="22.93167" calcext:value-type="float">
            <text:p>22.93167</text:p>
          </table:table-cell>
          <table:table-cell office:value-type="float" office:value="22.49234" calcext:value-type="float">
            <text:p>22.49234</text:p>
          </table:table-cell>
          <table:table-cell office:value-type="float" office:value="22.43777" calcext:value-type="float">
            <text:p>22.43777</text:p>
          </table:table-cell>
          <table:table-cell office:value-type="float" office:value="22.18234" calcext:value-type="float">
            <text:p>22.18234</text:p>
          </table:table-cell>
          <table:table-cell office:value-type="float" office:value="21.7128" calcext:value-type="float">
            <text:p>21.7128</text:p>
          </table:table-cell>
          <table:table-cell office:value-type="float" office:value="21.54419" calcext:value-type="float">
            <text:p>21.54419</text:p>
          </table:table-cell>
          <table:table-cell office:value-type="float" office:value="20.71072" calcext:value-type="float">
            <text:p>20.71072</text:p>
          </table:table-cell>
          <table:table-cell office:value-type="float" office:value="20.68668" calcext:value-type="float">
            <text:p>20.68668</text:p>
          </table:table-cell>
          <table:table-cell office:value-type="float" office:value="19.55585" calcext:value-type="float">
            <text:p>19.55585</text:p>
          </table:table-cell>
          <table:table-cell office:value-type="float" office:value="19.5527" calcext:value-type="float">
            <text:p>19.5527</text:p>
          </table:table-cell>
          <table:table-cell office:value-type="float" office:value="18.49274" calcext:value-type="float">
            <text:p>18.49274</text:p>
          </table:table-cell>
          <table:table-cell office:value-type="float" office:value="18.46921" calcext:value-type="float">
            <text:p>18.46921</text:p>
          </table:table-cell>
          <table:table-cell office:value-type="float" office:value="17.5015" calcext:value-type="float">
            <text:p>17.5015</text:p>
          </table:table-cell>
          <table:table-cell office:value-type="float" office:value="17.45587" calcext:value-type="float">
            <text:p>17.45587</text:p>
          </table:table-cell>
          <table:table-cell office:value-type="float" office:value="16.56265" calcext:value-type="float">
            <text:p>16.56265</text:p>
          </table:table-cell>
          <table:table-cell office:value-type="float" office:value="16.50589" calcext:value-type="float">
            <text:p>16.50589</text:p>
          </table:table-cell>
          <table:table-cell office:value-type="float" office:value="15.90799" calcext:value-type="float">
            <text:p>15.90799</text:p>
          </table:table-cell>
          <table:table-cell office:value-type="float" office:value="15.84842" calcext:value-type="float">
            <text:p>15.84842</text:p>
          </table:table-cell>
          <table:table-cell office:value-type="float" office:value="29.42874" calcext:value-type="float">
            <text:p>29.42874</text:p>
          </table:table-cell>
          <table:table-cell office:value-type="float" office:value="19.36664" calcext:value-type="float">
            <text:p>19.366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2" calcext:value-type="float">
            <text:p>29072002</text:p>
          </table:table-cell>
          <table:table-cell office:value-type="float" office:value="26.90316" calcext:value-type="float">
            <text:p>26.90316</text:p>
          </table:table-cell>
          <table:table-cell office:value-type="float" office:value="33.84" calcext:value-type="float">
            <text:p>33.84</text:p>
          </table:table-cell>
          <table:table-cell office:value-type="float" office:value="17.09" calcext:value-type="float">
            <text:p>17.09</text:p>
          </table:table-cell>
          <table:table-cell office:value-type="float" office:value="2.199806" calcext:value-type="float">
            <text:p>2.199806</text:p>
          </table:table-cell>
          <table:table-cell office:value-type="float" office:value="1.152403" calcext:value-type="float">
            <text:p>1.152403</text:p>
          </table:table-cell>
          <table:table-cell office:value-type="float" office:value="155.916" calcext:value-type="float">
            <text:p>155.916</text:p>
          </table:table-cell>
          <table:table-cell office:value-type="float" office:value="0" calcext:value-type="float">
            <text:p>0</text:p>
          </table:table-cell>
          <table:table-cell office:value-type="float" office:value="27.81699" calcext:value-type="float">
            <text:p>27.81699</text:p>
          </table:table-cell>
          <table:table-cell office:value-type="float" office:value="19.15256" calcext:value-type="float">
            <text:p>19.15256</text:p>
          </table:table-cell>
          <table:table-cell office:value-type="float" office:value="25.77536" calcext:value-type="float">
            <text:p>25.77536</text:p>
          </table:table-cell>
          <table:table-cell office:value-type="float" office:value="20.51721" calcext:value-type="float">
            <text:p>20.51721</text:p>
          </table:table-cell>
          <table:table-cell office:value-type="float" office:value="24.63971" calcext:value-type="float">
            <text:p>24.63971</text:p>
          </table:table-cell>
          <table:table-cell office:value-type="float" office:value="21.25101" calcext:value-type="float">
            <text:p>21.25101</text:p>
          </table:table-cell>
          <table:table-cell office:value-type="float" office:value="23.7966" calcext:value-type="float">
            <text:p>23.7966</text:p>
          </table:table-cell>
          <table:table-cell office:value-type="float" office:value="21.70343" calcext:value-type="float">
            <text:p>21.70343</text:p>
          </table:table-cell>
          <table:table-cell office:value-type="float" office:value="23.26318" calcext:value-type="float">
            <text:p>23.26318</text:p>
          </table:table-cell>
          <table:table-cell office:value-type="float" office:value="21.91187" calcext:value-type="float">
            <text:p>21.91187</text:p>
          </table:table-cell>
          <table:table-cell office:value-type="float" office:value="22.82037" calcext:value-type="float">
            <text:p>22.82037</text:p>
          </table:table-cell>
          <table:table-cell office:value-type="float" office:value="22.02756" calcext:value-type="float">
            <text:p>22.02756</text:p>
          </table:table-cell>
          <table:table-cell office:value-type="float" office:value="22.42688" calcext:value-type="float">
            <text:p>22.42688</text:p>
          </table:table-cell>
          <table:table-cell office:value-type="float" office:value="21.92975" calcext:value-type="float">
            <text:p>21.92975</text:p>
          </table:table-cell>
          <table:table-cell office:value-type="float" office:value="21.73376" calcext:value-type="float">
            <text:p>21.73376</text:p>
          </table:table-cell>
          <table:table-cell office:value-type="float" office:value="21.62903" calcext:value-type="float">
            <text:p>21.62903</text:p>
          </table:table-cell>
          <table:table-cell office:value-type="float" office:value="20.73251" calcext:value-type="float">
            <text:p>20.73251</text:p>
          </table:table-cell>
          <table:table-cell office:value-type="float" office:value="20.71121" calcext:value-type="float">
            <text:p>20.71121</text:p>
          </table:table-cell>
          <table:table-cell office:value-type="float" office:value="19.56601" calcext:value-type="float">
            <text:p>19.56601</text:p>
          </table:table-cell>
          <table:table-cell office:value-type="float" office:value="19.5545" calcext:value-type="float">
            <text:p>19.5545</text:p>
          </table:table-cell>
          <table:table-cell office:value-type="float" office:value="18.5177" calcext:value-type="float">
            <text:p>18.5177</text:p>
          </table:table-cell>
          <table:table-cell office:value-type="float" office:value="18.49298" calcext:value-type="float">
            <text:p>18.49298</text:p>
          </table:table-cell>
          <table:table-cell office:value-type="float" office:value="17.5448" calcext:value-type="float">
            <text:p>17.5448</text:p>
          </table:table-cell>
          <table:table-cell office:value-type="float" office:value="17.50195" calcext:value-type="float">
            <text:p>17.50195</text:p>
          </table:table-cell>
          <table:table-cell office:value-type="float" office:value="16.61783" calcext:value-type="float">
            <text:p>16.61783</text:p>
          </table:table-cell>
          <table:table-cell office:value-type="float" office:value="16.56323" calcext:value-type="float">
            <text:p>16.56323</text:p>
          </table:table-cell>
          <table:table-cell office:value-type="float" office:value="15.96594" calcext:value-type="float">
            <text:p>15.96594</text:p>
          </table:table-cell>
          <table:table-cell office:value-type="float" office:value="15.9086" calcext:value-type="float">
            <text:p>15.9086</text:p>
          </table:table-cell>
          <table:table-cell office:value-type="float" office:value="30.69043" calcext:value-type="float">
            <text:p>30.69043</text:p>
          </table:table-cell>
          <table:table-cell office:value-type="float" office:value="16.60968" calcext:value-type="float">
            <text:p>16.609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2" calcext:value-type="float">
            <text:p>30072002</text:p>
          </table:table-cell>
          <table:table-cell office:value-type="float" office:value="14.16996" calcext:value-type="float">
            <text:p>14.16996</text:p>
          </table:table-cell>
          <table:table-cell office:value-type="float" office:value="33.66" calcext:value-type="float">
            <text:p>33.66</text:p>
          </table:table-cell>
          <table:table-cell office:value-type="float" office:value="21.54" calcext:value-type="float">
            <text:p>21.54</text:p>
          </table:table-cell>
          <table:table-cell office:value-type="float" office:value="2.236131" calcext:value-type="float">
            <text:p>2.236131</text:p>
          </table:table-cell>
          <table:table-cell office:value-type="float" office:value="1.565569" calcext:value-type="float">
            <text:p>1.565569</text:p>
          </table:table-cell>
          <table:table-cell office:value-type="float" office:value="261.9" calcext:value-type="float">
            <text:p>261.9</text:p>
          </table:table-cell>
          <table:table-cell office:value-type="float" office:value="31.8" calcext:value-type="float">
            <text:p>31.8</text:p>
          </table:table-cell>
          <table:table-cell office:value-type="float" office:value="26.29587" calcext:value-type="float">
            <text:p>26.29587</text:p>
          </table:table-cell>
          <table:table-cell office:value-type="float" office:value="21.46313" calcext:value-type="float">
            <text:p>21.46313</text:p>
          </table:table-cell>
          <table:table-cell office:value-type="float" office:value="25.46097" calcext:value-type="float">
            <text:p>25.46097</text:p>
          </table:table-cell>
          <table:table-cell office:value-type="float" office:value="21.96378" calcext:value-type="float">
            <text:p>21.96378</text:p>
          </table:table-cell>
          <table:table-cell office:value-type="float" office:value="24.65216" calcext:value-type="float">
            <text:p>24.65216</text:p>
          </table:table-cell>
          <table:table-cell office:value-type="float" office:value="22.21442" calcext:value-type="float">
            <text:p>22.21442</text:p>
          </table:table-cell>
          <table:table-cell office:value-type="float" office:value="23.8371" calcext:value-type="float">
            <text:p>23.8371</text:p>
          </table:table-cell>
          <table:table-cell office:value-type="float" office:value="22.32251" calcext:value-type="float">
            <text:p>22.32251</text:p>
          </table:table-cell>
          <table:table-cell office:value-type="float" office:value="23.32901" calcext:value-type="float">
            <text:p>23.32901</text:p>
          </table:table-cell>
          <table:table-cell office:value-type="float" office:value="22.32718" calcext:value-type="float">
            <text:p>22.32718</text:p>
          </table:table-cell>
          <table:table-cell office:value-type="float" office:value="22.79535" calcext:value-type="float">
            <text:p>22.79535</text:p>
          </table:table-cell>
          <table:table-cell office:value-type="float" office:value="22.25543" calcext:value-type="float">
            <text:p>22.25543</text:p>
          </table:table-cell>
          <table:table-cell office:value-type="float" office:value="22.34595" calcext:value-type="float">
            <text:p>22.34595</text:p>
          </table:table-cell>
          <table:table-cell office:value-type="float" office:value="22.04736" calcext:value-type="float">
            <text:p>22.04736</text:p>
          </table:table-cell>
          <table:table-cell office:value-type="float" office:value="21.68097" calcext:value-type="float">
            <text:p>21.68097</text:p>
          </table:table-cell>
          <table:table-cell office:value-type="float" office:value="21.64078" calcext:value-type="float">
            <text:p>21.64078</text:p>
          </table:table-cell>
          <table:table-cell office:value-type="float" office:value="20.73904" calcext:value-type="float">
            <text:p>20.73904</text:p>
          </table:table-cell>
          <table:table-cell office:value-type="float" office:value="20.73163" calcext:value-type="float">
            <text:p>20.73163</text:p>
          </table:table-cell>
          <table:table-cell office:value-type="float" office:value="19.57977" calcext:value-type="float">
            <text:p>19.57977</text:p>
          </table:table-cell>
          <table:table-cell office:value-type="float" office:value="19.5661" calcext:value-type="float">
            <text:p>19.5661</text:p>
          </table:table-cell>
          <table:table-cell office:value-type="float" office:value="18.54413" calcext:value-type="float">
            <text:p>18.54413</text:p>
          </table:table-cell>
          <table:table-cell office:value-type="float" office:value="18.51797" calcext:value-type="float">
            <text:p>18.51797</text:p>
          </table:table-cell>
          <table:table-cell office:value-type="float" office:value="17.58618" calcext:value-type="float">
            <text:p>17.58618</text:p>
          </table:table-cell>
          <table:table-cell office:value-type="float" office:value="17.54526" calcext:value-type="float">
            <text:p>17.54526</text:p>
          </table:table-cell>
          <table:table-cell office:value-type="float" office:value="16.67075" calcext:value-type="float">
            <text:p>16.67075</text:p>
          </table:table-cell>
          <table:table-cell office:value-type="float" office:value="16.61841" calcext:value-type="float">
            <text:p>16.61841</text:p>
          </table:table-cell>
          <table:table-cell office:value-type="float" office:value="16.02182" calcext:value-type="float">
            <text:p>16.02182</text:p>
          </table:table-cell>
          <table:table-cell office:value-type="float" office:value="15.96652" calcext:value-type="float">
            <text:p>15.96652</text:p>
          </table:table-cell>
          <table:table-cell office:value-type="float" office:value="30.04376" calcext:value-type="float">
            <text:p>30.04376</text:p>
          </table:table-cell>
          <table:table-cell office:value-type="float" office:value="20.71811" calcext:value-type="float">
            <text:p>20.718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2" calcext:value-type="float">
            <text:p>31072002</text:p>
          </table:table-cell>
          <table:table-cell office:value-type="float" office:value="26.45496" calcext:value-type="float">
            <text:p>26.45496</text:p>
          </table:table-cell>
          <table:table-cell office:value-type="float" office:value="34.88" calcext:value-type="float">
            <text:p>34.88</text:p>
          </table:table-cell>
          <table:table-cell office:value-type="float" office:value="20.84" calcext:value-type="float">
            <text:p>20.84</text:p>
          </table:table-cell>
          <table:table-cell office:value-type="float" office:value="2.38915" calcext:value-type="float">
            <text:p>2.38915</text:p>
          </table:table-cell>
          <table:table-cell office:value-type="float" office:value="1.535564" calcext:value-type="float">
            <text:p>1.535564</text:p>
          </table:table-cell>
          <table:table-cell office:value-type="float" office:value="345.564" calcext:value-type="float">
            <text:p>345.564</text:p>
          </table:table-cell>
          <table:table-cell office:value-type="float" office:value="0" calcext:value-type="float">
            <text:p>0</text:p>
          </table:table-cell>
          <table:table-cell office:value-type="float" office:value="27.06461" calcext:value-type="float">
            <text:p>27.06461</text:p>
          </table:table-cell>
          <table:table-cell office:value-type="float" office:value="20.7504" calcext:value-type="float">
            <text:p>20.7504</text:p>
          </table:table-cell>
          <table:table-cell office:value-type="float" office:value="25.77393" calcext:value-type="float">
            <text:p>25.77393</text:p>
          </table:table-cell>
          <table:table-cell office:value-type="float" office:value="21.37036" calcext:value-type="float">
            <text:p>21.37036</text:p>
          </table:table-cell>
          <table:table-cell office:value-type="float" office:value="24.81726" calcext:value-type="float">
            <text:p>24.81726</text:p>
          </table:table-cell>
          <table:table-cell office:value-type="float" office:value="21.79477" calcext:value-type="float">
            <text:p>21.79477</text:p>
          </table:table-cell>
          <table:table-cell office:value-type="float" office:value="23.98584" calcext:value-type="float">
            <text:p>23.98584</text:p>
          </table:table-cell>
          <table:table-cell office:value-type="float" office:value="22.06903" calcext:value-type="float">
            <text:p>22.06903</text:p>
          </table:table-cell>
          <table:table-cell office:value-type="float" office:value="23.4444" calcext:value-type="float">
            <text:p>23.4444</text:p>
          </table:table-cell>
          <table:table-cell office:value-type="float" office:value="22.16702" calcext:value-type="float">
            <text:p>22.16702</text:p>
          </table:table-cell>
          <table:table-cell office:value-type="float" office:value="22.88345" calcext:value-type="float">
            <text:p>22.88345</text:p>
          </table:table-cell>
          <table:table-cell office:value-type="float" office:value="22.18353" calcext:value-type="float">
            <text:p>22.18353</text:p>
          </table:table-cell>
          <table:table-cell office:value-type="float" office:value="22.40677" calcext:value-type="float">
            <text:p>22.40677</text:p>
          </table:table-cell>
          <table:table-cell office:value-type="float" office:value="22.02316" calcext:value-type="float">
            <text:p>22.02316</text:p>
          </table:table-cell>
          <table:table-cell office:value-type="float" office:value="21.70599" calcext:value-type="float">
            <text:p>21.70599</text:p>
          </table:table-cell>
          <table:table-cell office:value-type="float" office:value="21.65359" calcext:value-type="float">
            <text:p>21.65359</text:p>
          </table:table-cell>
          <table:table-cell office:value-type="float" office:value="20.75308" calcext:value-type="float">
            <text:p>20.75308</text:p>
          </table:table-cell>
          <table:table-cell office:value-type="float" office:value="20.7392" calcext:value-type="float">
            <text:p>20.7392</text:p>
          </table:table-cell>
          <table:table-cell office:value-type="float" office:value="19.5968" calcext:value-type="float">
            <text:p>19.5968</text:p>
          </table:table-cell>
          <table:table-cell office:value-type="float" office:value="19.57993" calcext:value-type="float">
            <text:p>19.57993</text:p>
          </table:table-cell>
          <table:table-cell office:value-type="float" office:value="18.57208" calcext:value-type="float">
            <text:p>18.57208</text:p>
          </table:table-cell>
          <table:table-cell office:value-type="float" office:value="18.54443" calcext:value-type="float">
            <text:p>18.54443</text:p>
          </table:table-cell>
          <table:table-cell office:value-type="float" office:value="17.62671" calcext:value-type="float">
            <text:p>17.62671</text:p>
          </table:table-cell>
          <table:table-cell office:value-type="float" office:value="17.58661" calcext:value-type="float">
            <text:p>17.58661</text:p>
          </table:table-cell>
          <table:table-cell office:value-type="float" office:value="16.72183" calcext:value-type="float">
            <text:p>16.72183</text:p>
          </table:table-cell>
          <table:table-cell office:value-type="float" office:value="16.6713" calcext:value-type="float">
            <text:p>16.6713</text:p>
          </table:table-cell>
          <table:table-cell office:value-type="float" office:value="16.07541" calcext:value-type="float">
            <text:p>16.07541</text:p>
          </table:table-cell>
          <table:table-cell office:value-type="float" office:value="16.0224" calcext:value-type="float">
            <text:p>16.0224</text:p>
          </table:table-cell>
          <table:table-cell office:value-type="float" office:value="28.56186" calcext:value-type="float">
            <text:p>28.56186</text:p>
          </table:table-cell>
          <table:table-cell office:value-type="float" office:value="20.21317" calcext:value-type="float">
            <text:p>20.213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2" calcext:value-type="float">
            <text:p>1082002</text:p>
          </table:table-cell>
          <table:table-cell office:value-type="float" office:value="22.16232" calcext:value-type="float">
            <text:p>22.16232</text:p>
          </table:table-cell>
          <table:table-cell office:value-type="float" office:value="28.54" calcext:value-type="float">
            <text:p>28.54</text:p>
          </table:table-cell>
          <table:table-cell office:value-type="float" office:value="16.09" calcext:value-type="float">
            <text:p>16.09</text:p>
          </table:table-cell>
          <table:table-cell office:value-type="float" office:value="2.356175" calcext:value-type="float">
            <text:p>2.356175</text:p>
          </table:table-cell>
          <table:table-cell office:value-type="float" office:value="1.112421" calcext:value-type="float">
            <text:p>1.112421</text:p>
          </table:table-cell>
          <table:table-cell office:value-type="float" office:value="333.576" calcext:value-type="float">
            <text:p>333.576</text:p>
          </table:table-cell>
          <table:table-cell office:value-type="float" office:value="0" calcext:value-type="float">
            <text:p>0</text:p>
          </table:table-cell>
          <table:table-cell office:value-type="float" office:value="24.97958" calcext:value-type="float">
            <text:p>24.97958</text:p>
          </table:table-cell>
          <table:table-cell office:value-type="float" office:value="17.4108" calcext:value-type="float">
            <text:p>17.4108</text:p>
          </table:table-cell>
          <table:table-cell office:value-type="float" office:value="24.13065" calcext:value-type="float">
            <text:p>24.13065</text:p>
          </table:table-cell>
          <table:table-cell office:value-type="float" office:value="19.16537" calcext:value-type="float">
            <text:p>19.16537</text:p>
          </table:table-cell>
          <table:table-cell office:value-type="float" office:value="23.51657" calcext:value-type="float">
            <text:p>23.51657</text:p>
          </table:table-cell>
          <table:table-cell office:value-type="float" office:value="20.46869" calcext:value-type="float">
            <text:p>20.46869</text:p>
          </table:table-cell>
          <table:table-cell office:value-type="float" office:value="23.3468" calcext:value-type="float">
            <text:p>23.3468</text:p>
          </table:table-cell>
          <table:table-cell office:value-type="float" office:value="21.37863" calcext:value-type="float">
            <text:p>21.37863</text:p>
          </table:table-cell>
          <table:table-cell office:value-type="float" office:value="23.1658" calcext:value-type="float">
            <text:p>23.1658</text:p>
          </table:table-cell>
          <table:table-cell office:value-type="float" office:value="21.78116" calcext:value-type="float">
            <text:p>21.78116</text:p>
          </table:table-cell>
          <table:table-cell office:value-type="float" office:value="22.85757" calcext:value-type="float">
            <text:p>22.85757</text:p>
          </table:table-cell>
          <table:table-cell office:value-type="float" office:value="22.10803" calcext:value-type="float">
            <text:p>22.10803</text:p>
          </table:table-cell>
          <table:table-cell office:value-type="float" office:value="22.40991" calcext:value-type="float">
            <text:p>22.40991</text:p>
          </table:table-cell>
          <table:table-cell office:value-type="float" office:value="22.05292" calcext:value-type="float">
            <text:p>22.05292</text:p>
          </table:table-cell>
          <table:table-cell office:value-type="float" office:value="21.7417" calcext:value-type="float">
            <text:p>21.7417</text:p>
          </table:table-cell>
          <table:table-cell office:value-type="float" office:value="21.69214" calcext:value-type="float">
            <text:p>21.69214</text:p>
          </table:table-cell>
          <table:table-cell office:value-type="float" office:value="20.77628" calcext:value-type="float">
            <text:p>20.77628</text:p>
          </table:table-cell>
          <table:table-cell office:value-type="float" office:value="20.7533" calcext:value-type="float">
            <text:p>20.7533</text:p>
          </table:table-cell>
          <table:table-cell office:value-type="float" office:value="19.61664" calcext:value-type="float">
            <text:p>19.61664</text:p>
          </table:table-cell>
          <table:table-cell office:value-type="float" office:value="19.59695" calcext:value-type="float">
            <text:p>19.59695</text:p>
          </table:table-cell>
          <table:table-cell office:value-type="float" office:value="18.60083" calcext:value-type="float">
            <text:p>18.60083</text:p>
          </table:table-cell>
          <table:table-cell office:value-type="float" office:value="18.57236" calcext:value-type="float">
            <text:p>18.57236</text:p>
          </table:table-cell>
          <table:table-cell office:value-type="float" office:value="17.6662" calcext:value-type="float">
            <text:p>17.6662</text:p>
          </table:table-cell>
          <table:table-cell office:value-type="float" office:value="17.62711" calcext:value-type="float">
            <text:p>17.62711</text:p>
          </table:table-cell>
          <table:table-cell office:value-type="float" office:value="16.77087" calcext:value-type="float">
            <text:p>16.77087</text:p>
          </table:table-cell>
          <table:table-cell office:value-type="float" office:value="16.72235" calcext:value-type="float">
            <text:p>16.72235</text:p>
          </table:table-cell>
          <table:table-cell office:value-type="float" office:value="16.12704" calcext:value-type="float">
            <text:p>16.12704</text:p>
          </table:table-cell>
          <table:table-cell office:value-type="float" office:value="16.07596" calcext:value-type="float">
            <text:p>16.07596</text:p>
          </table:table-cell>
          <table:table-cell office:value-type="float" office:value="25.19034" calcext:value-type="float">
            <text:p>25.19034</text:p>
          </table:table-cell>
          <table:table-cell office:value-type="float" office:value="14.50293" calcext:value-type="float">
            <text:p>14.502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2" calcext:value-type="float">
            <text:p>2082002</text:p>
          </table:table-cell>
          <table:table-cell office:value-type="float" office:value="25.9938" calcext:value-type="float">
            <text:p>25.9938</text:p>
          </table:table-cell>
          <table:table-cell office:value-type="float" office:value="26.77" calcext:value-type="float">
            <text:p>26.77</text:p>
          </table:table-cell>
          <table:table-cell office:value-type="float" office:value="12.29" calcext:value-type="float">
            <text:p>12.29</text:p>
          </table:table-cell>
          <table:table-cell office:value-type="float" office:value="1.651367" calcext:value-type="float">
            <text:p>1.651367</text:p>
          </table:table-cell>
          <table:table-cell office:value-type="float" office:value="1.254845" calcext:value-type="float">
            <text:p>1.254845</text:p>
          </table:table-cell>
          <table:table-cell office:value-type="float" office:value="173.952" calcext:value-type="float">
            <text:p>173.952</text:p>
          </table:table-cell>
          <table:table-cell office:value-type="float" office:value="0" calcext:value-type="float">
            <text:p>0</text:p>
          </table:table-cell>
          <table:table-cell office:value-type="float" office:value="23.60916" calcext:value-type="float">
            <text:p>23.60916</text:p>
          </table:table-cell>
          <table:table-cell office:value-type="float" office:value="15.28146" calcext:value-type="float">
            <text:p>15.28146</text:p>
          </table:table-cell>
          <table:table-cell office:value-type="float" office:value="22.38013" calcext:value-type="float">
            <text:p>22.38013</text:p>
          </table:table-cell>
          <table:table-cell office:value-type="float" office:value="17.099" calcext:value-type="float">
            <text:p>17.099</text:p>
          </table:table-cell>
          <table:table-cell office:value-type="float" office:value="21.78857" calcext:value-type="float">
            <text:p>21.78857</text:p>
          </table:table-cell>
          <table:table-cell office:value-type="float" office:value="18.43542" calcext:value-type="float">
            <text:p>18.43542</text:p>
          </table:table-cell>
          <table:table-cell office:value-type="float" office:value="21.44217" calcext:value-type="float">
            <text:p>21.44217</text:p>
          </table:table-cell>
          <table:table-cell office:value-type="float" office:value="19.49399" calcext:value-type="float">
            <text:p>19.49399</text:p>
          </table:table-cell>
          <table:table-cell office:value-type="float" office:value="21.72958" calcext:value-type="float">
            <text:p>21.72958</text:p>
          </table:table-cell>
          <table:table-cell office:value-type="float" office:value="20.12943" calcext:value-type="float">
            <text:p>20.12943</text:p>
          </table:table-cell>
          <table:table-cell office:value-type="float" office:value="22.07962" calcext:value-type="float">
            <text:p>22.07962</text:p>
          </table:table-cell>
          <table:table-cell office:value-type="float" office:value="20.69055" calcext:value-type="float">
            <text:p>20.69055</text:p>
          </table:table-cell>
          <table:table-cell office:value-type="float" office:value="22.03973" calcext:value-type="float">
            <text:p>22.03973</text:p>
          </table:table-cell>
          <table:table-cell office:value-type="float" office:value="20.996" calcext:value-type="float">
            <text:p>20.996</text:p>
          </table:table-cell>
          <table:table-cell office:value-type="float" office:value="21.6904" calcext:value-type="float">
            <text:p>21.6904</text:p>
          </table:table-cell>
          <table:table-cell office:value-type="float" office:value="21.14313" calcext:value-type="float">
            <text:p>21.14313</text:p>
          </table:table-cell>
          <table:table-cell office:value-type="float" office:value="20.77646" calcext:value-type="float">
            <text:p>20.77646</text:p>
          </table:table-cell>
          <table:table-cell office:value-type="float" office:value="20.68289" calcext:value-type="float">
            <text:p>20.68289</text:p>
          </table:table-cell>
          <table:table-cell office:value-type="float" office:value="19.62924" calcext:value-type="float">
            <text:p>19.62924</text:p>
          </table:table-cell>
          <table:table-cell office:value-type="float" office:value="19.61685" calcext:value-type="float">
            <text:p>19.61685</text:p>
          </table:table-cell>
          <table:table-cell office:value-type="float" office:value="18.6297" calcext:value-type="float">
            <text:p>18.6297</text:p>
          </table:table-cell>
          <table:table-cell office:value-type="float" office:value="18.60114" calcext:value-type="float">
            <text:p>18.60114</text:p>
          </table:table-cell>
          <table:table-cell office:value-type="float" office:value="17.7056" calcext:value-type="float">
            <text:p>17.7056</text:p>
          </table:table-cell>
          <table:table-cell office:value-type="float" office:value="17.66663" calcext:value-type="float">
            <text:p>17.66663</text:p>
          </table:table-cell>
          <table:table-cell office:value-type="float" office:value="16.81778" calcext:value-type="float">
            <text:p>16.81778</text:p>
          </table:table-cell>
          <table:table-cell office:value-type="float" office:value="16.77136" calcext:value-type="float">
            <text:p>16.77136</text:p>
          </table:table-cell>
          <table:table-cell office:value-type="float" office:value="16.17667" calcext:value-type="float">
            <text:p>16.17667</text:p>
          </table:table-cell>
          <table:table-cell office:value-type="float" office:value="16.12756" calcext:value-type="float">
            <text:p>16.12756</text:p>
          </table:table-cell>
          <table:table-cell office:value-type="float" office:value="24.89264" calcext:value-type="float">
            <text:p>24.89264</text:p>
          </table:table-cell>
          <table:table-cell office:value-type="float" office:value="12.24152" calcext:value-type="float">
            <text:p>12.241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2" calcext:value-type="float">
            <text:p>3082002</text:p>
          </table:table-cell>
          <table:table-cell office:value-type="float" office:value="24.74964" calcext:value-type="float">
            <text:p>24.74964</text:p>
          </table:table-cell>
          <table:table-cell office:value-type="float" office:value="35.97" calcext:value-type="float">
            <text:p>35.97</text:p>
          </table:table-cell>
          <table:table-cell office:value-type="float" office:value="18.69" calcext:value-type="float">
            <text:p>18.69</text:p>
          </table:table-cell>
          <table:table-cell office:value-type="float" office:value="2.277445" calcext:value-type="float">
            <text:p>2.277445</text:p>
          </table:table-cell>
          <table:table-cell office:value-type="float" office:value="1.369014" calcext:value-type="float">
            <text:p>1.369014</text:p>
          </table:table-cell>
          <table:table-cell office:value-type="float" office:value="330.048" calcext:value-type="float">
            <text:p>330.048</text:p>
          </table:table-cell>
          <table:table-cell office:value-type="float" office:value="0" calcext:value-type="float">
            <text:p>0</text:p>
          </table:table-cell>
          <table:table-cell office:value-type="float" office:value="27.1091" calcext:value-type="float">
            <text:p>27.1091</text:p>
          </table:table-cell>
          <table:table-cell office:value-type="float" office:value="18.28677" calcext:value-type="float">
            <text:p>18.28677</text:p>
          </table:table-cell>
          <table:table-cell office:value-type="float" office:value="24.82178" calcext:value-type="float">
            <text:p>24.82178</text:p>
          </table:table-cell>
          <table:table-cell office:value-type="float" office:value="19.0463" calcext:value-type="float">
            <text:p>19.0463</text:p>
          </table:table-cell>
          <table:table-cell office:value-type="float" office:value="23.71121" calcext:value-type="float">
            <text:p>23.71121</text:p>
          </table:table-cell>
          <table:table-cell office:value-type="float" office:value="19.61594" calcext:value-type="float">
            <text:p>19.61594</text:p>
          </table:table-cell>
          <table:table-cell office:value-type="float" office:value="22.87741" calcext:value-type="float">
            <text:p>22.87741</text:p>
          </table:table-cell>
          <table:table-cell office:value-type="float" office:value="20.08893" calcext:value-type="float">
            <text:p>20.08893</text:p>
          </table:table-cell>
          <table:table-cell office:value-type="float" office:value="22.37537" calcext:value-type="float">
            <text:p>22.37537</text:p>
          </table:table-cell>
          <table:table-cell office:value-type="float" office:value="20.38019" calcext:value-type="float">
            <text:p>20.38019</text:p>
          </table:table-cell>
          <table:table-cell office:value-type="float" office:value="21.89691" calcext:value-type="float">
            <text:p>21.89691</text:p>
          </table:table-cell>
          <table:table-cell office:value-type="float" office:value="20.66144" calcext:value-type="float">
            <text:p>20.66144</text:p>
          </table:table-cell>
          <table:table-cell office:value-type="float" office:value="21.46872" calcext:value-type="float">
            <text:p>21.46872</text:p>
          </table:table-cell>
          <table:table-cell office:value-type="float" office:value="20.81696" calcext:value-type="float">
            <text:p>20.81696</text:p>
          </table:table-cell>
          <table:table-cell office:value-type="float" office:value="21.14011" calcext:value-type="float">
            <text:p>21.14011</text:p>
          </table:table-cell>
          <table:table-cell office:value-type="float" office:value="20.90717" calcext:value-type="float">
            <text:p>20.90717</text:p>
          </table:table-cell>
          <table:table-cell office:value-type="float" office:value="20.68112" calcext:value-type="float">
            <text:p>20.68112</text:p>
          </table:table-cell>
          <table:table-cell office:value-type="float" office:value="20.51205" calcext:value-type="float">
            <text:p>20.51205</text:p>
          </table:table-cell>
          <table:table-cell office:value-type="float" office:value="19.62897" calcext:value-type="float">
            <text:p>19.62897</text:p>
          </table:table-cell>
          <table:table-cell office:value-type="float" office:value="19.60779" calcext:value-type="float">
            <text:p>19.60779</text:p>
          </table:table-cell>
          <table:table-cell office:value-type="float" office:value="18.65125" calcext:value-type="float">
            <text:p>18.65125</text:p>
          </table:table-cell>
          <table:table-cell office:value-type="float" office:value="18.63" calcext:value-type="float">
            <text:p>18.63</text:p>
          </table:table-cell>
          <table:table-cell office:value-type="float" office:value="17.74316" calcext:value-type="float">
            <text:p>17.74316</text:p>
          </table:table-cell>
          <table:table-cell office:value-type="float" office:value="17.70599" calcext:value-type="float">
            <text:p>17.70599</text:p>
          </table:table-cell>
          <table:table-cell office:value-type="float" office:value="16.86371" calcext:value-type="float">
            <text:p>16.86371</text:p>
          </table:table-cell>
          <table:table-cell office:value-type="float" office:value="16.8183" calcext:value-type="float">
            <text:p>16.8183</text:p>
          </table:table-cell>
          <table:table-cell office:value-type="float" office:value="16.22433" calcext:value-type="float">
            <text:p>16.22433</text:p>
          </table:table-cell>
          <table:table-cell office:value-type="float" office:value="16.17715" calcext:value-type="float">
            <text:p>16.17715</text:p>
          </table:table-cell>
          <table:table-cell office:value-type="float" office:value="35.44287" calcext:value-type="float">
            <text:p>35.44287</text:p>
          </table:table-cell>
          <table:table-cell office:value-type="float" office:value="16.81256" calcext:value-type="float">
            <text:p>16.812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2" calcext:value-type="float">
            <text:p>4082002</text:p>
          </table:table-cell>
          <table:table-cell office:value-type="float" office:value="21.67344" calcext:value-type="float">
            <text:p>21.67344</text:p>
          </table:table-cell>
          <table:table-cell office:value-type="float" office:value="34.58" calcext:value-type="float">
            <text:p>34.58</text:p>
          </table:table-cell>
          <table:table-cell office:value-type="float" office:value="21.94" calcext:value-type="float">
            <text:p>21.94</text:p>
          </table:table-cell>
          <table:table-cell office:value-type="float" office:value="2.745966" calcext:value-type="float">
            <text:p>2.745966</text:p>
          </table:table-cell>
          <table:table-cell office:value-type="float" office:value="1.922067" calcext:value-type="float">
            <text:p>1.922067</text:p>
          </table:table-cell>
          <table:table-cell office:value-type="float" office:value="253.404" calcext:value-type="float">
            <text:p>253.404</text:p>
          </table:table-cell>
          <table:table-cell office:value-type="float" office:value="7.9" calcext:value-type="float">
            <text:p>7.9</text:p>
          </table:table-cell>
          <table:table-cell office:value-type="float" office:value="28.42148" calcext:value-type="float">
            <text:p>28.42148</text:p>
          </table:table-cell>
          <table:table-cell office:value-type="float" office:value="21.30475" calcext:value-type="float">
            <text:p>21.30475</text:p>
          </table:table-cell>
          <table:table-cell office:value-type="float" office:value="26.83929" calcext:value-type="float">
            <text:p>26.83929</text:p>
          </table:table-cell>
          <table:table-cell office:value-type="float" office:value="21.72232" calcext:value-type="float">
            <text:p>21.72232</text:p>
          </table:table-cell>
          <table:table-cell office:value-type="float" office:value="25.47766" calcext:value-type="float">
            <text:p>25.47766</text:p>
          </table:table-cell>
          <table:table-cell office:value-type="float" office:value="21.96689" calcext:value-type="float">
            <text:p>21.96689</text:p>
          </table:table-cell>
          <table:table-cell office:value-type="float" office:value="24.33469" calcext:value-type="float">
            <text:p>24.33469</text:p>
          </table:table-cell>
          <table:table-cell office:value-type="float" office:value="21.9968" calcext:value-type="float">
            <text:p>21.9968</text:p>
          </table:table-cell>
          <table:table-cell office:value-type="float" office:value="23.58249" calcext:value-type="float">
            <text:p>23.58249</text:p>
          </table:table-cell>
          <table:table-cell office:value-type="float" office:value="21.92612" calcext:value-type="float">
            <text:p>21.92612</text:p>
          </table:table-cell>
          <table:table-cell office:value-type="float" office:value="22.82138" calcext:value-type="float">
            <text:p>22.82138</text:p>
          </table:table-cell>
          <table:table-cell office:value-type="float" office:value="21.78293" calcext:value-type="float">
            <text:p>21.78293</text:p>
          </table:table-cell>
          <table:table-cell office:value-type="float" office:value="22.19104" calcext:value-type="float">
            <text:p>22.19104</text:p>
          </table:table-cell>
          <table:table-cell office:value-type="float" office:value="21.47775" calcext:value-type="float">
            <text:p>21.47775</text:p>
          </table:table-cell>
          <table:table-cell office:value-type="float" office:value="21.27658" calcext:value-type="float">
            <text:p>21.27658</text:p>
          </table:table-cell>
          <table:table-cell office:value-type="float" office:value="20.96005" calcext:value-type="float">
            <text:p>20.96005</text:p>
          </table:table-cell>
          <table:table-cell office:value-type="float" office:value="20.51083" calcext:value-type="float">
            <text:p>20.51083</text:p>
          </table:table-cell>
          <table:table-cell office:value-type="float" office:value="20.46933" calcext:value-type="float">
            <text:p>20.46933</text:p>
          </table:table-cell>
          <table:table-cell office:value-type="float" office:value="19.60742" calcext:value-type="float">
            <text:p>19.60742</text:p>
          </table:table-cell>
          <table:table-cell office:value-type="float" office:value="19.57596" calcext:value-type="float">
            <text:p>19.57596</text:p>
          </table:table-cell>
          <table:table-cell office:value-type="float" office:value="18.66168" calcext:value-type="float">
            <text:p>18.66168</text:p>
          </table:table-cell>
          <table:table-cell office:value-type="float" office:value="18.65137" calcext:value-type="float">
            <text:p>18.65137</text:p>
          </table:table-cell>
          <table:table-cell office:value-type="float" office:value="17.77756" calcext:value-type="float">
            <text:p>17.77756</text:p>
          </table:table-cell>
          <table:table-cell office:value-type="float" office:value="17.74353" calcext:value-type="float">
            <text:p>17.74353</text:p>
          </table:table-cell>
          <table:table-cell office:value-type="float" office:value="16.90756" calcext:value-type="float">
            <text:p>16.90756</text:p>
          </table:table-cell>
          <table:table-cell office:value-type="float" office:value="16.86417" calcext:value-type="float">
            <text:p>16.86417</text:p>
          </table:table-cell>
          <table:table-cell office:value-type="float" office:value="16.27045" calcext:value-type="float">
            <text:p>16.27045</text:p>
          </table:table-cell>
          <table:table-cell office:value-type="float" office:value="16.22485" calcext:value-type="float">
            <text:p>16.22485</text:p>
          </table:table-cell>
          <table:table-cell office:value-type="float" office:value="30.22583" calcext:value-type="float">
            <text:p>30.22583</text:p>
          </table:table-cell>
          <table:table-cell office:value-type="float" office:value="21.03986" calcext:value-type="float">
            <text:p>21.039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2" calcext:value-type="float">
            <text:p>5082002</text:p>
          </table:table-cell>
          <table:table-cell office:value-type="float" office:value="18.15912" calcext:value-type="float">
            <text:p>18.15912</text:p>
          </table:table-cell>
          <table:table-cell office:value-type="float" office:value="30.72" calcext:value-type="float">
            <text:p>30.72</text:p>
          </table:table-cell>
          <table:table-cell office:value-type="float" office:value="22.75" calcext:value-type="float">
            <text:p>22.75</text:p>
          </table:table-cell>
          <table:table-cell office:value-type="float" office:value="2.761306" calcext:value-type="float">
            <text:p>2.761306</text:p>
          </table:table-cell>
          <table:table-cell office:value-type="float" office:value="2.437102" calcext:value-type="float">
            <text:p>2.437102</text:p>
          </table:table-cell>
          <table:table-cell office:value-type="float" office:value="302.364" calcext:value-type="float">
            <text:p>302.364</text:p>
          </table:table-cell>
          <table:table-cell office:value-type="float" office:value="10" calcext:value-type="float">
            <text:p>10</text:p>
          </table:table-cell>
          <table:table-cell office:value-type="float" office:value="27.03125" calcext:value-type="float">
            <text:p>27.03125</text:p>
          </table:table-cell>
          <table:table-cell office:value-type="float" office:value="21.99551" calcext:value-type="float">
            <text:p>21.99551</text:p>
          </table:table-cell>
          <table:table-cell office:value-type="float" office:value="25.88226" calcext:value-type="float">
            <text:p>25.88226</text:p>
          </table:table-cell>
          <table:table-cell office:value-type="float" office:value="22.3493" calcext:value-type="float">
            <text:p>22.3493</text:p>
          </table:table-cell>
          <table:table-cell office:value-type="float" office:value="24.96939" calcext:value-type="float">
            <text:p>24.96939</text:p>
          </table:table-cell>
          <table:table-cell office:value-type="float" office:value="22.5575" calcext:value-type="float">
            <text:p>22.5575</text:p>
          </table:table-cell>
          <table:table-cell office:value-type="float" office:value="24.12433" calcext:value-type="float">
            <text:p>24.12433</text:p>
          </table:table-cell>
          <table:table-cell office:value-type="float" office:value="22.56467" calcext:value-type="float">
            <text:p>22.56467</text:p>
          </table:table-cell>
          <table:table-cell office:value-type="float" office:value="23.54706" calcext:value-type="float">
            <text:p>23.54706</text:p>
          </table:table-cell>
          <table:table-cell office:value-type="float" office:value="22.48987" calcext:value-type="float">
            <text:p>22.48987</text:p>
          </table:table-cell>
          <table:table-cell office:value-type="float" office:value="22.94202" calcext:value-type="float">
            <text:p>22.94202</text:p>
          </table:table-cell>
          <table:table-cell office:value-type="float" office:value="22.32382" calcext:value-type="float">
            <text:p>22.32382</text:p>
          </table:table-cell>
          <table:table-cell office:value-type="float" office:value="22.37589" calcext:value-type="float">
            <text:p>22.37589</text:p>
          </table:table-cell>
          <table:table-cell office:value-type="float" office:value="22.00574" calcext:value-type="float">
            <text:p>22.00574</text:p>
          </table:table-cell>
          <table:table-cell office:value-type="float" office:value="21.54065" calcext:value-type="float">
            <text:p>21.54065</text:p>
          </table:table-cell>
          <table:table-cell office:value-type="float" office:value="21.28232" calcext:value-type="float">
            <text:p>21.28232</text:p>
          </table:table-cell>
          <table:table-cell office:value-type="float" office:value="20.55722" calcext:value-type="float">
            <text:p>20.55722</text:p>
          </table:table-cell>
          <table:table-cell office:value-type="float" office:value="20.47485" calcext:value-type="float">
            <text:p>20.47485</text:p>
          </table:table-cell>
          <table:table-cell office:value-type="float" office:value="19.57574" calcext:value-type="float">
            <text:p>19.57574</text:p>
          </table:table-cell>
          <table:table-cell office:value-type="float" office:value="19.5679" calcext:value-type="float">
            <text:p>19.5679</text:p>
          </table:table-cell>
          <table:table-cell office:value-type="float" office:value="18.66965" calcext:value-type="float">
            <text:p>18.66965</text:p>
          </table:table-cell>
          <table:table-cell office:value-type="float" office:value="18.66177" calcext:value-type="float">
            <text:p>18.66177</text:p>
          </table:table-cell>
          <table:table-cell office:value-type="float" office:value="17.80759" calcext:value-type="float">
            <text:p>17.80759</text:p>
          </table:table-cell>
          <table:table-cell office:value-type="float" office:value="17.77789" calcext:value-type="float">
            <text:p>17.77789</text:p>
          </table:table-cell>
          <table:table-cell office:value-type="float" office:value="16.94931" calcext:value-type="float">
            <text:p>16.94931</text:p>
          </table:table-cell>
          <table:table-cell office:value-type="float" office:value="16.90802" calcext:value-type="float">
            <text:p>16.90802</text:p>
          </table:table-cell>
          <table:table-cell office:value-type="float" office:value="16.31506" calcext:value-type="float">
            <text:p>16.31506</text:p>
          </table:table-cell>
          <table:table-cell office:value-type="float" office:value="16.2709" calcext:value-type="float">
            <text:p>16.2709</text:p>
          </table:table-cell>
          <table:table-cell office:value-type="float" office:value="28.45844" calcext:value-type="float">
            <text:p>28.45844</text:p>
          </table:table-cell>
          <table:table-cell office:value-type="float" office:value="21.78821" calcext:value-type="float">
            <text:p>21.788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2" calcext:value-type="float">
            <text:p>6082002</text:p>
          </table:table-cell>
          <table:table-cell office:value-type="float" office:value="24.057" calcext:value-type="float">
            <text:p>24.057</text:p>
          </table:table-cell>
          <table:table-cell office:value-type="float" office:value="30.63" calcext:value-type="float">
            <text:p>30.63</text:p>
          </table:table-cell>
          <table:table-cell office:value-type="float" office:value="22.33" calcext:value-type="float">
            <text:p>22.33</text:p>
          </table:table-cell>
          <table:table-cell office:value-type="float" office:value="2.735682" calcext:value-type="float">
            <text:p>2.735682</text:p>
          </table:table-cell>
          <table:table-cell office:value-type="float" office:value="1.958435" calcext:value-type="float">
            <text:p>1.958435</text:p>
          </table:table-cell>
          <table:table-cell office:value-type="float" office:value="328.464" calcext:value-type="float">
            <text:p>328.464</text:p>
          </table:table-cell>
          <table:table-cell office:value-type="float" office:value="0" calcext:value-type="float">
            <text:p>0</text:p>
          </table:table-cell>
          <table:table-cell office:value-type="float" office:value="27.62262" calcext:value-type="float">
            <text:p>27.62262</text:p>
          </table:table-cell>
          <table:table-cell office:value-type="float" office:value="22.12659" calcext:value-type="float">
            <text:p>22.12659</text:p>
          </table:table-cell>
          <table:table-cell office:value-type="float" office:value="26.30621" calcext:value-type="float">
            <text:p>26.30621</text:p>
          </table:table-cell>
          <table:table-cell office:value-type="float" office:value="22.85077" calcext:value-type="float">
            <text:p>22.85077</text:p>
          </table:table-cell>
          <table:table-cell office:value-type="float" office:value="25.27151" calcext:value-type="float">
            <text:p>25.27151</text:p>
          </table:table-cell>
          <table:table-cell office:value-type="float" office:value="23.29669" calcext:value-type="float">
            <text:p>23.29669</text:p>
          </table:table-cell>
          <table:table-cell office:value-type="float" office:value="24.38156" calcext:value-type="float">
            <text:p>24.38156</text:p>
          </table:table-cell>
          <table:table-cell office:value-type="float" office:value="23.17148" calcext:value-type="float">
            <text:p>23.17148</text:p>
          </table:table-cell>
          <table:table-cell office:value-type="float" office:value="23.79184" calcext:value-type="float">
            <text:p>23.79184</text:p>
          </table:table-cell>
          <table:table-cell office:value-type="float" office:value="22.97809" calcext:value-type="float">
            <text:p>22.97809</text:p>
          </table:table-cell>
          <table:table-cell office:value-type="float" office:value="23.16891" calcext:value-type="float">
            <text:p>23.16891</text:p>
          </table:table-cell>
          <table:table-cell office:value-type="float" office:value="22.69751" calcext:value-type="float">
            <text:p>22.69751</text:p>
          </table:table-cell>
          <table:table-cell office:value-type="float" office:value="22.60449" calcext:value-type="float">
            <text:p>22.60449</text:p>
          </table:table-cell>
          <table:table-cell office:value-type="float" office:value="22.30875" calcext:value-type="float">
            <text:p>22.30875</text:p>
          </table:table-cell>
          <table:table-cell office:value-type="float" office:value="21.76498" calcext:value-type="float">
            <text:p>21.76498</text:p>
          </table:table-cell>
          <table:table-cell office:value-type="float" office:value="21.54419" calcext:value-type="float">
            <text:p>21.54419</text:p>
          </table:table-cell>
          <table:table-cell office:value-type="float" office:value="20.66705" calcext:value-type="float">
            <text:p>20.66705</text:p>
          </table:table-cell>
          <table:table-cell office:value-type="float" office:value="20.55826" calcext:value-type="float">
            <text:p>20.55826</text:p>
          </table:table-cell>
          <table:table-cell office:value-type="float" office:value="19.58936" calcext:value-type="float">
            <text:p>19.58936</text:p>
          </table:table-cell>
          <table:table-cell office:value-type="float" office:value="19.56918" calcext:value-type="float">
            <text:p>19.56918</text:p>
          </table:table-cell>
          <table:table-cell office:value-type="float" office:value="18.6843" calcext:value-type="float">
            <text:p>18.6843</text:p>
          </table:table-cell>
          <table:table-cell office:value-type="float" office:value="18.66977" calcext:value-type="float">
            <text:p>18.66977</text:p>
          </table:table-cell>
          <table:table-cell office:value-type="float" office:value="17.83548" calcext:value-type="float">
            <text:p>17.83548</text:p>
          </table:table-cell>
          <table:table-cell office:value-type="float" office:value="17.80786" calcext:value-type="float">
            <text:p>17.80786</text:p>
          </table:table-cell>
          <table:table-cell office:value-type="float" office:value="16.98917" calcext:value-type="float">
            <text:p>16.98917</text:p>
          </table:table-cell>
          <table:table-cell office:value-type="float" office:value="16.94974" calcext:value-type="float">
            <text:p>16.94974</text:p>
          </table:table-cell>
          <table:table-cell office:value-type="float" office:value="16.35782" calcext:value-type="float">
            <text:p>16.35782</text:p>
          </table:table-cell>
          <table:table-cell office:value-type="float" office:value="16.31549" calcext:value-type="float">
            <text:p>16.31549</text:p>
          </table:table-cell>
          <table:table-cell office:value-type="float" office:value="28.84167" calcext:value-type="float">
            <text:p>28.84167</text:p>
          </table:table-cell>
          <table:table-cell office:value-type="float" office:value="20.99976" calcext:value-type="float">
            <text:p>20.999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2" calcext:value-type="float">
            <text:p>7082002</text:p>
          </table:table-cell>
          <table:table-cell office:value-type="float" office:value="21.77604" calcext:value-type="float">
            <text:p>21.77604</text:p>
          </table:table-cell>
          <table:table-cell office:value-type="float" office:value="29.84" calcext:value-type="float">
            <text:p>29.84</text:p>
          </table:table-cell>
          <table:table-cell office:value-type="float" office:value="19.11" calcext:value-type="float">
            <text:p>19.11</text:p>
          </table:table-cell>
          <table:table-cell office:value-type="float" office:value="2.426257" calcext:value-type="float">
            <text:p>2.426257</text:p>
          </table:table-cell>
          <table:table-cell office:value-type="float" office:value="1.737485" calcext:value-type="float">
            <text:p>1.737485</text:p>
          </table:table-cell>
          <table:table-cell office:value-type="float" office:value="253.044" calcext:value-type="float">
            <text:p>253.044</text:p>
          </table:table-cell>
          <table:table-cell office:value-type="float" office:value="31.8" calcext:value-type="float">
            <text:p>31.8</text:p>
          </table:table-cell>
          <table:table-cell office:value-type="float" office:value="27.8063" calcext:value-type="float">
            <text:p>27.8063</text:p>
          </table:table-cell>
          <table:table-cell office:value-type="float" office:value="20.44684" calcext:value-type="float">
            <text:p>20.44684</text:p>
          </table:table-cell>
          <table:table-cell office:value-type="float" office:value="26.64789" calcext:value-type="float">
            <text:p>26.64789</text:p>
          </table:table-cell>
          <table:table-cell office:value-type="float" office:value="21.72177" calcext:value-type="float">
            <text:p>21.72177</text:p>
          </table:table-cell>
          <table:table-cell office:value-type="float" office:value="25.71002" calcext:value-type="float">
            <text:p>25.71002</text:p>
          </table:table-cell>
          <table:table-cell office:value-type="float" office:value="22.1261" calcext:value-type="float">
            <text:p>22.1261</text:p>
          </table:table-cell>
          <table:table-cell office:value-type="float" office:value="24.58017" calcext:value-type="float">
            <text:p>24.58017</text:p>
          </table:table-cell>
          <table:table-cell office:value-type="float" office:value="22.3443" calcext:value-type="float">
            <text:p>22.3443</text:p>
          </table:table-cell>
          <table:table-cell office:value-type="float" office:value="23.88412" calcext:value-type="float">
            <text:p>23.88412</text:p>
          </table:table-cell>
          <table:table-cell office:value-type="float" office:value="22.40564" calcext:value-type="float">
            <text:p>22.40564</text:p>
          </table:table-cell>
          <table:table-cell office:value-type="float" office:value="23.18793" calcext:value-type="float">
            <text:p>23.18793</text:p>
          </table:table-cell>
          <table:table-cell office:value-type="float" office:value="22.37701" calcext:value-type="float">
            <text:p>22.37701</text:p>
          </table:table-cell>
          <table:table-cell office:value-type="float" office:value="22.62677" calcext:value-type="float">
            <text:p>22.62677</text:p>
          </table:table-cell>
          <table:table-cell office:value-type="float" office:value="22.1814" calcext:value-type="float">
            <text:p>22.1814</text:p>
          </table:table-cell>
          <table:table-cell office:value-type="float" office:value="21.81973" calcext:value-type="float">
            <text:p>21.81973</text:p>
          </table:table-cell>
          <table:table-cell office:value-type="float" office:value="21.75162" calcext:value-type="float">
            <text:p>21.75162</text:p>
          </table:table-cell>
          <table:table-cell office:value-type="float" office:value="20.75879" calcext:value-type="float">
            <text:p>20.75879</text:p>
          </table:table-cell>
          <table:table-cell office:value-type="float" office:value="20.66827" calcext:value-type="float">
            <text:p>20.66827</text:p>
          </table:table-cell>
          <table:table-cell office:value-type="float" office:value="19.62836" calcext:value-type="float">
            <text:p>19.62836</text:p>
          </table:table-cell>
          <table:table-cell office:value-type="float" office:value="19.58969" calcext:value-type="float">
            <text:p>19.58969</text:p>
          </table:table-cell>
          <table:table-cell office:value-type="float" office:value="18.7081" calcext:value-type="float">
            <text:p>18.7081</text:p>
          </table:table-cell>
          <table:table-cell office:value-type="float" office:value="18.68451" calcext:value-type="float">
            <text:p>18.68451</text:p>
          </table:table-cell>
          <table:table-cell office:value-type="float" office:value="17.86359" calcext:value-type="float">
            <text:p>17.86359</text:p>
          </table:table-cell>
          <table:table-cell office:value-type="float" office:value="17.83582" calcext:value-type="float">
            <text:p>17.83582</text:p>
          </table:table-cell>
          <table:table-cell office:value-type="float" office:value="17.02673" calcext:value-type="float">
            <text:p>17.02673</text:p>
          </table:table-cell>
          <table:table-cell office:value-type="float" office:value="16.98956" calcext:value-type="float">
            <text:p>16.98956</text:p>
          </table:table-cell>
          <table:table-cell office:value-type="float" office:value="16.39877" calcext:value-type="float">
            <text:p>16.39877</text:p>
          </table:table-cell>
          <table:table-cell office:value-type="float" office:value="16.35825" calcext:value-type="float">
            <text:p>16.35825</text:p>
          </table:table-cell>
          <table:table-cell office:value-type="float" office:value="28.22067" calcext:value-type="float">
            <text:p>28.22067</text:p>
          </table:table-cell>
          <table:table-cell office:value-type="float" office:value="19.22113" calcext:value-type="float">
            <text:p>19.221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27.21753" calcext:value-type="float">
            <text:p>27.21753</text:p>
          </table:table-cell>
          <table:table-cell office:value-type="float" office:value="29.17" calcext:value-type="float">
            <text:p>29.17</text:p>
          </table:table-cell>
          <table:table-cell office:value-type="float" office:value="15.77" calcext:value-type="float">
            <text:p>15.77</text:p>
          </table:table-cell>
          <table:table-cell office:value-type="float" office:value="1.69982" calcext:value-type="float">
            <text:p>1.69982</text:p>
          </table:table-cell>
          <table:table-cell office:value-type="float" office:value="1.144581" calcext:value-type="float">
            <text:p>1.144581</text:p>
          </table:table-cell>
          <table:table-cell office:value-type="float" office:value="219.312" calcext:value-type="float">
            <text:p>219.312</text:p>
          </table:table-cell>
          <table:table-cell office:value-type="float" office:value="0" calcext:value-type="float">
            <text:p>0</text:p>
          </table:table-cell>
          <table:table-cell office:value-type="float" office:value="24.9028" calcext:value-type="float">
            <text:p>24.9028</text:p>
          </table:table-cell>
          <table:table-cell office:value-type="float" office:value="17.77573" calcext:value-type="float">
            <text:p>17.77573</text:p>
          </table:table-cell>
          <table:table-cell office:value-type="float" office:value="23.76025" calcext:value-type="float">
            <text:p>23.76025</text:p>
          </table:table-cell>
          <table:table-cell office:value-type="float" office:value="19.13739" calcext:value-type="float">
            <text:p>19.13739</text:p>
          </table:table-cell>
          <table:table-cell office:value-type="float" office:value="23.02597" calcext:value-type="float">
            <text:p>23.02597</text:p>
          </table:table-cell>
          <table:table-cell office:value-type="float" office:value="20.12048" calcext:value-type="float">
            <text:p>20.12048</text:p>
          </table:table-cell>
          <table:table-cell office:value-type="float" office:value="23.18503" calcext:value-type="float">
            <text:p>23.18503</text:p>
          </table:table-cell>
          <table:table-cell office:value-type="float" office:value="20.92938" calcext:value-type="float">
            <text:p>20.92938</text:p>
          </table:table-cell>
          <table:table-cell office:value-type="float" office:value="23.20917" calcext:value-type="float">
            <text:p>23.20917</text:p>
          </table:table-cell>
          <table:table-cell office:value-type="float" office:value="21.36945" calcext:value-type="float">
            <text:p>21.36945</text:p>
          </table:table-cell>
          <table:table-cell office:value-type="float" office:value="23.06671" calcext:value-type="float">
            <text:p>23.06671</text:p>
          </table:table-cell>
          <table:table-cell office:value-type="float" office:value="21.69962" calcext:value-type="float">
            <text:p>21.69962</text:p>
          </table:table-cell>
          <table:table-cell office:value-type="float" office:value="22.62158" calcext:value-type="float">
            <text:p>22.62158</text:p>
          </table:table-cell>
          <table:table-cell office:value-type="float" office:value="21.7536" calcext:value-type="float">
            <text:p>21.7536</text:p>
          </table:table-cell>
          <table:table-cell office:value-type="float" office:value="21.84973" calcext:value-type="float">
            <text:p>21.84973</text:p>
          </table:table-cell>
          <table:table-cell office:value-type="float" office:value="21.57712" calcext:value-type="float">
            <text:p>21.57712</text:p>
          </table:table-cell>
          <table:table-cell office:value-type="float" office:value="20.79761" calcext:value-type="float">
            <text:p>20.79761</text:p>
          </table:table-cell>
          <table:table-cell office:value-type="float" office:value="20.75967" calcext:value-type="float">
            <text:p>20.75967</text:p>
          </table:table-cell>
          <table:table-cell office:value-type="float" office:value="19.67029" calcext:value-type="float">
            <text:p>19.67029</text:p>
          </table:table-cell>
          <table:table-cell office:value-type="float" office:value="19.62881" calcext:value-type="float">
            <text:p>19.62881</text:p>
          </table:table-cell>
          <table:table-cell office:value-type="float" office:value="18.73886" calcext:value-type="float">
            <text:p>18.73886</text:p>
          </table:table-cell>
          <table:table-cell office:value-type="float" office:value="18.7084" calcext:value-type="float">
            <text:p>18.7084</text:p>
          </table:table-cell>
          <table:table-cell office:value-type="float" office:value="17.89371" calcext:value-type="float">
            <text:p>17.89371</text:p>
          </table:table-cell>
          <table:table-cell office:value-type="float" office:value="17.86389" calcext:value-type="float">
            <text:p>17.86389</text:p>
          </table:table-cell>
          <table:table-cell office:value-type="float" office:value="17.06284" calcext:value-type="float">
            <text:p>17.06284</text:p>
          </table:table-cell>
          <table:table-cell office:value-type="float" office:value="17.0271" calcext:value-type="float">
            <text:p>17.0271</text:p>
          </table:table-cell>
          <table:table-cell office:value-type="float" office:value="16.43692" calcext:value-type="float">
            <text:p>16.43692</text:p>
          </table:table-cell>
          <table:table-cell office:value-type="float" office:value="16.3992" calcext:value-type="float">
            <text:p>16.3992</text:p>
          </table:table-cell>
          <table:table-cell office:value-type="float" office:value="26.18948" calcext:value-type="float">
            <text:p>26.18948</text:p>
          </table:table-cell>
          <table:table-cell office:value-type="float" office:value="16.43066" calcext:value-type="float">
            <text:p>16.430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2" calcext:value-type="float">
            <text:p>9082002</text:p>
          </table:table-cell>
          <table:table-cell office:value-type="float" office:value="18.29484" calcext:value-type="float">
            <text:p>18.29484</text:p>
          </table:table-cell>
          <table:table-cell office:value-type="float" office:value="29.06" calcext:value-type="float">
            <text:p>29.06</text:p>
          </table:table-cell>
          <table:table-cell office:value-type="float" office:value="15.74" calcext:value-type="float">
            <text:p>15.74</text:p>
          </table:table-cell>
          <table:table-cell office:value-type="float" office:value="2.017597" calcext:value-type="float">
            <text:p>2.017597</text:p>
          </table:table-cell>
          <table:table-cell office:value-type="float" office:value="1.492075" calcext:value-type="float">
            <text:p>1.492075</text:p>
          </table:table-cell>
          <table:table-cell office:value-type="float" office:value="175.068" calcext:value-type="float">
            <text:p>175.068</text:p>
          </table:table-cell>
          <table:table-cell office:value-type="float" office:value="0" calcext:value-type="float">
            <text:p>0</text:p>
          </table:table-cell>
          <table:table-cell office:value-type="float" office:value="24.1911" calcext:value-type="float">
            <text:p>24.1911</text:p>
          </table:table-cell>
          <table:table-cell office:value-type="float" office:value="16.95251" calcext:value-type="float">
            <text:p>16.95251</text:p>
          </table:table-cell>
          <table:table-cell office:value-type="float" office:value="22.77881" calcext:value-type="float">
            <text:p>22.77881</text:p>
          </table:table-cell>
          <table:table-cell office:value-type="float" office:value="18.21155" calcext:value-type="float">
            <text:p>18.21155</text:p>
          </table:table-cell>
          <table:table-cell office:value-type="float" office:value="22.12946" calcext:value-type="float">
            <text:p>22.12946</text:p>
          </table:table-cell>
          <table:table-cell office:value-type="float" office:value="19.21652" calcext:value-type="float">
            <text:p>19.21652</text:p>
          </table:table-cell>
          <table:table-cell office:value-type="float" office:value="21.7327" calcext:value-type="float">
            <text:p>21.7327</text:p>
          </table:table-cell>
          <table:table-cell office:value-type="float" office:value="19.97345" calcext:value-type="float">
            <text:p>19.97345</text:p>
          </table:table-cell>
          <table:table-cell office:value-type="float" office:value="21.70978" calcext:value-type="float">
            <text:p>21.70978</text:p>
          </table:table-cell>
          <table:table-cell office:value-type="float" office:value="20.43182" calcext:value-type="float">
            <text:p>20.43182</text:p>
          </table:table-cell>
          <table:table-cell office:value-type="float" office:value="21.89883" calcext:value-type="float">
            <text:p>21.89883</text:p>
          </table:table-cell>
          <table:table-cell office:value-type="float" office:value="20.84616" calcext:value-type="float">
            <text:p>20.84616</text:p>
          </table:table-cell>
          <table:table-cell office:value-type="float" office:value="21.8302" calcext:value-type="float">
            <text:p>21.8302</text:p>
          </table:table-cell>
          <table:table-cell office:value-type="float" office:value="21.06775" calcext:value-type="float">
            <text:p>21.06775</text:p>
          </table:table-cell>
          <table:table-cell office:value-type="float" office:value="21.57501" calcext:value-type="float">
            <text:p>21.57501</text:p>
          </table:table-cell>
          <table:table-cell office:value-type="float" office:value="21.14856" calcext:value-type="float">
            <text:p>21.14856</text:p>
          </table:table-cell>
          <table:table-cell office:value-type="float" office:value="20.78766" calcext:value-type="float">
            <text:p>20.78766</text:p>
          </table:table-cell>
          <table:table-cell office:value-type="float" office:value="20.68457" calcext:value-type="float">
            <text:p>20.68457</text:p>
          </table:table-cell>
          <table:table-cell office:value-type="float" office:value="19.69116" calcext:value-type="float">
            <text:p>19.69116</text:p>
          </table:table-cell>
          <table:table-cell office:value-type="float" office:value="19.67068" calcext:value-type="float">
            <text:p>19.67068</text:p>
          </table:table-cell>
          <table:table-cell office:value-type="float" office:value="18.76971" calcext:value-type="float">
            <text:p>18.76971</text:p>
          </table:table-cell>
          <table:table-cell office:value-type="float" office:value="18.7392" calcext:value-type="float">
            <text:p>18.7392</text:p>
          </table:table-cell>
          <table:table-cell office:value-type="float" office:value="17.92499" calcext:value-type="float">
            <text:p>17.92499</text:p>
          </table:table-cell>
          <table:table-cell office:value-type="float" office:value="17.89401" calcext:value-type="float">
            <text:p>17.89401</text:p>
          </table:table-cell>
          <table:table-cell office:value-type="float" office:value="17.09879" calcext:value-type="float">
            <text:p>17.09879</text:p>
          </table:table-cell>
          <table:table-cell office:value-type="float" office:value="17.0632" calcext:value-type="float">
            <text:p>17.0632</text:p>
          </table:table-cell>
          <table:table-cell office:value-type="float" office:value="16.47437" calcext:value-type="float">
            <text:p>16.47437</text:p>
          </table:table-cell>
          <table:table-cell office:value-type="float" office:value="16.43732" calcext:value-type="float">
            <text:p>16.43732</text:p>
          </table:table-cell>
          <table:table-cell office:value-type="float" office:value="25.87851" calcext:value-type="float">
            <text:p>25.87851</text:p>
          </table:table-cell>
          <table:table-cell office:value-type="float" office:value="15.26346" calcext:value-type="float">
            <text:p>15.263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2" calcext:value-type="float">
            <text:p>10082002</text:p>
          </table:table-cell>
          <table:table-cell office:value-type="float" office:value="20.56716" calcext:value-type="float">
            <text:p>20.56716</text:p>
          </table:table-cell>
          <table:table-cell office:value-type="float" office:value="31.93" calcext:value-type="float">
            <text:p>31.93</text:p>
          </table:table-cell>
          <table:table-cell office:value-type="float" office:value="18.51" calcext:value-type="float">
            <text:p>18.51</text:p>
          </table:table-cell>
          <table:table-cell office:value-type="float" office:value="2.222814" calcext:value-type="float">
            <text:p>2.222814</text:p>
          </table:table-cell>
          <table:table-cell office:value-type="float" office:value="1.789723" calcext:value-type="float">
            <text:p>1.789723</text:p>
          </table:table-cell>
          <table:table-cell office:value-type="float" office:value="133.848" calcext:value-type="float">
            <text:p>133.848</text:p>
          </table:table-cell>
          <table:table-cell office:value-type="float" office:value="0.1" calcext:value-type="float">
            <text:p>0.1</text:p>
          </table:table-cell>
          <table:table-cell office:value-type="float" office:value="26.42828" calcext:value-type="float">
            <text:p>26.42828</text:p>
          </table:table-cell>
          <table:table-cell office:value-type="float" office:value="18.85867" calcext:value-type="float">
            <text:p>18.85867</text:p>
          </table:table-cell>
          <table:table-cell office:value-type="float" office:value="24.70996" calcext:value-type="float">
            <text:p>24.70996</text:p>
          </table:table-cell>
          <table:table-cell office:value-type="float" office:value="19.62732" calcext:value-type="float">
            <text:p>19.62732</text:p>
          </table:table-cell>
          <table:table-cell office:value-type="float" office:value="23.62695" calcext:value-type="float">
            <text:p>23.62695</text:p>
          </table:table-cell>
          <table:table-cell office:value-type="float" office:value="20.12909" calcext:value-type="float">
            <text:p>20.12909</text:p>
          </table:table-cell>
          <table:table-cell office:value-type="float" office:value="22.80316" calcext:value-type="float">
            <text:p>22.80316</text:p>
          </table:table-cell>
          <table:table-cell office:value-type="float" office:value="20.48761" calcext:value-type="float">
            <text:p>20.48761</text:p>
          </table:table-cell>
          <table:table-cell office:value-type="float" office:value="22.30139" calcext:value-type="float">
            <text:p>22.30139</text:p>
          </table:table-cell>
          <table:table-cell office:value-type="float" office:value="20.69516" calcext:value-type="float">
            <text:p>20.69516</text:p>
          </table:table-cell>
          <table:table-cell office:value-type="float" office:value="21.82965" calcext:value-type="float">
            <text:p>21.82965</text:p>
          </table:table-cell>
          <table:table-cell office:value-type="float" office:value="20.88351" calcext:value-type="float">
            <text:p>20.88351</text:p>
          </table:table-cell>
          <table:table-cell office:value-type="float" office:value="21.47894" calcext:value-type="float">
            <text:p>21.47894</text:p>
          </table:table-cell>
          <table:table-cell office:value-type="float" office:value="20.96619" calcext:value-type="float">
            <text:p>20.96619</text:p>
          </table:table-cell>
          <table:table-cell office:value-type="float" office:value="21.14676" calcext:value-type="float">
            <text:p>21.14676</text:p>
          </table:table-cell>
          <table:table-cell office:value-type="float" office:value="20.97287" calcext:value-type="float">
            <text:p>20.97287</text:p>
          </table:table-cell>
          <table:table-cell office:value-type="float" office:value="20.68311" calcext:value-type="float">
            <text:p>20.68311</text:p>
          </table:table-cell>
          <table:table-cell office:value-type="float" office:value="20.54572" calcext:value-type="float">
            <text:p>20.54572</text:p>
          </table:table-cell>
          <table:table-cell office:value-type="float" office:value="19.69138" calcext:value-type="float">
            <text:p>19.69138</text:p>
          </table:table-cell>
          <table:table-cell office:value-type="float" office:value="19.67908" calcext:value-type="float">
            <text:p>19.67908</text:p>
          </table:table-cell>
          <table:table-cell office:value-type="float" office:value="18.79239" calcext:value-type="float">
            <text:p>18.79239</text:p>
          </table:table-cell>
          <table:table-cell office:value-type="float" office:value="18.77002" calcext:value-type="float">
            <text:p>18.77002</text:p>
          </table:table-cell>
          <table:table-cell office:value-type="float" office:value="17.9566" calcext:value-type="float">
            <text:p>17.9566</text:p>
          </table:table-cell>
          <table:table-cell office:value-type="float" office:value="17.92532" calcext:value-type="float">
            <text:p>17.92532</text:p>
          </table:table-cell>
          <table:table-cell office:value-type="float" office:value="17.13345" calcext:value-type="float">
            <text:p>17.13345</text:p>
          </table:table-cell>
          <table:table-cell office:value-type="float" office:value="17.09918" calcext:value-type="float">
            <text:p>17.09918</text:p>
          </table:table-cell>
          <table:table-cell office:value-type="float" office:value="16.51108" calcext:value-type="float">
            <text:p>16.51108</text:p>
          </table:table-cell>
          <table:table-cell office:value-type="float" office:value="16.47473" calcext:value-type="float">
            <text:p>16.47473</text:p>
          </table:table-cell>
          <table:table-cell office:value-type="float" office:value="28.58771" calcext:value-type="float">
            <text:p>28.58771</text:p>
          </table:table-cell>
          <table:table-cell office:value-type="float" office:value="17.71326" calcext:value-type="float">
            <text:p>17.713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2" calcext:value-type="float">
            <text:p>11082002</text:p>
          </table:table-cell>
          <table:table-cell office:value-type="float" office:value="23.67316" calcext:value-type="float">
            <text:p>23.67316</text:p>
          </table:table-cell>
          <table:table-cell office:value-type="float" office:value="34.85" calcext:value-type="float">
            <text:p>34.85</text:p>
          </table:table-cell>
          <table:table-cell office:value-type="float" office:value="18.17" calcext:value-type="float">
            <text:p>18.17</text:p>
          </table:table-cell>
          <table:table-cell office:value-type="float" office:value="2.08266" calcext:value-type="float">
            <text:p>2.08266</text:p>
          </table:table-cell>
          <table:table-cell office:value-type="float" office:value="1.353871" calcext:value-type="float">
            <text:p>1.353871</text:p>
          </table:table-cell>
          <table:table-cell office:value-type="float" office:value="242.352" calcext:value-type="float">
            <text:p>242.352</text:p>
          </table:table-cell>
          <table:table-cell office:value-type="float" office:value="0" calcext:value-type="float">
            <text:p>0</text:p>
          </table:table-cell>
          <table:table-cell office:value-type="float" office:value="27.14697" calcext:value-type="float">
            <text:p>27.14697</text:p>
          </table:table-cell>
          <table:table-cell office:value-type="float" office:value="18.93906" calcext:value-type="float">
            <text:p>18.93906</text:p>
          </table:table-cell>
          <table:table-cell office:value-type="float" office:value="24.98886" calcext:value-type="float">
            <text:p>24.98886</text:p>
          </table:table-cell>
          <table:table-cell office:value-type="float" office:value="20.05487" calcext:value-type="float">
            <text:p>20.05487</text:p>
          </table:table-cell>
          <table:table-cell office:value-type="float" office:value="23.87726" calcext:value-type="float">
            <text:p>23.87726</text:p>
          </table:table-cell>
          <table:table-cell office:value-type="float" office:value="20.66379" calcext:value-type="float">
            <text:p>20.66379</text:p>
          </table:table-cell>
          <table:table-cell office:value-type="float" office:value="23.0563" calcext:value-type="float">
            <text:p>23.0563</text:p>
          </table:table-cell>
          <table:table-cell office:value-type="float" office:value="21.03061" calcext:value-type="float">
            <text:p>21.03061</text:p>
          </table:table-cell>
          <table:table-cell office:value-type="float" office:value="22.5484" calcext:value-type="float">
            <text:p>22.5484</text:p>
          </table:table-cell>
          <table:table-cell office:value-type="float" office:value="21.19177" calcext:value-type="float">
            <text:p>21.19177</text:p>
          </table:table-cell>
          <table:table-cell office:value-type="float" office:value="22.07047" calcext:value-type="float">
            <text:p>22.07047</text:p>
          </table:table-cell>
          <table:table-cell office:value-type="float" office:value="21.28482" calcext:value-type="float">
            <text:p>21.28482</text:p>
          </table:table-cell>
          <table:table-cell office:value-type="float" office:value="21.66888" calcext:value-type="float">
            <text:p>21.66888</text:p>
          </table:table-cell>
          <table:table-cell office:value-type="float" office:value="21.22278" calcext:value-type="float">
            <text:p>21.22278</text:p>
          </table:table-cell>
          <table:table-cell office:value-type="float" office:value="21.09457" calcext:value-type="float">
            <text:p>21.09457</text:p>
          </table:table-cell>
          <table:table-cell office:value-type="float" office:value="21.01471" calcext:value-type="float">
            <text:p>21.01471</text:p>
          </table:table-cell>
          <table:table-cell office:value-type="float" office:value="20.54468" calcext:value-type="float">
            <text:p>20.54468</text:p>
          </table:table-cell>
          <table:table-cell office:value-type="float" office:value="20.48743" calcext:value-type="float">
            <text:p>20.48743</text:p>
          </table:table-cell>
          <table:table-cell office:value-type="float" office:value="19.6788" calcext:value-type="float">
            <text:p>19.6788</text:p>
          </table:table-cell>
          <table:table-cell office:value-type="float" office:value="19.65524" calcext:value-type="float">
            <text:p>19.65524</text:p>
          </table:table-cell>
          <table:table-cell office:value-type="float" office:value="18.80447" calcext:value-type="float">
            <text:p>18.80447</text:p>
          </table:table-cell>
          <table:table-cell office:value-type="float" office:value="18.79257" calcext:value-type="float">
            <text:p>18.79257</text:p>
          </table:table-cell>
          <table:table-cell office:value-type="float" office:value="17.98514" calcext:value-type="float">
            <text:p>17.98514</text:p>
          </table:table-cell>
          <table:table-cell office:value-type="float" office:value="17.95691" calcext:value-type="float">
            <text:p>17.95691</text:p>
          </table:table-cell>
          <table:table-cell office:value-type="float" office:value="17.16711" calcext:value-type="float">
            <text:p>17.16711</text:p>
          </table:table-cell>
          <table:table-cell office:value-type="float" office:value="17.13379" calcext:value-type="float">
            <text:p>17.13379</text:p>
          </table:table-cell>
          <table:table-cell office:value-type="float" office:value="16.54617" calcext:value-type="float">
            <text:p>16.54617</text:p>
          </table:table-cell>
          <table:table-cell office:value-type="float" office:value="16.51147" calcext:value-type="float">
            <text:p>16.51147</text:p>
          </table:table-cell>
          <table:table-cell office:value-type="float" office:value="29.62549" calcext:value-type="float">
            <text:p>29.62549</text:p>
          </table:table-cell>
          <table:table-cell office:value-type="float" office:value="17.42105" calcext:value-type="float">
            <text:p>17.421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2" calcext:value-type="float">
            <text:p>12082002</text:p>
          </table:table-cell>
          <table:table-cell office:value-type="float" office:value="14.49756" calcext:value-type="float">
            <text:p>14.49756</text:p>
          </table:table-cell>
          <table:table-cell office:value-type="float" office:value="28.19" calcext:value-type="float">
            <text:p>28.19</text:p>
          </table:table-cell>
          <table:table-cell office:value-type="float" office:value="14.58" calcext:value-type="float">
            <text:p>14.58</text:p>
          </table:table-cell>
          <table:table-cell office:value-type="float" office:value="2.281535" calcext:value-type="float">
            <text:p>2.281535</text:p>
          </table:table-cell>
          <table:table-cell office:value-type="float" office:value="1.45712" calcext:value-type="float">
            <text:p>1.45712</text:p>
          </table:table-cell>
          <table:table-cell office:value-type="float" office:value="291.204" calcext:value-type="float">
            <text:p>291.204</text:p>
          </table:table-cell>
          <table:table-cell office:value-type="float" office:value="22.6" calcext:value-type="float">
            <text:p>22.6</text:p>
          </table:table-cell>
          <table:table-cell office:value-type="float" office:value="26.27356" calcext:value-type="float">
            <text:p>26.27356</text:p>
          </table:table-cell>
          <table:table-cell office:value-type="float" office:value="16.16077" calcext:value-type="float">
            <text:p>16.16077</text:p>
          </table:table-cell>
          <table:table-cell office:value-type="float" office:value="24.55908" calcext:value-type="float">
            <text:p>24.55908</text:p>
          </table:table-cell>
          <table:table-cell office:value-type="float" office:value="17.56659" calcext:value-type="float">
            <text:p>17.56659</text:p>
          </table:table-cell>
          <table:table-cell office:value-type="float" office:value="23.72086" calcext:value-type="float">
            <text:p>23.72086</text:p>
          </table:table-cell>
          <table:table-cell office:value-type="float" office:value="18.9184" calcext:value-type="float">
            <text:p>18.9184</text:p>
          </table:table-cell>
          <table:table-cell office:value-type="float" office:value="23.03421" calcext:value-type="float">
            <text:p>23.03421</text:p>
          </table:table-cell>
          <table:table-cell office:value-type="float" office:value="20.17703" calcext:value-type="float">
            <text:p>20.17703</text:p>
          </table:table-cell>
          <table:table-cell office:value-type="float" office:value="22.60281" calcext:value-type="float">
            <text:p>22.60281</text:p>
          </table:table-cell>
          <table:table-cell office:value-type="float" office:value="20.82681" calcext:value-type="float">
            <text:p>20.82681</text:p>
          </table:table-cell>
          <table:table-cell office:value-type="float" office:value="22.14532" calcext:value-type="float">
            <text:p>22.14532</text:p>
          </table:table-cell>
          <table:table-cell office:value-type="float" office:value="21.44077" calcext:value-type="float">
            <text:p>21.44077</text:p>
          </table:table-cell>
          <table:table-cell office:value-type="float" office:value="21.76389" calcext:value-type="float">
            <text:p>21.76389</text:p>
          </table:table-cell>
          <table:table-cell office:value-type="float" office:value="21.53247" calcext:value-type="float">
            <text:p>21.53247</text:p>
          </table:table-cell>
          <table:table-cell office:value-type="float" office:value="21.23297" calcext:value-type="float">
            <text:p>21.23297</text:p>
          </table:table-cell>
          <table:table-cell office:value-type="float" office:value="21.09753" calcext:value-type="float">
            <text:p>21.09753</text:p>
          </table:table-cell>
          <table:table-cell office:value-type="float" office:value="20.50095" calcext:value-type="float">
            <text:p>20.50095</text:p>
          </table:table-cell>
          <table:table-cell office:value-type="float" office:value="20.48584" calcext:value-type="float">
            <text:p>20.48584</text:p>
          </table:table-cell>
          <table:table-cell office:value-type="float" office:value="19.65506" calcext:value-type="float">
            <text:p>19.65506</text:p>
          </table:table-cell>
          <table:table-cell office:value-type="float" office:value="19.63995" calcext:value-type="float">
            <text:p>19.63995</text:p>
          </table:table-cell>
          <table:table-cell office:value-type="float" office:value="18.81143" calcext:value-type="float">
            <text:p>18.81143</text:p>
          </table:table-cell>
          <table:table-cell office:value-type="float" office:value="18.80457" calcext:value-type="float">
            <text:p>18.80457</text:p>
          </table:table-cell>
          <table:table-cell office:value-type="float" office:value="18.0101" calcext:value-type="float">
            <text:p>18.0101</text:p>
          </table:table-cell>
          <table:table-cell office:value-type="float" office:value="17.98538" calcext:value-type="float">
            <text:p>17.98538</text:p>
          </table:table-cell>
          <table:table-cell office:value-type="float" office:value="17.20038" calcext:value-type="float">
            <text:p>17.20038</text:p>
          </table:table-cell>
          <table:table-cell office:value-type="float" office:value="17.16748" calcext:value-type="float">
            <text:p>17.16748</text:p>
          </table:table-cell>
          <table:table-cell office:value-type="float" office:value="16.58051" calcext:value-type="float">
            <text:p>16.58051</text:p>
          </table:table-cell>
          <table:table-cell office:value-type="float" office:value="16.54651" calcext:value-type="float">
            <text:p>16.54651</text:p>
          </table:table-cell>
          <table:table-cell office:value-type="float" office:value="31.46045" calcext:value-type="float">
            <text:p>31.46045</text:p>
          </table:table-cell>
          <table:table-cell office:value-type="float" office:value="14.73242" calcext:value-type="float">
            <text:p>14.732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2" calcext:value-type="float">
            <text:p>13082002</text:p>
          </table:table-cell>
          <table:table-cell office:value-type="float" office:value="21.6162" calcext:value-type="float">
            <text:p>21.6162</text:p>
          </table:table-cell>
          <table:table-cell office:value-type="float" office:value="24.47" calcext:value-type="float">
            <text:p>24.47</text:p>
          </table:table-cell>
          <table:table-cell office:value-type="float" office:value="13.1" calcext:value-type="float">
            <text:p>13.1</text:p>
          </table:table-cell>
          <table:table-cell office:value-type="float" office:value="1.630521" calcext:value-type="float">
            <text:p>1.630521</text:p>
          </table:table-cell>
          <table:table-cell office:value-type="float" office:value="1.254171" calcext:value-type="float">
            <text:p>1.254171</text:p>
          </table:table-cell>
          <table:table-cell office:value-type="float" office:value="158.688" calcext:value-type="float">
            <text:p>158.688</text:p>
          </table:table-cell>
          <table:table-cell office:value-type="float" office:value="0" calcext:value-type="float">
            <text:p>0</text:p>
          </table:table-cell>
          <table:table-cell office:value-type="float" office:value="22.43149" calcext:value-type="float">
            <text:p>22.43149</text:p>
          </table:table-cell>
          <table:table-cell office:value-type="float" office:value="14.93243" calcext:value-type="float">
            <text:p>14.93243</text:p>
          </table:table-cell>
          <table:table-cell office:value-type="float" office:value="21.39529" calcext:value-type="float">
            <text:p>21.39529</text:p>
          </table:table-cell>
          <table:table-cell office:value-type="float" office:value="16.18307" calcext:value-type="float">
            <text:p>16.18307</text:p>
          </table:table-cell>
          <table:table-cell office:value-type="float" office:value="20.86328" calcext:value-type="float">
            <text:p>20.86328</text:p>
          </table:table-cell>
          <table:table-cell office:value-type="float" office:value="17.27783" calcext:value-type="float">
            <text:p>17.27783</text:p>
          </table:table-cell>
          <table:table-cell office:value-type="float" office:value="20.54315" calcext:value-type="float">
            <text:p>20.54315</text:p>
          </table:table-cell>
          <table:table-cell office:value-type="float" office:value="18.42325" calcext:value-type="float">
            <text:p>18.42325</text:p>
          </table:table-cell>
          <table:table-cell office:value-type="float" office:value="20.76712" calcext:value-type="float">
            <text:p>20.76712</text:p>
          </table:table-cell>
          <table:table-cell office:value-type="float" office:value="19.14496" calcext:value-type="float">
            <text:p>19.14496</text:p>
          </table:table-cell>
          <table:table-cell office:value-type="float" office:value="21.40042" calcext:value-type="float">
            <text:p>21.40042</text:p>
          </table:table-cell>
          <table:table-cell office:value-type="float" office:value="19.83383" calcext:value-type="float">
            <text:p>19.83383</text:p>
          </table:table-cell>
          <table:table-cell office:value-type="float" office:value="21.51108" calcext:value-type="float">
            <text:p>21.51108</text:p>
          </table:table-cell>
          <table:table-cell office:value-type="float" office:value="20.27963" calcext:value-type="float">
            <text:p>20.27963</text:p>
          </table:table-cell>
          <table:table-cell office:value-type="float" office:value="21.22867" calcext:value-type="float">
            <text:p>21.22867</text:p>
          </table:table-cell>
          <table:table-cell office:value-type="float" office:value="20.61166" calcext:value-type="float">
            <text:p>20.61166</text:p>
          </table:table-cell>
          <table:table-cell office:value-type="float" office:value="20.50378" calcext:value-type="float">
            <text:p>20.50378</text:p>
          </table:table-cell>
          <table:table-cell office:value-type="float" office:value="20.4053" calcext:value-type="float">
            <text:p>20.4053</text:p>
          </table:table-cell>
          <table:table-cell office:value-type="float" office:value="19.63986" calcext:value-type="float">
            <text:p>19.63986</text:p>
          </table:table-cell>
          <table:table-cell office:value-type="float" office:value="19.62814" calcext:value-type="float">
            <text:p>19.62814</text:p>
          </table:table-cell>
          <table:table-cell office:value-type="float" office:value="18.81766" calcext:value-type="float">
            <text:p>18.81766</text:p>
          </table:table-cell>
          <table:table-cell office:value-type="float" office:value="18.81149" calcext:value-type="float">
            <text:p>18.81149</text:p>
          </table:table-cell>
          <table:table-cell office:value-type="float" office:value="18.03082" calcext:value-type="float">
            <text:p>18.03082</text:p>
          </table:table-cell>
          <table:table-cell office:value-type="float" office:value="18.01035" calcext:value-type="float">
            <text:p>18.01035</text:p>
          </table:table-cell>
          <table:table-cell office:value-type="float" office:value="17.22507" calcext:value-type="float">
            <text:p>17.22507</text:p>
          </table:table-cell>
          <table:table-cell office:value-type="float" office:value="17.20071" calcext:value-type="float">
            <text:p>17.20071</text:p>
          </table:table-cell>
          <table:table-cell office:value-type="float" office:value="16.61346" calcext:value-type="float">
            <text:p>16.61346</text:p>
          </table:table-cell>
          <table:table-cell office:value-type="float" office:value="16.58084" calcext:value-type="float">
            <text:p>16.58084</text:p>
          </table:table-cell>
          <table:table-cell office:value-type="float" office:value="23.99084" calcext:value-type="float">
            <text:p>23.99084</text:p>
          </table:table-cell>
          <table:table-cell office:value-type="float" office:value="13.44934" calcext:value-type="float">
            <text:p>13.449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2" calcext:value-type="float">
            <text:p>14082002</text:p>
          </table:table-cell>
          <table:table-cell office:value-type="float" office:value="26.66227" calcext:value-type="float">
            <text:p>26.66227</text:p>
          </table:table-cell>
          <table:table-cell office:value-type="float" office:value="30.26" calcext:value-type="float">
            <text:p>30.26</text:p>
          </table:table-cell>
          <table:table-cell office:value-type="float" office:value="12.11" calcext:value-type="float">
            <text:p>12.11</text:p>
          </table:table-cell>
          <table:table-cell office:value-type="float" office:value="1.670341" calcext:value-type="float">
            <text:p>1.670341</text:p>
          </table:table-cell>
          <table:table-cell office:value-type="float" office:value="1.174191" calcext:value-type="float">
            <text:p>1.174191</text:p>
          </table:table-cell>
          <table:table-cell office:value-type="float" office:value="333.216" calcext:value-type="float">
            <text:p>333.216</text:p>
          </table:table-cell>
          <table:table-cell office:value-type="float" office:value="31.8" calcext:value-type="float">
            <text:p>31.8</text:p>
          </table:table-cell>
          <table:table-cell office:value-type="float" office:value="24.95731" calcext:value-type="float">
            <text:p>24.95731</text:p>
          </table:table-cell>
          <table:table-cell office:value-type="float" office:value="14.02237" calcext:value-type="float">
            <text:p>14.02237</text:p>
          </table:table-cell>
          <table:table-cell office:value-type="float" office:value="23.60577" calcext:value-type="float">
            <text:p>23.60577</text:p>
          </table:table-cell>
          <table:table-cell office:value-type="float" office:value="15.37534" calcext:value-type="float">
            <text:p>15.37534</text:p>
          </table:table-cell>
          <table:table-cell office:value-type="float" office:value="22.60135" calcext:value-type="float">
            <text:p>22.60135</text:p>
          </table:table-cell>
          <table:table-cell office:value-type="float" office:value="16.61475" calcext:value-type="float">
            <text:p>16.61475</text:p>
          </table:table-cell>
          <table:table-cell office:value-type="float" office:value="21.64307" calcext:value-type="float">
            <text:p>21.64307</text:p>
          </table:table-cell>
          <table:table-cell office:value-type="float" office:value="17.77368" calcext:value-type="float">
            <text:p>17.77368</text:p>
          </table:table-cell>
          <table:table-cell office:value-type="float" office:value="21.05426" calcext:value-type="float">
            <text:p>21.05426</text:p>
          </table:table-cell>
          <table:table-cell office:value-type="float" office:value="18.49982" calcext:value-type="float">
            <text:p>18.49982</text:p>
          </table:table-cell>
          <table:table-cell office:value-type="float" office:value="20.62897" calcext:value-type="float">
            <text:p>20.62897</text:p>
          </table:table-cell>
          <table:table-cell office:value-type="float" office:value="19.21246" calcext:value-type="float">
            <text:p>19.21246</text:p>
          </table:table-cell>
          <table:table-cell office:value-type="float" office:value="20.44449" calcext:value-type="float">
            <text:p>20.44449</text:p>
          </table:table-cell>
          <table:table-cell office:value-type="float" office:value="19.68036" calcext:value-type="float">
            <text:p>19.68036</text:p>
          </table:table-cell>
          <table:table-cell office:value-type="float" office:value="20.60828" calcext:value-type="float">
            <text:p>20.60828</text:p>
          </table:table-cell>
          <table:table-cell office:value-type="float" office:value="20.19437" calcext:value-type="float">
            <text:p>20.19437</text:p>
          </table:table-cell>
          <table:table-cell office:value-type="float" office:value="20.40335" calcext:value-type="float">
            <text:p>20.40335</text:p>
          </table:table-cell>
          <table:table-cell office:value-type="float" office:value="20.18158" calcext:value-type="float">
            <text:p>20.18158</text:p>
          </table:table-cell>
          <table:table-cell office:value-type="float" office:value="19.62784" calcext:value-type="float">
            <text:p>19.62784</text:p>
          </table:table-cell>
          <table:table-cell office:value-type="float" office:value="19.58246" calcext:value-type="float">
            <text:p>19.58246</text:p>
          </table:table-cell>
          <table:table-cell office:value-type="float" office:value="18.81879" calcext:value-type="float">
            <text:p>18.81879</text:p>
          </table:table-cell>
          <table:table-cell office:value-type="float" office:value="18.81686" calcext:value-type="float">
            <text:p>18.81686</text:p>
          </table:table-cell>
          <table:table-cell office:value-type="float" office:value="18.04779" calcext:value-type="float">
            <text:p>18.04779</text:p>
          </table:table-cell>
          <table:table-cell office:value-type="float" office:value="18.03098" calcext:value-type="float">
            <text:p>18.03098</text:p>
          </table:table-cell>
          <table:table-cell office:value-type="float" office:value="17.25803" calcext:value-type="float">
            <text:p>17.25803</text:p>
          </table:table-cell>
          <table:table-cell office:value-type="float" office:value="17.22543" calcext:value-type="float">
            <text:p>17.22543</text:p>
          </table:table-cell>
          <table:table-cell office:value-type="float" office:value="16.64612" calcext:value-type="float">
            <text:p>16.64612</text:p>
          </table:table-cell>
          <table:table-cell office:value-type="float" office:value="16.61377" calcext:value-type="float">
            <text:p>16.61377</text:p>
          </table:table-cell>
          <table:table-cell office:value-type="float" office:value="25.87296" calcext:value-type="float">
            <text:p>25.87296</text:p>
          </table:table-cell>
          <table:table-cell office:value-type="float" office:value="12.09113" calcext:value-type="float">
            <text:p>12.091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2" calcext:value-type="float">
            <text:p>15082002</text:p>
          </table:table-cell>
          <table:table-cell office:value-type="float" office:value="25.43265" calcext:value-type="float">
            <text:p>25.43265</text:p>
          </table:table-cell>
          <table:table-cell office:value-type="float" office:value="28.28" calcext:value-type="float">
            <text:p>28.28</text:p>
          </table:table-cell>
          <table:table-cell office:value-type="float" office:value="13.46" calcext:value-type="float">
            <text:p>13.46</text:p>
          </table:table-cell>
          <table:table-cell office:value-type="float" office:value="1.804357" calcext:value-type="float">
            <text:p>1.804357</text:p>
          </table:table-cell>
          <table:table-cell office:value-type="float" office:value="1.354817" calcext:value-type="float">
            <text:p>1.354817</text:p>
          </table:table-cell>
          <table:table-cell office:value-type="float" office:value="250.56" calcext:value-type="float">
            <text:p>250.56</text:p>
          </table:table-cell>
          <table:table-cell office:value-type="float" office:value="0" calcext:value-type="float">
            <text:p>0</text:p>
          </table:table-cell>
          <table:table-cell office:value-type="float" office:value="24.43866" calcext:value-type="float">
            <text:p>24.43866</text:p>
          </table:table-cell>
          <table:table-cell office:value-type="float" office:value="16.38766" calcext:value-type="float">
            <text:p>16.38766</text:p>
          </table:table-cell>
          <table:table-cell office:value-type="float" office:value="22.92465" calcext:value-type="float">
            <text:p>22.92465</text:p>
          </table:table-cell>
          <table:table-cell office:value-type="float" office:value="18.43506" calcext:value-type="float">
            <text:p>18.43506</text:p>
          </table:table-cell>
          <table:table-cell office:value-type="float" office:value="21.96402" calcext:value-type="float">
            <text:p>21.96402</text:p>
          </table:table-cell>
          <table:table-cell office:value-type="float" office:value="19.10144" calcext:value-type="float">
            <text:p>19.10144</text:p>
          </table:table-cell>
          <table:table-cell office:value-type="float" office:value="21.36359" calcext:value-type="float">
            <text:p>21.36359</text:p>
          </table:table-cell>
          <table:table-cell office:value-type="float" office:value="19.52481" calcext:value-type="float">
            <text:p>19.52481</text:p>
          </table:table-cell>
          <table:table-cell office:value-type="float" office:value="21.02841" calcext:value-type="float">
            <text:p>21.02841</text:p>
          </table:table-cell>
          <table:table-cell office:value-type="float" office:value="19.77658" calcext:value-type="float">
            <text:p>19.77658</text:p>
          </table:table-cell>
          <table:table-cell office:value-type="float" office:value="20.69275" calcext:value-type="float">
            <text:p>20.69275</text:p>
          </table:table-cell>
          <table:table-cell office:value-type="float" office:value="20.02341" calcext:value-type="float">
            <text:p>20.02341</text:p>
          </table:table-cell>
          <table:table-cell office:value-type="float" office:value="20.48853" calcext:value-type="float">
            <text:p>20.48853</text:p>
          </table:table-cell>
          <table:table-cell office:value-type="float" office:value="20.13242" calcext:value-type="float">
            <text:p>20.13242</text:p>
          </table:table-cell>
          <table:table-cell office:value-type="float" office:value="20.25812" calcext:value-type="float">
            <text:p>20.25812</text:p>
          </table:table-cell>
          <table:table-cell office:value-type="float" office:value="20.20123" calcext:value-type="float">
            <text:p>20.20123</text:p>
          </table:table-cell>
          <table:table-cell office:value-type="float" office:value="20.17947" calcext:value-type="float">
            <text:p>20.17947</text:p>
          </table:table-cell>
          <table:table-cell office:value-type="float" office:value="20.03693" calcext:value-type="float">
            <text:p>20.03693</text:p>
          </table:table-cell>
          <table:table-cell office:value-type="float" office:value="19.58179" calcext:value-type="float">
            <text:p>19.58179</text:p>
          </table:table-cell>
          <table:table-cell office:value-type="float" office:value="19.51422" calcext:value-type="float">
            <text:p>19.51422</text:p>
          </table:table-cell>
          <table:table-cell office:value-type="float" office:value="18.8168" calcext:value-type="float">
            <text:p>18.8168</text:p>
          </table:table-cell>
          <table:table-cell office:value-type="float" office:value="18.80313" calcext:value-type="float">
            <text:p>18.80313</text:p>
          </table:table-cell>
          <table:table-cell office:value-type="float" office:value="18.06296" calcext:value-type="float">
            <text:p>18.06296</text:p>
          </table:table-cell>
          <table:table-cell office:value-type="float" office:value="18.04794" calcext:value-type="float">
            <text:p>18.04794</text:p>
          </table:table-cell>
          <table:table-cell office:value-type="float" office:value="17.28668" calcext:value-type="float">
            <text:p>17.28668</text:p>
          </table:table-cell>
          <table:table-cell office:value-type="float" office:value="17.25836" calcext:value-type="float">
            <text:p>17.25836</text:p>
          </table:table-cell>
          <table:table-cell office:value-type="float" office:value="16.67755" calcext:value-type="float">
            <text:p>16.67755</text:p>
          </table:table-cell>
          <table:table-cell office:value-type="float" office:value="16.64645" calcext:value-type="float">
            <text:p>16.64645</text:p>
          </table:table-cell>
          <table:table-cell office:value-type="float" office:value="25.98654" calcext:value-type="float">
            <text:p>25.98654</text:p>
          </table:table-cell>
          <table:table-cell office:value-type="float" office:value="13.98206" calcext:value-type="float">
            <text:p>13.982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2" calcext:value-type="float">
            <text:p>16082002</text:p>
          </table:table-cell>
          <table:table-cell office:value-type="float" office:value="18.67646" calcext:value-type="float">
            <text:p>18.67646</text:p>
          </table:table-cell>
          <table:table-cell office:value-type="float" office:value="30.87" calcext:value-type="float">
            <text:p>30.87</text:p>
          </table:table-cell>
          <table:table-cell office:value-type="float" office:value="11.88" calcext:value-type="float">
            <text:p>11.88</text:p>
          </table:table-cell>
          <table:table-cell office:value-type="float" office:value="2.592842" calcext:value-type="float">
            <text:p>2.592842</text:p>
          </table:table-cell>
          <table:table-cell office:value-type="float" office:value="1.221403" calcext:value-type="float">
            <text:p>1.221403</text:p>
          </table:table-cell>
          <table:table-cell office:value-type="float" office:value="390.888" calcext:value-type="float">
            <text:p>390.888</text:p>
          </table:table-cell>
          <table:table-cell office:value-type="float" office:value="7.5" calcext:value-type="float">
            <text:p>7.5</text:p>
          </table:table-cell>
          <table:table-cell office:value-type="float" office:value="24.49161" calcext:value-type="float">
            <text:p>24.49161</text:p>
          </table:table-cell>
          <table:table-cell office:value-type="float" office:value="14.39853" calcext:value-type="float">
            <text:p>14.39853</text:p>
          </table:table-cell>
          <table:table-cell office:value-type="float" office:value="22.8291" calcext:value-type="float">
            <text:p>22.8291</text:p>
          </table:table-cell>
          <table:table-cell office:value-type="float" office:value="16.04697" calcext:value-type="float">
            <text:p>16.04697</text:p>
          </table:table-cell>
          <table:table-cell office:value-type="float" office:value="21.78857" calcext:value-type="float">
            <text:p>21.78857</text:p>
          </table:table-cell>
          <table:table-cell office:value-type="float" office:value="17.45374" calcext:value-type="float">
            <text:p>17.45374</text:p>
          </table:table-cell>
          <table:table-cell office:value-type="float" office:value="21.22385" calcext:value-type="float">
            <text:p>21.22385</text:p>
          </table:table-cell>
          <table:table-cell office:value-type="float" office:value="18.43811" calcext:value-type="float">
            <text:p>18.43811</text:p>
          </table:table-cell>
          <table:table-cell office:value-type="float" office:value="20.89111" calcext:value-type="float">
            <text:p>20.89111</text:p>
          </table:table-cell>
          <table:table-cell office:value-type="float" office:value="18.96567" calcext:value-type="float">
            <text:p>18.96567</text:p>
          </table:table-cell>
          <table:table-cell office:value-type="float" office:value="20.63281" calcext:value-type="float">
            <text:p>20.63281</text:p>
          </table:table-cell>
          <table:table-cell office:value-type="float" office:value="19.44083" calcext:value-type="float">
            <text:p>19.44083</text:p>
          </table:table-cell>
          <table:table-cell office:value-type="float" office:value="20.48831" calcext:value-type="float">
            <text:p>20.48831</text:p>
          </table:table-cell>
          <table:table-cell office:value-type="float" office:value="19.74405" calcext:value-type="float">
            <text:p>19.74405</text:p>
          </table:table-cell>
          <table:table-cell office:value-type="float" office:value="20.25171" calcext:value-type="float">
            <text:p>20.25171</text:p>
          </table:table-cell>
          <table:table-cell office:value-type="float" office:value="20.02191" calcext:value-type="float">
            <text:p>20.02191</text:p>
          </table:table-cell>
          <table:table-cell office:value-type="float" office:value="20.03589" calcext:value-type="float">
            <text:p>20.03589</text:p>
          </table:table-cell>
          <table:table-cell office:value-type="float" office:value="19.92499" calcext:value-type="float">
            <text:p>19.92499</text:p>
          </table:table-cell>
          <table:table-cell office:value-type="float" office:value="19.51352" calcext:value-type="float">
            <text:p>19.51352</text:p>
          </table:table-cell>
          <table:table-cell office:value-type="float" office:value="19.44736" calcext:value-type="float">
            <text:p>19.44736</text:p>
          </table:table-cell>
          <table:table-cell office:value-type="float" office:value="18.80292" calcext:value-type="float">
            <text:p>18.80292</text:p>
          </table:table-cell>
          <table:table-cell office:value-type="float" office:value="18.78162" calcext:value-type="float">
            <text:p>18.78162</text:p>
          </table:table-cell>
          <table:table-cell office:value-type="float" office:value="18.07318" calcext:value-type="float">
            <text:p>18.07318</text:p>
          </table:table-cell>
          <table:table-cell office:value-type="float" office:value="18.06308" calcext:value-type="float">
            <text:p>18.06308</text:p>
          </table:table-cell>
          <table:table-cell office:value-type="float" office:value="17.31198" calcext:value-type="float">
            <text:p>17.31198</text:p>
          </table:table-cell>
          <table:table-cell office:value-type="float" office:value="17.28696" calcext:value-type="float">
            <text:p>17.28696</text:p>
          </table:table-cell>
          <table:table-cell office:value-type="float" office:value="16.70667" calcext:value-type="float">
            <text:p>16.70667</text:p>
          </table:table-cell>
          <table:table-cell office:value-type="float" office:value="16.67786" calcext:value-type="float">
            <text:p>16.67786</text:p>
          </table:table-cell>
          <table:table-cell office:value-type="float" office:value="26.68216" calcext:value-type="float">
            <text:p>26.68216</text:p>
          </table:table-cell>
          <table:table-cell office:value-type="float" office:value="12.30743" calcext:value-type="float">
            <text:p>12.307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2" calcext:value-type="float">
            <text:p>17082002</text:p>
          </table:table-cell>
          <table:table-cell office:value-type="float" office:value="23.98752" calcext:value-type="float">
            <text:p>23.98752</text:p>
          </table:table-cell>
          <table:table-cell office:value-type="float" office:value="23.48" calcext:value-type="float">
            <text:p>23.48</text:p>
          </table:table-cell>
          <table:table-cell office:value-type="float" office:value="13.86" calcext:value-type="float">
            <text:p>13.86</text:p>
          </table:table-cell>
          <table:table-cell office:value-type="float" office:value="2.314918" calcext:value-type="float">
            <text:p>2.314918</text:p>
          </table:table-cell>
          <table:table-cell office:value-type="float" office:value="1.20479" calcext:value-type="float">
            <text:p>1.20479</text:p>
          </table:table-cell>
          <table:table-cell office:value-type="float" office:value="265.788" calcext:value-type="float">
            <text:p>265.788</text:p>
          </table:table-cell>
          <table:table-cell office:value-type="float" office:value="12" calcext:value-type="float">
            <text:p>12</text:p>
          </table:table-cell>
          <table:table-cell office:value-type="float" office:value="22.68732" calcext:value-type="float">
            <text:p>22.68732</text:p>
          </table:table-cell>
          <table:table-cell office:value-type="float" office:value="15.74542" calcext:value-type="float">
            <text:p>15.74542</text:p>
          </table:table-cell>
          <table:table-cell office:value-type="float" office:value="22.15607" calcext:value-type="float">
            <text:p>22.15607</text:p>
          </table:table-cell>
          <table:table-cell office:value-type="float" office:value="17.302" calcext:value-type="float">
            <text:p>17.302</text:p>
          </table:table-cell>
          <table:table-cell office:value-type="float" office:value="21.7247" calcext:value-type="float">
            <text:p>21.7247</text:p>
          </table:table-cell>
          <table:table-cell office:value-type="float" office:value="18.54089" calcext:value-type="float">
            <text:p>18.54089</text:p>
          </table:table-cell>
          <table:table-cell office:value-type="float" office:value="21.30563" calcext:value-type="float">
            <text:p>21.30563</text:p>
          </table:table-cell>
          <table:table-cell office:value-type="float" office:value="19.3772" calcext:value-type="float">
            <text:p>19.3772</text:p>
          </table:table-cell>
          <table:table-cell office:value-type="float" office:value="21.00665" calcext:value-type="float">
            <text:p>21.00665</text:p>
          </table:table-cell>
          <table:table-cell office:value-type="float" office:value="19.74176" calcext:value-type="float">
            <text:p>19.74176</text:p>
          </table:table-cell>
          <table:table-cell office:value-type="float" office:value="20.65051" calcext:value-type="float">
            <text:p>20.65051</text:p>
          </table:table-cell>
          <table:table-cell office:value-type="float" office:value="20.10526" calcext:value-type="float">
            <text:p>20.10526</text:p>
          </table:table-cell>
          <table:table-cell office:value-type="float" office:value="20.40692" calcext:value-type="float">
            <text:p>20.40692</text:p>
          </table:table-cell>
          <table:table-cell office:value-type="float" office:value="20.17523" calcext:value-type="float">
            <text:p>20.17523</text:p>
          </table:table-cell>
          <table:table-cell office:value-type="float" office:value="20.12494" calcext:value-type="float">
            <text:p>20.12494</text:p>
          </table:table-cell>
          <table:table-cell office:value-type="float" office:value="20.03058" calcext:value-type="float">
            <text:p>20.03058</text:p>
          </table:table-cell>
          <table:table-cell office:value-type="float" office:value="19.92371" calcext:value-type="float">
            <text:p>19.92371</text:p>
          </table:table-cell>
          <table:table-cell office:value-type="float" office:value="19.85397" calcext:value-type="float">
            <text:p>19.85397</text:p>
          </table:table-cell>
          <table:table-cell office:value-type="float" office:value="19.44662" calcext:value-type="float">
            <text:p>19.44662</text:p>
          </table:table-cell>
          <table:table-cell office:value-type="float" office:value="19.3837" calcext:value-type="float">
            <text:p>19.3837</text:p>
          </table:table-cell>
          <table:table-cell office:value-type="float" office:value="18.78137" calcext:value-type="float">
            <text:p>18.78137</text:p>
          </table:table-cell>
          <table:table-cell office:value-type="float" office:value="18.75613" calcext:value-type="float">
            <text:p>18.75613</text:p>
          </table:table-cell>
          <table:table-cell office:value-type="float" office:value="18.07883" calcext:value-type="float">
            <text:p>18.07883</text:p>
          </table:table-cell>
          <table:table-cell office:value-type="float" office:value="18.07327" calcext:value-type="float">
            <text:p>18.07327</text:p>
          </table:table-cell>
          <table:table-cell office:value-type="float" office:value="17.33417" calcext:value-type="float">
            <text:p>17.33417</text:p>
          </table:table-cell>
          <table:table-cell office:value-type="float" office:value="17.31226" calcext:value-type="float">
            <text:p>17.31226</text:p>
          </table:table-cell>
          <table:table-cell office:value-type="float" office:value="16.73297" calcext:value-type="float">
            <text:p>16.73297</text:p>
          </table:table-cell>
          <table:table-cell office:value-type="float" office:value="16.70694" calcext:value-type="float">
            <text:p>16.70694</text:p>
          </table:table-cell>
          <table:table-cell office:value-type="float" office:value="23.05722" calcext:value-type="float">
            <text:p>23.05722</text:p>
          </table:table-cell>
          <table:table-cell office:value-type="float" office:value="13.74802" calcext:value-type="float">
            <text:p>13.748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2" calcext:value-type="float">
            <text:p>18082002</text:p>
          </table:table-cell>
          <table:table-cell office:value-type="float" office:value="5.65128" calcext:value-type="float">
            <text:p>5.65128</text:p>
          </table:table-cell>
          <table:table-cell office:value-type="float" office:value="17.77" calcext:value-type="float">
            <text:p>17.77</text:p>
          </table:table-cell>
          <table:table-cell office:value-type="float" office:value="13.32" calcext:value-type="float">
            <text:p>13.32</text:p>
          </table:table-cell>
          <table:table-cell office:value-type="float" office:value="1.78734" calcext:value-type="float">
            <text:p>1.78734</text:p>
          </table:table-cell>
          <table:table-cell office:value-type="float" office:value="1.342492" calcext:value-type="float">
            <text:p>1.342492</text:p>
          </table:table-cell>
          <table:table-cell office:value-type="float" office:value="191.952" calcext:value-type="float">
            <text:p>191.952</text:p>
          </table:table-cell>
          <table:table-cell office:value-type="float" office:value="0" calcext:value-type="float">
            <text:p>0</text:p>
          </table:table-cell>
          <table:table-cell office:value-type="float" office:value="17.75815" calcext:value-type="float">
            <text:p>17.75815</text:p>
          </table:table-cell>
          <table:table-cell office:value-type="float" office:value="14.90875" calcext:value-type="float">
            <text:p>14.90875</text:p>
          </table:table-cell>
          <table:table-cell office:value-type="float" office:value="17.7851" calcext:value-type="float">
            <text:p>17.7851</text:p>
          </table:table-cell>
          <table:table-cell office:value-type="float" office:value="16.13821" calcext:value-type="float">
            <text:p>16.13821</text:p>
          </table:table-cell>
          <table:table-cell office:value-type="float" office:value="18.4631" calcext:value-type="float">
            <text:p>18.4631</text:p>
          </table:table-cell>
          <table:table-cell office:value-type="float" office:value="17.11182" calcext:value-type="float">
            <text:p>17.11182</text:p>
          </table:table-cell>
          <table:table-cell office:value-type="float" office:value="19.31271" calcext:value-type="float">
            <text:p>19.31271</text:p>
          </table:table-cell>
          <table:table-cell office:value-type="float" office:value="17.83932" calcext:value-type="float">
            <text:p>17.83932</text:p>
          </table:table-cell>
          <table:table-cell office:value-type="float" office:value="19.69382" calcext:value-type="float">
            <text:p>19.69382</text:p>
          </table:table-cell>
          <table:table-cell office:value-type="float" office:value="18.30927" calcext:value-type="float">
            <text:p>18.30927</text:p>
          </table:table-cell>
          <table:table-cell office:value-type="float" office:value="20.082" calcext:value-type="float">
            <text:p>20.082</text:p>
          </table:table-cell>
          <table:table-cell office:value-type="float" office:value="18.71057" calcext:value-type="float">
            <text:p>18.71057</text:p>
          </table:table-cell>
          <table:table-cell office:value-type="float" office:value="20.1662" calcext:value-type="float">
            <text:p>20.1662</text:p>
          </table:table-cell>
          <table:table-cell office:value-type="float" office:value="19.08228" calcext:value-type="float">
            <text:p>19.08228</text:p>
          </table:table-cell>
          <table:table-cell office:value-type="float" office:value="20.10529" calcext:value-type="float">
            <text:p>20.10529</text:p>
          </table:table-cell>
          <table:table-cell office:value-type="float" office:value="19.59369" calcext:value-type="float">
            <text:p>19.59369</text:p>
          </table:table-cell>
          <table:table-cell office:value-type="float" office:value="19.85342" calcext:value-type="float">
            <text:p>19.85342</text:p>
          </table:table-cell>
          <table:table-cell office:value-type="float" office:value="19.72659" calcext:value-type="float">
            <text:p>19.72659</text:p>
          </table:table-cell>
          <table:table-cell office:value-type="float" office:value="19.38309" calcext:value-type="float">
            <text:p>19.38309</text:p>
          </table:table-cell>
          <table:table-cell office:value-type="float" office:value="19.32465" calcext:value-type="float">
            <text:p>19.32465</text:p>
          </table:table-cell>
          <table:table-cell office:value-type="float" office:value="18.75586" calcext:value-type="float">
            <text:p>18.75586</text:p>
          </table:table-cell>
          <table:table-cell office:value-type="float" office:value="18.7294" calcext:value-type="float">
            <text:p>18.7294</text:p>
          </table:table-cell>
          <table:table-cell office:value-type="float" office:value="18.08041" calcext:value-type="float">
            <text:p>18.08041</text:p>
          </table:table-cell>
          <table:table-cell office:value-type="float" office:value="18.07886" calcext:value-type="float">
            <text:p>18.07886</text:p>
          </table:table-cell>
          <table:table-cell office:value-type="float" office:value="17.35303" calcext:value-type="float">
            <text:p>17.35303</text:p>
          </table:table-cell>
          <table:table-cell office:value-type="float" office:value="17.33438" calcext:value-type="float">
            <text:p>17.33438</text:p>
          </table:table-cell>
          <table:table-cell office:value-type="float" office:value="16.75726" calcext:value-type="float">
            <text:p>16.75726</text:p>
          </table:table-cell>
          <table:table-cell office:value-type="float" office:value="16.73325" calcext:value-type="float">
            <text:p>16.73325</text:p>
          </table:table-cell>
          <table:table-cell office:value-type="float" office:value="17.70465" calcext:value-type="float">
            <text:p>17.70465</text:p>
          </table:table-cell>
          <table:table-cell office:value-type="float" office:value="13.28134" calcext:value-type="float">
            <text:p>13.281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2" calcext:value-type="float">
            <text:p>19082002</text:p>
          </table:table-cell>
          <table:table-cell office:value-type="float" office:value="21.87577" calcext:value-type="float">
            <text:p>21.87577</text:p>
          </table:table-cell>
          <table:table-cell office:value-type="float" office:value="23.9" calcext:value-type="float">
            <text:p>23.9</text:p>
          </table:table-cell>
          <table:table-cell office:value-type="float" office:value="14.22" calcext:value-type="float">
            <text:p>14.22</text:p>
          </table:table-cell>
          <table:table-cell office:value-type="float" office:value="1.733604" calcext:value-type="float">
            <text:p>1.733604</text:p>
          </table:table-cell>
          <table:table-cell office:value-type="float" office:value="1.383792" calcext:value-type="float">
            <text:p>1.383792</text:p>
          </table:table-cell>
          <table:table-cell office:value-type="float" office:value="231.66" calcext:value-type="float">
            <text:p>231.66</text:p>
          </table:table-cell>
          <table:table-cell office:value-type="float" office:value="0.6" calcext:value-type="float">
            <text:p>0.6</text:p>
          </table:table-cell>
          <table:table-cell office:value-type="float" office:value="21.84637" calcext:value-type="float">
            <text:p>21.84637</text:p>
          </table:table-cell>
          <table:table-cell office:value-type="float" office:value="15.18079" calcext:value-type="float">
            <text:p>15.18079</text:p>
          </table:table-cell>
          <table:table-cell office:value-type="float" office:value="20.37775" calcext:value-type="float">
            <text:p>20.37775</text:p>
          </table:table-cell>
          <table:table-cell office:value-type="float" office:value="16.10434" calcext:value-type="float">
            <text:p>16.10434</text:p>
          </table:table-cell>
          <table:table-cell office:value-type="float" office:value="19.69357" calcext:value-type="float">
            <text:p>19.69357</text:p>
          </table:table-cell>
          <table:table-cell office:value-type="float" office:value="16.85532" calcext:value-type="float">
            <text:p>16.85532</text:p>
          </table:table-cell>
          <table:table-cell office:value-type="float" office:value="19.29349" calcext:value-type="float">
            <text:p>19.29349</text:p>
          </table:table-cell>
          <table:table-cell office:value-type="float" office:value="17.48248" calcext:value-type="float">
            <text:p>17.48248</text:p>
          </table:table-cell>
          <table:table-cell office:value-type="float" office:value="19.13919" calcext:value-type="float">
            <text:p>19.13919</text:p>
          </table:table-cell>
          <table:table-cell office:value-type="float" office:value="17.87949" calcext:value-type="float">
            <text:p>17.87949</text:p>
          </table:table-cell>
          <table:table-cell office:value-type="float" office:value="19.05936" calcext:value-type="float">
            <text:p>19.05936</text:p>
          </table:table-cell>
          <table:table-cell office:value-type="float" office:value="18.34647" calcext:value-type="float">
            <text:p>18.34647</text:p>
          </table:table-cell>
          <table:table-cell office:value-type="float" office:value="19.10257" calcext:value-type="float">
            <text:p>19.10257</text:p>
          </table:table-cell>
          <table:table-cell office:value-type="float" office:value="18.75577" calcext:value-type="float">
            <text:p>18.75577</text:p>
          </table:table-cell>
          <table:table-cell office:value-type="float" office:value="19.58832" calcext:value-type="float">
            <text:p>19.58832</text:p>
          </table:table-cell>
          <table:table-cell office:value-type="float" office:value="19.22952" calcext:value-type="float">
            <text:p>19.22952</text:p>
          </table:table-cell>
          <table:table-cell office:value-type="float" office:value="19.72443" calcext:value-type="float">
            <text:p>19.72443</text:p>
          </table:table-cell>
          <table:table-cell office:value-type="float" office:value="19.49066" calcext:value-type="float">
            <text:p>19.49066</text:p>
          </table:table-cell>
          <table:table-cell office:value-type="float" office:value="19.32391" calcext:value-type="float">
            <text:p>19.32391</text:p>
          </table:table-cell>
          <table:table-cell office:value-type="float" office:value="19.24146" calcext:value-type="float">
            <text:p>19.24146</text:p>
          </table:table-cell>
          <table:table-cell office:value-type="float" office:value="18.72913" calcext:value-type="float">
            <text:p>18.72913</text:p>
          </table:table-cell>
          <table:table-cell office:value-type="float" office:value="18.69717" calcext:value-type="float">
            <text:p>18.69717</text:p>
          </table:table-cell>
          <table:table-cell office:value-type="float" office:value="18.08047" calcext:value-type="float">
            <text:p>18.08047</text:p>
          </table:table-cell>
          <table:table-cell office:value-type="float" office:value="18.07797" calcext:value-type="float">
            <text:p>18.07797</text:p>
          </table:table-cell>
          <table:table-cell office:value-type="float" office:value="17.36908" calcext:value-type="float">
            <text:p>17.36908</text:p>
          </table:table-cell>
          <table:table-cell office:value-type="float" office:value="17.35321" calcext:value-type="float">
            <text:p>17.35321</text:p>
          </table:table-cell>
          <table:table-cell office:value-type="float" office:value="16.77936" calcext:value-type="float">
            <text:p>16.77936</text:p>
          </table:table-cell>
          <table:table-cell office:value-type="float" office:value="16.75751" calcext:value-type="float">
            <text:p>16.75751</text:p>
          </table:table-cell>
          <table:table-cell office:value-type="float" office:value="23.53" calcext:value-type="float">
            <text:p>23.53</text:p>
          </table:table-cell>
          <table:table-cell office:value-type="float" office:value="13.84073" calcext:value-type="float">
            <text:p>13.840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2" calcext:value-type="float">
            <text:p>20082002</text:p>
          </table:table-cell>
          <table:table-cell office:value-type="float" office:value="21.36024" calcext:value-type="float">
            <text:p>21.36024</text:p>
          </table:table-cell>
          <table:table-cell office:value-type="float" office:value="29.64" calcext:value-type="float">
            <text:p>29.64</text:p>
          </table:table-cell>
          <table:table-cell office:value-type="float" office:value="16.51" calcext:value-type="float">
            <text:p>16.51</text:p>
          </table:table-cell>
          <table:table-cell office:value-type="float" office:value="2.516935" calcext:value-type="float">
            <text:p>2.516935</text:p>
          </table:table-cell>
          <table:table-cell office:value-type="float" office:value="1.649686" calcext:value-type="float">
            <text:p>1.649686</text:p>
          </table:table-cell>
          <table:table-cell office:value-type="float" office:value="384.192" calcext:value-type="float">
            <text:p>384.192</text:p>
          </table:table-cell>
          <table:table-cell office:value-type="float" office:value="16.6" calcext:value-type="float">
            <text:p>16.6</text:p>
          </table:table-cell>
          <table:table-cell office:value-type="float" office:value="24.24432" calcext:value-type="float">
            <text:p>24.24432</text:p>
          </table:table-cell>
          <table:table-cell office:value-type="float" office:value="16.40762" calcext:value-type="float">
            <text:p>16.40762</text:p>
          </table:table-cell>
          <table:table-cell office:value-type="float" office:value="22.44879" calcext:value-type="float">
            <text:p>22.44879</text:p>
          </table:table-cell>
          <table:table-cell office:value-type="float" office:value="17.02292" calcext:value-type="float">
            <text:p>17.02292</text:p>
          </table:table-cell>
          <table:table-cell office:value-type="float" office:value="21.50897" calcext:value-type="float">
            <text:p>21.50897</text:p>
          </table:table-cell>
          <table:table-cell office:value-type="float" office:value="17.552" calcext:value-type="float">
            <text:p>17.552</text:p>
          </table:table-cell>
          <table:table-cell office:value-type="float" office:value="20.9129" calcext:value-type="float">
            <text:p>20.9129</text:p>
          </table:table-cell>
          <table:table-cell office:value-type="float" office:value="17.99521" calcext:value-type="float">
            <text:p>17.99521</text:p>
          </table:table-cell>
          <table:table-cell office:value-type="float" office:value="20.53696" calcext:value-type="float">
            <text:p>20.53696</text:p>
          </table:table-cell>
          <table:table-cell office:value-type="float" office:value="18.25583" calcext:value-type="float">
            <text:p>18.25583</text:p>
          </table:table-cell>
          <table:table-cell office:value-type="float" office:value="20.0069" calcext:value-type="float">
            <text:p>20.0069</text:p>
          </table:table-cell>
          <table:table-cell office:value-type="float" office:value="18.57837" calcext:value-type="float">
            <text:p>18.57837</text:p>
          </table:table-cell>
          <table:table-cell office:value-type="float" office:value="19.59567" calcext:value-type="float">
            <text:p>19.59567</text:p>
          </table:table-cell>
          <table:table-cell office:value-type="float" office:value="18.8374" calcext:value-type="float">
            <text:p>18.8374</text:p>
          </table:table-cell>
          <table:table-cell office:value-type="float" office:value="19.23132" calcext:value-type="float">
            <text:p>19.23132</text:p>
          </table:table-cell>
          <table:table-cell office:value-type="float" office:value="19.14389" calcext:value-type="float">
            <text:p>19.14389</text:p>
          </table:table-cell>
          <table:table-cell office:value-type="float" office:value="19.48843" calcext:value-type="float">
            <text:p>19.48843</text:p>
          </table:table-cell>
          <table:table-cell office:value-type="float" office:value="19.31708" calcext:value-type="float">
            <text:p>19.31708</text:p>
          </table:table-cell>
          <table:table-cell office:value-type="float" office:value="19.24039" calcext:value-type="float">
            <text:p>19.24039</text:p>
          </table:table-cell>
          <table:table-cell office:value-type="float" office:value="19.14111" calcext:value-type="float">
            <text:p>19.14111</text:p>
          </table:table-cell>
          <table:table-cell office:value-type="float" office:value="18.69678" calcext:value-type="float">
            <text:p>18.69678</text:p>
          </table:table-cell>
          <table:table-cell office:value-type="float" office:value="18.65472" calcext:value-type="float">
            <text:p>18.65472</text:p>
          </table:table-cell>
          <table:table-cell office:value-type="float" office:value="18.07794" calcext:value-type="float">
            <text:p>18.07794</text:p>
          </table:table-cell>
          <table:table-cell office:value-type="float" office:value="18.07144" calcext:value-type="float">
            <text:p>18.07144</text:p>
          </table:table-cell>
          <table:table-cell office:value-type="float" office:value="17.38232" calcext:value-type="float">
            <text:p>17.38232</text:p>
          </table:table-cell>
          <table:table-cell office:value-type="float" office:value="17.36923" calcext:value-type="float">
            <text:p>17.36923</text:p>
          </table:table-cell>
          <table:table-cell office:value-type="float" office:value="16.79944" calcext:value-type="float">
            <text:p>16.79944</text:p>
          </table:table-cell>
          <table:table-cell office:value-type="float" office:value="16.77957" calcext:value-type="float">
            <text:p>16.77957</text:p>
          </table:table-cell>
          <table:table-cell office:value-type="float" office:value="26.35403" calcext:value-type="float">
            <text:p>26.35403</text:p>
          </table:table-cell>
          <table:table-cell office:value-type="float" office:value="15.59879" calcext:value-type="float">
            <text:p>15.598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2" calcext:value-type="float">
            <text:p>21082002</text:p>
          </table:table-cell>
          <table:table-cell office:value-type="float" office:value="17.17452" calcext:value-type="float">
            <text:p>17.17452</text:p>
          </table:table-cell>
          <table:table-cell office:value-type="float" office:value="30.58" calcext:value-type="float">
            <text:p>30.58</text:p>
          </table:table-cell>
          <table:table-cell office:value-type="float" office:value="20.33" calcext:value-type="float">
            <text:p>20.33</text:p>
          </table:table-cell>
          <table:table-cell office:value-type="float" office:value="2.809844" calcext:value-type="float">
            <text:p>2.809844</text:p>
          </table:table-cell>
          <table:table-cell office:value-type="float" office:value="2.098958" calcext:value-type="float">
            <text:p>2.098958</text:p>
          </table:table-cell>
          <table:table-cell office:value-type="float" office:value="384.156" calcext:value-type="float">
            <text:p>384.156</text:p>
          </table:table-cell>
          <table:table-cell office:value-type="float" office:value="13.1" calcext:value-type="float">
            <text:p>13.1</text:p>
          </table:table-cell>
          <table:table-cell office:value-type="float" office:value="25.8811" calcext:value-type="float">
            <text:p>25.8811</text:p>
          </table:table-cell>
          <table:table-cell office:value-type="float" office:value="20.86203" calcext:value-type="float">
            <text:p>20.86203</text:p>
          </table:table-cell>
          <table:table-cell office:value-type="float" office:value="24.31589" calcext:value-type="float">
            <text:p>24.31589</text:p>
          </table:table-cell>
          <table:table-cell office:value-type="float" office:value="21.19202" calcext:value-type="float">
            <text:p>21.19202</text:p>
          </table:table-cell>
          <table:table-cell office:value-type="float" office:value="23.27921" calcext:value-type="float">
            <text:p>23.27921</text:p>
          </table:table-cell>
          <table:table-cell office:value-type="float" office:value="21.07101" calcext:value-type="float">
            <text:p>21.07101</text:p>
          </table:table-cell>
          <table:table-cell office:value-type="float" office:value="22.50555" calcext:value-type="float">
            <text:p>22.50555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22.02661" calcext:value-type="float">
            <text:p>22.02661</text:p>
          </table:table-cell>
          <table:table-cell office:value-type="float" office:value="20.54578" calcext:value-type="float">
            <text:p>20.54578</text:p>
          </table:table-cell>
          <table:table-cell office:value-type="float" office:value="21.36713" calcext:value-type="float">
            <text:p>21.36713</text:p>
          </table:table-cell>
          <table:table-cell office:value-type="float" office:value="20.02271" calcext:value-type="float">
            <text:p>20.02271</text:p>
          </table:table-cell>
          <table:table-cell office:value-type="float" office:value="20.69385" calcext:value-type="float">
            <text:p>20.69385</text:p>
          </table:table-cell>
          <table:table-cell office:value-type="float" office:value="19.61041" calcext:value-type="float">
            <text:p>19.61041</text:p>
          </table:table-cell>
          <table:table-cell office:value-type="float" office:value="19.79816" calcext:value-type="float">
            <text:p>19.79816</text:p>
          </table:table-cell>
          <table:table-cell office:value-type="float" office:value="19.23569" calcext:value-type="float">
            <text:p>19.23569</text:p>
          </table:table-cell>
          <table:table-cell office:value-type="float" office:value="19.32971" calcext:value-type="float">
            <text:p>19.32971</text:p>
          </table:table-cell>
          <table:table-cell office:value-type="float" office:value="19.29626" calcext:value-type="float">
            <text:p>19.29626</text:p>
          </table:table-cell>
          <table:table-cell office:value-type="float" office:value="19.14005" calcext:value-type="float">
            <text:p>19.14005</text:p>
          </table:table-cell>
          <table:table-cell office:value-type="float" office:value="19.05746" calcext:value-type="float">
            <text:p>19.05746</text:p>
          </table:table-cell>
          <table:table-cell office:value-type="float" office:value="18.65424" calcext:value-type="float">
            <text:p>18.65424</text:p>
          </table:table-cell>
          <table:table-cell office:value-type="float" office:value="18.60709" calcext:value-type="float">
            <text:p>18.60709</text:p>
          </table:table-cell>
          <table:table-cell office:value-type="float" office:value="18.07135" calcext:value-type="float">
            <text:p>18.07135</text:p>
          </table:table-cell>
          <table:table-cell office:value-type="float" office:value="18.05933" calcext:value-type="float">
            <text:p>18.05933</text:p>
          </table:table-cell>
          <table:table-cell office:value-type="float" office:value="17.3923" calcext:value-type="float">
            <text:p>17.3923</text:p>
          </table:table-cell>
          <table:table-cell office:value-type="float" office:value="17.38245" calcext:value-type="float">
            <text:p>17.38245</text:p>
          </table:table-cell>
          <table:table-cell office:value-type="float" office:value="16.81708" calcext:value-type="float">
            <text:p>16.81708</text:p>
          </table:table-cell>
          <table:table-cell office:value-type="float" office:value="16.79965" calcext:value-type="float">
            <text:p>16.79965</text:p>
          </table:table-cell>
          <table:table-cell office:value-type="float" office:value="27.80991" calcext:value-type="float">
            <text:p>27.80991</text:p>
          </table:table-cell>
          <table:table-cell office:value-type="float" office:value="19.83032" calcext:value-type="float">
            <text:p>19.830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2" calcext:value-type="float">
            <text:p>22082002</text:p>
          </table:table-cell>
          <table:table-cell office:value-type="float" office:value="16.60176" calcext:value-type="float">
            <text:p>16.60176</text:p>
          </table:table-cell>
          <table:table-cell office:value-type="float" office:value="28.88" calcext:value-type="float">
            <text:p>28.88</text:p>
          </table:table-cell>
          <table:table-cell office:value-type="float" office:value="19.62" calcext:value-type="float">
            <text:p>19.62</text:p>
          </table:table-cell>
          <table:table-cell office:value-type="float" office:value="2.852865" calcext:value-type="float">
            <text:p>2.852865</text:p>
          </table:table-cell>
          <table:table-cell office:value-type="float" office:value="2.008023" calcext:value-type="float">
            <text:p>2.008023</text:p>
          </table:table-cell>
          <table:table-cell office:value-type="float" office:value="269.172" calcext:value-type="float">
            <text:p>269.172</text:p>
          </table:table-cell>
          <table:table-cell office:value-type="float" office:value="69.40001" calcext:value-type="float">
            <text:p>69.40001</text:p>
          </table:table-cell>
          <table:table-cell office:value-type="float" office:value="26.5119" calcext:value-type="float">
            <text:p>26.5119</text:p>
          </table:table-cell>
          <table:table-cell office:value-type="float" office:value="19.5701" calcext:value-type="float">
            <text:p>19.5701</text:p>
          </table:table-cell>
          <table:table-cell office:value-type="float" office:value="24.41473" calcext:value-type="float">
            <text:p>24.41473</text:p>
          </table:table-cell>
          <table:table-cell office:value-type="float" office:value="20.16187" calcext:value-type="float">
            <text:p>20.16187</text:p>
          </table:table-cell>
          <table:table-cell office:value-type="float" office:value="23.39963" calcext:value-type="float">
            <text:p>23.39963</text:p>
          </table:table-cell>
          <table:table-cell office:value-type="float" office:value="20.54126" calcext:value-type="float">
            <text:p>20.54126</text:p>
          </table:table-cell>
          <table:table-cell office:value-type="float" office:value="22.68005" calcext:value-type="float">
            <text:p>22.68005</text:p>
          </table:table-cell>
          <table:table-cell office:value-type="float" office:value="20.74628" calcext:value-type="float">
            <text:p>20.74628</text:p>
          </table:table-cell>
          <table:table-cell office:value-type="float" office:value="22.25638" calcext:value-type="float">
            <text:p>22.25638</text:p>
          </table:table-cell>
          <table:table-cell office:value-type="float" office:value="20.80188" calcext:value-type="float">
            <text:p>20.80188</text:p>
          </table:table-cell>
          <table:table-cell office:value-type="float" office:value="21.71359" calcext:value-type="float">
            <text:p>21.71359</text:p>
          </table:table-cell>
          <table:table-cell office:value-type="float" office:value="20.77902" calcext:value-type="float">
            <text:p>20.77902</text:p>
          </table:table-cell>
          <table:table-cell office:value-type="float" office:value="21.19327" calcext:value-type="float">
            <text:p>21.19327</text:p>
          </table:table-cell>
          <table:table-cell office:value-type="float" office:value="20.55716" calcext:value-type="float">
            <text:p>20.55716</text:p>
          </table:table-cell>
          <table:table-cell office:value-type="float" office:value="20.29031" calcext:value-type="float">
            <text:p>20.29031</text:p>
          </table:table-cell>
          <table:table-cell office:value-type="float" office:value="19.80594" calcext:value-type="float">
            <text:p>19.80594</text:p>
          </table:table-cell>
          <table:table-cell office:value-type="float" office:value="19.49179" calcext:value-type="float">
            <text:p>19.49179</text:p>
          </table:table-cell>
          <table:table-cell office:value-type="float" office:value="19.33099" calcext:value-type="float">
            <text:p>19.33099</text:p>
          </table:table-cell>
          <table:table-cell office:value-type="float" office:value="19.05682" calcext:value-type="float">
            <text:p>19.05682</text:p>
          </table:table-cell>
          <table:table-cell office:value-type="float" office:value="19.02533" calcext:value-type="float">
            <text:p>19.02533</text:p>
          </table:table-cell>
          <table:table-cell office:value-type="float" office:value="18.60663" calcext:value-type="float">
            <text:p>18.60663</text:p>
          </table:table-cell>
          <table:table-cell office:value-type="float" office:value="18.56647" calcext:value-type="float">
            <text:p>18.56647</text:p>
          </table:table-cell>
          <table:table-cell office:value-type="float" office:value="18.05914" calcext:value-type="float">
            <text:p>18.05914</text:p>
          </table:table-cell>
          <table:table-cell office:value-type="float" office:value="18.04037" calcext:value-type="float">
            <text:p>18.04037</text:p>
          </table:table-cell>
          <table:table-cell office:value-type="float" office:value="17.39447" calcext:value-type="float">
            <text:p>17.39447</text:p>
          </table:table-cell>
          <table:table-cell office:value-type="float" office:value="17.38358" calcext:value-type="float">
            <text:p>17.38358</text:p>
          </table:table-cell>
          <table:table-cell office:value-type="float" office:value="16.83179" calcext:value-type="float">
            <text:p>16.83179</text:p>
          </table:table-cell>
          <table:table-cell office:value-type="float" office:value="16.81726" calcext:value-type="float">
            <text:p>16.81726</text:p>
          </table:table-cell>
          <table:table-cell office:value-type="float" office:value="28.65881" calcext:value-type="float">
            <text:p>28.65881</text:p>
          </table:table-cell>
          <table:table-cell office:value-type="float" office:value="19.01996" calcext:value-type="float">
            <text:p>19.019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2" calcext:value-type="float">
            <text:p>23082002</text:p>
          </table:table-cell>
          <table:table-cell office:value-type="float" office:value="17.81712" calcext:value-type="float">
            <text:p>17.81712</text:p>
          </table:table-cell>
          <table:table-cell office:value-type="float" office:value="28.55" calcext:value-type="float">
            <text:p>28.55</text:p>
          </table:table-cell>
          <table:table-cell office:value-type="float" office:value="19.38" calcext:value-type="float">
            <text:p>19.38</text:p>
          </table:table-cell>
          <table:table-cell office:value-type="float" office:value="2.622098" calcext:value-type="float">
            <text:p>2.622098</text:p>
          </table:table-cell>
          <table:table-cell office:value-type="float" office:value="1.978089" calcext:value-type="float">
            <text:p>1.978089</text:p>
          </table:table-cell>
          <table:table-cell office:value-type="float" office:value="132.984" calcext:value-type="float">
            <text:p>132.984</text:p>
          </table:table-cell>
          <table:table-cell office:value-type="float" office:value="0.7" calcext:value-type="float">
            <text:p>0.7</text:p>
          </table:table-cell>
          <table:table-cell office:value-type="float" office:value="26.23227" calcext:value-type="float">
            <text:p>26.23227</text:p>
          </table:table-cell>
          <table:table-cell office:value-type="float" office:value="19.48511" calcext:value-type="float">
            <text:p>19.48511</text:p>
          </table:table-cell>
          <table:table-cell office:value-type="float" office:value="24.54404" calcext:value-type="float">
            <text:p>24.54404</text:p>
          </table:table-cell>
          <table:table-cell office:value-type="float" office:value="20.15756" calcext:value-type="float">
            <text:p>20.15756</text:p>
          </table:table-cell>
          <table:table-cell office:value-type="float" office:value="23.47275" calcext:value-type="float">
            <text:p>23.47275</text:p>
          </table:table-cell>
          <table:table-cell office:value-type="float" office:value="20.6333" calcext:value-type="float">
            <text:p>20.6333</text:p>
          </table:table-cell>
          <table:table-cell office:value-type="float" office:value="22.69434" calcext:value-type="float">
            <text:p>22.69434</text:p>
          </table:table-cell>
          <table:table-cell office:value-type="float" office:value="20.93491" calcext:value-type="float">
            <text:p>20.93491</text:p>
          </table:table-cell>
          <table:table-cell office:value-type="float" office:value="22.21588" calcext:value-type="float">
            <text:p>22.21588</text:p>
          </table:table-cell>
          <table:table-cell office:value-type="float" office:value="21.05255" calcext:value-type="float">
            <text:p>21.05255</text:p>
          </table:table-cell>
          <table:table-cell office:value-type="float" office:value="21.71503" calcext:value-type="float">
            <text:p>21.71503</text:p>
          </table:table-cell>
          <table:table-cell office:value-type="float" office:value="21.08322" calcext:value-type="float">
            <text:p>21.08322</text:p>
          </table:table-cell>
          <table:table-cell office:value-type="float" office:value="21.26276" calcext:value-type="float">
            <text:p>21.26276</text:p>
          </table:table-cell>
          <table:table-cell office:value-type="float" office:value="20.9028" calcext:value-type="float">
            <text:p>20.9028</text:p>
          </table:table-cell>
          <table:table-cell office:value-type="float" office:value="20.57596" calcext:value-type="float">
            <text:p>20.57596</text:p>
          </table:table-cell>
          <table:table-cell office:value-type="float" office:value="20.30508" calcext:value-type="float">
            <text:p>20.30508</text:p>
          </table:table-cell>
          <table:table-cell office:value-type="float" office:value="19.76749" calcext:value-type="float">
            <text:p>19.76749</text:p>
          </table:table-cell>
          <table:table-cell office:value-type="float" office:value="19.49408" calcext:value-type="float">
            <text:p>19.49408</text:p>
          </table:table-cell>
          <table:table-cell office:value-type="float" office:value="19.05988" calcext:value-type="float">
            <text:p>19.05988</text:p>
          </table:table-cell>
          <table:table-cell office:value-type="float" office:value="19.0249" calcext:value-type="float">
            <text:p>19.0249</text:p>
          </table:table-cell>
          <table:table-cell office:value-type="float" office:value="18.56616" calcext:value-type="float">
            <text:p>18.56616</text:p>
          </table:table-cell>
          <table:table-cell office:value-type="float" office:value="18.54608" calcext:value-type="float">
            <text:p>18.54608</text:p>
          </table:table-cell>
          <table:table-cell office:value-type="float" office:value="18.04016" calcext:value-type="float">
            <text:p>18.04016</text:p>
          </table:table-cell>
          <table:table-cell office:value-type="float" office:value="18.02411" calcext:value-type="float">
            <text:p>18.02411</text:p>
          </table:table-cell>
          <table:table-cell office:value-type="float" office:value="17.39883" calcext:value-type="float">
            <text:p>17.39883</text:p>
          </table:table-cell>
          <table:table-cell office:value-type="float" office:value="17.39175" calcext:value-type="float">
            <text:p>17.39175</text:p>
          </table:table-cell>
          <table:table-cell office:value-type="float" office:value="16.84546" calcext:value-type="float">
            <text:p>16.84546</text:p>
          </table:table-cell>
          <table:table-cell office:value-type="float" office:value="16.83194" calcext:value-type="float">
            <text:p>16.83194</text:p>
          </table:table-cell>
          <table:table-cell office:value-type="float" office:value="28.17834" calcext:value-type="float">
            <text:p>28.17834</text:p>
          </table:table-cell>
          <table:table-cell office:value-type="float" office:value="18.55219" calcext:value-type="float">
            <text:p>18.552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2" calcext:value-type="float">
            <text:p>24082002</text:p>
          </table:table-cell>
          <table:table-cell office:value-type="float" office:value="9.835612" calcext:value-type="float">
            <text:p>9.835612</text:p>
          </table:table-cell>
          <table:table-cell office:value-type="float" office:value="25.98" calcext:value-type="float">
            <text:p>25.98</text:p>
          </table:table-cell>
          <table:table-cell office:value-type="float" office:value="19.12" calcext:value-type="float">
            <text:p>19.12</text:p>
          </table:table-cell>
          <table:table-cell office:value-type="float" office:value="2.475342" calcext:value-type="float">
            <text:p>2.475342</text:p>
          </table:table-cell>
          <table:table-cell office:value-type="float" office:value="1.946106" calcext:value-type="float">
            <text:p>1.946106</text:p>
          </table:table-cell>
          <table:table-cell office:value-type="float" office:value="106.956" calcext:value-type="float">
            <text:p>106.956</text:p>
          </table:table-cell>
          <table:table-cell office:value-type="float" office:value="0" calcext:value-type="float">
            <text:p>0</text:p>
          </table:table-cell>
          <table:table-cell office:value-type="float" office:value="24.5578" calcext:value-type="float">
            <text:p>24.5578</text:p>
          </table:table-cell>
          <table:table-cell office:value-type="float" office:value="19.35788" calcext:value-type="float">
            <text:p>19.35788</text:p>
          </table:table-cell>
          <table:table-cell office:value-type="float" office:value="23.22226" calcext:value-type="float">
            <text:p>23.22226</text:p>
          </table:table-cell>
          <table:table-cell office:value-type="float" office:value="20.06342" calcext:value-type="float">
            <text:p>20.06342</text:p>
          </table:table-cell>
          <table:table-cell office:value-type="float" office:value="22.52011" calcext:value-type="float">
            <text:p>22.52011</text:p>
          </table:table-cell>
          <table:table-cell office:value-type="float" office:value="20.5928" calcext:value-type="float">
            <text:p>20.5928</text:p>
          </table:table-cell>
          <table:table-cell office:value-type="float" office:value="22.10107" calcext:value-type="float">
            <text:p>22.10107</text:p>
          </table:table-cell>
          <table:table-cell office:value-type="float" office:value="20.90683" calcext:value-type="float">
            <text:p>20.90683</text:p>
          </table:table-cell>
          <table:table-cell office:value-type="float" office:value="21.97284" calcext:value-type="float">
            <text:p>21.97284</text:p>
          </table:table-cell>
          <table:table-cell office:value-type="float" office:value="21.01804" calcext:value-type="float">
            <text:p>21.01804</text:p>
          </table:table-cell>
          <table:table-cell office:value-type="float" office:value="21.67499" calcext:value-type="float">
            <text:p>21.67499</text:p>
          </table:table-cell>
          <table:table-cell office:value-type="float" office:value="21.04025" calcext:value-type="float">
            <text:p>21.04025</text:p>
          </table:table-cell>
          <table:table-cell office:value-type="float" office:value="21.2392" calcext:value-type="float">
            <text:p>21.2392</text:p>
          </table:table-cell>
          <table:table-cell office:value-type="float" office:value="20.89987" calcext:value-type="float">
            <text:p>20.89987</text:p>
          </table:table-cell>
          <table:table-cell office:value-type="float" office:value="20.63641" calcext:value-type="float">
            <text:p>20.63641</text:p>
          </table:table-cell>
          <table:table-cell office:value-type="float" office:value="20.57883" calcext:value-type="float">
            <text:p>20.57883</text:p>
          </table:table-cell>
          <table:table-cell office:value-type="float" office:value="19.89014" calcext:value-type="float">
            <text:p>19.89014</text:p>
          </table:table-cell>
          <table:table-cell office:value-type="float" office:value="19.76907" calcext:value-type="float">
            <text:p>19.76907</text:p>
          </table:table-cell>
          <table:table-cell office:value-type="float" office:value="19.11777" calcext:value-type="float">
            <text:p>19.11777</text:p>
          </table:table-cell>
          <table:table-cell office:value-type="float" office:value="19.06042" calcext:value-type="float">
            <text:p>19.06042</text:p>
          </table:table-cell>
          <table:table-cell office:value-type="float" office:value="18.54944" calcext:value-type="float">
            <text:p>18.54944</text:p>
          </table:table-cell>
          <table:table-cell office:value-type="float" office:value="18.54514" calcext:value-type="float">
            <text:p>18.54514</text:p>
          </table:table-cell>
          <table:table-cell office:value-type="float" office:value="18.02396" calcext:value-type="float">
            <text:p>18.02396</text:p>
          </table:table-cell>
          <table:table-cell office:value-type="float" office:value="18.01526" calcext:value-type="float">
            <text:p>18.01526</text:p>
          </table:table-cell>
          <table:table-cell office:value-type="float" office:value="17.40231" calcext:value-type="float">
            <text:p>17.40231</text:p>
          </table:table-cell>
          <table:table-cell office:value-type="float" office:value="17.39886" calcext:value-type="float">
            <text:p>17.39886</text:p>
          </table:table-cell>
          <table:table-cell office:value-type="float" office:value="16.85632" calcext:value-type="float">
            <text:p>16.85632</text:p>
          </table:table-cell>
          <table:table-cell office:value-type="float" office:value="16.84561" calcext:value-type="float">
            <text:p>16.84561</text:p>
          </table:table-cell>
          <table:table-cell office:value-type="float" office:value="26.03198" calcext:value-type="float">
            <text:p>26.03198</text:p>
          </table:table-cell>
          <table:table-cell office:value-type="float" office:value="18.45901" calcext:value-type="float">
            <text:p>18.459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2" calcext:value-type="float">
            <text:p>25082002</text:p>
          </table:table-cell>
          <table:table-cell office:value-type="float" office:value="21.97545" calcext:value-type="float">
            <text:p>21.97545</text:p>
          </table:table-cell>
          <table:table-cell office:value-type="float" office:value="28.54" calcext:value-type="float">
            <text:p>28.54</text:p>
          </table:table-cell>
          <table:table-cell office:value-type="float" office:value="16.99" calcext:value-type="float">
            <text:p>16.99</text:p>
          </table:table-cell>
          <table:table-cell office:value-type="float" office:value="2.369065" calcext:value-type="float">
            <text:p>2.369065</text:p>
          </table:table-cell>
          <table:table-cell office:value-type="float" office:value="1.700967" calcext:value-type="float">
            <text:p>1.700967</text:p>
          </table:table-cell>
          <table:table-cell office:value-type="float" office:value="104.4" calcext:value-type="float">
            <text:p>104.4</text:p>
          </table:table-cell>
          <table:table-cell office:value-type="float" office:value="0" calcext:value-type="float">
            <text:p>0</text:p>
          </table:table-cell>
          <table:table-cell office:value-type="float" office:value="26.19418" calcext:value-type="float">
            <text:p>26.19418</text:p>
          </table:table-cell>
          <table:table-cell office:value-type="float" office:value="17.87454" calcext:value-type="float">
            <text:p>17.87454</text:p>
          </table:table-cell>
          <table:table-cell office:value-type="float" office:value="24.45041" calcext:value-type="float">
            <text:p>24.45041</text:p>
          </table:table-cell>
          <table:table-cell office:value-type="float" office:value="18.9343" calcext:value-type="float">
            <text:p>18.9343</text:p>
          </table:table-cell>
          <table:table-cell office:value-type="float" office:value="23.26202" calcext:value-type="float">
            <text:p>23.26202</text:p>
          </table:table-cell>
          <table:table-cell office:value-type="float" office:value="19.76413" calcext:value-type="float">
            <text:p>19.76413</text:p>
          </table:table-cell>
          <table:table-cell office:value-type="float" office:value="22.41431" calcext:value-type="float">
            <text:p>22.41431</text:p>
          </table:table-cell>
          <table:table-cell office:value-type="float" office:value="20.30438" calcext:value-type="float">
            <text:p>20.30438</text:p>
          </table:table-cell>
          <table:table-cell office:value-type="float" office:value="21.91144" calcext:value-type="float">
            <text:p>21.91144</text:p>
          </table:table-cell>
          <table:table-cell office:value-type="float" office:value="20.55197" calcext:value-type="float">
            <text:p>20.55197</text:p>
          </table:table-cell>
          <table:table-cell office:value-type="float" office:value="21.42889" calcext:value-type="float">
            <text:p>21.42889</text:p>
          </table:table-cell>
          <table:table-cell office:value-type="float" office:value="20.73456" calcext:value-type="float">
            <text:p>20.73456</text:p>
          </table:table-cell>
          <table:table-cell office:value-type="float" office:value="21.06418" calcext:value-type="float">
            <text:p>21.06418</text:p>
          </table:table-cell>
          <table:table-cell office:value-type="float" office:value="20.70383" calcext:value-type="float">
            <text:p>20.70383</text:p>
          </table:table-cell>
          <table:table-cell office:value-type="float" office:value="20.60522" calcext:value-type="float">
            <text:p>20.60522</text:p>
          </table:table-cell>
          <table:table-cell office:value-type="float" office:value="20.52457" calcext:value-type="float">
            <text:p>20.52457</text:p>
          </table:table-cell>
          <table:table-cell office:value-type="float" office:value="19.93454" calcext:value-type="float">
            <text:p>19.93454</text:p>
          </table:table-cell>
          <table:table-cell office:value-type="float" office:value="19.89102" calcext:value-type="float">
            <text:p>19.89102</text:p>
          </table:table-cell>
          <table:table-cell office:value-type="float" office:value="19.17355" calcext:value-type="float">
            <text:p>19.17355</text:p>
          </table:table-cell>
          <table:table-cell office:value-type="float" office:value="19.11841" calcext:value-type="float">
            <text:p>19.11841</text:p>
          </table:table-cell>
          <table:table-cell office:value-type="float" office:value="18.56693" calcext:value-type="float">
            <text:p>18.56693</text:p>
          </table:table-cell>
          <table:table-cell office:value-type="float" office:value="18.54956" calcext:value-type="float">
            <text:p>18.54956</text:p>
          </table:table-cell>
          <table:table-cell office:value-type="float" office:value="18.01523" calcext:value-type="float">
            <text:p>18.01523</text:p>
          </table:table-cell>
          <table:table-cell office:value-type="float" office:value="18.01373" calcext:value-type="float">
            <text:p>18.01373</text:p>
          </table:table-cell>
          <table:table-cell office:value-type="float" office:value="17.40503" calcext:value-type="float">
            <text:p>17.40503</text:p>
          </table:table-cell>
          <table:table-cell office:value-type="float" office:value="17.40234" calcext:value-type="float">
            <text:p>17.40234</text:p>
          </table:table-cell>
          <table:table-cell office:value-type="float" office:value="16.86426" calcext:value-type="float">
            <text:p>16.86426</text:p>
          </table:table-cell>
          <table:table-cell office:value-type="float" office:value="16.85641" calcext:value-type="float">
            <text:p>16.85641</text:p>
          </table:table-cell>
          <table:table-cell office:value-type="float" office:value="28.13443" calcext:value-type="float">
            <text:p>28.13443</text:p>
          </table:table-cell>
          <table:table-cell office:value-type="float" office:value="16.59137" calcext:value-type="float">
            <text:p>16.591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2" calcext:value-type="float">
            <text:p>26082002</text:p>
          </table:table-cell>
          <table:table-cell office:value-type="float" office:value="12.20509" calcext:value-type="float">
            <text:p>12.20509</text:p>
          </table:table-cell>
          <table:table-cell office:value-type="float" office:value="27.05" calcext:value-type="float">
            <text:p>27.05</text:p>
          </table:table-cell>
          <table:table-cell office:value-type="float" office:value="16.89" calcext:value-type="float">
            <text:p>16.89</text:p>
          </table:table-cell>
          <table:table-cell office:value-type="float" office:value="2.3248" calcext:value-type="float">
            <text:p>2.3248</text:p>
          </table:table-cell>
          <table:table-cell office:value-type="float" office:value="1.690166" calcext:value-type="float">
            <text:p>1.690166</text:p>
          </table:table-cell>
          <table:table-cell office:value-type="float" office:value="122.4" calcext:value-type="float">
            <text:p>122.4</text:p>
          </table:table-cell>
          <table:table-cell office:value-type="float" office:value="0" calcext:value-type="float">
            <text:p>0</text:p>
          </table:table-cell>
          <table:table-cell office:value-type="float" office:value="24.25134" calcext:value-type="float">
            <text:p>24.25134</text:p>
          </table:table-cell>
          <table:table-cell office:value-type="float" office:value="17.76202" calcext:value-type="float">
            <text:p>17.76202</text:p>
          </table:table-cell>
          <table:table-cell office:value-type="float" office:value="23.12476" calcext:value-type="float">
            <text:p>23.12476</text:p>
          </table:table-cell>
          <table:table-cell office:value-type="float" office:value="18.87558" calcext:value-type="float">
            <text:p>18.87558</text:p>
          </table:table-cell>
          <table:table-cell office:value-type="float" office:value="22.32553" calcext:value-type="float">
            <text:p>22.32553</text:p>
          </table:table-cell>
          <table:table-cell office:value-type="float" office:value="19.79224" calcext:value-type="float">
            <text:p>19.79224</text:p>
          </table:table-cell>
          <table:table-cell office:value-type="float" office:value="21.75275" calcext:value-type="float">
            <text:p>21.75275</text:p>
          </table:table-cell>
          <table:table-cell office:value-type="float" office:value="20.37531" calcext:value-type="float">
            <text:p>20.37531</text:p>
          </table:table-cell>
          <table:table-cell office:value-type="float" office:value="21.65839" calcext:value-type="float">
            <text:p>21.65839</text:p>
          </table:table-cell>
          <table:table-cell office:value-type="float" office:value="20.6261" calcext:value-type="float">
            <text:p>20.6261</text:p>
          </table:table-cell>
          <table:table-cell office:value-type="float" office:value="21.42087" calcext:value-type="float">
            <text:p>21.42087</text:p>
          </table:table-cell>
          <table:table-cell office:value-type="float" office:value="20.77356" calcext:value-type="float">
            <text:p>20.77356</text:p>
          </table:table-cell>
          <table:table-cell office:value-type="float" office:value="21.07712" calcext:value-type="float">
            <text:p>21.07712</text:p>
          </table:table-cell>
          <table:table-cell office:value-type="float" office:value="20.71356" calcext:value-type="float">
            <text:p>20.71356</text:p>
          </table:table-cell>
          <table:table-cell office:value-type="float" office:value="20.5892" calcext:value-type="float">
            <text:p>20.5892</text:p>
          </table:table-cell>
          <table:table-cell office:value-type="float" office:value="20.51581" calcext:value-type="float">
            <text:p>20.51581</text:p>
          </table:table-cell>
          <table:table-cell office:value-type="float" office:value="19.95636" calcext:value-type="float">
            <text:p>19.95636</text:p>
          </table:table-cell>
          <table:table-cell office:value-type="float" office:value="19.93478" calcext:value-type="float">
            <text:p>19.93478</text:p>
          </table:table-cell>
          <table:table-cell office:value-type="float" office:value="19.21573" calcext:value-type="float">
            <text:p>19.21573</text:p>
          </table:table-cell>
          <table:table-cell office:value-type="float" office:value="19.17404" calcext:value-type="float">
            <text:p>19.17404</text:p>
          </table:table-cell>
          <table:table-cell office:value-type="float" office:value="18.58893" calcext:value-type="float">
            <text:p>18.58893</text:p>
          </table:table-cell>
          <table:table-cell office:value-type="float" office:value="18.56714" calcext:value-type="float">
            <text:p>18.56714</text:p>
          </table:table-cell>
          <table:table-cell office:value-type="float" office:value="18.0191" calcext:value-type="float">
            <text:p>18.0191</text:p>
          </table:table-cell>
          <table:table-cell office:value-type="float" office:value="18.01416" calcext:value-type="float">
            <text:p>18.01416</text:p>
          </table:table-cell>
          <table:table-cell office:value-type="float" office:value="17.4082" calcext:value-type="float">
            <text:p>17.4082</text:p>
          </table:table-cell>
          <table:table-cell office:value-type="float" office:value="17.40503" calcext:value-type="float">
            <text:p>17.40503</text:p>
          </table:table-cell>
          <table:table-cell office:value-type="float" office:value="16.86963" calcext:value-type="float">
            <text:p>16.86963</text:p>
          </table:table-cell>
          <table:table-cell office:value-type="float" office:value="16.86435" calcext:value-type="float">
            <text:p>16.86435</text:p>
          </table:table-cell>
          <table:table-cell office:value-type="float" office:value="25.39261" calcext:value-type="float">
            <text:p>25.39261</text:p>
          </table:table-cell>
          <table:table-cell office:value-type="float" office:value="16.46628" calcext:value-type="float">
            <text:p>16.466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2" calcext:value-type="float">
            <text:p>27082002</text:p>
          </table:table-cell>
          <table:table-cell office:value-type="float" office:value="18.29297" calcext:value-type="float">
            <text:p>18.29297</text:p>
          </table:table-cell>
          <table:table-cell office:value-type="float" office:value="28.16" calcext:value-type="float">
            <text:p>28.16</text:p>
          </table:table-cell>
          <table:table-cell office:value-type="float" office:value="18.37" calcext:value-type="float">
            <text:p>18.37</text:p>
          </table:table-cell>
          <table:table-cell office:value-type="float" office:value="2.339971" calcext:value-type="float">
            <text:p>2.339971</text:p>
          </table:table-cell>
          <table:table-cell office:value-type="float" office:value="1.85642" calcext:value-type="float">
            <text:p>1.85642</text:p>
          </table:table-cell>
          <table:table-cell office:value-type="float" office:value="142.632" calcext:value-type="float">
            <text:p>142.632</text:p>
          </table:table-cell>
          <table:table-cell office:value-type="float" office:value="0" calcext:value-type="float">
            <text:p>0</text:p>
          </table:table-cell>
          <table:table-cell office:value-type="float" office:value="25.89752" calcext:value-type="float">
            <text:p>25.89752</text:p>
          </table:table-cell>
          <table:table-cell office:value-type="float" office:value="18.39404" calcext:value-type="float">
            <text:p>18.39404</text:p>
          </table:table-cell>
          <table:table-cell office:value-type="float" office:value="24.06137" calcext:value-type="float">
            <text:p>24.06137</text:p>
          </table:table-cell>
          <table:table-cell office:value-type="float" office:value="19.14896" calcext:value-type="float">
            <text:p>19.14896</text:p>
          </table:table-cell>
          <table:table-cell office:value-type="float" office:value="22.90662" calcext:value-type="float">
            <text:p>22.90662</text:p>
          </table:table-cell>
          <table:table-cell office:value-type="float" office:value="19.77563" calcext:value-type="float">
            <text:p>19.77563</text:p>
          </table:table-cell>
          <table:table-cell office:value-type="float" office:value="22.12244" calcext:value-type="float">
            <text:p>22.12244</text:p>
          </table:table-cell>
          <table:table-cell office:value-type="float" office:value="20.22076" calcext:value-type="float">
            <text:p>20.22076</text:p>
          </table:table-cell>
          <table:table-cell office:value-type="float" office:value="21.67358" calcext:value-type="float">
            <text:p>21.67358</text:p>
          </table:table-cell>
          <table:table-cell office:value-type="float" office:value="20.43188" calcext:value-type="float">
            <text:p>20.43188</text:p>
          </table:table-cell>
          <table:table-cell office:value-type="float" office:value="21.24472" calcext:value-type="float">
            <text:p>21.24472</text:p>
          </table:table-cell>
          <table:table-cell office:value-type="float" office:value="20.58957" calcext:value-type="float">
            <text:p>20.58957</text:p>
          </table:table-cell>
          <table:table-cell office:value-type="float" office:value="20.92548" calcext:value-type="float">
            <text:p>20.92548</text:p>
          </table:table-cell>
          <table:table-cell office:value-type="float" office:value="20.5769" calcext:value-type="float">
            <text:p>20.5769</text:p>
          </table:table-cell>
          <table:table-cell office:value-type="float" office:value="20.52005" calcext:value-type="float">
            <text:p>20.52005</text:p>
          </table:table-cell>
          <table:table-cell office:value-type="float" office:value="20.44421" calcext:value-type="float">
            <text:p>20.44421</text:p>
          </table:table-cell>
          <table:table-cell office:value-type="float" office:value="19.95789" calcext:value-type="float">
            <text:p>19.95789</text:p>
          </table:table-cell>
          <table:table-cell office:value-type="float" office:value="19.94922" calcext:value-type="float">
            <text:p>19.94922</text:p>
          </table:table-cell>
          <table:table-cell office:value-type="float" office:value="19.24442" calcext:value-type="float">
            <text:p>19.24442</text:p>
          </table:table-cell>
          <table:table-cell office:value-type="float" office:value="19.21609" calcext:value-type="float">
            <text:p>19.21609</text:p>
          </table:table-cell>
          <table:table-cell office:value-type="float" office:value="18.61047" calcext:value-type="float">
            <text:p>18.61047</text:p>
          </table:table-cell>
          <table:table-cell office:value-type="float" office:value="18.58914" calcext:value-type="float">
            <text:p>18.58914</text:p>
          </table:table-cell>
          <table:table-cell office:value-type="float" office:value="18.02814" calcext:value-type="float">
            <text:p>18.02814</text:p>
          </table:table-cell>
          <table:table-cell office:value-type="float" office:value="18.0192" calcext:value-type="float">
            <text:p>18.0192</text:p>
          </table:table-cell>
          <table:table-cell office:value-type="float" office:value="17.41287" calcext:value-type="float">
            <text:p>17.41287</text:p>
          </table:table-cell>
          <table:table-cell office:value-type="float" office:value="17.40826" calcext:value-type="float">
            <text:p>17.40826</text:p>
          </table:table-cell>
          <table:table-cell office:value-type="float" office:value="16.8739" calcext:value-type="float">
            <text:p>16.8739</text:p>
          </table:table-cell>
          <table:table-cell office:value-type="float" office:value="16.86966" calcext:value-type="float">
            <text:p>16.86966</text:p>
          </table:table-cell>
          <table:table-cell office:value-type="float" office:value="27.8714" calcext:value-type="float">
            <text:p>27.8714</text:p>
          </table:table-cell>
          <table:table-cell office:value-type="float" office:value="17.52829" calcext:value-type="float">
            <text:p>17.528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2" calcext:value-type="float">
            <text:p>28082002</text:p>
          </table:table-cell>
          <table:table-cell office:value-type="float" office:value="14.38584" calcext:value-type="float">
            <text:p>14.38584</text:p>
          </table:table-cell>
          <table:table-cell office:value-type="float" office:value="27.96" calcext:value-type="float">
            <text:p>27.96</text:p>
          </table:table-cell>
          <table:table-cell office:value-type="float" office:value="17.51" calcext:value-type="float">
            <text:p>17.51</text:p>
          </table:table-cell>
          <table:table-cell office:value-type="float" office:value="2.423708" calcext:value-type="float">
            <text:p>2.423708</text:p>
          </table:table-cell>
          <table:table-cell office:value-type="float" office:value="1.758127" calcext:value-type="float">
            <text:p>1.758127</text:p>
          </table:table-cell>
          <table:table-cell office:value-type="float" office:value="140.292" calcext:value-type="float">
            <text:p>140.292</text:p>
          </table:table-cell>
          <table:table-cell office:value-type="float" office:value="15.2" calcext:value-type="float">
            <text:p>15.2</text:p>
          </table:table-cell>
          <table:table-cell office:value-type="float" office:value="26.15393" calcext:value-type="float">
            <text:p>26.15393</text:p>
          </table:table-cell>
          <table:table-cell office:value-type="float" office:value="18.24506" calcext:value-type="float">
            <text:p>18.24506</text:p>
          </table:table-cell>
          <table:table-cell office:value-type="float" office:value="23.99557" calcext:value-type="float">
            <text:p>23.99557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22.74695" calcext:value-type="float">
            <text:p>22.74695</text:p>
          </table:table-cell>
          <table:table-cell office:value-type="float" office:value="20.12762" calcext:value-type="float">
            <text:p>20.12762</text:p>
          </table:table-cell>
          <table:table-cell office:value-type="float" office:value="22.0394" calcext:value-type="float">
            <text:p>22.0394</text:p>
          </table:table-cell>
          <table:table-cell office:value-type="float" office:value="20.52887" calcext:value-type="float">
            <text:p>20.52887</text:p>
          </table:table-cell>
          <table:table-cell office:value-type="float" office:value="21.63217" calcext:value-type="float">
            <text:p>21.63217</text:p>
          </table:table-cell>
          <table:table-cell office:value-type="float" office:value="20.68896" calcext:value-type="float">
            <text:p>20.68896</text:p>
          </table:table-cell>
          <table:table-cell office:value-type="float" office:value="21.23508" calcext:value-type="float">
            <text:p>21.23508</text:p>
          </table:table-cell>
          <table:table-cell office:value-type="float" office:value="20.78186" calcext:value-type="float">
            <text:p>20.78186</text:p>
          </table:table-cell>
          <table:table-cell office:value-type="float" office:value="20.93448" calcext:value-type="float">
            <text:p>20.93448</text:p>
          </table:table-cell>
          <table:table-cell office:value-type="float" office:value="20.70135" calcext:value-type="float">
            <text:p>20.70135</text:p>
          </table:table-cell>
          <table:table-cell office:value-type="float" office:value="20.51382" calcext:value-type="float">
            <text:p>20.51382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19.95657" calcext:value-type="float">
            <text:p>19.95657</text:p>
          </table:table-cell>
          <table:table-cell office:value-type="float" office:value="19.94913" calcext:value-type="float">
            <text:p>19.94913</text:p>
          </table:table-cell>
          <table:table-cell office:value-type="float" office:value="19.26355" calcext:value-type="float">
            <text:p>19.26355</text:p>
          </table:table-cell>
          <table:table-cell office:value-type="float" office:value="19.24463" calcext:value-type="float">
            <text:p>19.24463</text:p>
          </table:table-cell>
          <table:table-cell office:value-type="float" office:value="18.62909" calcext:value-type="float">
            <text:p>18.62909</text:p>
          </table:table-cell>
          <table:table-cell office:value-type="float" office:value="18.61069" calcext:value-type="float">
            <text:p>18.61069</text:p>
          </table:table-cell>
          <table:table-cell office:value-type="float" office:value="18.03888" calcext:value-type="float">
            <text:p>18.03888</text:p>
          </table:table-cell>
          <table:table-cell office:value-type="float" office:value="18.02826" calcext:value-type="float">
            <text:p>18.02826</text:p>
          </table:table-cell>
          <table:table-cell office:value-type="float" office:value="17.41846" calcext:value-type="float">
            <text:p>17.41846</text:p>
          </table:table-cell>
          <table:table-cell office:value-type="float" office:value="17.41293" calcext:value-type="float">
            <text:p>17.41293</text:p>
          </table:table-cell>
          <table:table-cell office:value-type="float" office:value="16.8782" calcext:value-type="float">
            <text:p>16.8782</text:p>
          </table:table-cell>
          <table:table-cell office:value-type="float" office:value="16.87396" calcext:value-type="float">
            <text:p>16.87396</text:p>
          </table:table-cell>
          <table:table-cell office:value-type="float" office:value="27.845" calcext:value-type="float">
            <text:p>27.845</text:p>
          </table:table-cell>
          <table:table-cell office:value-type="float" office:value="17.05554" calcext:value-type="float">
            <text:p>17.055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2" calcext:value-type="float">
            <text:p>29082002</text:p>
          </table:table-cell>
          <table:table-cell office:value-type="float" office:value="17.57522" calcext:value-type="float">
            <text:p>17.57522</text:p>
          </table:table-cell>
          <table:table-cell office:value-type="float" office:value="27.46" calcext:value-type="float">
            <text:p>27.46</text:p>
          </table:table-cell>
          <table:table-cell office:value-type="float" office:value="17.24" calcext:value-type="float">
            <text:p>17.24</text:p>
          </table:table-cell>
          <table:table-cell office:value-type="float" office:value="2.352189" calcext:value-type="float">
            <text:p>2.352189</text:p>
          </table:table-cell>
          <table:table-cell office:value-type="float" office:value="1.728238" calcext:value-type="float">
            <text:p>1.728238</text:p>
          </table:table-cell>
          <table:table-cell office:value-type="float" office:value="169.02" calcext:value-type="float">
            <text:p>169.02</text:p>
          </table:table-cell>
          <table:table-cell office:value-type="float" office:value="0.1" calcext:value-type="float">
            <text:p>0.1</text:p>
          </table:table-cell>
          <table:table-cell office:value-type="float" office:value="25.15457" calcext:value-type="float">
            <text:p>25.15457</text:p>
          </table:table-cell>
          <table:table-cell office:value-type="float" office:value="17.50592" calcext:value-type="float">
            <text:p>17.50592</text:p>
          </table:table-cell>
          <table:table-cell office:value-type="float" office:value="23.48224" calcext:value-type="float">
            <text:p>23.48224</text:p>
          </table:table-cell>
          <table:table-cell office:value-type="float" office:value="18.34323" calcext:value-type="float">
            <text:p>18.34323</text:p>
          </table:table-cell>
          <table:table-cell office:value-type="float" office:value="22.41092" calcext:value-type="float">
            <text:p>22.41092</text:p>
          </table:table-cell>
          <table:table-cell office:value-type="float" office:value="19.11072" calcext:value-type="float">
            <text:p>19.11072</text:p>
          </table:table-cell>
          <table:table-cell office:value-type="float" office:value="21.67871" calcext:value-type="float">
            <text:p>21.67871</text:p>
          </table:table-cell>
          <table:table-cell office:value-type="float" office:value="19.70367" calcext:value-type="float">
            <text:p>19.70367</text:p>
          </table:table-cell>
          <table:table-cell office:value-type="float" office:value="21.27466" calcext:value-type="float">
            <text:p>21.27466</text:p>
          </table:table-cell>
          <table:table-cell office:value-type="float" office:value="20.02863" calcext:value-type="float">
            <text:p>20.02863</text:p>
          </table:table-cell>
          <table:table-cell office:value-type="float" office:value="21.09506" calcext:value-type="float">
            <text:p>21.09506</text:p>
          </table:table-cell>
          <table:table-cell office:value-type="float" office:value="20.30762" calcext:value-type="float">
            <text:p>20.30762</text:p>
          </table:table-cell>
          <table:table-cell office:value-type="float" office:value="20.9122" calcext:value-type="float">
            <text:p>20.9122</text:p>
          </table:table-cell>
          <table:table-cell office:value-type="float" office:value="20.38818" calcext:value-type="float">
            <text:p>20.38818</text:p>
          </table:table-cell>
          <table:table-cell office:value-type="float" office:value="20.52054" calcext:value-type="float">
            <text:p>20.52054</text:p>
          </table:table-cell>
          <table:table-cell office:value-type="float" office:value="20.36859" calcext:value-type="float">
            <text:p>20.36859</text:p>
          </table:table-cell>
          <table:table-cell office:value-type="float" office:value="19.96182" calcext:value-type="float">
            <text:p>19.96182</text:p>
          </table:table-cell>
          <table:table-cell office:value-type="float" office:value="19.94409" calcext:value-type="float">
            <text:p>19.94409</text:p>
          </table:table-cell>
          <table:table-cell office:value-type="float" office:value="19.27798" calcext:value-type="float">
            <text:p>19.27798</text:p>
          </table:table-cell>
          <table:table-cell office:value-type="float" office:value="19.2637" calcext:value-type="float">
            <text:p>19.2637</text:p>
          </table:table-cell>
          <table:table-cell office:value-type="float" office:value="18.64551" calcext:value-type="float">
            <text:p>18.64551</text:p>
          </table:table-cell>
          <table:table-cell office:value-type="float" office:value="18.62927" calcext:value-type="float">
            <text:p>18.62927</text:p>
          </table:table-cell>
          <table:table-cell office:value-type="float" office:value="18.05042" calcext:value-type="float">
            <text:p>18.05042</text:p>
          </table:table-cell>
          <table:table-cell office:value-type="float" office:value="18.039" calcext:value-type="float">
            <text:p>18.039</text:p>
          </table:table-cell>
          <table:table-cell office:value-type="float" office:value="17.42499" calcext:value-type="float">
            <text:p>17.42499</text:p>
          </table:table-cell>
          <table:table-cell office:value-type="float" office:value="17.41852" calcext:value-type="float">
            <text:p>17.41852</text:p>
          </table:table-cell>
          <table:table-cell office:value-type="float" office:value="16.88315" calcext:value-type="float">
            <text:p>16.88315</text:p>
          </table:table-cell>
          <table:table-cell office:value-type="float" office:value="16.87827" calcext:value-type="float">
            <text:p>16.87827</text:p>
          </table:table-cell>
          <table:table-cell office:value-type="float" office:value="26.94766" calcext:value-type="float">
            <text:p>26.94766</text:p>
          </table:table-cell>
          <table:table-cell office:value-type="float" office:value="16.56317" calcext:value-type="float">
            <text:p>16.563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2" calcext:value-type="float">
            <text:p>30082002</text:p>
          </table:table-cell>
          <table:table-cell office:value-type="float" office:value="16.99947" calcext:value-type="float">
            <text:p>16.99947</text:p>
          </table:table-cell>
          <table:table-cell office:value-type="float" office:value="27.48" calcext:value-type="float">
            <text:p>27.48</text:p>
          </table:table-cell>
          <table:table-cell office:value-type="float" office:value="18.06" calcext:value-type="float">
            <text:p>18.06</text:p>
          </table:table-cell>
          <table:table-cell office:value-type="float" office:value="2.033337" calcext:value-type="float">
            <text:p>2.033337</text:p>
          </table:table-cell>
          <table:table-cell office:value-type="float" office:value="1.819145" calcext:value-type="float">
            <text:p>1.819145</text:p>
          </table:table-cell>
          <table:table-cell office:value-type="float" office:value="237.6" calcext:value-type="float">
            <text:p>237.6</text:p>
          </table:table-cell>
          <table:table-cell office:value-type="float" office:value="0" calcext:value-type="float">
            <text:p>0</text:p>
          </table:table-cell>
          <table:table-cell office:value-type="float" office:value="24.70609" calcext:value-type="float">
            <text:p>24.70609</text:p>
          </table:table-cell>
          <table:table-cell office:value-type="float" office:value="18.14667" calcext:value-type="float">
            <text:p>18.14667</text:p>
          </table:table-cell>
          <table:table-cell office:value-type="float" office:value="23.10187" calcext:value-type="float">
            <text:p>23.10187</text:p>
          </table:table-cell>
          <table:table-cell office:value-type="float" office:value="18.93768" calcext:value-type="float">
            <text:p>18.93768</text:p>
          </table:table-cell>
          <table:table-cell office:value-type="float" office:value="22.13077" calcext:value-type="float">
            <text:p>22.13077</text:p>
          </table:table-cell>
          <table:table-cell office:value-type="float" office:value="19.61948" calcext:value-type="float">
            <text:p>19.61948</text:p>
          </table:table-cell>
          <table:table-cell office:value-type="float" office:value="21.50687" calcext:value-type="float">
            <text:p>21.50687</text:p>
          </table:table-cell>
          <table:table-cell office:value-type="float" office:value="20.05948" calcext:value-type="float">
            <text:p>20.05948</text:p>
          </table:table-cell>
          <table:table-cell office:value-type="float" office:value="21.15945" calcext:value-type="float">
            <text:p>21.15945</text:p>
          </table:table-cell>
          <table:table-cell office:value-type="float" office:value="20.26279" calcext:value-type="float">
            <text:p>20.26279</text:p>
          </table:table-cell>
          <table:table-cell office:value-type="float" office:value="20.89825" calcext:value-type="float">
            <text:p>20.89825</text:p>
          </table:table-cell>
          <table:table-cell office:value-type="float" office:value="20.41214" calcext:value-type="float">
            <text:p>20.41214</text:p>
          </table:table-cell>
          <table:table-cell office:value-type="float" office:value="20.68817" calcext:value-type="float">
            <text:p>20.68817</text:p>
          </table:table-cell>
          <table:table-cell office:value-type="float" office:value="20.41034" calcext:value-type="float">
            <text:p>20.41034</text:p>
          </table:table-cell>
          <table:table-cell office:value-type="float" office:value="20.3862" calcext:value-type="float">
            <text:p>20.3862</text:p>
          </table:table-cell>
          <table:table-cell office:value-type="float" office:value="20.31622" calcext:value-type="float">
            <text:p>20.31622</text:p>
          </table:table-cell>
          <table:table-cell office:value-type="float" office:value="19.94373" calcext:value-type="float">
            <text:p>19.94373</text:p>
          </table:table-cell>
          <table:table-cell office:value-type="float" office:value="19.91357" calcext:value-type="float">
            <text:p>19.91357</text:p>
          </table:table-cell>
          <table:table-cell office:value-type="float" office:value="19.28235" calcext:value-type="float">
            <text:p>19.28235</text:p>
          </table:table-cell>
          <table:table-cell office:value-type="float" office:value="19.27811" calcext:value-type="float">
            <text:p>19.27811</text:p>
          </table:table-cell>
          <table:table-cell office:value-type="float" office:value="18.65836" calcext:value-type="float">
            <text:p>18.65836</text:p>
          </table:table-cell>
          <table:table-cell office:value-type="float" office:value="18.64569" calcext:value-type="float">
            <text:p>18.64569</text:p>
          </table:table-cell>
          <table:table-cell office:value-type="float" office:value="18.06198" calcext:value-type="float">
            <text:p>18.06198</text:p>
          </table:table-cell>
          <table:table-cell office:value-type="float" office:value="18.05054" calcext:value-type="float">
            <text:p>18.05054</text:p>
          </table:table-cell>
          <table:table-cell office:value-type="float" office:value="17.4324" calcext:value-type="float">
            <text:p>17.4324</text:p>
          </table:table-cell>
          <table:table-cell office:value-type="float" office:value="17.42505" calcext:value-type="float">
            <text:p>17.42505</text:p>
          </table:table-cell>
          <table:table-cell office:value-type="float" office:value="16.8895" calcext:value-type="float">
            <text:p>16.8895</text:p>
          </table:table-cell>
          <table:table-cell office:value-type="float" office:value="16.88318" calcext:value-type="float">
            <text:p>16.88318</text:p>
          </table:table-cell>
          <table:table-cell office:value-type="float" office:value="26.03317" calcext:value-type="float">
            <text:p>26.03317</text:p>
          </table:table-cell>
          <table:table-cell office:value-type="float" office:value="17.25427" calcext:value-type="float">
            <text:p>17.254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2" calcext:value-type="float">
            <text:p>31082002</text:p>
          </table:table-cell>
          <table:table-cell office:value-type="float" office:value="21.76624" calcext:value-type="float">
            <text:p>21.76624</text:p>
          </table:table-cell>
          <table:table-cell office:value-type="float" office:value="29.35" calcext:value-type="float">
            <text:p>29.35</text:p>
          </table:table-cell>
          <table:table-cell office:value-type="float" office:value="17.66" calcext:value-type="float">
            <text:p>17.66</text:p>
          </table:table-cell>
          <table:table-cell office:value-type="float" office:value="2.102584" calcext:value-type="float">
            <text:p>2.102584</text:p>
          </table:table-cell>
          <table:table-cell office:value-type="float" office:value="1.651443" calcext:value-type="float">
            <text:p>1.651443</text:p>
          </table:table-cell>
          <table:table-cell office:value-type="float" office:value="211.104" calcext:value-type="float">
            <text:p>211.104</text:p>
          </table:table-cell>
          <table:table-cell office:value-type="float" office:value="0" calcext:value-type="float">
            <text:p>0</text:p>
          </table:table-cell>
          <table:table-cell office:value-type="float" office:value="25.34357" calcext:value-type="float">
            <text:p>25.34357</text:p>
          </table:table-cell>
          <table:table-cell office:value-type="float" office:value="17.79843" calcext:value-type="float">
            <text:p>17.79843</text:p>
          </table:table-cell>
          <table:table-cell office:value-type="float" office:value="23.62561" calcext:value-type="float">
            <text:p>23.62561</text:p>
          </table:table-cell>
          <table:table-cell office:value-type="float" office:value="18.66483" calcext:value-type="float">
            <text:p>18.66483</text:p>
          </table:table-cell>
          <table:table-cell office:value-type="float" office:value="22.55182" calcext:value-type="float">
            <text:p>22.55182</text:p>
          </table:table-cell>
          <table:table-cell office:value-type="float" office:value="19.40445" calcext:value-type="float">
            <text:p>19.40445</text:p>
          </table:table-cell>
          <table:table-cell office:value-type="float" office:value="21.82144" calcext:value-type="float">
            <text:p>21.82144</text:p>
          </table:table-cell>
          <table:table-cell office:value-type="float" office:value="19.90094" calcext:value-type="float">
            <text:p>19.90094</text:p>
          </table:table-cell>
          <table:table-cell office:value-type="float" office:value="21.38165" calcext:value-type="float">
            <text:p>21.38165</text:p>
          </table:table-cell>
          <table:table-cell office:value-type="float" office:value="20.13901" calcext:value-type="float">
            <text:p>20.13901</text:p>
          </table:table-cell>
          <table:table-cell office:value-type="float" office:value="20.96747" calcext:value-type="float">
            <text:p>20.96747</text:p>
          </table:table-cell>
          <table:table-cell office:value-type="float" office:value="20.32837" calcext:value-type="float">
            <text:p>20.32837</text:p>
          </table:table-cell>
          <table:table-cell office:value-type="float" office:value="20.68726" calcext:value-type="float">
            <text:p>20.68726</text:p>
          </table:table-cell>
          <table:table-cell office:value-type="float" office:value="20.3475" calcext:value-type="float">
            <text:p>20.3475</text:p>
          </table:table-cell>
          <table:table-cell office:value-type="float" office:value="20.33487" calcext:value-type="float">
            <text:p>20.33487</text:p>
          </table:table-cell>
          <table:table-cell office:value-type="float" office:value="20.27213" calcext:value-type="float">
            <text:p>20.27213</text:p>
          </table:table-cell>
          <table:table-cell office:value-type="float" office:value="19.91321" calcext:value-type="float">
            <text:p>19.91321</text:p>
          </table:table-cell>
          <table:table-cell office:value-type="float" office:value="19.88449" calcext:value-type="float">
            <text:p>19.88449</text:p>
          </table:table-cell>
          <table:table-cell office:value-type="float" office:value="19.2822" calcext:value-type="float">
            <text:p>19.2822</text:p>
          </table:table-cell>
          <table:table-cell office:value-type="float" office:value="19.27972" calcext:value-type="float">
            <text:p>19.27972</text:p>
          </table:table-cell>
          <table:table-cell office:value-type="float" office:value="18.66681" calcext:value-type="float">
            <text:p>18.66681</text:p>
          </table:table-cell>
          <table:table-cell office:value-type="float" office:value="18.65848" calcext:value-type="float">
            <text:p>18.65848</text:p>
          </table:table-cell>
          <table:table-cell office:value-type="float" office:value="18.07254" calcext:value-type="float">
            <text:p>18.07254</text:p>
          </table:table-cell>
          <table:table-cell office:value-type="float" office:value="18.06207" calcext:value-type="float">
            <text:p>18.06207</text:p>
          </table:table-cell>
          <table:table-cell office:value-type="float" office:value="17.44031" calcext:value-type="float">
            <text:p>17.44031</text:p>
          </table:table-cell>
          <table:table-cell office:value-type="float" office:value="17.43246" calcext:value-type="float">
            <text:p>17.43246</text:p>
          </table:table-cell>
          <table:table-cell office:value-type="float" office:value="16.89618" calcext:value-type="float">
            <text:p>16.89618</text:p>
          </table:table-cell>
          <table:table-cell office:value-type="float" office:value="16.88956" calcext:value-type="float">
            <text:p>16.88956</text:p>
          </table:table-cell>
          <table:table-cell office:value-type="float" office:value="26.55893" calcext:value-type="float">
            <text:p>26.55893</text:p>
          </table:table-cell>
          <table:table-cell office:value-type="float" office:value="16.88995" calcext:value-type="float">
            <text:p>16.889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2" calcext:value-type="float">
            <text:p>1092002</text:p>
          </table:table-cell>
          <table:table-cell office:value-type="float" office:value="20.0628" calcext:value-type="float">
            <text:p>20.0628</text:p>
          </table:table-cell>
          <table:table-cell office:value-type="float" office:value="31.42" calcext:value-type="float">
            <text:p>31.42</text:p>
          </table:table-cell>
          <table:table-cell office:value-type="float" office:value="18.26" calcext:value-type="float">
            <text:p>18.26</text:p>
          </table:table-cell>
          <table:table-cell office:value-type="float" office:value="2.188588" calcext:value-type="float">
            <text:p>2.188588</text:p>
          </table:table-cell>
          <table:table-cell office:value-type="float" office:value="1.843581" calcext:value-type="float">
            <text:p>1.843581</text:p>
          </table:table-cell>
          <table:table-cell office:value-type="float" office:value="295.308" calcext:value-type="float">
            <text:p>295.308</text:p>
          </table:table-cell>
          <table:table-cell office:value-type="float" office:value="0" calcext:value-type="float">
            <text:p>0</text:p>
          </table:table-cell>
          <table:table-cell office:value-type="float" office:value="25.75446" calcext:value-type="float">
            <text:p>25.75446</text:p>
          </table:table-cell>
          <table:table-cell office:value-type="float" office:value="18.30127" calcext:value-type="float">
            <text:p>18.30127</text:p>
          </table:table-cell>
          <table:table-cell office:value-type="float" office:value="24.03998" calcext:value-type="float">
            <text:p>24.03998</text:p>
          </table:table-cell>
          <table:table-cell office:value-type="float" office:value="19.10364" calcext:value-type="float">
            <text:p>19.10364</text:p>
          </table:table-cell>
          <table:table-cell office:value-type="float" office:value="22.92468" calcext:value-type="float">
            <text:p>22.92468</text:p>
          </table:table-cell>
          <table:table-cell office:value-type="float" office:value="19.74942" calcext:value-type="float">
            <text:p>19.74942</text:p>
          </table:table-cell>
          <table:table-cell office:value-type="float" office:value="22.12189" calcext:value-type="float">
            <text:p>22.12189</text:p>
          </table:table-cell>
          <table:table-cell office:value-type="float" office:value="20.17209" calcext:value-type="float">
            <text:p>20.17209</text:p>
          </table:table-cell>
          <table:table-cell office:value-type="float" office:value="21.6358" calcext:value-type="float">
            <text:p>21.6358</text:p>
          </table:table-cell>
          <table:table-cell office:value-type="float" office:value="20.3569" calcext:value-type="float">
            <text:p>20.3569</text:p>
          </table:table-cell>
          <table:table-cell office:value-type="float" office:value="21.18069" calcext:value-type="float">
            <text:p>21.18069</text:p>
          </table:table-cell>
          <table:table-cell office:value-type="float" office:value="20.48312" calcext:value-type="float">
            <text:p>20.48312</text:p>
          </table:table-cell>
          <table:table-cell office:value-type="float" office:value="20.82938" calcext:value-type="float">
            <text:p>20.82938</text:p>
          </table:table-cell>
          <table:table-cell office:value-type="float" office:value="20.44687" calcext:value-type="float">
            <text:p>20.44687</text:p>
          </table:table-cell>
          <table:table-cell office:value-type="float" office:value="20.34933" calcext:value-type="float">
            <text:p>20.34933</text:p>
          </table:table-cell>
          <table:table-cell office:value-type="float" office:value="20.302" calcext:value-type="float">
            <text:p>20.302</text:p>
          </table:table-cell>
          <table:table-cell office:value-type="float" office:value="19.88428" calcext:value-type="float">
            <text:p>19.88428</text:p>
          </table:table-cell>
          <table:table-cell office:value-type="float" office:value="19.87555" calcext:value-type="float">
            <text:p>19.87555</text:p>
          </table:table-cell>
          <table:table-cell office:value-type="float" office:value="19.27969" calcext:value-type="float">
            <text:p>19.27969</text:p>
          </table:table-cell>
          <table:table-cell office:value-type="float" office:value="19.27502" calcext:value-type="float">
            <text:p>19.27502</text:p>
          </table:table-cell>
          <table:table-cell office:value-type="float" office:value="18.67242" calcext:value-type="float">
            <text:p>18.67242</text:p>
          </table:table-cell>
          <table:table-cell office:value-type="float" office:value="18.66687" calcext:value-type="float">
            <text:p>18.66687</text:p>
          </table:table-cell>
          <table:table-cell office:value-type="float" office:value="18.08188" calcext:value-type="float">
            <text:p>18.08188</text:p>
          </table:table-cell>
          <table:table-cell office:value-type="float" office:value="18.0726" calcext:value-type="float">
            <text:p>18.0726</text:p>
          </table:table-cell>
          <table:table-cell office:value-type="float" office:value="17.44833" calcext:value-type="float">
            <text:p>17.44833</text:p>
          </table:table-cell>
          <table:table-cell office:value-type="float" office:value="17.44037" calcext:value-type="float">
            <text:p>17.44037</text:p>
          </table:table-cell>
          <table:table-cell office:value-type="float" office:value="16.90289" calcext:value-type="float">
            <text:p>16.90289</text:p>
          </table:table-cell>
          <table:table-cell office:value-type="float" office:value="16.89624" calcext:value-type="float">
            <text:p>16.89624</text:p>
          </table:table-cell>
          <table:table-cell office:value-type="float" office:value="27.04532" calcext:value-type="float">
            <text:p>27.04532</text:p>
          </table:table-cell>
          <table:table-cell office:value-type="float" office:value="17.41867" calcext:value-type="float">
            <text:p>17.418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2" calcext:value-type="float">
            <text:p>2092002</text:p>
          </table:table-cell>
          <table:table-cell office:value-type="float" office:value="22.76834" calcext:value-type="float">
            <text:p>22.76834</text:p>
          </table:table-cell>
          <table:table-cell office:value-type="float" office:value="29.05" calcext:value-type="float">
            <text:p>29.05</text:p>
          </table:table-cell>
          <table:table-cell office:value-type="float" office:value="14.72" calcext:value-type="float">
            <text:p>14.72</text:p>
          </table:table-cell>
          <table:table-cell office:value-type="float" office:value="2.001572" calcext:value-type="float">
            <text:p>2.001572</text:p>
          </table:table-cell>
          <table:table-cell office:value-type="float" office:value="1.356766" calcext:value-type="float">
            <text:p>1.356766</text:p>
          </table:table-cell>
          <table:table-cell office:value-type="float" office:value="299.484" calcext:value-type="float">
            <text:p>299.484</text:p>
          </table:table-cell>
          <table:table-cell office:value-type="float" office:value="0" calcext:value-type="float">
            <text:p>0</text:p>
          </table:table-cell>
          <table:table-cell office:value-type="float" office:value="25.71664" calcext:value-type="float">
            <text:p>25.71664</text:p>
          </table:table-cell>
          <table:table-cell office:value-type="float" office:value="16.20129" calcext:value-type="float">
            <text:p>16.20129</text:p>
          </table:table-cell>
          <table:table-cell office:value-type="float" office:value="24.04648" calcext:value-type="float">
            <text:p>24.04648</text:p>
          </table:table-cell>
          <table:table-cell office:value-type="float" office:value="18.41098" calcext:value-type="float">
            <text:p>18.41098</text:p>
          </table:table-cell>
          <table:table-cell office:value-type="float" office:value="22.99301" calcext:value-type="float">
            <text:p>22.99301</text:p>
          </table:table-cell>
          <table:table-cell office:value-type="float" office:value="19.84933" calcext:value-type="float">
            <text:p>19.84933</text:p>
          </table:table-cell>
          <table:table-cell office:value-type="float" office:value="22.24057" calcext:value-type="float">
            <text:p>22.24057</text:p>
          </table:table-cell>
          <table:table-cell office:value-type="float" office:value="20.73453" calcext:value-type="float">
            <text:p>20.73453</text:p>
          </table:table-cell>
          <table:table-cell office:value-type="float" office:value="21.79791" calcext:value-type="float">
            <text:p>21.79791</text:p>
          </table:table-cell>
          <table:table-cell office:value-type="float" office:value="21.02579" calcext:value-type="float">
            <text:p>21.02579</text:p>
          </table:table-cell>
          <table:table-cell office:value-type="float" office:value="21.35187" calcext:value-type="float">
            <text:p>21.35187</text:p>
          </table:table-cell>
          <table:table-cell office:value-type="float" office:value="20.95453" calcext:value-type="float">
            <text:p>20.95453</text:p>
          </table:table-cell>
          <table:table-cell office:value-type="float" office:value="20.99591" calcext:value-type="float">
            <text:p>20.99591</text:p>
          </table:table-cell>
          <table:table-cell office:value-type="float" office:value="20.76666" calcext:value-type="float">
            <text:p>20.76666</text:p>
          </table:table-cell>
          <table:table-cell office:value-type="float" office:value="20.50089" calcext:value-type="float">
            <text:p>20.50089</text:p>
          </table:table-cell>
          <table:table-cell office:value-type="float" office:value="20.35187" calcext:value-type="float">
            <text:p>20.35187</text:p>
          </table:table-cell>
          <table:table-cell office:value-type="float" office:value="19.90683" calcext:value-type="float">
            <text:p>19.90683</text:p>
          </table:table-cell>
          <table:table-cell office:value-type="float" office:value="19.87582" calcext:value-type="float">
            <text:p>19.87582</text:p>
          </table:table-cell>
          <table:table-cell office:value-type="float" office:value="19.27527" calcext:value-type="float">
            <text:p>19.27527</text:p>
          </table:table-cell>
          <table:table-cell office:value-type="float" office:value="19.2739" calcext:value-type="float">
            <text:p>19.2739</text:p>
          </table:table-cell>
          <table:table-cell office:value-type="float" office:value="18.67651" calcext:value-type="float">
            <text:p>18.67651</text:p>
          </table:table-cell>
          <table:table-cell office:value-type="float" office:value="18.67245" calcext:value-type="float">
            <text:p>18.67245</text:p>
          </table:table-cell>
          <table:table-cell office:value-type="float" office:value="18.08737" calcext:value-type="float">
            <text:p>18.08737</text:p>
          </table:table-cell>
          <table:table-cell office:value-type="float" office:value="18.08194" calcext:value-type="float">
            <text:p>18.08194</text:p>
          </table:table-cell>
          <table:table-cell office:value-type="float" office:value="17.45212" calcext:value-type="float">
            <text:p>17.45212</text:p>
          </table:table-cell>
          <table:table-cell office:value-type="float" office:value="17.4437" calcext:value-type="float">
            <text:p>17.4437</text:p>
          </table:table-cell>
          <table:table-cell office:value-type="float" office:value="16.909" calcext:value-type="float">
            <text:p>16.909</text:p>
          </table:table-cell>
          <table:table-cell office:value-type="float" office:value="16.90295" calcext:value-type="float">
            <text:p>16.90295</text:p>
          </table:table-cell>
          <table:table-cell office:value-type="float" office:value="26.76529" calcext:value-type="float">
            <text:p>26.76529</text:p>
          </table:table-cell>
          <table:table-cell office:value-type="float" office:value="14.44592" calcext:value-type="float">
            <text:p>14.445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2" calcext:value-type="float">
            <text:p>3092002</text:p>
          </table:table-cell>
          <table:table-cell office:value-type="float" office:value="22.82154" calcext:value-type="float">
            <text:p>22.82154</text:p>
          </table:table-cell>
          <table:table-cell office:value-type="float" office:value="27.83" calcext:value-type="float">
            <text:p>27.83</text:p>
          </table:table-cell>
          <table:table-cell office:value-type="float" office:value="10.35" calcext:value-type="float">
            <text:p>10.35</text:p>
          </table:table-cell>
          <table:table-cell office:value-type="float" office:value="1.602465" calcext:value-type="float">
            <text:p>1.602465</text:p>
          </table:table-cell>
          <table:table-cell office:value-type="float" office:value="1.103529" calcext:value-type="float">
            <text:p>1.103529</text:p>
          </table:table-cell>
          <table:table-cell office:value-type="float" office:value="142.668" calcext:value-type="float">
            <text:p>142.668</text:p>
          </table:table-cell>
          <table:table-cell office:value-type="float" office:value="0" calcext:value-type="float">
            <text:p>0</text:p>
          </table:table-cell>
          <table:table-cell office:value-type="float" office:value="24.01498" calcext:value-type="float">
            <text:p>24.01498</text:p>
          </table:table-cell>
          <table:table-cell office:value-type="float" office:value="12.5918" calcext:value-type="float">
            <text:p>12.5918</text:p>
          </table:table-cell>
          <table:table-cell office:value-type="float" office:value="21.93869" calcext:value-type="float">
            <text:p>21.93869</text:p>
          </table:table-cell>
          <table:table-cell office:value-type="float" office:value="15.16605" calcext:value-type="float">
            <text:p>15.16605</text:p>
          </table:table-cell>
          <table:table-cell office:value-type="float" office:value="21.11545" calcext:value-type="float">
            <text:p>21.11545</text:p>
          </table:table-cell>
          <table:table-cell office:value-type="float" office:value="16.97519" calcext:value-type="float">
            <text:p>16.97519</text:p>
          </table:table-cell>
          <table:table-cell office:value-type="float" office:value="20.66141" calcext:value-type="float">
            <text:p>20.66141</text:p>
          </table:table-cell>
          <table:table-cell office:value-type="float" office:value="18.34183" calcext:value-type="float">
            <text:p>18.34183</text:p>
          </table:table-cell>
          <table:table-cell office:value-type="float" office:value="20.9761" calcext:value-type="float">
            <text:p>20.9761</text:p>
          </table:table-cell>
          <table:table-cell office:value-type="float" office:value="19.08936" calcext:value-type="float">
            <text:p>19.08936</text:p>
          </table:table-cell>
          <table:table-cell office:value-type="float" office:value="21.1571" calcext:value-type="float">
            <text:p>21.1571</text:p>
          </table:table-cell>
          <table:table-cell office:value-type="float" office:value="19.72687" calcext:value-type="float">
            <text:p>19.72687</text:p>
          </table:table-cell>
          <table:table-cell office:value-type="float" office:value="20.96609" calcext:value-type="float">
            <text:p>20.96609</text:p>
          </table:table-cell>
          <table:table-cell office:value-type="float" office:value="20.01422" calcext:value-type="float">
            <text:p>20.01422</text:p>
          </table:table-cell>
          <table:table-cell office:value-type="float" office:value="20.51205" calcext:value-type="float">
            <text:p>20.51205</text:p>
          </table:table-cell>
          <table:table-cell office:value-type="float" office:value="20.18408" calcext:value-type="float">
            <text:p>20.18408</text:p>
          </table:table-cell>
          <table:table-cell office:value-type="float" office:value="19.92349" calcext:value-type="float">
            <text:p>19.92349</text:p>
          </table:table-cell>
          <table:table-cell office:value-type="float" office:value="19.89371" calcext:value-type="float">
            <text:p>19.89371</text:p>
          </table:table-cell>
          <table:table-cell office:value-type="float" office:value="19.28116" calcext:value-type="float">
            <text:p>19.28116</text:p>
          </table:table-cell>
          <table:table-cell office:value-type="float" office:value="19.27527" calcext:value-type="float">
            <text:p>19.27527</text:p>
          </table:table-cell>
          <table:table-cell office:value-type="float" office:value="18.68146" calcext:value-type="float">
            <text:p>18.68146</text:p>
          </table:table-cell>
          <table:table-cell office:value-type="float" office:value="18.67657" calcext:value-type="float">
            <text:p>18.67657</text:p>
          </table:table-cell>
          <table:table-cell office:value-type="float" office:value="18.09286" calcext:value-type="float">
            <text:p>18.09286</text:p>
          </table:table-cell>
          <table:table-cell office:value-type="float" office:value="18.0874" calcext:value-type="float">
            <text:p>18.0874</text:p>
          </table:table-cell>
          <table:table-cell office:value-type="float" office:value="17.46069" calcext:value-type="float">
            <text:p>17.46069</text:p>
          </table:table-cell>
          <table:table-cell office:value-type="float" office:value="17.45056" calcext:value-type="float">
            <text:p>17.45056</text:p>
          </table:table-cell>
          <table:table-cell office:value-type="float" office:value="16.91669" calcext:value-type="float">
            <text:p>16.91669</text:p>
          </table:table-cell>
          <table:table-cell office:value-type="float" office:value="16.90906" calcext:value-type="float">
            <text:p>16.90906</text:p>
          </table:table-cell>
          <table:table-cell office:value-type="float" office:value="27.44" calcext:value-type="float">
            <text:p>27.44</text:p>
          </table:table-cell>
          <table:table-cell office:value-type="float" office:value="10.38083" calcext:value-type="float">
            <text:p>10.380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2" calcext:value-type="float">
            <text:p>4092002</text:p>
          </table:table-cell>
          <table:table-cell office:value-type="float" office:value="21.3174" calcext:value-type="float">
            <text:p>21.3174</text:p>
          </table:table-cell>
          <table:table-cell office:value-type="float" office:value="31.22" calcext:value-type="float">
            <text:p>31.22</text:p>
          </table:table-cell>
          <table:table-cell office:value-type="float" office:value="16.261" calcext:value-type="float">
            <text:p>16.261</text:p>
          </table:table-cell>
          <table:table-cell office:value-type="float" office:value="2.154686" calcext:value-type="float">
            <text:p>2.154686</text:p>
          </table:table-cell>
          <table:table-cell office:value-type="float" office:value="1.496293" calcext:value-type="float">
            <text:p>1.496293</text:p>
          </table:table-cell>
          <table:table-cell office:value-type="float" office:value="266.292" calcext:value-type="float">
            <text:p>266.292</text:p>
          </table:table-cell>
          <table:table-cell office:value-type="float" office:value="0" calcext:value-type="float">
            <text:p>0</text:p>
          </table:table-cell>
          <table:table-cell office:value-type="float" office:value="26.66479" calcext:value-type="float">
            <text:p>26.66479</text:p>
          </table:table-cell>
          <table:table-cell office:value-type="float" office:value="16.16672" calcext:value-type="float">
            <text:p>16.16672</text:p>
          </table:table-cell>
          <table:table-cell office:value-type="float" office:value="24.00778" calcext:value-type="float">
            <text:p>24.00778</text:p>
          </table:table-cell>
          <table:table-cell office:value-type="float" office:value="17.37109" calcext:value-type="float">
            <text:p>17.37109</text:p>
          </table:table-cell>
          <table:table-cell office:value-type="float" office:value="22.69736" calcext:value-type="float">
            <text:p>22.69736</text:p>
          </table:table-cell>
          <table:table-cell office:value-type="float" office:value="18.17825" calcext:value-type="float">
            <text:p>18.17825</text:p>
          </table:table-cell>
          <table:table-cell office:value-type="float" office:value="21.73965" calcext:value-type="float">
            <text:p>21.73965</text:p>
          </table:table-cell>
          <table:table-cell office:value-type="float" office:value="18.84021" calcext:value-type="float">
            <text:p>18.84021</text:p>
          </table:table-cell>
          <table:table-cell office:value-type="float" office:value="21.23294" calcext:value-type="float">
            <text:p>21.23294</text:p>
          </table:table-cell>
          <table:table-cell office:value-type="float" office:value="19.22855" calcext:value-type="float">
            <text:p>19.22855</text:p>
          </table:table-cell>
          <table:table-cell office:value-type="float" office:value="20.74478" calcext:value-type="float">
            <text:p>20.74478</text:p>
          </table:table-cell>
          <table:table-cell office:value-type="float" office:value="19.59509" calcext:value-type="float">
            <text:p>19.59509</text:p>
          </table:table-cell>
          <table:table-cell office:value-type="float" office:value="20.37268" calcext:value-type="float">
            <text:p>20.37268</text:p>
          </table:table-cell>
          <table:table-cell office:value-type="float" office:value="19.80106" calcext:value-type="float">
            <text:p>19.80106</text:p>
          </table:table-cell>
          <table:table-cell office:value-type="float" office:value="20.18231" calcext:value-type="float">
            <text:p>20.18231</text:p>
          </table:table-cell>
          <table:table-cell office:value-type="float" office:value="19.97607" calcext:value-type="float">
            <text:p>19.97607</text:p>
          </table:table-cell>
          <table:table-cell office:value-type="float" office:value="19.89282" calcext:value-type="float">
            <text:p>19.89282</text:p>
          </table:table-cell>
          <table:table-cell office:value-type="float" office:value="19.79327" calcext:value-type="float">
            <text:p>19.79327</text:p>
          </table:table-cell>
          <table:table-cell office:value-type="float" office:value="19.28104" calcext:value-type="float">
            <text:p>19.28104</text:p>
          </table:table-cell>
          <table:table-cell office:value-type="float" office:value="19.26865" calcext:value-type="float">
            <text:p>19.26865</text:p>
          </table:table-cell>
          <table:table-cell office:value-type="float" office:value="18.68457" calcext:value-type="float">
            <text:p>18.68457</text:p>
          </table:table-cell>
          <table:table-cell office:value-type="float" office:value="18.68149" calcext:value-type="float">
            <text:p>18.68149</text:p>
          </table:table-cell>
          <table:table-cell office:value-type="float" office:value="18.09958" calcext:value-type="float">
            <text:p>18.09958</text:p>
          </table:table-cell>
          <table:table-cell office:value-type="float" office:value="18.09293" calcext:value-type="float">
            <text:p>18.09293</text:p>
          </table:table-cell>
          <table:table-cell office:value-type="float" office:value="17.46906" calcext:value-type="float">
            <text:p>17.46906</text:p>
          </table:table-cell>
          <table:table-cell office:value-type="float" office:value="17.46078" calcext:value-type="float">
            <text:p>17.46078</text:p>
          </table:table-cell>
          <table:table-cell office:value-type="float" office:value="16.92429" calcext:value-type="float">
            <text:p>16.92429</text:p>
          </table:table-cell>
          <table:table-cell office:value-type="float" office:value="16.91675" calcext:value-type="float">
            <text:p>16.91675</text:p>
          </table:table-cell>
          <table:table-cell office:value-type="float" office:value="33.07901" calcext:value-type="float">
            <text:p>33.07901</text:p>
          </table:table-cell>
          <table:table-cell office:value-type="float" office:value="15.2049" calcext:value-type="float">
            <text:p>15.20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2" calcext:value-type="float">
            <text:p>5092002</text:p>
          </table:table-cell>
          <table:table-cell office:value-type="float" office:value="19.86336" calcext:value-type="float">
            <text:p>19.86336</text:p>
          </table:table-cell>
          <table:table-cell office:value-type="float" office:value="33.04" calcext:value-type="float">
            <text:p>33.04</text:p>
          </table:table-cell>
          <table:table-cell office:value-type="float" office:value="19.52" calcext:value-type="float">
            <text:p>19.52</text:p>
          </table:table-cell>
          <table:table-cell office:value-type="float" office:value="2.278823" calcext:value-type="float">
            <text:p>2.278823</text:p>
          </table:table-cell>
          <table:table-cell office:value-type="float" office:value="1.494462" calcext:value-type="float">
            <text:p>1.494462</text:p>
          </table:table-cell>
          <table:table-cell office:value-type="float" office:value="226.62" calcext:value-type="float">
            <text:p>226.62</text:p>
          </table:table-cell>
          <table:table-cell office:value-type="float" office:value="0" calcext:value-type="float">
            <text:p>0</text:p>
          </table:table-cell>
          <table:table-cell office:value-type="float" office:value="27.83411" calcext:value-type="float">
            <text:p>27.83411</text:p>
          </table:table-cell>
          <table:table-cell office:value-type="float" office:value="19.72986" calcext:value-type="float">
            <text:p>19.72986</text:p>
          </table:table-cell>
          <table:table-cell office:value-type="float" office:value="25.37241" calcext:value-type="float">
            <text:p>25.37241</text:p>
          </table:table-cell>
          <table:table-cell office:value-type="float" office:value="20.48401" calcext:value-type="float">
            <text:p>20.48401</text:p>
          </table:table-cell>
          <table:table-cell office:value-type="float" office:value="24.07629" calcext:value-type="float">
            <text:p>24.07629</text:p>
          </table:table-cell>
          <table:table-cell office:value-type="float" office:value="20.80377" calcext:value-type="float">
            <text:p>20.80377</text:p>
          </table:table-cell>
          <table:table-cell office:value-type="float" office:value="22.98529" calcext:value-type="float">
            <text:p>22.98529</text:p>
          </table:table-cell>
          <table:table-cell office:value-type="float" office:value="20.87567" calcext:value-type="float">
            <text:p>20.87567</text:p>
          </table:table-cell>
          <table:table-cell office:value-type="float" office:value="22.29398" calcext:value-type="float">
            <text:p>22.29398</text:p>
          </table:table-cell>
          <table:table-cell office:value-type="float" office:value="20.82346" calcext:value-type="float">
            <text:p>20.82346</text:p>
          </table:table-cell>
          <table:table-cell office:value-type="float" office:value="21.64737" calcext:value-type="float">
            <text:p>21.64737</text:p>
          </table:table-cell>
          <table:table-cell office:value-type="float" office:value="20.71014" calcext:value-type="float">
            <text:p>20.71014</text:p>
          </table:table-cell>
          <table:table-cell office:value-type="float" office:value="21.07578" calcext:value-type="float">
            <text:p>21.07578</text:p>
          </table:table-cell>
          <table:table-cell office:value-type="float" office:value="20.38391" calcext:value-type="float">
            <text:p>20.38391</text:p>
          </table:table-cell>
          <table:table-cell office:value-type="float" office:value="20.31842" calcext:value-type="float">
            <text:p>20.31842</text:p>
          </table:table-cell>
          <table:table-cell office:value-type="float" office:value="20.01178" calcext:value-type="float">
            <text:p>20.01178</text:p>
          </table:table-cell>
          <table:table-cell office:value-type="float" office:value="19.79239" calcext:value-type="float">
            <text:p>19.79239</text:p>
          </table:table-cell>
          <table:table-cell office:value-type="float" office:value="19.77124" calcext:value-type="float">
            <text:p>19.77124</text:p>
          </table:table-cell>
          <table:table-cell office:value-type="float" office:value="19.26837" calcext:value-type="float">
            <text:p>19.26837</text:p>
          </table:table-cell>
          <table:table-cell office:value-type="float" office:value="19.24667" calcext:value-type="float">
            <text:p>19.24667</text:p>
          </table:table-cell>
          <table:table-cell office:value-type="float" office:value="18.6846" calcext:value-type="float">
            <text:p>18.6846</text:p>
          </table:table-cell>
          <table:table-cell office:value-type="float" office:value="18.68173" calcext:value-type="float">
            <text:p>18.68173</text:p>
          </table:table-cell>
          <table:table-cell office:value-type="float" office:value="18.10544" calcext:value-type="float">
            <text:p>18.10544</text:p>
          </table:table-cell>
          <table:table-cell office:value-type="float" office:value="18.09967" calcext:value-type="float">
            <text:p>18.09967</text:p>
          </table:table-cell>
          <table:table-cell office:value-type="float" office:value="17.47641" calcext:value-type="float">
            <text:p>17.47641</text:p>
          </table:table-cell>
          <table:table-cell office:value-type="float" office:value="17.46912" calcext:value-type="float">
            <text:p>17.46912</text:p>
          </table:table-cell>
          <table:table-cell office:value-type="float" office:value="16.93127" calcext:value-type="float">
            <text:p>16.93127</text:p>
          </table:table-cell>
          <table:table-cell office:value-type="float" office:value="16.92435" calcext:value-type="float">
            <text:p>16.92435</text:p>
          </table:table-cell>
          <table:table-cell office:value-type="float" office:value="34.26077" calcext:value-type="float">
            <text:p>34.26077</text:p>
          </table:table-cell>
          <table:table-cell office:value-type="float" office:value="19.01077" calcext:value-type="float">
            <text:p>19.010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2" calcext:value-type="float">
            <text:p>6092002</text:p>
          </table:table-cell>
          <table:table-cell office:value-type="float" office:value="21.42864" calcext:value-type="float">
            <text:p>21.42864</text:p>
          </table:table-cell>
          <table:table-cell office:value-type="float" office:value="33.74" calcext:value-type="float">
            <text:p>33.74</text:p>
          </table:table-cell>
          <table:table-cell office:value-type="float" office:value="19.8" calcext:value-type="float">
            <text:p>19.8</text:p>
          </table:table-cell>
          <table:table-cell office:value-type="float" office:value="2.301917" calcext:value-type="float">
            <text:p>2.301917</text:p>
          </table:table-cell>
          <table:table-cell office:value-type="float" office:value="1.489843" calcext:value-type="float">
            <text:p>1.489843</text:p>
          </table:table-cell>
          <table:table-cell office:value-type="float" office:value="216.432" calcext:value-type="float">
            <text:p>216.432</text:p>
          </table:table-cell>
          <table:table-cell office:value-type="float" office:value="0" calcext:value-type="float">
            <text:p>0</text:p>
          </table:table-cell>
          <table:table-cell office:value-type="float" office:value="29.16699" calcext:value-type="float">
            <text:p>29.16699</text:p>
          </table:table-cell>
          <table:table-cell office:value-type="float" office:value="20.65909" calcext:value-type="float">
            <text:p>20.65909</text:p>
          </table:table-cell>
          <table:table-cell office:value-type="float" office:value="26.5455" calcext:value-type="float">
            <text:p>26.5455</text:p>
          </table:table-cell>
          <table:table-cell office:value-type="float" office:value="21.45972" calcext:value-type="float">
            <text:p>21.45972</text:p>
          </table:table-cell>
          <table:table-cell office:value-type="float" office:value="25.15024" calcext:value-type="float">
            <text:p>25.15024</text:p>
          </table:table-cell>
          <table:table-cell office:value-type="float" office:value="21.78201" calcext:value-type="float">
            <text:p>21.78201</text:p>
          </table:table-cell>
          <table:table-cell office:value-type="float" office:value="23.93686" calcext:value-type="float">
            <text:p>23.93686</text:p>
          </table:table-cell>
          <table:table-cell office:value-type="float" office:value="21.80078" calcext:value-type="float">
            <text:p>21.80078</text:p>
          </table:table-cell>
          <table:table-cell office:value-type="float" office:value="23.14575" calcext:value-type="float">
            <text:p>23.14575</text:p>
          </table:table-cell>
          <table:table-cell office:value-type="float" office:value="21.6842" calcext:value-type="float">
            <text:p>21.6842</text:p>
          </table:table-cell>
          <table:table-cell office:value-type="float" office:value="22.35767" calcext:value-type="float">
            <text:p>22.35767</text:p>
          </table:table-cell>
          <table:table-cell office:value-type="float" office:value="21.4718" calcext:value-type="float">
            <text:p>21.4718</text:p>
          </table:table-cell>
          <table:table-cell office:value-type="float" office:value="21.67984" calcext:value-type="float">
            <text:p>21.67984</text:p>
          </table:table-cell>
          <table:table-cell office:value-type="float" office:value="21.08383" calcext:value-type="float">
            <text:p>21.08383</text:p>
          </table:table-cell>
          <table:table-cell office:value-type="float" office:value="20.72183" calcext:value-type="float">
            <text:p>20.72183</text:p>
          </table:table-cell>
          <table:table-cell office:value-type="float" office:value="20.32385" calcext:value-type="float">
            <text:p>20.32385</text:p>
          </table:table-cell>
          <table:table-cell office:value-type="float" office:value="19.88907" calcext:value-type="float">
            <text:p>19.88907</text:p>
          </table:table-cell>
          <table:table-cell office:value-type="float" office:value="19.78128" calcext:value-type="float">
            <text:p>19.78128</text:p>
          </table:table-cell>
          <table:table-cell office:value-type="float" office:value="19.24652" calcext:value-type="float">
            <text:p>19.24652</text:p>
          </table:table-cell>
          <table:table-cell office:value-type="float" office:value="19.24252" calcext:value-type="float">
            <text:p>19.24252</text:p>
          </table:table-cell>
          <table:table-cell office:value-type="float" office:value="18.68167" calcext:value-type="float">
            <text:p>18.68167</text:p>
          </table:table-cell>
          <table:table-cell office:value-type="float" office:value="18.67865" calcext:value-type="float">
            <text:p>18.67865</text:p>
          </table:table-cell>
          <table:table-cell office:value-type="float" office:value="18.10986" calcext:value-type="float">
            <text:p>18.10986</text:p>
          </table:table-cell>
          <table:table-cell office:value-type="float" office:value="18.1055" calcext:value-type="float">
            <text:p>18.1055</text:p>
          </table:table-cell>
          <table:table-cell office:value-type="float" office:value="17.48325" calcext:value-type="float">
            <text:p>17.48325</text:p>
          </table:table-cell>
          <table:table-cell office:value-type="float" office:value="17.47647" calcext:value-type="float">
            <text:p>17.47647</text:p>
          </table:table-cell>
          <table:table-cell office:value-type="float" office:value="16.93802" calcext:value-type="float">
            <text:p>16.93802</text:p>
          </table:table-cell>
          <table:table-cell office:value-type="float" office:value="16.93137" calcext:value-type="float">
            <text:p>16.93137</text:p>
          </table:table-cell>
          <table:table-cell office:value-type="float" office:value="35.61554" calcext:value-type="float">
            <text:p>35.61554</text:p>
          </table:table-cell>
          <table:table-cell office:value-type="float" office:value="19.68561" calcext:value-type="float">
            <text:p>19.685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2" calcext:value-type="float">
            <text:p>7092002</text:p>
          </table:table-cell>
          <table:table-cell office:value-type="float" office:value="21.19284" calcext:value-type="float">
            <text:p>21.19284</text:p>
          </table:table-cell>
          <table:table-cell office:value-type="float" office:value="33.43" calcext:value-type="float">
            <text:p>33.43</text:p>
          </table:table-cell>
          <table:table-cell office:value-type="float" office:value="19.49" calcext:value-type="float">
            <text:p>19.49</text:p>
          </table:table-cell>
          <table:table-cell office:value-type="float" office:value="2.164764" calcext:value-type="float">
            <text:p>2.164764</text:p>
          </table:table-cell>
          <table:table-cell office:value-type="float" office:value="1.29035" calcext:value-type="float">
            <text:p>1.29035</text:p>
          </table:table-cell>
          <table:table-cell office:value-type="float" office:value="232.128" calcext:value-type="float">
            <text:p>232.128</text:p>
          </table:table-cell>
          <table:table-cell office:value-type="float" office:value="0" calcext:value-type="float">
            <text:p>0</text:p>
          </table:table-cell>
          <table:table-cell office:value-type="float" office:value="29.42722" calcext:value-type="float">
            <text:p>29.42722</text:p>
          </table:table-cell>
          <table:table-cell office:value-type="float" office:value="20.60687" calcext:value-type="float">
            <text:p>20.60687</text:p>
          </table:table-cell>
          <table:table-cell office:value-type="float" office:value="26.73367" calcext:value-type="float">
            <text:p>26.73367</text:p>
          </table:table-cell>
          <table:table-cell office:value-type="float" office:value="21.47797" calcext:value-type="float">
            <text:p>21.47797</text:p>
          </table:table-cell>
          <table:table-cell office:value-type="float" office:value="25.32532" calcext:value-type="float">
            <text:p>25.32532</text:p>
          </table:table-cell>
          <table:table-cell office:value-type="float" office:value="21.90329" calcext:value-type="float">
            <text:p>21.90329</text:p>
          </table:table-cell>
          <table:table-cell office:value-type="float" office:value="24.15634" calcext:value-type="float">
            <text:p>24.15634</text:p>
          </table:table-cell>
          <table:table-cell office:value-type="float" office:value="22.05069" calcext:value-type="float">
            <text:p>22.05069</text:p>
          </table:table-cell>
          <table:table-cell office:value-type="float" office:value="23.39349" calcext:value-type="float">
            <text:p>23.39349</text:p>
          </table:table-cell>
          <table:table-cell office:value-type="float" office:value="22.01758" calcext:value-type="float">
            <text:p>22.01758</text:p>
          </table:table-cell>
          <table:table-cell office:value-type="float" office:value="22.61777" calcext:value-type="float">
            <text:p>22.61777</text:p>
          </table:table-cell>
          <table:table-cell office:value-type="float" office:value="21.86798" calcext:value-type="float">
            <text:p>21.86798</text:p>
          </table:table-cell>
          <table:table-cell office:value-type="float" office:value="21.98099" calcext:value-type="float">
            <text:p>21.98099</text:p>
          </table:table-cell>
          <table:table-cell office:value-type="float" office:value="21.52145" calcext:value-type="float">
            <text:p>21.52145</text:p>
          </table:table-cell>
          <table:table-cell office:value-type="float" office:value="21.04633" calcext:value-type="float">
            <text:p>21.04633</text:p>
          </table:table-cell>
          <table:table-cell office:value-type="float" office:value="20.72769" calcext:value-type="float">
            <text:p>20.72769</text:p>
          </table:table-cell>
          <table:table-cell office:value-type="float" office:value="20.05728" calcext:value-type="float">
            <text:p>20.05728</text:p>
          </table:table-cell>
          <table:table-cell office:value-type="float" office:value="19.89069" calcext:value-type="float">
            <text:p>19.89069</text:p>
          </table:table-cell>
          <table:table-cell office:value-type="float" office:value="19.27762" calcext:value-type="float">
            <text:p>19.27762</text:p>
          </table:table-cell>
          <table:table-cell office:value-type="float" office:value="19.24619" calcext:value-type="float">
            <text:p>19.24619</text:p>
          </table:table-cell>
          <table:table-cell office:value-type="float" office:value="18.68381" calcext:value-type="float">
            <text:p>18.68381</text:p>
          </table:table-cell>
          <table:table-cell office:value-type="float" office:value="18.67865" calcext:value-type="float">
            <text:p>18.67865</text:p>
          </table:table-cell>
          <table:table-cell office:value-type="float" office:value="18.11371" calcext:value-type="float">
            <text:p>18.11371</text:p>
          </table:table-cell>
          <table:table-cell office:value-type="float" office:value="18.10989" calcext:value-type="float">
            <text:p>18.10989</text:p>
          </table:table-cell>
          <table:table-cell office:value-type="float" office:value="17.48926" calcext:value-type="float">
            <text:p>17.48926</text:p>
          </table:table-cell>
          <table:table-cell office:value-type="float" office:value="17.48334" calcext:value-type="float">
            <text:p>17.48334</text:p>
          </table:table-cell>
          <table:table-cell office:value-type="float" office:value="16.94394" calcext:value-type="float">
            <text:p>16.94394</text:p>
          </table:table-cell>
          <table:table-cell office:value-type="float" office:value="16.93808" calcext:value-type="float">
            <text:p>16.93808</text:p>
          </table:table-cell>
          <table:table-cell office:value-type="float" office:value="35.4938" calcext:value-type="float">
            <text:p>35.4938</text:p>
          </table:table-cell>
          <table:table-cell office:value-type="float" office:value="19.53528" calcext:value-type="float">
            <text:p>19.535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2" calcext:value-type="float">
            <text:p>8092002</text:p>
          </table:table-cell>
          <table:table-cell office:value-type="float" office:value="21.67699" calcext:value-type="float">
            <text:p>21.67699</text:p>
          </table:table-cell>
          <table:table-cell office:value-type="float" office:value="33.17" calcext:value-type="float">
            <text:p>33.17</text:p>
          </table:table-cell>
          <table:table-cell office:value-type="float" office:value="17.8" calcext:value-type="float">
            <text:p>17.8</text:p>
          </table:table-cell>
          <table:table-cell office:value-type="float" office:value="2.014525" calcext:value-type="float">
            <text:p>2.014525</text:p>
          </table:table-cell>
          <table:table-cell office:value-type="float" office:value="1.363595" calcext:value-type="float">
            <text:p>1.363595</text:p>
          </table:table-cell>
          <table:table-cell office:value-type="float" office:value="271.26" calcext:value-type="float">
            <text:p>271.26</text:p>
          </table:table-cell>
          <table:table-cell office:value-type="float" office:value="0" calcext:value-type="float">
            <text:p>0</text:p>
          </table:table-cell>
          <table:table-cell office:value-type="float" office:value="29.98456" calcext:value-type="float">
            <text:p>29.98456</text:p>
          </table:table-cell>
          <table:table-cell office:value-type="float" office:value="19.83102" calcext:value-type="float">
            <text:p>19.83102</text:p>
          </table:table-cell>
          <table:table-cell office:value-type="float" office:value="27.03918" calcext:value-type="float">
            <text:p>27.03918</text:p>
          </table:table-cell>
          <table:table-cell office:value-type="float" office:value="20.96851" calcext:value-type="float">
            <text:p>20.96851</text:p>
          </table:table-cell>
          <table:table-cell office:value-type="float" office:value="25.59647" calcext:value-type="float">
            <text:p>25.59647</text:p>
          </table:table-cell>
          <table:table-cell office:value-type="float" office:value="21.57587" calcext:value-type="float">
            <text:p>21.57587</text:p>
          </table:table-cell>
          <table:table-cell office:value-type="float" office:value="24.38239" calcext:value-type="float">
            <text:p>24.38239</text:p>
          </table:table-cell>
          <table:table-cell office:value-type="float" office:value="21.89935" calcext:value-type="float">
            <text:p>21.89935</text:p>
          </table:table-cell>
          <table:table-cell office:value-type="float" office:value="23.59686" calcext:value-type="float">
            <text:p>23.59686</text:p>
          </table:table-cell>
          <table:table-cell office:value-type="float" office:value="21.97888" calcext:value-type="float">
            <text:p>21.97888</text:p>
          </table:table-cell>
          <table:table-cell office:value-type="float" office:value="22.82047" calcext:value-type="float">
            <text:p>22.82047</text:p>
          </table:table-cell>
          <table:table-cell office:value-type="float" office:value="21.93652" calcext:value-type="float">
            <text:p>21.93652</text:p>
          </table:table-cell>
          <table:table-cell office:value-type="float" office:value="22.17404" calcext:value-type="float">
            <text:p>22.17404</text:p>
          </table:table-cell>
          <table:table-cell office:value-type="float" office:value="21.66547" calcext:value-type="float">
            <text:p>21.66547</text:p>
          </table:table-cell>
          <table:table-cell office:value-type="float" office:value="21.24277" calcext:value-type="float">
            <text:p>21.24277</text:p>
          </table:table-cell>
          <table:table-cell office:value-type="float" office:value="21.05087" calcext:value-type="float">
            <text:p>21.05087</text:p>
          </table:table-cell>
          <table:table-cell office:value-type="float" office:value="20.21939" calcext:value-type="float">
            <text:p>20.21939</text:p>
          </table:table-cell>
          <table:table-cell office:value-type="float" office:value="20.05911" calcext:value-type="float">
            <text:p>20.05911</text:p>
          </table:table-cell>
          <table:table-cell office:value-type="float" office:value="19.33447" calcext:value-type="float">
            <text:p>19.33447</text:p>
          </table:table-cell>
          <table:table-cell office:value-type="float" office:value="19.27814" calcext:value-type="float">
            <text:p>19.27814</text:p>
          </table:table-cell>
          <table:table-cell office:value-type="float" office:value="18.70126" calcext:value-type="float">
            <text:p>18.70126</text:p>
          </table:table-cell>
          <table:table-cell office:value-type="float" office:value="18.6839" calcext:value-type="float">
            <text:p>18.6839</text:p>
          </table:table-cell>
          <table:table-cell office:value-type="float" office:value="18.12003" calcext:value-type="float">
            <text:p>18.12003</text:p>
          </table:table-cell>
          <table:table-cell office:value-type="float" office:value="18.11377" calcext:value-type="float">
            <text:p>18.11377</text:p>
          </table:table-cell>
          <table:table-cell office:value-type="float" office:value="17.49493" calcext:value-type="float">
            <text:p>17.49493</text:p>
          </table:table-cell>
          <table:table-cell office:value-type="float" office:value="17.48932" calcext:value-type="float">
            <text:p>17.48932</text:p>
          </table:table-cell>
          <table:table-cell office:value-type="float" office:value="16.9491" calcext:value-type="float">
            <text:p>16.9491</text:p>
          </table:table-cell>
          <table:table-cell office:value-type="float" office:value="16.944" calcext:value-type="float">
            <text:p>16.944</text:p>
          </table:table-cell>
          <table:table-cell office:value-type="float" office:value="35.4162" calcext:value-type="float">
            <text:p>35.4162</text:p>
          </table:table-cell>
          <table:table-cell office:value-type="float" office:value="18.21329" calcext:value-type="float">
            <text:p>18.213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2" calcext:value-type="float">
            <text:p>9092002</text:p>
          </table:table-cell>
          <table:table-cell office:value-type="float" office:value="20.14808" calcext:value-type="float">
            <text:p>20.14808</text:p>
          </table:table-cell>
          <table:table-cell office:value-type="float" office:value="31.23" calcext:value-type="float">
            <text:p>31.23</text:p>
          </table:table-cell>
          <table:table-cell office:value-type="float" office:value="17.15" calcext:value-type="float">
            <text:p>17.15</text:p>
          </table:table-cell>
          <table:table-cell office:value-type="float" office:value="2.146692" calcext:value-type="float">
            <text:p>2.146692</text:p>
          </table:table-cell>
          <table:table-cell office:value-type="float" office:value="1.302799" calcext:value-type="float">
            <text:p>1.302799</text:p>
          </table:table-cell>
          <table:table-cell office:value-type="float" office:value="196.668" calcext:value-type="float">
            <text:p>196.668</text:p>
          </table:table-cell>
          <table:table-cell office:value-type="float" office:value="0" calcext:value-type="float">
            <text:p>0</text:p>
          </table:table-cell>
          <table:table-cell office:value-type="float" office:value="28.74042" calcext:value-type="float">
            <text:p>28.74042</text:p>
          </table:table-cell>
          <table:table-cell office:value-type="float" office:value="19.0712" calcext:value-type="float">
            <text:p>19.0712</text:p>
          </table:table-cell>
          <table:table-cell office:value-type="float" office:value="26.36517" calcext:value-type="float">
            <text:p>26.36517</text:p>
          </table:table-cell>
          <table:table-cell office:value-type="float" office:value="20.74799" calcext:value-type="float">
            <text:p>20.74799</text:p>
          </table:table-cell>
          <table:table-cell office:value-type="float" office:value="25.13281" calcext:value-type="float">
            <text:p>25.13281</text:p>
          </table:table-cell>
          <table:table-cell office:value-type="float" office:value="21.55212" calcext:value-type="float">
            <text:p>21.55212</text:p>
          </table:table-cell>
          <table:table-cell office:value-type="float" office:value="24.09839" calcext:value-type="float">
            <text:p>24.09839</text:p>
          </table:table-cell>
          <table:table-cell office:value-type="float" office:value="21.97705" calcext:value-type="float">
            <text:p>21.97705</text:p>
          </table:table-cell>
          <table:table-cell office:value-type="float" office:value="23.43127" calcext:value-type="float">
            <text:p>23.43127</text:p>
          </table:table-cell>
          <table:table-cell office:value-type="float" office:value="22.1066" calcext:value-type="float">
            <text:p>22.1066</text:p>
          </table:table-cell>
          <table:table-cell office:value-type="float" office:value="22.81058" calcext:value-type="float">
            <text:p>22.81058</text:p>
          </table:table-cell>
          <table:table-cell office:value-type="float" office:value="22.10315" calcext:value-type="float">
            <text:p>22.10315</text:p>
          </table:table-cell>
          <table:table-cell office:value-type="float" office:value="22.20978" calcext:value-type="float">
            <text:p>22.20978</text:p>
          </table:table-cell>
          <table:table-cell office:value-type="float" office:value="21.84476" calcext:value-type="float">
            <text:p>21.84476</text:p>
          </table:table-cell>
          <table:table-cell office:value-type="float" office:value="21.39505" calcext:value-type="float">
            <text:p>21.39505</text:p>
          </table:table-cell>
          <table:table-cell office:value-type="float" office:value="21.24707" calcext:value-type="float">
            <text:p>21.24707</text:p>
          </table:table-cell>
          <table:table-cell office:value-type="float" office:value="20.36484" calcext:value-type="float">
            <text:p>20.36484</text:p>
          </table:table-cell>
          <table:table-cell office:value-type="float" office:value="20.22104" calcext:value-type="float">
            <text:p>20.22104</text:p>
          </table:table-cell>
          <table:table-cell office:value-type="float" office:value="19.40436" calcext:value-type="float">
            <text:p>19.40436</text:p>
          </table:table-cell>
          <table:table-cell office:value-type="float" office:value="19.33511" calcext:value-type="float">
            <text:p>19.33511</text:p>
          </table:table-cell>
          <table:table-cell office:value-type="float" office:value="18.72992" calcext:value-type="float">
            <text:p>18.72992</text:p>
          </table:table-cell>
          <table:table-cell office:value-type="float" office:value="18.70148" calcext:value-type="float">
            <text:p>18.70148</text:p>
          </table:table-cell>
          <table:table-cell office:value-type="float" office:value="18.13037" calcext:value-type="float">
            <text:p>18.13037</text:p>
          </table:table-cell>
          <table:table-cell office:value-type="float" office:value="18.12012" calcext:value-type="float">
            <text:p>18.12012</text:p>
          </table:table-cell>
          <table:table-cell office:value-type="float" office:value="17.50098" calcext:value-type="float">
            <text:p>17.50098</text:p>
          </table:table-cell>
          <table:table-cell office:value-type="float" office:value="17.49503" calcext:value-type="float">
            <text:p>17.49503</text:p>
          </table:table-cell>
          <table:table-cell office:value-type="float" office:value="16.95432" calcext:value-type="float">
            <text:p>16.95432</text:p>
          </table:table-cell>
          <table:table-cell office:value-type="float" office:value="16.94913" calcext:value-type="float">
            <text:p>16.94913</text:p>
          </table:table-cell>
          <table:table-cell office:value-type="float" office:value="34.44406" calcext:value-type="float">
            <text:p>34.44406</text:p>
          </table:table-cell>
          <table:table-cell office:value-type="float" office:value="17.35538" calcext:value-type="float">
            <text:p>17.355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2" calcext:value-type="float">
            <text:p>10092002</text:p>
          </table:table-cell>
          <table:table-cell office:value-type="float" office:value="17.86104" calcext:value-type="float">
            <text:p>17.86104</text:p>
          </table:table-cell>
          <table:table-cell office:value-type="float" office:value="24.5" calcext:value-type="float">
            <text:p>24.5</text:p>
          </table:table-cell>
          <table:table-cell office:value-type="float" office:value="11.94" calcext:value-type="float">
            <text:p>11.94</text:p>
          </table:table-cell>
          <table:table-cell office:value-type="float" office:value="2.017945" calcext:value-type="float">
            <text:p>2.017945</text:p>
          </table:table-cell>
          <table:table-cell office:value-type="float" office:value="1.193207" calcext:value-type="float">
            <text:p>1.193207</text:p>
          </table:table-cell>
          <table:table-cell office:value-type="float" office:value="293.868" calcext:value-type="float">
            <text:p>293.868</text:p>
          </table:table-cell>
          <table:table-cell office:value-type="float" office:value="0.3" calcext:value-type="float">
            <text:p>0.3</text:p>
          </table:table-cell>
          <table:table-cell office:value-type="float" office:value="25.4433" calcext:value-type="float">
            <text:p>25.4433</text:p>
          </table:table-cell>
          <table:table-cell office:value-type="float" office:value="15.62085" calcext:value-type="float">
            <text:p>15.62085</text:p>
          </table:table-cell>
          <table:table-cell office:value-type="float" office:value="23.68488" calcext:value-type="float">
            <text:p>23.68488</text:p>
          </table:table-cell>
          <table:table-cell office:value-type="float" office:value="18.50937" calcext:value-type="float">
            <text:p>18.50937</text:p>
          </table:table-cell>
          <table:table-cell office:value-type="float" office:value="23.34912" calcext:value-type="float">
            <text:p>23.34912</text:p>
          </table:table-cell>
          <table:table-cell office:value-type="float" office:value="20.01157" calcext:value-type="float">
            <text:p>20.01157</text:p>
          </table:table-cell>
          <table:table-cell office:value-type="float" office:value="23.29575" calcext:value-type="float">
            <text:p>23.29575</text:p>
          </table:table-cell>
          <table:table-cell office:value-type="float" office:value="20.9903" calcext:value-type="float">
            <text:p>20.9903</text:p>
          </table:table-cell>
          <table:table-cell office:value-type="float" office:value="23.0831" calcext:value-type="float">
            <text:p>23.0831</text:p>
          </table:table-cell>
          <table:table-cell office:value-type="float" office:value="21.39609" calcext:value-type="float">
            <text:p>21.39609</text:p>
          </table:table-cell>
          <table:table-cell office:value-type="float" office:value="22.73233" calcext:value-type="float">
            <text:p>22.73233</text:p>
          </table:table-cell>
          <table:table-cell office:value-type="float" office:value="21.70294" calcext:value-type="float">
            <text:p>21.70294</text:p>
          </table:table-cell>
          <table:table-cell office:value-type="float" office:value="22.21371" calcext:value-type="float">
            <text:p>22.21371</text:p>
          </table:table-cell>
          <table:table-cell office:value-type="float" office:value="21.63522" calcext:value-type="float">
            <text:p>21.63522</text:p>
          </table:table-cell>
          <table:table-cell office:value-type="float" office:value="21.45239" calcext:value-type="float">
            <text:p>21.45239</text:p>
          </table:table-cell>
          <table:table-cell office:value-type="float" office:value="21.32092" calcext:value-type="float">
            <text:p>21.32092</text:p>
          </table:table-cell>
          <table:table-cell office:value-type="float" office:value="20.46451" calcext:value-type="float">
            <text:p>20.46451</text:p>
          </table:table-cell>
          <table:table-cell office:value-type="float" office:value="20.36618" calcext:value-type="float">
            <text:p>20.36618</text:p>
          </table:table-cell>
          <table:table-cell office:value-type="float" office:value="19.47745" calcext:value-type="float">
            <text:p>19.47745</text:p>
          </table:table-cell>
          <table:table-cell office:value-type="float" office:value="19.40512" calcext:value-type="float">
            <text:p>19.40512</text:p>
          </table:table-cell>
          <table:table-cell office:value-type="float" office:value="18.76678" calcext:value-type="float">
            <text:p>18.76678</text:p>
          </table:table-cell>
          <table:table-cell office:value-type="float" office:value="18.73032" calcext:value-type="float">
            <text:p>18.73032</text:p>
          </table:table-cell>
          <table:table-cell office:value-type="float" office:value="18.14529" calcext:value-type="float">
            <text:p>18.14529</text:p>
          </table:table-cell>
          <table:table-cell office:value-type="float" office:value="18.13049" calcext:value-type="float">
            <text:p>18.13049</text:p>
          </table:table-cell>
          <table:table-cell office:value-type="float" office:value="17.50854" calcext:value-type="float">
            <text:p>17.50854</text:p>
          </table:table-cell>
          <table:table-cell office:value-type="float" office:value="17.50107" calcext:value-type="float">
            <text:p>17.50107</text:p>
          </table:table-cell>
          <table:table-cell office:value-type="float" office:value="16.96078" calcext:value-type="float">
            <text:p>16.96078</text:p>
          </table:table-cell>
          <table:table-cell office:value-type="float" office:value="16.95438" calcext:value-type="float">
            <text:p>16.95438</text:p>
          </table:table-cell>
          <table:table-cell office:value-type="float" office:value="29.72736" calcext:value-type="float">
            <text:p>29.72736</text:p>
          </table:table-cell>
          <table:table-cell office:value-type="float" office:value="12.7872" calcext:value-type="float">
            <text:p>12.78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2" calcext:value-type="float">
            <text:p>11092002</text:p>
          </table:table-cell>
          <table:table-cell office:value-type="float" office:value="20.79141" calcext:value-type="float">
            <text:p>20.79141</text:p>
          </table:table-cell>
          <table:table-cell office:value-type="float" office:value="24.61" calcext:value-type="float">
            <text:p>24.61</text:p>
          </table:table-cell>
          <table:table-cell office:value-type="float" office:value="8.96" calcext:value-type="float">
            <text:p>8.96</text:p>
          </table:table-cell>
          <table:table-cell office:value-type="float" office:value="1.464724" calcext:value-type="float">
            <text:p>1.464724</text:p>
          </table:table-cell>
          <table:table-cell office:value-type="float" office:value="1.00537" calcext:value-type="float">
            <text:p>1.00537</text:p>
          </table:table-cell>
          <table:table-cell office:value-type="float" office:value="114.84" calcext:value-type="float">
            <text:p>114.84</text:p>
          </table:table-cell>
          <table:table-cell office:value-type="float" office:value="0" calcext:value-type="float">
            <text:p>0</text:p>
          </table:table-cell>
          <table:table-cell office:value-type="float" office:value="25.02524" calcext:value-type="float">
            <text:p>25.02524</text:p>
          </table:table-cell>
          <table:table-cell office:value-type="float" office:value="12.30127" calcext:value-type="float">
            <text:p>12.30127</text:p>
          </table:table-cell>
          <table:table-cell office:value-type="float" office:value="22.91293" calcext:value-type="float">
            <text:p>22.91293</text:p>
          </table:table-cell>
          <table:table-cell office:value-type="float" office:value="15.28421" calcext:value-type="float">
            <text:p>15.28421</text:p>
          </table:table-cell>
          <table:table-cell office:value-type="float" office:value="22.01627" calcext:value-type="float">
            <text:p>22.01627</text:p>
          </table:table-cell>
          <table:table-cell office:value-type="float" office:value="17.12039" calcext:value-type="float">
            <text:p>17.12039</text:p>
          </table:table-cell>
          <table:table-cell office:value-type="float" office:value="21.40787" calcext:value-type="float">
            <text:p>21.40787</text:p>
          </table:table-cell>
          <table:table-cell office:value-type="float" office:value="18.57535" calcext:value-type="float">
            <text:p>18.57535</text:p>
          </table:table-cell>
          <table:table-cell office:value-type="float" office:value="21.34265" calcext:value-type="float">
            <text:p>21.34265</text:p>
          </table:table-cell>
          <table:table-cell office:value-type="float" office:value="19.427" calcext:value-type="float">
            <text:p>19.427</text:p>
          </table:table-cell>
          <table:table-cell office:value-type="float" office:value="21.67755" calcext:value-type="float">
            <text:p>21.67755</text:p>
          </table:table-cell>
          <table:table-cell office:value-type="float" office:value="20.17047" calcext:value-type="float">
            <text:p>20.17047</text:p>
          </table:table-cell>
          <table:table-cell office:value-type="float" office:value="21.62491" calcext:value-type="float">
            <text:p>21.62491</text:p>
          </table:table-cell>
          <table:table-cell office:value-type="float" office:value="20.55106" calcext:value-type="float">
            <text:p>20.55106</text:p>
          </table:table-cell>
          <table:table-cell office:value-type="float" office:value="21.319" calcext:value-type="float">
            <text:p>21.319</text:p>
          </table:table-cell>
          <table:table-cell office:value-type="float" office:value="20.79001" calcext:value-type="float">
            <text:p>20.79001</text:p>
          </table:table-cell>
          <table:table-cell office:value-type="float" office:value="20.4711" calcext:value-type="float">
            <text:p>20.4711</text:p>
          </table:table-cell>
          <table:table-cell office:value-type="float" office:value="20.40466" calcext:value-type="float">
            <text:p>20.40466</text:p>
          </table:table-cell>
          <table:table-cell office:value-type="float" office:value="19.53076" calcext:value-type="float">
            <text:p>19.53076</text:p>
          </table:table-cell>
          <table:table-cell office:value-type="float" office:value="19.47815" calcext:value-type="float">
            <text:p>19.47815</text:p>
          </table:table-cell>
          <table:table-cell office:value-type="float" office:value="18.80588" calcext:value-type="float">
            <text:p>18.80588</text:p>
          </table:table-cell>
          <table:table-cell office:value-type="float" office:value="18.76721" calcext:value-type="float">
            <text:p>18.76721</text:p>
          </table:table-cell>
          <table:table-cell office:value-type="float" office:value="18.16446" calcext:value-type="float">
            <text:p>18.16446</text:p>
          </table:table-cell>
          <table:table-cell office:value-type="float" office:value="18.14548" calcext:value-type="float">
            <text:p>18.14548</text:p>
          </table:table-cell>
          <table:table-cell office:value-type="float" office:value="17.51791" calcext:value-type="float">
            <text:p>17.51791</text:p>
          </table:table-cell>
          <table:table-cell office:value-type="float" office:value="17.50864" calcext:value-type="float">
            <text:p>17.50864</text:p>
          </table:table-cell>
          <table:table-cell office:value-type="float" office:value="16.96756" calcext:value-type="float">
            <text:p>16.96756</text:p>
          </table:table-cell>
          <table:table-cell office:value-type="float" office:value="16.96088" calcext:value-type="float">
            <text:p>16.96088</text:p>
          </table:table-cell>
          <table:table-cell office:value-type="float" office:value="29.4213" calcext:value-type="float">
            <text:p>29.4213</text:p>
          </table:table-cell>
          <table:table-cell office:value-type="float" office:value="9.40506" calcext:value-type="float">
            <text:p>9.405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2" calcext:value-type="float">
            <text:p>12092002</text:p>
          </table:table-cell>
          <table:table-cell office:value-type="float" office:value="9.793079" calcext:value-type="float">
            <text:p>9.793079</text:p>
          </table:table-cell>
          <table:table-cell office:value-type="float" office:value="24.29" calcext:value-type="float">
            <text:p>24.29</text:p>
          </table:table-cell>
          <table:table-cell office:value-type="float" office:value="13.25" calcext:value-type="float">
            <text:p>13.25</text:p>
          </table:table-cell>
          <table:table-cell office:value-type="float" office:value="1.731548" calcext:value-type="float">
            <text:p>1.731548</text:p>
          </table:table-cell>
          <table:table-cell office:value-type="float" office:value="1.260991" calcext:value-type="float">
            <text:p>1.260991</text:p>
          </table:table-cell>
          <table:table-cell office:value-type="float" office:value="136.188" calcext:value-type="float">
            <text:p>136.188</text:p>
          </table:table-cell>
          <table:table-cell office:value-type="float" office:value="0.3" calcext:value-type="float">
            <text:p>0.3</text:p>
          </table:table-cell>
          <table:table-cell office:value-type="float" office:value="23.16406" calcext:value-type="float">
            <text:p>23.16406</text:p>
          </table:table-cell>
          <table:table-cell office:value-type="float" office:value="15.28296" calcext:value-type="float">
            <text:p>15.28296</text:p>
          </table:table-cell>
          <table:table-cell office:value-type="float" office:value="21.19263" calcext:value-type="float">
            <text:p>21.19263</text:p>
          </table:table-cell>
          <table:table-cell office:value-type="float" office:value="16.97098" calcext:value-type="float">
            <text:p>16.97098</text:p>
          </table:table-cell>
          <table:table-cell office:value-type="float" office:value="20.75958" calcext:value-type="float">
            <text:p>20.75958</text:p>
          </table:table-cell>
          <table:table-cell office:value-type="float" office:value="18.05679" calcext:value-type="float">
            <text:p>18.05679</text:p>
          </table:table-cell>
          <table:table-cell office:value-type="float" office:value="20.5119" calcext:value-type="float">
            <text:p>20.5119</text:p>
          </table:table-cell>
          <table:table-cell office:value-type="float" office:value="18.93735" calcext:value-type="float">
            <text:p>18.93735</text:p>
          </table:table-cell>
          <table:table-cell office:value-type="float" office:value="20.6824" calcext:value-type="float">
            <text:p>20.6824</text:p>
          </table:table-cell>
          <table:table-cell office:value-type="float" office:value="19.46698" calcext:value-type="float">
            <text:p>19.46698</text:p>
          </table:table-cell>
          <table:table-cell office:value-type="float" office:value="20.83252" calcext:value-type="float">
            <text:p>20.83252</text:p>
          </table:table-cell>
          <table:table-cell office:value-type="float" office:value="19.9487" calcext:value-type="float">
            <text:p>19.9487</text:p>
          </table:table-cell>
          <table:table-cell office:value-type="float" office:value="20.82727" calcext:value-type="float">
            <text:p>20.82727</text:p>
          </table:table-cell>
          <table:table-cell office:value-type="float" office:value="20.23038" calcext:value-type="float">
            <text:p>20.23038</text:p>
          </table:table-cell>
          <table:table-cell office:value-type="float" office:value="20.78796" calcext:value-type="float">
            <text:p>20.78796</text:p>
          </table:table-cell>
          <table:table-cell office:value-type="float" office:value="20.4281" calcext:value-type="float">
            <text:p>20.4281</text:p>
          </table:table-cell>
          <table:table-cell office:value-type="float" office:value="20.40326" calcext:value-type="float">
            <text:p>20.40326</text:p>
          </table:table-cell>
          <table:table-cell office:value-type="float" office:value="20.24976" calcext:value-type="float">
            <text:p>20.24976</text:p>
          </table:table-cell>
          <table:table-cell office:value-type="float" office:value="19.54236" calcext:value-type="float">
            <text:p>19.54236</text:p>
          </table:table-cell>
          <table:table-cell office:value-type="float" office:value="19.53107" calcext:value-type="float">
            <text:p>19.53107</text:p>
          </table:table-cell>
          <table:table-cell office:value-type="float" office:value="18.83636" calcext:value-type="float">
            <text:p>18.83636</text:p>
          </table:table-cell>
          <table:table-cell office:value-type="float" office:value="18.80627" calcext:value-type="float">
            <text:p>18.80627</text:p>
          </table:table-cell>
          <table:table-cell office:value-type="float" office:value="18.18564" calcext:value-type="float">
            <text:p>18.18564</text:p>
          </table:table-cell>
          <table:table-cell office:value-type="float" office:value="18.16467" calcext:value-type="float">
            <text:p>18.16467</text:p>
          </table:table-cell>
          <table:table-cell office:value-type="float" office:value="17.52875" calcext:value-type="float">
            <text:p>17.52875</text:p>
          </table:table-cell>
          <table:table-cell office:value-type="float" office:value="17.51804" calcext:value-type="float">
            <text:p>17.51804</text:p>
          </table:table-cell>
          <table:table-cell office:value-type="float" office:value="16.97437" calcext:value-type="float">
            <text:p>16.97437</text:p>
          </table:table-cell>
          <table:table-cell office:value-type="float" office:value="16.96762" calcext:value-type="float">
            <text:p>16.96762</text:p>
          </table:table-cell>
          <table:table-cell office:value-type="float" office:value="27.90619" calcext:value-type="float">
            <text:p>27.90619</text:p>
          </table:table-cell>
          <table:table-cell office:value-type="float" office:value="13.35626" calcext:value-type="float">
            <text:p>13.356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2" calcext:value-type="float">
            <text:p>13092002</text:p>
          </table:table-cell>
          <table:table-cell office:value-type="float" office:value="9.34308" calcext:value-type="float">
            <text:p>9.34308</text:p>
          </table:table-cell>
          <table:table-cell office:value-type="float" office:value="21.41" calcext:value-type="float">
            <text:p>21.41</text:p>
          </table:table-cell>
          <table:table-cell office:value-type="float" office:value="15.27" calcext:value-type="float">
            <text:p>15.27</text:p>
          </table:table-cell>
          <table:table-cell office:value-type="float" office:value="1.92287" calcext:value-type="float">
            <text:p>1.92287</text:p>
          </table:table-cell>
          <table:table-cell office:value-type="float" office:value="1.489112" calcext:value-type="float">
            <text:p>1.489112</text:p>
          </table:table-cell>
          <table:table-cell office:value-type="float" office:value="187.164" calcext:value-type="float">
            <text:p>187.164</text:p>
          </table:table-cell>
          <table:table-cell office:value-type="float" office:value="14.4" calcext:value-type="float">
            <text:p>14.4</text:p>
          </table:table-cell>
          <table:table-cell office:value-type="float" office:value="21.31845" calcext:value-type="float">
            <text:p>21.31845</text:p>
          </table:table-cell>
          <table:table-cell office:value-type="float" office:value="16.1972" calcext:value-type="float">
            <text:p>16.1972</text:p>
          </table:table-cell>
          <table:table-cell office:value-type="float" office:value="20.47394" calcext:value-type="float">
            <text:p>20.47394</text:p>
          </table:table-cell>
          <table:table-cell office:value-type="float" office:value="16.96701" calcext:value-type="float">
            <text:p>16.96701</text:p>
          </table:table-cell>
          <table:table-cell office:value-type="float" office:value="19.98978" calcext:value-type="float">
            <text:p>19.98978</text:p>
          </table:table-cell>
          <table:table-cell office:value-type="float" office:value="17.84067" calcext:value-type="float">
            <text:p>17.84067</text:p>
          </table:table-cell>
          <table:table-cell office:value-type="float" office:value="19.7999" calcext:value-type="float">
            <text:p>19.7999</text:p>
          </table:table-cell>
          <table:table-cell office:value-type="float" office:value="18.58591" calcext:value-type="float">
            <text:p>18.58591</text:p>
          </table:table-cell>
          <table:table-cell office:value-type="float" office:value="20.0379" calcext:value-type="float">
            <text:p>20.0379</text:p>
          </table:table-cell>
          <table:table-cell office:value-type="float" office:value="19.05298" calcext:value-type="float">
            <text:p>19.05298</text:p>
          </table:table-cell>
          <table:table-cell office:value-type="float" office:value="20.26355" calcext:value-type="float">
            <text:p>20.26355</text:p>
          </table:table-cell>
          <table:table-cell office:value-type="float" office:value="19.51367" calcext:value-type="float">
            <text:p>19.51367</text:p>
          </table:table-cell>
          <table:table-cell office:value-type="float" office:value="20.35162" calcext:value-type="float">
            <text:p>20.35162</text:p>
          </table:table-cell>
          <table:table-cell office:value-type="float" office:value="19.8161" calcext:value-type="float">
            <text:p>19.8161</text:p>
          </table:table-cell>
          <table:table-cell office:value-type="float" office:value="20.42606" calcext:value-type="float">
            <text:p>20.42606</text:p>
          </table:table-cell>
          <table:table-cell office:value-type="float" office:value="20.0817" calcext:value-type="float">
            <text:p>20.0817</text:p>
          </table:table-cell>
          <table:table-cell office:value-type="float" office:value="20.24799" calcext:value-type="float">
            <text:p>20.24799</text:p>
          </table:table-cell>
          <table:table-cell office:value-type="float" office:value="20.06912" calcext:value-type="float">
            <text:p>20.06912</text:p>
          </table:table-cell>
          <table:table-cell office:value-type="float" office:value="19.54077" calcext:value-type="float">
            <text:p>19.54077</text:p>
          </table:table-cell>
          <table:table-cell office:value-type="float" office:value="19.51416" calcext:value-type="float">
            <text:p>19.51416</text:p>
          </table:table-cell>
          <table:table-cell office:value-type="float" office:value="18.85147" calcext:value-type="float">
            <text:p>18.85147</text:p>
          </table:table-cell>
          <table:table-cell office:value-type="float" office:value="18.83661" calcext:value-type="float">
            <text:p>18.83661</text:p>
          </table:table-cell>
          <table:table-cell office:value-type="float" office:value="18.20505" calcext:value-type="float">
            <text:p>18.20505</text:p>
          </table:table-cell>
          <table:table-cell office:value-type="float" office:value="18.18588" calcext:value-type="float">
            <text:p>18.18588</text:p>
          </table:table-cell>
          <table:table-cell office:value-type="float" office:value="17.54077" calcext:value-type="float">
            <text:p>17.54077</text:p>
          </table:table-cell>
          <table:table-cell office:value-type="float" office:value="17.52884" calcext:value-type="float">
            <text:p>17.52884</text:p>
          </table:table-cell>
          <table:table-cell office:value-type="float" office:value="16.98206" calcext:value-type="float">
            <text:p>16.98206</text:p>
          </table:table-cell>
          <table:table-cell office:value-type="float" office:value="16.97443" calcext:value-type="float">
            <text:p>16.97443</text:p>
          </table:table-cell>
          <table:table-cell office:value-type="float" office:value="22.01675" calcext:value-type="float">
            <text:p>22.01675</text:p>
          </table:table-cell>
          <table:table-cell office:value-type="float" office:value="15.06433" calcext:value-type="float">
            <text:p>15.064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2" calcext:value-type="float">
            <text:p>14092002</text:p>
          </table:table-cell>
          <table:table-cell office:value-type="float" office:value="8.04564" calcext:value-type="float">
            <text:p>8.04564</text:p>
          </table:table-cell>
          <table:table-cell office:value-type="float" office:value="22.28" calcext:value-type="float">
            <text:p>22.28</text:p>
          </table:table-cell>
          <table:table-cell office:value-type="float" office:value="10.8" calcext:value-type="float">
            <text:p>10.8</text:p>
          </table:table-cell>
          <table:table-cell office:value-type="float" office:value="2.052403" calcext:value-type="float">
            <text:p>2.052403</text:p>
          </table:table-cell>
          <table:table-cell office:value-type="float" office:value="1.137093" calcext:value-type="float">
            <text:p>1.137093</text:p>
          </table:table-cell>
          <table:table-cell office:value-type="float" office:value="205.056" calcext:value-type="float">
            <text:p>205.056</text:p>
          </table:table-cell>
          <table:table-cell office:value-type="float" office:value="0" calcext:value-type="float">
            <text:p>0</text:p>
          </table:table-cell>
          <table:table-cell office:value-type="float" office:value="20.68356" calcext:value-type="float">
            <text:p>20.68356</text:p>
          </table:table-cell>
          <table:table-cell office:value-type="float" office:value="13.08383" calcext:value-type="float">
            <text:p>13.08383</text:p>
          </table:table-cell>
          <table:table-cell office:value-type="float" office:value="20.09152" calcext:value-type="float">
            <text:p>20.09152</text:p>
          </table:table-cell>
          <table:table-cell office:value-type="float" office:value="15.09262" calcext:value-type="float">
            <text:p>15.09262</text:p>
          </table:table-cell>
          <table:table-cell office:value-type="float" office:value="19.80496" calcext:value-type="float">
            <text:p>19.80496</text:p>
          </table:table-cell>
          <table:table-cell office:value-type="float" office:value="16.83569" calcext:value-type="float">
            <text:p>16.83569</text:p>
          </table:table-cell>
          <table:table-cell office:value-type="float" office:value="19.63226" calcext:value-type="float">
            <text:p>19.63226</text:p>
          </table:table-cell>
          <table:table-cell office:value-type="float" office:value="18.15369" calcext:value-type="float">
            <text:p>18.15369</text:p>
          </table:table-cell>
          <table:table-cell office:value-type="float" office:value="19.57584" calcext:value-type="float">
            <text:p>19.57584</text:p>
          </table:table-cell>
          <table:table-cell office:value-type="float" office:value="18.79053" calcext:value-type="float">
            <text:p>18.79053</text:p>
          </table:table-cell>
          <table:table-cell office:value-type="float" office:value="19.71368" calcext:value-type="float">
            <text:p>19.71368</text:p>
          </table:table-cell>
          <table:table-cell office:value-type="float" office:value="19.2724" calcext:value-type="float">
            <text:p>19.2724</text:p>
          </table:table-cell>
          <table:table-cell office:value-type="float" office:value="19.88004" calcext:value-type="float">
            <text:p>19.88004</text:p>
          </table:table-cell>
          <table:table-cell office:value-type="float" office:value="19.54535" calcext:value-type="float">
            <text:p>19.54535</text:p>
          </table:table-cell>
          <table:table-cell office:value-type="float" office:value="20.07925" calcext:value-type="float">
            <text:p>20.07925</text:p>
          </table:table-cell>
          <table:table-cell office:value-type="float" office:value="19.80002" calcext:value-type="float">
            <text:p>19.80002</text:p>
          </table:table-cell>
          <table:table-cell office:value-type="float" office:value="20.06714" calcext:value-type="float">
            <text:p>20.06714</text:p>
          </table:table-cell>
          <table:table-cell office:value-type="float" office:value="19.87613" calcext:value-type="float">
            <text:p>19.87613</text:p>
          </table:table-cell>
          <table:table-cell office:value-type="float" office:value="19.5137" calcext:value-type="float">
            <text:p>19.5137</text:p>
          </table:table-cell>
          <table:table-cell office:value-type="float" office:value="19.45929" calcext:value-type="float">
            <text:p>19.45929</text:p>
          </table:table-cell>
          <table:table-cell office:value-type="float" office:value="18.85278" calcext:value-type="float">
            <text:p>18.85278</text:p>
          </table:table-cell>
          <table:table-cell office:value-type="float" office:value="18.84973" calcext:value-type="float">
            <text:p>18.84973</text:p>
          </table:table-cell>
          <table:table-cell office:value-type="float" office:value="18.21973" calcext:value-type="float">
            <text:p>18.21973</text:p>
          </table:table-cell>
          <table:table-cell office:value-type="float" office:value="18.20523" calcext:value-type="float">
            <text:p>18.20523</text:p>
          </table:table-cell>
          <table:table-cell office:value-type="float" office:value="17.55301" calcext:value-type="float">
            <text:p>17.55301</text:p>
          </table:table-cell>
          <table:table-cell office:value-type="float" office:value="17.54092" calcext:value-type="float">
            <text:p>17.54092</text:p>
          </table:table-cell>
          <table:table-cell office:value-type="float" office:value="16.99088" calcext:value-type="float">
            <text:p>16.99088</text:p>
          </table:table-cell>
          <table:table-cell office:value-type="float" office:value="16.98215" calcext:value-type="float">
            <text:p>16.98215</text:p>
          </table:table-cell>
          <table:table-cell office:value-type="float" office:value="21.11816" calcext:value-type="float">
            <text:p>21.11816</text:p>
          </table:table-cell>
          <table:table-cell office:value-type="float" office:value="10.9111" calcext:value-type="float">
            <text:p>10.91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2" calcext:value-type="float">
            <text:p>15092002</text:p>
          </table:table-cell>
          <table:table-cell office:value-type="float" office:value="21.54733" calcext:value-type="float">
            <text:p>21.54733</text:p>
          </table:table-cell>
          <table:table-cell office:value-type="float" office:value="23.4" calcext:value-type="float">
            <text:p>23.4</text:p>
          </table:table-cell>
          <table:table-cell office:value-type="float" office:value="7" calcext:value-type="float">
            <text:p>7</text:p>
          </table:table-cell>
          <table:table-cell office:value-type="float" office:value="1.301182" calcext:value-type="float">
            <text:p>1.301182</text:p>
          </table:table-cell>
          <table:table-cell office:value-type="float" office:value="0.8802325" calcext:value-type="float">
            <text:p>0.8802325</text:p>
          </table:table-cell>
          <table:table-cell office:value-type="float" office:value="137.304" calcext:value-type="float">
            <text:p>137.304</text:p>
          </table:table-cell>
          <table:table-cell office:value-type="float" office:value="0" calcext:value-type="float">
            <text:p>0</text:p>
          </table:table-cell>
          <table:table-cell office:value-type="float" office:value="20.99316" calcext:value-type="float">
            <text:p>20.99316</text:p>
          </table:table-cell>
          <table:table-cell office:value-type="float" office:value="9.777649" calcext:value-type="float">
            <text:p>9.777649</text:p>
          </table:table-cell>
          <table:table-cell office:value-type="float" office:value="19.59329" calcext:value-type="float">
            <text:p>19.59329</text:p>
          </table:table-cell>
          <table:table-cell office:value-type="float" office:value="11.89175" calcext:value-type="float">
            <text:p>11.89175</text:p>
          </table:table-cell>
          <table:table-cell office:value-type="float" office:value="18.91052" calcext:value-type="float">
            <text:p>18.91052</text:p>
          </table:table-cell>
          <table:table-cell office:value-type="float" office:value="13.8512" calcext:value-type="float">
            <text:p>13.8512</text:p>
          </table:table-cell>
          <table:table-cell office:value-type="float" office:value="18.54941" calcext:value-type="float">
            <text:p>18.54941</text:p>
          </table:table-cell>
          <table:table-cell office:value-type="float" office:value="15.58124" calcext:value-type="float">
            <text:p>15.58124</text:p>
          </table:table-cell>
          <table:table-cell office:value-type="float" office:value="18.73123" calcext:value-type="float">
            <text:p>18.73123</text:p>
          </table:table-cell>
          <table:table-cell office:value-type="float" office:value="16.67542" calcext:value-type="float">
            <text:p>16.67542</text:p>
          </table:table-cell>
          <table:table-cell office:value-type="float" office:value="19.33777" calcext:value-type="float">
            <text:p>19.33777</text:p>
          </table:table-cell>
          <table:table-cell office:value-type="float" office:value="17.7356" calcext:value-type="float">
            <text:p>17.7356</text:p>
          </table:table-cell>
          <table:table-cell office:value-type="float" office:value="19.59222" calcext:value-type="float">
            <text:p>19.59222</text:p>
          </table:table-cell>
          <table:table-cell office:value-type="float" office:value="18.46338" calcext:value-type="float">
            <text:p>18.46338</text:p>
          </table:table-cell>
          <table:table-cell office:value-type="float" office:value="19.7981" calcext:value-type="float">
            <text:p>19.7981</text:p>
          </table:table-cell>
          <table:table-cell office:value-type="float" office:value="19.21378" calcext:value-type="float">
            <text:p>19.21378</text:p>
          </table:table-cell>
          <table:table-cell office:value-type="float" office:value="19.87424" calcext:value-type="float">
            <text:p>19.87424</text:p>
          </table:table-cell>
          <table:table-cell office:value-type="float" office:value="19.63544" calcext:value-type="float">
            <text:p>19.63544</text:p>
          </table:table-cell>
          <table:table-cell office:value-type="float" office:value="19.45862" calcext:value-type="float">
            <text:p>19.45862</text:p>
          </table:table-cell>
          <table:table-cell office:value-type="float" office:value="19.38147" calcext:value-type="float">
            <text:p>19.38147</text:p>
          </table:table-cell>
          <table:table-cell office:value-type="float" office:value="18.84964" calcext:value-type="float">
            <text:p>18.84964</text:p>
          </table:table-cell>
          <table:table-cell office:value-type="float" office:value="18.83228" calcext:value-type="float">
            <text:p>18.83228</text:p>
          </table:table-cell>
          <table:table-cell office:value-type="float" office:value="18.22836" calcext:value-type="float">
            <text:p>18.22836</text:p>
          </table:table-cell>
          <table:table-cell office:value-type="float" office:value="18.21985" calcext:value-type="float">
            <text:p>18.21985</text:p>
          </table:table-cell>
          <table:table-cell office:value-type="float" office:value="17.56445" calcext:value-type="float">
            <text:p>17.56445</text:p>
          </table:table-cell>
          <table:table-cell office:value-type="float" office:value="17.55313" calcext:value-type="float">
            <text:p>17.55313</text:p>
          </table:table-cell>
          <table:table-cell office:value-type="float" office:value="16.9996" calcext:value-type="float">
            <text:p>16.9996</text:p>
          </table:table-cell>
          <table:table-cell office:value-type="float" office:value="16.99097" calcext:value-type="float">
            <text:p>16.99097</text:p>
          </table:table-cell>
          <table:table-cell office:value-type="float" office:value="22.50476" calcext:value-type="float">
            <text:p>22.50476</text:p>
          </table:table-cell>
          <table:table-cell office:value-type="float" office:value="7.409943" calcext:value-type="float">
            <text:p>7.4099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2" calcext:value-type="float">
            <text:p>16092002</text:p>
          </table:table-cell>
          <table:table-cell office:value-type="float" office:value="21.30091" calcext:value-type="float">
            <text:p>21.30091</text:p>
          </table:table-cell>
          <table:table-cell office:value-type="float" office:value="27.3" calcext:value-type="float">
            <text:p>27.3</text:p>
          </table:table-cell>
          <table:table-cell office:value-type="float" office:value="8.04" calcext:value-type="float">
            <text:p>8.04</text:p>
          </table:table-cell>
          <table:table-cell office:value-type="float" office:value="1.356717" calcext:value-type="float">
            <text:p>1.356717</text:p>
          </table:table-cell>
          <table:table-cell office:value-type="float" office:value="0.944778" calcext:value-type="float">
            <text:p>0.944778</text:p>
          </table:table-cell>
          <table:table-cell office:value-type="float" office:value="187.524" calcext:value-type="float">
            <text:p>187.524</text:p>
          </table:table-cell>
          <table:table-cell office:value-type="float" office:value="0" calcext:value-type="float">
            <text:p>0</text:p>
          </table:table-cell>
          <table:table-cell office:value-type="float" office:value="22.72845" calcext:value-type="float">
            <text:p>22.72845</text:p>
          </table:table-cell>
          <table:table-cell office:value-type="float" office:value="9.798248" calcext:value-type="float">
            <text:p>9.798248</text:p>
          </table:table-cell>
          <table:table-cell office:value-type="float" office:value="20.55869" calcext:value-type="float">
            <text:p>20.55869</text:p>
          </table:table-cell>
          <table:table-cell office:value-type="float" office:value="11.75156" calcext:value-type="float">
            <text:p>11.75156</text:p>
          </table:table-cell>
          <table:table-cell office:value-type="float" office:value="19.4353" calcext:value-type="float">
            <text:p>19.4353</text:p>
          </table:table-cell>
          <table:table-cell office:value-type="float" office:value="13.50797" calcext:value-type="float">
            <text:p>13.50797</text:p>
          </table:table-cell>
          <table:table-cell office:value-type="float" office:value="18.75064" calcext:value-type="float">
            <text:p>18.75064</text:p>
          </table:table-cell>
          <table:table-cell office:value-type="float" office:value="15.07452" calcext:value-type="float">
            <text:p>15.07452</text:p>
          </table:table-cell>
          <table:table-cell office:value-type="float" office:value="18.43729" calcext:value-type="float">
            <text:p>18.43729</text:p>
          </table:table-cell>
          <table:table-cell office:value-type="float" office:value="16.08859" calcext:value-type="float">
            <text:p>16.08859</text:p>
          </table:table-cell>
          <table:table-cell office:value-type="float" office:value="18.36032" calcext:value-type="float">
            <text:p>18.36032</text:p>
          </table:table-cell>
          <table:table-cell office:value-type="float" office:value="17.11472" calcext:value-type="float">
            <text:p>17.11472</text:p>
          </table:table-cell>
          <table:table-cell office:value-type="float" office:value="18.72705" calcext:value-type="float">
            <text:p>18.72705</text:p>
          </table:table-cell>
          <table:table-cell office:value-type="float" office:value="17.87149" calcext:value-type="float">
            <text:p>17.87149</text:p>
          </table:table-cell>
          <table:table-cell office:value-type="float" office:value="19.21082" calcext:value-type="float">
            <text:p>19.21082</text:p>
          </table:table-cell>
          <table:table-cell office:value-type="float" office:value="18.74609" calcext:value-type="float">
            <text:p>18.74609</text:p>
          </table:table-cell>
          <table:table-cell office:value-type="float" office:value="19.63251" calcext:value-type="float">
            <text:p>19.63251</text:p>
          </table:table-cell>
          <table:table-cell office:value-type="float" office:value="19.33078" calcext:value-type="float">
            <text:p>19.33078</text:p>
          </table:table-cell>
          <table:table-cell office:value-type="float" office:value="19.38046" calcext:value-type="float">
            <text:p>19.38046</text:p>
          </table:table-cell>
          <table:table-cell office:value-type="float" office:value="19.27045" calcext:value-type="float">
            <text:p>19.27045</text:p>
          </table:table-cell>
          <table:table-cell office:value-type="float" office:value="18.83197" calcext:value-type="float">
            <text:p>18.83197</text:p>
          </table:table-cell>
          <table:table-cell office:value-type="float" office:value="18.79797" calcext:value-type="float">
            <text:p>18.79797</text:p>
          </table:table-cell>
          <table:table-cell office:value-type="float" office:value="18.23013" calcext:value-type="float">
            <text:p>18.23013</text:p>
          </table:table-cell>
          <table:table-cell office:value-type="float" office:value="18.22839" calcext:value-type="float">
            <text:p>18.22839</text:p>
          </table:table-cell>
          <table:table-cell office:value-type="float" office:value="17.57376" calcext:value-type="float">
            <text:p>17.57376</text:p>
          </table:table-cell>
          <table:table-cell office:value-type="float" office:value="17.56454" calcext:value-type="float">
            <text:p>17.56454</text:p>
          </table:table-cell>
          <table:table-cell office:value-type="float" office:value="17.00845" calcext:value-type="float">
            <text:p>17.00845</text:p>
          </table:table-cell>
          <table:table-cell office:value-type="float" office:value="16.99969" calcext:value-type="float">
            <text:p>16.99969</text:p>
          </table:table-cell>
          <table:table-cell office:value-type="float" office:value="24.6619" calcext:value-type="float">
            <text:p>24.6619</text:p>
          </table:table-cell>
          <table:table-cell office:value-type="float" office:value="7.987976" calcext:value-type="float">
            <text:p>7.9879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2" calcext:value-type="float">
            <text:p>17092002</text:p>
          </table:table-cell>
          <table:table-cell office:value-type="float" office:value="15.10776" calcext:value-type="float">
            <text:p>15.10776</text:p>
          </table:table-cell>
          <table:table-cell office:value-type="float" office:value="27.7" calcext:value-type="float">
            <text:p>27.7</text:p>
          </table:table-cell>
          <table:table-cell office:value-type="float" office:value="10.48" calcext:value-type="float">
            <text:p>10.48</text:p>
          </table:table-cell>
          <table:table-cell office:value-type="float" office:value="1.833032" calcext:value-type="float">
            <text:p>1.833032</text:p>
          </table:table-cell>
          <table:table-cell office:value-type="float" office:value="1.113134" calcext:value-type="float">
            <text:p>1.113134</text:p>
          </table:table-cell>
          <table:table-cell office:value-type="float" office:value="285.552" calcext:value-type="float">
            <text:p>285.552</text:p>
          </table:table-cell>
          <table:table-cell office:value-type="float" office:value="0" calcext:value-type="float">
            <text:p>0</text:p>
          </table:table-cell>
          <table:table-cell office:value-type="float" office:value="22.67844" calcext:value-type="float">
            <text:p>22.67844</text:p>
          </table:table-cell>
          <table:table-cell office:value-type="float" office:value="11.61218" calcext:value-type="float">
            <text:p>11.61218</text:p>
          </table:table-cell>
          <table:table-cell office:value-type="float" office:value="20.54752" calcext:value-type="float">
            <text:p>20.54752</text:p>
          </table:table-cell>
          <table:table-cell office:value-type="float" office:value="13.34363" calcext:value-type="float">
            <text:p>13.34363</text:p>
          </table:table-cell>
          <table:table-cell office:value-type="float" office:value="19.55307" calcext:value-type="float">
            <text:p>19.55307</text:p>
          </table:table-cell>
          <table:table-cell office:value-type="float" office:value="14.68085" calcext:value-type="float">
            <text:p>14.68085</text:p>
          </table:table-cell>
          <table:table-cell office:value-type="float" office:value="18.90015" calcext:value-type="float">
            <text:p>18.90015</text:p>
          </table:table-cell>
          <table:table-cell office:value-type="float" office:value="15.84094" calcext:value-type="float">
            <text:p>15.84094</text:p>
          </table:table-cell>
          <table:table-cell office:value-type="float" office:value="18.58575" calcext:value-type="float">
            <text:p>18.58575</text:p>
          </table:table-cell>
          <table:table-cell office:value-type="float" office:value="16.58386" calcext:value-type="float">
            <text:p>16.58386</text:p>
          </table:table-cell>
          <table:table-cell office:value-type="float" office:value="18.43558" calcext:value-type="float">
            <text:p>18.43558</text:p>
          </table:table-cell>
          <table:table-cell office:value-type="float" office:value="17.32983" calcext:value-type="float">
            <text:p>17.32983</text:p>
          </table:table-cell>
          <table:table-cell office:value-type="float" office:value="18.4314" calcext:value-type="float">
            <text:p>18.4314</text:p>
          </table:table-cell>
          <table:table-cell office:value-type="float" office:value="17.87033" calcext:value-type="float">
            <text:p>17.87033</text:p>
          </table:table-cell>
          <table:table-cell office:value-type="float" office:value="18.74652" calcext:value-type="float">
            <text:p>18.74652</text:p>
          </table:table-cell>
          <table:table-cell office:value-type="float" office:value="18.53125" calcext:value-type="float">
            <text:p>18.53125</text:p>
          </table:table-cell>
          <table:table-cell office:value-type="float" office:value="19.32779" calcext:value-type="float">
            <text:p>19.32779</text:p>
          </table:table-cell>
          <table:table-cell office:value-type="float" office:value="19.0723" calcext:value-type="float">
            <text:p>19.0723</text:p>
          </table:table-cell>
          <table:table-cell office:value-type="float" office:value="19.26913" calcext:value-type="float">
            <text:p>19.26913</text:p>
          </table:table-cell>
          <table:table-cell office:value-type="float" office:value="19.13635" calcext:value-type="float">
            <text:p>19.13635</text:p>
          </table:table-cell>
          <table:table-cell office:value-type="float" office:value="18.79752" calcext:value-type="float">
            <text:p>18.79752</text:p>
          </table:table-cell>
          <table:table-cell office:value-type="float" office:value="18.74582" calcext:value-type="float">
            <text:p>18.74582</text:p>
          </table:table-cell>
          <table:table-cell office:value-type="float" office:value="18.22952" calcext:value-type="float">
            <text:p>18.22952</text:p>
          </table:table-cell>
          <table:table-cell office:value-type="float" office:value="18.22153" calcext:value-type="float">
            <text:p>18.22153</text:p>
          </table:table-cell>
          <table:table-cell office:value-type="float" office:value="17.58069" calcext:value-type="float">
            <text:p>17.58069</text:p>
          </table:table-cell>
          <table:table-cell office:value-type="float" office:value="17.57385" calcext:value-type="float">
            <text:p>17.57385</text:p>
          </table:table-cell>
          <table:table-cell office:value-type="float" office:value="17.01724" calcext:value-type="float">
            <text:p>17.01724</text:p>
          </table:table-cell>
          <table:table-cell office:value-type="float" office:value="17.00854" calcext:value-type="float">
            <text:p>17.00854</text:p>
          </table:table-cell>
          <table:table-cell office:value-type="float" office:value="24.79681" calcext:value-type="float">
            <text:p>24.79681</text:p>
          </table:table-cell>
          <table:table-cell office:value-type="float" office:value="9.883362" calcext:value-type="float">
            <text:p>9.8833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2" calcext:value-type="float">
            <text:p>18092002</text:p>
          </table:table-cell>
          <table:table-cell office:value-type="float" office:value="9.623879" calcext:value-type="float">
            <text:p>9.623879</text:p>
          </table:table-cell>
          <table:table-cell office:value-type="float" office:value="27.69" calcext:value-type="float">
            <text:p>27.69</text:p>
          </table:table-cell>
          <table:table-cell office:value-type="float" office:value="17.43" calcext:value-type="float">
            <text:p>17.43</text:p>
          </table:table-cell>
          <table:table-cell office:value-type="float" office:value="2.198158" calcext:value-type="float">
            <text:p>2.198158</text:p>
          </table:table-cell>
          <table:table-cell office:value-type="float" office:value="1.41921" calcext:value-type="float">
            <text:p>1.41921</text:p>
          </table:table-cell>
          <table:table-cell office:value-type="float" office:value="237.276" calcext:value-type="float">
            <text:p>237.276</text:p>
          </table:table-cell>
          <table:table-cell office:value-type="float" office:value="0" calcext:value-type="float">
            <text:p>0</text:p>
          </table:table-cell>
          <table:table-cell office:value-type="float" office:value="24.67297" calcext:value-type="float">
            <text:p>24.67297</text:p>
          </table:table-cell>
          <table:table-cell office:value-type="float" office:value="17.2735" calcext:value-type="float">
            <text:p>17.2735</text:p>
          </table:table-cell>
          <table:table-cell office:value-type="float" office:value="22.52014" calcext:value-type="float">
            <text:p>22.52014</text:p>
          </table:table-cell>
          <table:table-cell office:value-type="float" office:value="17.84012" calcext:value-type="float">
            <text:p>17.84012</text:p>
          </table:table-cell>
          <table:table-cell office:value-type="float" office:value="21.40585" calcext:value-type="float">
            <text:p>21.40585</text:p>
          </table:table-cell>
          <table:table-cell office:value-type="float" office:value="18.09235" calcext:value-type="float">
            <text:p>18.09235</text:p>
          </table:table-cell>
          <table:table-cell office:value-type="float" office:value="20.5192" calcext:value-type="float">
            <text:p>20.5192</text:p>
          </table:table-cell>
          <table:table-cell office:value-type="float" office:value="18.26089" calcext:value-type="float">
            <text:p>18.26089</text:p>
          </table:table-cell>
          <table:table-cell office:value-type="float" office:value="19.96933" calcext:value-type="float">
            <text:p>19.96933</text:p>
          </table:table-cell>
          <table:table-cell office:value-type="float" office:value="18.34726" calcext:value-type="float">
            <text:p>18.34726</text:p>
          </table:table-cell>
          <table:table-cell office:value-type="float" office:value="19.47131" calcext:value-type="float">
            <text:p>19.47131</text:p>
          </table:table-cell>
          <table:table-cell office:value-type="float" office:value="18.43597" calcext:value-type="float">
            <text:p>18.43597</text:p>
          </table:table-cell>
          <table:table-cell office:value-type="float" office:value="19.17239" calcext:value-type="float">
            <text:p>19.17239</text:p>
          </table:table-cell>
          <table:table-cell office:value-type="float" office:value="18.42606" calcext:value-type="float">
            <text:p>18.42606</text:p>
          </table:table-cell>
          <table:table-cell office:value-type="float" office:value="18.80347" calcext:value-type="float">
            <text:p>18.80347</text:p>
          </table:table-cell>
          <table:table-cell office:value-type="float" office:value="18.55154" calcext:value-type="float">
            <text:p>18.55154</text:p>
          </table:table-cell>
          <table:table-cell office:value-type="float" office:value="19.07004" calcext:value-type="float">
            <text:p>19.07004</text:p>
          </table:table-cell>
          <table:table-cell office:value-type="float" office:value="18.93939" calcext:value-type="float">
            <text:p>18.93939</text:p>
          </table:table-cell>
          <table:table-cell office:value-type="float" office:value="19.13492" calcext:value-type="float">
            <text:p>19.13492</text:p>
          </table:table-cell>
          <table:table-cell office:value-type="float" office:value="19.00519" calcext:value-type="float">
            <text:p>19.00519</text:p>
          </table:table-cell>
          <table:table-cell office:value-type="float" office:value="18.74521" calcext:value-type="float">
            <text:p>18.74521</text:p>
          </table:table-cell>
          <table:table-cell office:value-type="float" office:value="18.68082" calcext:value-type="float">
            <text:p>18.68082</text:p>
          </table:table-cell>
          <table:table-cell office:value-type="float" office:value="18.22134" calcext:value-type="float">
            <text:p>18.22134</text:p>
          </table:table-cell>
          <table:table-cell office:value-type="float" office:value="18.20401" calcext:value-type="float">
            <text:p>18.20401</text:p>
          </table:table-cell>
          <table:table-cell office:value-type="float" office:value="17.5834" calcext:value-type="float">
            <text:p>17.5834</text:p>
          </table:table-cell>
          <table:table-cell office:value-type="float" office:value="17.58075" calcext:value-type="float">
            <text:p>17.58075</text:p>
          </table:table-cell>
          <table:table-cell office:value-type="float" office:value="17.02521" calcext:value-type="float">
            <text:p>17.02521</text:p>
          </table:table-cell>
          <table:table-cell office:value-type="float" office:value="17.01733" calcext:value-type="float">
            <text:p>17.01733</text:p>
          </table:table-cell>
          <table:table-cell office:value-type="float" office:value="29.56683" calcext:value-type="float">
            <text:p>29.56683</text:p>
          </table:table-cell>
          <table:table-cell office:value-type="float" office:value="16.30508" calcext:value-type="float">
            <text:p>16.305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2" calcext:value-type="float">
            <text:p>19092002</text:p>
          </table:table-cell>
          <table:table-cell office:value-type="float" office:value="3.70764" calcext:value-type="float">
            <text:p>3.70764</text:p>
          </table:table-cell>
          <table:table-cell office:value-type="float" office:value="17.54" calcext:value-type="float">
            <text:p>17.54</text:p>
          </table:table-cell>
          <table:table-cell office:value-type="float" office:value="14.17" calcext:value-type="float">
            <text:p>14.17</text:p>
          </table:table-cell>
          <table:table-cell office:value-type="float" office:value="1.5889" calcext:value-type="float">
            <text:p>1.5889</text:p>
          </table:table-cell>
          <table:table-cell office:value-type="float" office:value="1.403954" calcext:value-type="float">
            <text:p>1.403954</text:p>
          </table:table-cell>
          <table:table-cell office:value-type="float" office:value="247.896" calcext:value-type="float">
            <text:p>247.896</text:p>
          </table:table-cell>
          <table:table-cell office:value-type="float" office:value="0.3" calcext:value-type="float">
            <text:p>0.3</text:p>
          </table:table-cell>
          <table:table-cell office:value-type="float" office:value="17.82254" calcext:value-type="float">
            <text:p>17.82254</text:p>
          </table:table-cell>
          <table:table-cell office:value-type="float" office:value="14.47992" calcext:value-type="float">
            <text:p>14.47992</text:p>
          </table:table-cell>
          <table:table-cell office:value-type="float" office:value="18.53818" calcext:value-type="float">
            <text:p>18.53818</text:p>
          </table:table-cell>
          <table:table-cell office:value-type="float" office:value="15.78445" calcext:value-type="float">
            <text:p>15.78445</text:p>
          </table:table-cell>
          <table:table-cell office:value-type="float" office:value="19.24731" calcext:value-type="float">
            <text:p>19.24731</text:p>
          </table:table-cell>
          <table:table-cell office:value-type="float" office:value="16.67856" calcext:value-type="float">
            <text:p>16.67856</text:p>
          </table:table-cell>
          <table:table-cell office:value-type="float" office:value="19.56808" calcext:value-type="float">
            <text:p>19.56808</text:p>
          </table:table-cell>
          <table:table-cell office:value-type="float" office:value="17.42688" calcext:value-type="float">
            <text:p>17.42688</text:p>
          </table:table-cell>
          <table:table-cell office:value-type="float" office:value="19.56683" calcext:value-type="float">
            <text:p>19.56683</text:p>
          </table:table-cell>
          <table:table-cell office:value-type="float" office:value="17.8627" calcext:value-type="float">
            <text:p>17.8627</text:p>
          </table:table-cell>
          <table:table-cell office:value-type="float" office:value="19.44522" calcext:value-type="float">
            <text:p>19.44522</text:p>
          </table:table-cell>
          <table:table-cell office:value-type="float" office:value="18.31198" calcext:value-type="float">
            <text:p>18.31198</text:p>
          </table:table-cell>
          <table:table-cell office:value-type="float" office:value="19.18362" calcext:value-type="float">
            <text:p>19.18362</text:p>
          </table:table-cell>
          <table:table-cell office:value-type="float" office:value="18.57709" calcext:value-type="float">
            <text:p>18.57709</text:p>
          </table:table-cell>
          <table:table-cell office:value-type="float" office:value="18.91898" calcext:value-type="float">
            <text:p>18.91898</text:p>
          </table:table-cell>
          <table:table-cell office:value-type="float" office:value="18.80872" calcext:value-type="float">
            <text:p>18.80872</text:p>
          </table:table-cell>
          <table:table-cell office:value-type="float" office:value="18.93903" calcext:value-type="float">
            <text:p>18.93903</text:p>
          </table:table-cell>
          <table:table-cell office:value-type="float" office:value="18.92316" calcext:value-type="float">
            <text:p>18.92316</text:p>
          </table:table-cell>
          <table:table-cell office:value-type="float" office:value="19.00394" calcext:value-type="float">
            <text:p>19.00394</text:p>
          </table:table-cell>
          <table:table-cell office:value-type="float" office:value="18.90579" calcext:value-type="float">
            <text:p>18.90579</text:p>
          </table:table-cell>
          <table:table-cell office:value-type="float" office:value="18.68011" calcext:value-type="float">
            <text:p>18.68011</text:p>
          </table:table-cell>
          <table:table-cell office:value-type="float" office:value="18.61417" calcext:value-type="float">
            <text:p>18.61417</text:p>
          </table:table-cell>
          <table:table-cell office:value-type="float" office:value="18.2038" calcext:value-type="float">
            <text:p>18.2038</text:p>
          </table:table-cell>
          <table:table-cell office:value-type="float" office:value="18.17883" calcext:value-type="float">
            <text:p>18.17883</text:p>
          </table:table-cell>
          <table:table-cell office:value-type="float" office:value="17.58344" calcext:value-type="float">
            <text:p>17.58344</text:p>
          </table:table-cell>
          <table:table-cell office:value-type="float" office:value="17.58221" calcext:value-type="float">
            <text:p>17.58221</text:p>
          </table:table-cell>
          <table:table-cell office:value-type="float" office:value="17.03119" calcext:value-type="float">
            <text:p>17.03119</text:p>
          </table:table-cell>
          <table:table-cell office:value-type="float" office:value="17.02527" calcext:value-type="float">
            <text:p>17.02527</text:p>
          </table:table-cell>
          <table:table-cell office:value-type="float" office:value="18.60147" calcext:value-type="float">
            <text:p>18.60147</text:p>
          </table:table-cell>
          <table:table-cell office:value-type="float" office:value="13.3288" calcext:value-type="float">
            <text:p>13.32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2" calcext:value-type="float">
            <text:p>20092002</text:p>
          </table:table-cell>
          <table:table-cell office:value-type="float" office:value="20.00831" calcext:value-type="float">
            <text:p>20.00831</text:p>
          </table:table-cell>
          <table:table-cell office:value-type="float" office:value="27.36" calcext:value-type="float">
            <text:p>27.36</text:p>
          </table:table-cell>
          <table:table-cell office:value-type="float" office:value="11.29" calcext:value-type="float">
            <text:p>11.29</text:p>
          </table:table-cell>
          <table:table-cell office:value-type="float" office:value="1.394216" calcext:value-type="float">
            <text:p>1.394216</text:p>
          </table:table-cell>
          <table:table-cell office:value-type="float" office:value="0.8346629" calcext:value-type="float">
            <text:p>0.8346629</text:p>
          </table:table-cell>
          <table:table-cell office:value-type="float" office:value="176.724" calcext:value-type="float">
            <text:p>176.724</text:p>
          </table:table-cell>
          <table:table-cell office:value-type="float" office:value="0" calcext:value-type="float">
            <text:p>0</text:p>
          </table:table-cell>
          <table:table-cell office:value-type="float" office:value="24.84076" calcext:value-type="float">
            <text:p>24.84076</text:p>
          </table:table-cell>
          <table:table-cell office:value-type="float" office:value="12.32919" calcext:value-type="float">
            <text:p>12.32919</text:p>
          </table:table-cell>
          <table:table-cell office:value-type="float" office:value="21.88004" calcext:value-type="float">
            <text:p>21.88004</text:p>
          </table:table-cell>
          <table:table-cell office:value-type="float" office:value="14.18262" calcext:value-type="float">
            <text:p>14.18262</text:p>
          </table:table-cell>
          <table:table-cell office:value-type="float" office:value="20.55997" calcext:value-type="float">
            <text:p>20.55997</text:p>
          </table:table-cell>
          <table:table-cell office:value-type="float" office:value="15.3374" calcext:value-type="float">
            <text:p>15.3374</text:p>
          </table:table-cell>
          <table:table-cell office:value-type="float" office:value="19.6106" calcext:value-type="float">
            <text:p>19.6106</text:p>
          </table:table-cell>
          <table:table-cell office:value-type="float" office:value="16.30161" calcext:value-type="float">
            <text:p>16.30161</text:p>
          </table:table-cell>
          <table:table-cell office:value-type="float" office:value="19.11029" calcext:value-type="float">
            <text:p>19.11029</text:p>
          </table:table-cell>
          <table:table-cell office:value-type="float" office:value="16.91779" calcext:value-type="float">
            <text:p>16.91779</text:p>
          </table:table-cell>
          <table:table-cell office:value-type="float" office:value="18.74777" calcext:value-type="float">
            <text:p>18.74777</text:p>
          </table:table-cell>
          <table:table-cell office:value-type="float" office:value="17.54596" calcext:value-type="float">
            <text:p>17.54596</text:p>
          </table:table-cell>
          <table:table-cell office:value-type="float" office:value="18.61612" calcext:value-type="float">
            <text:p>18.61612</text:p>
          </table:table-cell>
          <table:table-cell office:value-type="float" office:value="18.0015" calcext:value-type="float">
            <text:p>18.0015</text:p>
          </table:table-cell>
          <table:table-cell office:value-type="float" office:value="18.83154" calcext:value-type="float">
            <text:p>18.83154</text:p>
          </table:table-cell>
          <table:table-cell office:value-type="float" office:value="18.52582" calcext:value-type="float">
            <text:p>18.52582</text:p>
          </table:table-cell>
          <table:table-cell office:value-type="float" office:value="18.92261" calcext:value-type="float">
            <text:p>18.92261</text:p>
          </table:table-cell>
          <table:table-cell office:value-type="float" office:value="18.81387" calcext:value-type="float">
            <text:p>18.81387</text:p>
          </table:table-cell>
          <table:table-cell office:value-type="float" office:value="18.90491" calcext:value-type="float">
            <text:p>18.90491</text:p>
          </table:table-cell>
          <table:table-cell office:value-type="float" office:value="18.82278" calcext:value-type="float">
            <text:p>18.82278</text:p>
          </table:table-cell>
          <table:table-cell office:value-type="float" office:value="18.61353" calcext:value-type="float">
            <text:p>18.61353</text:p>
          </table:table-cell>
          <table:table-cell office:value-type="float" office:value="18.55264" calcext:value-type="float">
            <text:p>18.55264</text:p>
          </table:table-cell>
          <table:table-cell office:value-type="float" office:value="18.17856" calcext:value-type="float">
            <text:p>18.17856</text:p>
          </table:table-cell>
          <table:table-cell office:value-type="float" office:value="18.14923" calcext:value-type="float">
            <text:p>18.14923</text:p>
          </table:table-cell>
          <table:table-cell office:value-type="float" office:value="17.58221" calcext:value-type="float">
            <text:p>17.58221</text:p>
          </table:table-cell>
          <table:table-cell office:value-type="float" office:value="17.57767" calcext:value-type="float">
            <text:p>17.57767</text:p>
          </table:table-cell>
          <table:table-cell office:value-type="float" office:value="17.03418" calcext:value-type="float">
            <text:p>17.03418</text:p>
          </table:table-cell>
          <table:table-cell office:value-type="float" office:value="17.03125" calcext:value-type="float">
            <text:p>17.03125</text:p>
          </table:table-cell>
          <table:table-cell office:value-type="float" office:value="33.40237" calcext:value-type="float">
            <text:p>33.40237</text:p>
          </table:table-cell>
          <table:table-cell office:value-type="float" office:value="10.73569" calcext:value-type="float">
            <text:p>10.735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2" calcext:value-type="float">
            <text:p>21092002</text:p>
          </table:table-cell>
          <table:table-cell office:value-type="float" office:value="16.66816" calcext:value-type="float">
            <text:p>16.66816</text:p>
          </table:table-cell>
          <table:table-cell office:value-type="float" office:value="20.19" calcext:value-type="float">
            <text:p>20.19</text:p>
          </table:table-cell>
          <table:table-cell office:value-type="float" office:value="8.93" calcext:value-type="float">
            <text:p>8.93</text:p>
          </table:table-cell>
          <table:table-cell office:value-type="float" office:value="1.241751" calcext:value-type="float">
            <text:p>1.241751</text:p>
          </table:table-cell>
          <table:table-cell office:value-type="float" office:value="0.9403543" calcext:value-type="float">
            <text:p>0.9403543</text:p>
          </table:table-cell>
          <table:table-cell office:value-type="float" office:value="253.188" calcext:value-type="float">
            <text:p>253.188</text:p>
          </table:table-cell>
          <table:table-cell office:value-type="float" office:value="0" calcext:value-type="float">
            <text:p>0</text:p>
          </table:table-cell>
          <table:table-cell office:value-type="float" office:value="23.55157" calcext:value-type="float">
            <text:p>23.55157</text:p>
          </table:table-cell>
          <table:table-cell office:value-type="float" office:value="12.12372" calcext:value-type="float">
            <text:p>12.12372</text:p>
          </table:table-cell>
          <table:table-cell office:value-type="float" office:value="20.57266" calcext:value-type="float">
            <text:p>20.57266</text:p>
          </table:table-cell>
          <table:table-cell office:value-type="float" office:value="14.69885" calcext:value-type="float">
            <text:p>14.69885</text:p>
          </table:table-cell>
          <table:table-cell office:value-type="float" office:value="19.52579" calcext:value-type="float">
            <text:p>19.52579</text:p>
          </table:table-cell>
          <table:table-cell office:value-type="float" office:value="16.01263" calcext:value-type="float">
            <text:p>16.01263</text:p>
          </table:table-cell>
          <table:table-cell office:value-type="float" office:value="18.93759" calcext:value-type="float">
            <text:p>18.93759</text:p>
          </table:table-cell>
          <table:table-cell office:value-type="float" office:value="16.94223" calcext:value-type="float">
            <text:p>16.94223</text:p>
          </table:table-cell>
          <table:table-cell office:value-type="float" office:value="18.81369" calcext:value-type="float">
            <text:p>18.81369</text:p>
          </table:table-cell>
          <table:table-cell office:value-type="float" office:value="17.46506" calcext:value-type="float">
            <text:p>17.46506</text:p>
          </table:table-cell>
          <table:table-cell office:value-type="float" office:value="18.74496" calcext:value-type="float">
            <text:p>18.74496</text:p>
          </table:table-cell>
          <table:table-cell office:value-type="float" office:value="17.94757" calcext:value-type="float">
            <text:p>17.94757</text:p>
          </table:table-cell>
          <table:table-cell office:value-type="float" office:value="18.64792" calcext:value-type="float">
            <text:p>18.64792</text:p>
          </table:table-cell>
          <table:table-cell office:value-type="float" office:value="18.22461" calcext:value-type="float">
            <text:p>18.22461</text:p>
          </table:table-cell>
          <table:table-cell office:value-type="float" office:value="18.60425" calcext:value-type="float">
            <text:p>18.60425</text:p>
          </table:table-cell>
          <table:table-cell office:value-type="float" office:value="18.52768" calcext:value-type="float">
            <text:p>18.52768</text:p>
          </table:table-cell>
          <table:table-cell office:value-type="float" office:value="18.81265" calcext:value-type="float">
            <text:p>18.81265</text:p>
          </table:table-cell>
          <table:table-cell office:value-type="float" office:value="18.72421" calcext:value-type="float">
            <text:p>18.72421</text:p>
          </table:table-cell>
          <table:table-cell office:value-type="float" office:value="18.82187" calcext:value-type="float">
            <text:p>18.82187</text:p>
          </table:table-cell>
          <table:table-cell office:value-type="float" office:value="18.73987" calcext:value-type="float">
            <text:p>18.73987</text:p>
          </table:table-cell>
          <table:table-cell office:value-type="float" office:value="18.55203" calcext:value-type="float">
            <text:p>18.55203</text:p>
          </table:table-cell>
          <table:table-cell office:value-type="float" office:value="18.49368" calcext:value-type="float">
            <text:p>18.49368</text:p>
          </table:table-cell>
          <table:table-cell office:value-type="float" office:value="18.1489" calcext:value-type="float">
            <text:p>18.1489</text:p>
          </table:table-cell>
          <table:table-cell office:value-type="float" office:value="18.11746" calcext:value-type="float">
            <text:p>18.11746</text:p>
          </table:table-cell>
          <table:table-cell office:value-type="float" office:value="17.57764" calcext:value-type="float">
            <text:p>17.57764</text:p>
          </table:table-cell>
          <table:table-cell office:value-type="float" office:value="17.56873" calcext:value-type="float">
            <text:p>17.56873</text:p>
          </table:table-cell>
          <table:table-cell office:value-type="float" office:value="17.03439" calcext:value-type="float">
            <text:p>17.03439</text:p>
          </table:table-cell>
          <table:table-cell office:value-type="float" office:value="17.03418" calcext:value-type="float">
            <text:p>17.03418</text:p>
          </table:table-cell>
          <table:table-cell office:value-type="float" office:value="28.3783" calcext:value-type="float">
            <text:p>28.3783</text:p>
          </table:table-cell>
          <table:table-cell office:value-type="float" office:value="9.149323" calcext:value-type="float">
            <text:p>9.1493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2" calcext:value-type="float">
            <text:p>22092002</text:p>
          </table:table-cell>
          <table:table-cell office:value-type="float" office:value="20.07252" calcext:value-type="float">
            <text:p>20.07252</text:p>
          </table:table-cell>
          <table:table-cell office:value-type="float" office:value="20.94" calcext:value-type="float">
            <text:p>20.94</text:p>
          </table:table-cell>
          <table:table-cell office:value-type="float" office:value="5.28" calcext:value-type="float">
            <text:p>5.28</text:p>
          </table:table-cell>
          <table:table-cell office:value-type="float" office:value="1.023403" calcext:value-type="float">
            <text:p>1.023403</text:p>
          </table:table-cell>
          <table:table-cell office:value-type="float" office:value="0.7821092" calcext:value-type="float">
            <text:p>0.7821092</text:p>
          </table:table-cell>
          <table:table-cell office:value-type="float" office:value="204.444" calcext:value-type="float">
            <text:p>204.444</text:p>
          </table:table-cell>
          <table:table-cell office:value-type="float" office:value="0" calcext:value-type="float">
            <text:p>0</text:p>
          </table:table-cell>
          <table:table-cell office:value-type="float" office:value="22.9791" calcext:value-type="float">
            <text:p>22.9791</text:p>
          </table:table-cell>
          <table:table-cell office:value-type="float" office:value="9.314667" calcext:value-type="float">
            <text:p>9.314667</text:p>
          </table:table-cell>
          <table:table-cell office:value-type="float" office:value="20.19107" calcext:value-type="float">
            <text:p>20.19107</text:p>
          </table:table-cell>
          <table:table-cell office:value-type="float" office:value="12.29013" calcext:value-type="float">
            <text:p>12.29013</text:p>
          </table:table-cell>
          <table:table-cell office:value-type="float" office:value="19.13391" calcext:value-type="float">
            <text:p>19.13391</text:p>
          </table:table-cell>
          <table:table-cell office:value-type="float" office:value="14.01349" calcext:value-type="float">
            <text:p>14.01349</text:p>
          </table:table-cell>
          <table:table-cell office:value-type="float" office:value="18.45935" calcext:value-type="float">
            <text:p>18.45935</text:p>
          </table:table-cell>
          <table:table-cell office:value-type="float" office:value="15.39352" calcext:value-type="float">
            <text:p>15.39352</text:p>
          </table:table-cell>
          <table:table-cell office:value-type="float" office:value="18.14395" calcext:value-type="float">
            <text:p>18.14395</text:p>
          </table:table-cell>
          <table:table-cell office:value-type="float" office:value="16.24152" calcext:value-type="float">
            <text:p>16.24152</text:p>
          </table:table-cell>
          <table:table-cell office:value-type="float" office:value="18.31973" calcext:value-type="float">
            <text:p>18.31973</text:p>
          </table:table-cell>
          <table:table-cell office:value-type="float" office:value="17.06213" calcext:value-type="float">
            <text:p>17.06213</text:p>
          </table:table-cell>
          <table:table-cell office:value-type="float" office:value="18.4501" calcext:value-type="float">
            <text:p>18.4501</text:p>
          </table:table-cell>
          <table:table-cell office:value-type="float" office:value="17.61203" calcext:value-type="float">
            <text:p>17.61203</text:p>
          </table:table-cell>
          <table:table-cell office:value-type="float" office:value="18.53656" calcext:value-type="float">
            <text:p>18.53656</text:p>
          </table:table-cell>
          <table:table-cell office:value-type="float" office:value="18.22711" calcext:value-type="float">
            <text:p>18.22711</text:p>
          </table:table-cell>
          <table:table-cell office:value-type="float" office:value="18.72336" calcext:value-type="float">
            <text:p>18.72336</text:p>
          </table:table-cell>
          <table:table-cell office:value-type="float" office:value="18.60046" calcext:value-type="float">
            <text:p>18.60046</text:p>
          </table:table-cell>
          <table:table-cell office:value-type="float" office:value="18.73901" calcext:value-type="float">
            <text:p>18.73901</text:p>
          </table:table-cell>
          <table:table-cell office:value-type="float" office:value="18.65924" calcext:value-type="float">
            <text:p>18.65924</text:p>
          </table:table-cell>
          <table:table-cell office:value-type="float" office:value="18.49307" calcext:value-type="float">
            <text:p>18.49307</text:p>
          </table:table-cell>
          <table:table-cell office:value-type="float" office:value="18.43622" calcext:value-type="float">
            <text:p>18.43622</text:p>
          </table:table-cell>
          <table:table-cell office:value-type="float" office:value="18.1171" calcext:value-type="float">
            <text:p>18.1171</text:p>
          </table:table-cell>
          <table:table-cell office:value-type="float" office:value="18.08368" calcext:value-type="float">
            <text:p>18.08368</text:p>
          </table:table-cell>
          <table:table-cell office:value-type="float" office:value="17.56863" calcext:value-type="float">
            <text:p>17.56863</text:p>
          </table:table-cell>
          <table:table-cell office:value-type="float" office:value="17.55695" calcext:value-type="float">
            <text:p>17.55695</text:p>
          </table:table-cell>
          <table:table-cell office:value-type="float" office:value="17.03439" calcext:value-type="float">
            <text:p>17.03439</text:p>
          </table:table-cell>
          <table:table-cell office:value-type="float" office:value="17.0343" calcext:value-type="float">
            <text:p>17.0343</text:p>
          </table:table-cell>
          <table:table-cell office:value-type="float" office:value="28.15753" calcext:value-type="float">
            <text:p>28.15753</text:p>
          </table:table-cell>
          <table:table-cell office:value-type="float" office:value="5.624908" calcext:value-type="float">
            <text:p>5.6249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2" calcext:value-type="float">
            <text:p>23092002</text:p>
          </table:table-cell>
          <table:table-cell office:value-type="float" office:value="19.55944" calcext:value-type="float">
            <text:p>19.55944</text:p>
          </table:table-cell>
          <table:table-cell office:value-type="float" office:value="18.75" calcext:value-type="float">
            <text:p>18.75</text:p>
          </table:table-cell>
          <table:table-cell office:value-type="float" office:value="6.03" calcext:value-type="float">
            <text:p>6.03</text:p>
          </table:table-cell>
          <table:table-cell office:value-type="float" office:value="0.9902018" calcext:value-type="float">
            <text:p>0.9902018</text:p>
          </table:table-cell>
          <table:table-cell office:value-type="float" office:value="0.823621" calcext:value-type="float">
            <text:p>0.823621</text:p>
          </table:table-cell>
          <table:table-cell office:value-type="float" office:value="264.312" calcext:value-type="float">
            <text:p>264.312</text:p>
          </table:table-cell>
          <table:table-cell office:value-type="float" office:value="0" calcext:value-type="float">
            <text:p>0</text:p>
          </table:table-cell>
          <table:table-cell office:value-type="float" office:value="22.11942" calcext:value-type="float">
            <text:p>22.11942</text:p>
          </table:table-cell>
          <table:table-cell office:value-type="float" office:value="10.00876" calcext:value-type="float">
            <text:p>10.00876</text:p>
          </table:table-cell>
          <table:table-cell office:value-type="float" office:value="19.74097" calcext:value-type="float">
            <text:p>19.74097</text:p>
          </table:table-cell>
          <table:table-cell office:value-type="float" office:value="13.31534" calcext:value-type="float">
            <text:p>13.31534</text:p>
          </table:table-cell>
          <table:table-cell office:value-type="float" office:value="18.76804" calcext:value-type="float">
            <text:p>18.76804</text:p>
          </table:table-cell>
          <table:table-cell office:value-type="float" office:value="14.62015" calcext:value-type="float">
            <text:p>14.62015</text:p>
          </table:table-cell>
          <table:table-cell office:value-type="float" office:value="18.15802" calcext:value-type="float">
            <text:p>18.15802</text:p>
          </table:table-cell>
          <table:table-cell office:value-type="float" office:value="15.62411" calcext:value-type="float">
            <text:p>15.62411</text:p>
          </table:table-cell>
          <table:table-cell office:value-type="float" office:value="17.87738" calcext:value-type="float">
            <text:p>17.87738</text:p>
          </table:table-cell>
          <table:table-cell office:value-type="float" office:value="16.27734" calcext:value-type="float">
            <text:p>16.27734</text:p>
          </table:table-cell>
          <table:table-cell office:value-type="float" office:value="17.87692" calcext:value-type="float">
            <text:p>17.87692</text:p>
          </table:table-cell>
          <table:table-cell office:value-type="float" office:value="16.93365" calcext:value-type="float">
            <text:p>16.93365</text:p>
          </table:table-cell>
          <table:table-cell office:value-type="float" office:value="18.02368" calcext:value-type="float">
            <text:p>18.02368</text:p>
          </table:table-cell>
          <table:table-cell office:value-type="float" office:value="17.41718" calcext:value-type="float">
            <text:p>17.41718</text:p>
          </table:table-cell>
          <table:table-cell office:value-type="float" office:value="18.22729" calcext:value-type="float">
            <text:p>18.22729</text:p>
          </table:table-cell>
          <table:table-cell office:value-type="float" office:value="17.99768" calcext:value-type="float">
            <text:p>17.99768</text:p>
          </table:table-cell>
          <table:table-cell office:value-type="float" office:value="18.59891" calcext:value-type="float">
            <text:p>18.59891</text:p>
          </table:table-cell>
          <table:table-cell office:value-type="float" office:value="18.43991" calcext:value-type="float">
            <text:p>18.43991</text:p>
          </table:table-cell>
          <table:table-cell office:value-type="float" office:value="18.65836" calcext:value-type="float">
            <text:p>18.65836</text:p>
          </table:table-cell>
          <table:table-cell office:value-type="float" office:value="18.56848" calcext:value-type="float">
            <text:p>18.56848</text:p>
          </table:table-cell>
          <table:table-cell office:value-type="float" office:value="18.43564" calcext:value-type="float">
            <text:p>18.43564</text:p>
          </table:table-cell>
          <table:table-cell office:value-type="float" office:value="18.37711" calcext:value-type="float">
            <text:p>18.37711</text:p>
          </table:table-cell>
          <table:table-cell office:value-type="float" office:value="18.08331" calcext:value-type="float">
            <text:p>18.08331</text:p>
          </table:table-cell>
          <table:table-cell office:value-type="float" office:value="18.04868" calcext:value-type="float">
            <text:p>18.04868</text:p>
          </table:table-cell>
          <table:table-cell office:value-type="float" office:value="17.55685" calcext:value-type="float">
            <text:p>17.55685</text:p>
          </table:table-cell>
          <table:table-cell office:value-type="float" office:value="17.54276" calcext:value-type="float">
            <text:p>17.54276</text:p>
          </table:table-cell>
          <table:table-cell office:value-type="float" office:value="17.0343" calcext:value-type="float">
            <text:p>17.0343</text:p>
          </table:table-cell>
          <table:table-cell office:value-type="float" office:value="17.03082" calcext:value-type="float">
            <text:p>17.03082</text:p>
          </table:table-cell>
          <table:table-cell office:value-type="float" office:value="26.29364" calcext:value-type="float">
            <text:p>26.29364</text:p>
          </table:table-cell>
          <table:table-cell office:value-type="float" office:value="6.599823" calcext:value-type="float">
            <text:p>6.5998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2" calcext:value-type="float">
            <text:p>24092002</text:p>
          </table:table-cell>
          <table:table-cell office:value-type="float" office:value="18.33699" calcext:value-type="float">
            <text:p>18.33699</text:p>
          </table:table-cell>
          <table:table-cell office:value-type="float" office:value="23.59" calcext:value-type="float">
            <text:p>23.59</text:p>
          </table:table-cell>
          <table:table-cell office:value-type="float" office:value="5.42" calcext:value-type="float">
            <text:p>5.42</text:p>
          </table:table-cell>
          <table:table-cell office:value-type="float" office:value="1.22057" calcext:value-type="float">
            <text:p>1.22057</text:p>
          </table:table-cell>
          <table:table-cell office:value-type="float" office:value="0.7897133" calcext:value-type="float">
            <text:p>0.7897133</text:p>
          </table:table-cell>
          <table:table-cell office:value-type="float" office:value="331.632" calcext:value-type="float">
            <text:p>331.632</text:p>
          </table:table-cell>
          <table:table-cell office:value-type="float" office:value="0" calcext:value-type="float">
            <text:p>0</text:p>
          </table:table-cell>
          <table:table-cell office:value-type="float" office:value="22.83871" calcext:value-type="float">
            <text:p>22.83871</text:p>
          </table:table-cell>
          <table:table-cell office:value-type="float" office:value="9.142242" calcext:value-type="float">
            <text:p>9.142242</text:p>
          </table:table-cell>
          <table:table-cell office:value-type="float" office:value="19.86371" calcext:value-type="float">
            <text:p>19.86371</text:p>
          </table:table-cell>
          <table:table-cell office:value-type="float" office:value="11.67606" calcext:value-type="float">
            <text:p>11.67606</text:p>
          </table:table-cell>
          <table:table-cell office:value-type="float" office:value="18.65692" calcext:value-type="float">
            <text:p>18.65692</text:p>
          </table:table-cell>
          <table:table-cell office:value-type="float" office:value="13.18826" calcext:value-type="float">
            <text:p>13.18826</text:p>
          </table:table-cell>
          <table:table-cell office:value-type="float" office:value="17.95682" calcext:value-type="float">
            <text:p>17.95682</text:p>
          </table:table-cell>
          <table:table-cell office:value-type="float" office:value="14.51178" calcext:value-type="float">
            <text:p>14.51178</text:p>
          </table:table-cell>
          <table:table-cell office:value-type="float" office:value="17.6442" calcext:value-type="float">
            <text:p>17.6442</text:p>
          </table:table-cell>
          <table:table-cell office:value-type="float" office:value="15.37106" calcext:value-type="float">
            <text:p>15.37106</text:p>
          </table:table-cell>
          <table:table-cell office:value-type="float" office:value="17.53183" calcext:value-type="float">
            <text:p>17.53183</text:p>
          </table:table-cell>
          <table:table-cell office:value-type="float" office:value="16.23828" calcext:value-type="float">
            <text:p>16.23828</text:p>
          </table:table-cell>
          <table:table-cell office:value-type="float" office:value="17.76337" calcext:value-type="float">
            <text:p>17.76337</text:p>
          </table:table-cell>
          <table:table-cell office:value-type="float" office:value="16.88531" calcext:value-type="float">
            <text:p>16.88531</text:p>
          </table:table-cell>
          <table:table-cell office:value-type="float" office:value="18.00116" calcext:value-type="float">
            <text:p>18.00116</text:p>
          </table:table-cell>
          <table:table-cell office:value-type="float" office:value="17.66125" calcext:value-type="float">
            <text:p>17.66125</text:p>
          </table:table-cell>
          <table:table-cell office:value-type="float" office:value="18.43826" calcext:value-type="float">
            <text:p>18.43826</text:p>
          </table:table-cell>
          <table:table-cell office:value-type="float" office:value="18.25397" calcext:value-type="float">
            <text:p>18.25397</text:p>
          </table:table-cell>
          <table:table-cell office:value-type="float" office:value="18.56744" calcext:value-type="float">
            <text:p>18.56744</text:p>
          </table:table-cell>
          <table:table-cell office:value-type="float" office:value="18.46744" calcext:value-type="float">
            <text:p>18.46744</text:p>
          </table:table-cell>
          <table:table-cell office:value-type="float" office:value="18.37646" calcext:value-type="float">
            <text:p>18.37646</text:p>
          </table:table-cell>
          <table:table-cell office:value-type="float" office:value="18.31406" calcext:value-type="float">
            <text:p>18.31406</text:p>
          </table:table-cell>
          <table:table-cell office:value-type="float" office:value="18.04834" calcext:value-type="float">
            <text:p>18.04834</text:p>
          </table:table-cell>
          <table:table-cell office:value-type="float" office:value="18.01196" calcext:value-type="float">
            <text:p>18.01196</text:p>
          </table:table-cell>
          <table:table-cell office:value-type="float" office:value="17.5426" calcext:value-type="float">
            <text:p>17.5426</text:p>
          </table:table-cell>
          <table:table-cell office:value-type="float" office:value="17.52588" calcext:value-type="float">
            <text:p>17.52588</text:p>
          </table:table-cell>
          <table:table-cell office:value-type="float" office:value="17.03073" calcext:value-type="float">
            <text:p>17.03073</text:p>
          </table:table-cell>
          <table:table-cell office:value-type="float" office:value="17.0238" calcext:value-type="float">
            <text:p>17.0238</text:p>
          </table:table-cell>
          <table:table-cell office:value-type="float" office:value="28.46814" calcext:value-type="float">
            <text:p>28.46814</text:p>
          </table:table-cell>
          <table:table-cell office:value-type="float" office:value="5.922394" calcext:value-type="float">
            <text:p>5.9223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2" calcext:value-type="float">
            <text:p>25092002</text:p>
          </table:table-cell>
          <table:table-cell office:value-type="float" office:value="8.962801" calcext:value-type="float">
            <text:p>8.962801</text:p>
          </table:table-cell>
          <table:table-cell office:value-type="float" office:value="25.72" calcext:value-type="float">
            <text:p>25.72</text:p>
          </table:table-cell>
          <table:table-cell office:value-type="float" office:value="11.64" calcext:value-type="float">
            <text:p>11.64</text:p>
          </table:table-cell>
          <table:table-cell office:value-type="float" office:value="1.709831" calcext:value-type="float">
            <text:p>1.709831</text:p>
          </table:table-cell>
          <table:table-cell office:value-type="float" office:value="1.2022" calcext:value-type="float">
            <text:p>1.2022</text:p>
          </table:table-cell>
          <table:table-cell office:value-type="float" office:value="216.9" calcext:value-type="float">
            <text:p>216.9</text:p>
          </table:table-cell>
          <table:table-cell office:value-type="float" office:value="4.9" calcext:value-type="float">
            <text:p>4.9</text:p>
          </table:table-cell>
          <table:table-cell office:value-type="float" office:value="21.04269" calcext:value-type="float">
            <text:p>21.04269</text:p>
          </table:table-cell>
          <table:table-cell office:value-type="float" office:value="13.09763" calcext:value-type="float">
            <text:p>13.09763</text:p>
          </table:table-cell>
          <table:table-cell office:value-type="float" office:value="19.50345" calcext:value-type="float">
            <text:p>19.50345</text:p>
          </table:table-cell>
          <table:table-cell office:value-type="float" office:value="14.71255" calcext:value-type="float">
            <text:p>14.71255</text:p>
          </table:table-cell>
          <table:table-cell office:value-type="float" office:value="18.53125" calcext:value-type="float">
            <text:p>18.53125</text:p>
          </table:table-cell>
          <table:table-cell office:value-type="float" office:value="16.02588" calcext:value-type="float">
            <text:p>16.02588</text:p>
          </table:table-cell>
          <table:table-cell office:value-type="float" office:value="18.04276" calcext:value-type="float">
            <text:p>18.04276</text:p>
          </table:table-cell>
          <table:table-cell office:value-type="float" office:value="16.6532" calcext:value-type="float">
            <text:p>16.6532</text:p>
          </table:table-cell>
          <table:table-cell office:value-type="float" office:value="17.81592" calcext:value-type="float">
            <text:p>17.81592</text:p>
          </table:table-cell>
          <table:table-cell office:value-type="float" office:value="16.94614" calcext:value-type="float">
            <text:p>16.94614</text:p>
          </table:table-cell>
          <table:table-cell office:value-type="float" office:value="17.65338" calcext:value-type="float">
            <text:p>17.65338</text:p>
          </table:table-cell>
          <table:table-cell office:value-type="float" office:value="17.23172" calcext:value-type="float">
            <text:p>17.23172</text:p>
          </table:table-cell>
          <table:table-cell office:value-type="float" office:value="17.65985" calcext:value-type="float">
            <text:p>17.65985</text:p>
          </table:table-cell>
          <table:table-cell office:value-type="float" office:value="17.43396" calcext:value-type="float">
            <text:p>17.43396</text:p>
          </table:table-cell>
          <table:table-cell office:value-type="float" office:value="17.74835" calcext:value-type="float">
            <text:p>17.74835</text:p>
          </table:table-cell>
          <table:table-cell office:value-type="float" office:value="17.67157" calcext:value-type="float">
            <text:p>17.67157</text:p>
          </table:table-cell>
          <table:table-cell office:value-type="float" office:value="18.25195" calcext:value-type="float">
            <text:p>18.25195</text:p>
          </table:table-cell>
          <table:table-cell office:value-type="float" office:value="18.12198" calcext:value-type="float">
            <text:p>18.12198</text:p>
          </table:table-cell>
          <table:table-cell office:value-type="float" office:value="18.46625" calcext:value-type="float">
            <text:p>18.46625</text:p>
          </table:table-cell>
          <table:table-cell office:value-type="float" office:value="18.35928" calcext:value-type="float">
            <text:p>18.35928</text:p>
          </table:table-cell>
          <table:table-cell office:value-type="float" office:value="18.31339" calcext:value-type="float">
            <text:p>18.31339</text:p>
          </table:table-cell>
          <table:table-cell office:value-type="float" office:value="18.24524" calcext:value-type="float">
            <text:p>18.24524</text:p>
          </table:table-cell>
          <table:table-cell office:value-type="float" office:value="18.01157" calcext:value-type="float">
            <text:p>18.01157</text:p>
          </table:table-cell>
          <table:table-cell office:value-type="float" office:value="17.97205" calcext:value-type="float">
            <text:p>17.97205</text:p>
          </table:table-cell>
          <table:table-cell office:value-type="float" office:value="17.52567" calcext:value-type="float">
            <text:p>17.52567</text:p>
          </table:table-cell>
          <table:table-cell office:value-type="float" office:value="17.50705" calcext:value-type="float">
            <text:p>17.50705</text:p>
          </table:table-cell>
          <table:table-cell office:value-type="float" office:value="17.02371" calcext:value-type="float">
            <text:p>17.02371</text:p>
          </table:table-cell>
          <table:table-cell office:value-type="float" office:value="17.01431" calcext:value-type="float">
            <text:p>17.01431</text:p>
          </table:table-cell>
          <table:table-cell office:value-type="float" office:value="22.48471" calcext:value-type="float">
            <text:p>22.48471</text:p>
          </table:table-cell>
          <table:table-cell office:value-type="float" office:value="11.40262" calcext:value-type="float">
            <text:p>11.402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2" calcext:value-type="float">
            <text:p>26092002</text:p>
          </table:table-cell>
          <table:table-cell office:value-type="float" office:value="4.5882" calcext:value-type="float">
            <text:p>4.5882</text:p>
          </table:table-cell>
          <table:table-cell office:value-type="float" office:value="12.07" calcext:value-type="float">
            <text:p>12.07</text:p>
          </table:table-cell>
          <table:table-cell office:value-type="float" office:value="9.82" calcext:value-type="float">
            <text:p>9.82</text:p>
          </table:table-cell>
          <table:table-cell office:value-type="float" office:value="1.2368" calcext:value-type="float">
            <text:p>1.2368</text:p>
          </table:table-cell>
          <table:table-cell office:value-type="float" office:value="1.065134" calcext:value-type="float">
            <text:p>1.065134</text:p>
          </table:table-cell>
          <table:table-cell office:value-type="float" office:value="308.052" calcext:value-type="float">
            <text:p>308.052</text:p>
          </table:table-cell>
          <table:table-cell office:value-type="float" office:value="0" calcext:value-type="float">
            <text:p>0</text:p>
          </table:table-cell>
          <table:table-cell office:value-type="float" office:value="13.90515" calcext:value-type="float">
            <text:p>13.90515</text:p>
          </table:table-cell>
          <table:table-cell office:value-type="float" office:value="10.37802" calcext:value-type="float">
            <text:p>10.37802</text:p>
          </table:table-cell>
          <table:table-cell office:value-type="float" office:value="14.58719" calcext:value-type="float">
            <text:p>14.58719</text:p>
          </table:table-cell>
          <table:table-cell office:value-type="float" office:value="11.78656" calcext:value-type="float">
            <text:p>11.78656</text:p>
          </table:table-cell>
          <table:table-cell office:value-type="float" office:value="15.92767" calcext:value-type="float">
            <text:p>15.92767</text:p>
          </table:table-cell>
          <table:table-cell office:value-type="float" office:value="13.04883" calcext:value-type="float">
            <text:p>13.04883</text:p>
          </table:table-cell>
          <table:table-cell office:value-type="float" office:value="16.81775" calcext:value-type="float">
            <text:p>16.81775</text:p>
          </table:table-cell>
          <table:table-cell office:value-type="float" office:value="14.21283" calcext:value-type="float">
            <text:p>14.21283</text:p>
          </table:table-cell>
          <table:table-cell office:value-type="float" office:value="17.20828" calcext:value-type="float">
            <text:p>17.20828</text:p>
          </table:table-cell>
          <table:table-cell office:value-type="float" office:value="14.97888" calcext:value-type="float">
            <text:p>14.97888</text:p>
          </table:table-cell>
          <table:table-cell office:value-type="float" office:value="17.53937" calcext:value-type="float">
            <text:p>17.53937</text:p>
          </table:table-cell>
          <table:table-cell office:value-type="float" office:value="15.83881" calcext:value-type="float">
            <text:p>15.83881</text:p>
          </table:table-cell>
          <table:table-cell office:value-type="float" office:value="17.65005" calcext:value-type="float">
            <text:p>17.65005</text:p>
          </table:table-cell>
          <table:table-cell office:value-type="float" office:value="16.52228" calcext:value-type="float">
            <text:p>16.52228</text:p>
          </table:table-cell>
          <table:table-cell office:value-type="float" office:value="17.75735" calcext:value-type="float">
            <text:p>17.75735</text:p>
          </table:table-cell>
          <table:table-cell office:value-type="float" office:value="17.38245" calcext:value-type="float">
            <text:p>17.38245</text:p>
          </table:table-cell>
          <table:table-cell office:value-type="float" office:value="18.12106" calcext:value-type="float">
            <text:p>18.12106</text:p>
          </table:table-cell>
          <table:table-cell office:value-type="float" office:value="18.00122" calcext:value-type="float">
            <text:p>18.00122</text:p>
          </table:table-cell>
          <table:table-cell office:value-type="float" office:value="18.35818" calcext:value-type="float">
            <text:p>18.35818</text:p>
          </table:table-cell>
          <table:table-cell office:value-type="float" office:value="18.25946" calcext:value-type="float">
            <text:p>18.25946</text:p>
          </table:table-cell>
          <table:table-cell office:value-type="float" office:value="18.24451" calcext:value-type="float">
            <text:p>18.24451</text:p>
          </table:table-cell>
          <table:table-cell office:value-type="float" office:value="18.17432" calcext:value-type="float">
            <text:p>18.17432</text:p>
          </table:table-cell>
          <table:table-cell office:value-type="float" office:value="17.97159" calcext:value-type="float">
            <text:p>17.97159</text:p>
          </table:table-cell>
          <table:table-cell office:value-type="float" office:value="17.92926" calcext:value-type="float">
            <text:p>17.92926</text:p>
          </table:table-cell>
          <table:table-cell office:value-type="float" office:value="17.50684" calcext:value-type="float">
            <text:p>17.50684</text:p>
          </table:table-cell>
          <table:table-cell office:value-type="float" office:value="17.48532" calcext:value-type="float">
            <text:p>17.48532</text:p>
          </table:table-cell>
          <table:table-cell office:value-type="float" office:value="17.01419" calcext:value-type="float">
            <text:p>17.01419</text:p>
          </table:table-cell>
          <table:table-cell office:value-type="float" office:value="17.0022" calcext:value-type="float">
            <text:p>17.0022</text:p>
          </table:table-cell>
          <table:table-cell office:value-type="float" office:value="13.61053" calcext:value-type="float">
            <text:p>13.61053</text:p>
          </table:table-cell>
          <table:table-cell office:value-type="float" office:value="8.935577" calcext:value-type="float">
            <text:p>8.9355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2" calcext:value-type="float">
            <text:p>27092002</text:p>
          </table:table-cell>
          <table:table-cell office:value-type="float" office:value="18.68916" calcext:value-type="float">
            <text:p>18.68916</text:p>
          </table:table-cell>
          <table:table-cell office:value-type="float" office:value="19.84" calcext:value-type="float">
            <text:p>19.84</text:p>
          </table:table-cell>
          <table:table-cell office:value-type="float" office:value="7.71" calcext:value-type="float">
            <text:p>7.71</text:p>
          </table:table-cell>
          <table:table-cell office:value-type="float" office:value="1.329277" calcext:value-type="float">
            <text:p>1.329277</text:p>
          </table:table-cell>
          <table:table-cell office:value-type="float" office:value="0.9238514" calcext:value-type="float">
            <text:p>0.9238514</text:p>
          </table:table-cell>
          <table:table-cell office:value-type="float" office:value="218.664" calcext:value-type="float">
            <text:p>218.664</text:p>
          </table:table-cell>
          <table:table-cell office:value-type="float" office:value="0" calcext:value-type="float">
            <text:p>0</text:p>
          </table:table-cell>
          <table:table-cell office:value-type="float" office:value="19.0867" calcext:value-type="float">
            <text:p>19.0867</text:p>
          </table:table-cell>
          <table:table-cell office:value-type="float" office:value="9.068359" calcext:value-type="float">
            <text:p>9.068359</text:p>
          </table:table-cell>
          <table:table-cell office:value-type="float" office:value="17.21719" calcext:value-type="float">
            <text:p>17.21719</text:p>
          </table:table-cell>
          <table:table-cell office:value-type="float" office:value="10.65533" calcext:value-type="float">
            <text:p>10.65533</text:p>
          </table:table-cell>
          <table:table-cell office:value-type="float" office:value="16.39053" calcext:value-type="float">
            <text:p>16.39053</text:p>
          </table:table-cell>
          <table:table-cell office:value-type="float" office:value="11.96033" calcext:value-type="float">
            <text:p>11.96033</text:p>
          </table:table-cell>
          <table:table-cell office:value-type="float" office:value="15.96814" calcext:value-type="float">
            <text:p>15.96814</text:p>
          </table:table-cell>
          <table:table-cell office:value-type="float" office:value="13.20511" calcext:value-type="float">
            <text:p>13.20511</text:p>
          </table:table-cell>
          <table:table-cell office:value-type="float" office:value="15.84821" calcext:value-type="float">
            <text:p>15.84821</text:p>
          </table:table-cell>
          <table:table-cell office:value-type="float" office:value="14.06558" calcext:value-type="float">
            <text:p>14.06558</text:p>
          </table:table-cell>
          <table:table-cell office:value-type="float" office:value="15.90308" calcext:value-type="float">
            <text:p>15.90308</text:p>
          </table:table-cell>
          <table:table-cell office:value-type="float" office:value="15.01071" calcext:value-type="float">
            <text:p>15.01071</text:p>
          </table:table-cell>
          <table:table-cell office:value-type="float" office:value="16.50989" calcext:value-type="float">
            <text:p>16.50989</text:p>
          </table:table-cell>
          <table:table-cell office:value-type="float" office:value="15.8215" calcext:value-type="float">
            <text:p>15.8215</text:p>
          </table:table-cell>
          <table:table-cell office:value-type="float" office:value="17.37619" calcext:value-type="float">
            <text:p>17.37619</text:p>
          </table:table-cell>
          <table:table-cell office:value-type="float" office:value="16.81616" calcext:value-type="float">
            <text:p>16.81616</text:p>
          </table:table-cell>
          <table:table-cell office:value-type="float" office:value="17.99915" calcext:value-type="float">
            <text:p>17.99915</text:p>
          </table:table-cell>
          <table:table-cell office:value-type="float" office:value="17.73511" calcext:value-type="float">
            <text:p>17.73511</text:p>
          </table:table-cell>
          <table:table-cell office:value-type="float" office:value="18.25842" calcext:value-type="float">
            <text:p>18.25842</text:p>
          </table:table-cell>
          <table:table-cell office:value-type="float" office:value="18.14395" calcext:value-type="float">
            <text:p>18.14395</text:p>
          </table:table-cell>
          <table:table-cell office:value-type="float" office:value="18.17358" calcext:value-type="float">
            <text:p>18.17358</text:p>
          </table:table-cell>
          <table:table-cell office:value-type="float" office:value="18.10117" calcext:value-type="float">
            <text:p>18.10117</text:p>
          </table:table-cell>
          <table:table-cell office:value-type="float" office:value="17.92877" calcext:value-type="float">
            <text:p>17.92877</text:p>
          </table:table-cell>
          <table:table-cell office:value-type="float" office:value="17.88351" calcext:value-type="float">
            <text:p>17.88351</text:p>
          </table:table-cell>
          <table:table-cell office:value-type="float" office:value="17.48508" calcext:value-type="float">
            <text:p>17.48508</text:p>
          </table:table-cell>
          <table:table-cell office:value-type="float" office:value="17.46091" calcext:value-type="float">
            <text:p>17.46091</text:p>
          </table:table-cell>
          <table:table-cell office:value-type="float" office:value="17.00204" calcext:value-type="float">
            <text:p>17.00204</text:p>
          </table:table-cell>
          <table:table-cell office:value-type="float" office:value="16.98776" calcext:value-type="float">
            <text:p>16.98776</text:p>
          </table:table-cell>
          <table:table-cell office:value-type="float" office:value="20.72812" calcext:value-type="float">
            <text:p>20.72812</text:p>
          </table:table-cell>
          <table:table-cell office:value-type="float" office:value="7.324768" calcext:value-type="float">
            <text:p>7.3247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2" calcext:value-type="float">
            <text:p>28092002</text:p>
          </table:table-cell>
          <table:table-cell office:value-type="float" office:value="7.64784" calcext:value-type="float">
            <text:p>7.64784</text:p>
          </table:table-cell>
          <table:table-cell office:value-type="float" office:value="22.27" calcext:value-type="float">
            <text:p>22.27</text:p>
          </table:table-cell>
          <table:table-cell office:value-type="float" office:value="11.29" calcext:value-type="float">
            <text:p>11.29</text:p>
          </table:table-cell>
          <table:table-cell office:value-type="float" office:value="1.685038" calcext:value-type="float">
            <text:p>1.685038</text:p>
          </table:table-cell>
          <table:table-cell office:value-type="float" office:value="1.174679" calcext:value-type="float">
            <text:p>1.174679</text:p>
          </table:table-cell>
          <table:table-cell office:value-type="float" office:value="212.04" calcext:value-type="float">
            <text:p>212.04</text:p>
          </table:table-cell>
          <table:table-cell office:value-type="float" office:value="0.4" calcext:value-type="float">
            <text:p>0.4</text:p>
          </table:table-cell>
          <table:table-cell office:value-type="float" office:value="19.52344" calcext:value-type="float">
            <text:p>19.52344</text:p>
          </table:table-cell>
          <table:table-cell office:value-type="float" office:value="11.41357" calcext:value-type="float">
            <text:p>11.41357</text:p>
          </table:table-cell>
          <table:table-cell office:value-type="float" office:value="17.82138" calcext:value-type="float">
            <text:p>17.82138</text:p>
          </table:table-cell>
          <table:table-cell office:value-type="float" office:value="12.56302" calcext:value-type="float">
            <text:p>12.56302</text:p>
          </table:table-cell>
          <table:table-cell office:value-type="float" office:value="16.98843" calcext:value-type="float">
            <text:p>16.98843</text:p>
          </table:table-cell>
          <table:table-cell office:value-type="float" office:value="13.37564" calcext:value-type="float">
            <text:p>13.37564</text:p>
          </table:table-cell>
          <table:table-cell office:value-type="float" office:value="16.49512" calcext:value-type="float">
            <text:p>16.49512</text:p>
          </table:table-cell>
          <table:table-cell office:value-type="float" office:value="14.17239" calcext:value-type="float">
            <text:p>14.17239</text:p>
          </table:table-cell>
          <table:table-cell office:value-type="float" office:value="16.29596" calcext:value-type="float">
            <text:p>16.29596</text:p>
          </table:table-cell>
          <table:table-cell office:value-type="float" office:value="14.72946" calcext:value-type="float">
            <text:p>14.72946</text:p>
          </table:table-cell>
          <table:table-cell office:value-type="float" office:value="16.25122" calcext:value-type="float">
            <text:p>16.25122</text:p>
          </table:table-cell>
          <table:table-cell office:value-type="float" office:value="15.34369" calcext:value-type="float">
            <text:p>15.34369</text:p>
          </table:table-cell>
          <table:table-cell office:value-type="float" office:value="16.35538" calcext:value-type="float">
            <text:p>16.35538</text:p>
          </table:table-cell>
          <table:table-cell office:value-type="float" office:value="15.88785" calcext:value-type="float">
            <text:p>15.88785</text:p>
          </table:table-cell>
          <table:table-cell office:value-type="float" office:value="16.81516" calcext:value-type="float">
            <text:p>16.81516</text:p>
          </table:table-cell>
          <table:table-cell office:value-type="float" office:value="16.63321" calcext:value-type="float">
            <text:p>16.63321</text:p>
          </table:table-cell>
          <table:table-cell office:value-type="float" office:value="17.73224" calcext:value-type="float">
            <text:p>17.73224</text:p>
          </table:table-cell>
          <table:table-cell office:value-type="float" office:value="17.48822" calcext:value-type="float">
            <text:p>17.48822</text:p>
          </table:table-cell>
          <table:table-cell office:value-type="float" office:value="18.14255" calcext:value-type="float">
            <text:p>18.14255</text:p>
          </table:table-cell>
          <table:table-cell office:value-type="float" office:value="18.00385" calcext:value-type="float">
            <text:p>18.00385</text:p>
          </table:table-cell>
          <table:table-cell office:value-type="float" office:value="18.10034" calcext:value-type="float">
            <text:p>18.10034</text:p>
          </table:table-cell>
          <table:table-cell office:value-type="float" office:value="18.0188" calcext:value-type="float">
            <text:p>18.0188</text:p>
          </table:table-cell>
          <table:table-cell office:value-type="float" office:value="17.88306" calcext:value-type="float">
            <text:p>17.88306</text:p>
          </table:table-cell>
          <table:table-cell office:value-type="float" office:value="17.83508" calcext:value-type="float">
            <text:p>17.83508</text:p>
          </table:table-cell>
          <table:table-cell office:value-type="float" office:value="17.4606" calcext:value-type="float">
            <text:p>17.4606</text:p>
          </table:table-cell>
          <table:table-cell office:value-type="float" office:value="17.43353" calcext:value-type="float">
            <text:p>17.43353</text:p>
          </table:table-cell>
          <table:table-cell office:value-type="float" office:value="16.98758" calcext:value-type="float">
            <text:p>16.98758</text:p>
          </table:table-cell>
          <table:table-cell office:value-type="float" office:value="16.97046" calcext:value-type="float">
            <text:p>16.97046</text:p>
          </table:table-cell>
          <table:table-cell office:value-type="float" office:value="21.71606" calcext:value-type="float">
            <text:p>21.71606</text:p>
          </table:table-cell>
          <table:table-cell office:value-type="float" office:value="10.10654" calcext:value-type="float">
            <text:p>10.106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2" calcext:value-type="float">
            <text:p>29092002</text:p>
          </table:table-cell>
          <table:table-cell office:value-type="float" office:value="15.06113" calcext:value-type="float">
            <text:p>15.06113</text:p>
          </table:table-cell>
          <table:table-cell office:value-type="float" office:value="32.97" calcext:value-type="float">
            <text:p>32.97</text:p>
          </table:table-cell>
          <table:table-cell office:value-type="float" office:value="12.74" calcext:value-type="float">
            <text:p>12.74</text:p>
          </table:table-cell>
          <table:table-cell office:value-type="float" office:value="1.893416" calcext:value-type="float">
            <text:p>1.893416</text:p>
          </table:table-cell>
          <table:table-cell office:value-type="float" office:value="0.9211598" calcext:value-type="float">
            <text:p>0.9211598</text:p>
          </table:table-cell>
          <table:table-cell office:value-type="float" office:value="254.844" calcext:value-type="float">
            <text:p>254.844</text:p>
          </table:table-cell>
          <table:table-cell office:value-type="float" office:value="4.7" calcext:value-type="float">
            <text:p>4.7</text:p>
          </table:table-cell>
          <table:table-cell office:value-type="float" office:value="23.73212" calcext:value-type="float">
            <text:p>23.73212</text:p>
          </table:table-cell>
          <table:table-cell office:value-type="float" office:value="12.81412" calcext:value-type="float">
            <text:p>12.81412</text:p>
          </table:table-cell>
          <table:table-cell office:value-type="float" office:value="21.34229" calcext:value-type="float">
            <text:p>21.34229</text:p>
          </table:table-cell>
          <table:table-cell office:value-type="float" office:value="13.66666" calcext:value-type="float">
            <text:p>13.66666</text:p>
          </table:table-cell>
          <table:table-cell office:value-type="float" office:value="19.57156" calcext:value-type="float">
            <text:p>19.57156</text:p>
          </table:table-cell>
          <table:table-cell office:value-type="float" office:value="14.47375" calcext:value-type="float">
            <text:p>14.47375</text:p>
          </table:table-cell>
          <table:table-cell office:value-type="float" office:value="18.39447" calcext:value-type="float">
            <text:p>18.39447</text:p>
          </table:table-cell>
          <table:table-cell office:value-type="float" office:value="15.11908" calcext:value-type="float">
            <text:p>15.11908</text:p>
          </table:table-cell>
          <table:table-cell office:value-type="float" office:value="17.76938" calcext:value-type="float">
            <text:p>17.76938</text:p>
          </table:table-cell>
          <table:table-cell office:value-type="float" office:value="15.5112" calcext:value-type="float">
            <text:p>15.5112</text:p>
          </table:table-cell>
          <table:table-cell office:value-type="float" office:value="17.31772" calcext:value-type="float">
            <text:p>17.31772</text:p>
          </table:table-cell>
          <table:table-cell office:value-type="float" office:value="15.92154" calcext:value-type="float">
            <text:p>15.92154</text:p>
          </table:table-cell>
          <table:table-cell office:value-type="float" office:value="17.06412" calcext:value-type="float">
            <text:p>17.06412</text:p>
          </table:table-cell>
          <table:table-cell office:value-type="float" office:value="16.24164" calcext:value-type="float">
            <text:p>16.24164</text:p>
          </table:table-cell>
          <table:table-cell office:value-type="float" office:value="16.83673" calcext:value-type="float">
            <text:p>16.83673</text:p>
          </table:table-cell>
          <table:table-cell office:value-type="float" office:value="16.65701" calcext:value-type="float">
            <text:p>16.65701</text:p>
          </table:table-cell>
          <table:table-cell office:value-type="float" office:value="17.48615" calcext:value-type="float">
            <text:p>17.48615</text:p>
          </table:table-cell>
          <table:table-cell office:value-type="float" office:value="17.35199" calcext:value-type="float">
            <text:p>17.35199</text:p>
          </table:table-cell>
          <table:table-cell office:value-type="float" office:value="18.00235" calcext:value-type="float">
            <text:p>18.00235</text:p>
          </table:table-cell>
          <table:table-cell office:value-type="float" office:value="17.86462" calcext:value-type="float">
            <text:p>17.86462</text:p>
          </table:table-cell>
          <table:table-cell office:value-type="float" office:value="18.01788" calcext:value-type="float">
            <text:p>18.01788</text:p>
          </table:table-cell>
          <table:table-cell office:value-type="float" office:value="17.92789" calcext:value-type="float">
            <text:p>17.92789</text:p>
          </table:table-cell>
          <table:table-cell office:value-type="float" office:value="17.83453" calcext:value-type="float">
            <text:p>17.83453</text:p>
          </table:table-cell>
          <table:table-cell office:value-type="float" office:value="17.78134" calcext:value-type="float">
            <text:p>17.78134</text:p>
          </table:table-cell>
          <table:table-cell office:value-type="float" office:value="17.43326" calcext:value-type="float">
            <text:p>17.43326</text:p>
          </table:table-cell>
          <table:table-cell office:value-type="float" office:value="17.4035" calcext:value-type="float">
            <text:p>17.4035</text:p>
          </table:table-cell>
          <table:table-cell office:value-type="float" office:value="16.97025" calcext:value-type="float">
            <text:p>16.97025</text:p>
          </table:table-cell>
          <table:table-cell office:value-type="float" office:value="16.95087" calcext:value-type="float">
            <text:p>16.95087</text:p>
          </table:table-cell>
          <table:table-cell office:value-type="float" office:value="26.02054" calcext:value-type="float">
            <text:p>26.02054</text:p>
          </table:table-cell>
          <table:table-cell office:value-type="float" office:value="12.26431" calcext:value-type="float">
            <text:p>12.264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2" calcext:value-type="float">
            <text:p>30092002</text:p>
          </table:table-cell>
          <table:table-cell office:value-type="float" office:value="17.84706" calcext:value-type="float">
            <text:p>17.84706</text:p>
          </table:table-cell>
          <table:table-cell office:value-type="float" office:value="31.79" calcext:value-type="float">
            <text:p>31.79</text:p>
          </table:table-cell>
          <table:table-cell office:value-type="float" office:value="16.66" calcext:value-type="float">
            <text:p>16.66</text:p>
          </table:table-cell>
          <table:table-cell office:value-type="float" office:value="1.745589" calcext:value-type="float">
            <text:p>1.745589</text:p>
          </table:table-cell>
          <table:table-cell office:value-type="float" office:value="0.9365432" calcext:value-type="float">
            <text:p>0.9365432</text:p>
          </table:table-cell>
          <table:table-cell office:value-type="float" office:value="357.66" calcext:value-type="float">
            <text:p>357.66</text:p>
          </table:table-cell>
          <table:table-cell office:value-type="float" office:value="0" calcext:value-type="float">
            <text:p>0</text:p>
          </table:table-cell>
          <table:table-cell office:value-type="float" office:value="24.36432" calcext:value-type="float">
            <text:p>24.36432</text:p>
          </table:table-cell>
          <table:table-cell office:value-type="float" office:value="16.01044" calcext:value-type="float">
            <text:p>16.01044</text:p>
          </table:table-cell>
          <table:table-cell office:value-type="float" office:value="22.08176" calcext:value-type="float">
            <text:p>22.08176</text:p>
          </table:table-cell>
          <table:table-cell office:value-type="float" office:value="17.41449" calcext:value-type="float">
            <text:p>17.41449</text:p>
          </table:table-cell>
          <table:table-cell office:value-type="float" office:value="20.83395" calcext:value-type="float">
            <text:p>20.83395</text:p>
          </table:table-cell>
          <table:table-cell office:value-type="float" office:value="18.01138" calcext:value-type="float">
            <text:p>18.01138</text:p>
          </table:table-cell>
          <table:table-cell office:value-type="float" office:value="19.77243" calcext:value-type="float">
            <text:p>19.77243</text:p>
          </table:table-cell>
          <table:table-cell office:value-type="float" office:value="17.78143" calcext:value-type="float">
            <text:p>17.78143</text:p>
          </table:table-cell>
          <table:table-cell office:value-type="float" office:value="19.09256" calcext:value-type="float">
            <text:p>19.09256</text:p>
          </table:table-cell>
          <table:table-cell office:value-type="float" office:value="17.58105" calcext:value-type="float">
            <text:p>17.58105</text:p>
          </table:table-cell>
          <table:table-cell office:value-type="float" office:value="18.43573" calcext:value-type="float">
            <text:p>18.43573</text:p>
          </table:table-cell>
          <table:table-cell office:value-type="float" office:value="17.32123" calcext:value-type="float">
            <text:p>17.32123</text:p>
          </table:table-cell>
          <table:table-cell office:value-type="float" office:value="17.99036" calcext:value-type="float">
            <text:p>17.99036</text:p>
          </table:table-cell>
          <table:table-cell office:value-type="float" office:value="17.07297" calcext:value-type="float">
            <text:p>17.07297</text:p>
          </table:table-cell>
          <table:table-cell office:value-type="float" office:value="17.40039" calcext:value-type="float">
            <text:p>17.40039</text:p>
          </table:table-cell>
          <table:table-cell office:value-type="float" office:value="16.84283" calcext:value-type="float">
            <text:p>16.84283</text:p>
          </table:table-cell>
          <table:table-cell office:value-type="float" office:value="17.39401" calcext:value-type="float">
            <text:p>17.39401</text:p>
          </table:table-cell>
          <table:table-cell office:value-type="float" office:value="17.34622" calcext:value-type="float">
            <text:p>17.34622</text:p>
          </table:table-cell>
          <table:table-cell office:value-type="float" office:value="17.86322" calcext:value-type="float">
            <text:p>17.86322</text:p>
          </table:table-cell>
          <table:table-cell office:value-type="float" office:value="17.75757" calcext:value-type="float">
            <text:p>17.75757</text:p>
          </table:table-cell>
          <table:table-cell office:value-type="float" office:value="17.92691" calcext:value-type="float">
            <text:p>17.92691</text:p>
          </table:table-cell>
          <table:table-cell office:value-type="float" office:value="17.83795" calcext:value-type="float">
            <text:p>17.83795</text:p>
          </table:table-cell>
          <table:table-cell office:value-type="float" office:value="17.78079" calcext:value-type="float">
            <text:p>17.78079</text:p>
          </table:table-cell>
          <table:table-cell office:value-type="float" office:value="17.72357" calcext:value-type="float">
            <text:p>17.72357</text:p>
          </table:table-cell>
          <table:table-cell office:value-type="float" office:value="17.40317" calcext:value-type="float">
            <text:p>17.40317</text:p>
          </table:table-cell>
          <table:table-cell office:value-type="float" office:value="17.37033" calcext:value-type="float">
            <text:p>17.37033</text:p>
          </table:table-cell>
          <table:table-cell office:value-type="float" office:value="16.95065" calcext:value-type="float">
            <text:p>16.95065</text:p>
          </table:table-cell>
          <table:table-cell office:value-type="float" office:value="16.92917" calcext:value-type="float">
            <text:p>16.92917</text:p>
          </table:table-cell>
          <table:table-cell office:value-type="float" office:value="27.96698" calcext:value-type="float">
            <text:p>27.96698</text:p>
          </table:table-cell>
          <table:table-cell office:value-type="float" office:value="15.09338" calcext:value-type="float">
            <text:p>15.093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2" calcext:value-type="float">
            <text:p>1102002</text:p>
          </table:table-cell>
          <table:table-cell office:value-type="float" office:value="14.71284" calcext:value-type="float">
            <text:p>14.71284</text:p>
          </table:table-cell>
          <table:table-cell office:value-type="float" office:value="31.87" calcext:value-type="float">
            <text:p>31.87</text:p>
          </table:table-cell>
          <table:table-cell office:value-type="float" office:value="14.26" calcext:value-type="float">
            <text:p>14.26</text:p>
          </table:table-cell>
          <table:table-cell office:value-type="float" office:value="2.26661" calcext:value-type="float">
            <text:p>2.26661</text:p>
          </table:table-cell>
          <table:table-cell office:value-type="float" office:value="1.314654" calcext:value-type="float">
            <text:p>1.314654</text:p>
          </table:table-cell>
          <table:table-cell office:value-type="float" office:value="290.556" calcext:value-type="float">
            <text:p>290.556</text:p>
          </table:table-cell>
          <table:table-cell office:value-type="float" office:value="5.9" calcext:value-type="float">
            <text:p>5.9</text:p>
          </table:table-cell>
          <table:table-cell office:value-type="float" office:value="25.33807" calcext:value-type="float">
            <text:p>25.33807</text:p>
          </table:table-cell>
          <table:table-cell office:value-type="float" office:value="14.88327" calcext:value-type="float">
            <text:p>14.88327</text:p>
          </table:table-cell>
          <table:table-cell office:value-type="float" office:value="22.7915" calcext:value-type="float">
            <text:p>22.7915</text:p>
          </table:table-cell>
          <table:table-cell office:value-type="float" office:value="16.56418" calcext:value-type="float">
            <text:p>16.56418</text:p>
          </table:table-cell>
          <table:table-cell office:value-type="float" office:value="21.23154" calcext:value-type="float">
            <text:p>21.23154</text:p>
          </table:table-cell>
          <table:table-cell office:value-type="float" office:value="17.30081" calcext:value-type="float">
            <text:p>17.30081</text:p>
          </table:table-cell>
          <table:table-cell office:value-type="float" office:value="20.05222" calcext:value-type="float">
            <text:p>20.05222</text:p>
          </table:table-cell>
          <table:table-cell office:value-type="float" office:value="17.61398" calcext:value-type="float">
            <text:p>17.61398</text:p>
          </table:table-cell>
          <table:table-cell office:value-type="float" office:value="19.36139" calcext:value-type="float">
            <text:p>19.36139</text:p>
          </table:table-cell>
          <table:table-cell office:value-type="float" office:value="17.73276" calcext:value-type="float">
            <text:p>17.73276</text:p>
          </table:table-cell>
          <table:table-cell office:value-type="float" office:value="18.72116" calcext:value-type="float">
            <text:p>18.72116</text:p>
          </table:table-cell>
          <table:table-cell office:value-type="float" office:value="17.78018" calcext:value-type="float">
            <text:p>17.78018</text:p>
          </table:table-cell>
          <table:table-cell office:value-type="float" office:value="18.29959" calcext:value-type="float">
            <text:p>18.29959</text:p>
          </table:table-cell>
          <table:table-cell office:value-type="float" office:value="17.71655" calcext:value-type="float">
            <text:p>17.71655</text:p>
          </table:table-cell>
          <table:table-cell office:value-type="float" office:value="17.74518" calcext:value-type="float">
            <text:p>17.74518</text:p>
          </table:table-cell>
          <table:table-cell office:value-type="float" office:value="17.40732" calcext:value-type="float">
            <text:p>17.40732</text:p>
          </table:table-cell>
          <table:table-cell office:value-type="float" office:value="17.53726" calcext:value-type="float">
            <text:p>17.53726</text:p>
          </table:table-cell>
          <table:table-cell office:value-type="float" office:value="17.39542" calcext:value-type="float">
            <text:p>17.39542</text:p>
          </table:table-cell>
          <table:table-cell office:value-type="float" office:value="17.75671" calcext:value-type="float">
            <text:p>17.75671</text:p>
          </table:table-cell>
          <table:table-cell office:value-type="float" office:value="17.7041" calcext:value-type="float">
            <text:p>17.7041</text:p>
          </table:table-cell>
          <table:table-cell office:value-type="float" office:value="17.8371" calcext:value-type="float">
            <text:p>17.8371</text:p>
          </table:table-cell>
          <table:table-cell office:value-type="float" office:value="17.76068" calcext:value-type="float">
            <text:p>17.76068</text:p>
          </table:table-cell>
          <table:table-cell office:value-type="float" office:value="17.72299" calcext:value-type="float">
            <text:p>17.72299</text:p>
          </table:table-cell>
          <table:table-cell office:value-type="float" office:value="17.664" calcext:value-type="float">
            <text:p>17.664</text:p>
          </table:table-cell>
          <table:table-cell office:value-type="float" office:value="17.37" calcext:value-type="float">
            <text:p>17.37</text:p>
          </table:table-cell>
          <table:table-cell office:value-type="float" office:value="17.33426" calcext:value-type="float">
            <text:p>17.33426</text:p>
          </table:table-cell>
          <table:table-cell office:value-type="float" office:value="16.92892" calcext:value-type="float">
            <text:p>16.92892</text:p>
          </table:table-cell>
          <table:table-cell office:value-type="float" office:value="16.90491" calcext:value-type="float">
            <text:p>16.90491</text:p>
          </table:table-cell>
          <table:table-cell office:value-type="float" office:value="31.1153" calcext:value-type="float">
            <text:p>31.1153</text:p>
          </table:table-cell>
          <table:table-cell office:value-type="float" office:value="13.24429" calcext:value-type="float">
            <text:p>13.244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2.068035" calcext:value-type="float">
            <text:p>2.068035</text:p>
          </table:table-cell>
          <table:table-cell office:value-type="float" office:value="12.37" calcext:value-type="float">
            <text:p>12.37</text:p>
          </table:table-cell>
          <table:table-cell office:value-type="float" office:value="7.85" calcext:value-type="float">
            <text:p>7.85</text:p>
          </table:table-cell>
          <table:table-cell office:value-type="float" office:value="1.261463" calcext:value-type="float">
            <text:p>1.261463</text:p>
          </table:table-cell>
          <table:table-cell office:value-type="float" office:value="0.9326787" calcext:value-type="float">
            <text:p>0.9326787</text:p>
          </table:table-cell>
          <table:table-cell office:value-type="float" office:value="348.444" calcext:value-type="float">
            <text:p>348.444</text:p>
          </table:table-cell>
          <table:table-cell office:value-type="float" office:value="19.1" calcext:value-type="float">
            <text:p>19.1</text:p>
          </table:table-cell>
          <table:table-cell office:value-type="float" office:value="14.66684" calcext:value-type="float">
            <text:p>14.66684</text:p>
          </table:table-cell>
          <table:table-cell office:value-type="float" office:value="8.93866" calcext:value-type="float">
            <text:p>8.93866</text:p>
          </table:table-cell>
          <table:table-cell office:value-type="float" office:value="16.3931" calcext:value-type="float">
            <text:p>16.3931</text:p>
          </table:table-cell>
          <table:table-cell office:value-type="float" office:value="10.32117" calcext:value-type="float">
            <text:p>10.32117</text:p>
          </table:table-cell>
          <table:table-cell office:value-type="float" office:value="17.74353" calcext:value-type="float">
            <text:p>17.74353</text:p>
          </table:table-cell>
          <table:table-cell office:value-type="float" office:value="11.65927" calcext:value-type="float">
            <text:p>11.65927</text:p>
          </table:table-cell>
          <table:table-cell office:value-type="float" office:value="18.47037" calcext:value-type="float">
            <text:p>18.47037</text:p>
          </table:table-cell>
          <table:table-cell office:value-type="float" office:value="13.0206" calcext:value-type="float">
            <text:p>13.0206</text:p>
          </table:table-cell>
          <table:table-cell office:value-type="float" office:value="18.6282" calcext:value-type="float">
            <text:p>18.6282</text:p>
          </table:table-cell>
          <table:table-cell office:value-type="float" office:value="14.0535" calcext:value-type="float">
            <text:p>14.0535</text:p>
          </table:table-cell>
          <table:table-cell office:value-type="float" office:value="18.61856" calcext:value-type="float">
            <text:p>18.61856</text:p>
          </table:table-cell>
          <table:table-cell office:value-type="float" office:value="15.2493" calcext:value-type="float">
            <text:p>15.2493</text:p>
          </table:table-cell>
          <table:table-cell office:value-type="float" office:value="18.29889" calcext:value-type="float">
            <text:p>18.29889</text:p>
          </table:table-cell>
          <table:table-cell office:value-type="float" office:value="16.19513" calcext:value-type="float">
            <text:p>16.19513</text:p>
          </table:table-cell>
          <table:table-cell office:value-type="float" office:value="17.82529" calcext:value-type="float">
            <text:p>17.82529</text:p>
          </table:table-cell>
          <table:table-cell office:value-type="float" office:value="17.30374" calcext:value-type="float">
            <text:p>17.30374</text:p>
          </table:table-cell>
          <table:table-cell office:value-type="float" office:value="17.62283" calcext:value-type="float">
            <text:p>17.62283</text:p>
          </table:table-cell>
          <table:table-cell office:value-type="float" office:value="17.53891" calcext:value-type="float">
            <text:p>17.53891</text:p>
          </table:table-cell>
          <table:table-cell office:value-type="float" office:value="17.7038" calcext:value-type="float">
            <text:p>17.7038</text:p>
          </table:table-cell>
          <table:table-cell office:value-type="float" office:value="17.68588" calcext:value-type="float">
            <text:p>17.68588</text:p>
          </table:table-cell>
          <table:table-cell office:value-type="float" office:value="17.75998" calcext:value-type="float">
            <text:p>17.75998</text:p>
          </table:table-cell>
          <table:table-cell office:value-type="float" office:value="17.70242" calcext:value-type="float">
            <text:p>17.70242</text:p>
          </table:table-cell>
          <table:table-cell office:value-type="float" office:value="17.66342" calcext:value-type="float">
            <text:p>17.66342</text:p>
          </table:table-cell>
          <table:table-cell office:value-type="float" office:value="17.60779" calcext:value-type="float">
            <text:p>17.60779</text:p>
          </table:table-cell>
          <table:table-cell office:value-type="float" office:value="17.33386" calcext:value-type="float">
            <text:p>17.33386</text:p>
          </table:table-cell>
          <table:table-cell office:value-type="float" office:value="17.29657" calcext:value-type="float">
            <text:p>17.29657</text:p>
          </table:table-cell>
          <table:table-cell office:value-type="float" office:value="16.90466" calcext:value-type="float">
            <text:p>16.90466</text:p>
          </table:table-cell>
          <table:table-cell office:value-type="float" office:value="16.8782" calcext:value-type="float">
            <text:p>16.8782</text:p>
          </table:table-cell>
          <table:table-cell office:value-type="float" office:value="13.46109" calcext:value-type="float">
            <text:p>13.46109</text:p>
          </table:table-cell>
          <table:table-cell office:value-type="float" office:value="7.394287" calcext:value-type="float">
            <text:p>7.3942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2" calcext:value-type="float">
            <text:p>3102002</text:p>
          </table:table-cell>
          <table:table-cell office:value-type="float" office:value="6.162483" calcext:value-type="float">
            <text:p>6.162483</text:p>
          </table:table-cell>
          <table:table-cell office:value-type="float" office:value="15.62" calcext:value-type="float">
            <text:p>15.62</text:p>
          </table:table-cell>
          <table:table-cell office:value-type="float" office:value="7.56" calcext:value-type="float">
            <text:p>7.56</text:p>
          </table:table-cell>
          <table:table-cell office:value-type="float" office:value="1.558234" calcext:value-type="float">
            <text:p>1.558234</text:p>
          </table:table-cell>
          <table:table-cell office:value-type="float" office:value="0.9144786" calcext:value-type="float">
            <text:p>0.9144786</text:p>
          </table:table-cell>
          <table:table-cell office:value-type="float" office:value="179.568" calcext:value-type="float">
            <text:p>179.568</text:p>
          </table:table-cell>
          <table:table-cell office:value-type="float" office:value="41.8" calcext:value-type="float">
            <text:p>41.8</text:p>
          </table:table-cell>
          <table:table-cell office:value-type="float" office:value="14.48764" calcext:value-type="float">
            <text:p>14.48764</text:p>
          </table:table-cell>
          <table:table-cell office:value-type="float" office:value="8.361206" calcext:value-type="float">
            <text:p>8.361206</text:p>
          </table:table-cell>
          <table:table-cell office:value-type="float" office:value="13.84277" calcext:value-type="float">
            <text:p>13.84277</text:p>
          </table:table-cell>
          <table:table-cell office:value-type="float" office:value="9.621246" calcext:value-type="float">
            <text:p>9.621246</text:p>
          </table:table-cell>
          <table:table-cell office:value-type="float" office:value="13.68787" calcext:value-type="float">
            <text:p>13.68787</text:p>
          </table:table-cell>
          <table:table-cell office:value-type="float" office:value="10.86441" calcext:value-type="float">
            <text:p>10.86441</text:p>
          </table:table-cell>
          <table:table-cell office:value-type="float" office:value="13.90634" calcext:value-type="float">
            <text:p>13.90634</text:p>
          </table:table-cell>
          <table:table-cell office:value-type="float" office:value="12.13657" calcext:value-type="float">
            <text:p>12.13657</text:p>
          </table:table-cell>
          <table:table-cell office:value-type="float" office:value="14.17838" calcext:value-type="float">
            <text:p>14.17838</text:p>
          </table:table-cell>
          <table:table-cell office:value-type="float" office:value="13.11758" calcext:value-type="float">
            <text:p>13.11758</text:p>
          </table:table-cell>
          <table:table-cell office:value-type="float" office:value="15.22324" calcext:value-type="float">
            <text:p>15.22324</text:p>
          </table:table-cell>
          <table:table-cell office:value-type="float" office:value="14.19034" calcext:value-type="float">
            <text:p>14.19034</text:p>
          </table:table-cell>
          <table:table-cell office:value-type="float" office:value="16.17429" calcext:value-type="float">
            <text:p>16.17429</text:p>
          </table:table-cell>
          <table:table-cell office:value-type="float" office:value="15.14325" calcext:value-type="float">
            <text:p>15.14325</text:p>
          </table:table-cell>
          <table:table-cell office:value-type="float" office:value="17.29239" calcext:value-type="float">
            <text:p>17.29239</text:p>
          </table:table-cell>
          <table:table-cell office:value-type="float" office:value="16.28003" calcext:value-type="float">
            <text:p>16.28003</text:p>
          </table:table-cell>
          <table:table-cell office:value-type="float" office:value="17.60678" calcext:value-type="float">
            <text:p>17.60678</text:p>
          </table:table-cell>
          <table:table-cell office:value-type="float" office:value="17.3269" calcext:value-type="float">
            <text:p>17.3269</text:p>
          </table:table-cell>
          <table:table-cell office:value-type="float" office:value="17.6857" calcext:value-type="float">
            <text:p>17.6857</text:p>
          </table:table-cell>
          <table:table-cell office:value-type="float" office:value="17.63684" calcext:value-type="float">
            <text:p>17.63684</text:p>
          </table:table-cell>
          <table:table-cell office:value-type="float" office:value="17.7019" calcext:value-type="float">
            <text:p>17.7019</text:p>
          </table:table-cell>
          <table:table-cell office:value-type="float" office:value="17.65393" calcext:value-type="float">
            <text:p>17.65393</text:p>
          </table:table-cell>
          <table:table-cell office:value-type="float" office:value="17.60721" calcext:value-type="float">
            <text:p>17.60721</text:p>
          </table:table-cell>
          <table:table-cell office:value-type="float" office:value="17.55649" calcext:value-type="float">
            <text:p>17.55649</text:p>
          </table:table-cell>
          <table:table-cell office:value-type="float" office:value="17.29617" calcext:value-type="float">
            <text:p>17.29617</text:p>
          </table:table-cell>
          <table:table-cell office:value-type="float" office:value="17.25717" calcext:value-type="float">
            <text:p>17.25717</text:p>
          </table:table-cell>
          <table:table-cell office:value-type="float" office:value="16.87793" calcext:value-type="float">
            <text:p>16.87793</text:p>
          </table:table-cell>
          <table:table-cell office:value-type="float" office:value="16.84888" calcext:value-type="float">
            <text:p>16.84888</text:p>
          </table:table-cell>
          <table:table-cell office:value-type="float" office:value="15.50302" calcext:value-type="float">
            <text:p>15.50302</text:p>
          </table:table-cell>
          <table:table-cell office:value-type="float" office:value="7.01004" calcext:value-type="float">
            <text:p>7.010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2" calcext:value-type="float">
            <text:p>4102002</text:p>
          </table:table-cell>
          <table:table-cell office:value-type="float" office:value="11.90856" calcext:value-type="float">
            <text:p>11.90856</text:p>
          </table:table-cell>
          <table:table-cell office:value-type="float" office:value="16.171" calcext:value-type="float">
            <text:p>16.171</text:p>
          </table:table-cell>
          <table:table-cell office:value-type="float" office:value="3.72" calcext:value-type="float">
            <text:p>3.72</text:p>
          </table:table-cell>
          <table:table-cell office:value-type="float" office:value="1.434636" calcext:value-type="float">
            <text:p>1.434636</text:p>
          </table:table-cell>
          <table:table-cell office:value-type="float" office:value="0.7017147" calcext:value-type="float">
            <text:p>0.7017147</text:p>
          </table:table-cell>
          <table:table-cell office:value-type="float" office:value="358.092" calcext:value-type="float">
            <text:p>358.092</text:p>
          </table:table-cell>
          <table:table-cell office:value-type="float" office:value="0.1" calcext:value-type="float">
            <text:p>0.1</text:p>
          </table:table-cell>
          <table:table-cell office:value-type="float" office:value="15.65176" calcext:value-type="float">
            <text:p>15.65176</text:p>
          </table:table-cell>
          <table:table-cell office:value-type="float" office:value="7.011597" calcext:value-type="float">
            <text:p>7.011597</text:p>
          </table:table-cell>
          <table:table-cell office:value-type="float" office:value="14.71774" calcext:value-type="float">
            <text:p>14.71774</text:p>
          </table:table-cell>
          <table:table-cell office:value-type="float" office:value="9.630615" calcext:value-type="float">
            <text:p>9.630615</text:p>
          </table:table-cell>
          <table:table-cell office:value-type="float" office:value="14.38602" calcext:value-type="float">
            <text:p>14.38602</text:p>
          </table:table-cell>
          <table:table-cell office:value-type="float" office:value="11.53528" calcext:value-type="float">
            <text:p>11.53528</text:p>
          </table:table-cell>
          <table:table-cell office:value-type="float" office:value="14.34897" calcext:value-type="float">
            <text:p>14.34897</text:p>
          </table:table-cell>
          <table:table-cell office:value-type="float" office:value="12.92084" calcext:value-type="float">
            <text:p>12.92084</text:p>
          </table:table-cell>
          <table:table-cell office:value-type="float" office:value="14.45142" calcext:value-type="float">
            <text:p>14.45142</text:p>
          </table:table-cell>
          <table:table-cell office:value-type="float" office:value="13.6185" calcext:value-type="float">
            <text:p>13.6185</text:p>
          </table:table-cell>
          <table:table-cell office:value-type="float" office:value="14.69431" calcext:value-type="float">
            <text:p>14.69431</text:p>
          </table:table-cell>
          <table:table-cell office:value-type="float" office:value="14.4487" calcext:value-type="float">
            <text:p>14.4487</text:p>
          </table:table-cell>
          <table:table-cell office:value-type="float" office:value="15.228" calcext:value-type="float">
            <text:p>15.228</text:p>
          </table:table-cell>
          <table:table-cell office:value-type="float" office:value="15.06021" calcext:value-type="float">
            <text:p>15.06021</text:p>
          </table:table-cell>
          <table:table-cell office:value-type="float" office:value="16.2742" calcext:value-type="float">
            <text:p>16.2742</text:p>
          </table:table-cell>
          <table:table-cell office:value-type="float" office:value="15.89825" calcext:value-type="float">
            <text:p>15.89825</text:p>
          </table:table-cell>
          <table:table-cell office:value-type="float" office:value="17.323" calcext:value-type="float">
            <text:p>17.323</text:p>
          </table:table-cell>
          <table:table-cell office:value-type="float" office:value="16.98062" calcext:value-type="float">
            <text:p>16.98062</text:p>
          </table:table-cell>
          <table:table-cell office:value-type="float" office:value="17.63593" calcext:value-type="float">
            <text:p>17.63593</text:p>
          </table:table-cell>
          <table:table-cell office:value-type="float" office:value="17.52341" calcext:value-type="float">
            <text:p>17.52341</text:p>
          </table:table-cell>
          <table:table-cell office:value-type="float" office:value="17.65341" calcext:value-type="float">
            <text:p>17.65341</text:p>
          </table:table-cell>
          <table:table-cell office:value-type="float" office:value="17.59464" calcext:value-type="float">
            <text:p>17.59464</text:p>
          </table:table-cell>
          <table:table-cell office:value-type="float" office:value="17.55597" calcext:value-type="float">
            <text:p>17.55597</text:p>
          </table:table-cell>
          <table:table-cell office:value-type="float" office:value="17.50726" calcext:value-type="float">
            <text:p>17.50726</text:p>
          </table:table-cell>
          <table:table-cell office:value-type="float" office:value="17.25677" calcext:value-type="float">
            <text:p>17.25677</text:p>
          </table:table-cell>
          <table:table-cell office:value-type="float" office:value="17.21799" calcext:value-type="float">
            <text:p>17.21799</text:p>
          </table:table-cell>
          <table:table-cell office:value-type="float" office:value="16.84857" calcext:value-type="float">
            <text:p>16.84857</text:p>
          </table:table-cell>
          <table:table-cell office:value-type="float" office:value="16.81702" calcext:value-type="float">
            <text:p>16.81702</text:p>
          </table:table-cell>
          <table:table-cell office:value-type="float" office:value="16.58325" calcext:value-type="float">
            <text:p>16.58325</text:p>
          </table:table-cell>
          <table:table-cell office:value-type="float" office:value="4.3909" calcext:value-type="float">
            <text:p>4.39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2" calcext:value-type="float">
            <text:p>5102002</text:p>
          </table:table-cell>
          <table:table-cell office:value-type="float" office:value="13.82303" calcext:value-type="float">
            <text:p>13.82303</text:p>
          </table:table-cell>
          <table:table-cell office:value-type="float" office:value="22.76" calcext:value-type="float">
            <text:p>22.76</text:p>
          </table:table-cell>
          <table:table-cell office:value-type="float" office:value="4.8" calcext:value-type="float">
            <text:p>4.8</text:p>
          </table:table-cell>
          <table:table-cell office:value-type="float" office:value="1.300744" calcext:value-type="float">
            <text:p>1.300744</text:p>
          </table:table-cell>
          <table:table-cell office:value-type="float" office:value="0.7565347" calcext:value-type="float">
            <text:p>0.7565347</text:p>
          </table:table-cell>
          <table:table-cell office:value-type="float" office:value="234.504" calcext:value-type="float">
            <text:p>234.504</text:p>
          </table:table-cell>
          <table:table-cell office:value-type="float" office:value="0" calcext:value-type="float">
            <text:p>0</text:p>
          </table:table-cell>
          <table:table-cell office:value-type="float" office:value="17.82446" calcext:value-type="float">
            <text:p>17.82446</text:p>
          </table:table-cell>
          <table:table-cell office:value-type="float" office:value="6.924255" calcext:value-type="float">
            <text:p>6.924255</text:p>
          </table:table-cell>
          <table:table-cell office:value-type="float" office:value="15.8121" calcext:value-type="float">
            <text:p>15.8121</text:p>
          </table:table-cell>
          <table:table-cell office:value-type="float" office:value="8.72168" calcext:value-type="float">
            <text:p>8.72168</text:p>
          </table:table-cell>
          <table:table-cell office:value-type="float" office:value="14.72949" calcext:value-type="float">
            <text:p>14.72949</text:p>
          </table:table-cell>
          <table:table-cell office:value-type="float" office:value="10.07227" calcext:value-type="float">
            <text:p>10.07227</text:p>
          </table:table-cell>
          <table:table-cell office:value-type="float" office:value="14.26855" calcext:value-type="float">
            <text:p>14.26855</text:p>
          </table:table-cell>
          <table:table-cell office:value-type="float" office:value="11.26129" calcext:value-type="float">
            <text:p>11.26129</text:p>
          </table:table-cell>
          <table:table-cell office:value-type="float" office:value="14.18146" calcext:value-type="float">
            <text:p>14.18146</text:p>
          </table:table-cell>
          <table:table-cell office:value-type="float" office:value="12.04059" calcext:value-type="float">
            <text:p>12.04059</text:p>
          </table:table-cell>
          <table:table-cell office:value-type="float" office:value="14.44565" calcext:value-type="float">
            <text:p>14.44565</text:p>
          </table:table-cell>
          <table:table-cell office:value-type="float" office:value="13.09909" calcext:value-type="float">
            <text:p>13.09909</text:p>
          </table:table-cell>
          <table:table-cell office:value-type="float" office:value="15.08026" calcext:value-type="float">
            <text:p>15.08026</text:p>
          </table:table-cell>
          <table:table-cell office:value-type="float" office:value="14.07678" calcext:value-type="float">
            <text:p>14.07678</text:p>
          </table:table-cell>
          <table:table-cell office:value-type="float" office:value="15.8956" calcext:value-type="float">
            <text:p>15.8956</text:p>
          </table:table-cell>
          <table:table-cell office:value-type="float" office:value="15.3421" calcext:value-type="float">
            <text:p>15.3421</text:p>
          </table:table-cell>
          <table:table-cell office:value-type="float" office:value="16.97742" calcext:value-type="float">
            <text:p>16.97742</text:p>
          </table:table-cell>
          <table:table-cell office:value-type="float" office:value="16.64102" calcext:value-type="float">
            <text:p>16.64102</text:p>
          </table:table-cell>
          <table:table-cell office:value-type="float" office:value="17.52197" calcext:value-type="float">
            <text:p>17.52197</text:p>
          </table:table-cell>
          <table:table-cell office:value-type="float" office:value="17.37195" calcext:value-type="float">
            <text:p>17.37195</text:p>
          </table:table-cell>
          <table:table-cell office:value-type="float" office:value="17.5939" calcext:value-type="float">
            <text:p>17.5939</text:p>
          </table:table-cell>
          <table:table-cell office:value-type="float" office:value="17.51483" calcext:value-type="float">
            <text:p>17.51483</text:p>
          </table:table-cell>
          <table:table-cell office:value-type="float" office:value="17.50674" calcext:value-type="float">
            <text:p>17.50674</text:p>
          </table:table-cell>
          <table:table-cell office:value-type="float" office:value="17.45474" calcext:value-type="float">
            <text:p>17.45474</text:p>
          </table:table-cell>
          <table:table-cell office:value-type="float" office:value="17.21756" calcext:value-type="float">
            <text:p>17.21756</text:p>
          </table:table-cell>
          <table:table-cell office:value-type="float" office:value="17.1781" calcext:value-type="float">
            <text:p>17.1781</text:p>
          </table:table-cell>
          <table:table-cell office:value-type="float" office:value="16.81668" calcext:value-type="float">
            <text:p>16.81668</text:p>
          </table:table-cell>
          <table:table-cell office:value-type="float" office:value="16.78455" calcext:value-type="float">
            <text:p>16.78455</text:p>
          </table:table-cell>
          <table:table-cell office:value-type="float" office:value="20.15662" calcext:value-type="float">
            <text:p>20.15662</text:p>
          </table:table-cell>
          <table:table-cell office:value-type="float" office:value="4.451416" calcext:value-type="float">
            <text:p>4.4514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2" calcext:value-type="float">
            <text:p>6102002</text:p>
          </table:table-cell>
          <table:table-cell office:value-type="float" office:value="16.73113" calcext:value-type="float">
            <text:p>16.73113</text:p>
          </table:table-cell>
          <table:table-cell office:value-type="float" office:value="14.71" calcext:value-type="float">
            <text:p>14.71</text:p>
          </table:table-cell>
          <table:table-cell office:value-type="float" office:value="0.03" calcext:value-type="float">
            <text:p>0.03</text:p>
          </table:table-cell>
          <table:table-cell office:value-type="float" office:value="1.339851" calcext:value-type="float">
            <text:p>1.339851</text:p>
          </table:table-cell>
          <table:table-cell office:value-type="float" office:value="0.5402492" calcext:value-type="float">
            <text:p>0.5402492</text:p>
          </table:table-cell>
          <table:table-cell office:value-type="float" office:value="360.828" calcext:value-type="float">
            <text:p>360.828</text:p>
          </table:table-cell>
          <table:table-cell office:value-type="float" office:value="0" calcext:value-type="float">
            <text:p>0</text:p>
          </table:table-cell>
          <table:table-cell office:value-type="float" office:value="15.49384" calcext:value-type="float">
            <text:p>15.49384</text:p>
          </table:table-cell>
          <table:table-cell office:value-type="float" office:value="4.014709" calcext:value-type="float">
            <text:p>4.014709</text:p>
          </table:table-cell>
          <table:table-cell office:value-type="float" office:value="14.67865" calcext:value-type="float">
            <text:p>14.67865</text:p>
          </table:table-cell>
          <table:table-cell office:value-type="float" office:value="7.297546" calcext:value-type="float">
            <text:p>7.297546</text:p>
          </table:table-cell>
          <table:table-cell office:value-type="float" office:value="14.29382" calcext:value-type="float">
            <text:p>14.29382</text:p>
          </table:table-cell>
          <table:table-cell office:value-type="float" office:value="10.0387" calcext:value-type="float">
            <text:p>10.0387</text:p>
          </table:table-cell>
          <table:table-cell office:value-type="float" office:value="14.18564" calcext:value-type="float">
            <text:p>14.18564</text:p>
          </table:table-cell>
          <table:table-cell office:value-type="float" office:value="12.02246" calcext:value-type="float">
            <text:p>12.02246</text:p>
          </table:table-cell>
          <table:table-cell office:value-type="float" office:value="14.23584" calcext:value-type="float">
            <text:p>14.23584</text:p>
          </table:table-cell>
          <table:table-cell office:value-type="float" office:value="13.02695" calcext:value-type="float">
            <text:p>13.02695</text:p>
          </table:table-cell>
          <table:table-cell office:value-type="float" office:value="14.38443" calcext:value-type="float">
            <text:p>14.38443</text:p>
          </table:table-cell>
          <table:table-cell office:value-type="float" office:value="14.03821" calcext:value-type="float">
            <text:p>14.03821</text:p>
          </table:table-cell>
          <table:table-cell office:value-type="float" office:value="14.70352" calcext:value-type="float">
            <text:p>14.70352</text:p>
          </table:table-cell>
          <table:table-cell office:value-type="float" office:value="14.59833" calcext:value-type="float">
            <text:p>14.59833</text:p>
          </table:table-cell>
          <table:table-cell office:value-type="float" office:value="15.34311" calcext:value-type="float">
            <text:p>15.34311</text:p>
          </table:table-cell>
          <table:table-cell office:value-type="float" office:value="15.29651" calcext:value-type="float">
            <text:p>15.29651</text:p>
          </table:table-cell>
          <table:table-cell office:value-type="float" office:value="16.63748" calcext:value-type="float">
            <text:p>16.63748</text:p>
          </table:table-cell>
          <table:table-cell office:value-type="float" office:value="16.37714" calcext:value-type="float">
            <text:p>16.37714</text:p>
          </table:table-cell>
          <table:table-cell office:value-type="float" office:value="17.37018" calcext:value-type="float">
            <text:p>17.37018</text:p>
          </table:table-cell>
          <table:table-cell office:value-type="float" office:value="17.19846" calcext:value-type="float">
            <text:p>17.19846</text:p>
          </table:table-cell>
          <table:table-cell office:value-type="float" office:value="17.51389" calcext:value-type="float">
            <text:p>17.51389</text:p>
          </table:table-cell>
          <table:table-cell office:value-type="float" office:value="17.4165" calcext:value-type="float">
            <text:p>17.4165</text:p>
          </table:table-cell>
          <table:table-cell office:value-type="float" office:value="17.45416" calcext:value-type="float">
            <text:p>17.45416</text:p>
          </table:table-cell>
          <table:table-cell office:value-type="float" office:value="17.3963" calcext:value-type="float">
            <text:p>17.3963</text:p>
          </table:table-cell>
          <table:table-cell office:value-type="float" office:value="17.17767" calcext:value-type="float">
            <text:p>17.17767</text:p>
          </table:table-cell>
          <table:table-cell office:value-type="float" office:value="17.13629" calcext:value-type="float">
            <text:p>17.13629</text:p>
          </table:table-cell>
          <table:table-cell office:value-type="float" office:value="16.78421" calcext:value-type="float">
            <text:p>16.78421</text:p>
          </table:table-cell>
          <table:table-cell office:value-type="float" office:value="16.75092" calcext:value-type="float">
            <text:p>16.75092</text:p>
          </table:table-cell>
          <table:table-cell office:value-type="float" office:value="16.03888" calcext:value-type="float">
            <text:p>16.03888</text:p>
          </table:table-cell>
          <table:table-cell office:value-type="float" office:value="0.9450073" calcext:value-type="float">
            <text:p>0.94500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2" calcext:value-type="float">
            <text:p>7102002</text:p>
          </table:table-cell>
          <table:table-cell office:value-type="float" office:value="15.8504" calcext:value-type="float">
            <text:p>15.8504</text:p>
          </table:table-cell>
          <table:table-cell office:value-type="float" office:value="20.05" calcext:value-type="float">
            <text:p>20.05</text:p>
          </table:table-cell>
          <table:table-cell office:value-type="float" office:value="-0.73" calcext:value-type="float">
            <text:p>-0.73</text:p>
          </table:table-cell>
          <table:table-cell office:value-type="float" office:value="1.064981" calcext:value-type="float">
            <text:p>1.064981</text:p>
          </table:table-cell>
          <table:table-cell office:value-type="float" office:value="0.5114716" calcext:value-type="float">
            <text:p>0.5114716</text:p>
          </table:table-cell>
          <table:table-cell office:value-type="float" office:value="272.304" calcext:value-type="float">
            <text:p>272.304</text:p>
          </table:table-cell>
          <table:table-cell office:value-type="float" office:value="0" calcext:value-type="float">
            <text:p>0</text:p>
          </table:table-cell>
          <table:table-cell office:value-type="float" office:value="15.42963" calcext:value-type="float">
            <text:p>15.42963</text:p>
          </table:table-cell>
          <table:table-cell office:value-type="float" office:value="2.49527" calcext:value-type="float">
            <text:p>2.49527</text:p>
          </table:table-cell>
          <table:table-cell office:value-type="float" office:value="13.81116" calcext:value-type="float">
            <text:p>13.81116</text:p>
          </table:table-cell>
          <table:table-cell office:value-type="float" office:value="5.206207" calcext:value-type="float">
            <text:p>5.206207</text:p>
          </table:table-cell>
          <table:table-cell office:value-type="float" office:value="12.94128" calcext:value-type="float">
            <text:p>12.94128</text:p>
          </table:table-cell>
          <table:table-cell office:value-type="float" office:value="7.452057" calcext:value-type="float">
            <text:p>7.452057</text:p>
          </table:table-cell>
          <table:table-cell office:value-type="float" office:value="12.65152" calcext:value-type="float">
            <text:p>12.65152</text:p>
          </table:table-cell>
          <table:table-cell office:value-type="float" office:value="9.441223" calcext:value-type="float">
            <text:p>9.441223</text:p>
          </table:table-cell>
          <table:table-cell office:value-type="float" office:value="12.95374" calcext:value-type="float">
            <text:p>12.95374</text:p>
          </table:table-cell>
          <table:table-cell office:value-type="float" office:value="10.73621" calcext:value-type="float">
            <text:p>10.73621</text:p>
          </table:table-cell>
          <table:table-cell office:value-type="float" office:value="14.00366" calcext:value-type="float">
            <text:p>14.00366</text:p>
          </table:table-cell>
          <table:table-cell office:value-type="float" office:value="12.11926" calcext:value-type="float">
            <text:p>12.11926</text:p>
          </table:table-cell>
          <table:table-cell office:value-type="float" office:value="14.60037" calcext:value-type="float">
            <text:p>14.60037</text:p>
          </table:table-cell>
          <table:table-cell office:value-type="float" office:value="13.21683" calcext:value-type="float">
            <text:p>13.21683</text:p>
          </table:table-cell>
          <table:table-cell office:value-type="float" office:value="15.2952" calcext:value-type="float">
            <text:p>15.2952</text:p>
          </table:table-cell>
          <table:table-cell office:value-type="float" office:value="14.60455" calcext:value-type="float">
            <text:p>14.6045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6.0881" calcext:value-type="float">
            <text:p>16.0881</text:p>
          </table:table-cell>
          <table:table-cell office:value-type="float" office:value="17.19669" calcext:value-type="float">
            <text:p>17.19669</text:p>
          </table:table-cell>
          <table:table-cell office:value-type="float" office:value="17.02386" calcext:value-type="float">
            <text:p>17.02386</text:p>
          </table:table-cell>
          <table:table-cell office:value-type="float" office:value="17.41541" calcext:value-type="float">
            <text:p>17.41541</text:p>
          </table:table-cell>
          <table:table-cell office:value-type="float" office:value="17.30673" calcext:value-type="float">
            <text:p>17.30673</text:p>
          </table:table-cell>
          <table:table-cell office:value-type="float" office:value="17.39566" calcext:value-type="float">
            <text:p>17.39566</text:p>
          </table:table-cell>
          <table:table-cell office:value-type="float" office:value="17.3299" calcext:value-type="float">
            <text:p>17.3299</text:p>
          </table:table-cell>
          <table:table-cell office:value-type="float" office:value="17.13589" calcext:value-type="float">
            <text:p>17.13589</text:p>
          </table:table-cell>
          <table:table-cell office:value-type="float" office:value="17.09229" calcext:value-type="float">
            <text:p>17.09229</text:p>
          </table:table-cell>
          <table:table-cell office:value-type="float" office:value="16.75058" calcext:value-type="float">
            <text:p>16.75058</text:p>
          </table:table-cell>
          <table:table-cell office:value-type="float" office:value="16.71527" calcext:value-type="float">
            <text:p>16.71527</text:p>
          </table:table-cell>
          <table:table-cell office:value-type="float" office:value="17.45895" calcext:value-type="float">
            <text:p>17.45895</text:p>
          </table:table-cell>
          <table:table-cell office:value-type="float" office:value="-0.1244507" calcext:value-type="float">
            <text:p>-0.12445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2" calcext:value-type="float">
            <text:p>8102002</text:p>
          </table:table-cell>
          <table:table-cell office:value-type="float" office:value="15.9678" calcext:value-type="float">
            <text:p>15.9678</text:p>
          </table:table-cell>
          <table:table-cell office:value-type="float" office:value="22.85" calcext:value-type="float">
            <text:p>22.85</text:p>
          </table:table-cell>
          <table:table-cell office:value-type="float" office:value="6.88" calcext:value-type="float">
            <text:p>6.88</text:p>
          </table:table-cell>
          <table:table-cell office:value-type="float" office:value="1.242586" calcext:value-type="float">
            <text:p>1.242586</text:p>
          </table:table-cell>
          <table:table-cell office:value-type="float" office:value="0.8730448" calcext:value-type="float">
            <text:p>0.8730448</text:p>
          </table:table-cell>
          <table:table-cell office:value-type="float" office:value="201.708" calcext:value-type="float">
            <text:p>201.708</text:p>
          </table:table-cell>
          <table:table-cell office:value-type="float" office:value="0" calcext:value-type="float">
            <text:p>0</text:p>
          </table:table-cell>
          <table:table-cell office:value-type="float" office:value="18.6091" calcext:value-type="float">
            <text:p>18.6091</text:p>
          </table:table-cell>
          <table:table-cell office:value-type="float" office:value="7.761414" calcext:value-type="float">
            <text:p>7.761414</text:p>
          </table:table-cell>
          <table:table-cell office:value-type="float" office:value="16.40936" calcext:value-type="float">
            <text:p>16.40936</text:p>
          </table:table-cell>
          <table:table-cell office:value-type="float" office:value="9.127747" calcext:value-type="float">
            <text:p>9.127747</text:p>
          </table:table-cell>
          <table:table-cell office:value-type="float" office:value="15.05392" calcext:value-type="float">
            <text:p>15.05392</text:p>
          </table:table-cell>
          <table:table-cell office:value-type="float" office:value="10.31805" calcext:value-type="float">
            <text:p>10.31805</text:p>
          </table:table-cell>
          <table:table-cell office:value-type="float" office:value="14.25217" calcext:value-type="float">
            <text:p>14.25217</text:p>
          </table:table-cell>
          <table:table-cell office:value-type="float" office:value="11.32523" calcext:value-type="float">
            <text:p>11.32523</text:p>
          </table:table-cell>
          <table:table-cell office:value-type="float" office:value="13.95355" calcext:value-type="float">
            <text:p>13.95355</text:p>
          </table:table-cell>
          <table:table-cell office:value-type="float" office:value="11.97803" calcext:value-type="float">
            <text:p>11.97803</text:p>
          </table:table-cell>
          <table:table-cell office:value-type="float" office:value="13.88464" calcext:value-type="float">
            <text:p>13.88464</text:p>
          </table:table-cell>
          <table:table-cell office:value-type="float" office:value="12.72076" calcext:value-type="float">
            <text:p>12.72076</text:p>
          </table:table-cell>
          <table:table-cell office:value-type="float" office:value="14.02704" calcext:value-type="float">
            <text:p>14.02704</text:p>
          </table:table-cell>
          <table:table-cell office:value-type="float" office:value="13.40515" calcext:value-type="float">
            <text:p>13.40515</text:p>
          </table:table-cell>
          <table:table-cell office:value-type="float" office:value="14.6015" calcext:value-type="float">
            <text:p>14.6015</text:p>
          </table:table-cell>
          <table:table-cell office:value-type="float" office:value="14.41864" calcext:value-type="float">
            <text:p>14.41864</text:p>
          </table:table-cell>
          <table:table-cell office:value-type="float" office:value="16.08438" calcext:value-type="float">
            <text:p>16.08438</text:p>
          </table:table-cell>
          <table:table-cell office:value-type="float" office:value="15.77634" calcext:value-type="float">
            <text:p>15.77634</text:p>
          </table:table-cell>
          <table:table-cell office:value-type="float" office:value="17.02191" calcext:value-type="float">
            <text:p>17.02191</text:p>
          </table:table-cell>
          <table:table-cell office:value-type="float" office:value="16.82962" calcext:value-type="float">
            <text:p>16.82962</text:p>
          </table:table-cell>
          <table:table-cell office:value-type="float" office:value="17.30554" calcext:value-type="float">
            <text:p>17.30554</text:p>
          </table:table-cell>
          <table:table-cell office:value-type="float" office:value="17.18646" calcext:value-type="float">
            <text:p>17.18646</text:p>
          </table:table-cell>
          <table:table-cell office:value-type="float" office:value="17.32916" calcext:value-type="float">
            <text:p>17.32916</text:p>
          </table:table-cell>
          <table:table-cell office:value-type="float" office:value="17.25616" calcext:value-type="float">
            <text:p>17.25616</text:p>
          </table:table-cell>
          <table:table-cell office:value-type="float" office:value="17.0918" calcext:value-type="float">
            <text:p>17.0918</text:p>
          </table:table-cell>
          <table:table-cell office:value-type="float" office:value="17.04453" calcext:value-type="float">
            <text:p>17.04453</text:p>
          </table:table-cell>
          <table:table-cell office:value-type="float" office:value="16.71487" calcext:value-type="float">
            <text:p>16.71487</text:p>
          </table:table-cell>
          <table:table-cell office:value-type="float" office:value="16.67792" calcext:value-type="float">
            <text:p>16.67792</text:p>
          </table:table-cell>
          <table:table-cell office:value-type="float" office:value="20.96823" calcext:value-type="float">
            <text:p>20.96823</text:p>
          </table:table-cell>
          <table:table-cell office:value-type="float" office:value="6.404968" calcext:value-type="float">
            <text:p>6.4049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2" calcext:value-type="float">
            <text:p>9102002</text:p>
          </table:table-cell>
          <table:table-cell office:value-type="float" office:value="13.63081" calcext:value-type="float">
            <text:p>13.63081</text:p>
          </table:table-cell>
          <table:table-cell office:value-type="float" office:value="19.33" calcext:value-type="float">
            <text:p>19.33</text:p>
          </table:table-cell>
          <table:table-cell office:value-type="float" office:value="8.13" calcext:value-type="float">
            <text:p>8.13</text:p>
          </table:table-cell>
          <table:table-cell office:value-type="float" office:value="1.395156" calcext:value-type="float">
            <text:p>1.395156</text:p>
          </table:table-cell>
          <table:table-cell office:value-type="float" office:value="0.9505576" calcext:value-type="float">
            <text:p>0.9505576</text:p>
          </table:table-cell>
          <table:table-cell office:value-type="float" office:value="153.576" calcext:value-type="float">
            <text:p>153.576</text:p>
          </table:table-cell>
          <table:table-cell office:value-type="float" office:value="0" calcext:value-type="float">
            <text:p>0</text:p>
          </table:table-cell>
          <table:table-cell office:value-type="float" office:value="20.15558" calcext:value-type="float">
            <text:p>20.15558</text:p>
          </table:table-cell>
          <table:table-cell office:value-type="float" office:value="9.349274" calcext:value-type="float">
            <text:p>9.349274</text:p>
          </table:table-cell>
          <table:table-cell office:value-type="float" office:value="16.94916" calcext:value-type="float">
            <text:p>16.94916</text:p>
          </table:table-cell>
          <table:table-cell office:value-type="float" office:value="10.59213" calcext:value-type="float">
            <text:p>10.59213</text:p>
          </table:table-cell>
          <table:table-cell office:value-type="float" office:value="15.44495" calcext:value-type="float">
            <text:p>15.44495</text:p>
          </table:table-cell>
          <table:table-cell office:value-type="float" office:value="11.65134" calcext:value-type="float">
            <text:p>11.65134</text:p>
          </table:table-cell>
          <table:table-cell office:value-type="float" office:value="14.75351" calcext:value-type="float">
            <text:p>14.75351</text:p>
          </table:table-cell>
          <table:table-cell office:value-type="float" office:value="12.47415" calcext:value-type="float">
            <text:p>12.47415</text:p>
          </table:table-cell>
          <table:table-cell office:value-type="float" office:value="14.46365" calcext:value-type="float">
            <text:p>14.46365</text:p>
          </table:table-cell>
          <table:table-cell office:value-type="float" office:value="12.96533" calcext:value-type="float">
            <text:p>12.96533</text:p>
          </table:table-cell>
          <table:table-cell office:value-type="float" office:value="14.33685" calcext:value-type="float">
            <text:p>14.33685</text:p>
          </table:table-cell>
          <table:table-cell office:value-type="float" office:value="13.47974" calcext:value-type="float">
            <text:p>13.47974</text:p>
          </table:table-cell>
          <table:table-cell office:value-type="float" office:value="14.38354" calcext:value-type="float">
            <text:p>14.38354</text:p>
          </table:table-cell>
          <table:table-cell office:value-type="float" office:value="13.90552" calcext:value-type="float">
            <text:p>13.90552</text:p>
          </table:table-cell>
          <table:table-cell office:value-type="float" office:value="14.61884" calcext:value-type="float">
            <text:p>14.61884</text:p>
          </table:table-cell>
          <table:table-cell office:value-type="float" office:value="14.46793" calcext:value-type="float">
            <text:p>14.46793</text:p>
          </table:table-cell>
          <table:table-cell office:value-type="float" office:value="15.77386" calcext:value-type="float">
            <text:p>15.77386</text:p>
          </table:table-cell>
          <table:table-cell office:value-type="float" office:value="15.61548" calcext:value-type="float">
            <text:p>15.61548</text:p>
          </table:table-cell>
          <table:table-cell office:value-type="float" office:value="16.82758" calcext:value-type="float">
            <text:p>16.82758</text:p>
          </table:table-cell>
          <table:table-cell office:value-type="float" office:value="16.64325" calcext:value-type="float">
            <text:p>16.64325</text:p>
          </table:table-cell>
          <table:table-cell office:value-type="float" office:value="17.18512" calcext:value-type="float">
            <text:p>17.18512</text:p>
          </table:table-cell>
          <table:table-cell office:value-type="float" office:value="17.05734" calcext:value-type="float">
            <text:p>17.05734</text:p>
          </table:table-cell>
          <table:table-cell office:value-type="float" office:value="17.25537" calcext:value-type="float">
            <text:p>17.25537</text:p>
          </table:table-cell>
          <table:table-cell office:value-type="float" office:value="17.17523" calcext:value-type="float">
            <text:p>17.17523</text:p>
          </table:table-cell>
          <table:table-cell office:value-type="float" office:value="17.04401" calcext:value-type="float">
            <text:p>17.04401</text:p>
          </table:table-cell>
          <table:table-cell office:value-type="float" office:value="16.9931" calcext:value-type="float">
            <text:p>16.9931</text:p>
          </table:table-cell>
          <table:table-cell office:value-type="float" office:value="16.67752" calcext:value-type="float">
            <text:p>16.67752</text:p>
          </table:table-cell>
          <table:table-cell office:value-type="float" office:value="16.6387" calcext:value-type="float">
            <text:p>16.6387</text:p>
          </table:table-cell>
          <table:table-cell office:value-type="float" office:value="28.26993" calcext:value-type="float">
            <text:p>28.26993</text:p>
          </table:table-cell>
          <table:table-cell office:value-type="float" office:value="7.997894" calcext:value-type="float">
            <text:p>7.9978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2" calcext:value-type="float">
            <text:p>10102002</text:p>
          </table:table-cell>
          <table:table-cell office:value-type="float" office:value="15.82774" calcext:value-type="float">
            <text:p>15.82774</text:p>
          </table:table-cell>
          <table:table-cell office:value-type="float" office:value="24.09" calcext:value-type="float">
            <text:p>24.09</text:p>
          </table:table-cell>
          <table:table-cell office:value-type="float" office:value="10.82" calcext:value-type="float">
            <text:p>10.82</text:p>
          </table:table-cell>
          <table:table-cell office:value-type="float" office:value="1.441263" calcext:value-type="float">
            <text:p>1.441263</text:p>
          </table:table-cell>
          <table:table-cell office:value-type="float" office:value="1.138607" calcext:value-type="float">
            <text:p>1.138607</text:p>
          </table:table-cell>
          <table:table-cell office:value-type="float" office:value="247.392" calcext:value-type="float">
            <text:p>247.392</text:p>
          </table:table-cell>
          <table:table-cell office:value-type="float" office:value="0" calcext:value-type="float">
            <text:p>0</text:p>
          </table:table-cell>
          <table:table-cell office:value-type="float" office:value="23.75363" calcext:value-type="float">
            <text:p>23.75363</text:p>
          </table:table-cell>
          <table:table-cell office:value-type="float" office:value="11.14999" calcext:value-type="float">
            <text:p>11.14999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12.17706" calcext:value-type="float">
            <text:p>12.17706</text:p>
          </table:table-cell>
          <table:table-cell office:value-type="float" office:value="18.33575" calcext:value-type="float">
            <text:p>18.33575</text:p>
          </table:table-cell>
          <table:table-cell office:value-type="float" office:value="12.91898" calcext:value-type="float">
            <text:p>12.91898</text:p>
          </table:table-cell>
          <table:table-cell office:value-type="float" office:value="16.93201" calcext:value-type="float">
            <text:p>16.93201</text:p>
          </table:table-cell>
          <table:table-cell office:value-type="float" office:value="13.4686" calcext:value-type="float">
            <text:p>13.4686</text:p>
          </table:table-cell>
          <table:table-cell office:value-type="float" office:value="16.19012" calcext:value-type="float">
            <text:p>16.19012</text:p>
          </table:table-cell>
          <table:table-cell office:value-type="float" office:value="13.77869" calcext:value-type="float">
            <text:p>13.77869</text:p>
          </table:table-cell>
          <table:table-cell office:value-type="float" office:value="15.62372" calcext:value-type="float">
            <text:p>15.62372</text:p>
          </table:table-cell>
          <table:table-cell office:value-type="float" office:value="14.10657" calcext:value-type="float">
            <text:p>14.10657</text:p>
          </table:table-cell>
          <table:table-cell office:value-type="float" office:value="15.27322" calcext:value-type="float">
            <text:p>15.27322</text:p>
          </table:table-cell>
          <table:table-cell office:value-type="float" office:value="14.35876" calcext:value-type="float">
            <text:p>14.35876</text:p>
          </table:table-cell>
          <table:table-cell office:value-type="float" office:value="14.95224" calcext:value-type="float">
            <text:p>14.95224</text:p>
          </table:table-cell>
          <table:table-cell office:value-type="float" office:value="14.62241" calcext:value-type="float">
            <text:p>14.62241</text:p>
          </table:table-cell>
          <table:table-cell office:value-type="float" office:value="15.61447" calcext:value-type="float">
            <text:p>15.61447</text:p>
          </table:table-cell>
          <table:table-cell office:value-type="float" office:value="15.57104" calcext:value-type="float">
            <text:p>15.57104</text:p>
          </table:table-cell>
          <table:table-cell office:value-type="float" office:value="16.64142" calcext:value-type="float">
            <text:p>16.64142</text:p>
          </table:table-cell>
          <table:table-cell office:value-type="float" office:value="16.49097" calcext:value-type="float">
            <text:p>16.49097</text:p>
          </table:table-cell>
          <table:table-cell office:value-type="float" office:value="17.05603" calcext:value-type="float">
            <text:p>17.05603</text:p>
          </table:table-cell>
          <table:table-cell office:value-type="float" office:value="16.9306" calcext:value-type="float">
            <text:p>16.9306</text:p>
          </table:table-cell>
          <table:table-cell office:value-type="float" office:value="17.17435" calcext:value-type="float">
            <text:p>17.17435</text:p>
          </table:table-cell>
          <table:table-cell office:value-type="float" office:value="17.08969" calcext:value-type="float">
            <text:p>17.08969</text:p>
          </table:table-cell>
          <table:table-cell office:value-type="float" office:value="16.99255" calcext:value-type="float">
            <text:p>16.99255</text:p>
          </table:table-cell>
          <table:table-cell office:value-type="float" office:value="16.93756" calcext:value-type="float">
            <text:p>16.93756</text:p>
          </table:table-cell>
          <table:table-cell office:value-type="float" office:value="16.63828" calcext:value-type="float">
            <text:p>16.63828</text:p>
          </table:table-cell>
          <table:table-cell office:value-type="float" office:value="16.59637" calcext:value-type="float">
            <text:p>16.59637</text:p>
          </table:table-cell>
          <table:table-cell office:value-type="float" office:value="38.53946" calcext:value-type="float">
            <text:p>38.53946</text:p>
          </table:table-cell>
          <table:table-cell office:value-type="float" office:value="7.735443" calcext:value-type="float">
            <text:p>7.7354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2" calcext:value-type="float">
            <text:p>11102002</text:p>
          </table:table-cell>
          <table:table-cell office:value-type="float" office:value="14.38148" calcext:value-type="float">
            <text:p>14.38148</text:p>
          </table:table-cell>
          <table:table-cell office:value-type="float" office:value="22.52" calcext:value-type="float">
            <text:p>22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.646491" calcext:value-type="float">
            <text:p>1.646491</text:p>
          </table:table-cell>
          <table:table-cell office:value-type="float" office:value="1.141636" calcext:value-type="float">
            <text:p>1.141636</text:p>
          </table:table-cell>
          <table:table-cell office:value-type="float" office:value="420.228" calcext:value-type="float">
            <text:p>420.228</text:p>
          </table:table-cell>
          <table:table-cell office:value-type="float" office:value="0.5" calcext:value-type="float">
            <text:p>0.5</text:p>
          </table:table-cell>
          <table:table-cell office:value-type="float" office:value="25.16083" calcext:value-type="float">
            <text:p>25.16083</text:p>
          </table:table-cell>
          <table:table-cell office:value-type="float" office:value="12.67755" calcext:value-type="float">
            <text:p>12.67755</text:p>
          </table:table-cell>
          <table:table-cell office:value-type="float" office:value="21.15872" calcext:value-type="float">
            <text:p>21.15872</text:p>
          </table:table-cell>
          <table:table-cell office:value-type="float" office:value="13.79419" calcext:value-type="float">
            <text:p>13.79419</text:p>
          </table:table-cell>
          <table:table-cell office:value-type="float" office:value="19.24527" calcext:value-type="float">
            <text:p>19.24527</text:p>
          </table:table-cell>
          <table:table-cell office:value-type="float" office:value="14.45444" calcext:value-type="float">
            <text:p>14.45444</text:p>
          </table:table-cell>
          <table:table-cell office:value-type="float" office:value="17.86609" calcext:value-type="float">
            <text:p>17.86609</text:p>
          </table:table-cell>
          <table:table-cell office:value-type="float" office:value="14.90271" calcext:value-type="float">
            <text:p>14.90271</text:p>
          </table:table-cell>
          <table:table-cell office:value-type="float" office:value="17.11118" calcext:value-type="float">
            <text:p>17.11118</text:p>
          </table:table-cell>
          <table:table-cell office:value-type="float" office:value="15.09906" calcext:value-type="float">
            <text:p>15.09906</text:p>
          </table:table-cell>
          <table:table-cell office:value-type="float" office:value="16.48187" calcext:value-type="float">
            <text:p>16.48187</text:p>
          </table:table-cell>
          <table:table-cell office:value-type="float" office:value="15.25116" calcext:value-type="float">
            <text:p>15.25116</text:p>
          </table:table-cell>
          <table:table-cell office:value-type="float" office:value="16.01526" calcext:value-type="float">
            <text:p>16.01526</text:p>
          </table:table-cell>
          <table:table-cell office:value-type="float" office:value="15.25717" calcext:value-type="float">
            <text:p>15.25717</text:p>
          </table:table-cell>
          <table:table-cell office:value-type="float" office:value="15.47391" calcext:value-type="float">
            <text:p>15.47391</text:p>
          </table:table-cell>
          <table:table-cell office:value-type="float" office:value="14.95996" calcext:value-type="float">
            <text:p>14.95996</text:p>
          </table:table-cell>
          <table:table-cell office:value-type="float" office:value="15.67697" calcext:value-type="float">
            <text:p>15.67697</text:p>
          </table:table-cell>
          <table:table-cell office:value-type="float" office:value="15.57385" calcext:value-type="float">
            <text:p>15.57385</text:p>
          </table:table-cell>
          <table:table-cell office:value-type="float" office:value="16.48953" calcext:value-type="float">
            <text:p>16.48953</text:p>
          </table:table-cell>
          <table:table-cell office:value-type="float" office:value="16.38763" calcext:value-type="float">
            <text:p>16.38763</text:p>
          </table:table-cell>
          <table:table-cell office:value-type="float" office:value="16.92932" calcext:value-type="float">
            <text:p>16.92932</text:p>
          </table:table-cell>
          <table:table-cell office:value-type="float" office:value="16.81558" calcext:value-type="float">
            <text:p>16.81558</text:p>
          </table:table-cell>
          <table:table-cell office:value-type="float" office:value="17.08881" calcext:value-type="float">
            <text:p>17.08881</text:p>
          </table:table-cell>
          <table:table-cell office:value-type="float" office:value="17.00137" calcext:value-type="float">
            <text:p>17.00137</text:p>
          </table:table-cell>
          <table:table-cell office:value-type="float" office:value="16.93698" calcext:value-type="float">
            <text:p>16.93698</text:p>
          </table:table-cell>
          <table:table-cell office:value-type="float" office:value="16.8783" calcext:value-type="float">
            <text:p>16.8783</text:p>
          </table:table-cell>
          <table:table-cell office:value-type="float" office:value="16.59592" calcext:value-type="float">
            <text:p>16.59592</text:p>
          </table:table-cell>
          <table:table-cell office:value-type="float" office:value="16.55145" calcext:value-type="float">
            <text:p>16.55145</text:p>
          </table:table-cell>
          <table:table-cell office:value-type="float" office:value="44.16602" calcext:value-type="float">
            <text:p>44.16602</text:p>
          </table:table-cell>
          <table:table-cell office:value-type="float" office:value="8.100128" calcext:value-type="float">
            <text:p>8.1001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2" calcext:value-type="float">
            <text:p>12102002</text:p>
          </table:table-cell>
          <table:table-cell office:value-type="float" office:value="14.70151" calcext:value-type="float">
            <text:p>14.70151</text:p>
          </table:table-cell>
          <table:table-cell office:value-type="float" office:value="13.24" calcext:value-type="float">
            <text:p>13.24</text:p>
          </table:table-cell>
          <table:table-cell office:value-type="float" office:value="0.3" calcext:value-type="float">
            <text:p>0.3</text:p>
          </table:table-cell>
          <table:table-cell office:value-type="float" office:value="1.312974" calcext:value-type="float">
            <text:p>1.312974</text:p>
          </table:table-cell>
          <table:table-cell office:value-type="float" office:value="0.5508171" calcext:value-type="float">
            <text:p>0.5508171</text:p>
          </table:table-cell>
          <table:table-cell office:value-type="float" office:value="470.592" calcext:value-type="float">
            <text:p>470.592</text:p>
          </table:table-cell>
          <table:table-cell office:value-type="float" office:value="0.2" calcext:value-type="float">
            <text:p>0.2</text:p>
          </table:table-cell>
          <table:table-cell office:value-type="float" office:value="23.38547" calcext:value-type="float">
            <text:p>23.38547</text:p>
          </table:table-cell>
          <table:table-cell office:value-type="float" office:value="9.995331" calcext:value-type="float">
            <text:p>9.995331</text:p>
          </table:table-cell>
          <table:table-cell office:value-type="float" office:value="20.08578" calcext:value-type="float">
            <text:p>20.08578</text:p>
          </table:table-cell>
          <table:table-cell office:value-type="float" office:value="13.17178" calcext:value-type="float">
            <text:p>13.17178</text:p>
          </table:table-cell>
          <table:table-cell office:value-type="float" office:value="18.55402" calcext:value-type="float">
            <text:p>18.55402</text:p>
          </table:table-cell>
          <table:table-cell office:value-type="float" office:value="14.871" calcext:value-type="float">
            <text:p>14.871</text:p>
          </table:table-cell>
          <table:table-cell office:value-type="float" office:value="17.53918" calcext:value-type="float">
            <text:p>17.53918</text:p>
          </table:table-cell>
          <table:table-cell office:value-type="float" office:value="15.63998" calcext:value-type="float">
            <text:p>15.63998</text:p>
          </table:table-cell>
          <table:table-cell office:value-type="float" office:value="17.00537" calcext:value-type="float">
            <text:p>17.00537</text:p>
          </table:table-cell>
          <table:table-cell office:value-type="float" office:value="15.84094" calcext:value-type="float">
            <text:p>15.84094</text:p>
          </table:table-cell>
          <table:table-cell office:value-type="float" office:value="16.51141" calcext:value-type="float">
            <text:p>16.51141</text:p>
          </table:table-cell>
          <table:table-cell office:value-type="float" office:value="15.96716" calcext:value-type="float">
            <text:p>15.96716</text:p>
          </table:table-cell>
          <table:table-cell office:value-type="float" office:value="16.22882" calcext:value-type="float">
            <text:p>16.22882</text:p>
          </table:table-cell>
          <table:table-cell office:value-type="float" office:value="15.91022" calcext:value-type="float">
            <text:p>15.91022</text:p>
          </table:table-cell>
          <table:table-cell office:value-type="float" office:value="15.89041" calcext:value-type="float">
            <text:p>15.89041</text:p>
          </table:table-cell>
          <table:table-cell office:value-type="float" office:value="15.4816" calcext:value-type="float">
            <text:p>15.4816</text:p>
          </table:table-cell>
          <table:table-cell office:value-type="float" office:value="15.86252" calcext:value-type="float">
            <text:p>15.86252</text:p>
          </table:table-cell>
          <table:table-cell office:value-type="float" office:value="15.67865" calcext:value-type="float">
            <text:p>15.67865</text:p>
          </table:table-cell>
          <table:table-cell office:value-type="float" office:value="16.38684" calcext:value-type="float">
            <text:p>16.38684</text:p>
          </table:table-cell>
          <table:table-cell office:value-type="float" office:value="16.341" calcext:value-type="float">
            <text:p>16.341</text:p>
          </table:table-cell>
          <table:table-cell office:value-type="float" office:value="16.81448" calcext:value-type="float">
            <text:p>16.81448</text:p>
          </table:table-cell>
          <table:table-cell office:value-type="float" office:value="16.72162" calcext:value-type="float">
            <text:p>16.72162</text:p>
          </table:table-cell>
          <table:table-cell office:value-type="float" office:value="17.00046" calcext:value-type="float">
            <text:p>17.00046</text:p>
          </table:table-cell>
          <table:table-cell office:value-type="float" office:value="16.91437" calcext:value-type="float">
            <text:p>16.91437</text:p>
          </table:table-cell>
          <table:table-cell office:value-type="float" office:value="16.87766" calcext:value-type="float">
            <text:p>16.87766</text:p>
          </table:table-cell>
          <table:table-cell office:value-type="float" office:value="16.81113" calcext:value-type="float">
            <text:p>16.81113</text:p>
          </table:table-cell>
          <table:table-cell office:value-type="float" office:value="16.55099" calcext:value-type="float">
            <text:p>16.55099</text:p>
          </table:table-cell>
          <table:table-cell office:value-type="float" office:value="16.50339" calcext:value-type="float">
            <text:p>16.50339</text:p>
          </table:table-cell>
          <table:table-cell office:value-type="float" office:value="37.93054" calcext:value-type="float">
            <text:p>37.93054</text:p>
          </table:table-cell>
          <table:table-cell office:value-type="float" office:value="-1.847931" calcext:value-type="float">
            <text:p>-1.8479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2" calcext:value-type="float">
            <text:p>13102002</text:p>
          </table:table-cell>
          <table:table-cell office:value-type="float" office:value="15.74959" calcext:value-type="float">
            <text:p>15.74959</text:p>
          </table:table-cell>
          <table:table-cell office:value-type="float" office:value="18.23" calcext:value-type="float">
            <text:p>18.23</text:p>
          </table:table-cell>
          <table:table-cell office:value-type="float" office:value="-2.13" calcext:value-type="float">
            <text:p>-2.13</text:p>
          </table:table-cell>
          <table:table-cell office:value-type="float" office:value="0.9214474" calcext:value-type="float">
            <text:p>0.9214474</text:p>
          </table:table-cell>
          <table:table-cell office:value-type="float" office:value="0.4620415" calcext:value-type="float">
            <text:p>0.4620415</text:p>
          </table:table-cell>
          <table:table-cell office:value-type="float" office:value="275.256" calcext:value-type="float">
            <text:p>275.256</text:p>
          </table:table-cell>
          <table:table-cell office:value-type="float" office:value="0" calcext:value-type="float">
            <text:p>0</text:p>
          </table:table-cell>
          <table:table-cell office:value-type="float" office:value="22.76166" calcext:value-type="float">
            <text:p>22.76166</text:p>
          </table:table-cell>
          <table:table-cell office:value-type="float" office:value="7.238007" calcext:value-type="float">
            <text:p>7.238007</text:p>
          </table:table-cell>
          <table:table-cell office:value-type="float" office:value="18.9913" calcext:value-type="float">
            <text:p>18.9913</text:p>
          </table:table-cell>
          <table:table-cell office:value-type="float" office:value="10.18729" calcext:value-type="float">
            <text:p>10.18729</text:p>
          </table:table-cell>
          <table:table-cell office:value-type="float" office:value="17.41449" calcext:value-type="float">
            <text:p>17.41449</text:p>
          </table:table-cell>
          <table:table-cell office:value-type="float" office:value="12.00052" calcext:value-type="float">
            <text:p>12.00052</text:p>
          </table:table-cell>
          <table:table-cell office:value-type="float" office:value="16.47409" calcext:value-type="float">
            <text:p>16.47409</text:p>
          </table:table-cell>
          <table:table-cell office:value-type="float" office:value="13.39587" calcext:value-type="float">
            <text:p>13.39587</text:p>
          </table:table-cell>
          <table:table-cell office:value-type="float" office:value="16.15359" calcext:value-type="float">
            <text:p>16.15359</text:p>
          </table:table-cell>
          <table:table-cell office:value-type="float" office:value="14.18826" calcext:value-type="float">
            <text:p>14.18826</text:p>
          </table:table-cell>
          <table:table-cell office:value-type="float" office:value="16.36148" calcext:value-type="float">
            <text:p>16.36148</text:p>
          </table:table-cell>
          <table:table-cell office:value-type="float" office:value="14.92471" calcext:value-type="float">
            <text:p>14.92471</text:p>
          </table:table-cell>
          <table:table-cell office:value-type="float" office:value="16.21994" calcext:value-type="float">
            <text:p>16.21994</text:p>
          </table:table-cell>
          <table:table-cell office:value-type="float" office:value="15.32916" calcext:value-type="float">
            <text:p>15.32916</text:p>
          </table:table-cell>
          <table:table-cell office:value-type="float" office:value="15.93762" calcext:value-type="float">
            <text:p>15.93762</text:p>
          </table:table-cell>
          <table:table-cell office:value-type="float" office:value="15.75104" calcext:value-type="float">
            <text:p>15.75104</text:p>
          </table:table-cell>
          <table:table-cell office:value-type="float" office:value="15.96774" calcext:value-type="float">
            <text:p>15.96774</text:p>
          </table:table-cell>
          <table:table-cell office:value-type="float" office:value="15.86441" calcext:value-type="float">
            <text:p>15.86441</text:p>
          </table:table-cell>
          <table:table-cell office:value-type="float" office:value="16.34079" calcext:value-type="float">
            <text:p>16.34079</text:p>
          </table:table-cell>
          <table:table-cell office:value-type="float" office:value="16.33115" calcext:value-type="float">
            <text:p>16.33115</text:p>
          </table:table-cell>
          <table:table-cell office:value-type="float" office:value="16.72076" calcext:value-type="float">
            <text:p>16.72076</text:p>
          </table:table-cell>
          <table:table-cell office:value-type="float" office:value="16.65137" calcext:value-type="float">
            <text:p>16.65137</text:p>
          </table:table-cell>
          <table:table-cell office:value-type="float" office:value="16.91345" calcext:value-type="float">
            <text:p>16.91345</text:p>
          </table:table-cell>
          <table:table-cell office:value-type="float" office:value="16.83328" calcext:value-type="float">
            <text:p>16.83328</text:p>
          </table:table-cell>
          <table:table-cell office:value-type="float" office:value="16.81052" calcext:value-type="float">
            <text:p>16.81052</text:p>
          </table:table-cell>
          <table:table-cell office:value-type="float" office:value="16.75027" calcext:value-type="float">
            <text:p>16.75027</text:p>
          </table:table-cell>
          <table:table-cell office:value-type="float" office:value="16.50287" calcext:value-type="float">
            <text:p>16.50287</text:p>
          </table:table-cell>
          <table:table-cell office:value-type="float" office:value="16.45261" calcext:value-type="float">
            <text:p>16.45261</text:p>
          </table:table-cell>
          <table:table-cell office:value-type="float" office:value="40.98212" calcext:value-type="float">
            <text:p>40.98212</text:p>
          </table:table-cell>
          <table:table-cell office:value-type="float" office:value="-4.328796" calcext:value-type="float">
            <text:p>-4.3287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2" calcext:value-type="float">
            <text:p>14102002</text:p>
          </table:table-cell>
          <table:table-cell office:value-type="float" office:value="15.47755" calcext:value-type="float">
            <text:p>15.47755</text:p>
          </table:table-cell>
          <table:table-cell office:value-type="float" office:value="20.23" calcext:value-type="float">
            <text:p>20.23</text:p>
          </table:table-cell>
          <table:table-cell office:value-type="float" office:value="3.11" calcext:value-type="float">
            <text:p>3.11</text:p>
          </table:table-cell>
          <table:table-cell office:value-type="float" office:value="0.8593774" calcext:value-type="float">
            <text:p>0.8593774</text:p>
          </table:table-cell>
          <table:table-cell office:value-type="float" office:value="0.6723507" calcext:value-type="float">
            <text:p>0.6723507</text:p>
          </table:table-cell>
          <table:table-cell office:value-type="float" office:value="449.532" calcext:value-type="float">
            <text:p>449.532</text:p>
          </table:table-cell>
          <table:table-cell office:value-type="float" office:value="0" calcext:value-type="float">
            <text:p>0</text:p>
          </table:table-cell>
          <table:table-cell office:value-type="float" office:value="23.72446" calcext:value-type="float">
            <text:p>23.72446</text:p>
          </table:table-cell>
          <table:table-cell office:value-type="float" office:value="9.436157" calcext:value-type="float">
            <text:p>9.436157</text:p>
          </table:table-cell>
          <table:table-cell office:value-type="float" office:value="19.65671" calcext:value-type="float">
            <text:p>19.65671</text:p>
          </table:table-cell>
          <table:table-cell office:value-type="float" office:value="11.54346" calcext:value-type="float">
            <text:p>11.54346</text:p>
          </table:table-cell>
          <table:table-cell office:value-type="float" office:value="17.9494" calcext:value-type="float">
            <text:p>17.9494</text:p>
          </table:table-cell>
          <table:table-cell office:value-type="float" office:value="12.80884" calcext:value-type="float">
            <text:p>12.80884</text:p>
          </table:table-cell>
          <table:table-cell office:value-type="float" office:value="16.8616" calcext:value-type="float">
            <text:p>16.8616</text:p>
          </table:table-cell>
          <table:table-cell office:value-type="float" office:value="13.80405" calcext:value-type="float">
            <text:p>13.80405</text:p>
          </table:table-cell>
          <table:table-cell office:value-type="float" office:value="16.33331" calcext:value-type="float">
            <text:p>16.33331</text:p>
          </table:table-cell>
          <table:table-cell office:value-type="float" office:value="14.37442" calcext:value-type="float">
            <text:p>14.37442</text:p>
          </table:table-cell>
          <table:table-cell office:value-type="float" office:value="15.94119" calcext:value-type="float">
            <text:p>15.94119</text:p>
          </table:table-cell>
          <table:table-cell office:value-type="float" office:value="14.93008" calcext:value-type="float">
            <text:p>14.93008</text:p>
          </table:table-cell>
          <table:table-cell office:value-type="float" office:value="15.80786" calcext:value-type="float">
            <text:p>15.80786</text:p>
          </table:table-cell>
          <table:table-cell office:value-type="float" office:value="15.26968" calcext:value-type="float">
            <text:p>15.26968</text:p>
          </table:table-cell>
          <table:table-cell office:value-type="float" office:value="15.77191" calcext:value-type="float">
            <text:p>15.77191</text:p>
          </table:table-cell>
          <table:table-cell office:value-type="float" office:value="15.66293" calcext:value-type="float">
            <text:p>15.66293</text:p>
          </table:table-cell>
          <table:table-cell office:value-type="float" office:value="15.98032" calcext:value-type="float">
            <text:p>15.98032</text:p>
          </table:table-cell>
          <table:table-cell office:value-type="float" office:value="15.96805" calcext:value-type="float">
            <text:p>15.96805</text:p>
          </table:table-cell>
          <table:table-cell office:value-type="float" office:value="16.33105" calcext:value-type="float">
            <text:p>16.33105</text:p>
          </table:table-cell>
          <table:table-cell office:value-type="float" office:value="16.32016" calcext:value-type="float">
            <text:p>16.32016</text:p>
          </table:table-cell>
          <table:table-cell office:value-type="float" office:value="16.65076" calcext:value-type="float">
            <text:p>16.65076</text:p>
          </table:table-cell>
          <table:table-cell office:value-type="float" office:value="16.59756" calcext:value-type="float">
            <text:p>16.59756</text:p>
          </table:table-cell>
          <table:table-cell office:value-type="float" office:value="16.83252" calcext:value-type="float">
            <text:p>16.83252</text:p>
          </table:table-cell>
          <table:table-cell office:value-type="float" office:value="16.76096" calcext:value-type="float">
            <text:p>16.76096</text:p>
          </table:table-cell>
          <table:table-cell office:value-type="float" office:value="16.74963" calcext:value-type="float">
            <text:p>16.74963</text:p>
          </table:table-cell>
          <table:table-cell office:value-type="float" office:value="16.68811" calcext:value-type="float">
            <text:p>16.68811</text:p>
          </table:table-cell>
          <table:table-cell office:value-type="float" office:value="16.45209" calcext:value-type="float">
            <text:p>16.45209</text:p>
          </table:table-cell>
          <table:table-cell office:value-type="float" office:value="16.40054" calcext:value-type="float">
            <text:p>16.40054</text:p>
          </table:table-cell>
          <table:table-cell office:value-type="float" office:value="42.55606" calcext:value-type="float">
            <text:p>42.55606</text:p>
          </table:table-cell>
          <table:table-cell office:value-type="float" office:value="0.4675598" calcext:value-type="float">
            <text:p>0.46755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2" calcext:value-type="float">
            <text:p>15102002</text:p>
          </table:table-cell>
          <table:table-cell office:value-type="float" office:value="14.4352" calcext:value-type="float">
            <text:p>14.4352</text:p>
          </table:table-cell>
          <table:table-cell office:value-type="float" office:value="13.98" calcext:value-type="float">
            <text:p>13.98</text:p>
          </table:table-cell>
          <table:table-cell office:value-type="float" office:value="0.61" calcext:value-type="float">
            <text:p>0.61</text:p>
          </table:table-cell>
          <table:table-cell office:value-type="float" office:value="0.8590917" calcext:value-type="float">
            <text:p>0.8590917</text:p>
          </table:table-cell>
          <table:table-cell office:value-type="float" office:value="0.56318" calcext:value-type="float">
            <text:p>0.56318</text:p>
          </table:table-cell>
          <table:table-cell office:value-type="float" office:value="277.596" calcext:value-type="float">
            <text:p>277.596</text:p>
          </table:table-cell>
          <table:table-cell office:value-type="float" office:value="0" calcext:value-type="float">
            <text:p>0</text:p>
          </table:table-cell>
          <table:table-cell office:value-type="float" office:value="21.82089" calcext:value-type="float">
            <text:p>21.82089</text:p>
          </table:table-cell>
          <table:table-cell office:value-type="float" office:value="8.578796" calcext:value-type="float">
            <text:p>8.578796</text:p>
          </table:table-cell>
          <table:table-cell office:value-type="float" office:value="18.46506" calcext:value-type="float">
            <text:p>18.46506</text:p>
          </table:table-cell>
          <table:table-cell office:value-type="float" office:value="11.22363" calcext:value-type="float">
            <text:p>11.22363</text:p>
          </table:table-cell>
          <table:table-cell office:value-type="float" office:value="17.11493" calcext:value-type="float">
            <text:p>17.11493</text:p>
          </table:table-cell>
          <table:table-cell office:value-type="float" office:value="12.72058" calcext:value-type="float">
            <text:p>12.72058</text:p>
          </table:table-cell>
          <table:table-cell office:value-type="float" office:value="16.29489" calcext:value-type="float">
            <text:p>16.29489</text:p>
          </table:table-cell>
          <table:table-cell office:value-type="float" office:value="13.81348" calcext:value-type="float">
            <text:p>13.81348</text:p>
          </table:table-cell>
          <table:table-cell office:value-type="float" office:value="15.92502" calcext:value-type="float">
            <text:p>15.92502</text:p>
          </table:table-cell>
          <table:table-cell office:value-type="float" office:value="14.41901" calcext:value-type="float">
            <text:p>14.41901</text:p>
          </table:table-cell>
          <table:table-cell office:value-type="float" office:value="15.91986" calcext:value-type="float">
            <text:p>15.91986</text:p>
          </table:table-cell>
          <table:table-cell office:value-type="float" office:value="14.98718" calcext:value-type="float">
            <text:p>14.98718</text:p>
          </table:table-cell>
          <table:table-cell office:value-type="float" office:value="15.81943" calcext:value-type="float">
            <text:p>15.81943</text:p>
          </table:table-cell>
          <table:table-cell office:value-type="float" office:value="15.30734" calcext:value-type="float">
            <text:p>15.30734</text:p>
          </table:table-cell>
          <table:table-cell office:value-type="float" office:value="15.75967" calcext:value-type="float">
            <text:p>15.75967</text:p>
          </table:table-cell>
          <table:table-cell office:value-type="float" office:value="15.67059" calcext:value-type="float">
            <text:p>15.67059</text:p>
          </table:table-cell>
          <table:table-cell office:value-type="float" office:value="15.97964" calcext:value-type="float">
            <text:p>15.97964</text:p>
          </table:table-cell>
          <table:table-cell office:value-type="float" office:value="15.97125" calcext:value-type="float">
            <text:p>15.97125</text:p>
          </table:table-cell>
          <table:table-cell office:value-type="float" office:value="16.32001" calcext:value-type="float">
            <text:p>16.32001</text:p>
          </table:table-cell>
          <table:table-cell office:value-type="float" office:value="16.30295" calcext:value-type="float">
            <text:p>16.30295</text:p>
          </table:table-cell>
          <table:table-cell office:value-type="float" office:value="16.59705" calcext:value-type="float">
            <text:p>16.59705</text:p>
          </table:table-cell>
          <table:table-cell office:value-type="float" office:value="16.55072" calcext:value-type="float">
            <text:p>16.55072</text:p>
          </table:table-cell>
          <table:table-cell office:value-type="float" office:value="16.76022" calcext:value-type="float">
            <text:p>16.76022</text:p>
          </table:table-cell>
          <table:table-cell office:value-type="float" office:value="16.69592" calcext:value-type="float">
            <text:p>16.69592</text:p>
          </table:table-cell>
          <table:table-cell office:value-type="float" office:value="16.68747" calcext:value-type="float">
            <text:p>16.68747</text:p>
          </table:table-cell>
          <table:table-cell office:value-type="float" office:value="16.6265" calcext:value-type="float">
            <text:p>16.6265</text:p>
          </table:table-cell>
          <table:table-cell office:value-type="float" office:value="16.39999" calcext:value-type="float">
            <text:p>16.39999</text:p>
          </table:table-cell>
          <table:table-cell office:value-type="float" office:value="16.34714" calcext:value-type="float">
            <text:p>16.34714</text:p>
          </table:table-cell>
          <table:table-cell office:value-type="float" office:value="38.02216" calcext:value-type="float">
            <text:p>38.02216</text:p>
          </table:table-cell>
          <table:table-cell office:value-type="float" office:value="-2.007172" calcext:value-type="float">
            <text:p>-2.0071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2" calcext:value-type="float">
            <text:p>16102002</text:p>
          </table:table-cell>
          <table:table-cell office:value-type="float" office:value="3.30624" calcext:value-type="float">
            <text:p>3.30624</text:p>
          </table:table-cell>
          <table:table-cell office:value-type="float" office:value="5.72" calcext:value-type="float">
            <text:p>5.72</text:p>
          </table:table-cell>
          <table:table-cell office:value-type="float" office:value="2.71" calcext:value-type="float">
            <text:p>2.71</text:p>
          </table:table-cell>
          <table:table-cell office:value-type="float" office:value="0.7864451" calcext:value-type="float">
            <text:p>0.7864451</text:p>
          </table:table-cell>
          <table:table-cell office:value-type="float" office:value="0.653699" calcext:value-type="float">
            <text:p>0.653699</text:p>
          </table:table-cell>
          <table:table-cell office:value-type="float" office:value="268.452" calcext:value-type="float">
            <text:p>268.452</text:p>
          </table:table-cell>
          <table:table-cell office:value-type="float" office:value="4.9" calcext:value-type="float">
            <text:p>4.9</text:p>
          </table:table-cell>
          <table:table-cell office:value-type="float" office:value="12.1163" calcext:value-type="float">
            <text:p>12.1163</text:p>
          </table:table-cell>
          <table:table-cell office:value-type="float" office:value="6.601288" calcext:value-type="float">
            <text:p>6.601288</text:p>
          </table:table-cell>
          <table:table-cell office:value-type="float" office:value="12.71265" calcext:value-type="float">
            <text:p>12.71265</text:p>
          </table:table-cell>
          <table:table-cell office:value-type="float" office:value="8.415405" calcext:value-type="float">
            <text:p>8.415405</text:p>
          </table:table-cell>
          <table:table-cell office:value-type="float" office:value="14.08768" calcext:value-type="float">
            <text:p>14.08768</text:p>
          </table:table-cell>
          <table:table-cell office:value-type="float" office:value="10.15189" calcext:value-type="float">
            <text:p>10.15189</text:p>
          </table:table-cell>
          <table:table-cell office:value-type="float" office:value="14.97781" calcext:value-type="float">
            <text:p>14.97781</text:p>
          </table:table-cell>
          <table:table-cell office:value-type="float" office:value="11.70053" calcext:value-type="float">
            <text:p>11.70053</text:p>
          </table:table-cell>
          <table:table-cell office:value-type="float" office:value="15.32428" calcext:value-type="float">
            <text:p>15.32428</text:p>
          </table:table-cell>
          <table:table-cell office:value-type="float" office:value="12.66217" calcext:value-type="float">
            <text:p>12.66217</text:p>
          </table:table-cell>
          <table:table-cell office:value-type="float" office:value="15.586" calcext:value-type="float">
            <text:p>15.586</text:p>
          </table:table-cell>
          <table:table-cell office:value-type="float" office:value="13.72028" calcext:value-type="float">
            <text:p>13.72028</text:p>
          </table:table-cell>
          <table:table-cell office:value-type="float" office:value="15.63803" calcext:value-type="float">
            <text:p>15.63803</text:p>
          </table:table-cell>
          <table:table-cell office:value-type="float" office:value="14.47412" calcext:value-type="float">
            <text:p>14.47412</text:p>
          </table:table-cell>
          <table:table-cell office:value-type="float" office:value="15.69879" calcext:value-type="float">
            <text:p>15.69879</text:p>
          </table:table-cell>
          <table:table-cell office:value-type="float" office:value="15.35721" calcext:value-type="float">
            <text:p>15.35721</text:p>
          </table:table-cell>
          <table:table-cell office:value-type="float" office:value="15.9711" calcext:value-type="float">
            <text:p>15.9711</text:p>
          </table:table-cell>
          <table:table-cell office:value-type="float" office:value="15.91971" calcext:value-type="float">
            <text:p>15.91971</text:p>
          </table:table-cell>
          <table:table-cell office:value-type="float" office:value="16.3027" calcext:value-type="float">
            <text:p>16.3027</text:p>
          </table:table-cell>
          <table:table-cell office:value-type="float" office:value="16.27817" calcext:value-type="float">
            <text:p>16.27817</text:p>
          </table:table-cell>
          <table:table-cell office:value-type="float" office:value="16.55026" calcext:value-type="float">
            <text:p>16.55026</text:p>
          </table:table-cell>
          <table:table-cell office:value-type="float" office:value="16.50705" calcext:value-type="float">
            <text:p>16.50705</text:p>
          </table:table-cell>
          <table:table-cell office:value-type="float" office:value="16.69525" calcext:value-type="float">
            <text:p>16.69525</text:p>
          </table:table-cell>
          <table:table-cell office:value-type="float" office:value="16.63638" calcext:value-type="float">
            <text:p>16.63638</text:p>
          </table:table-cell>
          <table:table-cell office:value-type="float" office:value="16.62589" calcext:value-type="float">
            <text:p>16.62589</text:p>
          </table:table-cell>
          <table:table-cell office:value-type="float" office:value="16.5665" calcext:value-type="float">
            <text:p>16.5665</text:p>
          </table:table-cell>
          <table:table-cell office:value-type="float" office:value="16.34656" calcext:value-type="float">
            <text:p>16.34656</text:p>
          </table:table-cell>
          <table:table-cell office:value-type="float" office:value="16.29276" calcext:value-type="float">
            <text:p>16.29276</text:p>
          </table:table-cell>
          <table:table-cell office:value-type="float" office:value="10.54755" calcext:value-type="float">
            <text:p>10.54755</text:p>
          </table:table-cell>
          <table:table-cell office:value-type="float" office:value="0.05679321" calcext:value-type="float">
            <text:p>0.056793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2" calcext:value-type="float">
            <text:p>17102002</text:p>
          </table:table-cell>
          <table:table-cell office:value-type="float" office:value="13.761" calcext:value-type="float">
            <text:p>13.761</text:p>
          </table:table-cell>
          <table:table-cell office:value-type="float" office:value="14.88" calcext:value-type="float">
            <text:p>14.88</text:p>
          </table:table-cell>
          <table:table-cell office:value-type="float" office:value="2.66" calcext:value-type="float">
            <text:p>2.66</text:p>
          </table:table-cell>
          <table:table-cell office:value-type="float" office:value="1.217256" calcext:value-type="float">
            <text:p>1.217256</text:p>
          </table:table-cell>
          <table:table-cell office:value-type="float" office:value="0.6514009" calcext:value-type="float">
            <text:p>0.6514009</text:p>
          </table:table-cell>
          <table:table-cell office:value-type="float" office:value="243.756" calcext:value-type="float">
            <text:p>243.756</text:p>
          </table:table-cell>
          <table:table-cell office:value-type="float" office:value="0" calcext:value-type="float">
            <text:p>0</text:p>
          </table:table-cell>
          <table:table-cell office:value-type="float" office:value="19.51666" calcext:value-type="float">
            <text:p>19.51666</text:p>
          </table:table-cell>
          <table:table-cell office:value-type="float" office:value="5.594055" calcext:value-type="float">
            <text:p>5.594055</text:p>
          </table:table-cell>
          <table:table-cell office:value-type="float" office:value="16.61249" calcext:value-type="float">
            <text:p>16.61249</text:p>
          </table:table-cell>
          <table:table-cell office:value-type="float" office:value="7.412567" calcext:value-type="float">
            <text:p>7.412567</text:p>
          </table:table-cell>
          <table:table-cell office:value-type="float" office:value="14.94135" calcext:value-type="float">
            <text:p>14.94135</text:p>
          </table:table-cell>
          <table:table-cell office:value-type="float" office:value="9.045502" calcext:value-type="float">
            <text:p>9.045502</text:p>
          </table:table-cell>
          <table:table-cell office:value-type="float" office:value="14.09259" calcext:value-type="float">
            <text:p>14.09259</text:p>
          </table:table-cell>
          <table:table-cell office:value-type="float" office:value="10.52884" calcext:value-type="float">
            <text:p>10.52884</text:p>
          </table:table-cell>
          <table:table-cell office:value-type="float" office:value="13.81339" calcext:value-type="float">
            <text:p>13.81339</text:p>
          </table:table-cell>
          <table:table-cell office:value-type="float" office:value="11.53" calcext:value-type="float">
            <text:p>11.53</text:p>
          </table:table-cell>
          <table:table-cell office:value-type="float" office:value="13.77618" calcext:value-type="float">
            <text:p>13.77618</text:p>
          </table:table-cell>
          <table:table-cell office:value-type="float" office:value="12.6308" calcext:value-type="float">
            <text:p>12.6308</text:p>
          </table:table-cell>
          <table:table-cell office:value-type="float" office:value="14.45715" calcext:value-type="float">
            <text:p>14.45715</text:p>
          </table:table-cell>
          <table:table-cell office:value-type="float" office:value="13.54962" calcext:value-type="float">
            <text:p>13.54962</text:p>
          </table:table-cell>
          <table:table-cell office:value-type="float" office:value="15.35034" calcext:value-type="float">
            <text:p>15.35034</text:p>
          </table:table-cell>
          <table:table-cell office:value-type="float" office:value="14.68228" calcext:value-type="float">
            <text:p>14.68228</text:p>
          </table:table-cell>
          <table:table-cell office:value-type="float" office:value="15.9183" calcext:value-type="float">
            <text:p>15.9183</text:p>
          </table:table-cell>
          <table:table-cell office:value-type="float" office:value="15.68051" calcext:value-type="float">
            <text:p>15.68051</text:p>
          </table:table-cell>
          <table:table-cell office:value-type="float" office:value="16.2778" calcext:value-type="float">
            <text:p>16.2778</text:p>
          </table:table-cell>
          <table:table-cell office:value-type="float" office:value="16.22092" calcext:value-type="float">
            <text:p>16.22092</text:p>
          </table:table-cell>
          <table:table-cell office:value-type="float" office:value="16.50659" calcext:value-type="float">
            <text:p>16.50659</text:p>
          </table:table-cell>
          <table:table-cell office:value-type="float" office:value="16.46072" calcext:value-type="float">
            <text:p>16.46072</text:p>
          </table:table-cell>
          <table:table-cell office:value-type="float" office:value="16.6358" calcext:value-type="float">
            <text:p>16.6358</text:p>
          </table:table-cell>
          <table:table-cell office:value-type="float" office:value="16.58063" calcext:value-type="float">
            <text:p>16.58063</text:p>
          </table:table-cell>
          <table:table-cell office:value-type="float" office:value="16.56592" calcext:value-type="float">
            <text:p>16.56592</text:p>
          </table:table-cell>
          <table:table-cell office:value-type="float" office:value="16.50824" calcext:value-type="float">
            <text:p>16.50824</text:p>
          </table:table-cell>
          <table:table-cell office:value-type="float" office:value="16.29218" calcext:value-type="float">
            <text:p>16.29218</text:p>
          </table:table-cell>
          <table:table-cell office:value-type="float" office:value="16.23801" calcext:value-type="float">
            <text:p>16.23801</text:p>
          </table:table-cell>
          <table:table-cell office:value-type="float" office:value="28.43646" calcext:value-type="float">
            <text:p>28.43646</text:p>
          </table:table-cell>
          <table:table-cell office:value-type="float" office:value="-0.1125793" calcext:value-type="float">
            <text:p>-0.11257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2" calcext:value-type="float">
            <text:p>18102002</text:p>
          </table:table-cell>
          <table:table-cell office:value-type="float" office:value="14.41022" calcext:value-type="float">
            <text:p>14.41022</text:p>
          </table:table-cell>
          <table:table-cell office:value-type="float" office:value="21.23" calcext:value-type="float">
            <text:p>21.23</text:p>
          </table:table-cell>
          <table:table-cell office:value-type="float" office:value="5.24" calcext:value-type="float">
            <text:p>5.24</text:p>
          </table:table-cell>
          <table:table-cell office:value-type="float" office:value="1.081345" calcext:value-type="float">
            <text:p>1.081345</text:p>
          </table:table-cell>
          <table:table-cell office:value-type="float" office:value="0.7799483" calcext:value-type="float">
            <text:p>0.7799483</text:p>
          </table:table-cell>
          <table:table-cell office:value-type="float" office:value="306.108" calcext:value-type="float">
            <text:p>306.108</text:p>
          </table:table-cell>
          <table:table-cell office:value-type="float" office:value="0" calcext:value-type="float">
            <text:p>0</text:p>
          </table:table-cell>
          <table:table-cell office:value-type="float" office:value="21.94043" calcext:value-type="float">
            <text:p>21.94043</text:p>
          </table:table-cell>
          <table:table-cell office:value-type="float" office:value="8.621948" calcext:value-type="float">
            <text:p>8.621948</text:p>
          </table:table-cell>
          <table:table-cell office:value-type="float" office:value="18.70541" calcext:value-type="float">
            <text:p>18.70541</text:p>
          </table:table-cell>
          <table:table-cell office:value-type="float" office:value="9.890778" calcext:value-type="float">
            <text:p>9.890778</text:p>
          </table:table-cell>
          <table:table-cell office:value-type="float" office:value="16.75992" calcext:value-type="float">
            <text:p>16.75992</text:p>
          </table:table-cell>
          <table:table-cell office:value-type="float" office:value="11.0014" calcext:value-type="float">
            <text:p>11.0014</text:p>
          </table:table-cell>
          <table:table-cell office:value-type="float" office:value="15.52463" calcext:value-type="float">
            <text:p>15.52463</text:p>
          </table:table-cell>
          <table:table-cell office:value-type="float" office:value="11.94928" calcext:value-type="float">
            <text:p>11.94928</text:p>
          </table:table-cell>
          <table:table-cell office:value-type="float" office:value="14.94299" calcext:value-type="float">
            <text:p>14.94299</text:p>
          </table:table-cell>
          <table:table-cell office:value-type="float" office:value="12.55563" calcext:value-type="float">
            <text:p>12.55563</text:p>
          </table:table-cell>
          <table:table-cell office:value-type="float" office:value="14.5661" calcext:value-type="float">
            <text:p>14.5661</text:p>
          </table:table-cell>
          <table:table-cell office:value-type="float" office:value="13.22223" calcext:value-type="float">
            <text:p>13.22223</text:p>
          </table:table-cell>
          <table:table-cell office:value-type="float" office:value="14.53516" calcext:value-type="float">
            <text:p>14.53516</text:p>
          </table:table-cell>
          <table:table-cell office:value-type="float" office:value="13.77756" calcext:value-type="float">
            <text:p>13.77756</text:p>
          </table:table-cell>
          <table:table-cell office:value-type="float" office:value="14.68164" calcext:value-type="float">
            <text:p>14.68164</text:p>
          </table:table-cell>
          <table:table-cell office:value-type="float" office:value="14.54803" calcext:value-type="float">
            <text:p>14.54803</text:p>
          </table:table-cell>
          <table:table-cell office:value-type="float" office:value="15.6777" calcext:value-type="float">
            <text:p>15.6777</text:p>
          </table:table-cell>
          <table:table-cell office:value-type="float" office:value="15.45746" calcext:value-type="float">
            <text:p>15.45746</text:p>
          </table:table-cell>
          <table:table-cell office:value-type="float" office:value="16.22006" calcext:value-type="float">
            <text:p>16.22006</text:p>
          </table:table-cell>
          <table:table-cell office:value-type="float" office:value="16.1218" calcext:value-type="float">
            <text:p>16.1218</text:p>
          </table:table-cell>
          <table:table-cell office:value-type="float" office:value="16.46017" calcext:value-type="float">
            <text:p>16.46017</text:p>
          </table:table-cell>
          <table:table-cell office:value-type="float" office:value="16.40051" calcext:value-type="float">
            <text:p>16.40051</text:p>
          </table:table-cell>
          <table:table-cell office:value-type="float" office:value="16.58002" calcext:value-type="float">
            <text:p>16.58002</text:p>
          </table:table-cell>
          <table:table-cell office:value-type="float" office:value="16.52325" calcext:value-type="float">
            <text:p>16.52325</text:p>
          </table:table-cell>
          <table:table-cell office:value-type="float" office:value="16.50763" calcext:value-type="float">
            <text:p>16.50763</text:p>
          </table:table-cell>
          <table:table-cell office:value-type="float" office:value="16.45123" calcext:value-type="float">
            <text:p>16.45123</text:p>
          </table:table-cell>
          <table:table-cell office:value-type="float" office:value="16.23743" calcext:value-type="float">
            <text:p>16.23743</text:p>
          </table:table-cell>
          <table:table-cell office:value-type="float" office:value="16.18359" calcext:value-type="float">
            <text:p>16.18359</text:p>
          </table:table-cell>
          <table:table-cell office:value-type="float" office:value="29.53586" calcext:value-type="float">
            <text:p>29.53586</text:p>
          </table:table-cell>
          <table:table-cell office:value-type="float" office:value="3.37912" calcext:value-type="float">
            <text:p>3.379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2" calcext:value-type="float">
            <text:p>19102002</text:p>
          </table:table-cell>
          <table:table-cell office:value-type="float" office:value="14.50851" calcext:value-type="float">
            <text:p>14.50851</text:p>
          </table:table-cell>
          <table:table-cell office:value-type="float" office:value="9.72" calcext:value-type="float">
            <text:p>9.72</text:p>
          </table:table-cell>
          <table:table-cell office:value-type="float" office:value="-0.24" calcext:value-type="float">
            <text:p>-0.24</text:p>
          </table:table-cell>
          <table:table-cell office:value-type="float" office:value="0.8319447" calcext:value-type="float">
            <text:p>0.8319447</text:p>
          </table:table-cell>
          <table:table-cell office:value-type="float" office:value="0.5298636" calcext:value-type="float">
            <text:p>0.5298636</text:p>
          </table:table-cell>
          <table:table-cell office:value-type="float" office:value="246.888" calcext:value-type="float">
            <text:p>246.888</text:p>
          </table:table-cell>
          <table:table-cell office:value-type="float" office:value="0" calcext:value-type="float">
            <text:p>0</text:p>
          </table:table-cell>
          <table:table-cell office:value-type="float" office:value="19.11725" calcext:value-type="float">
            <text:p>19.11725</text:p>
          </table:table-cell>
          <table:table-cell office:value-type="float" office:value="6.143127" calcext:value-type="float">
            <text:p>6.143127</text:p>
          </table:table-cell>
          <table:table-cell office:value-type="float" office:value="16.52698" calcext:value-type="float">
            <text:p>16.52698</text:p>
          </table:table-cell>
          <table:table-cell office:value-type="float" office:value="8.506805" calcext:value-type="float">
            <text:p>8.506805</text:p>
          </table:table-cell>
          <table:table-cell office:value-type="float" office:value="15.16534" calcext:value-type="float">
            <text:p>15.16534</text:p>
          </table:table-cell>
          <table:table-cell office:value-type="float" office:value="10.34344" calcext:value-type="float">
            <text:p>10.34344</text:p>
          </table:table-cell>
          <table:table-cell office:value-type="float" office:value="14.44623" calcext:value-type="float">
            <text:p>14.44623</text:p>
          </table:table-cell>
          <table:table-cell office:value-type="float" office:value="11.76181" calcext:value-type="float">
            <text:p>11.76181</text:p>
          </table:table-cell>
          <table:table-cell office:value-type="float" office:value="14.39307" calcext:value-type="float">
            <text:p>14.39307</text:p>
          </table:table-cell>
          <table:table-cell office:value-type="float" office:value="12.58881" calcext:value-type="float">
            <text:p>12.58881</text:p>
          </table:table-cell>
          <table:table-cell office:value-type="float" office:value="14.53766" calcext:value-type="float">
            <text:p>14.53766</text:p>
          </table:table-cell>
          <table:table-cell office:value-type="float" office:value="13.39963" calcext:value-type="float">
            <text:p>13.39963</text:p>
          </table:table-cell>
          <table:table-cell office:value-type="float" office:value="14.54865" calcext:value-type="float">
            <text:p>14.54865</text:p>
          </table:table-cell>
          <table:table-cell office:value-type="float" office:value="13.92841" calcext:value-type="float">
            <text:p>13.92841</text:p>
          </table:table-cell>
          <table:table-cell office:value-type="float" office:value="14.70575" calcext:value-type="float">
            <text:p>14.70575</text:p>
          </table:table-cell>
          <table:table-cell office:value-type="float" office:value="14.59573" calcext:value-type="float">
            <text:p>14.59573</text:p>
          </table:table-cell>
          <table:table-cell office:value-type="float" office:value="15.4559" calcext:value-type="float">
            <text:p>15.4559</text:p>
          </table:table-cell>
          <table:table-cell office:value-type="float" office:value="15.34607" calcext:value-type="float">
            <text:p>15.34607</text:p>
          </table:table-cell>
          <table:table-cell office:value-type="float" office:value="16.12067" calcext:value-type="float">
            <text:p>16.12067</text:p>
          </table:table-cell>
          <table:table-cell office:value-type="float" office:value="16.01752" calcext:value-type="float">
            <text:p>16.01752</text:p>
          </table:table-cell>
          <table:table-cell office:value-type="float" office:value="16.39984" calcext:value-type="float">
            <text:p>16.39984</text:p>
          </table:table-cell>
          <table:table-cell office:value-type="float" office:value="16.32794" calcext:value-type="float">
            <text:p>16.32794</text:p>
          </table:table-cell>
          <table:table-cell office:value-type="float" office:value="16.52264" calcext:value-type="float">
            <text:p>16.52264</text:p>
          </table:table-cell>
          <table:table-cell office:value-type="float" office:value="16.46481" calcext:value-type="float">
            <text:p>16.46481</text:p>
          </table:table-cell>
          <table:table-cell office:value-type="float" office:value="16.45065" calcext:value-type="float">
            <text:p>16.45065</text:p>
          </table:table-cell>
          <table:table-cell office:value-type="float" office:value="16.39441" calcext:value-type="float">
            <text:p>16.39441</text:p>
          </table:table-cell>
          <table:table-cell office:value-type="float" office:value="16.18301" calcext:value-type="float">
            <text:p>16.18301</text:p>
          </table:table-cell>
          <table:table-cell office:value-type="float" office:value="16.12888" calcext:value-type="float">
            <text:p>16.12888</text:p>
          </table:table-cell>
          <table:table-cell office:value-type="float" office:value="24.27536" calcext:value-type="float">
            <text:p>24.27536</text:p>
          </table:table-cell>
          <table:table-cell office:value-type="float" office:value="-1.095856" calcext:value-type="float">
            <text:p>-1.0958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2" calcext:value-type="float">
            <text:p>20102002</text:p>
          </table:table-cell>
          <table:table-cell office:value-type="float" office:value="13.55953" calcext:value-type="float">
            <text:p>13.55953</text:p>
          </table:table-cell>
          <table:table-cell office:value-type="float" office:value="17.32" calcext:value-type="float">
            <text:p>17.32</text:p>
          </table:table-cell>
          <table:table-cell office:value-type="float" office:value="0.04" calcext:value-type="float">
            <text:p>0.04</text:p>
          </table:table-cell>
          <table:table-cell office:value-type="float" office:value="0.9205574" calcext:value-type="float">
            <text:p>0.9205574</text:p>
          </table:table-cell>
          <table:table-cell office:value-type="float" office:value="0.5406377" calcext:value-type="float">
            <text:p>0.5406377</text:p>
          </table:table-cell>
          <table:table-cell office:value-type="float" office:value="306.576" calcext:value-type="float">
            <text:p>306.576</text:p>
          </table:table-cell>
          <table:table-cell office:value-type="float" office:value="0" calcext:value-type="float">
            <text:p>0</text:p>
          </table:table-cell>
          <table:table-cell office:value-type="float" office:value="19.58865" calcext:value-type="float">
            <text:p>19.58865</text:p>
          </table:table-cell>
          <table:table-cell office:value-type="float" office:value="4.95459" calcext:value-type="float">
            <text:p>4.95459</text:p>
          </table:table-cell>
          <table:table-cell office:value-type="float" office:value="16.49597" calcext:value-type="float">
            <text:p>16.49597</text:p>
          </table:table-cell>
          <table:table-cell office:value-type="float" office:value="7.125793" calcext:value-type="float">
            <text:p>7.125793</text:p>
          </table:table-cell>
          <table:table-cell office:value-type="float" office:value="14.93393" calcext:value-type="float">
            <text:p>14.93393</text:p>
          </table:table-cell>
          <table:table-cell office:value-type="float" office:value="8.978302" calcext:value-type="float">
            <text:p>8.978302</text:p>
          </table:table-cell>
          <table:table-cell office:value-type="float" office:value="14.06943" calcext:value-type="float">
            <text:p>14.06943</text:p>
          </table:table-cell>
          <table:table-cell office:value-type="float" office:value="10.54672" calcext:value-type="float">
            <text:p>10.54672</text:p>
          </table:table-cell>
          <table:table-cell office:value-type="float" office:value="13.74518" calcext:value-type="float">
            <text:p>13.74518</text:p>
          </table:table-cell>
          <table:table-cell office:value-type="float" office:value="11.5433" calcext:value-type="float">
            <text:p>11.5433</text:p>
          </table:table-cell>
          <table:table-cell office:value-type="float" office:value="13.88684" calcext:value-type="float">
            <text:p>13.88684</text:p>
          </table:table-cell>
          <table:table-cell office:value-type="float" office:value="12.57449" calcext:value-type="float">
            <text:p>12.57449</text:p>
          </table:table-cell>
          <table:table-cell office:value-type="float" office:value="14.20978" calcext:value-type="float">
            <text:p>14.20978</text:p>
          </table:table-cell>
          <table:table-cell office:value-type="float" office:value="13.33508" calcext:value-type="float">
            <text:p>13.33508</text:p>
          </table:table-cell>
          <table:table-cell office:value-type="float" office:value="14.60172" calcext:value-type="float">
            <text:p>14.60172</text:p>
          </table:table-cell>
          <table:table-cell office:value-type="float" office:value="14.2843" calcext:value-type="float">
            <text:p>14.2843</text:p>
          </table:table-cell>
          <table:table-cell office:value-type="float" office:value="15.34494" calcext:value-type="float">
            <text:p>15.34494</text:p>
          </table:table-cell>
          <table:table-cell office:value-type="float" office:value="15.19931" calcext:value-type="float">
            <text:p>15.19931</text:p>
          </table:table-cell>
          <table:table-cell office:value-type="float" office:value="16.01645" calcext:value-type="float">
            <text:p>16.01645</text:p>
          </table:table-cell>
          <table:table-cell office:value-type="float" office:value="15.91614" calcext:value-type="float">
            <text:p>15.91614</text:p>
          </table:table-cell>
          <table:table-cell office:value-type="float" office:value="16.32718" calcext:value-type="float">
            <text:p>16.32718</text:p>
          </table:table-cell>
          <table:table-cell office:value-type="float" office:value="16.25031" calcext:value-type="float">
            <text:p>16.25031</text:p>
          </table:table-cell>
          <table:table-cell office:value-type="float" office:value="16.46417" calcext:value-type="float">
            <text:p>16.46417</text:p>
          </table:table-cell>
          <table:table-cell office:value-type="float" office:value="16.40338" calcext:value-type="float">
            <text:p>16.40338</text:p>
          </table:table-cell>
          <table:table-cell office:value-type="float" office:value="16.39383" calcext:value-type="float">
            <text:p>16.39383</text:p>
          </table:table-cell>
          <table:table-cell office:value-type="float" office:value="16.33762" calcext:value-type="float">
            <text:p>16.33762</text:p>
          </table:table-cell>
          <table:table-cell office:value-type="float" office:value="16.1283" calcext:value-type="float">
            <text:p>16.1283</text:p>
          </table:table-cell>
          <table:table-cell office:value-type="float" office:value="16.07532" calcext:value-type="float">
            <text:p>16.07532</text:p>
          </table:table-cell>
          <table:table-cell office:value-type="float" office:value="26.68143" calcext:value-type="float">
            <text:p>26.68143</text:p>
          </table:table-cell>
          <table:table-cell office:value-type="float" office:value="-1.230774" calcext:value-type="float">
            <text:p>-1.2307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2" calcext:value-type="float">
            <text:p>21102002</text:p>
          </table:table-cell>
          <table:table-cell office:value-type="float" office:value="10.75239" calcext:value-type="float">
            <text:p>10.75239</text:p>
          </table:table-cell>
          <table:table-cell office:value-type="float" office:value="9.78" calcext:value-type="float">
            <text:p>9.78</text:p>
          </table:table-cell>
          <table:table-cell office:value-type="float" office:value="-0.4" calcext:value-type="float">
            <text:p>-0.4</text:p>
          </table:table-cell>
          <table:table-cell office:value-type="float" office:value="0.912936" calcext:value-type="float">
            <text:p>0.912936</text:p>
          </table:table-cell>
          <table:table-cell office:value-type="float" office:value="0.5237939" calcext:value-type="float">
            <text:p>0.5237939</text:p>
          </table:table-cell>
          <table:table-cell office:value-type="float" office:value="308.052" calcext:value-type="float">
            <text:p>308.052</text:p>
          </table:table-cell>
          <table:table-cell office:value-type="float" office:value="0" calcext:value-type="float">
            <text:p>0</text:p>
          </table:table-cell>
          <table:table-cell office:value-type="float" office:value="17.41397" calcext:value-type="float">
            <text:p>17.41397</text:p>
          </table:table-cell>
          <table:table-cell office:value-type="float" office:value="6.074738" calcext:value-type="float">
            <text:p>6.074738</text:p>
          </table:table-cell>
          <table:table-cell office:value-type="float" office:value="15.189" calcext:value-type="float">
            <text:p>15.189</text:p>
          </table:table-cell>
          <table:table-cell office:value-type="float" office:value="8.613831" calcext:value-type="float">
            <text:p>8.613831</text:p>
          </table:table-cell>
          <table:table-cell office:value-type="float" office:value="14.05923" calcext:value-type="float">
            <text:p>14.05923</text:p>
          </table:table-cell>
          <table:table-cell office:value-type="float" office:value="10.10971" calcext:value-type="float">
            <text:p>10.10971</text:p>
          </table:table-cell>
          <table:table-cell office:value-type="float" office:value="13.50314" calcext:value-type="float">
            <text:p>13.50314</text:p>
          </table:table-cell>
          <table:table-cell office:value-type="float" office:value="11.3006" calcext:value-type="float">
            <text:p>11.3006</text:p>
          </table:table-cell>
          <table:table-cell office:value-type="float" office:value="13.34647" calcext:value-type="float">
            <text:p>13.34647</text:p>
          </table:table-cell>
          <table:table-cell office:value-type="float" office:value="12.02313" calcext:value-type="float">
            <text:p>12.02313</text:p>
          </table:table-cell>
          <table:table-cell office:value-type="float" office:value="13.60382" calcext:value-type="float">
            <text:p>13.60382</text:p>
          </table:table-cell>
          <table:table-cell office:value-type="float" office:value="12.76511" calcext:value-type="float">
            <text:p>12.76511</text:p>
          </table:table-cell>
          <table:table-cell office:value-type="float" office:value="13.85135" calcext:value-type="float">
            <text:p>13.85135</text:p>
          </table:table-cell>
          <table:table-cell office:value-type="float" office:value="13.35071" calcext:value-type="float">
            <text:p>13.35071</text:p>
          </table:table-cell>
          <table:table-cell office:value-type="float" office:value="14.29474" calcext:value-type="float">
            <text:p>14.29474</text:p>
          </table:table-cell>
          <table:table-cell office:value-type="float" office:value="14.12686" calcext:value-type="float">
            <text:p>14.12686</text:p>
          </table:table-cell>
          <table:table-cell office:value-type="float" office:value="15.19754" calcext:value-type="float">
            <text:p>15.19754</text:p>
          </table:table-cell>
          <table:table-cell office:value-type="float" office:value="15.04312" calcext:value-type="float">
            <text:p>15.04312</text:p>
          </table:table-cell>
          <table:table-cell office:value-type="float" office:value="15.91504" calcext:value-type="float">
            <text:p>15.91504</text:p>
          </table:table-cell>
          <table:table-cell office:value-type="float" office:value="15.80722" calcext:value-type="float">
            <text:p>15.80722</text:p>
          </table:table-cell>
          <table:table-cell office:value-type="float" office:value="16.24948" calcext:value-type="float">
            <text:p>16.24948</text:p>
          </table:table-cell>
          <table:table-cell office:value-type="float" office:value="16.16885" calcext:value-type="float">
            <text:p>16.16885</text:p>
          </table:table-cell>
          <table:table-cell office:value-type="float" office:value="16.40271" calcext:value-type="float">
            <text:p>16.40271</text:p>
          </table:table-cell>
          <table:table-cell office:value-type="float" office:value="16.33844" calcext:value-type="float">
            <text:p>16.33844</text:p>
          </table:table-cell>
          <table:table-cell office:value-type="float" office:value="16.33701" calcext:value-type="float">
            <text:p>16.33701</text:p>
          </table:table-cell>
          <table:table-cell office:value-type="float" office:value="16.28055" calcext:value-type="float">
            <text:p>16.28055</text:p>
          </table:table-cell>
          <table:table-cell office:value-type="float" office:value="16.07477" calcext:value-type="float">
            <text:p>16.07477</text:p>
          </table:table-cell>
          <table:table-cell office:value-type="float" office:value="16.02237" calcext:value-type="float">
            <text:p>16.02237</text:p>
          </table:table-cell>
          <table:table-cell office:value-type="float" office:value="22.09961" calcext:value-type="float">
            <text:p>22.09961</text:p>
          </table:table-cell>
          <table:table-cell office:value-type="float" office:value="-1.518158" calcext:value-type="float">
            <text:p>-1.5181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2" calcext:value-type="float">
            <text:p>22102002</text:p>
          </table:table-cell>
          <table:table-cell office:value-type="float" office:value="2.5092" calcext:value-type="float">
            <text:p>2.5092</text:p>
          </table:table-cell>
          <table:table-cell office:value-type="float" office:value="2.93" calcext:value-type="float">
            <text:p>2.93</text:p>
          </table:table-cell>
          <table:table-cell office:value-type="float" office:value="-1.52" calcext:value-type="float">
            <text:p>-1.52</text:p>
          </table:table-cell>
          <table:table-cell office:value-type="float" office:value="0.6638994" calcext:value-type="float">
            <text:p>0.6638994</text:p>
          </table:table-cell>
          <table:table-cell office:value-type="float" office:value="0.4830257" calcext:value-type="float">
            <text:p>0.4830257</text:p>
          </table:table-cell>
          <table:table-cell office:value-type="float" office:value="381.384" calcext:value-type="float">
            <text:p>381.384</text:p>
          </table:table-cell>
          <table:table-cell office:value-type="float" office:value="1.1" calcext:value-type="float">
            <text:p>1.1</text:p>
          </table:table-cell>
          <table:table-cell office:value-type="float" office:value="7.486389" calcext:value-type="float">
            <text:p>7.486389</text:p>
          </table:table-cell>
          <table:table-cell office:value-type="float" office:value="3.687408" calcext:value-type="float">
            <text:p>3.687408</text:p>
          </table:table-cell>
          <table:table-cell office:value-type="float" office:value="8.496002" calcext:value-type="float">
            <text:p>8.496002</text:p>
          </table:table-cell>
          <table:table-cell office:value-type="float" office:value="5.590179" calcext:value-type="float">
            <text:p>5.590179</text:p>
          </table:table-cell>
          <table:table-cell office:value-type="float" office:value="10.39203" calcext:value-type="float">
            <text:p>10.39203</text:p>
          </table:table-cell>
          <table:table-cell office:value-type="float" office:value="7.285583" calcext:value-type="float">
            <text:p>7.285583</text:p>
          </table:table-cell>
          <table:table-cell office:value-type="float" office:value="11.78867" calcext:value-type="float">
            <text:p>11.78867</text:p>
          </table:table-cell>
          <table:table-cell office:value-type="float" office:value="8.856262" calcext:value-type="float">
            <text:p>8.856262</text:p>
          </table:table-cell>
          <table:table-cell office:value-type="float" office:value="12.49249" calcext:value-type="float">
            <text:p>12.49249</text:p>
          </table:table-cell>
          <table:table-cell office:value-type="float" office:value="9.907043" calcext:value-type="float">
            <text:p>9.907043</text:p>
          </table:table-cell>
          <table:table-cell office:value-type="float" office:value="13.17258" calcext:value-type="float">
            <text:p>13.17258</text:p>
          </table:table-cell>
          <table:table-cell office:value-type="float" office:value="11.11575" calcext:value-type="float">
            <text:p>11.11575</text:p>
          </table:table-cell>
          <table:table-cell office:value-type="float" office:value="13.58484" calcext:value-type="float">
            <text:p>13.58484</text:p>
          </table:table-cell>
          <table:table-cell office:value-type="float" office:value="12.15457" calcext:value-type="float">
            <text:p>12.15457</text:p>
          </table:table-cell>
          <table:table-cell office:value-type="float" office:value="14.1264" calcext:value-type="float">
            <text:p>14.1264</text:p>
          </table:table-cell>
          <table:table-cell office:value-type="float" office:value="13.56024" calcext:value-type="float">
            <text:p>13.56024</text:p>
          </table:table-cell>
          <table:table-cell office:value-type="float" office:value="15.0416" calcext:value-type="float">
            <text:p>15.0416</text:p>
          </table:table-cell>
          <table:table-cell office:value-type="float" office:value="14.84259" calcext:value-type="float">
            <text:p>14.84259</text:p>
          </table:table-cell>
          <table:table-cell office:value-type="float" office:value="15.80603" calcext:value-type="float">
            <text:p>15.80603</text:p>
          </table:table-cell>
          <table:table-cell office:value-type="float" office:value="15.69119" calcext:value-type="float">
            <text:p>15.69119</text:p>
          </table:table-cell>
          <table:table-cell office:value-type="float" office:value="16.168" calcext:value-type="float">
            <text:p>16.168</text:p>
          </table:table-cell>
          <table:table-cell office:value-type="float" office:value="16.08273" calcext:value-type="float">
            <text:p>16.08273</text:p>
          </table:table-cell>
          <table:table-cell office:value-type="float" office:value="16.33777" calcext:value-type="float">
            <text:p>16.33777</text:p>
          </table:table-cell>
          <table:table-cell office:value-type="float" office:value="16.27084" calcext:value-type="float">
            <text:p>16.27084</text:p>
          </table:table-cell>
          <table:table-cell office:value-type="float" office:value="16.27997" calcext:value-type="float">
            <text:p>16.27997</text:p>
          </table:table-cell>
          <table:table-cell office:value-type="float" office:value="16.22238" calcext:value-type="float">
            <text:p>16.22238</text:p>
          </table:table-cell>
          <table:table-cell office:value-type="float" office:value="16.02182" calcext:value-type="float">
            <text:p>16.02182</text:p>
          </table:table-cell>
          <table:table-cell office:value-type="float" office:value="15.96848" calcext:value-type="float">
            <text:p>15.96848</text:p>
          </table:table-cell>
          <table:table-cell office:value-type="float" office:value="5.429169" calcext:value-type="float">
            <text:p>5.429169</text:p>
          </table:table-cell>
          <table:table-cell office:value-type="float" office:value="-2.174591" calcext:value-type="float">
            <text:p>-2.1745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2" calcext:value-type="float">
            <text:p>23102002</text:p>
          </table:table-cell>
          <table:table-cell office:value-type="float" office:value="3.64104" calcext:value-type="float">
            <text:p>3.64104</text:p>
          </table:table-cell>
          <table:table-cell office:value-type="float" office:value="-0.29" calcext:value-type="float">
            <text:p>-0.29</text:p>
          </table:table-cell>
          <table:table-cell office:value-type="float" office:value="-2.23" calcext:value-type="float">
            <text:p>-2.23</text:p>
          </table:table-cell>
          <table:table-cell office:value-type="float" office:value="0.5279593" calcext:value-type="float">
            <text:p>0.5279593</text:p>
          </table:table-cell>
          <table:table-cell office:value-type="float" office:value="0.4586805" calcext:value-type="float">
            <text:p>0.4586805</text:p>
          </table:table-cell>
          <table:table-cell office:value-type="float" office:value="437.148" calcext:value-type="float">
            <text:p>437.148</text:p>
          </table:table-cell>
          <table:table-cell office:value-type="float" office:value="0" calcext:value-type="float">
            <text:p>0</text:p>
          </table:table-cell>
          <table:table-cell office:value-type="float" office:value="5.29071" calcext:value-type="float">
            <text:p>5.29071</text:p>
          </table:table-cell>
          <table:table-cell office:value-type="float" office:value="1.450256" calcext:value-type="float">
            <text:p>1.450256</text:p>
          </table:table-cell>
          <table:table-cell office:value-type="float" office:value="5.905884" calcext:value-type="float">
            <text:p>5.905884</text:p>
          </table:table-cell>
          <table:table-cell office:value-type="float" office:value="3.451416" calcext:value-type="float">
            <text:p>3.451416</text:p>
          </table:table-cell>
          <table:table-cell office:value-type="float" office:value="7.241913" calcext:value-type="float">
            <text:p>7.241913</text:p>
          </table:table-cell>
          <table:table-cell office:value-type="float" office:value="5.232239" calcext:value-type="float">
            <text:p>5.232239</text:p>
          </table:table-cell>
          <table:table-cell office:value-type="float" office:value="8.820404" calcext:value-type="float">
            <text:p>8.820404</text:p>
          </table:table-cell>
          <table:table-cell office:value-type="float" office:value="6.939087" calcext:value-type="float">
            <text:p>6.939087</text:p>
          </table:table-cell>
          <table:table-cell office:value-type="float" office:value="9.87796" calcext:value-type="float">
            <text:p>9.87796</text:p>
          </table:table-cell>
          <table:table-cell office:value-type="float" office:value="8.121552" calcext:value-type="float">
            <text:p>8.121552</text:p>
          </table:table-cell>
          <table:table-cell office:value-type="float" office:value="11.09518" calcext:value-type="float">
            <text:p>11.09518</text:p>
          </table:table-cell>
          <table:table-cell office:value-type="float" office:value="9.511139" calcext:value-type="float">
            <text:p>9.511139</text:p>
          </table:table-cell>
          <table:table-cell office:value-type="float" office:value="12.14017" calcext:value-type="float">
            <text:p>12.14017</text:p>
          </table:table-cell>
          <table:table-cell office:value-type="float" office:value="10.79364" calcext:value-type="float">
            <text:p>10.79364</text:p>
          </table:table-cell>
          <table:table-cell office:value-type="float" office:value="13.55191" calcext:value-type="float">
            <text:p>13.55191</text:p>
          </table:table-cell>
          <table:table-cell office:value-type="float" office:value="12.61646" calcext:value-type="float">
            <text:p>12.61646</text:p>
          </table:table-cell>
          <table:table-cell office:value-type="float" office:value="14.83957" calcext:value-type="float">
            <text:p>14.83957</text:p>
          </table:table-cell>
          <table:table-cell office:value-type="float" office:value="14.45837" calcext:value-type="float">
            <text:p>14.45837</text:p>
          </table:table-cell>
          <table:table-cell office:value-type="float" office:value="15.68988" calcext:value-type="float">
            <text:p>15.68988</text:p>
          </table:table-cell>
          <table:table-cell office:value-type="float" office:value="15.54089" calcext:value-type="float">
            <text:p>15.54089</text:p>
          </table:table-cell>
          <table:table-cell office:value-type="float" office:value="16.08182" calcext:value-type="float">
            <text:p>16.08182</text:p>
          </table:table-cell>
          <table:table-cell office:value-type="float" office:value="15.98788" calcext:value-type="float">
            <text:p>15.98788</text:p>
          </table:table-cell>
          <table:table-cell office:value-type="float" office:value="16.27011" calcext:value-type="float">
            <text:p>16.27011</text:p>
          </table:table-cell>
          <table:table-cell office:value-type="float" office:value="16.19913" calcext:value-type="float">
            <text:p>16.19913</text:p>
          </table:table-cell>
          <table:table-cell office:value-type="float" office:value="16.22174" calcext:value-type="float">
            <text:p>16.22174</text:p>
          </table:table-cell>
          <table:table-cell office:value-type="float" office:value="16.16269" calcext:value-type="float">
            <text:p>16.16269</text:p>
          </table:table-cell>
          <table:table-cell office:value-type="float" office:value="15.96793" calcext:value-type="float">
            <text:p>15.96793</text:p>
          </table:table-cell>
          <table:table-cell office:value-type="float" office:value="15.91379" calcext:value-type="float">
            <text:p>15.91379</text:p>
          </table:table-cell>
          <table:table-cell office:value-type="float" office:value="2.856842" calcext:value-type="float">
            <text:p>2.856842</text:p>
          </table:table-cell>
          <table:table-cell office:value-type="float" office:value="-2.547119" calcext:value-type="float">
            <text:p>-2.5471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2" calcext:value-type="float">
            <text:p>24102002</text:p>
          </table:table-cell>
          <table:table-cell office:value-type="float" office:value="5.636159" calcext:value-type="float">
            <text:p>5.636159</text:p>
          </table:table-cell>
          <table:table-cell office:value-type="float" office:value="-0.09" calcext:value-type="float">
            <text:p>-0.09</text:p>
          </table:table-cell>
          <table:table-cell office:value-type="float" office:value="-2.46" calcext:value-type="float">
            <text:p>-2.46</text:p>
          </table:table-cell>
          <table:table-cell office:value-type="float" office:value="0.535611" calcext:value-type="float">
            <text:p>0.535611</text:p>
          </table:table-cell>
          <table:table-cell office:value-type="float" office:value="0.4510351" calcext:value-type="float">
            <text:p>0.4510351</text:p>
          </table:table-cell>
          <table:table-cell office:value-type="float" office:value="289.368" calcext:value-type="float">
            <text:p>289.368</text:p>
          </table:table-cell>
          <table:table-cell office:value-type="float" office:value="0.4" calcext:value-type="float">
            <text:p>0.4</text:p>
          </table:table-cell>
          <table:table-cell office:value-type="float" office:value="5.677979" calcext:value-type="float">
            <text:p>5.677979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5.55191" calcext:value-type="float">
            <text:p>5.55191</text:p>
          </table:table-cell>
          <table:table-cell office:value-type="float" office:value="2.47464" calcext:value-type="float">
            <text:p>2.47464</text:p>
          </table:table-cell>
          <table:table-cell office:value-type="float" office:value="6.016724" calcext:value-type="float">
            <text:p>6.016724</text:p>
          </table:table-cell>
          <table:table-cell office:value-type="float" office:value="4.238312" calcext:value-type="float">
            <text:p>4.238312</text:p>
          </table:table-cell>
          <table:table-cell office:value-type="float" office:value="6.906128" calcext:value-type="float">
            <text:p>6.906128</text:p>
          </table:table-cell>
          <table:table-cell office:value-type="float" office:value="5.96109" calcext:value-type="float">
            <text:p>5.96109</text:p>
          </table:table-cell>
          <table:table-cell office:value-type="float" office:value="8.09436" calcext:value-type="float">
            <text:p>8.09436</text:p>
          </table:table-cell>
          <table:table-cell office:value-type="float" office:value="7.195679" calcext:value-type="float">
            <text:p>7.195679</text:p>
          </table:table-cell>
          <table:table-cell office:value-type="float" office:value="9.491913" calcext:value-type="float">
            <text:p>9.491913</text:p>
          </table:table-cell>
          <table:table-cell office:value-type="float" office:value="8.494263" calcext:value-type="float">
            <text:p>8.494263</text:p>
          </table:table-cell>
          <table:table-cell office:value-type="float" office:value="10.77945" calcext:value-type="float">
            <text:p>10.77945</text:p>
          </table:table-cell>
          <table:table-cell office:value-type="float" office:value="9.764343" calcext:value-type="float">
            <text:p>9.764343</text:p>
          </table:table-cell>
          <table:table-cell office:value-type="float" office:value="12.60681" calcext:value-type="float">
            <text:p>12.60681</text:p>
          </table:table-cell>
          <table:table-cell office:value-type="float" office:value="11.6687" calcext:value-type="float">
            <text:p>11.6687</text:p>
          </table:table-cell>
          <table:table-cell office:value-type="float" office:value="14.45355" calcext:value-type="float">
            <text:p>14.45355</text:p>
          </table:table-cell>
          <table:table-cell office:value-type="float" office:value="13.9368" calcext:value-type="float">
            <text:p>13.9368</text:p>
          </table:table-cell>
          <table:table-cell office:value-type="float" office:value="15.539" calcext:value-type="float">
            <text:p>15.539</text:p>
          </table:table-cell>
          <table:table-cell office:value-type="float" office:value="15.33179" calcext:value-type="float">
            <text:p>15.33179</text:p>
          </table:table-cell>
          <table:table-cell office:value-type="float" office:value="15.98682" calcext:value-type="float">
            <text:p>15.98682</text:p>
          </table:table-cell>
          <table:table-cell office:value-type="float" office:value="15.87354" calcext:value-type="float">
            <text:p>15.87354</text:p>
          </table:table-cell>
          <table:table-cell office:value-type="float" office:value="16.19833" calcext:value-type="float">
            <text:p>16.19833</text:p>
          </table:table-cell>
          <table:table-cell office:value-type="float" office:value="16.12241" calcext:value-type="float">
            <text:p>16.12241</text:p>
          </table:table-cell>
          <table:table-cell office:value-type="float" office:value="16.16208" calcext:value-type="float">
            <text:p>16.16208</text:p>
          </table:table-cell>
          <table:table-cell office:value-type="float" office:value="16.10135" calcext:value-type="float">
            <text:p>16.10135</text:p>
          </table:table-cell>
          <table:table-cell office:value-type="float" office:value="15.91324" calcext:value-type="float">
            <text:p>15.91324</text:p>
          </table:table-cell>
          <table:table-cell office:value-type="float" office:value="15.85898" calcext:value-type="float">
            <text:p>15.85898</text:p>
          </table:table-cell>
          <table:table-cell office:value-type="float" office:value="4.997437" calcext:value-type="float">
            <text:p>4.997437</text:p>
          </table:table-cell>
          <table:table-cell office:value-type="float" office:value="-3.068909" calcext:value-type="float">
            <text:p>-3.0689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2" calcext:value-type="float">
            <text:p>25102002</text:p>
          </table:table-cell>
          <table:table-cell office:value-type="float" office:value="6.53292" calcext:value-type="float">
            <text:p>6.53292</text:p>
          </table:table-cell>
          <table:table-cell office:value-type="float" office:value="5.84" calcext:value-type="float">
            <text:p>5.84</text:p>
          </table:table-cell>
          <table:table-cell office:value-type="float" office:value="-0.01" calcext:value-type="float">
            <text:p>-0.01</text:p>
          </table:table-cell>
          <table:table-cell office:value-type="float" office:value="0.8129222" calcext:value-type="float">
            <text:p>0.8129222</text:p>
          </table:table-cell>
          <table:table-cell office:value-type="float" office:value="0.5386987" calcext:value-type="float">
            <text:p>0.5386987</text:p>
          </table:table-cell>
          <table:table-cell office:value-type="float" office:value="184.068" calcext:value-type="float">
            <text:p>184.068</text:p>
          </table:table-cell>
          <table:table-cell office:value-type="float" office:value="0.7" calcext:value-type="float">
            <text:p>0.7</text:p>
          </table:table-cell>
          <table:table-cell office:value-type="float" office:value="7.53833" calcext:value-type="float">
            <text:p>7.53833</text:p>
          </table:table-cell>
          <table:table-cell office:value-type="float" office:value="0.8179321" calcext:value-type="float">
            <text:p>0.8179321</text:p>
          </table:table-cell>
          <table:table-cell office:value-type="float" office:value="6.871429" calcext:value-type="float">
            <text:p>6.871429</text:p>
          </table:table-cell>
          <table:table-cell office:value-type="float" office:value="2.51886" calcext:value-type="float">
            <text:p>2.51886</text:p>
          </table:table-cell>
          <table:table-cell office:value-type="float" office:value="6.874451" calcext:value-type="float">
            <text:p>6.874451</text:p>
          </table:table-cell>
          <table:table-cell office:value-type="float" office:value="3.988739" calcext:value-type="float">
            <text:p>3.988739</text:p>
          </table:table-cell>
          <table:table-cell office:value-type="float" office:value="7.257355" calcext:value-type="float">
            <text:p>7.257355</text:p>
          </table:table-cell>
          <table:table-cell office:value-type="float" office:value="5.47757" calcext:value-type="float">
            <text:p>5.47757</text:p>
          </table:table-cell>
          <table:table-cell office:value-type="float" office:value="7.718842" calcext:value-type="float">
            <text:p>7.718842</text:p>
          </table:table-cell>
          <table:table-cell office:value-type="float" office:value="6.582306" calcext:value-type="float">
            <text:p>6.582306</text:p>
          </table:table-cell>
          <table:table-cell office:value-type="float" office:value="8.480927" calcext:value-type="float">
            <text:p>8.480927</text:p>
          </table:table-cell>
          <table:table-cell office:value-type="float" office:value="7.888031" calcext:value-type="float">
            <text:p>7.888031</text:p>
          </table:table-cell>
          <table:table-cell office:value-type="float" office:value="9.754852" calcext:value-type="float">
            <text:p>9.754852</text:p>
          </table:table-cell>
          <table:table-cell office:value-type="float" office:value="9.187195" calcext:value-type="float">
            <text:p>9.187195</text:p>
          </table:table-cell>
          <table:table-cell office:value-type="float" office:value="11.66083" calcext:value-type="float">
            <text:p>11.66083</text:p>
          </table:table-cell>
          <table:table-cell office:value-type="float" office:value="10.97906" calcext:value-type="float">
            <text:p>10.97906</text:p>
          </table:table-cell>
          <table:table-cell office:value-type="float" office:value="13.93103" calcext:value-type="float">
            <text:p>13.93103</text:p>
          </table:table-cell>
          <table:table-cell office:value-type="float" office:value="13.38815" calcext:value-type="float">
            <text:p>13.38815</text:p>
          </table:table-cell>
          <table:table-cell office:value-type="float" office:value="15.32928" calcext:value-type="float">
            <text:p>15.32928</text:p>
          </table:table-cell>
          <table:table-cell office:value-type="float" office:value="15.06735" calcext:value-type="float">
            <text:p>15.06735</text:p>
          </table:table-cell>
          <table:table-cell office:value-type="float" office:value="15.87219" calcext:value-type="float">
            <text:p>15.87219</text:p>
          </table:table-cell>
          <table:table-cell office:value-type="float" office:value="15.73114" calcext:value-type="float">
            <text:p>15.73114</text:p>
          </table:table-cell>
          <table:table-cell office:value-type="float" office:value="16.12158" calcext:value-type="float">
            <text:p>16.12158</text:p>
          </table:table-cell>
          <table:table-cell office:value-type="float" office:value="16.03641" calcext:value-type="float">
            <text:p>16.03641</text:p>
          </table:table-cell>
          <table:table-cell office:value-type="float" office:value="16.10068" calcext:value-type="float">
            <text:p>16.10068</text:p>
          </table:table-cell>
          <table:table-cell office:value-type="float" office:value="16.03729" calcext:value-type="float">
            <text:p>16.03729</text:p>
          </table:table-cell>
          <table:table-cell office:value-type="float" office:value="15.8584" calcext:value-type="float">
            <text:p>15.8584</text:p>
          </table:table-cell>
          <table:table-cell office:value-type="float" office:value="15.80426" calcext:value-type="float">
            <text:p>15.80426</text:p>
          </table:table-cell>
          <table:table-cell office:value-type="float" office:value="7.982635" calcext:value-type="float">
            <text:p>7.982635</text:p>
          </table:table-cell>
          <table:table-cell office:value-type="float" office:value="-1.82312" calcext:value-type="float">
            <text:p>-1.823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2" calcext:value-type="float">
            <text:p>26102002</text:p>
          </table:table-cell>
          <table:table-cell office:value-type="float" office:value="12.82649" calcext:value-type="float">
            <text:p>12.82649</text:p>
          </table:table-cell>
          <table:table-cell office:value-type="float" office:value="11.25" calcext:value-type="float">
            <text:p>11.25</text:p>
          </table:table-cell>
          <table:table-cell office:value-type="float" office:value="3.59" calcext:value-type="float">
            <text:p>3.59</text:p>
          </table:table-cell>
          <table:table-cell office:value-type="float" office:value="0.8913157" calcext:value-type="float">
            <text:p>0.8913157</text:p>
          </table:table-cell>
          <table:table-cell office:value-type="float" office:value="0.6953623" calcext:value-type="float">
            <text:p>0.6953623</text:p>
          </table:table-cell>
          <table:table-cell office:value-type="float" office:value="172.872" calcext:value-type="float">
            <text:p>172.872</text:p>
          </table:table-cell>
          <table:table-cell office:value-type="float" office:value="0" calcext:value-type="float">
            <text:p>0</text:p>
          </table:table-cell>
          <table:table-cell office:value-type="float" office:value="15.7681" calcext:value-type="float">
            <text:p>15.7681</text:p>
          </table:table-cell>
          <table:table-cell office:value-type="float" office:value="3.043671" calcext:value-type="float">
            <text:p>3.043671</text:p>
          </table:table-cell>
          <table:table-cell office:value-type="float" office:value="12.75494" calcext:value-type="float">
            <text:p>12.75494</text:p>
          </table:table-cell>
          <table:table-cell office:value-type="float" office:value="4.228577" calcext:value-type="float">
            <text:p>4.228577</text:p>
          </table:table-cell>
          <table:table-cell office:value-type="float" office:value="11.07373" calcext:value-type="float">
            <text:p>11.07373</text:p>
          </table:table-cell>
          <table:table-cell office:value-type="float" office:value="5.34259" calcext:value-type="float">
            <text:p>5.34259</text:p>
          </table:table-cell>
          <table:table-cell office:value-type="float" office:value="10.14084" calcext:value-type="float">
            <text:p>10.14084</text:p>
          </table:table-cell>
          <table:table-cell office:value-type="float" office:value="6.446564" calcext:value-type="float">
            <text:p>6.446564</text:p>
          </table:table-cell>
          <table:table-cell office:value-type="float" office:value="9.808655" calcext:value-type="float">
            <text:p>9.808655</text:p>
          </table:table-cell>
          <table:table-cell office:value-type="float" office:value="7.254364" calcext:value-type="float">
            <text:p>7.254364</text:p>
          </table:table-cell>
          <table:table-cell office:value-type="float" office:value="9.780182" calcext:value-type="float">
            <text:p>9.780182</text:p>
          </table:table-cell>
          <table:table-cell office:value-type="float" office:value="8.227722" calcext:value-type="float">
            <text:p>8.227722</text:p>
          </table:table-cell>
          <table:table-cell office:value-type="float" office:value="10.13519" calcext:value-type="float">
            <text:p>10.13519</text:p>
          </table:table-cell>
          <table:table-cell office:value-type="float" office:value="9.239014" calcext:value-type="float">
            <text:p>9.239014</text:p>
          </table:table-cell>
          <table:table-cell office:value-type="float" office:value="10.97577" calcext:value-type="float">
            <text:p>10.97577</text:p>
          </table:table-cell>
          <table:table-cell office:value-type="float" office:value="10.77917" calcext:value-type="float">
            <text:p>10.77917</text:p>
          </table:table-cell>
          <table:table-cell office:value-type="float" office:value="13.38278" calcext:value-type="float">
            <text:p>13.38278</text:p>
          </table:table-cell>
          <table:table-cell office:value-type="float" office:value="12.95361" calcext:value-type="float">
            <text:p>12.95361</text:p>
          </table:table-cell>
          <table:table-cell office:value-type="float" office:value="15.06439" calcext:value-type="float">
            <text:p>15.06439</text:p>
          </table:table-cell>
          <table:table-cell office:value-type="float" office:value="14.77625" calcext:value-type="float">
            <text:p>14.77625</text:p>
          </table:table-cell>
          <table:table-cell office:value-type="float" office:value="15.72949" calcext:value-type="float">
            <text:p>15.72949</text:p>
          </table:table-cell>
          <table:table-cell office:value-type="float" office:value="15.56223" calcext:value-type="float">
            <text:p>15.56223</text:p>
          </table:table-cell>
          <table:table-cell office:value-type="float" office:value="16.03546" calcext:value-type="float">
            <text:p>16.03546</text:p>
          </table:table-cell>
          <table:table-cell office:value-type="float" office:value="15.93808" calcext:value-type="float">
            <text:p>15.93808</text:p>
          </table:table-cell>
          <table:table-cell office:value-type="float" office:value="16.03662" calcext:value-type="float">
            <text:p>16.03662</text:p>
          </table:table-cell>
          <table:table-cell office:value-type="float" office:value="15.96951" calcext:value-type="float">
            <text:p>15.96951</text:p>
          </table:table-cell>
          <table:table-cell office:value-type="float" office:value="15.80371" calcext:value-type="float">
            <text:p>15.80371</text:p>
          </table:table-cell>
          <table:table-cell office:value-type="float" office:value="15.74719" calcext:value-type="float">
            <text:p>15.74719</text:p>
          </table:table-cell>
          <table:table-cell office:value-type="float" office:value="22.68634" calcext:value-type="float">
            <text:p>22.68634</text:p>
          </table:table-cell>
          <table:table-cell office:value-type="float" office:value="-0.1781311" calcext:value-type="float">
            <text:p>-0.17813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2" calcext:value-type="float">
            <text:p>27102002</text:p>
          </table:table-cell>
          <table:table-cell office:value-type="float" office:value="1.7928" calcext:value-type="float">
            <text:p>1.7928</text:p>
          </table:table-cell>
          <table:table-cell office:value-type="float" office:value="4.42" calcext:value-type="float">
            <text:p>4.42</text:p>
          </table:table-cell>
          <table:table-cell office:value-type="float" office:value="1.52" calcext:value-type="float">
            <text:p>1.52</text:p>
          </table:table-cell>
          <table:table-cell office:value-type="float" office:value="0.7368248" calcext:value-type="float">
            <text:p>0.7368248</text:p>
          </table:table-cell>
          <table:table-cell office:value-type="float" office:value="0.6009227" calcext:value-type="float">
            <text:p>0.6009227</text:p>
          </table:table-cell>
          <table:table-cell office:value-type="float" office:value="290.196" calcext:value-type="float">
            <text:p>290.196</text:p>
          </table:table-cell>
          <table:table-cell office:value-type="float" office:value="6.5" calcext:value-type="float">
            <text:p>6.5</text:p>
          </table:table-cell>
          <table:table-cell office:value-type="float" office:value="6.810852" calcext:value-type="float">
            <text:p>6.810852</text:p>
          </table:table-cell>
          <table:table-cell office:value-type="float" office:value="2.818115" calcext:value-type="float">
            <text:p>2.818115</text:p>
          </table:table-cell>
          <table:table-cell office:value-type="float" office:value="7.059906" calcext:value-type="float">
            <text:p>7.059906</text:p>
          </table:table-cell>
          <table:table-cell office:value-type="float" office:value="4.140717" calcext:value-type="float">
            <text:p>4.140717</text:p>
          </table:table-cell>
          <table:table-cell office:value-type="float" office:value="8.195099" calcext:value-type="float">
            <text:p>8.195099</text:p>
          </table:table-cell>
          <table:table-cell office:value-type="float" office:value="5.46637" calcext:value-type="float">
            <text:p>5.46637</text:p>
          </table:table-cell>
          <table:table-cell office:value-type="float" office:value="9.001007" calcext:value-type="float">
            <text:p>9.001007</text:p>
          </table:table-cell>
          <table:table-cell office:value-type="float" office:value="6.768555" calcext:value-type="float">
            <text:p>6.768555</text:p>
          </table:table-cell>
          <table:table-cell office:value-type="float" office:value="9.391724" calcext:value-type="float">
            <text:p>9.391724</text:p>
          </table:table-cell>
          <table:table-cell office:value-type="float" office:value="7.66748" calcext:value-type="float">
            <text:p>7.66748</text:p>
          </table:table-cell>
          <table:table-cell office:value-type="float" office:value="9.772125" calcext:value-type="float">
            <text:p>9.772125</text:p>
          </table:table-cell>
          <table:table-cell office:value-type="float" office:value="8.711639" calcext:value-type="float">
            <text:p>8.711639</text:p>
          </table:table-cell>
          <table:table-cell office:value-type="float" office:value="10.1662" calcext:value-type="float">
            <text:p>10.1662</text:p>
          </table:table-cell>
          <table:table-cell office:value-type="float" office:value="9.622375" calcext:value-type="float">
            <text:p>9.622375</text:p>
          </table:table-cell>
          <table:table-cell office:value-type="float" office:value="10.98657" calcext:value-type="float">
            <text:p>10.98657</text:p>
          </table:table-cell>
          <table:table-cell office:value-type="float" office:value="10.87985" calcext:value-type="float">
            <text:p>10.87985</text:p>
          </table:table-cell>
          <table:table-cell office:value-type="float" office:value="12.95038" calcext:value-type="float">
            <text:p>12.95038</text:p>
          </table:table-cell>
          <table:table-cell office:value-type="float" office:value="12.72702" calcext:value-type="float">
            <text:p>12.72702</text:p>
          </table:table-cell>
          <table:table-cell office:value-type="float" office:value="14.77322" calcext:value-type="float">
            <text:p>14.77322</text:p>
          </table:table-cell>
          <table:table-cell office:value-type="float" office:value="14.50662" calcext:value-type="float">
            <text:p>14.50662</text:p>
          </table:table-cell>
          <table:table-cell office:value-type="float" office:value="15.56036" calcext:value-type="float">
            <text:p>15.56036</text:p>
          </table:table-cell>
          <table:table-cell office:value-type="float" office:value="15.37857" calcext:value-type="float">
            <text:p>15.37857</text:p>
          </table:table-cell>
          <table:table-cell office:value-type="float" office:value="15.93701" calcext:value-type="float">
            <text:p>15.93701</text:p>
          </table:table-cell>
          <table:table-cell office:value-type="float" office:value="15.82666" calcext:value-type="float">
            <text:p>15.82666</text:p>
          </table:table-cell>
          <table:table-cell office:value-type="float" office:value="15.96878" calcext:value-type="float">
            <text:p>15.96878</text:p>
          </table:table-cell>
          <table:table-cell office:value-type="float" office:value="15.89673" calcext:value-type="float">
            <text:p>15.89673</text:p>
          </table:table-cell>
          <table:table-cell office:value-type="float" office:value="15.74661" calcext:value-type="float">
            <text:p>15.74661</text:p>
          </table:table-cell>
          <table:table-cell office:value-type="float" office:value="15.68842" calcext:value-type="float">
            <text:p>15.68842</text:p>
          </table:table-cell>
          <table:table-cell office:value-type="float" office:value="6.696533" calcext:value-type="float">
            <text:p>6.696533</text:p>
          </table:table-cell>
          <table:table-cell office:value-type="float" office:value="-0.6777649" calcext:value-type="float">
            <text:p>-0.67776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2" calcext:value-type="float">
            <text:p>28102002</text:p>
          </table:table-cell>
          <table:table-cell office:value-type="float" office:value="3.231" calcext:value-type="float">
            <text:p>3.231</text:p>
          </table:table-cell>
          <table:table-cell office:value-type="float" office:value="5.61" calcext:value-type="float">
            <text:p>5.61</text:p>
          </table:table-cell>
          <table:table-cell office:value-type="float" office:value="2.16" calcext:value-type="float">
            <text:p>2.16</text:p>
          </table:table-cell>
          <table:table-cell office:value-type="float" office:value="0.8001365" calcext:value-type="float">
            <text:p>0.8001365</text:p>
          </table:table-cell>
          <table:table-cell office:value-type="float" office:value="0.6288114" calcext:value-type="float">
            <text:p>0.6288114</text:p>
          </table:table-cell>
          <table:table-cell office:value-type="float" office:value="183.924" calcext:value-type="float">
            <text:p>183.924</text:p>
          </table:table-cell>
          <table:table-cell office:value-type="float" office:value="0" calcext:value-type="float">
            <text:p>0</text:p>
          </table:table-cell>
          <table:table-cell office:value-type="float" office:value="7.075684" calcext:value-type="float">
            <text:p>7.075684</text:p>
          </table:table-cell>
          <table:table-cell office:value-type="float" office:value="2.350739" calcext:value-type="float">
            <text:p>2.350739</text:p>
          </table:table-cell>
          <table:table-cell office:value-type="float" office:value="6.620361" calcext:value-type="float">
            <text:p>6.620361</text:p>
          </table:table-cell>
          <table:table-cell office:value-type="float" office:value="3.595734" calcext:value-type="float">
            <text:p>3.595734</text:p>
          </table:table-cell>
          <table:table-cell office:value-type="float" office:value="6.769196" calcext:value-type="float">
            <text:p>6.769196</text:p>
          </table:table-cell>
          <table:table-cell office:value-type="float" office:value="4.831573" calcext:value-type="float">
            <text:p>4.831573</text:p>
          </table:table-cell>
          <table:table-cell office:value-type="float" office:value="7.212006" calcext:value-type="float">
            <text:p>7.212006</text:p>
          </table:table-cell>
          <table:table-cell office:value-type="float" office:value="6.074005" calcext:value-type="float">
            <text:p>6.074005</text:p>
          </table:table-cell>
          <table:table-cell office:value-type="float" office:value="7.655182" calcext:value-type="float">
            <text:p>7.655182</text:p>
          </table:table-cell>
          <table:table-cell office:value-type="float" office:value="6.977264" calcext:value-type="float">
            <text:p>6.977264</text:p>
          </table:table-cell>
          <table:table-cell office:value-type="float" office:value="8.694305" calcext:value-type="float">
            <text:p>8.694305</text:p>
          </table:table-cell>
          <table:table-cell office:value-type="float" office:value="8.018921" calcext:value-type="float">
            <text:p>8.018921</text:p>
          </table:table-cell>
          <table:table-cell office:value-type="float" office:value="9.611511" calcext:value-type="float">
            <text:p>9.611511</text:p>
          </table:table-cell>
          <table:table-cell office:value-type="float" office:value="9.030182" calcext:value-type="float">
            <text:p>9.030182</text:p>
          </table:table-cell>
          <table:table-cell office:value-type="float" office:value="10.89429" calcext:value-type="float">
            <text:p>10.89429</text:p>
          </table:table-cell>
          <table:table-cell office:value-type="float" office:value="10.4447" calcext:value-type="float">
            <text:p>10.4447</text:p>
          </table:table-cell>
          <table:table-cell office:value-type="float" office:value="12.72485" calcext:value-type="float">
            <text:p>12.72485</text:p>
          </table:table-cell>
          <table:table-cell office:value-type="float" office:value="12.46481" calcext:value-type="float">
            <text:p>12.46481</text:p>
          </table:table-cell>
          <table:table-cell office:value-type="float" office:value="14.50403" calcext:value-type="float">
            <text:p>14.50403</text:p>
          </table:table-cell>
          <table:table-cell office:value-type="float" office:value="14.26538" calcext:value-type="float">
            <text:p>14.26538</text:p>
          </table:table-cell>
          <table:table-cell office:value-type="float" office:value="15.37665" calcext:value-type="float">
            <text:p>15.37665</text:p>
          </table:table-cell>
          <table:table-cell office:value-type="float" office:value="15.19501" calcext:value-type="float">
            <text:p>15.19501</text:p>
          </table:table-cell>
          <table:table-cell office:value-type="float" office:value="15.82547" calcext:value-type="float">
            <text:p>15.82547</text:p>
          </table:table-cell>
          <table:table-cell office:value-type="float" office:value="15.70569" calcext:value-type="float">
            <text:p>15.70569</text:p>
          </table:table-cell>
          <table:table-cell office:value-type="float" office:value="15.89594" calcext:value-type="float">
            <text:p>15.89594</text:p>
          </table:table-cell>
          <table:table-cell office:value-type="float" office:value="15.81732" calcext:value-type="float">
            <text:p>15.81732</text:p>
          </table:table-cell>
          <table:table-cell office:value-type="float" office:value="15.68781" calcext:value-type="float">
            <text:p>15.68781</text:p>
          </table:table-cell>
          <table:table-cell office:value-type="float" office:value="15.62665" calcext:value-type="float">
            <text:p>15.62665</text:p>
          </table:table-cell>
          <table:table-cell office:value-type="float" office:value="8.478088" calcext:value-type="float">
            <text:p>8.478088</text:p>
          </table:table-cell>
          <table:table-cell office:value-type="float" office:value="-0.6426086" calcext:value-type="float">
            <text:p>-0.64260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2" calcext:value-type="float">
            <text:p>29102002</text:p>
          </table:table-cell>
          <table:table-cell office:value-type="float" office:value="1.59588" calcext:value-type="float">
            <text:p>1.59588</text:p>
          </table:table-cell>
          <table:table-cell office:value-type="float" office:value="6.19" calcext:value-type="float">
            <text:p>6.19</text:p>
          </table:table-cell>
          <table:table-cell office:value-type="float" office:value="4.75" calcext:value-type="float">
            <text:p>4.75</text:p>
          </table:table-cell>
          <table:table-cell office:value-type="float" office:value="0.8327284" calcext:value-type="float">
            <text:p>0.8327284</text:p>
          </table:table-cell>
          <table:table-cell office:value-type="float" office:value="0.7539155" calcext:value-type="float">
            <text:p>0.7539155</text:p>
          </table:table-cell>
          <table:table-cell office:value-type="float" office:value="334.98" calcext:value-type="float">
            <text:p>334.98</text:p>
          </table:table-cell>
          <table:table-cell office:value-type="float" office:value="0.5" calcext:value-type="float">
            <text:p>0.5</text:p>
          </table:table-cell>
          <table:table-cell office:value-type="float" office:value="6.441833" calcext:value-type="float">
            <text:p>6.441833</text:p>
          </table:table-cell>
          <table:table-cell office:value-type="float" office:value="3.543365" calcext:value-type="float">
            <text:p>3.543365</text:p>
          </table:table-cell>
          <table:table-cell office:value-type="float" office:value="6.469482" calcext:value-type="float">
            <text:p>6.469482</text:p>
          </table:table-cell>
          <table:table-cell office:value-type="float" office:value="4.486206" calcext:value-type="float">
            <text:p>4.486206</text:p>
          </table:table-cell>
          <table:table-cell office:value-type="float" office:value="6.752838" calcext:value-type="float">
            <text:p>6.752838</text:p>
          </table:table-cell>
          <table:table-cell office:value-type="float" office:value="5.448669" calcext:value-type="float">
            <text:p>5.448669</text:p>
          </table:table-cell>
          <table:table-cell office:value-type="float" office:value="7.203339" calcext:value-type="float">
            <text:p>7.203339</text:p>
          </table:table-cell>
          <table:table-cell office:value-type="float" office:value="6.423645" calcext:value-type="float">
            <text:p>6.423645</text:p>
          </table:table-cell>
          <table:table-cell office:value-type="float" office:value="7.622101" calcext:value-type="float">
            <text:p>7.622101</text:p>
          </table:table-cell>
          <table:table-cell office:value-type="float" office:value="7.140686" calcext:value-type="float">
            <text:p>7.140686</text:p>
          </table:table-cell>
          <table:table-cell office:value-type="float" office:value="8.2742" calcext:value-type="float">
            <text:p>8.2742</text:p>
          </table:table-cell>
          <table:table-cell office:value-type="float" office:value="7.997162" calcext:value-type="float">
            <text:p>7.997162</text:p>
          </table:table-cell>
          <table:table-cell office:value-type="float" office:value="9.102936" calcext:value-type="float">
            <text:p>9.102936</text:p>
          </table:table-cell>
          <table:table-cell office:value-type="float" office:value="8.879303" calcext:value-type="float">
            <text:p>8.879303</text:p>
          </table:table-cell>
          <table:table-cell office:value-type="float" office:value="10.44193" calcext:value-type="float">
            <text:p>10.44193</text:p>
          </table:table-cell>
          <table:table-cell office:value-type="float" office:value="10.1785" calcext:value-type="float">
            <text:p>10.1785</text:p>
          </table:table-cell>
          <table:table-cell office:value-type="float" office:value="12.46179" calcext:value-type="float">
            <text:p>12.46179</text:p>
          </table:table-cell>
          <table:table-cell office:value-type="float" office:value="12.18195" calcext:value-type="float">
            <text:p>12.18195</text:p>
          </table:table-cell>
          <table:table-cell office:value-type="float" office:value="14.26288" calcext:value-type="float">
            <text:p>14.26288</text:p>
          </table:table-cell>
          <table:table-cell office:value-type="float" office:value="14.02814" calcext:value-type="float">
            <text:p>14.02814</text:p>
          </table:table-cell>
          <table:table-cell office:value-type="float" office:value="15.19312" calcext:value-type="float">
            <text:p>15.19312</text:p>
          </table:table-cell>
          <table:table-cell office:value-type="float" office:value="15.01251" calcext:value-type="float">
            <text:p>15.01251</text:p>
          </table:table-cell>
          <table:table-cell office:value-type="float" office:value="15.70438" calcext:value-type="float">
            <text:p>15.70438</text:p>
          </table:table-cell>
          <table:table-cell office:value-type="float" office:value="15.57797" calcext:value-type="float">
            <text:p>15.57797</text:p>
          </table:table-cell>
          <table:table-cell office:value-type="float" office:value="15.81647" calcext:value-type="float">
            <text:p>15.81647</text:p>
          </table:table-cell>
          <table:table-cell office:value-type="float" office:value="15.73282" calcext:value-type="float">
            <text:p>15.73282</text:p>
          </table:table-cell>
          <table:table-cell office:value-type="float" office:value="15.62598" calcext:value-type="float">
            <text:p>15.62598</text:p>
          </table:table-cell>
          <table:table-cell office:value-type="float" office:value="15.56085" calcext:value-type="float">
            <text:p>15.56085</text:p>
          </table:table-cell>
          <table:table-cell office:value-type="float" office:value="7.310425" calcext:value-type="float">
            <text:p>7.310425</text:p>
          </table:table-cell>
          <table:table-cell office:value-type="float" office:value="0.812439" calcext:value-type="float">
            <text:p>0.8124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2" calcext:value-type="float">
            <text:p>30102002</text:p>
          </table:table-cell>
          <table:table-cell office:value-type="float" office:value="2.83968" calcext:value-type="float">
            <text:p>2.83968</text:p>
          </table:table-cell>
          <table:table-cell office:value-type="float" office:value="4.51" calcext:value-type="float">
            <text:p>4.51</text:p>
          </table:table-cell>
          <table:table-cell office:value-type="float" office:value="-2.29" calcext:value-type="float">
            <text:p>-2.29</text:p>
          </table:table-cell>
          <table:table-cell office:value-type="float" office:value="0.7414507" calcext:value-type="float">
            <text:p>0.7414507</text:p>
          </table:table-cell>
          <table:table-cell office:value-type="float" office:value="0.4566752" calcext:value-type="float">
            <text:p>0.4566752</text:p>
          </table:table-cell>
          <table:table-cell office:value-type="float" office:value="430.668" calcext:value-type="float">
            <text:p>430.668</text:p>
          </table:table-cell>
          <table:table-cell office:value-type="float" office:value="9" calcext:value-type="float">
            <text:p>9</text:p>
          </table:table-cell>
          <table:table-cell office:value-type="float" office:value="6.602417" calcext:value-type="float">
            <text:p>6.602417</text:p>
          </table:table-cell>
          <table:table-cell office:value-type="float" office:value="1.137665" calcext:value-type="float">
            <text:p>1.137665</text:p>
          </table:table-cell>
          <table:table-cell office:value-type="float" office:value="6.206665" calcext:value-type="float">
            <text:p>6.206665</text:p>
          </table:table-cell>
          <table:table-cell office:value-type="float" office:value="2.847931" calcext:value-type="float">
            <text:p>2.847931</text:p>
          </table:table-cell>
          <table:table-cell office:value-type="float" office:value="6.291016" calcext:value-type="float">
            <text:p>6.291016</text:p>
          </table:table-cell>
          <table:table-cell office:value-type="float" office:value="4.362427" calcext:value-type="float">
            <text:p>4.362427</text:p>
          </table:table-cell>
          <table:table-cell office:value-type="float" office:value="6.933807" calcext:value-type="float">
            <text:p>6.933807</text:p>
          </table:table-cell>
          <table:table-cell office:value-type="float" office:value="5.710144" calcext:value-type="float">
            <text:p>5.710144</text:p>
          </table:table-cell>
          <table:table-cell office:value-type="float" office:value="7.504486" calcext:value-type="float">
            <text:p>7.504486</text:p>
          </table:table-cell>
          <table:table-cell office:value-type="float" office:value="6.585266" calcext:value-type="float">
            <text:p>6.585266</text:p>
          </table:table-cell>
          <table:table-cell office:value-type="float" office:value="8.194885" calcext:value-type="float">
            <text:p>8.194885</text:p>
          </table:table-cell>
          <table:table-cell office:value-type="float" office:value="7.614288" calcext:value-type="float">
            <text:p>7.614288</text:p>
          </table:table-cell>
          <table:table-cell office:value-type="float" office:value="8.94931" calcext:value-type="float">
            <text:p>8.94931</text:p>
          </table:table-cell>
          <table:table-cell office:value-type="float" office:value="8.54361" calcext:value-type="float">
            <text:p>8.54361</text:p>
          </table:table-cell>
          <table:table-cell office:value-type="float" office:value="10.17691" calcext:value-type="float">
            <text:p>10.17691</text:p>
          </table:table-cell>
          <table:table-cell office:value-type="float" office:value="9.923981" calcext:value-type="float">
            <text:p>9.923981</text:p>
          </table:table-cell>
          <table:table-cell office:value-type="float" office:value="12.17917" calcext:value-type="float">
            <text:p>12.17917</text:p>
          </table:table-cell>
          <table:table-cell office:value-type="float" office:value="11.9259" calcext:value-type="float">
            <text:p>11.9259</text:p>
          </table:table-cell>
          <table:table-cell office:value-type="float" office:value="14.0257" calcext:value-type="float">
            <text:p>14.0257</text:p>
          </table:table-cell>
          <table:table-cell office:value-type="float" office:value="13.79755" calcext:value-type="float">
            <text:p>13.79755</text:p>
          </table:table-cell>
          <table:table-cell office:value-type="float" office:value="15.01062" calcext:value-type="float">
            <text:p>15.01062</text:p>
          </table:table-cell>
          <table:table-cell office:value-type="float" office:value="14.83023" calcext:value-type="float">
            <text:p>14.83023</text:p>
          </table:table-cell>
          <table:table-cell office:value-type="float" office:value="15.5766" calcext:value-type="float">
            <text:p>15.5766</text:p>
          </table:table-cell>
          <table:table-cell office:value-type="float" office:value="15.44608" calcext:value-type="float">
            <text:p>15.44608</text:p>
          </table:table-cell>
          <table:table-cell office:value-type="float" office:value="15.7319" calcext:value-type="float">
            <text:p>15.7319</text:p>
          </table:table-cell>
          <table:table-cell office:value-type="float" office:value="15.64221" calcext:value-type="float">
            <text:p>15.64221</text:p>
          </table:table-cell>
          <table:table-cell office:value-type="float" office:value="15.56015" calcext:value-type="float">
            <text:p>15.56015</text:p>
          </table:table-cell>
          <table:table-cell office:value-type="float" office:value="15.49197" calcext:value-type="float">
            <text:p>15.49197</text:p>
          </table:table-cell>
          <table:table-cell office:value-type="float" office:value="7.527374" calcext:value-type="float">
            <text:p>7.527374</text:p>
          </table:table-cell>
          <table:table-cell office:value-type="float" office:value="-2.472778" calcext:value-type="float">
            <text:p>-2.4727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2" calcext:value-type="float">
            <text:p>31102002</text:p>
          </table:table-cell>
          <table:table-cell office:value-type="float" office:value="7.819561" calcext:value-type="float">
            <text:p>7.819561</text:p>
          </table:table-cell>
          <table:table-cell office:value-type="float" office:value="-0.36" calcext:value-type="float">
            <text:p>-0.36</text:p>
          </table:table-cell>
          <table:table-cell office:value-type="float" office:value="-5.87" calcext:value-type="float">
            <text:p>-5.87</text:p>
          </table:table-cell>
          <table:table-cell office:value-type="float" office:value="0.5253054" calcext:value-type="float">
            <text:p>0.5253054</text:p>
          </table:table-cell>
          <table:table-cell office:value-type="float" office:value="0.3503449" calcext:value-type="float">
            <text:p>0.3503449</text:p>
          </table:table-cell>
          <table:table-cell office:value-type="float" office:value="356.148" calcext:value-type="float">
            <text:p>356.148</text:p>
          </table:table-cell>
          <table:table-cell office:value-type="float" office:value="0" calcext:value-type="float">
            <text:p>0</text:p>
          </table:table-cell>
          <table:table-cell office:value-type="float" office:value="7.266266" calcext:value-type="float">
            <text:p>7.266266</text:p>
          </table:table-cell>
          <table:table-cell office:value-type="float" office:value="-0.4260254" calcext:value-type="float">
            <text:p>-0.4260254</text:p>
          </table:table-cell>
          <table:table-cell office:value-type="float" office:value="5.802307" calcext:value-type="float">
            <text:p>5.802307</text:p>
          </table:table-cell>
          <table:table-cell office:value-type="float" office:value="1.453094" calcext:value-type="float">
            <text:p>1.453094</text:p>
          </table:table-cell>
          <table:table-cell office:value-type="float" office:value="5.443787" calcext:value-type="float">
            <text:p>5.443787</text:p>
          </table:table-cell>
          <table:table-cell office:value-type="float" office:value="3.031311" calcext:value-type="float">
            <text:p>3.031311</text:p>
          </table:table-cell>
          <table:table-cell office:value-type="float" office:value="5.767578" calcext:value-type="float">
            <text:p>5.767578</text:p>
          </table:table-cell>
          <table:table-cell office:value-type="float" office:value="4.489807" calcext:value-type="float">
            <text:p>4.489807</text:p>
          </table:table-cell>
          <table:table-cell office:value-type="float" office:value="6.555908" calcext:value-type="float">
            <text:p>6.555908</text:p>
          </table:table-cell>
          <table:table-cell office:value-type="float" office:value="5.523376" calcext:value-type="float">
            <text:p>5.523376</text:p>
          </table:table-cell>
          <table:table-cell office:value-type="float" office:value="7.596863" calcext:value-type="float">
            <text:p>7.596863</text:p>
          </table:table-cell>
          <table:table-cell office:value-type="float" office:value="6.702484" calcext:value-type="float">
            <text:p>6.702484</text:p>
          </table:table-cell>
          <table:table-cell office:value-type="float" office:value="8.533905" calcext:value-type="float">
            <text:p>8.533905</text:p>
          </table:table-cell>
          <table:table-cell office:value-type="float" office:value="7.822937" calcext:value-type="float">
            <text:p>7.822937</text:p>
          </table:table-cell>
          <table:table-cell office:value-type="float" office:value="9.92041" calcext:value-type="float">
            <text:p>9.92041</text:p>
          </table:table-cell>
          <table:table-cell office:value-type="float" office:value="9.39032" calcext:value-type="float">
            <text:p>9.39032</text:p>
          </table:table-cell>
          <table:table-cell office:value-type="float" office:value="11.92319" calcext:value-type="float">
            <text:p>11.92319</text:p>
          </table:table-cell>
          <table:table-cell office:value-type="float" office:value="11.62106" calcext:value-type="float">
            <text:p>11.62106</text:p>
          </table:table-cell>
          <table:table-cell office:value-type="float" office:value="13.7952" calcext:value-type="float">
            <text:p>13.7952</text:p>
          </table:table-cell>
          <table:table-cell office:value-type="float" office:value="13.56897" calcext:value-type="float">
            <text:p>13.56897</text:p>
          </table:table-cell>
          <table:table-cell office:value-type="float" office:value="14.82834" calcext:value-type="float">
            <text:p>14.82834</text:p>
          </table:table-cell>
          <table:table-cell office:value-type="float" office:value="14.64868" calcext:value-type="float">
            <text:p>14.64868</text:p>
          </table:table-cell>
          <table:table-cell office:value-type="float" office:value="15.4447" calcext:value-type="float">
            <text:p>15.4447</text:p>
          </table:table-cell>
          <table:table-cell office:value-type="float" office:value="15.31088" calcext:value-type="float">
            <text:p>15.31088</text:p>
          </table:table-cell>
          <table:table-cell office:value-type="float" office:value="15.64127" calcext:value-type="float">
            <text:p>15.64127</text:p>
          </table:table-cell>
          <table:table-cell office:value-type="float" office:value="15.54755" calcext:value-type="float">
            <text:p>15.54755</text:p>
          </table:table-cell>
          <table:table-cell office:value-type="float" office:value="15.49124" calcext:value-type="float">
            <text:p>15.49124</text:p>
          </table:table-cell>
          <table:table-cell office:value-type="float" office:value="15.4184" calcext:value-type="float">
            <text:p>15.4184</text:p>
          </table:table-cell>
          <table:table-cell office:value-type="float" office:value="7.700043" calcext:value-type="float">
            <text:p>7.700043</text:p>
          </table:table-cell>
          <table:table-cell office:value-type="float" office:value="-4.543701" calcext:value-type="float">
            <text:p>-4.5437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2" calcext:value-type="float">
            <text:p>1112002</text:p>
          </table:table-cell>
          <table:table-cell office:value-type="float" office:value="12.44546" calcext:value-type="float">
            <text:p>12.44546</text:p>
          </table:table-cell>
          <table:table-cell office:value-type="float" office:value="3.87" calcext:value-type="float">
            <text:p>3.87</text:p>
          </table:table-cell>
          <table:table-cell office:value-type="float" office:value="-7.42" calcext:value-type="float">
            <text:p>-7.42</text:p>
          </table:table-cell>
          <table:table-cell office:value-type="float" office:value="0.6732328" calcext:value-type="float">
            <text:p>0.6732328</text:p>
          </table:table-cell>
          <table:table-cell office:value-type="float" office:value="0.311669" calcext:value-type="float">
            <text:p>0.311669</text:p>
          </table:table-cell>
          <table:table-cell office:value-type="float" office:value="258.192" calcext:value-type="float">
            <text:p>258.192</text:p>
          </table:table-cell>
          <table:table-cell office:value-type="float" office:value="0" calcext:value-type="float">
            <text:p>0</text:p>
          </table:table-cell>
          <table:table-cell office:value-type="float" office:value="9.719727" calcext:value-type="float">
            <text:p>9.719727</text:p>
          </table:table-cell>
          <table:table-cell office:value-type="float" office:value="-2.29361" calcext:value-type="float">
            <text:p>-2.29361</text:p>
          </table:table-cell>
          <table:table-cell office:value-type="float" office:value="7.233459" calcext:value-type="float">
            <text:p>7.233459</text:p>
          </table:table-cell>
          <table:table-cell office:value-type="float" office:value="0.291687" calcext:value-type="float">
            <text:p>0.291687</text:p>
          </table:table-cell>
          <table:table-cell office:value-type="float" office:value="6.381836" calcext:value-type="float">
            <text:p>6.381836</text:p>
          </table:table-cell>
          <table:table-cell office:value-type="float" office:value="2.006653" calcext:value-type="float">
            <text:p>2.006653</text:p>
          </table:table-cell>
          <table:table-cell office:value-type="float" office:value="6.178833" calcext:value-type="float">
            <text:p>6.178833</text:p>
          </table:table-cell>
          <table:table-cell office:value-type="float" office:value="3.602905" calcext:value-type="float">
            <text:p>3.602905</text:p>
          </table:table-cell>
          <table:table-cell office:value-type="float" office:value="6.336273" calcext:value-type="float">
            <text:p>6.336273</text:p>
          </table:table-cell>
          <table:table-cell office:value-type="float" office:value="4.713989" calcext:value-type="float">
            <text:p>4.713989</text:p>
          </table:table-cell>
          <table:table-cell office:value-type="float" office:value="6.795471" calcext:value-type="float">
            <text:p>6.795471</text:p>
          </table:table-cell>
          <table:table-cell office:value-type="float" office:value="5.989929" calcext:value-type="float">
            <text:p>5.989929</text:p>
          </table:table-cell>
          <table:table-cell office:value-type="float" office:value="7.816254" calcext:value-type="float">
            <text:p>7.816254</text:p>
          </table:table-cell>
          <table:table-cell office:value-type="float" office:value="7.199951" calcext:value-type="float">
            <text:p>7.199951</text:p>
          </table:table-cell>
          <table:table-cell office:value-type="float" office:value="9.385986" calcext:value-type="float">
            <text:p>9.385986</text:p>
          </table:table-cell>
          <table:table-cell office:value-type="float" office:value="8.916962" calcext:value-type="float">
            <text:p>8.916962</text:p>
          </table:table-cell>
          <table:table-cell office:value-type="float" office:value="11.61749" calcext:value-type="float">
            <text:p>11.61749</text:p>
          </table:table-cell>
          <table:table-cell office:value-type="float" office:value="11.25998" calcext:value-type="float">
            <text:p>11.25998</text:p>
          </table:table-cell>
          <table:table-cell office:value-type="float" office:value="13.56647" calcext:value-type="float">
            <text:p>13.56647</text:p>
          </table:table-cell>
          <table:table-cell office:value-type="float" office:value="13.32599" calcext:value-type="float">
            <text:p>13.32599</text:p>
          </table:table-cell>
          <table:table-cell office:value-type="float" office:value="14.64679" calcext:value-type="float">
            <text:p>14.64679</text:p>
          </table:table-cell>
          <table:table-cell office:value-type="float" office:value="14.46457" calcext:value-type="float">
            <text:p>14.46457</text:p>
          </table:table-cell>
          <table:table-cell office:value-type="float" office:value="15.30939" calcext:value-type="float">
            <text:p>15.30939</text:p>
          </table:table-cell>
          <table:table-cell office:value-type="float" office:value="15.1723" calcext:value-type="float">
            <text:p>15.1723</text:p>
          </table:table-cell>
          <table:table-cell office:value-type="float" office:value="15.54654" calcext:value-type="float">
            <text:p>15.54654</text:p>
          </table:table-cell>
          <table:table-cell office:value-type="float" office:value="15.44901" calcext:value-type="float">
            <text:p>15.44901</text:p>
          </table:table-cell>
          <table:table-cell office:value-type="float" office:value="15.41763" calcext:value-type="float">
            <text:p>15.41763</text:p>
          </table:table-cell>
          <table:table-cell office:value-type="float" office:value="15.34091" calcext:value-type="float">
            <text:p>15.34091</text:p>
          </table:table-cell>
          <table:table-cell office:value-type="float" office:value="12.1384" calcext:value-type="float">
            <text:p>12.1384</text:p>
          </table:table-cell>
          <table:table-cell office:value-type="float" office:value="-8.884216" calcext:value-type="float">
            <text:p>-8.8842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2" calcext:value-type="float">
            <text:p>2112002</text:p>
          </table:table-cell>
          <table:table-cell office:value-type="float" office:value="5.80644" calcext:value-type="float">
            <text:p>5.80644</text:p>
          </table:table-cell>
          <table:table-cell office:value-type="float" office:value="4.68" calcext:value-type="float">
            <text:p>4.68</text:p>
          </table:table-cell>
          <table:table-cell office:value-type="float" office:value="-7.08" calcext:value-type="float">
            <text:p>-7.08</text:p>
          </table:table-cell>
          <table:table-cell office:value-type="float" office:value="0.7252461" calcext:value-type="float">
            <text:p>0.7252461</text:p>
          </table:table-cell>
          <table:table-cell office:value-type="float" office:value="0.3198077" calcext:value-type="float">
            <text:p>0.3198077</text:p>
          </table:table-cell>
          <table:table-cell office:value-type="float" office:value="160.452" calcext:value-type="float">
            <text:p>160.452</text:p>
          </table:table-cell>
          <table:table-cell office:value-type="float" office:value="0" calcext:value-type="float">
            <text:p>0</text:p>
          </table:table-cell>
          <table:table-cell office:value-type="float" office:value="11.99994" calcext:value-type="float">
            <text:p>11.99994</text:p>
          </table:table-cell>
          <table:table-cell office:value-type="float" office:value="-0.9190674" calcext:value-type="float">
            <text:p>-0.9190674</text:p>
          </table:table-cell>
          <table:table-cell office:value-type="float" office:value="6.520264" calcext:value-type="float">
            <text:p>6.520264</text:p>
          </table:table-cell>
          <table:table-cell office:value-type="float" office:value="0.9641113" calcext:value-type="float">
            <text:p>0.9641113</text:p>
          </table:table-cell>
          <table:table-cell office:value-type="float" office:value="5.551361" calcext:value-type="float">
            <text:p>5.551361</text:p>
          </table:table-cell>
          <table:table-cell office:value-type="float" office:value="2.135376" calcext:value-type="float">
            <text:p>2.135376</text:p>
          </table:table-cell>
          <table:table-cell office:value-type="float" office:value="5.539673" calcext:value-type="float">
            <text:p>5.539673</text:p>
          </table:table-cell>
          <table:table-cell office:value-type="float" office:value="3.884308" calcext:value-type="float">
            <text:p>3.884308</text:p>
          </table:table-cell>
          <table:table-cell office:value-type="float" office:value="5.931885" calcext:value-type="float">
            <text:p>5.931885</text:p>
          </table:table-cell>
          <table:table-cell office:value-type="float" office:value="4.815704" calcext:value-type="float">
            <text:p>4.815704</text:p>
          </table:table-cell>
          <table:table-cell office:value-type="float" office:value="6.747803" calcext:value-type="float">
            <text:p>6.747803</text:p>
          </table:table-cell>
          <table:table-cell office:value-type="float" office:value="5.9263" calcext:value-type="float">
            <text:p>5.9263</text:p>
          </table:table-cell>
          <table:table-cell office:value-type="float" office:value="7.55838" calcext:value-type="float">
            <text:p>7.55838</text:p>
          </table:table-cell>
          <table:table-cell office:value-type="float" office:value="7.011444" calcext:value-type="float">
            <text:p>7.011444</text:p>
          </table:table-cell>
          <table:table-cell office:value-type="float" office:value="8.915894" calcext:value-type="float">
            <text:p>8.915894</text:p>
          </table:table-cell>
          <table:table-cell office:value-type="float" office:value="8.60257" calcext:value-type="float">
            <text:p>8.60257</text:p>
          </table:table-cell>
          <table:table-cell office:value-type="float" office:value="11.25629" calcext:value-type="float">
            <text:p>11.25629</text:p>
          </table:table-cell>
          <table:table-cell office:value-type="float" office:value="10.93134" calcext:value-type="float">
            <text:p>10.93134</text:p>
          </table:table-cell>
          <table:table-cell office:value-type="float" office:value="13.32339" calcext:value-type="float">
            <text:p>13.32339</text:p>
          </table:table-cell>
          <table:table-cell office:value-type="float" office:value="13.07285" calcext:value-type="float">
            <text:p>13.07285</text:p>
          </table:table-cell>
          <table:table-cell office:value-type="float" office:value="14.46262" calcext:value-type="float">
            <text:p>14.46262</text:p>
          </table:table-cell>
          <table:table-cell office:value-type="float" office:value="14.27371" calcext:value-type="float">
            <text:p>14.27371</text:p>
          </table:table-cell>
          <table:table-cell office:value-type="float" office:value="15.17084" calcext:value-type="float">
            <text:p>15.17084</text:p>
          </table:table-cell>
          <table:table-cell office:value-type="float" office:value="15.02957" calcext:value-type="float">
            <text:p>15.02957</text:p>
          </table:table-cell>
          <table:table-cell office:value-type="float" office:value="15.44797" calcext:value-type="float">
            <text:p>15.44797</text:p>
          </table:table-cell>
          <table:table-cell office:value-type="float" office:value="15.34537" calcext:value-type="float">
            <text:p>15.34537</text:p>
          </table:table-cell>
          <table:table-cell office:value-type="float" office:value="15.34009" calcext:value-type="float">
            <text:p>15.34009</text:p>
          </table:table-cell>
          <table:table-cell office:value-type="float" office:value="15.25964" calcext:value-type="float">
            <text:p>15.25964</text:p>
          </table:table-cell>
          <table:table-cell office:value-type="float" office:value="6.934967" calcext:value-type="float">
            <text:p>6.934967</text:p>
          </table:table-cell>
          <table:table-cell office:value-type="float" office:value="-5.744781" calcext:value-type="float">
            <text:p>-5.7447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2" calcext:value-type="float">
            <text:p>3112002</text:p>
          </table:table-cell>
          <table:table-cell office:value-type="float" office:value="5.79996" calcext:value-type="float">
            <text:p>5.79996</text:p>
          </table:table-cell>
          <table:table-cell office:value-type="float" office:value="7.94" calcext:value-type="float">
            <text:p>7.94</text:p>
          </table:table-cell>
          <table:table-cell office:value-type="float" office:value="-2.61" calcext:value-type="float">
            <text:p>-2.61</text:p>
          </table:table-cell>
          <table:table-cell office:value-type="float" office:value="0.8595135" calcext:value-type="float">
            <text:p>0.8595135</text:p>
          </table:table-cell>
          <table:table-cell office:value-type="float" office:value="0.4461105" calcext:value-type="float">
            <text:p>0.4461105</text:p>
          </table:table-cell>
          <table:table-cell office:value-type="float" office:value="227.52" calcext:value-type="float">
            <text:p>227.52</text:p>
          </table:table-cell>
          <table:table-cell office:value-type="float" office:value="0" calcext:value-type="float">
            <text:p>0</text:p>
          </table:table-cell>
          <table:table-cell office:value-type="float" office:value="11.84518" calcext:value-type="float">
            <text:p>11.84518</text:p>
          </table:table-cell>
          <table:table-cell office:value-type="float" office:value="-1.435883" calcext:value-type="float">
            <text:p>-1.435883</text:p>
          </table:table-cell>
          <table:table-cell office:value-type="float" office:value="8.358582" calcext:value-type="float">
            <text:p>8.358582</text:p>
          </table:table-cell>
          <table:table-cell office:value-type="float" office:value="0.5585327" calcext:value-type="float">
            <text:p>0.5585327</text:p>
          </table:table-cell>
          <table:table-cell office:value-type="float" office:value="6.952515" calcext:value-type="float">
            <text:p>6.952515</text:p>
          </table:table-cell>
          <table:table-cell office:value-type="float" office:value="2.034088" calcext:value-type="float">
            <text:p>2.034088</text:p>
          </table:table-cell>
          <table:table-cell office:value-type="float" office:value="6.407837" calcext:value-type="float">
            <text:p>6.407837</text:p>
          </table:table-cell>
          <table:table-cell office:value-type="float" office:value="3.464569" calcext:value-type="float">
            <text:p>3.464569</text:p>
          </table:table-cell>
          <table:table-cell office:value-type="float" office:value="6.355652" calcext:value-type="float">
            <text:p>6.355652</text:p>
          </table:table-cell>
          <table:table-cell office:value-type="float" office:value="4.466125" calcext:value-type="float">
            <text:p>4.466125</text:p>
          </table:table-cell>
          <table:table-cell office:value-type="float" office:value="6.574524" calcext:value-type="float">
            <text:p>6.574524</text:p>
          </table:table-cell>
          <table:table-cell office:value-type="float" office:value="5.613251" calcext:value-type="float">
            <text:p>5.613251</text:p>
          </table:table-cell>
          <table:table-cell office:value-type="float" office:value="7.200104" calcext:value-type="float">
            <text:p>7.200104</text:p>
          </table:table-cell>
          <table:table-cell office:value-type="float" office:value="6.707977" calcext:value-type="float">
            <text:p>6.707977</text:p>
          </table:table-cell>
          <table:table-cell office:value-type="float" office:value="8.600433" calcext:value-type="float">
            <text:p>8.600433</text:p>
          </table:table-cell>
          <table:table-cell office:value-type="float" office:value="8.327423" calcext:value-type="float">
            <text:p>8.327423</text:p>
          </table:table-cell>
          <table:table-cell office:value-type="float" office:value="10.92798" calcext:value-type="float">
            <text:p>10.92798</text:p>
          </table:table-cell>
          <table:table-cell office:value-type="float" office:value="10.61935" calcext:value-type="float">
            <text:p>10.61935</text:p>
          </table:table-cell>
          <table:table-cell office:value-type="float" office:value="13.07022" calcext:value-type="float">
            <text:p>13.07022</text:p>
          </table:table-cell>
          <table:table-cell office:value-type="float" office:value="12.81854" calcext:value-type="float">
            <text:p>12.81854</text:p>
          </table:table-cell>
          <table:table-cell office:value-type="float" office:value="14.2717" calcext:value-type="float">
            <text:p>14.2717</text:p>
          </table:table-cell>
          <table:table-cell office:value-type="float" office:value="14.07849" calcext:value-type="float">
            <text:p>14.07849</text:p>
          </table:table-cell>
          <table:table-cell office:value-type="float" office:value="15.02805" calcext:value-type="float">
            <text:p>15.02805</text:p>
          </table:table-cell>
          <table:table-cell office:value-type="float" office:value="14.88284" calcext:value-type="float">
            <text:p>14.88284</text:p>
          </table:table-cell>
          <table:table-cell office:value-type="float" office:value="15.34424" calcext:value-type="float">
            <text:p>15.34424</text:p>
          </table:table-cell>
          <table:table-cell office:value-type="float" office:value="15.23801" calcext:value-type="float">
            <text:p>15.23801</text:p>
          </table:table-cell>
          <table:table-cell office:value-type="float" office:value="15.25876" calcext:value-type="float">
            <text:p>15.25876</text:p>
          </table:table-cell>
          <table:table-cell office:value-type="float" office:value="15.17368" calcext:value-type="float">
            <text:p>15.17368</text:p>
          </table:table-cell>
          <table:table-cell office:value-type="float" office:value="12.2673" calcext:value-type="float">
            <text:p>12.2673</text:p>
          </table:table-cell>
          <table:table-cell office:value-type="float" office:value="-4.068909" calcext:value-type="float">
            <text:p>-4.0689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2" calcext:value-type="float">
            <text:p>4112002</text:p>
          </table:table-cell>
          <table:table-cell office:value-type="float" office:value="10.20772" calcext:value-type="float">
            <text:p>10.20772</text:p>
          </table:table-cell>
          <table:table-cell office:value-type="float" office:value="6.41" calcext:value-type="float">
            <text:p>6.41</text:p>
          </table:table-cell>
          <table:table-cell office:value-type="float" office:value="-5.18" calcext:value-type="float">
            <text:p>-5.18</text:p>
          </table:table-cell>
          <table:table-cell office:value-type="float" office:value="0.7884771" calcext:value-type="float">
            <text:p>0.7884771</text:p>
          </table:table-cell>
          <table:table-cell office:value-type="float" office:value="0.368911" calcext:value-type="float">
            <text:p>0.368911</text:p>
          </table:table-cell>
          <table:table-cell office:value-type="float" office:value="210.204" calcext:value-type="float">
            <text:p>210.204</text:p>
          </table:table-cell>
          <table:table-cell office:value-type="float" office:value="1.6" calcext:value-type="float">
            <text:p>1.6</text:p>
          </table:table-cell>
          <table:table-cell office:value-type="float" office:value="14.35437" calcext:value-type="float">
            <text:p>14.35437</text:p>
          </table:table-cell>
          <table:table-cell office:value-type="float" office:value="-2.908875" calcext:value-type="float">
            <text:p>-2.908875</text:p>
          </table:table-cell>
          <table:table-cell office:value-type="float" office:value="10.12747" calcext:value-type="float">
            <text:p>10.12747</text:p>
          </table:table-cell>
          <table:table-cell office:value-type="float" office:value="-0.11203" calcext:value-type="float">
            <text:p>-0.11203</text:p>
          </table:table-cell>
          <table:table-cell office:value-type="float" office:value="7.906281" calcext:value-type="float">
            <text:p>7.906281</text:p>
          </table:table-cell>
          <table:table-cell office:value-type="float" office:value="1.673218" calcext:value-type="float">
            <text:p>1.673218</text:p>
          </table:table-cell>
          <table:table-cell office:value-type="float" office:value="6.963196" calcext:value-type="float">
            <text:p>6.963196</text:p>
          </table:table-cell>
          <table:table-cell office:value-type="float" office:value="3.276947" calcext:value-type="float">
            <text:p>3.276947</text:p>
          </table:table-cell>
          <table:table-cell office:value-type="float" office:value="6.716461" calcext:value-type="float">
            <text:p>6.716461</text:p>
          </table:table-cell>
          <table:table-cell office:value-type="float" office:value="4.358704" calcext:value-type="float">
            <text:p>4.358704</text:p>
          </table:table-cell>
          <table:table-cell office:value-type="float" office:value="6.783661" calcext:value-type="float">
            <text:p>6.783661</text:p>
          </table:table-cell>
          <table:table-cell office:value-type="float" office:value="5.561615" calcext:value-type="float">
            <text:p>5.561615</text:p>
          </table:table-cell>
          <table:table-cell office:value-type="float" office:value="7.284637" calcext:value-type="float">
            <text:p>7.284637</text:p>
          </table:table-cell>
          <table:table-cell office:value-type="float" office:value="6.632935" calcext:value-type="float">
            <text:p>6.632935</text:p>
          </table:table-cell>
          <table:table-cell office:value-type="float" office:value="8.350067" calcext:value-type="float">
            <text:p>8.350067</text:p>
          </table:table-cell>
          <table:table-cell office:value-type="float" office:value="8.185516" calcext:value-type="float">
            <text:p>8.185516</text:p>
          </table:table-cell>
          <table:table-cell office:value-type="float" office:value="10.61649" calcext:value-type="float">
            <text:p>10.61649</text:p>
          </table:table-cell>
          <table:table-cell office:value-type="float" office:value="10.3699" calcext:value-type="float">
            <text:p>10.3699</text:p>
          </table:table-cell>
          <table:table-cell office:value-type="float" office:value="12.81592" calcext:value-type="float">
            <text:p>12.81592</text:p>
          </table:table-cell>
          <table:table-cell office:value-type="float" office:value="12.57196" calcext:value-type="float">
            <text:p>12.57196</text:p>
          </table:table-cell>
          <table:table-cell office:value-type="float" office:value="14.07645" calcext:value-type="float">
            <text:p>14.07645</text:p>
          </table:table-cell>
          <table:table-cell office:value-type="float" office:value="13.88052" calcext:value-type="float">
            <text:p>13.88052</text:p>
          </table:table-cell>
          <table:table-cell office:value-type="float" office:value="14.88132" calcext:value-type="float">
            <text:p>14.88132</text:p>
          </table:table-cell>
          <table:table-cell office:value-type="float" office:value="14.73132" calcext:value-type="float">
            <text:p>14.73132</text:p>
          </table:table-cell>
          <table:table-cell office:value-type="float" office:value="15.23685" calcext:value-type="float">
            <text:p>15.23685</text:p>
          </table:table-cell>
          <table:table-cell office:value-type="float" office:value="15.12628" calcext:value-type="float">
            <text:p>15.12628</text:p>
          </table:table-cell>
          <table:table-cell office:value-type="float" office:value="15.17279" calcext:value-type="float">
            <text:p>15.17279</text:p>
          </table:table-cell>
          <table:table-cell office:value-type="float" office:value="15.08429" calcext:value-type="float">
            <text:p>15.08429</text:p>
          </table:table-cell>
          <table:table-cell office:value-type="float" office:value="16.54538" calcext:value-type="float">
            <text:p>16.54538</text:p>
          </table:table-cell>
          <table:table-cell office:value-type="float" office:value="-6.900848" calcext:value-type="float">
            <text:p>-6.9008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2" calcext:value-type="float">
            <text:p>5112002</text:p>
          </table:table-cell>
          <table:table-cell office:value-type="float" office:value="3.9006" calcext:value-type="float">
            <text:p>3.9006</text:p>
          </table:table-cell>
          <table:table-cell office:value-type="float" office:value="6.31" calcext:value-type="float">
            <text:p>6.31</text:p>
          </table:table-cell>
          <table:table-cell office:value-type="float" office:value="-1.1" calcext:value-type="float">
            <text:p>-1.1</text:p>
          </table:table-cell>
          <table:table-cell office:value-type="float" office:value="0.8396177" calcext:value-type="float">
            <text:p>0.8396177</text:p>
          </table:table-cell>
          <table:table-cell office:value-type="float" office:value="0.497966" calcext:value-type="float">
            <text:p>0.497966</text:p>
          </table:table-cell>
          <table:table-cell office:value-type="float" office:value="353.448" calcext:value-type="float">
            <text:p>353.448</text:p>
          </table:table-cell>
          <table:table-cell office:value-type="float" office:value="0.7" calcext:value-type="float">
            <text:p>0.7</text:p>
          </table:table-cell>
          <table:table-cell office:value-type="float" office:value="9.12674" calcext:value-type="float">
            <text:p>9.12674</text:p>
          </table:table-cell>
          <table:table-cell office:value-type="float" office:value="-0.271759" calcext:value-type="float">
            <text:p>-0.271759</text:p>
          </table:table-cell>
          <table:table-cell office:value-type="float" office:value="7.306091" calcext:value-type="float">
            <text:p>7.306091</text:p>
          </table:table-cell>
          <table:table-cell office:value-type="float" office:value="1.398926" calcext:value-type="float">
            <text:p>1.398926</text:p>
          </table:table-cell>
          <table:table-cell office:value-type="float" office:value="6.401337" calcext:value-type="float">
            <text:p>6.401337</text:p>
          </table:table-cell>
          <table:table-cell office:value-type="float" office:value="2.800232" calcext:value-type="float">
            <text:p>2.800232</text:p>
          </table:table-cell>
          <table:table-cell office:value-type="float" office:value="6.125671" calcext:value-type="float">
            <text:p>6.125671</text:p>
          </table:table-cell>
          <table:table-cell office:value-type="float" office:value="4.07605" calcext:value-type="float">
            <text:p>4.07605</text:p>
          </table:table-cell>
          <table:table-cell office:value-type="float" office:value="6.198151" calcext:value-type="float">
            <text:p>6.198151</text:p>
          </table:table-cell>
          <table:table-cell office:value-type="float" office:value="4.944427" calcext:value-type="float">
            <text:p>4.944427</text:p>
          </table:table-cell>
          <table:table-cell office:value-type="float" office:value="6.735779" calcext:value-type="float">
            <text:p>6.735779</text:p>
          </table:table-cell>
          <table:table-cell office:value-type="float" office:value="5.91745" calcext:value-type="float">
            <text:p>5.91745</text:p>
          </table:table-cell>
          <table:table-cell office:value-type="float" office:value="7.288116" calcext:value-type="float">
            <text:p>7.288116</text:p>
          </table:table-cell>
          <table:table-cell office:value-type="float" office:value="6.818573" calcext:value-type="float">
            <text:p>6.818573</text:p>
          </table:table-cell>
          <table:table-cell office:value-type="float" office:value="8.265198" calcext:value-type="float">
            <text:p>8.265198</text:p>
          </table:table-cell>
          <table:table-cell office:value-type="float" office:value="8.158966" calcext:value-type="float">
            <text:p>8.158966</text:p>
          </table:table-cell>
          <table:table-cell office:value-type="float" office:value="10.36774" calcext:value-type="float">
            <text:p>10.36774</text:p>
          </table:table-cell>
          <table:table-cell office:value-type="float" office:value="10.18741" calcext:value-type="float">
            <text:p>10.18741</text:p>
          </table:table-cell>
          <table:table-cell office:value-type="float" office:value="12.56943" calcext:value-type="float">
            <text:p>12.56943</text:p>
          </table:table-cell>
          <table:table-cell office:value-type="float" office:value="12.34424" calcext:value-type="float">
            <text:p>12.34424</text:p>
          </table:table-cell>
          <table:table-cell office:value-type="float" office:value="13.87848" calcext:value-type="float">
            <text:p>13.87848</text:p>
          </table:table-cell>
          <table:table-cell office:value-type="float" office:value="13.6842" calcext:value-type="float">
            <text:p>13.6842</text:p>
          </table:table-cell>
          <table:table-cell office:value-type="float" office:value="14.72974" calcext:value-type="float">
            <text:p>14.72974</text:p>
          </table:table-cell>
          <table:table-cell office:value-type="float" office:value="14.57751" calcext:value-type="float">
            <text:p>14.57751</text:p>
          </table:table-cell>
          <table:table-cell office:value-type="float" office:value="15.12509" calcext:value-type="float">
            <text:p>15.12509</text:p>
          </table:table-cell>
          <table:table-cell office:value-type="float" office:value="15.01016" calcext:value-type="float">
            <text:p>15.01016</text:p>
          </table:table-cell>
          <table:table-cell office:value-type="float" office:value="15.08334" calcext:value-type="float">
            <text:p>15.08334</text:p>
          </table:table-cell>
          <table:table-cell office:value-type="float" office:value="14.99127" calcext:value-type="float">
            <text:p>14.99127</text:p>
          </table:table-cell>
          <table:table-cell office:value-type="float" office:value="12.11157" calcext:value-type="float">
            <text:p>12.11157</text:p>
          </table:table-cell>
          <table:table-cell office:value-type="float" office:value="-2.611572" calcext:value-type="float">
            <text:p>-2.6115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2" calcext:value-type="float">
            <text:p>6112002</text:p>
          </table:table-cell>
          <table:table-cell office:value-type="float" office:value="9.641393" calcext:value-type="float">
            <text:p>9.641393</text:p>
          </table:table-cell>
          <table:table-cell office:value-type="float" office:value="16.05" calcext:value-type="float">
            <text:p>16.05</text:p>
          </table:table-cell>
          <table:table-cell office:value-type="float" office:value="-3.33" calcext:value-type="float">
            <text:p>-3.33</text:p>
          </table:table-cell>
          <table:table-cell office:value-type="float" office:value="0.875854" calcext:value-type="float">
            <text:p>0.875854</text:p>
          </table:table-cell>
          <table:table-cell office:value-type="float" office:value="0.4231382" calcext:value-type="float">
            <text:p>0.4231382</text:p>
          </table:table-cell>
          <table:table-cell office:value-type="float" office:value="170.208" calcext:value-type="float">
            <text:p>170.208</text:p>
          </table:table-cell>
          <table:table-cell office:value-type="float" office:value="0" calcext:value-type="float">
            <text:p>0</text:p>
          </table:table-cell>
          <table:table-cell office:value-type="float" office:value="18.31686" calcext:value-type="float">
            <text:p>18.31686</text:p>
          </table:table-cell>
          <table:table-cell office:value-type="float" office:value="-1.196045" calcext:value-type="float">
            <text:p>-1.196045</text:p>
          </table:table-cell>
          <table:table-cell office:value-type="float" office:value="13.07483" calcext:value-type="float">
            <text:p>13.07483</text:p>
          </table:table-cell>
          <table:table-cell office:value-type="float" office:value="0.3876648" calcext:value-type="float">
            <text:p>0.3876648</text:p>
          </table:table-cell>
          <table:table-cell office:value-type="float" office:value="10.09219" calcext:value-type="float">
            <text:p>10.09219</text:p>
          </table:table-cell>
          <table:table-cell office:value-type="float" office:value="1.960663" calcext:value-type="float">
            <text:p>1.960663</text:p>
          </table:table-cell>
          <table:table-cell office:value-type="float" office:value="8.42691" calcext:value-type="float">
            <text:p>8.42691</text:p>
          </table:table-cell>
          <table:table-cell office:value-type="float" office:value="3.41571" calcext:value-type="float">
            <text:p>3.41571</text:p>
          </table:table-cell>
          <table:table-cell office:value-type="float" office:value="7.739166" calcext:value-type="float">
            <text:p>7.739166</text:p>
          </table:table-cell>
          <table:table-cell office:value-type="float" office:value="4.404175" calcext:value-type="float">
            <text:p>4.404175</text:p>
          </table:table-cell>
          <table:table-cell office:value-type="float" office:value="7.427216" calcext:value-type="float">
            <text:p>7.427216</text:p>
          </table:table-cell>
          <table:table-cell office:value-type="float" office:value="5.513824" calcext:value-type="float">
            <text:p>5.513824</text:p>
          </table:table-cell>
          <table:table-cell office:value-type="float" office:value="7.583679" calcext:value-type="float">
            <text:p>7.583679</text:p>
          </table:table-cell>
          <table:table-cell office:value-type="float" office:value="6.521393" calcext:value-type="float">
            <text:p>6.521393</text:p>
          </table:table-cell>
          <table:table-cell office:value-type="float" office:value="8.164825" calcext:value-type="float">
            <text:p>8.164825</text:p>
          </table:table-cell>
          <table:table-cell office:value-type="float" office:value="7.985718" calcext:value-type="float">
            <text:p>7.985718</text:p>
          </table:table-cell>
          <table:table-cell office:value-type="float" office:value="10.18567" calcext:value-type="float">
            <text:p>10.18567</text:p>
          </table:table-cell>
          <table:table-cell office:value-type="float" office:value="10.00995" calcext:value-type="float">
            <text:p>10.00995</text:p>
          </table:table-cell>
          <table:table-cell office:value-type="float" office:value="12.34198" calcext:value-type="float">
            <text:p>12.34198</text:p>
          </table:table-cell>
          <table:table-cell office:value-type="float" office:value="12.13562" calcext:value-type="float">
            <text:p>12.13562</text:p>
          </table:table-cell>
          <table:table-cell office:value-type="float" office:value="13.68219" calcext:value-type="float">
            <text:p>13.68219</text:p>
          </table:table-cell>
          <table:table-cell office:value-type="float" office:value="13.49466" calcext:value-type="float">
            <text:p>13.49466</text:p>
          </table:table-cell>
          <table:table-cell office:value-type="float" office:value="14.5759" calcext:value-type="float">
            <text:p>14.5759</text:p>
          </table:table-cell>
          <table:table-cell office:value-type="float" office:value="14.42157" calcext:value-type="float">
            <text:p>14.42157</text:p>
          </table:table-cell>
          <table:table-cell office:value-type="float" office:value="15.00894" calcext:value-type="float">
            <text:p>15.00894</text:p>
          </table:table-cell>
          <table:table-cell office:value-type="float" office:value="14.89075" calcext:value-type="float">
            <text:p>14.89075</text:p>
          </table:table-cell>
          <table:table-cell office:value-type="float" office:value="14.9903" calcext:value-type="float">
            <text:p>14.9903</text:p>
          </table:table-cell>
          <table:table-cell office:value-type="float" office:value="14.89462" calcext:value-type="float">
            <text:p>14.89462</text:p>
          </table:table-cell>
          <table:table-cell office:value-type="float" office:value="22.48715" calcext:value-type="float">
            <text:p>22.48715</text:p>
          </table:table-cell>
          <table:table-cell office:value-type="float" office:value="-3.835114" calcext:value-type="float">
            <text:p>-3.8351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2" calcext:value-type="float">
            <text:p>7112002</text:p>
          </table:table-cell>
          <table:table-cell office:value-type="float" office:value="11.47634" calcext:value-type="float">
            <text:p>11.47634</text:p>
          </table:table-cell>
          <table:table-cell office:value-type="float" office:value="22.56" calcext:value-type="float">
            <text:p>22.56</text:p>
          </table:table-cell>
          <table:table-cell office:value-type="float" office:value="-1.2" calcext:value-type="float">
            <text:p>-1.2</text:p>
          </table:table-cell>
          <table:table-cell office:value-type="float" office:value="1.098793" calcext:value-type="float">
            <text:p>1.098793</text:p>
          </table:table-cell>
          <table:table-cell office:value-type="float" office:value="0.4943715" calcext:value-type="float">
            <text:p>0.4943715</text:p>
          </table:table-cell>
          <table:table-cell office:value-type="float" office:value="372.492" calcext:value-type="float">
            <text:p>372.492</text:p>
          </table:table-cell>
          <table:table-cell office:value-type="float" office:value="0" calcext:value-type="float">
            <text:p>0</text:p>
          </table:table-cell>
          <table:table-cell office:value-type="float" office:value="23.31439" calcext:value-type="float">
            <text:p>23.31439</text:p>
          </table:table-cell>
          <table:table-cell office:value-type="float" office:value="-0.3304443" calcext:value-type="float">
            <text:p>-0.3304443</text:p>
          </table:table-cell>
          <table:table-cell office:value-type="float" office:value="16.94135" calcext:value-type="float">
            <text:p>16.94135</text:p>
          </table:table-cell>
          <table:table-cell office:value-type="float" office:value="1.471222" calcext:value-type="float">
            <text:p>1.471222</text:p>
          </table:table-cell>
          <table:table-cell office:value-type="float" office:value="13.19968" calcext:value-type="float">
            <text:p>13.19968</text:p>
          </table:table-cell>
          <table:table-cell office:value-type="float" office:value="3.130737" calcext:value-type="float">
            <text:p>3.130737</text:p>
          </table:table-cell>
          <table:table-cell office:value-type="float" office:value="10.79858" calcext:value-type="float">
            <text:p>10.79858</text:p>
          </table:table-cell>
          <table:table-cell office:value-type="float" office:value="4.555725" calcext:value-type="float">
            <text:p>4.555725</text:p>
          </table:table-cell>
          <table:table-cell office:value-type="float" office:value="9.652313" calcext:value-type="float">
            <text:p>9.652313</text:p>
          </table:table-cell>
          <table:table-cell office:value-type="float" office:value="5.472229" calcext:value-type="float">
            <text:p>5.472229</text:p>
          </table:table-cell>
          <table:table-cell office:value-type="float" office:value="8.961121" calcext:value-type="float">
            <text:p>8.961121</text:p>
          </table:table-cell>
          <table:table-cell office:value-type="float" office:value="6.442383" calcext:value-type="float">
            <text:p>6.442383</text:p>
          </table:table-cell>
          <table:table-cell office:value-type="float" office:value="8.646851" calcext:value-type="float">
            <text:p>8.646851</text:p>
          </table:table-cell>
          <table:table-cell office:value-type="float" office:value="7.180359" calcext:value-type="float">
            <text:p>7.180359</text:p>
          </table:table-cell>
          <table:table-cell office:value-type="float" office:value="8.495605" calcext:value-type="float">
            <text:p>8.495605</text:p>
          </table:table-cell>
          <table:table-cell office:value-type="float" office:value="8.099884" calcext:value-type="float">
            <text:p>8.099884</text:p>
          </table:table-cell>
          <table:table-cell office:value-type="float" office:value="10.00861" calcext:value-type="float">
            <text:p>10.00861</text:p>
          </table:table-cell>
          <table:table-cell office:value-type="float" office:value="9.946808" calcext:value-type="float">
            <text:p>9.946808</text:p>
          </table:table-cell>
          <table:table-cell office:value-type="float" office:value="12.13351" calcext:value-type="float">
            <text:p>12.13351</text:p>
          </table:table-cell>
          <table:table-cell office:value-type="float" office:value="11.95038" calcext:value-type="float">
            <text:p>11.95038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13.31268" calcext:value-type="float">
            <text:p>13.31268</text:p>
          </table:table-cell>
          <table:table-cell office:value-type="float" office:value="14.41995" calcext:value-type="float">
            <text:p>14.41995</text:p>
          </table:table-cell>
          <table:table-cell office:value-type="float" office:value="14.26587" calcext:value-type="float">
            <text:p>14.26587</text:p>
          </table:table-cell>
          <table:table-cell office:value-type="float" office:value="14.88947" calcext:value-type="float">
            <text:p>14.88947</text:p>
          </table:table-cell>
          <table:table-cell office:value-type="float" office:value="14.76761" calcext:value-type="float">
            <text:p>14.76761</text:p>
          </table:table-cell>
          <table:table-cell office:value-type="float" office:value="14.89359" calcext:value-type="float">
            <text:p>14.89359</text:p>
          </table:table-cell>
          <table:table-cell office:value-type="float" office:value="14.7941" calcext:value-type="float">
            <text:p>14.7941</text:p>
          </table:table-cell>
          <table:table-cell office:value-type="float" office:value="27.98282" calcext:value-type="float">
            <text:p>27.98282</text:p>
          </table:table-cell>
          <table:table-cell office:value-type="float" office:value="-2.663086" calcext:value-type="float">
            <text:p>-2.6630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2" calcext:value-type="float">
            <text:p>8112002</text:p>
          </table:table-cell>
          <table:table-cell office:value-type="float" office:value="8.222034" calcext:value-type="float">
            <text:p>8.222034</text:p>
          </table:table-cell>
          <table:table-cell office:value-type="float" office:value="16.25" calcext:value-type="float">
            <text:p>16.25</text:p>
          </table:table-cell>
          <table:table-cell office:value-type="float" office:value="4.26" calcext:value-type="float">
            <text:p>4.26</text:p>
          </table:table-cell>
          <table:table-cell office:value-type="float" office:value="1.105167" calcext:value-type="float">
            <text:p>1.105167</text:p>
          </table:table-cell>
          <table:table-cell office:value-type="float" office:value="0.7286634" calcext:value-type="float">
            <text:p>0.7286634</text:p>
          </table:table-cell>
          <table:table-cell office:value-type="float" office:value="280.728" calcext:value-type="float">
            <text:p>280.728</text:p>
          </table:table-cell>
          <table:table-cell office:value-type="float" office:value="0" calcext:value-type="float">
            <text:p>0</text:p>
          </table:table-cell>
          <table:table-cell office:value-type="float" office:value="19.56686" calcext:value-type="float">
            <text:p>19.56686</text:p>
          </table:table-cell>
          <table:table-cell office:value-type="float" office:value="3.400055" calcext:value-type="float">
            <text:p>3.400055</text:p>
          </table:table-cell>
          <table:table-cell office:value-type="float" office:value="15.53943" calcext:value-type="float">
            <text:p>15.53943</text:p>
          </table:table-cell>
          <table:table-cell office:value-type="float" office:value="5.39679" calcext:value-type="float">
            <text:p>5.39679</text:p>
          </table:table-cell>
          <table:table-cell office:value-type="float" office:value="13.08984" calcext:value-type="float">
            <text:p>13.08984</text:p>
          </table:table-cell>
          <table:table-cell office:value-type="float" office:value="6.771118" calcext:value-type="float">
            <text:p>6.771118</text:p>
          </table:table-cell>
          <table:table-cell office:value-type="float" office:value="11.41147" calcext:value-type="float">
            <text:p>11.41147</text:p>
          </table:table-cell>
          <table:table-cell office:value-type="float" office:value="7.647583" calcext:value-type="float">
            <text:p>7.647583</text:p>
          </table:table-cell>
          <table:table-cell office:value-type="float" office:value="10.53152" calcext:value-type="float">
            <text:p>10.53152</text:p>
          </table:table-cell>
          <table:table-cell office:value-type="float" office:value="8.082001" calcext:value-type="float">
            <text:p>8.082001</text:p>
          </table:table-cell>
          <table:table-cell office:value-type="float" office:value="9.812103" calcext:value-type="float">
            <text:p>9.812103</text:p>
          </table:table-cell>
          <table:table-cell office:value-type="float" office:value="8.476532" calcext:value-type="float">
            <text:p>8.476532</text:p>
          </table:table-cell>
          <table:table-cell office:value-type="float" office:value="9.522614" calcext:value-type="float">
            <text:p>9.522614</text:p>
          </table:table-cell>
          <table:table-cell office:value-type="float" office:value="8.661438" calcext:value-type="float">
            <text:p>8.661438</text:p>
          </table:table-cell>
          <table:table-cell office:value-type="float" office:value="9.234985" calcext:value-type="float">
            <text:p>9.234985</text:p>
          </table:table-cell>
          <table:table-cell office:value-type="float" office:value="8.506775" calcext:value-type="float">
            <text:p>8.506775</text:p>
          </table:table-cell>
          <table:table-cell office:value-type="float" office:value="10.09103" calcext:value-type="float">
            <text:p>10.09103</text:p>
          </table:table-cell>
          <table:table-cell office:value-type="float" office:value="9.949005" calcext:value-type="float">
            <text:p>9.949005</text:p>
          </table:table-cell>
          <table:table-cell office:value-type="float" office:value="11.94864" calcext:value-type="float">
            <text:p>11.94864</text:p>
          </table:table-cell>
          <table:table-cell office:value-type="float" office:value="11.81894" calcext:value-type="float">
            <text:p>11.81894</text:p>
          </table:table-cell>
          <table:table-cell office:value-type="float" office:value="13.31085" calcext:value-type="float">
            <text:p>13.31085</text:p>
          </table:table-cell>
          <table:table-cell office:value-type="float" office:value="13.14594" calcext:value-type="float">
            <text:p>13.14594</text:p>
          </table:table-cell>
          <table:table-cell office:value-type="float" office:value="14.26422" calcext:value-type="float">
            <text:p>14.26422</text:p>
          </table:table-cell>
          <table:table-cell office:value-type="float" office:value="14.1124" calcext:value-type="float">
            <text:p>14.1124</text:p>
          </table:table-cell>
          <table:table-cell office:value-type="float" office:value="14.76633" calcext:value-type="float">
            <text:p>14.76633</text:p>
          </table:table-cell>
          <table:table-cell office:value-type="float" office:value="14.64343" calcext:value-type="float">
            <text:p>14.64343</text:p>
          </table:table-cell>
          <table:table-cell office:value-type="float" office:value="14.79303" calcext:value-type="float">
            <text:p>14.79303</text:p>
          </table:table-cell>
          <table:table-cell office:value-type="float" office:value="14.69034" calcext:value-type="float">
            <text:p>14.69034</text:p>
          </table:table-cell>
          <table:table-cell office:value-type="float" office:value="22.66446" calcext:value-type="float">
            <text:p>22.66446</text:p>
          </table:table-cell>
          <table:table-cell office:value-type="float" office:value="0.8627014" calcext:value-type="float">
            <text:p>0.86270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2" calcext:value-type="float">
            <text:p>9112002</text:p>
          </table:table-cell>
          <table:table-cell office:value-type="float" office:value="10.45077" calcext:value-type="float">
            <text:p>10.45077</text:p>
          </table:table-cell>
          <table:table-cell office:value-type="float" office:value="18.04" calcext:value-type="float">
            <text:p>18.04</text:p>
          </table:table-cell>
          <table:table-cell office:value-type="float" office:value="3.38" calcext:value-type="float">
            <text:p>3.38</text:p>
          </table:table-cell>
          <table:table-cell office:value-type="float" office:value="1.319989" calcext:value-type="float">
            <text:p>1.319989</text:p>
          </table:table-cell>
          <table:table-cell office:value-type="float" office:value="0.6852093" calcext:value-type="float">
            <text:p>0.6852093</text:p>
          </table:table-cell>
          <table:table-cell office:value-type="float" office:value="198.252" calcext:value-type="float">
            <text:p>198.252</text:p>
          </table:table-cell>
          <table:table-cell office:value-type="float" office:value="0" calcext:value-type="float">
            <text:p>0</text:p>
          </table:table-cell>
          <table:table-cell office:value-type="float" office:value="22.70026" calcext:value-type="float">
            <text:p>22.70026</text:p>
          </table:table-cell>
          <table:table-cell office:value-type="float" office:value="2.726349" calcext:value-type="float">
            <text:p>2.726349</text:p>
          </table:table-cell>
          <table:table-cell office:value-type="float" office:value="17.64676" calcext:value-type="float">
            <text:p>17.64676</text:p>
          </table:table-cell>
          <table:table-cell office:value-type="float" office:value="4.563995" calcext:value-type="float">
            <text:p>4.563995</text:p>
          </table:table-cell>
          <table:table-cell office:value-type="float" office:value="14.52722" calcext:value-type="float">
            <text:p>14.52722</text:p>
          </table:table-cell>
          <table:table-cell office:value-type="float" office:value="6.111267" calcext:value-type="float">
            <text:p>6.111267</text:p>
          </table:table-cell>
          <table:table-cell office:value-type="float" office:value="12.41989" calcext:value-type="float">
            <text:p>12.41989</text:p>
          </table:table-cell>
          <table:table-cell office:value-type="float" office:value="7.315308" calcext:value-type="float">
            <text:p>7.315308</text:p>
          </table:table-cell>
          <table:table-cell office:value-type="float" office:value="11.32455" calcext:value-type="float">
            <text:p>11.32455</text:p>
          </table:table-cell>
          <table:table-cell office:value-type="float" office:value="7.999115" calcext:value-type="float">
            <text:p>7.999115</text:p>
          </table:table-cell>
          <table:table-cell office:value-type="float" office:value="10.47357" calcext:value-type="float">
            <text:p>10.47357</text:p>
          </table:table-cell>
          <table:table-cell office:value-type="float" office:value="8.655884" calcext:value-type="float">
            <text:p>8.655884</text:p>
          </table:table-cell>
          <table:table-cell office:value-type="float" office:value="10.10309" calcext:value-type="float">
            <text:p>10.10309</text:p>
          </table:table-cell>
          <table:table-cell office:value-type="float" office:value="9.014587" calcext:value-type="float">
            <text:p>9.014587</text:p>
          </table:table-cell>
          <table:table-cell office:value-type="float" office:value="9.687469" calcext:value-type="float">
            <text:p>9.687469</text:p>
          </table:table-cell>
          <table:table-cell office:value-type="float" office:value="9.243835" calcext:value-type="float">
            <text:p>9.243835</text:p>
          </table:table-cell>
          <table:table-cell office:value-type="float" office:value="10.30423" calcext:value-type="float">
            <text:p>10.30423</text:p>
          </table:table-cell>
          <table:table-cell office:value-type="float" office:value="10.09329" calcext:value-type="float">
            <text:p>10.09329</text:p>
          </table:table-cell>
          <table:table-cell office:value-type="float" office:value="11.8179" calcext:value-type="float">
            <text:p>11.8179</text:p>
          </table:table-cell>
          <table:table-cell office:value-type="float" office:value="11.75452" calcext:value-type="float">
            <text:p>11.75452</text:p>
          </table:table-cell>
          <table:table-cell office:value-type="float" office:value="13.14435" calcext:value-type="float">
            <text:p>13.14435</text:p>
          </table:table-cell>
          <table:table-cell office:value-type="float" office:value="13.00589" calcext:value-type="float">
            <text:p>13.00589</text:p>
          </table:table-cell>
          <table:table-cell office:value-type="float" office:value="14.11084" calcext:value-type="float">
            <text:p>14.11084</text:p>
          </table:table-cell>
          <table:table-cell office:value-type="float" office:value="13.96466" calcext:value-type="float">
            <text:p>13.96466</text:p>
          </table:table-cell>
          <table:table-cell office:value-type="float" office:value="14.64212" calcext:value-type="float">
            <text:p>14.64212</text:p>
          </table:table-cell>
          <table:table-cell office:value-type="float" office:value="14.51733" calcext:value-type="float">
            <text:p>14.51733</text:p>
          </table:table-cell>
          <table:table-cell office:value-type="float" office:value="14.68924" calcext:value-type="float">
            <text:p>14.68924</text:p>
          </table:table-cell>
          <table:table-cell office:value-type="float" office:value="14.58322" calcext:value-type="float">
            <text:p>14.58322</text:p>
          </table:table-cell>
          <table:table-cell office:value-type="float" office:value="26.52484" calcext:value-type="float">
            <text:p>26.52484</text:p>
          </table:table-cell>
          <table:table-cell office:value-type="float" office:value="0.03738403" calcext:value-type="float">
            <text:p>0.037384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2" calcext:value-type="float">
            <text:p>10112002</text:p>
          </table:table-cell>
          <table:table-cell office:value-type="float" office:value="9.013714" calcext:value-type="float">
            <text:p>9.013714</text:p>
          </table:table-cell>
          <table:table-cell office:value-type="float" office:value="8.04" calcext:value-type="float">
            <text:p>8.04</text:p>
          </table:table-cell>
          <table:table-cell office:value-type="float" office:value="-1.41" calcext:value-type="float">
            <text:p>-1.41</text:p>
          </table:table-cell>
          <table:table-cell office:value-type="float" office:value="0.944778" calcext:value-type="float">
            <text:p>0.944778</text:p>
          </table:table-cell>
          <table:table-cell office:value-type="float" office:value="0.4868985" calcext:value-type="float">
            <text:p>0.4868985</text:p>
          </table:table-cell>
          <table:table-cell office:value-type="float" office:value="465.336" calcext:value-type="float">
            <text:p>465.336</text:p>
          </table:table-cell>
          <table:table-cell office:value-type="float" office:value="0" calcext:value-type="float">
            <text:p>0</text:p>
          </table:table-cell>
          <table:table-cell office:value-type="float" office:value="18.04547" calcext:value-type="float">
            <text:p>18.04547</text:p>
          </table:table-cell>
          <table:table-cell office:value-type="float" office:value="0.2795105" calcext:value-type="float">
            <text:p>0.2795105</text:p>
          </table:table-cell>
          <table:table-cell office:value-type="float" office:value="13.77826" calcext:value-type="float">
            <text:p>13.77826</text:p>
          </table:table-cell>
          <table:table-cell office:value-type="float" office:value="3.40744" calcext:value-type="float">
            <text:p>3.40744</text:p>
          </table:table-cell>
          <table:table-cell office:value-type="float" office:value="11.62906" calcext:value-type="float">
            <text:p>11.62906</text:p>
          </table:table-cell>
          <table:table-cell office:value-type="float" office:value="5.875183" calcext:value-type="float">
            <text:p>5.875183</text:p>
          </table:table-cell>
          <table:table-cell office:value-type="float" office:value="10.75797" calcext:value-type="float">
            <text:p>10.75797</text:p>
          </table:table-cell>
          <table:table-cell office:value-type="float" office:value="7.708496" calcext:value-type="float">
            <text:p>7.708496</text:p>
          </table:table-cell>
          <table:table-cell office:value-type="float" office:value="10.56149" calcext:value-type="float">
            <text:p>10.56149</text:p>
          </table:table-cell>
          <table:table-cell office:value-type="float" office:value="8.631012" calcext:value-type="float">
            <text:p>8.631012</text:p>
          </table:table-cell>
          <table:table-cell office:value-type="float" office:value="10.43481" calcext:value-type="float">
            <text:p>10.43481</text:p>
          </table:table-cell>
          <table:table-cell office:value-type="float" office:value="9.455658" calcext:value-type="float">
            <text:p>9.455658</text:p>
          </table:table-cell>
          <table:table-cell office:value-type="float" office:value="10.12646" calcext:value-type="float">
            <text:p>10.12646</text:p>
          </table:table-cell>
          <table:table-cell office:value-type="float" office:value="9.685852" calcext:value-type="float">
            <text:p>9.685852</text:p>
          </table:table-cell>
          <table:table-cell office:value-type="float" office:value="10.01633" calcext:value-type="float">
            <text:p>10.01633</text:p>
          </table:table-cell>
          <table:table-cell office:value-type="float" office:value="9.696289" calcext:value-type="float">
            <text:p>9.696289</text:p>
          </table:table-cell>
          <table:table-cell office:value-type="float" office:value="10.53189" calcext:value-type="float">
            <text:p>10.53189</text:p>
          </table:table-cell>
          <table:table-cell office:value-type="float" office:value="10.30664" calcext:value-type="float">
            <text:p>10.30664</text:p>
          </table:table-cell>
          <table:table-cell office:value-type="float" office:value="11.75409" calcext:value-type="float">
            <text:p>11.75409</text:p>
          </table:table-cell>
          <table:table-cell office:value-type="float" office:value="11.73944" calcext:value-type="float">
            <text:p>11.73944</text:p>
          </table:table-cell>
          <table:table-cell office:value-type="float" office:value="13.00458" calcext:value-type="float">
            <text:p>13.00458</text:p>
          </table:table-cell>
          <table:table-cell office:value-type="float" office:value="12.8959" calcext:value-type="float">
            <text:p>12.8959</text:p>
          </table:table-cell>
          <table:table-cell office:value-type="float" office:value="13.96317" calcext:value-type="float">
            <text:p>13.96317</text:p>
          </table:table-cell>
          <table:table-cell office:value-type="float" office:value="13.82703" calcext:value-type="float">
            <text:p>13.82703</text:p>
          </table:table-cell>
          <table:table-cell office:value-type="float" office:value="14.51605" calcext:value-type="float">
            <text:p>14.51605</text:p>
          </table:table-cell>
          <table:table-cell office:value-type="float" office:value="14.3913" calcext:value-type="float">
            <text:p>14.3913</text:p>
          </table:table-cell>
          <table:table-cell office:value-type="float" office:value="14.58212" calcext:value-type="float">
            <text:p>14.58212</text:p>
          </table:table-cell>
          <table:table-cell office:value-type="float" office:value="14.47385" calcext:value-type="float">
            <text:p>14.47385</text:p>
          </table:table-cell>
          <table:table-cell office:value-type="float" office:value="20.90366" calcext:value-type="float">
            <text:p>20.90366</text:p>
          </table:table-cell>
          <table:table-cell office:value-type="float" office:value="-2.844452" calcext:value-type="float">
            <text:p>-2.8444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2" calcext:value-type="float">
            <text:p>11112002</text:p>
          </table:table-cell>
          <table:table-cell office:value-type="float" office:value="9.967485" calcext:value-type="float">
            <text:p>9.967485</text:p>
          </table:table-cell>
          <table:table-cell office:value-type="float" office:value="6.58" calcext:value-type="float">
            <text:p>6.58</text:p>
          </table:table-cell>
          <table:table-cell office:value-type="float" office:value="-4.91" calcext:value-type="float">
            <text:p>-4.91</text:p>
          </table:table-cell>
          <table:table-cell office:value-type="float" office:value="0.717062" calcext:value-type="float">
            <text:p>0.717062</text:p>
          </table:table-cell>
          <table:table-cell office:value-type="float" office:value="0.3764133" calcext:value-type="float">
            <text:p>0.3764133</text:p>
          </table:table-cell>
          <table:table-cell office:value-type="float" office:value="212.112" calcext:value-type="float">
            <text:p>212.112</text:p>
          </table:table-cell>
          <table:table-cell office:value-type="float" office:value="0" calcext:value-type="float">
            <text:p>0</text:p>
          </table:table-cell>
          <table:table-cell office:value-type="float" office:value="16.06683" calcext:value-type="float">
            <text:p>16.06683</text:p>
          </table:table-cell>
          <table:table-cell office:value-type="float" office:value="-1.385803" calcext:value-type="float">
            <text:p>-1.385803</text:p>
          </table:table-cell>
          <table:table-cell office:value-type="float" office:value="11.6282" calcext:value-type="float">
            <text:p>11.6282</text:p>
          </table:table-cell>
          <table:table-cell office:value-type="float" office:value="1.087219" calcext:value-type="float">
            <text:p>1.087219</text:p>
          </table:table-cell>
          <table:table-cell office:value-type="float" office:value="9.497437" calcext:value-type="float">
            <text:p>9.497437</text:p>
          </table:table-cell>
          <table:table-cell office:value-type="float" office:value="3.251495" calcext:value-type="float">
            <text:p>3.251495</text:p>
          </table:table-cell>
          <table:table-cell office:value-type="float" office:value="8.600464" calcext:value-type="float">
            <text:p>8.600464</text:p>
          </table:table-cell>
          <table:table-cell office:value-type="float" office:value="5.132599" calcext:value-type="float">
            <text:p>5.132599</text:p>
          </table:table-cell>
          <table:table-cell office:value-type="float" office:value="8.560791" calcext:value-type="float">
            <text:p>8.560791</text:p>
          </table:table-cell>
          <table:table-cell office:value-type="float" office:value="6.3349" calcext:value-type="float">
            <text:p>6.3349</text:p>
          </table:table-cell>
          <table:table-cell office:value-type="float" office:value="9.46167" calcext:value-type="float">
            <text:p>9.46167</text:p>
          </table:table-cell>
          <table:table-cell office:value-type="float" office:value="7.585327" calcext:value-type="float">
            <text:p>7.585327</text:p>
          </table:table-cell>
          <table:table-cell office:value-type="float" office:value="9.81015" calcext:value-type="float">
            <text:p>9.81015</text:p>
          </table:table-cell>
          <table:table-cell office:value-type="float" office:value="8.491028" calcext:value-type="float">
            <text:p>8.491028</text:p>
          </table:table-cell>
          <table:table-cell office:value-type="float" office:value="10.01923" calcext:value-type="float">
            <text:p>10.01923</text:p>
          </table:table-cell>
          <table:table-cell office:value-type="float" office:value="9.542908" calcext:value-type="float">
            <text:p>9.542908</text:p>
          </table:table-cell>
          <table:table-cell office:value-type="float" office:value="10.59879" calcext:value-type="float">
            <text:p>10.59879</text:p>
          </table:table-cell>
          <table:table-cell office:value-type="float" office:value="10.53387" calcext:value-type="float">
            <text:p>10.53387</text:p>
          </table:table-cell>
          <table:table-cell office:value-type="float" office:value="11.7435" calcext:value-type="float">
            <text:p>11.7435</text:p>
          </table:table-cell>
          <table:table-cell office:value-type="float" office:value="11.73969" calcext:value-type="float">
            <text:p>11.73969</text:p>
          </table:table-cell>
          <table:table-cell office:value-type="float" office:value="12.8949" calcext:value-type="float">
            <text:p>12.8949</text:p>
          </table:table-cell>
          <table:table-cell office:value-type="float" office:value="12.81161" calcext:value-type="float">
            <text:p>12.81161</text:p>
          </table:table-cell>
          <table:table-cell office:value-type="float" office:value="13.82565" calcext:value-type="float">
            <text:p>13.82565</text:p>
          </table:table-cell>
          <table:table-cell office:value-type="float" office:value="13.70163" calcext:value-type="float">
            <text:p>13.70163</text:p>
          </table:table-cell>
          <table:table-cell office:value-type="float" office:value="14.39001" calcext:value-type="float">
            <text:p>14.39001</text:p>
          </table:table-cell>
          <table:table-cell office:value-type="float" office:value="14.26776" calcext:value-type="float">
            <text:p>14.26776</text:p>
          </table:table-cell>
          <table:table-cell office:value-type="float" office:value="14.47272" calcext:value-type="float">
            <text:p>14.47272</text:p>
          </table:table-cell>
          <table:table-cell office:value-type="float" office:value="14.36301" calcext:value-type="float">
            <text:p>14.36301</text:p>
          </table:table-cell>
          <table:table-cell office:value-type="float" office:value="18.20297" calcext:value-type="float">
            <text:p>18.20297</text:p>
          </table:table-cell>
          <table:table-cell office:value-type="float" office:value="-4.988861" calcext:value-type="float">
            <text:p>-4.9888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2" calcext:value-type="float">
            <text:p>12112002</text:p>
          </table:table-cell>
          <table:table-cell office:value-type="float" office:value="10.67462" calcext:value-type="float">
            <text:p>10.67462</text:p>
          </table:table-cell>
          <table:table-cell office:value-type="float" office:value="16.44" calcext:value-type="float">
            <text:p>16.44</text:p>
          </table:table-cell>
          <table:table-cell office:value-type="float" office:value="-4.8" calcext:value-type="float">
            <text:p>-4.8</text:p>
          </table:table-cell>
          <table:table-cell office:value-type="float" office:value="0.887103" calcext:value-type="float">
            <text:p>0.887103</text:p>
          </table:table-cell>
          <table:table-cell office:value-type="float" office:value="0.3795094" calcext:value-type="float">
            <text:p>0.3795094</text:p>
          </table:table-cell>
          <table:table-cell office:value-type="float" office:value="201.24" calcext:value-type="float">
            <text:p>201.24</text:p>
          </table:table-cell>
          <table:table-cell office:value-type="float" office:value="0" calcext:value-type="float">
            <text:p>0</text:p>
          </table:table-cell>
          <table:table-cell office:value-type="float" office:value="20.077" calcext:value-type="float">
            <text:p>20.077</text:p>
          </table:table-cell>
          <table:table-cell office:value-type="float" office:value="-1.79425" calcext:value-type="float">
            <text:p>-1.79425</text:p>
          </table:table-cell>
          <table:table-cell office:value-type="float" office:value="14.20847" calcext:value-type="float">
            <text:p>14.20847</text:p>
          </table:table-cell>
          <table:table-cell office:value-type="float" office:value="0.3269043" calcext:value-type="float">
            <text:p>0.3269043</text:p>
          </table:table-cell>
          <table:table-cell office:value-type="float" office:value="11.0853" calcext:value-type="float">
            <text:p>11.0853</text:p>
          </table:table-cell>
          <table:table-cell office:value-type="float" office:value="2.286285" calcext:value-type="float">
            <text:p>2.286285</text:p>
          </table:table-cell>
          <table:table-cell office:value-type="float" office:value="9.41037" calcext:value-type="float">
            <text:p>9.41037</text:p>
          </table:table-cell>
          <table:table-cell office:value-type="float" office:value="4.089661" calcext:value-type="float">
            <text:p>4.089661</text:p>
          </table:table-cell>
          <table:table-cell office:value-type="float" office:value="8.73822" calcext:value-type="float">
            <text:p>8.73822</text:p>
          </table:table-cell>
          <table:table-cell office:value-type="float" office:value="5.302917" calcext:value-type="float">
            <text:p>5.302917</text:p>
          </table:table-cell>
          <table:table-cell office:value-type="float" office:value="8.424408" calcext:value-type="float">
            <text:p>8.424408</text:p>
          </table:table-cell>
          <table:table-cell office:value-type="float" office:value="6.603241" calcext:value-type="float">
            <text:p>6.603241</text:p>
          </table:table-cell>
          <table:table-cell office:value-type="float" office:value="8.731445" calcext:value-type="float">
            <text:p>8.731445</text:p>
          </table:table-cell>
          <table:table-cell office:value-type="float" office:value="7.668915" calcext:value-type="float">
            <text:p>7.668915</text:p>
          </table:table-cell>
          <table:table-cell office:value-type="float" office:value="9.540131" calcext:value-type="float">
            <text:p>9.540131</text:p>
          </table:table-cell>
          <table:table-cell office:value-type="float" office:value="9.05484" calcext:value-type="float">
            <text:p>9.05484</text:p>
          </table:table-cell>
          <table:table-cell office:value-type="float" office:value="10.58005" calcext:value-type="float">
            <text:p>10.58005</text:p>
          </table:table-cell>
          <table:table-cell office:value-type="float" office:value="10.43076" calcext:value-type="float">
            <text:p>10.43076</text:p>
          </table:table-cell>
          <table:table-cell office:value-type="float" office:value="11.7421" calcext:value-type="float">
            <text:p>11.7421</text:p>
          </table:table-cell>
          <table:table-cell office:value-type="float" office:value="11.71011" calcext:value-type="float">
            <text:p>11.71011</text:p>
          </table:table-cell>
          <table:table-cell office:value-type="float" office:value="12.81082" calcext:value-type="float">
            <text:p>12.81082</text:p>
          </table:table-cell>
          <table:table-cell office:value-type="float" office:value="12.73767" calcext:value-type="float">
            <text:p>12.73767</text:p>
          </table:table-cell>
          <table:table-cell office:value-type="float" office:value="13.70041" calcext:value-type="float">
            <text:p>13.70041</text:p>
          </table:table-cell>
          <table:table-cell office:value-type="float" office:value="13.58832" calcext:value-type="float">
            <text:p>13.58832</text:p>
          </table:table-cell>
          <table:table-cell office:value-type="float" office:value="14.26651" calcext:value-type="float">
            <text:p>14.26651</text:p>
          </table:table-cell>
          <table:table-cell office:value-type="float" office:value="14.14807" calcext:value-type="float">
            <text:p>14.14807</text:p>
          </table:table-cell>
          <table:table-cell office:value-type="float" office:value="14.36188" calcext:value-type="float">
            <text:p>14.36188</text:p>
          </table:table-cell>
          <table:table-cell office:value-type="float" office:value="14.25171" calcext:value-type="float">
            <text:p>14.25171</text:p>
          </table:table-cell>
          <table:table-cell office:value-type="float" office:value="24.43015" calcext:value-type="float">
            <text:p>24.43015</text:p>
          </table:table-cell>
          <table:table-cell office:value-type="float" office:value="-5.136139" calcext:value-type="float">
            <text:p>-5.1361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2" calcext:value-type="float">
            <text:p>13112002</text:p>
          </table:table-cell>
          <table:table-cell office:value-type="float" office:value="7.343904" calcext:value-type="float">
            <text:p>7.343904</text:p>
          </table:table-cell>
          <table:table-cell office:value-type="float" office:value="16.14" calcext:value-type="float">
            <text:p>16.14</text:p>
          </table:table-cell>
          <table:table-cell office:value-type="float" office:value="-1.76" calcext:value-type="float">
            <text:p>-1.76</text:p>
          </table:table-cell>
          <table:table-cell office:value-type="float" office:value="0.8884923" calcext:value-type="float">
            <text:p>0.8884923</text:p>
          </table:table-cell>
          <table:table-cell office:value-type="float" office:value="0.4746687" calcext:value-type="float">
            <text:p>0.4746687</text:p>
          </table:table-cell>
          <table:table-cell office:value-type="float" office:value="231.3" calcext:value-type="float">
            <text:p>231.3</text:p>
          </table:table-cell>
          <table:table-cell office:value-type="float" office:value="0" calcext:value-type="float">
            <text:p>0</text:p>
          </table:table-cell>
          <table:table-cell office:value-type="float" office:value="18.24149" calcext:value-type="float">
            <text:p>18.24149</text:p>
          </table:table-cell>
          <table:table-cell office:value-type="float" office:value="-0.519165" calcext:value-type="float">
            <text:p>-0.519165</text:p>
          </table:table-cell>
          <table:table-cell office:value-type="float" office:value="13.14746" calcext:value-type="float">
            <text:p>13.14746</text:p>
          </table:table-cell>
          <table:table-cell office:value-type="float" office:value="1.64621" calcext:value-type="float">
            <text:p>1.64621</text:p>
          </table:table-cell>
          <table:table-cell office:value-type="float" office:value="10.70996" calcext:value-type="float">
            <text:p>10.70996</text:p>
          </table:table-cell>
          <table:table-cell office:value-type="float" office:value="3.459381" calcext:value-type="float">
            <text:p>3.459381</text:p>
          </table:table-cell>
          <table:table-cell office:value-type="float" office:value="9.343567" calcext:value-type="float">
            <text:p>9.343567</text:p>
          </table:table-cell>
          <table:table-cell office:value-type="float" office:value="5.033661" calcext:value-type="float">
            <text:p>5.033661</text:p>
          </table:table-cell>
          <table:table-cell office:value-type="float" office:value="8.790344" calcext:value-type="float">
            <text:p>8.790344</text:p>
          </table:table-cell>
          <table:table-cell office:value-type="float" office:value="6.047394" calcext:value-type="float">
            <text:p>6.047394</text:p>
          </table:table-cell>
          <table:table-cell office:value-type="float" office:value="8.527435" calcext:value-type="float">
            <text:p>8.527435</text:p>
          </table:table-cell>
          <table:table-cell office:value-type="float" office:value="7.103455" calcext:value-type="float">
            <text:p>7.103455</text:p>
          </table:table-cell>
          <table:table-cell office:value-type="float" office:value="8.670898" calcext:value-type="float">
            <text:p>8.670898</text:p>
          </table:table-cell>
          <table:table-cell office:value-type="float" office:value="7.906738" calcext:value-type="float">
            <text:p>7.906738</text:p>
          </table:table-cell>
          <table:table-cell office:value-type="float" office:value="9.133514" calcext:value-type="float">
            <text:p>9.133514</text:p>
          </table:table-cell>
          <table:table-cell office:value-type="float" office:value="8.983643" calcext:value-type="float">
            <text:p>8.983643</text:p>
          </table:table-cell>
          <table:table-cell office:value-type="float" office:value="10.42905" calcext:value-type="float">
            <text:p>10.42905</text:p>
          </table:table-cell>
          <table:table-cell office:value-type="float" office:value="10.29822" calcext:value-type="float">
            <text:p>10.29822</text:p>
          </table:table-cell>
          <table:table-cell office:value-type="float" office:value="11.70953" calcext:value-type="float">
            <text:p>11.70953</text:p>
          </table:table-cell>
          <table:table-cell office:value-type="float" office:value="11.64136" calcext:value-type="float">
            <text:p>11.64136</text:p>
          </table:table-cell>
          <table:table-cell office:value-type="float" office:value="12.73688" calcext:value-type="float">
            <text:p>12.73688</text:p>
          </table:table-cell>
          <table:table-cell office:value-type="float" office:value="12.659" calcext:value-type="float">
            <text:p>12.659</text:p>
          </table:table-cell>
          <table:table-cell office:value-type="float" office:value="13.58719" calcext:value-type="float">
            <text:p>13.58719</text:p>
          </table:table-cell>
          <table:table-cell office:value-type="float" office:value="13.48264" calcext:value-type="float">
            <text:p>13.48264</text:p>
          </table:table-cell>
          <table:table-cell office:value-type="float" office:value="14.14685" calcext:value-type="float">
            <text:p>14.14685</text:p>
          </table:table-cell>
          <table:table-cell office:value-type="float" office:value="14.03247" calcext:value-type="float">
            <text:p>14.03247</text:p>
          </table:table-cell>
          <table:table-cell office:value-type="float" office:value="14.25058" calcext:value-type="float">
            <text:p>14.25058</text:p>
          </table:table-cell>
          <table:table-cell office:value-type="float" office:value="14.14139" calcext:value-type="float">
            <text:p>14.14139</text:p>
          </table:table-cell>
          <table:table-cell office:value-type="float" office:value="22.17691" calcext:value-type="float">
            <text:p>22.17691</text:p>
          </table:table-cell>
          <table:table-cell office:value-type="float" office:value="-3.310272" calcext:value-type="float">
            <text:p>-3.3102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2" calcext:value-type="float">
            <text:p>14112002</text:p>
          </table:table-cell>
          <table:table-cell office:value-type="float" office:value="4.30056" calcext:value-type="float">
            <text:p>4.30056</text:p>
          </table:table-cell>
          <table:table-cell office:value-type="float" office:value="7.04" calcext:value-type="float">
            <text:p>7.04</text:p>
          </table:table-cell>
          <table:table-cell office:value-type="float" office:value="1.19" calcext:value-type="float">
            <text:p>1.19</text:p>
          </table:table-cell>
          <table:table-cell office:value-type="float" office:value="0.8700911" calcext:value-type="float">
            <text:p>0.8700911</text:p>
          </table:table-cell>
          <table:table-cell office:value-type="float" office:value="0.5869815" calcext:value-type="float">
            <text:p>0.5869815</text:p>
          </table:table-cell>
          <table:table-cell office:value-type="float" office:value="269.28" calcext:value-type="float">
            <text:p>269.28</text:p>
          </table:table-cell>
          <table:table-cell office:value-type="float" office:value="0" calcext:value-type="float">
            <text:p>0</text:p>
          </table:table-cell>
          <table:table-cell office:value-type="float" office:value="13.19675" calcext:value-type="float">
            <text:p>13.19675</text:p>
          </table:table-cell>
          <table:table-cell office:value-type="float" office:value="0.7208252" calcext:value-type="float">
            <text:p>0.7208252</text:p>
          </table:table-cell>
          <table:table-cell office:value-type="float" office:value="10.00616" calcext:value-type="float">
            <text:p>10.00616</text:p>
          </table:table-cell>
          <table:table-cell office:value-type="float" office:value="3.04953" calcext:value-type="float">
            <text:p>3.04953</text:p>
          </table:table-cell>
          <table:table-cell office:value-type="float" office:value="8.675201" calcext:value-type="float">
            <text:p>8.675201</text:p>
          </table:table-cell>
          <table:table-cell office:value-type="float" office:value="4.945923" calcext:value-type="float">
            <text:p>4.945923</text:p>
          </table:table-cell>
          <table:table-cell office:value-type="float" office:value="8.257721" calcext:value-type="float">
            <text:p>8.257721</text:p>
          </table:table-cell>
          <table:table-cell office:value-type="float" office:value="6.416626" calcext:value-type="float">
            <text:p>6.416626</text:p>
          </table:table-cell>
          <table:table-cell office:value-type="float" office:value="8.233093" calcext:value-type="float">
            <text:p>8.233093</text:p>
          </table:table-cell>
          <table:table-cell office:value-type="float" office:value="7.204193" calcext:value-type="float">
            <text:p>7.204193</text:p>
          </table:table-cell>
          <table:table-cell office:value-type="float" office:value="8.502594" calcext:value-type="float">
            <text:p>8.502594</text:p>
          </table:table-cell>
          <table:table-cell office:value-type="float" office:value="7.814789" calcext:value-type="float">
            <text:p>7.814789</text:p>
          </table:table-cell>
          <table:table-cell office:value-type="float" office:value="8.685211" calcext:value-type="float">
            <text:p>8.685211</text:p>
          </table:table-cell>
          <table:table-cell office:value-type="float" office:value="8.330994" calcext:value-type="float">
            <text:p>8.330994</text:p>
          </table:table-cell>
          <table:table-cell office:value-type="float" office:value="9.118103" calcext:value-type="float">
            <text:p>9.118103</text:p>
          </table:table-cell>
          <table:table-cell office:value-type="float" office:value="9.047882" calcext:value-type="float">
            <text:p>9.047882</text:p>
          </table:table-cell>
          <table:table-cell office:value-type="float" office:value="10.29721" calcext:value-type="float">
            <text:p>10.29721</text:p>
          </table:table-cell>
          <table:table-cell office:value-type="float" office:value="10.23502" calcext:value-type="float">
            <text:p>10.23502</text:p>
          </table:table-cell>
          <table:table-cell office:value-type="float" office:value="11.64056" calcext:value-type="float">
            <text:p>11.64056</text:p>
          </table:table-cell>
          <table:table-cell office:value-type="float" office:value="11.56351" calcext:value-type="float">
            <text:p>11.56351</text:p>
          </table:table-cell>
          <table:table-cell office:value-type="float" office:value="12.65811" calcext:value-type="float">
            <text:p>12.65811</text:p>
          </table:table-cell>
          <table:table-cell office:value-type="float" office:value="12.57382" calcext:value-type="float">
            <text:p>12.57382</text:p>
          </table:table-cell>
          <table:table-cell office:value-type="float" office:value="13.48157" calcext:value-type="float">
            <text:p>13.48157</text:p>
          </table:table-cell>
          <table:table-cell office:value-type="float" office:value="13.38055" calcext:value-type="float">
            <text:p>13.38055</text:p>
          </table:table-cell>
          <table:table-cell office:value-type="float" office:value="14.03128" calcext:value-type="float">
            <text:p>14.03128</text:p>
          </table:table-cell>
          <table:table-cell office:value-type="float" office:value="13.92062" calcext:value-type="float">
            <text:p>13.92062</text:p>
          </table:table-cell>
          <table:table-cell office:value-type="float" office:value="14.14023" calcext:value-type="float">
            <text:p>14.14023</text:p>
          </table:table-cell>
          <table:table-cell office:value-type="float" office:value="14.03198" calcext:value-type="float">
            <text:p>14.03198</text:p>
          </table:table-cell>
          <table:table-cell office:value-type="float" office:value="15.27194" calcext:value-type="float">
            <text:p>15.27194</text:p>
          </table:table-cell>
          <table:table-cell office:value-type="float" office:value="-1.614136" calcext:value-type="float">
            <text:p>-1.6141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2" calcext:value-type="float">
            <text:p>15112002</text:p>
          </table:table-cell>
          <table:table-cell office:value-type="float" office:value="5.018474" calcext:value-type="float">
            <text:p>5.018474</text:p>
          </table:table-cell>
          <table:table-cell office:value-type="float" office:value="3.9" calcext:value-type="float">
            <text:p>3.9</text:p>
          </table:table-cell>
          <table:table-cell office:value-type="float" office:value="-1.38" calcext:value-type="float">
            <text:p>-1.38</text:p>
          </table:table-cell>
          <table:table-cell office:value-type="float" office:value="0.7036809" calcext:value-type="float">
            <text:p>0.7036809</text:p>
          </table:table-cell>
          <table:table-cell office:value-type="float" office:value="0.48796" calcext:value-type="float">
            <text:p>0.48796</text:p>
          </table:table-cell>
          <table:table-cell office:value-type="float" office:value="140.256" calcext:value-type="float">
            <text:p>140.256</text:p>
          </table:table-cell>
          <table:table-cell office:value-type="float" office:value="0" calcext:value-type="float">
            <text:p>0</text:p>
          </table:table-cell>
          <table:table-cell office:value-type="float" office:value="8.799622" calcext:value-type="float">
            <text:p>8.799622</text:p>
          </table:table-cell>
          <table:table-cell office:value-type="float" office:value="-0.752533" calcext:value-type="float">
            <text:p>-0.752533</text:p>
          </table:table-cell>
          <table:table-cell office:value-type="float" office:value="6.954987" calcext:value-type="float">
            <text:p>6.954987</text:p>
          </table:table-cell>
          <table:table-cell office:value-type="float" office:value="1.234131" calcext:value-type="float">
            <text:p>1.234131</text:p>
          </table:table-cell>
          <table:table-cell office:value-type="float" office:value="6.344086" calcext:value-type="float">
            <text:p>6.344086</text:p>
          </table:table-cell>
          <table:table-cell office:value-type="float" office:value="3.002655" calcext:value-type="float">
            <text:p>3.002655</text:p>
          </table:table-cell>
          <table:table-cell office:value-type="float" office:value="6.386353" calcext:value-type="float">
            <text:p>6.386353</text:p>
          </table:table-cell>
          <table:table-cell office:value-type="float" office:value="4.575531" calcext:value-type="float">
            <text:p>4.575531</text:p>
          </table:table-cell>
          <table:table-cell office:value-type="float" office:value="7.155365" calcext:value-type="float">
            <text:p>7.155365</text:p>
          </table:table-cell>
          <table:table-cell office:value-type="float" office:value="5.620392" calcext:value-type="float">
            <text:p>5.620392</text:p>
          </table:table-cell>
          <table:table-cell office:value-type="float" office:value="7.969147" calcext:value-type="float">
            <text:p>7.969147</text:p>
          </table:table-cell>
          <table:table-cell office:value-type="float" office:value="6.728119" calcext:value-type="float">
            <text:p>6.728119</text:p>
          </table:table-cell>
          <table:table-cell office:value-type="float" office:value="8.472961" calcext:value-type="float">
            <text:p>8.472961</text:p>
          </table:table-cell>
          <table:table-cell office:value-type="float" office:value="7.602783" calcext:value-type="float">
            <text:p>7.602783</text:p>
          </table:table-cell>
          <table:table-cell office:value-type="float" office:value="9.096222" calcext:value-type="float">
            <text:p>9.096222</text:p>
          </table:table-cell>
          <table:table-cell office:value-type="float" office:value="8.698029" calcext:value-type="float">
            <text:p>8.698029</text:p>
          </table:table-cell>
          <table:table-cell office:value-type="float" office:value="10.2345" calcext:value-type="float">
            <text:p>10.2345</text:p>
          </table:table-cell>
          <table:table-cell office:value-type="float" office:value="10.1232" calcext:value-type="float">
            <text:p>10.1232</text:p>
          </table:table-cell>
          <table:table-cell office:value-type="float" office:value="11.56268" calcext:value-type="float">
            <text:p>11.56268</text:p>
          </table:table-cell>
          <table:table-cell office:value-type="float" office:value="11.48441" calcext:value-type="float">
            <text:p>11.48441</text:p>
          </table:table-cell>
          <table:table-cell office:value-type="float" office:value="12.57291" calcext:value-type="float">
            <text:p>12.57291</text:p>
          </table:table-cell>
          <table:table-cell office:value-type="float" office:value="12.48642" calcext:value-type="float">
            <text:p>12.48642</text:p>
          </table:table-cell>
          <table:table-cell office:value-type="float" office:value="13.37949" calcext:value-type="float">
            <text:p>13.37949</text:p>
          </table:table-cell>
          <table:table-cell office:value-type="float" office:value="13.28012" calcext:value-type="float">
            <text:p>13.28012</text:p>
          </table:table-cell>
          <table:table-cell office:value-type="float" office:value="13.91946" calcext:value-type="float">
            <text:p>13.91946</text:p>
          </table:table-cell>
          <table:table-cell office:value-type="float" office:value="13.81168" calcext:value-type="float">
            <text:p>13.81168</text:p>
          </table:table-cell>
          <table:table-cell office:value-type="float" office:value="14.03085" calcext:value-type="float">
            <text:p>14.03085</text:p>
          </table:table-cell>
          <table:table-cell office:value-type="float" office:value="13.92447" calcext:value-type="float">
            <text:p>13.92447</text:p>
          </table:table-cell>
          <table:table-cell office:value-type="float" office:value="9.701508" calcext:value-type="float">
            <text:p>9.701508</text:p>
          </table:table-cell>
          <table:table-cell office:value-type="float" office:value="-3.210236" calcext:value-type="float">
            <text:p>-3.2102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2" calcext:value-type="float">
            <text:p>16112002</text:p>
          </table:table-cell>
          <table:table-cell office:value-type="float" office:value="9.062144" calcext:value-type="float">
            <text:p>9.062144</text:p>
          </table:table-cell>
          <table:table-cell office:value-type="float" office:value="7.31" calcext:value-type="float">
            <text:p>7.31</text:p>
          </table:table-cell>
          <table:table-cell office:value-type="float" office:value="-1.87" calcext:value-type="float">
            <text:p>-1.87</text:p>
          </table:table-cell>
          <table:table-cell office:value-type="float" office:value="0.8209535" calcext:value-type="float">
            <text:p>0.8209535</text:p>
          </table:table-cell>
          <table:table-cell office:value-type="float" office:value="0.4708832" calcext:value-type="float">
            <text:p>0.4708832</text:p>
          </table:table-cell>
          <table:table-cell office:value-type="float" office:value="129.708" calcext:value-type="float">
            <text:p>129.708</text:p>
          </table:table-cell>
          <table:table-cell office:value-type="float" office:value="0" calcext:value-type="float">
            <text:p>0</text:p>
          </table:table-cell>
          <table:table-cell office:value-type="float" office:value="14.79602" calcext:value-type="float">
            <text:p>14.79602</text:p>
          </table:table-cell>
          <table:table-cell office:value-type="float" office:value="-0.736084" calcext:value-type="float">
            <text:p>-0.736084</text:p>
          </table:table-cell>
          <table:table-cell office:value-type="float" office:value="10.83652" calcext:value-type="float">
            <text:p>10.83652</text:p>
          </table:table-cell>
          <table:table-cell office:value-type="float" office:value="0.8644104" calcext:value-type="float">
            <text:p>0.8644104</text:p>
          </table:table-cell>
          <table:table-cell office:value-type="float" office:value="8.73056" calcext:value-type="float">
            <text:p>8.73056</text:p>
          </table:table-cell>
          <table:table-cell office:value-type="float" office:value="2.389954" calcext:value-type="float">
            <text:p>2.389954</text:p>
          </table:table-cell>
          <table:table-cell office:value-type="float" office:value="7.63797" calcext:value-type="float">
            <text:p>7.63797</text:p>
          </table:table-cell>
          <table:table-cell office:value-type="float" office:value="3.81543" calcext:value-type="float">
            <text:p>3.81543</text:p>
          </table:table-cell>
          <table:table-cell office:value-type="float" office:value="7.26001" calcext:value-type="float">
            <text:p>7.26001</text:p>
          </table:table-cell>
          <table:table-cell office:value-type="float" office:value="4.80722" calcext:value-type="float">
            <text:p>4.80722</text:p>
          </table:table-cell>
          <table:table-cell office:value-type="float" office:value="7.162598" calcext:value-type="float">
            <text:p>7.162598</text:p>
          </table:table-cell>
          <table:table-cell office:value-type="float" office:value="5.928375" calcext:value-type="float">
            <text:p>5.928375</text:p>
          </table:table-cell>
          <table:table-cell office:value-type="float" office:value="7.593018" calcext:value-type="float">
            <text:p>7.593018</text:p>
          </table:table-cell>
          <table:table-cell office:value-type="float" office:value="6.929413" calcext:value-type="float">
            <text:p>6.929413</text:p>
          </table:table-cell>
          <table:table-cell office:value-type="float" office:value="8.694275" calcext:value-type="float">
            <text:p>8.694275</text:p>
          </table:table-cell>
          <table:table-cell office:value-type="float" office:value="8.303558" calcext:value-type="float">
            <text:p>8.303558</text:p>
          </table:table-cell>
          <table:table-cell office:value-type="float" office:value="10.1214" calcext:value-type="float">
            <text:p>10.1214</text:p>
          </table:table-cell>
          <table:table-cell office:value-type="float" office:value="9.906616" calcext:value-type="float">
            <text:p>9.906616</text:p>
          </table:table-cell>
          <table:table-cell office:value-type="float" office:value="11.48346" calcext:value-type="float">
            <text:p>11.48346</text:p>
          </table:table-cell>
          <table:table-cell office:value-type="float" office:value="11.38184" calcext:value-type="float">
            <text:p>11.38184</text:p>
          </table:table-cell>
          <table:table-cell office:value-type="float" office:value="12.4855" calcext:value-type="float">
            <text:p>12.4855</text:p>
          </table:table-cell>
          <table:table-cell office:value-type="float" office:value="12.3945" calcext:value-type="float">
            <text:p>12.3945</text:p>
          </table:table-cell>
          <table:table-cell office:value-type="float" office:value="13.27902" calcext:value-type="float">
            <text:p>13.27902</text:p>
          </table:table-cell>
          <table:table-cell office:value-type="float" office:value="13.18161" calcext:value-type="float">
            <text:p>13.18161</text:p>
          </table:table-cell>
          <table:table-cell office:value-type="float" office:value="13.81052" calcext:value-type="float">
            <text:p>13.81052</text:p>
          </table:table-cell>
          <table:table-cell office:value-type="float" office:value="13.7052" calcext:value-type="float">
            <text:p>13.7052</text:p>
          </table:table-cell>
          <table:table-cell office:value-type="float" office:value="13.92334" calcext:value-type="float">
            <text:p>13.92334</text:p>
          </table:table-cell>
          <table:table-cell office:value-type="float" office:value="13.81897" calcext:value-type="float">
            <text:p>13.81897</text:p>
          </table:table-cell>
          <table:table-cell office:value-type="float" office:value="17.18295" calcext:value-type="float">
            <text:p>17.18295</text:p>
          </table:table-cell>
          <table:table-cell office:value-type="float" office:value="-3.461273" calcext:value-type="float">
            <text:p>-3.4612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2" calcext:value-type="float">
            <text:p>17112002</text:p>
          </table:table-cell>
          <table:table-cell office:value-type="float" office:value="9.216821" calcext:value-type="float">
            <text:p>9.216821</text:p>
          </table:table-cell>
          <table:table-cell office:value-type="float" office:value="9.2" calcext:value-type="float">
            <text:p>9.2</text:p>
          </table:table-cell>
          <table:table-cell office:value-type="float" office:value="-3.02" calcext:value-type="float">
            <text:p>-3.02</text:p>
          </table:table-cell>
          <table:table-cell office:value-type="float" office:value="0.8976203" calcext:value-type="float">
            <text:p>0.8976203</text:p>
          </table:table-cell>
          <table:table-cell office:value-type="float" office:value="0.4328951" calcext:value-type="float">
            <text:p>0.4328951</text:p>
          </table:table-cell>
          <table:table-cell office:value-type="float" office:value="348.336" calcext:value-type="float">
            <text:p>348.336</text:p>
          </table:table-cell>
          <table:table-cell office:value-type="float" office:value="0" calcext:value-type="float">
            <text:p>0</text:p>
          </table:table-cell>
          <table:table-cell office:value-type="float" office:value="16.46838" calcext:value-type="float">
            <text:p>16.46838</text:p>
          </table:table-cell>
          <table:table-cell office:value-type="float" office:value="-1.45697" calcext:value-type="float">
            <text:p>-1.45697</text:p>
          </table:table-cell>
          <table:table-cell office:value-type="float" office:value="11.37296" calcext:value-type="float">
            <text:p>11.37296</text:p>
          </table:table-cell>
          <table:table-cell office:value-type="float" office:value="0.3814087" calcext:value-type="float">
            <text:p>0.3814087</text:p>
          </table:table-cell>
          <table:table-cell office:value-type="float" office:value="8.896973" calcext:value-type="float">
            <text:p>8.896973</text:p>
          </table:table-cell>
          <table:table-cell office:value-type="float" office:value="2.061127" calcext:value-type="float">
            <text:p>2.061127</text:p>
          </table:table-cell>
          <table:table-cell office:value-type="float" office:value="7.707123" calcext:value-type="float">
            <text:p>7.707123</text:p>
          </table:table-cell>
          <table:table-cell office:value-type="float" office:value="3.597107" calcext:value-type="float">
            <text:p>3.597107</text:p>
          </table:table-cell>
          <table:table-cell office:value-type="float" office:value="7.259735" calcext:value-type="float">
            <text:p>7.259735</text:p>
          </table:table-cell>
          <table:table-cell office:value-type="float" office:value="4.6427" calcext:value-type="float">
            <text:p>4.6427</text:p>
          </table:table-cell>
          <table:table-cell office:value-type="float" office:value="7.126831" calcext:value-type="float">
            <text:p>7.126831</text:p>
          </table:table-cell>
          <table:table-cell office:value-type="float" office:value="5.778564" calcext:value-type="float">
            <text:p>5.778564</text:p>
          </table:table-cell>
          <table:table-cell office:value-type="float" office:value="7.527435" calcext:value-type="float">
            <text:p>7.527435</text:p>
          </table:table-cell>
          <table:table-cell office:value-type="float" office:value="6.747162" calcext:value-type="float">
            <text:p>6.747162</text:p>
          </table:table-cell>
          <table:table-cell office:value-type="float" office:value="8.325562" calcext:value-type="float">
            <text:p>8.325562</text:p>
          </table:table-cell>
          <table:table-cell office:value-type="float" office:value="8.081116" calcext:value-type="float">
            <text:p>8.081116</text:p>
          </table:table-cell>
          <table:table-cell office:value-type="float" office:value="9.90448" calcext:value-type="float">
            <text:p>9.90448</text:p>
          </table:table-cell>
          <table:table-cell office:value-type="float" office:value="9.704041" calcext:value-type="float">
            <text:p>9.704041</text:p>
          </table:table-cell>
          <table:table-cell office:value-type="float" office:value="11.38062" calcext:value-type="float">
            <text:p>11.38062</text:p>
          </table:table-cell>
          <table:table-cell office:value-type="float" office:value="11.25662" calcext:value-type="float">
            <text:p>11.25662</text:p>
          </table:table-cell>
          <table:table-cell office:value-type="float" office:value="12.39349" calcext:value-type="float">
            <text:p>12.39349</text:p>
          </table:table-cell>
          <table:table-cell office:value-type="float" office:value="12.29324" calcext:value-type="float">
            <text:p>12.29324</text:p>
          </table:table-cell>
          <table:table-cell office:value-type="float" office:value="13.18057" calcext:value-type="float">
            <text:p>13.18057</text:p>
          </table:table-cell>
          <table:table-cell office:value-type="float" office:value="13.08209" calcext:value-type="float">
            <text:p>13.08209</text:p>
          </table:table-cell>
          <table:table-cell office:value-type="float" office:value="13.70413" calcext:value-type="float">
            <text:p>13.70413</text:p>
          </table:table-cell>
          <table:table-cell office:value-type="float" office:value="13.60083" calcext:value-type="float">
            <text:p>13.60083</text:p>
          </table:table-cell>
          <table:table-cell office:value-type="float" office:value="13.81784" calcext:value-type="float">
            <text:p>13.81784</text:p>
          </table:table-cell>
          <table:table-cell office:value-type="float" office:value="13.71576" calcext:value-type="float">
            <text:p>13.71576</text:p>
          </table:table-cell>
          <table:table-cell office:value-type="float" office:value="20.82492" calcext:value-type="float">
            <text:p>20.82492</text:p>
          </table:table-cell>
          <table:table-cell office:value-type="float" office:value="-4.398438" calcext:value-type="float">
            <text:p>-4.3984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2" calcext:value-type="float">
            <text:p>18112002</text:p>
          </table:table-cell>
          <table:table-cell office:value-type="float" office:value="9.704519" calcext:value-type="float">
            <text:p>9.704519</text:p>
          </table:table-cell>
          <table:table-cell office:value-type="float" office:value="13.62" calcext:value-type="float">
            <text:p>13.62</text:p>
          </table:table-cell>
          <table:table-cell office:value-type="float" office:value="-0.35" calcext:value-type="float">
            <text:p>-0.35</text:p>
          </table:table-cell>
          <table:table-cell office:value-type="float" office:value="0.9000872" calcext:value-type="float">
            <text:p>0.9000872</text:p>
          </table:table-cell>
          <table:table-cell office:value-type="float" office:value="0.5256832" calcext:value-type="float">
            <text:p>0.5256832</text:p>
          </table:table-cell>
          <table:table-cell office:value-type="float" office:value="325.404" calcext:value-type="float">
            <text:p>325.404</text:p>
          </table:table-cell>
          <table:table-cell office:value-type="float" office:value="0" calcext:value-type="float">
            <text:p>0</text:p>
          </table:table-cell>
          <table:table-cell office:value-type="float" office:value="19.68579" calcext:value-type="float">
            <text:p>19.68579</text:p>
          </table:table-cell>
          <table:table-cell office:value-type="float" office:value="0.6423035" calcext:value-type="float">
            <text:p>0.6423035</text:p>
          </table:table-cell>
          <table:table-cell office:value-type="float" office:value="14.34924" calcext:value-type="float">
            <text:p>14.34924</text:p>
          </table:table-cell>
          <table:table-cell office:value-type="float" office:value="2.220245" calcext:value-type="float">
            <text:p>2.220245</text:p>
          </table:table-cell>
          <table:table-cell office:value-type="float" office:value="11.38934" calcext:value-type="float">
            <text:p>11.38934</text:p>
          </table:table-cell>
          <table:table-cell office:value-type="float" office:value="3.514313" calcext:value-type="float">
            <text:p>3.514313</text:p>
          </table:table-cell>
          <table:table-cell office:value-type="float" office:value="9.539703" calcext:value-type="float">
            <text:p>9.539703</text:p>
          </table:table-cell>
          <table:table-cell office:value-type="float" office:value="4.689606" calcext:value-type="float">
            <text:p>4.689606</text:p>
          </table:table-cell>
          <table:table-cell office:value-type="float" office:value="8.666718" calcext:value-type="float">
            <text:p>8.666718</text:p>
          </table:table-cell>
          <table:table-cell office:value-type="float" office:value="5.470703" calcext:value-type="float">
            <text:p>5.470703</text:p>
          </table:table-cell>
          <table:table-cell office:value-type="float" office:value="8.09137" calcext:value-type="float">
            <text:p>8.09137</text:p>
          </table:table-cell>
          <table:table-cell office:value-type="float" office:value="6.330902" calcext:value-type="float">
            <text:p>6.330902</text:p>
          </table:table-cell>
          <table:table-cell office:value-type="float" office:value="8.074677" calcext:value-type="float">
            <text:p>8.074677</text:p>
          </table:table-cell>
          <table:table-cell office:value-type="float" office:value="7.05481" calcext:value-type="float">
            <text:p>7.05481</text:p>
          </table:table-cell>
          <table:table-cell office:value-type="float" office:value="8.257416" calcext:value-type="float">
            <text:p>8.257416</text:p>
          </table:table-cell>
          <table:table-cell office:value-type="float" office:value="8.088837" calcext:value-type="float">
            <text:p>8.088837</text:p>
          </table:table-cell>
          <table:table-cell office:value-type="float" office:value="9.702209" calcext:value-type="float">
            <text:p>9.702209</text:p>
          </table:table-cell>
          <table:table-cell office:value-type="float" office:value="9.571991" calcext:value-type="float">
            <text:p>9.571991</text:p>
          </table:table-cell>
          <table:table-cell office:value-type="float" office:value="11.25522" calcext:value-type="float">
            <text:p>11.25522</text:p>
          </table:table-cell>
          <table:table-cell office:value-type="float" office:value="11.12573" calcext:value-type="float">
            <text:p>11.12573</text:p>
          </table:table-cell>
          <table:table-cell office:value-type="float" office:value="12.29214" calcext:value-type="float">
            <text:p>12.29214</text:p>
          </table:table-cell>
          <table:table-cell office:value-type="float" office:value="12.18359" calcext:value-type="float">
            <text:p>12.18359</text:p>
          </table:table-cell>
          <table:table-cell office:value-type="float" office:value="13.08102" calcext:value-type="float">
            <text:p>13.08102</text:p>
          </table:table-cell>
          <table:table-cell office:value-type="float" office:value="12.97992" calcext:value-type="float">
            <text:p>12.97992</text:p>
          </table:table-cell>
          <table:table-cell office:value-type="float" office:value="13.59973" calcext:value-type="float">
            <text:p>13.59973</text:p>
          </table:table-cell>
          <table:table-cell office:value-type="float" office:value="13.49759" calcext:value-type="float">
            <text:p>13.49759</text:p>
          </table:table-cell>
          <table:table-cell office:value-type="float" office:value="13.71469" calcext:value-type="float">
            <text:p>13.71469</text:p>
          </table:table-cell>
          <table:table-cell office:value-type="float" office:value="13.61414" calcext:value-type="float">
            <text:p>13.61414</text:p>
          </table:table-cell>
          <table:table-cell office:value-type="float" office:value="23.09265" calcext:value-type="float">
            <text:p>23.09265</text:p>
          </table:table-cell>
          <table:table-cell office:value-type="float" office:value="-2.460449" calcext:value-type="float">
            <text:p>-2.4604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2" calcext:value-type="float">
            <text:p>19112002</text:p>
          </table:table-cell>
          <table:table-cell office:value-type="float" office:value="6.824074" calcext:value-type="float">
            <text:p>6.824074</text:p>
          </table:table-cell>
          <table:table-cell office:value-type="float" office:value="14.14" calcext:value-type="float">
            <text:p>14.14</text:p>
          </table:table-cell>
          <table:table-cell office:value-type="float" office:value="-1.68" calcext:value-type="float">
            <text:p>-1.68</text:p>
          </table:table-cell>
          <table:table-cell office:value-type="float" office:value="0.8218279" calcext:value-type="float">
            <text:p>0.8218279</text:p>
          </table:table-cell>
          <table:table-cell office:value-type="float" office:value="0.4774402" calcext:value-type="float">
            <text:p>0.4774402</text:p>
          </table:table-cell>
          <table:table-cell office:value-type="float" office:value="124.38" calcext:value-type="float">
            <text:p>124.38</text:p>
          </table:table-cell>
          <table:table-cell office:value-type="float" office:value="0" calcext:value-type="float">
            <text:p>0</text:p>
          </table:table-cell>
          <table:table-cell office:value-type="float" office:value="14.99966" calcext:value-type="float">
            <text:p>14.99966</text:p>
          </table:table-cell>
          <table:table-cell office:value-type="float" office:value="-0.787323" calcext:value-type="float">
            <text:p>-0.787323</text:p>
          </table:table-cell>
          <table:table-cell office:value-type="float" office:value="11.57806" calcext:value-type="float">
            <text:p>11.57806</text:p>
          </table:table-cell>
          <table:table-cell office:value-type="float" office:value="1.266693" calcext:value-type="float">
            <text:p>1.266693</text:p>
          </table:table-cell>
          <table:table-cell office:value-type="float" office:value="9.506622" calcext:value-type="float">
            <text:p>9.506622</text:p>
          </table:table-cell>
          <table:table-cell office:value-type="float" office:value="3.029144" calcext:value-type="float">
            <text:p>3.029144</text:p>
          </table:table-cell>
          <table:table-cell office:value-type="float" office:value="8.348999" calcext:value-type="float">
            <text:p>8.348999</text:p>
          </table:table-cell>
          <table:table-cell office:value-type="float" office:value="4.543732" calcext:value-type="float">
            <text:p>4.543732</text:p>
          </table:table-cell>
          <table:table-cell office:value-type="float" office:value="7.885132" calcext:value-type="float">
            <text:p>7.885132</text:p>
          </table:table-cell>
          <table:table-cell office:value-type="float" office:value="5.515472" calcext:value-type="float">
            <text:p>5.515472</text:p>
          </table:table-cell>
          <table:table-cell office:value-type="float" office:value="7.925903" calcext:value-type="float">
            <text:p>7.925903</text:p>
          </table:table-cell>
          <table:table-cell office:value-type="float" office:value="6.526337" calcext:value-type="float">
            <text:p>6.526337</text:p>
          </table:table-cell>
          <table:table-cell office:value-type="float" office:value="8.072876" calcext:value-type="float">
            <text:p>8.072876</text:p>
          </table:table-cell>
          <table:table-cell office:value-type="float" office:value="7.261353" calcext:value-type="float">
            <text:p>7.261353</text:p>
          </table:table-cell>
          <table:table-cell office:value-type="float" office:value="8.353027" calcext:value-type="float">
            <text:p>8.353027</text:p>
          </table:table-cell>
          <table:table-cell office:value-type="float" office:value="8.243713" calcext:value-type="float">
            <text:p>8.243713</text:p>
          </table:table-cell>
          <table:table-cell office:value-type="float" office:value="9.571442" calcext:value-type="float">
            <text:p>9.571442</text:p>
          </table:table-cell>
          <table:table-cell office:value-type="float" office:value="9.530518" calcext:value-type="float">
            <text:p>9.530518</text:p>
          </table:table-cell>
          <table:table-cell office:value-type="float" office:value="11.12442" calcext:value-type="float">
            <text:p>11.12442</text:p>
          </table:table-cell>
          <table:table-cell office:value-type="float" office:value="11.01227" calcext:value-type="float">
            <text:p>11.01227</text:p>
          </table:table-cell>
          <table:table-cell office:value-type="float" office:value="12.18243" calcext:value-type="float">
            <text:p>12.18243</text:p>
          </table:table-cell>
          <table:table-cell office:value-type="float" office:value="12.0722" calcext:value-type="float">
            <text:p>12.0722</text:p>
          </table:table-cell>
          <table:table-cell office:value-type="float" office:value="12.97888" calcext:value-type="float">
            <text:p>12.97888</text:p>
          </table:table-cell>
          <table:table-cell office:value-type="float" office:value="12.87585" calcext:value-type="float">
            <text:p>12.87585</text:p>
          </table:table-cell>
          <table:table-cell office:value-type="float" office:value="13.49652" calcext:value-type="float">
            <text:p>13.49652</text:p>
          </table:table-cell>
          <table:table-cell office:value-type="float" office:value="13.39505" calcext:value-type="float">
            <text:p>13.39505</text:p>
          </table:table-cell>
          <table:table-cell office:value-type="float" office:value="13.6131" calcext:value-type="float">
            <text:p>13.6131</text:p>
          </table:table-cell>
          <table:table-cell office:value-type="float" office:value="13.51379" calcext:value-type="float">
            <text:p>13.51379</text:p>
          </table:table-cell>
          <table:table-cell office:value-type="float" office:value="17.55014" calcext:value-type="float">
            <text:p>17.55014</text:p>
          </table:table-cell>
          <table:table-cell office:value-type="float" office:value="-3.48175" calcext:value-type="float">
            <text:p>-3.481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2" calcext:value-type="float">
            <text:p>20112002</text:p>
          </table:table-cell>
          <table:table-cell office:value-type="float" office:value="9.722467" calcext:value-type="float">
            <text:p>9.722467</text:p>
          </table:table-cell>
          <table:table-cell office:value-type="float" office:value="16.21" calcext:value-type="float">
            <text:p>16.21</text:p>
          </table:table-cell>
          <table:table-cell office:value-type="float" office:value="0.98" calcext:value-type="float">
            <text:p>0.98</text:p>
          </table:table-cell>
          <table:table-cell office:value-type="float" office:value="0.9205095" calcext:value-type="float">
            <text:p>0.9205095</text:p>
          </table:table-cell>
          <table:table-cell office:value-type="float" office:value="0.5782623" calcext:value-type="float">
            <text:p>0.5782623</text:p>
          </table:table-cell>
          <table:table-cell office:value-type="float" office:value="322.236" calcext:value-type="float">
            <text:p>322.236</text:p>
          </table:table-cell>
          <table:table-cell office:value-type="float" office:value="0" calcext:value-type="float">
            <text:p>0</text:p>
          </table:table-cell>
          <table:table-cell office:value-type="float" office:value="20.65137" calcext:value-type="float">
            <text:p>20.65137</text:p>
          </table:table-cell>
          <table:table-cell office:value-type="float" office:value="0.9041748" calcext:value-type="float">
            <text:p>0.9041748</text:p>
          </table:table-cell>
          <table:table-cell office:value-type="float" office:value="15.18643" calcext:value-type="float">
            <text:p>15.18643</text:p>
          </table:table-cell>
          <table:table-cell office:value-type="float" office:value="2.500763" calcext:value-type="float">
            <text:p>2.500763</text:p>
          </table:table-cell>
          <table:table-cell office:value-type="float" office:value="12.13336" calcext:value-type="float">
            <text:p>12.13336</text:p>
          </table:table-cell>
          <table:table-cell office:value-type="float" office:value="3.874725" calcext:value-type="float">
            <text:p>3.874725</text:p>
          </table:table-cell>
          <table:table-cell office:value-type="float" office:value="10.17807" calcext:value-type="float">
            <text:p>10.17807</text:p>
          </table:table-cell>
          <table:table-cell office:value-type="float" office:value="5.07016" calcext:value-type="float">
            <text:p>5.07016</text:p>
          </table:table-cell>
          <table:table-cell office:value-type="float" office:value="9.223267" calcext:value-type="float">
            <text:p>9.223267</text:p>
          </table:table-cell>
          <table:table-cell office:value-type="float" office:value="5.852081" calcext:value-type="float">
            <text:p>5.852081</text:p>
          </table:table-cell>
          <table:table-cell office:value-type="float" office:value="8.561646" calcext:value-type="float">
            <text:p>8.561646</text:p>
          </table:table-cell>
          <table:table-cell office:value-type="float" office:value="6.693481" calcext:value-type="float">
            <text:p>6.693481</text:p>
          </table:table-cell>
          <table:table-cell office:value-type="float" office:value="8.436554" calcext:value-type="float">
            <text:p>8.436554</text:p>
          </table:table-cell>
          <table:table-cell office:value-type="float" office:value="7.351471" calcext:value-type="float">
            <text:p>7.351471</text:p>
          </table:table-cell>
          <table:table-cell office:value-type="float" office:value="8.431854" calcext:value-type="float">
            <text:p>8.431854</text:p>
          </table:table-cell>
          <table:table-cell office:value-type="float" office:value="8.254242" calcext:value-type="float">
            <text:p>8.254242</text:p>
          </table:table-cell>
          <table:table-cell office:value-type="float" office:value="9.53006" calcext:value-type="float">
            <text:p>9.53006</text:p>
          </table:table-cell>
          <table:table-cell office:value-type="float" office:value="9.493347" calcext:value-type="float">
            <text:p>9.493347</text:p>
          </table:table-cell>
          <table:table-cell office:value-type="float" office:value="11.0112" calcext:value-type="float">
            <text:p>11.0112</text:p>
          </table:table-cell>
          <table:table-cell office:value-type="float" office:value="10.91541" calcext:value-type="float">
            <text:p>10.91541</text:p>
          </table:table-cell>
          <table:table-cell office:value-type="float" office:value="12.07108" calcext:value-type="float">
            <text:p>12.07108</text:p>
          </table:table-cell>
          <table:table-cell office:value-type="float" office:value="11.96548" calcext:value-type="float">
            <text:p>11.96548</text:p>
          </table:table-cell>
          <table:table-cell office:value-type="float" office:value="12.87479" calcext:value-type="float">
            <text:p>12.87479</text:p>
          </table:table-cell>
          <table:table-cell office:value-type="float" office:value="12.77075" calcext:value-type="float">
            <text:p>12.77075</text:p>
          </table:table-cell>
          <table:table-cell office:value-type="float" office:value="13.39398" calcext:value-type="float">
            <text:p>13.39398</text:p>
          </table:table-cell>
          <table:table-cell office:value-type="float" office:value="13.29257" calcext:value-type="float">
            <text:p>13.29257</text:p>
          </table:table-cell>
          <table:table-cell office:value-type="float" office:value="13.51276" calcext:value-type="float">
            <text:p>13.51276</text:p>
          </table:table-cell>
          <table:table-cell office:value-type="float" office:value="13.41577" calcext:value-type="float">
            <text:p>13.41577</text:p>
          </table:table-cell>
          <table:table-cell office:value-type="float" office:value="24.50681" calcext:value-type="float">
            <text:p>24.50681</text:p>
          </table:table-cell>
          <table:table-cell office:value-type="float" office:value="-1.911102" calcext:value-type="float">
            <text:p>-1.9111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2" calcext:value-type="float">
            <text:p>21112002</text:p>
          </table:table-cell>
          <table:table-cell office:value-type="float" office:value="2.665091" calcext:value-type="float">
            <text:p>2.665091</text:p>
          </table:table-cell>
          <table:table-cell office:value-type="float" office:value="7.21" calcext:value-type="float">
            <text:p>7.21</text:p>
          </table:table-cell>
          <table:table-cell office:value-type="float" office:value="-2.97" calcext:value-type="float">
            <text:p>-2.97</text:p>
          </table:table-cell>
          <table:table-cell office:value-type="float" office:value="0.8784292" calcext:value-type="float">
            <text:p>0.8784292</text:p>
          </table:table-cell>
          <table:table-cell office:value-type="float" office:value="0.4344875" calcext:value-type="float">
            <text:p>0.4344875</text:p>
          </table:table-cell>
          <table:table-cell office:value-type="float" office:value="483.84" calcext:value-type="float">
            <text:p>483.84</text:p>
          </table:table-cell>
          <table:table-cell office:value-type="float" office:value="0" calcext:value-type="float">
            <text:p>0</text:p>
          </table:table-cell>
          <table:table-cell office:value-type="float" office:value="8.890442" calcext:value-type="float">
            <text:p>8.890442</text:p>
          </table:table-cell>
          <table:table-cell office:value-type="float" office:value="-0.9040222" calcext:value-type="float">
            <text:p>-0.9040222</text:p>
          </table:table-cell>
          <table:table-cell office:value-type="float" office:value="7.762146" calcext:value-type="float">
            <text:p>7.762146</text:p>
          </table:table-cell>
          <table:table-cell office:value-type="float" office:value="1.820251" calcext:value-type="float">
            <text:p>1.820251</text:p>
          </table:table-cell>
          <table:table-cell office:value-type="float" office:value="7.283661" calcext:value-type="float">
            <text:p>7.283661</text:p>
          </table:table-cell>
          <table:table-cell office:value-type="float" office:value="3.98175" calcext:value-type="float">
            <text:p>3.98175</text:p>
          </table:table-cell>
          <table:table-cell office:value-type="float" office:value="7.613861" calcext:value-type="float">
            <text:p>7.613861</text:p>
          </table:table-cell>
          <table:table-cell office:value-type="float" office:value="5.598267" calcext:value-type="float">
            <text:p>5.598267</text:p>
          </table:table-cell>
          <table:table-cell office:value-type="float" office:value="8.09198" calcext:value-type="float">
            <text:p>8.09198</text:p>
          </table:table-cell>
          <table:table-cell office:value-type="float" office:value="6.435852" calcext:value-type="float">
            <text:p>6.435852</text:p>
          </table:table-cell>
          <table:table-cell office:value-type="float" office:value="8.432556" calcext:value-type="float">
            <text:p>8.432556</text:p>
          </table:table-cell>
          <table:table-cell office:value-type="float" office:value="7.26181" calcext:value-type="float">
            <text:p>7.26181</text:p>
          </table:table-cell>
          <table:table-cell office:value-type="float" office:value="8.437042" calcext:value-type="float">
            <text:p>8.437042</text:p>
          </table:table-cell>
          <table:table-cell office:value-type="float" office:value="7.777283" calcext:value-type="float">
            <text:p>7.777283</text:p>
          </table:table-cell>
          <table:table-cell office:value-type="float" office:value="8.551819" calcext:value-type="float">
            <text:p>8.551819</text:p>
          </table:table-cell>
          <table:table-cell office:value-type="float" office:value="8.438782" calcext:value-type="float">
            <text:p>8.438782</text:p>
          </table:table-cell>
          <table:table-cell office:value-type="float" office:value="9.518829" calcext:value-type="float">
            <text:p>9.518829</text:p>
          </table:table-cell>
          <table:table-cell office:value-type="float" office:value="9.493958" calcext:value-type="float">
            <text:p>9.493958</text:p>
          </table:table-cell>
          <table:table-cell office:value-type="float" office:value="10.91449" calcext:value-type="float">
            <text:p>10.91449</text:p>
          </table:table-cell>
          <table:table-cell office:value-type="float" office:value="10.83868" calcext:value-type="float">
            <text:p>10.83868</text:p>
          </table:table-cell>
          <table:table-cell office:value-type="float" office:value="11.96439" calcext:value-type="float">
            <text:p>11.96439</text:p>
          </table:table-cell>
          <table:table-cell office:value-type="float" office:value="11.86505" calcext:value-type="float">
            <text:p>11.86505</text:p>
          </table:table-cell>
          <table:table-cell office:value-type="float" office:value="12.76959" calcext:value-type="float">
            <text:p>12.76959</text:p>
          </table:table-cell>
          <table:table-cell office:value-type="float" office:value="12.66632" calcext:value-type="float">
            <text:p>12.66632</text:p>
          </table:table-cell>
          <table:table-cell office:value-type="float" office:value="13.2915" calcext:value-type="float">
            <text:p>13.2915</text:p>
          </table:table-cell>
          <table:table-cell office:value-type="float" office:value="13.19058" calcext:value-type="float">
            <text:p>13.19058</text:p>
          </table:table-cell>
          <table:table-cell office:value-type="float" office:value="13.41476" calcext:value-type="float">
            <text:p>13.41476</text:p>
          </table:table-cell>
          <table:table-cell office:value-type="float" office:value="13.31787" calcext:value-type="float">
            <text:p>13.31787</text:p>
          </table:table-cell>
          <table:table-cell office:value-type="float" office:value="9.670715" calcext:value-type="float">
            <text:p>9.670715</text:p>
          </table:table-cell>
          <table:table-cell office:value-type="float" office:value="-4.329895" calcext:value-type="float">
            <text:p>-4.3298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2" calcext:value-type="float">
            <text:p>22112002</text:p>
          </table:table-cell>
          <table:table-cell office:value-type="float" office:value="9.528806" calcext:value-type="float">
            <text:p>9.528806</text:p>
          </table:table-cell>
          <table:table-cell office:value-type="float" office:value="11.14" calcext:value-type="float">
            <text:p>11.14</text:p>
          </table:table-cell>
          <table:table-cell office:value-type="float" office:value="-6.24" calcext:value-type="float">
            <text:p>-6.24</text:p>
          </table:table-cell>
          <table:table-cell office:value-type="float" office:value="0.8557881" calcext:value-type="float">
            <text:p>0.8557881</text:p>
          </table:table-cell>
          <table:table-cell office:value-type="float" office:value="0.3407395" calcext:value-type="float">
            <text:p>0.3407395</text:p>
          </table:table-cell>
          <table:table-cell office:value-type="float" office:value="265.5" calcext:value-type="float">
            <text:p>265.5</text:p>
          </table:table-cell>
          <table:table-cell office:value-type="float" office:value="0" calcext:value-type="float">
            <text:p>0</text:p>
          </table:table-cell>
          <table:table-cell office:value-type="float" office:value="16.68137" calcext:value-type="float">
            <text:p>16.68137</text:p>
          </table:table-cell>
          <table:table-cell office:value-type="float" office:value="-3.1987" calcext:value-type="float">
            <text:p>-3.1987</text:p>
          </table:table-cell>
          <table:table-cell office:value-type="float" office:value="11.48721" calcext:value-type="float">
            <text:p>11.48721</text:p>
          </table:table-cell>
          <table:table-cell office:value-type="float" office:value="-0.2138977" calcext:value-type="float">
            <text:p>-0.2138977</text:p>
          </table:table-cell>
          <table:table-cell office:value-type="float" office:value="8.980957" calcext:value-type="float">
            <text:p>8.980957</text:p>
          </table:table-cell>
          <table:table-cell office:value-type="float" office:value="1.672516" calcext:value-type="float">
            <text:p>1.672516</text:p>
          </table:table-cell>
          <table:table-cell office:value-type="float" office:value="7.699402" calcext:value-type="float">
            <text:p>7.699402</text:p>
          </table:table-cell>
          <table:table-cell office:value-type="float" office:value="3.396332" calcext:value-type="float">
            <text:p>3.396332</text:p>
          </table:table-cell>
          <table:table-cell office:value-type="float" office:value="7.244934" calcext:value-type="float">
            <text:p>7.244934</text:p>
          </table:table-cell>
          <table:table-cell office:value-type="float" office:value="4.555786" calcext:value-type="float">
            <text:p>4.555786</text:p>
          </table:table-cell>
          <table:table-cell office:value-type="float" office:value="7.237091" calcext:value-type="float">
            <text:p>7.237091</text:p>
          </table:table-cell>
          <table:table-cell office:value-type="float" office:value="5.790222" calcext:value-type="float">
            <text:p>5.790222</text:p>
          </table:table-cell>
          <table:table-cell office:value-type="float" office:value="7.783386" calcext:value-type="float">
            <text:p>7.783386</text:p>
          </table:table-cell>
          <table:table-cell office:value-type="float" office:value="6.779724" calcext:value-type="float">
            <text:p>6.779724</text:p>
          </table:table-cell>
          <table:table-cell office:value-type="float" office:value="8.466248" calcext:value-type="float">
            <text:p>8.466248</text:p>
          </table:table-cell>
          <table:table-cell office:value-type="float" office:value="8.063538" calcext:value-type="float">
            <text:p>8.063538</text:p>
          </table:table-cell>
          <table:table-cell office:value-type="float" office:value="9.51712" calcext:value-type="float">
            <text:p>9.51712</text:p>
          </table:table-cell>
          <table:table-cell office:value-type="float" office:value="9.418396" calcext:value-type="float">
            <text:p>9.418396</text:p>
          </table:table-cell>
          <table:table-cell office:value-type="float" office:value="10.83801" calcext:value-type="float">
            <text:p>10.83801</text:p>
          </table:table-cell>
          <table:table-cell office:value-type="float" office:value="10.76678" calcext:value-type="float">
            <text:p>10.76678</text:p>
          </table:table-cell>
          <table:table-cell office:value-type="float" office:value="11.86407" calcext:value-type="float">
            <text:p>11.86407</text:p>
          </table:table-cell>
          <table:table-cell office:value-type="float" office:value="11.77301" calcext:value-type="float">
            <text:p>11.77301</text:p>
          </table:table-cell>
          <table:table-cell office:value-type="float" office:value="12.66525" calcext:value-type="float">
            <text:p>12.66525</text:p>
          </table:table-cell>
          <table:table-cell office:value-type="float" office:value="12.56464" calcext:value-type="float">
            <text:p>12.56464</text:p>
          </table:table-cell>
          <table:table-cell office:value-type="float" office:value="13.18951" calcext:value-type="float">
            <text:p>13.18951</text:p>
          </table:table-cell>
          <table:table-cell office:value-type="float" office:value="13.08908" calcext:value-type="float">
            <text:p>13.08908</text:p>
          </table:table-cell>
          <table:table-cell office:value-type="float" office:value="13.31686" calcext:value-type="float">
            <text:p>13.31686</text:p>
          </table:table-cell>
          <table:table-cell office:value-type="float" office:value="13.22125" calcext:value-type="float">
            <text:p>13.22125</text:p>
          </table:table-cell>
          <table:table-cell office:value-type="float" office:value="20.53671" calcext:value-type="float">
            <text:p>20.53671</text:p>
          </table:table-cell>
          <table:table-cell office:value-type="float" office:value="-7.159241" calcext:value-type="float">
            <text:p>-7.1592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2" calcext:value-type="float">
            <text:p>23112002</text:p>
          </table:table-cell>
          <table:table-cell office:value-type="float" office:value="9.236196" calcext:value-type="float">
            <text:p>9.236196</text:p>
          </table:table-cell>
          <table:table-cell office:value-type="float" office:value="10.39" calcext:value-type="float">
            <text:p>10.39</text:p>
          </table:table-cell>
          <table:table-cell office:value-type="float" office:value="1.62" calcext:value-type="float">
            <text:p>1.62</text:p>
          </table:table-cell>
          <table:table-cell office:value-type="float" office:value="0.8477205" calcext:value-type="float">
            <text:p>0.8477205</text:p>
          </table:table-cell>
          <table:table-cell office:value-type="float" office:value="0.6052058" calcext:value-type="float">
            <text:p>0.6052058</text:p>
          </table:table-cell>
          <table:table-cell office:value-type="float" office:value="348.768" calcext:value-type="float">
            <text:p>348.768</text:p>
          </table:table-cell>
          <table:table-cell office:value-type="float" office:value="0" calcext:value-type="float">
            <text:p>0</text:p>
          </table:table-cell>
          <table:table-cell office:value-type="float" office:value="18.75641" calcext:value-type="float">
            <text:p>18.75641</text:p>
          </table:table-cell>
          <table:table-cell office:value-type="float" office:value="1.130219" calcext:value-type="float">
            <text:p>1.130219</text:p>
          </table:table-cell>
          <table:table-cell office:value-type="float" office:value="13.37457" calcext:value-type="float">
            <text:p>13.37457</text:p>
          </table:table-cell>
          <table:table-cell office:value-type="float" office:value="2.776093" calcext:value-type="float">
            <text:p>2.776093</text:p>
          </table:table-cell>
          <table:table-cell office:value-type="float" office:value="10.78549" calcext:value-type="float">
            <text:p>10.78549</text:p>
          </table:table-cell>
          <table:table-cell office:value-type="float" office:value="3.986481" calcext:value-type="float">
            <text:p>3.986481</text:p>
          </table:table-cell>
          <table:table-cell office:value-type="float" office:value="9.147186" calcext:value-type="float">
            <text:p>9.147186</text:p>
          </table:table-cell>
          <table:table-cell office:value-type="float" office:value="5.003906" calcext:value-type="float">
            <text:p>5.003906</text:p>
          </table:table-cell>
          <table:table-cell office:value-type="float" office:value="8.390167" calcext:value-type="float">
            <text:p>8.390167</text:p>
          </table:table-cell>
          <table:table-cell office:value-type="float" office:value="5.680878" calcext:value-type="float">
            <text:p>5.680878</text:p>
          </table:table-cell>
          <table:table-cell office:value-type="float" office:value="7.882751" calcext:value-type="float">
            <text:p>7.882751</text:p>
          </table:table-cell>
          <table:table-cell office:value-type="float" office:value="6.432465" calcext:value-type="float">
            <text:p>6.432465</text:p>
          </table:table-cell>
          <table:table-cell office:value-type="float" office:value="7.901459" calcext:value-type="float">
            <text:p>7.901459</text:p>
          </table:table-cell>
          <table:table-cell office:value-type="float" office:value="7.080048" calcext:value-type="float">
            <text:p>7.080048</text:p>
          </table:table-cell>
          <table:table-cell office:value-type="float" office:value="8.139709" calcext:value-type="float">
            <text:p>8.139709</text:p>
          </table:table-cell>
          <table:table-cell office:value-type="float" office:value="8.006836" calcext:value-type="float">
            <text:p>8.006836</text:p>
          </table:table-cell>
          <table:table-cell office:value-type="float" office:value="9.416962" calcext:value-type="float">
            <text:p>9.416962</text:p>
          </table:table-cell>
          <table:table-cell office:value-type="float" office:value="9.306427" calcext:value-type="float">
            <text:p>9.306427</text:p>
          </table:table-cell>
          <table:table-cell office:value-type="float" office:value="10.76596" calcext:value-type="float">
            <text:p>10.76596</text:p>
          </table:table-cell>
          <table:table-cell office:value-type="float" office:value="10.67917" calcext:value-type="float">
            <text:p>10.67917</text:p>
          </table:table-cell>
          <table:table-cell office:value-type="float" office:value="11.77206" calcext:value-type="float">
            <text:p>11.77206</text:p>
          </table:table-cell>
          <table:table-cell office:value-type="float" office:value="11.68149" calcext:value-type="float">
            <text:p>11.68149</text:p>
          </table:table-cell>
          <table:table-cell office:value-type="float" office:value="12.5636" calcext:value-type="float">
            <text:p>12.5636</text:p>
          </table:table-cell>
          <table:table-cell office:value-type="float" office:value="12.46552" calcext:value-type="float">
            <text:p>12.46552</text:p>
          </table:table-cell>
          <table:table-cell office:value-type="float" office:value="13.08801" calcext:value-type="float">
            <text:p>13.08801</text:p>
          </table:table-cell>
          <table:table-cell office:value-type="float" office:value="12.98956" calcext:value-type="float">
            <text:p>12.98956</text:p>
          </table:table-cell>
          <table:table-cell office:value-type="float" office:value="13.22025" calcext:value-type="float">
            <text:p>13.22025</text:p>
          </table:table-cell>
          <table:table-cell office:value-type="float" office:value="13.12531" calcext:value-type="float">
            <text:p>13.12531</text:p>
          </table:table-cell>
          <table:table-cell office:value-type="float" office:value="21.5488" calcext:value-type="float">
            <text:p>21.5488</text:p>
          </table:table-cell>
          <table:table-cell office:value-type="float" office:value="-1.539551" calcext:value-type="float">
            <text:p>-1.5395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2" calcext:value-type="float">
            <text:p>24112002</text:p>
          </table:table-cell>
          <table:table-cell office:value-type="float" office:value="5.50692" calcext:value-type="float">
            <text:p>5.50692</text:p>
          </table:table-cell>
          <table:table-cell office:value-type="float" office:value="3.03" calcext:value-type="float">
            <text:p>3.03</text:p>
          </table:table-cell>
          <table:table-cell office:value-type="float" office:value="-9.2" calcext:value-type="float">
            <text:p>-9.2</text:p>
          </table:table-cell>
          <table:table-cell office:value-type="float" office:value="0.668583" calcext:value-type="float">
            <text:p>0.668583</text:p>
          </table:table-cell>
          <table:table-cell office:value-type="float" office:value="0.2720311" calcext:value-type="float">
            <text:p>0.2720311</text:p>
          </table:table-cell>
          <table:table-cell office:value-type="float" office:value="424.296" calcext:value-type="float">
            <text:p>424.296</text:p>
          </table:table-cell>
          <table:table-cell office:value-type="float" office:value="0" calcext:value-type="float">
            <text:p>0</text:p>
          </table:table-cell>
          <table:table-cell office:value-type="float" office:value="9.621765" calcext:value-type="float">
            <text:p>9.621765</text:p>
          </table:table-cell>
          <table:table-cell office:value-type="float" office:value="-4.797913" calcext:value-type="float">
            <text:p>-4.797913</text:p>
          </table:table-cell>
          <table:table-cell office:value-type="float" office:value="7.089752" calcext:value-type="float">
            <text:p>7.089752</text:p>
          </table:table-cell>
          <table:table-cell office:value-type="float" office:value="-0.4515076" calcext:value-type="float">
            <text:p>-0.4515076</text:p>
          </table:table-cell>
          <table:table-cell office:value-type="float" office:value="5.991577" calcext:value-type="float">
            <text:p>5.991577</text:p>
          </table:table-cell>
          <table:table-cell office:value-type="float" office:value="1.570618" calcext:value-type="float">
            <text:p>1.570618</text:p>
          </table:table-cell>
          <table:table-cell office:value-type="float" office:value="6.423981" calcext:value-type="float">
            <text:p>6.423981</text:p>
          </table:table-cell>
          <table:table-cell office:value-type="float" office:value="3.454742" calcext:value-type="float">
            <text:p>3.454742</text:p>
          </table:table-cell>
          <table:table-cell office:value-type="float" office:value="7.059418" calcext:value-type="float">
            <text:p>7.059418</text:p>
          </table:table-cell>
          <table:table-cell office:value-type="float" office:value="4.640839" calcext:value-type="float">
            <text:p>4.640839</text:p>
          </table:table-cell>
          <table:table-cell office:value-type="float" office:value="7.650665" calcext:value-type="float">
            <text:p>7.650665</text:p>
          </table:table-cell>
          <table:table-cell office:value-type="float" office:value="5.93161" calcext:value-type="float">
            <text:p>5.93161</text:p>
          </table:table-cell>
          <table:table-cell office:value-type="float" office:value="7.885925" calcext:value-type="float">
            <text:p>7.885925</text:p>
          </table:table-cell>
          <table:table-cell office:value-type="float" office:value="6.837433" calcext:value-type="float">
            <text:p>6.837433</text:p>
          </table:table-cell>
          <table:table-cell office:value-type="float" office:value="8.197357" calcext:value-type="float">
            <text:p>8.197357</text:p>
          </table:table-cell>
          <table:table-cell office:value-type="float" office:value="7.942596" calcext:value-type="float">
            <text:p>7.942596</text:p>
          </table:table-cell>
          <table:table-cell office:value-type="float" office:value="9.305908" calcext:value-type="float">
            <text:p>9.305908</text:p>
          </table:table-cell>
          <table:table-cell office:value-type="float" office:value="9.24585" calcext:value-type="float">
            <text:p>9.24585</text:p>
          </table:table-cell>
          <table:table-cell office:value-type="float" office:value="10.67822" calcext:value-type="float">
            <text:p>10.67822</text:p>
          </table:table-cell>
          <table:table-cell office:value-type="float" office:value="10.59332" calcext:value-type="float">
            <text:p>10.59332</text:p>
          </table:table-cell>
          <table:table-cell office:value-type="float" office:value="11.68054" calcext:value-type="float">
            <text:p>11.68054</text:p>
          </table:table-cell>
          <table:table-cell office:value-type="float" office:value="11.58868" calcext:value-type="float">
            <text:p>11.58868</text:p>
          </table:table-cell>
          <table:table-cell office:value-type="float" office:value="12.46451" calcext:value-type="float">
            <text:p>12.46451</text:p>
          </table:table-cell>
          <table:table-cell office:value-type="float" office:value="12.3678" calcext:value-type="float">
            <text:p>12.3678</text:p>
          </table:table-cell>
          <table:table-cell office:value-type="float" office:value="12.98856" calcext:value-type="float">
            <text:p>12.98856</text:p>
          </table:table-cell>
          <table:table-cell office:value-type="float" office:value="12.89008" calcext:value-type="float">
            <text:p>12.89008</text:p>
          </table:table-cell>
          <table:table-cell office:value-type="float" office:value="13.1243" calcext:value-type="float">
            <text:p>13.1243</text:p>
          </table:table-cell>
          <table:table-cell office:value-type="float" office:value="13.02985" calcext:value-type="float">
            <text:p>13.02985</text:p>
          </table:table-cell>
          <table:table-cell office:value-type="float" office:value="11.50687" calcext:value-type="float">
            <text:p>11.50687</text:p>
          </table:table-cell>
          <table:table-cell office:value-type="float" office:value="-10.94049" calcext:value-type="float">
            <text:p>-10.940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2" calcext:value-type="float">
            <text:p>25112002</text:p>
          </table:table-cell>
          <table:table-cell office:value-type="float" office:value="6.323381" calcext:value-type="float">
            <text:p>6.323381</text:p>
          </table:table-cell>
          <table:table-cell office:value-type="float" office:value="-1.91" calcext:value-type="float">
            <text:p>-1.91</text:p>
          </table:table-cell>
          <table:table-cell office:value-type="float" office:value="-11.17" calcext:value-type="float">
            <text:p>-11.17</text:p>
          </table:table-cell>
          <table:table-cell office:value-type="float" office:value="0.469513" calcext:value-type="float">
            <text:p>0.469513</text:p>
          </table:table-cell>
          <table:table-cell office:value-type="float" office:value="0.2335076" calcext:value-type="float">
            <text:p>0.2335076</text:p>
          </table:table-cell>
          <table:table-cell office:value-type="float" office:value="244.332" calcext:value-type="float">
            <text:p>244.332</text:p>
          </table:table-cell>
          <table:table-cell office:value-type="float" office:value="0" calcext:value-type="float">
            <text:p>0</text:p>
          </table:table-cell>
          <table:table-cell office:value-type="float" office:value="2.585114" calcext:value-type="float">
            <text:p>2.585114</text:p>
          </table:table-cell>
          <table:table-cell office:value-type="float" office:value="-6.495575" calcext:value-type="float">
            <text:p>-6.495575</text:p>
          </table:table-cell>
          <table:table-cell office:value-type="float" office:value="0.4332275" calcext:value-type="float">
            <text:p>0.4332275</text:p>
          </table:table-cell>
          <table:table-cell office:value-type="float" office:value="-0.9475098" calcext:value-type="float">
            <text:p>-0.9475098</text:p>
          </table:table-cell>
          <table:table-cell office:value-type="float" office:value="1.519165" calcext:value-type="float">
            <text:p>1.519165</text:p>
          </table:table-cell>
          <table:table-cell office:value-type="float" office:value="0.6437378" calcext:value-type="float">
            <text:p>0.6437378</text:p>
          </table:table-cell>
          <table:table-cell office:value-type="float" office:value="3.397095" calcext:value-type="float">
            <text:p>3.397095</text:p>
          </table:table-cell>
          <table:table-cell office:value-type="float" office:value="2.019165" calcext:value-type="float">
            <text:p>2.019165</text:p>
          </table:table-cell>
          <table:table-cell office:value-type="float" office:value="4.591339" calcext:value-type="float">
            <text:p>4.591339</text:p>
          </table:table-cell>
          <table:table-cell office:value-type="float" office:value="2.99057" calcext:value-type="float">
            <text:p>2.99057</text:p>
          </table:table-cell>
          <table:table-cell office:value-type="float" office:value="5.897919" calcext:value-type="float">
            <text:p>5.897919</text:p>
          </table:table-cell>
          <table:table-cell office:value-type="float" office:value="4.173187" calcext:value-type="float">
            <text:p>4.173187</text:p>
          </table:table-cell>
          <table:table-cell office:value-type="float" office:value="6.819153" calcext:value-type="float">
            <text:p>6.819153</text:p>
          </table:table-cell>
          <table:table-cell office:value-type="float" office:value="5.367737" calcext:value-type="float">
            <text:p>5.367737</text:p>
          </table:table-cell>
          <table:table-cell office:value-type="float" office:value="7.937927" calcext:value-type="float">
            <text:p>7.937927</text:p>
          </table:table-cell>
          <table:table-cell office:value-type="float" office:value="7.125244" calcext:value-type="float">
            <text:p>7.125244</text:p>
          </table:table-cell>
          <table:table-cell office:value-type="float" office:value="9.244598" calcext:value-type="float">
            <text:p>9.244598</text:p>
          </table:table-cell>
          <table:table-cell office:value-type="float" office:value="9.012238" calcext:value-type="float">
            <text:p>9.012238</text:p>
          </table:table-cell>
          <table:table-cell office:value-type="float" office:value="10.59244" calcext:value-type="float">
            <text:p>10.59244</text:p>
          </table:table-cell>
          <table:table-cell office:value-type="float" office:value="10.4942" calcext:value-type="float">
            <text:p>10.4942</text:p>
          </table:table-cell>
          <table:table-cell office:value-type="float" office:value="11.58771" calcext:value-type="float">
            <text:p>11.58771</text:p>
          </table:table-cell>
          <table:table-cell office:value-type="float" office:value="11.49612" calcext:value-type="float">
            <text:p>11.49612</text:p>
          </table:table-cell>
          <table:table-cell office:value-type="float" office:value="12.36679" calcext:value-type="float">
            <text:p>12.36679</text:p>
          </table:table-cell>
          <table:table-cell office:value-type="float" office:value="12.27182" calcext:value-type="float">
            <text:p>12.27182</text:p>
          </table:table-cell>
          <table:table-cell office:value-type="float" office:value="12.8891" calcext:value-type="float">
            <text:p>12.8891</text:p>
          </table:table-cell>
          <table:table-cell office:value-type="float" office:value="12.79272" calcext:value-type="float">
            <text:p>12.79272</text:p>
          </table:table-cell>
          <table:table-cell office:value-type="float" office:value="13.02887" calcext:value-type="float">
            <text:p>13.02887</text:p>
          </table:table-cell>
          <table:table-cell office:value-type="float" office:value="12.93579" calcext:value-type="float">
            <text:p>12.93579</text:p>
          </table:table-cell>
          <table:table-cell office:value-type="float" office:value="5.518463" calcext:value-type="float">
            <text:p>5.518463</text:p>
          </table:table-cell>
          <table:table-cell office:value-type="float" office:value="-12.67975" calcext:value-type="float">
            <text:p>-12.679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2" calcext:value-type="float">
            <text:p>26112002</text:p>
          </table:table-cell>
          <table:table-cell office:value-type="float" office:value="6.682642" calcext:value-type="float">
            <text:p>6.682642</text:p>
          </table:table-cell>
          <table:table-cell office:value-type="float" office:value="-2.45" calcext:value-type="float">
            <text:p>-2.45</text:p>
          </table:table-cell>
          <table:table-cell office:value-type="float" office:value="-13.87" calcext:value-type="float">
            <text:p>-13.87</text:p>
          </table:table-cell>
          <table:table-cell office:value-type="float" office:value="0.4513645" calcext:value-type="float">
            <text:p>0.4513645</text:p>
          </table:table-cell>
          <table:table-cell office:value-type="float" office:value="0.1887007" calcext:value-type="float">
            <text:p>0.1887007</text:p>
          </table:table-cell>
          <table:table-cell office:value-type="float" office:value="263.7" calcext:value-type="float">
            <text:p>263.7</text:p>
          </table:table-cell>
          <table:table-cell office:value-type="float" office:value="0.4" calcext:value-type="float">
            <text:p>0.4</text:p>
          </table:table-cell>
          <table:table-cell office:value-type="float" office:value="4.593842" calcext:value-type="float">
            <text:p>4.593842</text:p>
          </table:table-cell>
          <table:table-cell office:value-type="float" office:value="-7.88327" calcext:value-type="float">
            <text:p>-7.88327</text:p>
          </table:table-cell>
          <table:table-cell office:value-type="float" office:value="0.5949097" calcext:value-type="float">
            <text:p>0.5949097</text:p>
          </table:table-cell>
          <table:table-cell office:value-type="float" office:value="-1.512787" calcext:value-type="float">
            <text:p>-1.512787</text:p>
          </table:table-cell>
          <table:table-cell office:value-type="float" office:value="1.10611" calcext:value-type="float">
            <text:p>1.10611</text:p>
          </table:table-cell>
          <table:table-cell office:value-type="float" office:value="-0.06790161" calcext:value-type="float">
            <text:p>-0.06790161</text:p>
          </table:table-cell>
          <table:table-cell office:value-type="float" office:value="2.007568" calcext:value-type="float">
            <text:p>2.007568</text:p>
          </table:table-cell>
          <table:table-cell office:value-type="float" office:value="1.327087" calcext:value-type="float">
            <text:p>1.327087</text:p>
          </table:table-cell>
          <table:table-cell office:value-type="float" office:value="2.979797" calcext:value-type="float">
            <text:p>2.979797</text:p>
          </table:table-cell>
          <table:table-cell office:value-type="float" office:value="2.320984" calcext:value-type="float">
            <text:p>2.320984</text:p>
          </table:table-cell>
          <table:table-cell office:value-type="float" office:value="4.163055" calcext:value-type="float">
            <text:p>4.163055</text:p>
          </table:table-cell>
          <table:table-cell office:value-type="float" office:value="3.500183" calcext:value-type="float">
            <text:p>3.500183</text:p>
          </table:table-cell>
          <table:table-cell office:value-type="float" office:value="5.358185" calcext:value-type="float">
            <text:p>5.358185</text:p>
          </table:table-cell>
          <table:table-cell office:value-type="float" office:value="4.664642" calcext:value-type="float">
            <text:p>4.664642</text:p>
          </table:table-cell>
          <table:table-cell office:value-type="float" office:value="7.116699" calcext:value-type="float">
            <text:p>7.116699</text:p>
          </table:table-cell>
          <table:table-cell office:value-type="float" office:value="6.404663" calcext:value-type="float">
            <text:p>6.404663</text:p>
          </table:table-cell>
          <table:table-cell office:value-type="float" office:value="9.008667" calcext:value-type="float">
            <text:p>9.008667</text:p>
          </table:table-cell>
          <table:table-cell office:value-type="float" office:value="8.624512" calcext:value-type="float">
            <text:p>8.624512</text:p>
          </table:table-cell>
          <table:table-cell office:value-type="float" office:value="10.49298" calcext:value-type="float">
            <text:p>10.49298</text:p>
          </table:table-cell>
          <table:table-cell office:value-type="float" office:value="10.34448" calcext:value-type="float">
            <text:p>10.34448</text:p>
          </table:table-cell>
          <table:table-cell office:value-type="float" office:value="11.49512" calcext:value-type="float">
            <text:p>11.49512</text:p>
          </table:table-cell>
          <table:table-cell office:value-type="float" office:value="11.39276" calcext:value-type="float">
            <text:p>11.39276</text:p>
          </table:table-cell>
          <table:table-cell office:value-type="float" office:value="12.27084" calcext:value-type="float">
            <text:p>12.27084</text:p>
          </table:table-cell>
          <table:table-cell office:value-type="float" office:value="12.17535" calcext:value-type="float">
            <text:p>12.17535</text:p>
          </table:table-cell>
          <table:table-cell office:value-type="float" office:value="12.79172" calcext:value-type="float">
            <text:p>12.79172</text:p>
          </table:table-cell>
          <table:table-cell office:value-type="float" office:value="12.69653" calcext:value-type="float">
            <text:p>12.69653</text:p>
          </table:table-cell>
          <table:table-cell office:value-type="float" office:value="12.93478" calcext:value-type="float">
            <text:p>12.93478</text:p>
          </table:table-cell>
          <table:table-cell office:value-type="float" office:value="12.8428" calcext:value-type="float">
            <text:p>12.8428</text:p>
          </table:table-cell>
          <table:table-cell office:value-type="float" office:value="5.509521" calcext:value-type="float">
            <text:p>5.509521</text:p>
          </table:table-cell>
          <table:table-cell office:value-type="float" office:value="-13.06821" calcext:value-type="float">
            <text:p>-13.068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2" calcext:value-type="float">
            <text:p>27112002</text:p>
          </table:table-cell>
          <table:table-cell office:value-type="float" office:value="7.649432" calcext:value-type="float">
            <text:p>7.649432</text:p>
          </table:table-cell>
          <table:table-cell office:value-type="float" office:value="-1.25" calcext:value-type="float">
            <text:p>-1.25</text:p>
          </table:table-cell>
          <table:table-cell office:value-type="float" office:value="-15.88" calcext:value-type="float">
            <text:p>-15.88</text:p>
          </table:table-cell>
          <table:table-cell office:value-type="float" office:value="0.4925831" calcext:value-type="float">
            <text:p>0.4925831</text:p>
          </table:table-cell>
          <table:table-cell office:value-type="float" office:value="0.1605571" calcext:value-type="float">
            <text:p>0.1605571</text:p>
          </table:table-cell>
          <table:table-cell office:value-type="float" office:value="179.532" calcext:value-type="float">
            <text:p>179.532</text:p>
          </table:table-cell>
          <table:table-cell office:value-type="float" office:value="0.1" calcext:value-type="float">
            <text:p>0.1</text:p>
          </table:table-cell>
          <table:table-cell office:value-type="float" office:value="3.688782" calcext:value-type="float">
            <text:p>3.688782</text:p>
          </table:table-cell>
          <table:table-cell office:value-type="float" office:value="-9.70462" calcext:value-type="float">
            <text:p>-9.70462</text:p>
          </table:table-cell>
          <table:table-cell office:value-type="float" office:value="-0.2807007" calcext:value-type="float">
            <text:p>-0.2807007</text:p>
          </table:table-cell>
          <table:table-cell office:value-type="float" office:value="-3.443481" calcext:value-type="float">
            <text:p>-3.443481</text:p>
          </table:table-cell>
          <table:table-cell office:value-type="float" office:value="0.0385437" calcext:value-type="float">
            <text:p>0.0385437</text:p>
          </table:table-cell>
          <table:table-cell office:value-type="float" office:value="-0.4008179" calcext:value-type="float">
            <text:p>-0.4008179</text:p>
          </table:table-cell>
          <table:table-cell office:value-type="float" office:value="1.305786" calcext:value-type="float">
            <text:p>1.305786</text:p>
          </table:table-cell>
          <table:table-cell office:value-type="float" office:value="0.8872681" calcext:value-type="float">
            <text:p>0.8872681</text:p>
          </table:table-cell>
          <table:table-cell office:value-type="float" office:value="2.302734" calcext:value-type="float">
            <text:p>2.302734</text:p>
          </table:table-cell>
          <table:table-cell office:value-type="float" office:value="1.784424" calcext:value-type="float">
            <text:p>1.784424</text:p>
          </table:table-cell>
          <table:table-cell office:value-type="float" office:value="3.488464" calcext:value-type="float">
            <text:p>3.488464</text:p>
          </table:table-cell>
          <table:table-cell office:value-type="float" office:value="2.844574" calcext:value-type="float">
            <text:p>2.844574</text:p>
          </table:table-cell>
          <table:table-cell office:value-type="float" office:value="4.656525" calcext:value-type="float">
            <text:p>4.656525</text:p>
          </table:table-cell>
          <table:table-cell office:value-type="float" office:value="3.997681" calcext:value-type="float">
            <text:p>3.997681</text:p>
          </table:table-cell>
          <table:table-cell office:value-type="float" office:value="6.398468" calcext:value-type="float">
            <text:p>6.398468</text:p>
          </table:table-cell>
          <table:table-cell office:value-type="float" office:value="5.790771" calcext:value-type="float">
            <text:p>5.790771</text:p>
          </table:table-cell>
          <table:table-cell office:value-type="float" office:value="8.62027" calcext:value-type="float">
            <text:p>8.62027</text:p>
          </table:table-cell>
          <table:table-cell office:value-type="float" office:value="8.206512" calcext:value-type="float">
            <text:p>8.206512</text:p>
          </table:table-cell>
          <table:table-cell office:value-type="float" office:value="10.34268" calcext:value-type="float">
            <text:p>10.34268</text:p>
          </table:table-cell>
          <table:table-cell office:value-type="float" office:value="10.14612" calcext:value-type="float">
            <text:p>10.14612</text:p>
          </table:table-cell>
          <table:table-cell office:value-type="float" office:value="11.3916" calcext:value-type="float">
            <text:p>11.3916</text:p>
          </table:table-cell>
          <table:table-cell office:value-type="float" office:value="11.26898" calcext:value-type="float">
            <text:p>11.26898</text:p>
          </table:table-cell>
          <table:table-cell office:value-type="float" office:value="12.17435" calcext:value-type="float">
            <text:p>12.17435</text:p>
          </table:table-cell>
          <table:table-cell office:value-type="float" office:value="12.07495" calcext:value-type="float">
            <text:p>12.07495</text:p>
          </table:table-cell>
          <table:table-cell office:value-type="float" office:value="12.69553" calcext:value-type="float">
            <text:p>12.69553</text:p>
          </table:table-cell>
          <table:table-cell office:value-type="float" office:value="12.60074" calcext:value-type="float">
            <text:p>12.60074</text:p>
          </table:table-cell>
          <table:table-cell office:value-type="float" office:value="12.84186" calcext:value-type="float">
            <text:p>12.84186</text:p>
          </table:table-cell>
          <table:table-cell office:value-type="float" office:value="12.7507" calcext:value-type="float">
            <text:p>12.7507</text:p>
          </table:table-cell>
          <table:table-cell office:value-type="float" office:value="6.667908" calcext:value-type="float">
            <text:p>6.667908</text:p>
          </table:table-cell>
          <table:table-cell office:value-type="float" office:value="-14.76501" calcext:value-type="float">
            <text:p>-14.765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2" calcext:value-type="float">
            <text:p>28112002</text:p>
          </table:table-cell>
          <table:table-cell office:value-type="float" office:value="9.089267" calcext:value-type="float">
            <text:p>9.089267</text:p>
          </table:table-cell>
          <table:table-cell office:value-type="float" office:value="9.15" calcext:value-type="float">
            <text:p>9.15</text:p>
          </table:table-cell>
          <table:table-cell office:value-type="float" office:value="-10.87" calcext:value-type="float">
            <text:p>-10.87</text:p>
          </table:table-cell>
          <table:table-cell office:value-type="float" office:value="0.9103992" calcext:value-type="float">
            <text:p>0.9103992</text:p>
          </table:table-cell>
          <table:table-cell office:value-type="float" office:value="0.2390372" calcext:value-type="float">
            <text:p>0.2390372</text:p>
          </table:table-cell>
          <table:table-cell office:value-type="float" office:value="271.296" calcext:value-type="float">
            <text:p>271.296</text:p>
          </table:table-cell>
          <table:table-cell office:value-type="float" office:value="0.5" calcext:value-type="float">
            <text:p>0.5</text:p>
          </table:table-cell>
          <table:table-cell office:value-type="float" office:value="9.512085" calcext:value-type="float">
            <text:p>9.512085</text:p>
          </table:table-cell>
          <table:table-cell office:value-type="float" office:value="-7.438446" calcext:value-type="float">
            <text:p>-7.438446</text:p>
          </table:table-cell>
          <table:table-cell office:value-type="float" office:value="1.048401" calcext:value-type="float">
            <text:p>1.048401</text:p>
          </table:table-cell>
          <table:table-cell office:value-type="float" office:value="-2.914917" calcext:value-type="float">
            <text:p>-2.914917</text:p>
          </table:table-cell>
          <table:table-cell office:value-type="float" office:value="0.1985779" calcext:value-type="float">
            <text:p>0.1985779</text:p>
          </table:table-cell>
          <table:table-cell office:value-type="float" office:value="-0.3728333" calcext:value-type="float">
            <text:p>-0.3728333</text:p>
          </table:table-cell>
          <table:table-cell office:value-type="float" office:value="1.023865" calcext:value-type="float">
            <text:p>1.023865</text:p>
          </table:table-cell>
          <table:table-cell office:value-type="float" office:value="0.7149048" calcext:value-type="float">
            <text:p>0.7149048</text:p>
          </table:table-cell>
          <table:table-cell office:value-type="float" office:value="1.779053" calcext:value-type="float">
            <text:p>1.779053</text:p>
          </table:table-cell>
          <table:table-cell office:value-type="float" office:value="1.578033" calcext:value-type="float">
            <text:p>1.578033</text:p>
          </table:table-cell>
          <table:table-cell office:value-type="float" office:value="2.84021" calcext:value-type="float">
            <text:p>2.84021</text:p>
          </table:table-cell>
          <table:table-cell office:value-type="float" office:value="2.615875" calcext:value-type="float">
            <text:p>2.615875</text:p>
          </table:table-cell>
          <table:table-cell office:value-type="float" office:value="3.993042" calcext:value-type="float">
            <text:p>3.993042</text:p>
          </table:table-cell>
          <table:table-cell office:value-type="float" office:value="3.662292" calcext:value-type="float">
            <text:p>3.662292</text:p>
          </table:table-cell>
          <table:table-cell office:value-type="float" office:value="5.785278" calcext:value-type="float">
            <text:p>5.785278</text:p>
          </table:table-cell>
          <table:table-cell office:value-type="float" office:value="5.329865" calcext:value-type="float">
            <text:p>5.329865</text:p>
          </table:table-cell>
          <table:table-cell office:value-type="float" office:value="8.202118" calcext:value-type="float">
            <text:p>8.202118</text:p>
          </table:table-cell>
          <table:table-cell office:value-type="float" office:value="7.800079" calcext:value-type="float">
            <text:p>7.800079</text:p>
          </table:table-cell>
          <table:table-cell office:value-type="float" office:value="10.14386" calcext:value-type="float">
            <text:p>10.14386</text:p>
          </table:table-cell>
          <table:table-cell office:value-type="float" office:value="9.915405" calcext:value-type="float">
            <text:p>9.915405</text:p>
          </table:table-cell>
          <table:table-cell office:value-type="float" office:value="11.26758" calcext:value-type="float">
            <text:p>11.26758</text:p>
          </table:table-cell>
          <table:table-cell office:value-type="float" office:value="11.12363" calcext:value-type="float">
            <text:p>11.12363</text:p>
          </table:table-cell>
          <table:table-cell office:value-type="float" office:value="12.07385" calcext:value-type="float">
            <text:p>12.07385</text:p>
          </table:table-cell>
          <table:table-cell office:value-type="float" office:value="11.96713" calcext:value-type="float">
            <text:p>11.96713</text:p>
          </table:table-cell>
          <table:table-cell office:value-type="float" office:value="12.59976" calcext:value-type="float">
            <text:p>12.59976</text:p>
          </table:table-cell>
          <table:table-cell office:value-type="float" office:value="12.504" calcext:value-type="float">
            <text:p>12.504</text:p>
          </table:table-cell>
          <table:table-cell office:value-type="float" office:value="12.74976" calcext:value-type="float">
            <text:p>12.74976</text:p>
          </table:table-cell>
          <table:table-cell office:value-type="float" office:value="12.65909" calcext:value-type="float">
            <text:p>12.65909</text:p>
          </table:table-cell>
          <table:table-cell office:value-type="float" office:value="14.9386" calcext:value-type="float">
            <text:p>14.9386</text:p>
          </table:table-cell>
          <table:table-cell office:value-type="float" office:value="-11.72134" calcext:value-type="float">
            <text:p>-11.721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2" calcext:value-type="float">
            <text:p>29112002</text:p>
          </table:table-cell>
          <table:table-cell office:value-type="float" office:value="5.357857" calcext:value-type="float">
            <text:p>5.357857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0.8778628" calcext:value-type="float">
            <text:p>0.8778628</text:p>
          </table:table-cell>
          <table:table-cell office:value-type="float" office:value="0.579087" calcext:value-type="float">
            <text:p>0.579087</text:p>
          </table:table-cell>
          <table:table-cell office:value-type="float" office:value="438.984" calcext:value-type="float">
            <text:p>438.984</text:p>
          </table:table-cell>
          <table:table-cell office:value-type="float" office:value="0" calcext:value-type="float">
            <text:p>0</text:p>
          </table:table-cell>
          <table:table-cell office:value-type="float" office:value="10.78757" calcext:value-type="float">
            <text:p>10.78757</text:p>
          </table:table-cell>
          <table:table-cell office:value-type="float" office:value="-0.5853271" calcext:value-type="float">
            <text:p>-0.5853271</text:p>
          </table:table-cell>
          <table:table-cell office:value-type="float" office:value="5.588928" calcext:value-type="float">
            <text:p>5.588928</text:p>
          </table:table-cell>
          <table:table-cell office:value-type="float" office:value="-0.1760864" calcext:value-type="float">
            <text:p>-0.1760864</text:p>
          </table:table-cell>
          <table:table-cell office:value-type="float" office:value="3.992279" calcext:value-type="float">
            <text:p>3.992279</text:p>
          </table:table-cell>
          <table:table-cell office:value-type="float" office:value="0.05334473" calcext:value-type="float">
            <text:p>0.05334473</text:p>
          </table:table-cell>
          <table:table-cell office:value-type="float" office:value="3.360565" calcext:value-type="float">
            <text:p>3.360565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3.315857" calcext:value-type="float">
            <text:p>3.315857</text:p>
          </table:table-cell>
          <table:table-cell office:value-type="float" office:value="1.665405" calcext:value-type="float">
            <text:p>1.665405</text:p>
          </table:table-cell>
          <table:table-cell office:value-type="float" office:value="3.593506" calcext:value-type="float">
            <text:p>3.593506</text:p>
          </table:table-cell>
          <table:table-cell office:value-type="float" office:value="2.559113" calcext:value-type="float">
            <text:p>2.559113</text:p>
          </table:table-cell>
          <table:table-cell office:value-type="float" office:value="4.105164" calcext:value-type="float">
            <text:p>4.105164</text:p>
          </table:table-cell>
          <table:table-cell office:value-type="float" office:value="3.551941" calcext:value-type="float">
            <text:p>3.551941</text:p>
          </table:table-cell>
          <table:table-cell office:value-type="float" office:value="5.326141" calcext:value-type="float">
            <text:p>5.326141</text:p>
          </table:table-cell>
          <table:table-cell office:value-type="float" office:value="5.106354" calcext:value-type="float">
            <text:p>5.106354</text:p>
          </table:table-cell>
          <table:table-cell office:value-type="float" office:value="7.796082" calcext:value-type="float">
            <text:p>7.796082</text:p>
          </table:table-cell>
          <table:table-cell office:value-type="float" office:value="7.453705" calcext:value-type="float">
            <text:p>7.453705</text:p>
          </table:table-cell>
          <table:table-cell office:value-type="float" office:value="9.912872" calcext:value-type="float">
            <text:p>9.912872</text:p>
          </table:table-cell>
          <table:table-cell office:value-type="float" office:value="9.669434" calcext:value-type="float">
            <text:p>9.669434</text:p>
          </table:table-cell>
          <table:table-cell office:value-type="float" office:value="11.12201" calcext:value-type="float">
            <text:p>11.12201</text:p>
          </table:table-cell>
          <table:table-cell office:value-type="float" office:value="10.96036" calcext:value-type="float">
            <text:p>10.96036</text:p>
          </table:table-cell>
          <table:table-cell office:value-type="float" office:value="11.96594" calcext:value-type="float">
            <text:p>11.96594</text:p>
          </table:table-cell>
          <table:table-cell office:value-type="float" office:value="11.85031" calcext:value-type="float">
            <text:p>11.85031</text:p>
          </table:table-cell>
          <table:table-cell office:value-type="float" office:value="12.50296" calcext:value-type="float">
            <text:p>12.50296</text:p>
          </table:table-cell>
          <table:table-cell office:value-type="float" office:value="12.40515" calcext:value-type="float">
            <text:p>12.40515</text:p>
          </table:table-cell>
          <table:table-cell office:value-type="float" office:value="12.65811" calcext:value-type="float">
            <text:p>12.65811</text:p>
          </table:table-cell>
          <table:table-cell office:value-type="float" office:value="12.56812" calcext:value-type="float">
            <text:p>12.56812</text:p>
          </table:table-cell>
          <table:table-cell office:value-type="float" office:value="16.60236" calcext:value-type="float">
            <text:p>16.60236</text:p>
          </table:table-cell>
          <table:table-cell office:value-type="float" office:value="-1.837738" calcext:value-type="float">
            <text:p>-1.8377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2" calcext:value-type="float">
            <text:p>30112002</text:p>
          </table:table-cell>
          <table:table-cell office:value-type="float" office:value="9.230695" calcext:value-type="float">
            <text:p>9.230695</text:p>
          </table:table-cell>
          <table:table-cell office:value-type="float" office:value="1.08" calcext:value-type="float">
            <text:p>1.08</text:p>
          </table:table-cell>
          <table:table-cell office:value-type="float" office:value="-8.29" calcext:value-type="float">
            <text:p>-8.29</text:p>
          </table:table-cell>
          <table:table-cell office:value-type="float" office:value="0.5823991" calcext:value-type="float">
            <text:p>0.5823991</text:p>
          </table:table-cell>
          <table:table-cell office:value-type="float" office:value="0.2916883" calcext:value-type="float">
            <text:p>0.2916883</text:p>
          </table:table-cell>
          <table:table-cell office:value-type="float" office:value="423.612" calcext:value-type="float">
            <text:p>423.612</text:p>
          </table:table-cell>
          <table:table-cell office:value-type="float" office:value="0" calcext:value-type="float">
            <text:p>0</text:p>
          </table:table-cell>
          <table:table-cell office:value-type="float" office:value="10.43176" calcext:value-type="float">
            <text:p>10.43176</text:p>
          </table:table-cell>
          <table:table-cell office:value-type="float" office:value="-4.076782" calcext:value-type="float">
            <text:p>-4.076782</text:p>
          </table:table-cell>
          <table:table-cell office:value-type="float" office:value="6.402649" calcext:value-type="float">
            <text:p>6.402649</text:p>
          </table:table-cell>
          <table:table-cell office:value-type="float" office:value="-0.4893494" calcext:value-type="float">
            <text:p>-0.4893494</text:p>
          </table:table-cell>
          <table:table-cell office:value-type="float" office:value="4.657867" calcext:value-type="float">
            <text:p>4.657867</text:p>
          </table:table-cell>
          <table:table-cell office:value-type="float" office:value="0.666626" calcext:value-type="float">
            <text:p>0.666626</text:p>
          </table:table-cell>
          <table:table-cell office:value-type="float" office:value="3.910645" calcext:value-type="float">
            <text:p>3.910645</text:p>
          </table:table-cell>
          <table:table-cell office:value-type="float" office:value="1.674866" calcext:value-type="float">
            <text:p>1.674866</text:p>
          </table:table-cell>
          <table:table-cell office:value-type="float" office:value="3.755676" calcext:value-type="float">
            <text:p>3.755676</text:p>
          </table:table-cell>
          <table:table-cell office:value-type="float" office:value="2.377899" calcext:value-type="float">
            <text:p>2.377899</text:p>
          </table:table-cell>
          <table:table-cell office:value-type="float" office:value="3.83017" calcext:value-type="float">
            <text:p>3.83017</text:p>
          </table:table-cell>
          <table:table-cell office:value-type="float" office:value="3.176575" calcext:value-type="float">
            <text:p>3.176575</text:p>
          </table:table-cell>
          <table:table-cell office:value-type="float" office:value="4.318237" calcext:value-type="float">
            <text:p>4.318237</text:p>
          </table:table-cell>
          <table:table-cell office:value-type="float" office:value="3.971161" calcext:value-type="float">
            <text:p>3.971161</text:p>
          </table:table-cell>
          <table:table-cell office:value-type="float" office:value="5.255524" calcext:value-type="float">
            <text:p>5.255524</text:p>
          </table:table-cell>
          <table:table-cell office:value-type="float" office:value="5.14389" calcext:value-type="float">
            <text:p>5.14389</text:p>
          </table:table-cell>
          <table:table-cell office:value-type="float" office:value="7.450867" calcext:value-type="float">
            <text:p>7.450867</text:p>
          </table:table-cell>
          <table:table-cell office:value-type="float" office:value="7.2547" calcext:value-type="float">
            <text:p>7.2547</text:p>
          </table:table-cell>
          <table:table-cell office:value-type="float" office:value="9.666901" calcext:value-type="float">
            <text:p>9.666901</text:p>
          </table:table-cell>
          <table:table-cell office:value-type="float" office:value="9.43692" calcext:value-type="float">
            <text:p>9.43692</text:p>
          </table:table-cell>
          <table:table-cell office:value-type="float" office:value="10.95859" calcext:value-type="float">
            <text:p>10.95859</text:p>
          </table:table-cell>
          <table:table-cell office:value-type="float" office:value="10.78674" calcext:value-type="float">
            <text:p>10.78674</text:p>
          </table:table-cell>
          <table:table-cell office:value-type="float" office:value="11.84903" calcext:value-type="float">
            <text:p>11.84903</text:p>
          </table:table-cell>
          <table:table-cell office:value-type="float" office:value="11.72485" calcext:value-type="float">
            <text:p>11.72485</text:p>
          </table:table-cell>
          <table:table-cell office:value-type="float" office:value="12.40411" calcext:value-type="float">
            <text:p>12.40411</text:p>
          </table:table-cell>
          <table:table-cell office:value-type="float" office:value="12.30328" calcext:value-type="float">
            <text:p>12.30328</text:p>
          </table:table-cell>
          <table:table-cell office:value-type="float" office:value="12.56711" calcext:value-type="float">
            <text:p>12.56711</text:p>
          </table:table-cell>
          <table:table-cell office:value-type="float" office:value="12.47632" calcext:value-type="float">
            <text:p>12.47632</text:p>
          </table:table-cell>
          <table:table-cell office:value-type="float" office:value="11.90594" calcext:value-type="float">
            <text:p>11.90594</text:p>
          </table:table-cell>
          <table:table-cell office:value-type="float" office:value="-9.071289" calcext:value-type="float">
            <text:p>-9.0712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2" calcext:value-type="float">
            <text:p>1122002</text:p>
          </table:table-cell>
          <table:table-cell office:value-type="float" office:value="8.854385" calcext:value-type="float">
            <text:p>8.854385</text:p>
          </table:table-cell>
          <table:table-cell office:value-type="float" office:value="15.24" calcext:value-type="float">
            <text:p>15.24</text:p>
          </table:table-cell>
          <table:table-cell office:value-type="float" office:value="-7.1" calcext:value-type="float">
            <text:p>-7.1</text:p>
          </table:table-cell>
          <table:table-cell office:value-type="float" office:value="0.7920787" calcext:value-type="float">
            <text:p>0.7920787</text:p>
          </table:table-cell>
          <table:table-cell office:value-type="float" office:value="0.3193232" calcext:value-type="float">
            <text:p>0.3193232</text:p>
          </table:table-cell>
          <table:table-cell office:value-type="float" office:value="316.224" calcext:value-type="float">
            <text:p>316.224</text:p>
          </table:table-cell>
          <table:table-cell office:value-type="float" office:value="0" calcext:value-type="float">
            <text:p>0</text:p>
          </table:table-cell>
          <table:table-cell office:value-type="float" office:value="13.65323" calcext:value-type="float">
            <text:p>13.65323</text:p>
          </table:table-cell>
          <table:table-cell office:value-type="float" office:value="-4.700012" calcext:value-type="float">
            <text:p>-4.700012</text:p>
          </table:table-cell>
          <table:table-cell office:value-type="float" office:value="8.016052" calcext:value-type="float">
            <text:p>8.016052</text:p>
          </table:table-cell>
          <table:table-cell office:value-type="float" office:value="-0.646698" calcext:value-type="float">
            <text:p>-0.646698</text:p>
          </table:table-cell>
          <table:table-cell office:value-type="float" office:value="5.566895" calcext:value-type="float">
            <text:p>5.566895</text:p>
          </table:table-cell>
          <table:table-cell office:value-type="float" office:value="0.3418274" calcext:value-type="float">
            <text:p>0.3418274</text:p>
          </table:table-cell>
          <table:table-cell office:value-type="float" office:value="4.469055" calcext:value-type="float">
            <text:p>4.469055</text:p>
          </table:table-cell>
          <table:table-cell office:value-type="float" office:value="1.374481" calcext:value-type="float">
            <text:p>1.374481</text:p>
          </table:table-cell>
          <table:table-cell office:value-type="float" office:value="4.144104" calcext:value-type="float">
            <text:p>4.144104</text:p>
          </table:table-cell>
          <table:table-cell office:value-type="float" office:value="2.132629" calcext:value-type="float">
            <text:p>2.132629</text:p>
          </table:table-cell>
          <table:table-cell office:value-type="float" office:value="4.136566" calcext:value-type="float">
            <text:p>4.136566</text:p>
          </table:table-cell>
          <table:table-cell office:value-type="float" office:value="3.002686" calcext:value-type="float">
            <text:p>3.002686</text:p>
          </table:table-cell>
          <table:table-cell office:value-type="float" office:value="4.486847" calcext:value-type="float">
            <text:p>4.486847</text:p>
          </table:table-cell>
          <table:table-cell office:value-type="float" office:value="3.855469" calcext:value-type="float">
            <text:p>3.855469</text:p>
          </table:table-cell>
          <table:table-cell office:value-type="float" office:value="5.265839" calcext:value-type="float">
            <text:p>5.265839</text:p>
          </table:table-cell>
          <table:table-cell office:value-type="float" office:value="5.153412" calcext:value-type="float">
            <text:p>5.153412</text:p>
          </table:table-cell>
          <table:table-cell office:value-type="float" office:value="7.253204" calcext:value-type="float">
            <text:p>7.253204</text:p>
          </table:table-cell>
          <table:table-cell office:value-type="float" office:value="7.111938" calcext:value-type="float">
            <text:p>7.111938</text:p>
          </table:table-cell>
          <table:table-cell office:value-type="float" office:value="9.434631" calcext:value-type="float">
            <text:p>9.434631</text:p>
          </table:table-cell>
          <table:table-cell office:value-type="float" office:value="9.234283" calcext:value-type="float">
            <text:p>9.234283</text:p>
          </table:table-cell>
          <table:table-cell office:value-type="float" office:value="10.78491" calcext:value-type="float">
            <text:p>10.78491</text:p>
          </table:table-cell>
          <table:table-cell office:value-type="float" office:value="10.61444" calcext:value-type="float">
            <text:p>10.61444</text:p>
          </table:table-cell>
          <table:table-cell office:value-type="float" office:value="11.72348" calcext:value-type="float">
            <text:p>11.72348</text:p>
          </table:table-cell>
          <table:table-cell office:value-type="float" office:value="11.5925" calcext:value-type="float">
            <text:p>11.5925</text:p>
          </table:table-cell>
          <table:table-cell office:value-type="float" office:value="12.30219" calcext:value-type="float">
            <text:p>12.30219</text:p>
          </table:table-cell>
          <table:table-cell office:value-type="float" office:value="12.198" calcext:value-type="float">
            <text:p>12.198</text:p>
          </table:table-cell>
          <table:table-cell office:value-type="float" office:value="12.4754" calcext:value-type="float">
            <text:p>12.4754</text:p>
          </table:table-cell>
          <table:table-cell office:value-type="float" office:value="12.38339" calcext:value-type="float">
            <text:p>12.38339</text:p>
          </table:table-cell>
          <table:table-cell office:value-type="float" office:value="20.51608" calcext:value-type="float">
            <text:p>20.51608</text:p>
          </table:table-cell>
          <table:table-cell office:value-type="float" office:value="-9.499939" calcext:value-type="float">
            <text:p>-9.4999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2" calcext:value-type="float">
            <text:p>2122002</text:p>
          </table:table-cell>
          <table:table-cell office:value-type="float" office:value="6.683239" calcext:value-type="float">
            <text:p>6.683239</text:p>
          </table:table-cell>
          <table:table-cell office:value-type="float" office:value="2.83" calcext:value-type="float">
            <text:p>2.83</text:p>
          </table:table-cell>
          <table:table-cell office:value-type="float" office:value="-5.71" calcext:value-type="float">
            <text:p>-5.71</text:p>
          </table:table-cell>
          <table:table-cell office:value-type="float" office:value="0.6592446" calcext:value-type="float">
            <text:p>0.6592446</text:p>
          </table:table-cell>
          <table:table-cell office:value-type="float" office:value="0.3545732" calcext:value-type="float">
            <text:p>0.3545732</text:p>
          </table:table-cell>
          <table:table-cell office:value-type="float" office:value="437.616" calcext:value-type="float">
            <text:p>437.616</text:p>
          </table:table-cell>
          <table:table-cell office:value-type="float" office:value="0" calcext:value-type="float">
            <text:p>0</text:p>
          </table:table-cell>
          <table:table-cell office:value-type="float" office:value="12.55115" calcext:value-type="float">
            <text:p>12.55115</text:p>
          </table:table-cell>
          <table:table-cell office:value-type="float" office:value="-2.627563" calcext:value-type="float">
            <text:p>-2.627563</text:p>
          </table:table-cell>
          <table:table-cell office:value-type="float" office:value="7.611145" calcext:value-type="float">
            <text:p>7.611145</text:p>
          </table:table-cell>
          <table:table-cell office:value-type="float" office:value="-0.2421875" calcext:value-type="float">
            <text:p>-0.2421875</text:p>
          </table:table-cell>
          <table:table-cell office:value-type="float" office:value="5.471832" calcext:value-type="float">
            <text:p>5.471832</text:p>
          </table:table-cell>
          <table:table-cell office:value-type="float" office:value="1.184479" calcext:value-type="float">
            <text:p>1.184479</text:p>
          </table:table-cell>
          <table:table-cell office:value-type="float" office:value="4.720764" calcext:value-type="float">
            <text:p>4.720764</text:p>
          </table:table-cell>
          <table:table-cell office:value-type="float" office:value="2.27951" calcext:value-type="float">
            <text:p>2.27951</text:p>
          </table:table-cell>
          <table:table-cell office:value-type="float" office:value="4.468323" calcext:value-type="float">
            <text:p>4.468323</text:p>
          </table:table-cell>
          <table:table-cell office:value-type="float" office:value="2.924957" calcext:value-type="float">
            <text:p>2.924957</text:p>
          </table:table-cell>
          <table:table-cell office:value-type="float" office:value="4.414215" calcext:value-type="float">
            <text:p>4.414215</text:p>
          </table:table-cell>
          <table:table-cell office:value-type="float" office:value="3.650818" calcext:value-type="float">
            <text:p>3.650818</text:p>
          </table:table-cell>
          <table:table-cell office:value-type="float" office:value="4.72821" calcext:value-type="float">
            <text:p>4.72821</text:p>
          </table:table-cell>
          <table:table-cell office:value-type="float" office:value="4.308899" calcext:value-type="float">
            <text:p>4.308899</text:p>
          </table:table-cell>
          <table:table-cell office:value-type="float" office:value="5.401489" calcext:value-type="float">
            <text:p>5.401489</text:p>
          </table:table-cell>
          <table:table-cell office:value-type="float" office:value="5.216278" calcext:value-type="float">
            <text:p>5.216278</text:p>
          </table:table-cell>
          <table:table-cell office:value-type="float" office:value="7.110718" calcext:value-type="float">
            <text:p>7.110718</text:p>
          </table:table-cell>
          <table:table-cell office:value-type="float" office:value="7.039276" calcext:value-type="float">
            <text:p>7.039276</text:p>
          </table:table-cell>
          <table:table-cell office:value-type="float" office:value="9.2323" calcext:value-type="float">
            <text:p>9.2323</text:p>
          </table:table-cell>
          <table:table-cell office:value-type="float" office:value="9.05957" calcext:value-type="float">
            <text:p>9.05957</text:p>
          </table:table-cell>
          <table:table-cell office:value-type="float" office:value="10.61267" calcext:value-type="float">
            <text:p>10.61267</text:p>
          </table:table-cell>
          <table:table-cell office:value-type="float" office:value="10.44885" calcext:value-type="float">
            <text:p>10.44885</text:p>
          </table:table-cell>
          <table:table-cell office:value-type="float" office:value="11.59109" calcext:value-type="float">
            <text:p>11.59109</text:p>
          </table:table-cell>
          <table:table-cell office:value-type="float" office:value="11.45691" calcext:value-type="float">
            <text:p>11.45691</text:p>
          </table:table-cell>
          <table:table-cell office:value-type="float" office:value="12.1969" calcext:value-type="float">
            <text:p>12.1969</text:p>
          </table:table-cell>
          <table:table-cell office:value-type="float" office:value="12.0889" calcext:value-type="float">
            <text:p>12.0889</text:p>
          </table:table-cell>
          <table:table-cell office:value-type="float" office:value="12.38242" calcext:value-type="float">
            <text:p>12.38242</text:p>
          </table:table-cell>
          <table:table-cell office:value-type="float" office:value="12.2894" calcext:value-type="float">
            <text:p>12.2894</text:p>
          </table:table-cell>
          <table:table-cell office:value-type="float" office:value="16.71399" calcext:value-type="float">
            <text:p>16.71399</text:p>
          </table:table-cell>
          <table:table-cell office:value-type="float" office:value="-7.007568" calcext:value-type="float">
            <text:p>-7.0075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2" calcext:value-type="float">
            <text:p>3122002</text:p>
          </table:table-cell>
          <table:table-cell office:value-type="float" office:value="5.539419" calcext:value-type="float">
            <text:p>5.539419</text:p>
          </table:table-cell>
          <table:table-cell office:value-type="float" office:value="-3.47" calcext:value-type="float">
            <text:p>-3.47</text:p>
          </table:table-cell>
          <table:table-cell office:value-type="float" office:value="-8.64" calcext:value-type="float">
            <text:p>-8.64</text:p>
          </table:table-cell>
          <table:table-cell office:value-type="float" office:value="0.4187967" calcext:value-type="float">
            <text:p>0.4187967</text:p>
          </table:table-cell>
          <table:table-cell office:value-type="float" office:value="0.2839812" calcext:value-type="float">
            <text:p>0.2839812</text:p>
          </table:table-cell>
          <table:table-cell office:value-type="float" office:value="210.852" calcext:value-type="float">
            <text:p>210.852</text:p>
          </table:table-cell>
          <table:table-cell office:value-type="float" office:value="0" calcext:value-type="float">
            <text:p>0</text:p>
          </table:table-cell>
          <table:table-cell office:value-type="float" office:value="1.389984" calcext:value-type="float">
            <text:p>1.389984</text:p>
          </table:table-cell>
          <table:table-cell office:value-type="float" office:value="-5.486511" calcext:value-type="float">
            <text:p>-5.486511</text:p>
          </table:table-cell>
          <table:table-cell office:value-type="float" office:value="0.1997986" calcext:value-type="float">
            <text:p>0.1997986</text:p>
          </table:table-cell>
          <table:table-cell office:value-type="float" office:value="-0.8008118" calcext:value-type="float">
            <text:p>-0.8008118</text:p>
          </table:table-cell>
          <table:table-cell office:value-type="float" office:value="1.144379" calcext:value-type="float">
            <text:p>1.144379</text:p>
          </table:table-cell>
          <table:table-cell office:value-type="float" office:value="0.2059631" calcext:value-type="float">
            <text:p>0.2059631</text:p>
          </table:table-cell>
          <table:table-cell office:value-type="float" office:value="2.442566" calcext:value-type="float">
            <text:p>2.442566</text:p>
          </table:table-cell>
          <table:table-cell office:value-type="float" office:value="1.222076" calcext:value-type="float">
            <text:p>1.222076</text:p>
          </table:table-cell>
          <table:table-cell office:value-type="float" office:value="3.238098" calcext:value-type="float">
            <text:p>3.238098</text:p>
          </table:table-cell>
          <table:table-cell office:value-type="float" office:value="1.971619" calcext:value-type="float">
            <text:p>1.971619</text:p>
          </table:table-cell>
          <table:table-cell office:value-type="float" office:value="4.088379" calcext:value-type="float">
            <text:p>4.088379</text:p>
          </table:table-cell>
          <table:table-cell office:value-type="float" office:value="2.876587" calcext:value-type="float">
            <text:p>2.876587</text:p>
          </table:table-cell>
          <table:table-cell office:value-type="float" office:value="4.66394" calcext:value-type="float">
            <text:p>4.66394</text:p>
          </table:table-cell>
          <table:table-cell office:value-type="float" office:value="3.783722" calcext:value-type="float">
            <text:p>3.783722</text:p>
          </table:table-cell>
          <table:table-cell office:value-type="float" office:value="5.414642" calcext:value-type="float">
            <text:p>5.414642</text:p>
          </table:table-cell>
          <table:table-cell office:value-type="float" office:value="5.136597" calcext:value-type="float">
            <text:p>5.136597</text:p>
          </table:table-cell>
          <table:table-cell office:value-type="float" office:value="7.03891" calcext:value-type="float">
            <text:p>7.03891</text:p>
          </table:table-cell>
          <table:table-cell office:value-type="float" office:value="6.961151" calcext:value-type="float">
            <text:p>6.961151</text:p>
          </table:table-cell>
          <table:table-cell office:value-type="float" office:value="9.057953" calcext:value-type="float">
            <text:p>9.057953</text:p>
          </table:table-cell>
          <table:table-cell office:value-type="float" office:value="8.913513" calcext:value-type="float">
            <text:p>8.913513</text:p>
          </table:table-cell>
          <table:table-cell office:value-type="float" office:value="10.4472" calcext:value-type="float">
            <text:p>10.4472</text:p>
          </table:table-cell>
          <table:table-cell office:value-type="float" office:value="10.29468" calcext:value-type="float">
            <text:p>10.29468</text:p>
          </table:table-cell>
          <table:table-cell office:value-type="float" office:value="11.45547" calcext:value-type="float">
            <text:p>11.45547</text:p>
          </table:table-cell>
          <table:table-cell office:value-type="float" office:value="11.32108" calcext:value-type="float">
            <text:p>11.32108</text:p>
          </table:table-cell>
          <table:table-cell office:value-type="float" office:value="12.08777" calcext:value-type="float">
            <text:p>12.08777</text:p>
          </table:table-cell>
          <table:table-cell office:value-type="float" office:value="11.9776" calcext:value-type="float">
            <text:p>11.9776</text:p>
          </table:table-cell>
          <table:table-cell office:value-type="float" office:value="12.28842" calcext:value-type="float">
            <text:p>12.28842</text:p>
          </table:table-cell>
          <table:table-cell office:value-type="float" office:value="12.19321" calcext:value-type="float">
            <text:p>12.19321</text:p>
          </table:table-cell>
          <table:table-cell office:value-type="float" office:value="2.458618" calcext:value-type="float">
            <text:p>2.458618</text:p>
          </table:table-cell>
          <table:table-cell office:value-type="float" office:value="-10.9697" calcext:value-type="float">
            <text:p>-10.96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2" calcext:value-type="float">
            <text:p>4122002</text:p>
          </table:table-cell>
          <table:table-cell office:value-type="float" office:value="3.02148" calcext:value-type="float">
            <text:p>3.02148</text:p>
          </table:table-cell>
          <table:table-cell office:value-type="float" office:value="-3.17" calcext:value-type="float">
            <text:p>-3.17</text:p>
          </table:table-cell>
          <table:table-cell office:value-type="float" office:value="-7.68" calcext:value-type="float">
            <text:p>-7.68</text:p>
          </table:table-cell>
          <table:table-cell office:value-type="float" office:value="0.4281483" calcext:value-type="float">
            <text:p>0.4281483</text:p>
          </table:table-cell>
          <table:table-cell office:value-type="float" office:value="0.3055731" calcext:value-type="float">
            <text:p>0.3055731</text:p>
          </table:table-cell>
          <table:table-cell office:value-type="float" office:value="298.548" calcext:value-type="float">
            <text:p>298.548</text:p>
          </table:table-cell>
          <table:table-cell office:value-type="float" office:value="0" calcext:value-type="float">
            <text:p>0</text:p>
          </table:table-cell>
          <table:table-cell office:value-type="float" office:value="0.3111572" calcext:value-type="float">
            <text:p>0.3111572</text:p>
          </table:table-cell>
          <table:table-cell office:value-type="float" office:value="-6.07254" calcext:value-type="float">
            <text:p>-6.07254</text:p>
          </table:table-cell>
          <table:table-cell office:value-type="float" office:value="-0.5241699" calcext:value-type="float">
            <text:p>-0.5241699</text:p>
          </table:table-cell>
          <table:table-cell office:value-type="float" office:value="-2.029663" calcext:value-type="float">
            <text:p>-2.029663</text:p>
          </table:table-cell>
          <table:table-cell office:value-type="float" office:value="0.1940918" calcext:value-type="float">
            <text:p>0.1940918</text:p>
          </table:table-cell>
          <table:table-cell office:value-type="float" office:value="-0.2233582" calcext:value-type="float">
            <text:p>-0.2233582</text:p>
          </table:table-cell>
          <table:table-cell office:value-type="float" office:value="1.210541" calcext:value-type="float">
            <text:p>1.210541</text:p>
          </table:table-cell>
          <table:table-cell office:value-type="float" office:value="0.7089233" calcext:value-type="float">
            <text:p>0.7089233</text:p>
          </table:table-cell>
          <table:table-cell office:value-type="float" office:value="1.961487" calcext:value-type="float">
            <text:p>1.961487</text:p>
          </table:table-cell>
          <table:table-cell office:value-type="float" office:value="1.425873" calcext:value-type="float">
            <text:p>1.425873</text:p>
          </table:table-cell>
          <table:table-cell office:value-type="float" office:value="2.868408" calcext:value-type="float">
            <text:p>2.868408</text:p>
          </table:table-cell>
          <table:table-cell office:value-type="float" office:value="2.309967" calcext:value-type="float">
            <text:p>2.309967</text:p>
          </table:table-cell>
          <table:table-cell office:value-type="float" office:value="3.777374" calcext:value-type="float">
            <text:p>3.777374</text:p>
          </table:table-cell>
          <table:table-cell office:value-type="float" office:value="3.256836" calcext:value-type="float">
            <text:p>3.256836</text:p>
          </table:table-cell>
          <table:table-cell office:value-type="float" office:value="5.132416" calcext:value-type="float">
            <text:p>5.132416</text:p>
          </table:table-cell>
          <table:table-cell office:value-type="float" office:value="4.719299" calcext:value-type="float">
            <text:p>4.719299</text:p>
          </table:table-cell>
          <table:table-cell office:value-type="float" office:value="6.959625" calcext:value-type="float">
            <text:p>6.959625</text:p>
          </table:table-cell>
          <table:table-cell office:value-type="float" office:value="6.767181" calcext:value-type="float">
            <text:p>6.767181</text:p>
          </table:table-cell>
          <table:table-cell office:value-type="float" office:value="8.912048" calcext:value-type="float">
            <text:p>8.912048</text:p>
          </table:table-cell>
          <table:table-cell office:value-type="float" office:value="8.766815" calcext:value-type="float">
            <text:p>8.766815</text:p>
          </table:table-cell>
          <table:table-cell office:value-type="float" office:value="10.29315" calcext:value-type="float">
            <text:p>10.29315</text:p>
          </table:table-cell>
          <table:table-cell office:value-type="float" office:value="10.14929" calcext:value-type="float">
            <text:p>10.14929</text:p>
          </table:table-cell>
          <table:table-cell office:value-type="float" office:value="11.31964" calcext:value-type="float">
            <text:p>11.31964</text:p>
          </table:table-cell>
          <table:table-cell office:value-type="float" office:value="11.18713" calcext:value-type="float">
            <text:p>11.18713</text:p>
          </table:table-cell>
          <table:table-cell office:value-type="float" office:value="11.97641" calcext:value-type="float">
            <text:p>11.97641</text:p>
          </table:table-cell>
          <table:table-cell office:value-type="float" office:value="11.86447" calcext:value-type="float">
            <text:p>11.86447</text:p>
          </table:table-cell>
          <table:table-cell office:value-type="float" office:value="12.1922" calcext:value-type="float">
            <text:p>12.1922</text:p>
          </table:table-cell>
          <table:table-cell office:value-type="float" office:value="12.09482" calcext:value-type="float">
            <text:p>12.09482</text:p>
          </table:table-cell>
          <table:table-cell office:value-type="float" office:value="1.129181" calcext:value-type="float">
            <text:p>1.129181</text:p>
          </table:table-cell>
          <table:table-cell office:value-type="float" office:value="-10.34769" calcext:value-type="float">
            <text:p>-10.347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2" calcext:value-type="float">
            <text:p>5122002</text:p>
          </table:table-cell>
          <table:table-cell office:value-type="float" office:value="8.83679" calcext:value-type="float">
            <text:p>8.83679</text:p>
          </table:table-cell>
          <table:table-cell office:value-type="float" office:value="0.65" calcext:value-type="float">
            <text:p>0.65</text:p>
          </table:table-cell>
          <table:table-cell office:value-type="float" office:value="-14.64" calcext:value-type="float">
            <text:p>-14.64</text:p>
          </table:table-cell>
          <table:table-cell office:value-type="float" office:value="0.5647931" calcext:value-type="float">
            <text:p>0.5647931</text:p>
          </table:table-cell>
          <table:table-cell office:value-type="float" office:value="0.1774315" calcext:value-type="float">
            <text:p>0.1774315</text:p>
          </table:table-cell>
          <table:table-cell office:value-type="float" office:value="266.436" calcext:value-type="float">
            <text:p>266.436</text:p>
          </table:table-cell>
          <table:table-cell office:value-type="float" office:value="0" calcext:value-type="float">
            <text:p>0</text:p>
          </table:table-cell>
          <table:table-cell office:value-type="float" office:value="6.250214" calcext:value-type="float">
            <text:p>6.250214</text:p>
          </table:table-cell>
          <table:table-cell office:value-type="float" office:value="-9.550476" calcext:value-type="float">
            <text:p>-9.550476</text:p>
          </table:table-cell>
          <table:table-cell office:value-type="float" office:value="0.3332214" calcext:value-type="float">
            <text:p>0.3332214</text:p>
          </table:table-cell>
          <table:table-cell office:value-type="float" office:value="-3.922729" calcext:value-type="float">
            <text:p>-3.922729</text:p>
          </table:table-cell>
          <table:table-cell office:value-type="float" office:value="0.04382324" calcext:value-type="float">
            <text:p>0.04382324</text:p>
          </table:table-cell>
          <table:table-cell office:value-type="float" office:value="-0.5576782" calcext:value-type="float">
            <text:p>-0.5576782</text:p>
          </table:table-cell>
          <table:table-cell office:value-type="float" office:value="0.723999" calcext:value-type="float">
            <text:p>0.723999</text:p>
          </table:table-cell>
          <table:table-cell office:value-type="float" office:value="0.4249573" calcext:value-type="float">
            <text:p>0.4249573</text:p>
          </table:table-cell>
          <table:table-cell office:value-type="float" office:value="1.420593" calcext:value-type="float">
            <text:p>1.420593</text:p>
          </table:table-cell>
          <table:table-cell office:value-type="float" office:value="1.173157" calcext:value-type="float">
            <text:p>1.173157</text:p>
          </table:table-cell>
          <table:table-cell office:value-type="float" office:value="2.30545" calcext:value-type="float">
            <text:p>2.30545</text:p>
          </table:table-cell>
          <table:table-cell office:value-type="float" office:value="2.057404" calcext:value-type="float">
            <text:p>2.057404</text:p>
          </table:table-cell>
          <table:table-cell office:value-type="float" office:value="3.252594" calcext:value-type="float">
            <text:p>3.252594</text:p>
          </table:table-cell>
          <table:table-cell office:value-type="float" office:value="2.951019" calcext:value-type="float">
            <text:p>2.951019</text:p>
          </table:table-cell>
          <table:table-cell office:value-type="float" office:value="4.715271" calcext:value-type="float">
            <text:p>4.715271</text:p>
          </table:table-cell>
          <table:table-cell office:value-type="float" office:value="4.369263" calcext:value-type="float">
            <text:p>4.369263</text:p>
          </table:table-cell>
          <table:table-cell office:value-type="float" office:value="6.76474" calcext:value-type="float">
            <text:p>6.76474</text:p>
          </table:table-cell>
          <table:table-cell office:value-type="float" office:value="6.521545" calcext:value-type="float">
            <text:p>6.521545</text:p>
          </table:table-cell>
          <table:table-cell office:value-type="float" office:value="8.765228" calcext:value-type="float">
            <text:p>8.765228</text:p>
          </table:table-cell>
          <table:table-cell office:value-type="float" office:value="8.602875" calcext:value-type="float">
            <text:p>8.602875</text:p>
          </table:table-cell>
          <table:table-cell office:value-type="float" office:value="10.1478" calcext:value-type="float">
            <text:p>10.1478</text:p>
          </table:table-cell>
          <table:table-cell office:value-type="float" office:value="10.00464" calcext:value-type="float">
            <text:p>10.00464</text:p>
          </table:table-cell>
          <table:table-cell office:value-type="float" office:value="11.18579" calcext:value-type="float">
            <text:p>11.18579</text:p>
          </table:table-cell>
          <table:table-cell office:value-type="float" office:value="11.05481" calcext:value-type="float">
            <text:p>11.05481</text:p>
          </table:table-cell>
          <table:table-cell office:value-type="float" office:value="11.86328" calcext:value-type="float">
            <text:p>11.86328</text:p>
          </table:table-cell>
          <table:table-cell office:value-type="float" office:value="11.75009" calcext:value-type="float">
            <text:p>11.75009</text:p>
          </table:table-cell>
          <table:table-cell office:value-type="float" office:value="12.09381" calcext:value-type="float">
            <text:p>12.09381</text:p>
          </table:table-cell>
          <table:table-cell office:value-type="float" office:value="11.99442" calcext:value-type="float">
            <text:p>11.99442</text:p>
          </table:table-cell>
          <table:table-cell office:value-type="float" office:value="9.007751" calcext:value-type="float">
            <text:p>9.007751</text:p>
          </table:table-cell>
          <table:table-cell office:value-type="float" office:value="-15.72943" calcext:value-type="float">
            <text:p>-15.729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2" calcext:value-type="float">
            <text:p>6122002</text:p>
          </table:table-cell>
          <table:table-cell office:value-type="float" office:value="8.567424" calcext:value-type="float">
            <text:p>8.567424</text:p>
          </table:table-cell>
          <table:table-cell office:value-type="float" office:value="12.41" calcext:value-type="float">
            <text:p>12.41</text:p>
          </table:table-cell>
          <table:table-cell office:value-type="float" office:value="-10.79" calcext:value-type="float">
            <text:p>-10.79</text:p>
          </table:table-cell>
          <table:table-cell office:value-type="float" office:value="0.8173317" calcext:value-type="float">
            <text:p>0.8173317</text:p>
          </table:table-cell>
          <table:table-cell office:value-type="float" office:value="0.240531" calcext:value-type="float">
            <text:p>0.240531</text:p>
          </table:table-cell>
          <table:table-cell office:value-type="float" office:value="286.848" calcext:value-type="float">
            <text:p>286.848</text:p>
          </table:table-cell>
          <table:table-cell office:value-type="float" office:value="0" calcext:value-type="float">
            <text:p>0</text:p>
          </table:table-cell>
          <table:table-cell office:value-type="float" office:value="11.38562" calcext:value-type="float">
            <text:p>11.38562</text:p>
          </table:table-cell>
          <table:table-cell office:value-type="float" office:value="-7.830872" calcext:value-type="float">
            <text:p>-7.830872</text:p>
          </table:table-cell>
          <table:table-cell office:value-type="float" office:value="1.255768" calcext:value-type="float">
            <text:p>1.255768</text:p>
          </table:table-cell>
          <table:table-cell office:value-type="float" office:value="-3.172333" calcext:value-type="float">
            <text:p>-3.172333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0.5328369" calcext:value-type="float">
            <text:p>-0.5328369</text:p>
          </table:table-cell>
          <table:table-cell office:value-type="float" office:value="0.7214966" calcext:value-type="float">
            <text:p>0.7214966</text:p>
          </table:table-cell>
          <table:table-cell office:value-type="float" office:value="0.3489685" calcext:value-type="float">
            <text:p>0.3489685</text:p>
          </table:table-cell>
          <table:table-cell office:value-type="float" office:value="1.257843" calcext:value-type="float">
            <text:p>1.257843</text:p>
          </table:table-cell>
          <table:table-cell office:value-type="float" office:value="1.047058" calcext:value-type="float">
            <text:p>1.047058</text:p>
          </table:table-cell>
          <table:table-cell office:value-type="float" office:value="2.055023" calcext:value-type="float">
            <text:p>2.055023</text:p>
          </table:table-cell>
          <table:table-cell office:value-type="float" office:value="1.889557" calcext:value-type="float">
            <text:p>1.889557</text:p>
          </table:table-cell>
          <table:table-cell office:value-type="float" office:value="2.948792" calcext:value-type="float">
            <text:p>2.948792</text:p>
          </table:table-cell>
          <table:table-cell office:value-type="float" office:value="2.781952" calcext:value-type="float">
            <text:p>2.781952</text:p>
          </table:table-cell>
          <table:table-cell office:value-type="float" office:value="4.366486" calcext:value-type="float">
            <text:p>4.366486</text:p>
          </table:table-cell>
          <table:table-cell office:value-type="float" office:value="4.12265" calcext:value-type="float">
            <text:p>4.12265</text:p>
          </table:table-cell>
          <table:table-cell office:value-type="float" office:value="6.518951" calcext:value-type="float">
            <text:p>6.518951</text:p>
          </table:table-cell>
          <table:table-cell office:value-type="float" office:value="6.279816" calcext:value-type="float">
            <text:p>6.279816</text:p>
          </table:table-cell>
          <table:table-cell office:value-type="float" office:value="8.601074" calcext:value-type="float">
            <text:p>8.601074</text:p>
          </table:table-cell>
          <table:table-cell office:value-type="float" office:value="8.425262" calcext:value-type="float">
            <text:p>8.425262</text:p>
          </table:table-cell>
          <table:table-cell office:value-type="float" office:value="10.00308" calcext:value-type="float">
            <text:p>10.00308</text:p>
          </table:table-cell>
          <table:table-cell office:value-type="float" office:value="9.855835" calcext:value-type="float">
            <text:p>9.855835</text:p>
          </table:table-cell>
          <table:table-cell office:value-type="float" office:value="11.05347" calcext:value-type="float">
            <text:p>11.05347</text:p>
          </table:table-cell>
          <table:table-cell office:value-type="float" office:value="10.92322" calcext:value-type="float">
            <text:p>10.92322</text:p>
          </table:table-cell>
          <table:table-cell office:value-type="float" office:value="11.74887" calcext:value-type="float">
            <text:p>11.74887</text:p>
          </table:table-cell>
          <table:table-cell office:value-type="float" office:value="11.63535" calcext:value-type="float">
            <text:p>11.63535</text:p>
          </table:table-cell>
          <table:table-cell office:value-type="float" office:value="11.99341" calcext:value-type="float">
            <text:p>11.99341</text:p>
          </table:table-cell>
          <table:table-cell office:value-type="float" office:value="11.89243" calcext:value-type="float">
            <text:p>11.89243</text:p>
          </table:table-cell>
          <table:table-cell office:value-type="float" office:value="16.59464" calcext:value-type="float">
            <text:p>16.59464</text:p>
          </table:table-cell>
          <table:table-cell office:value-type="float" office:value="-12.58005" calcext:value-type="float">
            <text:p>-12.580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2" calcext:value-type="float">
            <text:p>7122002</text:p>
          </table:table-cell>
          <table:table-cell office:value-type="float" office:value="8.240449" calcext:value-type="float">
            <text:p>8.240449</text:p>
          </table:table-cell>
          <table:table-cell office:value-type="float" office:value="10.42" calcext:value-type="float">
            <text:p>10.42</text:p>
          </table:table-cell>
          <table:table-cell office:value-type="float" office:value="-7.61" calcext:value-type="float">
            <text:p>-7.61</text:p>
          </table:table-cell>
          <table:table-cell office:value-type="float" office:value="0.7803875" calcext:value-type="float">
            <text:p>0.7803875</text:p>
          </table:table-cell>
          <table:table-cell office:value-type="float" office:value="0.3072039" calcext:value-type="float">
            <text:p>0.3072039</text:p>
          </table:table-cell>
          <table:table-cell office:value-type="float" office:value="153.756" calcext:value-type="float">
            <text:p>153.756</text:p>
          </table:table-cell>
          <table:table-cell office:value-type="float" office:value="0" calcext:value-type="float">
            <text:p>0</text:p>
          </table:table-cell>
          <table:table-cell office:value-type="float" office:value="11.03955" calcext:value-type="float">
            <text:p>11.03955</text:p>
          </table:table-cell>
          <table:table-cell office:value-type="float" office:value="-5.324921" calcext:value-type="float">
            <text:p>-5.324921</text:p>
          </table:table-cell>
          <table:table-cell office:value-type="float" office:value="1.473328" calcext:value-type="float">
            <text:p>1.473328</text:p>
          </table:table-cell>
          <table:table-cell office:value-type="float" office:value="-1.083893" calcext:value-type="float">
            <text:p>-1.083893</text:p>
          </table:table-cell>
          <table:table-cell office:value-type="float" office:value="0.2209167" calcext:value-type="float">
            <text:p>0.2209167</text:p>
          </table:table-cell>
          <table:table-cell office:value-type="float" office:value="-0.1530762" calcext:value-type="float">
            <text:p>-0.1530762</text:p>
          </table:table-cell>
          <table:table-cell office:value-type="float" office:value="0.7991028" calcext:value-type="float">
            <text:p>0.7991028</text:p>
          </table:table-cell>
          <table:table-cell office:value-type="float" office:value="0.5756531" calcext:value-type="float">
            <text:p>0.5756531</text:p>
          </table:table-cell>
          <table:table-cell office:value-type="float" office:value="1.306061" calcext:value-type="float">
            <text:p>1.306061</text:p>
          </table:table-cell>
          <table:table-cell office:value-type="float" office:value="1.167999" calcext:value-type="float">
            <text:p>1.167999</text:p>
          </table:table-cell>
          <table:table-cell office:value-type="float" office:value="1.956055" calcext:value-type="float">
            <text:p>1.956055</text:p>
          </table:table-cell>
          <table:table-cell office:value-type="float" office:value="1.901672" calcext:value-type="float">
            <text:p>1.901672</text:p>
          </table:table-cell>
          <table:table-cell office:value-type="float" office:value="2.781006" calcext:value-type="float">
            <text:p>2.781006</text:p>
          </table:table-cell>
          <table:table-cell office:value-type="float" office:value="2.712952" calcext:value-type="float">
            <text:p>2.712952</text:p>
          </table:table-cell>
          <table:table-cell office:value-type="float" office:value="4.120758" calcext:value-type="float">
            <text:p>4.120758</text:p>
          </table:table-cell>
          <table:table-cell office:value-type="float" office:value="3.970398" calcext:value-type="float">
            <text:p>3.970398</text:p>
          </table:table-cell>
          <table:table-cell office:value-type="float" office:value="6.277405" calcext:value-type="float">
            <text:p>6.277405</text:p>
          </table:table-cell>
          <table:table-cell office:value-type="float" office:value="6.069061" calcext:value-type="float">
            <text:p>6.069061</text:p>
          </table:table-cell>
          <table:table-cell office:value-type="float" office:value="8.42337" calcext:value-type="float">
            <text:p>8.42337</text:p>
          </table:table-cell>
          <table:table-cell office:value-type="float" office:value="8.243073" calcext:value-type="float">
            <text:p>8.243073</text:p>
          </table:table-cell>
          <table:table-cell office:value-type="float" office:value="9.854248" calcext:value-type="float">
            <text:p>9.854248</text:p>
          </table:table-cell>
          <table:table-cell office:value-type="float" office:value="9.702911" calcext:value-type="float">
            <text:p>9.702911</text:p>
          </table:table-cell>
          <table:table-cell office:value-type="float" office:value="10.92184" calcext:value-type="float">
            <text:p>10.92184</text:p>
          </table:table-cell>
          <table:table-cell office:value-type="float" office:value="10.79044" calcext:value-type="float">
            <text:p>10.79044</text:p>
          </table:table-cell>
          <table:table-cell office:value-type="float" office:value="11.63416" calcext:value-type="float">
            <text:p>11.63416</text:p>
          </table:table-cell>
          <table:table-cell office:value-type="float" office:value="11.51971" calcext:value-type="float">
            <text:p>11.51971</text:p>
          </table:table-cell>
          <table:table-cell office:value-type="float" office:value="11.89139" calcext:value-type="float">
            <text:p>11.89139</text:p>
          </table:table-cell>
          <table:table-cell office:value-type="float" office:value="11.78943" calcext:value-type="float">
            <text:p>11.78943</text:p>
          </table:table-cell>
          <table:table-cell office:value-type="float" office:value="18.21133" calcext:value-type="float">
            <text:p>18.21133</text:p>
          </table:table-cell>
          <table:table-cell office:value-type="float" office:value="-9.758148" calcext:value-type="float">
            <text:p>-9.7581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2" calcext:value-type="float">
            <text:p>8122002</text:p>
          </table:table-cell>
          <table:table-cell office:value-type="float" office:value="8.323869" calcext:value-type="float">
            <text:p>8.323869</text:p>
          </table:table-cell>
          <table:table-cell office:value-type="float" office:value="0.67" calcext:value-type="float">
            <text:p>0.67</text:p>
          </table:table-cell>
          <table:table-cell office:value-type="float" office:value="-8.02" calcext:value-type="float">
            <text:p>-8.02</text:p>
          </table:table-cell>
          <table:table-cell office:value-type="float" office:value="0.5656022" calcext:value-type="float">
            <text:p>0.5656022</text:p>
          </table:table-cell>
          <table:table-cell office:value-type="float" office:value="0.2977624" calcext:value-type="float">
            <text:p>0.2977624</text:p>
          </table:table-cell>
          <table:table-cell office:value-type="float" office:value="191.736" calcext:value-type="float">
            <text:p>191.736</text:p>
          </table:table-cell>
          <table:table-cell office:value-type="float" office:value="0" calcext:value-type="float">
            <text:p>0</text:p>
          </table:table-cell>
          <table:table-cell office:value-type="float" office:value="8.085236" calcext:value-type="float">
            <text:p>8.085236</text:p>
          </table:table-cell>
          <table:table-cell office:value-type="float" office:value="-5.165131" calcext:value-type="float">
            <text:p>-5.165131</text:p>
          </table:table-cell>
          <table:table-cell office:value-type="float" office:value="1.062164" calcext:value-type="float">
            <text:p>1.062164</text:p>
          </table:table-cell>
          <table:table-cell office:value-type="float" office:value="-0.8596191" calcext:value-type="float">
            <text:p>-0.8596191</text:p>
          </table:table-cell>
          <table:table-cell office:value-type="float" office:value="0.1836243" calcext:value-type="float">
            <text:p>0.1836243</text:p>
          </table:table-cell>
          <table:table-cell office:value-type="float" office:value="-0.07681274" calcext:value-type="float">
            <text:p>-0.07681274</text:p>
          </table:table-cell>
          <table:table-cell office:value-type="float" office:value="0.7587585" calcext:value-type="float">
            <text:p>0.7587585</text:p>
          </table:table-cell>
          <table:table-cell office:value-type="float" office:value="0.6191101" calcext:value-type="float">
            <text:p>0.6191101</text:p>
          </table:table-cell>
          <table:table-cell office:value-type="float" office:value="1.256561" calcext:value-type="float">
            <text:p>1.256561</text:p>
          </table:table-cell>
          <table:table-cell office:value-type="float" office:value="1.17514" calcext:value-type="float">
            <text:p>1.17514</text:p>
          </table:table-cell>
          <table:table-cell office:value-type="float" office:value="1.928406" calcext:value-type="float">
            <text:p>1.928406</text:p>
          </table:table-cell>
          <table:table-cell office:value-type="float" office:value="1.858337" calcext:value-type="float">
            <text:p>1.858337</text:p>
          </table:table-cell>
          <table:table-cell office:value-type="float" office:value="2.711731" calcext:value-type="float">
            <text:p>2.711731</text:p>
          </table:table-cell>
          <table:table-cell office:value-type="float" office:value="2.622711" calcext:value-type="float">
            <text:p>2.622711</text:p>
          </table:table-cell>
          <table:table-cell office:value-type="float" office:value="3.969147" calcext:value-type="float">
            <text:p>3.969147</text:p>
          </table:table-cell>
          <table:table-cell office:value-type="float" office:value="3.846558" calcext:value-type="float">
            <text:p>3.846558</text:p>
          </table:table-cell>
          <table:table-cell office:value-type="float" office:value="6.067078" calcext:value-type="float">
            <text:p>6.067078</text:p>
          </table:table-cell>
          <table:table-cell office:value-type="float" office:value="5.890625" calcext:value-type="float">
            <text:p>5.890625</text:p>
          </table:table-cell>
          <table:table-cell office:value-type="float" office:value="8.24118" calcext:value-type="float">
            <text:p>8.24118</text:p>
          </table:table-cell>
          <table:table-cell office:value-type="float" office:value="8.065155" calcext:value-type="float">
            <text:p>8.065155</text:p>
          </table:table-cell>
          <table:table-cell office:value-type="float" office:value="9.701324" calcext:value-type="float">
            <text:p>9.701324</text:p>
          </table:table-cell>
          <table:table-cell office:value-type="float" office:value="9.547699" calcext:value-type="float">
            <text:p>9.547699</text:p>
          </table:table-cell>
          <table:table-cell office:value-type="float" office:value="10.78903" calcext:value-type="float">
            <text:p>10.78903</text:p>
          </table:table-cell>
          <table:table-cell office:value-type="float" office:value="10.6561" calcext:value-type="float">
            <text:p>10.6561</text:p>
          </table:table-cell>
          <table:table-cell office:value-type="float" office:value="11.51849" calcext:value-type="float">
            <text:p>11.51849</text:p>
          </table:table-cell>
          <table:table-cell office:value-type="float" office:value="11.40311" calcext:value-type="float">
            <text:p>11.40311</text:p>
          </table:table-cell>
          <table:table-cell office:value-type="float" office:value="11.78836" calcext:value-type="float">
            <text:p>11.78836</text:p>
          </table:table-cell>
          <table:table-cell office:value-type="float" office:value="11.68509" calcext:value-type="float">
            <text:p>11.68509</text:p>
          </table:table-cell>
          <table:table-cell office:value-type="float" office:value="11.30054" calcext:value-type="float">
            <text:p>11.30054</text:p>
          </table:table-cell>
          <table:table-cell office:value-type="float" office:value="-9.943207" calcext:value-type="float">
            <text:p>-9.9432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2" calcext:value-type="float">
            <text:p>9122002</text:p>
          </table:table-cell>
          <table:table-cell office:value-type="float" office:value="8.220423" calcext:value-type="float">
            <text:p>8.220423</text:p>
          </table:table-cell>
          <table:table-cell office:value-type="float" office:value="7.64" calcext:value-type="float">
            <text:p>7.64</text:p>
          </table:table-cell>
          <table:table-cell office:value-type="float" office:value="-9.85" calcext:value-type="float">
            <text:p>-9.85</text:p>
          </table:table-cell>
          <table:table-cell office:value-type="float" office:value="0.7593403" calcext:value-type="float">
            <text:p>0.7593403</text:p>
          </table:table-cell>
          <table:table-cell office:value-type="float" office:value="0.2587301" calcext:value-type="float">
            <text:p>0.2587301</text:p>
          </table:table-cell>
          <table:table-cell office:value-type="float" office:value="251.496" calcext:value-type="float">
            <text:p>251.496</text:p>
          </table:table-cell>
          <table:table-cell office:value-type="float" office:value="0" calcext:value-type="float">
            <text:p>0</text:p>
          </table:table-cell>
          <table:table-cell office:value-type="float" office:value="9.842621" calcext:value-type="float">
            <text:p>9.842621</text:p>
          </table:table-cell>
          <table:table-cell office:value-type="float" office:value="-6.317993" calcext:value-type="float">
            <text:p>-6.317993</text:p>
          </table:table-cell>
          <table:table-cell office:value-type="float" office:value="1.174164" calcext:value-type="float">
            <text:p>1.174164</text:p>
          </table:table-cell>
          <table:table-cell office:value-type="float" office:value="-1.588318" calcext:value-type="float">
            <text:p>-1.588318</text:p>
          </table:table-cell>
          <table:table-cell office:value-type="float" office:value="0.1948853" calcext:value-type="float">
            <text:p>0.1948853</text:p>
          </table:table-cell>
          <table:table-cell office:value-type="float" office:value="-0.1851196" calcext:value-type="float">
            <text:p>-0.1851196</text:p>
          </table:table-cell>
          <table:table-cell office:value-type="float" office:value="0.7356567" calcext:value-type="float">
            <text:p>0.7356567</text:p>
          </table:table-cell>
          <table:table-cell office:value-type="float" office:value="0.5285034" calcext:value-type="float">
            <text:p>0.5285034</text:p>
          </table:table-cell>
          <table:table-cell office:value-type="float" office:value="1.208771" calcext:value-type="float">
            <text:p>1.208771</text:p>
          </table:table-cell>
          <table:table-cell office:value-type="float" office:value="1.089111" calcext:value-type="float">
            <text:p>1.089111</text:p>
          </table:table-cell>
          <table:table-cell office:value-type="float" office:value="1.85675" calcext:value-type="float">
            <text:p>1.85675</text:p>
          </table:table-cell>
          <table:table-cell office:value-type="float" office:value="1.780334" calcext:value-type="float">
            <text:p>1.780334</text:p>
          </table:table-cell>
          <table:table-cell office:value-type="float" office:value="2.621368" calcext:value-type="float">
            <text:p>2.621368</text:p>
          </table:table-cell>
          <table:table-cell office:value-type="float" office:value="2.538635" calcext:value-type="float">
            <text:p>2.538635</text:p>
          </table:table-cell>
          <table:table-cell office:value-type="float" office:value="3.845337" calcext:value-type="float">
            <text:p>3.845337</text:p>
          </table:table-cell>
          <table:table-cell office:value-type="float" office:value="3.726593" calcext:value-type="float">
            <text:p>3.726593</text:p>
          </table:table-cell>
          <table:table-cell office:value-type="float" office:value="5.888885" calcext:value-type="float">
            <text:p>5.888885</text:p>
          </table:table-cell>
          <table:table-cell office:value-type="float" office:value="5.731171" calcext:value-type="float">
            <text:p>5.731171</text:p>
          </table:table-cell>
          <table:table-cell office:value-type="float" office:value="8.063354" calcext:value-type="float">
            <text:p>8.063354</text:p>
          </table:table-cell>
          <table:table-cell office:value-type="float" office:value="7.894562" calcext:value-type="float">
            <text:p>7.894562</text:p>
          </table:table-cell>
          <table:table-cell office:value-type="float" office:value="9.546082" calcext:value-type="float">
            <text:p>9.546082</text:p>
          </table:table-cell>
          <table:table-cell office:value-type="float" office:value="9.393219" calcext:value-type="float">
            <text:p>9.393219</text:p>
          </table:table-cell>
          <table:table-cell office:value-type="float" office:value="10.65469" calcext:value-type="float">
            <text:p>10.65469</text:p>
          </table:table-cell>
          <table:table-cell office:value-type="float" office:value="10.52066" calcext:value-type="float">
            <text:p>10.52066</text:p>
          </table:table-cell>
          <table:table-cell office:value-type="float" office:value="11.40186" calcext:value-type="float">
            <text:p>11.40186</text:p>
          </table:table-cell>
          <table:table-cell office:value-type="float" office:value="11.285" calcext:value-type="float">
            <text:p>11.285</text:p>
          </table:table-cell>
          <table:table-cell office:value-type="float" office:value="11.68402" calcext:value-type="float">
            <text:p>11.68402</text:p>
          </table:table-cell>
          <table:table-cell office:value-type="float" office:value="11.57925" calcext:value-type="float">
            <text:p>11.57925</text:p>
          </table:table-cell>
          <table:table-cell office:value-type="float" office:value="16.13141" calcext:value-type="float">
            <text:p>16.13141</text:p>
          </table:table-cell>
          <table:table-cell office:value-type="float" office:value="-11.49323" calcext:value-type="float">
            <text:p>-11.493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2" calcext:value-type="float">
            <text:p>10122002</text:p>
          </table:table-cell>
          <table:table-cell office:value-type="float" office:value="5.263671" calcext:value-type="float">
            <text:p>5.263671</text:p>
          </table:table-cell>
          <table:table-cell office:value-type="float" office:value="4.87" calcext:value-type="float">
            <text:p>4.87</text:p>
          </table:table-cell>
          <table:table-cell office:value-type="float" office:value="-5.33" calcext:value-type="float">
            <text:p>-5.33</text:p>
          </table:table-cell>
          <table:table-cell office:value-type="float" office:value="0.7602172" calcext:value-type="float">
            <text:p>0.7602172</text:p>
          </table:table-cell>
          <table:table-cell office:value-type="float" office:value="0.3648011" calcext:value-type="float">
            <text:p>0.3648011</text:p>
          </table:table-cell>
          <table:table-cell office:value-type="float" office:value="285.228" calcext:value-type="float">
            <text:p>285.228</text:p>
          </table:table-cell>
          <table:table-cell office:value-type="float" office:value="0" calcext:value-type="float">
            <text:p>0</text:p>
          </table:table-cell>
          <table:table-cell office:value-type="float" office:value="7.567505" calcext:value-type="float">
            <text:p>7.567505</text:p>
          </table:table-cell>
          <table:table-cell office:value-type="float" office:value="-4.165497" calcext:value-type="float">
            <text:p>-4.165497</text:p>
          </table:table-cell>
          <table:table-cell office:value-type="float" office:value="0.8995361" calcext:value-type="float">
            <text:p>0.8995361</text:p>
          </table:table-cell>
          <table:table-cell office:value-type="float" office:value="-0.8163757" calcext:value-type="float">
            <text:p>-0.8163757</text:p>
          </table:table-cell>
          <table:table-cell office:value-type="float" office:value="0.2523804" calcext:value-type="float">
            <text:p>0.2523804</text:p>
          </table:table-cell>
          <table:table-cell office:value-type="float" office:value="-0.06933594" calcext:value-type="float">
            <text:p>-0.06933594</text:p>
          </table:table-cell>
          <table:table-cell office:value-type="float" office:value="0.7846985" calcext:value-type="float">
            <text:p>0.7846985</text:p>
          </table:table-cell>
          <table:table-cell office:value-type="float" office:value="0.585144" calcext:value-type="float">
            <text:p>0.585144</text:p>
          </table:table-cell>
          <table:table-cell office:value-type="float" office:value="1.235413" calcext:value-type="float">
            <text:p>1.235413</text:p>
          </table:table-cell>
          <table:table-cell office:value-type="float" office:value="1.105499" calcext:value-type="float">
            <text:p>1.105499</text:p>
          </table:table-cell>
          <table:table-cell office:value-type="float" office:value="1.812286" calcext:value-type="float">
            <text:p>1.812286</text:p>
          </table:table-cell>
          <table:table-cell office:value-type="float" office:value="1.752258" calcext:value-type="float">
            <text:p>1.752258</text:p>
          </table:table-cell>
          <table:table-cell office:value-type="float" office:value="2.53772" calcext:value-type="float">
            <text:p>2.53772</text:p>
          </table:table-cell>
          <table:table-cell office:value-type="float" office:value="2.481689" calcext:value-type="float">
            <text:p>2.481689</text:p>
          </table:table-cell>
          <table:table-cell office:value-type="float" office:value="3.725525" calcext:value-type="float">
            <text:p>3.725525</text:p>
          </table:table-cell>
          <table:table-cell office:value-type="float" office:value="3.628754" calcext:value-type="float">
            <text:p>3.628754</text:p>
          </table:table-cell>
          <table:table-cell office:value-type="float" office:value="5.729553" calcext:value-type="float">
            <text:p>5.729553</text:p>
          </table:table-cell>
          <table:table-cell office:value-type="float" office:value="5.586212" calcext:value-type="float">
            <text:p>5.586212</text:p>
          </table:table-cell>
          <table:table-cell office:value-type="float" office:value="7.892792" calcext:value-type="float">
            <text:p>7.892792</text:p>
          </table:table-cell>
          <table:table-cell office:value-type="float" office:value="7.731934" calcext:value-type="float">
            <text:p>7.731934</text:p>
          </table:table-cell>
          <table:table-cell office:value-type="float" office:value="9.391602" calcext:value-type="float">
            <text:p>9.391602</text:p>
          </table:table-cell>
          <table:table-cell office:value-type="float" office:value="9.240875" calcext:value-type="float">
            <text:p>9.240875</text:p>
          </table:table-cell>
          <table:table-cell office:value-type="float" office:value="10.51926" calcext:value-type="float">
            <text:p>10.51926</text:p>
          </table:table-cell>
          <table:table-cell office:value-type="float" office:value="10.38434" calcext:value-type="float">
            <text:p>10.38434</text:p>
          </table:table-cell>
          <table:table-cell office:value-type="float" office:value="11.28378" calcext:value-type="float">
            <text:p>11.28378</text:p>
          </table:table-cell>
          <table:table-cell office:value-type="float" office:value="11.16589" calcext:value-type="float">
            <text:p>11.16589</text:p>
          </table:table-cell>
          <table:table-cell office:value-type="float" office:value="11.57816" calcext:value-type="float">
            <text:p>11.57816</text:p>
          </table:table-cell>
          <table:table-cell office:value-type="float" office:value="11.4725" calcext:value-type="float">
            <text:p>11.4725</text:p>
          </table:table-cell>
          <table:table-cell office:value-type="float" office:value="12.08539" calcext:value-type="float">
            <text:p>12.08539</text:p>
          </table:table-cell>
          <table:table-cell office:value-type="float" office:value="-8.412872" calcext:value-type="float">
            <text:p>-8.4128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2" calcext:value-type="float">
            <text:p>11122002</text:p>
          </table:table-cell>
          <table:table-cell office:value-type="float" office:value="1.481946" calcext:value-type="float">
            <text:p>1.481946</text:p>
          </table:table-cell>
          <table:table-cell office:value-type="float" office:value="3.89" calcext:value-type="float">
            <text:p>3.89</text:p>
          </table:table-cell>
          <table:table-cell office:value-type="float" office:value="-3.68" calcext:value-type="float">
            <text:p>-3.68</text:p>
          </table:table-cell>
          <table:table-cell office:value-type="float" office:value="0.7101012" calcext:value-type="float">
            <text:p>0.7101012</text:p>
          </table:table-cell>
          <table:table-cell office:value-type="float" office:value="0.4123601" calcext:value-type="float">
            <text:p>0.4123601</text:p>
          </table:table-cell>
          <table:table-cell office:value-type="float" office:value="357.768" calcext:value-type="float">
            <text:p>357.768</text:p>
          </table:table-cell>
          <table:table-cell office:value-type="float" office:value="0" calcext:value-type="float">
            <text:p>0</text:p>
          </table:table-cell>
          <table:table-cell office:value-type="float" office:value="0.7723999" calcext:value-type="float">
            <text:p>0.7723999</text:p>
          </table:table-cell>
          <table:table-cell office:value-type="float" office:value="-2.373718" calcext:value-type="float">
            <text:p>-2.373718</text:p>
          </table:table-cell>
          <table:table-cell office:value-type="float" office:value="0.04931641" calcext:value-type="float">
            <text:p>0.04931641</text:p>
          </table:table-cell>
          <table:table-cell office:value-type="float" office:value="-0.4348755" calcext:value-type="float">
            <text:p>-0.4348755</text:p>
          </table:table-cell>
          <table:table-cell office:value-type="float" office:value="0.4554749" calcext:value-type="float">
            <text:p>0.4554749</text:p>
          </table:table-cell>
          <table:table-cell office:value-type="float" office:value="0.1887512" calcext:value-type="float">
            <text:p>0.1887512</text:p>
          </table:table-cell>
          <table:table-cell office:value-type="float" office:value="0.9446411" calcext:value-type="float">
            <text:p>0.9446411</text:p>
          </table:table-cell>
          <table:table-cell office:value-type="float" office:value="0.7748413" calcext:value-type="float">
            <text:p>0.7748413</text:p>
          </table:table-cell>
          <table:table-cell office:value-type="float" office:value="1.354767" calcext:value-type="float">
            <text:p>1.354767</text:p>
          </table:table-cell>
          <table:table-cell office:value-type="float" office:value="1.237122" calcext:value-type="float">
            <text:p>1.237122</text:p>
          </table:table-cell>
          <table:table-cell office:value-type="float" office:value="1.891571" calcext:value-type="float">
            <text:p>1.891571</text:p>
          </table:table-cell>
          <table:table-cell office:value-type="float" office:value="1.813293" calcext:value-type="float">
            <text:p>1.813293</text:p>
          </table:table-cell>
          <table:table-cell office:value-type="float" office:value="2.532959" calcext:value-type="float">
            <text:p>2.532959</text:p>
          </table:table-cell>
          <table:table-cell office:value-type="float" office:value="2.498749" calcext:value-type="float">
            <text:p>2.498749</text:p>
          </table:table-cell>
          <table:table-cell office:value-type="float" office:value="3.628082" calcext:value-type="float">
            <text:p>3.628082</text:p>
          </table:table-cell>
          <table:table-cell office:value-type="float" office:value="3.585205" calcext:value-type="float">
            <text:p>3.585205</text:p>
          </table:table-cell>
          <table:table-cell office:value-type="float" office:value="5.584778" calcext:value-type="float">
            <text:p>5.584778</text:p>
          </table:table-cell>
          <table:table-cell office:value-type="float" office:value="5.462555" calcext:value-type="float">
            <text:p>5.462555</text:p>
          </table:table-cell>
          <table:table-cell office:value-type="float" office:value="7.730347" calcext:value-type="float">
            <text:p>7.730347</text:p>
          </table:table-cell>
          <table:table-cell office:value-type="float" office:value="7.578461" calcext:value-type="float">
            <text:p>7.578461</text:p>
          </table:table-cell>
          <table:table-cell office:value-type="float" office:value="9.239319" calcext:value-type="float">
            <text:p>9.239319</text:p>
          </table:table-cell>
          <table:table-cell office:value-type="float" office:value="9.091797" calcext:value-type="float">
            <text:p>9.091797</text:p>
          </table:table-cell>
          <table:table-cell office:value-type="float" office:value="10.38287" calcext:value-type="float">
            <text:p>10.38287</text:p>
          </table:table-cell>
          <table:table-cell office:value-type="float" office:value="10.24857" calcext:value-type="float">
            <text:p>10.24857</text:p>
          </table:table-cell>
          <table:table-cell office:value-type="float" office:value="11.16464" calcext:value-type="float">
            <text:p>11.16464</text:p>
          </table:table-cell>
          <table:table-cell office:value-type="float" office:value="11.04605" calcext:value-type="float">
            <text:p>11.04605</text:p>
          </table:table-cell>
          <table:table-cell office:value-type="float" office:value="11.47137" calcext:value-type="float">
            <text:p>11.47137</text:p>
          </table:table-cell>
          <table:table-cell office:value-type="float" office:value="11.36462" calcext:value-type="float">
            <text:p>11.36462</text:p>
          </table:table-cell>
          <table:table-cell office:value-type="float" office:value="2.563904" calcext:value-type="float">
            <text:p>2.563904</text:p>
          </table:table-cell>
          <table:table-cell office:value-type="float" office:value="-5.584076" calcext:value-type="float">
            <text:p>-5.5840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2" calcext:value-type="float">
            <text:p>12122002</text:p>
          </table:table-cell>
          <table:table-cell office:value-type="float" office:value="6.996496" calcext:value-type="float">
            <text:p>6.996496</text:p>
          </table:table-cell>
          <table:table-cell office:value-type="float" office:value="8.22" calcext:value-type="float">
            <text:p>8.22</text:p>
          </table:table-cell>
          <table:table-cell office:value-type="float" office:value="-3.65" calcext:value-type="float">
            <text:p>-3.65</text:p>
          </table:table-cell>
          <table:table-cell office:value-type="float" office:value="0.8155011" calcext:value-type="float">
            <text:p>0.8155011</text:p>
          </table:table-cell>
          <table:table-cell office:value-type="float" office:value="0.413274" calcext:value-type="float">
            <text:p>0.413274</text:p>
          </table:table-cell>
          <table:table-cell office:value-type="float" office:value="153.432" calcext:value-type="float">
            <text:p>153.432</text:p>
          </table:table-cell>
          <table:table-cell office:value-type="float" office:value="0" calcext:value-type="float">
            <text:p>0</text:p>
          </table:table-cell>
          <table:table-cell office:value-type="float" office:value="8.815887" calcext:value-type="float">
            <text:p>8.815887</text:p>
          </table:table-cell>
          <table:table-cell office:value-type="float" office:value="-3.168304" calcext:value-type="float">
            <text:p>-3.168304</text:p>
          </table:table-cell>
          <table:table-cell office:value-type="float" office:value="2.023682" calcext:value-type="float">
            <text:p>2.023682</text:p>
          </table:table-cell>
          <table:table-cell office:value-type="float" office:value="-0.6866455" calcext:value-type="float">
            <text:p>-0.6866455</text:p>
          </table:table-cell>
          <table:table-cell office:value-type="float" office:value="1.576294" calcext:value-type="float">
            <text:p>1.576294</text:p>
          </table:table-cell>
          <table:table-cell office:value-type="float" office:value="-0.02331543" calcext:value-type="float">
            <text:p>-0.02331543</text:p>
          </table:table-cell>
          <table:table-cell office:value-type="float" office:value="1.592682" calcext:value-type="float">
            <text:p>1.592682</text:p>
          </table:table-cell>
          <table:table-cell office:value-type="float" office:value="0.6550293" calcext:value-type="float">
            <text:p>0.6550293</text:p>
          </table:table-cell>
          <table:table-cell office:value-type="float" office:value="1.774048" calcext:value-type="float">
            <text:p>1.774048</text:p>
          </table:table-cell>
          <table:table-cell office:value-type="float" office:value="1.162384" calcext:value-type="float">
            <text:p>1.162384</text:p>
          </table:table-cell>
          <table:table-cell office:value-type="float" office:value="2.109558" calcext:value-type="float">
            <text:p>2.109558</text:p>
          </table:table-cell>
          <table:table-cell office:value-type="float" office:value="1.783997" calcext:value-type="float">
            <text:p>1.783997</text:p>
          </table:table-cell>
          <table:table-cell office:value-type="float" office:value="2.643829" calcext:value-type="float">
            <text:p>2.643829</text:p>
          </table:table-cell>
          <table:table-cell office:value-type="float" office:value="2.463867" calcext:value-type="float">
            <text:p>2.463867</text:p>
          </table:table-cell>
          <table:table-cell office:value-type="float" office:value="3.5849" calcext:value-type="float">
            <text:p>3.5849</text:p>
          </table:table-cell>
          <table:table-cell office:value-type="float" office:value="3.54361" calcext:value-type="float">
            <text:p>3.54361</text:p>
          </table:table-cell>
          <table:table-cell office:value-type="float" office:value="5.461426" calcext:value-type="float">
            <text:p>5.461426</text:p>
          </table:table-cell>
          <table:table-cell office:value-type="float" office:value="5.358978" calcext:value-type="float">
            <text:p>5.358978</text:p>
          </table:table-cell>
          <table:table-cell office:value-type="float" office:value="7.576904" calcext:value-type="float">
            <text:p>7.576904</text:p>
          </table:table-cell>
          <table:table-cell office:value-type="float" office:value="7.43573" calcext:value-type="float">
            <text:p>7.43573</text:p>
          </table:table-cell>
          <table:table-cell office:value-type="float" office:value="9.090271" calcext:value-type="float">
            <text:p>9.090271</text:p>
          </table:table-cell>
          <table:table-cell office:value-type="float" office:value="8.94751" calcext:value-type="float">
            <text:p>8.94751</text:p>
          </table:table-cell>
          <table:table-cell office:value-type="float" office:value="10.24713" calcext:value-type="float">
            <text:p>10.24713</text:p>
          </table:table-cell>
          <table:table-cell office:value-type="float" office:value="10.11359" calcext:value-type="float">
            <text:p>10.11359</text:p>
          </table:table-cell>
          <table:table-cell office:value-type="float" office:value="11.04477" calcext:value-type="float">
            <text:p>11.04477</text:p>
          </table:table-cell>
          <table:table-cell office:value-type="float" office:value="10.92548" calcext:value-type="float">
            <text:p>10.92548</text:p>
          </table:table-cell>
          <table:table-cell office:value-type="float" office:value="11.36349" calcext:value-type="float">
            <text:p>11.36349</text:p>
          </table:table-cell>
          <table:table-cell office:value-type="float" office:value="11.25589" calcext:value-type="float">
            <text:p>11.25589</text:p>
          </table:table-cell>
          <table:table-cell office:value-type="float" office:value="13.48267" calcext:value-type="float">
            <text:p>13.48267</text:p>
          </table:table-cell>
          <table:table-cell office:value-type="float" office:value="-6.426849" calcext:value-type="float">
            <text:p>-6.4268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2" calcext:value-type="float">
            <text:p>13122002</text:p>
          </table:table-cell>
          <table:table-cell office:value-type="float" office:value="8.204383" calcext:value-type="float">
            <text:p>8.204383</text:p>
          </table:table-cell>
          <table:table-cell office:value-type="float" office:value="10.54" calcext:value-type="float">
            <text:p>10.54</text:p>
          </table:table-cell>
          <table:table-cell office:value-type="float" office:value="-4.78" calcext:value-type="float">
            <text:p>-4.78</text:p>
          </table:table-cell>
          <table:table-cell office:value-type="float" office:value="0.842918" calcext:value-type="float">
            <text:p>0.842918</text:p>
          </table:table-cell>
          <table:table-cell office:value-type="float" office:value="0.3800744" calcext:value-type="float">
            <text:p>0.3800744</text:p>
          </table:table-cell>
          <table:table-cell office:value-type="float" office:value="147.744" calcext:value-type="float">
            <text:p>147.744</text:p>
          </table:table-cell>
          <table:table-cell office:value-type="float" office:value="0" calcext:value-type="float">
            <text:p>0</text:p>
          </table:table-cell>
          <table:table-cell office:value-type="float" office:value="12.66269" calcext:value-type="float">
            <text:p>12.66269</text:p>
          </table:table-cell>
          <table:table-cell office:value-type="float" office:value="-3.848236" calcext:value-type="float">
            <text:p>-3.848236</text:p>
          </table:table-cell>
          <table:table-cell office:value-type="float" office:value="7.492004" calcext:value-type="float">
            <text:p>7.492004</text:p>
          </table:table-cell>
          <table:table-cell office:value-type="float" office:value="-0.6499023" calcext:value-type="float">
            <text:p>-0.6499023</text:p>
          </table:table-cell>
          <table:table-cell office:value-type="float" office:value="5.033508" calcext:value-type="float">
            <text:p>5.033508</text:p>
          </table:table-cell>
          <table:table-cell office:value-type="float" office:value="0.03460693" calcext:value-type="float">
            <text:p>0.03460693</text:p>
          </table:table-cell>
          <table:table-cell office:value-type="float" office:value="3.747803" calcext:value-type="float">
            <text:p>3.747803</text:p>
          </table:table-cell>
          <table:table-cell office:value-type="float" office:value="0.7412109" calcext:value-type="float">
            <text:p>0.7412109</text:p>
          </table:table-cell>
          <table:table-cell office:value-type="float" office:value="3.244141" calcext:value-type="float">
            <text:p>3.244141</text:p>
          </table:table-cell>
          <table:table-cell office:value-type="float" office:value="1.261902" calcext:value-type="float">
            <text:p>1.261902</text:p>
          </table:table-cell>
          <table:table-cell office:value-type="float" office:value="2.992096" calcext:value-type="float">
            <text:p>2.992096</text:p>
          </table:table-cell>
          <table:table-cell office:value-type="float" office:value="1.883209" calcext:value-type="float">
            <text:p>1.883209</text:p>
          </table:table-cell>
          <table:table-cell office:value-type="float" office:value="3.19342" calcext:value-type="float">
            <text:p>3.19342</text:p>
          </table:table-cell>
          <table:table-cell office:value-type="float" office:value="2.530975" calcext:value-type="float">
            <text:p>2.530975</text:p>
          </table:table-cell>
          <table:table-cell office:value-type="float" office:value="3.669037" calcext:value-type="float">
            <text:p>3.669037</text:p>
          </table:table-cell>
          <table:table-cell office:value-type="float" office:value="3.552521" calcext:value-type="float">
            <text:p>3.552521</text:p>
          </table:table-cell>
          <table:table-cell office:value-type="float" office:value="5.358032" calcext:value-type="float">
            <text:p>5.358032</text:p>
          </table:table-cell>
          <table:table-cell office:value-type="float" office:value="5.286438" calcext:value-type="float">
            <text:p>5.286438</text:p>
          </table:table-cell>
          <table:table-cell office:value-type="float" office:value="7.434326" calcext:value-type="float">
            <text:p>7.434326</text:p>
          </table:table-cell>
          <table:table-cell office:value-type="float" office:value="7.305298" calcext:value-type="float">
            <text:p>7.305298</text:p>
          </table:table-cell>
          <table:table-cell office:value-type="float" office:value="8.946045" calcext:value-type="float">
            <text:p>8.946045</text:p>
          </table:table-cell>
          <table:table-cell office:value-type="float" office:value="8.808563" calcext:value-type="float">
            <text:p>8.808563</text:p>
          </table:table-cell>
          <table:table-cell office:value-type="float" office:value="10.11218" calcext:value-type="float">
            <text:p>10.11218</text:p>
          </table:table-cell>
          <table:table-cell office:value-type="float" office:value="9.980194" calcext:value-type="float">
            <text:p>9.980194</text:p>
          </table:table-cell>
          <table:table-cell office:value-type="float" office:value="10.92419" calcext:value-type="float">
            <text:p>10.92419</text:p>
          </table:table-cell>
          <table:table-cell office:value-type="float" office:value="10.80481" calcext:value-type="float">
            <text:p>10.80481</text:p>
          </table:table-cell>
          <table:table-cell office:value-type="float" office:value="11.25473" calcext:value-type="float">
            <text:p>11.25473</text:p>
          </table:table-cell>
          <table:table-cell office:value-type="float" office:value="11.14594" calcext:value-type="float">
            <text:p>11.14594</text:p>
          </table:table-cell>
          <table:table-cell office:value-type="float" office:value="17.90048" calcext:value-type="float">
            <text:p>17.90048</text:p>
          </table:table-cell>
          <table:table-cell office:value-type="float" office:value="-7.673859" calcext:value-type="float">
            <text:p>-7.6738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2" calcext:value-type="float">
            <text:p>14122002</text:p>
          </table:table-cell>
          <table:table-cell office:value-type="float" office:value="7.982569" calcext:value-type="float">
            <text:p>7.982569</text:p>
          </table:table-cell>
          <table:table-cell office:value-type="float" office:value="13.58" calcext:value-type="float">
            <text:p>13.58</text:p>
          </table:table-cell>
          <table:table-cell office:value-type="float" office:value="-5.36" calcext:value-type="float">
            <text:p>-5.36</text:p>
          </table:table-cell>
          <table:table-cell office:value-type="float" office:value="0.8505039" calcext:value-type="float">
            <text:p>0.8505039</text:p>
          </table:table-cell>
          <table:table-cell office:value-type="float" office:value="0.3639844" calcext:value-type="float">
            <text:p>0.3639844</text:p>
          </table:table-cell>
          <table:table-cell office:value-type="float" office:value="132.876" calcext:value-type="float">
            <text:p>132.876</text:p>
          </table:table-cell>
          <table:table-cell office:value-type="float" office:value="0" calcext:value-type="float">
            <text:p>0</text:p>
          </table:table-cell>
          <table:table-cell office:value-type="float" office:value="13.58389" calcext:value-type="float">
            <text:p>13.58389</text:p>
          </table:table-cell>
          <table:table-cell office:value-type="float" office:value="-3.981262" calcext:value-type="float">
            <text:p>-3.981262</text:p>
          </table:table-cell>
          <table:table-cell office:value-type="float" office:value="8.303284" calcext:value-type="float">
            <text:p>8.303284</text:p>
          </table:table-cell>
          <table:table-cell office:value-type="float" office:value="-0.6220703" calcext:value-type="float">
            <text:p>-0.6220703</text:p>
          </table:table-cell>
          <table:table-cell office:value-type="float" office:value="5.690155" calcext:value-type="float">
            <text:p>5.690155</text:p>
          </table:table-cell>
          <table:table-cell office:value-type="float" office:value="0.2126465" calcext:value-type="float">
            <text:p>0.2126465</text:p>
          </table:table-cell>
          <table:table-cell office:value-type="float" office:value="4.293213" calcext:value-type="float">
            <text:p>4.293213</text:p>
          </table:table-cell>
          <table:table-cell office:value-type="float" office:value="1.0513" calcext:value-type="float">
            <text:p>1.0513</text:p>
          </table:table-cell>
          <table:table-cell office:value-type="float" office:value="3.730377" calcext:value-type="float">
            <text:p>3.730377</text:p>
          </table:table-cell>
          <table:table-cell office:value-type="float" office:value="1.629639" calcext:value-type="float">
            <text:p>1.629639</text:p>
          </table:table-cell>
          <table:table-cell office:value-type="float" office:value="3.42038" calcext:value-type="float">
            <text:p>3.42038</text:p>
          </table:table-cell>
          <table:table-cell office:value-type="float" office:value="2.261475" calcext:value-type="float">
            <text:p>2.261475</text:p>
          </table:table-cell>
          <table:table-cell office:value-type="float" office:value="3.532471" calcext:value-type="float">
            <text:p>3.532471</text:p>
          </table:table-cell>
          <table:table-cell office:value-type="float" office:value="2.849396" calcext:value-type="float">
            <text:p>2.849396</text:p>
          </table:table-cell>
          <table:table-cell office:value-type="float" office:value="3.86557" calcext:value-type="float">
            <text:p>3.86557</text:p>
          </table:table-cell>
          <table:table-cell office:value-type="float" office:value="3.67392" calcext:value-type="float">
            <text:p>3.67392</text:p>
          </table:table-cell>
          <table:table-cell office:value-type="float" office:value="5.286194" calcext:value-type="float">
            <text:p>5.286194</text:p>
          </table:table-cell>
          <table:table-cell office:value-type="float" office:value="5.282623" calcext:value-type="float">
            <text:p>5.282623</text:p>
          </table:table-cell>
          <table:table-cell office:value-type="float" office:value="7.304047" calcext:value-type="float">
            <text:p>7.304047</text:p>
          </table:table-cell>
          <table:table-cell office:value-type="float" office:value="7.195648" calcext:value-type="float">
            <text:p>7.195648</text:p>
          </table:table-cell>
          <table:table-cell office:value-type="float" office:value="8.807159" calcext:value-type="float">
            <text:p>8.807159</text:p>
          </table:table-cell>
          <table:table-cell office:value-type="float" office:value="8.677612" calcext:value-type="float">
            <text:p>8.677612</text:p>
          </table:table-cell>
          <table:table-cell office:value-type="float" office:value="9.978821" calcext:value-type="float">
            <text:p>9.978821</text:p>
          </table:table-cell>
          <table:table-cell office:value-type="float" office:value="9.849396" calcext:value-type="float">
            <text:p>9.849396</text:p>
          </table:table-cell>
          <table:table-cell office:value-type="float" office:value="10.80353" calcext:value-type="float">
            <text:p>10.80353</text:p>
          </table:table-cell>
          <table:table-cell office:value-type="float" office:value="10.68362" calcext:value-type="float">
            <text:p>10.68362</text:p>
          </table:table-cell>
          <table:table-cell office:value-type="float" office:value="11.14478" calcext:value-type="float">
            <text:p>11.14478</text:p>
          </table:table-cell>
          <table:table-cell office:value-type="float" office:value="11.03589" calcext:value-type="float">
            <text:p>11.03589</text:p>
          </table:table-cell>
          <table:table-cell office:value-type="float" office:value="18.94666" calcext:value-type="float">
            <text:p>18.94666</text:p>
          </table:table-cell>
          <table:table-cell office:value-type="float" office:value="-8.180725" calcext:value-type="float">
            <text:p>-8.1807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2" calcext:value-type="float">
            <text:p>15122002</text:p>
          </table:table-cell>
          <table:table-cell office:value-type="float" office:value="8.106895" calcext:value-type="float">
            <text:p>8.106895</text:p>
          </table:table-cell>
          <table:table-cell office:value-type="float" office:value="18.81" calcext:value-type="float">
            <text:p>18.81</text:p>
          </table:table-cell>
          <table:table-cell office:value-type="float" office:value="-3.37" calcext:value-type="float">
            <text:p>-3.37</text:p>
          </table:table-cell>
          <table:table-cell office:value-type="float" office:value="0.8748038" calcext:value-type="float">
            <text:p>0.8748038</text:p>
          </table:table-cell>
          <table:table-cell office:value-type="float" office:value="0.4218938" calcext:value-type="float">
            <text:p>0.4218938</text:p>
          </table:table-cell>
          <table:table-cell office:value-type="float" office:value="193.752" calcext:value-type="float">
            <text:p>193.752</text:p>
          </table:table-cell>
          <table:table-cell office:value-type="float" office:value="0" calcext:value-type="float">
            <text:p>0</text:p>
          </table:table-cell>
          <table:table-cell office:value-type="float" office:value="18.30264" calcext:value-type="float">
            <text:p>18.30264</text:p>
          </table:table-cell>
          <table:table-cell office:value-type="float" office:value="-2.554291" calcext:value-type="float">
            <text:p>-2.554291</text:p>
          </table:table-cell>
          <table:table-cell office:value-type="float" office:value="11.82538" calcext:value-type="float">
            <text:p>11.82538</text:p>
          </table:table-cell>
          <table:table-cell office:value-type="float" office:value="-0.3443604" calcext:value-type="float">
            <text:p>-0.3443604</text:p>
          </table:table-cell>
          <table:table-cell office:value-type="float" office:value="8.179138" calcext:value-type="float">
            <text:p>8.179138</text:p>
          </table:table-cell>
          <table:table-cell office:value-type="float" office:value="0.5447083" calcext:value-type="float">
            <text:p>0.5447083</text:p>
          </table:table-cell>
          <table:table-cell office:value-type="float" office:value="6.093414" calcext:value-type="float">
            <text:p>6.093414</text:p>
          </table:table-cell>
          <table:table-cell office:value-type="float" office:value="1.414429" calcext:value-type="float">
            <text:p>1.414429</text:p>
          </table:table-cell>
          <table:table-cell office:value-type="float" office:value="5.105896" calcext:value-type="float">
            <text:p>5.105896</text:p>
          </table:table-cell>
          <table:table-cell office:value-type="float" office:value="1.994507" calcext:value-type="float">
            <text:p>1.994507</text:p>
          </table:table-cell>
          <table:table-cell office:value-type="float" office:value="4.452087" calcext:value-type="float">
            <text:p>4.452087</text:p>
          </table:table-cell>
          <table:table-cell office:value-type="float" office:value="2.621948" calcext:value-type="float">
            <text:p>2.621948</text:p>
          </table:table-cell>
          <table:table-cell office:value-type="float" office:value="4.268402" calcext:value-type="float">
            <text:p>4.268402</text:p>
          </table:table-cell>
          <table:table-cell office:value-type="float" office:value="3.168701" calcext:value-type="float">
            <text:p>3.168701</text:p>
          </table:table-cell>
          <table:table-cell office:value-type="float" office:value="4.17569" calcext:value-type="float">
            <text:p>4.17569</text:p>
          </table:table-cell>
          <table:table-cell office:value-type="float" office:value="3.87085" calcext:value-type="float">
            <text:p>3.87085</text:p>
          </table:table-cell>
          <table:table-cell office:value-type="float" office:value="5.333649" calcext:value-type="float">
            <text:p>5.333649</text:p>
          </table:table-cell>
          <table:table-cell office:value-type="float" office:value="5.285034" calcext:value-type="float">
            <text:p>5.285034</text:p>
          </table:table-cell>
          <table:table-cell office:value-type="float" office:value="7.194672" calcext:value-type="float">
            <text:p>7.194672</text:p>
          </table:table-cell>
          <table:table-cell office:value-type="float" office:value="7.111084" calcext:value-type="float">
            <text:p>7.111084</text:p>
          </table:table-cell>
          <table:table-cell office:value-type="float" office:value="8.67627" calcext:value-type="float">
            <text:p>8.67627</text:p>
          </table:table-cell>
          <table:table-cell office:value-type="float" office:value="8.557434" calcext:value-type="float">
            <text:p>8.557434</text:p>
          </table:table-cell>
          <table:table-cell office:value-type="float" office:value="9.848083" calcext:value-type="float">
            <text:p>9.848083</text:p>
          </table:table-cell>
          <table:table-cell office:value-type="float" office:value="9.721924" calcext:value-type="float">
            <text:p>9.721924</text:p>
          </table:table-cell>
          <table:table-cell office:value-type="float" office:value="10.68234" calcext:value-type="float">
            <text:p>10.68234</text:p>
          </table:table-cell>
          <table:table-cell office:value-type="float" office:value="10.56375" calcext:value-type="float">
            <text:p>10.56375</text:p>
          </table:table-cell>
          <table:table-cell office:value-type="float" office:value="11.03473" calcext:value-type="float">
            <text:p>11.03473</text:p>
          </table:table-cell>
          <table:table-cell office:value-type="float" office:value="10.92465" calcext:value-type="float">
            <text:p>10.92465</text:p>
          </table:table-cell>
          <table:table-cell office:value-type="float" office:value="23.53241" calcext:value-type="float">
            <text:p>23.53241</text:p>
          </table:table-cell>
          <table:table-cell office:value-type="float" office:value="-5.943665" calcext:value-type="float">
            <text:p>-5.9436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2" calcext:value-type="float">
            <text:p>16122002</text:p>
          </table:table-cell>
          <table:table-cell office:value-type="float" office:value="7.423127" calcext:value-type="float">
            <text:p>7.423127</text:p>
          </table:table-cell>
          <table:table-cell office:value-type="float" office:value="13.99" calcext:value-type="float">
            <text:p>13.99</text:p>
          </table:table-cell>
          <table:table-cell office:value-type="float" office:value="-0.89" calcext:value-type="float">
            <text:p>-0.89</text:p>
          </table:table-cell>
          <table:table-cell office:value-type="float" office:value="0.8704851" calcext:value-type="float">
            <text:p>0.8704851</text:p>
          </table:table-cell>
          <table:table-cell office:value-type="float" office:value="0.5055911" calcext:value-type="float">
            <text:p>0.5055911</text:p>
          </table:table-cell>
          <table:table-cell office:value-type="float" office:value="217.62" calcext:value-type="float">
            <text:p>217.62</text:p>
          </table:table-cell>
          <table:table-cell office:value-type="float" office:value="0" calcext:value-type="float">
            <text:p>0</text:p>
          </table:table-cell>
          <table:table-cell office:value-type="float" office:value="17.44388" calcext:value-type="float">
            <text:p>17.44388</text:p>
          </table:table-cell>
          <table:table-cell office:value-type="float" office:value="-1.160736" calcext:value-type="float">
            <text:p>-1.160736</text:p>
          </table:table-cell>
          <table:table-cell office:value-type="float" office:value="11.87082" calcext:value-type="float">
            <text:p>11.87082</text:p>
          </table:table-cell>
          <table:table-cell office:value-type="float" office:value="0.3439331" calcext:value-type="float">
            <text:p>0.3439331</text:p>
          </table:table-cell>
          <table:table-cell office:value-type="float" office:value="8.859985" calcext:value-type="float">
            <text:p>8.859985</text:p>
          </table:table-cell>
          <table:table-cell office:value-type="float" office:value="1.586212" calcext:value-type="float">
            <text:p>1.586212</text:p>
          </table:table-cell>
          <table:table-cell office:value-type="float" office:value="6.919067" calcext:value-type="float">
            <text:p>6.919067</text:p>
          </table:table-cell>
          <table:table-cell office:value-type="float" office:value="2.554199" calcext:value-type="float">
            <text:p>2.554199</text:p>
          </table:table-cell>
          <table:table-cell office:value-type="float" office:value="5.934692" calcext:value-type="float">
            <text:p>5.934692</text:p>
          </table:table-cell>
          <table:table-cell office:value-type="float" office:value="3.099579" calcext:value-type="float">
            <text:p>3.099579</text:p>
          </table:table-cell>
          <table:table-cell office:value-type="float" office:value="5.185089" calcext:value-type="float">
            <text:p>5.185089</text:p>
          </table:table-cell>
          <table:table-cell office:value-type="float" office:value="3.647034" calcext:value-type="float">
            <text:p>3.647034</text:p>
          </table:table-cell>
          <table:table-cell office:value-type="float" office:value="4.920807" calcext:value-type="float">
            <text:p>4.920807</text:p>
          </table:table-cell>
          <table:table-cell office:value-type="float" office:value="3.983429" calcext:value-type="float">
            <text:p>3.983429</text:p>
          </table:table-cell>
          <table:table-cell office:value-type="float" office:value="4.680481" calcext:value-type="float">
            <text:p>4.680481</text:p>
          </table:table-cell>
          <table:table-cell office:value-type="float" office:value="4.184326" calcext:value-type="float">
            <text:p>4.184326</text:p>
          </table:table-cell>
          <table:table-cell office:value-type="float" office:value="5.481018" calcext:value-type="float">
            <text:p>5.481018</text:p>
          </table:table-cell>
          <table:table-cell office:value-type="float" office:value="5.334686" calcext:value-type="float">
            <text:p>5.334686</text:p>
          </table:table-cell>
          <table:table-cell office:value-type="float" office:value="7.110352" calcext:value-type="float">
            <text:p>7.110352</text:p>
          </table:table-cell>
          <table:table-cell office:value-type="float" office:value="7.061035" calcext:value-type="float">
            <text:p>7.061035</text:p>
          </table:table-cell>
          <table:table-cell office:value-type="float" office:value="8.556274" calcext:value-type="float">
            <text:p>8.556274</text:p>
          </table:table-cell>
          <table:table-cell office:value-type="float" office:value="8.451599" calcext:value-type="float">
            <text:p>8.451599</text:p>
          </table:table-cell>
          <table:table-cell office:value-type="float" office:value="9.720612" calcext:value-type="float">
            <text:p>9.720612</text:p>
          </table:table-cell>
          <table:table-cell office:value-type="float" office:value="9.599152" calcext:value-type="float">
            <text:p>9.599152</text:p>
          </table:table-cell>
          <table:table-cell office:value-type="float" office:value="10.5625" calcext:value-type="float">
            <text:p>10.5625</text:p>
          </table:table-cell>
          <table:table-cell office:value-type="float" office:value="10.44421" calcext:value-type="float">
            <text:p>10.44421</text:p>
          </table:table-cell>
          <table:table-cell office:value-type="float" office:value="10.92352" calcext:value-type="float">
            <text:p>10.92352</text:p>
          </table:table-cell>
          <table:table-cell office:value-type="float" office:value="10.81354" calcext:value-type="float">
            <text:p>10.81354</text:p>
          </table:table-cell>
          <table:table-cell office:value-type="float" office:value="20.96823" calcext:value-type="float">
            <text:p>20.96823</text:p>
          </table:table-cell>
          <table:table-cell office:value-type="float" office:value="-3.677124" calcext:value-type="float">
            <text:p>-3.6771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2" calcext:value-type="float">
            <text:p>17122002</text:p>
          </table:table-cell>
          <table:table-cell office:value-type="float" office:value="0.9095996" calcext:value-type="float">
            <text:p>0.9095996</text:p>
          </table:table-cell>
          <table:table-cell office:value-type="float" office:value="8.47" calcext:value-type="float">
            <text:p>8.47</text:p>
          </table:table-cell>
          <table:table-cell office:value-type="float" office:value="2.02" calcext:value-type="float">
            <text:p>2.02</text:p>
          </table:table-cell>
          <table:table-cell office:value-type="float" office:value="0.9726787" calcext:value-type="float">
            <text:p>0.9726787</text:p>
          </table:table-cell>
          <table:table-cell office:value-type="float" office:value="0.6226129" calcext:value-type="float">
            <text:p>0.6226129</text:p>
          </table:table-cell>
          <table:table-cell office:value-type="float" office:value="439.632" calcext:value-type="float">
            <text:p>439.632</text:p>
          </table:table-cell>
          <table:table-cell office:value-type="float" office:value="0" calcext:value-type="float">
            <text:p>0</text:p>
          </table:table-cell>
          <table:table-cell office:value-type="float" office:value="4.938599" calcext:value-type="float">
            <text:p>4.938599</text:p>
          </table:table-cell>
          <table:table-cell office:value-type="float" office:value="-0.2377014" calcext:value-type="float">
            <text:p>-0.2377014</text:p>
          </table:table-cell>
          <table:table-cell office:value-type="float" office:value="4.346588" calcext:value-type="float">
            <text:p>4.346588</text:p>
          </table:table-cell>
          <table:table-cell office:value-type="float" office:value="1.165619" calcext:value-type="float">
            <text:p>1.165619</text:p>
          </table:table-cell>
          <table:table-cell office:value-type="float" office:value="4.046021" calcext:value-type="float">
            <text:p>4.046021</text:p>
          </table:table-cell>
          <table:table-cell office:value-type="float" office:value="2.167419" calcext:value-type="float">
            <text:p>2.167419</text:p>
          </table:table-cell>
          <table:table-cell office:value-type="float" office:value="4.667267" calcext:value-type="float">
            <text:p>4.667267</text:p>
          </table:table-cell>
          <table:table-cell office:value-type="float" office:value="3.044037" calcext:value-type="float">
            <text:p>3.044037</text:p>
          </table:table-cell>
          <table:table-cell office:value-type="float" office:value="4.928833" calcext:value-type="float">
            <text:p>4.928833</text:p>
          </table:table-cell>
          <table:table-cell office:value-type="float" office:value="3.561188" calcext:value-type="float">
            <text:p>3.561188</text:p>
          </table:table-cell>
          <table:table-cell office:value-type="float" office:value="5.069092" calcext:value-type="float">
            <text:p>5.069092</text:p>
          </table:table-cell>
          <table:table-cell office:value-type="float" office:value="4.040314" calcext:value-type="float">
            <text:p>4.040314</text:p>
          </table:table-cell>
          <table:table-cell office:value-type="float" office:value="4.921783" calcext:value-type="float">
            <text:p>4.921783</text:p>
          </table:table-cell>
          <table:table-cell office:value-type="float" office:value="4.370026" calcext:value-type="float">
            <text:p>4.370026</text:p>
          </table:table-cell>
          <table:table-cell office:value-type="float" office:value="4.863708" calcext:value-type="float">
            <text:p>4.863708</text:p>
          </table:table-cell>
          <table:table-cell office:value-type="float" office:value="4.688507" calcext:value-type="float">
            <text:p>4.688507</text:p>
          </table:table-cell>
          <table:table-cell office:value-type="float" office:value="5.661163" calcext:value-type="float">
            <text:p>5.661163</text:p>
          </table:table-cell>
          <table:table-cell office:value-type="float" office:value="5.483063" calcext:value-type="float">
            <text:p>5.483063</text:p>
          </table:table-cell>
          <table:table-cell office:value-type="float" office:value="7.06073" calcext:value-type="float">
            <text:p>7.06073</text:p>
          </table:table-cell>
          <table:table-cell office:value-type="float" office:value="7.050262" calcext:value-type="float">
            <text:p>7.050262</text:p>
          </table:table-cell>
          <table:table-cell office:value-type="float" office:value="8.450623" calcext:value-type="float">
            <text:p>8.450623</text:p>
          </table:table-cell>
          <table:table-cell office:value-type="float" office:value="8.364899" calcext:value-type="float">
            <text:p>8.364899</text:p>
          </table:table-cell>
          <table:table-cell office:value-type="float" office:value="9.5979" calcext:value-type="float">
            <text:p>9.5979</text:p>
          </table:table-cell>
          <table:table-cell office:value-type="float" office:value="9.484009" calcext:value-type="float">
            <text:p>9.484009</text:p>
          </table:table-cell>
          <table:table-cell office:value-type="float" office:value="10.44299" calcext:value-type="float">
            <text:p>10.44299</text:p>
          </table:table-cell>
          <table:table-cell office:value-type="float" office:value="10.32639" calcext:value-type="float">
            <text:p>10.32639</text:p>
          </table:table-cell>
          <table:table-cell office:value-type="float" office:value="10.81238" calcext:value-type="float">
            <text:p>10.81238</text:p>
          </table:table-cell>
          <table:table-cell office:value-type="float" office:value="10.7034" calcext:value-type="float">
            <text:p>10.7034</text:p>
          </table:table-cell>
          <table:table-cell office:value-type="float" office:value="5.962463" calcext:value-type="float">
            <text:p>5.962463</text:p>
          </table:table-cell>
          <table:table-cell office:value-type="float" office:value="-1.681305" calcext:value-type="float">
            <text:p>-1.6813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2" calcext:value-type="float">
            <text:p>18122002</text:p>
          </table:table-cell>
          <table:table-cell office:value-type="float" office:value="3.731711" calcext:value-type="float">
            <text:p>3.731711</text:p>
          </table:table-cell>
          <table:table-cell office:value-type="float" office:value="7.27" calcext:value-type="float">
            <text:p>7.27</text:p>
          </table:table-cell>
          <table:table-cell office:value-type="float" office:value="-1.41" calcext:value-type="float">
            <text:p>-1.41</text:p>
          </table:table-cell>
          <table:table-cell office:value-type="float" office:value="0.8718889" calcext:value-type="float">
            <text:p>0.8718889</text:p>
          </table:table-cell>
          <table:table-cell office:value-type="float" office:value="0.4868985" calcext:value-type="float">
            <text:p>0.4868985</text:p>
          </table:table-cell>
          <table:table-cell office:value-type="float" office:value="299.664" calcext:value-type="float">
            <text:p>299.664</text:p>
          </table:table-cell>
          <table:table-cell office:value-type="float" office:value="0.1" calcext:value-type="float">
            <text:p>0.1</text:p>
          </table:table-cell>
          <table:table-cell office:value-type="float" office:value="8.578766" calcext:value-type="float">
            <text:p>8.578766</text:p>
          </table:table-cell>
          <table:table-cell office:value-type="float" office:value="-0.9398804" calcext:value-type="float">
            <text:p>-0.9398804</text:p>
          </table:table-cell>
          <table:table-cell office:value-type="float" office:value="6.515472" calcext:value-type="float">
            <text:p>6.515472</text:p>
          </table:table-cell>
          <table:table-cell office:value-type="float" office:value="0.6673584" calcext:value-type="float">
            <text:p>0.6673584</text:p>
          </table:table-cell>
          <table:table-cell office:value-type="float" office:value="5.477081" calcext:value-type="float">
            <text:p>5.477081</text:p>
          </table:table-cell>
          <table:table-cell office:value-type="float" office:value="1.678833" calcext:value-type="float">
            <text:p>1.678833</text:p>
          </table:table-cell>
          <table:table-cell office:value-type="float" office:value="4.807953" calcext:value-type="float">
            <text:p>4.807953</text:p>
          </table:table-cell>
          <table:table-cell office:value-type="float" office:value="2.502838" calcext:value-type="float">
            <text:p>2.502838</text:p>
          </table:table-cell>
          <table:table-cell office:value-type="float" office:value="4.51532" calcext:value-type="float">
            <text:p>4.51532</text:p>
          </table:table-cell>
          <table:table-cell office:value-type="float" office:value="3.051056" calcext:value-type="float">
            <text:p>3.051056</text:p>
          </table:table-cell>
          <table:table-cell office:value-type="float" office:value="4.355255" calcext:value-type="float">
            <text:p>4.355255</text:p>
          </table:table-cell>
          <table:table-cell office:value-type="float" office:value="3.642761" calcext:value-type="float">
            <text:p>3.642761</text:p>
          </table:table-cell>
          <table:table-cell office:value-type="float" office:value="4.488983" calcext:value-type="float">
            <text:p>4.488983</text:p>
          </table:table-cell>
          <table:table-cell office:value-type="float" office:value="4.122406" calcext:value-type="float">
            <text:p>4.122406</text:p>
          </table:table-cell>
          <table:table-cell office:value-type="float" office:value="4.858948" calcext:value-type="float">
            <text:p>4.858948</text:p>
          </table:table-cell>
          <table:table-cell office:value-type="float" office:value="4.787415" calcext:value-type="float">
            <text:p>4.787415</text:p>
          </table:table-cell>
          <table:table-cell office:value-type="float" office:value="5.735657" calcext:value-type="float">
            <text:p>5.735657</text:p>
          </table:table-cell>
          <table:table-cell office:value-type="float" office:value="5.662445" calcext:value-type="float">
            <text:p>5.662445</text:p>
          </table:table-cell>
          <table:table-cell office:value-type="float" office:value="7.053131" calcext:value-type="float">
            <text:p>7.053131</text:p>
          </table:table-cell>
          <table:table-cell office:value-type="float" office:value="7.050354" calcext:value-type="float">
            <text:p>7.050354</text:p>
          </table:table-cell>
          <table:table-cell office:value-type="float" office:value="8.364075" calcext:value-type="float">
            <text:p>8.364075</text:p>
          </table:table-cell>
          <table:table-cell office:value-type="float" office:value="8.296173" calcext:value-type="float">
            <text:p>8.296173</text:p>
          </table:table-cell>
          <table:table-cell office:value-type="float" office:value="9.48288" calcext:value-type="float">
            <text:p>9.48288</text:p>
          </table:table-cell>
          <table:table-cell office:value-type="float" office:value="9.377625" calcext:value-type="float">
            <text:p>9.377625</text:p>
          </table:table-cell>
          <table:table-cell office:value-type="float" office:value="10.3252" calcext:value-type="float">
            <text:p>10.3252</text:p>
          </table:table-cell>
          <table:table-cell office:value-type="float" office:value="10.21277" calcext:value-type="float">
            <text:p>10.21277</text:p>
          </table:table-cell>
          <table:table-cell office:value-type="float" office:value="10.70227" calcext:value-type="float">
            <text:p>10.70227</text:p>
          </table:table-cell>
          <table:table-cell office:value-type="float" office:value="10.59341" calcext:value-type="float">
            <text:p>10.59341</text:p>
          </table:table-cell>
          <table:table-cell office:value-type="float" office:value="11.58362" calcext:value-type="float">
            <text:p>11.58362</text:p>
          </table:table-cell>
          <table:table-cell office:value-type="float" office:value="-3.707245" calcext:value-type="float">
            <text:p>-3.7072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2" calcext:value-type="float">
            <text:p>19122002</text:p>
          </table:table-cell>
          <table:table-cell office:value-type="float" office:value="8.217288" calcext:value-type="float">
            <text:p>8.217288</text:p>
          </table:table-cell>
          <table:table-cell office:value-type="float" office:value="8.69" calcext:value-type="float">
            <text:p>8.69</text:p>
          </table:table-cell>
          <table:table-cell office:value-type="float" office:value="-2.83" calcext:value-type="float">
            <text:p>-2.83</text:p>
          </table:table-cell>
          <table:table-cell office:value-type="float" office:value="0.7567779" calcext:value-type="float">
            <text:p>0.7567779</text:p>
          </table:table-cell>
          <table:table-cell office:value-type="float" office:value="0.4389752" calcext:value-type="float">
            <text:p>0.4389752</text:p>
          </table:table-cell>
          <table:table-cell office:value-type="float" office:value="481.932" calcext:value-type="float">
            <text:p>481.932</text:p>
          </table:table-cell>
          <table:table-cell office:value-type="float" office:value="0.3" calcext:value-type="float">
            <text:p>0.3</text:p>
          </table:table-cell>
          <table:table-cell office:value-type="float" office:value="14.61636" calcext:value-type="float">
            <text:p>14.61636</text:p>
          </table:table-cell>
          <table:table-cell office:value-type="float" office:value="-2.073578" calcext:value-type="float">
            <text:p>-2.073578</text:p>
          </table:table-cell>
          <table:table-cell office:value-type="float" office:value="9.873779" calcext:value-type="float">
            <text:p>9.873779</text:p>
          </table:table-cell>
          <table:table-cell office:value-type="float" office:value="-0.2286377" calcext:value-type="float">
            <text:p>-0.2286377</text:p>
          </table:table-cell>
          <table:table-cell office:value-type="float" office:value="7.044525" calcext:value-type="float">
            <text:p>7.044525</text:p>
          </table:table-cell>
          <table:table-cell office:value-type="float" office:value="0.8111267" calcext:value-type="float">
            <text:p>0.8111267</text:p>
          </table:table-cell>
          <table:table-cell office:value-type="float" office:value="5.584015" calcext:value-type="float">
            <text:p>5.584015</text:p>
          </table:table-cell>
          <table:table-cell office:value-type="float" office:value="1.824341" calcext:value-type="float">
            <text:p>1.824341</text:p>
          </table:table-cell>
          <table:table-cell office:value-type="float" office:value="4.949097" calcext:value-type="float">
            <text:p>4.949097</text:p>
          </table:table-cell>
          <table:table-cell office:value-type="float" office:value="2.507538" calcext:value-type="float">
            <text:p>2.507538</text:p>
          </table:table-cell>
          <table:table-cell office:value-type="float" office:value="4.548676" calcext:value-type="float">
            <text:p>4.548676</text:p>
          </table:table-cell>
          <table:table-cell office:value-type="float" office:value="3.255676" calcext:value-type="float">
            <text:p>3.255676</text:p>
          </table:table-cell>
          <table:table-cell office:value-type="float" office:value="4.580872" calcext:value-type="float">
            <text:p>4.580872</text:p>
          </table:table-cell>
          <table:table-cell office:value-type="float" office:value="3.871429" calcext:value-type="float">
            <text:p>3.871429</text:p>
          </table:table-cell>
          <table:table-cell office:value-type="float" office:value="4.840393" calcext:value-type="float">
            <text:p>4.840393</text:p>
          </table:table-cell>
          <table:table-cell office:value-type="float" office:value="4.708038" calcext:value-type="float">
            <text:p>4.708038</text:p>
          </table:table-cell>
          <table:table-cell office:value-type="float" office:value="5.754852" calcext:value-type="float">
            <text:p>5.754852</text:p>
          </table:table-cell>
          <table:table-cell office:value-type="float" office:value="5.736237" calcext:value-type="float">
            <text:p>5.736237</text:p>
          </table:table-cell>
          <table:table-cell office:value-type="float" office:value="7.053253" calcext:value-type="float">
            <text:p>7.053253</text:p>
          </table:table-cell>
          <table:table-cell office:value-type="float" office:value="7.049194" calcext:value-type="float">
            <text:p>7.049194</text:p>
          </table:table-cell>
          <table:table-cell office:value-type="float" office:value="8.295532" calcext:value-type="float">
            <text:p>8.295532</text:p>
          </table:table-cell>
          <table:table-cell office:value-type="float" office:value="8.237701" calcext:value-type="float">
            <text:p>8.237701</text:p>
          </table:table-cell>
          <table:table-cell office:value-type="float" office:value="9.376556" calcext:value-type="float">
            <text:p>9.376556</text:p>
          </table:table-cell>
          <table:table-cell office:value-type="float" office:value="9.280731" calcext:value-type="float">
            <text:p>9.280731</text:p>
          </table:table-cell>
          <table:table-cell office:value-type="float" office:value="10.21161" calcext:value-type="float">
            <text:p>10.21161</text:p>
          </table:table-cell>
          <table:table-cell office:value-type="float" office:value="10.10266" calcext:value-type="float">
            <text:p>10.10266</text:p>
          </table:table-cell>
          <table:table-cell office:value-type="float" office:value="10.59225" calcext:value-type="float">
            <text:p>10.59225</text:p>
          </table:table-cell>
          <table:table-cell office:value-type="float" office:value="10.48517" calcext:value-type="float">
            <text:p>10.48517</text:p>
          </table:table-cell>
          <table:table-cell office:value-type="float" office:value="19.01181" calcext:value-type="float">
            <text:p>19.01181</text:p>
          </table:table-cell>
          <table:table-cell office:value-type="float" office:value="-5.007294" calcext:value-type="float">
            <text:p>-5.0072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2" calcext:value-type="float">
            <text:p>20122002</text:p>
          </table:table-cell>
          <table:table-cell office:value-type="float" office:value="8.419416" calcext:value-type="float">
            <text:p>8.419416</text:p>
          </table:table-cell>
          <table:table-cell office:value-type="float" office:value="6.58" calcext:value-type="float">
            <text:p>6.58</text:p>
          </table:table-cell>
          <table:table-cell office:value-type="float" office:value="-6.12" calcext:value-type="float">
            <text:p>-6.12</text:p>
          </table:table-cell>
          <table:table-cell office:value-type="float" office:value="0.6931536" calcext:value-type="float">
            <text:p>0.6931536</text:p>
          </table:table-cell>
          <table:table-cell office:value-type="float" office:value="0.3438282" calcext:value-type="float">
            <text:p>0.3438282</text:p>
          </table:table-cell>
          <table:table-cell office:value-type="float" office:value="491.04" calcext:value-type="float">
            <text:p>491.04</text:p>
          </table:table-cell>
          <table:table-cell office:value-type="float" office:value="1" calcext:value-type="float">
            <text:p>1</text:p>
          </table:table-cell>
          <table:table-cell office:value-type="float" office:value="14.36746" calcext:value-type="float">
            <text:p>14.36746</text:p>
          </table:table-cell>
          <table:table-cell office:value-type="float" office:value="-2.634277" calcext:value-type="float">
            <text:p>-2.634277</text:p>
          </table:table-cell>
          <table:table-cell office:value-type="float" office:value="9.912567" calcext:value-type="float">
            <text:p>9.912567</text:p>
          </table:table-cell>
          <table:table-cell office:value-type="float" office:value="-0.2059326" calcext:value-type="float">
            <text:p>-0.2059326</text:p>
          </table:table-cell>
          <table:table-cell office:value-type="float" office:value="7.362671" calcext:value-type="float">
            <text:p>7.362671</text:p>
          </table:table-cell>
          <table:table-cell office:value-type="float" office:value="0.9629822" calcext:value-type="float">
            <text:p>0.9629822</text:p>
          </table:table-cell>
          <table:table-cell office:value-type="float" office:value="5.827728" calcext:value-type="float">
            <text:p>5.827728</text:p>
          </table:table-cell>
          <table:table-cell office:value-type="float" office:value="2.017517" calcext:value-type="float">
            <text:p>2.017517</text:p>
          </table:table-cell>
          <table:table-cell office:value-type="float" office:value="5.129791" calcext:value-type="float">
            <text:p>5.129791</text:p>
          </table:table-cell>
          <table:table-cell office:value-type="float" office:value="2.712799" calcext:value-type="float">
            <text:p>2.712799</text:p>
          </table:table-cell>
          <table:table-cell office:value-type="float" office:value="4.644714" calcext:value-type="float">
            <text:p>4.644714</text:p>
          </table:table-cell>
          <table:table-cell office:value-type="float" office:value="3.444" calcext:value-type="float">
            <text:p>3.444</text:p>
          </table:table-cell>
          <table:table-cell office:value-type="float" office:value="4.646973" calcext:value-type="float">
            <text:p>4.646973</text:p>
          </table:table-cell>
          <table:table-cell office:value-type="float" office:value="4.005859" calcext:value-type="float">
            <text:p>4.005859</text:p>
          </table:table-cell>
          <table:table-cell office:value-type="float" office:value="4.854553" calcext:value-type="float">
            <text:p>4.854553</text:p>
          </table:table-cell>
          <table:table-cell office:value-type="float" office:value="4.764099" calcext:value-type="float">
            <text:p>4.764099</text:p>
          </table:table-cell>
          <table:table-cell office:value-type="float" office:value="5.769043" calcext:value-type="float">
            <text:p>5.769043</text:p>
          </table:table-cell>
          <table:table-cell office:value-type="float" office:value="5.752228" calcext:value-type="float">
            <text:p>5.752228</text:p>
          </table:table-cell>
          <table:table-cell office:value-type="float" office:value="7.049072" calcext:value-type="float">
            <text:p>7.049072</text:p>
          </table:table-cell>
          <table:table-cell office:value-type="float" office:value="7.036713" calcext:value-type="float">
            <text:p>7.036713</text:p>
          </table:table-cell>
          <table:table-cell office:value-type="float" office:value="8.237122" calcext:value-type="float">
            <text:p>8.237122</text:p>
          </table:table-cell>
          <table:table-cell office:value-type="float" office:value="8.183319" calcext:value-type="float">
            <text:p>8.183319</text:p>
          </table:table-cell>
          <table:table-cell office:value-type="float" office:value="9.279785" calcext:value-type="float">
            <text:p>9.279785</text:p>
          </table:table-cell>
          <table:table-cell office:value-type="float" office:value="9.190857" calcext:value-type="float">
            <text:p>9.190857</text:p>
          </table:table-cell>
          <table:table-cell office:value-type="float" office:value="10.10153" calcext:value-type="float">
            <text:p>10.10153</text:p>
          </table:table-cell>
          <table:table-cell office:value-type="float" office:value="9.996429" calcext:value-type="float">
            <text:p>9.996429</text:p>
          </table:table-cell>
          <table:table-cell office:value-type="float" office:value="10.48407" calcext:value-type="float">
            <text:p>10.48407</text:p>
          </table:table-cell>
          <table:table-cell office:value-type="float" office:value="10.37866" calcext:value-type="float">
            <text:p>10.37866</text:p>
          </table:table-cell>
          <table:table-cell office:value-type="float" office:value="17.80237" calcext:value-type="float">
            <text:p>17.80237</text:p>
          </table:table-cell>
          <table:table-cell office:value-type="float" office:value="-6.652527" calcext:value-type="float">
            <text:p>-6.6525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2" calcext:value-type="float">
            <text:p>21122002</text:p>
          </table:table-cell>
          <table:table-cell office:value-type="float" office:value="6.768543" calcext:value-type="float">
            <text:p>6.768543</text:p>
          </table:table-cell>
          <table:table-cell office:value-type="float" office:value="0.28" calcext:value-type="float">
            <text:p>0.28</text:p>
          </table:table-cell>
          <table:table-cell office:value-type="float" office:value="-10.15" calcext:value-type="float">
            <text:p>-10.15</text:p>
          </table:table-cell>
          <table:table-cell office:value-type="float" office:value="0.5500285" calcext:value-type="float">
            <text:p>0.5500285</text:p>
          </table:table-cell>
          <table:table-cell office:value-type="float" office:value="0.2527917" calcext:value-type="float">
            <text:p>0.2527917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3.841858" calcext:value-type="float">
            <text:p>3.841858</text:p>
          </table:table-cell>
          <table:table-cell office:value-type="float" office:value="-6.193604" calcext:value-type="float">
            <text:p>-6.193604</text:p>
          </table:table-cell>
          <table:table-cell office:value-type="float" office:value="0.6174622" calcext:value-type="float">
            <text:p>0.6174622</text:p>
          </table:table-cell>
          <table:table-cell office:value-type="float" office:value="-0.9909363" calcext:value-type="float">
            <text:p>-0.9909363</text:p>
          </table:table-cell>
          <table:table-cell office:value-type="float" office:value="1.463562" calcext:value-type="float">
            <text:p>1.463562</text:p>
          </table:table-cell>
          <table:table-cell office:value-type="float" office:value="0.1376648" calcext:value-type="float">
            <text:p>0.1376648</text:p>
          </table:table-cell>
          <table:table-cell office:value-type="float" office:value="2.888306" calcext:value-type="float">
            <text:p>2.888306</text:p>
          </table:table-cell>
          <table:table-cell office:value-type="float" office:value="1.154053" calcext:value-type="float">
            <text:p>1.154053</text:p>
          </table:table-cell>
          <table:table-cell office:value-type="float" office:value="3.6297" calcext:value-type="float">
            <text:p>3.6297</text:p>
          </table:table-cell>
          <table:table-cell office:value-type="float" office:value="1.858276" calcext:value-type="float">
            <text:p>1.858276</text:p>
          </table:table-cell>
          <table:table-cell office:value-type="float" office:value="4.329468" calcext:value-type="float">
            <text:p>4.329468</text:p>
          </table:table-cell>
          <table:table-cell office:value-type="float" office:value="2.683868" calcext:value-type="float">
            <text:p>2.683868</text:p>
          </table:table-cell>
          <table:table-cell office:value-type="float" office:value="4.607697" calcext:value-type="float">
            <text:p>4.607697</text:p>
          </table:table-cell>
          <table:table-cell office:value-type="float" office:value="3.45224" calcext:value-type="float">
            <text:p>3.45224</text:p>
          </table:table-cell>
          <table:table-cell office:value-type="float" office:value="4.880157" calcext:value-type="float">
            <text:p>4.880157</text:p>
          </table:table-cell>
          <table:table-cell office:value-type="float" office:value="4.541687" calcext:value-type="float">
            <text:p>4.541687</text:p>
          </table:table-cell>
          <table:table-cell office:value-type="float" office:value="5.781158" calcext:value-type="float">
            <text:p>5.781158</text:p>
          </table:table-cell>
          <table:table-cell office:value-type="float" office:value="5.750061" calcext:value-type="float">
            <text:p>5.750061</text:p>
          </table:table-cell>
          <table:table-cell office:value-type="float" office:value="7.03656" calcext:value-type="float">
            <text:p>7.03656</text:p>
          </table:table-cell>
          <table:table-cell office:value-type="float" office:value="7.019562" calcext:value-type="float">
            <text:p>7.019562</text:p>
          </table:table-cell>
          <table:table-cell office:value-type="float" office:value="8.18277" calcext:value-type="float">
            <text:p>8.18277</text:p>
          </table:table-cell>
          <table:table-cell office:value-type="float" office:value="8.131104" calcext:value-type="float">
            <text:p>8.131104</text:p>
          </table:table-cell>
          <table:table-cell office:value-type="float" office:value="9.189941" calcext:value-type="float">
            <text:p>9.189941</text:p>
          </table:table-cell>
          <table:table-cell office:value-type="float" office:value="9.106171" calcext:value-type="float">
            <text:p>9.106171</text:p>
          </table:table-cell>
          <table:table-cell office:value-type="float" office:value="9.995361" calcext:value-type="float">
            <text:p>9.995361</text:p>
          </table:table-cell>
          <table:table-cell office:value-type="float" office:value="9.894684" calcext:value-type="float">
            <text:p>9.894684</text:p>
          </table:table-cell>
          <table:table-cell office:value-type="float" office:value="10.37759" calcext:value-type="float">
            <text:p>10.37759</text:p>
          </table:table-cell>
          <table:table-cell office:value-type="float" office:value="10.27478" calcext:value-type="float">
            <text:p>10.27478</text:p>
          </table:table-cell>
          <table:table-cell office:value-type="float" office:value="8.030518" calcext:value-type="float">
            <text:p>8.030518</text:p>
          </table:table-cell>
          <table:table-cell office:value-type="float" office:value="-11.28311" calcext:value-type="float">
            <text:p>-11.283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2" calcext:value-type="float">
            <text:p>22122002</text:p>
          </table:table-cell>
          <table:table-cell office:value-type="float" office:value="8.454453" calcext:value-type="float">
            <text:p>8.454453</text:p>
          </table:table-cell>
          <table:table-cell office:value-type="float" office:value="2.33" calcext:value-type="float">
            <text:p>2.33</text:p>
          </table:table-cell>
          <table:table-cell office:value-type="float" office:value="-10.2" calcext:value-type="float">
            <text:p>-10.2</text:p>
          </table:table-cell>
          <table:table-cell office:value-type="float" office:value="0.6364109" calcext:value-type="float">
            <text:p>0.6364109</text:p>
          </table:table-cell>
          <table:table-cell office:value-type="float" office:value="0.2518134" calcext:value-type="float">
            <text:p>0.2518134</text:p>
          </table:table-cell>
          <table:table-cell office:value-type="float" office:value="297.756" calcext:value-type="float">
            <text:p>297.756</text:p>
          </table:table-cell>
          <table:table-cell office:value-type="float" office:value="0" calcext:value-type="float">
            <text:p>0</text:p>
          </table:table-cell>
          <table:table-cell office:value-type="float" office:value="8.158569" calcext:value-type="float">
            <text:p>8.158569</text:p>
          </table:table-cell>
          <table:table-cell office:value-type="float" office:value="-6.344269" calcext:value-type="float">
            <text:p>-6.344269</text:p>
          </table:table-cell>
          <table:table-cell office:value-type="float" office:value="0.8749695" calcext:value-type="float">
            <text:p>0.8749695</text:p>
          </table:table-cell>
          <table:table-cell office:value-type="float" office:value="-1.729401" calcext:value-type="float">
            <text:p>-1.729401</text:p>
          </table:table-cell>
          <table:table-cell office:value-type="float" office:value="0.6817017" calcext:value-type="float">
            <text:p>0.6817017</text:p>
          </table:table-cell>
          <table:table-cell office:value-type="float" office:value="-0.1903381" calcext:value-type="float">
            <text:p>-0.1903381</text:p>
          </table:table-cell>
          <table:table-cell office:value-type="float" office:value="1.133667" calcext:value-type="float">
            <text:p>1.133667</text:p>
          </table:table-cell>
          <table:table-cell office:value-type="float" office:value="0.7374268" calcext:value-type="float">
            <text:p>0.7374268</text:p>
          </table:table-cell>
          <table:table-cell office:value-type="float" office:value="1.842651" calcext:value-type="float">
            <text:p>1.842651</text:p>
          </table:table-cell>
          <table:table-cell office:value-type="float" office:value="1.407898" calcext:value-type="float">
            <text:p>1.407898</text:p>
          </table:table-cell>
          <table:table-cell office:value-type="float" office:value="2.672943" calcext:value-type="float">
            <text:p>2.672943</text:p>
          </table:table-cell>
          <table:table-cell office:value-type="float" office:value="2.148438" calcext:value-type="float">
            <text:p>2.148438</text:p>
          </table:table-cell>
          <table:table-cell office:value-type="float" office:value="3.444183" calcext:value-type="float">
            <text:p>3.444183</text:p>
          </table:table-cell>
          <table:table-cell office:value-type="float" office:value="2.904877" calcext:value-type="float">
            <text:p>2.904877</text:p>
          </table:table-cell>
          <table:table-cell office:value-type="float" office:value="4.536621" calcext:value-type="float">
            <text:p>4.536621</text:p>
          </table:table-cell>
          <table:table-cell office:value-type="float" office:value="4.059845" calcext:value-type="float">
            <text:p>4.059845</text:p>
          </table:table-cell>
          <table:table-cell office:value-type="float" office:value="5.748962" calcext:value-type="float">
            <text:p>5.748962</text:p>
          </table:table-cell>
          <table:table-cell office:value-type="float" office:value="5.583344" calcext:value-type="float">
            <text:p>5.583344</text:p>
          </table:table-cell>
          <table:table-cell office:value-type="float" office:value="7.019318" calcext:value-type="float">
            <text:p>7.019318</text:p>
          </table:table-cell>
          <table:table-cell office:value-type="float" office:value="6.975037" calcext:value-type="float">
            <text:p>6.975037</text:p>
          </table:table-cell>
          <table:table-cell office:value-type="float" office:value="8.130524" calcext:value-type="float">
            <text:p>8.130524</text:p>
          </table:table-cell>
          <table:table-cell office:value-type="float" office:value="8.075989" calcext:value-type="float">
            <text:p>8.075989</text:p>
          </table:table-cell>
          <table:table-cell office:value-type="float" office:value="9.105347" calcext:value-type="float">
            <text:p>9.105347</text:p>
          </table:table-cell>
          <table:table-cell office:value-type="float" office:value="9.026062" calcext:value-type="float">
            <text:p>9.026062</text:p>
          </table:table-cell>
          <table:table-cell office:value-type="float" office:value="9.893646" calcext:value-type="float">
            <text:p>9.893646</text:p>
          </table:table-cell>
          <table:table-cell office:value-type="float" office:value="9.796997" calcext:value-type="float">
            <text:p>9.796997</text:p>
          </table:table-cell>
          <table:table-cell office:value-type="float" office:value="10.27371" calcext:value-type="float">
            <text:p>10.27371</text:p>
          </table:table-cell>
          <table:table-cell office:value-type="float" office:value="10.17389" calcext:value-type="float">
            <text:p>10.17389</text:p>
          </table:table-cell>
          <table:table-cell office:value-type="float" office:value="10.66577" calcext:value-type="float">
            <text:p>10.66577</text:p>
          </table:table-cell>
          <table:table-cell office:value-type="float" office:value="-11.83057" calcext:value-type="float">
            <text:p>-11.830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5.292717" calcext:value-type="float">
            <text:p>5.292717</text:p>
          </table:table-cell>
          <table:table-cell office:value-type="float" office:value="-2.35" calcext:value-type="float">
            <text:p>-2.35</text:p>
          </table:table-cell>
          <table:table-cell office:value-type="float" office:value="-9.19" calcext:value-type="float">
            <text:p>-9.19</text:p>
          </table:table-cell>
          <table:table-cell office:value-type="float" office:value="0.4546768" calcext:value-type="float">
            <text:p>0.4546768</text:p>
          </table:table-cell>
          <table:table-cell office:value-type="float" office:value="0.2722407" calcext:value-type="float">
            <text:p>0.2722407</text:p>
          </table:table-cell>
          <table:table-cell office:value-type="float" office:value="270.612" calcext:value-type="float">
            <text:p>270.612</text:p>
          </table:table-cell>
          <table:table-cell office:value-type="float" office:value="0" calcext:value-type="float">
            <text:p>0</text:p>
          </table:table-cell>
          <table:table-cell office:value-type="float" office:value="1.41571" calcext:value-type="float">
            <text:p>1.41571</text:p>
          </table:table-cell>
          <table:table-cell office:value-type="float" office:value="-6.611786" calcext:value-type="float">
            <text:p>-6.611786</text:p>
          </table:table-cell>
          <table:table-cell office:value-type="float" office:value="-0.4824829" calcext:value-type="float">
            <text:p>-0.4824829</text:p>
          </table:table-cell>
          <table:table-cell office:value-type="float" office:value="-2.206787" calcext:value-type="float">
            <text:p>-2.206787</text:p>
          </table:table-cell>
          <table:table-cell office:value-type="float" office:value="-0.05636597" calcext:value-type="float">
            <text:p>-0.05636597</text:p>
          </table:table-cell>
          <table:table-cell office:value-type="float" office:value="-0.2863159" calcext:value-type="float">
            <text:p>-0.2863159</text:p>
          </table:table-cell>
          <table:table-cell office:value-type="float" office:value="0.7727661" calcext:value-type="float">
            <text:p>0.7727661</text:p>
          </table:table-cell>
          <table:table-cell office:value-type="float" office:value="0.4750977" calcext:value-type="float">
            <text:p>0.4750977</text:p>
          </table:table-cell>
          <table:table-cell office:value-type="float" office:value="1.397217" calcext:value-type="float">
            <text:p>1.397217</text:p>
          </table:table-cell>
          <table:table-cell office:value-type="float" office:value="1.052368" calcext:value-type="float">
            <text:p>1.052368</text:p>
          </table:table-cell>
          <table:table-cell office:value-type="float" office:value="2.142456" calcext:value-type="float">
            <text:p>2.142456</text:p>
          </table:table-cell>
          <table:table-cell office:value-type="float" office:value="1.762634" calcext:value-type="float">
            <text:p>1.762634</text:p>
          </table:table-cell>
          <table:table-cell office:value-type="float" office:value="2.900818" calcext:value-type="float">
            <text:p>2.900818</text:p>
          </table:table-cell>
          <table:table-cell office:value-type="float" office:value="2.525269" calcext:value-type="float">
            <text:p>2.525269</text:p>
          </table:table-cell>
          <table:table-cell office:value-type="float" office:value="4.056091" calcext:value-type="float">
            <text:p>4.056091</text:p>
          </table:table-cell>
          <table:table-cell office:value-type="float" office:value="3.706665" calcext:value-type="float">
            <text:p>3.706665</text:p>
          </table:table-cell>
          <table:table-cell office:value-type="float" office:value="5.581207" calcext:value-type="float">
            <text:p>5.581207</text:p>
          </table:table-cell>
          <table:table-cell office:value-type="float" office:value="5.367004" calcext:value-type="float">
            <text:p>5.367004</text:p>
          </table:table-cell>
          <table:table-cell office:value-type="float" office:value="6.974365" calcext:value-type="float">
            <text:p>6.974365</text:p>
          </table:table-cell>
          <table:table-cell office:value-type="float" office:value="6.892151" calcext:value-type="float">
            <text:p>6.892151</text:p>
          </table:table-cell>
          <table:table-cell office:value-type="float" office:value="8.075378" calcext:value-type="float">
            <text:p>8.075378</text:p>
          </table:table-cell>
          <table:table-cell office:value-type="float" office:value="8.010376" calcext:value-type="float">
            <text:p>8.010376</text:p>
          </table:table-cell>
          <table:table-cell office:value-type="float" office:value="9.025269" calcext:value-type="float">
            <text:p>9.025269</text:p>
          </table:table-cell>
          <table:table-cell office:value-type="float" office:value="8.947052" calcext:value-type="float">
            <text:p>8.947052</text:p>
          </table:table-cell>
          <table:table-cell office:value-type="float" office:value="9.796021" calcext:value-type="float">
            <text:p>9.796021</text:p>
          </table:table-cell>
          <table:table-cell office:value-type="float" office:value="9.702484" calcext:value-type="float">
            <text:p>9.702484</text:p>
          </table:table-cell>
          <table:table-cell office:value-type="float" office:value="10.17285" calcext:value-type="float">
            <text:p>10.17285</text:p>
          </table:table-cell>
          <table:table-cell office:value-type="float" office:value="10.07571" calcext:value-type="float">
            <text:p>10.07571</text:p>
          </table:table-cell>
          <table:table-cell office:value-type="float" office:value="3.549042" calcext:value-type="float">
            <text:p>3.549042</text:p>
          </table:table-cell>
          <table:table-cell office:value-type="float" office:value="-11.5495" calcext:value-type="float">
            <text:p>-11.54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2" calcext:value-type="float">
            <text:p>24122002</text:p>
          </table:table-cell>
          <table:table-cell office:value-type="float" office:value="7.594648" calcext:value-type="float">
            <text:p>7.594648</text:p>
          </table:table-cell>
          <table:table-cell office:value-type="float" office:value="-3.23" calcext:value-type="float">
            <text:p>-3.23</text:p>
          </table:table-cell>
          <table:table-cell office:value-type="float" office:value="-11.7" calcext:value-type="float">
            <text:p>-11.7</text:p>
          </table:table-cell>
          <table:table-cell office:value-type="float" office:value="0.4262631" calcext:value-type="float">
            <text:p>0.4262631</text:p>
          </table:table-cell>
          <table:table-cell office:value-type="float" office:value="0.2240212" calcext:value-type="float">
            <text:p>0.2240212</text:p>
          </table:table-cell>
          <table:table-cell office:value-type="float" office:value="302.4" calcext:value-type="float">
            <text:p>302.4</text:p>
          </table:table-cell>
          <table:table-cell office:value-type="float" office:value="0" calcext:value-type="float">
            <text:p>0</text:p>
          </table:table-cell>
          <table:table-cell office:value-type="float" office:value="4.783386" calcext:value-type="float">
            <text:p>4.783386</text:p>
          </table:table-cell>
          <table:table-cell office:value-type="float" office:value="-8.358643" calcext:value-type="float">
            <text:p>-8.358643</text:p>
          </table:table-cell>
          <table:table-cell office:value-type="float" office:value="-0.06307983" calcext:value-type="float">
            <text:p>-0.06307983</text:p>
          </table:table-cell>
          <table:table-cell office:value-type="float" office:value="-3.200439" calcext:value-type="float">
            <text:p>-3.200439</text:p>
          </table:table-cell>
          <table:table-cell office:value-type="float" office:value="-0.10849" calcext:value-type="float">
            <text:p>-0.10849</text:p>
          </table:table-cell>
          <table:table-cell office:value-type="float" office:value="-0.5753174" calcext:value-type="float">
            <text:p>-0.5753174</text:p>
          </table:table-cell>
          <table:table-cell office:value-type="float" office:value="0.4698792" calcext:value-type="float">
            <text:p>0.4698792</text:p>
          </table:table-cell>
          <table:table-cell office:value-type="float" office:value="0.2015991" calcext:value-type="float">
            <text:p>0.2015991</text:p>
          </table:table-cell>
          <table:table-cell office:value-type="float" office:value="1.048065" calcext:value-type="float">
            <text:p>1.048065</text:p>
          </table:table-cell>
          <table:table-cell office:value-type="float" office:value="0.7922668" calcext:value-type="float">
            <text:p>0.7922668</text:p>
          </table:table-cell>
          <table:table-cell office:value-type="float" office:value="1.759094" calcext:value-type="float">
            <text:p>1.759094</text:p>
          </table:table-cell>
          <table:table-cell office:value-type="float" office:value="1.505585" calcext:value-type="float">
            <text:p>1.505585</text:p>
          </table:table-cell>
          <table:table-cell office:value-type="float" office:value="2.522095" calcext:value-type="float">
            <text:p>2.522095</text:p>
          </table:table-cell>
          <table:table-cell office:value-type="float" office:value="2.25531" calcext:value-type="float">
            <text:p>2.25531</text:p>
          </table:table-cell>
          <table:table-cell office:value-type="float" office:value="3.703491" calcext:value-type="float">
            <text:p>3.703491</text:p>
          </table:table-cell>
          <table:table-cell office:value-type="float" office:value="3.418549" calcext:value-type="float">
            <text:p>3.418549</text:p>
          </table:table-cell>
          <table:table-cell office:value-type="float" office:value="5.364716" calcext:value-type="float">
            <text:p>5.364716</text:p>
          </table:table-cell>
          <table:table-cell office:value-type="float" office:value="5.147949" calcext:value-type="float">
            <text:p>5.147949</text:p>
          </table:table-cell>
          <table:table-cell office:value-type="float" office:value="6.891113" calcext:value-type="float">
            <text:p>6.891113</text:p>
          </table:table-cell>
          <table:table-cell office:value-type="float" office:value="6.78186" calcext:value-type="float">
            <text:p>6.78186</text:p>
          </table:table-cell>
          <table:table-cell office:value-type="float" office:value="8.009644" calcext:value-type="float">
            <text:p>8.009644</text:p>
          </table:table-cell>
          <table:table-cell office:value-type="float" office:value="7.930664" calcext:value-type="float">
            <text:p>7.930664</text:p>
          </table:table-cell>
          <table:table-cell office:value-type="float" office:value="8.946228" calcext:value-type="float">
            <text:p>8.946228</text:p>
          </table:table-cell>
          <table:table-cell office:value-type="float" office:value="8.866455" calcext:value-type="float">
            <text:p>8.866455</text:p>
          </table:table-cell>
          <table:table-cell office:value-type="float" office:value="9.701538" calcext:value-type="float">
            <text:p>9.701538</text:p>
          </table:table-cell>
          <table:table-cell office:value-type="float" office:value="9.610687" calcext:value-type="float">
            <text:p>9.610687</text:p>
          </table:table-cell>
          <table:table-cell office:value-type="float" office:value="10.07471" calcext:value-type="float">
            <text:p>10.07471</text:p>
          </table:table-cell>
          <table:table-cell office:value-type="float" office:value="9.980743" calcext:value-type="float">
            <text:p>9.980743</text:p>
          </table:table-cell>
          <table:table-cell office:value-type="float" office:value="6.859619" calcext:value-type="float">
            <text:p>6.859619</text:p>
          </table:table-cell>
          <table:table-cell office:value-type="float" office:value="-13.66202" calcext:value-type="float">
            <text:p>-13.662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2" calcext:value-type="float">
            <text:p>25122002</text:p>
          </table:table-cell>
          <table:table-cell office:value-type="float" office:value="7.699863" calcext:value-type="float">
            <text:p>7.699863</text:p>
          </table:table-cell>
          <table:table-cell office:value-type="float" office:value="2.27" calcext:value-type="float">
            <text:p>2.27</text:p>
          </table:table-cell>
          <table:table-cell office:value-type="float" office:value="-10.14" calcext:value-type="float">
            <text:p>-10.14</text:p>
          </table:table-cell>
          <table:table-cell office:value-type="float" office:value="0.6261551" calcext:value-type="float">
            <text:p>0.6261551</text:p>
          </table:table-cell>
          <table:table-cell office:value-type="float" office:value="0.252987" calcext:value-type="float">
            <text:p>0.252987</text:p>
          </table:table-cell>
          <table:table-cell office:value-type="float" office:value="188.028" calcext:value-type="float">
            <text:p>188.028</text:p>
          </table:table-cell>
          <table:table-cell office:value-type="float" office:value="0" calcext:value-type="float">
            <text:p>0</text:p>
          </table:table-cell>
          <table:table-cell office:value-type="float" office:value="7.285339" calcext:value-type="float">
            <text:p>7.285339</text:p>
          </table:table-cell>
          <table:table-cell office:value-type="float" office:value="-8.297882" calcext:value-type="float">
            <text:p>-8.297882</text:p>
          </table:table-cell>
          <table:table-cell office:value-type="float" office:value="0.1612244" calcext:value-type="float">
            <text:p>0.1612244</text:p>
          </table:table-cell>
          <table:table-cell office:value-type="float" office:value="-3.818298" calcext:value-type="float">
            <text:p>-3.818298</text:p>
          </table:table-cell>
          <table:table-cell office:value-type="float" office:value="-0.5140686" calcext:value-type="float">
            <text:p>-0.5140686</text:p>
          </table:table-cell>
          <table:table-cell office:value-type="float" office:value="-1.074371" calcext:value-type="float">
            <text:p>-1.074371</text:p>
          </table:table-cell>
          <table:table-cell office:value-type="float" office:value="0.1905212" calcext:value-type="float">
            <text:p>0.1905212</text:p>
          </table:table-cell>
          <table:table-cell office:value-type="float" office:value="-0.08901978" calcext:value-type="float">
            <text:p>-0.08901978</text:p>
          </table:table-cell>
          <table:table-cell office:value-type="float" office:value="0.7844849" calcext:value-type="float">
            <text:p>0.7844849</text:p>
          </table:table-cell>
          <table:table-cell office:value-type="float" office:value="0.4831848" calcext:value-type="float">
            <text:p>0.4831848</text:p>
          </table:table-cell>
          <table:table-cell office:value-type="float" office:value="1.501068" calcext:value-type="float">
            <text:p>1.501068</text:p>
          </table:table-cell>
          <table:table-cell office:value-type="float" office:value="1.170349" calcext:value-type="float">
            <text:p>1.170349</text:p>
          </table:table-cell>
          <table:table-cell office:value-type="float" office:value="2.252228" calcext:value-type="float">
            <text:p>2.252228</text:p>
          </table:table-cell>
          <table:table-cell office:value-type="float" office:value="1.934723" calcext:value-type="float">
            <text:p>1.934723</text:p>
          </table:table-cell>
          <table:table-cell office:value-type="float" office:value="3.416016" calcext:value-type="float">
            <text:p>3.416016</text:p>
          </table:table-cell>
          <table:table-cell office:value-type="float" office:value="3.141357" calcext:value-type="float">
            <text:p>3.141357</text:p>
          </table:table-cell>
          <table:table-cell office:value-type="float" office:value="5.145691" calcext:value-type="float">
            <text:p>5.145691</text:p>
          </table:table-cell>
          <table:table-cell office:value-type="float" office:value="4.934631" calcext:value-type="float">
            <text:p>4.934631</text:p>
          </table:table-cell>
          <table:table-cell office:value-type="float" office:value="6.78064" calcext:value-type="float">
            <text:p>6.78064</text:p>
          </table:table-cell>
          <table:table-cell office:value-type="float" office:value="6.654175" calcext:value-type="float">
            <text:p>6.654175</text:p>
          </table:table-cell>
          <table:table-cell office:value-type="float" office:value="7.929749" calcext:value-type="float">
            <text:p>7.929749</text:p>
          </table:table-cell>
          <table:table-cell office:value-type="float" office:value="7.838013" calcext:value-type="float">
            <text:p>7.838013</text:p>
          </table:table-cell>
          <table:table-cell office:value-type="float" office:value="8.865631" calcext:value-type="float">
            <text:p>8.865631</text:p>
          </table:table-cell>
          <table:table-cell office:value-type="float" office:value="8.782166" calcext:value-type="float">
            <text:p>8.782166</text:p>
          </table:table-cell>
          <table:table-cell office:value-type="float" office:value="9.609741" calcext:value-type="float">
            <text:p>9.609741</text:p>
          </table:table-cell>
          <table:table-cell office:value-type="float" office:value="9.520386" calcext:value-type="float">
            <text:p>9.520386</text:p>
          </table:table-cell>
          <table:table-cell office:value-type="float" office:value="9.979767" calcext:value-type="float">
            <text:p>9.979767</text:p>
          </table:table-cell>
          <table:table-cell office:value-type="float" office:value="9.888733" calcext:value-type="float">
            <text:p>9.888733</text:p>
          </table:table-cell>
          <table:table-cell office:value-type="float" office:value="8.843018" calcext:value-type="float">
            <text:p>8.843018</text:p>
          </table:table-cell>
          <table:table-cell office:value-type="float" office:value="-13.44879" calcext:value-type="float">
            <text:p>-13.448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2" calcext:value-type="float">
            <text:p>26122002</text:p>
          </table:table-cell>
          <table:table-cell office:value-type="float" office:value="7.80652" calcext:value-type="float">
            <text:p>7.80652</text:p>
          </table:table-cell>
          <table:table-cell office:value-type="float" office:value="7.02" calcext:value-type="float">
            <text:p>7.02</text:p>
          </table:table-cell>
          <table:table-cell office:value-type="float" office:value="-11.68" calcext:value-type="float">
            <text:p>-11.68</text:p>
          </table:table-cell>
          <table:table-cell office:value-type="float" office:value="0.7107782" calcext:value-type="float">
            <text:p>0.7107782</text:p>
          </table:table-cell>
          <table:table-cell office:value-type="float" office:value="0.2243729" calcext:value-type="float">
            <text:p>0.2243729</text:p>
          </table:table-cell>
          <table:table-cell office:value-type="float" office:value="232.884" calcext:value-type="float">
            <text:p>232.884</text:p>
          </table:table-cell>
          <table:table-cell office:value-type="float" office:value="0" calcext:value-type="float">
            <text:p>0</text:p>
          </table:table-cell>
          <table:table-cell office:value-type="float" office:value="10.1712" calcext:value-type="float">
            <text:p>10.1712</text:p>
          </table:table-cell>
          <table:table-cell office:value-type="float" office:value="-9.412689" calcext:value-type="float">
            <text:p>-9.412689</text:p>
          </table:table-cell>
          <table:table-cell office:value-type="float" office:value="0.5332642" calcext:value-type="float">
            <text:p>0.5332642</text:p>
          </table:table-cell>
          <table:table-cell office:value-type="float" office:value="-4.434875" calcext:value-type="float">
            <text:p>-4.434875</text:p>
          </table:table-cell>
          <table:table-cell office:value-type="float" office:value="-0.662384" calcext:value-type="float">
            <text:p>-0.662384</text:p>
          </table:table-cell>
          <table:table-cell office:value-type="float" office:value="-1.719879" calcext:value-type="float">
            <text:p>-1.719879</text:p>
          </table:table-cell>
          <table:table-cell office:value-type="float" office:value="-0.06326294" calcext:value-type="float">
            <text:p>-0.06326294</text:p>
          </table:table-cell>
          <table:table-cell office:value-type="float" office:value="-0.1945496" calcext:value-type="float">
            <text:p>-0.1945496</text:p>
          </table:table-cell>
          <table:table-cell office:value-type="float" office:value="0.4811401" calcext:value-type="float">
            <text:p>0.4811401</text:p>
          </table:table-cell>
          <table:table-cell office:value-type="float" office:value="0.3659058" calcext:value-type="float">
            <text:p>0.3659058</text:p>
          </table:table-cell>
          <table:table-cell office:value-type="float" office:value="1.168488" calcext:value-type="float">
            <text:p>1.168488</text:p>
          </table:table-cell>
          <table:table-cell office:value-type="float" office:value="1.050354" calcext:value-type="float">
            <text:p>1.050354</text:p>
          </table:table-cell>
          <table:table-cell office:value-type="float" office:value="1.932617" calcext:value-type="float">
            <text:p>1.932617</text:p>
          </table:table-cell>
          <table:table-cell office:value-type="float" office:value="1.766296" calcext:value-type="float">
            <text:p>1.766296</text:p>
          </table:table-cell>
          <table:table-cell office:value-type="float" office:value="3.138733" calcext:value-type="float">
            <text:p>3.138733</text:p>
          </table:table-cell>
          <table:table-cell office:value-type="float" office:value="2.916626" calcext:value-type="float">
            <text:p>2.916626</text:p>
          </table:table-cell>
          <table:table-cell office:value-type="float" office:value="4.932404" calcext:value-type="float">
            <text:p>4.932404</text:p>
          </table:table-cell>
          <table:table-cell office:value-type="float" office:value="4.727905" calcext:value-type="float">
            <text:p>4.727905</text:p>
          </table:table-cell>
          <table:table-cell office:value-type="float" office:value="6.65274" calcext:value-type="float">
            <text:p>6.65274</text:p>
          </table:table-cell>
          <table:table-cell office:value-type="float" office:value="6.514862" calcext:value-type="float">
            <text:p>6.514862</text:p>
          </table:table-cell>
          <table:table-cell office:value-type="float" office:value="7.836975" calcext:value-type="float">
            <text:p>7.836975</text:p>
          </table:table-cell>
          <table:table-cell office:value-type="float" office:value="7.735046" calcext:value-type="float">
            <text:p>7.735046</text:p>
          </table:table-cell>
          <table:table-cell office:value-type="float" office:value="8.78125" calcext:value-type="float">
            <text:p>8.78125</text:p>
          </table:table-cell>
          <table:table-cell office:value-type="float" office:value="8.69339" calcext:value-type="float">
            <text:p>8.69339</text:p>
          </table:table-cell>
          <table:table-cell office:value-type="float" office:value="9.51947" calcext:value-type="float">
            <text:p>9.51947</text:p>
          </table:table-cell>
          <table:table-cell office:value-type="float" office:value="9.430603" calcext:value-type="float">
            <text:p>9.430603</text:p>
          </table:table-cell>
          <table:table-cell office:value-type="float" office:value="9.887787" calcext:value-type="float">
            <text:p>9.887787</text:p>
          </table:table-cell>
          <table:table-cell office:value-type="float" office:value="9.798798" calcext:value-type="float">
            <text:p>9.798798</text:p>
          </table:table-cell>
          <table:table-cell office:value-type="float" office:value="13.97375" calcext:value-type="float">
            <text:p>13.97375</text:p>
          </table:table-cell>
          <table:table-cell office:value-type="float" office:value="-13.81519" calcext:value-type="float">
            <text:p>-13.81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2" calcext:value-type="float">
            <text:p>27122002</text:p>
          </table:table-cell>
          <table:table-cell office:value-type="float" office:value="8.304977" calcext:value-type="float">
            <text:p>8.304977</text:p>
          </table:table-cell>
          <table:table-cell office:value-type="float" office:value="6.61" calcext:value-type="float">
            <text:p>6.61</text:p>
          </table:table-cell>
          <table:table-cell office:value-type="float" office:value="-6.3" calcext:value-type="float">
            <text:p>-6.3</text:p>
          </table:table-cell>
          <table:table-cell office:value-type="float" office:value="0.7112101" calcext:value-type="float">
            <text:p>0.7112101</text:p>
          </table:table-cell>
          <table:table-cell office:value-type="float" office:value="0.3392044" calcext:value-type="float">
            <text:p>0.3392044</text:p>
          </table:table-cell>
          <table:table-cell office:value-type="float" office:value="222.624" calcext:value-type="float">
            <text:p>222.624</text:p>
          </table:table-cell>
          <table:table-cell office:value-type="float" office:value="0" calcext:value-type="float">
            <text:p>0</text:p>
          </table:table-cell>
          <table:table-cell office:value-type="float" office:value="9.552399" calcext:value-type="float">
            <text:p>9.552399</text:p>
          </table:table-cell>
          <table:table-cell office:value-type="float" office:value="-5.967438" calcext:value-type="float">
            <text:p>-5.967438</text:p>
          </table:table-cell>
          <table:table-cell office:value-type="float" office:value="0.7773132" calcext:value-type="float">
            <text:p>0.7773132</text:p>
          </table:table-cell>
          <table:table-cell office:value-type="float" office:value="-2.404022" calcext:value-type="float">
            <text:p>-2.404022</text:p>
          </table:table-cell>
          <table:table-cell office:value-type="float" office:value="-0.3460388" calcext:value-type="float">
            <text:p>-0.3460388</text:p>
          </table:table-cell>
          <table:table-cell office:value-type="float" office:value="-0.95401" calcext:value-type="float">
            <text:p>-0.95401</text:p>
          </table:table-cell>
          <table:table-cell office:value-type="float" office:value="-0.02365112" calcext:value-type="float">
            <text:p>-0.02365112</text:p>
          </table:table-cell>
          <table:table-cell office:value-type="float" office:value="-0.1029053" calcext:value-type="float">
            <text:p>-0.1029053</text:p>
          </table:table-cell>
          <table:table-cell office:value-type="float" office:value="0.4328003" calcext:value-type="float">
            <text:p>0.4328003</text:p>
          </table:table-cell>
          <table:table-cell office:value-type="float" office:value="0.3911438" calcext:value-type="float">
            <text:p>0.3911438</text:p>
          </table:table-cell>
          <table:table-cell office:value-type="float" office:value="1.049774" calcext:value-type="float">
            <text:p>1.049774</text:p>
          </table:table-cell>
          <table:table-cell office:value-type="float" office:value="1.010315" calcext:value-type="float">
            <text:p>1.010315</text:p>
          </table:table-cell>
          <table:table-cell office:value-type="float" office:value="1.765289" calcext:value-type="float">
            <text:p>1.765289</text:p>
          </table:table-cell>
          <table:table-cell office:value-type="float" office:value="1.682495" calcext:value-type="float">
            <text:p>1.682495</text:p>
          </table:table-cell>
          <table:table-cell office:value-type="float" office:value="2.914764" calcext:value-type="float">
            <text:p>2.914764</text:p>
          </table:table-cell>
          <table:table-cell office:value-type="float" office:value="2.766266" calcext:value-type="float">
            <text:p>2.766266</text:p>
          </table:table-cell>
          <table:table-cell office:value-type="float" office:value="4.72583" calcext:value-type="float">
            <text:p>4.72583</text:p>
          </table:table-cell>
          <table:table-cell office:value-type="float" office:value="4.544861" calcext:value-type="float">
            <text:p>4.544861</text:p>
          </table:table-cell>
          <table:table-cell office:value-type="float" office:value="6.513336" calcext:value-type="float">
            <text:p>6.513336</text:p>
          </table:table-cell>
          <table:table-cell office:value-type="float" office:value="6.370667" calcext:value-type="float">
            <text:p>6.370667</text:p>
          </table:table-cell>
          <table:table-cell office:value-type="float" office:value="7.733917" calcext:value-type="float">
            <text:p>7.733917</text:p>
          </table:table-cell>
          <table:table-cell office:value-type="float" office:value="7.623779" calcext:value-type="float">
            <text:p>7.623779</text:p>
          </table:table-cell>
          <table:table-cell office:value-type="float" office:value="8.692474" calcext:value-type="float">
            <text:p>8.692474</text:p>
          </table:table-cell>
          <table:table-cell office:value-type="float" office:value="8.60025" calcext:value-type="float">
            <text:p>8.60025</text:p>
          </table:table-cell>
          <table:table-cell office:value-type="float" office:value="9.429688" calcext:value-type="float">
            <text:p>9.429688</text:p>
          </table:table-cell>
          <table:table-cell office:value-type="float" office:value="9.34082" calcext:value-type="float">
            <text:p>9.34082</text:p>
          </table:table-cell>
          <table:table-cell office:value-type="float" office:value="9.797913" calcext:value-type="float">
            <text:p>9.797913</text:p>
          </table:table-cell>
          <table:table-cell office:value-type="float" office:value="9.710449" calcext:value-type="float">
            <text:p>9.710449</text:p>
          </table:table-cell>
          <table:table-cell office:value-type="float" office:value="14.59378" calcext:value-type="float">
            <text:p>14.59378</text:p>
          </table:table-cell>
          <table:table-cell office:value-type="float" office:value="-10.1954" calcext:value-type="float">
            <text:p>-10.19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2" calcext:value-type="float">
            <text:p>28122002</text:p>
          </table:table-cell>
          <table:table-cell office:value-type="float" office:value="6.271325" calcext:value-type="float">
            <text:p>6.271325</text:p>
          </table:table-cell>
          <table:table-cell office:value-type="float" office:value="15.86" calcext:value-type="float">
            <text:p>15.86</text:p>
          </table:table-cell>
          <table:table-cell office:value-type="float" office:value="-2.76" calcext:value-type="float">
            <text:p>-2.76</text:p>
          </table:table-cell>
          <table:table-cell office:value-type="float" office:value="0.8351532" calcext:value-type="float">
            <text:p>0.8351532</text:p>
          </table:table-cell>
          <table:table-cell office:value-type="float" office:value="0.4412336" calcext:value-type="float">
            <text:p>0.4412336</text:p>
          </table:table-cell>
          <table:table-cell office:value-type="float" office:value="148.104" calcext:value-type="float">
            <text:p>148.104</text:p>
          </table:table-cell>
          <table:table-cell office:value-type="float" office:value="0" calcext:value-type="float">
            <text:p>0</text:p>
          </table:table-cell>
          <table:table-cell office:value-type="float" office:value="12.35397" calcext:value-type="float">
            <text:p>12.35397</text:p>
          </table:table-cell>
          <table:table-cell office:value-type="float" office:value="-3.802826" calcext:value-type="float">
            <text:p>-3.802826</text:p>
          </table:table-cell>
          <table:table-cell office:value-type="float" office:value="2.289093" calcext:value-type="float">
            <text:p>2.289093</text:p>
          </table:table-cell>
          <table:table-cell office:value-type="float" office:value="-1.21463" calcext:value-type="float">
            <text:p>-1.21463</text:p>
          </table:table-cell>
          <table:table-cell office:value-type="float" office:value="0.1038513" calcext:value-type="float">
            <text:p>0.1038513</text:p>
          </table:table-cell>
          <table:table-cell office:value-type="float" office:value="-0.5362549" calcext:value-type="float">
            <text:p>-0.5362549</text:p>
          </table:table-cell>
          <table:table-cell office:value-type="float" office:value="0.04162598" calcext:value-type="float">
            <text:p>0.04162598</text:p>
          </table:table-cell>
          <table:table-cell office:value-type="float" office:value="-0.04403687" calcext:value-type="float">
            <text:p>-0.04403687</text:p>
          </table:table-cell>
          <table:table-cell office:value-type="float" office:value="0.4628906" calcext:value-type="float">
            <text:p>0.4628906</text:p>
          </table:table-cell>
          <table:table-cell office:value-type="float" office:value="0.4113159" calcext:value-type="float">
            <text:p>0.4113159</text:p>
          </table:table-cell>
          <table:table-cell office:value-type="float" office:value="1.009857" calcext:value-type="float">
            <text:p>1.009857</text:p>
          </table:table-cell>
          <table:table-cell office:value-type="float" office:value="0.9900208" calcext:value-type="float">
            <text:p>0.9900208</text:p>
          </table:table-cell>
          <table:table-cell office:value-type="float" office:value="1.681763" calcext:value-type="float">
            <text:p>1.681763</text:p>
          </table:table-cell>
          <table:table-cell office:value-type="float" office:value="1.633606" calcext:value-type="float">
            <text:p>1.633606</text:p>
          </table:table-cell>
          <table:table-cell office:value-type="float" office:value="2.764984" calcext:value-type="float">
            <text:p>2.764984</text:p>
          </table:table-cell>
          <table:table-cell office:value-type="float" office:value="2.659912" calcext:value-type="float">
            <text:p>2.659912</text:p>
          </table:table-cell>
          <table:table-cell office:value-type="float" office:value="4.543091" calcext:value-type="float">
            <text:p>4.543091</text:p>
          </table:table-cell>
          <table:table-cell office:value-type="float" office:value="4.390137" calcext:value-type="float">
            <text:p>4.390137</text:p>
          </table:table-cell>
          <table:table-cell office:value-type="float" office:value="6.369171" calcext:value-type="float">
            <text:p>6.369171</text:p>
          </table:table-cell>
          <table:table-cell office:value-type="float" office:value="6.228882" calcext:value-type="float">
            <text:p>6.228882</text:p>
          </table:table-cell>
          <table:table-cell office:value-type="float" office:value="7.62262" calcext:value-type="float">
            <text:p>7.62262</text:p>
          </table:table-cell>
          <table:table-cell office:value-type="float" office:value="7.508026" calcext:value-type="float">
            <text:p>7.508026</text:p>
          </table:table-cell>
          <table:table-cell office:value-type="float" office:value="8.599243" calcext:value-type="float">
            <text:p>8.599243</text:p>
          </table:table-cell>
          <table:table-cell office:value-type="float" office:value="8.502716" calcext:value-type="float">
            <text:p>8.502716</text:p>
          </table:table-cell>
          <table:table-cell office:value-type="float" office:value="9.339905" calcext:value-type="float">
            <text:p>9.339905</text:p>
          </table:table-cell>
          <table:table-cell office:value-type="float" office:value="9.25058" calcext:value-type="float">
            <text:p>9.25058</text:p>
          </table:table-cell>
          <table:table-cell office:value-type="float" office:value="9.709534" calcext:value-type="float">
            <text:p>9.709534</text:p>
          </table:table-cell>
          <table:table-cell office:value-type="float" office:value="9.623352" calcext:value-type="float">
            <text:p>9.623352</text:p>
          </table:table-cell>
          <table:table-cell office:value-type="float" office:value="21.25171" calcext:value-type="float">
            <text:p>21.25171</text:p>
          </table:table-cell>
          <table:table-cell office:value-type="float" office:value="-7.119873" calcext:value-type="float">
            <text:p>-7.1198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2" calcext:value-type="float">
            <text:p>29122002</text:p>
          </table:table-cell>
          <table:table-cell office:value-type="float" office:value="6.13607" calcext:value-type="float">
            <text:p>6.13607</text:p>
          </table:table-cell>
          <table:table-cell office:value-type="float" office:value="7.2" calcext:value-type="float">
            <text:p>7.2</text:p>
          </table:table-cell>
          <table:table-cell office:value-type="float" office:value="-3.33" calcext:value-type="float">
            <text:p>-3.33</text:p>
          </table:table-cell>
          <table:table-cell office:value-type="float" office:value="0.8359042" calcext:value-type="float">
            <text:p>0.8359042</text:p>
          </table:table-cell>
          <table:table-cell office:value-type="float" office:value="0.4231382" calcext:value-type="float">
            <text:p>0.4231382</text:p>
          </table:table-cell>
          <table:table-cell office:value-type="float" office:value="203.364" calcext:value-type="float">
            <text:p>203.364</text:p>
          </table:table-cell>
          <table:table-cell office:value-type="float" office:value="0" calcext:value-type="float">
            <text:p>0</text:p>
          </table:table-cell>
          <table:table-cell office:value-type="float" office:value="10.24191" calcext:value-type="float">
            <text:p>10.24191</text:p>
          </table:table-cell>
          <table:table-cell office:value-type="float" office:value="-3.533081" calcext:value-type="float">
            <text:p>-3.533081</text:p>
          </table:table-cell>
          <table:table-cell office:value-type="float" office:value="4.157257" calcext:value-type="float">
            <text:p>4.157257</text:p>
          </table:table-cell>
          <table:table-cell office:value-type="float" office:value="-0.7549133" calcext:value-type="float">
            <text:p>-0.7549133</text:p>
          </table:table-cell>
          <table:table-cell office:value-type="float" office:value="0.5047607" calcext:value-type="float">
            <text:p>0.5047607</text:p>
          </table:table-cell>
          <table:table-cell office:value-type="float" office:value="-0.2423096" calcext:value-type="float">
            <text:p>-0.2423096</text:p>
          </table:table-cell>
          <table:table-cell office:value-type="float" office:value="0.6308594" calcext:value-type="float">
            <text:p>0.6308594</text:p>
          </table:table-cell>
          <table:table-cell office:value-type="float" office:value="0.003234863" calcext:value-type="float">
            <text:p>0.003234863</text:p>
          </table:table-cell>
          <table:table-cell office:value-type="float" office:value="0.8641052" calcext:value-type="float">
            <text:p>0.8641052</text:p>
          </table:table-cell>
          <table:table-cell office:value-type="float" office:value="0.4387207" calcext:value-type="float">
            <text:p>0.4387207</text:p>
          </table:table-cell>
          <table:table-cell office:value-type="float" office:value="1.229706" calcext:value-type="float">
            <text:p>1.229706</text:p>
          </table:table-cell>
          <table:table-cell office:value-type="float" office:value="0.9878845" calcext:value-type="float">
            <text:p>0.9878845</text:p>
          </table:table-cell>
          <table:table-cell office:value-type="float" office:value="1.752197" calcext:value-type="float">
            <text:p>1.752197</text:p>
          </table:table-cell>
          <table:table-cell office:value-type="float" office:value="1.615326" calcext:value-type="float">
            <text:p>1.615326</text:p>
          </table:table-cell>
          <table:table-cell office:value-type="float" office:value="2.659027" calcext:value-type="float">
            <text:p>2.659027</text:p>
          </table:table-cell>
          <table:table-cell office:value-type="float" office:value="2.612396" calcext:value-type="float">
            <text:p>2.612396</text:p>
          </table:table-cell>
          <table:table-cell office:value-type="float" office:value="4.388641" calcext:value-type="float">
            <text:p>4.388641</text:p>
          </table:table-cell>
          <table:table-cell office:value-type="float" office:value="4.263611" calcext:value-type="float">
            <text:p>4.263611</text:p>
          </table:table-cell>
          <table:table-cell office:value-type="float" office:value="6.227386" calcext:value-type="float">
            <text:p>6.227386</text:p>
          </table:table-cell>
          <table:table-cell office:value-type="float" office:value="6.093445" calcext:value-type="float">
            <text:p>6.093445</text:p>
          </table:table-cell>
          <table:table-cell office:value-type="float" office:value="7.506805" calcext:value-type="float">
            <text:p>7.506805</text:p>
          </table:table-cell>
          <table:table-cell office:value-type="float" office:value="7.390778" calcext:value-type="float">
            <text:p>7.390778</text:p>
          </table:table-cell>
          <table:table-cell office:value-type="float" office:value="8.501648" calcext:value-type="float">
            <text:p>8.501648</text:p>
          </table:table-cell>
          <table:table-cell office:value-type="float" office:value="8.402405" calcext:value-type="float">
            <text:p>8.402405</text:p>
          </table:table-cell>
          <table:table-cell office:value-type="float" office:value="9.249634" calcext:value-type="float">
            <text:p>9.249634</text:p>
          </table:table-cell>
          <table:table-cell office:value-type="float" office:value="9.159027" calcext:value-type="float">
            <text:p>9.159027</text:p>
          </table:table-cell>
          <table:table-cell office:value-type="float" office:value="9.622406" calcext:value-type="float">
            <text:p>9.622406</text:p>
          </table:table-cell>
          <table:table-cell office:value-type="float" office:value="9.536957" calcext:value-type="float">
            <text:p>9.536957</text:p>
          </table:table-cell>
          <table:table-cell office:value-type="float" office:value="14.63464" calcext:value-type="float">
            <text:p>14.63464</text:p>
          </table:table-cell>
          <table:table-cell office:value-type="float" office:value="-7.198395" calcext:value-type="float">
            <text:p>-7.1983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2" calcext:value-type="float">
            <text:p>30122002</text:p>
          </table:table-cell>
          <table:table-cell office:value-type="float" office:value="8.411016" calcext:value-type="float">
            <text:p>8.411016</text:p>
          </table:table-cell>
          <table:table-cell office:value-type="float" office:value="9.37" calcext:value-type="float">
            <text:p>9.37</text:p>
          </table:table-cell>
          <table:table-cell office:value-type="float" office:value="-5.38" calcext:value-type="float">
            <text:p>-5.38</text:p>
          </table:table-cell>
          <table:table-cell office:value-type="float" office:value="0.7843115" calcext:value-type="float">
            <text:p>0.7843115</text:p>
          </table:table-cell>
          <table:table-cell office:value-type="float" office:value="0.3634402" calcext:value-type="float">
            <text:p>0.3634402</text:p>
          </table:table-cell>
          <table:table-cell office:value-type="float" office:value="427.104" calcext:value-type="float">
            <text:p>427.104</text:p>
          </table:table-cell>
          <table:table-cell office:value-type="float" office:value="0" calcext:value-type="float">
            <text:p>0</text:p>
          </table:table-cell>
          <table:table-cell office:value-type="float" office:value="13.73013" calcext:value-type="float">
            <text:p>13.73013</text:p>
          </table:table-cell>
          <table:table-cell office:value-type="float" office:value="-4.40036" calcext:value-type="float">
            <text:p>-4.40036</text:p>
          </table:table-cell>
          <table:table-cell office:value-type="float" office:value="5.974884" calcext:value-type="float">
            <text:p>5.974884</text:p>
          </table:table-cell>
          <table:table-cell office:value-type="float" office:value="-0.8428345" calcext:value-type="float">
            <text:p>-0.8428345</text:p>
          </table:table-cell>
          <table:table-cell office:value-type="float" office:value="0.8121948" calcext:value-type="float">
            <text:p>0.8121948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894653" calcext:value-type="float">
            <text:p>0.8894653</text:p>
          </table:table-cell>
          <table:table-cell office:value-type="float" office:value="0.3434143" calcext:value-type="float">
            <text:p>0.3434143</text:p>
          </table:table-cell>
          <table:table-cell office:value-type="float" office:value="1.087524" calcext:value-type="float">
            <text:p>1.087524</text:p>
          </table:table-cell>
          <table:table-cell office:value-type="float" office:value="0.7229919" calcext:value-type="float">
            <text:p>0.7229919</text:p>
          </table:table-cell>
          <table:table-cell office:value-type="float" office:value="1.416199" calcext:value-type="float">
            <text:p>1.416199</text:p>
          </table:table-cell>
          <table:table-cell office:value-type="float" office:value="1.198761" calcext:value-type="float">
            <text:p>1.198761</text:p>
          </table:table-cell>
          <table:table-cell office:value-type="float" office:value="1.87146" calcext:value-type="float">
            <text:p>1.87146</text:p>
          </table:table-cell>
          <table:table-cell office:value-type="float" office:value="1.742401" calcext:value-type="float">
            <text:p>1.742401</text:p>
          </table:table-cell>
          <table:table-cell office:value-type="float" office:value="2.650604" calcext:value-type="float">
            <text:p>2.650604</text:p>
          </table:table-cell>
          <table:table-cell office:value-type="float" office:value="2.623566" calcext:value-type="float">
            <text:p>2.623566</text:p>
          </table:table-cell>
          <table:table-cell office:value-type="float" office:value="4.262543" calcext:value-type="float">
            <text:p>4.262543</text:p>
          </table:table-cell>
          <table:table-cell office:value-type="float" office:value="4.178497" calcext:value-type="float">
            <text:p>4.178497</text:p>
          </table:table-cell>
          <table:table-cell office:value-type="float" office:value="6.092102" calcext:value-type="float">
            <text:p>6.092102</text:p>
          </table:table-cell>
          <table:table-cell office:value-type="float" office:value="5.96933" calcext:value-type="float">
            <text:p>5.96933</text:p>
          </table:table-cell>
          <table:table-cell office:value-type="float" office:value="7.389587" calcext:value-type="float">
            <text:p>7.389587</text:p>
          </table:table-cell>
          <table:table-cell office:value-type="float" office:value="7.274963" calcext:value-type="float">
            <text:p>7.274963</text:p>
          </table:table-cell>
          <table:table-cell office:value-type="float" office:value="8.401367" calcext:value-type="float">
            <text:p>8.401367</text:p>
          </table:table-cell>
          <table:table-cell office:value-type="float" office:value="8.300171" calcext:value-type="float">
            <text:p>8.300171</text:p>
          </table:table-cell>
          <table:table-cell office:value-type="float" office:value="9.158112" calcext:value-type="float">
            <text:p>9.158112</text:p>
          </table:table-cell>
          <table:table-cell office:value-type="float" office:value="9.066895" calcext:value-type="float">
            <text:p>9.066895</text:p>
          </table:table-cell>
          <table:table-cell office:value-type="float" office:value="9.536041" calcext:value-type="float">
            <text:p>9.536041</text:p>
          </table:table-cell>
          <table:table-cell office:value-type="float" office:value="9.450623" calcext:value-type="float">
            <text:p>9.450623</text:p>
          </table:table-cell>
          <table:table-cell office:value-type="float" office:value="19.48624" calcext:value-type="float">
            <text:p>19.48624</text:p>
          </table:table-cell>
          <table:table-cell office:value-type="float" office:value="-8.538391" calcext:value-type="float">
            <text:p>-8.5383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2" calcext:value-type="float">
            <text:p>31122002</text:p>
          </table:table-cell>
          <table:table-cell office:value-type="float" office:value="8.372219" calcext:value-type="float">
            <text:p>8.372219</text:p>
          </table:table-cell>
          <table:table-cell office:value-type="float" office:value="8.29" calcext:value-type="float">
            <text:p>8.29</text:p>
          </table:table-cell>
          <table:table-cell office:value-type="float" office:value="-9.23" calcext:value-type="float">
            <text:p>-9.23</text:p>
          </table:table-cell>
          <table:table-cell office:value-type="float" office:value="0.6963668" calcext:value-type="float">
            <text:p>0.6963668</text:p>
          </table:table-cell>
          <table:table-cell office:value-type="float" office:value="0.2714038" calcext:value-type="float">
            <text:p>0.2714038</text:p>
          </table:table-cell>
          <table:table-cell office:value-type="float" office:value="222.876" calcext:value-type="float">
            <text:p>222.876</text:p>
          </table:table-cell>
          <table:table-cell office:value-type="float" office:value="0" calcext:value-type="float">
            <text:p>0</text:p>
          </table:table-cell>
          <table:table-cell office:value-type="float" office:value="11.31152" calcext:value-type="float">
            <text:p>11.31152</text:p>
          </table:table-cell>
          <table:table-cell office:value-type="float" office:value="-6.759399" calcext:value-type="float">
            <text:p>-6.759399</text:p>
          </table:table-cell>
          <table:table-cell office:value-type="float" office:value="3.144623" calcext:value-type="float">
            <text:p>3.144623</text:p>
          </table:table-cell>
          <table:table-cell office:value-type="float" office:value="-1.785156" calcext:value-type="float">
            <text:p>-1.785156</text:p>
          </table:table-cell>
          <table:table-cell office:value-type="float" office:value="1.673492" calcext:value-type="float">
            <text:p>1.673492</text:p>
          </table:table-cell>
          <table:table-cell office:value-type="float" office:value="-0.2258911" calcext:value-type="float">
            <text:p>-0.2258911</text:p>
          </table:table-cell>
          <table:table-cell office:value-type="float" office:value="1.321594" calcext:value-type="float">
            <text:p>1.321594</text:p>
          </table:table-cell>
          <table:table-cell office:value-type="float" office:value="0.3230896" calcext:value-type="float">
            <text:p>0.3230896</text:p>
          </table:table-cell>
          <table:table-cell office:value-type="float" office:value="1.352325" calcext:value-type="float">
            <text:p>1.352325</text:p>
          </table:table-cell>
          <table:table-cell office:value-type="float" office:value="0.7379456" calcext:value-type="float">
            <text:p>0.7379456</text:p>
          </table:table-cell>
          <table:table-cell office:value-type="float" office:value="1.529388" calcext:value-type="float">
            <text:p>1.529388</text:p>
          </table:table-cell>
          <table:table-cell office:value-type="float" office:value="1.239868" calcext:value-type="float">
            <text:p>1.239868</text:p>
          </table:table-cell>
          <table:table-cell office:value-type="float" office:value="1.937927" calcext:value-type="float">
            <text:p>1.937927</text:p>
          </table:table-cell>
          <table:table-cell office:value-type="float" office:value="1.780884" calcext:value-type="float">
            <text:p>1.780884</text:p>
          </table:table-cell>
          <table:table-cell office:value-type="float" office:value="2.658844" calcext:value-type="float">
            <text:p>2.658844</text:p>
          </table:table-cell>
          <table:table-cell office:value-type="float" office:value="2.640106" calcext:value-type="float">
            <text:p>2.640106</text:p>
          </table:table-cell>
          <table:table-cell office:value-type="float" office:value="4.177826" calcext:value-type="float">
            <text:p>4.177826</text:p>
          </table:table-cell>
          <table:table-cell office:value-type="float" office:value="4.118347" calcext:value-type="float">
            <text:p>4.118347</text:p>
          </table:table-cell>
          <table:table-cell office:value-type="float" office:value="5.968109" calcext:value-type="float">
            <text:p>5.968109</text:p>
          </table:table-cell>
          <table:table-cell office:value-type="float" office:value="5.859131" calcext:value-type="float">
            <text:p>5.859131</text:p>
          </table:table-cell>
          <table:table-cell office:value-type="float" office:value="7.273804" calcext:value-type="float">
            <text:p>7.273804</text:p>
          </table:table-cell>
          <table:table-cell office:value-type="float" office:value="7.162659" calcext:value-type="float">
            <text:p>7.162659</text:p>
          </table:table-cell>
          <table:table-cell office:value-type="float" office:value="8.299072" calcext:value-type="float">
            <text:p>8.299072</text:p>
          </table:table-cell>
          <table:table-cell office:value-type="float" office:value="8.197174" calcext:value-type="float">
            <text:p>8.197174</text:p>
          </table:table-cell>
          <table:table-cell office:value-type="float" office:value="9.065918" calcext:value-type="float">
            <text:p>9.065918</text:p>
          </table:table-cell>
          <table:table-cell office:value-type="float" office:value="8.973755" calcext:value-type="float">
            <text:p>8.973755</text:p>
          </table:table-cell>
          <table:table-cell office:value-type="float" office:value="9.449677" calcext:value-type="float">
            <text:p>9.449677</text:p>
          </table:table-cell>
          <table:table-cell office:value-type="float" office:value="9.364166" calcext:value-type="float">
            <text:p>9.364166</text:p>
          </table:table-cell>
          <table:table-cell office:value-type="float" office:value="17.15897" calcext:value-type="float">
            <text:p>17.15897</text:p>
          </table:table-cell>
          <table:table-cell office:value-type="float" office:value="-11.41779" calcext:value-type="float">
            <text:p>-11.41779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2:13.843951895</dc:date>
    <meta:editing-duration>PT6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